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3" svg:font-family="OpenSymbol, 'Arial Unicode MS'" style:font-charset="x-symbol"/>
    <style:font-face style:name="DejaVuSans" svg:font-family="DejaVuSans"/>
    <style:font-face style:name="OpenSymbol2" svg:font-family="OpenSymbol, 'Arial Unicode MS'"/>
    <style:font-face style:name="ProximaNova1" svg:font-family="ProximaNova"/>
    <style:font-face style:name="ProximaNovaSemi1" svg:font-family="ProximaNovaSemi"/>
    <style:font-face style:name="ProximaNovaular1" svg:font-family="ProximaNovaular"/>
    <style:font-face style:name="Verdana" svg:font-family="Verdana"/>
    <style:font-face style:name="FreeSans3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1" svg:font-family="FreeSans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Semi" svg:font-family="ProximaNovaSemi" style:font-pitch="variable"/>
    <style:font-face style:name="ProximaNovaular" svg:font-family="ProximaNovaular" style:font-pitch="variable"/>
    <style:font-face style:name="Verdana1" svg:font-family="Verdana" style:font-pitch="variable"/>
    <style:font-face style:name="Liberation Serif3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7cm" svg:stroke-color="#888888" draw:stroke-linejoin="miter" svg:stroke-linecap="butt" draw:fill="none" fo:padding-top="0.008cm" fo:padding-bottom="0.008cm" fo:padding-left="0.008cm" fo:padding-right="0.008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92cm" fo:min-width="0.66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1.84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08cm" svg:stroke-color="#888888" draw:stroke-linejoin="miter" svg:stroke-linecap="butt" draw:fill="none" fo:padding-top="0.004cm" fo:padding-bottom="0.004cm" fo:padding-left="0.004cm" fo:padding-right="0.004cm"/>
    </style:style>
    <style:style style:name="gr5" style:family="graphic" style:parent-style-name="standard">
      <style:graphic-properties draw:stroke="none" draw:fill="none" draw:opacity="47%" draw:textarea-horizontal-align="left" draw:textarea-vertical-align="top" draw:auto-grow-height="true" draw:auto-grow-width="true" fo:min-height="0.533cm" fo:min-width="2.4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30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6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7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3.482cm" fo:min-width="11.47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color="#ffffff" draw:fill-color="#ffffff"/>
    </style:style>
    <style:style style:name="gr15" style:family="graphic" style:parent-style-name="standard">
      <style:graphic-properties draw:stroke="none" svg:stroke-color="#525252" draw:fill-color="#525252"/>
    </style:style>
    <style:style style:name="gr16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17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9.108cm" fo:min-width="12.90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8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26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1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7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9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6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1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6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8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7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51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5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90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4.47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gr58" style:family="graphic" style:parent-style-name="standard">
      <style:graphic-properties draw:stroke="none" draw:fill="solid" draw:fill-color="#ffffff"/>
    </style:style>
    <style:style style:name="gr59" style:family="graphic" style:parent-style-name="standard">
      <style:graphic-properties draw:stroke="none" draw:fill="solid" draw:fill-color="#888888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796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1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415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7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27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153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6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8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94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75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14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048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3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71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9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0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47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7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.91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8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svg:stroke-color="#dddddd" draw:fill-color="#dddddd" draw:textarea-horizontal-align="justify" draw:textarea-vertical-align="middle" draw:auto-grow-height="false" fo:min-height="0.604cm" fo:min-width="1.482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782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7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.54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2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211cm" fo:padding-top="0cm" fo:padding-bottom="0cm" fo:padding-left="0cm" fo:padding-right="0cm" draw:shadow="visibl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5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39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24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33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17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64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32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26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709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01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svg:stroke-color="#b4b4b4" draw:stroke-linejoin="round" svg:stroke-linecap="round" draw:fill="none" draw:fill-color="#dddddd" draw:textarea-horizontal-align="justify" draw:textarea-vertical-align="middle" draw:auto-grow-height="false" fo:min-height="0.348cm" fo:min-width="3.461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0.198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3.293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475cm" fo:padding-top="0cm" fo:padding-bottom="0cm" fo:padding-left="0cm" fo:padding-right="0cm" draw:shadow="visibl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198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5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599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75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35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18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445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67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495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3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1.575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3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21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779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73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7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562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45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41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75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4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211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909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73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877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979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31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6cm" fo:padding-top="0cm" fo:padding-bottom="0cm" fo:padding-left="0cm" fo:padding-right="0cm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707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13cm" fo:padding-top="0cm" fo:padding-bottom="0cm" fo:padding-left="0cm" fo:padding-right="0cm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62cm" fo:padding-top="0cm" fo:padding-bottom="0cm" fo:padding-left="0cm" fo:padding-right="0cm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22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695cm" fo:min-width="2.343cm" fo:padding-top="0cm" fo:padding-bottom="0cm" fo:padding-left="0cm" fo:padding-right="0cm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131cm" fo:padding-top="0cm" fo:padding-bottom="0cm" fo:padding-left="0cm" fo:padding-right="0cm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518cm" fo:padding-top="0cm" fo:padding-bottom="0cm" fo:padding-left="0cm" fo:padding-right="0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195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899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28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068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96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495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94cm" fo:padding-top="0cm" fo:padding-bottom="0cm" fo:padding-left="0cm" fo:padding-right="0cm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758cm" fo:padding-top="0cm" fo:padding-bottom="0cm" fo:padding-left="0cm" fo:padding-right="0cm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971cm" fo:padding-top="0cm" fo:padding-bottom="0cm" fo:padding-left="0cm" fo:padding-right="0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77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56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71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22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43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131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021cm" fo:padding-top="0cm" fo:padding-bottom="0cm" fo:padding-left="0cm" fo:padding-right="0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6.13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578cm" fo:min-width="3.358cm" loext:softedge-radius="0cm"/>
    </style:style>
    <style:style style:name="gr181" style:family="graphic" style:parent-style-name="standard">
      <style:graphic-properties svg:stroke-color="#dddddd" draw:fill-color="#dddddd" draw:textarea-horizontal-align="justify" draw:textarea-vertical-align="middle" draw:auto-grow-height="false" fo:min-height="0.359cm" fo:min-width="0.341cm"/>
    </style:style>
    <style:style style:name="gr182" style:family="graphic" style:parent-style-name="standard">
      <style:graphic-properties svg:stroke-color="#dddddd" draw:fill-color="#dddddd" draw:textarea-horizontal-align="justify" draw:textarea-vertical-align="middle" draw:auto-grow-height="false" fo:min-height="0.353cm" fo:min-width="0.341cm"/>
    </style:style>
    <style:style style:name="gr183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337cm" fo:min-width="3.853cm" loext:softedge-radius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594cm" fo:padding-top="0cm" fo:padding-bottom="0cm" fo:padding-left="0cm" fo:padding-right="0cm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3.058cm" fo:padding-top="0cm" fo:padding-bottom="0cm" fo:padding-left="0cm" fo:padding-right="0cm"/>
      <style:paragraph-properties style:writing-mode="lr-tb"/>
    </style:style>
    <style:style style:name="gr186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0.27cm" fo:min-width="0.273cm" fo:padding-top="0.005cm" fo:padding-bottom="0.005cm" fo:padding-left="0.005cm" fo:padding-right="0.005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3.537cm" fo:padding-top="0cm" fo:padding-bottom="0cm" fo:padding-left="0cm" fo:padding-right="0cm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457cm" fo:padding-top="0cm" fo:padding-bottom="0cm" fo:padding-left="0cm" fo:padding-right="0cm"/>
      <style:paragraph-properties style:writing-mode="lr-tb"/>
    </style:style>
    <style:style style:name="gr189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389cm" fo:min-width="3.692cm" fo:padding-top="0.005cm" fo:padding-bottom="0.005cm" fo:padding-left="0.005cm" fo:padding-right="0.005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8cm" fo:padding-top="0cm" fo:padding-bottom="0cm" fo:padding-left="0cm" fo:padding-right="0cm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67cm" fo:padding-top="0cm" fo:padding-bottom="0cm" fo:padding-left="0cm" fo:padding-right="0cm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38cm" fo:padding-top="0cm" fo:padding-bottom="0cm" fo:padding-left="0cm" fo:padding-right="0cm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64cm" fo:padding-top="0cm" fo:padding-bottom="0cm" fo:padding-left="0cm" fo:padding-right="0cm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7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2cm" fo:padding-top="0cm" fo:padding-bottom="0cm" fo:padding-left="0cm" fo:padding-right="0cm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cm" fo:padding-top="0cm" fo:padding-bottom="0cm" fo:padding-left="0cm" fo:padding-right="0cm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3.317cm" fo:padding-top="0cm" fo:padding-bottom="0cm" fo:padding-left="0cm" fo:padding-right="0cm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597cm" fo:padding-top="0cm" fo:padding-bottom="0cm" fo:padding-left="0cm" fo:padding-right="0cm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821cm" fo:padding-top="0cm" fo:padding-bottom="0cm" fo:padding-left="0cm" fo:padding-right="0cm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2.439cm" fo:min-width="7.622cm" fo:padding-top="0cm" fo:padding-bottom="0cm" fo:padding-left="0cm" fo:padding-right="0cm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8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text-properties fo:color="#525252" loext:opacity="100%" style:font-name="Proxima Nova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fo:text-align="start" style:writing-mode="lr-tb"/>
      <style:text-properties fo:color="#525252" loext:opacity="100%" style:font-name="Proxima Nova" fo:font-size="20.7000007629395pt" style:font-size-asian="20pt" style:font-size-complex="20pt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5" style:family="paragraph">
      <loext:graphic-properties draw:fill="none"/>
    </style:style>
    <style:style style:name="P6" style:family="paragraph">
      <loext:graphic-properties draw:fill="none" draw:opacity="47%"/>
      <style:paragraph-properties fo:text-align="start" style:writing-mode="lr-tb"/>
      <style:text-properties fo:color="#525252" loext:opacity="100%" style:font-name="Proxima Nova" fo:font-size="9pt" style:font-size-asian="9pt" style:font-size-complex="9pt"/>
    </style:style>
    <style:style style:name="P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2pt" style:font-size-complex="12pt"/>
    </style:style>
    <style:style style:name="P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font-weight="bold" style:font-size-asian="12pt" style:font-size-complex="12pt"/>
    </style:style>
    <style:style style:name="P9" style:family="paragraph">
      <loext:graphic-properties draw:fill="none"/>
      <style:paragraph-properties fo:text-align="start" style:writing-mode="lr-tb"/>
      <style:text-properties fo:color="#525252" loext:opacity="100%" fo:font-size="12.3999996185303pt" fo:font-weight="bold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1pt" style:font-size-complex="11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/>
      <style:paragraph-properties fo:text-align="center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13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14" style:family="paragraph">
      <loext:graphic-properties draw:fill-color="#ffffff"/>
    </style:style>
    <style:style style:name="P15" style:family="paragraph">
      <loext:graphic-properties draw:fill-color="#525252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14pt" style:font-size-complex="14pt"/>
    </style:style>
    <style:style style:name="P1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8pt" fo:font-weight="bold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fo:color="#888888" loext:opacity="100%"/>
    </style:style>
    <style:style style:name="P20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5.40000009536743pt" style:font-size-complex="5.40000009536743pt"/>
    </style:style>
    <style:style style:name="P21" style:family="paragraph">
      <loext:graphic-properties draw:fill="none"/>
      <style:paragraph-properties fo:text-align="center"/>
      <style:text-properties fo:color="#525252" loext:opacity="100%"/>
    </style:style>
    <style:style style:name="P22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23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24" style:family="paragraph">
      <loext:graphic-properties draw:fill="solid" draw:fill-color="#ffffff"/>
    </style:style>
    <style:style style:name="P25" style:family="paragraph">
      <loext:graphic-properties draw:fill="solid" draw:fill-color="#888888"/>
    </style:style>
    <style:style style:name="P26" style:family="paragraph">
      <loext:graphic-properties draw:fill="solid" draw:fill-color="#ffffff"/>
      <style:text-properties fo:color="#525252" loext:opacity="100%"/>
    </style:style>
    <style:style style:name="P27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28" style:family="paragraph">
      <loext:graphic-properties draw:fill-color="#dddddd"/>
      <style:paragraph-properties fo:text-align="center"/>
      <style:text-properties fo:color="#525252" loext:opacity="100%"/>
    </style:style>
    <style:style style:name="P29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30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31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32" style:family="paragraph">
      <loext:graphic-properties draw:fill="solid" draw:fill-color="#ffffff"/>
      <style:text-properties fo:color="#525252" loext:opacity="100%" style:font-name="Proxima Nova"/>
    </style:style>
    <style:style style:name="P33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fo:font-style="italic" style:font-size-asian="14pt" style:font-size-complex="14pt"/>
    </style:style>
    <style:style style:name="P3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3pt" fo:font-weight="bold" style:font-size-asian="13pt" style:font-size-complex="13pt"/>
    </style:style>
    <style:style style:name="P35" style:family="paragraph">
      <style:paragraph-properties fo:text-align="end" style:writing-mode="lr-tb"/>
    </style:style>
    <style:style style:name="P36" style:family="paragraph">
      <loext:graphic-properties draw:fill="none"/>
      <style:paragraph-properties fo:text-align="end" style:writing-mode="lr-tb"/>
      <style:text-properties fo:color="#525252" loext:opacity="100%" style:font-name="Proxima Nova" fo:font-size="20pt" fo:font-weight="bold" style:font-size-asian="20pt" style:font-size-complex="20pt"/>
    </style:style>
    <style:style style:name="P37" style:family="paragraph">
      <loext:graphic-properties draw:fill="none"/>
      <style:paragraph-properties fo:text-align="start" style:writing-mode="lr-tb"/>
      <style:text-properties fo:color="#ffff00" loext:opacity="100%" style:font-name="Proxima Nova" fo:font-size="13pt" fo:font-weight="bold" style:font-size-asian="13pt" style:font-size-complex="13pt"/>
    </style:style>
    <style:style style:name="P38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0pt" style:font-size-complex="20pt"/>
    </style:style>
    <style:style style:name="P39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2pt" style:font-size-complex="22pt"/>
    </style:style>
    <style:style style:name="P4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41" style:family="paragraph">
      <loext:graphic-properties draw:fill="none"/>
      <style:paragraph-properties fo:text-align="start" style:writing-mode="lr-tb"/>
      <style:text-properties fo:color="#525252" loext:opacity="100%" style:font-name="Proxima Nova" fo:font-size="6pt" style:font-size-asian="5.40000009536743pt" style:font-size-complex="5.40000009536743pt"/>
    </style:style>
    <style:style style:name="P42" style:family="paragraph">
      <loext:graphic-properties draw:fill="none" draw:fill-color="#dddddd"/>
      <style:paragraph-properties fo:text-align="center"/>
      <style:text-properties fo:color="#525252" loext:opacity="100%"/>
    </style:style>
    <style:style style:name="P43" style:family="paragraph">
      <loext:graphic-properties draw:fill="none"/>
      <style:paragraph-properties fo:text-align="start" style:writing-mode="lr-tb"/>
      <style:text-properties fo:color="#525252" loext:opacity="100%" style:font-name="Proxima Nova" fo:font-size="6.19999980926514pt" style:font-size-asian="6pt" style:font-size-complex="6pt"/>
    </style:style>
    <style:style style:name="P44" style:family="paragraph">
      <style:paragraph-properties fo:text-align="start" style:writing-mode="lr-tb"/>
      <style:text-properties fo:font-size="9.30000019073486pt"/>
    </style:style>
    <style:style style:name="P45" style:family="paragraph">
      <style:paragraph-properties fo:text-align="start" style:writing-mode="lr-tb"/>
      <style:text-properties fo:font-size="12.3999996185303pt"/>
    </style:style>
    <style:style style:name="P46" style:family="paragraph">
      <style:paragraph-properties fo:text-align="start" style:writing-mode="lr-tb"/>
      <style:text-properties fo:font-size="13pt"/>
    </style:style>
    <style:style style:name="P47" style:family="paragraph">
      <style:paragraph-properties fo:text-align="start" style:writing-mode="lr-tb"/>
      <style:text-properties fo:font-size="18pt"/>
    </style:style>
    <style:style style:name="P48" style:family="paragraph">
      <style:paragraph-properties fo:text-align="start" style:writing-mode="lr-tb"/>
      <style:text-properties fo:font-size="6pt"/>
    </style:style>
    <style:style style:name="P49" style:family="paragraph">
      <style:paragraph-properties fo:text-align="start" style:writing-mode="lr-tb"/>
      <style:text-properties fo:font-size="14pt"/>
    </style:style>
    <style:style style:name="P50" style:family="paragraph">
      <style:paragraph-properties fo:text-align="end" style:writing-mode="lr-tb"/>
      <style:text-properties fo:font-size="20pt"/>
    </style:style>
    <style:style style:name="P51" style:family="paragraph">
      <style:paragraph-properties fo:text-align="start" style:writing-mode="lr-tb"/>
      <style:text-properties fo:font-size="6.19999980926514pt"/>
    </style:style>
    <style:style style:name="P52" style:family="paragraph">
      <style:paragraph-properties fo:text-align="start" style:writing-mode="lr-tb"/>
      <style:text-properties fo:font-size="8pt"/>
    </style:style>
    <style:style style:name="P53" style:family="paragraph">
      <loext:graphic-properties draw:fill-color="#dddddd"/>
      <style:paragraph-properties fo:text-align="center"/>
    </style:style>
    <style:style style:name="P54" style:family="paragraph">
      <loext:graphic-properties draw:fill="none"/>
      <style:paragraph-properties fo:text-align="center"/>
    </style:style>
    <style:style style:name="P55" style:family="paragraph">
      <style:paragraph-properties fo:text-align="start" style:writing-mode="lr-tb"/>
      <style:text-properties fo:font-size="10.5pt"/>
    </style:style>
    <style:style style:name="P5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.5pt" style:font-size-asian="10pt" style:font-size-complex="10pt"/>
    </style:style>
    <style:style style:name="P57" style:family="paragraph">
      <style:paragraph-properties fo:text-align="start" style:writing-mode="lr-tb"/>
      <style:text-properties fo:font-size="12pt"/>
    </style:style>
    <style:style style:name="P5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pt" style:font-size-asian="10pt" style:font-size-complex="10pt"/>
    </style:style>
    <style:style style:name="P59" style:family="paragraph">
      <loext:graphic-properties draw:fill="none"/>
      <style:paragraph-properties fo:text-align="center"/>
      <style:text-properties fo:color="#525252" loext:opacity="100%" style:font-name="Proxima Nova"/>
    </style:style>
    <style:style style:name="P6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style:font-size-asian="14pt" style:font-size-complex="14pt"/>
    </style:style>
    <style:style style:name="P61" style:family="paragraph">
      <loext:graphic-properties draw:fill="none"/>
      <style:paragraph-properties fo:text-align="center" style:writing-mode="lr-tb"/>
      <style:text-properties fo:color="#525252" loext:opacity="100%" style:text-line-through-style="none" style:text-line-through-type="none" style:font-name="Nazi Typewriter" fo:font-size="10.3000001907349pt" fo:font-style="normal" fo:text-shadow="none" style:text-underline-style="none" fo:font-weight="normal" style:font-size-asian="6.30000019073486pt" style:font-size-complex="6.30000019073486pt"/>
    </style:style>
    <style:style style:name="T1" style:family="text">
      <style:text-properties fo:color="#525252" loext:opacity="100%" style:font-name="Proxima Nova" fo:font-size="20pt" fo:font-weight="bold" style:font-size-asian="20pt" style:font-name-complex="ProximaNovaSemi1" style:font-size-complex="20pt" style:font-weight-complex="bold"/>
    </style:style>
    <style:style style:name="T2" style:family="text">
      <style:text-properties fo:color="#525252" loext:opacity="100%" style:font-name="Proxima Nova" fo:font-size="16pt" fo:font-weight="bold" style:font-size-asian="16pt" style:font-name-complex="ProximaNovaSemi1" style:font-size-complex="16pt" style:font-weight-complex="bold"/>
    </style:style>
    <style:style style:name="T3" style:family="text">
      <style:text-properties fo:color="#525252" loext:opacity="100%" style:font-name="Proxima Nova" fo:font-size="9pt" style:font-size-asian="9pt" style:font-name-complex="ProximaNova1" style:font-size-complex="9pt"/>
    </style:style>
    <style:style style:name="T4" style:family="text">
      <style:text-properties fo:color="#525252" loext:opacity="100%" style:font-name="Proxima Nova" fo:font-size="11pt" style:font-size-asian="12pt" style:font-name-complex="ProximaNova1" style:font-size-complex="12pt"/>
    </style:style>
    <style:style style:name="T5" style:family="text">
      <style:text-properties fo:color="#525252" loext:opacity="100%" style:font-name="Proxima Nova" fo:font-size="12pt" fo:font-weight="bold" style:font-size-asian="12pt" style:font-name-complex="ProximaNova1" style:font-size-complex="12pt"/>
    </style:style>
    <style:style style:name="T6" style:family="text">
      <style:text-properties fo:color="#525252" loext:opacity="100%" style:font-name="ProximaNova1" fo:font-size="12pt" fo:font-weight="bold" style:font-size-asian="12pt" style:font-name-complex="ProximaNova1" style:font-size-complex="12pt"/>
    </style:style>
    <style:style style:name="T7" style:family="text">
      <style:text-properties fo:color="#525252" loext:opacity="100%" style:font-name="Proxima Nova" fo:font-size="11pt" style:font-size-asian="11pt" style:font-name-complex="ProximaNovaular1" style:font-size-complex="11pt"/>
    </style:style>
    <style:style style:name="T8" style:family="text">
      <style:text-properties fo:color="#525252" loext:opacity="100%" style:font-name="Nazi Typewriter" fo:font-size="15pt" style:font-size-asian="15pt" style:font-name-complex="DejaVuSans" style:font-size-complex="15pt"/>
    </style:style>
    <style:style style:name="T9" style:family="text">
      <style:text-properties fo:color="#525252" loext:opacity="100%" style:font-name="Nazi Typewriter" fo:font-size="13.1000003814697pt" style:font-size-asian="13.1000003814697pt" style:font-name-complex="DejaVuSans" style:font-size-complex="13.1000003814697pt"/>
    </style:style>
    <style:style style:name="T10" style:family="text">
      <style:text-properties fo:color="#525252" loext:opacity="100%" style:font-name="Nazi Typewriter" fo:font-size="36pt" style:font-size-asian="36pt" style:font-name-complex="DejaVuSans" style:font-size-complex="36pt"/>
    </style:style>
    <style:style style:name="T11" style:family="text">
      <style:text-properties fo:color="#525252" loext:opacity="100%" style:font-name="Proxima Nova" fo:font-size="10pt" fo:font-weight="bold" style:font-size-asian="15pt" style:font-weight-asian="bold" style:font-name-complex="ProximaNova1" style:font-size-complex="15pt" style:font-weight-complex="bold"/>
    </style:style>
    <style:style style:name="T12" style:family="text">
      <style:text-properties fo:color="#525252" loext:opacity="100%" style:font-name="Proxima Nova" fo:font-size="8pt" style:font-size-asian="13pt" style:font-name-complex="ProximaNova1" style:font-size-complex="13pt"/>
    </style:style>
    <style:style style:name="T13" style:family="text">
      <style:text-properties fo:color="#525252" loext:opacity="100%" style:font-name="Proxima Nova" fo:font-size="8pt" style:font-size-asian="6pt" style:font-name-complex="ProximaNova1" style:font-size-complex="6pt"/>
    </style:style>
    <style:style style:name="T14" style:family="text">
      <style:text-properties fo:color="#525252" loext:opacity="100%" style:font-name="Proxima Nova" fo:font-size="10pt" fo:font-weight="bold" style:font-size-asian="10pt" style:font-weight-asian="bold" style:font-name-complex="ProximaNova1" style:font-size-complex="10pt" style:font-weight-complex="bold"/>
    </style:style>
    <style:style style:name="T15" style:family="text">
      <style:text-properties fo:color="#525252" loext:opacity="100%" style:font-name="Proxima Nova" fo:font-size="10pt" style:font-size-asian="10pt" style:font-name-complex="ProximaNova1" style:font-size-complex="10pt"/>
    </style:style>
    <style:style style:name="T16" style:family="text">
      <style:text-properties fo:color="#525252" loext:opacity="100%" style:font-name="Proxima Nova" fo:font-size="8pt" fo:font-weight="bold" style:font-size-asian="6pt" style:font-weight-asian="bold" style:font-name-complex="ProximaNova1" style:font-size-complex="6pt" style:font-weight-complex="bold"/>
    </style:style>
    <style:style style:name="T17" style:family="text">
      <style:text-properties fo:color="#525252" loext:opacity="100%" style:font-name="Proxima Nova" fo:font-size="10.5pt" fo:font-weight="bold" style:font-size-asian="16pt" style:font-weight-asian="bold" style:font-name-complex="ProximaNova1" style:font-size-complex="16pt" style:font-weight-complex="bold"/>
    </style:style>
    <style:style style:name="T18" style:family="text">
      <style:text-properties fo:color="#525252" loext:opacity="100%" style:font-name="Proxima Nova" fo:font-size="10.5pt" style:font-size-asian="16pt" style:font-name-complex="ProximaNova1" style:font-size-complex="16pt"/>
    </style:style>
    <style:style style:name="T19" style:family="text">
      <style:text-properties fo:color="#525252" loext:opacity="100%" style:font-name="Proxima Nova" fo:font-size="8pt" fo:font-weight="bold" style:font-size-asian="13pt" style:font-weight-asian="bold" style:font-name-complex="ProximaNova1" style:font-size-complex="13pt" style:font-weight-complex="bold"/>
    </style:style>
    <style:style style:name="T20" style:family="text">
      <style:text-properties fo:color="#525252" loext:opacity="100%" style:font-name="Proxima Nova" fo:font-size="6pt" fo:font-weight="bold" style:font-size-asian="6pt" style:font-weight-asian="bold" style:font-name-complex="ProximaNova1" style:font-size-complex="6pt" style:font-weight-complex="bold"/>
    </style:style>
    <style:style style:name="T21" style:family="text">
      <style:text-properties fo:color="#525252" loext:opacity="100%" style:font-name="Proxima Nova" fo:font-size="6pt" fo:font-weight="bold" style:font-size-asian="4.90000009536743pt" style:font-weight-asian="bold" style:font-name-complex="ProximaNova1" style:font-size-complex="4.90000009536743pt" style:font-weight-complex="bold"/>
    </style:style>
    <style:style style:name="T22" style:family="text">
      <style:text-properties fo:color="#525252" loext:opacity="100%" style:font-name="Proxima Nova" fo:font-size="16pt" style:font-size-asian="16pt" style:font-name-complex="ProximaNova1" style:font-size-complex="16pt"/>
    </style:style>
    <style:style style:name="T23" style:family="text">
      <style:text-properties fo:color="#525252" loext:opacity="100%" style:font-name="Proxima Nova" fo:font-size="12pt" fo:font-weight="bold" style:font-size-asian="12pt" style:font-weight-asian="bold" style:font-name-complex="ProximaNova1" style:font-size-complex="12pt" style:font-weight-complex="bold"/>
    </style:style>
    <style:style style:name="T24" style:family="text">
      <style:text-properties fo:color="#525252" loext:opacity="100%" style:font-name="Proxima Nova" fo:font-size="4.90000009536743pt" fo:font-weight="bold" style:font-size-asian="4.90000009536743pt" style:font-weight-asian="bold" style:font-name-complex="ProximaNova1" style:font-size-complex="4.90000009536743pt" style:font-weight-complex="bold"/>
    </style:style>
    <style:style style:name="T25" style:family="text">
      <style:text-properties fo:color="#525252" loext:opacity="100%" style:font-name="Proxima Nova" fo:font-size="6pt" style:font-size-asian="4.90000009536743pt" style:font-name-complex="ProximaNova1" style:font-size-complex="4.90000009536743pt"/>
    </style:style>
    <style:style style:name="T26" style:family="text">
      <style:text-properties fo:color="#525252" loext:opacity="100%" style:font-name="Proxima Nova" fo:font-size="10pt" style:font-size-asian="15pt" style:font-name-complex="ProximaNova1" style:font-size-complex="15pt"/>
    </style:style>
    <style:style style:name="T27" style:family="text">
      <style:text-properties fo:color="#525252" loext:opacity="100%" style:font-name="Proxima Nova" fo:font-size="7pt" fo:font-weight="bold" style:font-size-asian="5.40000009536743pt" style:font-weight-asian="bold" style:font-name-complex="ProximaNova1" style:font-size-complex="5.40000009536743pt" style:font-weight-complex="bold"/>
    </style:style>
    <style:style style:name="T28" style:family="text">
      <style:text-properties fo:color="#525252" loext:opacity="100%" style:font-name="Proxima Nova" fo:font-size="9pt" fo:font-weight="bold" style:font-size-asian="14pt" style:font-weight-asian="bold" style:font-name-complex="ProximaNova1" style:font-size-complex="14pt" style:font-weight-complex="bold"/>
    </style:style>
    <style:style style:name="T29" style:family="text">
      <style:text-properties fo:color="#525252" loext:opacity="100%" style:font-name="Proxima Nova" fo:font-size="9pt" fo:font-weight="bold" style:font-size-asian="9pt" style:font-weight-asian="bold" style:font-name-complex="ProximaNova1" style:font-size-complex="9pt" style:font-weight-complex="bold"/>
    </style:style>
    <style:style style:name="T30" style:family="text">
      <style:text-properties fo:color="#525252" loext:opacity="100%" style:font-name="Proxima Nova" fo:font-size="18pt" fo:font-weight="bold" style:font-size-asian="18pt" style:font-name-complex="ProximaNovaular1" style:font-size-complex="18pt"/>
    </style:style>
    <style:style style:name="T31" style:family="text">
      <style:text-properties fo:color="#525252" loext:opacity="100%" style:font-name="Proxima Nova" fo:font-size="8pt" style:font-size-asian="5.40000009536743pt" style:font-name-complex="ProximaNova1" style:font-size-complex="5.40000009536743pt"/>
    </style:style>
    <style:style style:name="T32" style:family="text">
      <style:text-properties fo:color="#525252" loext:opacity="100%" style:font-name="Proxima Nova" fo:font-size="12pt" style:font-size-asian="12pt" style:font-name-complex="ProximaNova1" style:font-size-complex="12pt"/>
    </style:style>
    <style:style style:name="T33" style:family="text">
      <style:text-properties fo:color="#525252" loext:opacity="100%" style:font-name="Nazi Typewriter" fo:font-size="12pt" style:font-size-asian="12pt" style:font-name-complex="DejaVuSans" style:font-size-complex="12pt"/>
    </style:style>
    <style:style style:name="T34" style:family="text">
      <style:text-properties fo:color="#525252" loext:opacity="100%" style:font-name="Proxima Nova" fo:font-size="9pt" style:font-size-asian="9pt" style:font-name-complex="ProximaNovaular1" style:font-size-complex="9pt"/>
    </style:style>
    <style:style style:name="T35" style:family="text">
      <style:text-properties fo:color="#525252" loext:opacity="100%" style:font-name="Proxima Nova" fo:font-size="14.5pt" style:font-size-asian="14pt" style:font-size-complex="14pt"/>
    </style:style>
    <style:style style:name="T36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37" style:family="text">
      <style:text-properties fo:color="#525252" loext:opacity="100%" style:font-name="Proxima Nova" fo:font-size="7.19999980926514pt" style:font-size-asian="7pt" style:font-size-complex="7pt"/>
    </style:style>
    <style:style style:name="T38" style:family="text">
      <style:text-properties fo:color="#525252" loext:opacity="100%" style:font-name="ProximaNova1" fo:font-size="12pt" style:font-size-asian="12pt" style:font-name-complex="ProximaNova1" style:font-size-complex="12pt"/>
    </style:style>
    <style:style style:name="T39" style:family="text">
      <style:text-properties fo:color="#525252" loext:opacity="100%" style:font-name="ProximaNovaular1" fo:font-size="12pt" style:font-size-asian="12pt" style:font-name-complex="ProximaNovaular1" style:font-size-complex="12pt"/>
    </style:style>
    <style:style style:name="T40" style:family="text">
      <style:text-properties fo:color="#525252" loext:opacity="100%" style:font-name="Proxima Nova" fo:font-size="13pt" fo:font-style="italic" style:font-size-asian="13pt" style:font-name-complex="ProximaNova1" style:font-size-complex="13pt"/>
    </style:style>
    <style:style style:name="T41" style:family="text">
      <style:text-properties fo:color="#525252" loext:opacity="100%" style:font-name="Proxima Nova" fo:font-size="13pt" fo:font-weight="bold" style:font-size-asian="13pt" style:font-name-complex="ProximaNovaular1" style:font-size-complex="13pt"/>
    </style:style>
    <style:style style:name="T42" style:family="text">
      <style:text-properties fo:color="#525252" loext:opacity="100%" style:font-name="Proxima Nova" fo:font-size="12pt" fo:background-color="transparent" style:font-size-asian="12pt" style:font-name-complex="ProximaNova1" style:font-size-complex="12pt"/>
    </style:style>
    <style:style style:name="T43" style:family="text">
      <style:text-properties fo:color="#525252" loext:opacity="100%" style:font-name="Proxima Nova" fo:font-size="5.40000009536743pt" style:font-size-asian="5.40000009536743pt" style:font-name-complex="ProximaNova1" style:font-size-complex="5.40000009536743pt"/>
    </style:style>
    <style:style style:name="T44" style:family="text">
      <style:text-properties fo:color="#525252" loext:opacity="100%" style:font-name="Proxima Nova" fo:font-size="6pt" style:font-size-asian="6pt" style:font-name-complex="ProximaNovaular1" style:font-size-complex="6pt"/>
    </style:style>
    <style:style style:name="T45" style:family="text">
      <style:text-properties fo:color="#525252" loext:opacity="100%" style:font-name="Proxima Nova" fo:font-size="14pt" fo:font-weight="bold" style:font-size-asian="14pt" style:font-name-complex="ProximaNovaular1" style:font-size-complex="14pt"/>
    </style:style>
    <style:style style:name="T46" style:family="text">
      <style:text-properties fo:color="#525252" loext:opacity="100%" style:font-name="Proxima Nova" fo:font-size="12pt" style:font-size-asian="10pt" style:font-name-complex="ProximaNova1" style:font-size-complex="10pt"/>
    </style:style>
    <style:style style:name="T47" style:family="text">
      <style:text-properties fo:color="#525252" loext:opacity="100%" style:font-name="Proxima Nova" fo:font-size="14pt" fo:font-weight="bold" style:font-size-asian="14pt" style:font-name-complex="ProximaNovaSemi1" style:font-size-complex="14pt" style:font-weight-complex="bold"/>
    </style:style>
    <style:style style:name="T48" style:family="text">
      <style:text-properties fo:color="#525252" loext:opacity="100%" style:text-line-through-style="none" style:text-line-through-type="none" style:font-name="Nazi Typewriter" fo:font-size="10pt" fo:font-style="normal" fo:text-shadow="none" style:text-underline-style="none" fo:font-weight="normal" style:font-size-asian="6.30000019073486pt" style:font-name-complex="Verdana" style:font-size-complex="6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4">
        <draw:path draw:style-name="gr1" draw:text-style-name="P1" draw:layer="layout" svg:width="3.385cm" svg:height="14.078cm" svg:x="0.7cm" svg:y="2.68cm" svg:viewBox="0 0 3386 14079" svg:d="M0 0h3386M0 3520h3386M0 7040h3386M0 10560h3386M0 14079h3386">
          <text:p/>
        </draw:path>
        <draw:frame draw:style-name="gr2" draw:text-style-name="P3" draw:layer="layout" svg:width="0.662cm" svg:height="0.892cm" svg:x="1.972cm" svg:y="1.48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1.848cm" svg:height="0.709cm" svg:x="1.567cm" svg:y="1.647cm">
          <draw:text-box>
            <text:p text:style-name="P2"><text:span text:style-name="T2">E</text:span><text:span text:style-name="T2">N</text:span><text:span text:style-name="T2">E</text:span><text:span text:style-name="T2">R</text:span><text:span text:style-name="T2">O</text:span></text:p>
          </draw:text-box>
        </draw:frame>
        <draw:path draw:style-name="gr4" draw:text-style-name="P5" draw:layer="layout" svg:width="3.378cm" svg:height="16.526cm" svg:x="0.7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path draw:style-name="gr1" draw:text-style-name="P5" draw:layer="layout" svg:width="8.599cm" svg:height="18.994cm" svg:x="4.078cm" svg:y="1.281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5" draw:text-style-name="P6" draw:layer="layout" svg:width="2.423cm" svg:height="0.533cm" svg:x="1.25cm" svg:y="2.77cm">
          <draw:text-box>
            <text:p text:style-name="P2"><text:span text:style-name="T3">Se</text:span><text:span text:style-name="T3">ma</text:span><text:span text:style-name="T3">na </text:span><text:span text:style-name="T3">53 </text:span><text:span text:style-name="T3">20</text:span><text:span text:style-name="T3">20</text:span></text:p>
          </draw:text-box>
        </draw:frame>
        <draw:frame draw:style-name="gr6" draw:text-style-name="P7" draw:layer="layout" svg:width="2.26cm" svg:height="0.533cm" svg:x="1.5cm" svg:y="6.319cm">
          <draw:text-box>
            <text:p text:style-name="P2"><text:span text:style-name="T4">Se</text:span><text:span text:style-name="T4">ma</text:span><text:span text:style-name="T4">na </text:span><text:span text:style-name="T4">1</text:span></text:p>
          </draw:text-box>
        </draw:frame>
        <draw:frame draw:style-name="gr6" draw:text-style-name="P7" draw:layer="layout" svg:width="2.26cm" svg:height="0.533cm" svg:x="1.5cm" svg:y="9.838cm">
          <draw:text-box>
            <text:p text:style-name="P2"><text:span text:style-name="T4">Se</text:span><text:span text:style-name="T4">ma</text:span><text:span text:style-name="T4">na </text:span><text:span text:style-name="T4">2</text:span></text:p>
          </draw:text-box>
        </draw:frame>
        <draw:frame draw:style-name="gr6" draw:text-style-name="P7" draw:layer="layout" svg:width="2.26cm" svg:height="0.533cm" svg:x="1.5cm" svg:y="13.358cm">
          <draw:text-box>
            <text:p text:style-name="P2"><text:span text:style-name="T4">Se</text:span><text:span text:style-name="T4">ma</text:span><text:span text:style-name="T4">na </text:span><text:span text:style-name="T4">3</text:span></text:p>
          </draw:text-box>
        </draw:frame>
        <draw:frame draw:style-name="gr6" draw:text-style-name="P7" draw:layer="layout" svg:width="2.26cm" svg:height="0.533cm" svg:x="1.5cm" svg:y="16.877cm">
          <draw:text-box>
            <text:p text:style-name="P2"><text:span text:style-name="T4">Se</text:span><text:span text:style-name="T4">ma</text:span><text:span text:style-name="T4">na </text:span><text:span text:style-name="T4">4</text:span></text:p>
          </draw:text-box>
        </draw:frame>
        <draw:frame draw:style-name="gr7" draw:text-style-name="P8" draw:layer="layout" svg:width="1.316cm" svg:height="0.533cm" svg:x="4.922cm" svg:y="1.747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5cm" svg:y="1.747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6cm" svg:y="1.747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frame draw:style-name="gr10" draw:text-style-name="P10" draw:layer="layout" svg:width="0.364cm" svg:height="0.49cm" svg:x="4.219cm" svg:y="6.288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7.08cm" svg:y="6.288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9.94cm" svg:y="6.288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4.219cm" svg:y="9.807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7.08cm" svg:y="9.807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9.94cm" svg:y="9.807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4.219cm" svg:y="13.326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7.08cm" svg:y="13.326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9.94cm" svg:y="13.326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4.219cm" svg:y="16.847cm">
          <draw:text-box>
            <text:p text:style-name="P2"><text:span text:style-name="T7">25</text:span></text:p>
          </draw:text-box>
        </draw:frame>
        <draw:frame draw:style-name="gr11" draw:text-style-name="P10" draw:layer="layout" svg:width="0.472cm" svg:height="0.49cm" svg:x="7.08cm" svg:y="16.847cm">
          <draw:text-box>
            <text:p text:style-name="P2"><text:span text:style-name="T7">26</text:span></text:p>
          </draw:text-box>
        </draw:frame>
        <draw:frame draw:style-name="gr11" draw:text-style-name="P10" draw:layer="layout" svg:width="0.472cm" svg:height="0.49cm" svg:x="9.94cm" svg:y="16.847cm">
          <draw:text-box>
            <text:p text:style-name="P2"><text:span text:style-name="T7">27</text:span></text:p>
          </draw:text-box>
        </draw:frame>
      </draw:page>
      <draw:page draw:name="page2" draw:style-name="dp1" draw:master-page-name="master-page34">
        <draw:frame draw:style-name="gr2" draw:text-style-name="P3" draw:layer="layout" svg:width="0.662cm" svg:height="0.892cm" svg:x="1.972cm" svg:y="1.483cm">
          <draw:text-box>
            <text:p text:style-name="P2"><text:span text:style-name="T1"><text:s/></text:span></text:p>
          </draw:text-box>
        </draw:frame>
        <draw:frame draw:style-name="gr12" draw:text-style-name="P12" draw:layer="layout" svg:width="11.476cm" svg:height="3.482cm" svg:x="14.868cm" svg:y="6.873cm">
          <draw:text-box>
            <text:p text:style-name="P11"><text:span text:style-name="T8">“</text:span><text:span text:style-name="T8">P</text:span><text:span text:style-name="T8">a</text:span><text:span text:style-name="T8">r</text:span><text:span text:style-name="T8">a </text:span><text:span text:style-name="T8">q</text:span><text:span text:style-name="T8">u</text:span><text:span text:style-name="T8">e </text:span><text:span text:style-name="T8">p</text:span><text:span text:style-name="T8">u</text:span><text:span text:style-name="T8">e</text:span><text:span text:style-name="T8">d</text:span><text:span text:style-name="T8">a </text:span><text:span text:style-name="T8"><text:s/></text:span><text:span text:style-name="T8">s</text:span><text:span text:style-name="T8">u</text:span><text:span text:style-name="T8">r</text:span><text:span text:style-name="T8">g</text:span><text:span text:style-name="T8">i</text:span><text:span text:style-name="T8">r </text:span><text:span text:style-name="T8">l</text:span><text:span text:style-name="T8">o </text:span><text:span text:style-name="T8">p</text:span><text:span text:style-name="T8">o</text:span><text:span text:style-name="T8">s</text:span><text:span text:style-name="T8">i</text:span><text:span text:style-name="T8">b</text:span><text:span text:style-name="T8">l</text:span><text:span text:style-name="T8">e</text:span><text:span text:style-name="T8">,</text:span></text:p>
            <text:p text:style-name="P11"><text:span text:style-name="T8">E</text:span><text:span text:style-name="T8">s </text:span><text:span text:style-name="T8">p</text:span><text:span text:style-name="T8">r</text:span><text:span text:style-name="T8">e</text:span><text:span text:style-name="T8">c</text:span><text:span text:style-name="T8">i</text:span><text:span text:style-name="T8">s</text:span><text:span text:style-name="T8">o </text:span><text:span text:style-name="T8">i</text:span><text:span text:style-name="T8">n</text:span><text:span text:style-name="T8">t</text:span><text:span text:style-name="T8">e</text:span><text:span text:style-name="T8">n</text:span><text:span text:style-name="T8">t</text:span><text:span text:style-name="T8">a</text:span><text:span text:style-name="T8">r </text:span><text:span text:style-name="T8">u</text:span><text:span text:style-name="T8">n</text:span><text:span text:style-name="T8">a</text:span></text:p>
            <text:p text:style-name="P11"><text:span text:style-name="T8">Y </text:span><text:span text:style-name="T8">o</text:span><text:span text:style-name="T8">t</text:span><text:span text:style-name="T8">r</text:span><text:span text:style-name="T8">a </text:span><text:span text:style-name="T8">v</text:span><text:span text:style-name="T8">e</text:span><text:span text:style-name="T8">z </text:span><text:span text:style-name="T8">l</text:span><text:span text:style-name="T8">o </text:span><text:span text:style-name="T8">i</text:span><text:span text:style-name="T8">m</text:span><text:span text:style-name="T8">p</text:span><text:span text:style-name="T8">o</text:span><text:span text:style-name="T8">s</text:span><text:span text:style-name="T8">i</text:span><text:span text:style-name="T8">b</text:span><text:span text:style-name="T8">l</text:span><text:span text:style-name="T8">e</text:span><text:span text:style-name="T8">”</text:span></text:p>
            <text:p text:style-name="P11"><text:span text:style-name="T8"/></text:p>
            <text:p text:style-name="P11"><text:span text:style-name="T9">-</text:span><text:span text:style-name="T9">He</text:span><text:span text:style-name="T9">rm</text:span><text:span text:style-name="T9">an</text:span><text:span text:style-name="T9">n </text:span><text:span text:style-name="T9">He</text:span><text:span text:style-name="T9">ss</text:span><text:span text:style-name="T9">e</text:span></text:p>
          </draw:text-box>
        </draw:frame>
      </draw:page>
      <draw:page draw:name="page3" draw:style-name="dp1" draw:master-page-name="master-page79">
        <draw:frame draw:style-name="gr13" draw:text-style-name="P13" draw:layer="layout" svg:width="4.625cm" svg:height="2.837cm" svg:x="18.424cm" svg:y="5.857cm">
          <draw:text-box>
            <text:p text:style-name="P2"><text:span text:style-name="T10">A</text:span><text:span text:style-name="T10">G</text:span><text:span text:style-name="T10">E</text:span><text:span text:style-name="T10">N</text:span><text:span text:style-name="T10">D</text:span><text:span text:style-name="T10">A</text:span></text:p>
            <text:p text:style-name="P2"><text:span text:style-name="T10"><text:s/></text:span><text:span text:style-name="T10">2</text:span><text:span text:style-name="T10">0</text:span><text:span text:style-name="T10">2</text:span><text:span text:style-name="T10">1</text:span></text:p>
          </draw:text-box>
        </draw:frame>
        <draw:polygon draw:style-name="gr14" draw:text-style-name="P14" draw:layer="layout" svg:width="5.531cm" svg:height="0.117cm" svg:x="17.553cm" svg:y="5.739cm" svg:viewBox="0 0 5532 118" draw:points="0,118 5532,118 5532,0 0,0">
          <text:p/>
        </draw:polygon>
        <draw:path draw:style-name="gr15" draw:text-style-name="P15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16" draw:text-style-name="P15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17" draw:text-style-name="P15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18" draw:text-style-name="P16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12.901cm" svg:height="19.108cm" svg:x="1.019cm" svg:y="1.976cm">
          <draw:text-box>
            <text:p><text:span text:style-name="T11">1 </text:span><text:span text:style-name="T11">de </text:span><text:span text:style-name="T11">en</text:span><text:span text:style-name="T11">ero </text:span><text:span text:style-name="T11">(vi</text:span><text:span text:style-name="T11">ern</text:span><text:span text:style-name="T11">es). </text:span><text:span text:style-name="T12">Fec</text:span><text:span text:style-name="T12">ha </text:span><text:span text:style-name="T12">inva</text:span><text:span text:style-name="T12">riabl</text:span><text:span text:style-name="T12">e, </text:span><text:span text:style-name="T12">por </text:span><text:span text:style-name="T12">la </text:span><text:span text:style-name="T12">cele</text:span><text:span text:style-name="T12">bra</text:span><text:span text:style-name="T12">ción </text:span><text:span text:style-name="T12">del </text:span><text:span text:style-name="T12">Año </text:span><text:span text:style-name="T12">Nue</text:span><text:span text:style-name="T12">vo.</text:span></text:p>
            <text:p><text:span text:style-name="T13"/></text:p>
            <text:p><text:span text:style-name="T14">1 </text:span><text:span text:style-name="T14">de </text:span><text:span text:style-name="T14">feb</text:span><text:span text:style-name="T14">rer</text:span><text:span text:style-name="T14">o </text:span><text:span text:style-name="T14">(lu</text:span><text:span text:style-name="T14">nes</text:span><text:span text:style-name="T14">).</text:span><text:span text:style-name="T11"> </text:span><text:span text:style-name="T12">Pue</text:span><text:span text:style-name="T12">nte. </text:span><text:span text:style-name="T12">El </text:span><text:span text:style-name="T12">feri</text:span><text:span text:style-name="T12">ado </text:span><text:span text:style-name="T12">es </text:span><text:span text:style-name="T12">el </text:span><text:span text:style-name="T12">pri</text:span><text:span text:style-name="T12">mer </text:span><text:span text:style-name="T12">lune</text:span><text:span text:style-name="T12">s de </text:span><text:span text:style-name="T12">febr</text:span><text:span text:style-name="T12">ero, </text:span><text:span text:style-name="T12">debi</text:span><text:span text:style-name="T12">do </text:span><text:span text:style-name="T12">al 5 </text:span><text:span text:style-name="T12">de </text:span></text:p>
            <text:p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/></text:span><text:span text:style-name="T12">febr</text:span><text:span text:style-name="T12">ero, </text:span><text:span text:style-name="T12">aniv</text:span><text:span text:style-name="T12">ers</text:span><text:span text:style-name="T12">ario </text:span><text:span text:style-name="T12">de </text:span><text:span text:style-name="T12">la </text:span><text:span text:style-name="T12">Con</text:span><text:span text:style-name="T12">stitu</text:span><text:span text:style-name="T12">ción </text:span><text:span text:style-name="T12">mex</text:span><text:span text:style-name="T12">ican</text:span><text:span text:style-name="T12">a.</text:span></text:p>
            <text:p><text:span text:style-name="T13"/></text:p>
            <text:p><text:span text:style-name="T14">15 </text:span><text:span text:style-name="T14">de </text:span><text:span text:style-name="T14">ma</text:span><text:span text:style-name="T14">rzo </text:span><text:span text:style-name="T14">(lu</text:span><text:span text:style-name="T14">nes</text:span><text:span text:style-name="T14">).</text:span><text:span text:style-name="T15"> </text:span><text:span text:style-name="T12">Pue</text:span><text:span text:style-name="T12">nte. </text:span><text:span text:style-name="T12">El </text:span><text:span text:style-name="T12">terc</text:span><text:span text:style-name="T12">er </text:span><text:span text:style-name="T12">lune</text:span><text:span text:style-name="T12">s de </text:span><text:span text:style-name="T12">mar</text:span><text:span text:style-name="T12">zo </text:span><text:span text:style-name="T12">par</text:span><text:span text:style-name="T12">a </text:span><text:span text:style-name="T12">con</text:span><text:span text:style-name="T12">me</text:span><text:span text:style-name="T12">mor</text:span><text:span text:style-name="T12">ar </text:span><text:span text:style-name="T12">el </text:span><text:span text:style-name="T12">21 </text:span><text:span text:style-name="T12">de</text:span></text:p>
            <text:p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2"/></text:span><text:span text:style-name="T12">mar</text:span><text:span text:style-name="T12">zo, </text:span><text:span text:style-name="T12">nat</text:span><text:span text:style-name="T12">alici</text:span><text:span text:style-name="T12">o </text:span><text:span text:style-name="T12">de </text:span><text:span text:style-name="T12">Ben</text:span><text:span text:style-name="T12">ito </text:span><text:span text:style-name="T12">Juá</text:span><text:span text:style-name="T12">rez.</text:span></text:p>
            <text:p><text:span text:style-name="T16"/></text:p>
            <text:p><text:span text:style-name="T17">1 </text:span><text:span text:style-name="T17">de </text:span><text:span text:style-name="T17">ma</text:span><text:span text:style-name="T17">yo </text:span><text:span text:style-name="T17">(sá</text:span><text:span text:style-name="T17">ba</text:span><text:span text:style-name="T17">do)</text:span><text:span text:style-name="T17">.</text:span><text:span text:style-name="T18"> </text:span><text:span text:style-name="T12">Fec</text:span><text:span text:style-name="T12">ha </text:span><text:span text:style-name="T12">inva</text:span><text:span text:style-name="T12">riabl</text:span><text:span text:style-name="T12">e, </text:span><text:span text:style-name="T12">por </text:span><text:span text:style-name="T12">el </text:span><text:span text:style-name="T12">Día </text:span><text:span text:style-name="T12">del </text:span><text:span text:style-name="T12">Tra</text:span><text:span text:style-name="T12">bajo</text:span><text:span text:style-name="T12">.</text:span></text:p>
            <text:p><text:span text:style-name="T16"/></text:p>
            <text:p><text:span text:style-name="T11">16 </text:span><text:span text:style-name="T11">de </text:span><text:span text:style-name="T11">se</text:span><text:span text:style-name="T11">pti</text:span><text:span text:style-name="T11">em</text:span><text:span text:style-name="T11">bre </text:span><text:span text:style-name="T11">(ju</text:span><text:span text:style-name="T11">ev</text:span><text:span text:style-name="T11">es).</text:span><text:span text:style-name="T19"> </text:span><text:span text:style-name="T12">Fec</text:span><text:span text:style-name="T12">ha </text:span><text:span text:style-name="T12">inva</text:span><text:span text:style-name="T12">riabl</text:span><text:span text:style-name="T12">e </text:span><text:span text:style-name="T12">que </text:span><text:span text:style-name="T12">cele</text:span><text:span text:style-name="T12">bra </text:span><text:span text:style-name="T12">el </text:span><text:span text:style-name="T12">aniv</text:span><text:span text:style-name="T12">ers</text:span><text:span text:style-name="T12">ario </text:span><text:span text:style-name="T12">de </text:span><text:span text:style-name="T12">la</text:span></text:p>
            <text:p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/></text:span><text:span text:style-name="T12">Ind</text:span><text:span text:style-name="T12">epe</text:span><text:span text:style-name="T12">nde</text:span><text:span text:style-name="T12">ncia </text:span><text:span text:style-name="T12">de </text:span><text:span text:style-name="T12">Méx</text:span><text:span text:style-name="T12">ico.</text:span></text:p>
            <text:p><text:span text:style-name="T20"/></text:p>
            <text:p><text:span text:style-name="T14">15 </text:span><text:span text:style-name="T14">de </text:span><text:span text:style-name="T14">no</text:span><text:span text:style-name="T14">vie</text:span><text:span text:style-name="T14">mb</text:span><text:span text:style-name="T14">re </text:span><text:span text:style-name="T14">(lu</text:span><text:span text:style-name="T14">nes</text:span><text:span text:style-name="T14">).</text:span><text:span text:style-name="T15"> </text:span><text:span text:style-name="T12">Pue</text:span><text:span text:style-name="T12">nte. </text:span><text:span text:style-name="T12">El </text:span><text:span text:style-name="T12">terc</text:span><text:span text:style-name="T12">er </text:span><text:span text:style-name="T12">lune</text:span><text:span text:style-name="T12">s de </text:span><text:span text:style-name="T12">novi</text:span><text:span text:style-name="T12">em</text:span><text:span text:style-name="T12">bre </text:span><text:span text:style-name="T12">en </text:span><text:span text:style-name="T12">con</text:span><text:span text:style-name="T12">me</text:span><text:span text:style-name="T12">mor</text:span><text:span text:style-name="T12">ació</text:span><text:span text:style-name="T12">n</text:span></text:p>
            <text:p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 text:c="7"/></text:span><text:span text:style-name="T12"><text:s/></text:span><text:span text:style-name="T12">del </text:span><text:span text:style-name="T12">20 </text:span><text:span text:style-name="T12">de </text:span><text:span text:style-name="T12">novi</text:span><text:span text:style-name="T12">em</text:span><text:span text:style-name="T12">bre, </text:span><text:span text:style-name="T12">aniv</text:span><text:span text:style-name="T12">ers</text:span><text:span text:style-name="T12">ario </text:span><text:span text:style-name="T12">de </text:span><text:span text:style-name="T12">Rev</text:span><text:span text:style-name="T12">oluc</text:span><text:span text:style-name="T12">ión </text:span><text:span text:style-name="T12">Mex</text:span><text:span text:style-name="T12">ican</text:span><text:span text:style-name="T12">a.</text:span></text:p>
            <text:p><text:span text:style-name="T21"/></text:p>
            <text:p><text:span text:style-name="T14">25 </text:span><text:span text:style-name="T14">dici</text:span><text:span text:style-name="T14">em</text:span><text:span text:style-name="T14">bre </text:span><text:span text:style-name="T14">(sá</text:span><text:span text:style-name="T14">ba</text:span><text:span text:style-name="T14">do)</text:span><text:span text:style-name="T14">. </text:span><text:span text:style-name="T12">Fec</text:span><text:span text:style-name="T12">ha </text:span><text:span text:style-name="T12">inva</text:span><text:span text:style-name="T12">riabl</text:span><text:span text:style-name="T12">e, </text:span><text:span text:style-name="T12">por </text:span><text:span text:style-name="T12">Nav</text:span><text:span text:style-name="T12">idad</text:span><text:span text:style-name="T12">.</text:span></text:p>
            <text:p><text:span text:style-name="T22"/></text:p>
            <text:p><text:span text:style-name="T23">Dí</text:span><text:span text:style-name="T23">as </text:span><text:span text:style-name="T23">fe</text:span><text:span text:style-name="T23">sti</text:span><text:span text:style-name="T23">vo</text:span><text:span text:style-name="T23">s </text:span><text:span text:style-name="T23">pa</text:span><text:span text:style-name="T23">ra </text:span><text:span text:style-name="T23">es</text:span><text:span text:style-name="T23">tu</text:span><text:span text:style-name="T23">di</text:span><text:span text:style-name="T23">an</text:span><text:span text:style-name="T23">te</text:span><text:span text:style-name="T23">s</text:span></text:p>
            <text:p><text:span text:style-name="T24"/></text:p>
            <text:p><text:span text:style-name="T11">1 al </text:span><text:span text:style-name="T11">6 </text:span><text:span text:style-name="T11">de </text:span><text:span text:style-name="T11">en</text:span><text:span text:style-name="T11">ero</text:span><text:span text:style-name="T11">: </text:span><text:span text:style-name="T12">Sin </text:span><text:span text:style-name="T12">clas</text:span><text:span text:style-name="T12">es </text:span><text:span text:style-name="T12">por </text:span><text:span text:style-name="T12">días </text:span><text:span text:style-name="T12">feri</text:span><text:span text:style-name="T12">ado</text:span><text:span text:style-name="T12">s y </text:span><text:span text:style-name="T12">vac</text:span><text:span text:style-name="T12">acio</text:span><text:span text:style-name="T12">nes</text:span></text:p>
            <text:p><text:span text:style-name="T21"/></text:p>
            <text:p><text:span text:style-name="T11">7 y </text:span><text:span text:style-name="T11">8 </text:span><text:span text:style-name="T11">de </text:span><text:span text:style-name="T11">en</text:span><text:span text:style-name="T11">ero </text:span><text:span text:style-name="T11">(ju</text:span><text:span text:style-name="T11">ev</text:span><text:span text:style-name="T11">es </text:span><text:span text:style-name="T11">y </text:span><text:span text:style-name="T11">vie</text:span><text:span text:style-name="T11">rne</text:span><text:span text:style-name="T11">s).</text:span><text:span text:style-name="T12"> </text:span><text:span text:style-name="T12">Sin </text:span><text:span text:style-name="T12">clas</text:span><text:span text:style-name="T12">es </text:span><text:span text:style-name="T12">por </text:span><text:span text:style-name="T12">reali</text:span><text:span text:style-name="T12">zaci</text:span><text:span text:style-name="T12">ón </text:span><text:span text:style-name="T12">de </text:span><text:span text:style-name="T12">Con</text:span><text:span text:style-name="T12">sejo </text:span><text:span text:style-name="T12">Téc</text:span><text:span text:style-name="T12">nico </text:span><text:span text:style-name="T12">Esc</text:span><text:span text:style-name="T12">olar</text:span></text:p>
            <text:p><text:span text:style-name="T12">(CT</text:span><text:span text:style-name="T12">E).</text:span></text:p>
            <text:p><text:span text:style-name="T21"/></text:p>
            <text:p><text:span text:style-name="T11">1 </text:span><text:span text:style-name="T11">de </text:span><text:span text:style-name="T11">feb</text:span><text:span text:style-name="T11">rer</text:span><text:span text:style-name="T11">o </text:span><text:span text:style-name="T11">(lu</text:span><text:span text:style-name="T11">nes</text:span><text:span text:style-name="T11">).</text:span><text:span text:style-name="T12"> </text:span><text:span text:style-name="T12">Fest</text:span><text:span text:style-name="T12">ivo </text:span><text:span text:style-name="T12">por </text:span><text:span text:style-name="T12">el 5 </text:span><text:span text:style-name="T12">de </text:span><text:span text:style-name="T12">febr</text:span><text:span text:style-name="T12">ero.</text:span></text:p>
            <text:p><text:span text:style-name="T25"/></text:p>
            <text:p><text:span text:style-name="T11">19 </text:span><text:span text:style-name="T11">de </text:span><text:span text:style-name="T11">feb</text:span><text:span text:style-name="T11">rer</text:span><text:span text:style-name="T11">o </text:span><text:span text:style-name="T11">(vi</text:span><text:span text:style-name="T11">ern</text:span><text:span text:style-name="T11">es).</text:span><text:span text:style-name="T26"> </text:span><text:span text:style-name="T12">CTE</text:span><text:span text:style-name="T12">.</text:span></text:p>
            <text:p><text:span text:style-name="T27"/></text:p>
            <text:p><text:span text:style-name="T28">12</text:span><text:span text:style-name="T11"> </text:span><text:span text:style-name="T11">de </text:span><text:span text:style-name="T11">ma</text:span><text:span text:style-name="T11">rzo </text:span><text:span text:style-name="T11">(vi</text:span><text:span text:style-name="T11">ern</text:span><text:span text:style-name="T11">es). </text:span><text:span text:style-name="T12">Por </text:span><text:span text:style-name="T12">des</text:span><text:span text:style-name="T12">car</text:span><text:span text:style-name="T12">ga </text:span><text:span text:style-name="T12">ad</text:span><text:span text:style-name="T12">mini</text:span><text:span text:style-name="T12">stra</text:span><text:span text:style-name="T12">tiva </text:span><text:span text:style-name="T12">esc</text:span><text:span text:style-name="T12">olar</text:span><text:span text:style-name="T12">.</text:span></text:p>
            <text:p><text:span text:style-name="T21"/></text:p>
            <text:p><text:span text:style-name="T11">15 </text:span><text:span text:style-name="T11">de </text:span><text:span text:style-name="T11">ma</text:span><text:span text:style-name="T11">rzo </text:span><text:span text:style-name="T11">(lu</text:span><text:span text:style-name="T11">nes</text:span><text:span text:style-name="T11">). </text:span><text:span text:style-name="T12">Fest</text:span><text:span text:style-name="T12">ivo </text:span><text:span text:style-name="T12">por </text:span><text:span text:style-name="T12">el </text:span><text:span text:style-name="T12">21 </text:span><text:span text:style-name="T12">de </text:span><text:span text:style-name="T12">mar</text:span><text:span text:style-name="T12">zo.</text:span></text:p>
            <text:p><text:span text:style-name="T24"/></text:p>
            <text:p><text:span text:style-name="T14">12 </text:span><text:span text:style-name="T14">de </text:span><text:span text:style-name="T14">abr</text:span><text:span text:style-name="T14">il </text:span><text:span text:style-name="T14">(lu</text:span><text:span text:style-name="T14">nes</text:span><text:span text:style-name="T14">). </text:span><text:span text:style-name="T12">CTE</text:span><text:span text:style-name="T12">.</text:span></text:p>
            <text:p><text:span text:style-name="T21"/></text:p>
            <text:p><text:span text:style-name="T11">5 </text:span><text:span text:style-name="T11">de </text:span><text:span text:style-name="T11">ma</text:span><text:span text:style-name="T11">yo </text:span><text:span text:style-name="T11">(mi</text:span><text:span text:style-name="T11">érc</text:span><text:span text:style-name="T11">ole</text:span><text:span text:style-name="T11">s). </text:span><text:span text:style-name="T12">Aniv</text:span><text:span text:style-name="T12">ers</text:span><text:span text:style-name="T12">ario </text:span><text:span text:style-name="T12">de </text:span><text:span text:style-name="T12">la </text:span><text:span text:style-name="T12">Bat</text:span><text:span text:style-name="T12">alla </text:span><text:span text:style-name="T12">de </text:span><text:span text:style-name="T12">Pue</text:span><text:span text:style-name="T12">bla.</text:span></text:p>
            <text:p><text:span text:style-name="T21"/></text:p>
            <text:p><text:span text:style-name="T14">21 </text:span><text:span text:style-name="T14">de </text:span><text:span text:style-name="T14">ma</text:span><text:span text:style-name="T14">yo </text:span><text:span text:style-name="T14">(vi</text:span><text:span text:style-name="T14">ern</text:span><text:span text:style-name="T14">es).</text:span><text:span text:style-name="T15"> </text:span><text:span text:style-name="T12">CTE</text:span><text:span text:style-name="T12">.</text:span></text:p>
            <text:p><text:span text:style-name="T21"/></text:p>
            <text:p><text:span text:style-name="T14">25 </text:span><text:span text:style-name="T14">de </text:span><text:span text:style-name="T14">juni</text:span><text:span text:style-name="T14">o </text:span><text:span text:style-name="T14">(vi</text:span><text:span text:style-name="T14">ern</text:span><text:span text:style-name="T14">es). </text:span><text:span text:style-name="T12">CTE</text:span><text:span text:style-name="T12">.</text:span></text:p>
            <text:p><text:span text:style-name="T21"/></text:p>
            <text:p><text:span text:style-name="T14">28 </text:span><text:span text:style-name="T14">de </text:span><text:span text:style-name="T14">juni</text:span><text:span text:style-name="T14">o </text:span><text:span text:style-name="T14">(lu</text:span><text:span text:style-name="T14">nes</text:span><text:span text:style-name="T14">).</text:span><text:span text:style-name="T19"> </text:span><text:span text:style-name="T12">Por </text:span><text:span text:style-name="T12">des</text:span><text:span text:style-name="T12">car</text:span><text:span text:style-name="T12">ga </text:span><text:span text:style-name="T12">ad</text:span><text:span text:style-name="T12">mini</text:span><text:span text:style-name="T12">stra</text:span><text:span text:style-name="T12">tiva </text:span><text:span text:style-name="T12">esc</text:span><text:span text:style-name="T12">olar</text:span><text:span text:style-name="T12">.</text:span></text:p>
            <text:p><text:span text:style-name="T21"/></text:p>
            <text:p><text:span text:style-name="T14">16 </text:span><text:span text:style-name="T14">de </text:span><text:span text:style-name="T14">se</text:span><text:span text:style-name="T14">pti</text:span><text:span text:style-name="T14">em</text:span><text:span text:style-name="T14">bre </text:span><text:span text:style-name="T14">(ju</text:span><text:span text:style-name="T14">ev</text:span><text:span text:style-name="T14">es). </text:span><text:span text:style-name="T12">Fest</text:span><text:span text:style-name="T12">ivo </text:span><text:span text:style-name="T12">por </text:span><text:span text:style-name="T12">la </text:span><text:span text:style-name="T12">Ind</text:span><text:span text:style-name="T12">epe</text:span><text:span text:style-name="T12">nde</text:span><text:span text:style-name="T12">ncia</text:span><text:span text:style-name="T12">.</text:span></text:p>
            <text:p><text:span text:style-name="T21"/></text:p>
            <text:p><text:span text:style-name="T14">2 </text:span><text:span text:style-name="T14">de </text:span><text:span text:style-name="T14">no</text:span><text:span text:style-name="T14">vie</text:span><text:span text:style-name="T14">mb</text:span><text:span text:style-name="T14">re </text:span><text:span text:style-name="T14">(m</text:span><text:span text:style-name="T14">art</text:span><text:span text:style-name="T14">es).</text:span><text:span text:style-name="T12"> </text:span><text:span text:style-name="T12">Día </text:span><text:span text:style-name="T12">de </text:span><text:span text:style-name="T12">Mu</text:span><text:span text:style-name="T12">erto</text:span><text:span text:style-name="T12">s.</text:span></text:p>
            <text:p><text:span text:style-name="T27"/></text:p>
            <text:p><text:span text:style-name="T29">15</text:span><text:span text:style-name="T14"> </text:span><text:span text:style-name="T14">de </text:span><text:span text:style-name="T14">no</text:span><text:span text:style-name="T14">vie</text:span><text:span text:style-name="T14">mb</text:span><text:span text:style-name="T14">re </text:span><text:span text:style-name="T14">(lu</text:span><text:span text:style-name="T14">nes</text:span><text:span text:style-name="T14">). </text:span><text:span text:style-name="T12">Fest</text:span><text:span text:style-name="T12">ivo </text:span><text:span text:style-name="T12">por </text:span><text:span text:style-name="T12">el </text:span><text:span text:style-name="T12">20 </text:span><text:span text:style-name="T12">de </text:span><text:span text:style-name="T12">novi</text:span><text:span text:style-name="T12">em</text:span><text:span text:style-name="T12">bre.</text:span></text:p>
            <text:p><text:span text:style-name="T29"/></text:p>
            <text:p><text:span text:style-name="T14">25 </text:span><text:span text:style-name="T14">dici</text:span><text:span text:style-name="T14">em</text:span><text:span text:style-name="T14">bre </text:span><text:span text:style-name="T14">(sá</text:span><text:span text:style-name="T14">ba</text:span><text:span text:style-name="T14">do)</text:span><text:span text:style-name="T14">. </text:span><text:span text:style-name="T12">Cae </text:span><text:span text:style-name="T12">en </text:span><text:span text:style-name="T12">el </text:span><text:span text:style-name="T12">peri</text:span><text:span text:style-name="T12">odo </text:span><text:span text:style-name="T12">de </text:span><text:span text:style-name="T12">vac</text:span><text:span text:style-name="T12">acio</text:span><text:span text:style-name="T12">nes.</text:span></text:p>
          </draw:text-box>
        </draw:frame>
        <draw:frame draw:style-name="gr20" draw:text-style-name="P18" draw:layer="layout" svg:width="4.841cm" svg:height="0.776cm" svg:x="0.92cm" svg:y="0.707cm">
          <draw:text-box>
            <text:p text:style-name="P2"><text:span text:style-name="T30">D</text:span><text:span text:style-name="T30">ia</text:span><text:span text:style-name="T30">s </text:span><text:span text:style-name="T30">fe</text:span><text:span text:style-name="T30">st</text:span><text:span text:style-name="T30">iv</text:span><text:span text:style-name="T30">o</text:span><text:span text:style-name="T30">s</text:span></text:p>
          </draw:text-box>
        </draw:frame>
        <draw:line draw:style-name="gr21" draw:text-style-name="P19" draw:layer="layout" svg:x1="0.7cm" svg:y1="9.525cm" svg:x2="13.915cm" svg:y2="9.525cm">
          <text:p/>
        </draw:line>
        <draw:line draw:style-name="gr21" draw:text-style-name="P19" draw:layer="layout" svg:x1="0.706cm" svg:y1="1.962cm" svg:x2="13.956cm" svg:y2="1.962cm">
          <text:p/>
        </draw:line>
        <draw:line draw:style-name="gr21" draw:text-style-name="P19" draw:layer="layout" svg:x1="0.701cm" svg:y1="20.325cm" svg:x2="13.916cm" svg:y2="20.325cm">
          <text:p/>
        </draw:line>
      </draw:page>
      <draw:page draw:name="page4" draw:style-name="dp1" draw:master-page-name="master-page79">
        <draw:line draw:style-name="gr21" draw:text-style-name="P19" draw:layer="layout" svg:x1="14.407cm" svg:y1="1.964cm" svg:x2="27.256cm" svg:y2="1.964cm">
          <text:p/>
        </draw:line>
        <draw:frame draw:style-name="gr22" draw:text-style-name="P20" draw:layer="layout" svg:width="0.562cm" svg:height="0.617cm" svg:x="14.275cm" svg:y="2.13cm">
          <draw:text-box>
            <text:p text:style-name="P2"><text:span text:style-name="T31">1 <text:s text:c="2"/></text:span></text:p>
          </draw:text-box>
        </draw:frame>
        <draw:frame draw:style-name="gr23" draw:text-style-name="P20" draw:layer="layout" svg:width="0.551cm" svg:height="0.617cm" svg:x="14.275cm" svg:y="2.734cm">
          <draw:text-box>
            <text:p text:style-name="P2"><text:span text:style-name="T31">2 <text:s text:c="2"/></text:span></text:p>
          </draw:text-box>
        </draw:frame>
        <draw:frame draw:style-name="gr24" draw:text-style-name="P20" draw:layer="layout" svg:width="0.41cm" svg:height="0.617cm" svg:x="14.275cm" svg:y="3.338cm">
          <draw:text-box>
            <text:p text:style-name="P2"><text:span text:style-name="T31">3</text:span></text:p>
          </draw:text-box>
        </draw:frame>
        <draw:frame draw:style-name="gr25" draw:text-style-name="P20" draw:layer="layout" svg:width="0.482cm" svg:height="0.617cm" svg:x="14.275cm" svg:y="3.942cm">
          <draw:text-box>
            <text:p text:style-name="P2"><text:span text:style-name="T31">4</text:span></text:p>
          </draw:text-box>
        </draw:frame>
        <draw:frame draw:style-name="gr26" draw:text-style-name="P20" draw:layer="layout" svg:width="0.471cm" svg:height="0.617cm" svg:x="14.275cm" svg:y="4.545cm">
          <draw:text-box>
            <text:p text:style-name="P2"><text:span text:style-name="T31">5</text:span></text:p>
          </draw:text-box>
        </draw:frame>
        <draw:frame draw:style-name="gr27" draw:text-style-name="P20" draw:layer="layout" svg:width="0.426cm" svg:height="0.619cm" svg:x="14.275cm" svg:y="5.149cm">
          <draw:text-box>
            <text:p text:style-name="P2"><text:span text:style-name="T31">6</text:span></text:p>
          </draw:text-box>
        </draw:frame>
        <draw:frame draw:style-name="gr28" draw:text-style-name="P20" draw:layer="layout" svg:width="0.415cm" svg:height="0.617cm" svg:x="14.275cm" svg:y="5.753cm">
          <draw:text-box>
            <text:p text:style-name="P2"><text:span text:style-name="T31">7</text:span></text:p>
          </draw:text-box>
        </draw:frame>
        <draw:frame draw:style-name="gr29" draw:text-style-name="P20" draw:layer="layout" svg:width="0.477cm" svg:height="0.617cm" svg:x="14.275cm" svg:y="6.356cm">
          <draw:text-box>
            <text:p text:style-name="P2"><text:span text:style-name="T31">8</text:span></text:p>
          </draw:text-box>
        </draw:frame>
        <draw:frame draw:style-name="gr30" draw:text-style-name="P20" draw:layer="layout" svg:width="0.466cm" svg:height="0.619cm" svg:x="14.275cm" svg:y="6.968cm">
          <draw:text-box>
            <text:p text:style-name="P2"><text:span text:style-name="T31">9</text:span></text:p>
          </draw:text-box>
        </draw:frame>
        <draw:frame draw:style-name="gr26" draw:text-style-name="P20" draw:layer="layout" svg:width="0.471cm" svg:height="0.617cm" svg:x="14.275cm" svg:y="7.573cm">
          <draw:text-box>
            <text:p text:style-name="P2"><text:span text:style-name="T31">10</text:span></text:p>
          </draw:text-box>
        </draw:frame>
        <draw:frame draw:style-name="gr31" draw:text-style-name="P20" draw:layer="layout" svg:width="0.46cm" svg:height="0.617cm" svg:x="14.275cm" svg:y="8.178cm">
          <draw:text-box>
            <text:p text:style-name="P2"><text:span text:style-name="T31">11</text:span></text:p>
          </draw:text-box>
        </draw:frame>
        <draw:line draw:style-name="gr32" draw:text-style-name="P21" draw:layer="layout" svg:x1="14.24cm" svg:y1="2.479cm" svg:x2="18.429cm" svg:y2="2.479cm">
          <text:p/>
        </draw:line>
        <draw:line draw:style-name="gr32" draw:text-style-name="P21" draw:layer="layout" svg:x1="14.24cm" svg:y1="3.083cm" svg:x2="18.43cm" svg:y2="3.083cm">
          <text:p/>
        </draw:line>
        <draw:line draw:style-name="gr32" draw:text-style-name="P21" draw:layer="layout" svg:x1="14.24cm" svg:y1="3.687cm" svg:x2="18.43cm" svg:y2="3.687cm">
          <text:p/>
        </draw:line>
        <draw:line draw:style-name="gr32" draw:text-style-name="P21" draw:layer="layout" svg:x1="14.24cm" svg:y1="4.289cm" svg:x2="18.43cm" svg:y2="4.289cm">
          <text:p/>
        </draw:line>
        <draw:line draw:style-name="gr32" draw:text-style-name="P21" draw:layer="layout" svg:x1="14.24cm" svg:y1="4.894cm" svg:x2="18.43cm" svg:y2="4.894cm">
          <text:p/>
        </draw:line>
        <draw:line draw:style-name="gr32" draw:text-style-name="P21" draw:layer="layout" svg:x1="14.24cm" svg:y1="5.499cm" svg:x2="18.43cm" svg:y2="5.499cm">
          <text:p/>
        </draw:line>
        <draw:line draw:style-name="gr32" draw:text-style-name="P21" draw:layer="layout" svg:x1="14.24cm" svg:y1="6.102cm" svg:x2="18.43cm" svg:y2="6.102cm">
          <text:p/>
        </draw:line>
        <draw:line draw:style-name="gr32" draw:text-style-name="P21" draw:layer="layout" svg:x1="14.24cm" svg:y1="6.705cm" svg:x2="18.43cm" svg:y2="6.705cm">
          <text:p/>
        </draw:line>
        <draw:line draw:style-name="gr32" draw:text-style-name="P21" draw:layer="layout" svg:x1="14.24cm" svg:y1="7.308cm" svg:x2="18.43cm" svg:y2="7.308cm">
          <text:p/>
        </draw:line>
        <draw:line draw:style-name="gr32" draw:text-style-name="P21" draw:layer="layout" svg:x1="14.24cm" svg:y1="7.921cm" svg:x2="18.43cm" svg:y2="7.921cm">
          <text:p/>
        </draw:line>
        <draw:line draw:style-name="gr32" draw:text-style-name="P21" draw:layer="layout" svg:x1="14.24cm" svg:y1="8.525cm" svg:x2="18.43cm" svg:y2="8.525cm">
          <text:p/>
        </draw:line>
        <draw:frame draw:style-name="gr33" draw:text-style-name="P20" draw:layer="layout" svg:width="0.563cm" svg:height="0.617cm" svg:x="14.276cm" svg:y="8.782cm">
          <draw:text-box>
            <text:p text:style-name="P2"><text:span text:style-name="T31">12 <text:s text:c="2"/></text:span></text:p>
          </draw:text-box>
        </draw:frame>
        <draw:frame draw:style-name="gr34" draw:text-style-name="P20" draw:layer="layout" svg:width="0.552cm" svg:height="0.617cm" svg:x="14.276cm" svg:y="9.388cm">
          <draw:text-box>
            <text:p text:style-name="P2"><text:span text:style-name="T31">13 <text:s text:c="2"/></text:span></text:p>
          </draw:text-box>
        </draw:frame>
        <draw:frame draw:style-name="gr35" draw:text-style-name="P20" draw:layer="layout" svg:width="0.411cm" svg:height="0.617cm" svg:x="14.276cm" svg:y="9.992cm">
          <draw:text-box>
            <text:p text:style-name="P2"><text:span text:style-name="T31">14</text:span></text:p>
          </draw:text-box>
        </draw:frame>
        <draw:frame draw:style-name="gr36" draw:text-style-name="P20" draw:layer="layout" svg:width="0.483cm" svg:height="0.616cm" svg:x="14.276cm" svg:y="10.597cm">
          <draw:text-box>
            <text:p text:style-name="P2"><text:span text:style-name="T31">15</text:span></text:p>
          </draw:text-box>
        </draw:frame>
        <draw:frame draw:style-name="gr37" draw:text-style-name="P20" draw:layer="layout" svg:width="0.472cm" svg:height="0.616cm" svg:x="14.276cm" svg:y="11.202cm">
          <draw:text-box>
            <text:p text:style-name="P2"><text:span text:style-name="T31">16</text:span></text:p>
          </draw:text-box>
        </draw:frame>
        <draw:frame draw:style-name="gr38" draw:text-style-name="P20" draw:layer="layout" svg:width="0.427cm" svg:height="0.617cm" svg:x="14.276cm" svg:y="11.807cm">
          <draw:text-box>
            <text:p text:style-name="P2"><text:span text:style-name="T31">17</text:span></text:p>
          </draw:text-box>
        </draw:frame>
        <draw:frame draw:style-name="gr39" draw:text-style-name="P20" draw:layer="layout" svg:width="0.416cm" svg:height="0.617cm" svg:x="14.276cm" svg:y="12.411cm">
          <draw:text-box>
            <text:p text:style-name="P2"><text:span text:style-name="T31">18</text:span></text:p>
          </draw:text-box>
        </draw:frame>
        <draw:frame draw:style-name="gr40" draw:text-style-name="P20" draw:layer="layout" svg:width="0.479cm" svg:height="0.617cm" svg:x="14.276cm" svg:y="13.015cm">
          <draw:text-box>
            <text:p text:style-name="P2"><text:span text:style-name="T31">19</text:span></text:p>
          </draw:text-box>
        </draw:frame>
        <draw:frame draw:style-name="gr41" draw:text-style-name="P20" draw:layer="layout" svg:width="0.467cm" svg:height="0.618cm" svg:x="14.276cm" svg:y="13.621cm">
          <draw:text-box>
            <text:p text:style-name="P2"><text:span text:style-name="T31">20</text:span></text:p>
          </draw:text-box>
        </draw:frame>
        <draw:frame draw:style-name="gr42" draw:text-style-name="P20" draw:layer="layout" svg:width="0.472cm" svg:height="0.617cm" svg:x="14.276cm" svg:y="14.225cm">
          <draw:text-box>
            <text:p text:style-name="P2"><text:span text:style-name="T31">21</text:span></text:p>
          </draw:text-box>
        </draw:frame>
        <draw:frame draw:style-name="gr43" draw:text-style-name="P20" draw:layer="layout" svg:width="0.461cm" svg:height="0.617cm" svg:x="14.276cm" svg:y="14.829cm">
          <draw:text-box>
            <text:p text:style-name="P2"><text:span text:style-name="T31">22</text:span></text:p>
          </draw:text-box>
        </draw:frame>
        <draw:line draw:style-name="gr32" draw:text-style-name="P21" draw:layer="layout" svg:x1="14.242cm" svg:y1="9.13cm" svg:x2="18.431cm" svg:y2="9.13cm">
          <text:p/>
        </draw:line>
        <draw:line draw:style-name="gr32" draw:text-style-name="P21" draw:layer="layout" svg:x1="14.242cm" svg:y1="9.733cm" svg:x2="18.432cm" svg:y2="9.733cm">
          <text:p/>
        </draw:line>
        <draw:line draw:style-name="gr32" draw:text-style-name="P21" draw:layer="layout" svg:x1="14.242cm" svg:y1="10.338cm" svg:x2="18.432cm" svg:y2="10.338cm">
          <text:p/>
        </draw:line>
        <draw:line draw:style-name="gr32" draw:text-style-name="P21" draw:layer="layout" svg:x1="14.242cm" svg:y1="10.94cm" svg:x2="18.432cm" svg:y2="10.94cm">
          <text:p/>
        </draw:line>
        <draw:line draw:style-name="gr32" draw:text-style-name="P21" draw:layer="layout" svg:x1="14.242cm" svg:y1="11.545cm" svg:x2="18.432cm" svg:y2="11.545cm">
          <text:p/>
        </draw:line>
        <draw:line draw:style-name="gr32" draw:text-style-name="P21" draw:layer="layout" svg:x1="14.242cm" svg:y1="12.15cm" svg:x2="18.432cm" svg:y2="12.15cm">
          <text:p/>
        </draw:line>
        <draw:line draw:style-name="gr32" draw:text-style-name="P21" draw:layer="layout" svg:x1="14.242cm" svg:y1="12.753cm" svg:x2="18.432cm" svg:y2="12.753cm">
          <text:p/>
        </draw:line>
        <draw:line draw:style-name="gr32" draw:text-style-name="P21" draw:layer="layout" svg:x1="14.242cm" svg:y1="13.356cm" svg:x2="18.432cm" svg:y2="13.356cm">
          <text:p/>
        </draw:line>
        <draw:line draw:style-name="gr32" draw:text-style-name="P21" draw:layer="layout" svg:x1="14.242cm" svg:y1="13.959cm" svg:x2="18.432cm" svg:y2="13.959cm">
          <text:p/>
        </draw:line>
        <draw:line draw:style-name="gr32" draw:text-style-name="P21" draw:layer="layout" svg:x1="14.242cm" svg:y1="14.572cm" svg:x2="18.432cm" svg:y2="14.572cm">
          <text:p/>
        </draw:line>
        <draw:line draw:style-name="gr32" draw:text-style-name="P21" draw:layer="layout" svg:x1="14.242cm" svg:y1="15.176cm" svg:x2="18.432cm" svg:y2="15.176cm">
          <text:p/>
        </draw:line>
        <draw:line draw:style-name="gr32" draw:text-style-name="P21" draw:layer="layout" svg:x1="14.242cm" svg:y1="15.783cm" svg:x2="18.431cm" svg:y2="15.783cm">
          <text:p/>
        </draw:line>
        <draw:line draw:style-name="gr32" draw:text-style-name="P21" draw:layer="layout" svg:x1="14.242cm" svg:y1="16.386cm" svg:x2="18.432cm" svg:y2="16.386cm">
          <text:p/>
        </draw:line>
        <draw:line draw:style-name="gr32" draw:text-style-name="P21" draw:layer="layout" svg:x1="14.242cm" svg:y1="16.991cm" svg:x2="18.432cm" svg:y2="16.991cm">
          <text:p/>
        </draw:line>
        <draw:line draw:style-name="gr32" draw:text-style-name="P21" draw:layer="layout" svg:x1="14.242cm" svg:y1="17.592cm" svg:x2="18.432cm" svg:y2="17.592cm">
          <text:p/>
        </draw:line>
        <draw:line draw:style-name="gr32" draw:text-style-name="P21" draw:layer="layout" svg:x1="14.242cm" svg:y1="18.197cm" svg:x2="18.432cm" svg:y2="18.197cm">
          <text:p/>
        </draw:line>
        <draw:line draw:style-name="gr32" draw:text-style-name="P21" draw:layer="layout" svg:x1="14.242cm" svg:y1="18.802cm" svg:x2="18.432cm" svg:y2="18.802cm">
          <text:p/>
        </draw:line>
        <draw:line draw:style-name="gr32" draw:text-style-name="P21" draw:layer="layout" svg:x1="14.242cm" svg:y1="19.405cm" svg:x2="18.432cm" svg:y2="19.405cm">
          <text:p/>
        </draw:line>
        <draw:line draw:style-name="gr32" draw:text-style-name="P21" draw:layer="layout" svg:x1="14.242cm" svg:y1="20.009cm" svg:x2="18.432cm" svg:y2="20.009cm">
          <text:p/>
        </draw:line>
        <draw:line draw:style-name="gr32" draw:text-style-name="P21" draw:layer="layout" svg:x1="14.242cm" svg:y1="20.612cm" svg:x2="18.432cm" svg:y2="20.612cm">
          <text:p/>
        </draw:line>
        <draw:frame draw:style-name="gr35" draw:text-style-name="P20" draw:layer="layout" svg:width="0.411cm" svg:height="0.617cm" svg:x="14.277cm" svg:y="15.435cm">
          <draw:text-box>
            <text:p text:style-name="P2"><text:span text:style-name="T31">23</text:span></text:p>
          </draw:text-box>
        </draw:frame>
        <draw:frame draw:style-name="gr44" draw:text-style-name="P20" draw:layer="layout" svg:width="0.483cm" svg:height="0.617cm" svg:x="14.277cm" svg:y="16.04cm">
          <draw:text-box>
            <text:p text:style-name="P2"><text:span text:style-name="T31">24</text:span></text:p>
          </draw:text-box>
        </draw:frame>
        <draw:frame draw:style-name="gr42" draw:text-style-name="P20" draw:layer="layout" svg:width="0.472cm" svg:height="0.617cm" svg:x="14.277cm" svg:y="16.641cm">
          <draw:text-box>
            <text:p text:style-name="P2"><text:span text:style-name="T31">25</text:span></text:p>
          </draw:text-box>
        </draw:frame>
        <draw:frame draw:style-name="gr45" draw:text-style-name="P20" draw:layer="layout" svg:width="0.426cm" svg:height="0.618cm" svg:x="14.277cm" svg:y="17.247cm">
          <draw:text-box>
            <text:p text:style-name="P2"><text:span text:style-name="T31">26</text:span></text:p>
          </draw:text-box>
        </draw:frame>
        <draw:frame draw:style-name="gr28" draw:text-style-name="P20" draw:layer="layout" svg:width="0.415cm" svg:height="0.617cm" svg:x="14.277cm" svg:y="17.849cm">
          <draw:text-box>
            <text:p text:style-name="P2"><text:span text:style-name="T31">27</text:span></text:p>
          </draw:text-box>
        </draw:frame>
        <draw:frame draw:style-name="gr46" draw:text-style-name="P20" draw:layer="layout" svg:width="0.478cm" svg:height="0.617cm" svg:x="14.277cm" svg:y="18.452cm">
          <draw:text-box>
            <text:p text:style-name="P2"><text:span text:style-name="T31">28</text:span></text:p>
          </draw:text-box>
        </draw:frame>
        <draw:frame draw:style-name="gr47" draw:text-style-name="P20" draw:layer="layout" svg:width="0.467cm" svg:height="0.619cm" svg:x="14.277cm" svg:y="19.063cm">
          <draw:text-box>
            <text:p text:style-name="P2"><text:span text:style-name="T31">29</text:span></text:p>
          </draw:text-box>
        </draw:frame>
        <draw:frame draw:style-name="gr42" draw:text-style-name="P20" draw:layer="layout" svg:width="0.472cm" svg:height="0.617cm" svg:x="14.277cm" svg:y="19.669cm">
          <draw:text-box>
            <text:p text:style-name="P2"><text:span text:style-name="T31">30</text:span></text:p>
          </draw:text-box>
        </draw:frame>
        <draw:frame draw:style-name="gr43" draw:text-style-name="P20" draw:layer="layout" svg:width="0.461cm" svg:height="0.617cm" svg:x="14.277cm" svg:y="20.273cm">
          <draw:text-box>
            <text:p text:style-name="P2"><text:span text:style-name="T31">31</text:span></text:p>
          </draw:text-box>
        </draw:frame>
        <draw:frame draw:style-name="gr22" draw:text-style-name="P20" draw:layer="layout" svg:width="0.562cm" svg:height="0.617cm" svg:x="18.681cm" svg:y="2.13cm">
          <draw:text-box>
            <text:p text:style-name="P2"><text:span text:style-name="T31">1 <text:s text:c="2"/></text:span></text:p>
          </draw:text-box>
        </draw:frame>
        <draw:frame draw:style-name="gr34" draw:text-style-name="P20" draw:layer="layout" svg:width="0.552cm" svg:height="0.617cm" svg:x="18.681cm" svg:y="2.734cm">
          <draw:text-box>
            <text:p text:style-name="P2"><text:span text:style-name="T31">2 <text:s text:c="2"/></text:span></text:p>
          </draw:text-box>
        </draw:frame>
        <draw:frame draw:style-name="gr24" draw:text-style-name="P20" draw:layer="layout" svg:width="0.41cm" svg:height="0.617cm" svg:x="18.681cm" svg:y="3.338cm">
          <draw:text-box>
            <text:p text:style-name="P2"><text:span text:style-name="T31">3</text:span></text:p>
          </draw:text-box>
        </draw:frame>
        <draw:frame draw:style-name="gr25" draw:text-style-name="P20" draw:layer="layout" svg:width="0.482cm" svg:height="0.617cm" svg:x="18.681cm" svg:y="3.942cm">
          <draw:text-box>
            <text:p text:style-name="P2"><text:span text:style-name="T31">4</text:span></text:p>
          </draw:text-box>
        </draw:frame>
        <draw:frame draw:style-name="gr42" draw:text-style-name="P20" draw:layer="layout" svg:width="0.472cm" svg:height="0.617cm" svg:x="18.681cm" svg:y="4.545cm">
          <draw:text-box>
            <text:p text:style-name="P2"><text:span text:style-name="T31">5</text:span></text:p>
          </draw:text-box>
        </draw:frame>
        <draw:frame draw:style-name="gr27" draw:text-style-name="P20" draw:layer="layout" svg:width="0.426cm" svg:height="0.619cm" svg:x="18.681cm" svg:y="5.149cm">
          <draw:text-box>
            <text:p text:style-name="P2"><text:span text:style-name="T31">6</text:span></text:p>
          </draw:text-box>
        </draw:frame>
        <draw:frame draw:style-name="gr28" draw:text-style-name="P20" draw:layer="layout" svg:width="0.415cm" svg:height="0.617cm" svg:x="18.681cm" svg:y="5.753cm">
          <draw:text-box>
            <text:p text:style-name="P2"><text:span text:style-name="T31">7</text:span></text:p>
          </draw:text-box>
        </draw:frame>
        <draw:frame draw:style-name="gr29" draw:text-style-name="P20" draw:layer="layout" svg:width="0.477cm" svg:height="0.617cm" svg:x="18.681cm" svg:y="6.356cm">
          <draw:text-box>
            <text:p text:style-name="P2"><text:span text:style-name="T31">8</text:span></text:p>
          </draw:text-box>
        </draw:frame>
        <draw:frame draw:style-name="gr47" draw:text-style-name="P20" draw:layer="layout" svg:width="0.467cm" svg:height="0.619cm" svg:x="18.681cm" svg:y="6.968cm">
          <draw:text-box>
            <text:p text:style-name="P2"><text:span text:style-name="T31">9</text:span></text:p>
          </draw:text-box>
        </draw:frame>
        <draw:frame draw:style-name="gr42" draw:text-style-name="P20" draw:layer="layout" svg:width="0.472cm" svg:height="0.617cm" svg:x="18.681cm" svg:y="7.573cm">
          <draw:text-box>
            <text:p text:style-name="P2"><text:span text:style-name="T31">10</text:span></text:p>
          </draw:text-box>
        </draw:frame>
        <draw:frame draw:style-name="gr43" draw:text-style-name="P20" draw:layer="layout" svg:width="0.461cm" svg:height="0.617cm" svg:x="18.681cm" svg:y="8.178cm">
          <draw:text-box>
            <text:p text:style-name="P2"><text:span text:style-name="T31">11</text:span></text:p>
          </draw:text-box>
        </draw:frame>
        <draw:line draw:style-name="gr32" draw:text-style-name="P21" draw:layer="layout" svg:x1="18.646cm" svg:y1="2.479cm" svg:x2="22.835cm" svg:y2="2.479cm">
          <text:p/>
        </draw:line>
        <draw:line draw:style-name="gr32" draw:text-style-name="P21" draw:layer="layout" svg:x1="18.646cm" svg:y1="3.083cm" svg:x2="22.836cm" svg:y2="3.083cm">
          <text:p/>
        </draw:line>
        <draw:line draw:style-name="gr32" draw:text-style-name="P21" draw:layer="layout" svg:x1="18.646cm" svg:y1="3.687cm" svg:x2="22.836cm" svg:y2="3.687cm">
          <text:p/>
        </draw:line>
        <draw:line draw:style-name="gr32" draw:text-style-name="P21" draw:layer="layout" svg:x1="18.646cm" svg:y1="4.289cm" svg:x2="22.836cm" svg:y2="4.289cm">
          <text:p/>
        </draw:line>
        <draw:line draw:style-name="gr32" draw:text-style-name="P21" draw:layer="layout" svg:x1="18.646cm" svg:y1="4.894cm" svg:x2="22.836cm" svg:y2="4.894cm">
          <text:p/>
        </draw:line>
        <draw:line draw:style-name="gr32" draw:text-style-name="P21" draw:layer="layout" svg:x1="18.646cm" svg:y1="5.499cm" svg:x2="22.836cm" svg:y2="5.499cm">
          <text:p/>
        </draw:line>
        <draw:line draw:style-name="gr32" draw:text-style-name="P21" draw:layer="layout" svg:x1="18.646cm" svg:y1="6.102cm" svg:x2="22.836cm" svg:y2="6.102cm">
          <text:p/>
        </draw:line>
        <draw:line draw:style-name="gr32" draw:text-style-name="P21" draw:layer="layout" svg:x1="18.646cm" svg:y1="6.705cm" svg:x2="22.836cm" svg:y2="6.705cm">
          <text:p/>
        </draw:line>
        <draw:line draw:style-name="gr32" draw:text-style-name="P21" draw:layer="layout" svg:x1="18.646cm" svg:y1="7.308cm" svg:x2="22.836cm" svg:y2="7.308cm">
          <text:p/>
        </draw:line>
        <draw:line draw:style-name="gr32" draw:text-style-name="P21" draw:layer="layout" svg:x1="18.646cm" svg:y1="7.921cm" svg:x2="22.836cm" svg:y2="7.921cm">
          <text:p/>
        </draw:line>
        <draw:line draw:style-name="gr32" draw:text-style-name="P21" draw:layer="layout" svg:x1="18.646cm" svg:y1="8.525cm" svg:x2="22.836cm" svg:y2="8.525cm">
          <text:p/>
        </draw:line>
        <draw:frame draw:style-name="gr22" draw:text-style-name="P20" draw:layer="layout" svg:width="0.562cm" svg:height="0.617cm" svg:x="18.683cm" svg:y="8.782cm">
          <draw:text-box>
            <text:p text:style-name="P2"><text:span text:style-name="T31">12 <text:s text:c="2"/></text:span></text:p>
          </draw:text-box>
        </draw:frame>
        <draw:frame draw:style-name="gr23" draw:text-style-name="P20" draw:layer="layout" svg:width="0.551cm" svg:height="0.617cm" svg:x="18.683cm" svg:y="9.388cm">
          <draw:text-box>
            <text:p text:style-name="P2"><text:span text:style-name="T31">13 <text:s text:c="2"/></text:span></text:p>
          </draw:text-box>
        </draw:frame>
        <draw:frame draw:style-name="gr24" draw:text-style-name="P20" draw:layer="layout" svg:width="0.41cm" svg:height="0.617cm" svg:x="18.683cm" svg:y="9.992cm">
          <draw:text-box>
            <text:p text:style-name="P2"><text:span text:style-name="T31">14</text:span></text:p>
          </draw:text-box>
        </draw:frame>
        <draw:frame draw:style-name="gr48" draw:text-style-name="P20" draw:layer="layout" svg:width="0.482cm" svg:height="0.616cm" svg:x="18.683cm" svg:y="10.597cm">
          <draw:text-box>
            <text:p text:style-name="P2"><text:span text:style-name="T31">15</text:span></text:p>
          </draw:text-box>
        </draw:frame>
        <draw:frame draw:style-name="gr49" draw:text-style-name="P20" draw:layer="layout" svg:width="0.471cm" svg:height="0.616cm" svg:x="18.683cm" svg:y="11.202cm">
          <draw:text-box>
            <text:p text:style-name="P2"><text:span text:style-name="T31">16</text:span></text:p>
          </draw:text-box>
        </draw:frame>
        <draw:frame draw:style-name="gr50" draw:text-style-name="P20" draw:layer="layout" svg:width="0.426cm" svg:height="0.617cm" svg:x="18.683cm" svg:y="11.807cm">
          <draw:text-box>
            <text:p text:style-name="P2"><text:span text:style-name="T31">17</text:span></text:p>
          </draw:text-box>
        </draw:frame>
        <draw:frame draw:style-name="gr28" draw:text-style-name="P20" draw:layer="layout" svg:width="0.415cm" svg:height="0.617cm" svg:x="18.683cm" svg:y="12.411cm">
          <draw:text-box>
            <text:p text:style-name="P2"><text:span text:style-name="T31">18</text:span></text:p>
          </draw:text-box>
        </draw:frame>
        <draw:frame draw:style-name="gr46" draw:text-style-name="P20" draw:layer="layout" svg:width="0.478cm" svg:height="0.617cm" svg:x="18.683cm" svg:y="13.015cm">
          <draw:text-box>
            <text:p text:style-name="P2"><text:span text:style-name="T31">19</text:span></text:p>
          </draw:text-box>
        </draw:frame>
        <draw:frame draw:style-name="gr41" draw:text-style-name="P20" draw:layer="layout" svg:width="0.467cm" svg:height="0.618cm" svg:x="18.683cm" svg:y="13.621cm">
          <draw:text-box>
            <text:p text:style-name="P2"><text:span text:style-name="T31">20</text:span></text:p>
          </draw:text-box>
        </draw:frame>
        <draw:frame draw:style-name="gr26" draw:text-style-name="P20" draw:layer="layout" svg:width="0.471cm" svg:height="0.617cm" svg:x="18.683cm" svg:y="14.225cm">
          <draw:text-box>
            <text:p text:style-name="P2"><text:span text:style-name="T31">21</text:span></text:p>
          </draw:text-box>
        </draw:frame>
        <draw:frame draw:style-name="gr43" draw:text-style-name="P20" draw:layer="layout" svg:width="0.461cm" svg:height="0.617cm" svg:x="18.683cm" svg:y="14.829cm">
          <draw:text-box>
            <text:p text:style-name="P2"><text:span text:style-name="T31">22</text:span></text:p>
          </draw:text-box>
        </draw:frame>
        <draw:line draw:style-name="gr32" draw:text-style-name="P21" draw:layer="layout" svg:x1="18.648cm" svg:y1="9.13cm" svg:x2="22.837cm" svg:y2="9.13cm">
          <text:p/>
        </draw:line>
        <draw:line draw:style-name="gr32" draw:text-style-name="P21" draw:layer="layout" svg:x1="18.648cm" svg:y1="9.733cm" svg:x2="22.838cm" svg:y2="9.733cm">
          <text:p/>
        </draw:line>
        <draw:line draw:style-name="gr32" draw:text-style-name="P21" draw:layer="layout" svg:x1="18.648cm" svg:y1="10.338cm" svg:x2="22.838cm" svg:y2="10.338cm">
          <text:p/>
        </draw:line>
        <draw:line draw:style-name="gr32" draw:text-style-name="P21" draw:layer="layout" svg:x1="18.648cm" svg:y1="10.94cm" svg:x2="22.838cm" svg:y2="10.94cm">
          <text:p/>
        </draw:line>
        <draw:line draw:style-name="gr32" draw:text-style-name="P21" draw:layer="layout" svg:x1="18.648cm" svg:y1="11.545cm" svg:x2="22.838cm" svg:y2="11.545cm">
          <text:p/>
        </draw:line>
        <draw:line draw:style-name="gr32" draw:text-style-name="P21" draw:layer="layout" svg:x1="18.648cm" svg:y1="12.15cm" svg:x2="22.838cm" svg:y2="12.15cm">
          <text:p/>
        </draw:line>
        <draw:line draw:style-name="gr32" draw:text-style-name="P21" draw:layer="layout" svg:x1="18.648cm" svg:y1="12.753cm" svg:x2="22.838cm" svg:y2="12.753cm">
          <text:p/>
        </draw:line>
        <draw:line draw:style-name="gr32" draw:text-style-name="P21" draw:layer="layout" svg:x1="18.648cm" svg:y1="13.356cm" svg:x2="22.838cm" svg:y2="13.356cm">
          <text:p/>
        </draw:line>
        <draw:line draw:style-name="gr32" draw:text-style-name="P21" draw:layer="layout" svg:x1="18.648cm" svg:y1="13.959cm" svg:x2="22.838cm" svg:y2="13.959cm">
          <text:p/>
        </draw:line>
        <draw:line draw:style-name="gr32" draw:text-style-name="P21" draw:layer="layout" svg:x1="18.648cm" svg:y1="14.572cm" svg:x2="22.838cm" svg:y2="14.572cm">
          <text:p/>
        </draw:line>
        <draw:line draw:style-name="gr32" draw:text-style-name="P21" draw:layer="layout" svg:x1="18.648cm" svg:y1="15.176cm" svg:x2="22.838cm" svg:y2="15.176cm">
          <text:p/>
        </draw:line>
        <draw:line draw:style-name="gr32" draw:text-style-name="P21" draw:layer="layout" svg:x1="18.648cm" svg:y1="15.783cm" svg:x2="22.837cm" svg:y2="15.783cm">
          <text:p/>
        </draw:line>
        <draw:line draw:style-name="gr32" draw:text-style-name="P21" draw:layer="layout" svg:x1="18.648cm" svg:y1="16.386cm" svg:x2="22.838cm" svg:y2="16.386cm">
          <text:p/>
        </draw:line>
        <draw:line draw:style-name="gr32" draw:text-style-name="P21" draw:layer="layout" svg:x1="18.648cm" svg:y1="16.991cm" svg:x2="22.838cm" svg:y2="16.991cm">
          <text:p/>
        </draw:line>
        <draw:line draw:style-name="gr32" draw:text-style-name="P21" draw:layer="layout" svg:x1="18.648cm" svg:y1="17.592cm" svg:x2="22.838cm" svg:y2="17.592cm">
          <text:p/>
        </draw:line>
        <draw:line draw:style-name="gr32" draw:text-style-name="P21" draw:layer="layout" svg:x1="18.648cm" svg:y1="18.197cm" svg:x2="22.838cm" svg:y2="18.197cm">
          <text:p/>
        </draw:line>
        <draw:line draw:style-name="gr32" draw:text-style-name="P21" draw:layer="layout" svg:x1="18.648cm" svg:y1="18.802cm" svg:x2="22.838cm" svg:y2="18.802cm">
          <text:p/>
        </draw:line>
        <draw:line draw:style-name="gr32" draw:text-style-name="P21" draw:layer="layout" svg:x1="18.648cm" svg:y1="19.405cm" svg:x2="22.838cm" svg:y2="19.405cm">
          <text:p/>
        </draw:line>
        <draw:line draw:style-name="gr32" draw:text-style-name="P21" draw:layer="layout" svg:x1="18.648cm" svg:y1="20.009cm" svg:x2="22.838cm" svg:y2="20.009cm">
          <text:p/>
        </draw:line>
        <draw:frame draw:style-name="gr35" draw:text-style-name="P20" draw:layer="layout" svg:width="0.411cm" svg:height="0.617cm" svg:x="18.683cm" svg:y="15.435cm">
          <draw:text-box>
            <text:p text:style-name="P2"><text:span text:style-name="T31">23</text:span></text:p>
          </draw:text-box>
        </draw:frame>
        <draw:frame draw:style-name="gr44" draw:text-style-name="P20" draw:layer="layout" svg:width="0.483cm" svg:height="0.617cm" svg:x="18.683cm" svg:y="16.04cm">
          <draw:text-box>
            <text:p text:style-name="P2"><text:span text:style-name="T31">24</text:span></text:p>
          </draw:text-box>
        </draw:frame>
        <draw:frame draw:style-name="gr42" draw:text-style-name="P20" draw:layer="layout" svg:width="0.472cm" svg:height="0.617cm" svg:x="18.683cm" svg:y="16.641cm">
          <draw:text-box>
            <text:p text:style-name="P2"><text:span text:style-name="T31">25</text:span></text:p>
          </draw:text-box>
        </draw:frame>
        <draw:frame draw:style-name="gr51" draw:text-style-name="P20" draw:layer="layout" svg:width="0.427cm" svg:height="0.618cm" svg:x="18.683cm" svg:y="17.247cm">
          <draw:text-box>
            <text:p text:style-name="P2"><text:span text:style-name="T31">26</text:span></text:p>
          </draw:text-box>
        </draw:frame>
        <draw:frame draw:style-name="gr52" draw:text-style-name="P20" draw:layer="layout" svg:width="0.417cm" svg:height="0.617cm" svg:x="18.683cm" svg:y="17.849cm">
          <draw:text-box>
            <text:p text:style-name="P2"><text:span text:style-name="T31">27</text:span></text:p>
          </draw:text-box>
        </draw:frame>
        <draw:frame draw:style-name="gr40" draw:text-style-name="P20" draw:layer="layout" svg:width="0.479cm" svg:height="0.617cm" svg:x="18.683cm" svg:y="18.452cm">
          <draw:text-box>
            <text:p text:style-name="P2"><text:span text:style-name="T31">28</text:span></text:p>
          </draw:text-box>
        </draw:frame>
        <draw:frame draw:style-name="gr47" draw:text-style-name="P20" draw:layer="layout" svg:width="0.467cm" svg:height="0.619cm" svg:x="18.683cm" svg:y="19.063cm">
          <draw:text-box>
            <text:p text:style-name="P2"><text:span text:style-name="T31">29</text:span></text:p>
          </draw:text-box>
        </draw:frame>
        <draw:frame draw:style-name="gr42" draw:text-style-name="P20" draw:layer="layout" svg:width="0.472cm" svg:height="0.617cm" svg:x="18.683cm" svg:y="19.669cm">
          <draw:text-box>
            <text:p text:style-name="P2"><text:span text:style-name="T31">30</text:span></text:p>
          </draw:text-box>
        </draw:frame>
        <draw:frame draw:style-name="gr22" draw:text-style-name="P20" draw:layer="layout" svg:width="0.562cm" svg:height="0.617cm" svg:x="23.086cm" svg:y="2.13cm">
          <draw:text-box>
            <text:p text:style-name="P2"><text:span text:style-name="T31">1 <text:s text:c="2"/></text:span></text:p>
          </draw:text-box>
        </draw:frame>
        <draw:frame draw:style-name="gr23" draw:text-style-name="P20" draw:layer="layout" svg:width="0.551cm" svg:height="0.617cm" svg:x="23.086cm" svg:y="2.734cm">
          <draw:text-box>
            <text:p text:style-name="P2"><text:span text:style-name="T31">2 <text:s text:c="2"/></text:span></text:p>
          </draw:text-box>
        </draw:frame>
        <draw:frame draw:style-name="gr24" draw:text-style-name="P20" draw:layer="layout" svg:width="0.41cm" svg:height="0.617cm" svg:x="23.086cm" svg:y="3.338cm">
          <draw:text-box>
            <text:p text:style-name="P2"><text:span text:style-name="T31">3</text:span></text:p>
          </draw:text-box>
        </draw:frame>
        <draw:frame draw:style-name="gr25" draw:text-style-name="P20" draw:layer="layout" svg:width="0.482cm" svg:height="0.617cm" svg:x="23.086cm" svg:y="3.942cm">
          <draw:text-box>
            <text:p text:style-name="P2"><text:span text:style-name="T31">4</text:span></text:p>
          </draw:text-box>
        </draw:frame>
        <draw:frame draw:style-name="gr26" draw:text-style-name="P20" draw:layer="layout" svg:width="0.471cm" svg:height="0.617cm" svg:x="23.086cm" svg:y="4.545cm">
          <draw:text-box>
            <text:p text:style-name="P2"><text:span text:style-name="T31">5</text:span></text:p>
          </draw:text-box>
        </draw:frame>
        <draw:frame draw:style-name="gr27" draw:text-style-name="P20" draw:layer="layout" svg:width="0.426cm" svg:height="0.619cm" svg:x="23.086cm" svg:y="5.149cm">
          <draw:text-box>
            <text:p text:style-name="P2"><text:span text:style-name="T31">6</text:span></text:p>
          </draw:text-box>
        </draw:frame>
        <draw:frame draw:style-name="gr28" draw:text-style-name="P20" draw:layer="layout" svg:width="0.415cm" svg:height="0.617cm" svg:x="23.086cm" svg:y="5.753cm">
          <draw:text-box>
            <text:p text:style-name="P2"><text:span text:style-name="T31">7</text:span></text:p>
          </draw:text-box>
        </draw:frame>
        <draw:frame draw:style-name="gr29" draw:text-style-name="P20" draw:layer="layout" svg:width="0.477cm" svg:height="0.617cm" svg:x="23.086cm" svg:y="6.356cm">
          <draw:text-box>
            <text:p text:style-name="P2"><text:span text:style-name="T31">8</text:span></text:p>
          </draw:text-box>
        </draw:frame>
        <draw:frame draw:style-name="gr30" draw:text-style-name="P20" draw:layer="layout" svg:width="0.466cm" svg:height="0.619cm" svg:x="23.086cm" svg:y="6.968cm">
          <draw:text-box>
            <text:p text:style-name="P2"><text:span text:style-name="T31">9</text:span></text:p>
          </draw:text-box>
        </draw:frame>
        <draw:frame draw:style-name="gr26" draw:text-style-name="P20" draw:layer="layout" svg:width="0.471cm" svg:height="0.617cm" svg:x="23.086cm" svg:y="7.573cm">
          <draw:text-box>
            <text:p text:style-name="P2"><text:span text:style-name="T31">10</text:span></text:p>
          </draw:text-box>
        </draw:frame>
        <draw:frame draw:style-name="gr31" draw:text-style-name="P20" draw:layer="layout" svg:width="0.46cm" svg:height="0.617cm" svg:x="23.086cm" svg:y="8.178cm">
          <draw:text-box>
            <text:p text:style-name="P2"><text:span text:style-name="T31">11</text:span></text:p>
          </draw:text-box>
        </draw:frame>
        <draw:line draw:style-name="gr32" draw:text-style-name="P21" draw:layer="layout" svg:x1="23.051cm" svg:y1="2.479cm" svg:x2="27.24cm" svg:y2="2.479cm">
          <text:p/>
        </draw:line>
        <draw:line draw:style-name="gr32" draw:text-style-name="P21" draw:layer="layout" svg:x1="23.051cm" svg:y1="3.083cm" svg:x2="27.241cm" svg:y2="3.083cm">
          <text:p/>
        </draw:line>
        <draw:line draw:style-name="gr32" draw:text-style-name="P21" draw:layer="layout" svg:x1="23.051cm" svg:y1="3.687cm" svg:x2="27.241cm" svg:y2="3.687cm">
          <text:p/>
        </draw:line>
        <draw:line draw:style-name="gr32" draw:text-style-name="P21" draw:layer="layout" svg:x1="23.051cm" svg:y1="4.289cm" svg:x2="27.241cm" svg:y2="4.289cm">
          <text:p/>
        </draw:line>
        <draw:line draw:style-name="gr32" draw:text-style-name="P21" draw:layer="layout" svg:x1="23.051cm" svg:y1="4.894cm" svg:x2="27.241cm" svg:y2="4.894cm">
          <text:p/>
        </draw:line>
        <draw:line draw:style-name="gr32" draw:text-style-name="P21" draw:layer="layout" svg:x1="23.051cm" svg:y1="5.499cm" svg:x2="27.241cm" svg:y2="5.499cm">
          <text:p/>
        </draw:line>
        <draw:line draw:style-name="gr32" draw:text-style-name="P21" draw:layer="layout" svg:x1="23.051cm" svg:y1="6.102cm" svg:x2="27.241cm" svg:y2="6.102cm">
          <text:p/>
        </draw:line>
        <draw:line draw:style-name="gr32" draw:text-style-name="P21" draw:layer="layout" svg:x1="23.051cm" svg:y1="6.705cm" svg:x2="27.241cm" svg:y2="6.705cm">
          <text:p/>
        </draw:line>
        <draw:line draw:style-name="gr32" draw:text-style-name="P21" draw:layer="layout" svg:x1="23.051cm" svg:y1="7.308cm" svg:x2="27.241cm" svg:y2="7.308cm">
          <text:p/>
        </draw:line>
        <draw:line draw:style-name="gr32" draw:text-style-name="P21" draw:layer="layout" svg:x1="23.051cm" svg:y1="7.921cm" svg:x2="27.241cm" svg:y2="7.921cm">
          <text:p/>
        </draw:line>
        <draw:line draw:style-name="gr32" draw:text-style-name="P21" draw:layer="layout" svg:x1="23.051cm" svg:y1="8.525cm" svg:x2="27.241cm" svg:y2="8.525cm">
          <text:p/>
        </draw:line>
        <draw:frame draw:style-name="gr33" draw:text-style-name="P20" draw:layer="layout" svg:width="0.563cm" svg:height="0.617cm" svg:x="23.087cm" svg:y="8.782cm">
          <draw:text-box>
            <text:p text:style-name="P2"><text:span text:style-name="T31">12 <text:s text:c="2"/></text:span></text:p>
          </draw:text-box>
        </draw:frame>
        <draw:frame draw:style-name="gr34" draw:text-style-name="P20" draw:layer="layout" svg:width="0.552cm" svg:height="0.617cm" svg:x="23.087cm" svg:y="9.388cm">
          <draw:text-box>
            <text:p text:style-name="P2"><text:span text:style-name="T31">13 <text:s text:c="2"/></text:span></text:p>
          </draw:text-box>
        </draw:frame>
        <draw:frame draw:style-name="gr35" draw:text-style-name="P20" draw:layer="layout" svg:width="0.411cm" svg:height="0.617cm" svg:x="23.087cm" svg:y="9.992cm">
          <draw:text-box>
            <text:p text:style-name="P2"><text:span text:style-name="T31">14</text:span></text:p>
          </draw:text-box>
        </draw:frame>
        <draw:frame draw:style-name="gr36" draw:text-style-name="P20" draw:layer="layout" svg:width="0.483cm" svg:height="0.616cm" svg:x="23.087cm" svg:y="10.597cm">
          <draw:text-box>
            <text:p text:style-name="P2"><text:span text:style-name="T31">15</text:span></text:p>
          </draw:text-box>
        </draw:frame>
        <draw:frame draw:style-name="gr37" draw:text-style-name="P20" draw:layer="layout" svg:width="0.472cm" svg:height="0.616cm" svg:x="23.087cm" svg:y="11.202cm">
          <draw:text-box>
            <text:p text:style-name="P2"><text:span text:style-name="T31">16</text:span></text:p>
          </draw:text-box>
        </draw:frame>
        <draw:frame draw:style-name="gr38" draw:text-style-name="P20" draw:layer="layout" svg:width="0.427cm" svg:height="0.617cm" svg:x="23.087cm" svg:y="11.807cm">
          <draw:text-box>
            <text:p text:style-name="P2"><text:span text:style-name="T31">17</text:span></text:p>
          </draw:text-box>
        </draw:frame>
        <draw:frame draw:style-name="gr39" draw:text-style-name="P20" draw:layer="layout" svg:width="0.416cm" svg:height="0.617cm" svg:x="23.087cm" svg:y="12.411cm">
          <draw:text-box>
            <text:p text:style-name="P2"><text:span text:style-name="T31">18</text:span></text:p>
          </draw:text-box>
        </draw:frame>
        <draw:frame draw:style-name="gr46" draw:text-style-name="P20" draw:layer="layout" svg:width="0.478cm" svg:height="0.617cm" svg:x="23.087cm" svg:y="13.015cm">
          <draw:text-box>
            <text:p text:style-name="P2"><text:span text:style-name="T31">19</text:span></text:p>
          </draw:text-box>
        </draw:frame>
        <draw:frame draw:style-name="gr41" draw:text-style-name="P20" draw:layer="layout" svg:width="0.467cm" svg:height="0.618cm" svg:x="23.087cm" svg:y="13.621cm">
          <draw:text-box>
            <text:p text:style-name="P2"><text:span text:style-name="T31">20</text:span></text:p>
          </draw:text-box>
        </draw:frame>
        <draw:frame draw:style-name="gr42" draw:text-style-name="P20" draw:layer="layout" svg:width="0.472cm" svg:height="0.617cm" svg:x="23.087cm" svg:y="14.225cm">
          <draw:text-box>
            <text:p text:style-name="P2"><text:span text:style-name="T31">21</text:span></text:p>
          </draw:text-box>
        </draw:frame>
        <draw:frame draw:style-name="gr43" draw:text-style-name="P20" draw:layer="layout" svg:width="0.461cm" svg:height="0.617cm" svg:x="23.087cm" svg:y="14.829cm">
          <draw:text-box>
            <text:p text:style-name="P2"><text:span text:style-name="T31">22</text:span></text:p>
          </draw:text-box>
        </draw:frame>
        <draw:line draw:style-name="gr32" draw:text-style-name="P21" draw:layer="layout" svg:x1="23.053cm" svg:y1="9.13cm" svg:x2="27.242cm" svg:y2="9.13cm">
          <text:p/>
        </draw:line>
        <draw:line draw:style-name="gr32" draw:text-style-name="P21" draw:layer="layout" svg:x1="23.053cm" svg:y1="9.733cm" svg:x2="27.243cm" svg:y2="9.733cm">
          <text:p/>
        </draw:line>
        <draw:line draw:style-name="gr32" draw:text-style-name="P21" draw:layer="layout" svg:x1="23.053cm" svg:y1="10.338cm" svg:x2="27.243cm" svg:y2="10.338cm">
          <text:p/>
        </draw:line>
        <draw:line draw:style-name="gr32" draw:text-style-name="P21" draw:layer="layout" svg:x1="23.053cm" svg:y1="10.94cm" svg:x2="27.243cm" svg:y2="10.94cm">
          <text:p/>
        </draw:line>
        <draw:line draw:style-name="gr32" draw:text-style-name="P21" draw:layer="layout" svg:x1="23.053cm" svg:y1="11.545cm" svg:x2="27.243cm" svg:y2="11.545cm">
          <text:p/>
        </draw:line>
        <draw:line draw:style-name="gr32" draw:text-style-name="P21" draw:layer="layout" svg:x1="23.053cm" svg:y1="12.15cm" svg:x2="27.243cm" svg:y2="12.15cm">
          <text:p/>
        </draw:line>
        <draw:line draw:style-name="gr32" draw:text-style-name="P21" draw:layer="layout" svg:x1="23.053cm" svg:y1="12.753cm" svg:x2="27.243cm" svg:y2="12.753cm">
          <text:p/>
        </draw:line>
        <draw:line draw:style-name="gr32" draw:text-style-name="P21" draw:layer="layout" svg:x1="23.053cm" svg:y1="13.356cm" svg:x2="27.243cm" svg:y2="13.356cm">
          <text:p/>
        </draw:line>
        <draw:line draw:style-name="gr32" draw:text-style-name="P21" draw:layer="layout" svg:x1="23.053cm" svg:y1="13.959cm" svg:x2="27.243cm" svg:y2="13.959cm">
          <text:p/>
        </draw:line>
        <draw:line draw:style-name="gr32" draw:text-style-name="P21" draw:layer="layout" svg:x1="23.053cm" svg:y1="14.572cm" svg:x2="27.243cm" svg:y2="14.572cm">
          <text:p/>
        </draw:line>
        <draw:line draw:style-name="gr32" draw:text-style-name="P21" draw:layer="layout" svg:x1="23.053cm" svg:y1="15.176cm" svg:x2="27.243cm" svg:y2="15.176cm">
          <text:p/>
        </draw:line>
        <draw:line draw:style-name="gr32" draw:text-style-name="P21" draw:layer="layout" svg:x1="23.053cm" svg:y1="15.783cm" svg:x2="27.242cm" svg:y2="15.783cm">
          <text:p/>
        </draw:line>
        <draw:line draw:style-name="gr32" draw:text-style-name="P21" draw:layer="layout" svg:x1="23.053cm" svg:y1="16.386cm" svg:x2="27.243cm" svg:y2="16.386cm">
          <text:p/>
        </draw:line>
        <draw:line draw:style-name="gr32" draw:text-style-name="P21" draw:layer="layout" svg:x1="23.053cm" svg:y1="16.991cm" svg:x2="27.243cm" svg:y2="16.991cm">
          <text:p/>
        </draw:line>
        <draw:line draw:style-name="gr32" draw:text-style-name="P21" draw:layer="layout" svg:x1="23.053cm" svg:y1="17.592cm" svg:x2="27.243cm" svg:y2="17.592cm">
          <text:p/>
        </draw:line>
        <draw:line draw:style-name="gr32" draw:text-style-name="P21" draw:layer="layout" svg:x1="23.053cm" svg:y1="18.197cm" svg:x2="27.243cm" svg:y2="18.197cm">
          <text:p/>
        </draw:line>
        <draw:line draw:style-name="gr32" draw:text-style-name="P21" draw:layer="layout" svg:x1="23.053cm" svg:y1="18.802cm" svg:x2="27.243cm" svg:y2="18.802cm">
          <text:p/>
        </draw:line>
        <draw:line draw:style-name="gr32" draw:text-style-name="P21" draw:layer="layout" svg:x1="23.053cm" svg:y1="19.405cm" svg:x2="27.243cm" svg:y2="19.405cm">
          <text:p/>
        </draw:line>
        <draw:line draw:style-name="gr32" draw:text-style-name="P21" draw:layer="layout" svg:x1="23.053cm" svg:y1="20.009cm" svg:x2="27.243cm" svg:y2="20.009cm">
          <text:p/>
        </draw:line>
        <draw:line draw:style-name="gr32" draw:text-style-name="P21" draw:layer="layout" svg:x1="23.053cm" svg:y1="20.612cm" svg:x2="27.243cm" svg:y2="20.612cm">
          <text:p/>
        </draw:line>
        <draw:frame draw:style-name="gr24" draw:text-style-name="P20" draw:layer="layout" svg:width="0.41cm" svg:height="0.617cm" svg:x="23.088cm" svg:y="15.435cm">
          <draw:text-box>
            <text:p text:style-name="P2"><text:span text:style-name="T31">23</text:span></text:p>
          </draw:text-box>
        </draw:frame>
        <draw:frame draw:style-name="gr25" draw:text-style-name="P20" draw:layer="layout" svg:width="0.482cm" svg:height="0.617cm" svg:x="23.088cm" svg:y="16.04cm">
          <draw:text-box>
            <text:p text:style-name="P2"><text:span text:style-name="T31">24</text:span></text:p>
          </draw:text-box>
        </draw:frame>
        <draw:frame draw:style-name="gr42" draw:text-style-name="P20" draw:layer="layout" svg:width="0.472cm" svg:height="0.617cm" svg:x="23.088cm" svg:y="16.641cm">
          <draw:text-box>
            <text:p text:style-name="P2"><text:span text:style-name="T31">25</text:span></text:p>
          </draw:text-box>
        </draw:frame>
        <draw:frame draw:style-name="gr45" draw:text-style-name="P20" draw:layer="layout" svg:width="0.426cm" svg:height="0.618cm" svg:x="23.088cm" svg:y="17.247cm">
          <draw:text-box>
            <text:p text:style-name="P2"><text:span text:style-name="T31">26</text:span></text:p>
          </draw:text-box>
        </draw:frame>
        <draw:frame draw:style-name="gr28" draw:text-style-name="P20" draw:layer="layout" svg:width="0.415cm" svg:height="0.617cm" svg:x="23.088cm" svg:y="17.849cm">
          <draw:text-box>
            <text:p text:style-name="P2"><text:span text:style-name="T31">27</text:span></text:p>
          </draw:text-box>
        </draw:frame>
        <draw:frame draw:style-name="gr29" draw:text-style-name="P20" draw:layer="layout" svg:width="0.477cm" svg:height="0.617cm" svg:x="23.088cm" svg:y="18.452cm">
          <draw:text-box>
            <text:p text:style-name="P2"><text:span text:style-name="T31">28</text:span></text:p>
          </draw:text-box>
        </draw:frame>
        <draw:frame draw:style-name="gr47" draw:text-style-name="P20" draw:layer="layout" svg:width="0.467cm" svg:height="0.619cm" svg:x="23.088cm" svg:y="19.063cm">
          <draw:text-box>
            <text:p text:style-name="P2"><text:span text:style-name="T31">29</text:span></text:p>
          </draw:text-box>
        </draw:frame>
        <draw:frame draw:style-name="gr42" draw:text-style-name="P20" draw:layer="layout" svg:width="0.472cm" svg:height="0.617cm" svg:x="23.088cm" svg:y="19.669cm">
          <draw:text-box>
            <text:p text:style-name="P2"><text:span text:style-name="T31">30</text:span></text:p>
          </draw:text-box>
        </draw:frame>
        <draw:frame draw:style-name="gr43" draw:text-style-name="P20" draw:layer="layout" svg:width="0.461cm" svg:height="0.617cm" svg:x="23.088cm" svg:y="20.273cm">
          <draw:text-box>
            <text:p text:style-name="P2"><text:span text:style-name="T31">31</text:span></text:p>
          </draw:text-box>
        </draw:frame>
        <draw:frame draw:style-name="gr53" draw:text-style-name="P22" draw:layer="layout" svg:width="1.518cm" svg:height="0.533cm" svg:x="15.65cm" svg:y="1.408cm">
          <draw:text-box>
            <text:p text:style-name="P2"><text:span text:style-name="T32">Oc</text:span><text:span text:style-name="T32">tu</text:span><text:span text:style-name="T32">br</text:span><text:span text:style-name="T32">e</text:span></text:p>
          </draw:text-box>
        </draw:frame>
        <draw:frame draw:style-name="gr54" draw:text-style-name="P22" draw:layer="layout" svg:width="2.051cm" svg:height="0.533cm" svg:x="19.75cm" svg:y="1.409cm">
          <draw:text-box>
            <text:p text:style-name="P2"><text:span text:style-name="T32">No</text:span><text:span text:style-name="T32">vi</text:span><text:span text:style-name="T32">e</text:span><text:span text:style-name="T32">m</text:span><text:span text:style-name="T32">br</text:span><text:span text:style-name="T32">e</text:span></text:p>
          </draw:text-box>
        </draw:frame>
        <draw:frame draw:style-name="gr55" draw:text-style-name="P22" draw:layer="layout" svg:width="1.907cm" svg:height="0.533cm" svg:x="24.251cm" svg:y="1.41cm">
          <draw:text-box>
            <text:p text:style-name="P2"><text:span text:style-name="T32">Di</text:span><text:span text:style-name="T32">ci</text:span><text:span text:style-name="T32">e</text:span><text:span text:style-name="T32">m</text:span><text:span text:style-name="T32">br</text:span><text:span text:style-name="T32">e</text:span></text:p>
          </draw:text-box>
        </draw:frame>
      </draw:page>
      <draw:page draw:name="page5" draw:style-name="dp1" draw:master-page-name="master-page34">
        <draw:frame draw:style-name="gr56" draw:text-style-name="P23" draw:layer="layout" svg:width="4.472cm" svg:height="0.533cm" svg:x="18.692cm" svg:y="4.564cm">
          <draw:text-box>
            <text:p text:style-name="P2"><text:span text:style-name="T9">DA</text:span><text:span text:style-name="T9">TO</text:span><text:span text:style-name="T9">S </text:span><text:span text:style-name="T9">PE</text:span><text:span text:style-name="T9">RS</text:span><text:span text:style-name="T9">ON</text:span><text:span text:style-name="T9">AL</text:span><text:span text:style-name="T9">ES</text:span></text:p>
          </draw:text-box>
        </draw:frame>
        <draw:path draw:style-name="gr57" draw:text-style-name="P5" draw:layer="layout" svg:width="6.817cm" svg:height="11.258cm" svg:x="17.425cm" svg:y="6.229cm" svg:viewBox="0 0 6818 11259" svg:d="M0 0h6818M0 865h6818M0 1732h6818M0 2598h6818M0 3463h6818M0 4330h6818M0 5196h6818M0 6061h6818M0 6928h6818M0 7793h6818M0 8659h6818M0 9526h6818M0 10392h6818M0 11259h6818">
          <text:p/>
        </draw:path>
        <draw:polygon draw:style-name="gr58" draw:text-style-name="P24" draw:layer="layout" svg:width="9.124cm" svg:height="5.76cm" svg:x="16.421cm" svg:y="12.054cm" svg:viewBox="0 0 9125 5761" draw:points="0,0 9125,0 9125,5761 0,5761">
          <text:p/>
        </draw:polygon>
        <draw:g>
          <draw:path draw:style-name="gr59" draw:text-style-name="P25" draw:layer="layout" svg:width="0.752cm" svg:height="1.704cm" svg:x="19.772cm" svg:y="16.907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59" draw:text-style-name="P25" draw:layer="layout" svg:width="0.573cm" svg:height="0.81cm" svg:x="20.331cm" svg:y="17.321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59" draw:text-style-name="P25" draw:layer="layout" svg:width="0.856cm" svg:height="0.525cm" svg:x="20.649cm" svg:y="17.592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59" draw:text-style-name="P25" draw:layer="layout" svg:width="0.115cm" svg:height="0.186cm" svg:x="20.718cm" svg:y="17.516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59" draw:text-style-name="P25" draw:layer="layout" svg:width="0.752cm" svg:height="1.705cm" svg:x="21.219cm" svg:y="16.907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  <draw:polygon draw:style-name="gr58" draw:text-style-name="P26" draw:layer="layout" svg:width="1.506cm" svg:height="1.058cm" svg:x="17.376cm" svg:y="8.128cm" svg:viewBox="0 0 1507 1059" draw:points="0,0 1507,0 1507,1059 0,1059">
          <text:p/>
        </draw:polygon>
        <draw:polygon draw:style-name="gr58" draw:text-style-name="P26" draw:layer="layout" svg:width="2.367cm" svg:height="1.057cm" svg:x="17.317cm" svg:y="9.831cm" svg:viewBox="0 0 2368 1058" draw:points="0,0 2368,0 2368,1058 0,1058">
          <text:p/>
        </draw:polygon>
        <draw:frame draw:style-name="gr60" draw:text-style-name="P23" draw:layer="layout" svg:width="1.842cm" svg:height="0.533cm" svg:x="17.387cm" svg:y="8.388cm">
          <draw:text-box>
            <text:p text:style-name="P2"><text:span text:style-name="T33">Em</text:span><text:span text:style-name="T33">ai</text:span><text:span text:style-name="T33">l: </text:span></text:p>
          </draw:text-box>
        </draw:frame>
        <draw:frame draw:style-name="gr61" draw:text-style-name="P23" draw:layer="layout" svg:width="2.796cm" svg:height="0.533cm" svg:x="17.391cm" svg:y="10.096cm">
          <draw:text-box>
            <text:p text:style-name="P2"><text:span text:style-name="T9">Te</text:span><text:span text:style-name="T9">le</text:span><text:span text:style-name="T9">fo</text:span><text:span text:style-name="T9">no</text:span><text:span text:style-name="T9">: </text:span></text:p>
          </draw:text-box>
        </draw:frame>
        <draw:frame draw:style-name="gr62" draw:text-style-name="P23" draw:layer="layout" svg:width="0.514cm" svg:height="0.533cm" svg:x="18.278cm" svg:y="10.113cm">
          <draw:text-box>
            <text:p text:style-name="P2"><text:span text:style-name="T9">´ </text:span></text:p>
          </draw:text-box>
        </draw:frame>
        <draw:polygon draw:style-name="gr58" draw:text-style-name="P26" draw:layer="layout" svg:width="1.716cm" svg:height="1.058cm" svg:x="17.427cm" svg:y="5.524cm" svg:viewBox="0 0 1717 1059" draw:points="0,0 1717,0 1717,1059 0,1059">
          <text:p/>
        </draw:polygon>
        <draw:frame draw:style-name="gr63" draw:text-style-name="P23" draw:layer="layout" svg:width="2.068cm" svg:height="0.533cm" svg:x="17.438cm" svg:y="5.784cm">
          <draw:text-box>
            <text:p text:style-name="P2"><text:span text:style-name="T33">No</text:span><text:span text:style-name="T33">mb</text:span><text:span text:style-name="T33">re</text:span><text:span text:style-name="T33">: </text:span></text:p>
          </draw:text-box>
        </draw:frame>
        <draw:frame draw:style-name="gr64" draw:text-style-name="P27" draw:layer="layout" svg:width="2.415cm" svg:height="0.398cm" svg:x="1.365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2cm" svg:x2="13.956cm" svg:y2="1.962cm">
          <text:p/>
        </draw:line>
        <draw:frame draw:style-name="gr64" draw:text-style-name="P27" draw:layer="layout" svg:width="2.415cm" svg:height="0.398cm" svg:x="1.366cm" svg:y="1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5" draw:text-style-name="P22" draw:layer="layout" svg:width="0.874cm" svg:height="0.533cm" svg:x="2.65cm" svg:y="1.408cm">
          <draw:text-box>
            <text:p text:style-name="P2"><text:span text:style-name="T32">Ju</text:span><text:span text:style-name="T32">lio</text:span></text:p>
          </draw:text-box>
        </draw:frame>
        <draw:frame draw:style-name="gr20" draw:text-style-name="P18" draw:layer="layout" svg:width="4.841cm" svg:height="0.776cm" svg:x="0.92cm" svg:y="0.698cm">
          <draw:text-box>
            <text:p text:style-name="P2"><text:span text:style-name="T30">P</text:span><text:span text:style-name="T30">la</text:span><text:span text:style-name="T30">n</text:span><text:span text:style-name="T30">e</text:span><text:span text:style-name="T30">a</text:span><text:span text:style-name="T30">ci</text:span><text:span text:style-name="T30">o</text:span><text:span text:style-name="T30">n </text:span><text:span text:style-name="T30">a</text:span><text:span text:style-name="T30">n</text:span><text:span text:style-name="T30">u</text:span><text:span text:style-name="T30">al</text:span></text:p>
          </draw:text-box>
        </draw:frame>
        <draw:frame draw:style-name="gr22" draw:text-style-name="P20" draw:layer="layout" svg:width="0.562cm" svg:height="0.617cm" svg:x="1.002cm" svg:y="2.131cm">
          <draw:text-box>
            <text:p text:style-name="P2"><text:span text:style-name="T31">1 <text:s text:c="2"/></text:span></text:p>
          </draw:text-box>
        </draw:frame>
        <draw:frame draw:style-name="gr23" draw:text-style-name="P20" draw:layer="layout" svg:width="0.551cm" svg:height="0.617cm" svg:x="1.002cm" svg:y="2.735cm">
          <draw:text-box>
            <text:p text:style-name="P2"><text:span text:style-name="T31">2 <text:s text:c="2"/></text:span></text:p>
          </draw:text-box>
        </draw:frame>
        <draw:frame draw:style-name="gr24" draw:text-style-name="P20" draw:layer="layout" svg:width="0.41cm" svg:height="0.617cm" svg:x="1.002cm" svg:y="3.339cm">
          <draw:text-box>
            <text:p text:style-name="P2"><text:span text:style-name="T31">3</text:span></text:p>
          </draw:text-box>
        </draw:frame>
        <draw:frame draw:style-name="gr25" draw:text-style-name="P20" draw:layer="layout" svg:width="0.482cm" svg:height="0.617cm" svg:x="1.002cm" svg:y="3.943cm">
          <draw:text-box>
            <text:p text:style-name="P2"><text:span text:style-name="T31">4</text:span></text:p>
          </draw:text-box>
        </draw:frame>
        <draw:frame draw:style-name="gr26" draw:text-style-name="P20" draw:layer="layout" svg:width="0.471cm" svg:height="0.617cm" svg:x="1.002cm" svg:y="4.546cm">
          <draw:text-box>
            <text:p text:style-name="P2"><text:span text:style-name="T31">5</text:span></text:p>
          </draw:text-box>
        </draw:frame>
        <draw:frame draw:style-name="gr27" draw:text-style-name="P20" draw:layer="layout" svg:width="0.426cm" svg:height="0.619cm" svg:x="1.002cm" svg:y="5.15cm">
          <draw:text-box>
            <text:p text:style-name="P2"><text:span text:style-name="T31">6</text:span></text:p>
          </draw:text-box>
        </draw:frame>
        <draw:frame draw:style-name="gr28" draw:text-style-name="P20" draw:layer="layout" svg:width="0.415cm" svg:height="0.617cm" svg:x="1.002cm" svg:y="5.754cm">
          <draw:text-box>
            <text:p text:style-name="P2"><text:span text:style-name="T31">7</text:span></text:p>
          </draw:text-box>
        </draw:frame>
        <draw:frame draw:style-name="gr29" draw:text-style-name="P20" draw:layer="layout" svg:width="0.477cm" svg:height="0.617cm" svg:x="1.002cm" svg:y="6.357cm">
          <draw:text-box>
            <text:p text:style-name="P2"><text:span text:style-name="T31">8</text:span></text:p>
          </draw:text-box>
        </draw:frame>
        <draw:frame draw:style-name="gr30" draw:text-style-name="P20" draw:layer="layout" svg:width="0.466cm" svg:height="0.619cm" svg:x="1.002cm" svg:y="6.969cm">
          <draw:text-box>
            <text:p text:style-name="P2"><text:span text:style-name="T31">9</text:span></text:p>
          </draw:text-box>
        </draw:frame>
        <draw:frame draw:style-name="gr26" draw:text-style-name="P20" draw:layer="layout" svg:width="0.471cm" svg:height="0.617cm" svg:x="1.002cm" svg:y="7.574cm">
          <draw:text-box>
            <text:p text:style-name="P2"><text:span text:style-name="T31">10</text:span></text:p>
          </draw:text-box>
        </draw:frame>
        <draw:frame draw:style-name="gr31" draw:text-style-name="P20" draw:layer="layout" svg:width="0.46cm" svg:height="0.617cm" svg:x="1.002cm" svg:y="8.179cm">
          <draw:text-box>
            <text:p text:style-name="P2"><text:span text:style-name="T31">11</text:span></text:p>
          </draw:text-box>
        </draw:frame>
        <draw:line draw:style-name="gr32" draw:text-style-name="P21" draw:layer="layout" svg:x1="0.967cm" svg:y1="2.48cm" svg:x2="5.156cm" svg:y2="2.48cm">
          <text:p/>
        </draw:line>
        <draw:line draw:style-name="gr32" draw:text-style-name="P21" draw:layer="layout" svg:x1="0.967cm" svg:y1="3.084cm" svg:x2="5.157cm" svg:y2="3.084cm">
          <text:p/>
        </draw:line>
        <draw:line draw:style-name="gr32" draw:text-style-name="P21" draw:layer="layout" svg:x1="0.967cm" svg:y1="3.688cm" svg:x2="5.157cm" svg:y2="3.688cm">
          <text:p/>
        </draw:line>
        <draw:line draw:style-name="gr32" draw:text-style-name="P21" draw:layer="layout" svg:x1="0.967cm" svg:y1="4.29cm" svg:x2="5.157cm" svg:y2="4.29cm">
          <text:p/>
        </draw:line>
        <draw:line draw:style-name="gr32" draw:text-style-name="P21" draw:layer="layout" svg:x1="0.967cm" svg:y1="4.895cm" svg:x2="5.157cm" svg:y2="4.895cm">
          <text:p/>
        </draw:line>
        <draw:line draw:style-name="gr32" draw:text-style-name="P21" draw:layer="layout" svg:x1="0.967cm" svg:y1="5.5cm" svg:x2="5.157cm" svg:y2="5.5cm">
          <text:p/>
        </draw:line>
        <draw:line draw:style-name="gr32" draw:text-style-name="P21" draw:layer="layout" svg:x1="0.967cm" svg:y1="6.103cm" svg:x2="5.157cm" svg:y2="6.103cm">
          <text:p/>
        </draw:line>
        <draw:line draw:style-name="gr32" draw:text-style-name="P21" draw:layer="layout" svg:x1="0.967cm" svg:y1="6.706cm" svg:x2="5.157cm" svg:y2="6.706cm">
          <text:p/>
        </draw:line>
        <draw:line draw:style-name="gr32" draw:text-style-name="P21" draw:layer="layout" svg:x1="0.967cm" svg:y1="7.309cm" svg:x2="5.157cm" svg:y2="7.309cm">
          <text:p/>
        </draw:line>
        <draw:line draw:style-name="gr32" draw:text-style-name="P21" draw:layer="layout" svg:x1="0.967cm" svg:y1="7.922cm" svg:x2="5.157cm" svg:y2="7.922cm">
          <text:p/>
        </draw:line>
        <draw:line draw:style-name="gr32" draw:text-style-name="P21" draw:layer="layout" svg:x1="0.967cm" svg:y1="8.526cm" svg:x2="5.157cm" svg:y2="8.526cm">
          <text:p/>
        </draw:line>
        <draw:frame draw:style-name="gr33" draw:text-style-name="P20" draw:layer="layout" svg:width="0.563cm" svg:height="0.617cm" svg:x="1.003cm" svg:y="8.783cm">
          <draw:text-box>
            <text:p text:style-name="P2"><text:span text:style-name="T31">12 <text:s text:c="2"/></text:span></text:p>
          </draw:text-box>
        </draw:frame>
        <draw:frame draw:style-name="gr34" draw:text-style-name="P20" draw:layer="layout" svg:width="0.552cm" svg:height="0.617cm" svg:x="1.003cm" svg:y="9.389cm">
          <draw:text-box>
            <text:p text:style-name="P2"><text:span text:style-name="T31">13 <text:s text:c="2"/></text:span></text:p>
          </draw:text-box>
        </draw:frame>
        <draw:frame draw:style-name="gr35" draw:text-style-name="P20" draw:layer="layout" svg:width="0.411cm" svg:height="0.617cm" svg:x="1.003cm" svg:y="9.993cm">
          <draw:text-box>
            <text:p text:style-name="P2"><text:span text:style-name="T31">14</text:span></text:p>
          </draw:text-box>
        </draw:frame>
        <draw:frame draw:style-name="gr36" draw:text-style-name="P20" draw:layer="layout" svg:width="0.483cm" svg:height="0.616cm" svg:x="1.003cm" svg:y="10.598cm">
          <draw:text-box>
            <text:p text:style-name="P2"><text:span text:style-name="T31">15</text:span></text:p>
          </draw:text-box>
        </draw:frame>
        <draw:frame draw:style-name="gr37" draw:text-style-name="P20" draw:layer="layout" svg:width="0.472cm" svg:height="0.616cm" svg:x="1.003cm" svg:y="11.203cm">
          <draw:text-box>
            <text:p text:style-name="P2"><text:span text:style-name="T31">16</text:span></text:p>
          </draw:text-box>
        </draw:frame>
        <draw:frame draw:style-name="gr38" draw:text-style-name="P20" draw:layer="layout" svg:width="0.427cm" svg:height="0.617cm" svg:x="1.003cm" svg:y="11.808cm">
          <draw:text-box>
            <text:p text:style-name="P2"><text:span text:style-name="T31">17</text:span></text:p>
          </draw:text-box>
        </draw:frame>
        <draw:frame draw:style-name="gr39" draw:text-style-name="P20" draw:layer="layout" svg:width="0.416cm" svg:height="0.617cm" svg:x="1.003cm" svg:y="12.412cm">
          <draw:text-box>
            <text:p text:style-name="P2"><text:span text:style-name="T31">18</text:span></text:p>
          </draw:text-box>
        </draw:frame>
        <draw:frame draw:style-name="gr40" draw:text-style-name="P20" draw:layer="layout" svg:width="0.479cm" svg:height="0.617cm" svg:x="1.003cm" svg:y="13.016cm">
          <draw:text-box>
            <text:p text:style-name="P2"><text:span text:style-name="T31">19</text:span></text:p>
          </draw:text-box>
        </draw:frame>
        <draw:frame draw:style-name="gr41" draw:text-style-name="P20" draw:layer="layout" svg:width="0.467cm" svg:height="0.618cm" svg:x="1.003cm" svg:y="13.622cm">
          <draw:text-box>
            <text:p text:style-name="P2"><text:span text:style-name="T31">20</text:span></text:p>
          </draw:text-box>
        </draw:frame>
        <draw:frame draw:style-name="gr42" draw:text-style-name="P20" draw:layer="layout" svg:width="0.472cm" svg:height="0.617cm" svg:x="1.003cm" svg:y="14.226cm">
          <draw:text-box>
            <text:p text:style-name="P2"><text:span text:style-name="T31">21</text:span></text:p>
          </draw:text-box>
        </draw:frame>
        <draw:frame draw:style-name="gr43" draw:text-style-name="P20" draw:layer="layout" svg:width="0.461cm" svg:height="0.617cm" svg:x="1.003cm" svg:y="14.83cm">
          <draw:text-box>
            <text:p text:style-name="P2"><text:span text:style-name="T31">22</text:span></text:p>
          </draw:text-box>
        </draw:frame>
        <draw:line draw:style-name="gr32" draw:text-style-name="P21" draw:layer="layout" svg:x1="0.969cm" svg:y1="9.131cm" svg:x2="5.158cm" svg:y2="9.131cm">
          <text:p/>
        </draw:line>
        <draw:line draw:style-name="gr32" draw:text-style-name="P21" draw:layer="layout" svg:x1="0.969cm" svg:y1="9.734cm" svg:x2="5.159cm" svg:y2="9.734cm">
          <text:p/>
        </draw:line>
        <draw:line draw:style-name="gr32" draw:text-style-name="P21" draw:layer="layout" svg:x1="0.969cm" svg:y1="10.339cm" svg:x2="5.159cm" svg:y2="10.339cm">
          <text:p/>
        </draw:line>
        <draw:line draw:style-name="gr32" draw:text-style-name="P21" draw:layer="layout" svg:x1="0.969cm" svg:y1="10.941cm" svg:x2="5.159cm" svg:y2="10.941cm">
          <text:p/>
        </draw:line>
        <draw:line draw:style-name="gr32" draw:text-style-name="P21" draw:layer="layout" svg:x1="0.969cm" svg:y1="11.546cm" svg:x2="5.159cm" svg:y2="11.546cm">
          <text:p/>
        </draw:line>
        <draw:line draw:style-name="gr32" draw:text-style-name="P21" draw:layer="layout" svg:x1="0.969cm" svg:y1="12.151cm" svg:x2="5.159cm" svg:y2="12.151cm">
          <text:p/>
        </draw:line>
        <draw:line draw:style-name="gr32" draw:text-style-name="P21" draw:layer="layout" svg:x1="0.969cm" svg:y1="12.754cm" svg:x2="5.159cm" svg:y2="12.754cm">
          <text:p/>
        </draw:line>
        <draw:line draw:style-name="gr32" draw:text-style-name="P21" draw:layer="layout" svg:x1="0.969cm" svg:y1="13.357cm" svg:x2="5.159cm" svg:y2="13.357cm">
          <text:p/>
        </draw:line>
        <draw:line draw:style-name="gr32" draw:text-style-name="P21" draw:layer="layout" svg:x1="0.969cm" svg:y1="13.96cm" svg:x2="5.159cm" svg:y2="13.96cm">
          <text:p/>
        </draw:line>
        <draw:line draw:style-name="gr32" draw:text-style-name="P21" draw:layer="layout" svg:x1="0.969cm" svg:y1="14.573cm" svg:x2="5.159cm" svg:y2="14.573cm">
          <text:p/>
        </draw:line>
        <draw:line draw:style-name="gr32" draw:text-style-name="P21" draw:layer="layout" svg:x1="0.969cm" svg:y1="15.177cm" svg:x2="5.159cm" svg:y2="15.177cm">
          <text:p/>
        </draw:line>
        <draw:line draw:style-name="gr32" draw:text-style-name="P21" draw:layer="layout" svg:x1="0.969cm" svg:y1="15.784cm" svg:x2="5.158cm" svg:y2="15.784cm">
          <text:p/>
        </draw:line>
        <draw:line draw:style-name="gr32" draw:text-style-name="P21" draw:layer="layout" svg:x1="0.969cm" svg:y1="16.387cm" svg:x2="5.159cm" svg:y2="16.387cm">
          <text:p/>
        </draw:line>
        <draw:line draw:style-name="gr32" draw:text-style-name="P21" draw:layer="layout" svg:x1="0.969cm" svg:y1="16.992cm" svg:x2="5.159cm" svg:y2="16.992cm">
          <text:p/>
        </draw:line>
        <draw:line draw:style-name="gr32" draw:text-style-name="P21" draw:layer="layout" svg:x1="0.969cm" svg:y1="17.593cm" svg:x2="5.159cm" svg:y2="17.593cm">
          <text:p/>
        </draw:line>
        <draw:line draw:style-name="gr32" draw:text-style-name="P21" draw:layer="layout" svg:x1="0.969cm" svg:y1="18.198cm" svg:x2="5.159cm" svg:y2="18.198cm">
          <text:p/>
        </draw:line>
        <draw:line draw:style-name="gr32" draw:text-style-name="P21" draw:layer="layout" svg:x1="0.969cm" svg:y1="18.803cm" svg:x2="5.159cm" svg:y2="18.803cm">
          <text:p/>
        </draw:line>
        <draw:line draw:style-name="gr32" draw:text-style-name="P21" draw:layer="layout" svg:x1="0.969cm" svg:y1="19.406cm" svg:x2="5.159cm" svg:y2="19.406cm">
          <text:p/>
        </draw:line>
        <draw:line draw:style-name="gr32" draw:text-style-name="P21" draw:layer="layout" svg:x1="0.969cm" svg:y1="20.01cm" svg:x2="5.159cm" svg:y2="20.01cm">
          <text:p/>
        </draw:line>
        <draw:line draw:style-name="gr32" draw:text-style-name="P21" draw:layer="layout" svg:x1="0.969cm" svg:y1="20.613cm" svg:x2="5.159cm" svg:y2="20.613cm">
          <text:p/>
        </draw:line>
        <draw:frame draw:style-name="gr35" draw:text-style-name="P20" draw:layer="layout" svg:width="0.411cm" svg:height="0.617cm" svg:x="1.004cm" svg:y="15.436cm">
          <draw:text-box>
            <text:p text:style-name="P2"><text:span text:style-name="T31">23</text:span></text:p>
          </draw:text-box>
        </draw:frame>
        <draw:frame draw:style-name="gr44" draw:text-style-name="P20" draw:layer="layout" svg:width="0.483cm" svg:height="0.617cm" svg:x="1.004cm" svg:y="16.041cm">
          <draw:text-box>
            <text:p text:style-name="P2"><text:span text:style-name="T31">24</text:span></text:p>
          </draw:text-box>
        </draw:frame>
        <draw:frame draw:style-name="gr42" draw:text-style-name="P20" draw:layer="layout" svg:width="0.472cm" svg:height="0.617cm" svg:x="1.004cm" svg:y="16.642cm">
          <draw:text-box>
            <text:p text:style-name="P2"><text:span text:style-name="T31">25</text:span></text:p>
          </draw:text-box>
        </draw:frame>
        <draw:frame draw:style-name="gr45" draw:text-style-name="P20" draw:layer="layout" svg:width="0.426cm" svg:height="0.618cm" svg:x="1.004cm" svg:y="17.248cm">
          <draw:text-box>
            <text:p text:style-name="P2"><text:span text:style-name="T31">26</text:span></text:p>
          </draw:text-box>
        </draw:frame>
        <draw:frame draw:style-name="gr28" draw:text-style-name="P20" draw:layer="layout" svg:width="0.415cm" svg:height="0.617cm" svg:x="1.004cm" svg:y="17.85cm">
          <draw:text-box>
            <text:p text:style-name="P2"><text:span text:style-name="T31">27</text:span></text:p>
          </draw:text-box>
        </draw:frame>
        <draw:frame draw:style-name="gr46" draw:text-style-name="P20" draw:layer="layout" svg:width="0.478cm" svg:height="0.617cm" svg:x="1.004cm" svg:y="18.453cm">
          <draw:text-box>
            <text:p text:style-name="P2"><text:span text:style-name="T31">28</text:span></text:p>
          </draw:text-box>
        </draw:frame>
        <draw:frame draw:style-name="gr47" draw:text-style-name="P20" draw:layer="layout" svg:width="0.467cm" svg:height="0.619cm" svg:x="1.004cm" svg:y="19.064cm">
          <draw:text-box>
            <text:p text:style-name="P2"><text:span text:style-name="T31">29</text:span></text:p>
          </draw:text-box>
        </draw:frame>
        <draw:frame draw:style-name="gr42" draw:text-style-name="P20" draw:layer="layout" svg:width="0.472cm" svg:height="0.617cm" svg:x="1.004cm" svg:y="19.67cm">
          <draw:text-box>
            <text:p text:style-name="P2"><text:span text:style-name="T31">30</text:span></text:p>
          </draw:text-box>
        </draw:frame>
        <draw:frame draw:style-name="gr43" draw:text-style-name="P20" draw:layer="layout" svg:width="0.461cm" svg:height="0.617cm" svg:x="1.004cm" svg:y="20.274cm">
          <draw:text-box>
            <text:p text:style-name="P2"><text:span text:style-name="T31">31</text:span></text:p>
          </draw:text-box>
        </draw:frame>
        <draw:frame draw:style-name="gr22" draw:text-style-name="P20" draw:layer="layout" svg:width="0.562cm" svg:height="0.617cm" svg:x="5.408cm" svg:y="2.131cm">
          <draw:text-box>
            <text:p text:style-name="P2"><text:span text:style-name="T31">1 <text:s text:c="2"/></text:span></text:p>
          </draw:text-box>
        </draw:frame>
        <draw:frame draw:style-name="gr34" draw:text-style-name="P20" draw:layer="layout" svg:width="0.552cm" svg:height="0.617cm" svg:x="5.408cm" svg:y="2.735cm">
          <draw:text-box>
            <text:p text:style-name="P2"><text:span text:style-name="T31">2 <text:s text:c="2"/></text:span></text:p>
          </draw:text-box>
        </draw:frame>
        <draw:frame draw:style-name="gr24" draw:text-style-name="P20" draw:layer="layout" svg:width="0.41cm" svg:height="0.617cm" svg:x="5.408cm" svg:y="3.339cm">
          <draw:text-box>
            <text:p text:style-name="P2"><text:span text:style-name="T31">3</text:span></text:p>
          </draw:text-box>
        </draw:frame>
        <draw:frame draw:style-name="gr25" draw:text-style-name="P20" draw:layer="layout" svg:width="0.482cm" svg:height="0.617cm" svg:x="5.408cm" svg:y="3.943cm">
          <draw:text-box>
            <text:p text:style-name="P2"><text:span text:style-name="T31">4</text:span></text:p>
          </draw:text-box>
        </draw:frame>
        <draw:frame draw:style-name="gr42" draw:text-style-name="P20" draw:layer="layout" svg:width="0.472cm" svg:height="0.617cm" svg:x="5.408cm" svg:y="4.546cm">
          <draw:text-box>
            <text:p text:style-name="P2"><text:span text:style-name="T31">5</text:span></text:p>
          </draw:text-box>
        </draw:frame>
        <draw:frame draw:style-name="gr27" draw:text-style-name="P20" draw:layer="layout" svg:width="0.426cm" svg:height="0.619cm" svg:x="5.408cm" svg:y="5.15cm">
          <draw:text-box>
            <text:p text:style-name="P2"><text:span text:style-name="T31">6</text:span></text:p>
          </draw:text-box>
        </draw:frame>
        <draw:frame draw:style-name="gr28" draw:text-style-name="P20" draw:layer="layout" svg:width="0.415cm" svg:height="0.617cm" svg:x="5.408cm" svg:y="5.754cm">
          <draw:text-box>
            <text:p text:style-name="P2"><text:span text:style-name="T31">7</text:span></text:p>
          </draw:text-box>
        </draw:frame>
        <draw:frame draw:style-name="gr29" draw:text-style-name="P20" draw:layer="layout" svg:width="0.477cm" svg:height="0.617cm" svg:x="5.408cm" svg:y="6.357cm">
          <draw:text-box>
            <text:p text:style-name="P2"><text:span text:style-name="T31">8</text:span></text:p>
          </draw:text-box>
        </draw:frame>
        <draw:frame draw:style-name="gr47" draw:text-style-name="P20" draw:layer="layout" svg:width="0.467cm" svg:height="0.619cm" svg:x="5.408cm" svg:y="6.969cm">
          <draw:text-box>
            <text:p text:style-name="P2"><text:span text:style-name="T31">9</text:span></text:p>
          </draw:text-box>
        </draw:frame>
        <draw:frame draw:style-name="gr42" draw:text-style-name="P20" draw:layer="layout" svg:width="0.472cm" svg:height="0.617cm" svg:x="5.408cm" svg:y="7.574cm">
          <draw:text-box>
            <text:p text:style-name="P2"><text:span text:style-name="T31">10</text:span></text:p>
          </draw:text-box>
        </draw:frame>
        <draw:frame draw:style-name="gr43" draw:text-style-name="P20" draw:layer="layout" svg:width="0.461cm" svg:height="0.617cm" svg:x="5.408cm" svg:y="8.179cm">
          <draw:text-box>
            <text:p text:style-name="P2"><text:span text:style-name="T31">11</text:span></text:p>
          </draw:text-box>
        </draw:frame>
        <draw:line draw:style-name="gr32" draw:text-style-name="P21" draw:layer="layout" svg:x1="5.373cm" svg:y1="2.48cm" svg:x2="9.562cm" svg:y2="2.48cm">
          <text:p/>
        </draw:line>
        <draw:line draw:style-name="gr32" draw:text-style-name="P21" draw:layer="layout" svg:x1="5.373cm" svg:y1="3.084cm" svg:x2="9.563cm" svg:y2="3.084cm">
          <text:p/>
        </draw:line>
        <draw:line draw:style-name="gr32" draw:text-style-name="P21" draw:layer="layout" svg:x1="5.373cm" svg:y1="3.688cm" svg:x2="9.563cm" svg:y2="3.688cm">
          <text:p/>
        </draw:line>
        <draw:line draw:style-name="gr32" draw:text-style-name="P21" draw:layer="layout" svg:x1="5.373cm" svg:y1="4.29cm" svg:x2="9.563cm" svg:y2="4.29cm">
          <text:p/>
        </draw:line>
        <draw:line draw:style-name="gr32" draw:text-style-name="P21" draw:layer="layout" svg:x1="5.373cm" svg:y1="4.895cm" svg:x2="9.563cm" svg:y2="4.895cm">
          <text:p/>
        </draw:line>
        <draw:line draw:style-name="gr32" draw:text-style-name="P21" draw:layer="layout" svg:x1="5.373cm" svg:y1="5.5cm" svg:x2="9.563cm" svg:y2="5.5cm">
          <text:p/>
        </draw:line>
        <draw:line draw:style-name="gr32" draw:text-style-name="P21" draw:layer="layout" svg:x1="5.373cm" svg:y1="6.103cm" svg:x2="9.563cm" svg:y2="6.103cm">
          <text:p/>
        </draw:line>
        <draw:line draw:style-name="gr32" draw:text-style-name="P21" draw:layer="layout" svg:x1="5.373cm" svg:y1="6.706cm" svg:x2="9.563cm" svg:y2="6.706cm">
          <text:p/>
        </draw:line>
        <draw:line draw:style-name="gr32" draw:text-style-name="P21" draw:layer="layout" svg:x1="5.373cm" svg:y1="7.309cm" svg:x2="9.563cm" svg:y2="7.309cm">
          <text:p/>
        </draw:line>
        <draw:line draw:style-name="gr32" draw:text-style-name="P21" draw:layer="layout" svg:x1="5.373cm" svg:y1="7.922cm" svg:x2="9.563cm" svg:y2="7.922cm">
          <text:p/>
        </draw:line>
        <draw:line draw:style-name="gr32" draw:text-style-name="P21" draw:layer="layout" svg:x1="5.373cm" svg:y1="8.526cm" svg:x2="9.563cm" svg:y2="8.526cm">
          <text:p/>
        </draw:line>
        <draw:frame draw:style-name="gr22" draw:text-style-name="P20" draw:layer="layout" svg:width="0.562cm" svg:height="0.617cm" svg:x="5.41cm" svg:y="8.783cm">
          <draw:text-box>
            <text:p text:style-name="P2"><text:span text:style-name="T31">12 <text:s text:c="2"/></text:span></text:p>
          </draw:text-box>
        </draw:frame>
        <draw:frame draw:style-name="gr23" draw:text-style-name="P20" draw:layer="layout" svg:width="0.551cm" svg:height="0.617cm" svg:x="5.41cm" svg:y="9.389cm">
          <draw:text-box>
            <text:p text:style-name="P2"><text:span text:style-name="T31">13 <text:s text:c="2"/></text:span></text:p>
          </draw:text-box>
        </draw:frame>
        <draw:frame draw:style-name="gr24" draw:text-style-name="P20" draw:layer="layout" svg:width="0.41cm" svg:height="0.617cm" svg:x="5.41cm" svg:y="9.993cm">
          <draw:text-box>
            <text:p text:style-name="P2"><text:span text:style-name="T31">14</text:span></text:p>
          </draw:text-box>
        </draw:frame>
        <draw:frame draw:style-name="gr48" draw:text-style-name="P20" draw:layer="layout" svg:width="0.482cm" svg:height="0.616cm" svg:x="5.41cm" svg:y="10.598cm">
          <draw:text-box>
            <text:p text:style-name="P2"><text:span text:style-name="T31">15</text:span></text:p>
          </draw:text-box>
        </draw:frame>
        <draw:frame draw:style-name="gr49" draw:text-style-name="P20" draw:layer="layout" svg:width="0.471cm" svg:height="0.616cm" svg:x="5.41cm" svg:y="11.203cm">
          <draw:text-box>
            <text:p text:style-name="P2"><text:span text:style-name="T31">16</text:span></text:p>
          </draw:text-box>
        </draw:frame>
        <draw:frame draw:style-name="gr50" draw:text-style-name="P20" draw:layer="layout" svg:width="0.426cm" svg:height="0.617cm" svg:x="5.41cm" svg:y="11.808cm">
          <draw:text-box>
            <text:p text:style-name="P2"><text:span text:style-name="T31">17</text:span></text:p>
          </draw:text-box>
        </draw:frame>
        <draw:frame draw:style-name="gr28" draw:text-style-name="P20" draw:layer="layout" svg:width="0.415cm" svg:height="0.617cm" svg:x="5.41cm" svg:y="12.412cm">
          <draw:text-box>
            <text:p text:style-name="P2"><text:span text:style-name="T31">18</text:span></text:p>
          </draw:text-box>
        </draw:frame>
        <draw:frame draw:style-name="gr46" draw:text-style-name="P20" draw:layer="layout" svg:width="0.478cm" svg:height="0.617cm" svg:x="5.41cm" svg:y="13.016cm">
          <draw:text-box>
            <text:p text:style-name="P2"><text:span text:style-name="T31">19</text:span></text:p>
          </draw:text-box>
        </draw:frame>
        <draw:frame draw:style-name="gr41" draw:text-style-name="P20" draw:layer="layout" svg:width="0.467cm" svg:height="0.618cm" svg:x="5.41cm" svg:y="13.622cm">
          <draw:text-box>
            <text:p text:style-name="P2"><text:span text:style-name="T31">20</text:span></text:p>
          </draw:text-box>
        </draw:frame>
        <draw:frame draw:style-name="gr26" draw:text-style-name="P20" draw:layer="layout" svg:width="0.471cm" svg:height="0.617cm" svg:x="5.41cm" svg:y="14.226cm">
          <draw:text-box>
            <text:p text:style-name="P2"><text:span text:style-name="T31">21</text:span></text:p>
          </draw:text-box>
        </draw:frame>
        <draw:frame draw:style-name="gr43" draw:text-style-name="P20" draw:layer="layout" svg:width="0.461cm" svg:height="0.617cm" svg:x="5.41cm" svg:y="14.83cm">
          <draw:text-box>
            <text:p text:style-name="P2"><text:span text:style-name="T31">22</text:span></text:p>
          </draw:text-box>
        </draw:frame>
        <draw:line draw:style-name="gr32" draw:text-style-name="P21" draw:layer="layout" svg:x1="5.375cm" svg:y1="9.131cm" svg:x2="9.564cm" svg:y2="9.131cm">
          <text:p/>
        </draw:line>
        <draw:line draw:style-name="gr32" draw:text-style-name="P21" draw:layer="layout" svg:x1="5.375cm" svg:y1="9.734cm" svg:x2="9.565cm" svg:y2="9.734cm">
          <text:p/>
        </draw:line>
        <draw:line draw:style-name="gr32" draw:text-style-name="P21" draw:layer="layout" svg:x1="5.375cm" svg:y1="10.339cm" svg:x2="9.565cm" svg:y2="10.339cm">
          <text:p/>
        </draw:line>
        <draw:line draw:style-name="gr32" draw:text-style-name="P21" draw:layer="layout" svg:x1="5.375cm" svg:y1="10.941cm" svg:x2="9.565cm" svg:y2="10.941cm">
          <text:p/>
        </draw:line>
        <draw:line draw:style-name="gr32" draw:text-style-name="P21" draw:layer="layout" svg:x1="5.375cm" svg:y1="11.546cm" svg:x2="9.565cm" svg:y2="11.546cm">
          <text:p/>
        </draw:line>
        <draw:line draw:style-name="gr32" draw:text-style-name="P21" draw:layer="layout" svg:x1="5.375cm" svg:y1="12.151cm" svg:x2="9.565cm" svg:y2="12.151cm">
          <text:p/>
        </draw:line>
        <draw:line draw:style-name="gr32" draw:text-style-name="P21" draw:layer="layout" svg:x1="5.375cm" svg:y1="12.754cm" svg:x2="9.565cm" svg:y2="12.754cm">
          <text:p/>
        </draw:line>
        <draw:line draw:style-name="gr32" draw:text-style-name="P21" draw:layer="layout" svg:x1="5.375cm" svg:y1="13.357cm" svg:x2="9.565cm" svg:y2="13.357cm">
          <text:p/>
        </draw:line>
        <draw:line draw:style-name="gr32" draw:text-style-name="P21" draw:layer="layout" svg:x1="5.375cm" svg:y1="13.96cm" svg:x2="9.565cm" svg:y2="13.96cm">
          <text:p/>
        </draw:line>
        <draw:line draw:style-name="gr32" draw:text-style-name="P21" draw:layer="layout" svg:x1="5.375cm" svg:y1="14.573cm" svg:x2="9.565cm" svg:y2="14.573cm">
          <text:p/>
        </draw:line>
        <draw:line draw:style-name="gr32" draw:text-style-name="P21" draw:layer="layout" svg:x1="5.375cm" svg:y1="15.177cm" svg:x2="9.565cm" svg:y2="15.177cm">
          <text:p/>
        </draw:line>
        <draw:line draw:style-name="gr32" draw:text-style-name="P21" draw:layer="layout" svg:x1="5.375cm" svg:y1="15.784cm" svg:x2="9.564cm" svg:y2="15.784cm">
          <text:p/>
        </draw:line>
        <draw:line draw:style-name="gr32" draw:text-style-name="P21" draw:layer="layout" svg:x1="5.375cm" svg:y1="16.387cm" svg:x2="9.565cm" svg:y2="16.387cm">
          <text:p/>
        </draw:line>
        <draw:line draw:style-name="gr32" draw:text-style-name="P21" draw:layer="layout" svg:x1="5.375cm" svg:y1="16.992cm" svg:x2="9.565cm" svg:y2="16.992cm">
          <text:p/>
        </draw:line>
        <draw:line draw:style-name="gr32" draw:text-style-name="P21" draw:layer="layout" svg:x1="5.375cm" svg:y1="17.593cm" svg:x2="9.565cm" svg:y2="17.593cm">
          <text:p/>
        </draw:line>
        <draw:line draw:style-name="gr32" draw:text-style-name="P21" draw:layer="layout" svg:x1="5.375cm" svg:y1="18.198cm" svg:x2="9.565cm" svg:y2="18.198cm">
          <text:p/>
        </draw:line>
        <draw:line draw:style-name="gr32" draw:text-style-name="P21" draw:layer="layout" svg:x1="5.375cm" svg:y1="18.803cm" svg:x2="9.565cm" svg:y2="18.803cm">
          <text:p/>
        </draw:line>
        <draw:line draw:style-name="gr32" draw:text-style-name="P21" draw:layer="layout" svg:x1="5.375cm" svg:y1="19.406cm" svg:x2="9.565cm" svg:y2="19.406cm">
          <text:p/>
        </draw:line>
        <draw:line draw:style-name="gr32" draw:text-style-name="P21" draw:layer="layout" svg:x1="5.375cm" svg:y1="20.01cm" svg:x2="9.565cm" svg:y2="20.01cm">
          <text:p/>
        </draw:line>
        <draw:line draw:style-name="gr32" draw:text-style-name="P21" draw:layer="layout" svg:x1="5.375cm" svg:y1="20.613cm" svg:x2="9.565cm" svg:y2="20.613cm">
          <text:p/>
        </draw:line>
        <draw:frame draw:style-name="gr35" draw:text-style-name="P20" draw:layer="layout" svg:width="0.411cm" svg:height="0.617cm" svg:x="5.41cm" svg:y="15.436cm">
          <draw:text-box>
            <text:p text:style-name="P2"><text:span text:style-name="T31">23</text:span></text:p>
          </draw:text-box>
        </draw:frame>
        <draw:frame draw:style-name="gr44" draw:text-style-name="P20" draw:layer="layout" svg:width="0.483cm" svg:height="0.617cm" svg:x="5.41cm" svg:y="16.041cm">
          <draw:text-box>
            <text:p text:style-name="P2"><text:span text:style-name="T31">24</text:span></text:p>
          </draw:text-box>
        </draw:frame>
        <draw:frame draw:style-name="gr42" draw:text-style-name="P20" draw:layer="layout" svg:width="0.472cm" svg:height="0.617cm" svg:x="5.41cm" svg:y="16.642cm">
          <draw:text-box>
            <text:p text:style-name="P2"><text:span text:style-name="T31">25</text:span></text:p>
          </draw:text-box>
        </draw:frame>
        <draw:frame draw:style-name="gr51" draw:text-style-name="P20" draw:layer="layout" svg:width="0.427cm" svg:height="0.618cm" svg:x="5.41cm" svg:y="17.248cm">
          <draw:text-box>
            <text:p text:style-name="P2"><text:span text:style-name="T31">26</text:span></text:p>
          </draw:text-box>
        </draw:frame>
        <draw:frame draw:style-name="gr52" draw:text-style-name="P20" draw:layer="layout" svg:width="0.417cm" svg:height="0.617cm" svg:x="5.41cm" svg:y="17.85cm">
          <draw:text-box>
            <text:p text:style-name="P2"><text:span text:style-name="T31">27</text:span></text:p>
          </draw:text-box>
        </draw:frame>
        <draw:frame draw:style-name="gr40" draw:text-style-name="P20" draw:layer="layout" svg:width="0.479cm" svg:height="0.617cm" svg:x="5.41cm" svg:y="18.453cm">
          <draw:text-box>
            <text:p text:style-name="P2"><text:span text:style-name="T31">28</text:span></text:p>
          </draw:text-box>
        </draw:frame>
        <draw:frame draw:style-name="gr47" draw:text-style-name="P20" draw:layer="layout" svg:width="0.467cm" svg:height="0.619cm" svg:x="5.41cm" svg:y="19.064cm">
          <draw:text-box>
            <text:p text:style-name="P2"><text:span text:style-name="T31">29</text:span></text:p>
          </draw:text-box>
        </draw:frame>
        <draw:frame draw:style-name="gr42" draw:text-style-name="P20" draw:layer="layout" svg:width="0.472cm" svg:height="0.617cm" svg:x="5.41cm" svg:y="19.67cm">
          <draw:text-box>
            <text:p text:style-name="P2"><text:span text:style-name="T31">30</text:span></text:p>
          </draw:text-box>
        </draw:frame>
        <draw:frame draw:style-name="gr43" draw:text-style-name="P20" draw:layer="layout" svg:width="0.461cm" svg:height="0.617cm" svg:x="5.41cm" svg:y="20.274cm">
          <draw:text-box>
            <text:p text:style-name="P2"><text:span text:style-name="T31">31</text:span></text:p>
          </draw:text-box>
        </draw:frame>
        <draw:frame draw:style-name="gr22" draw:text-style-name="P20" draw:layer="layout" svg:width="0.562cm" svg:height="0.617cm" svg:x="9.813cm" svg:y="2.131cm">
          <draw:text-box>
            <text:p text:style-name="P2"><text:span text:style-name="T31">1 <text:s text:c="2"/></text:span></text:p>
          </draw:text-box>
        </draw:frame>
        <draw:frame draw:style-name="gr23" draw:text-style-name="P20" draw:layer="layout" svg:width="0.551cm" svg:height="0.617cm" svg:x="9.813cm" svg:y="2.735cm">
          <draw:text-box>
            <text:p text:style-name="P2"><text:span text:style-name="T31">2 <text:s text:c="2"/></text:span></text:p>
          </draw:text-box>
        </draw:frame>
        <draw:frame draw:style-name="gr24" draw:text-style-name="P20" draw:layer="layout" svg:width="0.41cm" svg:height="0.617cm" svg:x="9.813cm" svg:y="3.339cm">
          <draw:text-box>
            <text:p text:style-name="P2"><text:span text:style-name="T31">3</text:span></text:p>
          </draw:text-box>
        </draw:frame>
        <draw:frame draw:style-name="gr25" draw:text-style-name="P20" draw:layer="layout" svg:width="0.482cm" svg:height="0.617cm" svg:x="9.813cm" svg:y="3.943cm">
          <draw:text-box>
            <text:p text:style-name="P2"><text:span text:style-name="T31">4</text:span></text:p>
          </draw:text-box>
        </draw:frame>
        <draw:frame draw:style-name="gr26" draw:text-style-name="P20" draw:layer="layout" svg:width="0.471cm" svg:height="0.617cm" svg:x="9.813cm" svg:y="4.546cm">
          <draw:text-box>
            <text:p text:style-name="P2"><text:span text:style-name="T31">5</text:span></text:p>
          </draw:text-box>
        </draw:frame>
        <draw:frame draw:style-name="gr27" draw:text-style-name="P20" draw:layer="layout" svg:width="0.426cm" svg:height="0.619cm" svg:x="9.813cm" svg:y="5.15cm">
          <draw:text-box>
            <text:p text:style-name="P2"><text:span text:style-name="T31">6</text:span></text:p>
          </draw:text-box>
        </draw:frame>
        <draw:frame draw:style-name="gr28" draw:text-style-name="P20" draw:layer="layout" svg:width="0.415cm" svg:height="0.617cm" svg:x="9.813cm" svg:y="5.754cm">
          <draw:text-box>
            <text:p text:style-name="P2"><text:span text:style-name="T31">7</text:span></text:p>
          </draw:text-box>
        </draw:frame>
        <draw:frame draw:style-name="gr29" draw:text-style-name="P20" draw:layer="layout" svg:width="0.477cm" svg:height="0.617cm" svg:x="9.813cm" svg:y="6.357cm">
          <draw:text-box>
            <text:p text:style-name="P2"><text:span text:style-name="T31">8</text:span></text:p>
          </draw:text-box>
        </draw:frame>
        <draw:frame draw:style-name="gr30" draw:text-style-name="P20" draw:layer="layout" svg:width="0.466cm" svg:height="0.619cm" svg:x="9.813cm" svg:y="6.969cm">
          <draw:text-box>
            <text:p text:style-name="P2"><text:span text:style-name="T31">9</text:span></text:p>
          </draw:text-box>
        </draw:frame>
        <draw:frame draw:style-name="gr26" draw:text-style-name="P20" draw:layer="layout" svg:width="0.471cm" svg:height="0.617cm" svg:x="9.813cm" svg:y="7.574cm">
          <draw:text-box>
            <text:p text:style-name="P2"><text:span text:style-name="T31">10</text:span></text:p>
          </draw:text-box>
        </draw:frame>
        <draw:frame draw:style-name="gr31" draw:text-style-name="P20" draw:layer="layout" svg:width="0.46cm" svg:height="0.617cm" svg:x="9.813cm" svg:y="8.179cm">
          <draw:text-box>
            <text:p text:style-name="P2"><text:span text:style-name="T31">11</text:span></text:p>
          </draw:text-box>
        </draw:frame>
        <draw:line draw:style-name="gr32" draw:text-style-name="P21" draw:layer="layout" svg:x1="9.778cm" svg:y1="2.48cm" svg:x2="13.967cm" svg:y2="2.48cm">
          <text:p/>
        </draw:line>
        <draw:line draw:style-name="gr32" draw:text-style-name="P21" draw:layer="layout" svg:x1="9.778cm" svg:y1="3.084cm" svg:x2="13.968cm" svg:y2="3.084cm">
          <text:p/>
        </draw:line>
        <draw:line draw:style-name="gr32" draw:text-style-name="P21" draw:layer="layout" svg:x1="9.778cm" svg:y1="3.688cm" svg:x2="13.968cm" svg:y2="3.688cm">
          <text:p/>
        </draw:line>
        <draw:line draw:style-name="gr32" draw:text-style-name="P21" draw:layer="layout" svg:x1="9.778cm" svg:y1="4.29cm" svg:x2="13.968cm" svg:y2="4.29cm">
          <text:p/>
        </draw:line>
        <draw:line draw:style-name="gr32" draw:text-style-name="P21" draw:layer="layout" svg:x1="9.778cm" svg:y1="4.895cm" svg:x2="13.968cm" svg:y2="4.895cm">
          <text:p/>
        </draw:line>
        <draw:line draw:style-name="gr32" draw:text-style-name="P21" draw:layer="layout" svg:x1="9.778cm" svg:y1="5.5cm" svg:x2="13.968cm" svg:y2="5.5cm">
          <text:p/>
        </draw:line>
        <draw:line draw:style-name="gr32" draw:text-style-name="P21" draw:layer="layout" svg:x1="9.778cm" svg:y1="6.103cm" svg:x2="13.968cm" svg:y2="6.103cm">
          <text:p/>
        </draw:line>
        <draw:line draw:style-name="gr32" draw:text-style-name="P21" draw:layer="layout" svg:x1="9.778cm" svg:y1="6.706cm" svg:x2="13.968cm" svg:y2="6.706cm">
          <text:p/>
        </draw:line>
        <draw:line draw:style-name="gr32" draw:text-style-name="P21" draw:layer="layout" svg:x1="9.778cm" svg:y1="7.309cm" svg:x2="13.968cm" svg:y2="7.309cm">
          <text:p/>
        </draw:line>
        <draw:line draw:style-name="gr32" draw:text-style-name="P21" draw:layer="layout" svg:x1="9.778cm" svg:y1="7.922cm" svg:x2="13.968cm" svg:y2="7.922cm">
          <text:p/>
        </draw:line>
        <draw:line draw:style-name="gr32" draw:text-style-name="P21" draw:layer="layout" svg:x1="9.778cm" svg:y1="8.526cm" svg:x2="13.968cm" svg:y2="8.526cm">
          <text:p/>
        </draw:line>
        <draw:frame draw:style-name="gr33" draw:text-style-name="P20" draw:layer="layout" svg:width="0.563cm" svg:height="0.617cm" svg:x="9.814cm" svg:y="8.783cm">
          <draw:text-box>
            <text:p text:style-name="P2"><text:span text:style-name="T31">12 <text:s text:c="2"/></text:span></text:p>
          </draw:text-box>
        </draw:frame>
        <draw:frame draw:style-name="gr34" draw:text-style-name="P20" draw:layer="layout" svg:width="0.552cm" svg:height="0.617cm" svg:x="9.814cm" svg:y="9.389cm">
          <draw:text-box>
            <text:p text:style-name="P2"><text:span text:style-name="T31">13 <text:s text:c="2"/></text:span></text:p>
          </draw:text-box>
        </draw:frame>
        <draw:frame draw:style-name="gr35" draw:text-style-name="P20" draw:layer="layout" svg:width="0.411cm" svg:height="0.617cm" svg:x="9.814cm" svg:y="9.993cm">
          <draw:text-box>
            <text:p text:style-name="P2"><text:span text:style-name="T31">14</text:span></text:p>
          </draw:text-box>
        </draw:frame>
        <draw:frame draw:style-name="gr36" draw:text-style-name="P20" draw:layer="layout" svg:width="0.483cm" svg:height="0.616cm" svg:x="9.814cm" svg:y="10.598cm">
          <draw:text-box>
            <text:p text:style-name="P2"><text:span text:style-name="T31">15</text:span></text:p>
          </draw:text-box>
        </draw:frame>
        <draw:frame draw:style-name="gr37" draw:text-style-name="P20" draw:layer="layout" svg:width="0.472cm" svg:height="0.616cm" svg:x="9.814cm" svg:y="11.203cm">
          <draw:text-box>
            <text:p text:style-name="P2"><text:span text:style-name="T31">16</text:span></text:p>
          </draw:text-box>
        </draw:frame>
        <draw:frame draw:style-name="gr38" draw:text-style-name="P20" draw:layer="layout" svg:width="0.427cm" svg:height="0.617cm" svg:x="9.814cm" svg:y="11.808cm">
          <draw:text-box>
            <text:p text:style-name="P2"><text:span text:style-name="T31">17</text:span></text:p>
          </draw:text-box>
        </draw:frame>
        <draw:frame draw:style-name="gr39" draw:text-style-name="P20" draw:layer="layout" svg:width="0.416cm" svg:height="0.617cm" svg:x="9.814cm" svg:y="12.412cm">
          <draw:text-box>
            <text:p text:style-name="P2"><text:span text:style-name="T31">18</text:span></text:p>
          </draw:text-box>
        </draw:frame>
        <draw:frame draw:style-name="gr46" draw:text-style-name="P20" draw:layer="layout" svg:width="0.478cm" svg:height="0.617cm" svg:x="9.814cm" svg:y="13.016cm">
          <draw:text-box>
            <text:p text:style-name="P2"><text:span text:style-name="T31">19</text:span></text:p>
          </draw:text-box>
        </draw:frame>
        <draw:frame draw:style-name="gr41" draw:text-style-name="P20" draw:layer="layout" svg:width="0.467cm" svg:height="0.618cm" svg:x="9.814cm" svg:y="13.622cm">
          <draw:text-box>
            <text:p text:style-name="P2"><text:span text:style-name="T31">20</text:span></text:p>
          </draw:text-box>
        </draw:frame>
        <draw:frame draw:style-name="gr42" draw:text-style-name="P20" draw:layer="layout" svg:width="0.472cm" svg:height="0.617cm" svg:x="9.814cm" svg:y="14.226cm">
          <draw:text-box>
            <text:p text:style-name="P2"><text:span text:style-name="T31">21</text:span></text:p>
          </draw:text-box>
        </draw:frame>
        <draw:frame draw:style-name="gr43" draw:text-style-name="P20" draw:layer="layout" svg:width="0.461cm" svg:height="0.617cm" svg:x="9.814cm" svg:y="14.83cm">
          <draw:text-box>
            <text:p text:style-name="P2"><text:span text:style-name="T31">22</text:span></text:p>
          </draw:text-box>
        </draw:frame>
        <draw:line draw:style-name="gr32" draw:text-style-name="P21" draw:layer="layout" svg:x1="9.78cm" svg:y1="9.131cm" svg:x2="13.969cm" svg:y2="9.131cm">
          <text:p/>
        </draw:line>
        <draw:line draw:style-name="gr32" draw:text-style-name="P21" draw:layer="layout" svg:x1="9.78cm" svg:y1="9.734cm" svg:x2="13.97cm" svg:y2="9.734cm">
          <text:p/>
        </draw:line>
        <draw:line draw:style-name="gr32" draw:text-style-name="P21" draw:layer="layout" svg:x1="9.78cm" svg:y1="10.339cm" svg:x2="13.97cm" svg:y2="10.339cm">
          <text:p/>
        </draw:line>
        <draw:line draw:style-name="gr32" draw:text-style-name="P21" draw:layer="layout" svg:x1="9.78cm" svg:y1="10.941cm" svg:x2="13.97cm" svg:y2="10.941cm">
          <text:p/>
        </draw:line>
        <draw:line draw:style-name="gr32" draw:text-style-name="P21" draw:layer="layout" svg:x1="9.78cm" svg:y1="11.546cm" svg:x2="13.97cm" svg:y2="11.546cm">
          <text:p/>
        </draw:line>
        <draw:line draw:style-name="gr32" draw:text-style-name="P21" draw:layer="layout" svg:x1="9.78cm" svg:y1="12.151cm" svg:x2="13.97cm" svg:y2="12.151cm">
          <text:p/>
        </draw:line>
        <draw:line draw:style-name="gr32" draw:text-style-name="P21" draw:layer="layout" svg:x1="9.78cm" svg:y1="12.754cm" svg:x2="13.97cm" svg:y2="12.754cm">
          <text:p/>
        </draw:line>
        <draw:line draw:style-name="gr32" draw:text-style-name="P21" draw:layer="layout" svg:x1="9.78cm" svg:y1="13.357cm" svg:x2="13.97cm" svg:y2="13.357cm">
          <text:p/>
        </draw:line>
        <draw:line draw:style-name="gr32" draw:text-style-name="P21" draw:layer="layout" svg:x1="9.78cm" svg:y1="13.96cm" svg:x2="13.97cm" svg:y2="13.96cm">
          <text:p/>
        </draw:line>
        <draw:line draw:style-name="gr32" draw:text-style-name="P21" draw:layer="layout" svg:x1="9.78cm" svg:y1="14.573cm" svg:x2="13.97cm" svg:y2="14.573cm">
          <text:p/>
        </draw:line>
        <draw:line draw:style-name="gr32" draw:text-style-name="P21" draw:layer="layout" svg:x1="9.78cm" svg:y1="15.177cm" svg:x2="13.97cm" svg:y2="15.177cm">
          <text:p/>
        </draw:line>
        <draw:line draw:style-name="gr32" draw:text-style-name="P21" draw:layer="layout" svg:x1="9.78cm" svg:y1="15.784cm" svg:x2="13.969cm" svg:y2="15.784cm">
          <text:p/>
        </draw:line>
        <draw:line draw:style-name="gr32" draw:text-style-name="P21" draw:layer="layout" svg:x1="9.78cm" svg:y1="16.387cm" svg:x2="13.97cm" svg:y2="16.387cm">
          <text:p/>
        </draw:line>
        <draw:line draw:style-name="gr32" draw:text-style-name="P21" draw:layer="layout" svg:x1="9.78cm" svg:y1="16.992cm" svg:x2="13.97cm" svg:y2="16.992cm">
          <text:p/>
        </draw:line>
        <draw:line draw:style-name="gr32" draw:text-style-name="P21" draw:layer="layout" svg:x1="9.78cm" svg:y1="17.593cm" svg:x2="13.97cm" svg:y2="17.593cm">
          <text:p/>
        </draw:line>
        <draw:line draw:style-name="gr32" draw:text-style-name="P21" draw:layer="layout" svg:x1="9.78cm" svg:y1="18.198cm" svg:x2="13.97cm" svg:y2="18.198cm">
          <text:p/>
        </draw:line>
        <draw:line draw:style-name="gr32" draw:text-style-name="P21" draw:layer="layout" svg:x1="9.78cm" svg:y1="18.803cm" svg:x2="13.97cm" svg:y2="18.803cm">
          <text:p/>
        </draw:line>
        <draw:line draw:style-name="gr32" draw:text-style-name="P21" draw:layer="layout" svg:x1="9.78cm" svg:y1="19.406cm" svg:x2="13.97cm" svg:y2="19.406cm">
          <text:p/>
        </draw:line>
        <draw:line draw:style-name="gr32" draw:text-style-name="P21" draw:layer="layout" svg:x1="9.78cm" svg:y1="20.01cm" svg:x2="13.97cm" svg:y2="20.01cm">
          <text:p/>
        </draw:line>
        <draw:frame draw:style-name="gr24" draw:text-style-name="P20" draw:layer="layout" svg:width="0.41cm" svg:height="0.617cm" svg:x="9.815cm" svg:y="15.436cm">
          <draw:text-box>
            <text:p text:style-name="P2"><text:span text:style-name="T31">23</text:span></text:p>
          </draw:text-box>
        </draw:frame>
        <draw:frame draw:style-name="gr25" draw:text-style-name="P20" draw:layer="layout" svg:width="0.482cm" svg:height="0.617cm" svg:x="9.815cm" svg:y="16.041cm">
          <draw:text-box>
            <text:p text:style-name="P2"><text:span text:style-name="T31">24</text:span></text:p>
          </draw:text-box>
        </draw:frame>
        <draw:frame draw:style-name="gr42" draw:text-style-name="P20" draw:layer="layout" svg:width="0.472cm" svg:height="0.617cm" svg:x="9.815cm" svg:y="16.642cm">
          <draw:text-box>
            <text:p text:style-name="P2"><text:span text:style-name="T31">25</text:span></text:p>
          </draw:text-box>
        </draw:frame>
        <draw:frame draw:style-name="gr45" draw:text-style-name="P20" draw:layer="layout" svg:width="0.426cm" svg:height="0.618cm" svg:x="9.815cm" svg:y="17.248cm">
          <draw:text-box>
            <text:p text:style-name="P2"><text:span text:style-name="T31">26</text:span></text:p>
          </draw:text-box>
        </draw:frame>
        <draw:frame draw:style-name="gr28" draw:text-style-name="P20" draw:layer="layout" svg:width="0.415cm" svg:height="0.617cm" svg:x="9.815cm" svg:y="17.85cm">
          <draw:text-box>
            <text:p text:style-name="P2"><text:span text:style-name="T31">27</text:span></text:p>
          </draw:text-box>
        </draw:frame>
        <draw:frame draw:style-name="gr29" draw:text-style-name="P20" draw:layer="layout" svg:width="0.477cm" svg:height="0.617cm" svg:x="9.815cm" svg:y="18.453cm">
          <draw:text-box>
            <text:p text:style-name="P2"><text:span text:style-name="T31">28</text:span></text:p>
          </draw:text-box>
        </draw:frame>
        <draw:frame draw:style-name="gr47" draw:text-style-name="P20" draw:layer="layout" svg:width="0.467cm" svg:height="0.619cm" svg:x="9.815cm" svg:y="19.064cm">
          <draw:text-box>
            <text:p text:style-name="P2"><text:span text:style-name="T31">29</text:span></text:p>
          </draw:text-box>
        </draw:frame>
        <draw:frame draw:style-name="gr42" draw:text-style-name="P20" draw:layer="layout" svg:width="0.472cm" svg:height="0.617cm" svg:x="9.815cm" svg:y="19.67cm">
          <draw:text-box>
            <text:p text:style-name="P2"><text:span text:style-name="T31">30</text:span></text:p>
          </draw:text-box>
        </draw:frame>
        <draw:frame draw:style-name="gr66" draw:text-style-name="P22" draw:layer="layout" svg:width="1.327cm" svg:height="0.533cm" svg:x="6.95cm" svg:y="1.409cm">
          <draw:text-box>
            <text:p text:style-name="P2"><text:span text:style-name="T32">Ag</text:span><text:span text:style-name="T32">os</text:span><text:span text:style-name="T32">to</text:span></text:p>
          </draw:text-box>
        </draw:frame>
        <draw:frame draw:style-name="gr67" draw:text-style-name="P22" draw:layer="layout" svg:width="2.153cm" svg:height="0.533cm" svg:x="10.951cm" svg:y="1.41cm">
          <draw:text-box>
            <text:p text:style-name="P2"><text:span text:style-name="T32">Se</text:span><text:span text:style-name="T32">pti</text:span><text:span text:style-name="T32">e</text:span><text:span text:style-name="T32">m</text:span><text:span text:style-name="T32">br</text:span><text:span text:style-name="T32">e</text:span></text:p>
          </draw:text-box>
        </draw:frame>
      </draw:page>
      <draw:page draw:name="page6" draw:style-name="dp1" draw:master-page-name="master-page79">
        <draw:line draw:style-name="gr21" draw:text-style-name="P19" draw:layer="layout" svg:x1="14.407cm" svg:y1="1.964cm" svg:x2="27.256cm" svg:y2="1.964cm">
          <text:p/>
        </draw:line>
        <draw:frame draw:style-name="gr22" draw:text-style-name="P20" draw:layer="layout" svg:width="0.562cm" svg:height="0.617cm" svg:x="14.275cm" svg:y="2.13cm">
          <draw:text-box>
            <text:p text:style-name="P2"><text:span text:style-name="T31">1 <text:s text:c="2"/></text:span></text:p>
          </draw:text-box>
        </draw:frame>
        <draw:frame draw:style-name="gr23" draw:text-style-name="P20" draw:layer="layout" svg:width="0.551cm" svg:height="0.617cm" svg:x="14.275cm" svg:y="2.734cm">
          <draw:text-box>
            <text:p text:style-name="P2"><text:span text:style-name="T31">2 <text:s text:c="2"/></text:span></text:p>
          </draw:text-box>
        </draw:frame>
        <draw:frame draw:style-name="gr24" draw:text-style-name="P20" draw:layer="layout" svg:width="0.41cm" svg:height="0.617cm" svg:x="14.275cm" svg:y="3.338cm">
          <draw:text-box>
            <text:p text:style-name="P2"><text:span text:style-name="T31">3</text:span></text:p>
          </draw:text-box>
        </draw:frame>
        <draw:frame draw:style-name="gr25" draw:text-style-name="P20" draw:layer="layout" svg:width="0.482cm" svg:height="0.617cm" svg:x="14.275cm" svg:y="3.942cm">
          <draw:text-box>
            <text:p text:style-name="P2"><text:span text:style-name="T31">4</text:span></text:p>
          </draw:text-box>
        </draw:frame>
        <draw:frame draw:style-name="gr26" draw:text-style-name="P20" draw:layer="layout" svg:width="0.471cm" svg:height="0.617cm" svg:x="14.275cm" svg:y="4.545cm">
          <draw:text-box>
            <text:p text:style-name="P2"><text:span text:style-name="T31">5</text:span></text:p>
          </draw:text-box>
        </draw:frame>
        <draw:frame draw:style-name="gr27" draw:text-style-name="P20" draw:layer="layout" svg:width="0.426cm" svg:height="0.619cm" svg:x="14.275cm" svg:y="5.149cm">
          <draw:text-box>
            <text:p text:style-name="P2"><text:span text:style-name="T31">6</text:span></text:p>
          </draw:text-box>
        </draw:frame>
        <draw:frame draw:style-name="gr28" draw:text-style-name="P20" draw:layer="layout" svg:width="0.415cm" svg:height="0.617cm" svg:x="14.275cm" svg:y="5.753cm">
          <draw:text-box>
            <text:p text:style-name="P2"><text:span text:style-name="T31">7</text:span></text:p>
          </draw:text-box>
        </draw:frame>
        <draw:frame draw:style-name="gr29" draw:text-style-name="P20" draw:layer="layout" svg:width="0.477cm" svg:height="0.617cm" svg:x="14.275cm" svg:y="6.356cm">
          <draw:text-box>
            <text:p text:style-name="P2"><text:span text:style-name="T31">8</text:span></text:p>
          </draw:text-box>
        </draw:frame>
        <draw:frame draw:style-name="gr30" draw:text-style-name="P20" draw:layer="layout" svg:width="0.466cm" svg:height="0.619cm" svg:x="14.275cm" svg:y="6.968cm">
          <draw:text-box>
            <text:p text:style-name="P2"><text:span text:style-name="T31">9</text:span></text:p>
          </draw:text-box>
        </draw:frame>
        <draw:frame draw:style-name="gr26" draw:text-style-name="P20" draw:layer="layout" svg:width="0.471cm" svg:height="0.617cm" svg:x="14.275cm" svg:y="7.573cm">
          <draw:text-box>
            <text:p text:style-name="P2"><text:span text:style-name="T31">10</text:span></text:p>
          </draw:text-box>
        </draw:frame>
        <draw:frame draw:style-name="gr31" draw:text-style-name="P20" draw:layer="layout" svg:width="0.46cm" svg:height="0.617cm" svg:x="14.275cm" svg:y="8.178cm">
          <draw:text-box>
            <text:p text:style-name="P2"><text:span text:style-name="T31">11</text:span></text:p>
          </draw:text-box>
        </draw:frame>
        <draw:line draw:style-name="gr32" draw:text-style-name="P21" draw:layer="layout" svg:x1="14.24cm" svg:y1="2.479cm" svg:x2="18.429cm" svg:y2="2.479cm">
          <text:p/>
        </draw:line>
        <draw:line draw:style-name="gr32" draw:text-style-name="P21" draw:layer="layout" svg:x1="14.24cm" svg:y1="3.083cm" svg:x2="18.43cm" svg:y2="3.083cm">
          <text:p/>
        </draw:line>
        <draw:line draw:style-name="gr32" draw:text-style-name="P21" draw:layer="layout" svg:x1="14.24cm" svg:y1="3.687cm" svg:x2="18.43cm" svg:y2="3.687cm">
          <text:p/>
        </draw:line>
        <draw:line draw:style-name="gr32" draw:text-style-name="P21" draw:layer="layout" svg:x1="14.24cm" svg:y1="4.289cm" svg:x2="18.43cm" svg:y2="4.289cm">
          <text:p/>
        </draw:line>
        <draw:line draw:style-name="gr32" draw:text-style-name="P21" draw:layer="layout" svg:x1="14.24cm" svg:y1="4.894cm" svg:x2="18.43cm" svg:y2="4.894cm">
          <text:p/>
        </draw:line>
        <draw:line draw:style-name="gr32" draw:text-style-name="P21" draw:layer="layout" svg:x1="14.24cm" svg:y1="5.499cm" svg:x2="18.43cm" svg:y2="5.499cm">
          <text:p/>
        </draw:line>
        <draw:line draw:style-name="gr32" draw:text-style-name="P21" draw:layer="layout" svg:x1="14.24cm" svg:y1="6.102cm" svg:x2="18.43cm" svg:y2="6.102cm">
          <text:p/>
        </draw:line>
        <draw:line draw:style-name="gr32" draw:text-style-name="P21" draw:layer="layout" svg:x1="14.24cm" svg:y1="6.705cm" svg:x2="18.43cm" svg:y2="6.705cm">
          <text:p/>
        </draw:line>
        <draw:line draw:style-name="gr32" draw:text-style-name="P21" draw:layer="layout" svg:x1="14.24cm" svg:y1="7.308cm" svg:x2="18.43cm" svg:y2="7.308cm">
          <text:p/>
        </draw:line>
        <draw:line draw:style-name="gr32" draw:text-style-name="P21" draw:layer="layout" svg:x1="14.24cm" svg:y1="7.921cm" svg:x2="18.43cm" svg:y2="7.921cm">
          <text:p/>
        </draw:line>
        <draw:line draw:style-name="gr32" draw:text-style-name="P21" draw:layer="layout" svg:x1="14.24cm" svg:y1="8.525cm" svg:x2="18.43cm" svg:y2="8.525cm">
          <text:p/>
        </draw:line>
        <draw:frame draw:style-name="gr33" draw:text-style-name="P20" draw:layer="layout" svg:width="0.563cm" svg:height="0.617cm" svg:x="14.276cm" svg:y="8.782cm">
          <draw:text-box>
            <text:p text:style-name="P2"><text:span text:style-name="T31">12 <text:s text:c="2"/></text:span></text:p>
          </draw:text-box>
        </draw:frame>
        <draw:frame draw:style-name="gr34" draw:text-style-name="P20" draw:layer="layout" svg:width="0.552cm" svg:height="0.617cm" svg:x="14.276cm" svg:y="9.388cm">
          <draw:text-box>
            <text:p text:style-name="P2"><text:span text:style-name="T31">13 <text:s text:c="2"/></text:span></text:p>
          </draw:text-box>
        </draw:frame>
        <draw:frame draw:style-name="gr35" draw:text-style-name="P20" draw:layer="layout" svg:width="0.411cm" svg:height="0.617cm" svg:x="14.276cm" svg:y="9.992cm">
          <draw:text-box>
            <text:p text:style-name="P2"><text:span text:style-name="T31">14</text:span></text:p>
          </draw:text-box>
        </draw:frame>
        <draw:frame draw:style-name="gr36" draw:text-style-name="P20" draw:layer="layout" svg:width="0.483cm" svg:height="0.616cm" svg:x="14.276cm" svg:y="10.597cm">
          <draw:text-box>
            <text:p text:style-name="P2"><text:span text:style-name="T31">15</text:span></text:p>
          </draw:text-box>
        </draw:frame>
        <draw:frame draw:style-name="gr37" draw:text-style-name="P20" draw:layer="layout" svg:width="0.472cm" svg:height="0.616cm" svg:x="14.276cm" svg:y="11.202cm">
          <draw:text-box>
            <text:p text:style-name="P2"><text:span text:style-name="T31">16</text:span></text:p>
          </draw:text-box>
        </draw:frame>
        <draw:frame draw:style-name="gr38" draw:text-style-name="P20" draw:layer="layout" svg:width="0.427cm" svg:height="0.617cm" svg:x="14.276cm" svg:y="11.807cm">
          <draw:text-box>
            <text:p text:style-name="P2"><text:span text:style-name="T31">17</text:span></text:p>
          </draw:text-box>
        </draw:frame>
        <draw:frame draw:style-name="gr39" draw:text-style-name="P20" draw:layer="layout" svg:width="0.416cm" svg:height="0.617cm" svg:x="14.276cm" svg:y="12.411cm">
          <draw:text-box>
            <text:p text:style-name="P2"><text:span text:style-name="T31">18</text:span></text:p>
          </draw:text-box>
        </draw:frame>
        <draw:frame draw:style-name="gr40" draw:text-style-name="P20" draw:layer="layout" svg:width="0.479cm" svg:height="0.617cm" svg:x="14.276cm" svg:y="13.015cm">
          <draw:text-box>
            <text:p text:style-name="P2"><text:span text:style-name="T31">19</text:span></text:p>
          </draw:text-box>
        </draw:frame>
        <draw:frame draw:style-name="gr41" draw:text-style-name="P20" draw:layer="layout" svg:width="0.467cm" svg:height="0.618cm" svg:x="14.276cm" svg:y="13.621cm">
          <draw:text-box>
            <text:p text:style-name="P2"><text:span text:style-name="T31">20</text:span></text:p>
          </draw:text-box>
        </draw:frame>
        <draw:frame draw:style-name="gr42" draw:text-style-name="P20" draw:layer="layout" svg:width="0.472cm" svg:height="0.617cm" svg:x="14.276cm" svg:y="14.225cm">
          <draw:text-box>
            <text:p text:style-name="P2"><text:span text:style-name="T31">21</text:span></text:p>
          </draw:text-box>
        </draw:frame>
        <draw:frame draw:style-name="gr43" draw:text-style-name="P20" draw:layer="layout" svg:width="0.461cm" svg:height="0.617cm" svg:x="14.276cm" svg:y="14.829cm">
          <draw:text-box>
            <text:p text:style-name="P2"><text:span text:style-name="T31">22</text:span></text:p>
          </draw:text-box>
        </draw:frame>
        <draw:line draw:style-name="gr32" draw:text-style-name="P21" draw:layer="layout" svg:x1="14.242cm" svg:y1="9.13cm" svg:x2="18.431cm" svg:y2="9.13cm">
          <text:p/>
        </draw:line>
        <draw:line draw:style-name="gr32" draw:text-style-name="P21" draw:layer="layout" svg:x1="14.242cm" svg:y1="9.733cm" svg:x2="18.432cm" svg:y2="9.733cm">
          <text:p/>
        </draw:line>
        <draw:line draw:style-name="gr32" draw:text-style-name="P21" draw:layer="layout" svg:x1="14.242cm" svg:y1="10.338cm" svg:x2="18.432cm" svg:y2="10.338cm">
          <text:p/>
        </draw:line>
        <draw:line draw:style-name="gr32" draw:text-style-name="P21" draw:layer="layout" svg:x1="14.242cm" svg:y1="10.94cm" svg:x2="18.432cm" svg:y2="10.94cm">
          <text:p/>
        </draw:line>
        <draw:line draw:style-name="gr32" draw:text-style-name="P21" draw:layer="layout" svg:x1="14.242cm" svg:y1="11.545cm" svg:x2="18.432cm" svg:y2="11.545cm">
          <text:p/>
        </draw:line>
        <draw:line draw:style-name="gr32" draw:text-style-name="P21" draw:layer="layout" svg:x1="14.242cm" svg:y1="12.15cm" svg:x2="18.432cm" svg:y2="12.15cm">
          <text:p/>
        </draw:line>
        <draw:line draw:style-name="gr32" draw:text-style-name="P21" draw:layer="layout" svg:x1="14.242cm" svg:y1="12.753cm" svg:x2="18.432cm" svg:y2="12.753cm">
          <text:p/>
        </draw:line>
        <draw:line draw:style-name="gr32" draw:text-style-name="P21" draw:layer="layout" svg:x1="14.242cm" svg:y1="13.356cm" svg:x2="18.432cm" svg:y2="13.356cm">
          <text:p/>
        </draw:line>
        <draw:line draw:style-name="gr32" draw:text-style-name="P21" draw:layer="layout" svg:x1="14.242cm" svg:y1="13.959cm" svg:x2="18.432cm" svg:y2="13.959cm">
          <text:p/>
        </draw:line>
        <draw:line draw:style-name="gr32" draw:text-style-name="P21" draw:layer="layout" svg:x1="14.242cm" svg:y1="14.572cm" svg:x2="18.432cm" svg:y2="14.572cm">
          <text:p/>
        </draw:line>
        <draw:line draw:style-name="gr32" draw:text-style-name="P21" draw:layer="layout" svg:x1="14.242cm" svg:y1="15.176cm" svg:x2="18.432cm" svg:y2="15.176cm">
          <text:p/>
        </draw:line>
        <draw:line draw:style-name="gr32" draw:text-style-name="P21" draw:layer="layout" svg:x1="14.242cm" svg:y1="15.783cm" svg:x2="18.431cm" svg:y2="15.783cm">
          <text:p/>
        </draw:line>
        <draw:line draw:style-name="gr32" draw:text-style-name="P21" draw:layer="layout" svg:x1="14.242cm" svg:y1="16.386cm" svg:x2="18.432cm" svg:y2="16.386cm">
          <text:p/>
        </draw:line>
        <draw:line draw:style-name="gr32" draw:text-style-name="P21" draw:layer="layout" svg:x1="14.242cm" svg:y1="16.991cm" svg:x2="18.432cm" svg:y2="16.991cm">
          <text:p/>
        </draw:line>
        <draw:line draw:style-name="gr32" draw:text-style-name="P21" draw:layer="layout" svg:x1="14.242cm" svg:y1="17.592cm" svg:x2="18.432cm" svg:y2="17.592cm">
          <text:p/>
        </draw:line>
        <draw:line draw:style-name="gr32" draw:text-style-name="P21" draw:layer="layout" svg:x1="14.242cm" svg:y1="18.197cm" svg:x2="18.432cm" svg:y2="18.197cm">
          <text:p/>
        </draw:line>
        <draw:line draw:style-name="gr32" draw:text-style-name="P21" draw:layer="layout" svg:x1="14.242cm" svg:y1="18.802cm" svg:x2="18.432cm" svg:y2="18.802cm">
          <text:p/>
        </draw:line>
        <draw:line draw:style-name="gr32" draw:text-style-name="P21" draw:layer="layout" svg:x1="14.242cm" svg:y1="19.405cm" svg:x2="18.432cm" svg:y2="19.405cm">
          <text:p/>
        </draw:line>
        <draw:line draw:style-name="gr32" draw:text-style-name="P21" draw:layer="layout" svg:x1="14.242cm" svg:y1="20.009cm" svg:x2="18.432cm" svg:y2="20.009cm">
          <text:p/>
        </draw:line>
        <draw:frame draw:style-name="gr35" draw:text-style-name="P20" draw:layer="layout" svg:width="0.411cm" svg:height="0.617cm" svg:x="14.277cm" svg:y="15.435cm">
          <draw:text-box>
            <text:p text:style-name="P2"><text:span text:style-name="T31">23</text:span></text:p>
          </draw:text-box>
        </draw:frame>
        <draw:frame draw:style-name="gr44" draw:text-style-name="P20" draw:layer="layout" svg:width="0.483cm" svg:height="0.617cm" svg:x="14.277cm" svg:y="16.04cm">
          <draw:text-box>
            <text:p text:style-name="P2"><text:span text:style-name="T31">24</text:span></text:p>
          </draw:text-box>
        </draw:frame>
        <draw:frame draw:style-name="gr42" draw:text-style-name="P20" draw:layer="layout" svg:width="0.472cm" svg:height="0.617cm" svg:x="14.277cm" svg:y="16.641cm">
          <draw:text-box>
            <text:p text:style-name="P2"><text:span text:style-name="T31">25</text:span></text:p>
          </draw:text-box>
        </draw:frame>
        <draw:frame draw:style-name="gr45" draw:text-style-name="P20" draw:layer="layout" svg:width="0.426cm" svg:height="0.618cm" svg:x="14.277cm" svg:y="17.247cm">
          <draw:text-box>
            <text:p text:style-name="P2"><text:span text:style-name="T31">26</text:span></text:p>
          </draw:text-box>
        </draw:frame>
        <draw:frame draw:style-name="gr28" draw:text-style-name="P20" draw:layer="layout" svg:width="0.415cm" svg:height="0.617cm" svg:x="14.277cm" svg:y="17.849cm">
          <draw:text-box>
            <text:p text:style-name="P2"><text:span text:style-name="T31">27</text:span></text:p>
          </draw:text-box>
        </draw:frame>
        <draw:frame draw:style-name="gr46" draw:text-style-name="P20" draw:layer="layout" svg:width="0.478cm" svg:height="0.617cm" svg:x="14.277cm" svg:y="18.452cm">
          <draw:text-box>
            <text:p text:style-name="P2"><text:span text:style-name="T31">28</text:span></text:p>
          </draw:text-box>
        </draw:frame>
        <draw:frame draw:style-name="gr47" draw:text-style-name="P20" draw:layer="layout" svg:width="0.467cm" svg:height="0.619cm" svg:x="14.277cm" svg:y="19.063cm">
          <draw:text-box>
            <text:p text:style-name="P2"><text:span text:style-name="T31">29</text:span></text:p>
          </draw:text-box>
        </draw:frame>
        <draw:frame draw:style-name="gr42" draw:text-style-name="P20" draw:layer="layout" svg:width="0.472cm" svg:height="0.617cm" svg:x="14.277cm" svg:y="19.669cm">
          <draw:text-box>
            <text:p text:style-name="P2"><text:span text:style-name="T31">30</text:span></text:p>
          </draw:text-box>
        </draw:frame>
        <draw:frame draw:style-name="gr22" draw:text-style-name="P20" draw:layer="layout" svg:width="0.562cm" svg:height="0.617cm" svg:x="18.681cm" svg:y="2.13cm">
          <draw:text-box>
            <text:p text:style-name="P2"><text:span text:style-name="T31">1 <text:s text:c="2"/></text:span></text:p>
          </draw:text-box>
        </draw:frame>
        <draw:frame draw:style-name="gr34" draw:text-style-name="P20" draw:layer="layout" svg:width="0.552cm" svg:height="0.617cm" svg:x="18.681cm" svg:y="2.734cm">
          <draw:text-box>
            <text:p text:style-name="P2"><text:span text:style-name="T31">2 <text:s text:c="2"/></text:span></text:p>
          </draw:text-box>
        </draw:frame>
        <draw:frame draw:style-name="gr24" draw:text-style-name="P20" draw:layer="layout" svg:width="0.41cm" svg:height="0.617cm" svg:x="18.681cm" svg:y="3.338cm">
          <draw:text-box>
            <text:p text:style-name="P2"><text:span text:style-name="T31">3</text:span></text:p>
          </draw:text-box>
        </draw:frame>
        <draw:frame draw:style-name="gr25" draw:text-style-name="P20" draw:layer="layout" svg:width="0.482cm" svg:height="0.617cm" svg:x="18.681cm" svg:y="3.942cm">
          <draw:text-box>
            <text:p text:style-name="P2"><text:span text:style-name="T31">4</text:span></text:p>
          </draw:text-box>
        </draw:frame>
        <draw:frame draw:style-name="gr42" draw:text-style-name="P20" draw:layer="layout" svg:width="0.472cm" svg:height="0.617cm" svg:x="18.681cm" svg:y="4.545cm">
          <draw:text-box>
            <text:p text:style-name="P2"><text:span text:style-name="T31">5</text:span></text:p>
          </draw:text-box>
        </draw:frame>
        <draw:frame draw:style-name="gr27" draw:text-style-name="P20" draw:layer="layout" svg:width="0.426cm" svg:height="0.619cm" svg:x="18.681cm" svg:y="5.149cm">
          <draw:text-box>
            <text:p text:style-name="P2"><text:span text:style-name="T31">6</text:span></text:p>
          </draw:text-box>
        </draw:frame>
        <draw:frame draw:style-name="gr28" draw:text-style-name="P20" draw:layer="layout" svg:width="0.415cm" svg:height="0.617cm" svg:x="18.681cm" svg:y="5.753cm">
          <draw:text-box>
            <text:p text:style-name="P2"><text:span text:style-name="T31">7</text:span></text:p>
          </draw:text-box>
        </draw:frame>
        <draw:frame draw:style-name="gr29" draw:text-style-name="P20" draw:layer="layout" svg:width="0.477cm" svg:height="0.617cm" svg:x="18.681cm" svg:y="6.356cm">
          <draw:text-box>
            <text:p text:style-name="P2"><text:span text:style-name="T31">8</text:span></text:p>
          </draw:text-box>
        </draw:frame>
        <draw:frame draw:style-name="gr47" draw:text-style-name="P20" draw:layer="layout" svg:width="0.467cm" svg:height="0.619cm" svg:x="18.681cm" svg:y="6.968cm">
          <draw:text-box>
            <text:p text:style-name="P2"><text:span text:style-name="T31">9</text:span></text:p>
          </draw:text-box>
        </draw:frame>
        <draw:frame draw:style-name="gr42" draw:text-style-name="P20" draw:layer="layout" svg:width="0.472cm" svg:height="0.617cm" svg:x="18.681cm" svg:y="7.573cm">
          <draw:text-box>
            <text:p text:style-name="P2"><text:span text:style-name="T31">10</text:span></text:p>
          </draw:text-box>
        </draw:frame>
        <draw:frame draw:style-name="gr43" draw:text-style-name="P20" draw:layer="layout" svg:width="0.461cm" svg:height="0.617cm" svg:x="18.681cm" svg:y="8.178cm">
          <draw:text-box>
            <text:p text:style-name="P2"><text:span text:style-name="T31">11</text:span></text:p>
          </draw:text-box>
        </draw:frame>
        <draw:line draw:style-name="gr32" draw:text-style-name="P21" draw:layer="layout" svg:x1="18.646cm" svg:y1="2.479cm" svg:x2="22.835cm" svg:y2="2.479cm">
          <text:p/>
        </draw:line>
        <draw:line draw:style-name="gr32" draw:text-style-name="P21" draw:layer="layout" svg:x1="18.646cm" svg:y1="3.083cm" svg:x2="22.836cm" svg:y2="3.083cm">
          <text:p/>
        </draw:line>
        <draw:line draw:style-name="gr32" draw:text-style-name="P21" draw:layer="layout" svg:x1="18.646cm" svg:y1="3.687cm" svg:x2="22.836cm" svg:y2="3.687cm">
          <text:p/>
        </draw:line>
        <draw:line draw:style-name="gr32" draw:text-style-name="P21" draw:layer="layout" svg:x1="18.646cm" svg:y1="4.289cm" svg:x2="22.836cm" svg:y2="4.289cm">
          <text:p/>
        </draw:line>
        <draw:line draw:style-name="gr32" draw:text-style-name="P21" draw:layer="layout" svg:x1="18.646cm" svg:y1="4.894cm" svg:x2="22.836cm" svg:y2="4.894cm">
          <text:p/>
        </draw:line>
        <draw:line draw:style-name="gr32" draw:text-style-name="P21" draw:layer="layout" svg:x1="18.646cm" svg:y1="5.499cm" svg:x2="22.836cm" svg:y2="5.499cm">
          <text:p/>
        </draw:line>
        <draw:line draw:style-name="gr32" draw:text-style-name="P21" draw:layer="layout" svg:x1="18.646cm" svg:y1="6.102cm" svg:x2="22.836cm" svg:y2="6.102cm">
          <text:p/>
        </draw:line>
        <draw:line draw:style-name="gr32" draw:text-style-name="P21" draw:layer="layout" svg:x1="18.646cm" svg:y1="6.705cm" svg:x2="22.836cm" svg:y2="6.705cm">
          <text:p/>
        </draw:line>
        <draw:line draw:style-name="gr32" draw:text-style-name="P21" draw:layer="layout" svg:x1="18.646cm" svg:y1="7.308cm" svg:x2="22.836cm" svg:y2="7.308cm">
          <text:p/>
        </draw:line>
        <draw:line draw:style-name="gr32" draw:text-style-name="P21" draw:layer="layout" svg:x1="18.646cm" svg:y1="7.921cm" svg:x2="22.836cm" svg:y2="7.921cm">
          <text:p/>
        </draw:line>
        <draw:line draw:style-name="gr32" draw:text-style-name="P21" draw:layer="layout" svg:x1="18.646cm" svg:y1="8.525cm" svg:x2="22.836cm" svg:y2="8.525cm">
          <text:p/>
        </draw:line>
        <draw:frame draw:style-name="gr22" draw:text-style-name="P20" draw:layer="layout" svg:width="0.562cm" svg:height="0.617cm" svg:x="18.683cm" svg:y="8.782cm">
          <draw:text-box>
            <text:p text:style-name="P2"><text:span text:style-name="T31">12 <text:s text:c="2"/></text:span></text:p>
          </draw:text-box>
        </draw:frame>
        <draw:frame draw:style-name="gr23" draw:text-style-name="P20" draw:layer="layout" svg:width="0.551cm" svg:height="0.617cm" svg:x="18.683cm" svg:y="9.388cm">
          <draw:text-box>
            <text:p text:style-name="P2"><text:span text:style-name="T31">13 <text:s text:c="2"/></text:span></text:p>
          </draw:text-box>
        </draw:frame>
        <draw:frame draw:style-name="gr24" draw:text-style-name="P20" draw:layer="layout" svg:width="0.41cm" svg:height="0.617cm" svg:x="18.683cm" svg:y="9.992cm">
          <draw:text-box>
            <text:p text:style-name="P2"><text:span text:style-name="T31">14</text:span></text:p>
          </draw:text-box>
        </draw:frame>
        <draw:frame draw:style-name="gr48" draw:text-style-name="P20" draw:layer="layout" svg:width="0.482cm" svg:height="0.616cm" svg:x="18.683cm" svg:y="10.597cm">
          <draw:text-box>
            <text:p text:style-name="P2"><text:span text:style-name="T31">15</text:span></text:p>
          </draw:text-box>
        </draw:frame>
        <draw:frame draw:style-name="gr49" draw:text-style-name="P20" draw:layer="layout" svg:width="0.471cm" svg:height="0.616cm" svg:x="18.683cm" svg:y="11.202cm">
          <draw:text-box>
            <text:p text:style-name="P2"><text:span text:style-name="T31">16</text:span></text:p>
          </draw:text-box>
        </draw:frame>
        <draw:frame draw:style-name="gr50" draw:text-style-name="P20" draw:layer="layout" svg:width="0.426cm" svg:height="0.617cm" svg:x="18.683cm" svg:y="11.807cm">
          <draw:text-box>
            <text:p text:style-name="P2"><text:span text:style-name="T31">17</text:span></text:p>
          </draw:text-box>
        </draw:frame>
        <draw:frame draw:style-name="gr28" draw:text-style-name="P20" draw:layer="layout" svg:width="0.415cm" svg:height="0.617cm" svg:x="18.683cm" svg:y="12.411cm">
          <draw:text-box>
            <text:p text:style-name="P2"><text:span text:style-name="T31">18</text:span></text:p>
          </draw:text-box>
        </draw:frame>
        <draw:frame draw:style-name="gr46" draw:text-style-name="P20" draw:layer="layout" svg:width="0.478cm" svg:height="0.617cm" svg:x="18.683cm" svg:y="13.015cm">
          <draw:text-box>
            <text:p text:style-name="P2"><text:span text:style-name="T31">19</text:span></text:p>
          </draw:text-box>
        </draw:frame>
        <draw:frame draw:style-name="gr41" draw:text-style-name="P20" draw:layer="layout" svg:width="0.467cm" svg:height="0.618cm" svg:x="18.683cm" svg:y="13.621cm">
          <draw:text-box>
            <text:p text:style-name="P2"><text:span text:style-name="T31">20</text:span></text:p>
          </draw:text-box>
        </draw:frame>
        <draw:frame draw:style-name="gr26" draw:text-style-name="P20" draw:layer="layout" svg:width="0.471cm" svg:height="0.617cm" svg:x="18.683cm" svg:y="14.225cm">
          <draw:text-box>
            <text:p text:style-name="P2"><text:span text:style-name="T31">21</text:span></text:p>
          </draw:text-box>
        </draw:frame>
        <draw:frame draw:style-name="gr43" draw:text-style-name="P20" draw:layer="layout" svg:width="0.461cm" svg:height="0.617cm" svg:x="18.683cm" svg:y="14.829cm">
          <draw:text-box>
            <text:p text:style-name="P2"><text:span text:style-name="T31">22</text:span></text:p>
          </draw:text-box>
        </draw:frame>
        <draw:line draw:style-name="gr32" draw:text-style-name="P21" draw:layer="layout" svg:x1="18.648cm" svg:y1="9.13cm" svg:x2="22.837cm" svg:y2="9.13cm">
          <text:p/>
        </draw:line>
        <draw:line draw:style-name="gr32" draw:text-style-name="P21" draw:layer="layout" svg:x1="18.648cm" svg:y1="9.733cm" svg:x2="22.838cm" svg:y2="9.733cm">
          <text:p/>
        </draw:line>
        <draw:line draw:style-name="gr32" draw:text-style-name="P21" draw:layer="layout" svg:x1="18.648cm" svg:y1="10.338cm" svg:x2="22.838cm" svg:y2="10.338cm">
          <text:p/>
        </draw:line>
        <draw:line draw:style-name="gr32" draw:text-style-name="P21" draw:layer="layout" svg:x1="18.648cm" svg:y1="10.94cm" svg:x2="22.838cm" svg:y2="10.94cm">
          <text:p/>
        </draw:line>
        <draw:line draw:style-name="gr32" draw:text-style-name="P21" draw:layer="layout" svg:x1="18.648cm" svg:y1="11.545cm" svg:x2="22.838cm" svg:y2="11.545cm">
          <text:p/>
        </draw:line>
        <draw:line draw:style-name="gr32" draw:text-style-name="P21" draw:layer="layout" svg:x1="18.648cm" svg:y1="12.15cm" svg:x2="22.838cm" svg:y2="12.15cm">
          <text:p/>
        </draw:line>
        <draw:line draw:style-name="gr32" draw:text-style-name="P21" draw:layer="layout" svg:x1="18.648cm" svg:y1="12.753cm" svg:x2="22.838cm" svg:y2="12.753cm">
          <text:p/>
        </draw:line>
        <draw:line draw:style-name="gr32" draw:text-style-name="P21" draw:layer="layout" svg:x1="18.648cm" svg:y1="13.356cm" svg:x2="22.838cm" svg:y2="13.356cm">
          <text:p/>
        </draw:line>
        <draw:line draw:style-name="gr32" draw:text-style-name="P21" draw:layer="layout" svg:x1="18.648cm" svg:y1="13.959cm" svg:x2="22.838cm" svg:y2="13.959cm">
          <text:p/>
        </draw:line>
        <draw:line draw:style-name="gr32" draw:text-style-name="P21" draw:layer="layout" svg:x1="18.648cm" svg:y1="14.572cm" svg:x2="22.838cm" svg:y2="14.572cm">
          <text:p/>
        </draw:line>
        <draw:line draw:style-name="gr32" draw:text-style-name="P21" draw:layer="layout" svg:x1="18.648cm" svg:y1="15.176cm" svg:x2="22.838cm" svg:y2="15.176cm">
          <text:p/>
        </draw:line>
        <draw:line draw:style-name="gr32" draw:text-style-name="P21" draw:layer="layout" svg:x1="18.648cm" svg:y1="15.783cm" svg:x2="22.837cm" svg:y2="15.783cm">
          <text:p/>
        </draw:line>
        <draw:line draw:style-name="gr32" draw:text-style-name="P21" draw:layer="layout" svg:x1="18.648cm" svg:y1="16.386cm" svg:x2="22.838cm" svg:y2="16.386cm">
          <text:p/>
        </draw:line>
        <draw:line draw:style-name="gr32" draw:text-style-name="P21" draw:layer="layout" svg:x1="18.648cm" svg:y1="16.991cm" svg:x2="22.838cm" svg:y2="16.991cm">
          <text:p/>
        </draw:line>
        <draw:line draw:style-name="gr32" draw:text-style-name="P21" draw:layer="layout" svg:x1="18.648cm" svg:y1="17.592cm" svg:x2="22.838cm" svg:y2="17.592cm">
          <text:p/>
        </draw:line>
        <draw:line draw:style-name="gr32" draw:text-style-name="P21" draw:layer="layout" svg:x1="18.648cm" svg:y1="18.197cm" svg:x2="22.838cm" svg:y2="18.197cm">
          <text:p/>
        </draw:line>
        <draw:line draw:style-name="gr32" draw:text-style-name="P21" draw:layer="layout" svg:x1="18.648cm" svg:y1="18.802cm" svg:x2="22.838cm" svg:y2="18.802cm">
          <text:p/>
        </draw:line>
        <draw:line draw:style-name="gr32" draw:text-style-name="P21" draw:layer="layout" svg:x1="18.648cm" svg:y1="19.405cm" svg:x2="22.838cm" svg:y2="19.405cm">
          <text:p/>
        </draw:line>
        <draw:line draw:style-name="gr32" draw:text-style-name="P21" draw:layer="layout" svg:x1="18.648cm" svg:y1="20.009cm" svg:x2="22.838cm" svg:y2="20.009cm">
          <text:p/>
        </draw:line>
        <draw:line draw:style-name="gr32" draw:text-style-name="P21" draw:layer="layout" svg:x1="18.648cm" svg:y1="20.612cm" svg:x2="22.838cm" svg:y2="20.612cm">
          <text:p/>
        </draw:line>
        <draw:frame draw:style-name="gr35" draw:text-style-name="P20" draw:layer="layout" svg:width="0.411cm" svg:height="0.617cm" svg:x="18.683cm" svg:y="15.435cm">
          <draw:text-box>
            <text:p text:style-name="P2"><text:span text:style-name="T31">23</text:span></text:p>
          </draw:text-box>
        </draw:frame>
        <draw:frame draw:style-name="gr44" draw:text-style-name="P20" draw:layer="layout" svg:width="0.483cm" svg:height="0.617cm" svg:x="18.683cm" svg:y="16.04cm">
          <draw:text-box>
            <text:p text:style-name="P2"><text:span text:style-name="T31">24</text:span></text:p>
          </draw:text-box>
        </draw:frame>
        <draw:frame draw:style-name="gr42" draw:text-style-name="P20" draw:layer="layout" svg:width="0.472cm" svg:height="0.617cm" svg:x="18.683cm" svg:y="16.641cm">
          <draw:text-box>
            <text:p text:style-name="P2"><text:span text:style-name="T31">25</text:span></text:p>
          </draw:text-box>
        </draw:frame>
        <draw:frame draw:style-name="gr51" draw:text-style-name="P20" draw:layer="layout" svg:width="0.427cm" svg:height="0.618cm" svg:x="18.683cm" svg:y="17.247cm">
          <draw:text-box>
            <text:p text:style-name="P2"><text:span text:style-name="T31">26</text:span></text:p>
          </draw:text-box>
        </draw:frame>
        <draw:frame draw:style-name="gr52" draw:text-style-name="P20" draw:layer="layout" svg:width="0.417cm" svg:height="0.617cm" svg:x="18.683cm" svg:y="17.849cm">
          <draw:text-box>
            <text:p text:style-name="P2"><text:span text:style-name="T31">27</text:span></text:p>
          </draw:text-box>
        </draw:frame>
        <draw:frame draw:style-name="gr40" draw:text-style-name="P20" draw:layer="layout" svg:width="0.479cm" svg:height="0.617cm" svg:x="18.683cm" svg:y="18.452cm">
          <draw:text-box>
            <text:p text:style-name="P2"><text:span text:style-name="T31">28</text:span></text:p>
          </draw:text-box>
        </draw:frame>
        <draw:frame draw:style-name="gr47" draw:text-style-name="P20" draw:layer="layout" svg:width="0.467cm" svg:height="0.619cm" svg:x="18.683cm" svg:y="19.063cm">
          <draw:text-box>
            <text:p text:style-name="P2"><text:span text:style-name="T31">29</text:span></text:p>
          </draw:text-box>
        </draw:frame>
        <draw:frame draw:style-name="gr42" draw:text-style-name="P20" draw:layer="layout" svg:width="0.472cm" svg:height="0.617cm" svg:x="18.683cm" svg:y="19.669cm">
          <draw:text-box>
            <text:p text:style-name="P2"><text:span text:style-name="T31">30</text:span></text:p>
          </draw:text-box>
        </draw:frame>
        <draw:frame draw:style-name="gr43" draw:text-style-name="P20" draw:layer="layout" svg:width="0.461cm" svg:height="0.617cm" svg:x="18.683cm" svg:y="20.273cm">
          <draw:text-box>
            <text:p text:style-name="P2"><text:span text:style-name="T31">31</text:span></text:p>
          </draw:text-box>
        </draw:frame>
        <draw:frame draw:style-name="gr22" draw:text-style-name="P20" draw:layer="layout" svg:width="0.562cm" svg:height="0.617cm" svg:x="23.086cm" svg:y="2.13cm">
          <draw:text-box>
            <text:p text:style-name="P2"><text:span text:style-name="T31">1 <text:s text:c="2"/></text:span></text:p>
          </draw:text-box>
        </draw:frame>
        <draw:frame draw:style-name="gr23" draw:text-style-name="P20" draw:layer="layout" svg:width="0.551cm" svg:height="0.617cm" svg:x="23.086cm" svg:y="2.734cm">
          <draw:text-box>
            <text:p text:style-name="P2"><text:span text:style-name="T31">2 <text:s text:c="2"/></text:span></text:p>
          </draw:text-box>
        </draw:frame>
        <draw:frame draw:style-name="gr24" draw:text-style-name="P20" draw:layer="layout" svg:width="0.41cm" svg:height="0.617cm" svg:x="23.086cm" svg:y="3.338cm">
          <draw:text-box>
            <text:p text:style-name="P2"><text:span text:style-name="T31">3</text:span></text:p>
          </draw:text-box>
        </draw:frame>
        <draw:frame draw:style-name="gr25" draw:text-style-name="P20" draw:layer="layout" svg:width="0.482cm" svg:height="0.617cm" svg:x="23.086cm" svg:y="3.942cm">
          <draw:text-box>
            <text:p text:style-name="P2"><text:span text:style-name="T31">4</text:span></text:p>
          </draw:text-box>
        </draw:frame>
        <draw:frame draw:style-name="gr26" draw:text-style-name="P20" draw:layer="layout" svg:width="0.471cm" svg:height="0.617cm" svg:x="23.086cm" svg:y="4.545cm">
          <draw:text-box>
            <text:p text:style-name="P2"><text:span text:style-name="T31">5</text:span></text:p>
          </draw:text-box>
        </draw:frame>
        <draw:frame draw:style-name="gr27" draw:text-style-name="P20" draw:layer="layout" svg:width="0.426cm" svg:height="0.619cm" svg:x="23.086cm" svg:y="5.149cm">
          <draw:text-box>
            <text:p text:style-name="P2"><text:span text:style-name="T31">6</text:span></text:p>
          </draw:text-box>
        </draw:frame>
        <draw:frame draw:style-name="gr28" draw:text-style-name="P20" draw:layer="layout" svg:width="0.415cm" svg:height="0.617cm" svg:x="23.086cm" svg:y="5.753cm">
          <draw:text-box>
            <text:p text:style-name="P2"><text:span text:style-name="T31">7</text:span></text:p>
          </draw:text-box>
        </draw:frame>
        <draw:frame draw:style-name="gr29" draw:text-style-name="P20" draw:layer="layout" svg:width="0.477cm" svg:height="0.617cm" svg:x="23.086cm" svg:y="6.356cm">
          <draw:text-box>
            <text:p text:style-name="P2"><text:span text:style-name="T31">8</text:span></text:p>
          </draw:text-box>
        </draw:frame>
        <draw:frame draw:style-name="gr30" draw:text-style-name="P20" draw:layer="layout" svg:width="0.466cm" svg:height="0.619cm" svg:x="23.086cm" svg:y="6.968cm">
          <draw:text-box>
            <text:p text:style-name="P2"><text:span text:style-name="T31">9</text:span></text:p>
          </draw:text-box>
        </draw:frame>
        <draw:frame draw:style-name="gr26" draw:text-style-name="P20" draw:layer="layout" svg:width="0.471cm" svg:height="0.617cm" svg:x="23.086cm" svg:y="7.573cm">
          <draw:text-box>
            <text:p text:style-name="P2"><text:span text:style-name="T31">10</text:span></text:p>
          </draw:text-box>
        </draw:frame>
        <draw:frame draw:style-name="gr31" draw:text-style-name="P20" draw:layer="layout" svg:width="0.46cm" svg:height="0.617cm" svg:x="23.086cm" svg:y="8.178cm">
          <draw:text-box>
            <text:p text:style-name="P2"><text:span text:style-name="T31">11</text:span></text:p>
          </draw:text-box>
        </draw:frame>
        <draw:line draw:style-name="gr32" draw:text-style-name="P21" draw:layer="layout" svg:x1="23.051cm" svg:y1="2.479cm" svg:x2="27.24cm" svg:y2="2.479cm">
          <text:p/>
        </draw:line>
        <draw:line draw:style-name="gr32" draw:text-style-name="P21" draw:layer="layout" svg:x1="23.051cm" svg:y1="3.083cm" svg:x2="27.241cm" svg:y2="3.083cm">
          <text:p/>
        </draw:line>
        <draw:line draw:style-name="gr32" draw:text-style-name="P21" draw:layer="layout" svg:x1="23.051cm" svg:y1="3.687cm" svg:x2="27.241cm" svg:y2="3.687cm">
          <text:p/>
        </draw:line>
        <draw:line draw:style-name="gr32" draw:text-style-name="P21" draw:layer="layout" svg:x1="23.051cm" svg:y1="4.289cm" svg:x2="27.241cm" svg:y2="4.289cm">
          <text:p/>
        </draw:line>
        <draw:line draw:style-name="gr32" draw:text-style-name="P21" draw:layer="layout" svg:x1="23.051cm" svg:y1="4.894cm" svg:x2="27.241cm" svg:y2="4.894cm">
          <text:p/>
        </draw:line>
        <draw:line draw:style-name="gr32" draw:text-style-name="P21" draw:layer="layout" svg:x1="23.051cm" svg:y1="5.499cm" svg:x2="27.241cm" svg:y2="5.499cm">
          <text:p/>
        </draw:line>
        <draw:line draw:style-name="gr32" draw:text-style-name="P21" draw:layer="layout" svg:x1="23.051cm" svg:y1="6.102cm" svg:x2="27.241cm" svg:y2="6.102cm">
          <text:p/>
        </draw:line>
        <draw:line draw:style-name="gr32" draw:text-style-name="P21" draw:layer="layout" svg:x1="23.051cm" svg:y1="6.705cm" svg:x2="27.241cm" svg:y2="6.705cm">
          <text:p/>
        </draw:line>
        <draw:line draw:style-name="gr32" draw:text-style-name="P21" draw:layer="layout" svg:x1="23.051cm" svg:y1="7.308cm" svg:x2="27.241cm" svg:y2="7.308cm">
          <text:p/>
        </draw:line>
        <draw:line draw:style-name="gr32" draw:text-style-name="P21" draw:layer="layout" svg:x1="23.051cm" svg:y1="7.921cm" svg:x2="27.241cm" svg:y2="7.921cm">
          <text:p/>
        </draw:line>
        <draw:line draw:style-name="gr32" draw:text-style-name="P21" draw:layer="layout" svg:x1="23.051cm" svg:y1="8.525cm" svg:x2="27.241cm" svg:y2="8.525cm">
          <text:p/>
        </draw:line>
        <draw:frame draw:style-name="gr33" draw:text-style-name="P20" draw:layer="layout" svg:width="0.563cm" svg:height="0.617cm" svg:x="23.087cm" svg:y="8.782cm">
          <draw:text-box>
            <text:p text:style-name="P2"><text:span text:style-name="T31">12 <text:s text:c="2"/></text:span></text:p>
          </draw:text-box>
        </draw:frame>
        <draw:frame draw:style-name="gr34" draw:text-style-name="P20" draw:layer="layout" svg:width="0.552cm" svg:height="0.617cm" svg:x="23.087cm" svg:y="9.388cm">
          <draw:text-box>
            <text:p text:style-name="P2"><text:span text:style-name="T31">13 <text:s text:c="2"/></text:span></text:p>
          </draw:text-box>
        </draw:frame>
        <draw:frame draw:style-name="gr35" draw:text-style-name="P20" draw:layer="layout" svg:width="0.411cm" svg:height="0.617cm" svg:x="23.087cm" svg:y="9.992cm">
          <draw:text-box>
            <text:p text:style-name="P2"><text:span text:style-name="T31">14</text:span></text:p>
          </draw:text-box>
        </draw:frame>
        <draw:frame draw:style-name="gr36" draw:text-style-name="P20" draw:layer="layout" svg:width="0.483cm" svg:height="0.616cm" svg:x="23.087cm" svg:y="10.597cm">
          <draw:text-box>
            <text:p text:style-name="P2"><text:span text:style-name="T31">15</text:span></text:p>
          </draw:text-box>
        </draw:frame>
        <draw:frame draw:style-name="gr37" draw:text-style-name="P20" draw:layer="layout" svg:width="0.472cm" svg:height="0.616cm" svg:x="23.087cm" svg:y="11.202cm">
          <draw:text-box>
            <text:p text:style-name="P2"><text:span text:style-name="T31">16</text:span></text:p>
          </draw:text-box>
        </draw:frame>
        <draw:frame draw:style-name="gr38" draw:text-style-name="P20" draw:layer="layout" svg:width="0.427cm" svg:height="0.617cm" svg:x="23.087cm" svg:y="11.807cm">
          <draw:text-box>
            <text:p text:style-name="P2"><text:span text:style-name="T31">17</text:span></text:p>
          </draw:text-box>
        </draw:frame>
        <draw:frame draw:style-name="gr39" draw:text-style-name="P20" draw:layer="layout" svg:width="0.416cm" svg:height="0.617cm" svg:x="23.087cm" svg:y="12.411cm">
          <draw:text-box>
            <text:p text:style-name="P2"><text:span text:style-name="T31">18</text:span></text:p>
          </draw:text-box>
        </draw:frame>
        <draw:frame draw:style-name="gr46" draw:text-style-name="P20" draw:layer="layout" svg:width="0.478cm" svg:height="0.617cm" svg:x="23.087cm" svg:y="13.015cm">
          <draw:text-box>
            <text:p text:style-name="P2"><text:span text:style-name="T31">19</text:span></text:p>
          </draw:text-box>
        </draw:frame>
        <draw:frame draw:style-name="gr41" draw:text-style-name="P20" draw:layer="layout" svg:width="0.467cm" svg:height="0.618cm" svg:x="23.087cm" svg:y="13.621cm">
          <draw:text-box>
            <text:p text:style-name="P2"><text:span text:style-name="T31">20</text:span></text:p>
          </draw:text-box>
        </draw:frame>
        <draw:frame draw:style-name="gr42" draw:text-style-name="P20" draw:layer="layout" svg:width="0.472cm" svg:height="0.617cm" svg:x="23.087cm" svg:y="14.225cm">
          <draw:text-box>
            <text:p text:style-name="P2"><text:span text:style-name="T31">21</text:span></text:p>
          </draw:text-box>
        </draw:frame>
        <draw:frame draw:style-name="gr43" draw:text-style-name="P20" draw:layer="layout" svg:width="0.461cm" svg:height="0.617cm" svg:x="23.087cm" svg:y="14.829cm">
          <draw:text-box>
            <text:p text:style-name="P2"><text:span text:style-name="T31">22</text:span></text:p>
          </draw:text-box>
        </draw:frame>
        <draw:line draw:style-name="gr32" draw:text-style-name="P21" draw:layer="layout" svg:x1="23.053cm" svg:y1="9.13cm" svg:x2="27.242cm" svg:y2="9.13cm">
          <text:p/>
        </draw:line>
        <draw:line draw:style-name="gr32" draw:text-style-name="P21" draw:layer="layout" svg:x1="23.053cm" svg:y1="9.733cm" svg:x2="27.243cm" svg:y2="9.733cm">
          <text:p/>
        </draw:line>
        <draw:line draw:style-name="gr32" draw:text-style-name="P21" draw:layer="layout" svg:x1="23.053cm" svg:y1="10.338cm" svg:x2="27.243cm" svg:y2="10.338cm">
          <text:p/>
        </draw:line>
        <draw:line draw:style-name="gr32" draw:text-style-name="P21" draw:layer="layout" svg:x1="23.053cm" svg:y1="10.94cm" svg:x2="27.243cm" svg:y2="10.94cm">
          <text:p/>
        </draw:line>
        <draw:line draw:style-name="gr32" draw:text-style-name="P21" draw:layer="layout" svg:x1="23.053cm" svg:y1="11.545cm" svg:x2="27.243cm" svg:y2="11.545cm">
          <text:p/>
        </draw:line>
        <draw:line draw:style-name="gr32" draw:text-style-name="P21" draw:layer="layout" svg:x1="23.053cm" svg:y1="12.15cm" svg:x2="27.243cm" svg:y2="12.15cm">
          <text:p/>
        </draw:line>
        <draw:line draw:style-name="gr32" draw:text-style-name="P21" draw:layer="layout" svg:x1="23.053cm" svg:y1="12.753cm" svg:x2="27.243cm" svg:y2="12.753cm">
          <text:p/>
        </draw:line>
        <draw:line draw:style-name="gr32" draw:text-style-name="P21" draw:layer="layout" svg:x1="23.053cm" svg:y1="13.356cm" svg:x2="27.243cm" svg:y2="13.356cm">
          <text:p/>
        </draw:line>
        <draw:line draw:style-name="gr32" draw:text-style-name="P21" draw:layer="layout" svg:x1="23.053cm" svg:y1="13.959cm" svg:x2="27.243cm" svg:y2="13.959cm">
          <text:p/>
        </draw:line>
        <draw:line draw:style-name="gr32" draw:text-style-name="P21" draw:layer="layout" svg:x1="23.053cm" svg:y1="14.572cm" svg:x2="27.243cm" svg:y2="14.572cm">
          <text:p/>
        </draw:line>
        <draw:line draw:style-name="gr32" draw:text-style-name="P21" draw:layer="layout" svg:x1="23.053cm" svg:y1="15.176cm" svg:x2="27.243cm" svg:y2="15.176cm">
          <text:p/>
        </draw:line>
        <draw:line draw:style-name="gr32" draw:text-style-name="P21" draw:layer="layout" svg:x1="23.053cm" svg:y1="15.783cm" svg:x2="27.242cm" svg:y2="15.783cm">
          <text:p/>
        </draw:line>
        <draw:line draw:style-name="gr32" draw:text-style-name="P21" draw:layer="layout" svg:x1="23.053cm" svg:y1="16.386cm" svg:x2="27.243cm" svg:y2="16.386cm">
          <text:p/>
        </draw:line>
        <draw:line draw:style-name="gr32" draw:text-style-name="P21" draw:layer="layout" svg:x1="23.053cm" svg:y1="16.991cm" svg:x2="27.243cm" svg:y2="16.991cm">
          <text:p/>
        </draw:line>
        <draw:line draw:style-name="gr32" draw:text-style-name="P21" draw:layer="layout" svg:x1="23.053cm" svg:y1="17.592cm" svg:x2="27.243cm" svg:y2="17.592cm">
          <text:p/>
        </draw:line>
        <draw:line draw:style-name="gr32" draw:text-style-name="P21" draw:layer="layout" svg:x1="23.053cm" svg:y1="18.197cm" svg:x2="27.243cm" svg:y2="18.197cm">
          <text:p/>
        </draw:line>
        <draw:line draw:style-name="gr32" draw:text-style-name="P21" draw:layer="layout" svg:x1="23.053cm" svg:y1="18.802cm" svg:x2="27.243cm" svg:y2="18.802cm">
          <text:p/>
        </draw:line>
        <draw:line draw:style-name="gr32" draw:text-style-name="P21" draw:layer="layout" svg:x1="23.053cm" svg:y1="19.405cm" svg:x2="27.243cm" svg:y2="19.405cm">
          <text:p/>
        </draw:line>
        <draw:line draw:style-name="gr32" draw:text-style-name="P21" draw:layer="layout" svg:x1="23.053cm" svg:y1="20.009cm" svg:x2="27.243cm" svg:y2="20.009cm">
          <text:p/>
        </draw:line>
        <draw:frame draw:style-name="gr24" draw:text-style-name="P20" draw:layer="layout" svg:width="0.41cm" svg:height="0.617cm" svg:x="23.088cm" svg:y="15.435cm">
          <draw:text-box>
            <text:p text:style-name="P2"><text:span text:style-name="T31">23</text:span></text:p>
          </draw:text-box>
        </draw:frame>
        <draw:frame draw:style-name="gr25" draw:text-style-name="P20" draw:layer="layout" svg:width="0.482cm" svg:height="0.617cm" svg:x="23.088cm" svg:y="16.04cm">
          <draw:text-box>
            <text:p text:style-name="P2"><text:span text:style-name="T31">24</text:span></text:p>
          </draw:text-box>
        </draw:frame>
        <draw:frame draw:style-name="gr42" draw:text-style-name="P20" draw:layer="layout" svg:width="0.472cm" svg:height="0.617cm" svg:x="23.088cm" svg:y="16.641cm">
          <draw:text-box>
            <text:p text:style-name="P2"><text:span text:style-name="T31">25</text:span></text:p>
          </draw:text-box>
        </draw:frame>
        <draw:frame draw:style-name="gr45" draw:text-style-name="P20" draw:layer="layout" svg:width="0.426cm" svg:height="0.618cm" svg:x="23.088cm" svg:y="17.247cm">
          <draw:text-box>
            <text:p text:style-name="P2"><text:span text:style-name="T31">26</text:span></text:p>
          </draw:text-box>
        </draw:frame>
        <draw:frame draw:style-name="gr28" draw:text-style-name="P20" draw:layer="layout" svg:width="0.415cm" svg:height="0.617cm" svg:x="23.088cm" svg:y="17.849cm">
          <draw:text-box>
            <text:p text:style-name="P2"><text:span text:style-name="T31">27</text:span></text:p>
          </draw:text-box>
        </draw:frame>
        <draw:frame draw:style-name="gr29" draw:text-style-name="P20" draw:layer="layout" svg:width="0.477cm" svg:height="0.617cm" svg:x="23.088cm" svg:y="18.452cm">
          <draw:text-box>
            <text:p text:style-name="P2"><text:span text:style-name="T31">28</text:span></text:p>
          </draw:text-box>
        </draw:frame>
        <draw:frame draw:style-name="gr47" draw:text-style-name="P20" draw:layer="layout" svg:width="0.467cm" svg:height="0.619cm" svg:x="23.088cm" svg:y="19.063cm">
          <draw:text-box>
            <text:p text:style-name="P2"><text:span text:style-name="T31">29</text:span></text:p>
          </draw:text-box>
        </draw:frame>
        <draw:frame draw:style-name="gr42" draw:text-style-name="P20" draw:layer="layout" svg:width="0.472cm" svg:height="0.617cm" svg:x="23.088cm" svg:y="19.669cm">
          <draw:text-box>
            <text:p text:style-name="P2"><text:span text:style-name="T31">30</text:span></text:p>
          </draw:text-box>
        </draw:frame>
        <draw:frame draw:style-name="gr68" draw:text-style-name="P22" draw:layer="layout" svg:width="0.861cm" svg:height="0.533cm" svg:x="15.95cm" svg:y="1.408cm">
          <draw:text-box>
            <text:p text:style-name="P2"><text:span text:style-name="T32">Ab</text:span><text:span text:style-name="T32">ril</text:span></text:p>
          </draw:text-box>
        </draw:frame>
        <draw:frame draw:style-name="gr69" draw:text-style-name="P22" draw:layer="layout" svg:width="1.018cm" svg:height="0.533cm" svg:x="20.35cm" svg:y="1.409cm">
          <draw:text-box>
            <text:p text:style-name="P2"><text:span text:style-name="T32">M</text:span><text:span text:style-name="T32">ay</text:span><text:span text:style-name="T32">o</text:span></text:p>
          </draw:text-box>
        </draw:frame>
        <draw:frame draw:style-name="gr70" draw:text-style-name="P22" draw:layer="layout" svg:width="1.01cm" svg:height="0.533cm" svg:x="24.751cm" svg:y="1.41cm">
          <draw:text-box>
            <text:p text:style-name="P2"><text:span text:style-name="T32">Ju</text:span><text:span text:style-name="T32">ni</text:span><text:span text:style-name="T32">o</text:span></text:p>
          </draw:text-box>
        </draw:frame>
      </draw:page>
      <draw:page draw:name="page7" draw:style-name="dp1" draw:master-page-name="master-page34">
        <draw:frame draw:style-name="gr64" draw:text-style-name="P27" draw:layer="layout" svg:width="2.415cm" svg:height="0.398cm" svg:x="1.365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2cm" svg:x2="13.956cm" svg:y2="1.962cm">
          <text:p/>
        </draw:line>
        <draw:frame draw:style-name="gr64" draw:text-style-name="P27" draw:layer="layout" svg:width="2.415cm" svg:height="0.398cm" svg:x="1.366cm" svg:y="1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71" draw:text-style-name="P22" draw:layer="layout" svg:width="1.094cm" svg:height="0.533cm" svg:x="2.55cm" svg:y="1.408cm">
          <draw:text-box>
            <text:p text:style-name="P2"><text:span text:style-name="T32">En</text:span><text:span text:style-name="T32">er</text:span><text:span text:style-name="T32">o</text:span></text:p>
          </draw:text-box>
        </draw:frame>
        <draw:frame draw:style-name="gr20" draw:text-style-name="P18" draw:layer="layout" svg:width="4.841cm" svg:height="0.776cm" svg:x="0.92cm" svg:y="0.698cm">
          <draw:text-box>
            <text:p text:style-name="P2"><text:span text:style-name="T30">P</text:span><text:span text:style-name="T30">la</text:span><text:span text:style-name="T30">n</text:span><text:span text:style-name="T30">e</text:span><text:span text:style-name="T30">a</text:span><text:span text:style-name="T30">ci</text:span><text:span text:style-name="T30">o</text:span><text:span text:style-name="T30">n </text:span><text:span text:style-name="T30">a</text:span><text:span text:style-name="T30">n</text:span><text:span text:style-name="T30">u</text:span><text:span text:style-name="T30">al</text:span></text:p>
          </draw:text-box>
        </draw:frame>
        <draw:frame draw:style-name="gr22" draw:text-style-name="P20" draw:layer="layout" svg:width="0.562cm" svg:height="0.617cm" svg:x="1.002cm" svg:y="2.131cm">
          <draw:text-box>
            <text:p text:style-name="P2"><text:span text:style-name="T31">1 <text:s text:c="2"/></text:span></text:p>
          </draw:text-box>
        </draw:frame>
        <draw:frame draw:style-name="gr23" draw:text-style-name="P20" draw:layer="layout" svg:width="0.551cm" svg:height="0.617cm" svg:x="1.002cm" svg:y="2.735cm">
          <draw:text-box>
            <text:p text:style-name="P2"><text:span text:style-name="T31">2 <text:s text:c="2"/></text:span></text:p>
          </draw:text-box>
        </draw:frame>
        <draw:frame draw:style-name="gr24" draw:text-style-name="P20" draw:layer="layout" svg:width="0.41cm" svg:height="0.617cm" svg:x="1.002cm" svg:y="3.339cm">
          <draw:text-box>
            <text:p text:style-name="P2"><text:span text:style-name="T31">3</text:span></text:p>
          </draw:text-box>
        </draw:frame>
        <draw:frame draw:style-name="gr25" draw:text-style-name="P20" draw:layer="layout" svg:width="0.482cm" svg:height="0.617cm" svg:x="1.002cm" svg:y="3.943cm">
          <draw:text-box>
            <text:p text:style-name="P2"><text:span text:style-name="T31">4</text:span></text:p>
          </draw:text-box>
        </draw:frame>
        <draw:frame draw:style-name="gr26" draw:text-style-name="P20" draw:layer="layout" svg:width="0.471cm" svg:height="0.617cm" svg:x="1.002cm" svg:y="4.546cm">
          <draw:text-box>
            <text:p text:style-name="P2"><text:span text:style-name="T31">5</text:span></text:p>
          </draw:text-box>
        </draw:frame>
        <draw:frame draw:style-name="gr27" draw:text-style-name="P20" draw:layer="layout" svg:width="0.426cm" svg:height="0.619cm" svg:x="1.002cm" svg:y="5.15cm">
          <draw:text-box>
            <text:p text:style-name="P2"><text:span text:style-name="T31">6</text:span></text:p>
          </draw:text-box>
        </draw:frame>
        <draw:frame draw:style-name="gr28" draw:text-style-name="P20" draw:layer="layout" svg:width="0.415cm" svg:height="0.617cm" svg:x="1.002cm" svg:y="5.754cm">
          <draw:text-box>
            <text:p text:style-name="P2"><text:span text:style-name="T31">7</text:span></text:p>
          </draw:text-box>
        </draw:frame>
        <draw:frame draw:style-name="gr29" draw:text-style-name="P20" draw:layer="layout" svg:width="0.477cm" svg:height="0.617cm" svg:x="1.002cm" svg:y="6.357cm">
          <draw:text-box>
            <text:p text:style-name="P2"><text:span text:style-name="T31">8</text:span></text:p>
          </draw:text-box>
        </draw:frame>
        <draw:frame draw:style-name="gr30" draw:text-style-name="P20" draw:layer="layout" svg:width="0.466cm" svg:height="0.619cm" svg:x="1.002cm" svg:y="6.969cm">
          <draw:text-box>
            <text:p text:style-name="P2"><text:span text:style-name="T31">9</text:span></text:p>
          </draw:text-box>
        </draw:frame>
        <draw:frame draw:style-name="gr26" draw:text-style-name="P20" draw:layer="layout" svg:width="0.471cm" svg:height="0.617cm" svg:x="1.002cm" svg:y="7.574cm">
          <draw:text-box>
            <text:p text:style-name="P2"><text:span text:style-name="T31">10</text:span></text:p>
          </draw:text-box>
        </draw:frame>
        <draw:frame draw:style-name="gr31" draw:text-style-name="P20" draw:layer="layout" svg:width="0.46cm" svg:height="0.617cm" svg:x="1.002cm" svg:y="8.179cm">
          <draw:text-box>
            <text:p text:style-name="P2"><text:span text:style-name="T31">11</text:span></text:p>
          </draw:text-box>
        </draw:frame>
        <draw:line draw:style-name="gr32" draw:text-style-name="P21" draw:layer="layout" svg:x1="0.967cm" svg:y1="2.48cm" svg:x2="5.156cm" svg:y2="2.48cm">
          <text:p/>
        </draw:line>
        <draw:line draw:style-name="gr32" draw:text-style-name="P21" draw:layer="layout" svg:x1="0.967cm" svg:y1="3.084cm" svg:x2="5.157cm" svg:y2="3.084cm">
          <text:p/>
        </draw:line>
        <draw:line draw:style-name="gr32" draw:text-style-name="P21" draw:layer="layout" svg:x1="0.967cm" svg:y1="3.688cm" svg:x2="5.157cm" svg:y2="3.688cm">
          <text:p/>
        </draw:line>
        <draw:line draw:style-name="gr32" draw:text-style-name="P21" draw:layer="layout" svg:x1="0.967cm" svg:y1="4.29cm" svg:x2="5.157cm" svg:y2="4.29cm">
          <text:p/>
        </draw:line>
        <draw:line draw:style-name="gr32" draw:text-style-name="P21" draw:layer="layout" svg:x1="0.967cm" svg:y1="4.895cm" svg:x2="5.157cm" svg:y2="4.895cm">
          <text:p/>
        </draw:line>
        <draw:line draw:style-name="gr32" draw:text-style-name="P21" draw:layer="layout" svg:x1="0.967cm" svg:y1="5.5cm" svg:x2="5.157cm" svg:y2="5.5cm">
          <text:p/>
        </draw:line>
        <draw:line draw:style-name="gr32" draw:text-style-name="P21" draw:layer="layout" svg:x1="0.967cm" svg:y1="6.103cm" svg:x2="5.157cm" svg:y2="6.103cm">
          <text:p/>
        </draw:line>
        <draw:line draw:style-name="gr32" draw:text-style-name="P21" draw:layer="layout" svg:x1="0.967cm" svg:y1="6.706cm" svg:x2="5.157cm" svg:y2="6.706cm">
          <text:p/>
        </draw:line>
        <draw:line draw:style-name="gr32" draw:text-style-name="P21" draw:layer="layout" svg:x1="0.967cm" svg:y1="7.309cm" svg:x2="5.157cm" svg:y2="7.309cm">
          <text:p/>
        </draw:line>
        <draw:line draw:style-name="gr32" draw:text-style-name="P21" draw:layer="layout" svg:x1="0.967cm" svg:y1="7.922cm" svg:x2="5.157cm" svg:y2="7.922cm">
          <text:p/>
        </draw:line>
        <draw:line draw:style-name="gr32" draw:text-style-name="P21" draw:layer="layout" svg:x1="0.967cm" svg:y1="8.526cm" svg:x2="5.157cm" svg:y2="8.526cm">
          <text:p/>
        </draw:line>
        <draw:frame draw:style-name="gr33" draw:text-style-name="P20" draw:layer="layout" svg:width="0.563cm" svg:height="0.617cm" svg:x="1.003cm" svg:y="8.783cm">
          <draw:text-box>
            <text:p text:style-name="P2"><text:span text:style-name="T31">12 <text:s text:c="2"/></text:span></text:p>
          </draw:text-box>
        </draw:frame>
        <draw:frame draw:style-name="gr34" draw:text-style-name="P20" draw:layer="layout" svg:width="0.552cm" svg:height="0.617cm" svg:x="1.003cm" svg:y="9.389cm">
          <draw:text-box>
            <text:p text:style-name="P2"><text:span text:style-name="T31">13 <text:s text:c="2"/></text:span></text:p>
          </draw:text-box>
        </draw:frame>
        <draw:frame draw:style-name="gr35" draw:text-style-name="P20" draw:layer="layout" svg:width="0.411cm" svg:height="0.617cm" svg:x="1.003cm" svg:y="9.993cm">
          <draw:text-box>
            <text:p text:style-name="P2"><text:span text:style-name="T31">14</text:span></text:p>
          </draw:text-box>
        </draw:frame>
        <draw:frame draw:style-name="gr36" draw:text-style-name="P20" draw:layer="layout" svg:width="0.483cm" svg:height="0.616cm" svg:x="1.003cm" svg:y="10.598cm">
          <draw:text-box>
            <text:p text:style-name="P2"><text:span text:style-name="T31">15</text:span></text:p>
          </draw:text-box>
        </draw:frame>
        <draw:frame draw:style-name="gr37" draw:text-style-name="P20" draw:layer="layout" svg:width="0.472cm" svg:height="0.616cm" svg:x="1.003cm" svg:y="11.203cm">
          <draw:text-box>
            <text:p text:style-name="P2"><text:span text:style-name="T31">16</text:span></text:p>
          </draw:text-box>
        </draw:frame>
        <draw:frame draw:style-name="gr38" draw:text-style-name="P20" draw:layer="layout" svg:width="0.427cm" svg:height="0.617cm" svg:x="1.003cm" svg:y="11.808cm">
          <draw:text-box>
            <text:p text:style-name="P2"><text:span text:style-name="T31">17</text:span></text:p>
          </draw:text-box>
        </draw:frame>
        <draw:frame draw:style-name="gr39" draw:text-style-name="P20" draw:layer="layout" svg:width="0.416cm" svg:height="0.617cm" svg:x="1.003cm" svg:y="12.412cm">
          <draw:text-box>
            <text:p text:style-name="P2"><text:span text:style-name="T31">18</text:span></text:p>
          </draw:text-box>
        </draw:frame>
        <draw:frame draw:style-name="gr40" draw:text-style-name="P20" draw:layer="layout" svg:width="0.479cm" svg:height="0.617cm" svg:x="1.003cm" svg:y="13.016cm">
          <draw:text-box>
            <text:p text:style-name="P2"><text:span text:style-name="T31">19</text:span></text:p>
          </draw:text-box>
        </draw:frame>
        <draw:frame draw:style-name="gr41" draw:text-style-name="P20" draw:layer="layout" svg:width="0.467cm" svg:height="0.618cm" svg:x="1.003cm" svg:y="13.622cm">
          <draw:text-box>
            <text:p text:style-name="P2"><text:span text:style-name="T31">20</text:span></text:p>
          </draw:text-box>
        </draw:frame>
        <draw:frame draw:style-name="gr42" draw:text-style-name="P20" draw:layer="layout" svg:width="0.472cm" svg:height="0.617cm" svg:x="1.003cm" svg:y="14.226cm">
          <draw:text-box>
            <text:p text:style-name="P2"><text:span text:style-name="T31">21</text:span></text:p>
          </draw:text-box>
        </draw:frame>
        <draw:frame draw:style-name="gr43" draw:text-style-name="P20" draw:layer="layout" svg:width="0.461cm" svg:height="0.617cm" svg:x="1.003cm" svg:y="14.83cm">
          <draw:text-box>
            <text:p text:style-name="P2"><text:span text:style-name="T31">22</text:span></text:p>
          </draw:text-box>
        </draw:frame>
        <draw:line draw:style-name="gr32" draw:text-style-name="P21" draw:layer="layout" svg:x1="0.969cm" svg:y1="9.131cm" svg:x2="5.158cm" svg:y2="9.131cm">
          <text:p/>
        </draw:line>
        <draw:line draw:style-name="gr32" draw:text-style-name="P21" draw:layer="layout" svg:x1="0.969cm" svg:y1="9.734cm" svg:x2="5.159cm" svg:y2="9.734cm">
          <text:p/>
        </draw:line>
        <draw:line draw:style-name="gr32" draw:text-style-name="P21" draw:layer="layout" svg:x1="0.969cm" svg:y1="10.339cm" svg:x2="5.159cm" svg:y2="10.339cm">
          <text:p/>
        </draw:line>
        <draw:line draw:style-name="gr32" draw:text-style-name="P21" draw:layer="layout" svg:x1="0.969cm" svg:y1="10.941cm" svg:x2="5.159cm" svg:y2="10.941cm">
          <text:p/>
        </draw:line>
        <draw:line draw:style-name="gr32" draw:text-style-name="P21" draw:layer="layout" svg:x1="0.969cm" svg:y1="11.546cm" svg:x2="5.159cm" svg:y2="11.546cm">
          <text:p/>
        </draw:line>
        <draw:line draw:style-name="gr32" draw:text-style-name="P21" draw:layer="layout" svg:x1="0.969cm" svg:y1="12.151cm" svg:x2="5.159cm" svg:y2="12.151cm">
          <text:p/>
        </draw:line>
        <draw:line draw:style-name="gr32" draw:text-style-name="P21" draw:layer="layout" svg:x1="0.969cm" svg:y1="12.754cm" svg:x2="5.159cm" svg:y2="12.754cm">
          <text:p/>
        </draw:line>
        <draw:line draw:style-name="gr32" draw:text-style-name="P21" draw:layer="layout" svg:x1="0.969cm" svg:y1="13.357cm" svg:x2="5.159cm" svg:y2="13.357cm">
          <text:p/>
        </draw:line>
        <draw:line draw:style-name="gr32" draw:text-style-name="P21" draw:layer="layout" svg:x1="0.969cm" svg:y1="13.96cm" svg:x2="5.159cm" svg:y2="13.96cm">
          <text:p/>
        </draw:line>
        <draw:line draw:style-name="gr32" draw:text-style-name="P21" draw:layer="layout" svg:x1="0.969cm" svg:y1="14.573cm" svg:x2="5.159cm" svg:y2="14.573cm">
          <text:p/>
        </draw:line>
        <draw:line draw:style-name="gr32" draw:text-style-name="P21" draw:layer="layout" svg:x1="0.969cm" svg:y1="15.177cm" svg:x2="5.159cm" svg:y2="15.177cm">
          <text:p/>
        </draw:line>
        <draw:line draw:style-name="gr32" draw:text-style-name="P21" draw:layer="layout" svg:x1="0.969cm" svg:y1="15.784cm" svg:x2="5.158cm" svg:y2="15.784cm">
          <text:p/>
        </draw:line>
        <draw:line draw:style-name="gr32" draw:text-style-name="P21" draw:layer="layout" svg:x1="0.969cm" svg:y1="16.387cm" svg:x2="5.159cm" svg:y2="16.387cm">
          <text:p/>
        </draw:line>
        <draw:line draw:style-name="gr32" draw:text-style-name="P21" draw:layer="layout" svg:x1="0.969cm" svg:y1="16.992cm" svg:x2="5.159cm" svg:y2="16.992cm">
          <text:p/>
        </draw:line>
        <draw:line draw:style-name="gr32" draw:text-style-name="P21" draw:layer="layout" svg:x1="0.969cm" svg:y1="17.593cm" svg:x2="5.159cm" svg:y2="17.593cm">
          <text:p/>
        </draw:line>
        <draw:line draw:style-name="gr32" draw:text-style-name="P21" draw:layer="layout" svg:x1="0.969cm" svg:y1="18.198cm" svg:x2="5.159cm" svg:y2="18.198cm">
          <text:p/>
        </draw:line>
        <draw:line draw:style-name="gr32" draw:text-style-name="P21" draw:layer="layout" svg:x1="0.969cm" svg:y1="18.803cm" svg:x2="5.159cm" svg:y2="18.803cm">
          <text:p/>
        </draw:line>
        <draw:line draw:style-name="gr32" draw:text-style-name="P21" draw:layer="layout" svg:x1="0.969cm" svg:y1="19.406cm" svg:x2="5.159cm" svg:y2="19.406cm">
          <text:p/>
        </draw:line>
        <draw:line draw:style-name="gr32" draw:text-style-name="P21" draw:layer="layout" svg:x1="0.969cm" svg:y1="20.01cm" svg:x2="5.159cm" svg:y2="20.01cm">
          <text:p/>
        </draw:line>
        <draw:line draw:style-name="gr32" draw:text-style-name="P21" draw:layer="layout" svg:x1="0.969cm" svg:y1="20.613cm" svg:x2="5.159cm" svg:y2="20.613cm">
          <text:p/>
        </draw:line>
        <draw:frame draw:style-name="gr35" draw:text-style-name="P20" draw:layer="layout" svg:width="0.411cm" svg:height="0.617cm" svg:x="1.004cm" svg:y="15.436cm">
          <draw:text-box>
            <text:p text:style-name="P2"><text:span text:style-name="T31">23</text:span></text:p>
          </draw:text-box>
        </draw:frame>
        <draw:frame draw:style-name="gr44" draw:text-style-name="P20" draw:layer="layout" svg:width="0.483cm" svg:height="0.617cm" svg:x="1.004cm" svg:y="16.041cm">
          <draw:text-box>
            <text:p text:style-name="P2"><text:span text:style-name="T31">24</text:span></text:p>
          </draw:text-box>
        </draw:frame>
        <draw:frame draw:style-name="gr42" draw:text-style-name="P20" draw:layer="layout" svg:width="0.472cm" svg:height="0.617cm" svg:x="1.004cm" svg:y="16.642cm">
          <draw:text-box>
            <text:p text:style-name="P2"><text:span text:style-name="T31">25</text:span></text:p>
          </draw:text-box>
        </draw:frame>
        <draw:frame draw:style-name="gr45" draw:text-style-name="P20" draw:layer="layout" svg:width="0.426cm" svg:height="0.618cm" svg:x="1.004cm" svg:y="17.248cm">
          <draw:text-box>
            <text:p text:style-name="P2"><text:span text:style-name="T31">26</text:span></text:p>
          </draw:text-box>
        </draw:frame>
        <draw:frame draw:style-name="gr28" draw:text-style-name="P20" draw:layer="layout" svg:width="0.415cm" svg:height="0.617cm" svg:x="1.004cm" svg:y="17.85cm">
          <draw:text-box>
            <text:p text:style-name="P2"><text:span text:style-name="T31">27</text:span></text:p>
          </draw:text-box>
        </draw:frame>
        <draw:frame draw:style-name="gr46" draw:text-style-name="P20" draw:layer="layout" svg:width="0.478cm" svg:height="0.617cm" svg:x="1.004cm" svg:y="18.453cm">
          <draw:text-box>
            <text:p text:style-name="P2"><text:span text:style-name="T31">28</text:span></text:p>
          </draw:text-box>
        </draw:frame>
        <draw:frame draw:style-name="gr47" draw:text-style-name="P20" draw:layer="layout" svg:width="0.467cm" svg:height="0.619cm" svg:x="1.004cm" svg:y="19.064cm">
          <draw:text-box>
            <text:p text:style-name="P2"><text:span text:style-name="T31">29</text:span></text:p>
          </draw:text-box>
        </draw:frame>
        <draw:frame draw:style-name="gr42" draw:text-style-name="P20" draw:layer="layout" svg:width="0.472cm" svg:height="0.617cm" svg:x="1.004cm" svg:y="19.67cm">
          <draw:text-box>
            <text:p text:style-name="P2"><text:span text:style-name="T31">30</text:span></text:p>
          </draw:text-box>
        </draw:frame>
        <draw:frame draw:style-name="gr43" draw:text-style-name="P20" draw:layer="layout" svg:width="0.461cm" svg:height="0.617cm" svg:x="1.004cm" svg:y="20.274cm">
          <draw:text-box>
            <text:p text:style-name="P2"><text:span text:style-name="T31">31</text:span></text:p>
          </draw:text-box>
        </draw:frame>
        <draw:frame draw:style-name="gr22" draw:text-style-name="P20" draw:layer="layout" svg:width="0.562cm" svg:height="0.617cm" svg:x="5.408cm" svg:y="2.131cm">
          <draw:text-box>
            <text:p text:style-name="P2"><text:span text:style-name="T31">1 <text:s text:c="2"/></text:span></text:p>
          </draw:text-box>
        </draw:frame>
        <draw:frame draw:style-name="gr34" draw:text-style-name="P20" draw:layer="layout" svg:width="0.552cm" svg:height="0.617cm" svg:x="5.408cm" svg:y="2.735cm">
          <draw:text-box>
            <text:p text:style-name="P2"><text:span text:style-name="T31">2 <text:s text:c="2"/></text:span></text:p>
          </draw:text-box>
        </draw:frame>
        <draw:frame draw:style-name="gr24" draw:text-style-name="P20" draw:layer="layout" svg:width="0.41cm" svg:height="0.617cm" svg:x="5.408cm" svg:y="3.339cm">
          <draw:text-box>
            <text:p text:style-name="P2"><text:span text:style-name="T31">3</text:span></text:p>
          </draw:text-box>
        </draw:frame>
        <draw:frame draw:style-name="gr25" draw:text-style-name="P20" draw:layer="layout" svg:width="0.482cm" svg:height="0.617cm" svg:x="5.408cm" svg:y="3.943cm">
          <draw:text-box>
            <text:p text:style-name="P2"><text:span text:style-name="T31">4</text:span></text:p>
          </draw:text-box>
        </draw:frame>
        <draw:frame draw:style-name="gr42" draw:text-style-name="P20" draw:layer="layout" svg:width="0.472cm" svg:height="0.617cm" svg:x="5.408cm" svg:y="4.546cm">
          <draw:text-box>
            <text:p text:style-name="P2"><text:span text:style-name="T31">5</text:span></text:p>
          </draw:text-box>
        </draw:frame>
        <draw:frame draw:style-name="gr27" draw:text-style-name="P20" draw:layer="layout" svg:width="0.426cm" svg:height="0.619cm" svg:x="5.408cm" svg:y="5.15cm">
          <draw:text-box>
            <text:p text:style-name="P2"><text:span text:style-name="T31">6</text:span></text:p>
          </draw:text-box>
        </draw:frame>
        <draw:frame draw:style-name="gr28" draw:text-style-name="P20" draw:layer="layout" svg:width="0.415cm" svg:height="0.617cm" svg:x="5.408cm" svg:y="5.754cm">
          <draw:text-box>
            <text:p text:style-name="P2"><text:span text:style-name="T31">7</text:span></text:p>
          </draw:text-box>
        </draw:frame>
        <draw:frame draw:style-name="gr29" draw:text-style-name="P20" draw:layer="layout" svg:width="0.477cm" svg:height="0.617cm" svg:x="5.408cm" svg:y="6.357cm">
          <draw:text-box>
            <text:p text:style-name="P2"><text:span text:style-name="T31">8</text:span></text:p>
          </draw:text-box>
        </draw:frame>
        <draw:frame draw:style-name="gr47" draw:text-style-name="P20" draw:layer="layout" svg:width="0.467cm" svg:height="0.619cm" svg:x="5.408cm" svg:y="6.969cm">
          <draw:text-box>
            <text:p text:style-name="P2"><text:span text:style-name="T31">9</text:span></text:p>
          </draw:text-box>
        </draw:frame>
        <draw:frame draw:style-name="gr42" draw:text-style-name="P20" draw:layer="layout" svg:width="0.472cm" svg:height="0.617cm" svg:x="5.408cm" svg:y="7.574cm">
          <draw:text-box>
            <text:p text:style-name="P2"><text:span text:style-name="T31">10</text:span></text:p>
          </draw:text-box>
        </draw:frame>
        <draw:frame draw:style-name="gr43" draw:text-style-name="P20" draw:layer="layout" svg:width="0.461cm" svg:height="0.617cm" svg:x="5.408cm" svg:y="8.179cm">
          <draw:text-box>
            <text:p text:style-name="P2"><text:span text:style-name="T31">11</text:span></text:p>
          </draw:text-box>
        </draw:frame>
        <draw:line draw:style-name="gr32" draw:text-style-name="P21" draw:layer="layout" svg:x1="5.373cm" svg:y1="2.48cm" svg:x2="9.562cm" svg:y2="2.48cm">
          <text:p/>
        </draw:line>
        <draw:line draw:style-name="gr32" draw:text-style-name="P21" draw:layer="layout" svg:x1="5.373cm" svg:y1="3.084cm" svg:x2="9.563cm" svg:y2="3.084cm">
          <text:p/>
        </draw:line>
        <draw:line draw:style-name="gr32" draw:text-style-name="P21" draw:layer="layout" svg:x1="5.373cm" svg:y1="3.688cm" svg:x2="9.563cm" svg:y2="3.688cm">
          <text:p/>
        </draw:line>
        <draw:line draw:style-name="gr32" draw:text-style-name="P21" draw:layer="layout" svg:x1="5.373cm" svg:y1="4.29cm" svg:x2="9.563cm" svg:y2="4.29cm">
          <text:p/>
        </draw:line>
        <draw:line draw:style-name="gr32" draw:text-style-name="P21" draw:layer="layout" svg:x1="5.373cm" svg:y1="4.895cm" svg:x2="9.563cm" svg:y2="4.895cm">
          <text:p/>
        </draw:line>
        <draw:line draw:style-name="gr32" draw:text-style-name="P21" draw:layer="layout" svg:x1="5.373cm" svg:y1="5.5cm" svg:x2="9.563cm" svg:y2="5.5cm">
          <text:p/>
        </draw:line>
        <draw:line draw:style-name="gr32" draw:text-style-name="P21" draw:layer="layout" svg:x1="5.373cm" svg:y1="6.103cm" svg:x2="9.563cm" svg:y2="6.103cm">
          <text:p/>
        </draw:line>
        <draw:line draw:style-name="gr32" draw:text-style-name="P21" draw:layer="layout" svg:x1="5.373cm" svg:y1="6.706cm" svg:x2="9.563cm" svg:y2="6.706cm">
          <text:p/>
        </draw:line>
        <draw:line draw:style-name="gr32" draw:text-style-name="P21" draw:layer="layout" svg:x1="5.373cm" svg:y1="7.309cm" svg:x2="9.563cm" svg:y2="7.309cm">
          <text:p/>
        </draw:line>
        <draw:line draw:style-name="gr32" draw:text-style-name="P21" draw:layer="layout" svg:x1="5.373cm" svg:y1="7.922cm" svg:x2="9.563cm" svg:y2="7.922cm">
          <text:p/>
        </draw:line>
        <draw:line draw:style-name="gr32" draw:text-style-name="P21" draw:layer="layout" svg:x1="5.373cm" svg:y1="8.526cm" svg:x2="9.563cm" svg:y2="8.526cm">
          <text:p/>
        </draw:line>
        <draw:frame draw:style-name="gr22" draw:text-style-name="P20" draw:layer="layout" svg:width="0.562cm" svg:height="0.617cm" svg:x="5.41cm" svg:y="8.783cm">
          <draw:text-box>
            <text:p text:style-name="P2"><text:span text:style-name="T31">12 <text:s text:c="2"/></text:span></text:p>
          </draw:text-box>
        </draw:frame>
        <draw:frame draw:style-name="gr23" draw:text-style-name="P20" draw:layer="layout" svg:width="0.551cm" svg:height="0.617cm" svg:x="5.41cm" svg:y="9.389cm">
          <draw:text-box>
            <text:p text:style-name="P2"><text:span text:style-name="T31">13 <text:s text:c="2"/></text:span></text:p>
          </draw:text-box>
        </draw:frame>
        <draw:frame draw:style-name="gr24" draw:text-style-name="P20" draw:layer="layout" svg:width="0.41cm" svg:height="0.617cm" svg:x="5.41cm" svg:y="9.993cm">
          <draw:text-box>
            <text:p text:style-name="P2"><text:span text:style-name="T31">14</text:span></text:p>
          </draw:text-box>
        </draw:frame>
        <draw:frame draw:style-name="gr48" draw:text-style-name="P20" draw:layer="layout" svg:width="0.482cm" svg:height="0.616cm" svg:x="5.41cm" svg:y="10.598cm">
          <draw:text-box>
            <text:p text:style-name="P2"><text:span text:style-name="T31">15</text:span></text:p>
          </draw:text-box>
        </draw:frame>
        <draw:frame draw:style-name="gr49" draw:text-style-name="P20" draw:layer="layout" svg:width="0.471cm" svg:height="0.616cm" svg:x="5.41cm" svg:y="11.203cm">
          <draw:text-box>
            <text:p text:style-name="P2"><text:span text:style-name="T31">16</text:span></text:p>
          </draw:text-box>
        </draw:frame>
        <draw:frame draw:style-name="gr50" draw:text-style-name="P20" draw:layer="layout" svg:width="0.426cm" svg:height="0.617cm" svg:x="5.41cm" svg:y="11.808cm">
          <draw:text-box>
            <text:p text:style-name="P2"><text:span text:style-name="T31">17</text:span></text:p>
          </draw:text-box>
        </draw:frame>
        <draw:frame draw:style-name="gr28" draw:text-style-name="P20" draw:layer="layout" svg:width="0.415cm" svg:height="0.617cm" svg:x="5.41cm" svg:y="12.412cm">
          <draw:text-box>
            <text:p text:style-name="P2"><text:span text:style-name="T31">18</text:span></text:p>
          </draw:text-box>
        </draw:frame>
        <draw:frame draw:style-name="gr46" draw:text-style-name="P20" draw:layer="layout" svg:width="0.478cm" svg:height="0.617cm" svg:x="5.41cm" svg:y="13.016cm">
          <draw:text-box>
            <text:p text:style-name="P2"><text:span text:style-name="T31">19</text:span></text:p>
          </draw:text-box>
        </draw:frame>
        <draw:frame draw:style-name="gr41" draw:text-style-name="P20" draw:layer="layout" svg:width="0.467cm" svg:height="0.618cm" svg:x="5.41cm" svg:y="13.622cm">
          <draw:text-box>
            <text:p text:style-name="P2"><text:span text:style-name="T31">20</text:span></text:p>
          </draw:text-box>
        </draw:frame>
        <draw:frame draw:style-name="gr26" draw:text-style-name="P20" draw:layer="layout" svg:width="0.471cm" svg:height="0.617cm" svg:x="5.41cm" svg:y="14.226cm">
          <draw:text-box>
            <text:p text:style-name="P2"><text:span text:style-name="T31">21</text:span></text:p>
          </draw:text-box>
        </draw:frame>
        <draw:frame draw:style-name="gr43" draw:text-style-name="P20" draw:layer="layout" svg:width="0.461cm" svg:height="0.617cm" svg:x="5.41cm" svg:y="14.83cm">
          <draw:text-box>
            <text:p text:style-name="P2"><text:span text:style-name="T31">22</text:span></text:p>
          </draw:text-box>
        </draw:frame>
        <draw:line draw:style-name="gr32" draw:text-style-name="P21" draw:layer="layout" svg:x1="5.375cm" svg:y1="9.131cm" svg:x2="9.564cm" svg:y2="9.131cm">
          <text:p/>
        </draw:line>
        <draw:line draw:style-name="gr32" draw:text-style-name="P21" draw:layer="layout" svg:x1="5.375cm" svg:y1="9.734cm" svg:x2="9.565cm" svg:y2="9.734cm">
          <text:p/>
        </draw:line>
        <draw:line draw:style-name="gr32" draw:text-style-name="P21" draw:layer="layout" svg:x1="5.375cm" svg:y1="10.339cm" svg:x2="9.565cm" svg:y2="10.339cm">
          <text:p/>
        </draw:line>
        <draw:line draw:style-name="gr32" draw:text-style-name="P21" draw:layer="layout" svg:x1="5.375cm" svg:y1="10.941cm" svg:x2="9.565cm" svg:y2="10.941cm">
          <text:p/>
        </draw:line>
        <draw:line draw:style-name="gr32" draw:text-style-name="P21" draw:layer="layout" svg:x1="5.375cm" svg:y1="11.546cm" svg:x2="9.565cm" svg:y2="11.546cm">
          <text:p/>
        </draw:line>
        <draw:line draw:style-name="gr32" draw:text-style-name="P21" draw:layer="layout" svg:x1="5.375cm" svg:y1="12.151cm" svg:x2="9.565cm" svg:y2="12.151cm">
          <text:p/>
        </draw:line>
        <draw:line draw:style-name="gr32" draw:text-style-name="P21" draw:layer="layout" svg:x1="5.375cm" svg:y1="12.754cm" svg:x2="9.565cm" svg:y2="12.754cm">
          <text:p/>
        </draw:line>
        <draw:line draw:style-name="gr32" draw:text-style-name="P21" draw:layer="layout" svg:x1="5.375cm" svg:y1="13.357cm" svg:x2="9.565cm" svg:y2="13.357cm">
          <text:p/>
        </draw:line>
        <draw:line draw:style-name="gr32" draw:text-style-name="P21" draw:layer="layout" svg:x1="5.375cm" svg:y1="13.96cm" svg:x2="9.565cm" svg:y2="13.96cm">
          <text:p/>
        </draw:line>
        <draw:line draw:style-name="gr32" draw:text-style-name="P21" draw:layer="layout" svg:x1="5.375cm" svg:y1="14.573cm" svg:x2="9.565cm" svg:y2="14.573cm">
          <text:p/>
        </draw:line>
        <draw:line draw:style-name="gr32" draw:text-style-name="P21" draw:layer="layout" svg:x1="5.375cm" svg:y1="15.177cm" svg:x2="9.565cm" svg:y2="15.177cm">
          <text:p/>
        </draw:line>
        <draw:line draw:style-name="gr32" draw:text-style-name="P21" draw:layer="layout" svg:x1="5.375cm" svg:y1="15.784cm" svg:x2="9.564cm" svg:y2="15.784cm">
          <text:p/>
        </draw:line>
        <draw:line draw:style-name="gr32" draw:text-style-name="P21" draw:layer="layout" svg:x1="5.375cm" svg:y1="16.387cm" svg:x2="9.565cm" svg:y2="16.387cm">
          <text:p/>
        </draw:line>
        <draw:line draw:style-name="gr32" draw:text-style-name="P21" draw:layer="layout" svg:x1="5.375cm" svg:y1="16.992cm" svg:x2="9.565cm" svg:y2="16.992cm">
          <text:p/>
        </draw:line>
        <draw:line draw:style-name="gr32" draw:text-style-name="P21" draw:layer="layout" svg:x1="5.375cm" svg:y1="17.593cm" svg:x2="9.565cm" svg:y2="17.593cm">
          <text:p/>
        </draw:line>
        <draw:line draw:style-name="gr32" draw:text-style-name="P21" draw:layer="layout" svg:x1="5.375cm" svg:y1="18.198cm" svg:x2="9.565cm" svg:y2="18.198cm">
          <text:p/>
        </draw:line>
        <draw:line draw:style-name="gr32" draw:text-style-name="P21" draw:layer="layout" svg:x1="5.375cm" svg:y1="18.803cm" svg:x2="9.565cm" svg:y2="18.803cm">
          <text:p/>
        </draw:line>
        <draw:frame draw:style-name="gr35" draw:text-style-name="P20" draw:layer="layout" svg:width="0.411cm" svg:height="0.617cm" svg:x="5.41cm" svg:y="15.436cm">
          <draw:text-box>
            <text:p text:style-name="P2"><text:span text:style-name="T31">23</text:span></text:p>
          </draw:text-box>
        </draw:frame>
        <draw:frame draw:style-name="gr44" draw:text-style-name="P20" draw:layer="layout" svg:width="0.483cm" svg:height="0.617cm" svg:x="5.41cm" svg:y="16.041cm">
          <draw:text-box>
            <text:p text:style-name="P2"><text:span text:style-name="T31">24</text:span></text:p>
          </draw:text-box>
        </draw:frame>
        <draw:frame draw:style-name="gr42" draw:text-style-name="P20" draw:layer="layout" svg:width="0.472cm" svg:height="0.617cm" svg:x="5.41cm" svg:y="16.642cm">
          <draw:text-box>
            <text:p text:style-name="P2"><text:span text:style-name="T31">25</text:span></text:p>
          </draw:text-box>
        </draw:frame>
        <draw:frame draw:style-name="gr51" draw:text-style-name="P20" draw:layer="layout" svg:width="0.427cm" svg:height="0.618cm" svg:x="5.41cm" svg:y="17.248cm">
          <draw:text-box>
            <text:p text:style-name="P2"><text:span text:style-name="T31">26</text:span></text:p>
          </draw:text-box>
        </draw:frame>
        <draw:frame draw:style-name="gr52" draw:text-style-name="P20" draw:layer="layout" svg:width="0.417cm" svg:height="0.617cm" svg:x="5.41cm" svg:y="17.85cm">
          <draw:text-box>
            <text:p text:style-name="P2"><text:span text:style-name="T31">27</text:span></text:p>
          </draw:text-box>
        </draw:frame>
        <draw:frame draw:style-name="gr40" draw:text-style-name="P20" draw:layer="layout" svg:width="0.479cm" svg:height="0.617cm" svg:x="5.41cm" svg:y="18.453cm">
          <draw:text-box>
            <text:p text:style-name="P2"><text:span text:style-name="T31">28</text:span></text:p>
          </draw:text-box>
        </draw:frame>
        <draw:frame draw:style-name="gr22" draw:text-style-name="P20" draw:layer="layout" svg:width="0.562cm" svg:height="0.617cm" svg:x="9.813cm" svg:y="2.131cm">
          <draw:text-box>
            <text:p text:style-name="P2"><text:span text:style-name="T31">1 <text:s text:c="2"/></text:span></text:p>
          </draw:text-box>
        </draw:frame>
        <draw:frame draw:style-name="gr23" draw:text-style-name="P20" draw:layer="layout" svg:width="0.551cm" svg:height="0.617cm" svg:x="9.813cm" svg:y="2.735cm">
          <draw:text-box>
            <text:p text:style-name="P2"><text:span text:style-name="T31">2 <text:s text:c="2"/></text:span></text:p>
          </draw:text-box>
        </draw:frame>
        <draw:frame draw:style-name="gr24" draw:text-style-name="P20" draw:layer="layout" svg:width="0.41cm" svg:height="0.617cm" svg:x="9.813cm" svg:y="3.339cm">
          <draw:text-box>
            <text:p text:style-name="P2"><text:span text:style-name="T31">3</text:span></text:p>
          </draw:text-box>
        </draw:frame>
        <draw:frame draw:style-name="gr25" draw:text-style-name="P20" draw:layer="layout" svg:width="0.482cm" svg:height="0.617cm" svg:x="9.813cm" svg:y="3.943cm">
          <draw:text-box>
            <text:p text:style-name="P2"><text:span text:style-name="T31">4</text:span></text:p>
          </draw:text-box>
        </draw:frame>
        <draw:frame draw:style-name="gr26" draw:text-style-name="P20" draw:layer="layout" svg:width="0.471cm" svg:height="0.617cm" svg:x="9.813cm" svg:y="4.546cm">
          <draw:text-box>
            <text:p text:style-name="P2"><text:span text:style-name="T31">5</text:span></text:p>
          </draw:text-box>
        </draw:frame>
        <draw:frame draw:style-name="gr27" draw:text-style-name="P20" draw:layer="layout" svg:width="0.426cm" svg:height="0.619cm" svg:x="9.813cm" svg:y="5.15cm">
          <draw:text-box>
            <text:p text:style-name="P2"><text:span text:style-name="T31">6</text:span></text:p>
          </draw:text-box>
        </draw:frame>
        <draw:frame draw:style-name="gr28" draw:text-style-name="P20" draw:layer="layout" svg:width="0.415cm" svg:height="0.617cm" svg:x="9.813cm" svg:y="5.754cm">
          <draw:text-box>
            <text:p text:style-name="P2"><text:span text:style-name="T31">7</text:span></text:p>
          </draw:text-box>
        </draw:frame>
        <draw:frame draw:style-name="gr29" draw:text-style-name="P20" draw:layer="layout" svg:width="0.477cm" svg:height="0.617cm" svg:x="9.813cm" svg:y="6.357cm">
          <draw:text-box>
            <text:p text:style-name="P2"><text:span text:style-name="T31">8</text:span></text:p>
          </draw:text-box>
        </draw:frame>
        <draw:frame draw:style-name="gr30" draw:text-style-name="P20" draw:layer="layout" svg:width="0.466cm" svg:height="0.619cm" svg:x="9.813cm" svg:y="6.969cm">
          <draw:text-box>
            <text:p text:style-name="P2"><text:span text:style-name="T31">9</text:span></text:p>
          </draw:text-box>
        </draw:frame>
        <draw:frame draw:style-name="gr26" draw:text-style-name="P20" draw:layer="layout" svg:width="0.471cm" svg:height="0.617cm" svg:x="9.813cm" svg:y="7.574cm">
          <draw:text-box>
            <text:p text:style-name="P2"><text:span text:style-name="T31">10</text:span></text:p>
          </draw:text-box>
        </draw:frame>
        <draw:frame draw:style-name="gr31" draw:text-style-name="P20" draw:layer="layout" svg:width="0.46cm" svg:height="0.617cm" svg:x="9.813cm" svg:y="8.179cm">
          <draw:text-box>
            <text:p text:style-name="P2"><text:span text:style-name="T31">11</text:span></text:p>
          </draw:text-box>
        </draw:frame>
        <draw:line draw:style-name="gr32" draw:text-style-name="P21" draw:layer="layout" svg:x1="9.778cm" svg:y1="2.48cm" svg:x2="13.967cm" svg:y2="2.48cm">
          <text:p/>
        </draw:line>
        <draw:line draw:style-name="gr32" draw:text-style-name="P21" draw:layer="layout" svg:x1="9.778cm" svg:y1="3.084cm" svg:x2="13.968cm" svg:y2="3.084cm">
          <text:p/>
        </draw:line>
        <draw:line draw:style-name="gr32" draw:text-style-name="P21" draw:layer="layout" svg:x1="9.778cm" svg:y1="3.688cm" svg:x2="13.968cm" svg:y2="3.688cm">
          <text:p/>
        </draw:line>
        <draw:line draw:style-name="gr32" draw:text-style-name="P21" draw:layer="layout" svg:x1="9.778cm" svg:y1="4.29cm" svg:x2="13.968cm" svg:y2="4.29cm">
          <text:p/>
        </draw:line>
        <draw:line draw:style-name="gr32" draw:text-style-name="P21" draw:layer="layout" svg:x1="9.778cm" svg:y1="4.895cm" svg:x2="13.968cm" svg:y2="4.895cm">
          <text:p/>
        </draw:line>
        <draw:line draw:style-name="gr32" draw:text-style-name="P21" draw:layer="layout" svg:x1="9.778cm" svg:y1="5.5cm" svg:x2="13.968cm" svg:y2="5.5cm">
          <text:p/>
        </draw:line>
        <draw:line draw:style-name="gr32" draw:text-style-name="P21" draw:layer="layout" svg:x1="9.778cm" svg:y1="6.103cm" svg:x2="13.968cm" svg:y2="6.103cm">
          <text:p/>
        </draw:line>
        <draw:line draw:style-name="gr32" draw:text-style-name="P21" draw:layer="layout" svg:x1="9.778cm" svg:y1="6.706cm" svg:x2="13.968cm" svg:y2="6.706cm">
          <text:p/>
        </draw:line>
        <draw:line draw:style-name="gr32" draw:text-style-name="P21" draw:layer="layout" svg:x1="9.778cm" svg:y1="7.309cm" svg:x2="13.968cm" svg:y2="7.309cm">
          <text:p/>
        </draw:line>
        <draw:line draw:style-name="gr32" draw:text-style-name="P21" draw:layer="layout" svg:x1="9.778cm" svg:y1="7.922cm" svg:x2="13.968cm" svg:y2="7.922cm">
          <text:p/>
        </draw:line>
        <draw:line draw:style-name="gr32" draw:text-style-name="P21" draw:layer="layout" svg:x1="9.778cm" svg:y1="8.526cm" svg:x2="13.968cm" svg:y2="8.526cm">
          <text:p/>
        </draw:line>
        <draw:frame draw:style-name="gr33" draw:text-style-name="P20" draw:layer="layout" svg:width="0.563cm" svg:height="0.617cm" svg:x="9.814cm" svg:y="8.783cm">
          <draw:text-box>
            <text:p text:style-name="P2"><text:span text:style-name="T31">12 <text:s text:c="2"/></text:span></text:p>
          </draw:text-box>
        </draw:frame>
        <draw:frame draw:style-name="gr34" draw:text-style-name="P20" draw:layer="layout" svg:width="0.552cm" svg:height="0.617cm" svg:x="9.814cm" svg:y="9.389cm">
          <draw:text-box>
            <text:p text:style-name="P2"><text:span text:style-name="T31">13 <text:s text:c="2"/></text:span></text:p>
          </draw:text-box>
        </draw:frame>
        <draw:frame draw:style-name="gr35" draw:text-style-name="P20" draw:layer="layout" svg:width="0.411cm" svg:height="0.617cm" svg:x="9.814cm" svg:y="9.993cm">
          <draw:text-box>
            <text:p text:style-name="P2"><text:span text:style-name="T31">14</text:span></text:p>
          </draw:text-box>
        </draw:frame>
        <draw:frame draw:style-name="gr36" draw:text-style-name="P20" draw:layer="layout" svg:width="0.483cm" svg:height="0.616cm" svg:x="9.814cm" svg:y="10.598cm">
          <draw:text-box>
            <text:p text:style-name="P2"><text:span text:style-name="T31">15</text:span></text:p>
          </draw:text-box>
        </draw:frame>
        <draw:frame draw:style-name="gr37" draw:text-style-name="P20" draw:layer="layout" svg:width="0.472cm" svg:height="0.616cm" svg:x="9.814cm" svg:y="11.203cm">
          <draw:text-box>
            <text:p text:style-name="P2"><text:span text:style-name="T31">16</text:span></text:p>
          </draw:text-box>
        </draw:frame>
        <draw:frame draw:style-name="gr38" draw:text-style-name="P20" draw:layer="layout" svg:width="0.427cm" svg:height="0.617cm" svg:x="9.814cm" svg:y="11.808cm">
          <draw:text-box>
            <text:p text:style-name="P2"><text:span text:style-name="T31">17</text:span></text:p>
          </draw:text-box>
        </draw:frame>
        <draw:frame draw:style-name="gr39" draw:text-style-name="P20" draw:layer="layout" svg:width="0.416cm" svg:height="0.617cm" svg:x="9.814cm" svg:y="12.412cm">
          <draw:text-box>
            <text:p text:style-name="P2"><text:span text:style-name="T31">18</text:span></text:p>
          </draw:text-box>
        </draw:frame>
        <draw:frame draw:style-name="gr46" draw:text-style-name="P20" draw:layer="layout" svg:width="0.478cm" svg:height="0.617cm" svg:x="9.814cm" svg:y="13.016cm">
          <draw:text-box>
            <text:p text:style-name="P2"><text:span text:style-name="T31">19</text:span></text:p>
          </draw:text-box>
        </draw:frame>
        <draw:frame draw:style-name="gr41" draw:text-style-name="P20" draw:layer="layout" svg:width="0.467cm" svg:height="0.618cm" svg:x="9.814cm" svg:y="13.622cm">
          <draw:text-box>
            <text:p text:style-name="P2"><text:span text:style-name="T31">20</text:span></text:p>
          </draw:text-box>
        </draw:frame>
        <draw:frame draw:style-name="gr42" draw:text-style-name="P20" draw:layer="layout" svg:width="0.472cm" svg:height="0.617cm" svg:x="9.814cm" svg:y="14.226cm">
          <draw:text-box>
            <text:p text:style-name="P2"><text:span text:style-name="T31">21</text:span></text:p>
          </draw:text-box>
        </draw:frame>
        <draw:frame draw:style-name="gr43" draw:text-style-name="P20" draw:layer="layout" svg:width="0.461cm" svg:height="0.617cm" svg:x="9.814cm" svg:y="14.83cm">
          <draw:text-box>
            <text:p text:style-name="P2"><text:span text:style-name="T31">22</text:span></text:p>
          </draw:text-box>
        </draw:frame>
        <draw:line draw:style-name="gr32" draw:text-style-name="P21" draw:layer="layout" svg:x1="9.78cm" svg:y1="9.131cm" svg:x2="13.969cm" svg:y2="9.131cm">
          <text:p/>
        </draw:line>
        <draw:line draw:style-name="gr32" draw:text-style-name="P21" draw:layer="layout" svg:x1="9.78cm" svg:y1="9.734cm" svg:x2="13.97cm" svg:y2="9.734cm">
          <text:p/>
        </draw:line>
        <draw:line draw:style-name="gr32" draw:text-style-name="P21" draw:layer="layout" svg:x1="9.78cm" svg:y1="10.339cm" svg:x2="13.97cm" svg:y2="10.339cm">
          <text:p/>
        </draw:line>
        <draw:line draw:style-name="gr32" draw:text-style-name="P21" draw:layer="layout" svg:x1="9.78cm" svg:y1="10.941cm" svg:x2="13.97cm" svg:y2="10.941cm">
          <text:p/>
        </draw:line>
        <draw:line draw:style-name="gr32" draw:text-style-name="P21" draw:layer="layout" svg:x1="9.78cm" svg:y1="11.546cm" svg:x2="13.97cm" svg:y2="11.546cm">
          <text:p/>
        </draw:line>
        <draw:line draw:style-name="gr32" draw:text-style-name="P21" draw:layer="layout" svg:x1="9.78cm" svg:y1="12.151cm" svg:x2="13.97cm" svg:y2="12.151cm">
          <text:p/>
        </draw:line>
        <draw:line draw:style-name="gr32" draw:text-style-name="P21" draw:layer="layout" svg:x1="9.78cm" svg:y1="12.754cm" svg:x2="13.97cm" svg:y2="12.754cm">
          <text:p/>
        </draw:line>
        <draw:line draw:style-name="gr32" draw:text-style-name="P21" draw:layer="layout" svg:x1="9.78cm" svg:y1="13.357cm" svg:x2="13.97cm" svg:y2="13.357cm">
          <text:p/>
        </draw:line>
        <draw:line draw:style-name="gr32" draw:text-style-name="P21" draw:layer="layout" svg:x1="9.78cm" svg:y1="13.96cm" svg:x2="13.97cm" svg:y2="13.96cm">
          <text:p/>
        </draw:line>
        <draw:line draw:style-name="gr32" draw:text-style-name="P21" draw:layer="layout" svg:x1="9.78cm" svg:y1="14.573cm" svg:x2="13.97cm" svg:y2="14.573cm">
          <text:p/>
        </draw:line>
        <draw:line draw:style-name="gr32" draw:text-style-name="P21" draw:layer="layout" svg:x1="9.78cm" svg:y1="15.177cm" svg:x2="13.97cm" svg:y2="15.177cm">
          <text:p/>
        </draw:line>
        <draw:line draw:style-name="gr32" draw:text-style-name="P21" draw:layer="layout" svg:x1="9.78cm" svg:y1="15.784cm" svg:x2="13.969cm" svg:y2="15.784cm">
          <text:p/>
        </draw:line>
        <draw:line draw:style-name="gr32" draw:text-style-name="P21" draw:layer="layout" svg:x1="9.78cm" svg:y1="16.387cm" svg:x2="13.97cm" svg:y2="16.387cm">
          <text:p/>
        </draw:line>
        <draw:line draw:style-name="gr32" draw:text-style-name="P21" draw:layer="layout" svg:x1="9.78cm" svg:y1="16.992cm" svg:x2="13.97cm" svg:y2="16.992cm">
          <text:p/>
        </draw:line>
        <draw:line draw:style-name="gr32" draw:text-style-name="P21" draw:layer="layout" svg:x1="9.78cm" svg:y1="17.593cm" svg:x2="13.97cm" svg:y2="17.593cm">
          <text:p/>
        </draw:line>
        <draw:line draw:style-name="gr32" draw:text-style-name="P21" draw:layer="layout" svg:x1="9.78cm" svg:y1="18.198cm" svg:x2="13.97cm" svg:y2="18.198cm">
          <text:p/>
        </draw:line>
        <draw:line draw:style-name="gr32" draw:text-style-name="P21" draw:layer="layout" svg:x1="9.78cm" svg:y1="18.803cm" svg:x2="13.97cm" svg:y2="18.803cm">
          <text:p/>
        </draw:line>
        <draw:line draw:style-name="gr32" draw:text-style-name="P21" draw:layer="layout" svg:x1="9.78cm" svg:y1="19.406cm" svg:x2="13.97cm" svg:y2="19.406cm">
          <text:p/>
        </draw:line>
        <draw:line draw:style-name="gr32" draw:text-style-name="P21" draw:layer="layout" svg:x1="9.78cm" svg:y1="20.01cm" svg:x2="13.97cm" svg:y2="20.01cm">
          <text:p/>
        </draw:line>
        <draw:line draw:style-name="gr32" draw:text-style-name="P21" draw:layer="layout" svg:x1="9.78cm" svg:y1="20.613cm" svg:x2="13.97cm" svg:y2="20.613cm">
          <text:p/>
        </draw:line>
        <draw:frame draw:style-name="gr24" draw:text-style-name="P20" draw:layer="layout" svg:width="0.41cm" svg:height="0.617cm" svg:x="9.815cm" svg:y="15.436cm">
          <draw:text-box>
            <text:p text:style-name="P2"><text:span text:style-name="T31">23</text:span></text:p>
          </draw:text-box>
        </draw:frame>
        <draw:frame draw:style-name="gr25" draw:text-style-name="P20" draw:layer="layout" svg:width="0.482cm" svg:height="0.617cm" svg:x="9.815cm" svg:y="16.041cm">
          <draw:text-box>
            <text:p text:style-name="P2"><text:span text:style-name="T31">24</text:span></text:p>
          </draw:text-box>
        </draw:frame>
        <draw:frame draw:style-name="gr42" draw:text-style-name="P20" draw:layer="layout" svg:width="0.472cm" svg:height="0.617cm" svg:x="9.815cm" svg:y="16.642cm">
          <draw:text-box>
            <text:p text:style-name="P2"><text:span text:style-name="T31">25</text:span></text:p>
          </draw:text-box>
        </draw:frame>
        <draw:frame draw:style-name="gr45" draw:text-style-name="P20" draw:layer="layout" svg:width="0.426cm" svg:height="0.618cm" svg:x="9.815cm" svg:y="17.248cm">
          <draw:text-box>
            <text:p text:style-name="P2"><text:span text:style-name="T31">26</text:span></text:p>
          </draw:text-box>
        </draw:frame>
        <draw:frame draw:style-name="gr28" draw:text-style-name="P20" draw:layer="layout" svg:width="0.415cm" svg:height="0.617cm" svg:x="9.815cm" svg:y="17.85cm">
          <draw:text-box>
            <text:p text:style-name="P2"><text:span text:style-name="T31">27</text:span></text:p>
          </draw:text-box>
        </draw:frame>
        <draw:frame draw:style-name="gr29" draw:text-style-name="P20" draw:layer="layout" svg:width="0.477cm" svg:height="0.617cm" svg:x="9.815cm" svg:y="18.453cm">
          <draw:text-box>
            <text:p text:style-name="P2"><text:span text:style-name="T31">28</text:span></text:p>
          </draw:text-box>
        </draw:frame>
        <draw:frame draw:style-name="gr47" draw:text-style-name="P20" draw:layer="layout" svg:width="0.467cm" svg:height="0.619cm" svg:x="9.815cm" svg:y="19.064cm">
          <draw:text-box>
            <text:p text:style-name="P2"><text:span text:style-name="T31">29</text:span></text:p>
          </draw:text-box>
        </draw:frame>
        <draw:frame draw:style-name="gr42" draw:text-style-name="P20" draw:layer="layout" svg:width="0.472cm" svg:height="0.617cm" svg:x="9.815cm" svg:y="19.67cm">
          <draw:text-box>
            <text:p text:style-name="P2"><text:span text:style-name="T31">30</text:span></text:p>
          </draw:text-box>
        </draw:frame>
        <draw:frame draw:style-name="gr43" draw:text-style-name="P20" draw:layer="layout" svg:width="0.461cm" svg:height="0.617cm" svg:x="9.815cm" svg:y="20.274cm">
          <draw:text-box>
            <text:p text:style-name="P2"><text:span text:style-name="T31">31</text:span></text:p>
          </draw:text-box>
        </draw:frame>
        <draw:frame draw:style-name="gr72" draw:text-style-name="P22" draw:layer="layout" svg:width="1.475cm" svg:height="0.533cm" svg:x="7.05cm" svg:y="1.409cm">
          <draw:text-box>
            <text:p text:style-name="P2"><text:span text:style-name="T32">Fe</text:span><text:span text:style-name="T32">br</text:span><text:span text:style-name="T32">er</text:span><text:span text:style-name="T32">o</text:span></text:p>
          </draw:text-box>
        </draw:frame>
        <draw:frame draw:style-name="gr73" draw:text-style-name="P22" draw:layer="layout" svg:width="1.149cm" svg:height="0.533cm" svg:x="11.151cm" svg:y="1.41cm">
          <draw:text-box>
            <text:p text:style-name="P2"><text:span text:style-name="T32">M</text:span><text:span text:style-name="T32">ar</text:span><text:span text:style-name="T32">zo</text:span></text:p>
          </draw:text-box>
        </draw:frame>
      </draw:page>
      <draw:page draw:name="page8" draw:style-name="dp1" draw:master-page-name="master-page34">
        <draw:custom-shape draw:style-name="gr74" draw:text-style-name="P28" draw:layer="layout" svg:width="5.006cm" svg:height="0.663cm" svg:x="7.373cm" svg:y="1.5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5.006cm" svg:height="0.663cm" svg:x="1.6cm" svg:y="1.5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5.006cm" svg:height="0.663cm" svg:x="21.252cm" svg:y="1.5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5.006cm" svg:height="0.663cm" svg:x="15.515cm" svg:y="1.56cm">
          <text:p/>
          <draw:enhanced-geometry svg:viewBox="0 0 21600 21600" draw:type="rectangle" draw:enhanced-path="M 0 0 L 21600 0 21600 21600 0 21600 0 0 Z N"/>
        </draw:custom-shape>
        <draw:frame draw:style-name="gr75" draw:text-style-name="P4" draw:layer="layout" svg:width="1.657cm" svg:height="0.625cm" svg:x="3.257cm" svg:y="1.609cm">
          <draw:text-box>
            <text:p text:style-name="P2"><text:span text:style-name="T35">E</text:span><text:span text:style-name="T35">N</text:span><text:span text:style-name="T35">E</text:span><text:span text:style-name="T35">R</text:span><text:span text:style-name="T35">O</text:span></text:p>
          </draw:text-box>
        </draw:frame>
        <draw:frame draw:style-name="gr76" draw:text-style-name="P4" draw:layer="layout" svg:width="2.212cm" svg:height="0.625cm" svg:x="8.804cm" svg:y="1.609cm">
          <draw:text-box>
            <text:p text:style-name="P2"><text:span text:style-name="T35">F</text:span><text:span text:style-name="T35">E</text:span><text:span text:style-name="T35">B</text:span><text:span text:style-name="T35">R</text:span><text:span text:style-name="T35">E</text:span><text:span text:style-name="T35">R</text:span><text:span text:style-name="T35">O</text:span></text:p>
          </draw:text-box>
        </draw:frame>
        <draw:frame draw:style-name="gr77" draw:text-style-name="P29" draw:layer="layout" svg:width="0.231cm" svg:height="0.31cm" svg:x="7.44cm" svg:y="2.955cm">
          <draw:text-box>
            <text:p text:style-name="P2"><text:span text:style-name="T36">L</text:span></text:p>
          </draw:text-box>
        </draw:frame>
        <draw:frame draw:style-name="gr77" draw:text-style-name="P29" draw:layer="layout" svg:width="0.231cm" svg:height="0.31cm" svg:x="8.193cm" svg:y="2.955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8.983cm" svg:y="2.955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9.812cm" svg:y="2.955cm">
          <draw:text-box>
            <text:p text:style-name="P2"><text:span text:style-name="T36">J</text:span></text:p>
          </draw:text-box>
        </draw:frame>
        <draw:frame draw:style-name="gr77" draw:text-style-name="P29" draw:layer="layout" svg:width="0.231cm" svg:height="0.31cm" svg:x="10.58cm" svg:y="2.955cm">
          <draw:text-box>
            <text:p text:style-name="P2"><text:span text:style-name="T36">V</text:span></text:p>
          </draw:text-box>
        </draw:frame>
        <draw:frame draw:style-name="gr77" draw:text-style-name="P29" draw:layer="layout" svg:width="0.231cm" svg:height="0.31cm" svg:x="11.378cm" svg:y="2.955cm">
          <draw:text-box>
            <text:p text:style-name="P2"><text:span text:style-name="T36">S</text:span></text:p>
          </draw:text-box>
        </draw:frame>
        <draw:frame draw:style-name="gr77" draw:text-style-name="P29" draw:layer="layout" svg:width="0.231cm" svg:height="0.31cm" svg:x="12.155cm" svg:y="2.955cm">
          <draw:text-box>
            <text:p text:style-name="P2"><text:span text:style-name="T36">D</text:span></text:p>
          </draw:text-box>
        </draw:frame>
        <draw:frame draw:style-name="gr77" draw:text-style-name="P30" draw:layer="layout" svg:width="0.231cm" svg:height="0.31cm" svg:x="7.458cm" svg:y="3.717cm">
          <draw:text-box>
            <text:p text:style-name="P2"><text:span text:style-name="T37">1</text:span></text:p>
          </draw:text-box>
        </draw:frame>
        <draw:frame draw:style-name="gr77" draw:text-style-name="P30" draw:layer="layout" svg:width="0.231cm" svg:height="0.31cm" svg:x="8.219cm" svg:y="3.717cm">
          <draw:text-box>
            <text:p text:style-name="P2"><text:span text:style-name="T37">2</text:span></text:p>
          </draw:text-box>
        </draw:frame>
        <draw:frame draw:style-name="gr77" draw:text-style-name="P30" draw:layer="layout" svg:width="0.231cm" svg:height="0.31cm" svg:x="9.012cm" svg:y="3.717cm">
          <draw:text-box>
            <text:p text:style-name="P2"><text:span text:style-name="T37">3</text:span></text:p>
          </draw:text-box>
        </draw:frame>
        <draw:frame draw:style-name="gr77" draw:text-style-name="P30" draw:layer="layout" svg:width="0.231cm" svg:height="0.31cm" svg:x="9.801cm" svg:y="3.717cm">
          <draw:text-box>
            <text:p text:style-name="P2"><text:span text:style-name="T37">4</text:span></text:p>
          </draw:text-box>
        </draw:frame>
        <draw:frame draw:style-name="gr77" draw:text-style-name="P30" draw:layer="layout" svg:width="0.231cm" svg:height="0.31cm" svg:x="10.588cm" svg:y="3.717cm">
          <draw:text-box>
            <text:p text:style-name="P2"><text:span text:style-name="T37">5</text:span></text:p>
          </draw:text-box>
        </draw:frame>
        <draw:frame draw:style-name="gr77" draw:text-style-name="P30" draw:layer="layout" svg:width="0.231cm" svg:height="0.31cm" svg:x="11.378cm" svg:y="3.717cm">
          <draw:text-box>
            <text:p text:style-name="P2"><text:span text:style-name="T37">6</text:span></text:p>
          </draw:text-box>
        </draw:frame>
        <draw:frame draw:style-name="gr77" draw:text-style-name="P30" draw:layer="layout" svg:width="0.231cm" svg:height="0.31cm" svg:x="12.176cm" svg:y="3.717cm">
          <draw:text-box>
            <text:p text:style-name="P2"><text:span text:style-name="T37">7</text:span></text:p>
          </draw:text-box>
        </draw:frame>
        <draw:frame draw:style-name="gr77" draw:text-style-name="P30" draw:layer="layout" svg:width="0.231cm" svg:height="0.31cm" svg:x="7.43cm" svg:y="4.479cm">
          <draw:text-box>
            <text:p text:style-name="P2"><text:span text:style-name="T37">8</text:span></text:p>
          </draw:text-box>
        </draw:frame>
        <draw:frame draw:style-name="gr77" draw:text-style-name="P30" draw:layer="layout" svg:width="0.231cm" svg:height="0.31cm" svg:x="8.218cm" svg:y="4.479cm">
          <draw:text-box>
            <text:p text:style-name="P2"><text:span text:style-name="T37">9</text:span></text:p>
          </draw:text-box>
        </draw:frame>
        <draw:frame draw:style-name="gr78" draw:text-style-name="P30" draw:layer="layout" svg:width="0.296cm" svg:height="0.31cm" svg:x="8.966cm" svg:y="4.479cm">
          <draw:text-box>
            <text:p text:style-name="P2"><text:span text:style-name="T37">10</text:span></text:p>
          </draw:text-box>
        </draw:frame>
        <draw:frame draw:style-name="gr78" draw:text-style-name="P30" draw:layer="layout" svg:width="0.296cm" svg:height="0.31cm" svg:x="9.788cm" svg:y="4.479cm">
          <draw:text-box>
            <text:p text:style-name="P2"><text:span text:style-name="T37">11</text:span></text:p>
          </draw:text-box>
        </draw:frame>
        <draw:frame draw:style-name="gr78" draw:text-style-name="P30" draw:layer="layout" svg:width="0.296cm" svg:height="0.31cm" svg:x="10.549cm" svg:y="4.479cm">
          <draw:text-box>
            <text:p text:style-name="P2"><text:span text:style-name="T37">12</text:span></text:p>
          </draw:text-box>
        </draw:frame>
        <draw:frame draw:style-name="gr78" draw:text-style-name="P30" draw:layer="layout" svg:width="0.296cm" svg:height="0.31cm" svg:x="11.342cm" svg:y="4.479cm">
          <draw:text-box>
            <text:p text:style-name="P2"><text:span text:style-name="T37">13</text:span></text:p>
          </draw:text-box>
        </draw:frame>
        <draw:frame draw:style-name="gr78" draw:text-style-name="P30" draw:layer="layout" svg:width="0.296cm" svg:height="0.31cm" svg:x="12.132cm" svg:y="4.479cm">
          <draw:text-box>
            <text:p text:style-name="P2"><text:span text:style-name="T37">14</text:span></text:p>
          </draw:text-box>
        </draw:frame>
        <draw:frame draw:style-name="gr78" draw:text-style-name="P30" draw:layer="layout" svg:width="0.296cm" svg:height="0.31cm" svg:x="7.389cm" svg:y="5.264cm">
          <draw:text-box>
            <text:p text:style-name="P2"><text:span text:style-name="T37">15</text:span></text:p>
          </draw:text-box>
        </draw:frame>
        <draw:frame draw:style-name="gr78" draw:text-style-name="P30" draw:layer="layout" svg:width="0.296cm" svg:height="0.31cm" svg:x="8.179cm" svg:y="5.264cm">
          <draw:text-box>
            <text:p text:style-name="P2"><text:span text:style-name="T37">16</text:span></text:p>
          </draw:text-box>
        </draw:frame>
        <draw:frame draw:style-name="gr78" draw:text-style-name="P30" draw:layer="layout" svg:width="0.296cm" svg:height="0.31cm" svg:x="8.977cm" svg:y="5.264cm">
          <draw:text-box>
            <text:p text:style-name="P2"><text:span text:style-name="T37">17</text:span></text:p>
          </draw:text-box>
        </draw:frame>
        <draw:frame draw:style-name="gr78" draw:text-style-name="P30" draw:layer="layout" svg:width="0.296cm" svg:height="0.31cm" svg:x="9.76cm" svg:y="5.264cm">
          <draw:text-box>
            <text:p text:style-name="P2"><text:span text:style-name="T37">18</text:span></text:p>
          </draw:text-box>
        </draw:frame>
        <draw:frame draw:style-name="gr78" draw:text-style-name="P30" draw:layer="layout" svg:width="0.296cm" svg:height="0.31cm" svg:x="10.548cm" svg:y="5.264cm">
          <draw:text-box>
            <text:p text:style-name="P2"><text:span text:style-name="T37">19</text:span></text:p>
          </draw:text-box>
        </draw:frame>
        <draw:frame draw:style-name="gr79" draw:text-style-name="P30" draw:layer="layout" svg:width="0.307cm" svg:height="0.31cm" svg:x="11.306cm" svg:y="5.264cm">
          <draw:text-box>
            <text:p text:style-name="P2"><text:span text:style-name="T37">20</text:span></text:p>
          </draw:text-box>
        </draw:frame>
        <draw:frame draw:style-name="gr78" draw:text-style-name="P30" draw:layer="layout" svg:width="0.296cm" svg:height="0.31cm" svg:x="12.129cm" svg:y="5.264cm">
          <draw:text-box>
            <text:p text:style-name="P2"><text:span text:style-name="T37">21</text:span></text:p>
          </draw:text-box>
        </draw:frame>
        <draw:frame draw:style-name="gr80" draw:text-style-name="P30" draw:layer="layout" svg:width="0.298cm" svg:height="0.31cm" svg:x="7.36cm" svg:y="5.999cm">
          <draw:text-box>
            <text:p text:style-name="P2"><text:span text:style-name="T37">22</text:span></text:p>
          </draw:text-box>
        </draw:frame>
        <draw:frame draw:style-name="gr78" draw:text-style-name="P30" draw:layer="layout" svg:width="0.296cm" svg:height="0.31cm" svg:x="8.154cm" svg:y="5.999cm">
          <draw:text-box>
            <text:p text:style-name="P2"><text:span text:style-name="T37">23</text:span></text:p>
          </draw:text-box>
        </draw:frame>
        <draw:frame draw:style-name="gr78" draw:text-style-name="P30" draw:layer="layout" svg:width="0.296cm" svg:height="0.31cm" svg:x="8.943cm" svg:y="5.999cm">
          <draw:text-box>
            <text:p text:style-name="P2"><text:span text:style-name="T37">24</text:span></text:p>
          </draw:text-box>
        </draw:frame>
        <draw:frame draw:style-name="gr80" draw:text-style-name="P30" draw:layer="layout" svg:width="0.298cm" svg:height="0.31cm" svg:x="9.73cm" svg:y="5.999cm">
          <draw:text-box>
            <text:p text:style-name="P2"><text:span text:style-name="T37">25</text:span></text:p>
          </draw:text-box>
        </draw:frame>
        <draw:frame draw:style-name="gr80" draw:text-style-name="P30" draw:layer="layout" svg:width="0.298cm" svg:height="0.31cm" svg:x="10.519cm" svg:y="5.999cm">
          <draw:text-box>
            <text:p text:style-name="P2"><text:span text:style-name="T37">26</text:span></text:p>
          </draw:text-box>
        </draw:frame>
        <draw:frame draw:style-name="gr78" draw:text-style-name="P30" draw:layer="layout" svg:width="0.296cm" svg:height="0.31cm" svg:x="11.318cm" svg:y="5.999cm">
          <draw:text-box>
            <text:p text:style-name="P2"><text:span text:style-name="T37">27</text:span></text:p>
          </draw:text-box>
        </draw:frame>
        <draw:frame draw:style-name="gr80" draw:text-style-name="P30" draw:layer="layout" svg:width="0.298cm" svg:height="0.31cm" svg:x="12.1cm" svg:y="5.999cm">
          <draw:text-box>
            <text:p text:style-name="P2"><text:span text:style-name="T37">28</text:span></text:p>
          </draw:text-box>
        </draw:frame>
        <draw:frame draw:style-name="gr77" draw:text-style-name="P29" draw:layer="layout" svg:width="0.231cm" svg:height="0.31cm" svg:x="1.675cm" svg:y="2.955cm">
          <draw:text-box>
            <text:p text:style-name="P2"><text:span text:style-name="T36">L</text:span></text:p>
          </draw:text-box>
        </draw:frame>
        <draw:frame draw:style-name="gr77" draw:text-style-name="P29" draw:layer="layout" svg:width="0.231cm" svg:height="0.31cm" svg:x="2.429cm" svg:y="2.955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3.219cm" svg:y="2.955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4.048cm" svg:y="2.955cm">
          <draw:text-box>
            <text:p text:style-name="P2"><text:span text:style-name="T36">J</text:span></text:p>
          </draw:text-box>
        </draw:frame>
        <draw:frame draw:style-name="gr77" draw:text-style-name="P29" draw:layer="layout" svg:width="0.231cm" svg:height="0.31cm" svg:x="4.816cm" svg:y="2.955cm">
          <draw:text-box>
            <text:p text:style-name="P2"><text:span text:style-name="T36">V</text:span></text:p>
          </draw:text-box>
        </draw:frame>
        <draw:frame draw:style-name="gr77" draw:text-style-name="P29" draw:layer="layout" svg:width="0.231cm" svg:height="0.31cm" svg:x="5.614cm" svg:y="2.955cm">
          <draw:text-box>
            <text:p text:style-name="P2"><text:span text:style-name="T36">S</text:span></text:p>
          </draw:text-box>
        </draw:frame>
        <draw:frame draw:style-name="gr77" draw:text-style-name="P29" draw:layer="layout" svg:width="0.231cm" svg:height="0.31cm" svg:x="6.391cm" svg:y="2.955cm">
          <draw:text-box>
            <text:p text:style-name="P2"><text:span text:style-name="T36">D</text:span></text:p>
          </draw:text-box>
        </draw:frame>
        <draw:frame draw:style-name="gr77" draw:text-style-name="P30" draw:layer="layout" svg:width="0.231cm" svg:height="0.31cm" svg:x="4.853cm" svg:y="3.721cm">
          <draw:text-box>
            <text:p text:style-name="P2"><text:span text:style-name="T37">1</text:span></text:p>
          </draw:text-box>
        </draw:frame>
        <draw:frame draw:style-name="gr77" draw:text-style-name="P30" draw:layer="layout" svg:width="0.231cm" svg:height="0.31cm" svg:x="5.614cm" svg:y="3.721cm">
          <draw:text-box>
            <text:p text:style-name="P2"><text:span text:style-name="T37">2</text:span></text:p>
          </draw:text-box>
        </draw:frame>
        <draw:frame draw:style-name="gr77" draw:text-style-name="P30" draw:layer="layout" svg:width="0.231cm" svg:height="0.31cm" svg:x="6.407cm" svg:y="3.721cm">
          <draw:text-box>
            <text:p text:style-name="P2"><text:span text:style-name="T37">3</text:span></text:p>
          </draw:text-box>
        </draw:frame>
        <draw:frame draw:style-name="gr77" draw:text-style-name="P30" draw:layer="layout" svg:width="0.231cm" svg:height="0.31cm" svg:x="1.668cm" svg:y="4.487cm">
          <draw:text-box>
            <text:p text:style-name="P2"><text:span text:style-name="T37">4</text:span></text:p>
          </draw:text-box>
        </draw:frame>
        <draw:frame draw:style-name="gr77" draw:text-style-name="P30" draw:layer="layout" svg:width="0.231cm" svg:height="0.31cm" svg:x="2.454cm" svg:y="4.487cm">
          <draw:text-box>
            <text:p text:style-name="P2"><text:span text:style-name="T37">5</text:span></text:p>
          </draw:text-box>
        </draw:frame>
        <draw:frame draw:style-name="gr77" draw:text-style-name="P30" draw:layer="layout" svg:width="0.231cm" svg:height="0.31cm" svg:x="3.244cm" svg:y="4.487cm">
          <draw:text-box>
            <text:p text:style-name="P2"><text:span text:style-name="T37">6</text:span></text:p>
          </draw:text-box>
        </draw:frame>
        <draw:frame draw:style-name="gr77" draw:text-style-name="P30" draw:layer="layout" svg:width="0.231cm" svg:height="0.31cm" svg:x="4.043cm" svg:y="4.487cm">
          <draw:text-box>
            <text:p text:style-name="P2"><text:span text:style-name="T37">7</text:span></text:p>
          </draw:text-box>
        </draw:frame>
        <draw:frame draw:style-name="gr77" draw:text-style-name="P30" draw:layer="layout" svg:width="0.231cm" svg:height="0.31cm" svg:x="4.825cm" svg:y="4.487cm">
          <draw:text-box>
            <text:p text:style-name="P2"><text:span text:style-name="T37">8</text:span></text:p>
          </draw:text-box>
        </draw:frame>
        <draw:frame draw:style-name="gr77" draw:text-style-name="P30" draw:layer="layout" svg:width="0.231cm" svg:height="0.31cm" svg:x="5.613cm" svg:y="4.487cm">
          <draw:text-box>
            <text:p text:style-name="P2"><text:span text:style-name="T37">9</text:span></text:p>
          </draw:text-box>
        </draw:frame>
        <draw:frame draw:style-name="gr78" draw:text-style-name="P30" draw:layer="layout" svg:width="0.296cm" svg:height="0.31cm" svg:x="6.362cm" svg:y="4.487cm">
          <draw:text-box>
            <text:p text:style-name="P2"><text:span text:style-name="T37">10</text:span></text:p>
          </draw:text-box>
        </draw:frame>
        <draw:frame draw:style-name="gr78" draw:text-style-name="P30" draw:layer="layout" svg:width="0.296cm" svg:height="0.31cm" svg:x="1.654cm" svg:y="5.254cm">
          <draw:text-box>
            <text:p text:style-name="P2"><text:span text:style-name="T37">11</text:span></text:p>
          </draw:text-box>
        </draw:frame>
        <draw:frame draw:style-name="gr78" draw:text-style-name="P30" draw:layer="layout" svg:width="0.296cm" svg:height="0.31cm" svg:x="2.416cm" svg:y="5.254cm">
          <draw:text-box>
            <text:p text:style-name="P2"><text:span text:style-name="T37">12</text:span></text:p>
          </draw:text-box>
        </draw:frame>
        <draw:frame draw:style-name="gr78" draw:text-style-name="P30" draw:layer="layout" svg:width="0.296cm" svg:height="0.31cm" svg:x="3.209cm" svg:y="5.254cm">
          <draw:text-box>
            <text:p text:style-name="P2"><text:span text:style-name="T37">13</text:span></text:p>
          </draw:text-box>
        </draw:frame>
        <draw:frame draw:style-name="gr78" draw:text-style-name="P30" draw:layer="layout" svg:width="0.296cm" svg:height="0.31cm" svg:x="3.998cm" svg:y="5.254cm">
          <draw:text-box>
            <text:p text:style-name="P2"><text:span text:style-name="T37">14</text:span></text:p>
          </draw:text-box>
        </draw:frame>
        <draw:frame draw:style-name="gr78" draw:text-style-name="P30" draw:layer="layout" svg:width="0.296cm" svg:height="0.31cm" svg:x="4.784cm" svg:y="5.254cm">
          <draw:text-box>
            <text:p text:style-name="P2"><text:span text:style-name="T37">15</text:span></text:p>
          </draw:text-box>
        </draw:frame>
        <draw:frame draw:style-name="gr78" draw:text-style-name="P30" draw:layer="layout" svg:width="0.296cm" svg:height="0.31cm" svg:x="5.575cm" svg:y="5.254cm">
          <draw:text-box>
            <text:p text:style-name="P2"><text:span text:style-name="T37">16</text:span></text:p>
          </draw:text-box>
        </draw:frame>
        <draw:frame draw:style-name="gr78" draw:text-style-name="P30" draw:layer="layout" svg:width="0.296cm" svg:height="0.31cm" svg:x="6.373cm" svg:y="5.254cm">
          <draw:text-box>
            <text:p text:style-name="P2"><text:span text:style-name="T37">17</text:span></text:p>
          </draw:text-box>
        </draw:frame>
        <draw:frame draw:style-name="gr78" draw:text-style-name="P30" draw:layer="layout" svg:width="0.296cm" svg:height="0.31cm" svg:x="1.626cm" svg:y="6.02cm">
          <draw:text-box>
            <text:p text:style-name="P2"><text:span text:style-name="T37">18</text:span></text:p>
          </draw:text-box>
        </draw:frame>
        <draw:frame draw:style-name="gr78" draw:text-style-name="P30" draw:layer="layout" svg:width="0.296cm" svg:height="0.31cm" svg:x="2.415cm" svg:y="6.02cm">
          <draw:text-box>
            <text:p text:style-name="P2"><text:span text:style-name="T37">19</text:span></text:p>
          </draw:text-box>
        </draw:frame>
        <draw:frame draw:style-name="gr79" draw:text-style-name="P30" draw:layer="layout" svg:width="0.307cm" svg:height="0.31cm" svg:x="3.173cm" svg:y="6.02cm">
          <draw:text-box>
            <text:p text:style-name="P2"><text:span text:style-name="T37">20</text:span></text:p>
          </draw:text-box>
        </draw:frame>
        <draw:frame draw:style-name="gr78" draw:text-style-name="P30" draw:layer="layout" svg:width="0.296cm" svg:height="0.31cm" svg:x="3.995cm" svg:y="6.02cm">
          <draw:text-box>
            <text:p text:style-name="P2"><text:span text:style-name="T37">21</text:span></text:p>
          </draw:text-box>
        </draw:frame>
        <draw:frame draw:style-name="gr80" draw:text-style-name="P30" draw:layer="layout" svg:width="0.298cm" svg:height="0.31cm" svg:x="4.756cm" svg:y="6.02cm">
          <draw:text-box>
            <text:p text:style-name="P2"><text:span text:style-name="T37">22</text:span></text:p>
          </draw:text-box>
        </draw:frame>
        <draw:frame draw:style-name="gr78" draw:text-style-name="P30" draw:layer="layout" svg:width="0.296cm" svg:height="0.31cm" svg:x="5.549cm" svg:y="6.02cm">
          <draw:text-box>
            <text:p text:style-name="P2"><text:span text:style-name="T37">23</text:span></text:p>
          </draw:text-box>
        </draw:frame>
        <draw:frame draw:style-name="gr78" draw:text-style-name="P30" draw:layer="layout" svg:width="0.296cm" svg:height="0.31cm" svg:x="6.339cm" svg:y="6.02cm">
          <draw:text-box>
            <text:p text:style-name="P2"><text:span text:style-name="T37">24</text:span></text:p>
          </draw:text-box>
        </draw:frame>
        <draw:frame draw:style-name="gr80" draw:text-style-name="P30" draw:layer="layout" svg:width="0.298cm" svg:height="0.31cm" svg:x="1.596cm" svg:y="6.786cm">
          <draw:text-box>
            <text:p text:style-name="P2"><text:span text:style-name="T37">25</text:span></text:p>
          </draw:text-box>
        </draw:frame>
        <draw:frame draw:style-name="gr80" draw:text-style-name="P30" draw:layer="layout" svg:width="0.298cm" svg:height="0.31cm" svg:x="2.385cm" svg:y="6.786cm">
          <draw:text-box>
            <text:p text:style-name="P2"><text:span text:style-name="T37">26</text:span></text:p>
          </draw:text-box>
        </draw:frame>
        <draw:frame draw:style-name="gr78" draw:text-style-name="P30" draw:layer="layout" svg:width="0.296cm" svg:height="0.31cm" svg:x="3.184cm" svg:y="6.786cm">
          <draw:text-box>
            <text:p text:style-name="P2"><text:span text:style-name="T37">27</text:span></text:p>
          </draw:text-box>
        </draw:frame>
        <draw:frame draw:style-name="gr80" draw:text-style-name="P30" draw:layer="layout" svg:width="0.298cm" svg:height="0.31cm" svg:x="3.967cm" svg:y="6.786cm">
          <draw:text-box>
            <text:p text:style-name="P2"><text:span text:style-name="T37">28</text:span></text:p>
          </draw:text-box>
        </draw:frame>
        <draw:frame draw:style-name="gr80" draw:text-style-name="P30" draw:layer="layout" svg:width="0.298cm" svg:height="0.31cm" svg:x="4.755cm" svg:y="6.786cm">
          <draw:text-box>
            <text:p text:style-name="P2"><text:span text:style-name="T37">29</text:span></text:p>
          </draw:text-box>
        </draw:frame>
        <draw:frame draw:style-name="gr80" draw:text-style-name="P30" draw:layer="layout" svg:width="0.298cm" svg:height="0.31cm" svg:x="5.546cm" svg:y="6.786cm">
          <draw:text-box>
            <text:p text:style-name="P2"><text:span text:style-name="T37">30</text:span></text:p>
          </draw:text-box>
        </draw:frame>
        <draw:frame draw:style-name="gr78" draw:text-style-name="P30" draw:layer="layout" svg:width="0.296cm" svg:height="0.31cm" svg:x="6.368cm" svg:y="6.786cm">
          <draw:text-box>
            <text:p text:style-name="P2"><text:span text:style-name="T37">31</text:span></text:p>
          </draw:text-box>
        </draw:frame>
        <draw:frame draw:style-name="gr81" draw:text-style-name="P4" draw:layer="layout" svg:width="1.763cm" svg:height="0.625cm" svg:x="17.139cm" svg:y="1.609cm">
          <draw:text-box>
            <text:p text:style-name="P2"><text:span text:style-name="T35">M</text:span><text:span text:style-name="T35">A</text:span><text:span text:style-name="T35">R</text:span><text:span text:style-name="T35">Z</text:span><text:span text:style-name="T35">O</text:span></text:p>
          </draw:text-box>
        </draw:frame>
        <draw:frame draw:style-name="gr82" draw:text-style-name="P4" draw:layer="layout" svg:width="1.361cm" svg:height="0.625cm" svg:x="23.159cm" svg:y="1.609cm">
          <draw:text-box>
            <text:p text:style-name="P2"><text:span text:style-name="T35">A</text:span><text:span text:style-name="T35">B</text:span><text:span text:style-name="T35">RI</text:span><text:span text:style-name="T35">L</text:span></text:p>
          </draw:text-box>
        </draw:frame>
        <draw:frame draw:style-name="gr77" draw:text-style-name="P29" draw:layer="layout" svg:width="0.231cm" svg:height="0.31cm" svg:x="15.605cm" svg:y="3.017cm">
          <draw:text-box>
            <text:p text:style-name="P2"><text:span text:style-name="T36">L</text:span></text:p>
          </draw:text-box>
        </draw:frame>
        <draw:frame draw:style-name="gr77" draw:text-style-name="P29" draw:layer="layout" svg:width="0.231cm" svg:height="0.31cm" svg:x="16.358cm" svg:y="3.017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17.148cm" svg:y="3.017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17.977cm" svg:y="3.017cm">
          <draw:text-box>
            <text:p text:style-name="P2"><text:span text:style-name="T36">J</text:span></text:p>
          </draw:text-box>
        </draw:frame>
        <draw:frame draw:style-name="gr77" draw:text-style-name="P29" draw:layer="layout" svg:width="0.231cm" svg:height="0.31cm" svg:x="18.745cm" svg:y="3.017cm">
          <draw:text-box>
            <text:p text:style-name="P2"><text:span text:style-name="T36">V</text:span></text:p>
          </draw:text-box>
        </draw:frame>
        <draw:frame draw:style-name="gr77" draw:text-style-name="P29" draw:layer="layout" svg:width="0.231cm" svg:height="0.31cm" svg:x="19.543cm" svg:y="3.017cm">
          <draw:text-box>
            <text:p text:style-name="P2"><text:span text:style-name="T36">S</text:span></text:p>
          </draw:text-box>
        </draw:frame>
        <draw:frame draw:style-name="gr77" draw:text-style-name="P29" draw:layer="layout" svg:width="0.231cm" svg:height="0.31cm" svg:x="20.32cm" svg:y="3.017cm">
          <draw:text-box>
            <text:p text:style-name="P2"><text:span text:style-name="T36">D</text:span></text:p>
          </draw:text-box>
        </draw:frame>
        <draw:frame draw:style-name="gr77" draw:text-style-name="P30" draw:layer="layout" svg:width="0.231cm" svg:height="0.31cm" svg:x="15.623cm" svg:y="3.779cm">
          <draw:text-box>
            <text:p text:style-name="P2"><text:span text:style-name="T37">1</text:span></text:p>
          </draw:text-box>
        </draw:frame>
        <draw:frame draw:style-name="gr77" draw:text-style-name="P30" draw:layer="layout" svg:width="0.231cm" svg:height="0.31cm" svg:x="16.384cm" svg:y="3.779cm">
          <draw:text-box>
            <text:p text:style-name="P2"><text:span text:style-name="T37">2</text:span></text:p>
          </draw:text-box>
        </draw:frame>
        <draw:frame draw:style-name="gr77" draw:text-style-name="P30" draw:layer="layout" svg:width="0.231cm" svg:height="0.31cm" svg:x="17.177cm" svg:y="3.779cm">
          <draw:text-box>
            <text:p text:style-name="P2"><text:span text:style-name="T37">3</text:span></text:p>
          </draw:text-box>
        </draw:frame>
        <draw:frame draw:style-name="gr77" draw:text-style-name="P30" draw:layer="layout" svg:width="0.231cm" svg:height="0.31cm" svg:x="17.966cm" svg:y="3.779cm">
          <draw:text-box>
            <text:p text:style-name="P2"><text:span text:style-name="T37">4</text:span></text:p>
          </draw:text-box>
        </draw:frame>
        <draw:frame draw:style-name="gr77" draw:text-style-name="P30" draw:layer="layout" svg:width="0.231cm" svg:height="0.31cm" svg:x="18.753cm" svg:y="3.779cm">
          <draw:text-box>
            <text:p text:style-name="P2"><text:span text:style-name="T37">5</text:span></text:p>
          </draw:text-box>
        </draw:frame>
        <draw:frame draw:style-name="gr77" draw:text-style-name="P30" draw:layer="layout" svg:width="0.231cm" svg:height="0.31cm" svg:x="19.543cm" svg:y="3.779cm">
          <draw:text-box>
            <text:p text:style-name="P2"><text:span text:style-name="T37">6</text:span></text:p>
          </draw:text-box>
        </draw:frame>
        <draw:frame draw:style-name="gr77" draw:text-style-name="P30" draw:layer="layout" svg:width="0.231cm" svg:height="0.31cm" svg:x="20.341cm" svg:y="3.779cm">
          <draw:text-box>
            <text:p text:style-name="P2"><text:span text:style-name="T37">7</text:span></text:p>
          </draw:text-box>
        </draw:frame>
        <draw:frame draw:style-name="gr77" draw:text-style-name="P30" draw:layer="layout" svg:width="0.231cm" svg:height="0.31cm" svg:x="15.595cm" svg:y="4.541cm">
          <draw:text-box>
            <text:p text:style-name="P2"><text:span text:style-name="T37">8</text:span></text:p>
          </draw:text-box>
        </draw:frame>
        <draw:frame draw:style-name="gr77" draw:text-style-name="P30" draw:layer="layout" svg:width="0.231cm" svg:height="0.31cm" svg:x="16.383cm" svg:y="4.541cm">
          <draw:text-box>
            <text:p text:style-name="P2"><text:span text:style-name="T37">9</text:span></text:p>
          </draw:text-box>
        </draw:frame>
        <draw:frame draw:style-name="gr78" draw:text-style-name="P30" draw:layer="layout" svg:width="0.296cm" svg:height="0.31cm" svg:x="17.131cm" svg:y="4.541cm">
          <draw:text-box>
            <text:p text:style-name="P2"><text:span text:style-name="T37">10</text:span></text:p>
          </draw:text-box>
        </draw:frame>
        <draw:frame draw:style-name="gr78" draw:text-style-name="P30" draw:layer="layout" svg:width="0.296cm" svg:height="0.31cm" svg:x="17.953cm" svg:y="4.541cm">
          <draw:text-box>
            <text:p text:style-name="P2"><text:span text:style-name="T37">11</text:span></text:p>
          </draw:text-box>
        </draw:frame>
        <draw:frame draw:style-name="gr78" draw:text-style-name="P30" draw:layer="layout" svg:width="0.296cm" svg:height="0.31cm" svg:x="18.714cm" svg:y="4.541cm">
          <draw:text-box>
            <text:p text:style-name="P2"><text:span text:style-name="T37">12</text:span></text:p>
          </draw:text-box>
        </draw:frame>
        <draw:frame draw:style-name="gr78" draw:text-style-name="P30" draw:layer="layout" svg:width="0.296cm" svg:height="0.31cm" svg:x="19.507cm" svg:y="4.541cm">
          <draw:text-box>
            <text:p text:style-name="P2"><text:span text:style-name="T37">13</text:span></text:p>
          </draw:text-box>
        </draw:frame>
        <draw:frame draw:style-name="gr78" draw:text-style-name="P30" draw:layer="layout" svg:width="0.296cm" svg:height="0.31cm" svg:x="20.297cm" svg:y="4.541cm">
          <draw:text-box>
            <text:p text:style-name="P2"><text:span text:style-name="T37">14</text:span></text:p>
          </draw:text-box>
        </draw:frame>
        <draw:frame draw:style-name="gr78" draw:text-style-name="P30" draw:layer="layout" svg:width="0.296cm" svg:height="0.31cm" svg:x="15.554cm" svg:y="5.302cm">
          <draw:text-box>
            <text:p text:style-name="P2"><text:span text:style-name="T37">15</text:span></text:p>
          </draw:text-box>
        </draw:frame>
        <draw:frame draw:style-name="gr78" draw:text-style-name="P30" draw:layer="layout" svg:width="0.296cm" svg:height="0.31cm" svg:x="16.344cm" svg:y="5.302cm">
          <draw:text-box>
            <text:p text:style-name="P2"><text:span text:style-name="T37">16</text:span></text:p>
          </draw:text-box>
        </draw:frame>
        <draw:frame draw:style-name="gr78" draw:text-style-name="P30" draw:layer="layout" svg:width="0.296cm" svg:height="0.31cm" svg:x="17.142cm" svg:y="5.302cm">
          <draw:text-box>
            <text:p text:style-name="P2"><text:span text:style-name="T37">17</text:span></text:p>
          </draw:text-box>
        </draw:frame>
        <draw:frame draw:style-name="gr78" draw:text-style-name="P30" draw:layer="layout" svg:width="0.296cm" svg:height="0.31cm" svg:x="17.925cm" svg:y="5.302cm">
          <draw:text-box>
            <text:p text:style-name="P2"><text:span text:style-name="T37">18</text:span></text:p>
          </draw:text-box>
        </draw:frame>
        <draw:frame draw:style-name="gr78" draw:text-style-name="P30" draw:layer="layout" svg:width="0.296cm" svg:height="0.31cm" svg:x="18.713cm" svg:y="5.302cm">
          <draw:text-box>
            <text:p text:style-name="P2"><text:span text:style-name="T37">19</text:span></text:p>
          </draw:text-box>
        </draw:frame>
        <draw:frame draw:style-name="gr79" draw:text-style-name="P30" draw:layer="layout" svg:width="0.307cm" svg:height="0.31cm" svg:x="19.471cm" svg:y="5.302cm">
          <draw:text-box>
            <text:p text:style-name="P2"><text:span text:style-name="T37">20</text:span></text:p>
          </draw:text-box>
        </draw:frame>
        <draw:frame draw:style-name="gr78" draw:text-style-name="P30" draw:layer="layout" svg:width="0.296cm" svg:height="0.31cm" svg:x="20.294cm" svg:y="5.302cm">
          <draw:text-box>
            <text:p text:style-name="P2"><text:span text:style-name="T37">21</text:span></text:p>
          </draw:text-box>
        </draw:frame>
        <draw:frame draw:style-name="gr80" draw:text-style-name="P30" draw:layer="layout" svg:width="0.298cm" svg:height="0.31cm" svg:x="15.525cm" svg:y="6.025cm">
          <draw:text-box>
            <text:p text:style-name="P2"><text:span text:style-name="T37">22</text:span></text:p>
          </draw:text-box>
        </draw:frame>
        <draw:frame draw:style-name="gr78" draw:text-style-name="P30" draw:layer="layout" svg:width="0.296cm" svg:height="0.31cm" svg:x="16.319cm" svg:y="6.025cm">
          <draw:text-box>
            <text:p text:style-name="P2"><text:span text:style-name="T37">23</text:span></text:p>
          </draw:text-box>
        </draw:frame>
        <draw:frame draw:style-name="gr78" draw:text-style-name="P30" draw:layer="layout" svg:width="0.296cm" svg:height="0.31cm" svg:x="17.108cm" svg:y="6.025cm">
          <draw:text-box>
            <text:p text:style-name="P2"><text:span text:style-name="T37">24</text:span></text:p>
          </draw:text-box>
        </draw:frame>
        <draw:frame draw:style-name="gr80" draw:text-style-name="P30" draw:layer="layout" svg:width="0.298cm" svg:height="0.31cm" svg:x="17.895cm" svg:y="6.025cm">
          <draw:text-box>
            <text:p text:style-name="P2"><text:span text:style-name="T37">25</text:span></text:p>
          </draw:text-box>
        </draw:frame>
        <draw:frame draw:style-name="gr80" draw:text-style-name="P30" draw:layer="layout" svg:width="0.298cm" svg:height="0.31cm" svg:x="18.684cm" svg:y="6.025cm">
          <draw:text-box>
            <text:p text:style-name="P2"><text:span text:style-name="T37">26</text:span></text:p>
          </draw:text-box>
        </draw:frame>
        <draw:frame draw:style-name="gr78" draw:text-style-name="P30" draw:layer="layout" svg:width="0.296cm" svg:height="0.31cm" svg:x="19.483cm" svg:y="6.025cm">
          <draw:text-box>
            <text:p text:style-name="P2"><text:span text:style-name="T37">27</text:span></text:p>
          </draw:text-box>
        </draw:frame>
        <draw:frame draw:style-name="gr80" draw:text-style-name="P30" draw:layer="layout" svg:width="0.298cm" svg:height="0.31cm" svg:x="20.265cm" svg:y="6.025cm">
          <draw:text-box>
            <text:p text:style-name="P2"><text:span text:style-name="T37">28</text:span></text:p>
          </draw:text-box>
        </draw:frame>
        <draw:frame draw:style-name="gr80" draw:text-style-name="P30" draw:layer="layout" svg:width="0.298cm" svg:height="0.31cm" svg:x="15.525cm" svg:y="6.787cm">
          <draw:text-box>
            <text:p text:style-name="P2"><text:span text:style-name="T37">29</text:span></text:p>
          </draw:text-box>
        </draw:frame>
        <draw:frame draw:style-name="gr80" draw:text-style-name="P30" draw:layer="layout" svg:width="0.298cm" svg:height="0.31cm" svg:x="16.316cm" svg:y="6.787cm">
          <draw:text-box>
            <text:p text:style-name="P2"><text:span text:style-name="T37">30</text:span></text:p>
          </draw:text-box>
        </draw:frame>
        <draw:frame draw:style-name="gr78" draw:text-style-name="P30" draw:layer="layout" svg:width="0.296cm" svg:height="0.31cm" svg:x="17.115cm" svg:y="6.784cm">
          <draw:text-box>
            <text:p text:style-name="P2"><text:span text:style-name="T37">31</text:span></text:p>
          </draw:text-box>
        </draw:frame>
        <draw:frame draw:style-name="gr77" draw:text-style-name="P29" draw:layer="layout" svg:width="0.231cm" svg:height="0.31cm" svg:x="21.385cm" svg:y="3.037cm">
          <draw:text-box>
            <text:p text:style-name="P2"><text:span text:style-name="T36">L</text:span></text:p>
          </draw:text-box>
        </draw:frame>
        <draw:frame draw:style-name="gr77" draw:text-style-name="P29" draw:layer="layout" svg:width="0.231cm" svg:height="0.31cm" svg:x="22.138cm" svg:y="3.037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22.928cm" svg:y="3.037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23.757cm" svg:y="3.037cm">
          <draw:text-box>
            <text:p text:style-name="P2"><text:span text:style-name="T36">J</text:span></text:p>
          </draw:text-box>
        </draw:frame>
        <draw:frame draw:style-name="gr77" draw:text-style-name="P29" draw:layer="layout" svg:width="0.231cm" svg:height="0.31cm" svg:x="24.525cm" svg:y="3.037cm">
          <draw:text-box>
            <text:p text:style-name="P2"><text:span text:style-name="T36">V</text:span></text:p>
          </draw:text-box>
        </draw:frame>
        <draw:frame draw:style-name="gr77" draw:text-style-name="P29" draw:layer="layout" svg:width="0.231cm" svg:height="0.31cm" svg:x="25.323cm" svg:y="3.037cm">
          <draw:text-box>
            <text:p text:style-name="P2"><text:span text:style-name="T36">S</text:span></text:p>
          </draw:text-box>
        </draw:frame>
        <draw:frame draw:style-name="gr77" draw:text-style-name="P29" draw:layer="layout" svg:width="0.231cm" svg:height="0.31cm" svg:x="26.1cm" svg:y="3.037cm">
          <draw:text-box>
            <text:p text:style-name="P2"><text:span text:style-name="T36">D</text:span></text:p>
          </draw:text-box>
        </draw:frame>
        <draw:frame draw:style-name="gr77" draw:text-style-name="P30" draw:layer="layout" svg:width="0.231cm" svg:height="0.31cm" svg:x="23.772cm" svg:y="3.786cm">
          <draw:text-box>
            <text:p text:style-name="P2"><text:span text:style-name="T37">1</text:span></text:p>
          </draw:text-box>
        </draw:frame>
        <draw:frame draw:style-name="gr77" draw:text-style-name="P30" draw:layer="layout" svg:width="0.231cm" svg:height="0.31cm" svg:x="24.533cm" svg:y="3.786cm">
          <draw:text-box>
            <text:p text:style-name="P2"><text:span text:style-name="T37">2</text:span></text:p>
          </draw:text-box>
        </draw:frame>
        <draw:frame draw:style-name="gr77" draw:text-style-name="P30" draw:layer="layout" svg:width="0.231cm" svg:height="0.31cm" svg:x="25.327cm" svg:y="3.786cm">
          <draw:text-box>
            <text:p text:style-name="P2"><text:span text:style-name="T37">3</text:span></text:p>
          </draw:text-box>
        </draw:frame>
        <draw:frame draw:style-name="gr77" draw:text-style-name="P30" draw:layer="layout" svg:width="0.231cm" svg:height="0.31cm" svg:x="26.116cm" svg:y="3.786cm">
          <draw:text-box>
            <text:p text:style-name="P2"><text:span text:style-name="T37">4</text:span></text:p>
          </draw:text-box>
        </draw:frame>
        <draw:frame draw:style-name="gr77" draw:text-style-name="P30" draw:layer="layout" svg:width="0.231cm" svg:height="0.31cm" svg:x="21.374cm" svg:y="4.537cm">
          <draw:text-box>
            <text:p text:style-name="P2"><text:span text:style-name="T37">5</text:span></text:p>
          </draw:text-box>
        </draw:frame>
        <draw:frame draw:style-name="gr77" draw:text-style-name="P30" draw:layer="layout" svg:width="0.231cm" svg:height="0.31cm" svg:x="22.163cm" svg:y="4.537cm">
          <draw:text-box>
            <text:p text:style-name="P2"><text:span text:style-name="T37">6</text:span></text:p>
          </draw:text-box>
        </draw:frame>
        <draw:frame draw:style-name="gr77" draw:text-style-name="P30" draw:layer="layout" svg:width="0.231cm" svg:height="0.31cm" svg:x="22.962cm" svg:y="4.537cm">
          <draw:text-box>
            <text:p text:style-name="P2"><text:span text:style-name="T37">7</text:span></text:p>
          </draw:text-box>
        </draw:frame>
        <draw:frame draw:style-name="gr77" draw:text-style-name="P30" draw:layer="layout" svg:width="0.231cm" svg:height="0.31cm" svg:x="23.744cm" svg:y="4.537cm">
          <draw:text-box>
            <text:p text:style-name="P2"><text:span text:style-name="T37">8</text:span></text:p>
          </draw:text-box>
        </draw:frame>
        <draw:frame draw:style-name="gr77" draw:text-style-name="P30" draw:layer="layout" svg:width="0.231cm" svg:height="0.31cm" svg:x="24.533cm" svg:y="4.537cm">
          <draw:text-box>
            <text:p text:style-name="P2"><text:span text:style-name="T37">9</text:span></text:p>
          </draw:text-box>
        </draw:frame>
        <draw:frame draw:style-name="gr78" draw:text-style-name="P30" draw:layer="layout" svg:width="0.296cm" svg:height="0.31cm" svg:x="25.281cm" svg:y="4.537cm">
          <draw:text-box>
            <text:p text:style-name="P2"><text:span text:style-name="T37">10</text:span></text:p>
          </draw:text-box>
        </draw:frame>
        <draw:frame draw:style-name="gr78" draw:text-style-name="P30" draw:layer="layout" svg:width="0.296cm" svg:height="0.31cm" svg:x="26.103cm" svg:y="4.537cm">
          <draw:text-box>
            <text:p text:style-name="P2"><text:span text:style-name="T37">11</text:span></text:p>
          </draw:text-box>
        </draw:frame>
        <draw:frame draw:style-name="gr78" draw:text-style-name="P30" draw:layer="layout" svg:width="0.296cm" svg:height="0.31cm" svg:x="21.334cm" svg:y="5.287cm">
          <draw:text-box>
            <text:p text:style-name="P2"><text:span text:style-name="T37">12</text:span></text:p>
          </draw:text-box>
        </draw:frame>
        <draw:frame draw:style-name="gr78" draw:text-style-name="P30" draw:layer="layout" svg:width="0.296cm" svg:height="0.31cm" svg:x="22.128cm" svg:y="5.287cm">
          <draw:text-box>
            <text:p text:style-name="P2"><text:span text:style-name="T37">13</text:span></text:p>
          </draw:text-box>
        </draw:frame>
        <draw:frame draw:style-name="gr78" draw:text-style-name="P30" draw:layer="layout" svg:width="0.296cm" svg:height="0.31cm" svg:x="22.918cm" svg:y="5.287cm">
          <draw:text-box>
            <text:p text:style-name="P2"><text:span text:style-name="T37">14</text:span></text:p>
          </draw:text-box>
        </draw:frame>
        <draw:frame draw:style-name="gr78" draw:text-style-name="P30" draw:layer="layout" svg:width="0.296cm" svg:height="0.31cm" svg:x="23.704cm" svg:y="5.287cm">
          <draw:text-box>
            <text:p text:style-name="P2"><text:span text:style-name="T37">15</text:span></text:p>
          </draw:text-box>
        </draw:frame>
        <draw:frame draw:style-name="gr78" draw:text-style-name="P30" draw:layer="layout" svg:width="0.296cm" svg:height="0.31cm" svg:x="24.493cm" svg:y="5.287cm">
          <draw:text-box>
            <text:p text:style-name="P2"><text:span text:style-name="T37">16</text:span></text:p>
          </draw:text-box>
        </draw:frame>
        <draw:frame draw:style-name="gr78" draw:text-style-name="P30" draw:layer="layout" svg:width="0.296cm" svg:height="0.31cm" svg:x="25.292cm" svg:y="5.287cm">
          <draw:text-box>
            <text:p text:style-name="P2"><text:span text:style-name="T37">17</text:span></text:p>
          </draw:text-box>
        </draw:frame>
        <draw:frame draw:style-name="gr78" draw:text-style-name="P30" draw:layer="layout" svg:width="0.296cm" svg:height="0.31cm" svg:x="26.075cm" svg:y="5.287cm">
          <draw:text-box>
            <text:p text:style-name="P2"><text:span text:style-name="T37">18</text:span></text:p>
          </draw:text-box>
        </draw:frame>
        <draw:frame draw:style-name="gr78" draw:text-style-name="P30" draw:layer="layout" svg:width="0.296cm" svg:height="0.31cm" svg:x="21.334cm" svg:y="6.036cm">
          <draw:text-box>
            <text:p text:style-name="P2"><text:span text:style-name="T37">19</text:span></text:p>
          </draw:text-box>
        </draw:frame>
        <draw:frame draw:style-name="gr79" draw:text-style-name="P30" draw:layer="layout" svg:width="0.307cm" svg:height="0.31cm" svg:x="22.092cm" svg:y="6.036cm">
          <draw:text-box>
            <text:p text:style-name="P2"><text:span text:style-name="T37">20</text:span></text:p>
          </draw:text-box>
        </draw:frame>
        <draw:frame draw:style-name="gr78" draw:text-style-name="P30" draw:layer="layout" svg:width="0.296cm" svg:height="0.31cm" svg:x="22.914cm" svg:y="6.036cm">
          <draw:text-box>
            <text:p text:style-name="P2"><text:span text:style-name="T37">21</text:span></text:p>
          </draw:text-box>
        </draw:frame>
        <draw:frame draw:style-name="gr80" draw:text-style-name="P30" draw:layer="layout" svg:width="0.298cm" svg:height="0.31cm" svg:x="23.675cm" svg:y="6.036cm">
          <draw:text-box>
            <text:p text:style-name="P2"><text:span text:style-name="T37">22</text:span></text:p>
          </draw:text-box>
        </draw:frame>
        <draw:frame draw:style-name="gr78" draw:text-style-name="P30" draw:layer="layout" svg:width="0.296cm" svg:height="0.31cm" svg:x="24.469cm" svg:y="6.036cm">
          <draw:text-box>
            <text:p text:style-name="P2"><text:span text:style-name="T37">23</text:span></text:p>
          </draw:text-box>
        </draw:frame>
        <draw:frame draw:style-name="gr78" draw:text-style-name="P30" draw:layer="layout" svg:width="0.296cm" svg:height="0.31cm" svg:x="25.258cm" svg:y="6.036cm">
          <draw:text-box>
            <text:p text:style-name="P2"><text:span text:style-name="T37">24</text:span></text:p>
          </draw:text-box>
        </draw:frame>
        <draw:frame draw:style-name="gr80" draw:text-style-name="P30" draw:layer="layout" svg:width="0.298cm" svg:height="0.31cm" svg:x="26.045cm" svg:y="6.036cm">
          <draw:text-box>
            <text:p text:style-name="P2"><text:span text:style-name="T37">25</text:span></text:p>
          </draw:text-box>
        </draw:frame>
        <draw:frame draw:style-name="gr80" draw:text-style-name="P30" draw:layer="layout" svg:width="0.298cm" svg:height="0.31cm" svg:x="21.305cm" svg:y="6.787cm">
          <draw:text-box>
            <text:p text:style-name="P2"><text:span text:style-name="T37">26</text:span></text:p>
          </draw:text-box>
        </draw:frame>
        <draw:frame draw:style-name="gr78" draw:text-style-name="P30" draw:layer="layout" svg:width="0.296cm" svg:height="0.31cm" svg:x="22.104cm" svg:y="6.787cm">
          <draw:text-box>
            <text:p text:style-name="P2"><text:span text:style-name="T37">27</text:span></text:p>
          </draw:text-box>
        </draw:frame>
        <draw:frame draw:style-name="gr80" draw:text-style-name="P30" draw:layer="layout" svg:width="0.298cm" svg:height="0.31cm" svg:x="22.886cm" svg:y="6.787cm">
          <draw:text-box>
            <text:p text:style-name="P2"><text:span text:style-name="T37">28</text:span></text:p>
          </draw:text-box>
        </draw:frame>
        <draw:frame draw:style-name="gr80" draw:text-style-name="P30" draw:layer="layout" svg:width="0.298cm" svg:height="0.31cm" svg:x="23.675cm" svg:y="6.787cm">
          <draw:text-box>
            <text:p text:style-name="P2"><text:span text:style-name="T37">29</text:span></text:p>
          </draw:text-box>
        </draw:frame>
        <draw:frame draw:style-name="gr80" draw:text-style-name="P30" draw:layer="layout" svg:width="0.298cm" svg:height="0.31cm" svg:x="24.466cm" svg:y="6.787cm">
          <draw:text-box>
            <text:p text:style-name="P2"><text:span text:style-name="T37">30</text:span></text:p>
          </draw:text-box>
        </draw:frame>
        <draw:line draw:style-name="gr21" draw:text-style-name="P19" draw:layer="layout" svg:x1="0.702cm" svg:y1="1.266cm" svg:x2="13.953cm" svg:y2="1.266cm">
          <text:p/>
        </draw:line>
        <draw:line draw:style-name="gr21" draw:text-style-name="P21" draw:layer="layout" svg:x1="13.955cm" svg:y1="1.272cm" svg:x2="27.241cm" svg:y2="1.272cm">
          <text:p/>
        </draw:line>
        <draw:frame draw:style-name="gr83" draw:text-style-name="P31" draw:layer="layout" svg:width="4.048cm" svg:height="0.538cm" svg:x="23.08cm" svg:y="0.659cm">
          <draw:text-box>
            <text:p text:style-name="P2"><text:span text:style-name="T38"><text:s text:c="6"/></text:span><text:span text:style-name="T38"><text:s text:c="6"/></text:span><text:span text:style-name="T38"><text:s text:c="6"/></text:span><text:span text:style-name="T38"><text:s text:c="4"/></text:span><text:span text:style-name="T39">20</text:span><text:span text:style-name="T39">21</text:span></text:p>
          </draw:text-box>
        </draw:frame>
        <draw:line draw:style-name="gr21" draw:text-style-name="P19" draw:layer="layout" svg:x1="0.7cm" svg:y1="20.382cm" svg:x2="13.951cm" svg:y2="20.382cm">
          <text:p/>
        </draw:line>
        <draw:custom-shape draw:style-name="gr74" draw:text-style-name="P28" draw:layer="layout" svg:width="5.006cm" svg:height="0.663cm" svg:x="1.602cm" svg:y="7.91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5.006cm" svg:height="0.663cm" svg:x="7.382cm" svg:y="7.92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5.006cm" svg:height="0.663cm" svg:x="15.515cm" svg:y="7.91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8" draw:layer="layout" svg:width="5.006cm" svg:height="0.663cm" svg:x="21.3cm" svg:y="7.93cm">
          <text:p/>
          <draw:enhanced-geometry svg:viewBox="0 0 21600 21600" draw:type="rectangle" draw:enhanced-path="M 0 0 L 21600 0 21600 21600 0 21600 0 0 Z N"/>
        </draw:custom-shape>
        <draw:frame draw:style-name="gr84" draw:text-style-name="P4" draw:layer="layout" svg:width="1.484cm" svg:height="0.625cm" svg:x="9.089cm" svg:y="7.966cm">
          <draw:text-box>
            <text:p text:style-name="P2"><text:span text:style-name="T35">J</text:span><text:span text:style-name="T35">U</text:span><text:span text:style-name="T35">NI</text:span><text:span text:style-name="T35">O</text:span></text:p>
          </draw:text-box>
        </draw:frame>
        <draw:path draw:style-name="gr58" draw:text-style-name="P32" draw:layer="layout" svg:width="4.739cm" svg:height="3.826cm" svg:x="1.349cm" svg:y="9.961cm" svg:viewBox="0 0 4740 3827" svg:d="M790 0v766h-790v-766zM1580 0v766h-790v-766zM2371 0v766h-791v-766zM3160 0v766h-789v-766zM3950 0v766h-790v-766zM4740 0v766h-790v-766zM790 766v767h-790v-767zM1580 766v767h-790v-767zM2371 766v767h-791v-767zM3160 766v767h-789v-767zM3950 766v767h-790v-767zM4740 766v767h-790v-767zM790 1533v765h-790v-765zM1580 1533v765h-790v-765zM2371 1533v765h-791v-765zM3160 1533v765h-789v-765zM3950 1533v765h-790v-765zM4740 1533v765h-790v-765zM1580 2298v766h-790v-766zM2371 2298v766h-791v-766zM3160 2298v766h-789v-766zM3950 2298v766h-790v-766zM4740 2298v766h-790v-766zM790 3064v763h-790v-763zM1580 3064v763h-790v-763zM2371 3064v763h-791v-763zM3160 3064v763h-789v-763zM3950 3064v763h-790v-763zM4740 3064v763h-790v-763z">
          <text:p/>
        </draw:path>
        <draw:frame draw:style-name="gr85" draw:text-style-name="P4" draw:layer="layout" svg:width="1.471cm" svg:height="0.625cm" svg:x="3.357cm" svg:y="7.966cm">
          <draw:text-box>
            <text:p text:style-name="P2"><text:span text:style-name="T35">M</text:span><text:span text:style-name="T35">A</text:span><text:span text:style-name="T35">Y</text:span><text:span text:style-name="T35">O</text:span></text:p>
          </draw:text-box>
        </draw:frame>
        <draw:path draw:style-name="gr58" draw:text-style-name="P32" draw:layer="layout" svg:width="1.579cm" svg:height="0.766cm" svg:x="7.113cm" svg:y="12.262cm" svg:viewBox="0 0 1580 767" svg:d="M790 0v767h-790v-767zM1580 0v767h-790v-767z">
          <text:p/>
        </draw:path>
        <draw:frame draw:style-name="gr77" draw:text-style-name="P29" draw:layer="layout" svg:width="0.231cm" svg:height="0.31cm" svg:x="7.451cm" svg:y="9.306cm">
          <draw:text-box>
            <text:p text:style-name="P2"><text:span text:style-name="T36">L</text:span></text:p>
          </draw:text-box>
        </draw:frame>
        <draw:frame draw:style-name="gr77" draw:text-style-name="P29" draw:layer="layout" svg:width="0.231cm" svg:height="0.31cm" svg:x="8.205cm" svg:y="9.306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8.995cm" svg:y="9.306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9.824cm" svg:y="9.306cm">
          <draw:text-box>
            <text:p text:style-name="P2"><text:span text:style-name="T36">J</text:span></text:p>
          </draw:text-box>
        </draw:frame>
        <draw:frame draw:style-name="gr77" draw:text-style-name="P29" draw:layer="layout" svg:width="0.231cm" svg:height="0.31cm" svg:x="10.592cm" svg:y="9.306cm">
          <draw:text-box>
            <text:p text:style-name="P2"><text:span text:style-name="T36">V</text:span></text:p>
          </draw:text-box>
        </draw:frame>
        <draw:frame draw:style-name="gr77" draw:text-style-name="P29" draw:layer="layout" svg:width="0.231cm" svg:height="0.31cm" svg:x="11.39cm" svg:y="9.306cm">
          <draw:text-box>
            <text:p text:style-name="P2"><text:span text:style-name="T36">S</text:span></text:p>
          </draw:text-box>
        </draw:frame>
        <draw:frame draw:style-name="gr77" draw:text-style-name="P29" draw:layer="layout" svg:width="0.231cm" svg:height="0.31cm" svg:x="12.167cm" svg:y="9.306cm">
          <draw:text-box>
            <text:p text:style-name="P2"><text:span text:style-name="T36">D</text:span></text:p>
          </draw:text-box>
        </draw:frame>
        <draw:frame draw:style-name="gr77" draw:text-style-name="P30" draw:layer="layout" svg:width="0.231cm" svg:height="0.31cm" svg:x="8.259cm" svg:y="10.072cm">
          <draw:text-box>
            <text:p text:style-name="P2"><text:span text:style-name="T37">1</text:span></text:p>
          </draw:text-box>
        </draw:frame>
        <draw:frame draw:style-name="gr77" draw:text-style-name="P30" draw:layer="layout" svg:width="0.231cm" svg:height="0.31cm" svg:x="9.02cm" svg:y="10.072cm">
          <draw:text-box>
            <text:p text:style-name="P2"><text:span text:style-name="T37">2</text:span></text:p>
          </draw:text-box>
        </draw:frame>
        <draw:frame draw:style-name="gr77" draw:text-style-name="P30" draw:layer="layout" svg:width="0.231cm" svg:height="0.31cm" svg:x="9.813cm" svg:y="10.072cm">
          <draw:text-box>
            <text:p text:style-name="P2"><text:span text:style-name="T37">3</text:span></text:p>
          </draw:text-box>
        </draw:frame>
        <draw:frame draw:style-name="gr77" draw:text-style-name="P30" draw:layer="layout" svg:width="0.231cm" svg:height="0.31cm" svg:x="10.604cm" svg:y="10.072cm">
          <draw:text-box>
            <text:p text:style-name="P2"><text:span text:style-name="T37">4</text:span></text:p>
          </draw:text-box>
        </draw:frame>
        <draw:frame draw:style-name="gr77" draw:text-style-name="P30" draw:layer="layout" svg:width="0.231cm" svg:height="0.31cm" svg:x="11.389cm" svg:y="10.072cm">
          <draw:text-box>
            <text:p text:style-name="P2"><text:span text:style-name="T37">5</text:span></text:p>
          </draw:text-box>
        </draw:frame>
        <draw:frame draw:style-name="gr77" draw:text-style-name="P30" draw:layer="layout" svg:width="0.231cm" svg:height="0.31cm" svg:x="12.179cm" svg:y="10.072cm">
          <draw:text-box>
            <text:p text:style-name="P2"><text:span text:style-name="T37">6</text:span></text:p>
          </draw:text-box>
        </draw:frame>
        <draw:frame draw:style-name="gr77" draw:text-style-name="P30" draw:layer="layout" svg:width="0.231cm" svg:height="0.31cm" svg:x="7.449cm" svg:y="10.839cm">
          <draw:text-box>
            <text:p text:style-name="P2"><text:span text:style-name="T37">7</text:span></text:p>
          </draw:text-box>
        </draw:frame>
        <draw:frame draw:style-name="gr77" draw:text-style-name="P30" draw:layer="layout" svg:width="0.231cm" svg:height="0.31cm" svg:x="8.231cm" svg:y="10.839cm">
          <draw:text-box>
            <text:p text:style-name="P2"><text:span text:style-name="T37">8</text:span></text:p>
          </draw:text-box>
        </draw:frame>
        <draw:frame draw:style-name="gr77" draw:text-style-name="P30" draw:layer="layout" svg:width="0.231cm" svg:height="0.31cm" svg:x="9.02cm" svg:y="10.839cm">
          <draw:text-box>
            <text:p text:style-name="P2"><text:span text:style-name="T37">9</text:span></text:p>
          </draw:text-box>
        </draw:frame>
        <draw:frame draw:style-name="gr78" draw:text-style-name="P30" draw:layer="layout" svg:width="0.296cm" svg:height="0.31cm" svg:x="9.768cm" svg:y="10.839cm">
          <draw:text-box>
            <text:p text:style-name="P2"><text:span text:style-name="T37">10</text:span></text:p>
          </draw:text-box>
        </draw:frame>
        <draw:frame draw:style-name="gr78" draw:text-style-name="P30" draw:layer="layout" svg:width="0.296cm" svg:height="0.31cm" svg:x="10.59cm" svg:y="10.839cm">
          <draw:text-box>
            <text:p text:style-name="P2"><text:span text:style-name="T37">11</text:span></text:p>
          </draw:text-box>
        </draw:frame>
        <draw:frame draw:style-name="gr78" draw:text-style-name="P30" draw:layer="layout" svg:width="0.296cm" svg:height="0.31cm" svg:x="11.351cm" svg:y="10.839cm">
          <draw:text-box>
            <text:p text:style-name="P2"><text:span text:style-name="T37">12</text:span></text:p>
          </draw:text-box>
        </draw:frame>
        <draw:frame draw:style-name="gr78" draw:text-style-name="P30" draw:layer="layout" svg:width="0.296cm" svg:height="0.31cm" svg:x="12.144cm" svg:y="10.839cm">
          <draw:text-box>
            <text:p text:style-name="P2"><text:span text:style-name="T37">13</text:span></text:p>
          </draw:text-box>
        </draw:frame>
        <draw:frame draw:style-name="gr78" draw:text-style-name="P30" draw:layer="layout" svg:width="0.296cm" svg:height="0.31cm" svg:x="7.405cm" svg:y="11.606cm">
          <draw:text-box>
            <text:p text:style-name="P2"><text:span text:style-name="T37">14</text:span></text:p>
          </draw:text-box>
        </draw:frame>
        <draw:frame draw:style-name="gr78" draw:text-style-name="P30" draw:layer="layout" svg:width="0.296cm" svg:height="0.31cm" svg:x="8.191cm" svg:y="11.606cm">
          <draw:text-box>
            <text:p text:style-name="P2"><text:span text:style-name="T37">15</text:span></text:p>
          </draw:text-box>
        </draw:frame>
        <draw:frame draw:style-name="gr78" draw:text-style-name="P30" draw:layer="layout" svg:width="0.296cm" svg:height="0.31cm" svg:x="8.981cm" svg:y="11.606cm">
          <draw:text-box>
            <text:p text:style-name="P2"><text:span text:style-name="T37">16</text:span></text:p>
          </draw:text-box>
        </draw:frame>
        <draw:frame draw:style-name="gr78" draw:text-style-name="P30" draw:layer="layout" svg:width="0.296cm" svg:height="0.31cm" svg:x="9.78cm" svg:y="11.606cm">
          <draw:text-box>
            <text:p text:style-name="P2"><text:span text:style-name="T37">17</text:span></text:p>
          </draw:text-box>
        </draw:frame>
        <draw:frame draw:style-name="gr78" draw:text-style-name="P30" draw:layer="layout" svg:width="0.296cm" svg:height="0.31cm" svg:x="10.561cm" svg:y="11.606cm">
          <draw:text-box>
            <text:p text:style-name="P2"><text:span text:style-name="T37">18</text:span></text:p>
          </draw:text-box>
        </draw:frame>
        <draw:frame draw:style-name="gr78" draw:text-style-name="P30" draw:layer="layout" svg:width="0.296cm" svg:height="0.31cm" svg:x="11.351cm" svg:y="11.606cm">
          <draw:text-box>
            <text:p text:style-name="P2"><text:span text:style-name="T37">19</text:span></text:p>
          </draw:text-box>
        </draw:frame>
        <draw:frame draw:style-name="gr79" draw:text-style-name="P30" draw:layer="layout" svg:width="0.307cm" svg:height="0.31cm" svg:x="12.109cm" svg:y="11.606cm">
          <draw:text-box>
            <text:p text:style-name="P2"><text:span text:style-name="T37">20</text:span></text:p>
          </draw:text-box>
        </draw:frame>
        <draw:frame draw:style-name="gr78" draw:text-style-name="P30" draw:layer="layout" svg:width="0.296cm" svg:height="0.31cm" svg:x="7.401cm" svg:y="12.373cm">
          <draw:text-box>
            <text:p text:style-name="P2"><text:span text:style-name="T37">21</text:span></text:p>
          </draw:text-box>
        </draw:frame>
        <draw:frame draw:style-name="gr80" draw:text-style-name="P30" draw:layer="layout" svg:width="0.298cm" svg:height="0.31cm" svg:x="8.162cm" svg:y="12.373cm">
          <draw:text-box>
            <text:p text:style-name="P2"><text:span text:style-name="T37">22</text:span></text:p>
          </draw:text-box>
        </draw:frame>
        <draw:frame draw:style-name="gr78" draw:text-style-name="P30" draw:layer="layout" svg:width="0.296cm" svg:height="0.31cm" svg:x="8.955cm" svg:y="12.373cm">
          <draw:text-box>
            <text:p text:style-name="P2"><text:span text:style-name="T37">23</text:span></text:p>
          </draw:text-box>
        </draw:frame>
        <draw:frame draw:style-name="gr78" draw:text-style-name="P30" draw:layer="layout" svg:width="0.296cm" svg:height="0.31cm" svg:x="9.746cm" svg:y="12.373cm">
          <draw:text-box>
            <text:p text:style-name="P2"><text:span text:style-name="T37">24</text:span></text:p>
          </draw:text-box>
        </draw:frame>
        <draw:frame draw:style-name="gr80" draw:text-style-name="P30" draw:layer="layout" svg:width="0.298cm" svg:height="0.31cm" svg:x="10.531cm" svg:y="12.373cm">
          <draw:text-box>
            <text:p text:style-name="P2"><text:span text:style-name="T37">25</text:span></text:p>
          </draw:text-box>
        </draw:frame>
        <draw:frame draw:style-name="gr80" draw:text-style-name="P30" draw:layer="layout" svg:width="0.298cm" svg:height="0.31cm" svg:x="11.321cm" svg:y="12.373cm">
          <draw:text-box>
            <text:p text:style-name="P2"><text:span text:style-name="T37">26</text:span></text:p>
          </draw:text-box>
        </draw:frame>
        <draw:frame draw:style-name="gr78" draw:text-style-name="P30" draw:layer="layout" svg:width="0.296cm" svg:height="0.31cm" svg:x="12.12cm" svg:y="12.373cm">
          <draw:text-box>
            <text:p text:style-name="P2"><text:span text:style-name="T37">27</text:span></text:p>
          </draw:text-box>
        </draw:frame>
        <draw:frame draw:style-name="gr80" draw:text-style-name="P30" draw:layer="layout" svg:width="0.298cm" svg:height="0.31cm" svg:x="7.373cm" svg:y="13.139cm">
          <draw:text-box>
            <text:p text:style-name="P2"><text:span text:style-name="T37">28</text:span></text:p>
          </draw:text-box>
        </draw:frame>
        <draw:frame draw:style-name="gr80" draw:text-style-name="P30" draw:layer="layout" svg:width="0.298cm" svg:height="0.31cm" svg:x="8.161cm" svg:y="13.139cm">
          <draw:text-box>
            <text:p text:style-name="P2"><text:span text:style-name="T37">29</text:span></text:p>
          </draw:text-box>
        </draw:frame>
        <draw:frame draw:style-name="gr80" draw:text-style-name="P30" draw:layer="layout" svg:width="0.298cm" svg:height="0.31cm" svg:x="8.953cm" svg:y="13.139cm">
          <draw:text-box>
            <text:p text:style-name="P2"><text:span text:style-name="T37">30</text:span></text:p>
          </draw:text-box>
        </draw:frame>
        <draw:frame draw:style-name="gr77" draw:text-style-name="P29" draw:layer="layout" svg:width="0.231cm" svg:height="0.31cm" svg:x="1.673cm" svg:y="9.312cm">
          <draw:text-box>
            <text:p text:style-name="P2"><text:span text:style-name="T36">L</text:span></text:p>
          </draw:text-box>
        </draw:frame>
        <draw:frame draw:style-name="gr77" draw:text-style-name="P29" draw:layer="layout" svg:width="0.231cm" svg:height="0.31cm" svg:x="2.426cm" svg:y="9.312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3.216cm" svg:y="9.312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4.045cm" svg:y="9.312cm">
          <draw:text-box>
            <text:p text:style-name="P2"><text:span text:style-name="T36">J</text:span></text:p>
          </draw:text-box>
        </draw:frame>
        <draw:frame draw:style-name="gr77" draw:text-style-name="P29" draw:layer="layout" svg:width="0.231cm" svg:height="0.31cm" svg:x="4.814cm" svg:y="9.312cm">
          <draw:text-box>
            <text:p text:style-name="P2"><text:span text:style-name="T36">V</text:span></text:p>
          </draw:text-box>
        </draw:frame>
        <draw:frame draw:style-name="gr77" draw:text-style-name="P29" draw:layer="layout" svg:width="0.231cm" svg:height="0.31cm" svg:x="5.612cm" svg:y="9.312cm">
          <draw:text-box>
            <text:p text:style-name="P2"><text:span text:style-name="T36">S</text:span></text:p>
          </draw:text-box>
        </draw:frame>
        <draw:frame draw:style-name="gr77" draw:text-style-name="P29" draw:layer="layout" svg:width="0.231cm" svg:height="0.31cm" svg:x="6.388cm" svg:y="9.312cm">
          <draw:text-box>
            <text:p text:style-name="P2"><text:span text:style-name="T36">D</text:span></text:p>
          </draw:text-box>
        </draw:frame>
        <draw:frame draw:style-name="gr77" draw:text-style-name="P30" draw:layer="layout" svg:width="0.231cm" svg:height="0.31cm" svg:x="5.641cm" svg:y="10.078cm">
          <draw:text-box>
            <text:p text:style-name="P2"><text:span text:style-name="T37">1</text:span></text:p>
          </draw:text-box>
        </draw:frame>
        <draw:frame draw:style-name="gr77" draw:text-style-name="P30" draw:layer="layout" svg:width="0.231cm" svg:height="0.31cm" svg:x="6.402cm" svg:y="10.078cm">
          <draw:text-box>
            <text:p text:style-name="P2"><text:span text:style-name="T37">2</text:span></text:p>
          </draw:text-box>
        </draw:frame>
        <draw:frame draw:style-name="gr77" draw:text-style-name="P30" draw:layer="layout" svg:width="0.231cm" svg:height="0.31cm" svg:x="1.666cm" svg:y="10.844cm">
          <draw:text-box>
            <text:p text:style-name="P2"><text:span text:style-name="T37">3</text:span></text:p>
          </draw:text-box>
        </draw:frame>
        <draw:frame draw:style-name="gr77" draw:text-style-name="P30" draw:layer="layout" svg:width="0.231cm" svg:height="0.31cm" svg:x="2.455cm" svg:y="10.844cm">
          <draw:text-box>
            <text:p text:style-name="P2"><text:span text:style-name="T37">4</text:span></text:p>
          </draw:text-box>
        </draw:frame>
        <draw:frame draw:style-name="gr77" draw:text-style-name="P30" draw:layer="layout" svg:width="0.231cm" svg:height="0.31cm" svg:x="3.242cm" svg:y="10.844cm">
          <draw:text-box>
            <text:p text:style-name="P2"><text:span text:style-name="T37">5</text:span></text:p>
          </draw:text-box>
        </draw:frame>
        <draw:frame draw:style-name="gr77" draw:text-style-name="P30" draw:layer="layout" svg:width="0.231cm" svg:height="0.31cm" svg:x="4.031cm" svg:y="10.844cm">
          <draw:text-box>
            <text:p text:style-name="P2"><text:span text:style-name="T37">6</text:span></text:p>
          </draw:text-box>
        </draw:frame>
        <draw:frame draw:style-name="gr77" draw:text-style-name="P30" draw:layer="layout" svg:width="0.231cm" svg:height="0.31cm" svg:x="4.831cm" svg:y="10.844cm">
          <draw:text-box>
            <text:p text:style-name="P2"><text:span text:style-name="T37">7</text:span></text:p>
          </draw:text-box>
        </draw:frame>
        <draw:frame draw:style-name="gr77" draw:text-style-name="P30" draw:layer="layout" svg:width="0.231cm" svg:height="0.31cm" svg:x="5.612cm" svg:y="10.844cm">
          <draw:text-box>
            <text:p text:style-name="P2"><text:span text:style-name="T37">8</text:span></text:p>
          </draw:text-box>
        </draw:frame>
        <draw:frame draw:style-name="gr77" draw:text-style-name="P30" draw:layer="layout" svg:width="0.231cm" svg:height="0.31cm" svg:x="6.401cm" svg:y="10.844cm">
          <draw:text-box>
            <text:p text:style-name="P2"><text:span text:style-name="T37">9</text:span></text:p>
          </draw:text-box>
        </draw:frame>
        <draw:frame draw:style-name="gr78" draw:text-style-name="P30" draw:layer="layout" svg:width="0.296cm" svg:height="0.31cm" svg:x="1.62cm" svg:y="11.611cm">
          <draw:text-box>
            <text:p text:style-name="P2"><text:span text:style-name="T37">10</text:span></text:p>
          </draw:text-box>
        </draw:frame>
        <draw:frame draw:style-name="gr78" draw:text-style-name="P30" draw:layer="layout" svg:width="0.296cm" svg:height="0.31cm" svg:x="2.442cm" svg:y="11.611cm">
          <draw:text-box>
            <text:p text:style-name="P2"><text:span text:style-name="T37">11</text:span></text:p>
          </draw:text-box>
        </draw:frame>
        <draw:frame draw:style-name="gr78" draw:text-style-name="P30" draw:layer="layout" svg:width="0.296cm" svg:height="0.31cm" svg:x="3.202cm" svg:y="11.611cm">
          <draw:text-box>
            <text:p text:style-name="P2"><text:span text:style-name="T37">12</text:span></text:p>
          </draw:text-box>
        </draw:frame>
        <draw:frame draw:style-name="gr78" draw:text-style-name="P30" draw:layer="layout" svg:width="0.296cm" svg:height="0.31cm" svg:x="3.996cm" svg:y="11.611cm">
          <draw:text-box>
            <text:p text:style-name="P2"><text:span text:style-name="T37">13</text:span></text:p>
          </draw:text-box>
        </draw:frame>
        <draw:frame draw:style-name="gr78" draw:text-style-name="P30" draw:layer="layout" svg:width="0.296cm" svg:height="0.31cm" svg:x="4.785cm" svg:y="11.611cm">
          <draw:text-box>
            <text:p text:style-name="P2"><text:span text:style-name="T37">14</text:span></text:p>
          </draw:text-box>
        </draw:frame>
        <draw:frame draw:style-name="gr78" draw:text-style-name="P30" draw:layer="layout" svg:width="0.296cm" svg:height="0.31cm" svg:x="5.572cm" svg:y="11.611cm">
          <draw:text-box>
            <text:p text:style-name="P2"><text:span text:style-name="T37">15</text:span></text:p>
          </draw:text-box>
        </draw:frame>
        <draw:frame draw:style-name="gr78" draw:text-style-name="P30" draw:layer="layout" svg:width="0.296cm" svg:height="0.31cm" svg:x="6.362cm" svg:y="11.611cm">
          <draw:text-box>
            <text:p text:style-name="P2"><text:span text:style-name="T37">16</text:span></text:p>
          </draw:text-box>
        </draw:frame>
        <draw:frame draw:style-name="gr78" draw:text-style-name="P30" draw:layer="layout" svg:width="0.296cm" svg:height="0.31cm" svg:x="1.631cm" svg:y="12.377cm">
          <draw:text-box>
            <text:p text:style-name="P2"><text:span text:style-name="T37">17</text:span></text:p>
          </draw:text-box>
        </draw:frame>
        <draw:frame draw:style-name="gr78" draw:text-style-name="P30" draw:layer="layout" svg:width="0.296cm" svg:height="0.31cm" svg:x="2.414cm" svg:y="12.377cm">
          <draw:text-box>
            <text:p text:style-name="P2"><text:span text:style-name="T37">18</text:span></text:p>
          </draw:text-box>
        </draw:frame>
        <draw:frame draw:style-name="gr78" draw:text-style-name="P30" draw:layer="layout" svg:width="0.296cm" svg:height="0.31cm" svg:x="3.202cm" svg:y="12.377cm">
          <draw:text-box>
            <text:p text:style-name="P2"><text:span text:style-name="T37">19</text:span></text:p>
          </draw:text-box>
        </draw:frame>
        <draw:frame draw:style-name="gr79" draw:text-style-name="P30" draw:layer="layout" svg:width="0.307cm" svg:height="0.31cm" svg:x="3.96cm" svg:y="12.377cm">
          <draw:text-box>
            <text:p text:style-name="P2"><text:span text:style-name="T37">20</text:span></text:p>
          </draw:text-box>
        </draw:frame>
        <draw:frame draw:style-name="gr78" draw:text-style-name="P30" draw:layer="layout" svg:width="0.296cm" svg:height="0.31cm" svg:x="4.783cm" svg:y="12.377cm">
          <draw:text-box>
            <text:p text:style-name="P2"><text:span text:style-name="T37">21</text:span></text:p>
          </draw:text-box>
        </draw:frame>
        <draw:frame draw:style-name="gr80" draw:text-style-name="P30" draw:layer="layout" svg:width="0.298cm" svg:height="0.31cm" svg:x="5.544cm" svg:y="12.377cm">
          <draw:text-box>
            <text:p text:style-name="P2"><text:span text:style-name="T37">22</text:span></text:p>
          </draw:text-box>
        </draw:frame>
        <draw:frame draw:style-name="gr78" draw:text-style-name="P30" draw:layer="layout" svg:width="0.296cm" svg:height="0.31cm" svg:x="6.337cm" svg:y="12.377cm">
          <draw:text-box>
            <text:p text:style-name="P2"><text:span text:style-name="T37">23</text:span></text:p>
          </draw:text-box>
        </draw:frame>
        <draw:frame draw:style-name="gr78" draw:text-style-name="P30" draw:layer="layout" svg:width="0.296cm" svg:height="0.31cm" svg:x="1.597cm" svg:y="13.143cm">
          <draw:text-box>
            <text:p text:style-name="P2"><text:span text:style-name="T37">24</text:span></text:p>
          </draw:text-box>
        </draw:frame>
        <draw:frame draw:style-name="gr80" draw:text-style-name="P30" draw:layer="layout" svg:width="0.298cm" svg:height="0.31cm" svg:x="2.384cm" svg:y="13.143cm">
          <draw:text-box>
            <text:p text:style-name="P2"><text:span text:style-name="T37">25</text:span></text:p>
          </draw:text-box>
        </draw:frame>
        <draw:frame draw:style-name="gr80" draw:text-style-name="P30" draw:layer="layout" svg:width="0.298cm" svg:height="0.31cm" svg:x="3.173cm" svg:y="13.143cm">
          <draw:text-box>
            <text:p text:style-name="P2"><text:span text:style-name="T37">26</text:span></text:p>
          </draw:text-box>
        </draw:frame>
        <draw:frame draw:style-name="gr78" draw:text-style-name="P30" draw:layer="layout" svg:width="0.296cm" svg:height="0.31cm" svg:x="3.972cm" svg:y="13.143cm">
          <draw:text-box>
            <text:p text:style-name="P2"><text:span text:style-name="T37">27</text:span></text:p>
          </draw:text-box>
        </draw:frame>
        <draw:frame draw:style-name="gr80" draw:text-style-name="P30" draw:layer="layout" svg:width="0.298cm" svg:height="0.31cm" svg:x="4.754cm" svg:y="13.143cm">
          <draw:text-box>
            <text:p text:style-name="P2"><text:span text:style-name="T37">28</text:span></text:p>
          </draw:text-box>
        </draw:frame>
        <draw:frame draw:style-name="gr80" draw:text-style-name="P30" draw:layer="layout" svg:width="0.298cm" svg:height="0.31cm" svg:x="5.543cm" svg:y="13.143cm">
          <draw:text-box>
            <text:p text:style-name="P2"><text:span text:style-name="T37">29</text:span></text:p>
          </draw:text-box>
        </draw:frame>
        <draw:frame draw:style-name="gr80" draw:text-style-name="P30" draw:layer="layout" svg:width="0.298cm" svg:height="0.31cm" svg:x="6.334cm" svg:y="13.143cm">
          <draw:text-box>
            <text:p text:style-name="P2"><text:span text:style-name="T37">30</text:span></text:p>
          </draw:text-box>
        </draw:frame>
        <draw:frame draw:style-name="gr78" draw:text-style-name="P30" draw:layer="layout" svg:width="0.296cm" svg:height="0.31cm" svg:x="1.626cm" svg:y="13.905cm">
          <draw:text-box>
            <text:p text:style-name="P2"><text:span text:style-name="T37">31</text:span></text:p>
          </draw:text-box>
        </draw:frame>
        <draw:frame draw:style-name="gr86" draw:text-style-name="P4" draw:layer="layout" svg:width="1.382cm" svg:height="0.625cm" svg:x="17.381cm" svg:y="7.966cm">
          <draw:text-box>
            <text:p text:style-name="P2"><text:span text:style-name="T35">J</text:span><text:span text:style-name="T35">U</text:span><text:span text:style-name="T35">LI</text:span><text:span text:style-name="T35">O</text:span></text:p>
          </draw:text-box>
        </draw:frame>
        <draw:frame draw:style-name="gr87" draw:text-style-name="P4" draw:layer="layout" svg:width="2.085cm" svg:height="0.625cm" svg:x="22.797cm" svg:y="7.966cm">
          <draw:text-box>
            <text:p text:style-name="P2"><text:span text:style-name="T35">A</text:span><text:span text:style-name="T35">G</text:span><text:span text:style-name="T35">O</text:span><text:span text:style-name="T35">S</text:span><text:span text:style-name="T35">T</text:span><text:span text:style-name="T35">O</text:span></text:p>
          </draw:text-box>
        </draw:frame>
        <draw:frame draw:style-name="gr77" draw:text-style-name="P29" draw:layer="layout" svg:width="0.231cm" svg:height="0.31cm" svg:x="21.37cm" svg:y="9.306cm">
          <draw:text-box>
            <text:p text:style-name="P2"><text:span text:style-name="T36">L</text:span></text:p>
          </draw:text-box>
        </draw:frame>
        <draw:frame draw:style-name="gr77" draw:text-style-name="P29" draw:layer="layout" svg:width="0.231cm" svg:height="0.31cm" svg:x="22.122cm" svg:y="9.306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22.912cm" svg:y="9.306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23.741cm" svg:y="9.306cm">
          <draw:text-box>
            <text:p text:style-name="P2"><text:span text:style-name="T36">J</text:span></text:p>
          </draw:text-box>
        </draw:frame>
        <draw:frame draw:style-name="gr77" draw:text-style-name="P29" draw:layer="layout" svg:width="0.231cm" svg:height="0.31cm" svg:x="24.51cm" svg:y="9.306cm">
          <draw:text-box>
            <text:p text:style-name="P2"><text:span text:style-name="T36">V</text:span></text:p>
          </draw:text-box>
        </draw:frame>
        <draw:frame draw:style-name="gr77" draw:text-style-name="P29" draw:layer="layout" svg:width="0.231cm" svg:height="0.31cm" svg:x="25.307cm" svg:y="9.306cm">
          <draw:text-box>
            <text:p text:style-name="P2"><text:span text:style-name="T36">S</text:span></text:p>
          </draw:text-box>
        </draw:frame>
        <draw:frame draw:style-name="gr77" draw:text-style-name="P29" draw:layer="layout" svg:width="0.231cm" svg:height="0.31cm" svg:x="26.085cm" svg:y="9.306cm">
          <draw:text-box>
            <text:p text:style-name="P2"><text:span text:style-name="T36">D</text:span></text:p>
          </draw:text-box>
        </draw:frame>
        <draw:frame draw:style-name="gr77" draw:text-style-name="P30" draw:layer="layout" svg:width="0.231cm" svg:height="0.31cm" svg:x="26.126cm" svg:y="10.073cm">
          <draw:text-box>
            <text:p text:style-name="P2"><text:span text:style-name="T37">1</text:span></text:p>
          </draw:text-box>
        </draw:frame>
        <draw:frame draw:style-name="gr77" draw:text-style-name="P30" draw:layer="layout" svg:width="0.231cm" svg:height="0.31cm" svg:x="21.358cm" svg:y="10.842cm">
          <draw:text-box>
            <text:p text:style-name="P2"><text:span text:style-name="T37">2</text:span></text:p>
          </draw:text-box>
        </draw:frame>
        <draw:frame draw:style-name="gr77" draw:text-style-name="P30" draw:layer="layout" svg:width="0.231cm" svg:height="0.31cm" svg:x="22.151cm" svg:y="10.842cm">
          <draw:text-box>
            <text:p text:style-name="P2"><text:span text:style-name="T37">3</text:span></text:p>
          </draw:text-box>
        </draw:frame>
        <draw:frame draw:style-name="gr77" draw:text-style-name="P30" draw:layer="layout" svg:width="0.231cm" svg:height="0.31cm" svg:x="22.941cm" svg:y="10.842cm">
          <draw:text-box>
            <text:p text:style-name="P2"><text:span text:style-name="T37">4</text:span></text:p>
          </draw:text-box>
        </draw:frame>
        <draw:frame draw:style-name="gr77" draw:text-style-name="P30" draw:layer="layout" svg:width="0.231cm" svg:height="0.31cm" svg:x="23.728cm" svg:y="10.842cm">
          <draw:text-box>
            <text:p text:style-name="P2"><text:span text:style-name="T37">5</text:span></text:p>
          </draw:text-box>
        </draw:frame>
        <draw:frame draw:style-name="gr77" draw:text-style-name="P30" draw:layer="layout" svg:width="0.231cm" svg:height="0.31cm" svg:x="24.517cm" svg:y="10.842cm">
          <draw:text-box>
            <text:p text:style-name="P2"><text:span text:style-name="T37">6</text:span></text:p>
          </draw:text-box>
        </draw:frame>
        <draw:frame draw:style-name="gr77" draw:text-style-name="P30" draw:layer="layout" svg:width="0.231cm" svg:height="0.31cm" svg:x="25.316cm" svg:y="10.842cm">
          <draw:text-box>
            <text:p text:style-name="P2"><text:span text:style-name="T37">7</text:span></text:p>
          </draw:text-box>
        </draw:frame>
        <draw:frame draw:style-name="gr77" draw:text-style-name="P30" draw:layer="layout" svg:width="0.231cm" svg:height="0.31cm" svg:x="26.099cm" svg:y="10.842cm">
          <draw:text-box>
            <text:p text:style-name="P2"><text:span text:style-name="T37">8</text:span></text:p>
          </draw:text-box>
        </draw:frame>
        <draw:frame draw:style-name="gr77" draw:text-style-name="P30" draw:layer="layout" svg:width="0.231cm" svg:height="0.31cm" svg:x="21.358cm" svg:y="11.61cm">
          <draw:text-box>
            <text:p text:style-name="P2"><text:span text:style-name="T37">9</text:span></text:p>
          </draw:text-box>
        </draw:frame>
        <draw:frame draw:style-name="gr78" draw:text-style-name="P30" draw:layer="layout" svg:width="0.296cm" svg:height="0.31cm" svg:x="22.106cm" svg:y="11.61cm">
          <draw:text-box>
            <text:p text:style-name="P2"><text:span text:style-name="T37">10</text:span></text:p>
          </draw:text-box>
        </draw:frame>
        <draw:frame draw:style-name="gr78" draw:text-style-name="P30" draw:layer="layout" svg:width="0.296cm" svg:height="0.31cm" svg:x="22.927cm" svg:y="11.61cm">
          <draw:text-box>
            <text:p text:style-name="P2"><text:span text:style-name="T37">11</text:span></text:p>
          </draw:text-box>
        </draw:frame>
        <draw:frame draw:style-name="gr78" draw:text-style-name="P30" draw:layer="layout" svg:width="0.296cm" svg:height="0.31cm" svg:x="23.688cm" svg:y="11.61cm">
          <draw:text-box>
            <text:p text:style-name="P2"><text:span text:style-name="T37">12</text:span></text:p>
          </draw:text-box>
        </draw:frame>
        <draw:frame draw:style-name="gr78" draw:text-style-name="P30" draw:layer="layout" svg:width="0.296cm" svg:height="0.31cm" svg:x="24.481cm" svg:y="11.61cm">
          <draw:text-box>
            <text:p text:style-name="P2"><text:span text:style-name="T37">13</text:span></text:p>
          </draw:text-box>
        </draw:frame>
        <draw:frame draw:style-name="gr78" draw:text-style-name="P30" draw:layer="layout" svg:width="0.296cm" svg:height="0.31cm" svg:x="25.272cm" svg:y="11.61cm">
          <draw:text-box>
            <text:p text:style-name="P2"><text:span text:style-name="T37">14</text:span></text:p>
          </draw:text-box>
        </draw:frame>
        <draw:frame draw:style-name="gr78" draw:text-style-name="P30" draw:layer="layout" svg:width="0.296cm" svg:height="0.31cm" svg:x="26.058cm" svg:y="11.61cm">
          <draw:text-box>
            <text:p text:style-name="P2"><text:span text:style-name="T37">15</text:span></text:p>
          </draw:text-box>
        </draw:frame>
        <draw:frame draw:style-name="gr78" draw:text-style-name="P30" draw:layer="layout" svg:width="0.296cm" svg:height="0.31cm" svg:x="21.319cm" svg:y="12.377cm">
          <draw:text-box>
            <text:p text:style-name="P2"><text:span text:style-name="T37">16</text:span></text:p>
          </draw:text-box>
        </draw:frame>
        <draw:frame draw:style-name="gr78" draw:text-style-name="P30" draw:layer="layout" svg:width="0.296cm" svg:height="0.31cm" svg:x="22.117cm" svg:y="12.377cm">
          <draw:text-box>
            <text:p text:style-name="P2"><text:span text:style-name="T37">17</text:span></text:p>
          </draw:text-box>
        </draw:frame>
        <draw:frame draw:style-name="gr78" draw:text-style-name="P30" draw:layer="layout" svg:width="0.296cm" svg:height="0.31cm" svg:x="22.899cm" svg:y="12.377cm">
          <draw:text-box>
            <text:p text:style-name="P2"><text:span text:style-name="T37">18</text:span></text:p>
          </draw:text-box>
        </draw:frame>
        <draw:frame draw:style-name="gr78" draw:text-style-name="P30" draw:layer="layout" svg:width="0.296cm" svg:height="0.31cm" svg:x="23.688cm" svg:y="12.377cm">
          <draw:text-box>
            <text:p text:style-name="P2"><text:span text:style-name="T37">19</text:span></text:p>
          </draw:text-box>
        </draw:frame>
        <draw:frame draw:style-name="gr79" draw:text-style-name="P30" draw:layer="layout" svg:width="0.307cm" svg:height="0.31cm" svg:x="24.447cm" svg:y="12.377cm">
          <draw:text-box>
            <text:p text:style-name="P2"><text:span text:style-name="T37">20</text:span></text:p>
          </draw:text-box>
        </draw:frame>
        <draw:frame draw:style-name="gr78" draw:text-style-name="P30" draw:layer="layout" svg:width="0.296cm" svg:height="0.31cm" svg:x="25.268cm" svg:y="12.377cm">
          <draw:text-box>
            <text:p text:style-name="P2"><text:span text:style-name="T37">21</text:span></text:p>
          </draw:text-box>
        </draw:frame>
        <draw:frame draw:style-name="gr80" draw:text-style-name="P30" draw:layer="layout" svg:width="0.298cm" svg:height="0.31cm" svg:x="26.029cm" svg:y="12.377cm">
          <draw:text-box>
            <text:p text:style-name="P2"><text:span text:style-name="T37">22</text:span></text:p>
          </draw:text-box>
        </draw:frame>
        <draw:frame draw:style-name="gr78" draw:text-style-name="P30" draw:layer="layout" svg:width="0.296cm" svg:height="0.31cm" svg:x="21.293cm" svg:y="13.146cm">
          <draw:text-box>
            <text:p text:style-name="P2"><text:span text:style-name="T37">23</text:span></text:p>
          </draw:text-box>
        </draw:frame>
        <draw:frame draw:style-name="gr78" draw:text-style-name="P30" draw:layer="layout" svg:width="0.296cm" svg:height="0.31cm" svg:x="22.084cm" svg:y="13.146cm">
          <draw:text-box>
            <text:p text:style-name="P2"><text:span text:style-name="T37">24</text:span></text:p>
          </draw:text-box>
        </draw:frame>
        <draw:frame draw:style-name="gr80" draw:text-style-name="P30" draw:layer="layout" svg:width="0.298cm" svg:height="0.31cm" svg:x="22.869cm" svg:y="13.146cm">
          <draw:text-box>
            <text:p text:style-name="P2"><text:span text:style-name="T37">25</text:span></text:p>
          </draw:text-box>
        </draw:frame>
        <draw:frame draw:style-name="gr80" draw:text-style-name="P30" draw:layer="layout" svg:width="0.298cm" svg:height="0.31cm" svg:x="23.659cm" svg:y="13.146cm">
          <draw:text-box>
            <text:p text:style-name="P2"><text:span text:style-name="T37">26</text:span></text:p>
          </draw:text-box>
        </draw:frame>
        <draw:frame draw:style-name="gr78" draw:text-style-name="P30" draw:layer="layout" svg:width="0.296cm" svg:height="0.31cm" svg:x="24.458cm" svg:y="13.146cm">
          <draw:text-box>
            <text:p text:style-name="P2"><text:span text:style-name="T37">27</text:span></text:p>
          </draw:text-box>
        </draw:frame>
        <draw:frame draw:style-name="gr80" draw:text-style-name="P30" draw:layer="layout" svg:width="0.298cm" svg:height="0.31cm" svg:x="25.24cm" svg:y="13.146cm">
          <draw:text-box>
            <text:p text:style-name="P2"><text:span text:style-name="T37">28</text:span></text:p>
          </draw:text-box>
        </draw:frame>
        <draw:frame draw:style-name="gr80" draw:text-style-name="P30" draw:layer="layout" svg:width="0.298cm" svg:height="0.31cm" svg:x="26.029cm" svg:y="13.146cm">
          <draw:text-box>
            <text:p text:style-name="P2"><text:span text:style-name="T37">29</text:span></text:p>
          </draw:text-box>
        </draw:frame>
        <draw:frame draw:style-name="gr80" draw:text-style-name="P30" draw:layer="layout" svg:width="0.298cm" svg:height="0.31cm" svg:x="21.29cm" svg:y="13.913cm">
          <draw:text-box>
            <text:p text:style-name="P2"><text:span text:style-name="T37">30</text:span></text:p>
          </draw:text-box>
        </draw:frame>
        <draw:frame draw:style-name="gr77" draw:text-style-name="P29" draw:layer="layout" svg:width="0.231cm" svg:height="0.31cm" svg:x="15.583cm" svg:y="9.3cm">
          <draw:text-box>
            <text:p text:style-name="P2"><text:span text:style-name="T36">L</text:span></text:p>
          </draw:text-box>
        </draw:frame>
        <draw:frame draw:style-name="gr77" draw:text-style-name="P29" draw:layer="layout" svg:width="0.231cm" svg:height="0.31cm" svg:x="16.336cm" svg:y="9.3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17.126cm" svg:y="9.3cm">
          <draw:text-box>
            <text:p text:style-name="P2"><text:span text:style-name="T36">M</text:span></text:p>
          </draw:text-box>
        </draw:frame>
        <draw:frame draw:style-name="gr77" draw:text-style-name="P29" draw:layer="layout" svg:width="0.231cm" svg:height="0.31cm" svg:x="17.955cm" svg:y="9.3cm">
          <draw:text-box>
            <text:p text:style-name="P2"><text:span text:style-name="T36">J</text:span></text:p>
          </draw:text-box>
        </draw:frame>
        <draw:frame draw:style-name="gr77" draw:text-style-name="P29" draw:layer="layout" svg:width="0.231cm" svg:height="0.31cm" svg:x="18.723cm" svg:y="9.3cm">
          <draw:text-box>
            <text:p text:style-name="P2"><text:span text:style-name="T36">V</text:span></text:p>
          </draw:text-box>
        </draw:frame>
        <draw:frame draw:style-name="gr77" draw:text-style-name="P29" draw:layer="layout" svg:width="0.231cm" svg:height="0.31cm" svg:x="19.521cm" svg:y="9.3cm">
          <draw:text-box>
            <text:p text:style-name="P2"><text:span text:style-name="T36">S</text:span></text:p>
          </draw:text-box>
        </draw:frame>
        <draw:frame draw:style-name="gr77" draw:text-style-name="P29" draw:layer="layout" svg:width="0.231cm" svg:height="0.31cm" svg:x="20.298cm" svg:y="9.3cm">
          <draw:text-box>
            <text:p text:style-name="P2"><text:span text:style-name="T36">D</text:span></text:p>
          </draw:text-box>
        </draw:frame>
        <draw:frame draw:style-name="gr77" draw:text-style-name="P30" draw:layer="layout" svg:width="0.231cm" svg:height="0.31cm" svg:x="17.97cm" svg:y="10.067cm">
          <draw:text-box>
            <text:p text:style-name="P2"><text:span text:style-name="T37">1</text:span></text:p>
          </draw:text-box>
        </draw:frame>
        <draw:frame draw:style-name="gr77" draw:text-style-name="P30" draw:layer="layout" svg:width="0.231cm" svg:height="0.31cm" svg:x="18.731cm" svg:y="10.067cm">
          <draw:text-box>
            <text:p text:style-name="P2"><text:span text:style-name="T37">2</text:span></text:p>
          </draw:text-box>
        </draw:frame>
        <draw:frame draw:style-name="gr77" draw:text-style-name="P30" draw:layer="layout" svg:width="0.231cm" svg:height="0.31cm" svg:x="19.525cm" svg:y="10.067cm">
          <draw:text-box>
            <text:p text:style-name="P2"><text:span text:style-name="T37">3</text:span></text:p>
          </draw:text-box>
        </draw:frame>
        <draw:frame draw:style-name="gr77" draw:text-style-name="P30" draw:layer="layout" svg:width="0.231cm" svg:height="0.31cm" svg:x="20.314cm" svg:y="10.067cm">
          <draw:text-box>
            <text:p text:style-name="P2"><text:span text:style-name="T37">4</text:span></text:p>
          </draw:text-box>
        </draw:frame>
        <draw:frame draw:style-name="gr77" draw:text-style-name="P30" draw:layer="layout" svg:width="0.231cm" svg:height="0.31cm" svg:x="15.572cm" svg:y="10.836cm">
          <draw:text-box>
            <text:p text:style-name="P2"><text:span text:style-name="T37">5</text:span></text:p>
          </draw:text-box>
        </draw:frame>
        <draw:frame draw:style-name="gr77" draw:text-style-name="P30" draw:layer="layout" svg:width="0.231cm" svg:height="0.31cm" svg:x="16.361cm" svg:y="10.836cm">
          <draw:text-box>
            <text:p text:style-name="P2"><text:span text:style-name="T37">6</text:span></text:p>
          </draw:text-box>
        </draw:frame>
        <draw:frame draw:style-name="gr77" draw:text-style-name="P30" draw:layer="layout" svg:width="0.231cm" svg:height="0.31cm" svg:x="17.16cm" svg:y="10.836cm">
          <draw:text-box>
            <text:p text:style-name="P2"><text:span text:style-name="T37">7</text:span></text:p>
          </draw:text-box>
        </draw:frame>
        <draw:frame draw:style-name="gr77" draw:text-style-name="P30" draw:layer="layout" svg:width="0.231cm" svg:height="0.31cm" svg:x="17.942cm" svg:y="10.836cm">
          <draw:text-box>
            <text:p text:style-name="P2"><text:span text:style-name="T37">8</text:span></text:p>
          </draw:text-box>
        </draw:frame>
        <draw:frame draw:style-name="gr77" draw:text-style-name="P30" draw:layer="layout" svg:width="0.231cm" svg:height="0.31cm" svg:x="18.731cm" svg:y="10.836cm">
          <draw:text-box>
            <text:p text:style-name="P2"><text:span text:style-name="T37">9</text:span></text:p>
          </draw:text-box>
        </draw:frame>
        <draw:frame draw:style-name="gr78" draw:text-style-name="P30" draw:layer="layout" svg:width="0.296cm" svg:height="0.31cm" svg:x="19.479cm" svg:y="10.836cm">
          <draw:text-box>
            <text:p text:style-name="P2"><text:span text:style-name="T37">10</text:span></text:p>
          </draw:text-box>
        </draw:frame>
        <draw:frame draw:style-name="gr78" draw:text-style-name="P30" draw:layer="layout" svg:width="0.296cm" svg:height="0.31cm" svg:x="20.301cm" svg:y="10.836cm">
          <draw:text-box>
            <text:p text:style-name="P2"><text:span text:style-name="T37">11</text:span></text:p>
          </draw:text-box>
        </draw:frame>
        <draw:frame draw:style-name="gr78" draw:text-style-name="P30" draw:layer="layout" svg:width="0.296cm" svg:height="0.31cm" svg:x="15.532cm" svg:y="11.604cm">
          <draw:text-box>
            <text:p text:style-name="P2"><text:span text:style-name="T37">12</text:span></text:p>
          </draw:text-box>
        </draw:frame>
        <draw:frame draw:style-name="gr78" draw:text-style-name="P30" draw:layer="layout" svg:width="0.296cm" svg:height="0.31cm" svg:x="16.326cm" svg:y="11.604cm">
          <draw:text-box>
            <text:p text:style-name="P2"><text:span text:style-name="T37">13</text:span></text:p>
          </draw:text-box>
        </draw:frame>
        <draw:frame draw:style-name="gr78" draw:text-style-name="P30" draw:layer="layout" svg:width="0.296cm" svg:height="0.31cm" svg:x="17.116cm" svg:y="11.604cm">
          <draw:text-box>
            <text:p text:style-name="P2"><text:span text:style-name="T37">14</text:span></text:p>
          </draw:text-box>
        </draw:frame>
        <draw:frame draw:style-name="gr78" draw:text-style-name="P30" draw:layer="layout" svg:width="0.296cm" svg:height="0.31cm" svg:x="17.902cm" svg:y="11.604cm">
          <draw:text-box>
            <text:p text:style-name="P2"><text:span text:style-name="T37">15</text:span></text:p>
          </draw:text-box>
        </draw:frame>
        <draw:frame draw:style-name="gr78" draw:text-style-name="P30" draw:layer="layout" svg:width="0.296cm" svg:height="0.31cm" svg:x="18.691cm" svg:y="11.604cm">
          <draw:text-box>
            <text:p text:style-name="P2"><text:span text:style-name="T37">16</text:span></text:p>
          </draw:text-box>
        </draw:frame>
        <draw:frame draw:style-name="gr78" draw:text-style-name="P30" draw:layer="layout" svg:width="0.296cm" svg:height="0.31cm" svg:x="19.49cm" svg:y="11.604cm">
          <draw:text-box>
            <text:p text:style-name="P2"><text:span text:style-name="T37">17</text:span></text:p>
          </draw:text-box>
        </draw:frame>
        <draw:frame draw:style-name="gr78" draw:text-style-name="P30" draw:layer="layout" svg:width="0.296cm" svg:height="0.31cm" svg:x="20.273cm" svg:y="11.604cm">
          <draw:text-box>
            <text:p text:style-name="P2"><text:span text:style-name="T37">18</text:span></text:p>
          </draw:text-box>
        </draw:frame>
        <draw:frame draw:style-name="gr78" draw:text-style-name="P30" draw:layer="layout" svg:width="0.296cm" svg:height="0.31cm" svg:x="15.532cm" svg:y="12.371cm">
          <draw:text-box>
            <text:p text:style-name="P2"><text:span text:style-name="T37">19</text:span></text:p>
          </draw:text-box>
        </draw:frame>
        <draw:frame draw:style-name="gr79" draw:text-style-name="P30" draw:layer="layout" svg:width="0.307cm" svg:height="0.31cm" svg:x="16.29cm" svg:y="12.371cm">
          <draw:text-box>
            <text:p text:style-name="P2"><text:span text:style-name="T37">20</text:span></text:p>
          </draw:text-box>
        </draw:frame>
        <draw:frame draw:style-name="gr78" draw:text-style-name="P30" draw:layer="layout" svg:width="0.296cm" svg:height="0.31cm" svg:x="17.112cm" svg:y="12.371cm">
          <draw:text-box>
            <text:p text:style-name="P2"><text:span text:style-name="T37">21</text:span></text:p>
          </draw:text-box>
        </draw:frame>
        <draw:frame draw:style-name="gr80" draw:text-style-name="P30" draw:layer="layout" svg:width="0.298cm" svg:height="0.31cm" svg:x="17.873cm" svg:y="12.371cm">
          <draw:text-box>
            <text:p text:style-name="P2"><text:span text:style-name="T37">22</text:span></text:p>
          </draw:text-box>
        </draw:frame>
        <draw:frame draw:style-name="gr78" draw:text-style-name="P30" draw:layer="layout" svg:width="0.296cm" svg:height="0.31cm" svg:x="18.667cm" svg:y="12.371cm">
          <draw:text-box>
            <text:p text:style-name="P2"><text:span text:style-name="T37">23</text:span></text:p>
          </draw:text-box>
        </draw:frame>
        <draw:frame draw:style-name="gr78" draw:text-style-name="P30" draw:layer="layout" svg:width="0.296cm" svg:height="0.31cm" svg:x="19.456cm" svg:y="12.371cm">
          <draw:text-box>
            <text:p text:style-name="P2"><text:span text:style-name="T37">24</text:span></text:p>
          </draw:text-box>
        </draw:frame>
        <draw:frame draw:style-name="gr80" draw:text-style-name="P30" draw:layer="layout" svg:width="0.298cm" svg:height="0.31cm" svg:x="20.243cm" svg:y="12.371cm">
          <draw:text-box>
            <text:p text:style-name="P2"><text:span text:style-name="T37">25</text:span></text:p>
          </draw:text-box>
        </draw:frame>
        <draw:frame draw:style-name="gr80" draw:text-style-name="P30" draw:layer="layout" svg:width="0.298cm" svg:height="0.31cm" svg:x="15.503cm" svg:y="13.14cm">
          <draw:text-box>
            <text:p text:style-name="P2"><text:span text:style-name="T37">26</text:span></text:p>
          </draw:text-box>
        </draw:frame>
        <draw:frame draw:style-name="gr78" draw:text-style-name="P30" draw:layer="layout" svg:width="0.296cm" svg:height="0.31cm" svg:x="16.302cm" svg:y="13.14cm">
          <draw:text-box>
            <text:p text:style-name="P2"><text:span text:style-name="T37">27</text:span></text:p>
          </draw:text-box>
        </draw:frame>
        <draw:frame draw:style-name="gr80" draw:text-style-name="P30" draw:layer="layout" svg:width="0.298cm" svg:height="0.31cm" svg:x="17.084cm" svg:y="13.14cm">
          <draw:text-box>
            <text:p text:style-name="P2"><text:span text:style-name="T37">28</text:span></text:p>
          </draw:text-box>
        </draw:frame>
        <draw:frame draw:style-name="gr80" draw:text-style-name="P30" draw:layer="layout" svg:width="0.298cm" svg:height="0.31cm" svg:x="17.873cm" svg:y="13.14cm">
          <draw:text-box>
            <text:p text:style-name="P2"><text:span text:style-name="T37">29</text:span></text:p>
          </draw:text-box>
        </draw:frame>
        <draw:frame draw:style-name="gr80" draw:text-style-name="P30" draw:layer="layout" svg:width="0.298cm" svg:height="0.31cm" svg:x="18.664cm" svg:y="13.14cm">
          <draw:text-box>
            <text:p text:style-name="P2"><text:span text:style-name="T37">30</text:span></text:p>
          </draw:text-box>
        </draw:frame>
        <draw:frame draw:style-name="gr78" draw:text-style-name="P30" draw:layer="layout" svg:width="0.296cm" svg:height="0.31cm" svg:x="19.485cm" svg:y="13.14cm">
          <draw:text-box>
            <text:p text:style-name="P2"><text:span text:style-name="T37">31</text:span></text:p>
          </draw:text-box>
        </draw:frame>
        <draw:g>
          <draw:custom-shape draw:style-name="gr74" draw:text-style-name="P28" draw:layer="layout" svg:width="5.006cm" svg:height="0.663cm" svg:x="7.403cm" svg:y="14.543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8" draw:layer="layout" svg:width="5.006cm" svg:height="0.663cm" svg:x="1.601cm" svg:y="14.541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8" draw:layer="layout" svg:width="5.006cm" svg:height="0.663cm" svg:x="15.515cm" svg:y="14.5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28" draw:layer="layout" svg:width="5.006cm" svg:height="0.663cm" svg:x="21.276cm" svg:y="14.54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4" draw:layer="layout" svg:width="2.322cm" svg:height="0.625cm" svg:x="8.772cm" svg:y="14.603cm">
            <draw:text-box>
              <text:p text:style-name="P2"><text:span text:style-name="T35">O</text:span><text:span text:style-name="T35">C</text:span><text:span text:style-name="T35">T</text:span><text:span text:style-name="T35">U</text:span><text:span text:style-name="T35">B</text:span><text:span text:style-name="T35">R</text:span><text:span text:style-name="T35">E</text:span></text:p>
            </draw:text-box>
          </draw:frame>
          <draw:frame draw:style-name="gr89" draw:text-style-name="P4" draw:layer="layout" svg:width="2.944cm" svg:height="0.625cm" svg:x="2.658cm" svg:y="14.603cm">
            <draw:text-box>
              <text:p text:style-name="P2"><text:span text:style-name="T35">S</text:span><text:span text:style-name="T35">E</text:span><text:span text:style-name="T35">P</text:span><text:span text:style-name="T35">TI</text:span><text:span text:style-name="T35">E</text:span><text:span text:style-name="T35">M</text:span><text:span text:style-name="T35">B</text:span><text:span text:style-name="T35">R</text:span><text:span text:style-name="T35">E</text:span></text:p>
            </draw:text-box>
          </draw:frame>
          <draw:frame draw:style-name="gr77" draw:text-style-name="P29" draw:layer="layout" svg:width="0.231cm" svg:height="0.31cm" svg:x="1.668cm" svg:y="15.957cm">
            <draw:text-box>
              <text:p text:style-name="P2"><text:span text:style-name="T36">L</text:span></text:p>
            </draw:text-box>
          </draw:frame>
          <draw:frame draw:style-name="gr77" draw:text-style-name="P29" draw:layer="layout" svg:width="0.231cm" svg:height="0.31cm" svg:x="2.421cm" svg:y="15.957cm">
            <draw:text-box>
              <text:p text:style-name="P2"><text:span text:style-name="T36">M</text:span></text:p>
            </draw:text-box>
          </draw:frame>
          <draw:frame draw:style-name="gr77" draw:text-style-name="P29" draw:layer="layout" svg:width="0.231cm" svg:height="0.31cm" svg:x="3.211cm" svg:y="15.957cm">
            <draw:text-box>
              <text:p text:style-name="P2"><text:span text:style-name="T36">M</text:span></text:p>
            </draw:text-box>
          </draw:frame>
          <draw:frame draw:style-name="gr77" draw:text-style-name="P29" draw:layer="layout" svg:width="0.231cm" svg:height="0.31cm" svg:x="4.04cm" svg:y="15.957cm">
            <draw:text-box>
              <text:p text:style-name="P2"><text:span text:style-name="T36">J</text:span></text:p>
            </draw:text-box>
          </draw:frame>
          <draw:frame draw:style-name="gr77" draw:text-style-name="P29" draw:layer="layout" svg:width="0.231cm" svg:height="0.31cm" svg:x="4.809cm" svg:y="15.957cm">
            <draw:text-box>
              <text:p text:style-name="P2"><text:span text:style-name="T36">V</text:span></text:p>
            </draw:text-box>
          </draw:frame>
          <draw:frame draw:style-name="gr77" draw:text-style-name="P29" draw:layer="layout" svg:width="0.231cm" svg:height="0.31cm" svg:x="5.607cm" svg:y="15.957cm">
            <draw:text-box>
              <text:p text:style-name="P2"><text:span text:style-name="T36">S</text:span></text:p>
            </draw:text-box>
          </draw:frame>
          <draw:frame draw:style-name="gr77" draw:text-style-name="P29" draw:layer="layout" svg:width="0.231cm" svg:height="0.31cm" svg:x="6.383cm" svg:y="15.957cm">
            <draw:text-box>
              <text:p text:style-name="P2"><text:span text:style-name="T36">D</text:span></text:p>
            </draw:text-box>
          </draw:frame>
          <draw:frame draw:style-name="gr77" draw:text-style-name="P30" draw:layer="layout" svg:width="0.231cm" svg:height="0.31cm" svg:x="3.266cm" svg:y="16.723cm">
            <draw:text-box>
              <text:p text:style-name="P2"><text:span text:style-name="T37">1</text:span></text:p>
            </draw:text-box>
          </draw:frame>
          <draw:frame draw:style-name="gr77" draw:text-style-name="P30" draw:layer="layout" svg:width="0.231cm" svg:height="0.31cm" svg:x="4.027cm" svg:y="16.723cm">
            <draw:text-box>
              <text:p text:style-name="P2"><text:span text:style-name="T37">2</text:span></text:p>
            </draw:text-box>
          </draw:frame>
          <draw:frame draw:style-name="gr77" draw:text-style-name="P30" draw:layer="layout" svg:width="0.231cm" svg:height="0.31cm" svg:x="4.82cm" svg:y="16.723cm">
            <draw:text-box>
              <text:p text:style-name="P2"><text:span text:style-name="T37">3</text:span></text:p>
            </draw:text-box>
          </draw:frame>
          <draw:frame draw:style-name="gr77" draw:text-style-name="P30" draw:layer="layout" svg:width="0.231cm" svg:height="0.31cm" svg:x="5.61cm" svg:y="16.723cm">
            <draw:text-box>
              <text:p text:style-name="P2"><text:span text:style-name="T37">4</text:span></text:p>
            </draw:text-box>
          </draw:frame>
          <draw:frame draw:style-name="gr77" draw:text-style-name="P30" draw:layer="layout" svg:width="0.231cm" svg:height="0.31cm" svg:x="6.396cm" svg:y="16.723cm">
            <draw:text-box>
              <text:p text:style-name="P2"><text:span text:style-name="T37">5</text:span></text:p>
            </draw:text-box>
          </draw:frame>
          <draw:frame draw:style-name="gr77" draw:text-style-name="P30" draw:layer="layout" svg:width="0.231cm" svg:height="0.31cm" svg:x="1.657cm" svg:y="17.488cm">
            <draw:text-box>
              <text:p text:style-name="P2"><text:span text:style-name="T37">6</text:span></text:p>
            </draw:text-box>
          </draw:frame>
          <draw:frame draw:style-name="gr77" draw:text-style-name="P30" draw:layer="layout" svg:width="0.231cm" svg:height="0.31cm" svg:x="2.456cm" svg:y="17.488cm">
            <draw:text-box>
              <text:p text:style-name="P2"><text:span text:style-name="T37">7</text:span></text:p>
            </draw:text-box>
          </draw:frame>
          <draw:frame draw:style-name="gr77" draw:text-style-name="P30" draw:layer="layout" svg:width="0.231cm" svg:height="0.31cm" svg:x="3.238cm" svg:y="17.488cm">
            <draw:text-box>
              <text:p text:style-name="P2"><text:span text:style-name="T37">8</text:span></text:p>
            </draw:text-box>
          </draw:frame>
          <draw:frame draw:style-name="gr77" draw:text-style-name="P30" draw:layer="layout" svg:width="0.231cm" svg:height="0.31cm" svg:x="4.027cm" svg:y="17.488cm">
            <draw:text-box>
              <text:p text:style-name="P2"><text:span text:style-name="T37">9</text:span></text:p>
            </draw:text-box>
          </draw:frame>
          <draw:frame draw:style-name="gr78" draw:text-style-name="P30" draw:layer="layout" svg:width="0.296cm" svg:height="0.31cm" svg:x="4.775cm" svg:y="17.488cm">
            <draw:text-box>
              <text:p text:style-name="P2"><text:span text:style-name="T37">10</text:span></text:p>
            </draw:text-box>
          </draw:frame>
          <draw:frame draw:style-name="gr78" draw:text-style-name="P30" draw:layer="layout" svg:width="0.296cm" svg:height="0.31cm" svg:x="5.596cm" svg:y="17.488cm">
            <draw:text-box>
              <text:p text:style-name="P2"><text:span text:style-name="T37">11</text:span></text:p>
            </draw:text-box>
          </draw:frame>
          <draw:frame draw:style-name="gr78" draw:text-style-name="P30" draw:layer="layout" svg:width="0.296cm" svg:height="0.31cm" svg:x="6.357cm" svg:y="17.488cm">
            <draw:text-box>
              <text:p text:style-name="P2"><text:span text:style-name="T37">12</text:span></text:p>
            </draw:text-box>
          </draw:frame>
          <draw:frame draw:style-name="gr78" draw:text-style-name="P30" draw:layer="layout" svg:width="0.296cm" svg:height="0.31cm" svg:x="1.621cm" svg:y="18.253cm">
            <draw:text-box>
              <text:p text:style-name="P2"><text:span text:style-name="T37">13</text:span></text:p>
            </draw:text-box>
          </draw:frame>
          <draw:frame draw:style-name="gr78" draw:text-style-name="P30" draw:layer="layout" svg:width="0.296cm" svg:height="0.31cm" svg:x="2.412cm" svg:y="18.253cm">
            <draw:text-box>
              <text:p text:style-name="P2"><text:span text:style-name="T37">14</text:span></text:p>
            </draw:text-box>
          </draw:frame>
          <draw:frame draw:style-name="gr78" draw:text-style-name="P30" draw:layer="layout" svg:width="0.296cm" svg:height="0.31cm" svg:x="3.197cm" svg:y="18.253cm">
            <draw:text-box>
              <text:p text:style-name="P2"><text:span text:style-name="T37">15</text:span></text:p>
            </draw:text-box>
          </draw:frame>
          <draw:frame draw:style-name="gr78" draw:text-style-name="P30" draw:layer="layout" svg:width="0.296cm" svg:height="0.31cm" svg:x="3.987cm" svg:y="18.253cm">
            <draw:text-box>
              <text:p text:style-name="P2"><text:span text:style-name="T37">16</text:span></text:p>
            </draw:text-box>
          </draw:frame>
          <draw:frame draw:style-name="gr78" draw:text-style-name="P30" draw:layer="layout" svg:width="0.296cm" svg:height="0.31cm" svg:x="4.786cm" svg:y="18.253cm">
            <draw:text-box>
              <text:p text:style-name="P2"><text:span text:style-name="T37">17</text:span></text:p>
            </draw:text-box>
          </draw:frame>
          <draw:frame draw:style-name="gr78" draw:text-style-name="P30" draw:layer="layout" svg:width="0.296cm" svg:height="0.31cm" svg:x="5.568cm" svg:y="18.253cm">
            <draw:text-box>
              <text:p text:style-name="P2"><text:span text:style-name="T37">18</text:span></text:p>
            </draw:text-box>
          </draw:frame>
          <draw:frame draw:style-name="gr78" draw:text-style-name="P30" draw:layer="layout" svg:width="0.296cm" svg:height="0.31cm" svg:x="6.357cm" svg:y="18.253cm">
            <draw:text-box>
              <text:p text:style-name="P2"><text:span text:style-name="T37">19</text:span></text:p>
            </draw:text-box>
          </draw:frame>
          <draw:frame draw:style-name="gr79" draw:text-style-name="P30" draw:layer="layout" svg:width="0.307cm" svg:height="0.31cm" svg:x="1.587cm" svg:y="19.018cm">
            <draw:text-box>
              <text:p text:style-name="P2"><text:span text:style-name="T37">20</text:span></text:p>
            </draw:text-box>
          </draw:frame>
          <draw:frame draw:style-name="gr78" draw:text-style-name="P30" draw:layer="layout" svg:width="0.296cm" svg:height="0.31cm" svg:x="2.408cm" svg:y="19.018cm">
            <draw:text-box>
              <text:p text:style-name="P2"><text:span text:style-name="T37">21</text:span></text:p>
            </draw:text-box>
          </draw:frame>
          <draw:frame draw:style-name="gr80" draw:text-style-name="P30" draw:layer="layout" svg:width="0.298cm" svg:height="0.31cm" svg:x="3.169cm" svg:y="19.018cm">
            <draw:text-box>
              <text:p text:style-name="P2"><text:span text:style-name="T37">22</text:span></text:p>
            </draw:text-box>
          </draw:frame>
          <draw:frame draw:style-name="gr78" draw:text-style-name="P30" draw:layer="layout" svg:width="0.296cm" svg:height="0.31cm" svg:x="3.962cm" svg:y="19.018cm">
            <draw:text-box>
              <text:p text:style-name="P2"><text:span text:style-name="T37">23</text:span></text:p>
            </draw:text-box>
          </draw:frame>
          <draw:frame draw:style-name="gr78" draw:text-style-name="P30" draw:layer="layout" svg:width="0.296cm" svg:height="0.31cm" svg:x="4.752cm" svg:y="19.018cm">
            <draw:text-box>
              <text:p text:style-name="P2"><text:span text:style-name="T37">24</text:span></text:p>
            </draw:text-box>
          </draw:frame>
          <draw:frame draw:style-name="gr80" draw:text-style-name="P30" draw:layer="layout" svg:width="0.298cm" svg:height="0.31cm" svg:x="5.538cm" svg:y="19.018cm">
            <draw:text-box>
              <text:p text:style-name="P2"><text:span text:style-name="T37">25</text:span></text:p>
            </draw:text-box>
          </draw:frame>
          <draw:frame draw:style-name="gr80" draw:text-style-name="P30" draw:layer="layout" svg:width="0.298cm" svg:height="0.31cm" svg:x="6.328cm" svg:y="19.018cm">
            <draw:text-box>
              <text:p text:style-name="P2"><text:span text:style-name="T37">26</text:span></text:p>
            </draw:text-box>
          </draw:frame>
          <draw:frame draw:style-name="gr78" draw:text-style-name="P30" draw:layer="layout" svg:width="0.296cm" svg:height="0.31cm" svg:x="1.598cm" svg:y="19.784cm">
            <draw:text-box>
              <text:p text:style-name="P2"><text:span text:style-name="T37">27</text:span></text:p>
            </draw:text-box>
          </draw:frame>
          <draw:frame draw:style-name="gr80" draw:text-style-name="P30" draw:layer="layout" svg:width="0.298cm" svg:height="0.31cm" svg:x="2.38cm" svg:y="19.784cm">
            <draw:text-box>
              <text:p text:style-name="P2"><text:span text:style-name="T37">28</text:span></text:p>
            </draw:text-box>
          </draw:frame>
          <draw:frame draw:style-name="gr80" draw:text-style-name="P30" draw:layer="layout" svg:width="0.298cm" svg:height="0.31cm" svg:x="3.168cm" svg:y="19.784cm">
            <draw:text-box>
              <text:p text:style-name="P2"><text:span text:style-name="T37">29</text:span></text:p>
            </draw:text-box>
          </draw:frame>
          <draw:frame draw:style-name="gr80" draw:text-style-name="P30" draw:layer="layout" svg:width="0.298cm" svg:height="0.31cm" svg:x="3.959cm" svg:y="19.784cm">
            <draw:text-box>
              <text:p text:style-name="P2"><text:span text:style-name="T37">30</text:span></text:p>
            </draw:text-box>
          </draw:frame>
          <draw:frame draw:style-name="gr77" draw:text-style-name="P29" draw:layer="layout" svg:width="0.231cm" svg:height="0.31cm" svg:x="7.448cm" svg:y="15.94cm">
            <draw:text-box>
              <text:p text:style-name="P2"><text:span text:style-name="T36">L</text:span></text:p>
            </draw:text-box>
          </draw:frame>
          <draw:frame draw:style-name="gr77" draw:text-style-name="P29" draw:layer="layout" svg:width="0.231cm" svg:height="0.31cm" svg:x="8.202cm" svg:y="15.94cm">
            <draw:text-box>
              <text:p text:style-name="P2"><text:span text:style-name="T36">M</text:span></text:p>
            </draw:text-box>
          </draw:frame>
          <draw:frame draw:style-name="gr77" draw:text-style-name="P29" draw:layer="layout" svg:width="0.231cm" svg:height="0.31cm" svg:x="8.992cm" svg:y="15.94cm">
            <draw:text-box>
              <text:p text:style-name="P2"><text:span text:style-name="T36">M</text:span></text:p>
            </draw:text-box>
          </draw:frame>
          <draw:frame draw:style-name="gr77" draw:text-style-name="P29" draw:layer="layout" svg:width="0.231cm" svg:height="0.31cm" svg:x="9.821cm" svg:y="15.94cm">
            <draw:text-box>
              <text:p text:style-name="P2"><text:span text:style-name="T36">J</text:span></text:p>
            </draw:text-box>
          </draw:frame>
          <draw:frame draw:style-name="gr77" draw:text-style-name="P29" draw:layer="layout" svg:width="0.231cm" svg:height="0.31cm" svg:x="10.589cm" svg:y="15.94cm">
            <draw:text-box>
              <text:p text:style-name="P2"><text:span text:style-name="T36">V</text:span></text:p>
            </draw:text-box>
          </draw:frame>
          <draw:frame draw:style-name="gr77" draw:text-style-name="P29" draw:layer="layout" svg:width="0.231cm" svg:height="0.31cm" svg:x="11.387cm" svg:y="15.94cm">
            <draw:text-box>
              <text:p text:style-name="P2"><text:span text:style-name="T36">S</text:span></text:p>
            </draw:text-box>
          </draw:frame>
          <draw:frame draw:style-name="gr77" draw:text-style-name="P29" draw:layer="layout" svg:width="0.231cm" svg:height="0.31cm" svg:x="12.164cm" svg:y="15.94cm">
            <draw:text-box>
              <text:p text:style-name="P2"><text:span text:style-name="T36">D</text:span></text:p>
            </draw:text-box>
          </draw:frame>
          <draw:frame draw:style-name="gr77" draw:text-style-name="P30" draw:layer="layout" svg:width="0.231cm" svg:height="0.31cm" svg:x="10.626cm" svg:y="16.706cm">
            <draw:text-box>
              <text:p text:style-name="P2"><text:span text:style-name="T37">1</text:span></text:p>
            </draw:text-box>
          </draw:frame>
          <draw:frame draw:style-name="gr77" draw:text-style-name="P30" draw:layer="layout" svg:width="0.231cm" svg:height="0.31cm" svg:x="11.387cm" svg:y="16.706cm">
            <draw:text-box>
              <text:p text:style-name="P2"><text:span text:style-name="T37">2</text:span></text:p>
            </draw:text-box>
          </draw:frame>
          <draw:frame draw:style-name="gr77" draw:text-style-name="P30" draw:layer="layout" svg:width="0.231cm" svg:height="0.31cm" svg:x="12.18cm" svg:y="16.706cm">
            <draw:text-box>
              <text:p text:style-name="P2"><text:span text:style-name="T37">3</text:span></text:p>
            </draw:text-box>
          </draw:frame>
          <draw:frame draw:style-name="gr77" draw:text-style-name="P30" draw:layer="layout" svg:width="0.231cm" svg:height="0.31cm" svg:x="7.441cm" svg:y="17.472cm">
            <draw:text-box>
              <text:p text:style-name="P2"><text:span text:style-name="T37">4</text:span></text:p>
            </draw:text-box>
          </draw:frame>
          <draw:frame draw:style-name="gr77" draw:text-style-name="P30" draw:layer="layout" svg:width="0.231cm" svg:height="0.31cm" svg:x="8.227cm" svg:y="17.472cm">
            <draw:text-box>
              <text:p text:style-name="P2"><text:span text:style-name="T37">5</text:span></text:p>
            </draw:text-box>
          </draw:frame>
          <draw:frame draw:style-name="gr77" draw:text-style-name="P30" draw:layer="layout" svg:width="0.231cm" svg:height="0.31cm" svg:x="9.017cm" svg:y="17.472cm">
            <draw:text-box>
              <text:p text:style-name="P2"><text:span text:style-name="T37">6</text:span></text:p>
            </draw:text-box>
          </draw:frame>
          <draw:frame draw:style-name="gr77" draw:text-style-name="P30" draw:layer="layout" svg:width="0.231cm" svg:height="0.31cm" svg:x="9.816cm" svg:y="17.472cm">
            <draw:text-box>
              <text:p text:style-name="P2"><text:span text:style-name="T37">7</text:span></text:p>
            </draw:text-box>
          </draw:frame>
          <draw:frame draw:style-name="gr77" draw:text-style-name="P30" draw:layer="layout" svg:width="0.231cm" svg:height="0.31cm" svg:x="10.598cm" svg:y="17.472cm">
            <draw:text-box>
              <text:p text:style-name="P2"><text:span text:style-name="T37">8</text:span></text:p>
            </draw:text-box>
          </draw:frame>
          <draw:frame draw:style-name="gr77" draw:text-style-name="P30" draw:layer="layout" svg:width="0.231cm" svg:height="0.31cm" svg:x="11.386cm" svg:y="17.472cm">
            <draw:text-box>
              <text:p text:style-name="P2"><text:span text:style-name="T37">9</text:span></text:p>
            </draw:text-box>
          </draw:frame>
          <draw:frame draw:style-name="gr78" draw:text-style-name="P30" draw:layer="layout" svg:width="0.296cm" svg:height="0.31cm" svg:x="12.135cm" svg:y="17.472cm">
            <draw:text-box>
              <text:p text:style-name="P2"><text:span text:style-name="T37">10</text:span></text:p>
            </draw:text-box>
          </draw:frame>
          <draw:frame draw:style-name="gr78" draw:text-style-name="P30" draw:layer="layout" svg:width="0.296cm" svg:height="0.31cm" svg:x="7.427cm" svg:y="18.239cm">
            <draw:text-box>
              <text:p text:style-name="P2"><text:span text:style-name="T37">11</text:span></text:p>
            </draw:text-box>
          </draw:frame>
          <draw:frame draw:style-name="gr78" draw:text-style-name="P30" draw:layer="layout" svg:width="0.296cm" svg:height="0.31cm" svg:x="8.189cm" svg:y="18.239cm">
            <draw:text-box>
              <text:p text:style-name="P2"><text:span text:style-name="T37">12</text:span></text:p>
            </draw:text-box>
          </draw:frame>
          <draw:frame draw:style-name="gr78" draw:text-style-name="P30" draw:layer="layout" svg:width="0.296cm" svg:height="0.31cm" svg:x="8.982cm" svg:y="18.239cm">
            <draw:text-box>
              <text:p text:style-name="P2"><text:span text:style-name="T37">13</text:span></text:p>
            </draw:text-box>
          </draw:frame>
          <draw:frame draw:style-name="gr78" draw:text-style-name="P30" draw:layer="layout" svg:width="0.296cm" svg:height="0.31cm" svg:x="9.771cm" svg:y="18.239cm">
            <draw:text-box>
              <text:p text:style-name="P2"><text:span text:style-name="T37">14</text:span></text:p>
            </draw:text-box>
          </draw:frame>
          <draw:frame draw:style-name="gr78" draw:text-style-name="P30" draw:layer="layout" svg:width="0.296cm" svg:height="0.31cm" svg:x="10.557cm" svg:y="18.239cm">
            <draw:text-box>
              <text:p text:style-name="P2"><text:span text:style-name="T37">15</text:span></text:p>
            </draw:text-box>
          </draw:frame>
          <draw:frame draw:style-name="gr78" draw:text-style-name="P30" draw:layer="layout" svg:width="0.296cm" svg:height="0.31cm" svg:x="11.348cm" svg:y="18.239cm">
            <draw:text-box>
              <text:p text:style-name="P2"><text:span text:style-name="T37">16</text:span></text:p>
            </draw:text-box>
          </draw:frame>
          <draw:frame draw:style-name="gr78" draw:text-style-name="P30" draw:layer="layout" svg:width="0.296cm" svg:height="0.31cm" svg:x="12.146cm" svg:y="18.239cm">
            <draw:text-box>
              <text:p text:style-name="P2"><text:span text:style-name="T37">17</text:span></text:p>
            </draw:text-box>
          </draw:frame>
          <draw:frame draw:style-name="gr78" draw:text-style-name="P30" draw:layer="layout" svg:width="0.296cm" svg:height="0.31cm" svg:x="7.399cm" svg:y="19.005cm">
            <draw:text-box>
              <text:p text:style-name="P2"><text:span text:style-name="T37">18</text:span></text:p>
            </draw:text-box>
          </draw:frame>
          <draw:frame draw:style-name="gr78" draw:text-style-name="P30" draw:layer="layout" svg:width="0.296cm" svg:height="0.31cm" svg:x="8.188cm" svg:y="19.005cm">
            <draw:text-box>
              <text:p text:style-name="P2"><text:span text:style-name="T37">19</text:span></text:p>
            </draw:text-box>
          </draw:frame>
          <draw:frame draw:style-name="gr79" draw:text-style-name="P30" draw:layer="layout" svg:width="0.307cm" svg:height="0.31cm" svg:x="8.946cm" svg:y="19.005cm">
            <draw:text-box>
              <text:p text:style-name="P2"><text:span text:style-name="T37">20</text:span></text:p>
            </draw:text-box>
          </draw:frame>
          <draw:frame draw:style-name="gr78" draw:text-style-name="P30" draw:layer="layout" svg:width="0.296cm" svg:height="0.31cm" svg:x="9.768cm" svg:y="19.005cm">
            <draw:text-box>
              <text:p text:style-name="P2"><text:span text:style-name="T37">21</text:span></text:p>
            </draw:text-box>
          </draw:frame>
          <draw:frame draw:style-name="gr80" draw:text-style-name="P30" draw:layer="layout" svg:width="0.298cm" svg:height="0.31cm" svg:x="10.529cm" svg:y="19.005cm">
            <draw:text-box>
              <text:p text:style-name="P2"><text:span text:style-name="T37">22</text:span></text:p>
            </draw:text-box>
          </draw:frame>
          <draw:frame draw:style-name="gr78" draw:text-style-name="P30" draw:layer="layout" svg:width="0.296cm" svg:height="0.31cm" svg:x="11.322cm" svg:y="19.005cm">
            <draw:text-box>
              <text:p text:style-name="P2"><text:span text:style-name="T37">23</text:span></text:p>
            </draw:text-box>
          </draw:frame>
          <draw:frame draw:style-name="gr78" draw:text-style-name="P30" draw:layer="layout" svg:width="0.296cm" svg:height="0.31cm" svg:x="12.112cm" svg:y="19.005cm">
            <draw:text-box>
              <text:p text:style-name="P2"><text:span text:style-name="T37">24</text:span></text:p>
            </draw:text-box>
          </draw:frame>
          <draw:frame draw:style-name="gr80" draw:text-style-name="P30" draw:layer="layout" svg:width="0.298cm" svg:height="0.31cm" svg:x="7.369cm" svg:y="19.771cm">
            <draw:text-box>
              <text:p text:style-name="P2"><text:span text:style-name="T37">25</text:span></text:p>
            </draw:text-box>
          </draw:frame>
          <draw:frame draw:style-name="gr80" draw:text-style-name="P30" draw:layer="layout" svg:width="0.298cm" svg:height="0.31cm" svg:x="8.158cm" svg:y="19.771cm">
            <draw:text-box>
              <text:p text:style-name="P2"><text:span text:style-name="T37">26</text:span></text:p>
            </draw:text-box>
          </draw:frame>
          <draw:frame draw:style-name="gr78" draw:text-style-name="P30" draw:layer="layout" svg:width="0.296cm" svg:height="0.31cm" svg:x="8.957cm" svg:y="19.771cm">
            <draw:text-box>
              <text:p text:style-name="P2"><text:span text:style-name="T37">27</text:span></text:p>
            </draw:text-box>
          </draw:frame>
          <draw:frame draw:style-name="gr80" draw:text-style-name="P30" draw:layer="layout" svg:width="0.298cm" svg:height="0.31cm" svg:x="9.74cm" svg:y="19.771cm">
            <draw:text-box>
              <text:p text:style-name="P2"><text:span text:style-name="T37">28</text:span></text:p>
            </draw:text-box>
          </draw:frame>
          <draw:frame draw:style-name="gr80" draw:text-style-name="P30" draw:layer="layout" svg:width="0.298cm" svg:height="0.31cm" svg:x="10.528cm" svg:y="19.771cm">
            <draw:text-box>
              <text:p text:style-name="P2"><text:span text:style-name="T37">29</text:span></text:p>
            </draw:text-box>
          </draw:frame>
          <draw:frame draw:style-name="gr80" draw:text-style-name="P30" draw:layer="layout" svg:width="0.298cm" svg:height="0.31cm" svg:x="11.319cm" svg:y="19.771cm">
            <draw:text-box>
              <text:p text:style-name="P2"><text:span text:style-name="T37">30</text:span></text:p>
            </draw:text-box>
          </draw:frame>
          <draw:frame draw:style-name="gr78" draw:text-style-name="P30" draw:layer="layout" svg:width="0.296cm" svg:height="0.31cm" svg:x="12.141cm" svg:y="19.771cm">
            <draw:text-box>
              <text:p text:style-name="P2"><text:span text:style-name="T37">31</text:span></text:p>
            </draw:text-box>
          </draw:frame>
          <draw:frame draw:style-name="gr90" draw:text-style-name="P4" draw:layer="layout" svg:width="2.855cm" svg:height="0.625cm" svg:x="16.708cm" svg:y="14.603cm">
            <draw:text-box>
              <text:p text:style-name="P2"><text:span text:style-name="T35">N</text:span><text:span text:style-name="T35">O</text:span><text:span text:style-name="T35">VI</text:span><text:span text:style-name="T35">E</text:span><text:span text:style-name="T35">M</text:span><text:span text:style-name="T35">B</text:span><text:span text:style-name="T35">R</text:span><text:span text:style-name="T35">E</text:span></text:p>
            </draw:text-box>
          </draw:frame>
          <draw:frame draw:style-name="gr91" draw:text-style-name="P4" draw:layer="layout" svg:width="2.598cm" svg:height="0.625cm" svg:x="22.571cm" svg:y="14.603cm">
            <draw:text-box>
              <text:p text:style-name="P2"><text:span text:style-name="T35">DI</text:span><text:span text:style-name="T35">CI</text:span><text:span text:style-name="T35">E</text:span><text:span text:style-name="T35">M</text:span><text:span text:style-name="T35">B</text:span><text:span text:style-name="T35">R</text:span><text:span text:style-name="T35">E</text:span></text:p>
            </draw:text-box>
          </draw:frame>
          <draw:frame draw:style-name="gr77" draw:text-style-name="P29" draw:layer="layout" svg:width="0.231cm" svg:height="0.31cm" svg:x="15.592cm" svg:y="16.005cm">
            <draw:text-box>
              <text:p text:style-name="P2"><text:span text:style-name="T36">L</text:span></text:p>
            </draw:text-box>
          </draw:frame>
          <draw:frame draw:style-name="gr77" draw:text-style-name="P29" draw:layer="layout" svg:width="0.231cm" svg:height="0.31cm" svg:x="16.345cm" svg:y="16.005cm">
            <draw:text-box>
              <text:p text:style-name="P2"><text:span text:style-name="T36">M</text:span></text:p>
            </draw:text-box>
          </draw:frame>
          <draw:frame draw:style-name="gr77" draw:text-style-name="P29" draw:layer="layout" svg:width="0.231cm" svg:height="0.31cm" svg:x="17.135cm" svg:y="16.005cm">
            <draw:text-box>
              <text:p text:style-name="P2"><text:span text:style-name="T36">M</text:span></text:p>
            </draw:text-box>
          </draw:frame>
          <draw:frame draw:style-name="gr77" draw:text-style-name="P29" draw:layer="layout" svg:width="0.231cm" svg:height="0.31cm" svg:x="17.964cm" svg:y="16.005cm">
            <draw:text-box>
              <text:p text:style-name="P2"><text:span text:style-name="T36">J</text:span></text:p>
            </draw:text-box>
          </draw:frame>
          <draw:frame draw:style-name="gr77" draw:text-style-name="P29" draw:layer="layout" svg:width="0.231cm" svg:height="0.31cm" svg:x="18.732cm" svg:y="16.005cm">
            <draw:text-box>
              <text:p text:style-name="P2"><text:span text:style-name="T36">V</text:span></text:p>
            </draw:text-box>
          </draw:frame>
          <draw:frame draw:style-name="gr77" draw:text-style-name="P29" draw:layer="layout" svg:width="0.231cm" svg:height="0.31cm" svg:x="19.53cm" svg:y="16.005cm">
            <draw:text-box>
              <text:p text:style-name="P2"><text:span text:style-name="T36">S</text:span></text:p>
            </draw:text-box>
          </draw:frame>
          <draw:frame draw:style-name="gr77" draw:text-style-name="P29" draw:layer="layout" svg:width="0.231cm" svg:height="0.31cm" svg:x="20.307cm" svg:y="16.005cm">
            <draw:text-box>
              <text:p text:style-name="P2"><text:span text:style-name="T36">D</text:span></text:p>
            </draw:text-box>
          </draw:frame>
          <draw:frame draw:style-name="gr77" draw:text-style-name="P30" draw:layer="layout" svg:width="0.231cm" svg:height="0.31cm" svg:x="15.61cm" svg:y="16.767cm">
            <draw:text-box>
              <text:p text:style-name="P2"><text:span text:style-name="T37">1</text:span></text:p>
            </draw:text-box>
          </draw:frame>
          <draw:frame draw:style-name="gr77" draw:text-style-name="P30" draw:layer="layout" svg:width="0.231cm" svg:height="0.31cm" svg:x="16.371cm" svg:y="16.767cm">
            <draw:text-box>
              <text:p text:style-name="P2"><text:span text:style-name="T37">2</text:span></text:p>
            </draw:text-box>
          </draw:frame>
          <draw:frame draw:style-name="gr77" draw:text-style-name="P30" draw:layer="layout" svg:width="0.231cm" svg:height="0.31cm" svg:x="17.164cm" svg:y="16.767cm">
            <draw:text-box>
              <text:p text:style-name="P2"><text:span text:style-name="T37">3</text:span></text:p>
            </draw:text-box>
          </draw:frame>
          <draw:frame draw:style-name="gr77" draw:text-style-name="P30" draw:layer="layout" svg:width="0.231cm" svg:height="0.31cm" svg:x="17.953cm" svg:y="16.767cm">
            <draw:text-box>
              <text:p text:style-name="P2"><text:span text:style-name="T37">4</text:span></text:p>
            </draw:text-box>
          </draw:frame>
          <draw:frame draw:style-name="gr77" draw:text-style-name="P30" draw:layer="layout" svg:width="0.231cm" svg:height="0.31cm" svg:x="18.74cm" svg:y="16.767cm">
            <draw:text-box>
              <text:p text:style-name="P2"><text:span text:style-name="T37">5</text:span></text:p>
            </draw:text-box>
          </draw:frame>
          <draw:frame draw:style-name="gr77" draw:text-style-name="P30" draw:layer="layout" svg:width="0.231cm" svg:height="0.31cm" svg:x="19.53cm" svg:y="16.767cm">
            <draw:text-box>
              <text:p text:style-name="P2"><text:span text:style-name="T37">6</text:span></text:p>
            </draw:text-box>
          </draw:frame>
          <draw:frame draw:style-name="gr77" draw:text-style-name="P30" draw:layer="layout" svg:width="0.231cm" svg:height="0.31cm" svg:x="20.328cm" svg:y="16.767cm">
            <draw:text-box>
              <text:p text:style-name="P2"><text:span text:style-name="T37">7</text:span></text:p>
            </draw:text-box>
          </draw:frame>
          <draw:frame draw:style-name="gr77" draw:text-style-name="P30" draw:layer="layout" svg:width="0.231cm" svg:height="0.31cm" svg:x="15.582cm" svg:y="17.529cm">
            <draw:text-box>
              <text:p text:style-name="P2"><text:span text:style-name="T37">8</text:span></text:p>
            </draw:text-box>
          </draw:frame>
          <draw:frame draw:style-name="gr77" draw:text-style-name="P30" draw:layer="layout" svg:width="0.231cm" svg:height="0.31cm" svg:x="16.37cm" svg:y="17.529cm">
            <draw:text-box>
              <text:p text:style-name="P2"><text:span text:style-name="T37">9</text:span></text:p>
            </draw:text-box>
          </draw:frame>
          <draw:frame draw:style-name="gr78" draw:text-style-name="P30" draw:layer="layout" svg:width="0.296cm" svg:height="0.31cm" svg:x="17.118cm" svg:y="17.529cm">
            <draw:text-box>
              <text:p text:style-name="P2"><text:span text:style-name="T37">10</text:span></text:p>
            </draw:text-box>
          </draw:frame>
          <draw:frame draw:style-name="gr78" draw:text-style-name="P30" draw:layer="layout" svg:width="0.296cm" svg:height="0.31cm" svg:x="17.94cm" svg:y="17.529cm">
            <draw:text-box>
              <text:p text:style-name="P2"><text:span text:style-name="T37">11</text:span></text:p>
            </draw:text-box>
          </draw:frame>
          <draw:frame draw:style-name="gr78" draw:text-style-name="P30" draw:layer="layout" svg:width="0.296cm" svg:height="0.31cm" svg:x="18.701cm" svg:y="17.529cm">
            <draw:text-box>
              <text:p text:style-name="P2"><text:span text:style-name="T37">12</text:span></text:p>
            </draw:text-box>
          </draw:frame>
          <draw:frame draw:style-name="gr78" draw:text-style-name="P30" draw:layer="layout" svg:width="0.296cm" svg:height="0.31cm" svg:x="19.494cm" svg:y="17.529cm">
            <draw:text-box>
              <text:p text:style-name="P2"><text:span text:style-name="T37">13</text:span></text:p>
            </draw:text-box>
          </draw:frame>
          <draw:frame draw:style-name="gr78" draw:text-style-name="P30" draw:layer="layout" svg:width="0.296cm" svg:height="0.31cm" svg:x="20.284cm" svg:y="17.529cm">
            <draw:text-box>
              <text:p text:style-name="P2"><text:span text:style-name="T37">14</text:span></text:p>
            </draw:text-box>
          </draw:frame>
          <draw:frame draw:style-name="gr78" draw:text-style-name="P30" draw:layer="layout" svg:width="0.296cm" svg:height="0.31cm" svg:x="15.541cm" svg:y="18.29cm">
            <draw:text-box>
              <text:p text:style-name="P2"><text:span text:style-name="T37">15</text:span></text:p>
            </draw:text-box>
          </draw:frame>
          <draw:frame draw:style-name="gr78" draw:text-style-name="P30" draw:layer="layout" svg:width="0.296cm" svg:height="0.31cm" svg:x="16.331cm" svg:y="18.29cm">
            <draw:text-box>
              <text:p text:style-name="P2"><text:span text:style-name="T37">16</text:span></text:p>
            </draw:text-box>
          </draw:frame>
          <draw:frame draw:style-name="gr78" draw:text-style-name="P30" draw:layer="layout" svg:width="0.296cm" svg:height="0.31cm" svg:x="17.129cm" svg:y="18.29cm">
            <draw:text-box>
              <text:p text:style-name="P2"><text:span text:style-name="T37">17</text:span></text:p>
            </draw:text-box>
          </draw:frame>
          <draw:frame draw:style-name="gr78" draw:text-style-name="P30" draw:layer="layout" svg:width="0.296cm" svg:height="0.31cm" svg:x="17.912cm" svg:y="18.29cm">
            <draw:text-box>
              <text:p text:style-name="P2"><text:span text:style-name="T37">18</text:span></text:p>
            </draw:text-box>
          </draw:frame>
          <draw:frame draw:style-name="gr78" draw:text-style-name="P30" draw:layer="layout" svg:width="0.296cm" svg:height="0.31cm" svg:x="18.7cm" svg:y="18.29cm">
            <draw:text-box>
              <text:p text:style-name="P2"><text:span text:style-name="T37">19</text:span></text:p>
            </draw:text-box>
          </draw:frame>
          <draw:frame draw:style-name="gr79" draw:text-style-name="P30" draw:layer="layout" svg:width="0.307cm" svg:height="0.31cm" svg:x="19.458cm" svg:y="18.29cm">
            <draw:text-box>
              <text:p text:style-name="P2"><text:span text:style-name="T37">20</text:span></text:p>
            </draw:text-box>
          </draw:frame>
          <draw:frame draw:style-name="gr78" draw:text-style-name="P30" draw:layer="layout" svg:width="0.296cm" svg:height="0.31cm" svg:x="20.281cm" svg:y="18.29cm">
            <draw:text-box>
              <text:p text:style-name="P2"><text:span text:style-name="T37">21</text:span></text:p>
            </draw:text-box>
          </draw:frame>
          <draw:frame draw:style-name="gr80" draw:text-style-name="P30" draw:layer="layout" svg:width="0.298cm" svg:height="0.31cm" svg:x="15.512cm" svg:y="19.013cm">
            <draw:text-box>
              <text:p text:style-name="P2"><text:span text:style-name="T37">22</text:span></text:p>
            </draw:text-box>
          </draw:frame>
          <draw:frame draw:style-name="gr78" draw:text-style-name="P30" draw:layer="layout" svg:width="0.296cm" svg:height="0.31cm" svg:x="16.306cm" svg:y="19.013cm">
            <draw:text-box>
              <text:p text:style-name="P2"><text:span text:style-name="T37">23</text:span></text:p>
            </draw:text-box>
          </draw:frame>
          <draw:frame draw:style-name="gr78" draw:text-style-name="P30" draw:layer="layout" svg:width="0.296cm" svg:height="0.31cm" svg:x="17.095cm" svg:y="19.013cm">
            <draw:text-box>
              <text:p text:style-name="P2"><text:span text:style-name="T37">24</text:span></text:p>
            </draw:text-box>
          </draw:frame>
          <draw:frame draw:style-name="gr80" draw:text-style-name="P30" draw:layer="layout" svg:width="0.298cm" svg:height="0.31cm" svg:x="17.882cm" svg:y="19.013cm">
            <draw:text-box>
              <text:p text:style-name="P2"><text:span text:style-name="T37">25</text:span></text:p>
            </draw:text-box>
          </draw:frame>
          <draw:frame draw:style-name="gr80" draw:text-style-name="P30" draw:layer="layout" svg:width="0.298cm" svg:height="0.31cm" svg:x="18.671cm" svg:y="19.013cm">
            <draw:text-box>
              <text:p text:style-name="P2"><text:span text:style-name="T37">26</text:span></text:p>
            </draw:text-box>
          </draw:frame>
          <draw:frame draw:style-name="gr78" draw:text-style-name="P30" draw:layer="layout" svg:width="0.296cm" svg:height="0.31cm" svg:x="19.47cm" svg:y="19.013cm">
            <draw:text-box>
              <text:p text:style-name="P2"><text:span text:style-name="T37">27</text:span></text:p>
            </draw:text-box>
          </draw:frame>
          <draw:frame draw:style-name="gr80" draw:text-style-name="P30" draw:layer="layout" svg:width="0.298cm" svg:height="0.31cm" svg:x="20.252cm" svg:y="19.013cm">
            <draw:text-box>
              <text:p text:style-name="P2"><text:span text:style-name="T37">28</text:span></text:p>
            </draw:text-box>
          </draw:frame>
          <draw:frame draw:style-name="gr80" draw:text-style-name="P30" draw:layer="layout" svg:width="0.298cm" svg:height="0.31cm" svg:x="15.512cm" svg:y="19.775cm">
            <draw:text-box>
              <text:p text:style-name="P2"><text:span text:style-name="T37">29</text:span></text:p>
            </draw:text-box>
          </draw:frame>
          <draw:frame draw:style-name="gr80" draw:text-style-name="P30" draw:layer="layout" svg:width="0.298cm" svg:height="0.31cm" svg:x="16.303cm" svg:y="19.775cm">
            <draw:text-box>
              <text:p text:style-name="P2"><text:span text:style-name="T37">30</text:span></text:p>
            </draw:text-box>
          </draw:frame>
          <draw:frame draw:style-name="gr77" draw:text-style-name="P29" draw:layer="layout" svg:width="0.231cm" svg:height="0.31cm" svg:x="21.37cm" svg:y="15.959cm">
            <draw:text-box>
              <text:p text:style-name="P2"><text:span text:style-name="T36">L</text:span></text:p>
            </draw:text-box>
          </draw:frame>
          <draw:frame draw:style-name="gr77" draw:text-style-name="P29" draw:layer="layout" svg:width="0.231cm" svg:height="0.31cm" svg:x="22.122cm" svg:y="15.959cm">
            <draw:text-box>
              <text:p text:style-name="P2"><text:span text:style-name="T36">M</text:span></text:p>
            </draw:text-box>
          </draw:frame>
          <draw:frame draw:style-name="gr77" draw:text-style-name="P29" draw:layer="layout" svg:width="0.231cm" svg:height="0.31cm" svg:x="22.912cm" svg:y="15.959cm">
            <draw:text-box>
              <text:p text:style-name="P2"><text:span text:style-name="T36">M</text:span></text:p>
            </draw:text-box>
          </draw:frame>
          <draw:frame draw:style-name="gr77" draw:text-style-name="P29" draw:layer="layout" svg:width="0.231cm" svg:height="0.31cm" svg:x="23.741cm" svg:y="15.959cm">
            <draw:text-box>
              <text:p text:style-name="P2"><text:span text:style-name="T36">J</text:span></text:p>
            </draw:text-box>
          </draw:frame>
          <draw:frame draw:style-name="gr77" draw:text-style-name="P29" draw:layer="layout" svg:width="0.231cm" svg:height="0.31cm" svg:x="24.51cm" svg:y="15.959cm">
            <draw:text-box>
              <text:p text:style-name="P2"><text:span text:style-name="T36">V</text:span></text:p>
            </draw:text-box>
          </draw:frame>
          <draw:frame draw:style-name="gr77" draw:text-style-name="P29" draw:layer="layout" svg:width="0.231cm" svg:height="0.31cm" svg:x="25.307cm" svg:y="15.959cm">
            <draw:text-box>
              <text:p text:style-name="P2"><text:span text:style-name="T36">S</text:span></text:p>
            </draw:text-box>
          </draw:frame>
          <draw:frame draw:style-name="gr77" draw:text-style-name="P29" draw:layer="layout" svg:width="0.231cm" svg:height="0.31cm" svg:x="26.085cm" svg:y="15.959cm">
            <draw:text-box>
              <text:p text:style-name="P2"><text:span text:style-name="T36">D</text:span></text:p>
            </draw:text-box>
          </draw:frame>
          <draw:frame draw:style-name="gr77" draw:text-style-name="P30" draw:layer="layout" svg:width="0.231cm" svg:height="0.31cm" svg:x="22.967cm" svg:y="16.722cm">
            <draw:text-box>
              <text:p text:style-name="P2"><text:span text:style-name="T37">1</text:span></text:p>
            </draw:text-box>
          </draw:frame>
          <draw:frame draw:style-name="gr77" draw:text-style-name="P30" draw:layer="layout" svg:width="0.231cm" svg:height="0.31cm" svg:x="23.728cm" svg:y="16.722cm">
            <draw:text-box>
              <text:p text:style-name="P2"><text:span text:style-name="T37">2</text:span></text:p>
            </draw:text-box>
          </draw:frame>
          <draw:frame draw:style-name="gr77" draw:text-style-name="P30" draw:layer="layout" svg:width="0.231cm" svg:height="0.31cm" svg:x="24.521cm" svg:y="16.722cm">
            <draw:text-box>
              <text:p text:style-name="P2"><text:span text:style-name="T37">3</text:span></text:p>
            </draw:text-box>
          </draw:frame>
          <draw:frame draw:style-name="gr77" draw:text-style-name="P30" draw:layer="layout" svg:width="0.231cm" svg:height="0.31cm" svg:x="25.311cm" svg:y="16.722cm">
            <draw:text-box>
              <text:p text:style-name="P2"><text:span text:style-name="T37">4</text:span></text:p>
            </draw:text-box>
          </draw:frame>
          <draw:frame draw:style-name="gr77" draw:text-style-name="P30" draw:layer="layout" svg:width="0.231cm" svg:height="0.31cm" svg:x="26.097cm" svg:y="16.722cm">
            <draw:text-box>
              <text:p text:style-name="P2"><text:span text:style-name="T37">5</text:span></text:p>
            </draw:text-box>
          </draw:frame>
          <draw:frame draw:style-name="gr77" draw:text-style-name="P30" draw:layer="layout" svg:width="0.231cm" svg:height="0.31cm" svg:x="21.358cm" svg:y="17.485cm">
            <draw:text-box>
              <text:p text:style-name="P2"><text:span text:style-name="T37">6</text:span></text:p>
            </draw:text-box>
          </draw:frame>
          <draw:frame draw:style-name="gr77" draw:text-style-name="P30" draw:layer="layout" svg:width="0.231cm" svg:height="0.31cm" svg:x="22.157cm" svg:y="17.485cm">
            <draw:text-box>
              <text:p text:style-name="P2"><text:span text:style-name="T37">7</text:span></text:p>
            </draw:text-box>
          </draw:frame>
          <draw:frame draw:style-name="gr77" draw:text-style-name="P30" draw:layer="layout" svg:width="0.231cm" svg:height="0.31cm" svg:x="22.939cm" svg:y="17.485cm">
            <draw:text-box>
              <text:p text:style-name="P2"><text:span text:style-name="T37">8</text:span></text:p>
            </draw:text-box>
          </draw:frame>
          <draw:frame draw:style-name="gr77" draw:text-style-name="P30" draw:layer="layout" svg:width="0.231cm" svg:height="0.31cm" svg:x="23.727cm" svg:y="17.485cm">
            <draw:text-box>
              <text:p text:style-name="P2"><text:span text:style-name="T37">9</text:span></text:p>
            </draw:text-box>
          </draw:frame>
          <draw:frame draw:style-name="gr78" draw:text-style-name="P30" draw:layer="layout" svg:width="0.296cm" svg:height="0.31cm" svg:x="24.476cm" svg:y="17.485cm">
            <draw:text-box>
              <text:p text:style-name="P2"><text:span text:style-name="T37">10</text:span></text:p>
            </draw:text-box>
          </draw:frame>
          <draw:frame draw:style-name="gr78" draw:text-style-name="P30" draw:layer="layout" svg:width="0.296cm" svg:height="0.31cm" svg:x="25.297cm" svg:y="17.485cm">
            <draw:text-box>
              <text:p text:style-name="P2"><text:span text:style-name="T37">11</text:span></text:p>
            </draw:text-box>
          </draw:frame>
          <draw:frame draw:style-name="gr78" draw:text-style-name="P30" draw:layer="layout" svg:width="0.296cm" svg:height="0.31cm" svg:x="26.058cm" svg:y="17.485cm">
            <draw:text-box>
              <text:p text:style-name="P2"><text:span text:style-name="T37">12</text:span></text:p>
            </draw:text-box>
          </draw:frame>
          <draw:frame draw:style-name="gr78" draw:text-style-name="P30" draw:layer="layout" svg:width="0.296cm" svg:height="0.31cm" svg:x="21.322cm" svg:y="18.248cm">
            <draw:text-box>
              <text:p text:style-name="P2"><text:span text:style-name="T37">13</text:span></text:p>
            </draw:text-box>
          </draw:frame>
          <draw:frame draw:style-name="gr78" draw:text-style-name="P30" draw:layer="layout" svg:width="0.296cm" svg:height="0.31cm" svg:x="22.112cm" svg:y="18.248cm">
            <draw:text-box>
              <text:p text:style-name="P2"><text:span text:style-name="T37">14</text:span></text:p>
            </draw:text-box>
          </draw:frame>
          <draw:frame draw:style-name="gr78" draw:text-style-name="P30" draw:layer="layout" svg:width="0.296cm" svg:height="0.31cm" svg:x="22.898cm" svg:y="18.248cm">
            <draw:text-box>
              <text:p text:style-name="P2"><text:span text:style-name="T37">15</text:span></text:p>
            </draw:text-box>
          </draw:frame>
          <draw:frame draw:style-name="gr78" draw:text-style-name="P30" draw:layer="layout" svg:width="0.296cm" svg:height="0.31cm" svg:x="23.688cm" svg:y="18.248cm">
            <draw:text-box>
              <text:p text:style-name="P2"><text:span text:style-name="T37">16</text:span></text:p>
            </draw:text-box>
          </draw:frame>
          <draw:frame draw:style-name="gr78" draw:text-style-name="P30" draw:layer="layout" svg:width="0.296cm" svg:height="0.31cm" svg:x="24.487cm" svg:y="18.248cm">
            <draw:text-box>
              <text:p text:style-name="P2"><text:span text:style-name="T37">17</text:span></text:p>
            </draw:text-box>
          </draw:frame>
          <draw:frame draw:style-name="gr78" draw:text-style-name="P30" draw:layer="layout" svg:width="0.296cm" svg:height="0.31cm" svg:x="25.269cm" svg:y="18.248cm">
            <draw:text-box>
              <text:p text:style-name="P2"><text:span text:style-name="T37">18</text:span></text:p>
            </draw:text-box>
          </draw:frame>
          <draw:frame draw:style-name="gr78" draw:text-style-name="P30" draw:layer="layout" svg:width="0.296cm" svg:height="0.31cm" svg:x="26.057cm" svg:y="18.248cm">
            <draw:text-box>
              <text:p text:style-name="P2"><text:span text:style-name="T37">19</text:span></text:p>
            </draw:text-box>
          </draw:frame>
          <draw:frame draw:style-name="gr79" draw:text-style-name="P30" draw:layer="layout" svg:width="0.307cm" svg:height="0.31cm" svg:x="21.287cm" svg:y="19.013cm">
            <draw:text-box>
              <text:p text:style-name="P2"><text:span text:style-name="T37">20</text:span></text:p>
            </draw:text-box>
          </draw:frame>
          <draw:frame draw:style-name="gr78" draw:text-style-name="P30" draw:layer="layout" svg:width="0.296cm" svg:height="0.31cm" svg:x="22.109cm" svg:y="19.013cm">
            <draw:text-box>
              <text:p text:style-name="P2"><text:span text:style-name="T37">21</text:span></text:p>
            </draw:text-box>
          </draw:frame>
          <draw:frame draw:style-name="gr80" draw:text-style-name="P30" draw:layer="layout" svg:width="0.298cm" svg:height="0.31cm" svg:x="22.87cm" svg:y="19.013cm">
            <draw:text-box>
              <text:p text:style-name="P2"><text:span text:style-name="T37">22</text:span></text:p>
            </draw:text-box>
          </draw:frame>
          <draw:frame draw:style-name="gr78" draw:text-style-name="P30" draw:layer="layout" svg:width="0.296cm" svg:height="0.31cm" svg:x="23.663cm" svg:y="19.013cm">
            <draw:text-box>
              <text:p text:style-name="P2"><text:span text:style-name="T37">23</text:span></text:p>
            </draw:text-box>
          </draw:frame>
          <draw:frame draw:style-name="gr78" draw:text-style-name="P30" draw:layer="layout" svg:width="0.296cm" svg:height="0.31cm" svg:x="24.453cm" svg:y="19.013cm">
            <draw:text-box>
              <text:p text:style-name="P2"><text:span text:style-name="T37">24</text:span></text:p>
            </draw:text-box>
          </draw:frame>
          <draw:frame draw:style-name="gr80" draw:text-style-name="P30" draw:layer="layout" svg:width="0.298cm" svg:height="0.31cm" svg:x="25.239cm" svg:y="19.013cm">
            <draw:text-box>
              <text:p text:style-name="P2"><text:span text:style-name="T37">25</text:span></text:p>
            </draw:text-box>
          </draw:frame>
          <draw:frame draw:style-name="gr80" draw:text-style-name="P30" draw:layer="layout" svg:width="0.298cm" svg:height="0.31cm" svg:x="26.029cm" svg:y="19.013cm">
            <draw:text-box>
              <text:p text:style-name="P2"><text:span text:style-name="T37">26</text:span></text:p>
            </draw:text-box>
          </draw:frame>
          <draw:frame draw:style-name="gr78" draw:text-style-name="P30" draw:layer="layout" svg:width="0.296cm" svg:height="0.31cm" svg:x="21.298cm" svg:y="19.776cm">
            <draw:text-box>
              <text:p text:style-name="P2"><text:span text:style-name="T37">27</text:span></text:p>
            </draw:text-box>
          </draw:frame>
          <draw:frame draw:style-name="gr80" draw:text-style-name="P30" draw:layer="layout" svg:width="0.298cm" svg:height="0.31cm" svg:x="22.081cm" svg:y="19.776cm">
            <draw:text-box>
              <text:p text:style-name="P2"><text:span text:style-name="T37">28</text:span></text:p>
            </draw:text-box>
          </draw:frame>
          <draw:frame draw:style-name="gr80" draw:text-style-name="P30" draw:layer="layout" svg:width="0.298cm" svg:height="0.31cm" svg:x="22.869cm" svg:y="19.776cm">
            <draw:text-box>
              <text:p text:style-name="P2"><text:span text:style-name="T37">29</text:span></text:p>
            </draw:text-box>
          </draw:frame>
          <draw:frame draw:style-name="gr80" draw:text-style-name="P30" draw:layer="layout" svg:width="0.298cm" svg:height="0.31cm" svg:x="23.66cm" svg:y="19.776cm">
            <draw:text-box>
              <text:p text:style-name="P2"><text:span text:style-name="T37">30</text:span></text:p>
            </draw:text-box>
          </draw:frame>
          <draw:frame draw:style-name="gr78" draw:text-style-name="P30" draw:layer="layout" svg:width="0.296cm" svg:height="0.31cm" svg:x="24.481cm" svg:y="19.776cm">
            <draw:text-box>
              <text:p text:style-name="P2"><text:span text:style-name="T37">31</text:span></text:p>
            </draw:text-box>
          </draw:frame>
        </draw:g>
        <draw:frame draw:style-name="gr78" draw:text-style-name="P30" draw:layer="layout" svg:width="0.296cm" svg:height="0.31cm" svg:x="22.086cm" svg:y="13.907cm">
          <draw:text-box>
            <text:p text:style-name="P2"><text:span text:style-name="T37">31</text:span></text:p>
          </draw:text-box>
        </draw:frame>
        <draw:line draw:style-name="gr21" draw:text-style-name="P21" draw:layer="layout" svg:x1="13.96cm" svg:y1="20.38cm" svg:x2="27.246cm" svg:y2="20.38cm">
          <text:p/>
        </draw:line>
        <draw:frame draw:style-name="gr92" draw:text-style-name="P31" draw:layer="layout" svg:width="4.207cm" svg:height="0.538cm" svg:x="1.459cm" svg:y="0.7cm">
          <draw:text-box>
            <text:p text:style-name="P2"><text:span text:style-name="T39">20</text:span><text:span text:style-name="T39">21</text:span></text:p>
          </draw:text-box>
        </draw:frame>
      </draw:page>
      <draw:page draw:name="page9" draw:style-name="dp1" draw:master-page-name="master-page3">
        <draw:path draw:style-name="gr1" draw:text-style-name="P5" draw:layer="layout" svg:width="11.46cm" svg:height="18.995cm" svg:x="15.15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1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28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48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0" draw:text-style-name="P10" draw:layer="layout" svg:width="0.364cm" svg:height="0.49cm" svg:x="18.153cm" svg:y="2.73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21.014cm" svg:y="2.73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3.875cm" svg:y="2.735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15.292cm" svg:y="6.255cm">
          <draw:text-box>
            <text:p text:style-name="P2"><text:span text:style-name="T7">7</text:span></text:p>
          </draw:text-box>
        </draw:frame>
        <draw:frame draw:style-name="gr10" draw:text-style-name="P10" draw:layer="layout" svg:width="0.364cm" svg:height="0.49cm" svg:x="18.153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21.014cm" svg:y="6.255cm">
          <draw:text-box>
            <text:p text:style-name="P2"><text:span text:style-name="T7">9</text:span></text:p>
          </draw:text-box>
        </draw:frame>
        <draw:frame draw:style-name="gr11" draw:text-style-name="P10" draw:layer="layout" svg:width="0.472cm" svg:height="0.49cm" svg:x="23.875cm" svg:y="6.255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15.292cm" svg:y="9.774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18.153cm" svg:y="9.774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21.014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23.875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15.292cm" svg:y="13.293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18.153cm" svg:y="13.293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21.014cm" svg:y="13.293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23.875cm" svg:y="13.293cm">
          <draw:text-box>
            <text:p text:style-name="P2"><text:span text:style-name="T7">24</text:span></text:p>
          </draw:text-box>
        </draw:frame>
        <draw:frame draw:style-name="gr11" draw:text-style-name="P10" draw:layer="layout" svg:width="0.472cm" svg:height="0.49cm" svg:x="15.292cm" svg:y="16.813cm">
          <draw:text-box>
            <text:p text:style-name="P2"><text:span text:style-name="T7">28</text:span></text:p>
          </draw:text-box>
        </draw:frame>
        <draw:frame draw:style-name="gr11" draw:text-style-name="P10" draw:layer="layout" svg:width="0.472cm" svg:height="0.49cm" svg:x="18.153cm" svg:y="16.813cm">
          <draw:text-box>
            <text:p text:style-name="P2"><text:span text:style-name="T7">29</text:span></text:p>
          </draw:text-box>
        </draw:frame>
        <draw:frame draw:style-name="gr11" draw:text-style-name="P10" draw:layer="layout" svg:width="0.472cm" svg:height="0.49cm" svg:x="21.014cm" svg:y="16.813cm">
          <draw:text-box>
            <text:p text:style-name="P2"><text:span text:style-name="T7">30</text:span></text:p>
          </draw:text-box>
        </draw:frame>
        <draw:frame draw:style-name="gr11" draw:text-style-name="P10" draw:layer="layout" svg:width="0.472cm" svg:height="0.49cm" svg:x="23.875cm" svg:y="16.813cm">
          <draw:text-box>
            <text:p text:style-name="P2"><text:span text:style-name="T7">31</text:span></text:p>
          </draw:text-box>
        </draw:frame>
        <draw:frame draw:style-name="gr97" draw:text-style-name="P4" draw:layer="layout" svg:width="2.479cm" svg:height="0.709cm" svg:x="1.228cm" svg:y="1.623cm">
          <draw:text-box>
            <text:p text:style-name="P2"><text:span text:style-name="T2">F</text:span><text:span text:style-name="T2">E</text:span><text:span text:style-name="T2">B</text:span><text:span text:style-name="T2">R</text:span><text:span text:style-name="T2">E</text:span><text:span text:style-name="T2">R</text:span><text:span text:style-name="T2">O</text:span></text:p>
          </draw:text-box>
        </draw:frame>
        <draw:path draw:style-name="gr1" draw:text-style-name="P5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4cm" svg:y="1.75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7cm" svg:y="1.75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8cm" svg:y="1.75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path draw:style-name="gr1" draw:text-style-name="P1" draw:layer="layout" svg:width="3.385cm" svg:height="14.078cm" svg:x="0.702cm" svg:y="2.6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2cm" svg:y="2.799cm">
          <draw:text-box>
            <text:p text:style-name="P2"><text:span text:style-name="T4">Se</text:span><text:span text:style-name="T4">ma</text:span><text:span text:style-name="T4">na </text:span><text:span text:style-name="T4">5</text:span></text:p>
          </draw:text-box>
        </draw:frame>
        <draw:frame draw:style-name="gr6" draw:text-style-name="P7" draw:layer="layout" svg:width="2.26cm" svg:height="0.533cm" svg:x="1.502cm" svg:y="6.319cm">
          <draw:text-box>
            <text:p text:style-name="P2"><text:span text:style-name="T4">Se</text:span><text:span text:style-name="T4">ma</text:span><text:span text:style-name="T4">na </text:span><text:span text:style-name="T4">6</text:span></text:p>
          </draw:text-box>
        </draw:frame>
        <draw:frame draw:style-name="gr6" draw:text-style-name="P7" draw:layer="layout" svg:width="2.26cm" svg:height="0.533cm" svg:x="1.502cm" svg:y="9.838cm">
          <draw:text-box>
            <text:p text:style-name="P2"><text:span text:style-name="T4">Se</text:span><text:span text:style-name="T4">ma</text:span><text:span text:style-name="T4">na </text:span><text:span text:style-name="T4">7</text:span></text:p>
          </draw:text-box>
        </draw:frame>
        <draw:frame draw:style-name="gr6" draw:text-style-name="P7" draw:layer="layout" svg:width="2.26cm" svg:height="0.533cm" svg:x="1.502cm" svg:y="13.358cm">
          <draw:text-box>
            <text:p text:style-name="P2"><text:span text:style-name="T4">Se</text:span><text:span text:style-name="T4">ma</text:span><text:span text:style-name="T4">na </text:span><text:span text:style-name="T4">8</text:span></text:p>
          </draw:text-box>
        </draw:frame>
        <draw:frame draw:style-name="gr10" draw:text-style-name="P10" draw:layer="layout" svg:width="0.364cm" svg:height="0.49cm" svg:x="4.222cm" svg:y="6.291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7.083cm" svg:y="6.291cm">
          <draw:text-box>
            <text:p text:style-name="P2"><text:span text:style-name="T7">9</text:span></text:p>
          </draw:text-box>
        </draw:frame>
        <draw:frame draw:style-name="gr98" draw:text-style-name="P10" draw:layer="layout" svg:width="0.37cm" svg:height="0.49cm" svg:x="9.943cm" svg:y="6.291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4.222cm" svg:y="9.81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7.083cm" svg:y="9.81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9.943cm" svg:y="9.81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4.222cm" svg:y="13.329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7.083cm" svg:y="13.329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9.943cm" svg:y="13.329cm">
          <draw:text-box>
            <text:p text:style-name="P2"><text:span text:style-name="T7">24</text:span></text:p>
          </draw:text-box>
        </draw:frame>
        <draw:frame draw:style-name="gr10" draw:text-style-name="P10" draw:layer="layout" svg:width="0.364cm" svg:height="0.49cm" svg:x="4.222cm" svg:y="2.776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7.083cm" svg:y="2.776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9.943cm" svg:y="2.776cm">
          <draw:text-box>
            <text:p text:style-name="P2"><text:span text:style-name="T7">3</text:span></text:p>
          </draw:text-box>
        </draw:frame>
      </draw:page>
      <draw:page draw:name="page10" draw:style-name="dp1" draw:master-page-name="master-page79">
        <draw:line draw:style-name="gr32" draw:text-style-name="P21" draw:layer="layout" svg:x1="0.7cm" svg:y1="2.661cm" svg:x2="13.954cm" svg:y2="2.661cm">
          <text:p/>
        </draw:line>
        <draw:line draw:style-name="gr32" draw:text-style-name="P21" draw:layer="layout" svg:x1="0.7cm" svg:y1="3.526cm" svg:x2="13.954cm" svg:y2="3.526cm">
          <text:p/>
        </draw:line>
        <draw:line draw:style-name="gr32" draw:text-style-name="P21" draw:layer="layout" svg:x1="0.7cm" svg:y1="4.393cm" svg:x2="13.954cm" svg:y2="4.393cm">
          <text:p/>
        </draw:line>
        <draw:line draw:style-name="gr32" draw:text-style-name="P21" draw:layer="layout" svg:x1="0.7cm" svg:y1="5.258cm" svg:x2="13.954cm" svg:y2="5.258cm">
          <text:p/>
        </draw:line>
        <draw:line draw:style-name="gr32" draw:text-style-name="P21" draw:layer="layout" svg:x1="0.7cm" svg:y1="6.125cm" svg:x2="13.954cm" svg:y2="6.125cm">
          <text:p/>
        </draw:line>
        <draw:line draw:style-name="gr32" draw:text-style-name="P21" draw:layer="layout" svg:x1="0.7cm" svg:y1="6.992cm" svg:x2="13.954cm" svg:y2="6.992cm">
          <text:p/>
        </draw:line>
        <draw:line draw:style-name="gr32" draw:text-style-name="P21" draw:layer="layout" svg:x1="0.7cm" svg:y1="7.857cm" svg:x2="13.954cm" svg:y2="7.857cm">
          <text:p/>
        </draw:line>
        <draw:line draw:style-name="gr32" draw:text-style-name="P21" draw:layer="layout" svg:x1="0.7cm" svg:y1="8.723cm" svg:x2="13.954cm" svg:y2="8.723cm">
          <text:p/>
        </draw:line>
        <draw:line draw:style-name="gr32" draw:text-style-name="P21" draw:layer="layout" svg:x1="0.7cm" svg:y1="9.589cm" svg:x2="13.954cm" svg:y2="9.589cm">
          <text:p/>
        </draw:line>
        <draw:line draw:style-name="gr32" draw:text-style-name="P21" draw:layer="layout" svg:x1="0.7cm" svg:y1="10.455cm" svg:x2="13.954cm" svg:y2="10.455cm">
          <text:p/>
        </draw:line>
        <draw:line draw:style-name="gr32" draw:text-style-name="P21" draw:layer="layout" svg:x1="0.7cm" svg:y1="11.322cm" svg:x2="13.954cm" svg:y2="11.322cm">
          <text:p/>
        </draw:line>
        <draw:line draw:style-name="gr32" draw:text-style-name="P21" draw:layer="layout" svg:x1="0.7cm" svg:y1="12.187cm" svg:x2="13.954cm" svg:y2="12.187cm">
          <text:p/>
        </draw:line>
        <draw:line draw:style-name="gr32" draw:text-style-name="P21" draw:layer="layout" svg:x1="0.7cm" svg:y1="13.053cm" svg:x2="13.954cm" svg:y2="13.053cm">
          <text:p/>
        </draw:line>
        <draw:line draw:style-name="gr32" draw:text-style-name="P21" draw:layer="layout" svg:x1="0.7cm" svg:y1="13.92cm" svg:x2="13.954cm" svg:y2="13.92cm">
          <text:p/>
        </draw:line>
        <draw:line draw:style-name="gr32" draw:text-style-name="P21" draw:layer="layout" svg:x1="0.7cm" svg:y1="14.782cm" svg:x2="13.954cm" svg:y2="14.782cm">
          <text:p/>
        </draw:line>
        <draw:line draw:style-name="gr32" draw:text-style-name="P21" draw:layer="layout" svg:x1="0.7cm" svg:y1="15.642cm" svg:x2="13.954cm" svg:y2="15.642cm">
          <text:p/>
        </draw:line>
        <draw:line draw:style-name="gr32" draw:text-style-name="P21" draw:layer="layout" svg:x1="0.7cm" svg:y1="16.502cm" svg:x2="13.954cm" svg:y2="16.502cm">
          <text:p/>
        </draw:line>
        <draw:line draw:style-name="gr32" draw:text-style-name="P21" draw:layer="layout" svg:x1="0.7cm" svg:y1="17.362cm" svg:x2="13.954cm" svg:y2="17.362cm">
          <text:p/>
        </draw:line>
        <draw:line draw:style-name="gr32" draw:text-style-name="P21" draw:layer="layout" svg:x1="0.7cm" svg:y1="18.222cm" svg:x2="13.954cm" svg:y2="18.222cm">
          <text:p/>
        </draw:line>
        <draw:line draw:style-name="gr32" draw:text-style-name="P21" draw:layer="layout" svg:x1="0.7cm" svg:y1="19.082cm" svg:x2="13.954cm" svg:y2="19.082cm">
          <text:p/>
        </draw:line>
        <draw:line draw:style-name="gr32" draw:text-style-name="P21" draw:layer="layout" svg:x1="0.7cm" svg:y1="19.942cm" svg:x2="13.954cm" svg:y2="19.942cm">
          <text:p/>
        </draw:line>
        <draw:line draw:style-name="gr32" draw:text-style-name="P21" draw:layer="layout" svg:x1="0.7cm" svg:y1="20.802cm" svg:x2="13.954cm" svg:y2="20.802cm">
          <text:p/>
        </draw:line>
        <draw:line draw:style-name="gr21" draw:text-style-name="P19" draw:layer="layout" svg:x1="0.706cm" svg:y1="1.964cm" svg:x2="13.956cm" svg:y2="1.964cm">
          <text:p/>
        </draw:line>
        <draw:frame draw:style-name="gr99" draw:text-style-name="P18" draw:layer="layout" svg:width="2.917cm" svg:height="0.776cm" svg:x="0.92cm" svg:y="0.7cm">
          <draw:text-box>
            <text:p text:style-name="P2"><text:span text:style-name="T30">E</text:span><text:span text:style-name="T30">N</text:span><text:span text:style-name="T30">E</text:span><text:span text:style-name="T30">R</text:span><text:span text:style-name="T30">O</text:span></text:p>
          </draw:text-box>
        </draw:frame>
        <draw:frame draw:style-name="gr100" draw:text-style-name="P33" draw:layer="layout" svg:width="2.186cm" svg:height="0.556cm" svg:x="6.9cm" svg:y="1.211cm">
          <draw:text-box>
            <text:p text:style-name="P2"><text:span text:style-name="T40">N</text:span><text:span text:style-name="T40">ot</text:span><text:span text:style-name="T40">as</text:span></text:p>
          </draw:text-box>
        </draw:frame>
        <draw:custom-shape draw:style-name="gr101" draw:text-style-name="P28" draw:layer="layout" svg:width="1.482cm" svg:height="0.604cm" svg:x="14.489cm" svg:y="16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3cm" svg:x2="23.46cm" svg:y2="17.263cm">
          <text:p/>
        </draw:line>
        <draw:line draw:style-name="gr32" draw:text-style-name="P21" draw:layer="layout" svg:x1="14cm" svg:y1="17.663cm" svg:x2="23.46cm" svg:y2="17.663cm">
          <text:p/>
        </draw:line>
        <draw:line draw:style-name="gr32" draw:text-style-name="P21" draw:layer="layout" svg:x1="14cm" svg:y1="18.061cm" svg:x2="23.46cm" svg:y2="18.061cm">
          <text:p/>
        </draw:line>
        <draw:line draw:style-name="gr32" draw:text-style-name="P21" draw:layer="layout" svg:x1="14cm" svg:y1="18.461cm" svg:x2="23.46cm" svg:y2="18.461cm">
          <text:p/>
        </draw:line>
        <draw:line draw:style-name="gr32" draw:text-style-name="P21" draw:layer="layout" svg:x1="14cm" svg:y1="18.861cm" svg:x2="23.46cm" svg:y2="18.861cm">
          <text:p/>
        </draw:line>
        <draw:line draw:style-name="gr32" draw:text-style-name="P21" draw:layer="layout" svg:x1="14cm" svg:y1="19.26cm" svg:x2="23.46cm" svg:y2="19.26cm">
          <text:p/>
        </draw:line>
        <draw:line draw:style-name="gr32" draw:text-style-name="P21" draw:layer="layout" svg:x1="14cm" svg:y1="19.659cm" svg:x2="23.46cm" svg:y2="19.659cm">
          <text:p/>
        </draw:line>
        <draw:line draw:style-name="gr32" draw:text-style-name="P21" draw:layer="layout" svg:x1="14cm" svg:y1="20.058cm" svg:x2="23.46cm" svg:y2="20.058cm">
          <text:p/>
        </draw:line>
        <draw:line draw:style-name="gr32" draw:text-style-name="P21" draw:layer="layout" svg:x1="14cm" svg:y1="20.457cm" svg:x2="23.46cm" svg:y2="20.457cm">
          <text:p/>
        </draw:line>
        <draw:frame draw:style-name="gr102" draw:text-style-name="P27" draw:layer="layout" svg:width="2.782cm" svg:height="0.398cm" svg:x="15.046cm" svg:y="1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5cm" svg:x2="27.256cm" svg:y2="1.965cm">
          <text:p/>
        </draw:line>
        <draw:frame draw:style-name="gr102" draw:text-style-name="P27" draw:layer="layout" svg:width="2.782cm" svg:height="0.398cm" svg:x="15.047cm" svg:y="1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1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4cm">
          <draw:text-box>
            <text:p text:style-name="P2"><text:span text:style-name="T41">28</text:span></text:p>
          </draw:text-box>
        </draw:frame>
        <draw:frame draw:style-name="gr105" draw:text-style-name="P36" draw:layer="layout" svg:width="1.543cm" svg:height="1.729cm" svg:x="25.56cm" svg:y="0.701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4cm" svg:x2="27.24cm" svg:y2="2.364cm">
          <text:p/>
        </draw:line>
        <draw:line draw:style-name="gr32" draw:text-style-name="P21" draw:layer="layout" svg:x1="21.06cm" svg:y1="2.763cm" svg:x2="27.241cm" svg:y2="2.763cm">
          <text:p/>
        </draw:line>
        <draw:line draw:style-name="gr32" draw:text-style-name="P21" draw:layer="layout" svg:x1="21.06cm" svg:y1="3.163cm" svg:x2="27.241cm" svg:y2="3.163cm">
          <text:p/>
        </draw:line>
        <draw:line draw:style-name="gr32" draw:text-style-name="P21" draw:layer="layout" svg:x1="21.06cm" svg:y1="3.561cm" svg:x2="27.241cm" svg:y2="3.561cm">
          <text:p/>
        </draw:line>
        <draw:line draw:style-name="gr32" draw:text-style-name="P21" draw:layer="layout" svg:x1="21.06cm" svg:y1="3.961cm" svg:x2="27.241cm" svg:y2="3.961cm">
          <text:p/>
        </draw:line>
        <draw:line draw:style-name="gr32" draw:text-style-name="P21" draw:layer="layout" svg:x1="21.06cm" svg:y1="4.361cm" svg:x2="27.241cm" svg:y2="4.361cm">
          <text:p/>
        </draw:line>
        <draw:line draw:style-name="gr32" draw:text-style-name="P21" draw:layer="layout" svg:x1="21.06cm" svg:y1="4.76cm" svg:x2="27.241cm" svg:y2="4.76cm">
          <text:p/>
        </draw:line>
        <draw:line draw:style-name="gr32" draw:text-style-name="P21" draw:layer="layout" svg:x1="21.06cm" svg:y1="5.159cm" svg:x2="27.241cm" svg:y2="5.159cm">
          <text:p/>
        </draw:line>
        <draw:line draw:style-name="gr32" draw:text-style-name="P21" draw:layer="layout" svg:x1="21.06cm" svg:y1="5.558cm" svg:x2="27.241cm" svg:y2="5.558cm">
          <text:p/>
        </draw:line>
        <draw:line draw:style-name="gr32" draw:text-style-name="P21" draw:layer="layout" svg:x1="21.06cm" svg:y1="5.957cm" svg:x2="27.241cm" svg:y2="5.957cm">
          <text:p/>
        </draw:line>
        <draw:line draw:style-name="gr32" draw:text-style-name="P21" draw:layer="layout" svg:x1="21.06cm" svg:y1="6.357cm" svg:x2="27.241cm" svg:y2="6.357cm">
          <text:p/>
        </draw:line>
        <draw:line draw:style-name="gr32" draw:text-style-name="P21" draw:layer="layout" svg:x1="14.66cm" svg:y1="2.365cm" svg:x2="20.84cm" svg:y2="2.365cm">
          <text:p/>
        </draw:line>
        <draw:line draw:style-name="gr32" draw:text-style-name="P21" draw:layer="layout" svg:x1="14.66cm" svg:y1="2.764cm" svg:x2="20.841cm" svg:y2="2.764cm">
          <text:p/>
        </draw:line>
        <draw:line draw:style-name="gr32" draw:text-style-name="P21" draw:layer="layout" svg:x1="14.66cm" svg:y1="3.164cm" svg:x2="20.841cm" svg:y2="3.164cm">
          <text:p/>
        </draw:line>
        <draw:line draw:style-name="gr32" draw:text-style-name="P21" draw:layer="layout" svg:x1="14.66cm" svg:y1="3.562cm" svg:x2="20.841cm" svg:y2="3.562cm">
          <text:p/>
        </draw:line>
        <draw:line draw:style-name="gr32" draw:text-style-name="P21" draw:layer="layout" svg:x1="14.66cm" svg:y1="3.962cm" svg:x2="20.841cm" svg:y2="3.962cm">
          <text:p/>
        </draw:line>
        <draw:line draw:style-name="gr32" draw:text-style-name="P21" draw:layer="layout" svg:x1="14.66cm" svg:y1="4.362cm" svg:x2="20.841cm" svg:y2="4.362cm">
          <text:p/>
        </draw:line>
        <draw:line draw:style-name="gr32" draw:text-style-name="P21" draw:layer="layout" svg:x1="14.66cm" svg:y1="4.761cm" svg:x2="20.841cm" svg:y2="4.761cm">
          <text:p/>
        </draw:line>
        <draw:line draw:style-name="gr32" draw:text-style-name="P21" draw:layer="layout" svg:x1="14.66cm" svg:y1="5.16cm" svg:x2="20.841cm" svg:y2="5.16cm">
          <text:p/>
        </draw:line>
        <draw:line draw:style-name="gr32" draw:text-style-name="P21" draw:layer="layout" svg:x1="14.66cm" svg:y1="5.559cm" svg:x2="20.841cm" svg:y2="5.559cm">
          <text:p/>
        </draw:line>
        <draw:line draw:style-name="gr32" draw:text-style-name="P21" draw:layer="layout" svg:x1="14.66cm" svg:y1="5.958cm" svg:x2="20.841cm" svg:y2="5.958cm">
          <text:p/>
        </draw:line>
        <draw:line draw:style-name="gr32" draw:text-style-name="P21" draw:layer="layout" svg:x1="14.66cm" svg:y1="6.358cm" svg:x2="20.841cm" svg:y2="6.358cm">
          <text:p/>
        </draw:line>
        <draw:frame draw:style-name="gr102" draw:text-style-name="P27" draw:layer="layout" svg:width="2.782cm" svg:height="0.398cm" svg:x="15.046cm" svg:y="6.4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5cm" svg:x2="27.256cm" svg:y2="7.065cm">
          <text:p/>
        </draw:line>
        <draw:frame draw:style-name="gr102" draw:text-style-name="P27" draw:layer="layout" svg:width="2.782cm" svg:height="0.398cm" svg:x="15.047cm" svg:y="6.4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1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4cm">
          <draw:text-box>
            <text:p text:style-name="P2"><text:span text:style-name="T41">29</text:span></text:p>
          </draw:text-box>
        </draw:frame>
        <draw:frame draw:style-name="gr102" draw:text-style-name="P27" draw:layer="layout" svg:width="2.782cm" svg:height="0.398cm" svg:x="15.046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4cm" svg:x2="27.24cm" svg:y2="7.464cm">
          <text:p/>
        </draw:line>
        <draw:line draw:style-name="gr32" draw:text-style-name="P21" draw:layer="layout" svg:x1="21.06cm" svg:y1="7.863cm" svg:x2="27.241cm" svg:y2="7.863cm">
          <text:p/>
        </draw:line>
        <draw:line draw:style-name="gr32" draw:text-style-name="P21" draw:layer="layout" svg:x1="21.06cm" svg:y1="8.263cm" svg:x2="27.241cm" svg:y2="8.263cm">
          <text:p/>
        </draw:line>
        <draw:line draw:style-name="gr32" draw:text-style-name="P21" draw:layer="layout" svg:x1="21.06cm" svg:y1="8.661cm" svg:x2="27.241cm" svg:y2="8.661cm">
          <text:p/>
        </draw:line>
        <draw:line draw:style-name="gr32" draw:text-style-name="P21" draw:layer="layout" svg:x1="21.06cm" svg:y1="9.061cm" svg:x2="27.241cm" svg:y2="9.061cm">
          <text:p/>
        </draw:line>
        <draw:line draw:style-name="gr32" draw:text-style-name="P21" draw:layer="layout" svg:x1="21.06cm" svg:y1="9.461cm" svg:x2="27.241cm" svg:y2="9.461cm">
          <text:p/>
        </draw:line>
        <draw:line draw:style-name="gr32" draw:text-style-name="P21" draw:layer="layout" svg:x1="21.06cm" svg:y1="9.86cm" svg:x2="27.241cm" svg:y2="9.86cm">
          <text:p/>
        </draw:line>
        <draw:line draw:style-name="gr32" draw:text-style-name="P21" draw:layer="layout" svg:x1="21.06cm" svg:y1="10.259cm" svg:x2="27.241cm" svg:y2="10.259cm">
          <text:p/>
        </draw:line>
        <draw:line draw:style-name="gr32" draw:text-style-name="P21" draw:layer="layout" svg:x1="21.06cm" svg:y1="10.658cm" svg:x2="27.241cm" svg:y2="10.658cm">
          <text:p/>
        </draw:line>
        <draw:line draw:style-name="gr32" draw:text-style-name="P21" draw:layer="layout" svg:x1="21.06cm" svg:y1="11.057cm" svg:x2="27.241cm" svg:y2="11.057cm">
          <text:p/>
        </draw:line>
        <draw:line draw:style-name="gr32" draw:text-style-name="P21" draw:layer="layout" svg:x1="21.06cm" svg:y1="11.457cm" svg:x2="27.241cm" svg:y2="11.457cm">
          <text:p/>
        </draw:line>
        <draw:line draw:style-name="gr32" draw:text-style-name="P38" draw:layer="layout" svg:x1="14.66cm" svg:y1="7.465cm" svg:x2="20.84cm" svg:y2="7.465cm">
          <text:p/>
        </draw:line>
        <draw:line draw:style-name="gr32" draw:text-style-name="P38" draw:layer="layout" svg:x1="14.66cm" svg:y1="7.864cm" svg:x2="20.841cm" svg:y2="7.864cm">
          <text:p/>
        </draw:line>
        <draw:line draw:style-name="gr32" draw:text-style-name="P38" draw:layer="layout" svg:x1="14.66cm" svg:y1="8.264cm" svg:x2="20.841cm" svg:y2="8.264cm">
          <text:p/>
        </draw:line>
        <draw:line draw:style-name="gr32" draw:text-style-name="P38" draw:layer="layout" svg:x1="14.66cm" svg:y1="8.662cm" svg:x2="20.841cm" svg:y2="8.662cm">
          <text:p/>
        </draw:line>
        <draw:line draw:style-name="gr32" draw:text-style-name="P38" draw:layer="layout" svg:x1="14.66cm" svg:y1="9.062cm" svg:x2="20.841cm" svg:y2="9.062cm">
          <text:p/>
        </draw:line>
        <draw:line draw:style-name="gr32" draw:text-style-name="P38" draw:layer="layout" svg:x1="14.66cm" svg:y1="9.462cm" svg:x2="20.841cm" svg:y2="9.462cm">
          <text:p/>
        </draw:line>
        <draw:line draw:style-name="gr32" draw:text-style-name="P38" draw:layer="layout" svg:x1="14.66cm" svg:y1="9.861cm" svg:x2="20.841cm" svg:y2="9.861cm">
          <text:p/>
        </draw:line>
        <draw:line draw:style-name="gr32" draw:text-style-name="P38" draw:layer="layout" svg:x1="14.66cm" svg:y1="10.26cm" svg:x2="20.841cm" svg:y2="10.26cm">
          <text:p/>
        </draw:line>
        <draw:line draw:style-name="gr32" draw:text-style-name="P38" draw:layer="layout" svg:x1="14.66cm" svg:y1="10.659cm" svg:x2="20.841cm" svg:y2="10.659cm">
          <text:p/>
        </draw:line>
        <draw:line draw:style-name="gr32" draw:text-style-name="P38" draw:layer="layout" svg:x1="14.66cm" svg:y1="11.058cm" svg:x2="20.841cm" svg:y2="11.058cm">
          <text:p/>
        </draw:line>
        <draw:line draw:style-name="gr32" draw:text-style-name="P38" draw:layer="layout" svg:x1="14.66cm" svg:y1="11.458cm" svg:x2="20.841cm" svg:y2="11.458cm">
          <text:p/>
        </draw:line>
        <draw:frame draw:style-name="gr102" draw:text-style-name="P27" draw:layer="layout" svg:width="2.782cm" svg:height="0.398cm" svg:x="15.04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5cm" svg:x2="27.256cm" svg:y2="12.165cm">
          <text:p/>
        </draw:line>
        <draw:frame draw:style-name="gr102" draw:text-style-name="P27" draw:layer="layout" svg:width="2.782cm" svg:height="0.398cm" svg:x="15.047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1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06" draw:text-style-name="P34" draw:layer="layout" svg:width="0.548cm" svg:height="0.687cm" svg:x="14.615cm" svg:y="11.614cm">
          <draw:text-box>
            <text:p text:style-name="P2"><text:span text:style-name="T41">30</text:span></text:p>
          </draw:text-box>
        </draw:frame>
        <draw:line draw:style-name="gr32" draw:text-style-name="P21" draw:layer="layout" svg:x1="21.06cm" svg:y1="12.564cm" svg:x2="27.24cm" svg:y2="12.564cm">
          <text:p/>
        </draw:line>
        <draw:line draw:style-name="gr32" draw:text-style-name="P21" draw:layer="layout" svg:x1="21.06cm" svg:y1="12.963cm" svg:x2="27.241cm" svg:y2="12.963cm">
          <text:p/>
        </draw:line>
        <draw:line draw:style-name="gr32" draw:text-style-name="P21" draw:layer="layout" svg:x1="21.06cm" svg:y1="13.363cm" svg:x2="27.241cm" svg:y2="13.363cm">
          <text:p/>
        </draw:line>
        <draw:line draw:style-name="gr32" draw:text-style-name="P21" draw:layer="layout" svg:x1="21.06cm" svg:y1="13.761cm" svg:x2="27.241cm" svg:y2="13.761cm">
          <text:p/>
        </draw:line>
        <draw:line draw:style-name="gr32" draw:text-style-name="P21" draw:layer="layout" svg:x1="21.06cm" svg:y1="14.161cm" svg:x2="27.241cm" svg:y2="14.161cm">
          <text:p/>
        </draw:line>
        <draw:line draw:style-name="gr32" draw:text-style-name="P21" draw:layer="layout" svg:x1="21.06cm" svg:y1="14.561cm" svg:x2="27.241cm" svg:y2="14.561cm">
          <text:p/>
        </draw:line>
        <draw:line draw:style-name="gr32" draw:text-style-name="P21" draw:layer="layout" svg:x1="21.06cm" svg:y1="14.96cm" svg:x2="27.241cm" svg:y2="14.96cm">
          <text:p/>
        </draw:line>
        <draw:line draw:style-name="gr32" draw:text-style-name="P21" draw:layer="layout" svg:x1="21.06cm" svg:y1="15.359cm" svg:x2="27.241cm" svg:y2="15.359cm">
          <text:p/>
        </draw:line>
        <draw:line draw:style-name="gr32" draw:text-style-name="P21" draw:layer="layout" svg:x1="21.06cm" svg:y1="15.758cm" svg:x2="27.241cm" svg:y2="15.758cm">
          <text:p/>
        </draw:line>
        <draw:line draw:style-name="gr32" draw:text-style-name="P21" draw:layer="layout" svg:x1="21.06cm" svg:y1="16.157cm" svg:x2="27.241cm" svg:y2="16.157cm">
          <text:p/>
        </draw:line>
        <draw:line draw:style-name="gr32" draw:text-style-name="P39" draw:layer="layout" svg:x1="14.66cm" svg:y1="12.565cm" svg:x2="20.84cm" svg:y2="12.565cm">
          <text:p/>
        </draw:line>
        <draw:line draw:style-name="gr32" draw:text-style-name="P39" draw:layer="layout" svg:x1="14.66cm" svg:y1="12.964cm" svg:x2="20.841cm" svg:y2="12.964cm">
          <text:p/>
        </draw:line>
        <draw:line draw:style-name="gr32" draw:text-style-name="P39" draw:layer="layout" svg:x1="14.66cm" svg:y1="13.364cm" svg:x2="20.841cm" svg:y2="13.364cm">
          <text:p/>
        </draw:line>
        <draw:line draw:style-name="gr32" draw:text-style-name="P39" draw:layer="layout" svg:x1="14.66cm" svg:y1="13.762cm" svg:x2="20.841cm" svg:y2="13.762cm">
          <text:p/>
        </draw:line>
        <draw:line draw:style-name="gr32" draw:text-style-name="P39" draw:layer="layout" svg:x1="14.66cm" svg:y1="14.162cm" svg:x2="20.841cm" svg:y2="14.162cm">
          <text:p/>
        </draw:line>
        <draw:line draw:style-name="gr32" draw:text-style-name="P39" draw:layer="layout" svg:x1="14.66cm" svg:y1="14.562cm" svg:x2="20.841cm" svg:y2="14.562cm">
          <text:p/>
        </draw:line>
        <draw:line draw:style-name="gr32" draw:text-style-name="P39" draw:layer="layout" svg:x1="14.66cm" svg:y1="14.961cm" svg:x2="20.841cm" svg:y2="14.961cm">
          <text:p/>
        </draw:line>
        <draw:line draw:style-name="gr32" draw:text-style-name="P39" draw:layer="layout" svg:x1="14.66cm" svg:y1="15.36cm" svg:x2="20.841cm" svg:y2="15.36cm">
          <text:p/>
        </draw:line>
        <draw:line draw:style-name="gr32" draw:text-style-name="P39" draw:layer="layout" svg:x1="14.66cm" svg:y1="15.759cm" svg:x2="20.841cm" svg:y2="15.759cm">
          <text:p/>
        </draw:line>
        <draw:line draw:style-name="gr32" draw:text-style-name="P39" draw:layer="layout" svg:x1="14.66cm" svg:y1="16.158cm" svg:x2="20.841cm" svg:y2="16.158cm">
          <text:p/>
        </draw:line>
        <draw:frame draw:style-name="gr107" draw:text-style-name="P22" draw:layer="layout" svg:width="1.836cm" svg:height="0.533cm" svg:x="22.043cm" svg:y="11.612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5cm">
          <draw:text-box>
            <text:p text:style-name="P2"><text:span text:style-name="T41">31</text:span></text:p>
          </draw:text-box>
        </draw:frame>
        <draw:frame draw:style-name="gr109" draw:text-style-name="P40" draw:layer="layout" svg:width="1.211cm" svg:height="0.517cm" svg:x="14.667cm" svg:y="17.008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4cm" svg:x2="20.842cm" svg:y2="16.554cm">
          <text:p/>
        </draw:line>
        <draw:line draw:style-name="gr32" draw:text-style-name="P21" draw:layer="layout" svg:x1="21.061cm" svg:y1="16.554cm" svg:x2="27.242cm" svg:y2="16.554cm">
          <text:p/>
        </draw:line>
        <draw:frame draw:style-name="gr110" draw:text-style-name="P41" draw:layer="layout" svg:width="0.855cm" svg:height="0.408cm" svg:x="14.71cm" svg:y="2.135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5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4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4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2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2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1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3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29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29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8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3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3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1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1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3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29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8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8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7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4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3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3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1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1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4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39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8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8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7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1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1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3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29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8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8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7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1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1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3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29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8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8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7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5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5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4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4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2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2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1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4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39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39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8cm">
          <draw:text-box>
            <text:p text:style-name="P2"><text:span text:style-name="T43">18:00</text:span></text:p>
          </draw:text-box>
        </draw:frame>
        <draw:custom-shape draw:style-name="gr120" draw:text-style-name="P42" draw:layer="layout" svg:width="3.461cm" svg:height="0.348cm" svg:x="23.667cm" svg:y="2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43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82cm" svg:y="17.007cm">
          <draw:text-box>
            <text:p text:style-name="P2"><text:span text:style-name="T42">En</text:span><text:span text:style-name="T42">er</text:span><text:span text:style-name="T42">o</text:span></text:p>
          </draw:text-box>
        </draw:frame>
        <draw:line draw:style-name="gr32" draw:text-style-name="P21" draw:layer="layout" svg:x1="23.747cm" svg:y1="18.082cm" svg:x2="27.029cm" svg:y2="18.082cm">
          <text:p/>
        </draw:line>
        <draw:frame draw:style-name="gr124" draw:text-style-name="P43" draw:layer="layout" svg:width="0.198cm" svg:height="0.298cm" svg:x="25.849cm" svg:y="18.378cm">
          <draw:text-box>
            <text:p text:style-name="P2"><text:span text:style-name="T44">1</text:span></text:p>
          </draw:text-box>
        </draw:frame>
        <draw:frame draw:style-name="gr124" draw:text-style-name="P43" draw:layer="layout" svg:width="0.198cm" svg:height="0.298cm" svg:x="26.362cm" svg:y="18.378cm">
          <draw:text-box>
            <text:p text:style-name="P2"><text:span text:style-name="T44">2</text:span></text:p>
          </draw:text-box>
        </draw:frame>
        <draw:frame draw:style-name="gr124" draw:text-style-name="P43" draw:layer="layout" svg:width="0.198cm" svg:height="0.298cm" svg:x="26.883cm" svg:y="18.378cm">
          <draw:text-box>
            <text:p text:style-name="P2"><text:span text:style-name="T44">3</text:span></text:p>
          </draw:text-box>
        </draw:frame>
        <draw:frame draw:style-name="gr124" draw:text-style-name="P43" draw:layer="layout" svg:width="0.198cm" svg:height="0.298cm" svg:x="23.796cm" svg:y="18.894cm">
          <draw:text-box>
            <text:p text:style-name="P2"><text:span text:style-name="T44">4</text:span></text:p>
          </draw:text-box>
        </draw:frame>
        <draw:frame draw:style-name="gr124" draw:text-style-name="P43" draw:layer="layout" svg:width="0.198cm" svg:height="0.298cm" svg:x="24.309cm" svg:y="18.894cm">
          <draw:text-box>
            <text:p text:style-name="P2"><text:span text:style-name="T44">5</text:span></text:p>
          </draw:text-box>
        </draw:frame>
        <draw:frame draw:style-name="gr125" draw:text-style-name="P43" draw:layer="layout" svg:width="0.257cm" svg:height="0.298cm" svg:x="24.786cm" svg:y="18.894cm">
          <draw:text-box>
            <text:p text:style-name="P2"><text:span text:style-name="T44">6</text:span></text:p>
          </draw:text-box>
        </draw:frame>
        <draw:frame draw:style-name="gr125" draw:text-style-name="P43" draw:layer="layout" svg:width="0.257cm" svg:height="0.298cm" svg:x="25.327cm" svg:y="18.894cm">
          <draw:text-box>
            <text:p text:style-name="P2"><text:span text:style-name="T44">7</text:span></text:p>
          </draw:text-box>
        </draw:frame>
        <draw:frame draw:style-name="gr125" draw:text-style-name="P43" draw:layer="layout" svg:width="0.257cm" svg:height="0.298cm" svg:x="25.816cm" svg:y="18.894cm">
          <draw:text-box>
            <text:p text:style-name="P2"><text:span text:style-name="T44">8</text:span></text:p>
          </draw:text-box>
        </draw:frame>
        <draw:frame draw:style-name="gr125" draw:text-style-name="P43" draw:layer="layout" svg:width="0.257cm" svg:height="0.298cm" svg:x="26.332cm" svg:y="18.894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6.845cm" svg:y="18.894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3.761cm" svg:y="19.411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4.275cm" svg:y="19.411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4.796cm" svg:y="19.411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5.302cm" svg:y="19.411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5.815cm" svg:y="19.411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6.302cm" svg:y="19.411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6.842cm" svg:y="19.411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3.737cm" svg:y="19.93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4.253cm" svg:y="19.93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4.767cm" svg:y="19.93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5.277cm" svg:y="19.93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5.79cm" svg:y="19.93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6.311cm" svg:y="19.93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6.819cm" svg:y="19.93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3.738cm" svg:y="20.454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4.254cm" svg:y="20.454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4.768cm" svg:y="20.454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5.278cm" svg:y="20.454cm">
          <draw:text-box>
            <text:p text:style-name="P2"><text:span text:style-name="T44">28</text:span></text:p>
          </draw:text-box>
        </draw:frame>
        <draw:frame draw:style-name="gr125" draw:text-style-name="P43" draw:layer="layout" svg:width="0.257cm" svg:height="0.298cm" svg:x="25.791cm" svg:y="20.454cm">
          <draw:text-box>
            <text:p text:style-name="P2"><text:span text:style-name="T44">29</text:span></text:p>
          </draw:text-box>
        </draw:frame>
        <draw:frame draw:style-name="gr125" draw:text-style-name="P43" draw:layer="layout" svg:width="0.257cm" svg:height="0.298cm" svg:x="26.312cm" svg:y="20.454cm">
          <draw:text-box>
            <text:p text:style-name="P2"><text:span text:style-name="T44">30</text:span></text:p>
          </draw:text-box>
        </draw:frame>
        <draw:frame draw:style-name="gr125" draw:text-style-name="P43" draw:layer="layout" svg:width="0.257cm" svg:height="0.298cm" svg:x="26.82cm" svg:y="20.454cm">
          <draw:text-box>
            <text:p text:style-name="P2"><text:span text:style-name="T44">31</text:span></text:p>
          </draw:text-box>
        </draw:frame>
      </draw:page>
      <draw:page draw:name="page11" draw:style-name="dp1" draw:master-page-name="master-page79">
        <draw:line draw:style-name="gr32" draw:text-style-name="P21" draw:layer="layout" svg:x1="14.49cm" svg:y1="2.666cm" svg:x2="27.241cm" svg:y2="2.666cm">
          <text:p/>
        </draw:line>
        <draw:line draw:style-name="gr32" draw:text-style-name="P21" draw:layer="layout" svg:x1="14.49cm" svg:y1="3.531cm" svg:x2="27.241cm" svg:y2="3.531cm">
          <text:p/>
        </draw:line>
        <draw:line draw:style-name="gr32" draw:text-style-name="P21" draw:layer="layout" svg:x1="14.49cm" svg:y1="4.398cm" svg:x2="27.241cm" svg:y2="4.398cm">
          <text:p/>
        </draw:line>
        <draw:line draw:style-name="gr32" draw:text-style-name="P21" draw:layer="layout" svg:x1="14.49cm" svg:y1="5.264cm" svg:x2="27.241cm" svg:y2="5.264cm">
          <text:p/>
        </draw:line>
        <draw:line draw:style-name="gr32" draw:text-style-name="P21" draw:layer="layout" svg:x1="14.49cm" svg:y1="6.13cm" svg:x2="27.241cm" svg:y2="6.13cm">
          <text:p/>
        </draw:line>
        <draw:line draw:style-name="gr32" draw:text-style-name="P21" draw:layer="layout" svg:x1="14.49cm" svg:y1="6.997cm" svg:x2="27.241cm" svg:y2="6.997cm">
          <text:p/>
        </draw:line>
        <draw:line draw:style-name="gr32" draw:text-style-name="P21" draw:layer="layout" svg:x1="14.49cm" svg:y1="7.863cm" svg:x2="27.241cm" svg:y2="7.863cm">
          <text:p/>
        </draw:line>
        <draw:line draw:style-name="gr32" draw:text-style-name="P21" draw:layer="layout" svg:x1="14.49cm" svg:y1="8.728cm" svg:x2="27.241cm" svg:y2="8.728cm">
          <text:p/>
        </draw:line>
        <draw:line draw:style-name="gr32" draw:text-style-name="P21" draw:layer="layout" svg:x1="14.49cm" svg:y1="9.595cm" svg:x2="27.241cm" svg:y2="9.595cm">
          <text:p/>
        </draw:line>
        <draw:line draw:style-name="gr32" draw:text-style-name="P21" draw:layer="layout" svg:x1="14.49cm" svg:y1="10.46cm" svg:x2="27.241cm" svg:y2="10.46cm">
          <text:p/>
        </draw:line>
        <draw:line draw:style-name="gr32" draw:text-style-name="P21" draw:layer="layout" svg:x1="14.49cm" svg:y1="11.327cm" svg:x2="27.241cm" svg:y2="11.327cm">
          <text:p/>
        </draw:line>
        <draw:line draw:style-name="gr32" draw:text-style-name="P21" draw:layer="layout" svg:x1="14.49cm" svg:y1="12.193cm" svg:x2="27.241cm" svg:y2="12.193cm">
          <text:p/>
        </draw:line>
        <draw:line draw:style-name="gr32" draw:text-style-name="P21" draw:layer="layout" svg:x1="14.49cm" svg:y1="13.058cm" svg:x2="27.241cm" svg:y2="13.058cm">
          <text:p/>
        </draw:line>
        <draw:line draw:style-name="gr32" draw:text-style-name="P21" draw:layer="layout" svg:x1="14.49cm" svg:y1="13.925cm" svg:x2="27.241cm" svg:y2="13.925cm">
          <text:p/>
        </draw:line>
        <draw:line draw:style-name="gr32" draw:text-style-name="P21" draw:layer="layout" svg:x1="14.49cm" svg:y1="14.787cm" svg:x2="27.241cm" svg:y2="14.787cm">
          <text:p/>
        </draw:line>
        <draw:line draw:style-name="gr32" draw:text-style-name="P21" draw:layer="layout" svg:x1="14.49cm" svg:y1="15.647cm" svg:x2="27.241cm" svg:y2="15.647cm">
          <text:p/>
        </draw:line>
        <draw:line draw:style-name="gr32" draw:text-style-name="P21" draw:layer="layout" svg:x1="14.49cm" svg:y1="16.507cm" svg:x2="27.241cm" svg:y2="16.507cm">
          <text:p/>
        </draw:line>
        <draw:line draw:style-name="gr32" draw:text-style-name="P21" draw:layer="layout" svg:x1="14.49cm" svg:y1="17.367cm" svg:x2="27.241cm" svg:y2="17.367cm">
          <text:p/>
        </draw:line>
        <draw:line draw:style-name="gr32" draw:text-style-name="P21" draw:layer="layout" svg:x1="14.49cm" svg:y1="18.227cm" svg:x2="27.241cm" svg:y2="18.227cm">
          <text:p/>
        </draw:line>
        <draw:line draw:style-name="gr32" draw:text-style-name="P21" draw:layer="layout" svg:x1="14.49cm" svg:y1="19.087cm" svg:x2="27.241cm" svg:y2="19.087cm">
          <text:p/>
        </draw:line>
        <draw:line draw:style-name="gr32" draw:text-style-name="P21" draw:layer="layout" svg:x1="14.49cm" svg:y1="19.947cm" svg:x2="27.241cm" svg:y2="19.947cm">
          <text:p/>
        </draw:line>
        <draw:line draw:style-name="gr32" draw:text-style-name="P21" draw:layer="layout" svg:x1="14.49cm" svg:y1="20.807cm" svg:x2="27.241cm" svg:y2="20.807cm">
          <text:p/>
        </draw:line>
        <draw:line draw:style-name="gr21" draw:text-style-name="P19" draw:layer="layout" svg:x1="14.408cm" svg:y1="1.966cm" svg:x2="27.257cm" svg:y2="1.966cm">
          <text:p/>
        </draw:line>
        <draw:frame draw:style-name="gr105" draw:text-style-name="P36" draw:layer="layout" svg:width="1.543cm" svg:height="1.729cm" svg:x="25.562cm" svg:y="0.702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0" draw:text-style-name="P33" draw:layer="layout" svg:width="2.186cm" svg:height="0.556cm" svg:x="20.301cm" svg:y="1.212cm">
          <draw:text-box>
            <text:p text:style-name="P2"><text:span text:style-name="T40">N</text:span><text:span text:style-name="T40">ot</text:span><text:span text:style-name="T40">as</text:span></text:p>
          </draw:text-box>
        </draw:frame>
        <draw:frame draw:style-name="gr126" draw:text-style-name="P27" draw:layer="layout" svg:width="2.869cm" svg:height="0.398cm" svg:x="1.365cm" svg:y="1.3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2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2"><text:span text:style-name="T41">25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2"><text:span text:style-name="T30">E</text:span><text:span text:style-name="T30">N</text:span><text:span text:style-name="T30">E</text:span><text:span text:style-name="T30">R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2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2"><text:span text:style-name="T32">M</text:span><text:span text:style-name="T32">art</text:span><text:span text:style-name="T32">es</text:span></text:p>
          </draw:text-box>
        </draw:frame>
        <draw:frame draw:style-name="gr106" draw:text-style-name="P34" draw:layer="layout" svg:width="0.548cm" svg:height="0.687cm" svg:x="0.92cm" svg:y="6.51cm">
          <draw:text-box>
            <text:p text:style-name="P2"><text:span text:style-name="T41">26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2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2"><text:span text:style-name="T41">27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2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2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2"><text:span text:style-name="T40">Se</text:span><text:span text:style-name="T40">m</text:span><text:span text:style-name="T40">an</text:span><text:span text:style-name="T40">a </text:span><text:span text:style-name="T40">4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2"><text:span text:style-name="T43">13:00</text:span></text:p>
          </draw:text-box>
        </draw:frame>
      </draw:page>
      <draw:page draw:name="page12" draw:style-name="dp1" draw:master-page-name="master-page79">
        <draw:frame draw:style-name="gr126" draw:text-style-name="P27" draw:layer="layout" svg:width="2.869cm" svg:height="0.398cm" svg:x="1.365cm" svg:y="1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3cm" svg:x2="13.956cm" svg:y2="1.963cm">
          <text:p/>
        </draw:line>
        <draw:frame draw:style-name="gr126" draw:text-style-name="P27" draw:layer="layout" svg:width="2.869cm" svg:height="0.398cm" svg:x="1.366cm" svg:y="1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9cm">
          <draw:text-box>
            <text:p text:style-name="P2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2cm">
          <draw:text-box>
            <text:p text:style-name="P2"><text:span text:style-name="T41">28</text:span></text:p>
          </draw:text-box>
        </draw:frame>
        <draw:frame draw:style-name="gr129" draw:text-style-name="P18" draw:layer="layout" svg:width="4.599cm" svg:height="0.776cm" svg:x="0.92cm" svg:y="0.852cm">
          <draw:text-box>
            <text:p text:style-name="P2"><text:span text:style-name="T45">DI</text:span><text:span text:style-name="T45">CI</text:span><text:span text:style-name="T45">E</text:span><text:span text:style-name="T45">M</text:span><text:span text:style-name="T45">B</text:span><text:span text:style-name="T45">R</text:span><text:span text:style-name="T45">E </text:span><text:span text:style-name="T45">/ </text:span><text:span text:style-name="T45">E</text:span><text:span text:style-name="T45">N</text:span><text:span text:style-name="T45">E</text:span><text:span text:style-name="T45">R</text:span><text:span text:style-name="T45">O</text:span></text:p>
          </draw:text-box>
        </draw:frame>
        <draw:frame draw:style-name="gr126" draw:text-style-name="P27" draw:layer="layout" svg:width="2.869cm" svg:height="0.398cm" svg:x="1.365cm" svg:y="6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2cm" svg:x2="13.94cm" svg:y2="2.362cm">
          <text:p/>
        </draw:line>
        <draw:line draw:style-name="gr32" draw:text-style-name="P21" draw:layer="layout" svg:x1="7.567cm" svg:y1="2.761cm" svg:x2="13.941cm" svg:y2="2.761cm">
          <text:p/>
        </draw:line>
        <draw:line draw:style-name="gr32" draw:text-style-name="P21" draw:layer="layout" svg:x1="7.567cm" svg:y1="3.161cm" svg:x2="13.941cm" svg:y2="3.161cm">
          <text:p/>
        </draw:line>
        <draw:line draw:style-name="gr32" draw:text-style-name="P21" draw:layer="layout" svg:x1="7.567cm" svg:y1="3.559cm" svg:x2="13.941cm" svg:y2="3.559cm">
          <text:p/>
        </draw:line>
        <draw:line draw:style-name="gr32" draw:text-style-name="P21" draw:layer="layout" svg:x1="7.567cm" svg:y1="3.959cm" svg:x2="13.941cm" svg:y2="3.959cm">
          <text:p/>
        </draw:line>
        <draw:line draw:style-name="gr32" draw:text-style-name="P21" draw:layer="layout" svg:x1="7.567cm" svg:y1="4.359cm" svg:x2="13.941cm" svg:y2="4.359cm">
          <text:p/>
        </draw:line>
        <draw:line draw:style-name="gr32" draw:text-style-name="P21" draw:layer="layout" svg:x1="7.567cm" svg:y1="4.758cm" svg:x2="13.941cm" svg:y2="4.758cm">
          <text:p/>
        </draw:line>
        <draw:line draw:style-name="gr32" draw:text-style-name="P21" draw:layer="layout" svg:x1="7.567cm" svg:y1="5.157cm" svg:x2="13.941cm" svg:y2="5.157cm">
          <text:p/>
        </draw:line>
        <draw:line draw:style-name="gr32" draw:text-style-name="P21" draw:layer="layout" svg:x1="7.567cm" svg:y1="5.556cm" svg:x2="13.941cm" svg:y2="5.556cm">
          <text:p/>
        </draw:line>
        <draw:line draw:style-name="gr32" draw:text-style-name="P21" draw:layer="layout" svg:x1="7.567cm" svg:y1="5.955cm" svg:x2="13.941cm" svg:y2="5.955cm">
          <text:p/>
        </draw:line>
        <draw:line draw:style-name="gr32" draw:text-style-name="P21" draw:layer="layout" svg:x1="7.567cm" svg:y1="6.355cm" svg:x2="13.941cm" svg:y2="6.355cm">
          <text:p/>
        </draw:line>
        <draw:frame draw:style-name="gr110" draw:text-style-name="P41" draw:layer="layout" svg:width="0.855cm" svg:height="0.408cm" svg:x="1.017cm" svg:y="2.132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2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31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7cm" svg:y="3.331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7cm" svg:y="3.729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7cm" svg:y="4.129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7cm" svg:y="4.528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7cm" svg:y="4.927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7cm" svg:y="5.326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7cm" svg:y="5.726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7cm" svg:y="6.125cm">
          <draw:text-box>
            <text:p text:style-name="P2"><text:span text:style-name="T43">13:00</text:span></text:p>
          </draw:text-box>
        </draw:frame>
        <draw:line draw:style-name="gr32" draw:text-style-name="P21" draw:layer="layout" svg:x1="0.967cm" svg:y1="2.363cm" svg:x2="7.34cm" svg:y2="2.363cm">
          <text:p/>
        </draw:line>
        <draw:line draw:style-name="gr32" draw:text-style-name="P21" draw:layer="layout" svg:x1="0.967cm" svg:y1="2.762cm" svg:x2="7.341cm" svg:y2="2.762cm">
          <text:p/>
        </draw:line>
        <draw:line draw:style-name="gr32" draw:text-style-name="P21" draw:layer="layout" svg:x1="0.967cm" svg:y1="3.162cm" svg:x2="7.341cm" svg:y2="3.162cm">
          <text:p/>
        </draw:line>
        <draw:line draw:style-name="gr32" draw:text-style-name="P21" draw:layer="layout" svg:x1="0.967cm" svg:y1="3.56cm" svg:x2="7.341cm" svg:y2="3.56cm">
          <text:p/>
        </draw:line>
        <draw:line draw:style-name="gr32" draw:text-style-name="P21" draw:layer="layout" svg:x1="0.967cm" svg:y1="3.96cm" svg:x2="7.341cm" svg:y2="3.96cm">
          <text:p/>
        </draw:line>
        <draw:line draw:style-name="gr32" draw:text-style-name="P21" draw:layer="layout" svg:x1="0.967cm" svg:y1="4.36cm" svg:x2="7.341cm" svg:y2="4.36cm">
          <text:p/>
        </draw:line>
        <draw:line draw:style-name="gr32" draw:text-style-name="P21" draw:layer="layout" svg:x1="0.967cm" svg:y1="4.759cm" svg:x2="7.341cm" svg:y2="4.759cm">
          <text:p/>
        </draw:line>
        <draw:line draw:style-name="gr32" draw:text-style-name="P21" draw:layer="layout" svg:x1="0.967cm" svg:y1="5.158cm" svg:x2="7.341cm" svg:y2="5.158cm">
          <text:p/>
        </draw:line>
        <draw:line draw:style-name="gr32" draw:text-style-name="P21" draw:layer="layout" svg:x1="0.967cm" svg:y1="5.557cm" svg:x2="7.341cm" svg:y2="5.557cm">
          <text:p/>
        </draw:line>
        <draw:line draw:style-name="gr32" draw:text-style-name="P21" draw:layer="layout" svg:x1="0.967cm" svg:y1="5.956cm" svg:x2="7.341cm" svg:y2="5.956cm">
          <text:p/>
        </draw:line>
        <draw:line draw:style-name="gr32" draw:text-style-name="P21" draw:layer="layout" svg:x1="0.967cm" svg:y1="6.356cm" svg:x2="7.341cm" svg:y2="6.356cm">
          <text:p/>
        </draw:line>
        <draw:frame draw:style-name="gr126" draw:text-style-name="P27" draw:layer="layout" svg:width="2.869cm" svg:height="0.398cm" svg:x="1.365cm" svg:y="6.4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3cm" svg:x2="13.956cm" svg:y2="7.063cm">
          <text:p/>
        </draw:line>
        <draw:frame draw:style-name="gr126" draw:text-style-name="P27" draw:layer="layout" svg:width="2.869cm" svg:height="0.398cm" svg:x="1.366cm" svg:y="6.4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9cm">
          <draw:text-box>
            <text:p text:style-name="P2"><text:span text:style-name="T32">M</text:span><text:span text:style-name="T32">art</text:span><text:span text:style-name="T32">es</text:span></text:p>
          </draw:text-box>
        </draw:frame>
        <draw:frame draw:style-name="gr106" draw:text-style-name="P34" draw:layer="layout" svg:width="0.548cm" svg:height="0.687cm" svg:x="0.92cm" svg:y="6.512cm">
          <draw:text-box>
            <text:p text:style-name="P2"><text:span text:style-name="T41">29</text:span></text:p>
          </draw:text-box>
        </draw:frame>
        <draw:frame draw:style-name="gr126" draw:text-style-name="P27" draw:layer="layout" svg:width="2.869cm" svg:height="0.398cm" svg:x="1.365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2cm" svg:x2="13.94cm" svg:y2="7.462cm">
          <text:p/>
        </draw:line>
        <draw:line draw:style-name="gr32" draw:text-style-name="P21" draw:layer="layout" svg:x1="7.567cm" svg:y1="7.861cm" svg:x2="13.941cm" svg:y2="7.861cm">
          <text:p/>
        </draw:line>
        <draw:line draw:style-name="gr32" draw:text-style-name="P21" draw:layer="layout" svg:x1="7.567cm" svg:y1="8.261cm" svg:x2="13.941cm" svg:y2="8.261cm">
          <text:p/>
        </draw:line>
        <draw:line draw:style-name="gr32" draw:text-style-name="P21" draw:layer="layout" svg:x1="7.567cm" svg:y1="8.659cm" svg:x2="13.941cm" svg:y2="8.659cm">
          <text:p/>
        </draw:line>
        <draw:line draw:style-name="gr32" draw:text-style-name="P21" draw:layer="layout" svg:x1="7.567cm" svg:y1="9.059cm" svg:x2="13.941cm" svg:y2="9.059cm">
          <text:p/>
        </draw:line>
        <draw:line draw:style-name="gr32" draw:text-style-name="P21" draw:layer="layout" svg:x1="7.567cm" svg:y1="9.459cm" svg:x2="13.941cm" svg:y2="9.459cm">
          <text:p/>
        </draw:line>
        <draw:line draw:style-name="gr32" draw:text-style-name="P21" draw:layer="layout" svg:x1="7.567cm" svg:y1="9.858cm" svg:x2="13.941cm" svg:y2="9.858cm">
          <text:p/>
        </draw:line>
        <draw:line draw:style-name="gr32" draw:text-style-name="P21" draw:layer="layout" svg:x1="7.567cm" svg:y1="10.257cm" svg:x2="13.941cm" svg:y2="10.257cm">
          <text:p/>
        </draw:line>
        <draw:line draw:style-name="gr32" draw:text-style-name="P21" draw:layer="layout" svg:x1="7.567cm" svg:y1="10.656cm" svg:x2="13.941cm" svg:y2="10.656cm">
          <text:p/>
        </draw:line>
        <draw:line draw:style-name="gr32" draw:text-style-name="P21" draw:layer="layout" svg:x1="7.567cm" svg:y1="11.055cm" svg:x2="13.941cm" svg:y2="11.055cm">
          <text:p/>
        </draw:line>
        <draw:line draw:style-name="gr32" draw:text-style-name="P21" draw:layer="layout" svg:x1="7.567cm" svg:y1="11.455cm" svg:x2="13.941cm" svg:y2="11.455cm">
          <text:p/>
        </draw:line>
        <draw:line draw:style-name="gr32" draw:text-style-name="P21" draw:layer="layout" svg:x1="0.967cm" svg:y1="7.463cm" svg:x2="7.34cm" svg:y2="7.463cm">
          <text:p/>
        </draw:line>
        <draw:line draw:style-name="gr32" draw:text-style-name="P21" draw:layer="layout" svg:x1="0.967cm" svg:y1="7.862cm" svg:x2="7.341cm" svg:y2="7.862cm">
          <text:p/>
        </draw:line>
        <draw:line draw:style-name="gr32" draw:text-style-name="P21" draw:layer="layout" svg:x1="0.967cm" svg:y1="8.262cm" svg:x2="7.341cm" svg:y2="8.262cm">
          <text:p/>
        </draw:line>
        <draw:line draw:style-name="gr32" draw:text-style-name="P21" draw:layer="layout" svg:x1="0.967cm" svg:y1="8.66cm" svg:x2="7.341cm" svg:y2="8.66cm">
          <text:p/>
        </draw:line>
        <draw:line draw:style-name="gr32" draw:text-style-name="P21" draw:layer="layout" svg:x1="0.967cm" svg:y1="9.06cm" svg:x2="7.341cm" svg:y2="9.06cm">
          <text:p/>
        </draw:line>
        <draw:line draw:style-name="gr32" draw:text-style-name="P21" draw:layer="layout" svg:x1="0.967cm" svg:y1="9.46cm" svg:x2="7.341cm" svg:y2="9.46cm">
          <text:p/>
        </draw:line>
        <draw:line draw:style-name="gr32" draw:text-style-name="P21" draw:layer="layout" svg:x1="0.967cm" svg:y1="9.859cm" svg:x2="7.341cm" svg:y2="9.859cm">
          <text:p/>
        </draw:line>
        <draw:line draw:style-name="gr32" draw:text-style-name="P21" draw:layer="layout" svg:x1="0.967cm" svg:y1="10.258cm" svg:x2="7.341cm" svg:y2="10.258cm">
          <text:p/>
        </draw:line>
        <draw:line draw:style-name="gr32" draw:text-style-name="P21" draw:layer="layout" svg:x1="0.967cm" svg:y1="10.657cm" svg:x2="7.341cm" svg:y2="10.657cm">
          <text:p/>
        </draw:line>
        <draw:line draw:style-name="gr32" draw:text-style-name="P21" draw:layer="layout" svg:x1="0.967cm" svg:y1="11.056cm" svg:x2="7.341cm" svg:y2="11.056cm">
          <text:p/>
        </draw:line>
        <draw:line draw:style-name="gr32" draw:text-style-name="P21" draw:layer="layout" svg:x1="0.967cm" svg:y1="11.456cm" svg:x2="7.341cm" svg:y2="11.456cm">
          <text:p/>
        </draw:line>
        <draw:frame draw:style-name="gr126" draw:text-style-name="P27" draw:layer="layout" svg:width="2.869cm" svg:height="0.398cm" svg:x="1.365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3cm" svg:x2="13.956cm" svg:y2="12.163cm">
          <text:p/>
        </draw:line>
        <draw:frame draw:style-name="gr126" draw:text-style-name="P27" draw:layer="layout" svg:width="2.869cm" svg:height="0.398cm" svg:x="1.366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9cm">
          <draw:text-box>
            <text:p text:style-name="P2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06" draw:text-style-name="P34" draw:layer="layout" svg:width="0.548cm" svg:height="0.687cm" svg:x="0.92cm" svg:y="11.612cm">
          <draw:text-box>
            <text:p text:style-name="P2"><text:span text:style-name="T41">30</text:span></text:p>
          </draw:text-box>
        </draw:frame>
        <draw:line draw:style-name="gr32" draw:text-style-name="P21" draw:layer="layout" svg:x1="7.567cm" svg:y1="12.562cm" svg:x2="13.94cm" svg:y2="12.562cm">
          <text:p/>
        </draw:line>
        <draw:line draw:style-name="gr32" draw:text-style-name="P21" draw:layer="layout" svg:x1="7.567cm" svg:y1="12.961cm" svg:x2="13.941cm" svg:y2="12.961cm">
          <text:p/>
        </draw:line>
        <draw:line draw:style-name="gr32" draw:text-style-name="P21" draw:layer="layout" svg:x1="7.567cm" svg:y1="13.361cm" svg:x2="13.941cm" svg:y2="13.361cm">
          <text:p/>
        </draw:line>
        <draw:line draw:style-name="gr32" draw:text-style-name="P21" draw:layer="layout" svg:x1="7.567cm" svg:y1="13.759cm" svg:x2="13.941cm" svg:y2="13.759cm">
          <text:p/>
        </draw:line>
        <draw:line draw:style-name="gr32" draw:text-style-name="P21" draw:layer="layout" svg:x1="7.567cm" svg:y1="14.159cm" svg:x2="13.941cm" svg:y2="14.159cm">
          <text:p/>
        </draw:line>
        <draw:line draw:style-name="gr32" draw:text-style-name="P21" draw:layer="layout" svg:x1="7.567cm" svg:y1="14.559cm" svg:x2="13.941cm" svg:y2="14.559cm">
          <text:p/>
        </draw:line>
        <draw:line draw:style-name="gr32" draw:text-style-name="P21" draw:layer="layout" svg:x1="7.567cm" svg:y1="14.958cm" svg:x2="13.941cm" svg:y2="14.958cm">
          <text:p/>
        </draw:line>
        <draw:line draw:style-name="gr32" draw:text-style-name="P21" draw:layer="layout" svg:x1="7.567cm" svg:y1="15.357cm" svg:x2="13.941cm" svg:y2="15.357cm">
          <text:p/>
        </draw:line>
        <draw:line draw:style-name="gr32" draw:text-style-name="P21" draw:layer="layout" svg:x1="7.567cm" svg:y1="15.756cm" svg:x2="13.941cm" svg:y2="15.756cm">
          <text:p/>
        </draw:line>
        <draw:line draw:style-name="gr32" draw:text-style-name="P21" draw:layer="layout" svg:x1="7.567cm" svg:y1="16.155cm" svg:x2="13.941cm" svg:y2="16.155cm">
          <text:p/>
        </draw:line>
        <draw:line draw:style-name="gr32" draw:text-style-name="P21" draw:layer="layout" svg:x1="7.567cm" svg:y1="16.555cm" svg:x2="13.941cm" svg:y2="16.555cm">
          <text:p/>
        </draw:line>
        <draw:line draw:style-name="gr32" draw:text-style-name="P21" draw:layer="layout" svg:x1="0.967cm" svg:y1="12.563cm" svg:x2="7.34cm" svg:y2="12.563cm">
          <text:p/>
        </draw:line>
        <draw:line draw:style-name="gr32" draw:text-style-name="P21" draw:layer="layout" svg:x1="0.967cm" svg:y1="12.962cm" svg:x2="7.341cm" svg:y2="12.962cm">
          <text:p/>
        </draw:line>
        <draw:line draw:style-name="gr32" draw:text-style-name="P21" draw:layer="layout" svg:x1="0.967cm" svg:y1="13.362cm" svg:x2="7.341cm" svg:y2="13.362cm">
          <text:p/>
        </draw:line>
        <draw:line draw:style-name="gr32" draw:text-style-name="P21" draw:layer="layout" svg:x1="0.967cm" svg:y1="13.76cm" svg:x2="7.341cm" svg:y2="13.76cm">
          <text:p/>
        </draw:line>
        <draw:line draw:style-name="gr32" draw:text-style-name="P21" draw:layer="layout" svg:x1="0.967cm" svg:y1="14.16cm" svg:x2="7.341cm" svg:y2="14.16cm">
          <text:p/>
        </draw:line>
        <draw:line draw:style-name="gr32" draw:text-style-name="P21" draw:layer="layout" svg:x1="0.967cm" svg:y1="14.56cm" svg:x2="7.341cm" svg:y2="14.56cm">
          <text:p/>
        </draw:line>
        <draw:line draw:style-name="gr32" draw:text-style-name="P21" draw:layer="layout" svg:x1="0.967cm" svg:y1="14.959cm" svg:x2="7.341cm" svg:y2="14.959cm">
          <text:p/>
        </draw:line>
        <draw:line draw:style-name="gr32" draw:text-style-name="P21" draw:layer="layout" svg:x1="0.967cm" svg:y1="15.358cm" svg:x2="7.341cm" svg:y2="15.358cm">
          <text:p/>
        </draw:line>
        <draw:line draw:style-name="gr32" draw:text-style-name="P21" draw:layer="layout" svg:x1="0.967cm" svg:y1="15.757cm" svg:x2="7.341cm" svg:y2="15.757cm">
          <text:p/>
        </draw:line>
        <draw:line draw:style-name="gr32" draw:text-style-name="P21" draw:layer="layout" svg:x1="0.967cm" svg:y1="16.156cm" svg:x2="7.341cm" svg:y2="16.156cm">
          <text:p/>
        </draw:line>
        <draw:line draw:style-name="gr32" draw:text-style-name="P21" draw:layer="layout" svg:x1="0.967cm" svg:y1="16.556cm" svg:x2="7.341cm" svg:y2="16.556cm">
          <text:p/>
        </draw:line>
        <draw:frame draw:style-name="gr126" draw:text-style-name="P27" draw:layer="layout" svg:width="2.869cm" svg:height="0.398cm" svg:x="1.098cm" svg:y="20.7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6cm" svg:x2="13.972cm" svg:y2="17.26cm">
          <text:p/>
        </draw:line>
        <draw:line draw:style-name="gr32" draw:text-style-name="P21" draw:layer="layout" svg:x1="0.7cm" svg:y1="17.66cm" svg:x2="13.972cm" svg:y2="17.66cm">
          <text:p/>
        </draw:line>
        <draw:line draw:style-name="gr32" draw:text-style-name="P21" draw:layer="layout" svg:x1="0.7cm" svg:y1="18.058cm" svg:x2="13.972cm" svg:y2="18.058cm">
          <text:p/>
        </draw:line>
        <draw:line draw:style-name="gr32" draw:text-style-name="P21" draw:layer="layout" svg:x1="0.7cm" svg:y1="18.458cm" svg:x2="13.972cm" svg:y2="18.458cm">
          <text:p/>
        </draw:line>
        <draw:line draw:style-name="gr32" draw:text-style-name="P21" draw:layer="layout" svg:x1="0.7cm" svg:y1="18.858cm" svg:x2="13.972cm" svg:y2="18.858cm">
          <text:p/>
        </draw:line>
        <draw:line draw:style-name="gr32" draw:text-style-name="P21" draw:layer="layout" svg:x1="0.7cm" svg:y1="19.257cm" svg:x2="13.972cm" svg:y2="19.257cm">
          <text:p/>
        </draw:line>
        <draw:line draw:style-name="gr32" draw:text-style-name="P21" draw:layer="layout" svg:x1="0.7cm" svg:y1="19.656cm" svg:x2="13.972cm" svg:y2="19.656cm">
          <text:p/>
        </draw:line>
        <draw:line draw:style-name="gr32" draw:text-style-name="P21" draw:layer="layout" svg:x1="0.7cm" svg:y1="20.055cm" svg:x2="13.972cm" svg:y2="20.055cm">
          <text:p/>
        </draw:line>
        <draw:line draw:style-name="gr32" draw:text-style-name="P21" draw:layer="layout" svg:x1="0.7cm" svg:y1="20.454cm" svg:x2="13.972cm" svg:y2="20.454cm">
          <text:p/>
        </draw:line>
        <draw:frame draw:style-name="gr110" draw:text-style-name="P41" draw:layer="layout" svg:width="0.855cm" svg:height="0.408cm" svg:x="7.618cm" svg:y="2.1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8cm" svg:y="3.3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8cm" svg:y="3.7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8cm" svg:y="4.1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8cm" svg:y="4.5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8cm" svg:y="4.9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8cm" svg:y="5.3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8cm" svg:y="5.7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8cm" svg:y="6.126cm">
          <draw:text-box>
            <text:p text:style-name="P2"><text:span text:style-name="T43">18:30</text:span></text:p>
          </draw:text-box>
        </draw:frame>
        <draw:custom-shape draw:style-name="gr101" draw:text-style-name="P28" draw:layer="layout" svg:width="1.482cm" svg:height="0.604cm" svg:x="0.6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6cm">
          <draw:text-box>
            <text:p text:style-name="P2"><text:span text:style-name="T42">No</text:span><text:span text:style-name="T42">tas</text:span></text:p>
          </draw:text-box>
        </draw:frame>
        <draw:frame draw:style-name="gr130" draw:text-style-name="P33" draw:layer="layout" svg:width="2.275cm" svg:height="0.556cm" svg:x="6.8cm" svg:y="1.21cm">
          <draw:text-box>
            <text:p text:style-name="P2"><text:span text:style-name="T40">Se</text:span><text:span text:style-name="T40">m</text:span><text:span text:style-name="T40">an</text:span><text:span text:style-name="T40">a </text:span><text:span text:style-name="T40">53</text:span></text:p>
          </draw:text-box>
        </draw:frame>
        <draw:frame draw:style-name="gr110" draw:text-style-name="P41" draw:layer="layout" svg:width="0.855cm" svg:height="0.408cm" svg:x="7.619cm" svg:y="7.232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2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31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8.431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8.829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9.229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9.628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0.027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0.426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0.826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1.225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7.619cm" svg:y="12.342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2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41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13.541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13.939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14.339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14.738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5.137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5.536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5.936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6.335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1.018cm" svg:y="7.232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2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31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8.431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8.829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9.229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9.628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0.027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0.426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0.826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1.225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.018cm" svg:y="12.342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2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41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13.541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13.939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14.339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14.738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5.137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5.536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5.936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6.335cm">
          <draw:text-box>
            <text:p text:style-name="P2"><text:span text:style-name="T43">13:00</text:span></text:p>
          </draw:text-box>
        </draw:frame>
        <draw:custom-shape draw:style-name="gr101" draw:text-style-name="P28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4cm" svg:x2="23.46cm" svg:y2="17.264cm">
          <text:p/>
        </draw:line>
        <draw:line draw:style-name="gr32" draw:text-style-name="P21" draw:layer="layout" svg:x1="14cm" svg:y1="17.664cm" svg:x2="23.46cm" svg:y2="17.664cm">
          <text:p/>
        </draw:line>
        <draw:line draw:style-name="gr32" draw:text-style-name="P21" draw:layer="layout" svg:x1="14cm" svg:y1="18.062cm" svg:x2="23.46cm" svg:y2="18.062cm">
          <text:p/>
        </draw:line>
        <draw:line draw:style-name="gr32" draw:text-style-name="P21" draw:layer="layout" svg:x1="14cm" svg:y1="18.462cm" svg:x2="23.46cm" svg:y2="18.462cm">
          <text:p/>
        </draw:line>
        <draw:line draw:style-name="gr32" draw:text-style-name="P21" draw:layer="layout" svg:x1="14cm" svg:y1="18.862cm" svg:x2="23.46cm" svg:y2="18.862cm">
          <text:p/>
        </draw:line>
        <draw:line draw:style-name="gr32" draw:text-style-name="P21" draw:layer="layout" svg:x1="14cm" svg:y1="19.261cm" svg:x2="23.46cm" svg:y2="19.261cm">
          <text:p/>
        </draw:line>
        <draw:line draw:style-name="gr32" draw:text-style-name="P21" draw:layer="layout" svg:x1="14cm" svg:y1="19.66cm" svg:x2="23.46cm" svg:y2="19.66cm">
          <text:p/>
        </draw:line>
        <draw:line draw:style-name="gr32" draw:text-style-name="P21" draw:layer="layout" svg:x1="14cm" svg:y1="20.059cm" svg:x2="23.46cm" svg:y2="20.059cm">
          <text:p/>
        </draw:line>
        <draw:line draw:style-name="gr32" draw:text-style-name="P21" draw:layer="layout" svg:x1="14cm" svg:y1="20.458cm" svg:x2="23.46cm" svg:y2="20.458cm">
          <text:p/>
        </draw:line>
        <draw:frame draw:style-name="gr102" draw:text-style-name="P27" draw:layer="layout" svg:width="2.782cm" svg:height="0.398cm" svg:x="15.046cm" svg:y="1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6cm" svg:x2="27.256cm" svg:y2="1.966cm">
          <text:p/>
        </draw:line>
        <draw:frame draw:style-name="gr102" draw:text-style-name="P27" draw:layer="layout" svg:width="2.782cm" svg:height="0.398cm" svg:x="15.047cm" svg:y="1.3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2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5cm">
          <draw:text-box>
            <text:p text:style-name="P2"><text:span text:style-name="T41">21</text:span></text:p>
          </draw:text-box>
        </draw:frame>
        <draw:frame draw:style-name="gr105" draw:text-style-name="P36" draw:layer="layout" svg:width="1.543cm" svg:height="1.729cm" svg:x="25.56cm" svg:y="0.702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8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5cm" svg:x2="27.24cm" svg:y2="2.365cm">
          <text:p/>
        </draw:line>
        <draw:line draw:style-name="gr32" draw:text-style-name="P21" draw:layer="layout" svg:x1="21.06cm" svg:y1="2.764cm" svg:x2="27.241cm" svg:y2="2.764cm">
          <text:p/>
        </draw:line>
        <draw:line draw:style-name="gr32" draw:text-style-name="P21" draw:layer="layout" svg:x1="21.06cm" svg:y1="3.164cm" svg:x2="27.241cm" svg:y2="3.164cm">
          <text:p/>
        </draw:line>
        <draw:line draw:style-name="gr32" draw:text-style-name="P21" draw:layer="layout" svg:x1="21.06cm" svg:y1="3.562cm" svg:x2="27.241cm" svg:y2="3.562cm">
          <text:p/>
        </draw:line>
        <draw:line draw:style-name="gr32" draw:text-style-name="P21" draw:layer="layout" svg:x1="21.06cm" svg:y1="3.962cm" svg:x2="27.241cm" svg:y2="3.962cm">
          <text:p/>
        </draw:line>
        <draw:line draw:style-name="gr32" draw:text-style-name="P21" draw:layer="layout" svg:x1="21.06cm" svg:y1="4.362cm" svg:x2="27.241cm" svg:y2="4.362cm">
          <text:p/>
        </draw:line>
        <draw:line draw:style-name="gr32" draw:text-style-name="P21" draw:layer="layout" svg:x1="21.06cm" svg:y1="4.761cm" svg:x2="27.241cm" svg:y2="4.761cm">
          <text:p/>
        </draw:line>
        <draw:line draw:style-name="gr32" draw:text-style-name="P21" draw:layer="layout" svg:x1="21.06cm" svg:y1="5.16cm" svg:x2="27.241cm" svg:y2="5.16cm">
          <text:p/>
        </draw:line>
        <draw:line draw:style-name="gr32" draw:text-style-name="P21" draw:layer="layout" svg:x1="21.06cm" svg:y1="5.559cm" svg:x2="27.241cm" svg:y2="5.559cm">
          <text:p/>
        </draw:line>
        <draw:line draw:style-name="gr32" draw:text-style-name="P21" draw:layer="layout" svg:x1="21.06cm" svg:y1="5.958cm" svg:x2="27.241cm" svg:y2="5.958cm">
          <text:p/>
        </draw:line>
        <draw:line draw:style-name="gr32" draw:text-style-name="P21" draw:layer="layout" svg:x1="21.06cm" svg:y1="6.358cm" svg:x2="27.241cm" svg:y2="6.358cm">
          <text:p/>
        </draw:line>
        <draw:line draw:style-name="gr32" draw:text-style-name="P21" draw:layer="layout" svg:x1="14.66cm" svg:y1="2.366cm" svg:x2="20.84cm" svg:y2="2.366cm">
          <text:p/>
        </draw:line>
        <draw:line draw:style-name="gr32" draw:text-style-name="P21" draw:layer="layout" svg:x1="14.66cm" svg:y1="2.765cm" svg:x2="20.841cm" svg:y2="2.765cm">
          <text:p/>
        </draw:line>
        <draw:line draw:style-name="gr32" draw:text-style-name="P21" draw:layer="layout" svg:x1="14.66cm" svg:y1="3.165cm" svg:x2="20.841cm" svg:y2="3.165cm">
          <text:p/>
        </draw:line>
        <draw:line draw:style-name="gr32" draw:text-style-name="P21" draw:layer="layout" svg:x1="14.66cm" svg:y1="3.563cm" svg:x2="20.841cm" svg:y2="3.563cm">
          <text:p/>
        </draw:line>
        <draw:line draw:style-name="gr32" draw:text-style-name="P21" draw:layer="layout" svg:x1="14.66cm" svg:y1="3.963cm" svg:x2="20.841cm" svg:y2="3.963cm">
          <text:p/>
        </draw:line>
        <draw:line draw:style-name="gr32" draw:text-style-name="P21" draw:layer="layout" svg:x1="14.66cm" svg:y1="4.363cm" svg:x2="20.841cm" svg:y2="4.363cm">
          <text:p/>
        </draw:line>
        <draw:line draw:style-name="gr32" draw:text-style-name="P21" draw:layer="layout" svg:x1="14.66cm" svg:y1="4.762cm" svg:x2="20.841cm" svg:y2="4.762cm">
          <text:p/>
        </draw:line>
        <draw:line draw:style-name="gr32" draw:text-style-name="P21" draw:layer="layout" svg:x1="14.66cm" svg:y1="5.161cm" svg:x2="20.841cm" svg:y2="5.161cm">
          <text:p/>
        </draw:line>
        <draw:line draw:style-name="gr32" draw:text-style-name="P21" draw:layer="layout" svg:x1="14.66cm" svg:y1="5.56cm" svg:x2="20.841cm" svg:y2="5.56cm">
          <text:p/>
        </draw:line>
        <draw:line draw:style-name="gr32" draw:text-style-name="P21" draw:layer="layout" svg:x1="14.66cm" svg:y1="5.959cm" svg:x2="20.841cm" svg:y2="5.959cm">
          <text:p/>
        </draw:line>
        <draw:line draw:style-name="gr32" draw:text-style-name="P21" draw:layer="layout" svg:x1="14.66cm" svg:y1="6.359cm" svg:x2="20.841cm" svg:y2="6.359cm">
          <text:p/>
        </draw:line>
        <draw:frame draw:style-name="gr102" draw:text-style-name="P27" draw:layer="layout" svg:width="2.782cm" svg:height="0.398cm" svg:x="15.046cm" svg:y="6.4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6cm" svg:x2="27.256cm" svg:y2="7.066cm">
          <text:p/>
        </draw:line>
        <draw:frame draw:style-name="gr102" draw:text-style-name="P27" draw:layer="layout" svg:width="2.782cm" svg:height="0.398cm" svg:x="15.047cm" svg:y="6.4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2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5cm">
          <draw:text-box>
            <text:p text:style-name="P2"><text:span text:style-name="T41">22</text:span></text:p>
          </draw:text-box>
        </draw:frame>
        <draw:frame draw:style-name="gr102" draw:text-style-name="P27" draw:layer="layout" svg:width="2.782cm" svg:height="0.398cm" svg:x="15.046cm" svg:y="11.5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8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5cm" svg:x2="27.24cm" svg:y2="7.465cm">
          <text:p/>
        </draw:line>
        <draw:line draw:style-name="gr32" draw:text-style-name="P21" draw:layer="layout" svg:x1="21.06cm" svg:y1="7.864cm" svg:x2="27.241cm" svg:y2="7.864cm">
          <text:p/>
        </draw:line>
        <draw:line draw:style-name="gr32" draw:text-style-name="P21" draw:layer="layout" svg:x1="21.06cm" svg:y1="8.264cm" svg:x2="27.241cm" svg:y2="8.264cm">
          <text:p/>
        </draw:line>
        <draw:line draw:style-name="gr32" draw:text-style-name="P21" draw:layer="layout" svg:x1="21.06cm" svg:y1="8.662cm" svg:x2="27.241cm" svg:y2="8.662cm">
          <text:p/>
        </draw:line>
        <draw:line draw:style-name="gr32" draw:text-style-name="P21" draw:layer="layout" svg:x1="21.06cm" svg:y1="9.062cm" svg:x2="27.241cm" svg:y2="9.062cm">
          <text:p/>
        </draw:line>
        <draw:line draw:style-name="gr32" draw:text-style-name="P21" draw:layer="layout" svg:x1="21.06cm" svg:y1="9.462cm" svg:x2="27.241cm" svg:y2="9.462cm">
          <text:p/>
        </draw:line>
        <draw:line draw:style-name="gr32" draw:text-style-name="P21" draw:layer="layout" svg:x1="21.06cm" svg:y1="9.861cm" svg:x2="27.241cm" svg:y2="9.861cm">
          <text:p/>
        </draw:line>
        <draw:line draw:style-name="gr32" draw:text-style-name="P21" draw:layer="layout" svg:x1="21.06cm" svg:y1="10.26cm" svg:x2="27.241cm" svg:y2="10.26cm">
          <text:p/>
        </draw:line>
        <draw:line draw:style-name="gr32" draw:text-style-name="P21" draw:layer="layout" svg:x1="21.06cm" svg:y1="10.659cm" svg:x2="27.241cm" svg:y2="10.659cm">
          <text:p/>
        </draw:line>
        <draw:line draw:style-name="gr32" draw:text-style-name="P21" draw:layer="layout" svg:x1="21.06cm" svg:y1="11.058cm" svg:x2="27.241cm" svg:y2="11.058cm">
          <text:p/>
        </draw:line>
        <draw:line draw:style-name="gr32" draw:text-style-name="P21" draw:layer="layout" svg:x1="21.06cm" svg:y1="11.458cm" svg:x2="27.241cm" svg:y2="11.458cm">
          <text:p/>
        </draw:line>
        <draw:line draw:style-name="gr32" draw:text-style-name="P38" draw:layer="layout" svg:x1="14.66cm" svg:y1="7.466cm" svg:x2="20.84cm" svg:y2="7.466cm">
          <text:p/>
        </draw:line>
        <draw:line draw:style-name="gr32" draw:text-style-name="P38" draw:layer="layout" svg:x1="14.66cm" svg:y1="7.865cm" svg:x2="20.841cm" svg:y2="7.865cm">
          <text:p/>
        </draw:line>
        <draw:line draw:style-name="gr32" draw:text-style-name="P38" draw:layer="layout" svg:x1="14.66cm" svg:y1="8.265cm" svg:x2="20.841cm" svg:y2="8.265cm">
          <text:p/>
        </draw:line>
        <draw:line draw:style-name="gr32" draw:text-style-name="P38" draw:layer="layout" svg:x1="14.66cm" svg:y1="8.663cm" svg:x2="20.841cm" svg:y2="8.663cm">
          <text:p/>
        </draw:line>
        <draw:line draw:style-name="gr32" draw:text-style-name="P38" draw:layer="layout" svg:x1="14.66cm" svg:y1="9.063cm" svg:x2="20.841cm" svg:y2="9.063cm">
          <text:p/>
        </draw:line>
        <draw:line draw:style-name="gr32" draw:text-style-name="P38" draw:layer="layout" svg:x1="14.66cm" svg:y1="9.463cm" svg:x2="20.841cm" svg:y2="9.463cm">
          <text:p/>
        </draw:line>
        <draw:line draw:style-name="gr32" draw:text-style-name="P38" draw:layer="layout" svg:x1="14.66cm" svg:y1="9.862cm" svg:x2="20.841cm" svg:y2="9.862cm">
          <text:p/>
        </draw:line>
        <draw:line draw:style-name="gr32" draw:text-style-name="P38" draw:layer="layout" svg:x1="14.66cm" svg:y1="10.261cm" svg:x2="20.841cm" svg:y2="10.261cm">
          <text:p/>
        </draw:line>
        <draw:line draw:style-name="gr32" draw:text-style-name="P38" draw:layer="layout" svg:x1="14.66cm" svg:y1="10.66cm" svg:x2="20.841cm" svg:y2="10.66cm">
          <text:p/>
        </draw:line>
        <draw:line draw:style-name="gr32" draw:text-style-name="P38" draw:layer="layout" svg:x1="14.66cm" svg:y1="11.059cm" svg:x2="20.841cm" svg:y2="11.059cm">
          <text:p/>
        </draw:line>
        <draw:line draw:style-name="gr32" draw:text-style-name="P38" draw:layer="layout" svg:x1="14.66cm" svg:y1="11.459cm" svg:x2="20.841cm" svg:y2="11.459cm">
          <text:p/>
        </draw:line>
        <draw:frame draw:style-name="gr102" draw:text-style-name="P27" draw:layer="layout" svg:width="2.782cm" svg:height="0.398cm" svg:x="15.046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6cm" svg:x2="27.256cm" svg:y2="12.166cm">
          <text:p/>
        </draw:line>
        <draw:frame draw:style-name="gr102" draw:text-style-name="P27" draw:layer="layout" svg:width="2.782cm" svg:height="0.398cm" svg:x="15.047cm" svg:y="11.5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2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31" draw:text-style-name="P34" draw:layer="layout" svg:width="0.535cm" svg:height="0.687cm" svg:x="14.615cm" svg:y="11.615cm">
          <draw:text-box>
            <text:p text:style-name="P2"><text:span text:style-name="T41">23</text:span></text:p>
          </draw:text-box>
        </draw:frame>
        <draw:line draw:style-name="gr32" draw:text-style-name="P21" draw:layer="layout" svg:x1="21.06cm" svg:y1="12.565cm" svg:x2="27.24cm" svg:y2="12.565cm">
          <text:p/>
        </draw:line>
        <draw:line draw:style-name="gr32" draw:text-style-name="P21" draw:layer="layout" svg:x1="21.06cm" svg:y1="12.964cm" svg:x2="27.241cm" svg:y2="12.964cm">
          <text:p/>
        </draw:line>
        <draw:line draw:style-name="gr32" draw:text-style-name="P21" draw:layer="layout" svg:x1="21.06cm" svg:y1="13.364cm" svg:x2="27.241cm" svg:y2="13.364cm">
          <text:p/>
        </draw:line>
        <draw:line draw:style-name="gr32" draw:text-style-name="P21" draw:layer="layout" svg:x1="21.06cm" svg:y1="13.762cm" svg:x2="27.241cm" svg:y2="13.762cm">
          <text:p/>
        </draw:line>
        <draw:line draw:style-name="gr32" draw:text-style-name="P21" draw:layer="layout" svg:x1="21.06cm" svg:y1="14.162cm" svg:x2="27.241cm" svg:y2="14.162cm">
          <text:p/>
        </draw:line>
        <draw:line draw:style-name="gr32" draw:text-style-name="P21" draw:layer="layout" svg:x1="21.06cm" svg:y1="14.562cm" svg:x2="27.241cm" svg:y2="14.562cm">
          <text:p/>
        </draw:line>
        <draw:line draw:style-name="gr32" draw:text-style-name="P21" draw:layer="layout" svg:x1="21.06cm" svg:y1="14.961cm" svg:x2="27.241cm" svg:y2="14.961cm">
          <text:p/>
        </draw:line>
        <draw:line draw:style-name="gr32" draw:text-style-name="P21" draw:layer="layout" svg:x1="21.06cm" svg:y1="15.36cm" svg:x2="27.241cm" svg:y2="15.36cm">
          <text:p/>
        </draw:line>
        <draw:line draw:style-name="gr32" draw:text-style-name="P21" draw:layer="layout" svg:x1="21.06cm" svg:y1="15.759cm" svg:x2="27.241cm" svg:y2="15.759cm">
          <text:p/>
        </draw:line>
        <draw:line draw:style-name="gr32" draw:text-style-name="P21" draw:layer="layout" svg:x1="21.06cm" svg:y1="16.158cm" svg:x2="27.241cm" svg:y2="16.158cm">
          <text:p/>
        </draw:line>
        <draw:line draw:style-name="gr32" draw:text-style-name="P39" draw:layer="layout" svg:x1="14.66cm" svg:y1="12.566cm" svg:x2="20.84cm" svg:y2="12.566cm">
          <text:p/>
        </draw:line>
        <draw:line draw:style-name="gr32" draw:text-style-name="P39" draw:layer="layout" svg:x1="14.66cm" svg:y1="12.965cm" svg:x2="20.841cm" svg:y2="12.965cm">
          <text:p/>
        </draw:line>
        <draw:line draw:style-name="gr32" draw:text-style-name="P39" draw:layer="layout" svg:x1="14.66cm" svg:y1="13.365cm" svg:x2="20.841cm" svg:y2="13.365cm">
          <text:p/>
        </draw:line>
        <draw:line draw:style-name="gr32" draw:text-style-name="P39" draw:layer="layout" svg:x1="14.66cm" svg:y1="13.763cm" svg:x2="20.841cm" svg:y2="13.763cm">
          <text:p/>
        </draw:line>
        <draw:line draw:style-name="gr32" draw:text-style-name="P39" draw:layer="layout" svg:x1="14.66cm" svg:y1="14.163cm" svg:x2="20.841cm" svg:y2="14.163cm">
          <text:p/>
        </draw:line>
        <draw:line draw:style-name="gr32" draw:text-style-name="P39" draw:layer="layout" svg:x1="14.66cm" svg:y1="14.563cm" svg:x2="20.841cm" svg:y2="14.563cm">
          <text:p/>
        </draw:line>
        <draw:line draw:style-name="gr32" draw:text-style-name="P39" draw:layer="layout" svg:x1="14.66cm" svg:y1="14.962cm" svg:x2="20.841cm" svg:y2="14.962cm">
          <text:p/>
        </draw:line>
        <draw:line draw:style-name="gr32" draw:text-style-name="P39" draw:layer="layout" svg:x1="14.66cm" svg:y1="15.361cm" svg:x2="20.841cm" svg:y2="15.361cm">
          <text:p/>
        </draw:line>
        <draw:line draw:style-name="gr32" draw:text-style-name="P39" draw:layer="layout" svg:x1="14.66cm" svg:y1="15.76cm" svg:x2="20.841cm" svg:y2="15.76cm">
          <text:p/>
        </draw:line>
        <draw:line draw:style-name="gr32" draw:text-style-name="P39" draw:layer="layout" svg:x1="14.66cm" svg:y1="16.159cm" svg:x2="20.841cm" svg:y2="16.159cm">
          <text:p/>
        </draw:line>
        <draw:frame draw:style-name="gr107" draw:text-style-name="P22" draw:layer="layout" svg:width="1.836cm" svg:height="0.533cm" svg:x="22.043cm" svg:y="11.613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6cm">
          <draw:text-box>
            <text:p text:style-name="P2"><text:span text:style-name="T41">24</text:span></text:p>
          </draw:text-box>
        </draw:frame>
        <draw:frame draw:style-name="gr109" draw:text-style-name="P40" draw:layer="layout" svg:width="1.211cm" svg:height="0.517cm" svg:x="14.667cm" svg:y="17.009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5cm" svg:x2="20.842cm" svg:y2="16.555cm">
          <text:p/>
        </draw:line>
        <draw:line draw:style-name="gr32" draw:text-style-name="P21" draw:layer="layout" svg:x1="21.061cm" svg:y1="16.555cm" svg:x2="27.242cm" svg:y2="16.555cm">
          <text:p/>
        </draw:line>
        <draw:frame draw:style-name="gr110" draw:text-style-name="P41" draw:layer="layout" svg:width="0.855cm" svg:height="0.408cm" svg:x="14.71cm" svg:y="2.136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6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5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5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3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3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2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31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3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3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9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5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5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4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4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2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2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31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3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9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9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8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5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5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4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4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2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2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41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4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9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9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8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5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5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4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4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2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2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31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3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9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9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8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5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5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4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4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2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2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31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3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9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9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8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6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6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5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5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3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3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2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41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4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4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9cm">
          <draw:text-box>
            <text:p text:style-name="P2"><text:span text:style-name="T43">18:00</text:span></text:p>
          </draw:text-box>
        </draw:frame>
        <draw:custom-shape draw:style-name="gr120" draw:text-style-name="P42" draw:layer="layout" svg:width="3.461cm" svg:height="0.348cm" svg:x="23.667cm" svg:y="19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43" draw:layer="layout" svg:width="0.198cm" svg:height="0.371cm" svg:x="23.787cm" svg:y="17.732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2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2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2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2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2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2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82cm" svg:y="17.008cm">
          <draw:text-box>
            <text:p text:style-name="P2"><text:span text:style-name="T42">En</text:span><text:span text:style-name="T42">er</text:span><text:span text:style-name="T42">o</text:span></text:p>
          </draw:text-box>
        </draw:frame>
        <draw:line draw:style-name="gr32" draw:text-style-name="P21" draw:layer="layout" svg:x1="23.747cm" svg:y1="18.083cm" svg:x2="27.029cm" svg:y2="18.083cm">
          <text:p/>
        </draw:line>
        <draw:frame draw:style-name="gr124" draw:text-style-name="P43" draw:layer="layout" svg:width="0.198cm" svg:height="0.298cm" svg:x="25.849cm" svg:y="18.379cm">
          <draw:text-box>
            <text:p text:style-name="P2"><text:span text:style-name="T44">1</text:span></text:p>
          </draw:text-box>
        </draw:frame>
        <draw:frame draw:style-name="gr124" draw:text-style-name="P43" draw:layer="layout" svg:width="0.198cm" svg:height="0.298cm" svg:x="26.362cm" svg:y="18.379cm">
          <draw:text-box>
            <text:p text:style-name="P2"><text:span text:style-name="T44">2</text:span></text:p>
          </draw:text-box>
        </draw:frame>
        <draw:frame draw:style-name="gr124" draw:text-style-name="P43" draw:layer="layout" svg:width="0.198cm" svg:height="0.298cm" svg:x="26.883cm" svg:y="18.379cm">
          <draw:text-box>
            <text:p text:style-name="P2"><text:span text:style-name="T44">3</text:span></text:p>
          </draw:text-box>
        </draw:frame>
        <draw:frame draw:style-name="gr124" draw:text-style-name="P43" draw:layer="layout" svg:width="0.198cm" svg:height="0.298cm" svg:x="23.796cm" svg:y="18.895cm">
          <draw:text-box>
            <text:p text:style-name="P2"><text:span text:style-name="T44">4</text:span></text:p>
          </draw:text-box>
        </draw:frame>
        <draw:frame draw:style-name="gr124" draw:text-style-name="P43" draw:layer="layout" svg:width="0.198cm" svg:height="0.298cm" svg:x="24.309cm" svg:y="18.895cm">
          <draw:text-box>
            <text:p text:style-name="P2"><text:span text:style-name="T44">5</text:span></text:p>
          </draw:text-box>
        </draw:frame>
        <draw:frame draw:style-name="gr125" draw:text-style-name="P43" draw:layer="layout" svg:width="0.257cm" svg:height="0.298cm" svg:x="24.786cm" svg:y="18.895cm">
          <draw:text-box>
            <text:p text:style-name="P2"><text:span text:style-name="T44">6</text:span></text:p>
          </draw:text-box>
        </draw:frame>
        <draw:frame draw:style-name="gr125" draw:text-style-name="P43" draw:layer="layout" svg:width="0.257cm" svg:height="0.298cm" svg:x="25.327cm" svg:y="18.895cm">
          <draw:text-box>
            <text:p text:style-name="P2"><text:span text:style-name="T44">7</text:span></text:p>
          </draw:text-box>
        </draw:frame>
        <draw:frame draw:style-name="gr125" draw:text-style-name="P43" draw:layer="layout" svg:width="0.257cm" svg:height="0.298cm" svg:x="25.816cm" svg:y="18.895cm">
          <draw:text-box>
            <text:p text:style-name="P2"><text:span text:style-name="T44">8</text:span></text:p>
          </draw:text-box>
        </draw:frame>
        <draw:frame draw:style-name="gr125" draw:text-style-name="P43" draw:layer="layout" svg:width="0.257cm" svg:height="0.298cm" svg:x="26.332cm" svg:y="18.895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6.845cm" svg:y="18.895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3.761cm" svg:y="19.412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4.275cm" svg:y="19.412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4.796cm" svg:y="19.412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5.302cm" svg:y="19.412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5.815cm" svg:y="19.412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6.302cm" svg:y="19.412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6.842cm" svg:y="19.412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3.737cm" svg:y="19.93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4.253cm" svg:y="19.931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4.767cm" svg:y="19.931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5.277cm" svg:y="19.931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5.79cm" svg:y="19.931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6.311cm" svg:y="19.931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6.819cm" svg:y="19.931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3.738cm" svg:y="20.455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4.254cm" svg:y="20.455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4.768cm" svg:y="20.455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5.278cm" svg:y="20.455cm">
          <draw:text-box>
            <text:p text:style-name="P2"><text:span text:style-name="T44">28</text:span></text:p>
          </draw:text-box>
        </draw:frame>
        <draw:frame draw:style-name="gr125" draw:text-style-name="P43" draw:layer="layout" svg:width="0.257cm" svg:height="0.298cm" svg:x="25.791cm" svg:y="20.455cm">
          <draw:text-box>
            <text:p text:style-name="P2"><text:span text:style-name="T44">29</text:span></text:p>
          </draw:text-box>
        </draw:frame>
        <draw:frame draw:style-name="gr125" draw:text-style-name="P43" draw:layer="layout" svg:width="0.257cm" svg:height="0.298cm" svg:x="26.312cm" svg:y="20.455cm">
          <draw:text-box>
            <text:p text:style-name="P2"><text:span text:style-name="T44">30</text:span></text:p>
          </draw:text-box>
        </draw:frame>
        <draw:frame draw:style-name="gr125" draw:text-style-name="P43" draw:layer="layout" svg:width="0.257cm" svg:height="0.298cm" svg:x="26.82cm" svg:y="20.455cm">
          <draw:text-box>
            <text:p text:style-name="P2"><text:span text:style-name="T44">31</text:span></text:p>
          </draw:text-box>
        </draw:frame>
      </draw:page>
      <draw:page draw:name="page13" draw:style-name="dp1" draw:master-page-name="master-page79">
        <draw:frame draw:style-name="gr126" draw:text-style-name="P27" draw:layer="layout" svg:width="2.869cm" svg:height="0.398cm" svg:x="1.365cm" svg:y="1.3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45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46"><text:span text:style-name="T41">18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47"><text:span text:style-name="T30">E</text:span><text:span text:style-name="T30">N</text:span><text:span text:style-name="T30">E</text:span><text:span text:style-name="T30">R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48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45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46"><text:span text:style-name="T41">19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45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04" draw:text-style-name="P34" draw:layer="layout" svg:width="0.557cm" svg:height="0.687cm" svg:x="0.92cm" svg:y="11.61cm">
          <draw:text-box>
            <text:p text:style-name="P46"><text:span text:style-name="T41">20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48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45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49"><text:span text:style-name="T40">Se</text:span><text:span text:style-name="T40">m</text:span><text:span text:style-name="T40">an</text:span><text:span text:style-name="T40">a </text:span><text:span text:style-name="T40">3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48"><text:span text:style-name="T43">13:00</text:span></text:p>
          </draw:text-box>
        </draw:frame>
        <draw:frame draw:style-name="gr102" draw:text-style-name="P27" draw:layer="layout" svg:width="2.782cm" svg:height="0.398cm" svg:x="15.049cm" svg:y="1.374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1cm" svg:y1="1.964cm" svg:x2="27.259cm" svg:y2="1.964cm">
          <text:p/>
        </draw:line>
        <draw:frame draw:style-name="gr102" draw:text-style-name="P27" draw:layer="layout" svg:width="2.782cm" svg:height="0.398cm" svg:x="15.05cm" svg:y="1.3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4" draw:text-style-name="P34" draw:layer="layout" svg:width="0.557cm" svg:height="0.687cm" svg:x="14.618cm" svg:y="1.413cm">
          <draw:text-box>
            <text:p text:style-name="P46"><text:span text:style-name="T41">31</text:span></text:p>
          </draw:text-box>
        </draw:frame>
        <draw:frame draw:style-name="gr102" draw:text-style-name="P27" draw:layer="layout" svg:width="2.782cm" svg:height="0.398cm" svg:x="15.049cm" svg:y="6.3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5cm" svg:y="6.3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3cm" svg:y1="2.363cm" svg:x2="27.243cm" svg:y2="2.363cm">
          <text:p/>
        </draw:line>
        <draw:line draw:style-name="gr32" draw:text-style-name="P21" draw:layer="layout" svg:x1="21.063cm" svg:y1="2.762cm" svg:x2="27.244cm" svg:y2="2.762cm">
          <text:p/>
        </draw:line>
        <draw:line draw:style-name="gr32" draw:text-style-name="P21" draw:layer="layout" svg:x1="21.063cm" svg:y1="3.162cm" svg:x2="27.244cm" svg:y2="3.162cm">
          <text:p/>
        </draw:line>
        <draw:line draw:style-name="gr32" draw:text-style-name="P21" draw:layer="layout" svg:x1="21.063cm" svg:y1="3.56cm" svg:x2="27.244cm" svg:y2="3.56cm">
          <text:p/>
        </draw:line>
        <draw:line draw:style-name="gr32" draw:text-style-name="P21" draw:layer="layout" svg:x1="21.063cm" svg:y1="3.96cm" svg:x2="27.244cm" svg:y2="3.96cm">
          <text:p/>
        </draw:line>
        <draw:line draw:style-name="gr32" draw:text-style-name="P21" draw:layer="layout" svg:x1="21.063cm" svg:y1="4.36cm" svg:x2="27.244cm" svg:y2="4.36cm">
          <text:p/>
        </draw:line>
        <draw:line draw:style-name="gr32" draw:text-style-name="P21" draw:layer="layout" svg:x1="21.063cm" svg:y1="4.759cm" svg:x2="27.244cm" svg:y2="4.759cm">
          <text:p/>
        </draw:line>
        <draw:line draw:style-name="gr32" draw:text-style-name="P21" draw:layer="layout" svg:x1="21.063cm" svg:y1="5.158cm" svg:x2="27.244cm" svg:y2="5.158cm">
          <text:p/>
        </draw:line>
        <draw:line draw:style-name="gr32" draw:text-style-name="P21" draw:layer="layout" svg:x1="21.063cm" svg:y1="5.557cm" svg:x2="27.244cm" svg:y2="5.557cm">
          <text:p/>
        </draw:line>
        <draw:line draw:style-name="gr32" draw:text-style-name="P21" draw:layer="layout" svg:x1="21.063cm" svg:y1="5.956cm" svg:x2="27.244cm" svg:y2="5.956cm">
          <text:p/>
        </draw:line>
        <draw:line draw:style-name="gr32" draw:text-style-name="P21" draw:layer="layout" svg:x1="21.063cm" svg:y1="6.356cm" svg:x2="27.244cm" svg:y2="6.356cm">
          <text:p/>
        </draw:line>
        <draw:line draw:style-name="gr32" draw:text-style-name="P21" draw:layer="layout" svg:x1="14.663cm" svg:y1="2.364cm" svg:x2="20.843cm" svg:y2="2.364cm">
          <text:p/>
        </draw:line>
        <draw:line draw:style-name="gr32" draw:text-style-name="P21" draw:layer="layout" svg:x1="14.663cm" svg:y1="2.763cm" svg:x2="20.844cm" svg:y2="2.763cm">
          <text:p/>
        </draw:line>
        <draw:line draw:style-name="gr32" draw:text-style-name="P21" draw:layer="layout" svg:x1="14.663cm" svg:y1="3.163cm" svg:x2="20.844cm" svg:y2="3.163cm">
          <text:p/>
        </draw:line>
        <draw:line draw:style-name="gr32" draw:text-style-name="P21" draw:layer="layout" svg:x1="14.663cm" svg:y1="3.561cm" svg:x2="20.844cm" svg:y2="3.561cm">
          <text:p/>
        </draw:line>
        <draw:line draw:style-name="gr32" draw:text-style-name="P21" draw:layer="layout" svg:x1="14.663cm" svg:y1="3.961cm" svg:x2="20.844cm" svg:y2="3.961cm">
          <text:p/>
        </draw:line>
        <draw:line draw:style-name="gr32" draw:text-style-name="P21" draw:layer="layout" svg:x1="14.663cm" svg:y1="4.361cm" svg:x2="20.844cm" svg:y2="4.361cm">
          <text:p/>
        </draw:line>
        <draw:line draw:style-name="gr32" draw:text-style-name="P21" draw:layer="layout" svg:x1="14.663cm" svg:y1="4.76cm" svg:x2="20.844cm" svg:y2="4.76cm">
          <text:p/>
        </draw:line>
        <draw:line draw:style-name="gr32" draw:text-style-name="P21" draw:layer="layout" svg:x1="14.663cm" svg:y1="5.159cm" svg:x2="20.844cm" svg:y2="5.159cm">
          <text:p/>
        </draw:line>
        <draw:line draw:style-name="gr32" draw:text-style-name="P21" draw:layer="layout" svg:x1="14.663cm" svg:y1="5.558cm" svg:x2="20.844cm" svg:y2="5.558cm">
          <text:p/>
        </draw:line>
        <draw:line draw:style-name="gr32" draw:text-style-name="P21" draw:layer="layout" svg:x1="14.663cm" svg:y1="5.957cm" svg:x2="20.844cm" svg:y2="5.957cm">
          <text:p/>
        </draw:line>
        <draw:line draw:style-name="gr32" draw:text-style-name="P21" draw:layer="layout" svg:x1="14.663cm" svg:y1="6.357cm" svg:x2="20.844cm" svg:y2="6.357cm">
          <text:p/>
        </draw:line>
        <draw:frame draw:style-name="gr102" draw:text-style-name="P27" draw:layer="layout" svg:width="2.782cm" svg:height="0.398cm" svg:x="15.049cm" svg:y="6.474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1cm" svg:y1="7.064cm" svg:x2="27.259cm" svg:y2="7.064cm">
          <text:p/>
        </draw:line>
        <draw:frame draw:style-name="gr102" draw:text-style-name="P27" draw:layer="layout" svg:width="2.782cm" svg:height="0.398cm" svg:x="15.05cm" svg:y="6.4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8cm" svg:y="6.51cm">
          <draw:text-box>
            <text:p text:style-name="P45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8cm" svg:y="6.513cm">
          <draw:text-box>
            <text:p text:style-name="P46"><text:span text:style-name="T41">1</text:span></text:p>
          </draw:text-box>
        </draw:frame>
        <draw:frame draw:style-name="gr102" draw:text-style-name="P27" draw:layer="layout" svg:width="2.782cm" svg:height="0.398cm" svg:x="15.049cm" svg:y="11.5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5cm" svg:y="11.5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3cm" svg:y1="7.463cm" svg:x2="27.243cm" svg:y2="7.463cm">
          <text:p/>
        </draw:line>
        <draw:line draw:style-name="gr32" draw:text-style-name="P21" draw:layer="layout" svg:x1="21.063cm" svg:y1="7.862cm" svg:x2="27.244cm" svg:y2="7.862cm">
          <text:p/>
        </draw:line>
        <draw:line draw:style-name="gr32" draw:text-style-name="P21" draw:layer="layout" svg:x1="21.063cm" svg:y1="8.262cm" svg:x2="27.244cm" svg:y2="8.262cm">
          <text:p/>
        </draw:line>
        <draw:line draw:style-name="gr32" draw:text-style-name="P21" draw:layer="layout" svg:x1="21.063cm" svg:y1="8.66cm" svg:x2="27.244cm" svg:y2="8.66cm">
          <text:p/>
        </draw:line>
        <draw:line draw:style-name="gr32" draw:text-style-name="P21" draw:layer="layout" svg:x1="21.063cm" svg:y1="9.06cm" svg:x2="27.244cm" svg:y2="9.06cm">
          <text:p/>
        </draw:line>
        <draw:line draw:style-name="gr32" draw:text-style-name="P21" draw:layer="layout" svg:x1="21.063cm" svg:y1="9.46cm" svg:x2="27.244cm" svg:y2="9.46cm">
          <text:p/>
        </draw:line>
        <draw:line draw:style-name="gr32" draw:text-style-name="P21" draw:layer="layout" svg:x1="21.063cm" svg:y1="9.859cm" svg:x2="27.244cm" svg:y2="9.859cm">
          <text:p/>
        </draw:line>
        <draw:line draw:style-name="gr32" draw:text-style-name="P21" draw:layer="layout" svg:x1="21.063cm" svg:y1="10.258cm" svg:x2="27.244cm" svg:y2="10.258cm">
          <text:p/>
        </draw:line>
        <draw:line draw:style-name="gr32" draw:text-style-name="P21" draw:layer="layout" svg:x1="21.063cm" svg:y1="10.657cm" svg:x2="27.244cm" svg:y2="10.657cm">
          <text:p/>
        </draw:line>
        <draw:line draw:style-name="gr32" draw:text-style-name="P21" draw:layer="layout" svg:x1="21.063cm" svg:y1="11.056cm" svg:x2="27.244cm" svg:y2="11.056cm">
          <text:p/>
        </draw:line>
        <draw:line draw:style-name="gr32" draw:text-style-name="P21" draw:layer="layout" svg:x1="21.063cm" svg:y1="11.456cm" svg:x2="27.244cm" svg:y2="11.456cm">
          <text:p/>
        </draw:line>
        <draw:line draw:style-name="gr32" draw:text-style-name="P38" draw:layer="layout" svg:x1="14.663cm" svg:y1="7.464cm" svg:x2="20.843cm" svg:y2="7.464cm">
          <text:p/>
        </draw:line>
        <draw:line draw:style-name="gr32" draw:text-style-name="P38" draw:layer="layout" svg:x1="14.663cm" svg:y1="7.863cm" svg:x2="20.844cm" svg:y2="7.863cm">
          <text:p/>
        </draw:line>
        <draw:line draw:style-name="gr32" draw:text-style-name="P38" draw:layer="layout" svg:x1="14.663cm" svg:y1="8.263cm" svg:x2="20.844cm" svg:y2="8.263cm">
          <text:p/>
        </draw:line>
        <draw:line draw:style-name="gr32" draw:text-style-name="P38" draw:layer="layout" svg:x1="14.663cm" svg:y1="8.661cm" svg:x2="20.844cm" svg:y2="8.661cm">
          <text:p/>
        </draw:line>
        <draw:line draw:style-name="gr32" draw:text-style-name="P38" draw:layer="layout" svg:x1="14.663cm" svg:y1="9.061cm" svg:x2="20.844cm" svg:y2="9.061cm">
          <text:p/>
        </draw:line>
        <draw:line draw:style-name="gr32" draw:text-style-name="P38" draw:layer="layout" svg:x1="14.663cm" svg:y1="9.461cm" svg:x2="20.844cm" svg:y2="9.461cm">
          <text:p/>
        </draw:line>
        <draw:line draw:style-name="gr32" draw:text-style-name="P38" draw:layer="layout" svg:x1="14.663cm" svg:y1="9.86cm" svg:x2="20.844cm" svg:y2="9.86cm">
          <text:p/>
        </draw:line>
        <draw:line draw:style-name="gr32" draw:text-style-name="P38" draw:layer="layout" svg:x1="14.663cm" svg:y1="10.259cm" svg:x2="20.844cm" svg:y2="10.259cm">
          <text:p/>
        </draw:line>
        <draw:line draw:style-name="gr32" draw:text-style-name="P38" draw:layer="layout" svg:x1="14.663cm" svg:y1="10.658cm" svg:x2="20.844cm" svg:y2="10.658cm">
          <text:p/>
        </draw:line>
        <draw:line draw:style-name="gr32" draw:text-style-name="P38" draw:layer="layout" svg:x1="14.663cm" svg:y1="11.057cm" svg:x2="20.844cm" svg:y2="11.057cm">
          <text:p/>
        </draw:line>
        <draw:line draw:style-name="gr32" draw:text-style-name="P38" draw:layer="layout" svg:x1="14.663cm" svg:y1="11.457cm" svg:x2="20.844cm" svg:y2="11.457cm">
          <text:p/>
        </draw:line>
        <draw:frame draw:style-name="gr102" draw:text-style-name="P27" draw:layer="layout" svg:width="2.782cm" svg:height="0.398cm" svg:x="15.049cm" svg:y="11.574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1cm" svg:y1="12.164cm" svg:x2="27.259cm" svg:y2="12.164cm">
          <text:p/>
        </draw:line>
        <draw:frame draw:style-name="gr102" draw:text-style-name="P27" draw:layer="layout" svg:width="2.782cm" svg:height="0.398cm" svg:x="15.05cm" svg:y="11.5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8cm" svg:y="11.61cm">
          <draw:text-box>
            <text:p text:style-name="P45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8cm" svg:y="11.613cm">
          <draw:text-box>
            <text:p text:style-name="P46"><text:span text:style-name="T41">2</text:span></text:p>
          </draw:text-box>
        </draw:frame>
        <draw:line draw:style-name="gr32" draw:text-style-name="P21" draw:layer="layout" svg:x1="21.063cm" svg:y1="12.563cm" svg:x2="27.243cm" svg:y2="12.563cm">
          <text:p/>
        </draw:line>
        <draw:line draw:style-name="gr32" draw:text-style-name="P21" draw:layer="layout" svg:x1="21.063cm" svg:y1="12.962cm" svg:x2="27.244cm" svg:y2="12.962cm">
          <text:p/>
        </draw:line>
        <draw:line draw:style-name="gr32" draw:text-style-name="P21" draw:layer="layout" svg:x1="21.063cm" svg:y1="13.362cm" svg:x2="27.244cm" svg:y2="13.362cm">
          <text:p/>
        </draw:line>
        <draw:line draw:style-name="gr32" draw:text-style-name="P21" draw:layer="layout" svg:x1="21.063cm" svg:y1="13.76cm" svg:x2="27.244cm" svg:y2="13.76cm">
          <text:p/>
        </draw:line>
        <draw:line draw:style-name="gr32" draw:text-style-name="P21" draw:layer="layout" svg:x1="21.063cm" svg:y1="14.16cm" svg:x2="27.244cm" svg:y2="14.16cm">
          <text:p/>
        </draw:line>
        <draw:line draw:style-name="gr32" draw:text-style-name="P21" draw:layer="layout" svg:x1="21.063cm" svg:y1="14.56cm" svg:x2="27.244cm" svg:y2="14.56cm">
          <text:p/>
        </draw:line>
        <draw:line draw:style-name="gr32" draw:text-style-name="P21" draw:layer="layout" svg:x1="21.063cm" svg:y1="14.959cm" svg:x2="27.244cm" svg:y2="14.959cm">
          <text:p/>
        </draw:line>
        <draw:line draw:style-name="gr32" draw:text-style-name="P21" draw:layer="layout" svg:x1="21.063cm" svg:y1="15.358cm" svg:x2="27.244cm" svg:y2="15.358cm">
          <text:p/>
        </draw:line>
        <draw:line draw:style-name="gr32" draw:text-style-name="P21" draw:layer="layout" svg:x1="21.063cm" svg:y1="15.757cm" svg:x2="27.244cm" svg:y2="15.757cm">
          <text:p/>
        </draw:line>
        <draw:line draw:style-name="gr32" draw:text-style-name="P21" draw:layer="layout" svg:x1="21.063cm" svg:y1="16.156cm" svg:x2="27.244cm" svg:y2="16.156cm">
          <text:p/>
        </draw:line>
        <draw:line draw:style-name="gr32" draw:text-style-name="P39" draw:layer="layout" svg:x1="14.663cm" svg:y1="12.564cm" svg:x2="20.843cm" svg:y2="12.564cm">
          <text:p/>
        </draw:line>
        <draw:line draw:style-name="gr32" draw:text-style-name="P39" draw:layer="layout" svg:x1="14.663cm" svg:y1="12.963cm" svg:x2="20.844cm" svg:y2="12.963cm">
          <text:p/>
        </draw:line>
        <draw:line draw:style-name="gr32" draw:text-style-name="P39" draw:layer="layout" svg:x1="14.663cm" svg:y1="13.363cm" svg:x2="20.844cm" svg:y2="13.363cm">
          <text:p/>
        </draw:line>
        <draw:line draw:style-name="gr32" draw:text-style-name="P39" draw:layer="layout" svg:x1="14.663cm" svg:y1="13.761cm" svg:x2="20.844cm" svg:y2="13.761cm">
          <text:p/>
        </draw:line>
        <draw:line draw:style-name="gr32" draw:text-style-name="P39" draw:layer="layout" svg:x1="14.663cm" svg:y1="14.161cm" svg:x2="20.844cm" svg:y2="14.161cm">
          <text:p/>
        </draw:line>
        <draw:line draw:style-name="gr32" draw:text-style-name="P39" draw:layer="layout" svg:x1="14.663cm" svg:y1="14.561cm" svg:x2="20.844cm" svg:y2="14.561cm">
          <text:p/>
        </draw:line>
        <draw:line draw:style-name="gr32" draw:text-style-name="P39" draw:layer="layout" svg:x1="14.663cm" svg:y1="14.96cm" svg:x2="20.844cm" svg:y2="14.96cm">
          <text:p/>
        </draw:line>
        <draw:line draw:style-name="gr32" draw:text-style-name="P39" draw:layer="layout" svg:x1="14.663cm" svg:y1="15.359cm" svg:x2="20.844cm" svg:y2="15.359cm">
          <text:p/>
        </draw:line>
        <draw:line draw:style-name="gr32" draw:text-style-name="P39" draw:layer="layout" svg:x1="14.663cm" svg:y1="15.758cm" svg:x2="20.844cm" svg:y2="15.758cm">
          <text:p/>
        </draw:line>
        <draw:line draw:style-name="gr32" draw:text-style-name="P39" draw:layer="layout" svg:x1="14.663cm" svg:y1="16.157cm" svg:x2="20.844cm" svg:y2="16.157cm">
          <text:p/>
        </draw:line>
        <draw:frame draw:style-name="gr107" draw:text-style-name="P22" draw:layer="layout" svg:width="1.836cm" svg:height="0.533cm" svg:x="22.046cm" svg:y="11.611cm">
          <draw:text-box>
            <text:p text:style-name="P45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5cm" svg:y="11.614cm">
          <draw:text-box>
            <text:p text:style-name="P46"><text:span text:style-name="T41">3</text:span></text:p>
          </draw:text-box>
        </draw:frame>
        <draw:line draw:style-name="gr32" draw:text-style-name="P39" draw:layer="layout" svg:x1="14.664cm" svg:y1="16.553cm" svg:x2="20.845cm" svg:y2="16.553cm">
          <text:p/>
        </draw:line>
        <draw:line draw:style-name="gr32" draw:text-style-name="P21" draw:layer="layout" svg:x1="21.064cm" svg:y1="16.553cm" svg:x2="27.245cm" svg:y2="16.553cm">
          <text:p/>
        </draw:line>
        <draw:frame draw:style-name="gr110" draw:text-style-name="P41" draw:layer="layout" svg:width="0.855cm" svg:height="0.408cm" svg:x="14.713cm" svg:y="2.134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4.713cm" svg:y="2.534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4.713cm" svg:y="2.933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4.713cm" svg:y="3.333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4.713cm" svg:y="3.731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4.713cm" svg:y="4.131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4.713cm" svg:y="4.53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4.713cm" svg:y="4.929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4.713cm" svg:y="5.328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4.713cm" svg:y="5.728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4.713cm" svg:y="6.127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4.714cm" svg:y="7.23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4.714cm" svg:y="7.63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4.714cm" svg:y="8.032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4.714cm" svg:y="8.432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4.714cm" svg:y="8.83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4.714cm" svg:y="9.23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4.714cm" svg:y="9.629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4.714cm" svg:y="10.028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4.714cm" svg:y="10.427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4.714cm" svg:y="10.827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4.714cm" svg:y="11.226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4.714cm" svg:y="12.34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4.714cm" svg:y="12.743cm">
          <draw:text-box>
            <text:p text:style-name="P48"><text:span text:style-name="T43">9:00 <text:s text:c="2"/></text:span></text:p>
          </draw:text-box>
        </draw:frame>
        <draw:frame draw:style-name="gr112" draw:text-style-name="P41" draw:layer="layout" svg:width="0.624cm" svg:height="0.408cm" svg:x="14.714cm" svg:y="13.142cm">
          <draw:text-box>
            <text:p text:style-name="P48"><text:span text:style-name="T43">10:00</text:span></text:p>
          </draw:text-box>
        </draw:frame>
        <draw:frame draw:style-name="gr113" draw:text-style-name="P41" draw:layer="layout" svg:width="0.733cm" svg:height="0.408cm" svg:x="14.714cm" svg:y="13.542cm">
          <draw:text-box>
            <text:p text:style-name="P48"><text:span text:style-name="T43">11:00</text:span></text:p>
          </draw:text-box>
        </draw:frame>
        <draw:frame draw:style-name="gr114" draw:text-style-name="P41" draw:layer="layout" svg:width="0.717cm" svg:height="0.408cm" svg:x="14.714cm" svg:y="13.94cm">
          <draw:text-box>
            <text:p text:style-name="P48"><text:span text:style-name="T43">12:00</text:span></text:p>
          </draw:text-box>
        </draw:frame>
        <draw:frame draw:style-name="gr115" draw:text-style-name="P41" draw:layer="layout" svg:width="0.648cm" svg:height="0.409cm" svg:x="14.714cm" svg:y="14.34cm">
          <draw:text-box>
            <text:p text:style-name="P48"><text:span text:style-name="T43">13:00</text:span></text:p>
          </draw:text-box>
        </draw:frame>
        <draw:frame draw:style-name="gr116" draw:text-style-name="P41" draw:layer="layout" svg:width="0.632cm" svg:height="0.408cm" svg:x="14.714cm" svg:y="14.739cm">
          <draw:text-box>
            <text:p text:style-name="P48"><text:span text:style-name="T43">14:00</text:span></text:p>
          </draw:text-box>
        </draw:frame>
        <draw:frame draw:style-name="gr117" draw:text-style-name="P41" draw:layer="layout" svg:width="0.726cm" svg:height="0.408cm" svg:x="14.714cm" svg:y="15.138cm">
          <draw:text-box>
            <text:p text:style-name="P48"><text:span text:style-name="T43">15:00</text:span></text:p>
          </draw:text-box>
        </draw:frame>
        <draw:frame draw:style-name="gr118" draw:text-style-name="P41" draw:layer="layout" svg:width="0.709cm" svg:height="0.409cm" svg:x="14.714cm" svg:y="15.537cm">
          <draw:text-box>
            <text:p text:style-name="P48"><text:span text:style-name="T43">16:00</text:span></text:p>
          </draw:text-box>
        </draw:frame>
        <draw:frame draw:style-name="gr114" draw:text-style-name="P41" draw:layer="layout" svg:width="0.717cm" svg:height="0.408cm" svg:x="14.714cm" svg:y="15.937cm">
          <draw:text-box>
            <text:p text:style-name="P48"><text:span text:style-name="T43">17:00</text:span></text:p>
          </draw:text-box>
        </draw:frame>
        <draw:frame draw:style-name="gr119" draw:text-style-name="P41" draw:layer="layout" svg:width="0.701cm" svg:height="0.408cm" svg:x="14.714cm" svg:y="16.336cm">
          <draw:text-box>
            <text:p text:style-name="P48"><text:span text:style-name="T43">18:00</text:span></text:p>
          </draw:text-box>
        </draw:frame>
        <draw:frame draw:style-name="gr110" draw:text-style-name="P41" draw:layer="layout" svg:width="0.855cm" svg:height="0.408cm" svg:x="21.113cm" svg:y="7.233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21.113cm" svg:y="7.633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21.113cm" svg:y="8.032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21.113cm" svg:y="8.432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21.113cm" svg:y="8.83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21.113cm" svg:y="9.23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21.113cm" svg:y="9.629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21.113cm" svg:y="10.028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21.113cm" svg:y="10.427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21.113cm" svg:y="10.827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21.113cm" svg:y="11.226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21.113cm" svg:y="2.133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21.113cm" svg:y="2.533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21.113cm" svg:y="2.932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21.113cm" svg:y="3.332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21.113cm" svg:y="3.73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21.113cm" svg:y="4.13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21.113cm" svg:y="4.529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21.113cm" svg:y="4.928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21.113cm" svg:y="5.327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21.113cm" svg:y="5.727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21.113cm" svg:y="6.126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21.113cm" svg:y="12.344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21.113cm" svg:y="12.744cm">
          <draw:text-box>
            <text:p text:style-name="P48"><text:span text:style-name="T43">9:00 <text:s text:c="2"/></text:span></text:p>
          </draw:text-box>
        </draw:frame>
        <draw:frame draw:style-name="gr112" draw:text-style-name="P41" draw:layer="layout" svg:width="0.624cm" svg:height="0.408cm" svg:x="21.113cm" svg:y="13.143cm">
          <draw:text-box>
            <text:p text:style-name="P48"><text:span text:style-name="T43">10:00</text:span></text:p>
          </draw:text-box>
        </draw:frame>
        <draw:frame draw:style-name="gr113" draw:text-style-name="P41" draw:layer="layout" svg:width="0.733cm" svg:height="0.408cm" svg:x="21.113cm" svg:y="13.543cm">
          <draw:text-box>
            <text:p text:style-name="P48"><text:span text:style-name="T43">11:00</text:span></text:p>
          </draw:text-box>
        </draw:frame>
        <draw:frame draw:style-name="gr114" draw:text-style-name="P41" draw:layer="layout" svg:width="0.717cm" svg:height="0.408cm" svg:x="21.113cm" svg:y="13.941cm">
          <draw:text-box>
            <text:p text:style-name="P48"><text:span text:style-name="T43">12:00</text:span></text:p>
          </draw:text-box>
        </draw:frame>
        <draw:frame draw:style-name="gr115" draw:text-style-name="P41" draw:layer="layout" svg:width="0.648cm" svg:height="0.409cm" svg:x="21.113cm" svg:y="14.341cm">
          <draw:text-box>
            <text:p text:style-name="P48"><text:span text:style-name="T43">13:00</text:span></text:p>
          </draw:text-box>
        </draw:frame>
        <draw:frame draw:style-name="gr116" draw:text-style-name="P41" draw:layer="layout" svg:width="0.632cm" svg:height="0.408cm" svg:x="21.113cm" svg:y="14.74cm">
          <draw:text-box>
            <text:p text:style-name="P48"><text:span text:style-name="T43">14:00</text:span></text:p>
          </draw:text-box>
        </draw:frame>
        <draw:frame draw:style-name="gr117" draw:text-style-name="P41" draw:layer="layout" svg:width="0.726cm" svg:height="0.408cm" svg:x="21.113cm" svg:y="15.139cm">
          <draw:text-box>
            <text:p text:style-name="P48"><text:span text:style-name="T43">15:00</text:span></text:p>
          </draw:text-box>
        </draw:frame>
        <draw:frame draw:style-name="gr118" draw:text-style-name="P41" draw:layer="layout" svg:width="0.709cm" svg:height="0.409cm" svg:x="21.113cm" svg:y="15.538cm">
          <draw:text-box>
            <text:p text:style-name="P48"><text:span text:style-name="T43">16:00</text:span></text:p>
          </draw:text-box>
        </draw:frame>
        <draw:frame draw:style-name="gr114" draw:text-style-name="P41" draw:layer="layout" svg:width="0.717cm" svg:height="0.408cm" svg:x="21.113cm" svg:y="15.938cm">
          <draw:text-box>
            <text:p text:style-name="P48"><text:span text:style-name="T43">17:00</text:span></text:p>
          </draw:text-box>
        </draw:frame>
        <draw:frame draw:style-name="gr119" draw:text-style-name="P41" draw:layer="layout" svg:width="0.701cm" svg:height="0.408cm" svg:x="21.113cm" svg:y="16.337cm">
          <draw:text-box>
            <text:p text:style-name="P48"><text:span text:style-name="T43">18:00</text:span></text:p>
          </draw:text-box>
        </draw:frame>
        <draw:frame draw:style-name="gr105" draw:text-style-name="P36" draw:layer="layout" svg:width="1.543cm" svg:height="1.729cm" svg:x="25.563cm" svg:y="0.701cm">
          <draw:text-box>
            <text:p text:style-name="P50"><text:span text:style-name="T30">2</text:span><text:span text:style-name="T30">0</text:span><text:span text:style-name="T30">2</text:span><text:span text:style-name="T30">1</text:span></text:p>
          </draw:text-box>
        </draw:frame>
        <draw:custom-shape draw:style-name="gr101" draw:text-style-name="P28" draw:layer="layout" svg:width="1.482cm" svg:height="0.604cm" svg:x="14.491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6cm" svg:y="20.774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7cm" svg:y="20.7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6cm" svg:y1="17.262cm" svg:x2="23.462cm" svg:y2="17.262cm">
          <text:p/>
        </draw:line>
        <draw:line draw:style-name="gr32" draw:text-style-name="P21" draw:layer="layout" svg:x1="14.002cm" svg:y1="17.662cm" svg:x2="23.462cm" svg:y2="17.662cm">
          <text:p/>
        </draw:line>
        <draw:line draw:style-name="gr32" draw:text-style-name="P21" draw:layer="layout" svg:x1="14.002cm" svg:y1="18.06cm" svg:x2="23.462cm" svg:y2="18.06cm">
          <text:p/>
        </draw:line>
        <draw:line draw:style-name="gr32" draw:text-style-name="P21" draw:layer="layout" svg:x1="14.002cm" svg:y1="18.46cm" svg:x2="23.462cm" svg:y2="18.46cm">
          <text:p/>
        </draw:line>
        <draw:line draw:style-name="gr32" draw:text-style-name="P21" draw:layer="layout" svg:x1="14.002cm" svg:y1="18.86cm" svg:x2="23.462cm" svg:y2="18.86cm">
          <text:p/>
        </draw:line>
        <draw:line draw:style-name="gr32" draw:text-style-name="P21" draw:layer="layout" svg:x1="14.002cm" svg:y1="19.259cm" svg:x2="23.462cm" svg:y2="19.259cm">
          <text:p/>
        </draw:line>
        <draw:line draw:style-name="gr32" draw:text-style-name="P21" draw:layer="layout" svg:x1="14.002cm" svg:y1="19.658cm" svg:x2="23.462cm" svg:y2="19.658cm">
          <text:p/>
        </draw:line>
        <draw:line draw:style-name="gr32" draw:text-style-name="P21" draw:layer="layout" svg:x1="14.002cm" svg:y1="20.057cm" svg:x2="23.462cm" svg:y2="20.057cm">
          <text:p/>
        </draw:line>
        <draw:line draw:style-name="gr32" draw:text-style-name="P21" draw:layer="layout" svg:x1="14.002cm" svg:y1="20.456cm" svg:x2="23.462cm" svg:y2="20.456cm">
          <text:p/>
        </draw:line>
        <draw:frame draw:style-name="gr109" draw:text-style-name="P40" draw:layer="layout" svg:width="1.211cm" svg:height="0.517cm" svg:x="14.669cm" svg:y="17.007cm">
          <draw:text-box>
            <text:p text:style-name="P45"><text:span text:style-name="T42">No</text:span><text:span text:style-name="T42">tas</text:span></text:p>
          </draw:text-box>
        </draw:frame>
        <draw:custom-shape draw:style-name="gr120" draw:text-style-name="P42" draw:layer="layout" svg:width="3.461cm" svg:height="0.348cm" svg:x="23.669cm" svg:y="18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43" draw:layer="layout" svg:width="0.198cm" svg:height="0.371cm" svg:x="23.789cm" svg:y="17.73cm">
          <draw:text-box>
            <text:p text:style-name="P51"><text:span text:style-name="T44">L</text:span></text:p>
          </draw:text-box>
        </draw:frame>
        <draw:frame draw:style-name="gr121" draw:text-style-name="P43" draw:layer="layout" svg:width="0.198cm" svg:height="0.371cm" svg:x="24.272cm" svg:y="17.73cm">
          <draw:text-box>
            <text:p text:style-name="P51"><text:span text:style-name="T44">M</text:span></text:p>
          </draw:text-box>
        </draw:frame>
        <draw:frame draw:style-name="gr121" draw:text-style-name="P43" draw:layer="layout" svg:width="0.198cm" svg:height="0.371cm" svg:x="24.784cm" svg:y="17.73cm">
          <draw:text-box>
            <text:p text:style-name="P51"><text:span text:style-name="T44">M</text:span></text:p>
          </draw:text-box>
        </draw:frame>
        <draw:frame draw:style-name="gr121" draw:text-style-name="P43" draw:layer="layout" svg:width="0.198cm" svg:height="0.371cm" svg:x="25.332cm" svg:y="17.73cm">
          <draw:text-box>
            <text:p text:style-name="P51"><text:span text:style-name="T44">J</text:span></text:p>
          </draw:text-box>
        </draw:frame>
        <draw:frame draw:style-name="gr121" draw:text-style-name="P43" draw:layer="layout" svg:width="0.198cm" svg:height="0.371cm" svg:x="25.827cm" svg:y="17.73cm">
          <draw:text-box>
            <text:p text:style-name="P51"><text:span text:style-name="T44">V</text:span></text:p>
          </draw:text-box>
        </draw:frame>
        <draw:frame draw:style-name="gr121" draw:text-style-name="P43" draw:layer="layout" svg:width="0.198cm" svg:height="0.371cm" svg:x="26.348cm" svg:y="17.73cm">
          <draw:text-box>
            <text:p text:style-name="P51"><text:span text:style-name="T44">S</text:span></text:p>
          </draw:text-box>
        </draw:frame>
        <draw:frame draw:style-name="gr121" draw:text-style-name="P43" draw:layer="layout" svg:width="0.198cm" svg:height="0.371cm" svg:x="26.849cm" svg:y="17.73cm">
          <draw:text-box>
            <text:p text:style-name="P51"><text:span text:style-name="T44">D</text:span></text:p>
          </draw:text-box>
        </draw:frame>
        <draw:custom-shape draw:style-name="gr122" draw:text-style-name="P28" draw:layer="layout" svg:width="3.293cm" svg:height="0.663cm" svg:x="23.749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822cm" svg:y="17.006cm">
          <draw:text-box>
            <text:p text:style-name="P45"><text:span text:style-name="T42">En</text:span><text:span text:style-name="T42">er</text:span><text:span text:style-name="T42">o</text:span></text:p>
          </draw:text-box>
        </draw:frame>
        <draw:line draw:style-name="gr32" draw:text-style-name="P21" draw:layer="layout" svg:x1="23.749cm" svg:y1="18.081cm" svg:x2="27.031cm" svg:y2="18.081cm">
          <text:p/>
        </draw:line>
        <draw:frame draw:style-name="gr124" draw:text-style-name="P43" draw:layer="layout" svg:width="0.198cm" svg:height="0.298cm" svg:x="25.851cm" svg:y="18.377cm">
          <draw:text-box>
            <text:p text:style-name="P51"><text:span text:style-name="T44">1</text:span></text:p>
          </draw:text-box>
        </draw:frame>
        <draw:frame draw:style-name="gr124" draw:text-style-name="P43" draw:layer="layout" svg:width="0.198cm" svg:height="0.298cm" svg:x="26.364cm" svg:y="18.377cm">
          <draw:text-box>
            <text:p text:style-name="P51"><text:span text:style-name="T44">2</text:span></text:p>
          </draw:text-box>
        </draw:frame>
        <draw:frame draw:style-name="gr124" draw:text-style-name="P43" draw:layer="layout" svg:width="0.198cm" svg:height="0.298cm" svg:x="26.885cm" svg:y="18.377cm">
          <draw:text-box>
            <text:p text:style-name="P51"><text:span text:style-name="T44">3</text:span></text:p>
          </draw:text-box>
        </draw:frame>
        <draw:frame draw:style-name="gr124" draw:text-style-name="P43" draw:layer="layout" svg:width="0.198cm" svg:height="0.298cm" svg:x="23.798cm" svg:y="18.893cm">
          <draw:text-box>
            <text:p text:style-name="P51"><text:span text:style-name="T44">4</text:span></text:p>
          </draw:text-box>
        </draw:frame>
        <draw:frame draw:style-name="gr124" draw:text-style-name="P43" draw:layer="layout" svg:width="0.198cm" svg:height="0.298cm" svg:x="24.311cm" svg:y="18.893cm">
          <draw:text-box>
            <text:p text:style-name="P51"><text:span text:style-name="T44">5</text:span></text:p>
          </draw:text-box>
        </draw:frame>
        <draw:frame draw:style-name="gr125" draw:text-style-name="P43" draw:layer="layout" svg:width="0.257cm" svg:height="0.298cm" svg:x="24.788cm" svg:y="18.893cm">
          <draw:text-box>
            <text:p text:style-name="P51"><text:span text:style-name="T44">6</text:span></text:p>
          </draw:text-box>
        </draw:frame>
        <draw:frame draw:style-name="gr125" draw:text-style-name="P43" draw:layer="layout" svg:width="0.257cm" svg:height="0.298cm" svg:x="25.329cm" svg:y="18.893cm">
          <draw:text-box>
            <text:p text:style-name="P51"><text:span text:style-name="T44">7</text:span></text:p>
          </draw:text-box>
        </draw:frame>
        <draw:frame draw:style-name="gr125" draw:text-style-name="P43" draw:layer="layout" svg:width="0.257cm" svg:height="0.298cm" svg:x="25.818cm" svg:y="18.893cm">
          <draw:text-box>
            <text:p text:style-name="P51"><text:span text:style-name="T44">8</text:span></text:p>
          </draw:text-box>
        </draw:frame>
        <draw:frame draw:style-name="gr125" draw:text-style-name="P43" draw:layer="layout" svg:width="0.257cm" svg:height="0.298cm" svg:x="26.334cm" svg:y="18.893cm">
          <draw:text-box>
            <text:p text:style-name="P51"><text:span text:style-name="T44">9</text:span></text:p>
          </draw:text-box>
        </draw:frame>
        <draw:frame draw:style-name="gr125" draw:text-style-name="P43" draw:layer="layout" svg:width="0.257cm" svg:height="0.298cm" svg:x="26.847cm" svg:y="18.893cm">
          <draw:text-box>
            <text:p text:style-name="P51"><text:span text:style-name="T44">10</text:span></text:p>
          </draw:text-box>
        </draw:frame>
        <draw:frame draw:style-name="gr125" draw:text-style-name="P43" draw:layer="layout" svg:width="0.257cm" svg:height="0.298cm" svg:x="23.763cm" svg:y="19.41cm">
          <draw:text-box>
            <text:p text:style-name="P51"><text:span text:style-name="T44">11</text:span></text:p>
          </draw:text-box>
        </draw:frame>
        <draw:frame draw:style-name="gr125" draw:text-style-name="P43" draw:layer="layout" svg:width="0.257cm" svg:height="0.298cm" svg:x="24.277cm" svg:y="19.41cm">
          <draw:text-box>
            <text:p text:style-name="P51"><text:span text:style-name="T44">12</text:span></text:p>
          </draw:text-box>
        </draw:frame>
        <draw:frame draw:style-name="gr125" draw:text-style-name="P43" draw:layer="layout" svg:width="0.257cm" svg:height="0.298cm" svg:x="24.798cm" svg:y="19.41cm">
          <draw:text-box>
            <text:p text:style-name="P51"><text:span text:style-name="T44">13</text:span></text:p>
          </draw:text-box>
        </draw:frame>
        <draw:frame draw:style-name="gr125" draw:text-style-name="P43" draw:layer="layout" svg:width="0.257cm" svg:height="0.298cm" svg:x="25.304cm" svg:y="19.41cm">
          <draw:text-box>
            <text:p text:style-name="P51"><text:span text:style-name="T44">14</text:span></text:p>
          </draw:text-box>
        </draw:frame>
        <draw:frame draw:style-name="gr125" draw:text-style-name="P43" draw:layer="layout" svg:width="0.257cm" svg:height="0.298cm" svg:x="25.817cm" svg:y="19.41cm">
          <draw:text-box>
            <text:p text:style-name="P51"><text:span text:style-name="T44">15</text:span></text:p>
          </draw:text-box>
        </draw:frame>
        <draw:frame draw:style-name="gr125" draw:text-style-name="P43" draw:layer="layout" svg:width="0.257cm" svg:height="0.298cm" svg:x="26.304cm" svg:y="19.41cm">
          <draw:text-box>
            <text:p text:style-name="P51"><text:span text:style-name="T44">16</text:span></text:p>
          </draw:text-box>
        </draw:frame>
        <draw:frame draw:style-name="gr125" draw:text-style-name="P43" draw:layer="layout" svg:width="0.257cm" svg:height="0.298cm" svg:x="26.844cm" svg:y="19.41cm">
          <draw:text-box>
            <text:p text:style-name="P51"><text:span text:style-name="T44">17</text:span></text:p>
          </draw:text-box>
        </draw:frame>
        <draw:frame draw:style-name="gr125" draw:text-style-name="P43" draw:layer="layout" svg:width="0.257cm" svg:height="0.298cm" svg:x="23.739cm" svg:y="19.929cm">
          <draw:text-box>
            <text:p text:style-name="P51"><text:span text:style-name="T44">18</text:span></text:p>
          </draw:text-box>
        </draw:frame>
        <draw:frame draw:style-name="gr125" draw:text-style-name="P43" draw:layer="layout" svg:width="0.257cm" svg:height="0.298cm" svg:x="24.255cm" svg:y="19.929cm">
          <draw:text-box>
            <text:p text:style-name="P51"><text:span text:style-name="T44">19</text:span></text:p>
          </draw:text-box>
        </draw:frame>
        <draw:frame draw:style-name="gr125" draw:text-style-name="P43" draw:layer="layout" svg:width="0.257cm" svg:height="0.298cm" svg:x="24.769cm" svg:y="19.929cm">
          <draw:text-box>
            <text:p text:style-name="P51"><text:span text:style-name="T44">20</text:span></text:p>
          </draw:text-box>
        </draw:frame>
        <draw:frame draw:style-name="gr125" draw:text-style-name="P43" draw:layer="layout" svg:width="0.257cm" svg:height="0.298cm" svg:x="25.279cm" svg:y="19.929cm">
          <draw:text-box>
            <text:p text:style-name="P51"><text:span text:style-name="T44">21</text:span></text:p>
          </draw:text-box>
        </draw:frame>
        <draw:frame draw:style-name="gr125" draw:text-style-name="P43" draw:layer="layout" svg:width="0.257cm" svg:height="0.298cm" svg:x="25.792cm" svg:y="19.929cm">
          <draw:text-box>
            <text:p text:style-name="P51"><text:span text:style-name="T44">22</text:span></text:p>
          </draw:text-box>
        </draw:frame>
        <draw:frame draw:style-name="gr125" draw:text-style-name="P43" draw:layer="layout" svg:width="0.257cm" svg:height="0.298cm" svg:x="26.313cm" svg:y="19.929cm">
          <draw:text-box>
            <text:p text:style-name="P51"><text:span text:style-name="T44">23</text:span></text:p>
          </draw:text-box>
        </draw:frame>
        <draw:frame draw:style-name="gr125" draw:text-style-name="P43" draw:layer="layout" svg:width="0.257cm" svg:height="0.298cm" svg:x="26.821cm" svg:y="19.929cm">
          <draw:text-box>
            <text:p text:style-name="P51"><text:span text:style-name="T44">24</text:span></text:p>
          </draw:text-box>
        </draw:frame>
        <draw:frame draw:style-name="gr125" draw:text-style-name="P43" draw:layer="layout" svg:width="0.257cm" svg:height="0.298cm" svg:x="23.74cm" svg:y="20.453cm">
          <draw:text-box>
            <text:p text:style-name="P51"><text:span text:style-name="T44">25</text:span></text:p>
          </draw:text-box>
        </draw:frame>
        <draw:frame draw:style-name="gr125" draw:text-style-name="P43" draw:layer="layout" svg:width="0.257cm" svg:height="0.298cm" svg:x="24.256cm" svg:y="20.453cm">
          <draw:text-box>
            <text:p text:style-name="P51"><text:span text:style-name="T44">26</text:span></text:p>
          </draw:text-box>
        </draw:frame>
        <draw:frame draw:style-name="gr125" draw:text-style-name="P43" draw:layer="layout" svg:width="0.257cm" svg:height="0.298cm" svg:x="24.77cm" svg:y="20.453cm">
          <draw:text-box>
            <text:p text:style-name="P51"><text:span text:style-name="T44">27</text:span></text:p>
          </draw:text-box>
        </draw:frame>
        <draw:frame draw:style-name="gr125" draw:text-style-name="P43" draw:layer="layout" svg:width="0.257cm" svg:height="0.298cm" svg:x="25.28cm" svg:y="20.453cm">
          <draw:text-box>
            <text:p text:style-name="P51"><text:span text:style-name="T44">28</text:span></text:p>
          </draw:text-box>
        </draw:frame>
        <draw:frame draw:style-name="gr125" draw:text-style-name="P43" draw:layer="layout" svg:width="0.257cm" svg:height="0.298cm" svg:x="25.793cm" svg:y="20.453cm">
          <draw:text-box>
            <text:p text:style-name="P51"><text:span text:style-name="T44">29</text:span></text:p>
          </draw:text-box>
        </draw:frame>
        <draw:frame draw:style-name="gr125" draw:text-style-name="P43" draw:layer="layout" svg:width="0.257cm" svg:height="0.298cm" svg:x="26.314cm" svg:y="20.453cm">
          <draw:text-box>
            <text:p text:style-name="P51"><text:span text:style-name="T44">30</text:span></text:p>
          </draw:text-box>
        </draw:frame>
        <draw:frame draw:style-name="gr125" draw:text-style-name="P43" draw:layer="layout" svg:width="0.257cm" svg:height="0.298cm" svg:x="26.822cm" svg:y="20.453cm">
          <draw:text-box>
            <text:p text:style-name="P51"><text:span text:style-name="T44">31</text:span></text:p>
          </draw:text-box>
        </draw:frame>
        <draw:frame draw:style-name="gr103" draw:text-style-name="P22" draw:layer="layout" svg:width="1.837cm" svg:height="0.533cm" svg:x="15.568cm" svg:y="1.411cm">
          <draw:text-box>
            <text:p text:style-name="P45"><text:span text:style-name="T32">Ju</text:span><text:span text:style-name="T32">ev</text:span><text:span text:style-name="T32">es</text:span></text:p>
          </draw:text-box>
        </draw:frame>
      </draw:page>
      <draw:page draw:name="page14" draw:style-name="dp1" draw:master-page-name="master-page79">
        <draw:line draw:style-name="gr32" draw:text-style-name="P21" draw:layer="layout" svg:x1="1.22cm" svg:y1="2.42cm" svg:x2="4.02cm" svg:y2="2.42cm">
          <text:p/>
        </draw:line>
        <draw:line draw:style-name="gr32" draw:text-style-name="P21" draw:layer="layout" svg:x1="1.22cm" svg:y1="2.99cm" svg:x2="4.02cm" svg:y2="2.99cm">
          <text:p/>
        </draw:line>
        <draw:line draw:style-name="gr32" draw:text-style-name="P21" draw:layer="layout" svg:x1="1.22cm" svg:y1="3.56cm" svg:x2="4.02cm" svg:y2="3.56cm">
          <text:p/>
        </draw:line>
        <draw:line draw:style-name="gr32" draw:text-style-name="P21" draw:layer="layout" svg:x1="1.22cm" svg:y1="4.129cm" svg:x2="4.02cm" svg:y2="4.129cm">
          <text:p/>
        </draw:line>
        <draw:line draw:style-name="gr32" draw:text-style-name="P21" draw:layer="layout" svg:x1="1.22cm" svg:y1="4.7cm" svg:x2="4.02cm" svg:y2="4.7cm">
          <text:p/>
        </draw:line>
        <draw:line draw:style-name="gr32" draw:text-style-name="P21" draw:layer="layout" svg:x1="1.22cm" svg:y1="5.272cm" svg:x2="4.02cm" svg:y2="5.272cm">
          <text:p/>
        </draw:line>
        <draw:line draw:style-name="gr32" draw:text-style-name="P21" draw:layer="layout" svg:x1="1.22cm" svg:y1="5.841cm" svg:x2="4.02cm" svg:y2="5.841cm">
          <text:p/>
        </draw:line>
        <draw:line draw:style-name="gr32" draw:text-style-name="P21" draw:layer="layout" svg:x1="1.22cm" svg:y1="6.411cm" svg:x2="4.02cm" svg:y2="6.411cm">
          <text:p/>
        </draw:line>
        <draw:line draw:style-name="gr32" draw:text-style-name="P21" draw:layer="layout" svg:x1="1.22cm" svg:y1="6.98cm" svg:x2="4.02cm" svg:y2="6.98cm">
          <text:p/>
        </draw:line>
        <draw:line draw:style-name="gr32" draw:text-style-name="P21" draw:layer="layout" svg:x1="4.191cm" svg:y1="2.42cm" svg:x2="5.682cm" svg:y2="2.42cm">
          <text:p/>
        </draw:line>
        <draw:line draw:style-name="gr32" draw:text-style-name="P21" draw:layer="layout" svg:x1="4.191cm" svg:y1="2.99cm" svg:x2="5.683cm" svg:y2="2.99cm">
          <text:p/>
        </draw:line>
        <draw:line draw:style-name="gr32" draw:text-style-name="P21" draw:layer="layout" svg:x1="4.191cm" svg:y1="3.56cm" svg:x2="5.683cm" svg:y2="3.56cm">
          <text:p/>
        </draw:line>
        <draw:line draw:style-name="gr32" draw:text-style-name="P21" draw:layer="layout" svg:x1="4.191cm" svg:y1="4.129cm" svg:x2="5.683cm" svg:y2="4.129cm">
          <text:p/>
        </draw:line>
        <draw:line draw:style-name="gr32" draw:text-style-name="P21" draw:layer="layout" svg:x1="4.191cm" svg:y1="4.7cm" svg:x2="5.683cm" svg:y2="4.7cm">
          <text:p/>
        </draw:line>
        <draw:line draw:style-name="gr32" draw:text-style-name="P21" draw:layer="layout" svg:x1="4.191cm" svg:y1="5.272cm" svg:x2="5.683cm" svg:y2="5.272cm">
          <text:p/>
        </draw:line>
        <draw:line draw:style-name="gr32" draw:text-style-name="P21" draw:layer="layout" svg:x1="4.191cm" svg:y1="5.841cm" svg:x2="5.683cm" svg:y2="5.841cm">
          <text:p/>
        </draw:line>
        <draw:line draw:style-name="gr32" draw:text-style-name="P21" draw:layer="layout" svg:x1="4.191cm" svg:y1="6.411cm" svg:x2="5.683cm" svg:y2="6.411cm">
          <text:p/>
        </draw:line>
        <draw:line draw:style-name="gr32" draw:text-style-name="P21" draw:layer="layout" svg:x1="4.191cm" svg:y1="6.98cm" svg:x2="5.683cm" svg:y2="6.98cm">
          <text:p/>
        </draw:line>
        <draw:line draw:style-name="gr32" draw:text-style-name="P21" draw:layer="layout" svg:x1="5.86cm" svg:y1="2.42cm" svg:x2="7.351cm" svg:y2="2.42cm">
          <text:p/>
        </draw:line>
        <draw:line draw:style-name="gr32" draw:text-style-name="P21" draw:layer="layout" svg:x1="5.86cm" svg:y1="2.99cm" svg:x2="7.352cm" svg:y2="2.99cm">
          <text:p/>
        </draw:line>
        <draw:line draw:style-name="gr32" draw:text-style-name="P21" draw:layer="layout" svg:x1="5.86cm" svg:y1="3.56cm" svg:x2="7.352cm" svg:y2="3.56cm">
          <text:p/>
        </draw:line>
        <draw:line draw:style-name="gr32" draw:text-style-name="P21" draw:layer="layout" svg:x1="5.86cm" svg:y1="4.129cm" svg:x2="7.352cm" svg:y2="4.129cm">
          <text:p/>
        </draw:line>
        <draw:line draw:style-name="gr32" draw:text-style-name="P21" draw:layer="layout" svg:x1="5.86cm" svg:y1="4.7cm" svg:x2="7.352cm" svg:y2="4.7cm">
          <text:p/>
        </draw:line>
        <draw:line draw:style-name="gr32" draw:text-style-name="P21" draw:layer="layout" svg:x1="5.86cm" svg:y1="5.272cm" svg:x2="7.352cm" svg:y2="5.272cm">
          <text:p/>
        </draw:line>
        <draw:line draw:style-name="gr32" draw:text-style-name="P21" draw:layer="layout" svg:x1="5.86cm" svg:y1="5.841cm" svg:x2="7.352cm" svg:y2="5.841cm">
          <text:p/>
        </draw:line>
        <draw:line draw:style-name="gr32" draw:text-style-name="P21" draw:layer="layout" svg:x1="5.86cm" svg:y1="6.411cm" svg:x2="7.352cm" svg:y2="6.411cm">
          <text:p/>
        </draw:line>
        <draw:line draw:style-name="gr32" draw:text-style-name="P21" draw:layer="layout" svg:x1="5.86cm" svg:y1="6.98cm" svg:x2="7.352cm" svg:y2="6.98cm">
          <text:p/>
        </draw:line>
        <draw:line draw:style-name="gr32" draw:text-style-name="P21" draw:layer="layout" svg:x1="2.457cm" svg:y1="7.559cm" svg:x2="7.351cm" svg:y2="7.559cm">
          <text:p/>
        </draw:line>
        <draw:frame draw:style-name="gr134" draw:text-style-name="P20" draw:layer="layout" svg:width="2.445cm" svg:height="0.582cm" svg:x="1.273cm" svg:y="2.657cm">
          <draw:text-box>
            <text:p text:style-name="P52"><text:span text:style-name="T31">Alq</text:span><text:span text:style-name="T31">uiler </text:span><text:span text:style-name="T31">/ </text:span><text:span text:style-name="T31">Hip</text:span><text:span text:style-name="T31">otéc</text:span><text:span text:style-name="T31">a <text:s/></text:span></text:p>
          </draw:text-box>
        </draw:frame>
        <draw:frame draw:style-name="gr135" draw:text-style-name="P20" draw:layer="layout" svg:width="0.667cm" svg:height="0.583cm" svg:x="1.245cm" svg:y="3.227cm">
          <draw:text-box>
            <text:p text:style-name="P52"><text:span text:style-name="T31">Luz <text:s/></text:span><text:span text:style-name="T31"><text:s/></text:span></text:p>
          </draw:text-box>
        </draw:frame>
        <draw:frame draw:style-name="gr135" draw:text-style-name="P20" draw:layer="layout" svg:width="0.667cm" svg:height="0.583cm" svg:x="1.245cm" svg:y="3.797cm">
          <draw:text-box>
            <text:p text:style-name="P52"><text:span text:style-name="T31">Agu</text:span><text:span text:style-name="T31">a</text:span></text:p>
          </draw:text-box>
        </draw:frame>
        <draw:frame draw:style-name="gr136" draw:text-style-name="P20" draw:layer="layout" svg:width="0.495cm" svg:height="0.583cm" svg:x="1.245cm" svg:y="4.368cm">
          <draw:text-box>
            <text:p text:style-name="P52"><text:span text:style-name="T31">Gas</text:span></text:p>
          </draw:text-box>
        </draw:frame>
        <draw:frame draw:style-name="gr137" draw:text-style-name="P20" draw:layer="layout" svg:width="1.13cm" svg:height="0.583cm" svg:x="1.245cm" svg:y="4.937cm">
          <draw:text-box>
            <text:p text:style-name="P52"><text:span text:style-name="T31">Telé</text:span><text:span text:style-name="T31">fon</text:span><text:span text:style-name="T31">o</text:span></text:p>
          </draw:text-box>
        </draw:frame>
        <draw:frame draw:style-name="gr138" draw:text-style-name="P20" draw:layer="layout" svg:width="1.575cm" svg:height="0.584cm" svg:x="1.245cm" svg:y="5.508cm">
          <draw:text-box>
            <text:p text:style-name="P52"><text:span text:style-name="T31">TV / </text:span><text:span text:style-name="T31">Inte</text:span><text:span text:style-name="T31">rnet</text:span></text:p>
          </draw:text-box>
        </draw:frame>
        <draw:frame draw:style-name="gr139" draw:text-style-name="P20" draw:layer="layout" svg:width="1.873cm" svg:height="0.583cm" svg:x="1.245cm" svg:y="6.078cm">
          <draw:text-box>
            <text:p text:style-name="P52"><text:span text:style-name="T31">+</text:span></text:p>
          </draw:text-box>
        </draw:frame>
        <draw:frame draw:style-name="gr140" draw:text-style-name="P20" draw:layer="layout" svg:width="1.211cm" svg:height="0.583cm" svg:x="1.245cm" svg:y="6.648cm">
          <draw:text-box>
            <text:p text:style-name="P52"><text:span text:style-name="T31">+</text:span></text:p>
          </draw:text-box>
        </draw:frame>
        <draw:frame draw:style-name="gr141" draw:text-style-name="P20" draw:layer="layout" svg:width="1.779cm" svg:height="0.348cm" svg:x="1.245cm" svg:y="7.226cm">
          <draw:text-box>
            <text:p text:style-name="P52"><text:span text:style-name="T31">Sub</text:span><text:span text:style-name="T31">total</text:span></text:p>
          </draw:text-box>
        </draw:frame>
        <draw:frame draw:style-name="gr142" draw:text-style-name="P20" draw:layer="layout" svg:width="0.73cm" svg:height="0.583cm" svg:x="1.274cm" svg:y="2.091cm">
          <draw:text-box>
            <text:p text:style-name="P52"><text:span text:style-name="T31">Gas</text:span><text:span text:style-name="T31">to</text:span></text:p>
          </draw:text-box>
        </draw:frame>
        <draw:frame draw:style-name="gr143" draw:text-style-name="P20" draw:layer="layout" svg:width="1.877cm" svg:height="0.583cm" svg:x="4.174cm" svg:y="2.092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6.275cm" svg:y="2.093cm">
          <draw:text-box>
            <text:p text:style-name="P52"><text:span text:style-name="T31">Rea</text:span><text:span text:style-name="T31">l</text:span></text:p>
          </draw:text-box>
        </draw:frame>
        <draw:line draw:style-name="gr32" draw:text-style-name="P21" draw:layer="layout" svg:x1="7.61cm" svg:y1="2.421cm" svg:x2="10.41cm" svg:y2="2.421cm">
          <text:p/>
        </draw:line>
        <draw:line draw:style-name="gr32" draw:text-style-name="P21" draw:layer="layout" svg:x1="7.61cm" svg:y1="2.992cm" svg:x2="10.41cm" svg:y2="2.992cm">
          <text:p/>
        </draw:line>
        <draw:line draw:style-name="gr32" draw:text-style-name="P21" draw:layer="layout" svg:x1="7.61cm" svg:y1="3.562cm" svg:x2="10.41cm" svg:y2="3.562cm">
          <text:p/>
        </draw:line>
        <draw:line draw:style-name="gr32" draw:text-style-name="P21" draw:layer="layout" svg:x1="7.61cm" svg:y1="4.131cm" svg:x2="10.41cm" svg:y2="4.131cm">
          <text:p/>
        </draw:line>
        <draw:line draw:style-name="gr32" draw:text-style-name="P21" draw:layer="layout" svg:x1="7.61cm" svg:y1="4.702cm" svg:x2="10.41cm" svg:y2="4.702cm">
          <text:p/>
        </draw:line>
        <draw:line draw:style-name="gr32" draw:text-style-name="P21" draw:layer="layout" svg:x1="7.61cm" svg:y1="5.274cm" svg:x2="10.41cm" svg:y2="5.274cm">
          <text:p/>
        </draw:line>
        <draw:line draw:style-name="gr32" draw:text-style-name="P21" draw:layer="layout" svg:x1="7.61cm" svg:y1="5.843cm" svg:x2="10.41cm" svg:y2="5.843cm">
          <text:p/>
        </draw:line>
        <draw:line draw:style-name="gr32" draw:text-style-name="P21" draw:layer="layout" svg:x1="7.61cm" svg:y1="6.413cm" svg:x2="10.41cm" svg:y2="6.413cm">
          <text:p/>
        </draw:line>
        <draw:line draw:style-name="gr32" draw:text-style-name="P21" draw:layer="layout" svg:x1="7.61cm" svg:y1="6.982cm" svg:x2="10.41cm" svg:y2="6.982cm">
          <text:p/>
        </draw:line>
        <draw:line draw:style-name="gr32" draw:text-style-name="P21" draw:layer="layout" svg:x1="10.581cm" svg:y1="2.421cm" svg:x2="12.072cm" svg:y2="2.421cm">
          <text:p/>
        </draw:line>
        <draw:line draw:style-name="gr32" draw:text-style-name="P21" draw:layer="layout" svg:x1="10.581cm" svg:y1="2.992cm" svg:x2="12.073cm" svg:y2="2.992cm">
          <text:p/>
        </draw:line>
        <draw:line draw:style-name="gr32" draw:text-style-name="P21" draw:layer="layout" svg:x1="10.581cm" svg:y1="3.562cm" svg:x2="12.073cm" svg:y2="3.562cm">
          <text:p/>
        </draw:line>
        <draw:line draw:style-name="gr32" draw:text-style-name="P21" draw:layer="layout" svg:x1="10.581cm" svg:y1="4.131cm" svg:x2="12.073cm" svg:y2="4.131cm">
          <text:p/>
        </draw:line>
        <draw:line draw:style-name="gr32" draw:text-style-name="P21" draw:layer="layout" svg:x1="10.581cm" svg:y1="4.702cm" svg:x2="12.073cm" svg:y2="4.702cm">
          <text:p/>
        </draw:line>
        <draw:line draw:style-name="gr32" draw:text-style-name="P21" draw:layer="layout" svg:x1="10.581cm" svg:y1="5.274cm" svg:x2="12.073cm" svg:y2="5.274cm">
          <text:p/>
        </draw:line>
        <draw:line draw:style-name="gr32" draw:text-style-name="P21" draw:layer="layout" svg:x1="10.581cm" svg:y1="5.843cm" svg:x2="12.073cm" svg:y2="5.843cm">
          <text:p/>
        </draw:line>
        <draw:line draw:style-name="gr32" draw:text-style-name="P21" draw:layer="layout" svg:x1="10.581cm" svg:y1="6.413cm" svg:x2="12.073cm" svg:y2="6.413cm">
          <text:p/>
        </draw:line>
        <draw:line draw:style-name="gr32" draw:text-style-name="P21" draw:layer="layout" svg:x1="10.581cm" svg:y1="6.982cm" svg:x2="12.073cm" svg:y2="6.982cm">
          <text:p/>
        </draw:line>
        <draw:line draw:style-name="gr32" draw:text-style-name="P21" draw:layer="layout" svg:x1="12.25cm" svg:y1="2.421cm" svg:x2="13.741cm" svg:y2="2.421cm">
          <text:p/>
        </draw:line>
        <draw:line draw:style-name="gr32" draw:text-style-name="P21" draw:layer="layout" svg:x1="12.25cm" svg:y1="2.992cm" svg:x2="13.742cm" svg:y2="2.992cm">
          <text:p/>
        </draw:line>
        <draw:line draw:style-name="gr32" draw:text-style-name="P21" draw:layer="layout" svg:x1="12.25cm" svg:y1="3.562cm" svg:x2="13.742cm" svg:y2="3.562cm">
          <text:p/>
        </draw:line>
        <draw:line draw:style-name="gr32" draw:text-style-name="P21" draw:layer="layout" svg:x1="12.25cm" svg:y1="4.131cm" svg:x2="13.742cm" svg:y2="4.131cm">
          <text:p/>
        </draw:line>
        <draw:line draw:style-name="gr32" draw:text-style-name="P21" draw:layer="layout" svg:x1="12.25cm" svg:y1="4.702cm" svg:x2="13.742cm" svg:y2="4.702cm">
          <text:p/>
        </draw:line>
        <draw:line draw:style-name="gr32" draw:text-style-name="P21" draw:layer="layout" svg:x1="12.25cm" svg:y1="5.274cm" svg:x2="13.742cm" svg:y2="5.274cm">
          <text:p/>
        </draw:line>
        <draw:line draw:style-name="gr32" draw:text-style-name="P21" draw:layer="layout" svg:x1="12.25cm" svg:y1="5.843cm" svg:x2="13.742cm" svg:y2="5.843cm">
          <text:p/>
        </draw:line>
        <draw:line draw:style-name="gr32" draw:text-style-name="P21" draw:layer="layout" svg:x1="12.25cm" svg:y1="6.413cm" svg:x2="13.742cm" svg:y2="6.413cm">
          <text:p/>
        </draw:line>
        <draw:line draw:style-name="gr32" draw:text-style-name="P21" draw:layer="layout" svg:x1="12.25cm" svg:y1="6.982cm" svg:x2="13.742cm" svg:y2="6.982cm">
          <text:p/>
        </draw:line>
        <draw:frame draw:style-name="gr145" draw:text-style-name="P20" draw:layer="layout" svg:width="0.645cm" svg:height="0.583cm" svg:x="7.663cm" svg:y="2.658cm">
          <draw:text-box>
            <text:p text:style-name="P52"><text:span text:style-name="T31">Rop</text:span><text:span text:style-name="T31">a</text:span></text:p>
          </draw:text-box>
        </draw:frame>
        <draw:frame draw:style-name="gr146" draw:text-style-name="P20" draw:layer="layout" svg:width="2.415cm" svg:height="0.583cm" svg:x="7.635cm" svg:y="3.229cm">
          <draw:text-box>
            <text:p text:style-name="P52"><text:span text:style-name="T31">Cui</text:span><text:span text:style-name="T31">dad</text:span><text:span text:style-name="T31">o </text:span><text:span text:style-name="T31">per</text:span><text:span text:style-name="T31">son</text:span><text:span text:style-name="T31">al <text:s text:c="2"/></text:span></text:p>
          </draw:text-box>
        </draw:frame>
        <draw:frame draw:style-name="gr147" draw:text-style-name="P20" draw:layer="layout" svg:width="1.175cm" svg:height="0.583cm" svg:x="7.635cm" svg:y="3.799cm">
          <draw:text-box>
            <text:p text:style-name="P52"><text:span text:style-name="T31">Mas</text:span><text:span text:style-name="T31">cota</text:span><text:span text:style-name="T31">s</text:span></text:p>
          </draw:text-box>
        </draw:frame>
        <draw:frame draw:style-name="gr148" draw:text-style-name="P20" draw:layer="layout" svg:width="2.241cm" svg:height="0.583cm" svg:x="7.635cm" svg:y="4.37cm">
          <draw:text-box>
            <text:p text:style-name="P52"><text:span text:style-name="T31">Esté</text:span><text:span text:style-name="T31">tica </text:span><text:span text:style-name="T31">/ </text:span><text:span text:style-name="T31">bar</text:span><text:span text:style-name="T31">berí</text:span><text:span text:style-name="T31">a</text:span></text:p>
          </draw:text-box>
        </draw:frame>
        <draw:frame draw:style-name="gr137" draw:text-style-name="P20" draw:layer="layout" svg:width="1.13cm" svg:height="0.583cm" svg:x="7.635cm" svg:y="4.939cm">
          <draw:text-box>
            <text:p text:style-name="P52"><text:span text:style-name="T31">+</text:span></text:p>
          </draw:text-box>
        </draw:frame>
        <draw:frame draw:style-name="gr138" draw:text-style-name="P20" draw:layer="layout" svg:width="1.575cm" svg:height="0.584cm" svg:x="7.635cm" svg:y="5.51cm">
          <draw:text-box>
            <text:p text:style-name="P52"><text:span text:style-name="T31">+</text:span></text:p>
          </draw:text-box>
        </draw:frame>
        <draw:frame draw:style-name="gr139" draw:text-style-name="P20" draw:layer="layout" svg:width="1.873cm" svg:height="0.583cm" svg:x="7.635cm" svg:y="6.08cm">
          <draw:text-box>
            <text:p text:style-name="P52"><text:span text:style-name="T31">+</text:span></text:p>
          </draw:text-box>
        </draw:frame>
        <draw:frame draw:style-name="gr149" draw:text-style-name="P20" draw:layer="layout" svg:width="1.211cm" svg:height="0.582cm" svg:x="7.635cm" svg:y="6.65cm">
          <draw:text-box>
            <text:p text:style-name="P52"><text:span text:style-name="T31">+</text:span></text:p>
          </draw:text-box>
        </draw:frame>
        <draw:frame draw:style-name="gr150" draw:text-style-name="P20" draw:layer="layout" svg:width="1.909cm" svg:height="0.348cm" svg:x="7.635cm" svg:y="7.228cm">
          <draw:text-box>
            <text:p text:style-name="P52"><text:span text:style-name="T31">Sub</text:span><text:span text:style-name="T31">total</text:span></text:p>
          </draw:text-box>
        </draw:frame>
        <draw:frame draw:style-name="gr151" draw:text-style-name="P20" draw:layer="layout" svg:width="0.73cm" svg:height="0.582cm" svg:x="7.664cm" svg:y="2.093cm">
          <draw:text-box>
            <text:p text:style-name="P52"><text:span text:style-name="T31">Gas</text:span><text:span text:style-name="T31">to</text:span></text:p>
          </draw:text-box>
        </draw:frame>
        <draw:frame draw:style-name="gr152" draw:text-style-name="P20" draw:layer="layout" svg:width="1.877cm" svg:height="0.582cm" svg:x="10.564cm" svg:y="2.094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12.665cm" svg:y="2.095cm">
          <draw:text-box>
            <text:p text:style-name="P52"><text:span text:style-name="T31">Rea</text:span><text:span text:style-name="T31">l</text:span></text:p>
          </draw:text-box>
        </draw:frame>
        <draw:line draw:style-name="gr21" draw:text-style-name="P19" draw:layer="layout" svg:x1="0.7cm" svg:y1="8.25cm" svg:x2="13.95cm" svg:y2="8.25cm">
          <text:p/>
        </draw:line>
        <draw:line draw:style-name="gr32" draw:text-style-name="P21" draw:layer="layout" svg:x1="1.22cm" svg:y1="8.739cm" svg:x2="4.02cm" svg:y2="8.739cm">
          <text:p/>
        </draw:line>
        <draw:line draw:style-name="gr32" draw:text-style-name="P21" draw:layer="layout" svg:x1="1.22cm" svg:y1="9.309cm" svg:x2="4.02cm" svg:y2="9.309cm">
          <text:p/>
        </draw:line>
        <draw:line draw:style-name="gr32" draw:text-style-name="P21" draw:layer="layout" svg:x1="1.22cm" svg:y1="9.88cm" svg:x2="4.02cm" svg:y2="9.88cm">
          <text:p/>
        </draw:line>
        <draw:line draw:style-name="gr32" draw:text-style-name="P21" draw:layer="layout" svg:x1="1.22cm" svg:y1="10.448cm" svg:x2="4.02cm" svg:y2="10.448cm">
          <text:p/>
        </draw:line>
        <draw:line draw:style-name="gr32" draw:text-style-name="P21" draw:layer="layout" svg:x1="1.22cm" svg:y1="11.02cm" svg:x2="4.02cm" svg:y2="11.02cm">
          <text:p/>
        </draw:line>
        <draw:line draw:style-name="gr32" draw:text-style-name="P21" draw:layer="layout" svg:x1="1.22cm" svg:y1="11.591cm" svg:x2="4.02cm" svg:y2="11.591cm">
          <text:p/>
        </draw:line>
        <draw:line draw:style-name="gr32" draw:text-style-name="P21" draw:layer="layout" svg:x1="4.191cm" svg:y1="8.739cm" svg:x2="5.682cm" svg:y2="8.739cm">
          <text:p/>
        </draw:line>
        <draw:line draw:style-name="gr32" draw:text-style-name="P21" draw:layer="layout" svg:x1="4.191cm" svg:y1="9.309cm" svg:x2="5.683cm" svg:y2="9.309cm">
          <text:p/>
        </draw:line>
        <draw:line draw:style-name="gr32" draw:text-style-name="P21" draw:layer="layout" svg:x1="4.191cm" svg:y1="9.88cm" svg:x2="5.683cm" svg:y2="9.88cm">
          <text:p/>
        </draw:line>
        <draw:line draw:style-name="gr32" draw:text-style-name="P21" draw:layer="layout" svg:x1="4.191cm" svg:y1="10.448cm" svg:x2="5.683cm" svg:y2="10.448cm">
          <text:p/>
        </draw:line>
        <draw:line draw:style-name="gr32" draw:text-style-name="P21" draw:layer="layout" svg:x1="4.191cm" svg:y1="11.02cm" svg:x2="5.683cm" svg:y2="11.02cm">
          <text:p/>
        </draw:line>
        <draw:line draw:style-name="gr32" draw:text-style-name="P21" draw:layer="layout" svg:x1="4.191cm" svg:y1="11.591cm" svg:x2="5.683cm" svg:y2="11.591cm">
          <text:p/>
        </draw:line>
        <draw:line draw:style-name="gr32" draw:text-style-name="P21" draw:layer="layout" svg:x1="5.86cm" svg:y1="8.739cm" svg:x2="7.351cm" svg:y2="8.739cm">
          <text:p/>
        </draw:line>
        <draw:line draw:style-name="gr32" draw:text-style-name="P21" draw:layer="layout" svg:x1="5.86cm" svg:y1="9.309cm" svg:x2="7.352cm" svg:y2="9.309cm">
          <text:p/>
        </draw:line>
        <draw:line draw:style-name="gr32" draw:text-style-name="P21" draw:layer="layout" svg:x1="5.86cm" svg:y1="9.88cm" svg:x2="7.352cm" svg:y2="9.88cm">
          <text:p/>
        </draw:line>
        <draw:line draw:style-name="gr32" draw:text-style-name="P21" draw:layer="layout" svg:x1="5.86cm" svg:y1="10.448cm" svg:x2="7.352cm" svg:y2="10.448cm">
          <text:p/>
        </draw:line>
        <draw:line draw:style-name="gr32" draw:text-style-name="P21" draw:layer="layout" svg:x1="5.86cm" svg:y1="11.02cm" svg:x2="7.352cm" svg:y2="11.02cm">
          <text:p/>
        </draw:line>
        <draw:line draw:style-name="gr32" draw:text-style-name="P21" draw:layer="layout" svg:x1="5.86cm" svg:y1="11.591cm" svg:x2="7.352cm" svg:y2="11.591cm">
          <text:p/>
        </draw:line>
        <draw:frame draw:style-name="gr153" draw:text-style-name="P20" draw:layer="layout" svg:width="1.979cm" svg:height="0.583cm" svg:x="1.273cm" svg:y="8.976cm">
          <draw:text-box>
            <text:p text:style-name="P52"><text:span text:style-name="T31">Sup</text:span><text:span text:style-name="T31">erm</text:span><text:span text:style-name="T31">erc</text:span><text:span text:style-name="T31">ado </text:span><text:span text:style-name="T31"><text:s/></text:span></text:p>
          </draw:text-box>
        </draw:frame>
        <draw:frame draw:style-name="gr154" draw:text-style-name="P20" draw:layer="layout" svg:width="1.031cm" svg:height="0.583cm" svg:x="1.245cm" svg:y="9.546cm">
          <draw:text-box>
            <text:p text:style-name="P52"><text:span text:style-name="T31">Sna</text:span><text:span text:style-name="T31">cks <text:s/></text:span></text:p>
          </draw:text-box>
        </draw:frame>
        <draw:frame draw:style-name="gr155" draw:text-style-name="P20" draw:layer="layout" svg:width="2.36cm" svg:height="0.582cm" svg:x="1.245cm" svg:y="10.117cm">
          <draw:text-box>
            <text:p text:style-name="P52"><text:span text:style-name="T31">Co</text:span><text:span text:style-name="T31">mid</text:span><text:span text:style-name="T31">a a </text:span><text:span text:style-name="T31">do</text:span><text:span text:style-name="T31">micil</text:span><text:span text:style-name="T31">io</text:span></text:p>
          </draw:text-box>
        </draw:frame>
        <draw:frame draw:style-name="gr156" draw:text-style-name="P20" draw:layer="layout" svg:width="2.707cm" svg:height="0.583cm" svg:x="1.245cm" svg:y="10.687cm">
          <draw:text-box>
            <text:p text:style-name="P52"><text:span text:style-name="T31">Co</text:span><text:span text:style-name="T31">mid</text:span><text:span text:style-name="T31">a </text:span><text:span text:style-name="T31">fuer</text:span><text:span text:style-name="T31">a </text:span><text:span text:style-name="T31">de </text:span><text:span text:style-name="T31">cas</text:span><text:span text:style-name="T31">a</text:span></text:p>
          </draw:text-box>
        </draw:frame>
        <draw:frame draw:style-name="gr157" draw:text-style-name="P20" draw:layer="layout" svg:width="1.13cm" svg:height="0.582cm" svg:x="1.245cm" svg:y="11.257cm">
          <draw:text-box>
            <text:p text:style-name="P52"><text:span text:style-name="T31">+</text:span></text:p>
          </draw:text-box>
        </draw:frame>
        <draw:frame draw:style-name="gr142" draw:text-style-name="P20" draw:layer="layout" svg:width="0.73cm" svg:height="0.583cm" svg:x="1.274cm" svg:y="8.41cm">
          <draw:text-box>
            <text:p text:style-name="P52"><text:span text:style-name="T31">Gas</text:span><text:span text:style-name="T31">to</text:span></text:p>
          </draw:text-box>
        </draw:frame>
        <draw:frame draw:style-name="gr143" draw:text-style-name="P20" draw:layer="layout" svg:width="1.877cm" svg:height="0.583cm" svg:x="4.174cm" svg:y="8.411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58" draw:text-style-name="P20" draw:layer="layout" svg:width="0.562cm" svg:height="0.583cm" svg:x="6.275cm" svg:y="8.412cm">
          <draw:text-box>
            <text:p text:style-name="P52"><text:span text:style-name="T31">Rea</text:span><text:span text:style-name="T31">l</text:span></text:p>
          </draw:text-box>
        </draw:frame>
        <draw:line draw:style-name="gr32" draw:text-style-name="P21" draw:layer="layout" svg:x1="7.61cm" svg:y1="8.741cm" svg:x2="10.41cm" svg:y2="8.741cm">
          <text:p/>
        </draw:line>
        <draw:line draw:style-name="gr32" draw:text-style-name="P21" draw:layer="layout" svg:x1="7.61cm" svg:y1="9.311cm" svg:x2="10.41cm" svg:y2="9.311cm">
          <text:p/>
        </draw:line>
        <draw:line draw:style-name="gr32" draw:text-style-name="P21" draw:layer="layout" svg:x1="7.61cm" svg:y1="9.882cm" svg:x2="10.41cm" svg:y2="9.882cm">
          <text:p/>
        </draw:line>
        <draw:line draw:style-name="gr32" draw:text-style-name="P21" draw:layer="layout" svg:x1="7.61cm" svg:y1="10.45cm" svg:x2="10.41cm" svg:y2="10.45cm">
          <text:p/>
        </draw:line>
        <draw:line draw:style-name="gr32" draw:text-style-name="P21" draw:layer="layout" svg:x1="7.61cm" svg:y1="11.021cm" svg:x2="10.41cm" svg:y2="11.021cm">
          <text:p/>
        </draw:line>
        <draw:line draw:style-name="gr32" draw:text-style-name="P21" draw:layer="layout" svg:x1="7.61cm" svg:y1="11.593cm" svg:x2="10.41cm" svg:y2="11.593cm">
          <text:p/>
        </draw:line>
        <draw:line draw:style-name="gr32" draw:text-style-name="P21" draw:layer="layout" svg:x1="10.581cm" svg:y1="8.741cm" svg:x2="12.072cm" svg:y2="8.741cm">
          <text:p/>
        </draw:line>
        <draw:line draw:style-name="gr32" draw:text-style-name="P21" draw:layer="layout" svg:x1="10.581cm" svg:y1="9.311cm" svg:x2="12.073cm" svg:y2="9.311cm">
          <text:p/>
        </draw:line>
        <draw:line draw:style-name="gr32" draw:text-style-name="P21" draw:layer="layout" svg:x1="10.581cm" svg:y1="9.882cm" svg:x2="12.073cm" svg:y2="9.882cm">
          <text:p/>
        </draw:line>
        <draw:line draw:style-name="gr32" draw:text-style-name="P21" draw:layer="layout" svg:x1="10.581cm" svg:y1="10.45cm" svg:x2="12.073cm" svg:y2="10.45cm">
          <text:p/>
        </draw:line>
        <draw:line draw:style-name="gr32" draw:text-style-name="P21" draw:layer="layout" svg:x1="10.581cm" svg:y1="11.021cm" svg:x2="12.073cm" svg:y2="11.021cm">
          <text:p/>
        </draw:line>
        <draw:line draw:style-name="gr32" draw:text-style-name="P21" draw:layer="layout" svg:x1="10.581cm" svg:y1="11.593cm" svg:x2="12.073cm" svg:y2="11.593cm">
          <text:p/>
        </draw:line>
        <draw:line draw:style-name="gr32" draw:text-style-name="P21" draw:layer="layout" svg:x1="12.25cm" svg:y1="8.741cm" svg:x2="13.741cm" svg:y2="8.741cm">
          <text:p/>
        </draw:line>
        <draw:line draw:style-name="gr32" draw:text-style-name="P21" draw:layer="layout" svg:x1="12.25cm" svg:y1="9.311cm" svg:x2="13.742cm" svg:y2="9.311cm">
          <text:p/>
        </draw:line>
        <draw:line draw:style-name="gr32" draw:text-style-name="P21" draw:layer="layout" svg:x1="12.25cm" svg:y1="9.882cm" svg:x2="13.742cm" svg:y2="9.882cm">
          <text:p/>
        </draw:line>
        <draw:line draw:style-name="gr32" draw:text-style-name="P21" draw:layer="layout" svg:x1="12.25cm" svg:y1="10.45cm" svg:x2="13.742cm" svg:y2="10.45cm">
          <text:p/>
        </draw:line>
        <draw:line draw:style-name="gr32" draw:text-style-name="P21" draw:layer="layout" svg:x1="12.25cm" svg:y1="11.021cm" svg:x2="13.742cm" svg:y2="11.021cm">
          <text:p/>
        </draw:line>
        <draw:line draw:style-name="gr32" draw:text-style-name="P21" draw:layer="layout" svg:x1="12.25cm" svg:y1="11.593cm" svg:x2="13.742cm" svg:y2="11.593cm">
          <text:p/>
        </draw:line>
        <draw:frame draw:style-name="gr159" draw:text-style-name="P20" draw:layer="layout" svg:width="2.322cm" svg:height="0.582cm" svg:x="7.663cm" svg:y="8.978cm">
          <draw:text-box>
            <text:p text:style-name="P52"><text:span text:style-name="T31">Pré</text:span><text:span text:style-name="T31">sta</text:span><text:span text:style-name="T31">mo </text:span><text:span text:style-name="T31">ban</text:span><text:span text:style-name="T31">cari</text:span><text:span text:style-name="T31">o</text:span></text:p>
          </draw:text-box>
        </draw:frame>
        <draw:frame draw:style-name="gr160" draw:text-style-name="P20" draw:layer="layout" svg:width="2.474cm" svg:height="0.695cm" svg:x="7.635cm" svg:y="9.548cm">
          <draw:text-box>
            <text:p text:style-name="P52"><text:span text:style-name="T31">Tarj</text:span><text:span text:style-name="T31">etas </text:span><text:span text:style-name="T31">de </text:span><text:span text:style-name="T31">cré</text:span><text:span text:style-name="T31">dito <text:s/></text:span></text:p>
          </draw:text-box>
        </draw:frame>
        <draw:frame draw:style-name="gr161" draw:text-style-name="P20" draw:layer="layout" svg:width="2.131cm" svg:height="0.582cm" svg:x="7.635cm" svg:y="10.119cm">
          <draw:text-box>
            <text:p text:style-name="P52"><text:span text:style-name="T31">Dep</text:span><text:span text:style-name="T31">arta</text:span><text:span text:style-name="T31">me</text:span><text:span text:style-name="T31">ntal</text:span><text:span text:style-name="T31">es</text:span></text:p>
          </draw:text-box>
        </draw:frame>
        <draw:frame draw:style-name="gr136" draw:text-style-name="P20" draw:layer="layout" svg:width="0.495cm" svg:height="0.583cm" svg:x="7.635cm" svg:y="10.689cm">
          <draw:text-box>
            <text:p text:style-name="P52"><text:span text:style-name="T31">+</text:span></text:p>
          </draw:text-box>
        </draw:frame>
        <draw:frame draw:style-name="gr157" draw:text-style-name="P20" draw:layer="layout" svg:width="1.13cm" svg:height="0.582cm" svg:x="7.635cm" svg:y="11.259cm">
          <draw:text-box>
            <text:p text:style-name="P52"><text:span text:style-name="T31">+</text:span></text:p>
          </draw:text-box>
        </draw:frame>
        <draw:frame draw:style-name="gr142" draw:text-style-name="P20" draw:layer="layout" svg:width="0.73cm" svg:height="0.583cm" svg:x="7.664cm" svg:y="8.412cm">
          <draw:text-box>
            <text:p text:style-name="P52"><text:span text:style-name="T31">Gas</text:span><text:span text:style-name="T31">to</text:span></text:p>
          </draw:text-box>
        </draw:frame>
        <draw:frame draw:style-name="gr143" draw:text-style-name="P20" draw:layer="layout" svg:width="1.877cm" svg:height="0.583cm" svg:x="10.564cm" svg:y="8.413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58" draw:text-style-name="P20" draw:layer="layout" svg:width="0.562cm" svg:height="0.583cm" svg:x="12.665cm" svg:y="8.414cm">
          <draw:text-box>
            <text:p text:style-name="P52"><text:span text:style-name="T31">Rea</text:span><text:span text:style-name="T31">l</text:span></text:p>
          </draw:text-box>
        </draw:frame>
        <draw:frame draw:style-name="gr162" draw:text-style-name="P22" draw:layer="layout" svg:width="1.518cm" svg:height="0.517cm" svg:x="3.92cm" svg:y="7.728cm">
          <draw:text-box>
            <text:p text:style-name="P45"><text:span text:style-name="T32">Co</text:span><text:span text:style-name="T32">mi</text:span><text:span text:style-name="T32">da</text:span></text:p>
          </draw:text-box>
        </draw:frame>
        <draw:frame draw:style-name="gr163" draw:text-style-name="P22" draw:layer="layout" svg:width="2.195cm" svg:height="0.517cm" svg:x="9.947cm" svg:y="7.729cm">
          <draw:text-box>
            <text:p text:style-name="P45"><text:span text:style-name="T32">Cr</text:span><text:span text:style-name="T32">éd</text:span><text:span text:style-name="T32">ito</text:span><text:span text:style-name="T32">s</text:span></text:p>
          </draw:text-box>
        </draw:frame>
        <draw:frame draw:style-name="gr141" draw:text-style-name="P20" draw:layer="layout" svg:width="1.779cm" svg:height="0.348cm" svg:x="2.946cm" svg:y="7.226cm">
          <draw:text-box>
            <text:p text:style-name="P52"><text:span text:style-name="T31">$</text:span></text:p>
          </draw:text-box>
        </draw:frame>
        <draw:line draw:style-name="gr32" draw:text-style-name="P21" draw:layer="layout" svg:x1="8.857cm" svg:y1="7.562cm" svg:x2="13.751cm" svg:y2="7.562cm">
          <text:p/>
        </draw:line>
        <draw:frame draw:style-name="gr141" draw:text-style-name="P20" draw:layer="layout" svg:width="1.779cm" svg:height="0.348cm" svg:x="9.346cm" svg:y="7.229cm">
          <draw:text-box>
            <text:p text:style-name="P52"><text:span text:style-name="T31">$</text:span></text:p>
          </draw:text-box>
        </draw:frame>
        <draw:line draw:style-name="gr32" draw:text-style-name="P21" draw:layer="layout" svg:x1="2.458cm" svg:y1="12.16cm" svg:x2="7.352cm" svg:y2="12.16cm">
          <text:p/>
        </draw:line>
        <draw:frame draw:style-name="gr141" draw:text-style-name="P20" draw:layer="layout" svg:width="1.779cm" svg:height="0.348cm" svg:x="1.246cm" svg:y="11.827cm">
          <draw:text-box>
            <text:p text:style-name="P52"><text:span text:style-name="T31">Sub</text:span><text:span text:style-name="T31">total</text:span></text:p>
          </draw:text-box>
        </draw:frame>
        <draw:frame draw:style-name="gr150" draw:text-style-name="P20" draw:layer="layout" svg:width="1.909cm" svg:height="0.348cm" svg:x="7.636cm" svg:y="11.829cm">
          <draw:text-box>
            <text:p text:style-name="P52"><text:span text:style-name="T31">Sub</text:span><text:span text:style-name="T31">total</text:span></text:p>
          </draw:text-box>
        </draw:frame>
        <draw:frame draw:style-name="gr141" draw:text-style-name="P20" draw:layer="layout" svg:width="1.779cm" svg:height="0.348cm" svg:x="2.947cm" svg:y="11.827cm">
          <draw:text-box>
            <text:p text:style-name="P52"><text:span text:style-name="T31">$</text:span></text:p>
          </draw:text-box>
        </draw:frame>
        <draw:line draw:style-name="gr32" draw:text-style-name="P21" draw:layer="layout" svg:x1="8.858cm" svg:y1="12.163cm" svg:x2="13.752cm" svg:y2="12.163cm">
          <text:p/>
        </draw:line>
        <draw:frame draw:style-name="gr141" draw:text-style-name="P20" draw:layer="layout" svg:width="1.779cm" svg:height="0.348cm" svg:x="9.347cm" svg:y="11.83cm">
          <draw:text-box>
            <text:p text:style-name="P52"><text:span text:style-name="T31">$</text:span></text:p>
          </draw:text-box>
        </draw:frame>
        <draw:line draw:style-name="gr21" draw:text-style-name="P19" draw:layer="layout" svg:x1="0.7cm" svg:y1="12.877cm" svg:x2="13.95cm" svg:y2="12.877cm">
          <text:p/>
        </draw:line>
        <draw:line draw:style-name="gr32" draw:text-style-name="P21" draw:layer="layout" svg:x1="1.22cm" svg:y1="13.367cm" svg:x2="4.02cm" svg:y2="13.367cm">
          <text:p/>
        </draw:line>
        <draw:line draw:style-name="gr32" draw:text-style-name="P21" draw:layer="layout" svg:x1="1.22cm" svg:y1="13.937cm" svg:x2="4.02cm" svg:y2="13.937cm">
          <text:p/>
        </draw:line>
        <draw:line draw:style-name="gr32" draw:text-style-name="P21" draw:layer="layout" svg:x1="1.22cm" svg:y1="14.507cm" svg:x2="4.02cm" svg:y2="14.507cm">
          <text:p/>
        </draw:line>
        <draw:line draw:style-name="gr32" draw:text-style-name="P21" draw:layer="layout" svg:x1="1.22cm" svg:y1="15.076cm" svg:x2="4.02cm" svg:y2="15.076cm">
          <text:p/>
        </draw:line>
        <draw:line draw:style-name="gr32" draw:text-style-name="P21" draw:layer="layout" svg:x1="1.22cm" svg:y1="15.647cm" svg:x2="4.02cm" svg:y2="15.647cm">
          <text:p/>
        </draw:line>
        <draw:line draw:style-name="gr32" draw:text-style-name="P21" draw:layer="layout" svg:x1="4.191cm" svg:y1="13.367cm" svg:x2="5.682cm" svg:y2="13.367cm">
          <text:p/>
        </draw:line>
        <draw:line draw:style-name="gr32" draw:text-style-name="P21" draw:layer="layout" svg:x1="4.191cm" svg:y1="13.937cm" svg:x2="5.683cm" svg:y2="13.937cm">
          <text:p/>
        </draw:line>
        <draw:line draw:style-name="gr32" draw:text-style-name="P21" draw:layer="layout" svg:x1="4.191cm" svg:y1="14.507cm" svg:x2="5.683cm" svg:y2="14.507cm">
          <text:p/>
        </draw:line>
        <draw:line draw:style-name="gr32" draw:text-style-name="P21" draw:layer="layout" svg:x1="4.191cm" svg:y1="15.076cm" svg:x2="5.683cm" svg:y2="15.076cm">
          <text:p/>
        </draw:line>
        <draw:line draw:style-name="gr32" draw:text-style-name="P21" draw:layer="layout" svg:x1="4.191cm" svg:y1="15.647cm" svg:x2="5.683cm" svg:y2="15.647cm">
          <text:p/>
        </draw:line>
        <draw:line draw:style-name="gr32" draw:text-style-name="P21" draw:layer="layout" svg:x1="5.86cm" svg:y1="13.367cm" svg:x2="7.351cm" svg:y2="13.367cm">
          <text:p/>
        </draw:line>
        <draw:line draw:style-name="gr32" draw:text-style-name="P21" draw:layer="layout" svg:x1="5.86cm" svg:y1="13.937cm" svg:x2="7.352cm" svg:y2="13.937cm">
          <text:p/>
        </draw:line>
        <draw:line draw:style-name="gr32" draw:text-style-name="P21" draw:layer="layout" svg:x1="5.86cm" svg:y1="14.507cm" svg:x2="7.352cm" svg:y2="14.507cm">
          <text:p/>
        </draw:line>
        <draw:line draw:style-name="gr32" draw:text-style-name="P21" draw:layer="layout" svg:x1="5.86cm" svg:y1="15.076cm" svg:x2="7.352cm" svg:y2="15.076cm">
          <text:p/>
        </draw:line>
        <draw:line draw:style-name="gr32" draw:text-style-name="P21" draw:layer="layout" svg:x1="5.86cm" svg:y1="15.647cm" svg:x2="7.352cm" svg:y2="15.647cm">
          <text:p/>
        </draw:line>
        <draw:frame draw:style-name="gr164" draw:text-style-name="P20" draw:layer="layout" svg:width="0.899cm" svg:height="0.582cm" svg:x="1.273cm" svg:y="13.604cm">
          <draw:text-box>
            <text:p text:style-name="P52"><text:span text:style-name="T31">Seg</text:span><text:span text:style-name="T31">uro</text:span></text:p>
          </draw:text-box>
        </draw:frame>
        <draw:frame draw:style-name="gr165" draw:text-style-name="P20" draw:layer="layout" svg:width="1.128cm" svg:height="0.583cm" svg:x="1.245cm" svg:y="14.174cm">
          <draw:text-box>
            <text:p text:style-name="P52"><text:span text:style-name="T31">Far</text:span><text:span text:style-name="T31">mac</text:span><text:span text:style-name="T31">ia</text:span></text:p>
          </draw:text-box>
        </draw:frame>
        <draw:frame draw:style-name="gr135" draw:text-style-name="P20" draw:layer="layout" svg:width="0.667cm" svg:height="0.583cm" svg:x="1.245cm" svg:y="14.744cm">
          <draw:text-box>
            <text:p text:style-name="P52"><text:span text:style-name="T31">+</text:span></text:p>
          </draw:text-box>
        </draw:frame>
        <draw:frame draw:style-name="gr136" draw:text-style-name="P20" draw:layer="layout" svg:width="0.495cm" svg:height="0.583cm" svg:x="1.245cm" svg:y="15.315cm">
          <draw:text-box>
            <text:p text:style-name="P52"><text:span text:style-name="T31">+</text:span></text:p>
          </draw:text-box>
        </draw:frame>
        <draw:frame draw:style-name="gr142" draw:text-style-name="P20" draw:layer="layout" svg:width="0.73cm" svg:height="0.583cm" svg:x="1.274cm" svg:y="13.038cm">
          <draw:text-box>
            <text:p text:style-name="P52"><text:span text:style-name="T31">Gas</text:span><text:span text:style-name="T31">to</text:span></text:p>
          </draw:text-box>
        </draw:frame>
        <draw:frame draw:style-name="gr143" draw:text-style-name="P20" draw:layer="layout" svg:width="1.877cm" svg:height="0.583cm" svg:x="4.174cm" svg:y="13.039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6.275cm" svg:y="13.04cm">
          <draw:text-box>
            <text:p text:style-name="P52"><text:span text:style-name="T31">Rea</text:span><text:span text:style-name="T31">l</text:span></text:p>
          </draw:text-box>
        </draw:frame>
        <draw:line draw:style-name="gr32" draw:text-style-name="P21" draw:layer="layout" svg:x1="7.61cm" svg:y1="13.368cm" svg:x2="10.41cm" svg:y2="13.368cm">
          <text:p/>
        </draw:line>
        <draw:line draw:style-name="gr32" draw:text-style-name="P21" draw:layer="layout" svg:x1="7.61cm" svg:y1="13.939cm" svg:x2="10.41cm" svg:y2="13.939cm">
          <text:p/>
        </draw:line>
        <draw:line draw:style-name="gr32" draw:text-style-name="P21" draw:layer="layout" svg:x1="7.61cm" svg:y1="14.509cm" svg:x2="10.41cm" svg:y2="14.509cm">
          <text:p/>
        </draw:line>
        <draw:line draw:style-name="gr32" draw:text-style-name="P21" draw:layer="layout" svg:x1="7.61cm" svg:y1="15.078cm" svg:x2="10.41cm" svg:y2="15.078cm">
          <text:p/>
        </draw:line>
        <draw:line draw:style-name="gr32" draw:text-style-name="P21" draw:layer="layout" svg:x1="7.61cm" svg:y1="15.649cm" svg:x2="10.41cm" svg:y2="15.649cm">
          <text:p/>
        </draw:line>
        <draw:line draw:style-name="gr32" draw:text-style-name="P21" draw:layer="layout" svg:x1="10.581cm" svg:y1="13.368cm" svg:x2="12.072cm" svg:y2="13.368cm">
          <text:p/>
        </draw:line>
        <draw:line draw:style-name="gr32" draw:text-style-name="P21" draw:layer="layout" svg:x1="10.581cm" svg:y1="13.939cm" svg:x2="12.073cm" svg:y2="13.939cm">
          <text:p/>
        </draw:line>
        <draw:line draw:style-name="gr32" draw:text-style-name="P21" draw:layer="layout" svg:x1="10.581cm" svg:y1="14.509cm" svg:x2="12.073cm" svg:y2="14.509cm">
          <text:p/>
        </draw:line>
        <draw:line draw:style-name="gr32" draw:text-style-name="P21" draw:layer="layout" svg:x1="10.581cm" svg:y1="15.078cm" svg:x2="12.073cm" svg:y2="15.078cm">
          <text:p/>
        </draw:line>
        <draw:line draw:style-name="gr32" draw:text-style-name="P21" draw:layer="layout" svg:x1="10.581cm" svg:y1="15.649cm" svg:x2="12.073cm" svg:y2="15.649cm">
          <text:p/>
        </draw:line>
        <draw:line draw:style-name="gr32" draw:text-style-name="P21" draw:layer="layout" svg:x1="12.25cm" svg:y1="13.368cm" svg:x2="13.741cm" svg:y2="13.368cm">
          <text:p/>
        </draw:line>
        <draw:line draw:style-name="gr32" draw:text-style-name="P21" draw:layer="layout" svg:x1="12.25cm" svg:y1="13.939cm" svg:x2="13.742cm" svg:y2="13.939cm">
          <text:p/>
        </draw:line>
        <draw:line draw:style-name="gr32" draw:text-style-name="P21" draw:layer="layout" svg:x1="12.25cm" svg:y1="14.509cm" svg:x2="13.742cm" svg:y2="14.509cm">
          <text:p/>
        </draw:line>
        <draw:line draw:style-name="gr32" draw:text-style-name="P21" draw:layer="layout" svg:x1="12.25cm" svg:y1="15.078cm" svg:x2="13.742cm" svg:y2="15.078cm">
          <text:p/>
        </draw:line>
        <draw:line draw:style-name="gr32" draw:text-style-name="P21" draw:layer="layout" svg:x1="12.25cm" svg:y1="15.649cm" svg:x2="13.742cm" svg:y2="15.649cm">
          <text:p/>
        </draw:line>
        <draw:frame draw:style-name="gr166" draw:text-style-name="P20" draw:layer="layout" svg:width="2.068cm" svg:height="0.583cm" svg:x="7.663cm" svg:y="13.605cm">
          <draw:text-box>
            <text:p text:style-name="P52"><text:span text:style-name="T31">Eve</text:span><text:span text:style-name="T31">ntos </text:span><text:span text:style-name="T31">soci</text:span><text:span text:style-name="T31">ales</text:span></text:p>
          </draw:text-box>
        </draw:frame>
        <draw:frame draw:style-name="gr167" draw:text-style-name="P20" draw:layer="layout" svg:width="1.196cm" svg:height="0.583cm" svg:x="7.635cm" svg:y="14.176cm">
          <draw:text-box>
            <text:p text:style-name="P52"><text:span text:style-name="T31">Hob</text:span><text:span text:style-name="T31">bies </text:span><text:span text:style-name="T31"><text:s/></text:span></text:p>
          </draw:text-box>
        </draw:frame>
        <draw:frame draw:style-name="gr135" draw:text-style-name="P20" draw:layer="layout" svg:width="0.667cm" svg:height="0.583cm" svg:x="7.635cm" svg:y="14.746cm">
          <draw:text-box>
            <text:p text:style-name="P52"><text:span text:style-name="T31">+</text:span></text:p>
          </draw:text-box>
        </draw:frame>
        <draw:frame draw:style-name="gr168" draw:text-style-name="P20" draw:layer="layout" svg:width="0.495cm" svg:height="0.582cm" svg:x="7.635cm" svg:y="15.317cm">
          <draw:text-box>
            <text:p text:style-name="P52"><text:span text:style-name="T31">+</text:span></text:p>
          </draw:text-box>
        </draw:frame>
        <draw:frame draw:style-name="gr151" draw:text-style-name="P20" draw:layer="layout" svg:width="0.73cm" svg:height="0.582cm" svg:x="7.664cm" svg:y="13.04cm">
          <draw:text-box>
            <text:p text:style-name="P52"><text:span text:style-name="T31">Gas</text:span><text:span text:style-name="T31">to</text:span></text:p>
          </draw:text-box>
        </draw:frame>
        <draw:frame draw:style-name="gr152" draw:text-style-name="P20" draw:layer="layout" svg:width="1.877cm" svg:height="0.582cm" svg:x="10.564cm" svg:y="13.041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12.665cm" svg:y="13.042cm">
          <draw:text-box>
            <text:p text:style-name="P52"><text:span text:style-name="T31">Rea</text:span><text:span text:style-name="T31">l</text:span></text:p>
          </draw:text-box>
        </draw:frame>
        <draw:frame draw:style-name="gr162" draw:text-style-name="P22" draw:layer="layout" svg:width="1.518cm" svg:height="0.517cm" svg:x="3.92cm" svg:y="12.356cm">
          <draw:text-box>
            <text:p text:style-name="P45"><text:span text:style-name="T32">Sa</text:span><text:span text:style-name="T32">lu</text:span><text:span text:style-name="T32">d</text:span></text:p>
          </draw:text-box>
        </draw:frame>
        <draw:frame draw:style-name="gr169" draw:text-style-name="P22" draw:layer="layout" svg:width="2.94cm" svg:height="0.517cm" svg:x="9.947cm" svg:y="12.357cm">
          <draw:text-box>
            <text:p text:style-name="P45"><text:span text:style-name="T32">En</text:span><text:span text:style-name="T32">tre</text:span><text:span text:style-name="T32">te</text:span><text:span text:style-name="T32">ni</text:span><text:span text:style-name="T32">mi</text:span><text:span text:style-name="T32">en</text:span><text:span text:style-name="T32">to</text:span></text:p>
          </draw:text-box>
        </draw:frame>
        <draw:line draw:style-name="gr32" draw:text-style-name="P21" draw:layer="layout" svg:x1="2.458cm" svg:y1="16.155cm" svg:x2="7.352cm" svg:y2="16.155cm">
          <text:p/>
        </draw:line>
        <draw:frame draw:style-name="gr141" draw:text-style-name="P20" draw:layer="layout" svg:width="1.779cm" svg:height="0.348cm" svg:x="1.246cm" svg:y="15.822cm">
          <draw:text-box>
            <text:p text:style-name="P52"><text:span text:style-name="T31">Sub</text:span><text:span text:style-name="T31">total</text:span></text:p>
          </draw:text-box>
        </draw:frame>
        <draw:frame draw:style-name="gr150" draw:text-style-name="P20" draw:layer="layout" svg:width="1.909cm" svg:height="0.348cm" svg:x="7.636cm" svg:y="15.824cm">
          <draw:text-box>
            <text:p text:style-name="P52"><text:span text:style-name="T31">Sub</text:span><text:span text:style-name="T31">total</text:span></text:p>
          </draw:text-box>
        </draw:frame>
        <draw:frame draw:style-name="gr141" draw:text-style-name="P20" draw:layer="layout" svg:width="1.779cm" svg:height="0.348cm" svg:x="2.947cm" svg:y="15.822cm">
          <draw:text-box>
            <text:p text:style-name="P52"><text:span text:style-name="T31">$</text:span></text:p>
          </draw:text-box>
        </draw:frame>
        <draw:line draw:style-name="gr32" draw:text-style-name="P21" draw:layer="layout" svg:x1="8.858cm" svg:y1="16.158cm" svg:x2="13.752cm" svg:y2="16.158cm">
          <text:p/>
        </draw:line>
        <draw:frame draw:style-name="gr141" draw:text-style-name="P20" draw:layer="layout" svg:width="1.779cm" svg:height="0.348cm" svg:x="9.347cm" svg:y="15.825cm">
          <draw:text-box>
            <text:p text:style-name="P52"><text:span text:style-name="T31">$</text:span></text:p>
          </draw:text-box>
        </draw:frame>
        <draw:line draw:style-name="gr32" draw:text-style-name="P21" draw:layer="layout" svg:x1="1.22cm" svg:y1="17.361cm" svg:x2="4.02cm" svg:y2="17.361cm">
          <text:p/>
        </draw:line>
        <draw:line draw:style-name="gr32" draw:text-style-name="P21" draw:layer="layout" svg:x1="1.22cm" svg:y1="17.932cm" svg:x2="4.02cm" svg:y2="17.932cm">
          <text:p/>
        </draw:line>
        <draw:line draw:style-name="gr32" draw:text-style-name="P21" draw:layer="layout" svg:x1="1.22cm" svg:y1="18.502cm" svg:x2="4.02cm" svg:y2="18.502cm">
          <text:p/>
        </draw:line>
        <draw:line draw:style-name="gr32" draw:text-style-name="P21" draw:layer="layout" svg:x1="1.22cm" svg:y1="19.071cm" svg:x2="4.02cm" svg:y2="19.071cm">
          <text:p/>
        </draw:line>
        <draw:line draw:style-name="gr32" draw:text-style-name="P21" draw:layer="layout" svg:x1="1.22cm" svg:y1="19.642cm" svg:x2="4.02cm" svg:y2="19.642cm">
          <text:p/>
        </draw:line>
        <draw:line draw:style-name="gr32" draw:text-style-name="P21" draw:layer="layout" svg:x1="1.22cm" svg:y1="20.214cm" svg:x2="4.02cm" svg:y2="20.214cm">
          <text:p/>
        </draw:line>
        <draw:line draw:style-name="gr32" draw:text-style-name="P21" draw:layer="layout" svg:x1="4.191cm" svg:y1="17.361cm" svg:x2="5.682cm" svg:y2="17.361cm">
          <text:p/>
        </draw:line>
        <draw:line draw:style-name="gr32" draw:text-style-name="P21" draw:layer="layout" svg:x1="4.191cm" svg:y1="17.932cm" svg:x2="5.683cm" svg:y2="17.932cm">
          <text:p/>
        </draw:line>
        <draw:line draw:style-name="gr32" draw:text-style-name="P21" draw:layer="layout" svg:x1="4.191cm" svg:y1="18.502cm" svg:x2="5.683cm" svg:y2="18.502cm">
          <text:p/>
        </draw:line>
        <draw:line draw:style-name="gr32" draw:text-style-name="P21" draw:layer="layout" svg:x1="4.191cm" svg:y1="19.071cm" svg:x2="5.683cm" svg:y2="19.071cm">
          <text:p/>
        </draw:line>
        <draw:line draw:style-name="gr32" draw:text-style-name="P21" draw:layer="layout" svg:x1="4.191cm" svg:y1="19.642cm" svg:x2="5.683cm" svg:y2="19.642cm">
          <text:p/>
        </draw:line>
        <draw:line draw:style-name="gr32" draw:text-style-name="P21" draw:layer="layout" svg:x1="4.191cm" svg:y1="20.214cm" svg:x2="5.683cm" svg:y2="20.214cm">
          <text:p/>
        </draw:line>
        <draw:line draw:style-name="gr32" draw:text-style-name="P21" draw:layer="layout" svg:x1="5.86cm" svg:y1="17.361cm" svg:x2="7.351cm" svg:y2="17.361cm">
          <text:p/>
        </draw:line>
        <draw:line draw:style-name="gr32" draw:text-style-name="P21" draw:layer="layout" svg:x1="5.86cm" svg:y1="17.932cm" svg:x2="7.352cm" svg:y2="17.932cm">
          <text:p/>
        </draw:line>
        <draw:line draw:style-name="gr32" draw:text-style-name="P21" draw:layer="layout" svg:x1="5.86cm" svg:y1="18.502cm" svg:x2="7.352cm" svg:y2="18.502cm">
          <text:p/>
        </draw:line>
        <draw:line draw:style-name="gr32" draw:text-style-name="P21" draw:layer="layout" svg:x1="5.86cm" svg:y1="19.071cm" svg:x2="7.352cm" svg:y2="19.071cm">
          <text:p/>
        </draw:line>
        <draw:line draw:style-name="gr32" draw:text-style-name="P21" draw:layer="layout" svg:x1="5.86cm" svg:y1="19.642cm" svg:x2="7.352cm" svg:y2="19.642cm">
          <text:p/>
        </draw:line>
        <draw:line draw:style-name="gr32" draw:text-style-name="P21" draw:layer="layout" svg:x1="5.86cm" svg:y1="20.214cm" svg:x2="7.352cm" svg:y2="20.214cm">
          <text:p/>
        </draw:line>
        <draw:frame draw:style-name="gr170" draw:text-style-name="P20" draw:layer="layout" svg:width="2.758cm" svg:height="0.582cm" svg:x="1.273cm" svg:y="17.599cm">
          <draw:text-box>
            <text:p text:style-name="P52"><text:span text:style-name="T31">Me</text:span><text:span text:style-name="T31">nsu</text:span><text:span text:style-name="T31">alid</text:span><text:span text:style-name="T31">ad </text:span><text:span text:style-name="T31">del </text:span><text:span text:style-name="T31">aut</text:span><text:span text:style-name="T31">o</text:span></text:p>
          </draw:text-box>
        </draw:frame>
        <draw:frame draw:style-name="gr171" draw:text-style-name="P20" draw:layer="layout" svg:width="0.971cm" svg:height="0.583cm" svg:x="1.245cm" svg:y="18.169cm">
          <draw:text-box>
            <text:p text:style-name="P52"><text:span text:style-name="T31">Seg</text:span><text:span text:style-name="T31">uro </text:span></text:p>
          </draw:text-box>
        </draw:frame>
        <draw:frame draw:style-name="gr172" draw:text-style-name="P20" draw:layer="layout" svg:width="1.077cm" svg:height="0.583cm" svg:x="1.245cm" svg:y="18.739cm">
          <draw:text-box>
            <text:p text:style-name="P52"><text:span text:style-name="T31">Gas</text:span><text:span text:style-name="T31">olin</text:span><text:span text:style-name="T31">a</text:span></text:p>
          </draw:text-box>
        </draw:frame>
        <draw:frame draw:style-name="gr173" draw:text-style-name="P20" draw:layer="layout" svg:width="1.856cm" svg:height="0.583cm" svg:x="1.245cm" svg:y="19.31cm">
          <draw:text-box>
            <text:p text:style-name="P52"><text:span text:style-name="T31">Ma</text:span><text:span text:style-name="T31">nte</text:span><text:span text:style-name="T31">nimi</text:span><text:span text:style-name="T31">ent</text:span><text:span text:style-name="T31">o</text:span></text:p>
          </draw:text-box>
        </draw:frame>
        <draw:frame draw:style-name="gr174" draw:text-style-name="P20" draw:layer="layout" svg:width="2.271cm" svg:height="0.583cm" svg:x="1.245cm" svg:y="19.879cm">
          <draw:text-box>
            <text:p text:style-name="P52"><text:span text:style-name="T31">Met</text:span><text:span text:style-name="T31">ro / </text:span><text:span text:style-name="T31">Ube</text:span><text:span text:style-name="T31">r / </text:span><text:span text:style-name="T31">Bus</text:span></text:p>
          </draw:text-box>
        </draw:frame>
        <draw:frame draw:style-name="gr142" draw:text-style-name="P20" draw:layer="layout" svg:width="0.73cm" svg:height="0.583cm" svg:x="1.274cm" svg:y="17.033cm">
          <draw:text-box>
            <text:p text:style-name="P52"><text:span text:style-name="T31">Gas</text:span><text:span text:style-name="T31">to</text:span></text:p>
          </draw:text-box>
        </draw:frame>
        <draw:frame draw:style-name="gr152" draw:text-style-name="P20" draw:layer="layout" svg:width="1.877cm" svg:height="0.582cm" svg:x="4.174cm" svg:y="17.034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6.275cm" svg:y="17.035cm">
          <draw:text-box>
            <text:p text:style-name="P52"><text:span text:style-name="T31">Rea</text:span><text:span text:style-name="T31">l</text:span></text:p>
          </draw:text-box>
        </draw:frame>
        <draw:line draw:style-name="gr32" draw:text-style-name="P21" draw:layer="layout" svg:x1="7.61cm" svg:y1="17.363cm" svg:x2="10.41cm" svg:y2="17.363cm">
          <text:p/>
        </draw:line>
        <draw:line draw:style-name="gr32" draw:text-style-name="P21" draw:layer="layout" svg:x1="7.61cm" svg:y1="17.934cm" svg:x2="10.41cm" svg:y2="17.934cm">
          <text:p/>
        </draw:line>
        <draw:line draw:style-name="gr32" draw:text-style-name="P21" draw:layer="layout" svg:x1="7.61cm" svg:y1="18.504cm" svg:x2="10.41cm" svg:y2="18.504cm">
          <text:p/>
        </draw:line>
        <draw:line draw:style-name="gr32" draw:text-style-name="P21" draw:layer="layout" svg:x1="7.61cm" svg:y1="19.073cm" svg:x2="10.41cm" svg:y2="19.073cm">
          <text:p/>
        </draw:line>
        <draw:line draw:style-name="gr32" draw:text-style-name="P21" draw:layer="layout" svg:x1="7.61cm" svg:y1="19.644cm" svg:x2="10.41cm" svg:y2="19.644cm">
          <text:p/>
        </draw:line>
        <draw:line draw:style-name="gr32" draw:text-style-name="P21" draw:layer="layout" svg:x1="7.61cm" svg:y1="20.216cm" svg:x2="10.41cm" svg:y2="20.216cm">
          <text:p/>
        </draw:line>
        <draw:line draw:style-name="gr32" draw:text-style-name="P21" draw:layer="layout" svg:x1="10.581cm" svg:y1="17.363cm" svg:x2="12.072cm" svg:y2="17.363cm">
          <text:p/>
        </draw:line>
        <draw:line draw:style-name="gr32" draw:text-style-name="P21" draw:layer="layout" svg:x1="10.581cm" svg:y1="17.934cm" svg:x2="12.073cm" svg:y2="17.934cm">
          <text:p/>
        </draw:line>
        <draw:line draw:style-name="gr32" draw:text-style-name="P21" draw:layer="layout" svg:x1="10.581cm" svg:y1="18.504cm" svg:x2="12.073cm" svg:y2="18.504cm">
          <text:p/>
        </draw:line>
        <draw:line draw:style-name="gr32" draw:text-style-name="P21" draw:layer="layout" svg:x1="10.581cm" svg:y1="19.073cm" svg:x2="12.073cm" svg:y2="19.073cm">
          <text:p/>
        </draw:line>
        <draw:line draw:style-name="gr32" draw:text-style-name="P21" draw:layer="layout" svg:x1="10.581cm" svg:y1="19.644cm" svg:x2="12.073cm" svg:y2="19.644cm">
          <text:p/>
        </draw:line>
        <draw:line draw:style-name="gr32" draw:text-style-name="P21" draw:layer="layout" svg:x1="10.581cm" svg:y1="20.216cm" svg:x2="12.073cm" svg:y2="20.216cm">
          <text:p/>
        </draw:line>
        <draw:line draw:style-name="gr32" draw:text-style-name="P21" draw:layer="layout" svg:x1="12.25cm" svg:y1="17.363cm" svg:x2="13.741cm" svg:y2="17.363cm">
          <text:p/>
        </draw:line>
        <draw:line draw:style-name="gr32" draw:text-style-name="P21" draw:layer="layout" svg:x1="12.25cm" svg:y1="17.934cm" svg:x2="13.742cm" svg:y2="17.934cm">
          <text:p/>
        </draw:line>
        <draw:line draw:style-name="gr32" draw:text-style-name="P21" draw:layer="layout" svg:x1="12.25cm" svg:y1="18.504cm" svg:x2="13.742cm" svg:y2="18.504cm">
          <text:p/>
        </draw:line>
        <draw:line draw:style-name="gr32" draw:text-style-name="P21" draw:layer="layout" svg:x1="12.25cm" svg:y1="19.073cm" svg:x2="13.742cm" svg:y2="19.073cm">
          <text:p/>
        </draw:line>
        <draw:line draw:style-name="gr32" draw:text-style-name="P21" draw:layer="layout" svg:x1="12.25cm" svg:y1="19.644cm" svg:x2="13.742cm" svg:y2="19.644cm">
          <text:p/>
        </draw:line>
        <draw:line draw:style-name="gr32" draw:text-style-name="P21" draw:layer="layout" svg:x1="12.25cm" svg:y1="20.216cm" svg:x2="13.742cm" svg:y2="20.216cm">
          <text:p/>
        </draw:line>
        <draw:frame draw:style-name="gr175" draw:text-style-name="P20" draw:layer="layout" svg:width="2.322cm" svg:height="0.583cm" svg:x="7.663cm" svg:y="17.6cm">
          <draw:text-box>
            <text:p text:style-name="P52"><text:span text:style-name="T31">+</text:span></text:p>
          </draw:text-box>
        </draw:frame>
        <draw:frame draw:style-name="gr176" draw:text-style-name="P20" draw:layer="layout" svg:width="2.343cm" svg:height="0.583cm" svg:x="7.635cm" svg:y="18.171cm">
          <draw:text-box>
            <text:p text:style-name="P52"><text:span text:style-name="T31">+</text:span></text:p>
          </draw:text-box>
        </draw:frame>
        <draw:frame draw:style-name="gr177" draw:text-style-name="P20" draw:layer="layout" svg:width="2.131cm" svg:height="0.583cm" svg:x="7.635cm" svg:y="18.741cm">
          <draw:text-box>
            <text:p text:style-name="P52"><text:span text:style-name="T31">+</text:span></text:p>
          </draw:text-box>
        </draw:frame>
        <draw:frame draw:style-name="gr168" draw:text-style-name="P20" draw:layer="layout" svg:width="0.495cm" svg:height="0.582cm" svg:x="7.635cm" svg:y="19.312cm">
          <draw:text-box>
            <text:p text:style-name="P52"><text:span text:style-name="T31">+</text:span></text:p>
          </draw:text-box>
        </draw:frame>
        <draw:frame draw:style-name="gr137" draw:text-style-name="P20" draw:layer="layout" svg:width="1.13cm" svg:height="0.583cm" svg:x="7.635cm" svg:y="19.881cm">
          <draw:text-box>
            <text:p text:style-name="P52"><text:span text:style-name="T31">+</text:span></text:p>
          </draw:text-box>
        </draw:frame>
        <draw:frame draw:style-name="gr151" draw:text-style-name="P20" draw:layer="layout" svg:width="0.73cm" svg:height="0.582cm" svg:x="7.664cm" svg:y="17.035cm">
          <draw:text-box>
            <text:p text:style-name="P52"><text:span text:style-name="T31">Gas</text:span><text:span text:style-name="T31">to</text:span></text:p>
          </draw:text-box>
        </draw:frame>
        <draw:frame draw:style-name="gr152" draw:text-style-name="P20" draw:layer="layout" svg:width="1.877cm" svg:height="0.582cm" svg:x="10.564cm" svg:y="17.036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12.665cm" svg:y="17.037cm">
          <draw:text-box>
            <text:p text:style-name="P52"><text:span text:style-name="T31">Rea</text:span><text:span text:style-name="T31">l</text:span></text:p>
          </draw:text-box>
        </draw:frame>
        <draw:frame draw:style-name="gr178" draw:text-style-name="P22" draw:layer="layout" svg:width="2.021cm" svg:height="0.517cm" svg:x="3.92cm" svg:y="16.351cm">
          <draw:text-box>
            <text:p text:style-name="P45"><text:span text:style-name="T32">Tr</text:span><text:span text:style-name="T32">an</text:span><text:span text:style-name="T32">sp</text:span><text:span text:style-name="T32">ort</text:span><text:span text:style-name="T32">e</text:span></text:p>
          </draw:text-box>
        </draw:frame>
        <draw:frame draw:style-name="gr163" draw:text-style-name="P22" draw:layer="layout" svg:width="2.195cm" svg:height="0.517cm" svg:x="9.947cm" svg:y="16.352cm">
          <draw:text-box>
            <text:p text:style-name="P45"><text:span text:style-name="T32">Ot</text:span><text:span text:style-name="T32">ro</text:span><text:span text:style-name="T32">s</text:span></text:p>
          </draw:text-box>
        </draw:frame>
        <draw:line draw:style-name="gr32" draw:text-style-name="P21" draw:layer="layout" svg:x1="2.458cm" svg:y1="20.783cm" svg:x2="7.352cm" svg:y2="20.783cm">
          <text:p/>
        </draw:line>
        <draw:frame draw:style-name="gr141" draw:text-style-name="P20" draw:layer="layout" svg:width="1.779cm" svg:height="0.348cm" svg:x="1.246cm" svg:y="20.45cm">
          <draw:text-box>
            <text:p text:style-name="P52"><text:span text:style-name="T31">Sub</text:span><text:span text:style-name="T31">total</text:span></text:p>
          </draw:text-box>
        </draw:frame>
        <draw:frame draw:style-name="gr150" draw:text-style-name="P20" draw:layer="layout" svg:width="1.909cm" svg:height="0.348cm" svg:x="7.636cm" svg:y="20.452cm">
          <draw:text-box>
            <text:p text:style-name="P52"><text:span text:style-name="T31">Sub</text:span><text:span text:style-name="T31">total</text:span></text:p>
          </draw:text-box>
        </draw:frame>
        <draw:frame draw:style-name="gr141" draw:text-style-name="P20" draw:layer="layout" svg:width="1.779cm" svg:height="0.348cm" svg:x="2.947cm" svg:y="20.45cm">
          <draw:text-box>
            <text:p text:style-name="P52"><text:span text:style-name="T31">$</text:span></text:p>
          </draw:text-box>
        </draw:frame>
        <draw:line draw:style-name="gr32" draw:text-style-name="P21" draw:layer="layout" svg:x1="8.858cm" svg:y1="20.786cm" svg:x2="13.752cm" svg:y2="20.786cm">
          <text:p/>
        </draw:line>
        <draw:frame draw:style-name="gr141" draw:text-style-name="P20" draw:layer="layout" svg:width="1.779cm" svg:height="0.348cm" svg:x="9.347cm" svg:y="20.453cm">
          <draw:text-box>
            <text:p text:style-name="P52"><text:span text:style-name="T31">$</text:span></text:p>
          </draw:text-box>
        </draw:frame>
        <draw:line draw:style-name="gr21" draw:text-style-name="P19" draw:layer="layout" svg:x1="0.7cm" svg:y1="16.849cm" svg:x2="13.95cm" svg:y2="16.849cm">
          <text:p/>
        </draw:line>
        <draw:line draw:style-name="gr21" draw:text-style-name="P19" draw:layer="layout" svg:x1="0.706cm" svg:y1="1.966cm" svg:x2="13.956cm" svg:y2="1.966cm">
          <text:p/>
        </draw:line>
        <draw:frame draw:style-name="gr179" draw:text-style-name="P18" draw:layer="layout" svg:width="6.136cm" svg:height="0.776cm" svg:x="0.92cm" svg:y="0.702cm">
          <draw:text-box>
            <text:p text:style-name="P47"><text:span text:style-name="T30">P</text:span><text:span text:style-name="T30">r</text:span><text:span text:style-name="T30">e</text:span><text:span text:style-name="T30">s</text:span><text:span text:style-name="T30">u</text:span><text:span text:style-name="T30">p</text:span><text:span text:style-name="T30">u</text:span><text:span text:style-name="T30">e</text:span><text:span text:style-name="T30">st</text:span><text:span text:style-name="T30">o </text:span><text:span text:style-name="T30">m</text:span><text:span text:style-name="T30">e</text:span><text:span text:style-name="T30">n</text:span><text:span text:style-name="T30">s</text:span><text:span text:style-name="T30">u</text:span><text:span text:style-name="T30">al</text:span></text:p>
          </draw:text-box>
        </draw:frame>
        <draw:frame draw:style-name="gr162" draw:text-style-name="P22" draw:layer="layout" svg:width="1.518cm" svg:height="0.517cm" svg:x="3.921cm" svg:y="1.426cm">
          <draw:text-box>
            <text:p text:style-name="P45"><text:span text:style-name="T32">Ca</text:span><text:span text:style-name="T32">sa</text:span></text:p>
          </draw:text-box>
        </draw:frame>
        <draw:frame draw:style-name="gr163" draw:text-style-name="P22" draw:layer="layout" svg:width="2.195cm" svg:height="0.517cm" svg:x="9.948cm" svg:y="1.427cm">
          <draw:text-box>
            <text:p text:style-name="P45"><text:span text:style-name="T32">Pe</text:span><text:span text:style-name="T32">rs</text:span><text:span text:style-name="T32">on</text:span><text:span text:style-name="T32">al</text:span></text:p>
          </draw:text-box>
        </draw:frame>
        <draw:custom-shape draw:style-name="gr101" draw:text-style-name="P28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3.461cm" svg:height="0.348cm" svg:x="23.67cm" svg:y="19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43" draw:layer="layout" svg:width="0.198cm" svg:height="0.371cm" svg:x="23.787cm" svg:y="17.732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2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2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2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2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2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2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82cm" svg:y="17.008cm">
          <draw:text-box>
            <text:p text:style-name="P2"><text:span text:style-name="T42">En</text:span><text:span text:style-name="T42">er</text:span><text:span text:style-name="T42">o</text:span></text:p>
          </draw:text-box>
        </draw:frame>
        <draw:line draw:style-name="gr32" draw:text-style-name="P21" draw:layer="layout" svg:x1="23.747cm" svg:y1="18.083cm" svg:x2="27.029cm" svg:y2="18.083cm">
          <text:p/>
        </draw:line>
        <draw:frame draw:style-name="gr124" draw:text-style-name="P43" draw:layer="layout" svg:width="0.198cm" svg:height="0.298cm" svg:x="25.849cm" svg:y="18.379cm">
          <draw:text-box>
            <text:p text:style-name="P2"><text:span text:style-name="T44">1</text:span></text:p>
          </draw:text-box>
        </draw:frame>
        <draw:frame draw:style-name="gr124" draw:text-style-name="P43" draw:layer="layout" svg:width="0.198cm" svg:height="0.298cm" svg:x="26.362cm" svg:y="18.379cm">
          <draw:text-box>
            <text:p text:style-name="P2"><text:span text:style-name="T44">2</text:span></text:p>
          </draw:text-box>
        </draw:frame>
        <draw:frame draw:style-name="gr124" draw:text-style-name="P43" draw:layer="layout" svg:width="0.198cm" svg:height="0.298cm" svg:x="26.883cm" svg:y="18.379cm">
          <draw:text-box>
            <text:p text:style-name="P2"><text:span text:style-name="T44">3</text:span></text:p>
          </draw:text-box>
        </draw:frame>
        <draw:frame draw:style-name="gr124" draw:text-style-name="P43" draw:layer="layout" svg:width="0.198cm" svg:height="0.298cm" svg:x="23.796cm" svg:y="18.895cm">
          <draw:text-box>
            <text:p text:style-name="P2"><text:span text:style-name="T44">4</text:span></text:p>
          </draw:text-box>
        </draw:frame>
        <draw:frame draw:style-name="gr124" draw:text-style-name="P43" draw:layer="layout" svg:width="0.198cm" svg:height="0.298cm" svg:x="24.309cm" svg:y="18.895cm">
          <draw:text-box>
            <text:p text:style-name="P2"><text:span text:style-name="T44">5</text:span></text:p>
          </draw:text-box>
        </draw:frame>
        <draw:frame draw:style-name="gr125" draw:text-style-name="P43" draw:layer="layout" svg:width="0.257cm" svg:height="0.298cm" svg:x="24.786cm" svg:y="18.895cm">
          <draw:text-box>
            <text:p text:style-name="P2"><text:span text:style-name="T44">6</text:span></text:p>
          </draw:text-box>
        </draw:frame>
        <draw:frame draw:style-name="gr125" draw:text-style-name="P43" draw:layer="layout" svg:width="0.257cm" svg:height="0.298cm" svg:x="25.327cm" svg:y="18.895cm">
          <draw:text-box>
            <text:p text:style-name="P2"><text:span text:style-name="T44">7</text:span></text:p>
          </draw:text-box>
        </draw:frame>
        <draw:frame draw:style-name="gr125" draw:text-style-name="P43" draw:layer="layout" svg:width="0.257cm" svg:height="0.298cm" svg:x="25.816cm" svg:y="18.895cm">
          <draw:text-box>
            <text:p text:style-name="P2"><text:span text:style-name="T44">8</text:span></text:p>
          </draw:text-box>
        </draw:frame>
        <draw:frame draw:style-name="gr125" draw:text-style-name="P43" draw:layer="layout" svg:width="0.257cm" svg:height="0.298cm" svg:x="26.332cm" svg:y="18.895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6.845cm" svg:y="18.895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3.761cm" svg:y="19.412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4.275cm" svg:y="19.412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4.796cm" svg:y="19.412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5.302cm" svg:y="19.412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5.815cm" svg:y="19.412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6.302cm" svg:y="19.412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6.842cm" svg:y="19.412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3.737cm" svg:y="19.93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4.253cm" svg:y="19.931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4.767cm" svg:y="19.931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5.277cm" svg:y="19.931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5.79cm" svg:y="19.931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6.311cm" svg:y="19.931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6.819cm" svg:y="19.931cm">
          <draw:text-box>
            <text:p text:style-name="P2"><text:span text:style-name="T44">24</text:span></text:p>
          </draw:text-box>
        </draw:frame>
        <draw:frame draw:style-name="gr64" draw:text-style-name="P27" draw:layer="layout" svg:width="2.415cm" svg:height="0.398cm" svg:x="14.284cm" svg:y="20.7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4cm" svg:x2="23.46cm" svg:y2="17.264cm">
          <text:p/>
        </draw:line>
        <draw:line draw:style-name="gr32" draw:text-style-name="P21" draw:layer="layout" svg:x1="14cm" svg:y1="17.664cm" svg:x2="23.46cm" svg:y2="17.664cm">
          <text:p/>
        </draw:line>
        <draw:line draw:style-name="gr32" draw:text-style-name="P21" draw:layer="layout" svg:x1="14cm" svg:y1="18.062cm" svg:x2="23.46cm" svg:y2="18.062cm">
          <text:p/>
        </draw:line>
        <draw:line draw:style-name="gr32" draw:text-style-name="P21" draw:layer="layout" svg:x1="14cm" svg:y1="18.462cm" svg:x2="23.46cm" svg:y2="18.462cm">
          <text:p/>
        </draw:line>
        <draw:line draw:style-name="gr32" draw:text-style-name="P21" draw:layer="layout" svg:x1="14cm" svg:y1="18.862cm" svg:x2="23.46cm" svg:y2="18.862cm">
          <text:p/>
        </draw:line>
        <draw:line draw:style-name="gr32" draw:text-style-name="P21" draw:layer="layout" svg:x1="14cm" svg:y1="19.261cm" svg:x2="23.46cm" svg:y2="19.261cm">
          <text:p/>
        </draw:line>
        <draw:line draw:style-name="gr32" draw:text-style-name="P21" draw:layer="layout" svg:x1="14cm" svg:y1="19.66cm" svg:x2="23.46cm" svg:y2="19.66cm">
          <text:p/>
        </draw:line>
        <draw:line draw:style-name="gr32" draw:text-style-name="P21" draw:layer="layout" svg:x1="14cm" svg:y1="20.059cm" svg:x2="23.46cm" svg:y2="20.059cm">
          <text:p/>
        </draw:line>
        <draw:line draw:style-name="gr32" draw:text-style-name="P21" draw:layer="layout" svg:x1="14cm" svg:y1="20.458cm" svg:x2="23.46cm" svg:y2="20.458cm">
          <text:p/>
        </draw:line>
        <draw:frame draw:style-name="gr102" draw:text-style-name="P27" draw:layer="layout" svg:width="2.782cm" svg:height="0.398cm" svg:x="15.046cm" svg:y="1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6cm" svg:x2="27.256cm" svg:y2="1.966cm">
          <text:p/>
        </draw:line>
        <draw:frame draw:style-name="gr102" draw:text-style-name="P27" draw:layer="layout" svg:width="2.782cm" svg:height="0.398cm" svg:x="15.047cm" svg:y="1.3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2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5cm">
          <draw:text-box>
            <text:p text:style-name="P2"><text:span text:style-name="T41">14</text:span></text:p>
          </draw:text-box>
        </draw:frame>
        <draw:frame draw:style-name="gr105" draw:text-style-name="P36" draw:layer="layout" svg:width="1.543cm" svg:height="1.729cm" svg:x="25.56cm" svg:y="0.702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8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5cm" svg:x2="27.24cm" svg:y2="2.365cm">
          <text:p/>
        </draw:line>
        <draw:line draw:style-name="gr32" draw:text-style-name="P21" draw:layer="layout" svg:x1="21.06cm" svg:y1="2.764cm" svg:x2="27.241cm" svg:y2="2.764cm">
          <text:p/>
        </draw:line>
        <draw:line draw:style-name="gr32" draw:text-style-name="P21" draw:layer="layout" svg:x1="21.06cm" svg:y1="3.164cm" svg:x2="27.241cm" svg:y2="3.164cm">
          <text:p/>
        </draw:line>
        <draw:line draw:style-name="gr32" draw:text-style-name="P21" draw:layer="layout" svg:x1="21.06cm" svg:y1="3.562cm" svg:x2="27.241cm" svg:y2="3.562cm">
          <text:p/>
        </draw:line>
        <draw:line draw:style-name="gr32" draw:text-style-name="P21" draw:layer="layout" svg:x1="21.06cm" svg:y1="3.962cm" svg:x2="27.241cm" svg:y2="3.962cm">
          <text:p/>
        </draw:line>
        <draw:line draw:style-name="gr32" draw:text-style-name="P21" draw:layer="layout" svg:x1="21.06cm" svg:y1="4.362cm" svg:x2="27.241cm" svg:y2="4.362cm">
          <text:p/>
        </draw:line>
        <draw:line draw:style-name="gr32" draw:text-style-name="P21" draw:layer="layout" svg:x1="21.06cm" svg:y1="4.761cm" svg:x2="27.241cm" svg:y2="4.761cm">
          <text:p/>
        </draw:line>
        <draw:line draw:style-name="gr32" draw:text-style-name="P21" draw:layer="layout" svg:x1="21.06cm" svg:y1="5.16cm" svg:x2="27.241cm" svg:y2="5.16cm">
          <text:p/>
        </draw:line>
        <draw:line draw:style-name="gr32" draw:text-style-name="P21" draw:layer="layout" svg:x1="21.06cm" svg:y1="5.559cm" svg:x2="27.241cm" svg:y2="5.559cm">
          <text:p/>
        </draw:line>
        <draw:line draw:style-name="gr32" draw:text-style-name="P21" draw:layer="layout" svg:x1="21.06cm" svg:y1="5.958cm" svg:x2="27.241cm" svg:y2="5.958cm">
          <text:p/>
        </draw:line>
        <draw:line draw:style-name="gr32" draw:text-style-name="P21" draw:layer="layout" svg:x1="21.06cm" svg:y1="6.358cm" svg:x2="27.241cm" svg:y2="6.358cm">
          <text:p/>
        </draw:line>
        <draw:line draw:style-name="gr32" draw:text-style-name="P21" draw:layer="layout" svg:x1="14.66cm" svg:y1="2.366cm" svg:x2="20.84cm" svg:y2="2.366cm">
          <text:p/>
        </draw:line>
        <draw:line draw:style-name="gr32" draw:text-style-name="P21" draw:layer="layout" svg:x1="14.66cm" svg:y1="2.765cm" svg:x2="20.841cm" svg:y2="2.765cm">
          <text:p/>
        </draw:line>
        <draw:line draw:style-name="gr32" draw:text-style-name="P21" draw:layer="layout" svg:x1="14.66cm" svg:y1="3.165cm" svg:x2="20.841cm" svg:y2="3.165cm">
          <text:p/>
        </draw:line>
        <draw:line draw:style-name="gr32" draw:text-style-name="P21" draw:layer="layout" svg:x1="14.66cm" svg:y1="3.563cm" svg:x2="20.841cm" svg:y2="3.563cm">
          <text:p/>
        </draw:line>
        <draw:line draw:style-name="gr32" draw:text-style-name="P21" draw:layer="layout" svg:x1="14.66cm" svg:y1="3.963cm" svg:x2="20.841cm" svg:y2="3.963cm">
          <text:p/>
        </draw:line>
        <draw:line draw:style-name="gr32" draw:text-style-name="P21" draw:layer="layout" svg:x1="14.66cm" svg:y1="4.363cm" svg:x2="20.841cm" svg:y2="4.363cm">
          <text:p/>
        </draw:line>
        <draw:line draw:style-name="gr32" draw:text-style-name="P21" draw:layer="layout" svg:x1="14.66cm" svg:y1="4.762cm" svg:x2="20.841cm" svg:y2="4.762cm">
          <text:p/>
        </draw:line>
        <draw:line draw:style-name="gr32" draw:text-style-name="P21" draw:layer="layout" svg:x1="14.66cm" svg:y1="5.161cm" svg:x2="20.841cm" svg:y2="5.161cm">
          <text:p/>
        </draw:line>
        <draw:line draw:style-name="gr32" draw:text-style-name="P21" draw:layer="layout" svg:x1="14.66cm" svg:y1="5.56cm" svg:x2="20.841cm" svg:y2="5.56cm">
          <text:p/>
        </draw:line>
        <draw:line draw:style-name="gr32" draw:text-style-name="P21" draw:layer="layout" svg:x1="14.66cm" svg:y1="5.959cm" svg:x2="20.841cm" svg:y2="5.959cm">
          <text:p/>
        </draw:line>
        <draw:line draw:style-name="gr32" draw:text-style-name="P21" draw:layer="layout" svg:x1="14.66cm" svg:y1="6.359cm" svg:x2="20.841cm" svg:y2="6.359cm">
          <text:p/>
        </draw:line>
        <draw:frame draw:style-name="gr102" draw:text-style-name="P27" draw:layer="layout" svg:width="2.782cm" svg:height="0.398cm" svg:x="15.046cm" svg:y="6.4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6cm" svg:x2="27.256cm" svg:y2="7.066cm">
          <text:p/>
        </draw:line>
        <draw:frame draw:style-name="gr102" draw:text-style-name="P27" draw:layer="layout" svg:width="2.782cm" svg:height="0.398cm" svg:x="15.047cm" svg:y="6.4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2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5cm">
          <draw:text-box>
            <text:p text:style-name="P2"><text:span text:style-name="T41">15</text:span></text:p>
          </draw:text-box>
        </draw:frame>
        <draw:frame draw:style-name="gr102" draw:text-style-name="P27" draw:layer="layout" svg:width="2.782cm" svg:height="0.398cm" svg:x="15.046cm" svg:y="11.5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8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5cm" svg:x2="27.24cm" svg:y2="7.465cm">
          <text:p/>
        </draw:line>
        <draw:line draw:style-name="gr32" draw:text-style-name="P21" draw:layer="layout" svg:x1="21.06cm" svg:y1="7.864cm" svg:x2="27.241cm" svg:y2="7.864cm">
          <text:p/>
        </draw:line>
        <draw:line draw:style-name="gr32" draw:text-style-name="P21" draw:layer="layout" svg:x1="21.06cm" svg:y1="8.264cm" svg:x2="27.241cm" svg:y2="8.264cm">
          <text:p/>
        </draw:line>
        <draw:line draw:style-name="gr32" draw:text-style-name="P21" draw:layer="layout" svg:x1="21.06cm" svg:y1="8.662cm" svg:x2="27.241cm" svg:y2="8.662cm">
          <text:p/>
        </draw:line>
        <draw:line draw:style-name="gr32" draw:text-style-name="P21" draw:layer="layout" svg:x1="21.06cm" svg:y1="9.062cm" svg:x2="27.241cm" svg:y2="9.062cm">
          <text:p/>
        </draw:line>
        <draw:line draw:style-name="gr32" draw:text-style-name="P21" draw:layer="layout" svg:x1="21.06cm" svg:y1="9.462cm" svg:x2="27.241cm" svg:y2="9.462cm">
          <text:p/>
        </draw:line>
        <draw:line draw:style-name="gr32" draw:text-style-name="P21" draw:layer="layout" svg:x1="21.06cm" svg:y1="9.861cm" svg:x2="27.241cm" svg:y2="9.861cm">
          <text:p/>
        </draw:line>
        <draw:line draw:style-name="gr32" draw:text-style-name="P21" draw:layer="layout" svg:x1="21.06cm" svg:y1="10.26cm" svg:x2="27.241cm" svg:y2="10.26cm">
          <text:p/>
        </draw:line>
        <draw:line draw:style-name="gr32" draw:text-style-name="P21" draw:layer="layout" svg:x1="21.06cm" svg:y1="10.659cm" svg:x2="27.241cm" svg:y2="10.659cm">
          <text:p/>
        </draw:line>
        <draw:line draw:style-name="gr32" draw:text-style-name="P21" draw:layer="layout" svg:x1="21.06cm" svg:y1="11.058cm" svg:x2="27.241cm" svg:y2="11.058cm">
          <text:p/>
        </draw:line>
        <draw:line draw:style-name="gr32" draw:text-style-name="P21" draw:layer="layout" svg:x1="21.06cm" svg:y1="11.458cm" svg:x2="27.241cm" svg:y2="11.458cm">
          <text:p/>
        </draw:line>
        <draw:line draw:style-name="gr32" draw:text-style-name="P38" draw:layer="layout" svg:x1="14.66cm" svg:y1="7.466cm" svg:x2="20.84cm" svg:y2="7.466cm">
          <text:p/>
        </draw:line>
        <draw:line draw:style-name="gr32" draw:text-style-name="P38" draw:layer="layout" svg:x1="14.66cm" svg:y1="7.865cm" svg:x2="20.841cm" svg:y2="7.865cm">
          <text:p/>
        </draw:line>
        <draw:line draw:style-name="gr32" draw:text-style-name="P38" draw:layer="layout" svg:x1="14.66cm" svg:y1="8.265cm" svg:x2="20.841cm" svg:y2="8.265cm">
          <text:p/>
        </draw:line>
        <draw:line draw:style-name="gr32" draw:text-style-name="P38" draw:layer="layout" svg:x1="14.66cm" svg:y1="8.663cm" svg:x2="20.841cm" svg:y2="8.663cm">
          <text:p/>
        </draw:line>
        <draw:line draw:style-name="gr32" draw:text-style-name="P38" draw:layer="layout" svg:x1="14.66cm" svg:y1="9.063cm" svg:x2="20.841cm" svg:y2="9.063cm">
          <text:p/>
        </draw:line>
        <draw:line draw:style-name="gr32" draw:text-style-name="P38" draw:layer="layout" svg:x1="14.66cm" svg:y1="9.463cm" svg:x2="20.841cm" svg:y2="9.463cm">
          <text:p/>
        </draw:line>
        <draw:line draw:style-name="gr32" draw:text-style-name="P38" draw:layer="layout" svg:x1="14.66cm" svg:y1="9.862cm" svg:x2="20.841cm" svg:y2="9.862cm">
          <text:p/>
        </draw:line>
        <draw:line draw:style-name="gr32" draw:text-style-name="P38" draw:layer="layout" svg:x1="14.66cm" svg:y1="10.261cm" svg:x2="20.841cm" svg:y2="10.261cm">
          <text:p/>
        </draw:line>
        <draw:line draw:style-name="gr32" draw:text-style-name="P38" draw:layer="layout" svg:x1="14.66cm" svg:y1="10.66cm" svg:x2="20.841cm" svg:y2="10.66cm">
          <text:p/>
        </draw:line>
        <draw:line draw:style-name="gr32" draw:text-style-name="P38" draw:layer="layout" svg:x1="14.66cm" svg:y1="11.059cm" svg:x2="20.841cm" svg:y2="11.059cm">
          <text:p/>
        </draw:line>
        <draw:line draw:style-name="gr32" draw:text-style-name="P38" draw:layer="layout" svg:x1="14.66cm" svg:y1="11.459cm" svg:x2="20.841cm" svg:y2="11.459cm">
          <text:p/>
        </draw:line>
        <draw:frame draw:style-name="gr102" draw:text-style-name="P27" draw:layer="layout" svg:width="2.782cm" svg:height="0.398cm" svg:x="15.046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6cm" svg:x2="27.256cm" svg:y2="12.166cm">
          <text:p/>
        </draw:line>
        <draw:frame draw:style-name="gr102" draw:text-style-name="P27" draw:layer="layout" svg:width="2.782cm" svg:height="0.398cm" svg:x="15.047cm" svg:y="11.5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2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5cm" svg:y="11.615cm">
          <draw:text-box>
            <text:p text:style-name="P2"><text:span text:style-name="T41">16</text:span></text:p>
          </draw:text-box>
        </draw:frame>
        <draw:line draw:style-name="gr32" draw:text-style-name="P21" draw:layer="layout" svg:x1="21.06cm" svg:y1="12.565cm" svg:x2="27.24cm" svg:y2="12.565cm">
          <text:p/>
        </draw:line>
        <draw:line draw:style-name="gr32" draw:text-style-name="P21" draw:layer="layout" svg:x1="21.06cm" svg:y1="12.964cm" svg:x2="27.241cm" svg:y2="12.964cm">
          <text:p/>
        </draw:line>
        <draw:line draw:style-name="gr32" draw:text-style-name="P21" draw:layer="layout" svg:x1="21.06cm" svg:y1="13.364cm" svg:x2="27.241cm" svg:y2="13.364cm">
          <text:p/>
        </draw:line>
        <draw:line draw:style-name="gr32" draw:text-style-name="P21" draw:layer="layout" svg:x1="21.06cm" svg:y1="13.762cm" svg:x2="27.241cm" svg:y2="13.762cm">
          <text:p/>
        </draw:line>
        <draw:line draw:style-name="gr32" draw:text-style-name="P21" draw:layer="layout" svg:x1="21.06cm" svg:y1="14.162cm" svg:x2="27.241cm" svg:y2="14.162cm">
          <text:p/>
        </draw:line>
        <draw:line draw:style-name="gr32" draw:text-style-name="P21" draw:layer="layout" svg:x1="21.06cm" svg:y1="14.562cm" svg:x2="27.241cm" svg:y2="14.562cm">
          <text:p/>
        </draw:line>
        <draw:line draw:style-name="gr32" draw:text-style-name="P21" draw:layer="layout" svg:x1="21.06cm" svg:y1="14.961cm" svg:x2="27.241cm" svg:y2="14.961cm">
          <text:p/>
        </draw:line>
        <draw:line draw:style-name="gr32" draw:text-style-name="P21" draw:layer="layout" svg:x1="21.06cm" svg:y1="15.36cm" svg:x2="27.241cm" svg:y2="15.36cm">
          <text:p/>
        </draw:line>
        <draw:line draw:style-name="gr32" draw:text-style-name="P21" draw:layer="layout" svg:x1="21.06cm" svg:y1="15.759cm" svg:x2="27.241cm" svg:y2="15.759cm">
          <text:p/>
        </draw:line>
        <draw:line draw:style-name="gr32" draw:text-style-name="P21" draw:layer="layout" svg:x1="21.06cm" svg:y1="16.158cm" svg:x2="27.241cm" svg:y2="16.158cm">
          <text:p/>
        </draw:line>
        <draw:line draw:style-name="gr32" draw:text-style-name="P39" draw:layer="layout" svg:x1="14.66cm" svg:y1="12.566cm" svg:x2="20.84cm" svg:y2="12.566cm">
          <text:p/>
        </draw:line>
        <draw:line draw:style-name="gr32" draw:text-style-name="P39" draw:layer="layout" svg:x1="14.66cm" svg:y1="12.965cm" svg:x2="20.841cm" svg:y2="12.965cm">
          <text:p/>
        </draw:line>
        <draw:line draw:style-name="gr32" draw:text-style-name="P39" draw:layer="layout" svg:x1="14.66cm" svg:y1="13.365cm" svg:x2="20.841cm" svg:y2="13.365cm">
          <text:p/>
        </draw:line>
        <draw:line draw:style-name="gr32" draw:text-style-name="P39" draw:layer="layout" svg:x1="14.66cm" svg:y1="13.763cm" svg:x2="20.841cm" svg:y2="13.763cm">
          <text:p/>
        </draw:line>
        <draw:line draw:style-name="gr32" draw:text-style-name="P39" draw:layer="layout" svg:x1="14.66cm" svg:y1="14.163cm" svg:x2="20.841cm" svg:y2="14.163cm">
          <text:p/>
        </draw:line>
        <draw:line draw:style-name="gr32" draw:text-style-name="P39" draw:layer="layout" svg:x1="14.66cm" svg:y1="14.563cm" svg:x2="20.841cm" svg:y2="14.563cm">
          <text:p/>
        </draw:line>
        <draw:line draw:style-name="gr32" draw:text-style-name="P39" draw:layer="layout" svg:x1="14.66cm" svg:y1="14.962cm" svg:x2="20.841cm" svg:y2="14.962cm">
          <text:p/>
        </draw:line>
        <draw:line draw:style-name="gr32" draw:text-style-name="P39" draw:layer="layout" svg:x1="14.66cm" svg:y1="15.361cm" svg:x2="20.841cm" svg:y2="15.361cm">
          <text:p/>
        </draw:line>
        <draw:line draw:style-name="gr32" draw:text-style-name="P39" draw:layer="layout" svg:x1="14.66cm" svg:y1="15.76cm" svg:x2="20.841cm" svg:y2="15.76cm">
          <text:p/>
        </draw:line>
        <draw:line draw:style-name="gr32" draw:text-style-name="P39" draw:layer="layout" svg:x1="14.66cm" svg:y1="16.159cm" svg:x2="20.841cm" svg:y2="16.159cm">
          <text:p/>
        </draw:line>
        <draw:frame draw:style-name="gr107" draw:text-style-name="P22" draw:layer="layout" svg:width="1.836cm" svg:height="0.533cm" svg:x="22.043cm" svg:y="11.613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6cm">
          <draw:text-box>
            <text:p text:style-name="P2"><text:span text:style-name="T41">17</text:span></text:p>
          </draw:text-box>
        </draw:frame>
        <draw:frame draw:style-name="gr125" draw:text-style-name="P43" draw:layer="layout" svg:width="0.257cm" svg:height="0.298cm" svg:x="23.738cm" svg:y="20.455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4.254cm" svg:y="20.455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4.768cm" svg:y="20.455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5.278cm" svg:y="20.455cm">
          <draw:text-box>
            <text:p text:style-name="P2"><text:span text:style-name="T44">28</text:span></text:p>
          </draw:text-box>
        </draw:frame>
        <draw:frame draw:style-name="gr125" draw:text-style-name="P43" draw:layer="layout" svg:width="0.257cm" svg:height="0.298cm" svg:x="25.791cm" svg:y="20.455cm">
          <draw:text-box>
            <text:p text:style-name="P2"><text:span text:style-name="T44">29</text:span></text:p>
          </draw:text-box>
        </draw:frame>
        <draw:frame draw:style-name="gr125" draw:text-style-name="P43" draw:layer="layout" svg:width="0.257cm" svg:height="0.298cm" svg:x="26.312cm" svg:y="20.455cm">
          <draw:text-box>
            <text:p text:style-name="P2"><text:span text:style-name="T44">30</text:span></text:p>
          </draw:text-box>
        </draw:frame>
        <draw:frame draw:style-name="gr125" draw:text-style-name="P43" draw:layer="layout" svg:width="0.257cm" svg:height="0.298cm" svg:x="26.82cm" svg:y="20.455cm">
          <draw:text-box>
            <text:p text:style-name="P2"><text:span text:style-name="T44">31</text:span></text:p>
          </draw:text-box>
        </draw:frame>
        <draw:frame draw:style-name="gr109" draw:text-style-name="P40" draw:layer="layout" svg:width="1.211cm" svg:height="0.517cm" svg:x="14.667cm" svg:y="17.009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5cm" svg:x2="20.842cm" svg:y2="16.555cm">
          <text:p/>
        </draw:line>
        <draw:line draw:style-name="gr32" draw:text-style-name="P21" draw:layer="layout" svg:x1="21.061cm" svg:y1="16.555cm" svg:x2="27.242cm" svg:y2="16.555cm">
          <text:p/>
        </draw:line>
        <draw:frame draw:style-name="gr110" draw:text-style-name="P41" draw:layer="layout" svg:width="0.855cm" svg:height="0.408cm" svg:x="14.71cm" svg:y="2.136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6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5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5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3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3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2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31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3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3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9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5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5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4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4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2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2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31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3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9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9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8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5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5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4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4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2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2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41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4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9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9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8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5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5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4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4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2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2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31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3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9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9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8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5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5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4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4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2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2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31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3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9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9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8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6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6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5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5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3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3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2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41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4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4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9cm">
          <draw:text-box>
            <text:p text:style-name="P2"><text:span text:style-name="T43">18:00</text:span></text:p>
          </draw:text-box>
        </draw:frame>
      </draw:page>
      <draw:page draw:name="page15" draw:style-name="dp1" draw:master-page-name="master-page79">
        <draw:custom-shape draw:style-name="gr180" draw:text-style-name="P28" draw:layer="layout" svg:width="3.358cm" svg:height="0.578cm" svg:x="14.8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3" draw:layer="layout" svg:width="0.481cm" svg:height="0.507cm" svg:x="17.9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3" draw:layer="layout" svg:width="0.481cm" svg:height="0.499cm" svg:x="14.5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28" draw:layer="layout" svg:width="3.853cm" svg:height="0.337cm" svg:x="14.5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21" draw:layer="layout" svg:x1="14.514cm" svg:y1="2.42cm" svg:x2="18.932cm" svg:y2="2.42cm">
          <text:p/>
        </draw:line>
        <draw:line draw:style-name="gr32" draw:text-style-name="P21" draw:layer="layout" svg:x1="14.514cm" svg:y1="2.99cm" svg:x2="18.933cm" svg:y2="2.99cm">
          <text:p/>
        </draw:line>
        <draw:line draw:style-name="gr32" draw:text-style-name="P21" draw:layer="layout" svg:x1="14.514cm" svg:y1="3.56cm" svg:x2="18.933cm" svg:y2="3.56cm">
          <text:p/>
        </draw:line>
        <draw:line draw:style-name="gr32" draw:text-style-name="P21" draw:layer="layout" svg:x1="14.514cm" svg:y1="4.129cm" svg:x2="18.933cm" svg:y2="4.129cm">
          <text:p/>
        </draw:line>
        <draw:line draw:style-name="gr32" draw:text-style-name="P21" draw:layer="layout" svg:x1="14.514cm" svg:y1="4.7cm" svg:x2="18.933cm" svg:y2="4.7cm">
          <text:p/>
        </draw:line>
        <draw:line draw:style-name="gr32" draw:text-style-name="P21" draw:layer="layout" svg:x1="14.514cm" svg:y1="5.272cm" svg:x2="18.933cm" svg:y2="5.272cm">
          <text:p/>
        </draw:line>
        <draw:line draw:style-name="gr32" draw:text-style-name="P21" draw:layer="layout" svg:x1="19.154cm" svg:y1="2.42cm" svg:x2="20.645cm" svg:y2="2.42cm">
          <text:p/>
        </draw:line>
        <draw:line draw:style-name="gr32" draw:text-style-name="P21" draw:layer="layout" svg:x1="19.154cm" svg:y1="2.99cm" svg:x2="20.646cm" svg:y2="2.99cm">
          <text:p/>
        </draw:line>
        <draw:line draw:style-name="gr32" draw:text-style-name="P21" draw:layer="layout" svg:x1="19.154cm" svg:y1="3.56cm" svg:x2="20.646cm" svg:y2="3.56cm">
          <text:p/>
        </draw:line>
        <draw:line draw:style-name="gr32" draw:text-style-name="P21" draw:layer="layout" svg:x1="19.154cm" svg:y1="4.129cm" svg:x2="20.646cm" svg:y2="4.129cm">
          <text:p/>
        </draw:line>
        <draw:line draw:style-name="gr32" draw:text-style-name="P21" draw:layer="layout" svg:x1="19.154cm" svg:y1="4.7cm" svg:x2="20.646cm" svg:y2="4.7cm">
          <text:p/>
        </draw:line>
        <draw:line draw:style-name="gr32" draw:text-style-name="P21" draw:layer="layout" svg:x1="19.15cm" svg:y1="5.272cm" svg:x2="20.642cm" svg:y2="5.272cm">
          <text:p/>
        </draw:line>
        <draw:line draw:style-name="gr32" draw:text-style-name="P21" draw:layer="layout" svg:x1="20.904cm" svg:y1="2.421cm" svg:x2="25.346cm" svg:y2="2.421cm">
          <text:p/>
        </draw:line>
        <draw:line draw:style-name="gr32" draw:text-style-name="P21" draw:layer="layout" svg:x1="20.904cm" svg:y1="2.992cm" svg:x2="25.347cm" svg:y2="2.992cm">
          <text:p/>
        </draw:line>
        <draw:line draw:style-name="gr32" draw:text-style-name="P21" draw:layer="layout" svg:x1="20.904cm" svg:y1="3.562cm" svg:x2="25.347cm" svg:y2="3.562cm">
          <text:p/>
        </draw:line>
        <draw:line draw:style-name="gr32" draw:text-style-name="P21" draw:layer="layout" svg:x1="20.904cm" svg:y1="4.131cm" svg:x2="25.347cm" svg:y2="4.131cm">
          <text:p/>
        </draw:line>
        <draw:line draw:style-name="gr32" draw:text-style-name="P21" draw:layer="layout" svg:x1="20.904cm" svg:y1="4.702cm" svg:x2="25.347cm" svg:y2="4.702cm">
          <text:p/>
        </draw:line>
        <draw:line draw:style-name="gr32" draw:text-style-name="P21" draw:layer="layout" svg:x1="20.904cm" svg:y1="5.27cm" svg:x2="25.347cm" svg:y2="5.27cm">
          <text:p/>
        </draw:line>
        <draw:line draw:style-name="gr32" draw:text-style-name="P21" draw:layer="layout" svg:x1="25.544cm" svg:y1="2.421cm" svg:x2="27.035cm" svg:y2="2.421cm">
          <text:p/>
        </draw:line>
        <draw:line draw:style-name="gr32" draw:text-style-name="P21" draw:layer="layout" svg:x1="25.544cm" svg:y1="2.992cm" svg:x2="27.036cm" svg:y2="2.992cm">
          <text:p/>
        </draw:line>
        <draw:line draw:style-name="gr32" draw:text-style-name="P21" draw:layer="layout" svg:x1="25.544cm" svg:y1="3.562cm" svg:x2="27.036cm" svg:y2="3.562cm">
          <text:p/>
        </draw:line>
        <draw:line draw:style-name="gr32" draw:text-style-name="P21" draw:layer="layout" svg:x1="25.544cm" svg:y1="4.131cm" svg:x2="27.036cm" svg:y2="4.131cm">
          <text:p/>
        </draw:line>
        <draw:line draw:style-name="gr32" draw:text-style-name="P21" draw:layer="layout" svg:x1="25.544cm" svg:y1="4.702cm" svg:x2="27.036cm" svg:y2="4.702cm">
          <text:p/>
        </draw:line>
        <draw:line draw:style-name="gr32" draw:text-style-name="P21" draw:layer="layout" svg:x1="25.544cm" svg:y1="5.274cm" svg:x2="27.036cm" svg:y2="5.274cm">
          <text:p/>
        </draw:line>
        <draw:frame draw:style-name="gr184" draw:text-style-name="P22" draw:layer="layout" svg:width="1.594cm" svg:height="0.517cm" svg:x="15.815cm" svg:y="1.426cm">
          <draw:text-box>
            <text:p text:style-name="P45"><text:span text:style-name="T32">In</text:span><text:span text:style-name="T32">gr</text:span><text:span text:style-name="T32">es</text:span><text:span text:style-name="T32">os</text:span></text:p>
          </draw:text-box>
        </draw:frame>
        <draw:frame draw:style-name="gr163" draw:text-style-name="P22" draw:layer="layout" svg:width="2.195cm" svg:height="0.517cm" svg:x="22.542cm" svg:y="1.427cm">
          <draw:text-box>
            <text:p text:style-name="P45"><text:span text:style-name="T32">Ah</text:span><text:span text:style-name="T32">orr</text:span><text:span text:style-name="T32">os</text:span></text:p>
          </draw:text-box>
        </draw:frame>
        <draw:line draw:style-name="gr21" draw:text-style-name="P19" draw:layer="layout" svg:x1="20.9cm" svg:y1="1.964cm" svg:x2="27.236cm" svg:y2="1.964cm">
          <text:p/>
        </draw:line>
        <draw:frame draw:style-name="gr162" draw:text-style-name="P22" draw:layer="layout" svg:width="1.518cm" svg:height="0.517cm" svg:x="19.315cm" svg:y="1.426cm">
          <draw:text-box>
            <text:p text:style-name="P45"><text:span text:style-name="T32">M</text:span><text:span text:style-name="T32">on</text:span><text:span text:style-name="T32">to</text:span></text:p>
          </draw:text-box>
        </draw:frame>
        <draw:frame draw:style-name="gr163" draw:text-style-name="P22" draw:layer="layout" svg:width="2.195cm" svg:height="0.517cm" svg:x="25.742cm" svg:y="1.427cm">
          <draw:text-box>
            <text:p text:style-name="P45"><text:span text:style-name="T32">M</text:span><text:span text:style-name="T32">on</text:span><text:span text:style-name="T32">to</text:span></text:p>
          </draw:text-box>
        </draw:frame>
        <draw:line draw:style-name="gr21" draw:text-style-name="P19" draw:layer="layout" svg:x1="14.41cm" svg:y1="1.964cm" svg:x2="20.638cm" svg:y2="1.964cm">
          <text:p/>
        </draw:line>
        <draw:line draw:style-name="gr21" draw:text-style-name="P19" draw:layer="layout" svg:x1="14.41cm" svg:y1="6.055cm" svg:x2="27.24cm" svg:y2="6.055cm">
          <text:p/>
        </draw:line>
        <draw:frame draw:style-name="gr185" draw:text-style-name="P22" draw:layer="layout" svg:width="3.058cm" svg:height="0.517cm" svg:x="19.52cm" svg:y="5.533cm">
          <draw:text-box>
            <text:p text:style-name="P45"><text:span text:style-name="T32">M</text:span><text:span text:style-name="T32">et</text:span><text:span text:style-name="T32">as </text:span><text:span text:style-name="T32">de </text:span><text:span text:style-name="T32">ga</text:span><text:span text:style-name="T32">st</text:span><text:span text:style-name="T32">os</text:span></text:p>
          </draw:text-box>
        </draw:frame>
        <draw:line draw:style-name="gr32" draw:text-style-name="P21" draw:layer="layout" svg:x1="15.163cm" svg:y1="6.52cm" svg:x2="20.646cm" svg:y2="6.52cm">
          <text:p/>
        </draw:line>
        <draw:line draw:style-name="gr32" draw:text-style-name="P21" draw:layer="layout" svg:x1="15.163cm" svg:y1="7.09cm" svg:x2="20.647cm" svg:y2="7.09cm">
          <text:p/>
        </draw:line>
        <draw:line draw:style-name="gr32" draw:text-style-name="P21" draw:layer="layout" svg:x1="15.163cm" svg:y1="7.66cm" svg:x2="20.647cm" svg:y2="7.66cm">
          <text:p/>
        </draw:line>
        <draw:line draw:style-name="gr32" draw:text-style-name="P21" draw:layer="layout" svg:x1="15.163cm" svg:y1="8.229cm" svg:x2="20.647cm" svg:y2="8.229cm">
          <text:p/>
        </draw:line>
        <draw:line draw:style-name="gr32" draw:text-style-name="P21" draw:layer="layout" svg:x1="15.163cm" svg:y1="8.8cm" svg:x2="20.647cm" svg:y2="8.8cm">
          <text:p/>
        </draw:line>
        <draw:line draw:style-name="gr32" draw:text-style-name="P21" draw:layer="layout" svg:x1="15.148cm" svg:y1="9.372cm" svg:x2="20.632cm" svg:y2="9.372cm">
          <text:p/>
        </draw:line>
        <draw:custom-shape draw:style-name="gr186" draw:text-style-name="P54" draw:layer="layout" svg:width="0.313cm" svg:height="0.31cm" svg:x="14.75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1" draw:layer="layout" svg:x1="21.613cm" svg:y1="6.519cm" svg:x2="27.096cm" svg:y2="6.519cm">
          <text:p/>
        </draw:line>
        <draw:line draw:style-name="gr32" draw:text-style-name="P21" draw:layer="layout" svg:x1="21.613cm" svg:y1="7.089cm" svg:x2="27.097cm" svg:y2="7.089cm">
          <text:p/>
        </draw:line>
        <draw:line draw:style-name="gr32" draw:text-style-name="P21" draw:layer="layout" svg:x1="21.613cm" svg:y1="7.659cm" svg:x2="27.097cm" svg:y2="7.659cm">
          <text:p/>
        </draw:line>
        <draw:line draw:style-name="gr32" draw:text-style-name="P21" draw:layer="layout" svg:x1="21.613cm" svg:y1="8.228cm" svg:x2="27.097cm" svg:y2="8.228cm">
          <text:p/>
        </draw:line>
        <draw:line draw:style-name="gr32" draw:text-style-name="P21" draw:layer="layout" svg:x1="21.613cm" svg:y1="8.799cm" svg:x2="27.097cm" svg:y2="8.799cm">
          <text:p/>
        </draw:line>
        <draw:line draw:style-name="gr32" draw:text-style-name="P21" draw:layer="layout" svg:x1="21.598cm" svg:y1="9.371cm" svg:x2="27.082cm" svg:y2="9.371cm">
          <text:p/>
        </draw:line>
        <draw:custom-shape draw:style-name="gr186" draw:text-style-name="P54" draw:layer="layout" svg:width="0.313cm" svg:height="0.31cm" svg:x="21.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9" draw:layer="layout" svg:x1="14.41cm" svg:y1="10.158cm" svg:x2="27.24cm" svg:y2="10.158cm">
          <text:p/>
        </draw:line>
        <draw:frame draw:style-name="gr187" draw:text-style-name="P22" draw:layer="layout" svg:width="3.537cm" svg:height="0.517cm" svg:x="19.32cm" svg:y="9.636cm">
          <draw:text-box>
            <text:p text:style-name="P45"><text:span text:style-name="T32">Co</text:span><text:span text:style-name="T32">sa</text:span><text:span text:style-name="T32">s </text:span><text:span text:style-name="T32">po</text:span><text:span text:style-name="T32">r </text:span><text:span text:style-name="T32">co</text:span><text:span text:style-name="T32">m</text:span><text:span text:style-name="T32">pr</text:span><text:span text:style-name="T32">ar</text:span></text:p>
          </draw:text-box>
        </draw:frame>
        <draw:line draw:style-name="gr32" draw:text-style-name="P21" draw:layer="layout" svg:x1="15.158cm" svg:y1="10.623cm" svg:x2="18.932cm" svg:y2="10.623cm">
          <text:p/>
        </draw:line>
        <draw:line draw:style-name="gr32" draw:text-style-name="P21" draw:layer="layout" svg:x1="15.158cm" svg:y1="11.193cm" svg:x2="18.933cm" svg:y2="11.193cm">
          <text:p/>
        </draw:line>
        <draw:line draw:style-name="gr32" draw:text-style-name="P21" draw:layer="layout" svg:x1="15.158cm" svg:y1="11.763cm" svg:x2="18.933cm" svg:y2="11.763cm">
          <text:p/>
        </draw:line>
        <draw:line draw:style-name="gr32" draw:text-style-name="P21" draw:layer="layout" svg:x1="15.158cm" svg:y1="12.332cm" svg:x2="18.933cm" svg:y2="12.332cm">
          <text:p/>
        </draw:line>
        <draw:line draw:style-name="gr32" draw:text-style-name="P21" draw:layer="layout" svg:x1="15.158cm" svg:y1="12.903cm" svg:x2="18.933cm" svg:y2="12.903cm">
          <text:p/>
        </draw:line>
        <draw:line draw:style-name="gr32" draw:text-style-name="P21" draw:layer="layout" svg:x1="15.148cm" svg:y1="13.475cm" svg:x2="18.923cm" svg:y2="13.475cm">
          <text:p/>
        </draw:line>
        <draw:custom-shape draw:style-name="gr186" draw:text-style-name="P54" draw:layer="layout" svg:width="0.313cm" svg:height="0.31cm" svg:x="14.75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1" draw:layer="layout" svg:x1="21.608cm" svg:y1="10.622cm" svg:x2="25.346cm" svg:y2="10.622cm">
          <text:p/>
        </draw:line>
        <draw:line draw:style-name="gr32" draw:text-style-name="P21" draw:layer="layout" svg:x1="21.608cm" svg:y1="11.192cm" svg:x2="25.347cm" svg:y2="11.192cm">
          <text:p/>
        </draw:line>
        <draw:line draw:style-name="gr32" draw:text-style-name="P21" draw:layer="layout" svg:x1="21.608cm" svg:y1="11.762cm" svg:x2="25.347cm" svg:y2="11.762cm">
          <text:p/>
        </draw:line>
        <draw:line draw:style-name="gr32" draw:text-style-name="P21" draw:layer="layout" svg:x1="21.608cm" svg:y1="12.331cm" svg:x2="25.347cm" svg:y2="12.331cm">
          <text:p/>
        </draw:line>
        <draw:line draw:style-name="gr32" draw:text-style-name="P21" draw:layer="layout" svg:x1="21.608cm" svg:y1="12.902cm" svg:x2="25.347cm" svg:y2="12.902cm">
          <text:p/>
        </draw:line>
        <draw:line draw:style-name="gr32" draw:text-style-name="P21" draw:layer="layout" svg:x1="21.598cm" svg:y1="13.474cm" svg:x2="25.337cm" svg:y2="13.474cm">
          <text:p/>
        </draw:line>
        <draw:custom-shape draw:style-name="gr186" draw:text-style-name="P54" draw:layer="layout" svg:width="0.313cm" svg:height="0.31cm" svg:x="21.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1" draw:layer="layout" svg:x1="19.154cm" svg:y1="10.623cm" svg:x2="20.64cm" svg:y2="10.623cm">
          <text:p/>
        </draw:line>
        <draw:line draw:style-name="gr32" draw:text-style-name="P21" draw:layer="layout" svg:x1="19.154cm" svg:y1="11.193cm" svg:x2="20.64cm" svg:y2="11.193cm">
          <text:p/>
        </draw:line>
        <draw:line draw:style-name="gr32" draw:text-style-name="P21" draw:layer="layout" svg:x1="19.154cm" svg:y1="11.763cm" svg:x2="20.64cm" svg:y2="11.763cm">
          <text:p/>
        </draw:line>
        <draw:line draw:style-name="gr32" draw:text-style-name="P21" draw:layer="layout" svg:x1="19.154cm" svg:y1="12.332cm" svg:x2="20.64cm" svg:y2="12.332cm">
          <text:p/>
        </draw:line>
        <draw:line draw:style-name="gr32" draw:text-style-name="P21" draw:layer="layout" svg:x1="19.154cm" svg:y1="12.903cm" svg:x2="20.64cm" svg:y2="12.903cm">
          <text:p/>
        </draw:line>
        <draw:line draw:style-name="gr32" draw:text-style-name="P21" draw:layer="layout" svg:x1="19.15cm" svg:y1="13.475cm" svg:x2="20.636cm" svg:y2="13.475cm">
          <text:p/>
        </draw:line>
        <draw:line draw:style-name="gr32" draw:text-style-name="P21" draw:layer="layout" svg:x1="25.544cm" svg:y1="10.623cm" svg:x2="27.03cm" svg:y2="10.623cm">
          <text:p/>
        </draw:line>
        <draw:line draw:style-name="gr32" draw:text-style-name="P21" draw:layer="layout" svg:x1="25.544cm" svg:y1="11.193cm" svg:x2="27.03cm" svg:y2="11.193cm">
          <text:p/>
        </draw:line>
        <draw:line draw:style-name="gr32" draw:text-style-name="P21" draw:layer="layout" svg:x1="25.544cm" svg:y1="11.763cm" svg:x2="27.03cm" svg:y2="11.763cm">
          <text:p/>
        </draw:line>
        <draw:line draw:style-name="gr32" draw:text-style-name="P21" draw:layer="layout" svg:x1="25.544cm" svg:y1="12.332cm" svg:x2="27.03cm" svg:y2="12.332cm">
          <text:p/>
        </draw:line>
        <draw:line draw:style-name="gr32" draw:text-style-name="P21" draw:layer="layout" svg:x1="25.544cm" svg:y1="12.903cm" svg:x2="27.03cm" svg:y2="12.903cm">
          <text:p/>
        </draw:line>
        <draw:line draw:style-name="gr32" draw:text-style-name="P21" draw:layer="layout" svg:x1="25.54cm" svg:y1="13.475cm" svg:x2="27.026cm" svg:y2="13.475cm">
          <text:p/>
        </draw:line>
        <draw:frame draw:style-name="gr188" draw:text-style-name="P20" draw:layer="layout" svg:width="0.457cm" svg:height="0.348cm" svg:x="19.247cm" svg:y="2.07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8cm" svg:y="2.64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8cm" svg:y="3.21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8cm" svg:y="3.78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8cm" svg:y="4.35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8cm" svg:y="4.92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cm" svg:y="2.07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1cm" svg:y="2.64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1cm" svg:y="3.21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1cm" svg:y="3.78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1cm" svg:y="4.35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1cm" svg:y="4.92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7cm" svg:y="10.27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8cm" svg:y="10.84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8cm" svg:y="11.41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8cm" svg:y="11.98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8cm" svg:y="12.55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8cm" svg:y="13.12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cm" svg:y="10.27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1cm" svg:y="10.84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1cm" svg:y="11.41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1cm" svg:y="11.98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1cm" svg:y="12.55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1cm" svg:y="13.12cm">
          <draw:text-box>
            <text:p text:style-name="P52"><text:span text:style-name="T31">$</text:span></text:p>
          </draw:text-box>
        </draw:frame>
        <draw:custom-shape draw:style-name="gr189" draw:text-style-name="P54" draw:layer="layout" svg:width="3.852cm" svg:height="1.549cm" svg:x="14.5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9" draw:layer="layout" svg:x1="14.41cm" svg:y1="14.363cm" svg:x2="27.24cm" svg:y2="14.363cm">
          <text:p/>
        </draw:line>
        <draw:frame draw:style-name="gr162" draw:text-style-name="P22" draw:layer="layout" svg:width="1.518cm" svg:height="0.517cm" svg:x="20.32cm" svg:y="13.841cm">
          <draw:text-box>
            <text:p text:style-name="P45"><text:span text:style-name="T32">To</text:span><text:span text:style-name="T32">tal</text:span><text:span text:style-name="T32">es</text:span></text:p>
          </draw:text-box>
        </draw:frame>
        <draw:frame draw:style-name="gr190" draw:text-style-name="P56" draw:layer="layout" svg:width="2.38cm" svg:height="0.607cm" svg:x="15.256cm" svg:y="14.852cm">
          <draw:text-box>
            <text:p text:style-name="P55"><text:span text:style-name="T15">Pre</text:span><text:span text:style-name="T15">sup</text:span><text:span text:style-name="T15">ues</text:span><text:span text:style-name="T15">tad</text:span><text:span text:style-name="T15">o</text:span></text:p>
          </draw:text-box>
        </draw:frame>
        <draw:line draw:style-name="gr32" draw:text-style-name="P21" draw:layer="layout" svg:x1="14.57cm" svg:y1="15.374cm" svg:x2="18.427cm" svg:y2="15.374cm">
          <text:p/>
        </draw:line>
        <draw:frame draw:style-name="gr191" draw:text-style-name="P58" draw:layer="layout" svg:width="0.467cm" svg:height="0.623cm" svg:x="14.774cm" svg:y="15.609cm">
          <draw:text-box>
            <text:p text:style-name="P57"><text:span text:style-name="T46">$</text:span></text:p>
          </draw:text-box>
        </draw:frame>
        <draw:custom-shape draw:style-name="gr101" draw:text-style-name="P28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2" draw:text-style-name="P27" draw:layer="layout" svg:width="3.38cm" svg:height="0.398cm" svg:x="14.397cm" svg:y="20.7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92" draw:text-style-name="P27" draw:layer="layout" svg:width="3.38cm" svg:height="0.398cm" svg:x="14.399cm" svg:y="20.774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1cm" svg:x2="27.24cm" svg:y2="17.261cm">
          <text:p/>
        </draw:line>
        <draw:line draw:style-name="gr32" draw:text-style-name="P21" draw:layer="layout" svg:x1="14cm" svg:y1="17.661cm" svg:x2="27.24cm" svg:y2="17.661cm">
          <text:p/>
        </draw:line>
        <draw:line draw:style-name="gr32" draw:text-style-name="P21" draw:layer="layout" svg:x1="14cm" svg:y1="18.059cm" svg:x2="27.24cm" svg:y2="18.059cm">
          <text:p/>
        </draw:line>
        <draw:line draw:style-name="gr32" draw:text-style-name="P21" draw:layer="layout" svg:x1="14cm" svg:y1="18.459cm" svg:x2="27.24cm" svg:y2="18.459cm">
          <text:p/>
        </draw:line>
        <draw:line draw:style-name="gr32" draw:text-style-name="P21" draw:layer="layout" svg:x1="14cm" svg:y1="18.859cm" svg:x2="27.24cm" svg:y2="18.859cm">
          <text:p/>
        </draw:line>
        <draw:line draw:style-name="gr32" draw:text-style-name="P21" draw:layer="layout" svg:x1="14cm" svg:y1="19.258cm" svg:x2="27.24cm" svg:y2="19.258cm">
          <text:p/>
        </draw:line>
        <draw:line draw:style-name="gr32" draw:text-style-name="P21" draw:layer="layout" svg:x1="14cm" svg:y1="19.657cm" svg:x2="27.24cm" svg:y2="19.657cm">
          <text:p/>
        </draw:line>
        <draw:line draw:style-name="gr32" draw:text-style-name="P21" draw:layer="layout" svg:x1="14cm" svg:y1="20.056cm" svg:x2="27.24cm" svg:y2="20.056cm">
          <text:p/>
        </draw:line>
        <draw:line draw:style-name="gr32" draw:text-style-name="P21" draw:layer="layout" svg:x1="14cm" svg:y1="20.455cm" svg:x2="27.24cm" svg:y2="20.455cm">
          <text:p/>
        </draw:line>
        <draw:frame draw:style-name="gr109" draw:text-style-name="P40" draw:layer="layout" svg:width="1.211cm" svg:height="0.517cm" svg:x="14.667cm" svg:y="17.006cm">
          <draw:text-box>
            <text:p text:style-name="P45"><text:span text:style-name="T42">No</text:span><text:span text:style-name="T42">tas</text:span></text:p>
          </draw:text-box>
        </draw:frame>
        <draw:custom-shape draw:style-name="gr180" draw:text-style-name="P28" draw:layer="layout" svg:width="3.358cm" svg:height="0.578cm" svg:x="19.1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3" draw:layer="layout" svg:width="0.481cm" svg:height="0.507cm" svg:x="22.2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3" draw:layer="layout" svg:width="0.481cm" svg:height="0.499cm" svg:x="18.8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28" draw:layer="layout" svg:width="3.853cm" svg:height="0.337cm" svg:x="18.8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4" draw:layer="layout" svg:width="3.852cm" svg:height="1.549cm" svg:x="18.8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56" draw:layer="layout" svg:width="2.38cm" svg:height="0.607cm" svg:x="20.056cm" svg:y="14.852cm">
          <draw:text-box>
            <text:p text:style-name="P55"><text:span text:style-name="T15">Ga</text:span><text:span text:style-name="T15">sto </text:span><text:span text:style-name="T15">rea</text:span><text:span text:style-name="T15">l</text:span></text:p>
          </draw:text-box>
        </draw:frame>
        <draw:line draw:style-name="gr32" draw:text-style-name="P21" draw:layer="layout" svg:x1="18.87cm" svg:y1="15.374cm" svg:x2="22.727cm" svg:y2="15.374cm">
          <text:p/>
        </draw:line>
        <draw:frame draw:style-name="gr191" draw:text-style-name="P58" draw:layer="layout" svg:width="0.467cm" svg:height="0.623cm" svg:x="19.074cm" svg:y="15.609cm">
          <draw:text-box>
            <text:p text:style-name="P57"><text:span text:style-name="T46">$</text:span></text:p>
          </draw:text-box>
        </draw:frame>
        <draw:custom-shape draw:style-name="gr180" draw:text-style-name="P28" draw:layer="layout" svg:width="3.358cm" svg:height="0.578cm" svg:x="23.4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3" draw:layer="layout" svg:width="0.481cm" svg:height="0.507cm" svg:x="26.5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3" draw:layer="layout" svg:width="0.481cm" svg:height="0.499cm" svg:x="23.1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28" draw:layer="layout" svg:width="3.853cm" svg:height="0.337cm" svg:x="23.1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4" draw:layer="layout" svg:width="3.852cm" svg:height="1.549cm" svg:x="23.171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56" draw:layer="layout" svg:width="2.38cm" svg:height="0.607cm" svg:x="24.31cm" svg:y="14.852cm">
          <draw:text-box>
            <text:p text:style-name="P55"><text:span text:style-name="T15">Dif</text:span><text:span text:style-name="T15">ere</text:span><text:span text:style-name="T15">nci</text:span><text:span text:style-name="T15">a </text:span></text:p>
          </draw:text-box>
        </draw:frame>
        <draw:line draw:style-name="gr32" draw:text-style-name="P21" draw:layer="layout" svg:x1="23.17cm" svg:y1="15.374cm" svg:x2="27.027cm" svg:y2="15.374cm">
          <text:p/>
        </draw:line>
        <draw:frame draw:style-name="gr191" draw:text-style-name="P58" draw:layer="layout" svg:width="0.467cm" svg:height="0.623cm" svg:x="23.374cm" svg:y="15.609cm">
          <draw:text-box>
            <text:p text:style-name="P57"><text:span text:style-name="T46">$</text:span></text:p>
          </draw:text-box>
        </draw:frame>
        <draw:frame draw:style-name="gr105" draw:text-style-name="P36" draw:layer="layout" svg:width="1.543cm" svg:height="1.729cm" svg:x="25.561cm" svg:y="0.7cm">
          <draw:text-box>
            <text:p text:style-name="P50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26" draw:text-style-name="P27" draw:layer="layout" svg:width="2.869cm" svg:height="0.398cm" svg:x="1.365cm" svg:y="1.3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2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2"><text:span text:style-name="T41">11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2"><text:span text:style-name="T30">E</text:span><text:span text:style-name="T30">N</text:span><text:span text:style-name="T30">E</text:span><text:span text:style-name="T30">R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2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2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2"><text:span text:style-name="T41">12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2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2"><text:span text:style-name="T41">13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2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2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2"><text:span text:style-name="T40">Se</text:span><text:span text:style-name="T40">m</text:span><text:span text:style-name="T40">an</text:span><text:span text:style-name="T40">a </text:span><text:span text:style-name="T40">2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2"><text:span text:style-name="T43">13:00</text:span></text:p>
          </draw:text-box>
        </draw:frame>
      </draw:page>
      <draw:page draw:name="page16" draw:style-name="dp1" draw:master-page-name="master-page79">
        <draw:frame draw:style-name="gr126" draw:text-style-name="P27" draw:layer="layout" svg:width="2.869cm" svg:height="0.398cm" svg:x="1.365cm" svg:y="1.3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45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46"><text:span text:style-name="T41">4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47"><text:span text:style-name="T30">E</text:span><text:span text:style-name="T30">N</text:span><text:span text:style-name="T30">E</text:span><text:span text:style-name="T30">R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48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45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46"><text:span text:style-name="T41">5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45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46"><text:span text:style-name="T41">6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48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45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49"><text:span text:style-name="T40">Se</text:span><text:span text:style-name="T40">m</text:span><text:span text:style-name="T40">an</text:span><text:span text:style-name="T40">a 1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48"><text:span text:style-name="T43">13:00</text:span></text:p>
          </draw:text-box>
        </draw:frame>
        <draw:custom-shape draw:style-name="gr101" draw:text-style-name="P28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3.461cm" svg:height="0.348cm" svg:x="23.667cm" svg:y="18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43" draw:layer="layout" svg:width="0.198cm" svg:height="0.371cm" svg:x="23.787cm" svg:y="17.73cm">
          <draw:text-box>
            <text:p text:style-name="P51"><text:span text:style-name="T44">L</text:span></text:p>
          </draw:text-box>
        </draw:frame>
        <draw:frame draw:style-name="gr121" draw:text-style-name="P43" draw:layer="layout" svg:width="0.198cm" svg:height="0.371cm" svg:x="24.27cm" svg:y="17.73cm">
          <draw:text-box>
            <text:p text:style-name="P51"><text:span text:style-name="T44">M</text:span></text:p>
          </draw:text-box>
        </draw:frame>
        <draw:frame draw:style-name="gr121" draw:text-style-name="P43" draw:layer="layout" svg:width="0.198cm" svg:height="0.371cm" svg:x="24.782cm" svg:y="17.73cm">
          <draw:text-box>
            <text:p text:style-name="P51"><text:span text:style-name="T44">M</text:span></text:p>
          </draw:text-box>
        </draw:frame>
        <draw:frame draw:style-name="gr121" draw:text-style-name="P43" draw:layer="layout" svg:width="0.198cm" svg:height="0.371cm" svg:x="25.33cm" svg:y="17.73cm">
          <draw:text-box>
            <text:p text:style-name="P51"><text:span text:style-name="T44">J</text:span></text:p>
          </draw:text-box>
        </draw:frame>
        <draw:frame draw:style-name="gr121" draw:text-style-name="P43" draw:layer="layout" svg:width="0.198cm" svg:height="0.371cm" svg:x="25.825cm" svg:y="17.73cm">
          <draw:text-box>
            <text:p text:style-name="P51"><text:span text:style-name="T44">V</text:span></text:p>
          </draw:text-box>
        </draw:frame>
        <draw:frame draw:style-name="gr121" draw:text-style-name="P43" draw:layer="layout" svg:width="0.198cm" svg:height="0.371cm" svg:x="26.346cm" svg:y="17.73cm">
          <draw:text-box>
            <text:p text:style-name="P51"><text:span text:style-name="T44">S</text:span></text:p>
          </draw:text-box>
        </draw:frame>
        <draw:frame draw:style-name="gr121" draw:text-style-name="P43" draw:layer="layout" svg:width="0.198cm" svg:height="0.371cm" svg:x="26.847cm" svg:y="17.73cm">
          <draw:text-box>
            <text:p text:style-name="P51"><text:span text:style-name="T44">D</text:span></text:p>
          </draw:text-box>
        </draw:frame>
        <draw:custom-shape draw:style-name="gr122" draw:text-style-name="P28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82cm" svg:y="17.006cm">
          <draw:text-box>
            <text:p text:style-name="P45"><text:span text:style-name="T42">En</text:span><text:span text:style-name="T42">er</text:span><text:span text:style-name="T42">o</text:span></text:p>
          </draw:text-box>
        </draw:frame>
        <draw:line draw:style-name="gr32" draw:text-style-name="P21" draw:layer="layout" svg:x1="23.747cm" svg:y1="18.081cm" svg:x2="27.029cm" svg:y2="18.081cm">
          <text:p/>
        </draw:line>
        <draw:frame draw:style-name="gr124" draw:text-style-name="P43" draw:layer="layout" svg:width="0.198cm" svg:height="0.298cm" svg:x="25.849cm" svg:y="18.377cm">
          <draw:text-box>
            <text:p text:style-name="P51"><text:span text:style-name="T44">1</text:span></text:p>
          </draw:text-box>
        </draw:frame>
        <draw:frame draw:style-name="gr124" draw:text-style-name="P43" draw:layer="layout" svg:width="0.198cm" svg:height="0.298cm" svg:x="26.362cm" svg:y="18.377cm">
          <draw:text-box>
            <text:p text:style-name="P51"><text:span text:style-name="T44">2</text:span></text:p>
          </draw:text-box>
        </draw:frame>
        <draw:frame draw:style-name="gr124" draw:text-style-name="P43" draw:layer="layout" svg:width="0.198cm" svg:height="0.298cm" svg:x="26.883cm" svg:y="18.377cm">
          <draw:text-box>
            <text:p text:style-name="P51"><text:span text:style-name="T44">3</text:span></text:p>
          </draw:text-box>
        </draw:frame>
        <draw:frame draw:style-name="gr124" draw:text-style-name="P43" draw:layer="layout" svg:width="0.198cm" svg:height="0.298cm" svg:x="23.796cm" svg:y="18.893cm">
          <draw:text-box>
            <text:p text:style-name="P51"><text:span text:style-name="T44">4</text:span></text:p>
          </draw:text-box>
        </draw:frame>
        <draw:frame draw:style-name="gr124" draw:text-style-name="P43" draw:layer="layout" svg:width="0.198cm" svg:height="0.298cm" svg:x="24.309cm" svg:y="18.893cm">
          <draw:text-box>
            <text:p text:style-name="P51"><text:span text:style-name="T44">5</text:span></text:p>
          </draw:text-box>
        </draw:frame>
        <draw:frame draw:style-name="gr125" draw:text-style-name="P43" draw:layer="layout" svg:width="0.257cm" svg:height="0.298cm" svg:x="24.786cm" svg:y="18.893cm">
          <draw:text-box>
            <text:p text:style-name="P51"><text:span text:style-name="T44">6</text:span></text:p>
          </draw:text-box>
        </draw:frame>
        <draw:frame draw:style-name="gr125" draw:text-style-name="P43" draw:layer="layout" svg:width="0.257cm" svg:height="0.298cm" svg:x="25.327cm" svg:y="18.893cm">
          <draw:text-box>
            <text:p text:style-name="P51"><text:span text:style-name="T44">7</text:span></text:p>
          </draw:text-box>
        </draw:frame>
        <draw:frame draw:style-name="gr125" draw:text-style-name="P43" draw:layer="layout" svg:width="0.257cm" svg:height="0.298cm" svg:x="25.816cm" svg:y="18.893cm">
          <draw:text-box>
            <text:p text:style-name="P51"><text:span text:style-name="T44">8</text:span></text:p>
          </draw:text-box>
        </draw:frame>
        <draw:frame draw:style-name="gr125" draw:text-style-name="P43" draw:layer="layout" svg:width="0.257cm" svg:height="0.298cm" svg:x="26.332cm" svg:y="18.893cm">
          <draw:text-box>
            <text:p text:style-name="P51"><text:span text:style-name="T44">9</text:span></text:p>
          </draw:text-box>
        </draw:frame>
        <draw:frame draw:style-name="gr125" draw:text-style-name="P43" draw:layer="layout" svg:width="0.257cm" svg:height="0.298cm" svg:x="26.845cm" svg:y="18.893cm">
          <draw:text-box>
            <text:p text:style-name="P51"><text:span text:style-name="T44">10</text:span></text:p>
          </draw:text-box>
        </draw:frame>
        <draw:frame draw:style-name="gr125" draw:text-style-name="P43" draw:layer="layout" svg:width="0.257cm" svg:height="0.298cm" svg:x="23.761cm" svg:y="19.41cm">
          <draw:text-box>
            <text:p text:style-name="P51"><text:span text:style-name="T44">11</text:span></text:p>
          </draw:text-box>
        </draw:frame>
        <draw:frame draw:style-name="gr125" draw:text-style-name="P43" draw:layer="layout" svg:width="0.257cm" svg:height="0.298cm" svg:x="24.275cm" svg:y="19.41cm">
          <draw:text-box>
            <text:p text:style-name="P51"><text:span text:style-name="T44">12</text:span></text:p>
          </draw:text-box>
        </draw:frame>
        <draw:frame draw:style-name="gr125" draw:text-style-name="P43" draw:layer="layout" svg:width="0.257cm" svg:height="0.298cm" svg:x="24.796cm" svg:y="19.41cm">
          <draw:text-box>
            <text:p text:style-name="P51"><text:span text:style-name="T44">13</text:span></text:p>
          </draw:text-box>
        </draw:frame>
        <draw:frame draw:style-name="gr125" draw:text-style-name="P43" draw:layer="layout" svg:width="0.257cm" svg:height="0.298cm" svg:x="25.302cm" svg:y="19.41cm">
          <draw:text-box>
            <text:p text:style-name="P51"><text:span text:style-name="T44">14</text:span></text:p>
          </draw:text-box>
        </draw:frame>
        <draw:frame draw:style-name="gr125" draw:text-style-name="P43" draw:layer="layout" svg:width="0.257cm" svg:height="0.298cm" svg:x="25.815cm" svg:y="19.41cm">
          <draw:text-box>
            <text:p text:style-name="P51"><text:span text:style-name="T44">15</text:span></text:p>
          </draw:text-box>
        </draw:frame>
        <draw:frame draw:style-name="gr125" draw:text-style-name="P43" draw:layer="layout" svg:width="0.257cm" svg:height="0.298cm" svg:x="26.302cm" svg:y="19.41cm">
          <draw:text-box>
            <text:p text:style-name="P51"><text:span text:style-name="T44">16</text:span></text:p>
          </draw:text-box>
        </draw:frame>
        <draw:frame draw:style-name="gr125" draw:text-style-name="P43" draw:layer="layout" svg:width="0.257cm" svg:height="0.298cm" svg:x="26.842cm" svg:y="19.41cm">
          <draw:text-box>
            <text:p text:style-name="P51"><text:span text:style-name="T44">17</text:span></text:p>
          </draw:text-box>
        </draw:frame>
        <draw:frame draw:style-name="gr125" draw:text-style-name="P43" draw:layer="layout" svg:width="0.257cm" svg:height="0.298cm" svg:x="23.737cm" svg:y="19.929cm">
          <draw:text-box>
            <text:p text:style-name="P51"><text:span text:style-name="T44">18</text:span></text:p>
          </draw:text-box>
        </draw:frame>
        <draw:frame draw:style-name="gr125" draw:text-style-name="P43" draw:layer="layout" svg:width="0.257cm" svg:height="0.298cm" svg:x="24.253cm" svg:y="19.929cm">
          <draw:text-box>
            <text:p text:style-name="P51"><text:span text:style-name="T44">19</text:span></text:p>
          </draw:text-box>
        </draw:frame>
        <draw:frame draw:style-name="gr125" draw:text-style-name="P43" draw:layer="layout" svg:width="0.257cm" svg:height="0.298cm" svg:x="24.767cm" svg:y="19.929cm">
          <draw:text-box>
            <text:p text:style-name="P51"><text:span text:style-name="T44">20</text:span></text:p>
          </draw:text-box>
        </draw:frame>
        <draw:frame draw:style-name="gr125" draw:text-style-name="P43" draw:layer="layout" svg:width="0.257cm" svg:height="0.298cm" svg:x="25.277cm" svg:y="19.929cm">
          <draw:text-box>
            <text:p text:style-name="P51"><text:span text:style-name="T44">21</text:span></text:p>
          </draw:text-box>
        </draw:frame>
        <draw:frame draw:style-name="gr125" draw:text-style-name="P43" draw:layer="layout" svg:width="0.257cm" svg:height="0.298cm" svg:x="25.79cm" svg:y="19.929cm">
          <draw:text-box>
            <text:p text:style-name="P51"><text:span text:style-name="T44">22</text:span></text:p>
          </draw:text-box>
        </draw:frame>
        <draw:frame draw:style-name="gr125" draw:text-style-name="P43" draw:layer="layout" svg:width="0.257cm" svg:height="0.298cm" svg:x="26.311cm" svg:y="19.929cm">
          <draw:text-box>
            <text:p text:style-name="P51"><text:span text:style-name="T44">23</text:span></text:p>
          </draw:text-box>
        </draw:frame>
        <draw:frame draw:style-name="gr125" draw:text-style-name="P43" draw:layer="layout" svg:width="0.257cm" svg:height="0.298cm" svg:x="26.819cm" svg:y="19.929cm">
          <draw:text-box>
            <text:p text:style-name="P51"><text:span text:style-name="T44">24</text:span></text:p>
          </draw:text-box>
        </draw:frame>
        <draw:frame draw:style-name="gr64" draw:text-style-name="P27" draw:layer="layout" svg:width="2.415cm" svg:height="0.398cm" svg:x="14.284cm" svg:y="20.774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2cm" svg:x2="23.46cm" svg:y2="17.262cm">
          <text:p/>
        </draw:line>
        <draw:line draw:style-name="gr32" draw:text-style-name="P21" draw:layer="layout" svg:x1="14cm" svg:y1="17.662cm" svg:x2="23.46cm" svg:y2="17.662cm">
          <text:p/>
        </draw:line>
        <draw:line draw:style-name="gr32" draw:text-style-name="P21" draw:layer="layout" svg:x1="14cm" svg:y1="18.06cm" svg:x2="23.46cm" svg:y2="18.06cm">
          <text:p/>
        </draw:line>
        <draw:line draw:style-name="gr32" draw:text-style-name="P21" draw:layer="layout" svg:x1="14cm" svg:y1="18.46cm" svg:x2="23.46cm" svg:y2="18.46cm">
          <text:p/>
        </draw:line>
        <draw:line draw:style-name="gr32" draw:text-style-name="P21" draw:layer="layout" svg:x1="14cm" svg:y1="18.86cm" svg:x2="23.46cm" svg:y2="18.86cm">
          <text:p/>
        </draw:line>
        <draw:line draw:style-name="gr32" draw:text-style-name="P21" draw:layer="layout" svg:x1="14cm" svg:y1="19.259cm" svg:x2="23.46cm" svg:y2="19.259cm">
          <text:p/>
        </draw:line>
        <draw:line draw:style-name="gr32" draw:text-style-name="P21" draw:layer="layout" svg:x1="14cm" svg:y1="19.658cm" svg:x2="23.46cm" svg:y2="19.658cm">
          <text:p/>
        </draw:line>
        <draw:line draw:style-name="gr32" draw:text-style-name="P21" draw:layer="layout" svg:x1="14cm" svg:y1="20.057cm" svg:x2="23.46cm" svg:y2="20.057cm">
          <text:p/>
        </draw:line>
        <draw:line draw:style-name="gr32" draw:text-style-name="P21" draw:layer="layout" svg:x1="14cm" svg:y1="20.456cm" svg:x2="23.46cm" svg:y2="20.456cm">
          <text:p/>
        </draw:line>
        <draw:frame draw:style-name="gr102" draw:text-style-name="P27" draw:layer="layout" svg:width="2.782cm" svg:height="0.398cm" svg:x="15.046cm" svg:y="1.374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4cm" svg:x2="27.256cm" svg:y2="1.964cm">
          <text:p/>
        </draw:line>
        <draw:frame draw:style-name="gr102" draw:text-style-name="P27" draw:layer="layout" svg:width="2.782cm" svg:height="0.398cm" svg:x="15.047cm" svg:y="1.3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cm">
          <draw:text-box>
            <text:p text:style-name="P45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3cm">
          <draw:text-box>
            <text:p text:style-name="P46"><text:span text:style-name="T41">7</text:span></text:p>
          </draw:text-box>
        </draw:frame>
        <draw:frame draw:style-name="gr105" draw:text-style-name="P36" draw:layer="layout" svg:width="1.543cm" svg:height="1.729cm" svg:x="25.56cm" svg:y="0.7cm">
          <draw:text-box>
            <text:p text:style-name="P50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3cm" svg:x2="27.24cm" svg:y2="2.363cm">
          <text:p/>
        </draw:line>
        <draw:line draw:style-name="gr32" draw:text-style-name="P21" draw:layer="layout" svg:x1="21.06cm" svg:y1="2.762cm" svg:x2="27.241cm" svg:y2="2.762cm">
          <text:p/>
        </draw:line>
        <draw:line draw:style-name="gr32" draw:text-style-name="P21" draw:layer="layout" svg:x1="21.06cm" svg:y1="3.162cm" svg:x2="27.241cm" svg:y2="3.162cm">
          <text:p/>
        </draw:line>
        <draw:line draw:style-name="gr32" draw:text-style-name="P21" draw:layer="layout" svg:x1="21.06cm" svg:y1="3.56cm" svg:x2="27.241cm" svg:y2="3.56cm">
          <text:p/>
        </draw:line>
        <draw:line draw:style-name="gr32" draw:text-style-name="P21" draw:layer="layout" svg:x1="21.06cm" svg:y1="3.96cm" svg:x2="27.241cm" svg:y2="3.96cm">
          <text:p/>
        </draw:line>
        <draw:line draw:style-name="gr32" draw:text-style-name="P21" draw:layer="layout" svg:x1="21.06cm" svg:y1="4.36cm" svg:x2="27.241cm" svg:y2="4.36cm">
          <text:p/>
        </draw:line>
        <draw:line draw:style-name="gr32" draw:text-style-name="P21" draw:layer="layout" svg:x1="21.06cm" svg:y1="4.759cm" svg:x2="27.241cm" svg:y2="4.759cm">
          <text:p/>
        </draw:line>
        <draw:line draw:style-name="gr32" draw:text-style-name="P21" draw:layer="layout" svg:x1="21.06cm" svg:y1="5.158cm" svg:x2="27.241cm" svg:y2="5.158cm">
          <text:p/>
        </draw:line>
        <draw:line draw:style-name="gr32" draw:text-style-name="P21" draw:layer="layout" svg:x1="21.06cm" svg:y1="5.557cm" svg:x2="27.241cm" svg:y2="5.557cm">
          <text:p/>
        </draw:line>
        <draw:line draw:style-name="gr32" draw:text-style-name="P21" draw:layer="layout" svg:x1="21.06cm" svg:y1="5.956cm" svg:x2="27.241cm" svg:y2="5.956cm">
          <text:p/>
        </draw:line>
        <draw:line draw:style-name="gr32" draw:text-style-name="P21" draw:layer="layout" svg:x1="21.06cm" svg:y1="6.356cm" svg:x2="27.241cm" svg:y2="6.356cm">
          <text:p/>
        </draw:line>
        <draw:line draw:style-name="gr32" draw:text-style-name="P21" draw:layer="layout" svg:x1="14.66cm" svg:y1="2.364cm" svg:x2="20.84cm" svg:y2="2.364cm">
          <text:p/>
        </draw:line>
        <draw:line draw:style-name="gr32" draw:text-style-name="P21" draw:layer="layout" svg:x1="14.66cm" svg:y1="2.763cm" svg:x2="20.841cm" svg:y2="2.763cm">
          <text:p/>
        </draw:line>
        <draw:line draw:style-name="gr32" draw:text-style-name="P21" draw:layer="layout" svg:x1="14.66cm" svg:y1="3.163cm" svg:x2="20.841cm" svg:y2="3.163cm">
          <text:p/>
        </draw:line>
        <draw:line draw:style-name="gr32" draw:text-style-name="P21" draw:layer="layout" svg:x1="14.66cm" svg:y1="3.561cm" svg:x2="20.841cm" svg:y2="3.561cm">
          <text:p/>
        </draw:line>
        <draw:line draw:style-name="gr32" draw:text-style-name="P21" draw:layer="layout" svg:x1="14.66cm" svg:y1="3.961cm" svg:x2="20.841cm" svg:y2="3.961cm">
          <text:p/>
        </draw:line>
        <draw:line draw:style-name="gr32" draw:text-style-name="P21" draw:layer="layout" svg:x1="14.66cm" svg:y1="4.361cm" svg:x2="20.841cm" svg:y2="4.361cm">
          <text:p/>
        </draw:line>
        <draw:line draw:style-name="gr32" draw:text-style-name="P21" draw:layer="layout" svg:x1="14.66cm" svg:y1="4.76cm" svg:x2="20.841cm" svg:y2="4.76cm">
          <text:p/>
        </draw:line>
        <draw:line draw:style-name="gr32" draw:text-style-name="P21" draw:layer="layout" svg:x1="14.66cm" svg:y1="5.159cm" svg:x2="20.841cm" svg:y2="5.159cm">
          <text:p/>
        </draw:line>
        <draw:line draw:style-name="gr32" draw:text-style-name="P21" draw:layer="layout" svg:x1="14.66cm" svg:y1="5.558cm" svg:x2="20.841cm" svg:y2="5.558cm">
          <text:p/>
        </draw:line>
        <draw:line draw:style-name="gr32" draw:text-style-name="P21" draw:layer="layout" svg:x1="14.66cm" svg:y1="5.957cm" svg:x2="20.841cm" svg:y2="5.957cm">
          <text:p/>
        </draw:line>
        <draw:line draw:style-name="gr32" draw:text-style-name="P21" draw:layer="layout" svg:x1="14.66cm" svg:y1="6.357cm" svg:x2="20.841cm" svg:y2="6.357cm">
          <text:p/>
        </draw:line>
        <draw:frame draw:style-name="gr102" draw:text-style-name="P27" draw:layer="layout" svg:width="2.782cm" svg:height="0.398cm" svg:x="15.046cm" svg:y="6.474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4cm" svg:x2="27.256cm" svg:y2="7.064cm">
          <text:p/>
        </draw:line>
        <draw:frame draw:style-name="gr102" draw:text-style-name="P27" draw:layer="layout" svg:width="2.782cm" svg:height="0.398cm" svg:x="15.047cm" svg:y="6.4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cm">
          <draw:text-box>
            <text:p text:style-name="P45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4" draw:layer="layout" svg:width="0.557cm" svg:height="0.687cm" svg:x="14.615cm" svg:y="6.513cm">
          <draw:text-box>
            <text:p text:style-name="P46"><text:span text:style-name="T41">8</text:span></text:p>
          </draw:text-box>
        </draw:frame>
        <draw:frame draw:style-name="gr102" draw:text-style-name="P27" draw:layer="layout" svg:width="2.782cm" svg:height="0.398cm" svg:x="15.046cm" svg:y="11.5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3cm" svg:x2="27.24cm" svg:y2="7.463cm">
          <text:p/>
        </draw:line>
        <draw:line draw:style-name="gr32" draw:text-style-name="P21" draw:layer="layout" svg:x1="21.06cm" svg:y1="7.862cm" svg:x2="27.241cm" svg:y2="7.862cm">
          <text:p/>
        </draw:line>
        <draw:line draw:style-name="gr32" draw:text-style-name="P21" draw:layer="layout" svg:x1="21.06cm" svg:y1="8.262cm" svg:x2="27.241cm" svg:y2="8.262cm">
          <text:p/>
        </draw:line>
        <draw:line draw:style-name="gr32" draw:text-style-name="P21" draw:layer="layout" svg:x1="21.06cm" svg:y1="8.66cm" svg:x2="27.241cm" svg:y2="8.66cm">
          <text:p/>
        </draw:line>
        <draw:line draw:style-name="gr32" draw:text-style-name="P21" draw:layer="layout" svg:x1="21.06cm" svg:y1="9.06cm" svg:x2="27.241cm" svg:y2="9.06cm">
          <text:p/>
        </draw:line>
        <draw:line draw:style-name="gr32" draw:text-style-name="P21" draw:layer="layout" svg:x1="21.06cm" svg:y1="9.46cm" svg:x2="27.241cm" svg:y2="9.46cm">
          <text:p/>
        </draw:line>
        <draw:line draw:style-name="gr32" draw:text-style-name="P21" draw:layer="layout" svg:x1="21.06cm" svg:y1="9.859cm" svg:x2="27.241cm" svg:y2="9.859cm">
          <text:p/>
        </draw:line>
        <draw:line draw:style-name="gr32" draw:text-style-name="P21" draw:layer="layout" svg:x1="21.06cm" svg:y1="10.258cm" svg:x2="27.241cm" svg:y2="10.258cm">
          <text:p/>
        </draw:line>
        <draw:line draw:style-name="gr32" draw:text-style-name="P21" draw:layer="layout" svg:x1="21.06cm" svg:y1="10.657cm" svg:x2="27.241cm" svg:y2="10.657cm">
          <text:p/>
        </draw:line>
        <draw:line draw:style-name="gr32" draw:text-style-name="P21" draw:layer="layout" svg:x1="21.06cm" svg:y1="11.056cm" svg:x2="27.241cm" svg:y2="11.056cm">
          <text:p/>
        </draw:line>
        <draw:line draw:style-name="gr32" draw:text-style-name="P21" draw:layer="layout" svg:x1="21.06cm" svg:y1="11.456cm" svg:x2="27.241cm" svg:y2="11.456cm">
          <text:p/>
        </draw:line>
        <draw:line draw:style-name="gr32" draw:text-style-name="P38" draw:layer="layout" svg:x1="14.66cm" svg:y1="7.464cm" svg:x2="20.84cm" svg:y2="7.464cm">
          <text:p/>
        </draw:line>
        <draw:line draw:style-name="gr32" draw:text-style-name="P38" draw:layer="layout" svg:x1="14.66cm" svg:y1="7.863cm" svg:x2="20.841cm" svg:y2="7.863cm">
          <text:p/>
        </draw:line>
        <draw:line draw:style-name="gr32" draw:text-style-name="P38" draw:layer="layout" svg:x1="14.66cm" svg:y1="8.263cm" svg:x2="20.841cm" svg:y2="8.263cm">
          <text:p/>
        </draw:line>
        <draw:line draw:style-name="gr32" draw:text-style-name="P38" draw:layer="layout" svg:x1="14.66cm" svg:y1="8.661cm" svg:x2="20.841cm" svg:y2="8.661cm">
          <text:p/>
        </draw:line>
        <draw:line draw:style-name="gr32" draw:text-style-name="P38" draw:layer="layout" svg:x1="14.66cm" svg:y1="9.061cm" svg:x2="20.841cm" svg:y2="9.061cm">
          <text:p/>
        </draw:line>
        <draw:line draw:style-name="gr32" draw:text-style-name="P38" draw:layer="layout" svg:x1="14.66cm" svg:y1="9.461cm" svg:x2="20.841cm" svg:y2="9.461cm">
          <text:p/>
        </draw:line>
        <draw:line draw:style-name="gr32" draw:text-style-name="P38" draw:layer="layout" svg:x1="14.66cm" svg:y1="9.86cm" svg:x2="20.841cm" svg:y2="9.86cm">
          <text:p/>
        </draw:line>
        <draw:line draw:style-name="gr32" draw:text-style-name="P38" draw:layer="layout" svg:x1="14.66cm" svg:y1="10.259cm" svg:x2="20.841cm" svg:y2="10.259cm">
          <text:p/>
        </draw:line>
        <draw:line draw:style-name="gr32" draw:text-style-name="P38" draw:layer="layout" svg:x1="14.66cm" svg:y1="10.658cm" svg:x2="20.841cm" svg:y2="10.658cm">
          <text:p/>
        </draw:line>
        <draw:line draw:style-name="gr32" draw:text-style-name="P38" draw:layer="layout" svg:x1="14.66cm" svg:y1="11.057cm" svg:x2="20.841cm" svg:y2="11.057cm">
          <text:p/>
        </draw:line>
        <draw:line draw:style-name="gr32" draw:text-style-name="P38" draw:layer="layout" svg:x1="14.66cm" svg:y1="11.457cm" svg:x2="20.841cm" svg:y2="11.457cm">
          <text:p/>
        </draw:line>
        <draw:frame draw:style-name="gr102" draw:text-style-name="P27" draw:layer="layout" svg:width="2.782cm" svg:height="0.398cm" svg:x="15.046cm" svg:y="11.574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4cm" svg:x2="27.256cm" svg:y2="12.164cm">
          <text:p/>
        </draw:line>
        <draw:frame draw:style-name="gr102" draw:text-style-name="P27" draw:layer="layout" svg:width="2.782cm" svg:height="0.398cm" svg:x="15.047cm" svg:y="11.5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cm">
          <draw:text-box>
            <text:p text:style-name="P45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5cm" svg:y="11.613cm">
          <draw:text-box>
            <text:p text:style-name="P46"><text:span text:style-name="T41">9</text:span></text:p>
          </draw:text-box>
        </draw:frame>
        <draw:line draw:style-name="gr32" draw:text-style-name="P21" draw:layer="layout" svg:x1="21.06cm" svg:y1="12.563cm" svg:x2="27.24cm" svg:y2="12.563cm">
          <text:p/>
        </draw:line>
        <draw:line draw:style-name="gr32" draw:text-style-name="P21" draw:layer="layout" svg:x1="21.06cm" svg:y1="12.962cm" svg:x2="27.241cm" svg:y2="12.962cm">
          <text:p/>
        </draw:line>
        <draw:line draw:style-name="gr32" draw:text-style-name="P21" draw:layer="layout" svg:x1="21.06cm" svg:y1="13.362cm" svg:x2="27.241cm" svg:y2="13.362cm">
          <text:p/>
        </draw:line>
        <draw:line draw:style-name="gr32" draw:text-style-name="P21" draw:layer="layout" svg:x1="21.06cm" svg:y1="13.76cm" svg:x2="27.241cm" svg:y2="13.76cm">
          <text:p/>
        </draw:line>
        <draw:line draw:style-name="gr32" draw:text-style-name="P21" draw:layer="layout" svg:x1="21.06cm" svg:y1="14.16cm" svg:x2="27.241cm" svg:y2="14.16cm">
          <text:p/>
        </draw:line>
        <draw:line draw:style-name="gr32" draw:text-style-name="P21" draw:layer="layout" svg:x1="21.06cm" svg:y1="14.56cm" svg:x2="27.241cm" svg:y2="14.56cm">
          <text:p/>
        </draw:line>
        <draw:line draw:style-name="gr32" draw:text-style-name="P21" draw:layer="layout" svg:x1="21.06cm" svg:y1="14.959cm" svg:x2="27.241cm" svg:y2="14.959cm">
          <text:p/>
        </draw:line>
        <draw:line draw:style-name="gr32" draw:text-style-name="P21" draw:layer="layout" svg:x1="21.06cm" svg:y1="15.358cm" svg:x2="27.241cm" svg:y2="15.358cm">
          <text:p/>
        </draw:line>
        <draw:line draw:style-name="gr32" draw:text-style-name="P21" draw:layer="layout" svg:x1="21.06cm" svg:y1="15.757cm" svg:x2="27.241cm" svg:y2="15.757cm">
          <text:p/>
        </draw:line>
        <draw:line draw:style-name="gr32" draw:text-style-name="P21" draw:layer="layout" svg:x1="21.06cm" svg:y1="16.156cm" svg:x2="27.241cm" svg:y2="16.156cm">
          <text:p/>
        </draw:line>
        <draw:line draw:style-name="gr32" draw:text-style-name="P39" draw:layer="layout" svg:x1="14.66cm" svg:y1="12.564cm" svg:x2="20.84cm" svg:y2="12.564cm">
          <text:p/>
        </draw:line>
        <draw:line draw:style-name="gr32" draw:text-style-name="P39" draw:layer="layout" svg:x1="14.66cm" svg:y1="12.963cm" svg:x2="20.841cm" svg:y2="12.963cm">
          <text:p/>
        </draw:line>
        <draw:line draw:style-name="gr32" draw:text-style-name="P39" draw:layer="layout" svg:x1="14.66cm" svg:y1="13.363cm" svg:x2="20.841cm" svg:y2="13.363cm">
          <text:p/>
        </draw:line>
        <draw:line draw:style-name="gr32" draw:text-style-name="P39" draw:layer="layout" svg:x1="14.66cm" svg:y1="13.761cm" svg:x2="20.841cm" svg:y2="13.761cm">
          <text:p/>
        </draw:line>
        <draw:line draw:style-name="gr32" draw:text-style-name="P39" draw:layer="layout" svg:x1="14.66cm" svg:y1="14.161cm" svg:x2="20.841cm" svg:y2="14.161cm">
          <text:p/>
        </draw:line>
        <draw:line draw:style-name="gr32" draw:text-style-name="P39" draw:layer="layout" svg:x1="14.66cm" svg:y1="14.561cm" svg:x2="20.841cm" svg:y2="14.561cm">
          <text:p/>
        </draw:line>
        <draw:line draw:style-name="gr32" draw:text-style-name="P39" draw:layer="layout" svg:x1="14.66cm" svg:y1="14.96cm" svg:x2="20.841cm" svg:y2="14.96cm">
          <text:p/>
        </draw:line>
        <draw:line draw:style-name="gr32" draw:text-style-name="P39" draw:layer="layout" svg:x1="14.66cm" svg:y1="15.359cm" svg:x2="20.841cm" svg:y2="15.359cm">
          <text:p/>
        </draw:line>
        <draw:line draw:style-name="gr32" draw:text-style-name="P39" draw:layer="layout" svg:x1="14.66cm" svg:y1="15.758cm" svg:x2="20.841cm" svg:y2="15.758cm">
          <text:p/>
        </draw:line>
        <draw:line draw:style-name="gr32" draw:text-style-name="P39" draw:layer="layout" svg:x1="14.66cm" svg:y1="16.157cm" svg:x2="20.841cm" svg:y2="16.157cm">
          <text:p/>
        </draw:line>
        <draw:frame draw:style-name="gr107" draw:text-style-name="P22" draw:layer="layout" svg:width="1.836cm" svg:height="0.533cm" svg:x="22.043cm" svg:y="11.611cm">
          <draw:text-box>
            <text:p text:style-name="P45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4cm">
          <draw:text-box>
            <text:p text:style-name="P46"><text:span text:style-name="T41">10</text:span></text:p>
          </draw:text-box>
        </draw:frame>
        <draw:frame draw:style-name="gr125" draw:text-style-name="P43" draw:layer="layout" svg:width="0.257cm" svg:height="0.298cm" svg:x="23.738cm" svg:y="20.453cm">
          <draw:text-box>
            <text:p text:style-name="P51"><text:span text:style-name="T44">25</text:span></text:p>
          </draw:text-box>
        </draw:frame>
        <draw:frame draw:style-name="gr125" draw:text-style-name="P43" draw:layer="layout" svg:width="0.257cm" svg:height="0.298cm" svg:x="24.254cm" svg:y="20.453cm">
          <draw:text-box>
            <text:p text:style-name="P51"><text:span text:style-name="T44">26</text:span></text:p>
          </draw:text-box>
        </draw:frame>
        <draw:frame draw:style-name="gr125" draw:text-style-name="P43" draw:layer="layout" svg:width="0.257cm" svg:height="0.298cm" svg:x="24.768cm" svg:y="20.453cm">
          <draw:text-box>
            <text:p text:style-name="P51"><text:span text:style-name="T44">27</text:span></text:p>
          </draw:text-box>
        </draw:frame>
        <draw:frame draw:style-name="gr125" draw:text-style-name="P43" draw:layer="layout" svg:width="0.257cm" svg:height="0.298cm" svg:x="25.278cm" svg:y="20.453cm">
          <draw:text-box>
            <text:p text:style-name="P51"><text:span text:style-name="T44">28</text:span></text:p>
          </draw:text-box>
        </draw:frame>
        <draw:frame draw:style-name="gr125" draw:text-style-name="P43" draw:layer="layout" svg:width="0.257cm" svg:height="0.298cm" svg:x="25.791cm" svg:y="20.453cm">
          <draw:text-box>
            <text:p text:style-name="P51"><text:span text:style-name="T44">29</text:span></text:p>
          </draw:text-box>
        </draw:frame>
        <draw:frame draw:style-name="gr125" draw:text-style-name="P43" draw:layer="layout" svg:width="0.257cm" svg:height="0.298cm" svg:x="26.312cm" svg:y="20.453cm">
          <draw:text-box>
            <text:p text:style-name="P51"><text:span text:style-name="T44">30</text:span></text:p>
          </draw:text-box>
        </draw:frame>
        <draw:frame draw:style-name="gr125" draw:text-style-name="P43" draw:layer="layout" svg:width="0.257cm" svg:height="0.298cm" svg:x="26.82cm" svg:y="20.453cm">
          <draw:text-box>
            <text:p text:style-name="P51"><text:span text:style-name="T44">31</text:span></text:p>
          </draw:text-box>
        </draw:frame>
        <draw:frame draw:style-name="gr109" draw:text-style-name="P40" draw:layer="layout" svg:width="1.211cm" svg:height="0.517cm" svg:x="14.667cm" svg:y="17.007cm">
          <draw:text-box>
            <text:p text:style-name="P45"><text:span text:style-name="T42">No</text:span><text:span text:style-name="T42">tas</text:span></text:p>
          </draw:text-box>
        </draw:frame>
        <draw:line draw:style-name="gr32" draw:text-style-name="P39" draw:layer="layout" svg:x1="14.661cm" svg:y1="16.553cm" svg:x2="20.842cm" svg:y2="16.553cm">
          <text:p/>
        </draw:line>
        <draw:line draw:style-name="gr32" draw:text-style-name="P21" draw:layer="layout" svg:x1="21.061cm" svg:y1="16.553cm" svg:x2="27.242cm" svg:y2="16.553cm">
          <text:p/>
        </draw:line>
        <draw:frame draw:style-name="gr110" draw:text-style-name="P41" draw:layer="layout" svg:width="0.855cm" svg:height="0.408cm" svg:x="14.71cm" svg:y="2.134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4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3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4.71cm" svg:y="3.333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4.71cm" svg:y="3.731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4.71cm" svg:y="4.131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4.71cm" svg:y="4.53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4.71cm" svg:y="4.929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4.71cm" svg:y="5.328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4.71cm" svg:y="5.728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4.71cm" svg:y="6.127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4.711cm" svg:y="7.23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2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4.711cm" svg:y="8.432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4.711cm" svg:y="8.83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4.711cm" svg:y="9.23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4.711cm" svg:y="9.629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4.711cm" svg:y="10.028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4.711cm" svg:y="10.427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4.711cm" svg:y="10.827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4.711cm" svg:y="11.226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4.711cm" svg:y="12.34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3cm">
          <draw:text-box>
            <text:p text:style-name="P48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2cm">
          <draw:text-box>
            <text:p text:style-name="P48"><text:span text:style-name="T43">10:00</text:span></text:p>
          </draw:text-box>
        </draw:frame>
        <draw:frame draw:style-name="gr113" draw:text-style-name="P41" draw:layer="layout" svg:width="0.733cm" svg:height="0.408cm" svg:x="14.711cm" svg:y="13.542cm">
          <draw:text-box>
            <text:p text:style-name="P48"><text:span text:style-name="T43">11:00</text:span></text:p>
          </draw:text-box>
        </draw:frame>
        <draw:frame draw:style-name="gr114" draw:text-style-name="P41" draw:layer="layout" svg:width="0.717cm" svg:height="0.408cm" svg:x="14.711cm" svg:y="13.94cm">
          <draw:text-box>
            <text:p text:style-name="P48"><text:span text:style-name="T43">12:00</text:span></text:p>
          </draw:text-box>
        </draw:frame>
        <draw:frame draw:style-name="gr115" draw:text-style-name="P41" draw:layer="layout" svg:width="0.648cm" svg:height="0.409cm" svg:x="14.711cm" svg:y="14.34cm">
          <draw:text-box>
            <text:p text:style-name="P48"><text:span text:style-name="T43">13:00</text:span></text:p>
          </draw:text-box>
        </draw:frame>
        <draw:frame draw:style-name="gr116" draw:text-style-name="P41" draw:layer="layout" svg:width="0.632cm" svg:height="0.408cm" svg:x="14.711cm" svg:y="14.739cm">
          <draw:text-box>
            <text:p text:style-name="P48"><text:span text:style-name="T43">14:00</text:span></text:p>
          </draw:text-box>
        </draw:frame>
        <draw:frame draw:style-name="gr117" draw:text-style-name="P41" draw:layer="layout" svg:width="0.726cm" svg:height="0.408cm" svg:x="14.711cm" svg:y="15.138cm">
          <draw:text-box>
            <text:p text:style-name="P48"><text:span text:style-name="T43">15:00</text:span></text:p>
          </draw:text-box>
        </draw:frame>
        <draw:frame draw:style-name="gr118" draw:text-style-name="P41" draw:layer="layout" svg:width="0.709cm" svg:height="0.409cm" svg:x="14.711cm" svg:y="15.537cm">
          <draw:text-box>
            <text:p text:style-name="P48"><text:span text:style-name="T43">16:00</text:span></text:p>
          </draw:text-box>
        </draw:frame>
        <draw:frame draw:style-name="gr114" draw:text-style-name="P41" draw:layer="layout" svg:width="0.717cm" svg:height="0.408cm" svg:x="14.711cm" svg:y="15.937cm">
          <draw:text-box>
            <text:p text:style-name="P48"><text:span text:style-name="T43">17:00</text:span></text:p>
          </draw:text-box>
        </draw:frame>
        <draw:frame draw:style-name="gr119" draw:text-style-name="P41" draw:layer="layout" svg:width="0.701cm" svg:height="0.408cm" svg:x="14.711cm" svg:y="16.336cm">
          <draw:text-box>
            <text:p text:style-name="P48"><text:span text:style-name="T43">18:00</text:span></text:p>
          </draw:text-box>
        </draw:frame>
        <draw:frame draw:style-name="gr110" draw:text-style-name="P41" draw:layer="layout" svg:width="0.855cm" svg:height="0.408cm" svg:x="21.11cm" svg:y="7.233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3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2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21.11cm" svg:y="8.432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21.11cm" svg:y="8.83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21.11cm" svg:y="9.23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21.11cm" svg:y="9.629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21.11cm" svg:y="10.028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21.11cm" svg:y="10.427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21.11cm" svg:y="10.827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21.11cm" svg:y="11.226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21.11cm" svg:y="2.133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3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2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21.11cm" svg:y="3.332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21.11cm" svg:y="3.73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21.11cm" svg:y="4.13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21.11cm" svg:y="4.529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21.11cm" svg:y="4.928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21.11cm" svg:y="5.327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21.11cm" svg:y="5.727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21.11cm" svg:y="6.126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21.11cm" svg:y="12.344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4cm">
          <draw:text-box>
            <text:p text:style-name="P48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3cm">
          <draw:text-box>
            <text:p text:style-name="P48"><text:span text:style-name="T43">10:00</text:span></text:p>
          </draw:text-box>
        </draw:frame>
        <draw:frame draw:style-name="gr113" draw:text-style-name="P41" draw:layer="layout" svg:width="0.733cm" svg:height="0.408cm" svg:x="21.11cm" svg:y="13.543cm">
          <draw:text-box>
            <text:p text:style-name="P48"><text:span text:style-name="T43">11:00</text:span></text:p>
          </draw:text-box>
        </draw:frame>
        <draw:frame draw:style-name="gr114" draw:text-style-name="P41" draw:layer="layout" svg:width="0.717cm" svg:height="0.408cm" svg:x="21.11cm" svg:y="13.941cm">
          <draw:text-box>
            <text:p text:style-name="P48"><text:span text:style-name="T43">12:00</text:span></text:p>
          </draw:text-box>
        </draw:frame>
        <draw:frame draw:style-name="gr115" draw:text-style-name="P41" draw:layer="layout" svg:width="0.648cm" svg:height="0.409cm" svg:x="21.11cm" svg:y="14.341cm">
          <draw:text-box>
            <text:p text:style-name="P48"><text:span text:style-name="T43">13:00</text:span></text:p>
          </draw:text-box>
        </draw:frame>
        <draw:frame draw:style-name="gr116" draw:text-style-name="P41" draw:layer="layout" svg:width="0.632cm" svg:height="0.408cm" svg:x="21.11cm" svg:y="14.74cm">
          <draw:text-box>
            <text:p text:style-name="P48"><text:span text:style-name="T43">14:00</text:span></text:p>
          </draw:text-box>
        </draw:frame>
        <draw:frame draw:style-name="gr117" draw:text-style-name="P41" draw:layer="layout" svg:width="0.726cm" svg:height="0.408cm" svg:x="21.11cm" svg:y="15.139cm">
          <draw:text-box>
            <text:p text:style-name="P48"><text:span text:style-name="T43">15:00</text:span></text:p>
          </draw:text-box>
        </draw:frame>
        <draw:frame draw:style-name="gr118" draw:text-style-name="P41" draw:layer="layout" svg:width="0.709cm" svg:height="0.409cm" svg:x="21.11cm" svg:y="15.538cm">
          <draw:text-box>
            <text:p text:style-name="P48"><text:span text:style-name="T43">16:00</text:span></text:p>
          </draw:text-box>
        </draw:frame>
        <draw:frame draw:style-name="gr114" draw:text-style-name="P41" draw:layer="layout" svg:width="0.717cm" svg:height="0.408cm" svg:x="21.11cm" svg:y="15.938cm">
          <draw:text-box>
            <text:p text:style-name="P48"><text:span text:style-name="T43">17:00</text:span></text:p>
          </draw:text-box>
        </draw:frame>
        <draw:frame draw:style-name="gr119" draw:text-style-name="P41" draw:layer="layout" svg:width="0.701cm" svg:height="0.408cm" svg:x="21.11cm" svg:y="16.337cm">
          <draw:text-box>
            <text:p text:style-name="P48"><text:span text:style-name="T43">18:00</text:span></text:p>
          </draw:text-box>
        </draw:frame>
      </draw:page>
      <draw:page draw:name="page17" draw:style-name="dp1" draw:master-page-name="master-page79">
        <draw:line draw:style-name="gr32" draw:text-style-name="P21" draw:layer="layout" svg:x1="0.7cm" svg:y1="2.665cm" svg:x2="13.954cm" svg:y2="2.665cm">
          <text:p/>
        </draw:line>
        <draw:line draw:style-name="gr32" draw:text-style-name="P21" draw:layer="layout" svg:x1="0.7cm" svg:y1="3.53cm" svg:x2="13.954cm" svg:y2="3.53cm">
          <text:p/>
        </draw:line>
        <draw:line draw:style-name="gr32" draw:text-style-name="P21" draw:layer="layout" svg:x1="0.7cm" svg:y1="4.397cm" svg:x2="13.954cm" svg:y2="4.397cm">
          <text:p/>
        </draw:line>
        <draw:line draw:style-name="gr32" draw:text-style-name="P21" draw:layer="layout" svg:x1="0.7cm" svg:y1="5.262cm" svg:x2="13.954cm" svg:y2="5.262cm">
          <text:p/>
        </draw:line>
        <draw:line draw:style-name="gr32" draw:text-style-name="P21" draw:layer="layout" svg:x1="0.7cm" svg:y1="6.129cm" svg:x2="13.954cm" svg:y2="6.129cm">
          <text:p/>
        </draw:line>
        <draw:line draw:style-name="gr32" draw:text-style-name="P21" draw:layer="layout" svg:x1="0.7cm" svg:y1="6.996cm" svg:x2="13.954cm" svg:y2="6.996cm">
          <text:p/>
        </draw:line>
        <draw:line draw:style-name="gr32" draw:text-style-name="P21" draw:layer="layout" svg:x1="0.7cm" svg:y1="7.861cm" svg:x2="13.954cm" svg:y2="7.861cm">
          <text:p/>
        </draw:line>
        <draw:line draw:style-name="gr32" draw:text-style-name="P21" draw:layer="layout" svg:x1="0.7cm" svg:y1="8.727cm" svg:x2="13.954cm" svg:y2="8.727cm">
          <text:p/>
        </draw:line>
        <draw:line draw:style-name="gr32" draw:text-style-name="P21" draw:layer="layout" svg:x1="0.7cm" svg:y1="9.593cm" svg:x2="13.954cm" svg:y2="9.593cm">
          <text:p/>
        </draw:line>
        <draw:line draw:style-name="gr32" draw:text-style-name="P21" draw:layer="layout" svg:x1="0.7cm" svg:y1="10.459cm" svg:x2="13.954cm" svg:y2="10.459cm">
          <text:p/>
        </draw:line>
        <draw:line draw:style-name="gr32" draw:text-style-name="P21" draw:layer="layout" svg:x1="0.7cm" svg:y1="11.326cm" svg:x2="13.954cm" svg:y2="11.326cm">
          <text:p/>
        </draw:line>
        <draw:line draw:style-name="gr32" draw:text-style-name="P21" draw:layer="layout" svg:x1="0.7cm" svg:y1="12.191cm" svg:x2="13.954cm" svg:y2="12.191cm">
          <text:p/>
        </draw:line>
        <draw:line draw:style-name="gr32" draw:text-style-name="P21" draw:layer="layout" svg:x1="0.7cm" svg:y1="13.057cm" svg:x2="13.954cm" svg:y2="13.057cm">
          <text:p/>
        </draw:line>
        <draw:line draw:style-name="gr32" draw:text-style-name="P21" draw:layer="layout" svg:x1="0.7cm" svg:y1="13.924cm" svg:x2="13.954cm" svg:y2="13.924cm">
          <text:p/>
        </draw:line>
        <draw:line draw:style-name="gr32" draw:text-style-name="P21" draw:layer="layout" svg:x1="0.7cm" svg:y1="14.786cm" svg:x2="13.954cm" svg:y2="14.786cm">
          <text:p/>
        </draw:line>
        <draw:line draw:style-name="gr32" draw:text-style-name="P21" draw:layer="layout" svg:x1="0.7cm" svg:y1="15.646cm" svg:x2="13.954cm" svg:y2="15.646cm">
          <text:p/>
        </draw:line>
        <draw:line draw:style-name="gr32" draw:text-style-name="P21" draw:layer="layout" svg:x1="0.7cm" svg:y1="16.506cm" svg:x2="13.954cm" svg:y2="16.506cm">
          <text:p/>
        </draw:line>
        <draw:line draw:style-name="gr32" draw:text-style-name="P21" draw:layer="layout" svg:x1="0.7cm" svg:y1="17.366cm" svg:x2="13.954cm" svg:y2="17.366cm">
          <text:p/>
        </draw:line>
        <draw:line draw:style-name="gr32" draw:text-style-name="P21" draw:layer="layout" svg:x1="0.7cm" svg:y1="18.226cm" svg:x2="13.954cm" svg:y2="18.226cm">
          <text:p/>
        </draw:line>
        <draw:line draw:style-name="gr32" draw:text-style-name="P21" draw:layer="layout" svg:x1="0.7cm" svg:y1="19.086cm" svg:x2="13.954cm" svg:y2="19.086cm">
          <text:p/>
        </draw:line>
        <draw:line draw:style-name="gr32" draw:text-style-name="P21" draw:layer="layout" svg:x1="0.7cm" svg:y1="19.946cm" svg:x2="13.954cm" svg:y2="19.946cm">
          <text:p/>
        </draw:line>
        <draw:line draw:style-name="gr32" draw:text-style-name="P21" draw:layer="layout" svg:x1="0.7cm" svg:y1="20.806cm" svg:x2="13.954cm" svg:y2="20.806cm">
          <text:p/>
        </draw:line>
        <draw:line draw:style-name="gr21" draw:text-style-name="P19" draw:layer="layout" svg:x1="0.706cm" svg:y1="1.968cm" svg:x2="13.956cm" svg:y2="1.968cm">
          <text:p/>
        </draw:line>
        <draw:frame draw:style-name="gr99" draw:text-style-name="P18" draw:layer="layout" svg:width="2.917cm" svg:height="0.776cm" svg:x="0.92cm" svg:y="0.704cm">
          <draw:text-box>
            <text:p text:style-name="P2"><text:span text:style-name="T30">M</text:span><text:span text:style-name="T30">A</text:span><text:span text:style-name="T30">R</text:span><text:span text:style-name="T30">Z</text:span><text:span text:style-name="T30">O</text:span></text:p>
          </draw:text-box>
        </draw:frame>
        <draw:frame draw:style-name="gr100" draw:text-style-name="P33" draw:layer="layout" svg:width="2.186cm" svg:height="0.556cm" svg:x="6.9cm" svg:y="1.215cm">
          <draw:text-box>
            <text:p text:style-name="P2"><text:span text:style-name="T40">N</text:span><text:span text:style-name="T40">ot</text:span><text:span text:style-name="T40">as</text:span></text:p>
          </draw:text-box>
        </draw:frame>
        <draw:path draw:style-name="gr1" draw:text-style-name="P5" draw:layer="layout" svg:width="11.46cm" svg:height="18.995cm" svg:x="15.153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4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3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31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51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0" draw:text-style-name="P10" draw:layer="layout" svg:width="0.364cm" svg:height="0.49cm" svg:x="15.295cm" svg:y="6.255cm">
          <draw:text-box>
            <text:p text:style-name="P2"><text:span text:style-name="T7">11</text:span></text:p>
          </draw:text-box>
        </draw:frame>
        <draw:frame draw:style-name="gr10" draw:text-style-name="P10" draw:layer="layout" svg:width="0.364cm" svg:height="0.49cm" svg:x="18.156cm" svg:y="6.255cm">
          <draw:text-box>
            <text:p text:style-name="P2"><text:span text:style-name="T7">12</text:span></text:p>
          </draw:text-box>
        </draw:frame>
        <draw:frame draw:style-name="gr10" draw:text-style-name="P10" draw:layer="layout" svg:width="0.364cm" svg:height="0.49cm" svg:x="21.017cm" svg:y="6.255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23.878cm" svg:y="6.255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15.295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18.156cm" svg:y="9.774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21.017cm" svg:y="9.774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23.878cm" svg:y="9.774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15.295cm" svg:y="13.293cm">
          <draw:text-box>
            <text:p text:style-name="P2"><text:span text:style-name="T7">25</text:span></text:p>
          </draw:text-box>
        </draw:frame>
        <draw:frame draw:style-name="gr11" draw:text-style-name="P10" draw:layer="layout" svg:width="0.472cm" svg:height="0.49cm" svg:x="18.156cm" svg:y="13.293cm">
          <draw:text-box>
            <text:p text:style-name="P2"><text:span text:style-name="T7">26</text:span></text:p>
          </draw:text-box>
        </draw:frame>
        <draw:frame draw:style-name="gr11" draw:text-style-name="P10" draw:layer="layout" svg:width="0.472cm" svg:height="0.49cm" svg:x="21.017cm" svg:y="13.293cm">
          <draw:text-box>
            <text:p text:style-name="P2"><text:span text:style-name="T7">27</text:span></text:p>
          </draw:text-box>
        </draw:frame>
        <draw:frame draw:style-name="gr10" draw:text-style-name="P10" draw:layer="layout" svg:width="0.364cm" svg:height="0.49cm" svg:x="15.295cm" svg:y="2.74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18.156cm" svg:y="2.74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21.017cm" svg:y="2.74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23.878cm" svg:y="2.74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23.882cm" svg:y="13.29cm">
          <draw:text-box>
            <text:p text:style-name="P2"><text:span text:style-name="T7">28</text:span></text:p>
          </draw:text-box>
        </draw:frame>
      </draw:page>
      <draw:page draw:name="page18" draw:style-name="dp1" draw:master-page-name="master-page79">
        <draw:line draw:style-name="gr32" draw:text-style-name="P21" draw:layer="layout" svg:x1="0.7cm" svg:y1="2.661cm" svg:x2="13.954cm" svg:y2="2.661cm">
          <text:p/>
        </draw:line>
        <draw:line draw:style-name="gr32" draw:text-style-name="P21" draw:layer="layout" svg:x1="0.7cm" svg:y1="3.526cm" svg:x2="13.954cm" svg:y2="3.526cm">
          <text:p/>
        </draw:line>
        <draw:line draw:style-name="gr32" draw:text-style-name="P21" draw:layer="layout" svg:x1="0.7cm" svg:y1="4.393cm" svg:x2="13.954cm" svg:y2="4.393cm">
          <text:p/>
        </draw:line>
        <draw:line draw:style-name="gr32" draw:text-style-name="P21" draw:layer="layout" svg:x1="0.7cm" svg:y1="5.258cm" svg:x2="13.954cm" svg:y2="5.258cm">
          <text:p/>
        </draw:line>
        <draw:line draw:style-name="gr32" draw:text-style-name="P21" draw:layer="layout" svg:x1="0.7cm" svg:y1="6.125cm" svg:x2="13.954cm" svg:y2="6.125cm">
          <text:p/>
        </draw:line>
        <draw:line draw:style-name="gr32" draw:text-style-name="P21" draw:layer="layout" svg:x1="0.7cm" svg:y1="6.992cm" svg:x2="13.954cm" svg:y2="6.992cm">
          <text:p/>
        </draw:line>
        <draw:line draw:style-name="gr32" draw:text-style-name="P21" draw:layer="layout" svg:x1="0.7cm" svg:y1="7.857cm" svg:x2="13.954cm" svg:y2="7.857cm">
          <text:p/>
        </draw:line>
        <draw:line draw:style-name="gr32" draw:text-style-name="P21" draw:layer="layout" svg:x1="0.7cm" svg:y1="8.723cm" svg:x2="13.954cm" svg:y2="8.723cm">
          <text:p/>
        </draw:line>
        <draw:line draw:style-name="gr32" draw:text-style-name="P21" draw:layer="layout" svg:x1="0.7cm" svg:y1="9.589cm" svg:x2="13.954cm" svg:y2="9.589cm">
          <text:p/>
        </draw:line>
        <draw:line draw:style-name="gr32" draw:text-style-name="P21" draw:layer="layout" svg:x1="0.7cm" svg:y1="10.455cm" svg:x2="13.954cm" svg:y2="10.455cm">
          <text:p/>
        </draw:line>
        <draw:line draw:style-name="gr32" draw:text-style-name="P21" draw:layer="layout" svg:x1="0.7cm" svg:y1="11.322cm" svg:x2="13.954cm" svg:y2="11.322cm">
          <text:p/>
        </draw:line>
        <draw:line draw:style-name="gr32" draw:text-style-name="P21" draw:layer="layout" svg:x1="0.7cm" svg:y1="12.187cm" svg:x2="13.954cm" svg:y2="12.187cm">
          <text:p/>
        </draw:line>
        <draw:line draw:style-name="gr32" draw:text-style-name="P21" draw:layer="layout" svg:x1="0.7cm" svg:y1="13.053cm" svg:x2="13.954cm" svg:y2="13.053cm">
          <text:p/>
        </draw:line>
        <draw:line draw:style-name="gr32" draw:text-style-name="P21" draw:layer="layout" svg:x1="0.7cm" svg:y1="13.92cm" svg:x2="13.954cm" svg:y2="13.92cm">
          <text:p/>
        </draw:line>
        <draw:line draw:style-name="gr32" draw:text-style-name="P21" draw:layer="layout" svg:x1="0.7cm" svg:y1="14.782cm" svg:x2="13.954cm" svg:y2="14.782cm">
          <text:p/>
        </draw:line>
        <draw:line draw:style-name="gr32" draw:text-style-name="P21" draw:layer="layout" svg:x1="0.7cm" svg:y1="15.642cm" svg:x2="13.954cm" svg:y2="15.642cm">
          <text:p/>
        </draw:line>
        <draw:line draw:style-name="gr32" draw:text-style-name="P21" draw:layer="layout" svg:x1="0.7cm" svg:y1="16.502cm" svg:x2="13.954cm" svg:y2="16.502cm">
          <text:p/>
        </draw:line>
        <draw:line draw:style-name="gr32" draw:text-style-name="P21" draw:layer="layout" svg:x1="0.7cm" svg:y1="17.362cm" svg:x2="13.954cm" svg:y2="17.362cm">
          <text:p/>
        </draw:line>
        <draw:line draw:style-name="gr32" draw:text-style-name="P21" draw:layer="layout" svg:x1="0.7cm" svg:y1="18.222cm" svg:x2="13.954cm" svg:y2="18.222cm">
          <text:p/>
        </draw:line>
        <draw:line draw:style-name="gr32" draw:text-style-name="P21" draw:layer="layout" svg:x1="0.7cm" svg:y1="19.082cm" svg:x2="13.954cm" svg:y2="19.082cm">
          <text:p/>
        </draw:line>
        <draw:line draw:style-name="gr32" draw:text-style-name="P21" draw:layer="layout" svg:x1="0.7cm" svg:y1="19.942cm" svg:x2="13.954cm" svg:y2="19.942cm">
          <text:p/>
        </draw:line>
        <draw:line draw:style-name="gr32" draw:text-style-name="P21" draw:layer="layout" svg:x1="0.7cm" svg:y1="20.802cm" svg:x2="13.954cm" svg:y2="20.802cm">
          <text:p/>
        </draw:line>
        <draw:line draw:style-name="gr21" draw:text-style-name="P19" draw:layer="layout" svg:x1="0.706cm" svg:y1="1.964cm" svg:x2="13.956cm" svg:y2="1.964cm">
          <text:p/>
        </draw:line>
        <draw:frame draw:style-name="gr99" draw:text-style-name="P18" draw:layer="layout" svg:width="2.917cm" svg:height="0.776cm" svg:x="0.92cm" svg:y="0.7cm">
          <draw:text-box>
            <text:p text:style-name="P47"><text:span text:style-name="T30">F</text:span><text:span text:style-name="T30">E</text:span><text:span text:style-name="T30">B</text:span><text:span text:style-name="T30">R</text:span><text:span text:style-name="T30">E</text:span><text:span text:style-name="T30">R</text:span><text:span text:style-name="T30">O</text:span></text:p>
          </draw:text-box>
        </draw:frame>
        <draw:frame draw:style-name="gr100" draw:text-style-name="P33" draw:layer="layout" svg:width="2.186cm" svg:height="0.556cm" svg:x="6.9cm" svg:y="1.211cm">
          <draw:text-box>
            <text:p text:style-name="P49"><text:span text:style-name="T40">N</text:span><text:span text:style-name="T40">ot</text:span><text:span text:style-name="T40">as</text:span></text:p>
          </draw:text-box>
        </draw:frame>
        <draw:path draw:style-name="gr1" draw:text-style-name="P5" draw:layer="layout" svg:width="11.46cm" svg:height="18.995cm" svg:x="15.154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5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4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32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52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0" draw:text-style-name="P10" draw:layer="layout" svg:width="0.364cm" svg:height="0.49cm" svg:x="15.296cm" svg:y="6.255cm">
          <draw:text-box>
            <text:p text:style-name="P2"><text:span text:style-name="T7">11</text:span></text:p>
          </draw:text-box>
        </draw:frame>
        <draw:frame draw:style-name="gr10" draw:text-style-name="P10" draw:layer="layout" svg:width="0.364cm" svg:height="0.49cm" svg:x="18.157cm" svg:y="6.255cm">
          <draw:text-box>
            <text:p text:style-name="P2"><text:span text:style-name="T7">12</text:span></text:p>
          </draw:text-box>
        </draw:frame>
        <draw:frame draw:style-name="gr10" draw:text-style-name="P10" draw:layer="layout" svg:width="0.364cm" svg:height="0.49cm" svg:x="21.018cm" svg:y="6.255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23.879cm" svg:y="6.255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15.296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18.157cm" svg:y="9.774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21.018cm" svg:y="9.774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23.879cm" svg:y="9.774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15.296cm" svg:y="13.293cm">
          <draw:text-box>
            <text:p text:style-name="P2"><text:span text:style-name="T7">25</text:span></text:p>
          </draw:text-box>
        </draw:frame>
        <draw:frame draw:style-name="gr11" draw:text-style-name="P10" draw:layer="layout" svg:width="0.472cm" svg:height="0.49cm" svg:x="18.157cm" svg:y="13.293cm">
          <draw:text-box>
            <text:p text:style-name="P2"><text:span text:style-name="T7">26</text:span></text:p>
          </draw:text-box>
        </draw:frame>
        <draw:frame draw:style-name="gr11" draw:text-style-name="P10" draw:layer="layout" svg:width="0.472cm" svg:height="0.49cm" svg:x="21.018cm" svg:y="13.293cm">
          <draw:text-box>
            <text:p text:style-name="P2"><text:span text:style-name="T7">27</text:span></text:p>
          </draw:text-box>
        </draw:frame>
        <draw:frame draw:style-name="gr10" draw:text-style-name="P10" draw:layer="layout" svg:width="0.364cm" svg:height="0.49cm" svg:x="15.296cm" svg:y="2.74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18.157cm" svg:y="2.74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21.018cm" svg:y="2.74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23.879cm" svg:y="2.74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23.883cm" svg:y="13.29cm">
          <draw:text-box>
            <text:p text:style-name="P2"><text:span text:style-name="T7">28</text:span></text:p>
          </draw:text-box>
        </draw:frame>
      </draw:page>
      <draw:page draw:name="page19" draw:style-name="dp1" draw:master-page-name="master-page79">
        <draw:frame draw:style-name="gr97" draw:text-style-name="P4" draw:layer="layout" svg:width="2.479cm" svg:height="0.709cm" svg:x="1.382cm" svg:y="1.623cm">
          <draw:text-box>
            <text:p text:style-name="P2"><text:span text:style-name="T2">M</text:span><text:span text:style-name="T2">A</text:span><text:span text:style-name="T2">R</text:span><text:span text:style-name="T2">Z</text:span><text:span text:style-name="T2">O</text:span></text:p>
          </draw:text-box>
        </draw:frame>
        <draw:path draw:style-name="gr1" draw:text-style-name="P5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4cm" svg:y="1.75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7cm" svg:y="1.75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8cm" svg:y="1.75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path draw:style-name="gr1" draw:text-style-name="P1" draw:layer="layout" svg:width="3.385cm" svg:height="14.078cm" svg:x="0.702cm" svg:y="2.6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2cm" svg:y="2.799cm">
          <draw:text-box>
            <text:p text:style-name="P2"><text:span text:style-name="T4">Se</text:span><text:span text:style-name="T4">ma</text:span><text:span text:style-name="T4">na </text:span><text:span text:style-name="T4">9</text:span></text:p>
          </draw:text-box>
        </draw:frame>
        <draw:frame draw:style-name="gr6" draw:text-style-name="P7" draw:layer="layout" svg:width="2.26cm" svg:height="0.533cm" svg:x="1.502cm" svg:y="6.319cm">
          <draw:text-box>
            <text:p text:style-name="P2"><text:span text:style-name="T4">Se</text:span><text:span text:style-name="T4">ma</text:span><text:span text:style-name="T4">na </text:span><text:span text:style-name="T4">10</text:span></text:p>
          </draw:text-box>
        </draw:frame>
        <draw:frame draw:style-name="gr6" draw:text-style-name="P7" draw:layer="layout" svg:width="2.26cm" svg:height="0.533cm" svg:x="1.502cm" svg:y="9.838cm">
          <draw:text-box>
            <text:p text:style-name="P2"><text:span text:style-name="T4">Se</text:span><text:span text:style-name="T4">ma</text:span><text:span text:style-name="T4">na </text:span><text:span text:style-name="T4">11</text:span></text:p>
          </draw:text-box>
        </draw:frame>
        <draw:frame draw:style-name="gr6" draw:text-style-name="P7" draw:layer="layout" svg:width="2.26cm" svg:height="0.533cm" svg:x="1.502cm" svg:y="13.358cm">
          <draw:text-box>
            <text:p text:style-name="P2"><text:span text:style-name="T4">Se</text:span><text:span text:style-name="T4">ma</text:span><text:span text:style-name="T4">na </text:span><text:span text:style-name="T4">12</text:span></text:p>
          </draw:text-box>
        </draw:frame>
        <draw:frame draw:style-name="gr10" draw:text-style-name="P10" draw:layer="layout" svg:width="0.364cm" svg:height="0.49cm" svg:x="4.222cm" svg:y="6.291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7.083cm" svg:y="6.291cm">
          <draw:text-box>
            <text:p text:style-name="P2"><text:span text:style-name="T7">9</text:span></text:p>
          </draw:text-box>
        </draw:frame>
        <draw:frame draw:style-name="gr98" draw:text-style-name="P10" draw:layer="layout" svg:width="0.37cm" svg:height="0.49cm" svg:x="9.943cm" svg:y="6.291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4.222cm" svg:y="9.81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7.083cm" svg:y="9.81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9.943cm" svg:y="9.81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4.222cm" svg:y="13.329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7.083cm" svg:y="13.329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9.943cm" svg:y="13.329cm">
          <draw:text-box>
            <text:p text:style-name="P2"><text:span text:style-name="T7">24</text:span></text:p>
          </draw:text-box>
        </draw:frame>
        <draw:frame draw:style-name="gr10" draw:text-style-name="P10" draw:layer="layout" svg:width="0.364cm" svg:height="0.49cm" svg:x="4.222cm" svg:y="2.776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7.083cm" svg:y="2.776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9.943cm" svg:y="2.776cm">
          <draw:text-box>
            <text:p text:style-name="P2"><text:span text:style-name="T7">3</text:span></text:p>
          </draw:text-box>
        </draw:frame>
        <draw:frame draw:style-name="gr6" draw:text-style-name="P7" draw:layer="layout" svg:width="2.26cm" svg:height="0.533cm" svg:x="1.502cm" svg:y="16.908cm">
          <draw:text-box>
            <text:p text:style-name="P2"><text:span text:style-name="T4">Se</text:span><text:span text:style-name="T4">ma</text:span><text:span text:style-name="T4">na </text:span><text:span text:style-name="T4">13</text:span></text:p>
          </draw:text-box>
        </draw:frame>
        <draw:frame draw:style-name="gr11" draw:text-style-name="P10" draw:layer="layout" svg:width="0.472cm" svg:height="0.49cm" svg:x="4.222cm" svg:y="16.812cm">
          <draw:text-box>
            <text:p text:style-name="P2"><text:span text:style-name="T7">29</text:span></text:p>
          </draw:text-box>
        </draw:frame>
        <draw:frame draw:style-name="gr11" draw:text-style-name="P10" draw:layer="layout" svg:width="0.472cm" svg:height="0.49cm" svg:x="7.232cm" svg:y="16.812cm">
          <draw:text-box>
            <text:p text:style-name="P2"><text:span text:style-name="T7">30</text:span></text:p>
          </draw:text-box>
        </draw:frame>
        <draw:frame draw:style-name="gr11" draw:text-style-name="P10" draw:layer="layout" svg:width="0.472cm" svg:height="0.49cm" svg:x="9.942cm" svg:y="16.812cm">
          <draw:text-box>
            <text:p text:style-name="P2"><text:span text:style-name="T7">31</text:span></text:p>
          </draw:text-box>
        </draw:frame>
        <draw:line draw:style-name="gr32" draw:text-style-name="P21" draw:layer="layout" svg:x1="14.491cm" svg:y1="2.669cm" svg:x2="27.242cm" svg:y2="2.669cm">
          <text:p/>
        </draw:line>
        <draw:line draw:style-name="gr32" draw:text-style-name="P21" draw:layer="layout" svg:x1="14.491cm" svg:y1="3.534cm" svg:x2="27.242cm" svg:y2="3.534cm">
          <text:p/>
        </draw:line>
        <draw:line draw:style-name="gr32" draw:text-style-name="P21" draw:layer="layout" svg:x1="14.491cm" svg:y1="4.401cm" svg:x2="27.242cm" svg:y2="4.401cm">
          <text:p/>
        </draw:line>
        <draw:line draw:style-name="gr32" draw:text-style-name="P21" draw:layer="layout" svg:x1="14.491cm" svg:y1="5.267cm" svg:x2="27.242cm" svg:y2="5.267cm">
          <text:p/>
        </draw:line>
        <draw:line draw:style-name="gr32" draw:text-style-name="P21" draw:layer="layout" svg:x1="14.491cm" svg:y1="6.133cm" svg:x2="27.242cm" svg:y2="6.133cm">
          <text:p/>
        </draw:line>
        <draw:line draw:style-name="gr32" draw:text-style-name="P21" draw:layer="layout" svg:x1="14.491cm" svg:y1="7cm" svg:x2="27.242cm" svg:y2="7cm">
          <text:p/>
        </draw:line>
        <draw:line draw:style-name="gr32" draw:text-style-name="P21" draw:layer="layout" svg:x1="14.491cm" svg:y1="7.866cm" svg:x2="27.242cm" svg:y2="7.866cm">
          <text:p/>
        </draw:line>
        <draw:line draw:style-name="gr32" draw:text-style-name="P21" draw:layer="layout" svg:x1="14.491cm" svg:y1="8.731cm" svg:x2="27.242cm" svg:y2="8.731cm">
          <text:p/>
        </draw:line>
        <draw:line draw:style-name="gr32" draw:text-style-name="P21" draw:layer="layout" svg:x1="14.491cm" svg:y1="9.598cm" svg:x2="27.242cm" svg:y2="9.598cm">
          <text:p/>
        </draw:line>
        <draw:line draw:style-name="gr32" draw:text-style-name="P21" draw:layer="layout" svg:x1="14.491cm" svg:y1="10.463cm" svg:x2="27.242cm" svg:y2="10.463cm">
          <text:p/>
        </draw:line>
        <draw:line draw:style-name="gr32" draw:text-style-name="P21" draw:layer="layout" svg:x1="14.491cm" svg:y1="11.33cm" svg:x2="27.242cm" svg:y2="11.33cm">
          <text:p/>
        </draw:line>
        <draw:line draw:style-name="gr32" draw:text-style-name="P21" draw:layer="layout" svg:x1="14.491cm" svg:y1="12.196cm" svg:x2="27.242cm" svg:y2="12.196cm">
          <text:p/>
        </draw:line>
        <draw:line draw:style-name="gr32" draw:text-style-name="P21" draw:layer="layout" svg:x1="14.491cm" svg:y1="13.061cm" svg:x2="27.242cm" svg:y2="13.061cm">
          <text:p/>
        </draw:line>
        <draw:line draw:style-name="gr32" draw:text-style-name="P21" draw:layer="layout" svg:x1="14.491cm" svg:y1="13.928cm" svg:x2="27.242cm" svg:y2="13.928cm">
          <text:p/>
        </draw:line>
        <draw:line draw:style-name="gr32" draw:text-style-name="P21" draw:layer="layout" svg:x1="14.491cm" svg:y1="14.79cm" svg:x2="27.242cm" svg:y2="14.79cm">
          <text:p/>
        </draw:line>
        <draw:line draw:style-name="gr32" draw:text-style-name="P21" draw:layer="layout" svg:x1="14.491cm" svg:y1="15.65cm" svg:x2="27.242cm" svg:y2="15.65cm">
          <text:p/>
        </draw:line>
        <draw:line draw:style-name="gr32" draw:text-style-name="P21" draw:layer="layout" svg:x1="14.491cm" svg:y1="16.51cm" svg:x2="27.242cm" svg:y2="16.51cm">
          <text:p/>
        </draw:line>
        <draw:line draw:style-name="gr32" draw:text-style-name="P21" draw:layer="layout" svg:x1="14.491cm" svg:y1="17.37cm" svg:x2="27.242cm" svg:y2="17.37cm">
          <text:p/>
        </draw:line>
        <draw:line draw:style-name="gr32" draw:text-style-name="P21" draw:layer="layout" svg:x1="14.491cm" svg:y1="18.23cm" svg:x2="27.242cm" svg:y2="18.23cm">
          <text:p/>
        </draw:line>
        <draw:line draw:style-name="gr32" draw:text-style-name="P21" draw:layer="layout" svg:x1="14.491cm" svg:y1="19.09cm" svg:x2="27.242cm" svg:y2="19.09cm">
          <text:p/>
        </draw:line>
        <draw:line draw:style-name="gr32" draw:text-style-name="P21" draw:layer="layout" svg:x1="14.491cm" svg:y1="19.95cm" svg:x2="27.242cm" svg:y2="19.95cm">
          <text:p/>
        </draw:line>
        <draw:line draw:style-name="gr32" draw:text-style-name="P21" draw:layer="layout" svg:x1="14.491cm" svg:y1="20.81cm" svg:x2="27.242cm" svg:y2="20.81cm">
          <text:p/>
        </draw:line>
        <draw:line draw:style-name="gr21" draw:text-style-name="P19" draw:layer="layout" svg:x1="14.409cm" svg:y1="1.969cm" svg:x2="27.258cm" svg:y2="1.969cm">
          <text:p/>
        </draw:line>
        <draw:frame draw:style-name="gr105" draw:text-style-name="P36" draw:layer="layout" svg:width="1.543cm" svg:height="1.729cm" svg:x="25.563cm" svg:y="0.705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0" draw:text-style-name="P33" draw:layer="layout" svg:width="2.186cm" svg:height="0.556cm" svg:x="20.302cm" svg:y="1.215cm">
          <draw:text-box>
            <text:p text:style-name="P2"><text:span text:style-name="T40">N</text:span><text:span text:style-name="T40">ot</text:span><text:span text:style-name="T40">as</text:span></text:p>
          </draw:text-box>
        </draw:frame>
      </draw:page>
      <draw:page draw:name="page20" draw:style-name="dp1" draw:master-page-name="master-page79">
        <draw:line draw:style-name="gr32" draw:text-style-name="P21" draw:layer="layout" svg:x1="1.22cm" svg:y1="2.421cm" svg:x2="4.02cm" svg:y2="2.421cm">
          <text:p/>
        </draw:line>
        <draw:line draw:style-name="gr32" draw:text-style-name="P21" draw:layer="layout" svg:x1="1.22cm" svg:y1="2.991cm" svg:x2="4.02cm" svg:y2="2.991cm">
          <text:p/>
        </draw:line>
        <draw:line draw:style-name="gr32" draw:text-style-name="P21" draw:layer="layout" svg:x1="1.22cm" svg:y1="3.561cm" svg:x2="4.02cm" svg:y2="3.561cm">
          <text:p/>
        </draw:line>
        <draw:line draw:style-name="gr32" draw:text-style-name="P21" draw:layer="layout" svg:x1="1.22cm" svg:y1="4.13cm" svg:x2="4.02cm" svg:y2="4.13cm">
          <text:p/>
        </draw:line>
        <draw:line draw:style-name="gr32" draw:text-style-name="P21" draw:layer="layout" svg:x1="1.22cm" svg:y1="4.701cm" svg:x2="4.02cm" svg:y2="4.701cm">
          <text:p/>
        </draw:line>
        <draw:line draw:style-name="gr32" draw:text-style-name="P21" draw:layer="layout" svg:x1="1.22cm" svg:y1="5.273cm" svg:x2="4.02cm" svg:y2="5.273cm">
          <text:p/>
        </draw:line>
        <draw:line draw:style-name="gr32" draw:text-style-name="P21" draw:layer="layout" svg:x1="1.22cm" svg:y1="5.842cm" svg:x2="4.02cm" svg:y2="5.842cm">
          <text:p/>
        </draw:line>
        <draw:line draw:style-name="gr32" draw:text-style-name="P21" draw:layer="layout" svg:x1="1.22cm" svg:y1="6.412cm" svg:x2="4.02cm" svg:y2="6.412cm">
          <text:p/>
        </draw:line>
        <draw:line draw:style-name="gr32" draw:text-style-name="P21" draw:layer="layout" svg:x1="1.22cm" svg:y1="6.981cm" svg:x2="4.02cm" svg:y2="6.981cm">
          <text:p/>
        </draw:line>
        <draw:line draw:style-name="gr32" draw:text-style-name="P21" draw:layer="layout" svg:x1="4.191cm" svg:y1="2.421cm" svg:x2="5.682cm" svg:y2="2.421cm">
          <text:p/>
        </draw:line>
        <draw:line draw:style-name="gr32" draw:text-style-name="P21" draw:layer="layout" svg:x1="4.191cm" svg:y1="2.991cm" svg:x2="5.683cm" svg:y2="2.991cm">
          <text:p/>
        </draw:line>
        <draw:line draw:style-name="gr32" draw:text-style-name="P21" draw:layer="layout" svg:x1="4.191cm" svg:y1="3.561cm" svg:x2="5.683cm" svg:y2="3.561cm">
          <text:p/>
        </draw:line>
        <draw:line draw:style-name="gr32" draw:text-style-name="P21" draw:layer="layout" svg:x1="4.191cm" svg:y1="4.13cm" svg:x2="5.683cm" svg:y2="4.13cm">
          <text:p/>
        </draw:line>
        <draw:line draw:style-name="gr32" draw:text-style-name="P21" draw:layer="layout" svg:x1="4.191cm" svg:y1="4.701cm" svg:x2="5.683cm" svg:y2="4.701cm">
          <text:p/>
        </draw:line>
        <draw:line draw:style-name="gr32" draw:text-style-name="P21" draw:layer="layout" svg:x1="4.191cm" svg:y1="5.273cm" svg:x2="5.683cm" svg:y2="5.273cm">
          <text:p/>
        </draw:line>
        <draw:line draw:style-name="gr32" draw:text-style-name="P21" draw:layer="layout" svg:x1="4.191cm" svg:y1="5.842cm" svg:x2="5.683cm" svg:y2="5.842cm">
          <text:p/>
        </draw:line>
        <draw:line draw:style-name="gr32" draw:text-style-name="P21" draw:layer="layout" svg:x1="4.191cm" svg:y1="6.412cm" svg:x2="5.683cm" svg:y2="6.412cm">
          <text:p/>
        </draw:line>
        <draw:line draw:style-name="gr32" draw:text-style-name="P21" draw:layer="layout" svg:x1="4.191cm" svg:y1="6.981cm" svg:x2="5.683cm" svg:y2="6.981cm">
          <text:p/>
        </draw:line>
        <draw:line draw:style-name="gr32" draw:text-style-name="P21" draw:layer="layout" svg:x1="5.86cm" svg:y1="2.421cm" svg:x2="7.351cm" svg:y2="2.421cm">
          <text:p/>
        </draw:line>
        <draw:line draw:style-name="gr32" draw:text-style-name="P21" draw:layer="layout" svg:x1="5.86cm" svg:y1="2.991cm" svg:x2="7.352cm" svg:y2="2.991cm">
          <text:p/>
        </draw:line>
        <draw:line draw:style-name="gr32" draw:text-style-name="P21" draw:layer="layout" svg:x1="5.86cm" svg:y1="3.561cm" svg:x2="7.352cm" svg:y2="3.561cm">
          <text:p/>
        </draw:line>
        <draw:line draw:style-name="gr32" draw:text-style-name="P21" draw:layer="layout" svg:x1="5.86cm" svg:y1="4.13cm" svg:x2="7.352cm" svg:y2="4.13cm">
          <text:p/>
        </draw:line>
        <draw:line draw:style-name="gr32" draw:text-style-name="P21" draw:layer="layout" svg:x1="5.86cm" svg:y1="4.701cm" svg:x2="7.352cm" svg:y2="4.701cm">
          <text:p/>
        </draw:line>
        <draw:line draw:style-name="gr32" draw:text-style-name="P21" draw:layer="layout" svg:x1="5.86cm" svg:y1="5.273cm" svg:x2="7.352cm" svg:y2="5.273cm">
          <text:p/>
        </draw:line>
        <draw:line draw:style-name="gr32" draw:text-style-name="P21" draw:layer="layout" svg:x1="5.86cm" svg:y1="5.842cm" svg:x2="7.352cm" svg:y2="5.842cm">
          <text:p/>
        </draw:line>
        <draw:line draw:style-name="gr32" draw:text-style-name="P21" draw:layer="layout" svg:x1="5.86cm" svg:y1="6.412cm" svg:x2="7.352cm" svg:y2="6.412cm">
          <text:p/>
        </draw:line>
        <draw:line draw:style-name="gr32" draw:text-style-name="P21" draw:layer="layout" svg:x1="5.86cm" svg:y1="6.981cm" svg:x2="7.352cm" svg:y2="6.981cm">
          <text:p/>
        </draw:line>
        <draw:line draw:style-name="gr32" draw:text-style-name="P21" draw:layer="layout" svg:x1="2.457cm" svg:y1="7.56cm" svg:x2="7.351cm" svg:y2="7.56cm">
          <text:p/>
        </draw:line>
        <draw:frame draw:style-name="gr134" draw:text-style-name="P20" draw:layer="layout" svg:width="2.445cm" svg:height="0.582cm" svg:x="1.273cm" svg:y="2.658cm">
          <draw:text-box>
            <text:p text:style-name="P52"><text:span text:style-name="T31">Alq</text:span><text:span text:style-name="T31">uiler </text:span><text:span text:style-name="T31">/ </text:span><text:span text:style-name="T31">Hip</text:span><text:span text:style-name="T31">otéc</text:span><text:span text:style-name="T31">a <text:s/></text:span></text:p>
          </draw:text-box>
        </draw:frame>
        <draw:frame draw:style-name="gr135" draw:text-style-name="P20" draw:layer="layout" svg:width="0.667cm" svg:height="0.583cm" svg:x="1.245cm" svg:y="3.228cm">
          <draw:text-box>
            <text:p text:style-name="P52"><text:span text:style-name="T31">Luz <text:s/></text:span><text:span text:style-name="T31"><text:s/></text:span></text:p>
          </draw:text-box>
        </draw:frame>
        <draw:frame draw:style-name="gr135" draw:text-style-name="P20" draw:layer="layout" svg:width="0.667cm" svg:height="0.583cm" svg:x="1.245cm" svg:y="3.798cm">
          <draw:text-box>
            <text:p text:style-name="P52"><text:span text:style-name="T31">Agu</text:span><text:span text:style-name="T31">a</text:span></text:p>
          </draw:text-box>
        </draw:frame>
        <draw:frame draw:style-name="gr136" draw:text-style-name="P20" draw:layer="layout" svg:width="0.495cm" svg:height="0.583cm" svg:x="1.245cm" svg:y="4.369cm">
          <draw:text-box>
            <text:p text:style-name="P52"><text:span text:style-name="T31">Gas</text:span></text:p>
          </draw:text-box>
        </draw:frame>
        <draw:frame draw:style-name="gr137" draw:text-style-name="P20" draw:layer="layout" svg:width="1.13cm" svg:height="0.583cm" svg:x="1.245cm" svg:y="4.938cm">
          <draw:text-box>
            <text:p text:style-name="P52"><text:span text:style-name="T31">Telé</text:span><text:span text:style-name="T31">fon</text:span><text:span text:style-name="T31">o</text:span></text:p>
          </draw:text-box>
        </draw:frame>
        <draw:frame draw:style-name="gr138" draw:text-style-name="P20" draw:layer="layout" svg:width="1.575cm" svg:height="0.584cm" svg:x="1.245cm" svg:y="5.509cm">
          <draw:text-box>
            <text:p text:style-name="P52"><text:span text:style-name="T31">TV / </text:span><text:span text:style-name="T31">Inte</text:span><text:span text:style-name="T31">rnet</text:span></text:p>
          </draw:text-box>
        </draw:frame>
        <draw:frame draw:style-name="gr139" draw:text-style-name="P20" draw:layer="layout" svg:width="1.873cm" svg:height="0.583cm" svg:x="1.245cm" svg:y="6.079cm">
          <draw:text-box>
            <text:p text:style-name="P52"><text:span text:style-name="T31">+</text:span></text:p>
          </draw:text-box>
        </draw:frame>
        <draw:frame draw:style-name="gr140" draw:text-style-name="P20" draw:layer="layout" svg:width="1.211cm" svg:height="0.583cm" svg:x="1.245cm" svg:y="6.649cm">
          <draw:text-box>
            <text:p text:style-name="P52"><text:span text:style-name="T31">+</text:span></text:p>
          </draw:text-box>
        </draw:frame>
        <draw:frame draw:style-name="gr141" draw:text-style-name="P20" draw:layer="layout" svg:width="1.779cm" svg:height="0.348cm" svg:x="1.245cm" svg:y="7.227cm">
          <draw:text-box>
            <text:p text:style-name="P52"><text:span text:style-name="T31">Sub</text:span><text:span text:style-name="T31">total</text:span></text:p>
          </draw:text-box>
        </draw:frame>
        <draw:frame draw:style-name="gr142" draw:text-style-name="P20" draw:layer="layout" svg:width="0.73cm" svg:height="0.583cm" svg:x="1.274cm" svg:y="2.092cm">
          <draw:text-box>
            <text:p text:style-name="P52"><text:span text:style-name="T31">Gas</text:span><text:span text:style-name="T31">to</text:span></text:p>
          </draw:text-box>
        </draw:frame>
        <draw:frame draw:style-name="gr143" draw:text-style-name="P20" draw:layer="layout" svg:width="1.877cm" svg:height="0.583cm" svg:x="4.174cm" svg:y="2.093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6.275cm" svg:y="2.094cm">
          <draw:text-box>
            <text:p text:style-name="P52"><text:span text:style-name="T31">Rea</text:span><text:span text:style-name="T31">l</text:span></text:p>
          </draw:text-box>
        </draw:frame>
        <draw:line draw:style-name="gr32" draw:text-style-name="P21" draw:layer="layout" svg:x1="7.61cm" svg:y1="2.422cm" svg:x2="10.41cm" svg:y2="2.422cm">
          <text:p/>
        </draw:line>
        <draw:line draw:style-name="gr32" draw:text-style-name="P21" draw:layer="layout" svg:x1="7.61cm" svg:y1="2.993cm" svg:x2="10.41cm" svg:y2="2.993cm">
          <text:p/>
        </draw:line>
        <draw:line draw:style-name="gr32" draw:text-style-name="P21" draw:layer="layout" svg:x1="7.61cm" svg:y1="3.563cm" svg:x2="10.41cm" svg:y2="3.563cm">
          <text:p/>
        </draw:line>
        <draw:line draw:style-name="gr32" draw:text-style-name="P21" draw:layer="layout" svg:x1="7.61cm" svg:y1="4.132cm" svg:x2="10.41cm" svg:y2="4.132cm">
          <text:p/>
        </draw:line>
        <draw:line draw:style-name="gr32" draw:text-style-name="P21" draw:layer="layout" svg:x1="7.61cm" svg:y1="4.703cm" svg:x2="10.41cm" svg:y2="4.703cm">
          <text:p/>
        </draw:line>
        <draw:line draw:style-name="gr32" draw:text-style-name="P21" draw:layer="layout" svg:x1="7.61cm" svg:y1="5.275cm" svg:x2="10.41cm" svg:y2="5.275cm">
          <text:p/>
        </draw:line>
        <draw:line draw:style-name="gr32" draw:text-style-name="P21" draw:layer="layout" svg:x1="7.61cm" svg:y1="5.844cm" svg:x2="10.41cm" svg:y2="5.844cm">
          <text:p/>
        </draw:line>
        <draw:line draw:style-name="gr32" draw:text-style-name="P21" draw:layer="layout" svg:x1="7.61cm" svg:y1="6.414cm" svg:x2="10.41cm" svg:y2="6.414cm">
          <text:p/>
        </draw:line>
        <draw:line draw:style-name="gr32" draw:text-style-name="P21" draw:layer="layout" svg:x1="7.61cm" svg:y1="6.983cm" svg:x2="10.41cm" svg:y2="6.983cm">
          <text:p/>
        </draw:line>
        <draw:line draw:style-name="gr32" draw:text-style-name="P21" draw:layer="layout" svg:x1="10.581cm" svg:y1="2.422cm" svg:x2="12.072cm" svg:y2="2.422cm">
          <text:p/>
        </draw:line>
        <draw:line draw:style-name="gr32" draw:text-style-name="P21" draw:layer="layout" svg:x1="10.581cm" svg:y1="2.993cm" svg:x2="12.073cm" svg:y2="2.993cm">
          <text:p/>
        </draw:line>
        <draw:line draw:style-name="gr32" draw:text-style-name="P21" draw:layer="layout" svg:x1="10.581cm" svg:y1="3.563cm" svg:x2="12.073cm" svg:y2="3.563cm">
          <text:p/>
        </draw:line>
        <draw:line draw:style-name="gr32" draw:text-style-name="P21" draw:layer="layout" svg:x1="10.581cm" svg:y1="4.132cm" svg:x2="12.073cm" svg:y2="4.132cm">
          <text:p/>
        </draw:line>
        <draw:line draw:style-name="gr32" draw:text-style-name="P21" draw:layer="layout" svg:x1="10.581cm" svg:y1="4.703cm" svg:x2="12.073cm" svg:y2="4.703cm">
          <text:p/>
        </draw:line>
        <draw:line draw:style-name="gr32" draw:text-style-name="P21" draw:layer="layout" svg:x1="10.581cm" svg:y1="5.275cm" svg:x2="12.073cm" svg:y2="5.275cm">
          <text:p/>
        </draw:line>
        <draw:line draw:style-name="gr32" draw:text-style-name="P21" draw:layer="layout" svg:x1="10.581cm" svg:y1="5.844cm" svg:x2="12.073cm" svg:y2="5.844cm">
          <text:p/>
        </draw:line>
        <draw:line draw:style-name="gr32" draw:text-style-name="P21" draw:layer="layout" svg:x1="10.581cm" svg:y1="6.414cm" svg:x2="12.073cm" svg:y2="6.414cm">
          <text:p/>
        </draw:line>
        <draw:line draw:style-name="gr32" draw:text-style-name="P21" draw:layer="layout" svg:x1="10.581cm" svg:y1="6.983cm" svg:x2="12.073cm" svg:y2="6.983cm">
          <text:p/>
        </draw:line>
        <draw:line draw:style-name="gr32" draw:text-style-name="P21" draw:layer="layout" svg:x1="12.25cm" svg:y1="2.422cm" svg:x2="13.741cm" svg:y2="2.422cm">
          <text:p/>
        </draw:line>
        <draw:line draw:style-name="gr32" draw:text-style-name="P21" draw:layer="layout" svg:x1="12.25cm" svg:y1="2.993cm" svg:x2="13.742cm" svg:y2="2.993cm">
          <text:p/>
        </draw:line>
        <draw:line draw:style-name="gr32" draw:text-style-name="P21" draw:layer="layout" svg:x1="12.25cm" svg:y1="3.563cm" svg:x2="13.742cm" svg:y2="3.563cm">
          <text:p/>
        </draw:line>
        <draw:line draw:style-name="gr32" draw:text-style-name="P21" draw:layer="layout" svg:x1="12.25cm" svg:y1="4.132cm" svg:x2="13.742cm" svg:y2="4.132cm">
          <text:p/>
        </draw:line>
        <draw:line draw:style-name="gr32" draw:text-style-name="P21" draw:layer="layout" svg:x1="12.25cm" svg:y1="4.703cm" svg:x2="13.742cm" svg:y2="4.703cm">
          <text:p/>
        </draw:line>
        <draw:line draw:style-name="gr32" draw:text-style-name="P21" draw:layer="layout" svg:x1="12.25cm" svg:y1="5.275cm" svg:x2="13.742cm" svg:y2="5.275cm">
          <text:p/>
        </draw:line>
        <draw:line draw:style-name="gr32" draw:text-style-name="P21" draw:layer="layout" svg:x1="12.25cm" svg:y1="5.844cm" svg:x2="13.742cm" svg:y2="5.844cm">
          <text:p/>
        </draw:line>
        <draw:line draw:style-name="gr32" draw:text-style-name="P21" draw:layer="layout" svg:x1="12.25cm" svg:y1="6.414cm" svg:x2="13.742cm" svg:y2="6.414cm">
          <text:p/>
        </draw:line>
        <draw:line draw:style-name="gr32" draw:text-style-name="P21" draw:layer="layout" svg:x1="12.25cm" svg:y1="6.983cm" svg:x2="13.742cm" svg:y2="6.983cm">
          <text:p/>
        </draw:line>
        <draw:frame draw:style-name="gr145" draw:text-style-name="P20" draw:layer="layout" svg:width="0.645cm" svg:height="0.583cm" svg:x="7.663cm" svg:y="2.659cm">
          <draw:text-box>
            <text:p text:style-name="P52"><text:span text:style-name="T31">Rop</text:span><text:span text:style-name="T31">a</text:span></text:p>
          </draw:text-box>
        </draw:frame>
        <draw:frame draw:style-name="gr146" draw:text-style-name="P20" draw:layer="layout" svg:width="2.415cm" svg:height="0.583cm" svg:x="7.635cm" svg:y="3.23cm">
          <draw:text-box>
            <text:p text:style-name="P52"><text:span text:style-name="T31">Cui</text:span><text:span text:style-name="T31">dad</text:span><text:span text:style-name="T31">o </text:span><text:span text:style-name="T31">per</text:span><text:span text:style-name="T31">son</text:span><text:span text:style-name="T31">al <text:s text:c="2"/></text:span></text:p>
          </draw:text-box>
        </draw:frame>
        <draw:frame draw:style-name="gr147" draw:text-style-name="P20" draw:layer="layout" svg:width="1.175cm" svg:height="0.583cm" svg:x="7.635cm" svg:y="3.8cm">
          <draw:text-box>
            <text:p text:style-name="P52"><text:span text:style-name="T31">Mas</text:span><text:span text:style-name="T31">cota</text:span><text:span text:style-name="T31">s</text:span></text:p>
          </draw:text-box>
        </draw:frame>
        <draw:frame draw:style-name="gr148" draw:text-style-name="P20" draw:layer="layout" svg:width="2.241cm" svg:height="0.583cm" svg:x="7.635cm" svg:y="4.371cm">
          <draw:text-box>
            <text:p text:style-name="P52"><text:span text:style-name="T31">Esté</text:span><text:span text:style-name="T31">tica </text:span><text:span text:style-name="T31">/ </text:span><text:span text:style-name="T31">bar</text:span><text:span text:style-name="T31">berí</text:span><text:span text:style-name="T31">a</text:span></text:p>
          </draw:text-box>
        </draw:frame>
        <draw:frame draw:style-name="gr137" draw:text-style-name="P20" draw:layer="layout" svg:width="1.13cm" svg:height="0.583cm" svg:x="7.635cm" svg:y="4.94cm">
          <draw:text-box>
            <text:p text:style-name="P52"><text:span text:style-name="T31">+</text:span></text:p>
          </draw:text-box>
        </draw:frame>
        <draw:frame draw:style-name="gr138" draw:text-style-name="P20" draw:layer="layout" svg:width="1.575cm" svg:height="0.584cm" svg:x="7.635cm" svg:y="5.511cm">
          <draw:text-box>
            <text:p text:style-name="P52"><text:span text:style-name="T31">+</text:span></text:p>
          </draw:text-box>
        </draw:frame>
        <draw:frame draw:style-name="gr139" draw:text-style-name="P20" draw:layer="layout" svg:width="1.873cm" svg:height="0.583cm" svg:x="7.635cm" svg:y="6.081cm">
          <draw:text-box>
            <text:p text:style-name="P52"><text:span text:style-name="T31">+</text:span></text:p>
          </draw:text-box>
        </draw:frame>
        <draw:frame draw:style-name="gr149" draw:text-style-name="P20" draw:layer="layout" svg:width="1.211cm" svg:height="0.582cm" svg:x="7.635cm" svg:y="6.651cm">
          <draw:text-box>
            <text:p text:style-name="P52"><text:span text:style-name="T31">+</text:span></text:p>
          </draw:text-box>
        </draw:frame>
        <draw:frame draw:style-name="gr150" draw:text-style-name="P20" draw:layer="layout" svg:width="1.909cm" svg:height="0.348cm" svg:x="7.635cm" svg:y="7.229cm">
          <draw:text-box>
            <text:p text:style-name="P52"><text:span text:style-name="T31">Sub</text:span><text:span text:style-name="T31">total</text:span></text:p>
          </draw:text-box>
        </draw:frame>
        <draw:frame draw:style-name="gr151" draw:text-style-name="P20" draw:layer="layout" svg:width="0.73cm" svg:height="0.582cm" svg:x="7.664cm" svg:y="2.094cm">
          <draw:text-box>
            <text:p text:style-name="P52"><text:span text:style-name="T31">Gas</text:span><text:span text:style-name="T31">to</text:span></text:p>
          </draw:text-box>
        </draw:frame>
        <draw:frame draw:style-name="gr152" draw:text-style-name="P20" draw:layer="layout" svg:width="1.877cm" svg:height="0.582cm" svg:x="10.564cm" svg:y="2.095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12.665cm" svg:y="2.096cm">
          <draw:text-box>
            <text:p text:style-name="P52"><text:span text:style-name="T31">Rea</text:span><text:span text:style-name="T31">l</text:span></text:p>
          </draw:text-box>
        </draw:frame>
        <draw:line draw:style-name="gr21" draw:text-style-name="P19" draw:layer="layout" svg:x1="0.7cm" svg:y1="8.251cm" svg:x2="13.95cm" svg:y2="8.251cm">
          <text:p/>
        </draw:line>
        <draw:line draw:style-name="gr32" draw:text-style-name="P21" draw:layer="layout" svg:x1="1.22cm" svg:y1="8.74cm" svg:x2="4.02cm" svg:y2="8.74cm">
          <text:p/>
        </draw:line>
        <draw:line draw:style-name="gr32" draw:text-style-name="P21" draw:layer="layout" svg:x1="1.22cm" svg:y1="9.31cm" svg:x2="4.02cm" svg:y2="9.31cm">
          <text:p/>
        </draw:line>
        <draw:line draw:style-name="gr32" draw:text-style-name="P21" draw:layer="layout" svg:x1="1.22cm" svg:y1="9.881cm" svg:x2="4.02cm" svg:y2="9.881cm">
          <text:p/>
        </draw:line>
        <draw:line draw:style-name="gr32" draw:text-style-name="P21" draw:layer="layout" svg:x1="1.22cm" svg:y1="10.449cm" svg:x2="4.02cm" svg:y2="10.449cm">
          <text:p/>
        </draw:line>
        <draw:line draw:style-name="gr32" draw:text-style-name="P21" draw:layer="layout" svg:x1="1.22cm" svg:y1="11.021cm" svg:x2="4.02cm" svg:y2="11.021cm">
          <text:p/>
        </draw:line>
        <draw:line draw:style-name="gr32" draw:text-style-name="P21" draw:layer="layout" svg:x1="1.22cm" svg:y1="11.592cm" svg:x2="4.02cm" svg:y2="11.592cm">
          <text:p/>
        </draw:line>
        <draw:line draw:style-name="gr32" draw:text-style-name="P21" draw:layer="layout" svg:x1="4.191cm" svg:y1="8.74cm" svg:x2="5.682cm" svg:y2="8.74cm">
          <text:p/>
        </draw:line>
        <draw:line draw:style-name="gr32" draw:text-style-name="P21" draw:layer="layout" svg:x1="4.191cm" svg:y1="9.31cm" svg:x2="5.683cm" svg:y2="9.31cm">
          <text:p/>
        </draw:line>
        <draw:line draw:style-name="gr32" draw:text-style-name="P21" draw:layer="layout" svg:x1="4.191cm" svg:y1="9.881cm" svg:x2="5.683cm" svg:y2="9.881cm">
          <text:p/>
        </draw:line>
        <draw:line draw:style-name="gr32" draw:text-style-name="P21" draw:layer="layout" svg:x1="4.191cm" svg:y1="10.449cm" svg:x2="5.683cm" svg:y2="10.449cm">
          <text:p/>
        </draw:line>
        <draw:line draw:style-name="gr32" draw:text-style-name="P21" draw:layer="layout" svg:x1="4.191cm" svg:y1="11.021cm" svg:x2="5.683cm" svg:y2="11.021cm">
          <text:p/>
        </draw:line>
        <draw:line draw:style-name="gr32" draw:text-style-name="P21" draw:layer="layout" svg:x1="4.191cm" svg:y1="11.592cm" svg:x2="5.683cm" svg:y2="11.592cm">
          <text:p/>
        </draw:line>
        <draw:line draw:style-name="gr32" draw:text-style-name="P21" draw:layer="layout" svg:x1="5.86cm" svg:y1="8.74cm" svg:x2="7.351cm" svg:y2="8.74cm">
          <text:p/>
        </draw:line>
        <draw:line draw:style-name="gr32" draw:text-style-name="P21" draw:layer="layout" svg:x1="5.86cm" svg:y1="9.31cm" svg:x2="7.352cm" svg:y2="9.31cm">
          <text:p/>
        </draw:line>
        <draw:line draw:style-name="gr32" draw:text-style-name="P21" draw:layer="layout" svg:x1="5.86cm" svg:y1="9.881cm" svg:x2="7.352cm" svg:y2="9.881cm">
          <text:p/>
        </draw:line>
        <draw:line draw:style-name="gr32" draw:text-style-name="P21" draw:layer="layout" svg:x1="5.86cm" svg:y1="10.449cm" svg:x2="7.352cm" svg:y2="10.449cm">
          <text:p/>
        </draw:line>
        <draw:line draw:style-name="gr32" draw:text-style-name="P21" draw:layer="layout" svg:x1="5.86cm" svg:y1="11.021cm" svg:x2="7.352cm" svg:y2="11.021cm">
          <text:p/>
        </draw:line>
        <draw:line draw:style-name="gr32" draw:text-style-name="P21" draw:layer="layout" svg:x1="5.86cm" svg:y1="11.592cm" svg:x2="7.352cm" svg:y2="11.592cm">
          <text:p/>
        </draw:line>
        <draw:frame draw:style-name="gr153" draw:text-style-name="P20" draw:layer="layout" svg:width="1.979cm" svg:height="0.583cm" svg:x="1.273cm" svg:y="8.977cm">
          <draw:text-box>
            <text:p text:style-name="P52"><text:span text:style-name="T31">Sup</text:span><text:span text:style-name="T31">erm</text:span><text:span text:style-name="T31">erc</text:span><text:span text:style-name="T31">ado </text:span><text:span text:style-name="T31"><text:s/></text:span></text:p>
          </draw:text-box>
        </draw:frame>
        <draw:frame draw:style-name="gr154" draw:text-style-name="P20" draw:layer="layout" svg:width="1.031cm" svg:height="0.583cm" svg:x="1.245cm" svg:y="9.547cm">
          <draw:text-box>
            <text:p text:style-name="P52"><text:span text:style-name="T31">Sna</text:span><text:span text:style-name="T31">cks <text:s/></text:span></text:p>
          </draw:text-box>
        </draw:frame>
        <draw:frame draw:style-name="gr155" draw:text-style-name="P20" draw:layer="layout" svg:width="2.36cm" svg:height="0.582cm" svg:x="1.245cm" svg:y="10.118cm">
          <draw:text-box>
            <text:p text:style-name="P52"><text:span text:style-name="T31">Co</text:span><text:span text:style-name="T31">mid</text:span><text:span text:style-name="T31">a a </text:span><text:span text:style-name="T31">do</text:span><text:span text:style-name="T31">micil</text:span><text:span text:style-name="T31">io</text:span></text:p>
          </draw:text-box>
        </draw:frame>
        <draw:frame draw:style-name="gr156" draw:text-style-name="P20" draw:layer="layout" svg:width="2.707cm" svg:height="0.583cm" svg:x="1.245cm" svg:y="10.688cm">
          <draw:text-box>
            <text:p text:style-name="P52"><text:span text:style-name="T31">Co</text:span><text:span text:style-name="T31">mid</text:span><text:span text:style-name="T31">a </text:span><text:span text:style-name="T31">fuer</text:span><text:span text:style-name="T31">a </text:span><text:span text:style-name="T31">de </text:span><text:span text:style-name="T31">cas</text:span><text:span text:style-name="T31">a</text:span></text:p>
          </draw:text-box>
        </draw:frame>
        <draw:frame draw:style-name="gr157" draw:text-style-name="P20" draw:layer="layout" svg:width="1.13cm" svg:height="0.582cm" svg:x="1.245cm" svg:y="11.258cm">
          <draw:text-box>
            <text:p text:style-name="P52"><text:span text:style-name="T31">+</text:span></text:p>
          </draw:text-box>
        </draw:frame>
        <draw:frame draw:style-name="gr142" draw:text-style-name="P20" draw:layer="layout" svg:width="0.73cm" svg:height="0.583cm" svg:x="1.274cm" svg:y="8.411cm">
          <draw:text-box>
            <text:p text:style-name="P52"><text:span text:style-name="T31">Gas</text:span><text:span text:style-name="T31">to</text:span></text:p>
          </draw:text-box>
        </draw:frame>
        <draw:frame draw:style-name="gr143" draw:text-style-name="P20" draw:layer="layout" svg:width="1.877cm" svg:height="0.583cm" svg:x="4.174cm" svg:y="8.412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58" draw:text-style-name="P20" draw:layer="layout" svg:width="0.562cm" svg:height="0.583cm" svg:x="6.275cm" svg:y="8.413cm">
          <draw:text-box>
            <text:p text:style-name="P52"><text:span text:style-name="T31">Rea</text:span><text:span text:style-name="T31">l</text:span></text:p>
          </draw:text-box>
        </draw:frame>
        <draw:line draw:style-name="gr32" draw:text-style-name="P21" draw:layer="layout" svg:x1="7.61cm" svg:y1="8.742cm" svg:x2="10.41cm" svg:y2="8.742cm">
          <text:p/>
        </draw:line>
        <draw:line draw:style-name="gr32" draw:text-style-name="P21" draw:layer="layout" svg:x1="7.61cm" svg:y1="9.312cm" svg:x2="10.41cm" svg:y2="9.312cm">
          <text:p/>
        </draw:line>
        <draw:line draw:style-name="gr32" draw:text-style-name="P21" draw:layer="layout" svg:x1="7.61cm" svg:y1="9.883cm" svg:x2="10.41cm" svg:y2="9.883cm">
          <text:p/>
        </draw:line>
        <draw:line draw:style-name="gr32" draw:text-style-name="P21" draw:layer="layout" svg:x1="7.61cm" svg:y1="10.451cm" svg:x2="10.41cm" svg:y2="10.451cm">
          <text:p/>
        </draw:line>
        <draw:line draw:style-name="gr32" draw:text-style-name="P21" draw:layer="layout" svg:x1="7.61cm" svg:y1="11.022cm" svg:x2="10.41cm" svg:y2="11.022cm">
          <text:p/>
        </draw:line>
        <draw:line draw:style-name="gr32" draw:text-style-name="P21" draw:layer="layout" svg:x1="7.61cm" svg:y1="11.594cm" svg:x2="10.41cm" svg:y2="11.594cm">
          <text:p/>
        </draw:line>
        <draw:line draw:style-name="gr32" draw:text-style-name="P21" draw:layer="layout" svg:x1="10.581cm" svg:y1="8.742cm" svg:x2="12.072cm" svg:y2="8.742cm">
          <text:p/>
        </draw:line>
        <draw:line draw:style-name="gr32" draw:text-style-name="P21" draw:layer="layout" svg:x1="10.581cm" svg:y1="9.312cm" svg:x2="12.073cm" svg:y2="9.312cm">
          <text:p/>
        </draw:line>
        <draw:line draw:style-name="gr32" draw:text-style-name="P21" draw:layer="layout" svg:x1="10.581cm" svg:y1="9.883cm" svg:x2="12.073cm" svg:y2="9.883cm">
          <text:p/>
        </draw:line>
        <draw:line draw:style-name="gr32" draw:text-style-name="P21" draw:layer="layout" svg:x1="10.581cm" svg:y1="10.451cm" svg:x2="12.073cm" svg:y2="10.451cm">
          <text:p/>
        </draw:line>
        <draw:line draw:style-name="gr32" draw:text-style-name="P21" draw:layer="layout" svg:x1="10.581cm" svg:y1="11.022cm" svg:x2="12.073cm" svg:y2="11.022cm">
          <text:p/>
        </draw:line>
        <draw:line draw:style-name="gr32" draw:text-style-name="P21" draw:layer="layout" svg:x1="10.581cm" svg:y1="11.594cm" svg:x2="12.073cm" svg:y2="11.594cm">
          <text:p/>
        </draw:line>
        <draw:line draw:style-name="gr32" draw:text-style-name="P21" draw:layer="layout" svg:x1="12.25cm" svg:y1="8.742cm" svg:x2="13.741cm" svg:y2="8.742cm">
          <text:p/>
        </draw:line>
        <draw:line draw:style-name="gr32" draw:text-style-name="P21" draw:layer="layout" svg:x1="12.25cm" svg:y1="9.312cm" svg:x2="13.742cm" svg:y2="9.312cm">
          <text:p/>
        </draw:line>
        <draw:line draw:style-name="gr32" draw:text-style-name="P21" draw:layer="layout" svg:x1="12.25cm" svg:y1="9.883cm" svg:x2="13.742cm" svg:y2="9.883cm">
          <text:p/>
        </draw:line>
        <draw:line draw:style-name="gr32" draw:text-style-name="P21" draw:layer="layout" svg:x1="12.25cm" svg:y1="10.451cm" svg:x2="13.742cm" svg:y2="10.451cm">
          <text:p/>
        </draw:line>
        <draw:line draw:style-name="gr32" draw:text-style-name="P21" draw:layer="layout" svg:x1="12.25cm" svg:y1="11.022cm" svg:x2="13.742cm" svg:y2="11.022cm">
          <text:p/>
        </draw:line>
        <draw:line draw:style-name="gr32" draw:text-style-name="P21" draw:layer="layout" svg:x1="12.25cm" svg:y1="11.594cm" svg:x2="13.742cm" svg:y2="11.594cm">
          <text:p/>
        </draw:line>
        <draw:frame draw:style-name="gr159" draw:text-style-name="P20" draw:layer="layout" svg:width="2.322cm" svg:height="0.582cm" svg:x="7.663cm" svg:y="8.979cm">
          <draw:text-box>
            <text:p text:style-name="P52"><text:span text:style-name="T31">Pré</text:span><text:span text:style-name="T31">sta</text:span><text:span text:style-name="T31">mo </text:span><text:span text:style-name="T31">ban</text:span><text:span text:style-name="T31">cari</text:span><text:span text:style-name="T31">o</text:span></text:p>
          </draw:text-box>
        </draw:frame>
        <draw:frame draw:style-name="gr160" draw:text-style-name="P20" draw:layer="layout" svg:width="2.474cm" svg:height="0.695cm" svg:x="7.635cm" svg:y="9.549cm">
          <draw:text-box>
            <text:p text:style-name="P52"><text:span text:style-name="T31">Tarj</text:span><text:span text:style-name="T31">etas </text:span><text:span text:style-name="T31">de </text:span><text:span text:style-name="T31">cré</text:span><text:span text:style-name="T31">dito <text:s/></text:span></text:p>
          </draw:text-box>
        </draw:frame>
        <draw:frame draw:style-name="gr161" draw:text-style-name="P20" draw:layer="layout" svg:width="2.131cm" svg:height="0.582cm" svg:x="7.635cm" svg:y="10.12cm">
          <draw:text-box>
            <text:p text:style-name="P52"><text:span text:style-name="T31">Dep</text:span><text:span text:style-name="T31">arta</text:span><text:span text:style-name="T31">me</text:span><text:span text:style-name="T31">ntal</text:span><text:span text:style-name="T31">es</text:span></text:p>
          </draw:text-box>
        </draw:frame>
        <draw:frame draw:style-name="gr136" draw:text-style-name="P20" draw:layer="layout" svg:width="0.495cm" svg:height="0.583cm" svg:x="7.635cm" svg:y="10.69cm">
          <draw:text-box>
            <text:p text:style-name="P52"><text:span text:style-name="T31">+</text:span></text:p>
          </draw:text-box>
        </draw:frame>
        <draw:frame draw:style-name="gr157" draw:text-style-name="P20" draw:layer="layout" svg:width="1.13cm" svg:height="0.582cm" svg:x="7.635cm" svg:y="11.26cm">
          <draw:text-box>
            <text:p text:style-name="P52"><text:span text:style-name="T31">+</text:span></text:p>
          </draw:text-box>
        </draw:frame>
        <draw:frame draw:style-name="gr142" draw:text-style-name="P20" draw:layer="layout" svg:width="0.73cm" svg:height="0.583cm" svg:x="7.664cm" svg:y="8.413cm">
          <draw:text-box>
            <text:p text:style-name="P52"><text:span text:style-name="T31">Gas</text:span><text:span text:style-name="T31">to</text:span></text:p>
          </draw:text-box>
        </draw:frame>
        <draw:frame draw:style-name="gr143" draw:text-style-name="P20" draw:layer="layout" svg:width="1.877cm" svg:height="0.583cm" svg:x="10.564cm" svg:y="8.414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58" draw:text-style-name="P20" draw:layer="layout" svg:width="0.562cm" svg:height="0.583cm" svg:x="12.665cm" svg:y="8.415cm">
          <draw:text-box>
            <text:p text:style-name="P52"><text:span text:style-name="T31">Rea</text:span><text:span text:style-name="T31">l</text:span></text:p>
          </draw:text-box>
        </draw:frame>
        <draw:frame draw:style-name="gr162" draw:text-style-name="P22" draw:layer="layout" svg:width="1.518cm" svg:height="0.517cm" svg:x="3.92cm" svg:y="7.729cm">
          <draw:text-box>
            <text:p text:style-name="P45"><text:span text:style-name="T32">Co</text:span><text:span text:style-name="T32">mi</text:span><text:span text:style-name="T32">da</text:span></text:p>
          </draw:text-box>
        </draw:frame>
        <draw:frame draw:style-name="gr163" draw:text-style-name="P22" draw:layer="layout" svg:width="2.195cm" svg:height="0.517cm" svg:x="9.947cm" svg:y="7.73cm">
          <draw:text-box>
            <text:p text:style-name="P45"><text:span text:style-name="T32">Cr</text:span><text:span text:style-name="T32">éd</text:span><text:span text:style-name="T32">ito</text:span><text:span text:style-name="T32">s</text:span></text:p>
          </draw:text-box>
        </draw:frame>
        <draw:frame draw:style-name="gr141" draw:text-style-name="P20" draw:layer="layout" svg:width="1.779cm" svg:height="0.348cm" svg:x="2.946cm" svg:y="7.227cm">
          <draw:text-box>
            <text:p text:style-name="P52"><text:span text:style-name="T31">$</text:span></text:p>
          </draw:text-box>
        </draw:frame>
        <draw:line draw:style-name="gr32" draw:text-style-name="P21" draw:layer="layout" svg:x1="8.857cm" svg:y1="7.563cm" svg:x2="13.751cm" svg:y2="7.563cm">
          <text:p/>
        </draw:line>
        <draw:frame draw:style-name="gr141" draw:text-style-name="P20" draw:layer="layout" svg:width="1.779cm" svg:height="0.348cm" svg:x="9.346cm" svg:y="7.23cm">
          <draw:text-box>
            <text:p text:style-name="P52"><text:span text:style-name="T31">$</text:span></text:p>
          </draw:text-box>
        </draw:frame>
        <draw:line draw:style-name="gr32" draw:text-style-name="P21" draw:layer="layout" svg:x1="2.458cm" svg:y1="12.161cm" svg:x2="7.352cm" svg:y2="12.161cm">
          <text:p/>
        </draw:line>
        <draw:frame draw:style-name="gr141" draw:text-style-name="P20" draw:layer="layout" svg:width="1.779cm" svg:height="0.348cm" svg:x="1.246cm" svg:y="11.828cm">
          <draw:text-box>
            <text:p text:style-name="P52"><text:span text:style-name="T31">Sub</text:span><text:span text:style-name="T31">total</text:span></text:p>
          </draw:text-box>
        </draw:frame>
        <draw:frame draw:style-name="gr150" draw:text-style-name="P20" draw:layer="layout" svg:width="1.909cm" svg:height="0.348cm" svg:x="7.636cm" svg:y="11.83cm">
          <draw:text-box>
            <text:p text:style-name="P52"><text:span text:style-name="T31">Sub</text:span><text:span text:style-name="T31">total</text:span></text:p>
          </draw:text-box>
        </draw:frame>
        <draw:frame draw:style-name="gr141" draw:text-style-name="P20" draw:layer="layout" svg:width="1.779cm" svg:height="0.348cm" svg:x="2.947cm" svg:y="11.828cm">
          <draw:text-box>
            <text:p text:style-name="P52"><text:span text:style-name="T31">$</text:span></text:p>
          </draw:text-box>
        </draw:frame>
        <draw:line draw:style-name="gr32" draw:text-style-name="P21" draw:layer="layout" svg:x1="8.858cm" svg:y1="12.164cm" svg:x2="13.752cm" svg:y2="12.164cm">
          <text:p/>
        </draw:line>
        <draw:frame draw:style-name="gr141" draw:text-style-name="P20" draw:layer="layout" svg:width="1.779cm" svg:height="0.348cm" svg:x="9.347cm" svg:y="11.831cm">
          <draw:text-box>
            <text:p text:style-name="P52"><text:span text:style-name="T31">$</text:span></text:p>
          </draw:text-box>
        </draw:frame>
        <draw:line draw:style-name="gr21" draw:text-style-name="P19" draw:layer="layout" svg:x1="0.7cm" svg:y1="12.878cm" svg:x2="13.95cm" svg:y2="12.878cm">
          <text:p/>
        </draw:line>
        <draw:line draw:style-name="gr32" draw:text-style-name="P21" draw:layer="layout" svg:x1="1.22cm" svg:y1="13.368cm" svg:x2="4.02cm" svg:y2="13.368cm">
          <text:p/>
        </draw:line>
        <draw:line draw:style-name="gr32" draw:text-style-name="P21" draw:layer="layout" svg:x1="1.22cm" svg:y1="13.938cm" svg:x2="4.02cm" svg:y2="13.938cm">
          <text:p/>
        </draw:line>
        <draw:line draw:style-name="gr32" draw:text-style-name="P21" draw:layer="layout" svg:x1="1.22cm" svg:y1="14.508cm" svg:x2="4.02cm" svg:y2="14.508cm">
          <text:p/>
        </draw:line>
        <draw:line draw:style-name="gr32" draw:text-style-name="P21" draw:layer="layout" svg:x1="1.22cm" svg:y1="15.077cm" svg:x2="4.02cm" svg:y2="15.077cm">
          <text:p/>
        </draw:line>
        <draw:line draw:style-name="gr32" draw:text-style-name="P21" draw:layer="layout" svg:x1="1.22cm" svg:y1="15.648cm" svg:x2="4.02cm" svg:y2="15.648cm">
          <text:p/>
        </draw:line>
        <draw:line draw:style-name="gr32" draw:text-style-name="P21" draw:layer="layout" svg:x1="4.191cm" svg:y1="13.368cm" svg:x2="5.682cm" svg:y2="13.368cm">
          <text:p/>
        </draw:line>
        <draw:line draw:style-name="gr32" draw:text-style-name="P21" draw:layer="layout" svg:x1="4.191cm" svg:y1="13.938cm" svg:x2="5.683cm" svg:y2="13.938cm">
          <text:p/>
        </draw:line>
        <draw:line draw:style-name="gr32" draw:text-style-name="P21" draw:layer="layout" svg:x1="4.191cm" svg:y1="14.508cm" svg:x2="5.683cm" svg:y2="14.508cm">
          <text:p/>
        </draw:line>
        <draw:line draw:style-name="gr32" draw:text-style-name="P21" draw:layer="layout" svg:x1="4.191cm" svg:y1="15.077cm" svg:x2="5.683cm" svg:y2="15.077cm">
          <text:p/>
        </draw:line>
        <draw:line draw:style-name="gr32" draw:text-style-name="P21" draw:layer="layout" svg:x1="4.191cm" svg:y1="15.648cm" svg:x2="5.683cm" svg:y2="15.648cm">
          <text:p/>
        </draw:line>
        <draw:line draw:style-name="gr32" draw:text-style-name="P21" draw:layer="layout" svg:x1="5.86cm" svg:y1="13.368cm" svg:x2="7.351cm" svg:y2="13.368cm">
          <text:p/>
        </draw:line>
        <draw:line draw:style-name="gr32" draw:text-style-name="P21" draw:layer="layout" svg:x1="5.86cm" svg:y1="13.938cm" svg:x2="7.352cm" svg:y2="13.938cm">
          <text:p/>
        </draw:line>
        <draw:line draw:style-name="gr32" draw:text-style-name="P21" draw:layer="layout" svg:x1="5.86cm" svg:y1="14.508cm" svg:x2="7.352cm" svg:y2="14.508cm">
          <text:p/>
        </draw:line>
        <draw:line draw:style-name="gr32" draw:text-style-name="P21" draw:layer="layout" svg:x1="5.86cm" svg:y1="15.077cm" svg:x2="7.352cm" svg:y2="15.077cm">
          <text:p/>
        </draw:line>
        <draw:line draw:style-name="gr32" draw:text-style-name="P21" draw:layer="layout" svg:x1="5.86cm" svg:y1="15.648cm" svg:x2="7.352cm" svg:y2="15.648cm">
          <text:p/>
        </draw:line>
        <draw:frame draw:style-name="gr164" draw:text-style-name="P20" draw:layer="layout" svg:width="0.899cm" svg:height="0.582cm" svg:x="1.273cm" svg:y="13.605cm">
          <draw:text-box>
            <text:p text:style-name="P52"><text:span text:style-name="T31">Seg</text:span><text:span text:style-name="T31">uro</text:span></text:p>
          </draw:text-box>
        </draw:frame>
        <draw:frame draw:style-name="gr165" draw:text-style-name="P20" draw:layer="layout" svg:width="1.128cm" svg:height="0.583cm" svg:x="1.245cm" svg:y="14.175cm">
          <draw:text-box>
            <text:p text:style-name="P52"><text:span text:style-name="T31">Far</text:span><text:span text:style-name="T31">mac</text:span><text:span text:style-name="T31">ia</text:span></text:p>
          </draw:text-box>
        </draw:frame>
        <draw:frame draw:style-name="gr135" draw:text-style-name="P20" draw:layer="layout" svg:width="0.667cm" svg:height="0.583cm" svg:x="1.245cm" svg:y="14.745cm">
          <draw:text-box>
            <text:p text:style-name="P52"><text:span text:style-name="T31">+</text:span></text:p>
          </draw:text-box>
        </draw:frame>
        <draw:frame draw:style-name="gr136" draw:text-style-name="P20" draw:layer="layout" svg:width="0.495cm" svg:height="0.583cm" svg:x="1.245cm" svg:y="15.316cm">
          <draw:text-box>
            <text:p text:style-name="P52"><text:span text:style-name="T31">+</text:span></text:p>
          </draw:text-box>
        </draw:frame>
        <draw:frame draw:style-name="gr142" draw:text-style-name="P20" draw:layer="layout" svg:width="0.73cm" svg:height="0.583cm" svg:x="1.274cm" svg:y="13.039cm">
          <draw:text-box>
            <text:p text:style-name="P52"><text:span text:style-name="T31">Gas</text:span><text:span text:style-name="T31">to</text:span></text:p>
          </draw:text-box>
        </draw:frame>
        <draw:frame draw:style-name="gr143" draw:text-style-name="P20" draw:layer="layout" svg:width="1.877cm" svg:height="0.583cm" svg:x="4.174cm" svg:y="13.04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6.275cm" svg:y="13.041cm">
          <draw:text-box>
            <text:p text:style-name="P52"><text:span text:style-name="T31">Rea</text:span><text:span text:style-name="T31">l</text:span></text:p>
          </draw:text-box>
        </draw:frame>
        <draw:line draw:style-name="gr32" draw:text-style-name="P21" draw:layer="layout" svg:x1="7.61cm" svg:y1="13.369cm" svg:x2="10.41cm" svg:y2="13.369cm">
          <text:p/>
        </draw:line>
        <draw:line draw:style-name="gr32" draw:text-style-name="P21" draw:layer="layout" svg:x1="7.61cm" svg:y1="13.94cm" svg:x2="10.41cm" svg:y2="13.94cm">
          <text:p/>
        </draw:line>
        <draw:line draw:style-name="gr32" draw:text-style-name="P21" draw:layer="layout" svg:x1="7.61cm" svg:y1="14.51cm" svg:x2="10.41cm" svg:y2="14.51cm">
          <text:p/>
        </draw:line>
        <draw:line draw:style-name="gr32" draw:text-style-name="P21" draw:layer="layout" svg:x1="7.61cm" svg:y1="15.079cm" svg:x2="10.41cm" svg:y2="15.079cm">
          <text:p/>
        </draw:line>
        <draw:line draw:style-name="gr32" draw:text-style-name="P21" draw:layer="layout" svg:x1="7.61cm" svg:y1="15.65cm" svg:x2="10.41cm" svg:y2="15.65cm">
          <text:p/>
        </draw:line>
        <draw:line draw:style-name="gr32" draw:text-style-name="P21" draw:layer="layout" svg:x1="10.581cm" svg:y1="13.369cm" svg:x2="12.072cm" svg:y2="13.369cm">
          <text:p/>
        </draw:line>
        <draw:line draw:style-name="gr32" draw:text-style-name="P21" draw:layer="layout" svg:x1="10.581cm" svg:y1="13.94cm" svg:x2="12.073cm" svg:y2="13.94cm">
          <text:p/>
        </draw:line>
        <draw:line draw:style-name="gr32" draw:text-style-name="P21" draw:layer="layout" svg:x1="10.581cm" svg:y1="14.51cm" svg:x2="12.073cm" svg:y2="14.51cm">
          <text:p/>
        </draw:line>
        <draw:line draw:style-name="gr32" draw:text-style-name="P21" draw:layer="layout" svg:x1="10.581cm" svg:y1="15.079cm" svg:x2="12.073cm" svg:y2="15.079cm">
          <text:p/>
        </draw:line>
        <draw:line draw:style-name="gr32" draw:text-style-name="P21" draw:layer="layout" svg:x1="10.581cm" svg:y1="15.65cm" svg:x2="12.073cm" svg:y2="15.65cm">
          <text:p/>
        </draw:line>
        <draw:line draw:style-name="gr32" draw:text-style-name="P21" draw:layer="layout" svg:x1="12.25cm" svg:y1="13.369cm" svg:x2="13.741cm" svg:y2="13.369cm">
          <text:p/>
        </draw:line>
        <draw:line draw:style-name="gr32" draw:text-style-name="P21" draw:layer="layout" svg:x1="12.25cm" svg:y1="13.94cm" svg:x2="13.742cm" svg:y2="13.94cm">
          <text:p/>
        </draw:line>
        <draw:line draw:style-name="gr32" draw:text-style-name="P21" draw:layer="layout" svg:x1="12.25cm" svg:y1="14.51cm" svg:x2="13.742cm" svg:y2="14.51cm">
          <text:p/>
        </draw:line>
        <draw:line draw:style-name="gr32" draw:text-style-name="P21" draw:layer="layout" svg:x1="12.25cm" svg:y1="15.079cm" svg:x2="13.742cm" svg:y2="15.079cm">
          <text:p/>
        </draw:line>
        <draw:line draw:style-name="gr32" draw:text-style-name="P21" draw:layer="layout" svg:x1="12.25cm" svg:y1="15.65cm" svg:x2="13.742cm" svg:y2="15.65cm">
          <text:p/>
        </draw:line>
        <draw:frame draw:style-name="gr166" draw:text-style-name="P20" draw:layer="layout" svg:width="2.068cm" svg:height="0.583cm" svg:x="7.663cm" svg:y="13.606cm">
          <draw:text-box>
            <text:p text:style-name="P52"><text:span text:style-name="T31">Eve</text:span><text:span text:style-name="T31">ntos </text:span><text:span text:style-name="T31">soci</text:span><text:span text:style-name="T31">ales</text:span></text:p>
          </draw:text-box>
        </draw:frame>
        <draw:frame draw:style-name="gr167" draw:text-style-name="P20" draw:layer="layout" svg:width="1.196cm" svg:height="0.583cm" svg:x="7.635cm" svg:y="14.177cm">
          <draw:text-box>
            <text:p text:style-name="P52"><text:span text:style-name="T31">Hob</text:span><text:span text:style-name="T31">bies </text:span><text:span text:style-name="T31"><text:s/></text:span></text:p>
          </draw:text-box>
        </draw:frame>
        <draw:frame draw:style-name="gr135" draw:text-style-name="P20" draw:layer="layout" svg:width="0.667cm" svg:height="0.583cm" svg:x="7.635cm" svg:y="14.747cm">
          <draw:text-box>
            <text:p text:style-name="P52"><text:span text:style-name="T31">+</text:span></text:p>
          </draw:text-box>
        </draw:frame>
        <draw:frame draw:style-name="gr168" draw:text-style-name="P20" draw:layer="layout" svg:width="0.495cm" svg:height="0.582cm" svg:x="7.635cm" svg:y="15.318cm">
          <draw:text-box>
            <text:p text:style-name="P52"><text:span text:style-name="T31">+</text:span></text:p>
          </draw:text-box>
        </draw:frame>
        <draw:frame draw:style-name="gr151" draw:text-style-name="P20" draw:layer="layout" svg:width="0.73cm" svg:height="0.582cm" svg:x="7.664cm" svg:y="13.041cm">
          <draw:text-box>
            <text:p text:style-name="P52"><text:span text:style-name="T31">Gas</text:span><text:span text:style-name="T31">to</text:span></text:p>
          </draw:text-box>
        </draw:frame>
        <draw:frame draw:style-name="gr152" draw:text-style-name="P20" draw:layer="layout" svg:width="1.877cm" svg:height="0.582cm" svg:x="10.564cm" svg:y="13.042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12.665cm" svg:y="13.043cm">
          <draw:text-box>
            <text:p text:style-name="P52"><text:span text:style-name="T31">Rea</text:span><text:span text:style-name="T31">l</text:span></text:p>
          </draw:text-box>
        </draw:frame>
        <draw:frame draw:style-name="gr162" draw:text-style-name="P22" draw:layer="layout" svg:width="1.518cm" svg:height="0.517cm" svg:x="3.92cm" svg:y="12.357cm">
          <draw:text-box>
            <text:p text:style-name="P45"><text:span text:style-name="T32">Sa</text:span><text:span text:style-name="T32">lu</text:span><text:span text:style-name="T32">d</text:span></text:p>
          </draw:text-box>
        </draw:frame>
        <draw:frame draw:style-name="gr169" draw:text-style-name="P22" draw:layer="layout" svg:width="2.94cm" svg:height="0.517cm" svg:x="9.947cm" svg:y="12.358cm">
          <draw:text-box>
            <text:p text:style-name="P45"><text:span text:style-name="T32">En</text:span><text:span text:style-name="T32">tre</text:span><text:span text:style-name="T32">te</text:span><text:span text:style-name="T32">ni</text:span><text:span text:style-name="T32">mi</text:span><text:span text:style-name="T32">en</text:span><text:span text:style-name="T32">to</text:span></text:p>
          </draw:text-box>
        </draw:frame>
        <draw:line draw:style-name="gr32" draw:text-style-name="P21" draw:layer="layout" svg:x1="2.458cm" svg:y1="16.156cm" svg:x2="7.352cm" svg:y2="16.156cm">
          <text:p/>
        </draw:line>
        <draw:frame draw:style-name="gr141" draw:text-style-name="P20" draw:layer="layout" svg:width="1.779cm" svg:height="0.348cm" svg:x="1.246cm" svg:y="15.823cm">
          <draw:text-box>
            <text:p text:style-name="P52"><text:span text:style-name="T31">Sub</text:span><text:span text:style-name="T31">total</text:span></text:p>
          </draw:text-box>
        </draw:frame>
        <draw:frame draw:style-name="gr150" draw:text-style-name="P20" draw:layer="layout" svg:width="1.909cm" svg:height="0.348cm" svg:x="7.636cm" svg:y="15.825cm">
          <draw:text-box>
            <text:p text:style-name="P52"><text:span text:style-name="T31">Sub</text:span><text:span text:style-name="T31">total</text:span></text:p>
          </draw:text-box>
        </draw:frame>
        <draw:frame draw:style-name="gr141" draw:text-style-name="P20" draw:layer="layout" svg:width="1.779cm" svg:height="0.348cm" svg:x="2.947cm" svg:y="15.823cm">
          <draw:text-box>
            <text:p text:style-name="P52"><text:span text:style-name="T31">$</text:span></text:p>
          </draw:text-box>
        </draw:frame>
        <draw:line draw:style-name="gr32" draw:text-style-name="P21" draw:layer="layout" svg:x1="8.858cm" svg:y1="16.159cm" svg:x2="13.752cm" svg:y2="16.159cm">
          <text:p/>
        </draw:line>
        <draw:frame draw:style-name="gr141" draw:text-style-name="P20" draw:layer="layout" svg:width="1.779cm" svg:height="0.348cm" svg:x="9.347cm" svg:y="15.826cm">
          <draw:text-box>
            <text:p text:style-name="P52"><text:span text:style-name="T31">$</text:span></text:p>
          </draw:text-box>
        </draw:frame>
        <draw:line draw:style-name="gr32" draw:text-style-name="P21" draw:layer="layout" svg:x1="1.22cm" svg:y1="17.362cm" svg:x2="4.02cm" svg:y2="17.362cm">
          <text:p/>
        </draw:line>
        <draw:line draw:style-name="gr32" draw:text-style-name="P21" draw:layer="layout" svg:x1="1.22cm" svg:y1="17.933cm" svg:x2="4.02cm" svg:y2="17.933cm">
          <text:p/>
        </draw:line>
        <draw:line draw:style-name="gr32" draw:text-style-name="P21" draw:layer="layout" svg:x1="1.22cm" svg:y1="18.503cm" svg:x2="4.02cm" svg:y2="18.503cm">
          <text:p/>
        </draw:line>
        <draw:line draw:style-name="gr32" draw:text-style-name="P21" draw:layer="layout" svg:x1="1.22cm" svg:y1="19.072cm" svg:x2="4.02cm" svg:y2="19.072cm">
          <text:p/>
        </draw:line>
        <draw:line draw:style-name="gr32" draw:text-style-name="P21" draw:layer="layout" svg:x1="1.22cm" svg:y1="19.643cm" svg:x2="4.02cm" svg:y2="19.643cm">
          <text:p/>
        </draw:line>
        <draw:line draw:style-name="gr32" draw:text-style-name="P21" draw:layer="layout" svg:x1="1.22cm" svg:y1="20.215cm" svg:x2="4.02cm" svg:y2="20.215cm">
          <text:p/>
        </draw:line>
        <draw:line draw:style-name="gr32" draw:text-style-name="P21" draw:layer="layout" svg:x1="4.191cm" svg:y1="17.362cm" svg:x2="5.682cm" svg:y2="17.362cm">
          <text:p/>
        </draw:line>
        <draw:line draw:style-name="gr32" draw:text-style-name="P21" draw:layer="layout" svg:x1="4.191cm" svg:y1="17.933cm" svg:x2="5.683cm" svg:y2="17.933cm">
          <text:p/>
        </draw:line>
        <draw:line draw:style-name="gr32" draw:text-style-name="P21" draw:layer="layout" svg:x1="4.191cm" svg:y1="18.503cm" svg:x2="5.683cm" svg:y2="18.503cm">
          <text:p/>
        </draw:line>
        <draw:line draw:style-name="gr32" draw:text-style-name="P21" draw:layer="layout" svg:x1="4.191cm" svg:y1="19.072cm" svg:x2="5.683cm" svg:y2="19.072cm">
          <text:p/>
        </draw:line>
        <draw:line draw:style-name="gr32" draw:text-style-name="P21" draw:layer="layout" svg:x1="4.191cm" svg:y1="19.643cm" svg:x2="5.683cm" svg:y2="19.643cm">
          <text:p/>
        </draw:line>
        <draw:line draw:style-name="gr32" draw:text-style-name="P21" draw:layer="layout" svg:x1="4.191cm" svg:y1="20.215cm" svg:x2="5.683cm" svg:y2="20.215cm">
          <text:p/>
        </draw:line>
        <draw:line draw:style-name="gr32" draw:text-style-name="P21" draw:layer="layout" svg:x1="5.86cm" svg:y1="17.362cm" svg:x2="7.351cm" svg:y2="17.362cm">
          <text:p/>
        </draw:line>
        <draw:line draw:style-name="gr32" draw:text-style-name="P21" draw:layer="layout" svg:x1="5.86cm" svg:y1="17.933cm" svg:x2="7.352cm" svg:y2="17.933cm">
          <text:p/>
        </draw:line>
        <draw:line draw:style-name="gr32" draw:text-style-name="P21" draw:layer="layout" svg:x1="5.86cm" svg:y1="18.503cm" svg:x2="7.352cm" svg:y2="18.503cm">
          <text:p/>
        </draw:line>
        <draw:line draw:style-name="gr32" draw:text-style-name="P21" draw:layer="layout" svg:x1="5.86cm" svg:y1="19.072cm" svg:x2="7.352cm" svg:y2="19.072cm">
          <text:p/>
        </draw:line>
        <draw:line draw:style-name="gr32" draw:text-style-name="P21" draw:layer="layout" svg:x1="5.86cm" svg:y1="19.643cm" svg:x2="7.352cm" svg:y2="19.643cm">
          <text:p/>
        </draw:line>
        <draw:line draw:style-name="gr32" draw:text-style-name="P21" draw:layer="layout" svg:x1="5.86cm" svg:y1="20.215cm" svg:x2="7.352cm" svg:y2="20.215cm">
          <text:p/>
        </draw:line>
        <draw:frame draw:style-name="gr170" draw:text-style-name="P20" draw:layer="layout" svg:width="2.758cm" svg:height="0.582cm" svg:x="1.273cm" svg:y="17.6cm">
          <draw:text-box>
            <text:p text:style-name="P52"><text:span text:style-name="T31">Me</text:span><text:span text:style-name="T31">nsu</text:span><text:span text:style-name="T31">alid</text:span><text:span text:style-name="T31">ad </text:span><text:span text:style-name="T31">del </text:span><text:span text:style-name="T31">aut</text:span><text:span text:style-name="T31">o</text:span></text:p>
          </draw:text-box>
        </draw:frame>
        <draw:frame draw:style-name="gr171" draw:text-style-name="P20" draw:layer="layout" svg:width="0.971cm" svg:height="0.583cm" svg:x="1.245cm" svg:y="18.17cm">
          <draw:text-box>
            <text:p text:style-name="P52"><text:span text:style-name="T31">Seg</text:span><text:span text:style-name="T31">uro </text:span></text:p>
          </draw:text-box>
        </draw:frame>
        <draw:frame draw:style-name="gr172" draw:text-style-name="P20" draw:layer="layout" svg:width="1.077cm" svg:height="0.583cm" svg:x="1.245cm" svg:y="18.74cm">
          <draw:text-box>
            <text:p text:style-name="P52"><text:span text:style-name="T31">Gas</text:span><text:span text:style-name="T31">olin</text:span><text:span text:style-name="T31">a</text:span></text:p>
          </draw:text-box>
        </draw:frame>
        <draw:frame draw:style-name="gr173" draw:text-style-name="P20" draw:layer="layout" svg:width="1.856cm" svg:height="0.583cm" svg:x="1.245cm" svg:y="19.311cm">
          <draw:text-box>
            <text:p text:style-name="P52"><text:span text:style-name="T31">Ma</text:span><text:span text:style-name="T31">nte</text:span><text:span text:style-name="T31">nimi</text:span><text:span text:style-name="T31">ent</text:span><text:span text:style-name="T31">o</text:span></text:p>
          </draw:text-box>
        </draw:frame>
        <draw:frame draw:style-name="gr174" draw:text-style-name="P20" draw:layer="layout" svg:width="2.271cm" svg:height="0.583cm" svg:x="1.245cm" svg:y="19.88cm">
          <draw:text-box>
            <text:p text:style-name="P52"><text:span text:style-name="T31">Met</text:span><text:span text:style-name="T31">ro / </text:span><text:span text:style-name="T31">Ube</text:span><text:span text:style-name="T31">r / </text:span><text:span text:style-name="T31">Bus</text:span></text:p>
          </draw:text-box>
        </draw:frame>
        <draw:frame draw:style-name="gr142" draw:text-style-name="P20" draw:layer="layout" svg:width="0.73cm" svg:height="0.583cm" svg:x="1.274cm" svg:y="17.034cm">
          <draw:text-box>
            <text:p text:style-name="P52"><text:span text:style-name="T31">Gas</text:span><text:span text:style-name="T31">to</text:span></text:p>
          </draw:text-box>
        </draw:frame>
        <draw:frame draw:style-name="gr152" draw:text-style-name="P20" draw:layer="layout" svg:width="1.877cm" svg:height="0.582cm" svg:x="4.174cm" svg:y="17.035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6.275cm" svg:y="17.036cm">
          <draw:text-box>
            <text:p text:style-name="P52"><text:span text:style-name="T31">Rea</text:span><text:span text:style-name="T31">l</text:span></text:p>
          </draw:text-box>
        </draw:frame>
        <draw:line draw:style-name="gr32" draw:text-style-name="P21" draw:layer="layout" svg:x1="7.61cm" svg:y1="17.364cm" svg:x2="10.41cm" svg:y2="17.364cm">
          <text:p/>
        </draw:line>
        <draw:line draw:style-name="gr32" draw:text-style-name="P21" draw:layer="layout" svg:x1="7.61cm" svg:y1="17.935cm" svg:x2="10.41cm" svg:y2="17.935cm">
          <text:p/>
        </draw:line>
        <draw:line draw:style-name="gr32" draw:text-style-name="P21" draw:layer="layout" svg:x1="7.61cm" svg:y1="18.505cm" svg:x2="10.41cm" svg:y2="18.505cm">
          <text:p/>
        </draw:line>
        <draw:line draw:style-name="gr32" draw:text-style-name="P21" draw:layer="layout" svg:x1="7.61cm" svg:y1="19.074cm" svg:x2="10.41cm" svg:y2="19.074cm">
          <text:p/>
        </draw:line>
        <draw:line draw:style-name="gr32" draw:text-style-name="P21" draw:layer="layout" svg:x1="7.61cm" svg:y1="19.645cm" svg:x2="10.41cm" svg:y2="19.645cm">
          <text:p/>
        </draw:line>
        <draw:line draw:style-name="gr32" draw:text-style-name="P21" draw:layer="layout" svg:x1="7.61cm" svg:y1="20.217cm" svg:x2="10.41cm" svg:y2="20.217cm">
          <text:p/>
        </draw:line>
        <draw:line draw:style-name="gr32" draw:text-style-name="P21" draw:layer="layout" svg:x1="10.581cm" svg:y1="17.364cm" svg:x2="12.072cm" svg:y2="17.364cm">
          <text:p/>
        </draw:line>
        <draw:line draw:style-name="gr32" draw:text-style-name="P21" draw:layer="layout" svg:x1="10.581cm" svg:y1="17.935cm" svg:x2="12.073cm" svg:y2="17.935cm">
          <text:p/>
        </draw:line>
        <draw:line draw:style-name="gr32" draw:text-style-name="P21" draw:layer="layout" svg:x1="10.581cm" svg:y1="18.505cm" svg:x2="12.073cm" svg:y2="18.505cm">
          <text:p/>
        </draw:line>
        <draw:line draw:style-name="gr32" draw:text-style-name="P21" draw:layer="layout" svg:x1="10.581cm" svg:y1="19.074cm" svg:x2="12.073cm" svg:y2="19.074cm">
          <text:p/>
        </draw:line>
        <draw:line draw:style-name="gr32" draw:text-style-name="P21" draw:layer="layout" svg:x1="10.581cm" svg:y1="19.645cm" svg:x2="12.073cm" svg:y2="19.645cm">
          <text:p/>
        </draw:line>
        <draw:line draw:style-name="gr32" draw:text-style-name="P21" draw:layer="layout" svg:x1="10.581cm" svg:y1="20.217cm" svg:x2="12.073cm" svg:y2="20.217cm">
          <text:p/>
        </draw:line>
        <draw:line draw:style-name="gr32" draw:text-style-name="P21" draw:layer="layout" svg:x1="12.25cm" svg:y1="17.364cm" svg:x2="13.741cm" svg:y2="17.364cm">
          <text:p/>
        </draw:line>
        <draw:line draw:style-name="gr32" draw:text-style-name="P21" draw:layer="layout" svg:x1="12.25cm" svg:y1="17.935cm" svg:x2="13.742cm" svg:y2="17.935cm">
          <text:p/>
        </draw:line>
        <draw:line draw:style-name="gr32" draw:text-style-name="P21" draw:layer="layout" svg:x1="12.25cm" svg:y1="18.505cm" svg:x2="13.742cm" svg:y2="18.505cm">
          <text:p/>
        </draw:line>
        <draw:line draw:style-name="gr32" draw:text-style-name="P21" draw:layer="layout" svg:x1="12.25cm" svg:y1="19.074cm" svg:x2="13.742cm" svg:y2="19.074cm">
          <text:p/>
        </draw:line>
        <draw:line draw:style-name="gr32" draw:text-style-name="P21" draw:layer="layout" svg:x1="12.25cm" svg:y1="19.645cm" svg:x2="13.742cm" svg:y2="19.645cm">
          <text:p/>
        </draw:line>
        <draw:line draw:style-name="gr32" draw:text-style-name="P21" draw:layer="layout" svg:x1="12.25cm" svg:y1="20.217cm" svg:x2="13.742cm" svg:y2="20.217cm">
          <text:p/>
        </draw:line>
        <draw:frame draw:style-name="gr175" draw:text-style-name="P20" draw:layer="layout" svg:width="2.322cm" svg:height="0.583cm" svg:x="7.663cm" svg:y="17.601cm">
          <draw:text-box>
            <text:p text:style-name="P52"><text:span text:style-name="T31">+</text:span></text:p>
          </draw:text-box>
        </draw:frame>
        <draw:frame draw:style-name="gr176" draw:text-style-name="P20" draw:layer="layout" svg:width="2.343cm" svg:height="0.583cm" svg:x="7.635cm" svg:y="18.172cm">
          <draw:text-box>
            <text:p text:style-name="P52"><text:span text:style-name="T31">+</text:span></text:p>
          </draw:text-box>
        </draw:frame>
        <draw:frame draw:style-name="gr177" draw:text-style-name="P20" draw:layer="layout" svg:width="2.131cm" svg:height="0.583cm" svg:x="7.635cm" svg:y="18.742cm">
          <draw:text-box>
            <text:p text:style-name="P52"><text:span text:style-name="T31">+</text:span></text:p>
          </draw:text-box>
        </draw:frame>
        <draw:frame draw:style-name="gr168" draw:text-style-name="P20" draw:layer="layout" svg:width="0.495cm" svg:height="0.582cm" svg:x="7.635cm" svg:y="19.313cm">
          <draw:text-box>
            <text:p text:style-name="P52"><text:span text:style-name="T31">+</text:span></text:p>
          </draw:text-box>
        </draw:frame>
        <draw:frame draw:style-name="gr137" draw:text-style-name="P20" draw:layer="layout" svg:width="1.13cm" svg:height="0.583cm" svg:x="7.635cm" svg:y="19.882cm">
          <draw:text-box>
            <text:p text:style-name="P52"><text:span text:style-name="T31">+</text:span></text:p>
          </draw:text-box>
        </draw:frame>
        <draw:frame draw:style-name="gr151" draw:text-style-name="P20" draw:layer="layout" svg:width="0.73cm" svg:height="0.582cm" svg:x="7.664cm" svg:y="17.036cm">
          <draw:text-box>
            <text:p text:style-name="P52"><text:span text:style-name="T31">Gas</text:span><text:span text:style-name="T31">to</text:span></text:p>
          </draw:text-box>
        </draw:frame>
        <draw:frame draw:style-name="gr152" draw:text-style-name="P20" draw:layer="layout" svg:width="1.877cm" svg:height="0.582cm" svg:x="10.564cm" svg:y="17.037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12.665cm" svg:y="17.038cm">
          <draw:text-box>
            <text:p text:style-name="P52"><text:span text:style-name="T31">Rea</text:span><text:span text:style-name="T31">l</text:span></text:p>
          </draw:text-box>
        </draw:frame>
        <draw:frame draw:style-name="gr178" draw:text-style-name="P22" draw:layer="layout" svg:width="2.021cm" svg:height="0.517cm" svg:x="3.92cm" svg:y="16.352cm">
          <draw:text-box>
            <text:p text:style-name="P45"><text:span text:style-name="T32">Tr</text:span><text:span text:style-name="T32">an</text:span><text:span text:style-name="T32">sp</text:span><text:span text:style-name="T32">ort</text:span><text:span text:style-name="T32">e</text:span></text:p>
          </draw:text-box>
        </draw:frame>
        <draw:frame draw:style-name="gr163" draw:text-style-name="P22" draw:layer="layout" svg:width="2.195cm" svg:height="0.517cm" svg:x="9.947cm" svg:y="16.353cm">
          <draw:text-box>
            <text:p text:style-name="P45"><text:span text:style-name="T32">Ot</text:span><text:span text:style-name="T32">ro</text:span><text:span text:style-name="T32">s</text:span></text:p>
          </draw:text-box>
        </draw:frame>
        <draw:line draw:style-name="gr32" draw:text-style-name="P21" draw:layer="layout" svg:x1="2.458cm" svg:y1="20.784cm" svg:x2="7.352cm" svg:y2="20.784cm">
          <text:p/>
        </draw:line>
        <draw:frame draw:style-name="gr141" draw:text-style-name="P20" draw:layer="layout" svg:width="1.779cm" svg:height="0.348cm" svg:x="1.246cm" svg:y="20.451cm">
          <draw:text-box>
            <text:p text:style-name="P52"><text:span text:style-name="T31">Sub</text:span><text:span text:style-name="T31">total</text:span></text:p>
          </draw:text-box>
        </draw:frame>
        <draw:frame draw:style-name="gr150" draw:text-style-name="P20" draw:layer="layout" svg:width="1.909cm" svg:height="0.348cm" svg:x="7.636cm" svg:y="20.453cm">
          <draw:text-box>
            <text:p text:style-name="P52"><text:span text:style-name="T31">Sub</text:span><text:span text:style-name="T31">total</text:span></text:p>
          </draw:text-box>
        </draw:frame>
        <draw:frame draw:style-name="gr141" draw:text-style-name="P20" draw:layer="layout" svg:width="1.779cm" svg:height="0.348cm" svg:x="2.947cm" svg:y="20.451cm">
          <draw:text-box>
            <text:p text:style-name="P52"><text:span text:style-name="T31">$</text:span></text:p>
          </draw:text-box>
        </draw:frame>
        <draw:line draw:style-name="gr32" draw:text-style-name="P21" draw:layer="layout" svg:x1="8.858cm" svg:y1="20.787cm" svg:x2="13.752cm" svg:y2="20.787cm">
          <text:p/>
        </draw:line>
        <draw:frame draw:style-name="gr141" draw:text-style-name="P20" draw:layer="layout" svg:width="1.779cm" svg:height="0.348cm" svg:x="9.347cm" svg:y="20.454cm">
          <draw:text-box>
            <text:p text:style-name="P52"><text:span text:style-name="T31">$</text:span></text:p>
          </draw:text-box>
        </draw:frame>
        <draw:line draw:style-name="gr21" draw:text-style-name="P19" draw:layer="layout" svg:x1="0.7cm" svg:y1="16.85cm" svg:x2="13.95cm" svg:y2="16.85cm">
          <text:p/>
        </draw:line>
        <draw:line draw:style-name="gr21" draw:text-style-name="P19" draw:layer="layout" svg:x1="0.706cm" svg:y1="1.967cm" svg:x2="13.956cm" svg:y2="1.967cm">
          <text:p/>
        </draw:line>
        <draw:frame draw:style-name="gr179" draw:text-style-name="P18" draw:layer="layout" svg:width="6.136cm" svg:height="0.776cm" svg:x="0.92cm" svg:y="0.703cm">
          <draw:text-box>
            <text:p text:style-name="P47"><text:span text:style-name="T30">P</text:span><text:span text:style-name="T30">r</text:span><text:span text:style-name="T30">e</text:span><text:span text:style-name="T30">s</text:span><text:span text:style-name="T30">u</text:span><text:span text:style-name="T30">p</text:span><text:span text:style-name="T30">u</text:span><text:span text:style-name="T30">e</text:span><text:span text:style-name="T30">st</text:span><text:span text:style-name="T30">o </text:span><text:span text:style-name="T30">m</text:span><text:span text:style-name="T30">e</text:span><text:span text:style-name="T30">n</text:span><text:span text:style-name="T30">s</text:span><text:span text:style-name="T30">u</text:span><text:span text:style-name="T30">al</text:span></text:p>
          </draw:text-box>
        </draw:frame>
        <draw:frame draw:style-name="gr162" draw:text-style-name="P22" draw:layer="layout" svg:width="1.518cm" svg:height="0.517cm" svg:x="3.921cm" svg:y="1.427cm">
          <draw:text-box>
            <text:p text:style-name="P45"><text:span text:style-name="T32">Ca</text:span><text:span text:style-name="T32">sa</text:span></text:p>
          </draw:text-box>
        </draw:frame>
        <draw:frame draw:style-name="gr163" draw:text-style-name="P22" draw:layer="layout" svg:width="2.195cm" svg:height="0.517cm" svg:x="9.948cm" svg:y="1.428cm">
          <draw:text-box>
            <text:p text:style-name="P45"><text:span text:style-name="T32">Pe</text:span><text:span text:style-name="T32">rs</text:span><text:span text:style-name="T32">on</text:span><text:span text:style-name="T32">al</text:span></text:p>
          </draw:text-box>
        </draw:frame>
        <draw:custom-shape draw:style-name="gr101" draw:text-style-name="P28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2" draw:layer="layout" svg:width="3.461cm" svg:height="0.348cm" svg:x="23.667cm" svg:y="19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43" draw:layer="layout" svg:width="0.198cm" svg:height="0.371cm" svg:x="23.787cm" svg:y="17.73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72cm" svg:y="17.006cm">
          <draw:text-box>
            <text:p text:style-name="P2"><text:span text:style-name="T42">Fe</text:span><text:span text:style-name="T42">br</text:span><text:span text:style-name="T42">er</text:span><text:span text:style-name="T42">o</text:span></text:p>
          </draw:text-box>
        </draw:frame>
        <draw:line draw:style-name="gr32" draw:text-style-name="P21" draw:layer="layout" svg:x1="23.747cm" svg:y1="18.081cm" svg:x2="27.029cm" svg:y2="18.081cm">
          <text:p/>
        </draw:line>
        <draw:frame draw:style-name="gr124" draw:text-style-name="P43" draw:layer="layout" svg:width="0.198cm" svg:height="0.298cm" svg:x="25.849cm" svg:y="18.377cm">
          <draw:text-box>
            <text:p text:style-name="P2"><text:span text:style-name="T44">5</text:span></text:p>
          </draw:text-box>
        </draw:frame>
        <draw:frame draw:style-name="gr124" draw:text-style-name="P43" draw:layer="layout" svg:width="0.198cm" svg:height="0.298cm" svg:x="26.362cm" svg:y="18.377cm">
          <draw:text-box>
            <text:p text:style-name="P2"><text:span text:style-name="T44">6</text:span></text:p>
          </draw:text-box>
        </draw:frame>
        <draw:frame draw:style-name="gr124" draw:text-style-name="P43" draw:layer="layout" svg:width="0.198cm" svg:height="0.298cm" svg:x="26.883cm" svg:y="18.377cm">
          <draw:text-box>
            <text:p text:style-name="P2"><text:span text:style-name="T44">7</text:span></text:p>
          </draw:text-box>
        </draw:frame>
        <draw:frame draw:style-name="gr124" draw:text-style-name="P43" draw:layer="layout" svg:width="0.198cm" svg:height="0.298cm" svg:x="23.796cm" svg:y="18.893cm">
          <draw:text-box>
            <text:p text:style-name="P2"><text:span text:style-name="T44">8</text:span></text:p>
          </draw:text-box>
        </draw:frame>
        <draw:frame draw:style-name="gr124" draw:text-style-name="P43" draw:layer="layout" svg:width="0.198cm" svg:height="0.298cm" svg:x="24.309cm" svg:y="18.893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4.786cm" svg:y="18.893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5.327cm" svg:y="18.893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5.816cm" svg:y="18.893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6.332cm" svg:y="18.893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6.845cm" svg:y="18.893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3.761cm" svg:y="19.41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4.275cm" svg:y="19.41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4.796cm" svg:y="19.41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5.302cm" svg:y="19.4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5.815cm" svg:y="19.41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6.302cm" svg:y="19.41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6.842cm" svg:y="19.41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3.737cm" svg:y="19.929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4.253cm" svg:y="19.929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4.767cm" svg:y="19.929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5.277cm" svg:y="19.929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5.79cm" svg:y="19.929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6.311cm" svg:y="19.929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6.819cm" svg:y="19.929cm">
          <draw:text-box>
            <text:p text:style-name="P2"><text:span text:style-name="T44">28</text:span></text:p>
          </draw:text-box>
        </draw:frame>
        <draw:frame draw:style-name="gr64" draw:text-style-name="P27" draw:layer="layout" svg:width="2.415cm" svg:height="0.398cm" svg:x="14.284cm" svg:y="20.7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2cm" svg:x2="23.46cm" svg:y2="17.262cm">
          <text:p/>
        </draw:line>
        <draw:line draw:style-name="gr32" draw:text-style-name="P21" draw:layer="layout" svg:x1="14cm" svg:y1="17.662cm" svg:x2="23.46cm" svg:y2="17.662cm">
          <text:p/>
        </draw:line>
        <draw:line draw:style-name="gr32" draw:text-style-name="P21" draw:layer="layout" svg:x1="14cm" svg:y1="18.06cm" svg:x2="23.46cm" svg:y2="18.06cm">
          <text:p/>
        </draw:line>
        <draw:line draw:style-name="gr32" draw:text-style-name="P21" draw:layer="layout" svg:x1="14cm" svg:y1="18.46cm" svg:x2="23.46cm" svg:y2="18.46cm">
          <text:p/>
        </draw:line>
        <draw:line draw:style-name="gr32" draw:text-style-name="P21" draw:layer="layout" svg:x1="14cm" svg:y1="18.86cm" svg:x2="23.46cm" svg:y2="18.86cm">
          <text:p/>
        </draw:line>
        <draw:line draw:style-name="gr32" draw:text-style-name="P21" draw:layer="layout" svg:x1="14cm" svg:y1="19.259cm" svg:x2="23.46cm" svg:y2="19.259cm">
          <text:p/>
        </draw:line>
        <draw:line draw:style-name="gr32" draw:text-style-name="P21" draw:layer="layout" svg:x1="14cm" svg:y1="19.658cm" svg:x2="23.46cm" svg:y2="19.658cm">
          <text:p/>
        </draw:line>
        <draw:line draw:style-name="gr32" draw:text-style-name="P21" draw:layer="layout" svg:x1="14cm" svg:y1="20.057cm" svg:x2="23.46cm" svg:y2="20.057cm">
          <text:p/>
        </draw:line>
        <draw:line draw:style-name="gr32" draw:text-style-name="P21" draw:layer="layout" svg:x1="14cm" svg:y1="20.456cm" svg:x2="23.46cm" svg:y2="20.456cm">
          <text:p/>
        </draw:line>
        <draw:frame draw:style-name="gr102" draw:text-style-name="P27" draw:layer="layout" svg:width="2.782cm" svg:height="0.398cm" svg:x="15.046cm" svg:y="1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4cm" svg:x2="27.256cm" svg:y2="1.964cm">
          <text:p/>
        </draw:line>
        <draw:frame draw:style-name="gr102" draw:text-style-name="P27" draw:layer="layout" svg:width="2.782cm" svg:height="0.398cm" svg:x="15.047cm" svg:y="1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3cm">
          <draw:text-box>
            <text:p text:style-name="P2"><text:span text:style-name="T41">25</text:span></text:p>
          </draw:text-box>
        </draw:frame>
        <draw:frame draw:style-name="gr105" draw:text-style-name="P36" draw:layer="layout" svg:width="1.543cm" svg:height="1.729cm" svg:x="25.56cm" svg:y="0.7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3cm" svg:x2="27.24cm" svg:y2="2.363cm">
          <text:p/>
        </draw:line>
        <draw:line draw:style-name="gr32" draw:text-style-name="P21" draw:layer="layout" svg:x1="21.06cm" svg:y1="2.762cm" svg:x2="27.241cm" svg:y2="2.762cm">
          <text:p/>
        </draw:line>
        <draw:line draw:style-name="gr32" draw:text-style-name="P21" draw:layer="layout" svg:x1="21.06cm" svg:y1="3.162cm" svg:x2="27.241cm" svg:y2="3.162cm">
          <text:p/>
        </draw:line>
        <draw:line draw:style-name="gr32" draw:text-style-name="P21" draw:layer="layout" svg:x1="21.06cm" svg:y1="3.56cm" svg:x2="27.241cm" svg:y2="3.56cm">
          <text:p/>
        </draw:line>
        <draw:line draw:style-name="gr32" draw:text-style-name="P21" draw:layer="layout" svg:x1="21.06cm" svg:y1="3.96cm" svg:x2="27.241cm" svg:y2="3.96cm">
          <text:p/>
        </draw:line>
        <draw:line draw:style-name="gr32" draw:text-style-name="P21" draw:layer="layout" svg:x1="21.06cm" svg:y1="4.36cm" svg:x2="27.241cm" svg:y2="4.36cm">
          <text:p/>
        </draw:line>
        <draw:line draw:style-name="gr32" draw:text-style-name="P21" draw:layer="layout" svg:x1="21.06cm" svg:y1="4.759cm" svg:x2="27.241cm" svg:y2="4.759cm">
          <text:p/>
        </draw:line>
        <draw:line draw:style-name="gr32" draw:text-style-name="P21" draw:layer="layout" svg:x1="21.06cm" svg:y1="5.158cm" svg:x2="27.241cm" svg:y2="5.158cm">
          <text:p/>
        </draw:line>
        <draw:line draw:style-name="gr32" draw:text-style-name="P21" draw:layer="layout" svg:x1="21.06cm" svg:y1="5.557cm" svg:x2="27.241cm" svg:y2="5.557cm">
          <text:p/>
        </draw:line>
        <draw:line draw:style-name="gr32" draw:text-style-name="P21" draw:layer="layout" svg:x1="21.06cm" svg:y1="5.956cm" svg:x2="27.241cm" svg:y2="5.956cm">
          <text:p/>
        </draw:line>
        <draw:line draw:style-name="gr32" draw:text-style-name="P21" draw:layer="layout" svg:x1="21.06cm" svg:y1="6.356cm" svg:x2="27.241cm" svg:y2="6.356cm">
          <text:p/>
        </draw:line>
        <draw:line draw:style-name="gr32" draw:text-style-name="P21" draw:layer="layout" svg:x1="14.66cm" svg:y1="2.364cm" svg:x2="20.84cm" svg:y2="2.364cm">
          <text:p/>
        </draw:line>
        <draw:line draw:style-name="gr32" draw:text-style-name="P21" draw:layer="layout" svg:x1="14.66cm" svg:y1="2.763cm" svg:x2="20.841cm" svg:y2="2.763cm">
          <text:p/>
        </draw:line>
        <draw:line draw:style-name="gr32" draw:text-style-name="P21" draw:layer="layout" svg:x1="14.66cm" svg:y1="3.163cm" svg:x2="20.841cm" svg:y2="3.163cm">
          <text:p/>
        </draw:line>
        <draw:line draw:style-name="gr32" draw:text-style-name="P21" draw:layer="layout" svg:x1="14.66cm" svg:y1="3.561cm" svg:x2="20.841cm" svg:y2="3.561cm">
          <text:p/>
        </draw:line>
        <draw:line draw:style-name="gr32" draw:text-style-name="P21" draw:layer="layout" svg:x1="14.66cm" svg:y1="3.961cm" svg:x2="20.841cm" svg:y2="3.961cm">
          <text:p/>
        </draw:line>
        <draw:line draw:style-name="gr32" draw:text-style-name="P21" draw:layer="layout" svg:x1="14.66cm" svg:y1="4.361cm" svg:x2="20.841cm" svg:y2="4.361cm">
          <text:p/>
        </draw:line>
        <draw:line draw:style-name="gr32" draw:text-style-name="P21" draw:layer="layout" svg:x1="14.66cm" svg:y1="4.76cm" svg:x2="20.841cm" svg:y2="4.76cm">
          <text:p/>
        </draw:line>
        <draw:line draw:style-name="gr32" draw:text-style-name="P21" draw:layer="layout" svg:x1="14.66cm" svg:y1="5.159cm" svg:x2="20.841cm" svg:y2="5.159cm">
          <text:p/>
        </draw:line>
        <draw:line draw:style-name="gr32" draw:text-style-name="P21" draw:layer="layout" svg:x1="14.66cm" svg:y1="5.558cm" svg:x2="20.841cm" svg:y2="5.558cm">
          <text:p/>
        </draw:line>
        <draw:line draw:style-name="gr32" draw:text-style-name="P21" draw:layer="layout" svg:x1="14.66cm" svg:y1="5.957cm" svg:x2="20.841cm" svg:y2="5.957cm">
          <text:p/>
        </draw:line>
        <draw:line draw:style-name="gr32" draw:text-style-name="P21" draw:layer="layout" svg:x1="14.66cm" svg:y1="6.357cm" svg:x2="20.841cm" svg:y2="6.357cm">
          <text:p/>
        </draw:line>
        <draw:frame draw:style-name="gr102" draw:text-style-name="P27" draw:layer="layout" svg:width="2.782cm" svg:height="0.398cm" svg:x="15.046cm" svg:y="6.4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4cm" svg:x2="27.256cm" svg:y2="7.064cm">
          <text:p/>
        </draw:line>
        <draw:frame draw:style-name="gr102" draw:text-style-name="P27" draw:layer="layout" svg:width="2.782cm" svg:height="0.398cm" svg:x="15.047cm" svg:y="6.4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3cm">
          <draw:text-box>
            <text:p text:style-name="P2"><text:span text:style-name="T41">26</text:span></text:p>
          </draw:text-box>
        </draw:frame>
        <draw:frame draw:style-name="gr102" draw:text-style-name="P27" draw:layer="layout" svg:width="2.782cm" svg:height="0.398cm" svg:x="15.04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3cm" svg:x2="27.24cm" svg:y2="7.463cm">
          <text:p/>
        </draw:line>
        <draw:line draw:style-name="gr32" draw:text-style-name="P21" draw:layer="layout" svg:x1="21.06cm" svg:y1="7.862cm" svg:x2="27.241cm" svg:y2="7.862cm">
          <text:p/>
        </draw:line>
        <draw:line draw:style-name="gr32" draw:text-style-name="P21" draw:layer="layout" svg:x1="21.06cm" svg:y1="8.262cm" svg:x2="27.241cm" svg:y2="8.262cm">
          <text:p/>
        </draw:line>
        <draw:line draw:style-name="gr32" draw:text-style-name="P21" draw:layer="layout" svg:x1="21.06cm" svg:y1="8.66cm" svg:x2="27.241cm" svg:y2="8.66cm">
          <text:p/>
        </draw:line>
        <draw:line draw:style-name="gr32" draw:text-style-name="P21" draw:layer="layout" svg:x1="21.06cm" svg:y1="9.06cm" svg:x2="27.241cm" svg:y2="9.06cm">
          <text:p/>
        </draw:line>
        <draw:line draw:style-name="gr32" draw:text-style-name="P21" draw:layer="layout" svg:x1="21.06cm" svg:y1="9.46cm" svg:x2="27.241cm" svg:y2="9.46cm">
          <text:p/>
        </draw:line>
        <draw:line draw:style-name="gr32" draw:text-style-name="P21" draw:layer="layout" svg:x1="21.06cm" svg:y1="9.859cm" svg:x2="27.241cm" svg:y2="9.859cm">
          <text:p/>
        </draw:line>
        <draw:line draw:style-name="gr32" draw:text-style-name="P21" draw:layer="layout" svg:x1="21.06cm" svg:y1="10.258cm" svg:x2="27.241cm" svg:y2="10.258cm">
          <text:p/>
        </draw:line>
        <draw:line draw:style-name="gr32" draw:text-style-name="P21" draw:layer="layout" svg:x1="21.06cm" svg:y1="10.657cm" svg:x2="27.241cm" svg:y2="10.657cm">
          <text:p/>
        </draw:line>
        <draw:line draw:style-name="gr32" draw:text-style-name="P21" draw:layer="layout" svg:x1="21.06cm" svg:y1="11.056cm" svg:x2="27.241cm" svg:y2="11.056cm">
          <text:p/>
        </draw:line>
        <draw:line draw:style-name="gr32" draw:text-style-name="P21" draw:layer="layout" svg:x1="21.06cm" svg:y1="11.456cm" svg:x2="27.241cm" svg:y2="11.456cm">
          <text:p/>
        </draw:line>
        <draw:line draw:style-name="gr32" draw:text-style-name="P38" draw:layer="layout" svg:x1="14.66cm" svg:y1="7.464cm" svg:x2="20.84cm" svg:y2="7.464cm">
          <text:p/>
        </draw:line>
        <draw:line draw:style-name="gr32" draw:text-style-name="P38" draw:layer="layout" svg:x1="14.66cm" svg:y1="7.863cm" svg:x2="20.841cm" svg:y2="7.863cm">
          <text:p/>
        </draw:line>
        <draw:line draw:style-name="gr32" draw:text-style-name="P38" draw:layer="layout" svg:x1="14.66cm" svg:y1="8.263cm" svg:x2="20.841cm" svg:y2="8.263cm">
          <text:p/>
        </draw:line>
        <draw:line draw:style-name="gr32" draw:text-style-name="P38" draw:layer="layout" svg:x1="14.66cm" svg:y1="8.661cm" svg:x2="20.841cm" svg:y2="8.661cm">
          <text:p/>
        </draw:line>
        <draw:line draw:style-name="gr32" draw:text-style-name="P38" draw:layer="layout" svg:x1="14.66cm" svg:y1="9.061cm" svg:x2="20.841cm" svg:y2="9.061cm">
          <text:p/>
        </draw:line>
        <draw:line draw:style-name="gr32" draw:text-style-name="P38" draw:layer="layout" svg:x1="14.66cm" svg:y1="9.461cm" svg:x2="20.841cm" svg:y2="9.461cm">
          <text:p/>
        </draw:line>
        <draw:line draw:style-name="gr32" draw:text-style-name="P38" draw:layer="layout" svg:x1="14.66cm" svg:y1="9.86cm" svg:x2="20.841cm" svg:y2="9.86cm">
          <text:p/>
        </draw:line>
        <draw:line draw:style-name="gr32" draw:text-style-name="P38" draw:layer="layout" svg:x1="14.66cm" svg:y1="10.259cm" svg:x2="20.841cm" svg:y2="10.259cm">
          <text:p/>
        </draw:line>
        <draw:line draw:style-name="gr32" draw:text-style-name="P38" draw:layer="layout" svg:x1="14.66cm" svg:y1="10.658cm" svg:x2="20.841cm" svg:y2="10.658cm">
          <text:p/>
        </draw:line>
        <draw:line draw:style-name="gr32" draw:text-style-name="P38" draw:layer="layout" svg:x1="14.66cm" svg:y1="11.057cm" svg:x2="20.841cm" svg:y2="11.057cm">
          <text:p/>
        </draw:line>
        <draw:line draw:style-name="gr32" draw:text-style-name="P38" draw:layer="layout" svg:x1="14.66cm" svg:y1="11.457cm" svg:x2="20.841cm" svg:y2="11.457cm">
          <text:p/>
        </draw:line>
        <draw:frame draw:style-name="gr102" draw:text-style-name="P27" draw:layer="layout" svg:width="2.782cm" svg:height="0.398cm" svg:x="15.046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4cm" svg:x2="27.256cm" svg:y2="12.164cm">
          <text:p/>
        </draw:line>
        <draw:frame draw:style-name="gr102" draw:text-style-name="P27" draw:layer="layout" svg:width="2.782cm" svg:height="0.398cm" svg:x="15.047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5cm" svg:y="11.613cm">
          <draw:text-box>
            <text:p text:style-name="P2"><text:span text:style-name="T41">27</text:span></text:p>
          </draw:text-box>
        </draw:frame>
        <draw:line draw:style-name="gr32" draw:text-style-name="P21" draw:layer="layout" svg:x1="21.06cm" svg:y1="12.563cm" svg:x2="27.24cm" svg:y2="12.563cm">
          <text:p/>
        </draw:line>
        <draw:line draw:style-name="gr32" draw:text-style-name="P21" draw:layer="layout" svg:x1="21.06cm" svg:y1="12.962cm" svg:x2="27.241cm" svg:y2="12.962cm">
          <text:p/>
        </draw:line>
        <draw:line draw:style-name="gr32" draw:text-style-name="P21" draw:layer="layout" svg:x1="21.06cm" svg:y1="13.362cm" svg:x2="27.241cm" svg:y2="13.362cm">
          <text:p/>
        </draw:line>
        <draw:line draw:style-name="gr32" draw:text-style-name="P21" draw:layer="layout" svg:x1="21.06cm" svg:y1="13.76cm" svg:x2="27.241cm" svg:y2="13.76cm">
          <text:p/>
        </draw:line>
        <draw:line draw:style-name="gr32" draw:text-style-name="P21" draw:layer="layout" svg:x1="21.06cm" svg:y1="14.16cm" svg:x2="27.241cm" svg:y2="14.16cm">
          <text:p/>
        </draw:line>
        <draw:line draw:style-name="gr32" draw:text-style-name="P21" draw:layer="layout" svg:x1="21.06cm" svg:y1="14.56cm" svg:x2="27.241cm" svg:y2="14.56cm">
          <text:p/>
        </draw:line>
        <draw:line draw:style-name="gr32" draw:text-style-name="P21" draw:layer="layout" svg:x1="21.06cm" svg:y1="14.959cm" svg:x2="27.241cm" svg:y2="14.959cm">
          <text:p/>
        </draw:line>
        <draw:line draw:style-name="gr32" draw:text-style-name="P21" draw:layer="layout" svg:x1="21.06cm" svg:y1="15.358cm" svg:x2="27.241cm" svg:y2="15.358cm">
          <text:p/>
        </draw:line>
        <draw:line draw:style-name="gr32" draw:text-style-name="P21" draw:layer="layout" svg:x1="21.06cm" svg:y1="15.757cm" svg:x2="27.241cm" svg:y2="15.757cm">
          <text:p/>
        </draw:line>
        <draw:line draw:style-name="gr32" draw:text-style-name="P21" draw:layer="layout" svg:x1="21.06cm" svg:y1="16.156cm" svg:x2="27.241cm" svg:y2="16.156cm">
          <text:p/>
        </draw:line>
        <draw:line draw:style-name="gr32" draw:text-style-name="P39" draw:layer="layout" svg:x1="14.66cm" svg:y1="12.564cm" svg:x2="20.84cm" svg:y2="12.564cm">
          <text:p/>
        </draw:line>
        <draw:line draw:style-name="gr32" draw:text-style-name="P39" draw:layer="layout" svg:x1="14.66cm" svg:y1="12.963cm" svg:x2="20.841cm" svg:y2="12.963cm">
          <text:p/>
        </draw:line>
        <draw:line draw:style-name="gr32" draw:text-style-name="P39" draw:layer="layout" svg:x1="14.66cm" svg:y1="13.363cm" svg:x2="20.841cm" svg:y2="13.363cm">
          <text:p/>
        </draw:line>
        <draw:line draw:style-name="gr32" draw:text-style-name="P39" draw:layer="layout" svg:x1="14.66cm" svg:y1="13.761cm" svg:x2="20.841cm" svg:y2="13.761cm">
          <text:p/>
        </draw:line>
        <draw:line draw:style-name="gr32" draw:text-style-name="P39" draw:layer="layout" svg:x1="14.66cm" svg:y1="14.161cm" svg:x2="20.841cm" svg:y2="14.161cm">
          <text:p/>
        </draw:line>
        <draw:line draw:style-name="gr32" draw:text-style-name="P39" draw:layer="layout" svg:x1="14.66cm" svg:y1="14.561cm" svg:x2="20.841cm" svg:y2="14.561cm">
          <text:p/>
        </draw:line>
        <draw:line draw:style-name="gr32" draw:text-style-name="P39" draw:layer="layout" svg:x1="14.66cm" svg:y1="14.96cm" svg:x2="20.841cm" svg:y2="14.96cm">
          <text:p/>
        </draw:line>
        <draw:line draw:style-name="gr32" draw:text-style-name="P39" draw:layer="layout" svg:x1="14.66cm" svg:y1="15.359cm" svg:x2="20.841cm" svg:y2="15.359cm">
          <text:p/>
        </draw:line>
        <draw:line draw:style-name="gr32" draw:text-style-name="P39" draw:layer="layout" svg:x1="14.66cm" svg:y1="15.758cm" svg:x2="20.841cm" svg:y2="15.758cm">
          <text:p/>
        </draw:line>
        <draw:line draw:style-name="gr32" draw:text-style-name="P39" draw:layer="layout" svg:x1="14.66cm" svg:y1="16.157cm" svg:x2="20.841cm" svg:y2="16.157cm">
          <text:p/>
        </draw:line>
        <draw:frame draw:style-name="gr107" draw:text-style-name="P22" draw:layer="layout" svg:width="1.836cm" svg:height="0.533cm" svg:x="22.043cm" svg:y="11.611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4cm">
          <draw:text-box>
            <text:p text:style-name="P2"><text:span text:style-name="T41">28</text:span></text:p>
          </draw:text-box>
        </draw:frame>
        <draw:frame draw:style-name="gr109" draw:text-style-name="P40" draw:layer="layout" svg:width="1.211cm" svg:height="0.517cm" svg:x="14.667cm" svg:y="17.007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3cm" svg:x2="20.842cm" svg:y2="16.553cm">
          <text:p/>
        </draw:line>
        <draw:line draw:style-name="gr32" draw:text-style-name="P21" draw:layer="layout" svg:x1="21.061cm" svg:y1="16.553cm" svg:x2="27.242cm" svg:y2="16.553cm">
          <text:p/>
        </draw:line>
        <draw:frame draw:style-name="gr110" draw:text-style-name="P41" draw:layer="layout" svg:width="0.855cm" svg:height="0.408cm" svg:x="14.71cm" svg:y="2.1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3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3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1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1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29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28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28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7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2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2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29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28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7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7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6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3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2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2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39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38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7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7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6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4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3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3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1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1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39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38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38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7cm">
          <draw:text-box>
            <text:p text:style-name="P2"><text:span text:style-name="T43">18:00</text:span></text:p>
          </draw:text-box>
        </draw:frame>
        <draw:frame draw:style-name="gr124" draw:text-style-name="P43" draw:layer="layout" svg:width="0.198cm" svg:height="0.298cm" svg:x="23.796cm" svg:y="18.382cm">
          <draw:text-box>
            <text:p text:style-name="P2"><text:span text:style-name="T44">1</text:span></text:p>
          </draw:text-box>
        </draw:frame>
        <draw:frame draw:style-name="gr124" draw:text-style-name="P43" draw:layer="layout" svg:width="0.198cm" svg:height="0.298cm" svg:x="24.309cm" svg:y="18.382cm">
          <draw:text-box>
            <text:p text:style-name="P2"><text:span text:style-name="T44">2</text:span></text:p>
          </draw:text-box>
        </draw:frame>
        <draw:frame draw:style-name="gr125" draw:text-style-name="P43" draw:layer="layout" svg:width="0.257cm" svg:height="0.298cm" svg:x="24.786cm" svg:y="18.382cm">
          <draw:text-box>
            <text:p text:style-name="P2"><text:span text:style-name="T44">3</text:span></text:p>
          </draw:text-box>
        </draw:frame>
        <draw:frame draw:style-name="gr125" draw:text-style-name="P43" draw:layer="layout" svg:width="0.257cm" svg:height="0.298cm" svg:x="25.327cm" svg:y="18.382cm">
          <draw:text-box>
            <text:p text:style-name="P2"><text:span text:style-name="T44">4</text:span></text:p>
          </draw:text-box>
        </draw:frame>
      </draw:page>
      <draw:page draw:name="page21" draw:style-name="dp1" draw:master-page-name="master-page34">
        <draw:frame draw:style-name="gr126" draw:text-style-name="P27" draw:layer="layout" svg:width="2.869cm" svg:height="0.398cm" svg:x="1.365cm" svg:y="1.3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45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46"><text:span text:style-name="T41">22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47"><text:span text:style-name="T30">F</text:span><text:span text:style-name="T30">E</text:span><text:span text:style-name="T30">B</text:span><text:span text:style-name="T30">R</text:span><text:span text:style-name="T30">E</text:span><text:span text:style-name="T30">R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48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45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46"><text:span text:style-name="T41">23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45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46"><text:span text:style-name="T41">24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48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45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49"><text:span text:style-name="T40">Se</text:span><text:span text:style-name="T40">m</text:span><text:span text:style-name="T40">an</text:span><text:span text:style-name="T40">a </text:span><text:span text:style-name="T40">8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48"><text:span text:style-name="T43">13:00</text:span></text:p>
          </draw:text-box>
        </draw:frame>
        <draw:custom-shape draw:style-name="gr180" draw:text-style-name="P28" draw:layer="layout" svg:width="3.358cm" svg:height="0.578cm" svg:x="14.821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3" draw:layer="layout" svg:width="0.481cm" svg:height="0.507cm" svg:x="17.938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3" draw:layer="layout" svg:width="0.481cm" svg:height="0.499cm" svg:x="14.575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28" draw:layer="layout" svg:width="3.853cm" svg:height="0.337cm" svg:x="14.575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21" draw:layer="layout" svg:x1="14.515cm" svg:y1="2.42cm" svg:x2="18.933cm" svg:y2="2.42cm">
          <text:p/>
        </draw:line>
        <draw:line draw:style-name="gr32" draw:text-style-name="P21" draw:layer="layout" svg:x1="14.515cm" svg:y1="2.99cm" svg:x2="18.934cm" svg:y2="2.99cm">
          <text:p/>
        </draw:line>
        <draw:line draw:style-name="gr32" draw:text-style-name="P21" draw:layer="layout" svg:x1="14.515cm" svg:y1="3.56cm" svg:x2="18.934cm" svg:y2="3.56cm">
          <text:p/>
        </draw:line>
        <draw:line draw:style-name="gr32" draw:text-style-name="P21" draw:layer="layout" svg:x1="14.515cm" svg:y1="4.129cm" svg:x2="18.934cm" svg:y2="4.129cm">
          <text:p/>
        </draw:line>
        <draw:line draw:style-name="gr32" draw:text-style-name="P21" draw:layer="layout" svg:x1="14.515cm" svg:y1="4.7cm" svg:x2="18.934cm" svg:y2="4.7cm">
          <text:p/>
        </draw:line>
        <draw:line draw:style-name="gr32" draw:text-style-name="P21" draw:layer="layout" svg:x1="14.515cm" svg:y1="5.272cm" svg:x2="18.934cm" svg:y2="5.272cm">
          <text:p/>
        </draw:line>
        <draw:line draw:style-name="gr32" draw:text-style-name="P21" draw:layer="layout" svg:x1="19.155cm" svg:y1="2.42cm" svg:x2="20.646cm" svg:y2="2.42cm">
          <text:p/>
        </draw:line>
        <draw:line draw:style-name="gr32" draw:text-style-name="P21" draw:layer="layout" svg:x1="19.155cm" svg:y1="2.99cm" svg:x2="20.647cm" svg:y2="2.99cm">
          <text:p/>
        </draw:line>
        <draw:line draw:style-name="gr32" draw:text-style-name="P21" draw:layer="layout" svg:x1="19.155cm" svg:y1="3.56cm" svg:x2="20.647cm" svg:y2="3.56cm">
          <text:p/>
        </draw:line>
        <draw:line draw:style-name="gr32" draw:text-style-name="P21" draw:layer="layout" svg:x1="19.155cm" svg:y1="4.129cm" svg:x2="20.647cm" svg:y2="4.129cm">
          <text:p/>
        </draw:line>
        <draw:line draw:style-name="gr32" draw:text-style-name="P21" draw:layer="layout" svg:x1="19.155cm" svg:y1="4.7cm" svg:x2="20.647cm" svg:y2="4.7cm">
          <text:p/>
        </draw:line>
        <draw:line draw:style-name="gr32" draw:text-style-name="P21" draw:layer="layout" svg:x1="19.151cm" svg:y1="5.272cm" svg:x2="20.643cm" svg:y2="5.272cm">
          <text:p/>
        </draw:line>
        <draw:line draw:style-name="gr32" draw:text-style-name="P21" draw:layer="layout" svg:x1="20.905cm" svg:y1="2.421cm" svg:x2="25.347cm" svg:y2="2.421cm">
          <text:p/>
        </draw:line>
        <draw:line draw:style-name="gr32" draw:text-style-name="P21" draw:layer="layout" svg:x1="20.905cm" svg:y1="2.992cm" svg:x2="25.348cm" svg:y2="2.992cm">
          <text:p/>
        </draw:line>
        <draw:line draw:style-name="gr32" draw:text-style-name="P21" draw:layer="layout" svg:x1="20.905cm" svg:y1="3.562cm" svg:x2="25.348cm" svg:y2="3.562cm">
          <text:p/>
        </draw:line>
        <draw:line draw:style-name="gr32" draw:text-style-name="P21" draw:layer="layout" svg:x1="20.905cm" svg:y1="4.131cm" svg:x2="25.348cm" svg:y2="4.131cm">
          <text:p/>
        </draw:line>
        <draw:line draw:style-name="gr32" draw:text-style-name="P21" draw:layer="layout" svg:x1="20.905cm" svg:y1="4.702cm" svg:x2="25.348cm" svg:y2="4.702cm">
          <text:p/>
        </draw:line>
        <draw:line draw:style-name="gr32" draw:text-style-name="P21" draw:layer="layout" svg:x1="20.905cm" svg:y1="5.27cm" svg:x2="25.348cm" svg:y2="5.27cm">
          <text:p/>
        </draw:line>
        <draw:line draw:style-name="gr32" draw:text-style-name="P21" draw:layer="layout" svg:x1="25.545cm" svg:y1="2.421cm" svg:x2="27.036cm" svg:y2="2.421cm">
          <text:p/>
        </draw:line>
        <draw:line draw:style-name="gr32" draw:text-style-name="P21" draw:layer="layout" svg:x1="25.545cm" svg:y1="2.992cm" svg:x2="27.037cm" svg:y2="2.992cm">
          <text:p/>
        </draw:line>
        <draw:line draw:style-name="gr32" draw:text-style-name="P21" draw:layer="layout" svg:x1="25.545cm" svg:y1="3.562cm" svg:x2="27.037cm" svg:y2="3.562cm">
          <text:p/>
        </draw:line>
        <draw:line draw:style-name="gr32" draw:text-style-name="P21" draw:layer="layout" svg:x1="25.545cm" svg:y1="4.131cm" svg:x2="27.037cm" svg:y2="4.131cm">
          <text:p/>
        </draw:line>
        <draw:line draw:style-name="gr32" draw:text-style-name="P21" draw:layer="layout" svg:x1="25.545cm" svg:y1="4.702cm" svg:x2="27.037cm" svg:y2="4.702cm">
          <text:p/>
        </draw:line>
        <draw:line draw:style-name="gr32" draw:text-style-name="P21" draw:layer="layout" svg:x1="25.545cm" svg:y1="5.274cm" svg:x2="27.037cm" svg:y2="5.274cm">
          <text:p/>
        </draw:line>
        <draw:frame draw:style-name="gr184" draw:text-style-name="P22" draw:layer="layout" svg:width="1.594cm" svg:height="0.517cm" svg:x="15.816cm" svg:y="1.426cm">
          <draw:text-box>
            <text:p text:style-name="P45"><text:span text:style-name="T32">In</text:span><text:span text:style-name="T32">gr</text:span><text:span text:style-name="T32">es</text:span><text:span text:style-name="T32">os</text:span></text:p>
          </draw:text-box>
        </draw:frame>
        <draw:frame draw:style-name="gr163" draw:text-style-name="P22" draw:layer="layout" svg:width="2.195cm" svg:height="0.517cm" svg:x="22.543cm" svg:y="1.427cm">
          <draw:text-box>
            <text:p text:style-name="P45"><text:span text:style-name="T32">Ah</text:span><text:span text:style-name="T32">orr</text:span><text:span text:style-name="T32">os</text:span></text:p>
          </draw:text-box>
        </draw:frame>
        <draw:line draw:style-name="gr21" draw:text-style-name="P19" draw:layer="layout" svg:x1="20.901cm" svg:y1="1.964cm" svg:x2="27.237cm" svg:y2="1.964cm">
          <text:p/>
        </draw:line>
        <draw:frame draw:style-name="gr162" draw:text-style-name="P22" draw:layer="layout" svg:width="1.518cm" svg:height="0.517cm" svg:x="19.316cm" svg:y="1.426cm">
          <draw:text-box>
            <text:p text:style-name="P45"><text:span text:style-name="T32">M</text:span><text:span text:style-name="T32">on</text:span><text:span text:style-name="T32">to</text:span></text:p>
          </draw:text-box>
        </draw:frame>
        <draw:frame draw:style-name="gr163" draw:text-style-name="P22" draw:layer="layout" svg:width="2.195cm" svg:height="0.517cm" svg:x="25.743cm" svg:y="1.427cm">
          <draw:text-box>
            <text:p text:style-name="P45"><text:span text:style-name="T32">M</text:span><text:span text:style-name="T32">on</text:span><text:span text:style-name="T32">to</text:span></text:p>
          </draw:text-box>
        </draw:frame>
        <draw:line draw:style-name="gr21" draw:text-style-name="P19" draw:layer="layout" svg:x1="14.411cm" svg:y1="1.964cm" svg:x2="20.639cm" svg:y2="1.964cm">
          <text:p/>
        </draw:line>
        <draw:line draw:style-name="gr21" draw:text-style-name="P19" draw:layer="layout" svg:x1="14.411cm" svg:y1="6.055cm" svg:x2="27.241cm" svg:y2="6.055cm">
          <text:p/>
        </draw:line>
        <draw:frame draw:style-name="gr185" draw:text-style-name="P22" draw:layer="layout" svg:width="3.058cm" svg:height="0.517cm" svg:x="19.521cm" svg:y="5.533cm">
          <draw:text-box>
            <text:p text:style-name="P45"><text:span text:style-name="T32">M</text:span><text:span text:style-name="T32">et</text:span><text:span text:style-name="T32">as </text:span><text:span text:style-name="T32">de </text:span><text:span text:style-name="T32">ga</text:span><text:span text:style-name="T32">st</text:span><text:span text:style-name="T32">os</text:span></text:p>
          </draw:text-box>
        </draw:frame>
        <draw:line draw:style-name="gr32" draw:text-style-name="P21" draw:layer="layout" svg:x1="15.164cm" svg:y1="6.52cm" svg:x2="20.647cm" svg:y2="6.52cm">
          <text:p/>
        </draw:line>
        <draw:line draw:style-name="gr32" draw:text-style-name="P21" draw:layer="layout" svg:x1="15.164cm" svg:y1="7.09cm" svg:x2="20.648cm" svg:y2="7.09cm">
          <text:p/>
        </draw:line>
        <draw:line draw:style-name="gr32" draw:text-style-name="P21" draw:layer="layout" svg:x1="15.164cm" svg:y1="7.66cm" svg:x2="20.648cm" svg:y2="7.66cm">
          <text:p/>
        </draw:line>
        <draw:line draw:style-name="gr32" draw:text-style-name="P21" draw:layer="layout" svg:x1="15.164cm" svg:y1="8.229cm" svg:x2="20.648cm" svg:y2="8.229cm">
          <text:p/>
        </draw:line>
        <draw:line draw:style-name="gr32" draw:text-style-name="P21" draw:layer="layout" svg:x1="15.164cm" svg:y1="8.8cm" svg:x2="20.648cm" svg:y2="8.8cm">
          <text:p/>
        </draw:line>
        <draw:line draw:style-name="gr32" draw:text-style-name="P21" draw:layer="layout" svg:x1="15.149cm" svg:y1="9.372cm" svg:x2="20.633cm" svg:y2="9.372cm">
          <text:p/>
        </draw:line>
        <draw:custom-shape draw:style-name="gr186" draw:text-style-name="P54" draw:layer="layout" svg:width="0.313cm" svg:height="0.31cm" svg:x="14.751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1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1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1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1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1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1" draw:layer="layout" svg:x1="21.614cm" svg:y1="6.519cm" svg:x2="27.097cm" svg:y2="6.519cm">
          <text:p/>
        </draw:line>
        <draw:line draw:style-name="gr32" draw:text-style-name="P21" draw:layer="layout" svg:x1="21.614cm" svg:y1="7.089cm" svg:x2="27.098cm" svg:y2="7.089cm">
          <text:p/>
        </draw:line>
        <draw:line draw:style-name="gr32" draw:text-style-name="P21" draw:layer="layout" svg:x1="21.614cm" svg:y1="7.659cm" svg:x2="27.098cm" svg:y2="7.659cm">
          <text:p/>
        </draw:line>
        <draw:line draw:style-name="gr32" draw:text-style-name="P21" draw:layer="layout" svg:x1="21.614cm" svg:y1="8.228cm" svg:x2="27.098cm" svg:y2="8.228cm">
          <text:p/>
        </draw:line>
        <draw:line draw:style-name="gr32" draw:text-style-name="P21" draw:layer="layout" svg:x1="21.614cm" svg:y1="8.799cm" svg:x2="27.098cm" svg:y2="8.799cm">
          <text:p/>
        </draw:line>
        <draw:line draw:style-name="gr32" draw:text-style-name="P21" draw:layer="layout" svg:x1="21.599cm" svg:y1="9.371cm" svg:x2="27.083cm" svg:y2="9.371cm">
          <text:p/>
        </draw:line>
        <draw:custom-shape draw:style-name="gr186" draw:text-style-name="P54" draw:layer="layout" svg:width="0.313cm" svg:height="0.31cm" svg:x="21.201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1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1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1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1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1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9" draw:layer="layout" svg:x1="14.411cm" svg:y1="10.158cm" svg:x2="27.241cm" svg:y2="10.158cm">
          <text:p/>
        </draw:line>
        <draw:frame draw:style-name="gr187" draw:text-style-name="P22" draw:layer="layout" svg:width="3.537cm" svg:height="0.517cm" svg:x="19.321cm" svg:y="9.636cm">
          <draw:text-box>
            <text:p text:style-name="P45"><text:span text:style-name="T32">Co</text:span><text:span text:style-name="T32">sa</text:span><text:span text:style-name="T32">s </text:span><text:span text:style-name="T32">po</text:span><text:span text:style-name="T32">r </text:span><text:span text:style-name="T32">co</text:span><text:span text:style-name="T32">m</text:span><text:span text:style-name="T32">pr</text:span><text:span text:style-name="T32">ar</text:span></text:p>
          </draw:text-box>
        </draw:frame>
        <draw:line draw:style-name="gr32" draw:text-style-name="P21" draw:layer="layout" svg:x1="15.159cm" svg:y1="10.623cm" svg:x2="18.933cm" svg:y2="10.623cm">
          <text:p/>
        </draw:line>
        <draw:line draw:style-name="gr32" draw:text-style-name="P21" draw:layer="layout" svg:x1="15.159cm" svg:y1="11.193cm" svg:x2="18.934cm" svg:y2="11.193cm">
          <text:p/>
        </draw:line>
        <draw:line draw:style-name="gr32" draw:text-style-name="P21" draw:layer="layout" svg:x1="15.159cm" svg:y1="11.763cm" svg:x2="18.934cm" svg:y2="11.763cm">
          <text:p/>
        </draw:line>
        <draw:line draw:style-name="gr32" draw:text-style-name="P21" draw:layer="layout" svg:x1="15.159cm" svg:y1="12.332cm" svg:x2="18.934cm" svg:y2="12.332cm">
          <text:p/>
        </draw:line>
        <draw:line draw:style-name="gr32" draw:text-style-name="P21" draw:layer="layout" svg:x1="15.159cm" svg:y1="12.903cm" svg:x2="18.934cm" svg:y2="12.903cm">
          <text:p/>
        </draw:line>
        <draw:line draw:style-name="gr32" draw:text-style-name="P21" draw:layer="layout" svg:x1="15.149cm" svg:y1="13.475cm" svg:x2="18.924cm" svg:y2="13.475cm">
          <text:p/>
        </draw:line>
        <draw:custom-shape draw:style-name="gr186" draw:text-style-name="P54" draw:layer="layout" svg:width="0.313cm" svg:height="0.31cm" svg:x="14.751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1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1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1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1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1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1" draw:layer="layout" svg:x1="21.609cm" svg:y1="10.622cm" svg:x2="25.347cm" svg:y2="10.622cm">
          <text:p/>
        </draw:line>
        <draw:line draw:style-name="gr32" draw:text-style-name="P21" draw:layer="layout" svg:x1="21.609cm" svg:y1="11.192cm" svg:x2="25.348cm" svg:y2="11.192cm">
          <text:p/>
        </draw:line>
        <draw:line draw:style-name="gr32" draw:text-style-name="P21" draw:layer="layout" svg:x1="21.609cm" svg:y1="11.762cm" svg:x2="25.348cm" svg:y2="11.762cm">
          <text:p/>
        </draw:line>
        <draw:line draw:style-name="gr32" draw:text-style-name="P21" draw:layer="layout" svg:x1="21.609cm" svg:y1="12.331cm" svg:x2="25.348cm" svg:y2="12.331cm">
          <text:p/>
        </draw:line>
        <draw:line draw:style-name="gr32" draw:text-style-name="P21" draw:layer="layout" svg:x1="21.609cm" svg:y1="12.902cm" svg:x2="25.348cm" svg:y2="12.902cm">
          <text:p/>
        </draw:line>
        <draw:line draw:style-name="gr32" draw:text-style-name="P21" draw:layer="layout" svg:x1="21.599cm" svg:y1="13.474cm" svg:x2="25.338cm" svg:y2="13.474cm">
          <text:p/>
        </draw:line>
        <draw:custom-shape draw:style-name="gr186" draw:text-style-name="P54" draw:layer="layout" svg:width="0.313cm" svg:height="0.31cm" svg:x="21.201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1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1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1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1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1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1" draw:layer="layout" svg:x1="19.155cm" svg:y1="10.623cm" svg:x2="20.641cm" svg:y2="10.623cm">
          <text:p/>
        </draw:line>
        <draw:line draw:style-name="gr32" draw:text-style-name="P21" draw:layer="layout" svg:x1="19.155cm" svg:y1="11.193cm" svg:x2="20.641cm" svg:y2="11.193cm">
          <text:p/>
        </draw:line>
        <draw:line draw:style-name="gr32" draw:text-style-name="P21" draw:layer="layout" svg:x1="19.155cm" svg:y1="11.763cm" svg:x2="20.641cm" svg:y2="11.763cm">
          <text:p/>
        </draw:line>
        <draw:line draw:style-name="gr32" draw:text-style-name="P21" draw:layer="layout" svg:x1="19.155cm" svg:y1="12.332cm" svg:x2="20.641cm" svg:y2="12.332cm">
          <text:p/>
        </draw:line>
        <draw:line draw:style-name="gr32" draw:text-style-name="P21" draw:layer="layout" svg:x1="19.155cm" svg:y1="12.903cm" svg:x2="20.641cm" svg:y2="12.903cm">
          <text:p/>
        </draw:line>
        <draw:line draw:style-name="gr32" draw:text-style-name="P21" draw:layer="layout" svg:x1="19.151cm" svg:y1="13.475cm" svg:x2="20.637cm" svg:y2="13.475cm">
          <text:p/>
        </draw:line>
        <draw:line draw:style-name="gr32" draw:text-style-name="P21" draw:layer="layout" svg:x1="25.545cm" svg:y1="10.623cm" svg:x2="27.031cm" svg:y2="10.623cm">
          <text:p/>
        </draw:line>
        <draw:line draw:style-name="gr32" draw:text-style-name="P21" draw:layer="layout" svg:x1="25.545cm" svg:y1="11.193cm" svg:x2="27.031cm" svg:y2="11.193cm">
          <text:p/>
        </draw:line>
        <draw:line draw:style-name="gr32" draw:text-style-name="P21" draw:layer="layout" svg:x1="25.545cm" svg:y1="11.763cm" svg:x2="27.031cm" svg:y2="11.763cm">
          <text:p/>
        </draw:line>
        <draw:line draw:style-name="gr32" draw:text-style-name="P21" draw:layer="layout" svg:x1="25.545cm" svg:y1="12.332cm" svg:x2="27.031cm" svg:y2="12.332cm">
          <text:p/>
        </draw:line>
        <draw:line draw:style-name="gr32" draw:text-style-name="P21" draw:layer="layout" svg:x1="25.545cm" svg:y1="12.903cm" svg:x2="27.031cm" svg:y2="12.903cm">
          <text:p/>
        </draw:line>
        <draw:line draw:style-name="gr32" draw:text-style-name="P21" draw:layer="layout" svg:x1="25.541cm" svg:y1="13.475cm" svg:x2="27.027cm" svg:y2="13.475cm">
          <text:p/>
        </draw:line>
        <draw:frame draw:style-name="gr188" draw:text-style-name="P20" draw:layer="layout" svg:width="0.457cm" svg:height="0.348cm" svg:x="19.248cm" svg:y="2.07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9cm" svg:y="2.64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9cm" svg:y="3.21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9cm" svg:y="3.78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9cm" svg:y="4.35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9cm" svg:y="4.92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1cm" svg:y="2.07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2cm" svg:y="2.64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2cm" svg:y="3.21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2cm" svg:y="3.78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2cm" svg:y="4.35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2cm" svg:y="4.92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8cm" svg:y="10.27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9cm" svg:y="10.84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9cm" svg:y="11.41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9cm" svg:y="11.98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9cm" svg:y="12.55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9cm" svg:y="13.12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1cm" svg:y="10.27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2cm" svg:y="10.84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2cm" svg:y="11.41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2cm" svg:y="11.98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2cm" svg:y="12.55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2cm" svg:y="13.12cm">
          <draw:text-box>
            <text:p text:style-name="P52"><text:span text:style-name="T31">$</text:span></text:p>
          </draw:text-box>
        </draw:frame>
        <draw:custom-shape draw:style-name="gr189" draw:text-style-name="P54" draw:layer="layout" svg:width="3.852cm" svg:height="1.549cm" svg:x="14.572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9" draw:layer="layout" svg:x1="14.411cm" svg:y1="14.363cm" svg:x2="27.241cm" svg:y2="14.363cm">
          <text:p/>
        </draw:line>
        <draw:frame draw:style-name="gr162" draw:text-style-name="P22" draw:layer="layout" svg:width="1.518cm" svg:height="0.517cm" svg:x="20.321cm" svg:y="13.841cm">
          <draw:text-box>
            <text:p text:style-name="P45"><text:span text:style-name="T32">To</text:span><text:span text:style-name="T32">tal</text:span><text:span text:style-name="T32">es</text:span></text:p>
          </draw:text-box>
        </draw:frame>
        <draw:frame draw:style-name="gr190" draw:text-style-name="P56" draw:layer="layout" svg:width="2.38cm" svg:height="0.607cm" svg:x="15.257cm" svg:y="14.852cm">
          <draw:text-box>
            <text:p text:style-name="P55"><text:span text:style-name="T15">Pre</text:span><text:span text:style-name="T15">sup</text:span><text:span text:style-name="T15">ues</text:span><text:span text:style-name="T15">tad</text:span><text:span text:style-name="T15">o</text:span></text:p>
          </draw:text-box>
        </draw:frame>
        <draw:line draw:style-name="gr32" draw:text-style-name="P21" draw:layer="layout" svg:x1="14.571cm" svg:y1="15.374cm" svg:x2="18.428cm" svg:y2="15.374cm">
          <text:p/>
        </draw:line>
        <draw:frame draw:style-name="gr191" draw:text-style-name="P58" draw:layer="layout" svg:width="0.467cm" svg:height="0.623cm" svg:x="14.775cm" svg:y="15.609cm">
          <draw:text-box>
            <text:p text:style-name="P57"><text:span text:style-name="T46">$</text:span></text:p>
          </draw:text-box>
        </draw:frame>
        <draw:custom-shape draw:style-name="gr101" draw:text-style-name="P28" draw:layer="layout" svg:width="1.482cm" svg:height="0.604cm" svg:x="14.4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2" draw:text-style-name="P27" draw:layer="layout" svg:width="3.38cm" svg:height="0.398cm" svg:x="14.398cm" svg:y="20.7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92" draw:text-style-name="P27" draw:layer="layout" svg:width="3.38cm" svg:height="0.398cm" svg:x="14.4cm" svg:y="20.774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5cm" svg:y1="17.261cm" svg:x2="27.241cm" svg:y2="17.261cm">
          <text:p/>
        </draw:line>
        <draw:line draw:style-name="gr32" draw:text-style-name="P21" draw:layer="layout" svg:x1="14.001cm" svg:y1="17.661cm" svg:x2="27.241cm" svg:y2="17.661cm">
          <text:p/>
        </draw:line>
        <draw:line draw:style-name="gr32" draw:text-style-name="P21" draw:layer="layout" svg:x1="14.001cm" svg:y1="18.059cm" svg:x2="27.241cm" svg:y2="18.059cm">
          <text:p/>
        </draw:line>
        <draw:line draw:style-name="gr32" draw:text-style-name="P21" draw:layer="layout" svg:x1="14.001cm" svg:y1="18.459cm" svg:x2="27.241cm" svg:y2="18.459cm">
          <text:p/>
        </draw:line>
        <draw:line draw:style-name="gr32" draw:text-style-name="P21" draw:layer="layout" svg:x1="14.001cm" svg:y1="18.859cm" svg:x2="27.241cm" svg:y2="18.859cm">
          <text:p/>
        </draw:line>
        <draw:line draw:style-name="gr32" draw:text-style-name="P21" draw:layer="layout" svg:x1="14.001cm" svg:y1="19.258cm" svg:x2="27.241cm" svg:y2="19.258cm">
          <text:p/>
        </draw:line>
        <draw:line draw:style-name="gr32" draw:text-style-name="P21" draw:layer="layout" svg:x1="14.001cm" svg:y1="19.657cm" svg:x2="27.241cm" svg:y2="19.657cm">
          <text:p/>
        </draw:line>
        <draw:line draw:style-name="gr32" draw:text-style-name="P21" draw:layer="layout" svg:x1="14.001cm" svg:y1="20.056cm" svg:x2="27.241cm" svg:y2="20.056cm">
          <text:p/>
        </draw:line>
        <draw:line draw:style-name="gr32" draw:text-style-name="P21" draw:layer="layout" svg:x1="14.001cm" svg:y1="20.455cm" svg:x2="27.241cm" svg:y2="20.455cm">
          <text:p/>
        </draw:line>
        <draw:frame draw:style-name="gr109" draw:text-style-name="P40" draw:layer="layout" svg:width="1.211cm" svg:height="0.517cm" svg:x="14.668cm" svg:y="17.006cm">
          <draw:text-box>
            <text:p text:style-name="P45"><text:span text:style-name="T42">No</text:span><text:span text:style-name="T42">tas</text:span></text:p>
          </draw:text-box>
        </draw:frame>
        <draw:custom-shape draw:style-name="gr180" draw:text-style-name="P28" draw:layer="layout" svg:width="3.358cm" svg:height="0.578cm" svg:x="19.121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3" draw:layer="layout" svg:width="0.481cm" svg:height="0.507cm" svg:x="22.238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3" draw:layer="layout" svg:width="0.481cm" svg:height="0.499cm" svg:x="18.875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28" draw:layer="layout" svg:width="3.853cm" svg:height="0.337cm" svg:x="18.875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4" draw:layer="layout" svg:width="3.852cm" svg:height="1.549cm" svg:x="18.872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56" draw:layer="layout" svg:width="2.38cm" svg:height="0.607cm" svg:x="20.057cm" svg:y="14.852cm">
          <draw:text-box>
            <text:p text:style-name="P55"><text:span text:style-name="T15">Ga</text:span><text:span text:style-name="T15">sto </text:span><text:span text:style-name="T15">rea</text:span><text:span text:style-name="T15">l</text:span></text:p>
          </draw:text-box>
        </draw:frame>
        <draw:line draw:style-name="gr32" draw:text-style-name="P21" draw:layer="layout" svg:x1="18.871cm" svg:y1="15.374cm" svg:x2="22.728cm" svg:y2="15.374cm">
          <text:p/>
        </draw:line>
        <draw:frame draw:style-name="gr191" draw:text-style-name="P58" draw:layer="layout" svg:width="0.467cm" svg:height="0.623cm" svg:x="19.075cm" svg:y="15.609cm">
          <draw:text-box>
            <text:p text:style-name="P57"><text:span text:style-name="T46">$</text:span></text:p>
          </draw:text-box>
        </draw:frame>
        <draw:custom-shape draw:style-name="gr180" draw:text-style-name="P28" draw:layer="layout" svg:width="3.358cm" svg:height="0.578cm" svg:x="23.421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3" draw:layer="layout" svg:width="0.481cm" svg:height="0.507cm" svg:x="26.538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3" draw:layer="layout" svg:width="0.481cm" svg:height="0.499cm" svg:x="23.175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28" draw:layer="layout" svg:width="3.853cm" svg:height="0.337cm" svg:x="23.175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4" draw:layer="layout" svg:width="3.852cm" svg:height="1.549cm" svg:x="23.172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56" draw:layer="layout" svg:width="2.38cm" svg:height="0.607cm" svg:x="24.311cm" svg:y="14.852cm">
          <draw:text-box>
            <text:p text:style-name="P55"><text:span text:style-name="T15">Dif</text:span><text:span text:style-name="T15">ere</text:span><text:span text:style-name="T15">nci</text:span><text:span text:style-name="T15">a </text:span></text:p>
          </draw:text-box>
        </draw:frame>
        <draw:line draw:style-name="gr32" draw:text-style-name="P21" draw:layer="layout" svg:x1="23.171cm" svg:y1="15.374cm" svg:x2="27.028cm" svg:y2="15.374cm">
          <text:p/>
        </draw:line>
        <draw:frame draw:style-name="gr191" draw:text-style-name="P58" draw:layer="layout" svg:width="0.467cm" svg:height="0.623cm" svg:x="23.375cm" svg:y="15.609cm">
          <draw:text-box>
            <text:p text:style-name="P57"><text:span text:style-name="T46">$</text:span></text:p>
          </draw:text-box>
        </draw:frame>
        <draw:frame draw:style-name="gr105" draw:text-style-name="P36" draw:layer="layout" svg:width="1.543cm" svg:height="1.729cm" svg:x="25.562cm" svg:y="0.7cm">
          <draw:text-box>
            <text:p text:style-name="P50"><text:span text:style-name="T30">2</text:span><text:span text:style-name="T30">0</text:span><text:span text:style-name="T30">2</text:span><text:span text:style-name="T30">1</text:span></text:p>
          </draw:text-box>
        </draw:frame>
      </draw:page>
      <draw:page draw:name="page22" draw:style-name="dp1" draw:master-page-name="master-page34">
        <draw:frame draw:style-name="gr126" draw:text-style-name="P27" draw:layer="layout" svg:width="2.869cm" svg:height="0.398cm" svg:x="1.365cm" svg:y="1.3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2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2"><text:span text:style-name="T41">1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2"><text:span text:style-name="T30">F</text:span><text:span text:style-name="T30">E</text:span><text:span text:style-name="T30">B</text:span><text:span text:style-name="T30">R</text:span><text:span text:style-name="T30">E</text:span><text:span text:style-name="T30">R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2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2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2"><text:span text:style-name="T41">2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2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2"><text:span text:style-name="T41">3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2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2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2"><text:span text:style-name="T40">Se</text:span><text:span text:style-name="T40">m</text:span><text:span text:style-name="T40">an</text:span><text:span text:style-name="T40">a </text:span><text:span text:style-name="T40">5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2"><text:span text:style-name="T43">13:00</text:span></text:p>
          </draw:text-box>
        </draw:frame>
        <draw:custom-shape draw:style-name="gr101" draw:text-style-name="P28" draw:layer="layout" svg:width="1.482cm" svg:height="0.604cm" svg:x="14.489cm" svg:y="16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3cm" svg:x2="23.46cm" svg:y2="17.263cm">
          <text:p/>
        </draw:line>
        <draw:line draw:style-name="gr32" draw:text-style-name="P21" draw:layer="layout" svg:x1="14cm" svg:y1="17.663cm" svg:x2="23.46cm" svg:y2="17.663cm">
          <text:p/>
        </draw:line>
        <draw:line draw:style-name="gr32" draw:text-style-name="P21" draw:layer="layout" svg:x1="14cm" svg:y1="18.061cm" svg:x2="23.46cm" svg:y2="18.061cm">
          <text:p/>
        </draw:line>
        <draw:line draw:style-name="gr32" draw:text-style-name="P21" draw:layer="layout" svg:x1="14cm" svg:y1="18.461cm" svg:x2="23.46cm" svg:y2="18.461cm">
          <text:p/>
        </draw:line>
        <draw:line draw:style-name="gr32" draw:text-style-name="P21" draw:layer="layout" svg:x1="14cm" svg:y1="18.861cm" svg:x2="23.46cm" svg:y2="18.861cm">
          <text:p/>
        </draw:line>
        <draw:line draw:style-name="gr32" draw:text-style-name="P21" draw:layer="layout" svg:x1="14cm" svg:y1="19.26cm" svg:x2="23.46cm" svg:y2="19.26cm">
          <text:p/>
        </draw:line>
        <draw:line draw:style-name="gr32" draw:text-style-name="P21" draw:layer="layout" svg:x1="14cm" svg:y1="19.659cm" svg:x2="23.46cm" svg:y2="19.659cm">
          <text:p/>
        </draw:line>
        <draw:line draw:style-name="gr32" draw:text-style-name="P21" draw:layer="layout" svg:x1="14cm" svg:y1="20.058cm" svg:x2="23.46cm" svg:y2="20.058cm">
          <text:p/>
        </draw:line>
        <draw:line draw:style-name="gr32" draw:text-style-name="P21" draw:layer="layout" svg:x1="14cm" svg:y1="20.457cm" svg:x2="23.46cm" svg:y2="20.457cm">
          <text:p/>
        </draw:line>
        <draw:frame draw:style-name="gr102" draw:text-style-name="P27" draw:layer="layout" svg:width="2.782cm" svg:height="0.398cm" svg:x="15.046cm" svg:y="1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5cm" svg:x2="27.256cm" svg:y2="1.965cm">
          <text:p/>
        </draw:line>
        <draw:frame draw:style-name="gr102" draw:text-style-name="P27" draw:layer="layout" svg:width="2.782cm" svg:height="0.398cm" svg:x="15.047cm" svg:y="1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1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4cm">
          <draw:text-box>
            <text:p text:style-name="P2"><text:span text:style-name="T41">18</text:span></text:p>
          </draw:text-box>
        </draw:frame>
        <draw:frame draw:style-name="gr105" draw:text-style-name="P36" draw:layer="layout" svg:width="1.543cm" svg:height="1.729cm" svg:x="25.56cm" svg:y="0.701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4cm" svg:x2="27.24cm" svg:y2="2.364cm">
          <text:p/>
        </draw:line>
        <draw:line draw:style-name="gr32" draw:text-style-name="P21" draw:layer="layout" svg:x1="21.06cm" svg:y1="2.763cm" svg:x2="27.241cm" svg:y2="2.763cm">
          <text:p/>
        </draw:line>
        <draw:line draw:style-name="gr32" draw:text-style-name="P21" draw:layer="layout" svg:x1="21.06cm" svg:y1="3.163cm" svg:x2="27.241cm" svg:y2="3.163cm">
          <text:p/>
        </draw:line>
        <draw:line draw:style-name="gr32" draw:text-style-name="P21" draw:layer="layout" svg:x1="21.06cm" svg:y1="3.561cm" svg:x2="27.241cm" svg:y2="3.561cm">
          <text:p/>
        </draw:line>
        <draw:line draw:style-name="gr32" draw:text-style-name="P21" draw:layer="layout" svg:x1="21.06cm" svg:y1="3.961cm" svg:x2="27.241cm" svg:y2="3.961cm">
          <text:p/>
        </draw:line>
        <draw:line draw:style-name="gr32" draw:text-style-name="P21" draw:layer="layout" svg:x1="21.06cm" svg:y1="4.361cm" svg:x2="27.241cm" svg:y2="4.361cm">
          <text:p/>
        </draw:line>
        <draw:line draw:style-name="gr32" draw:text-style-name="P21" draw:layer="layout" svg:x1="21.06cm" svg:y1="4.76cm" svg:x2="27.241cm" svg:y2="4.76cm">
          <text:p/>
        </draw:line>
        <draw:line draw:style-name="gr32" draw:text-style-name="P21" draw:layer="layout" svg:x1="21.06cm" svg:y1="5.159cm" svg:x2="27.241cm" svg:y2="5.159cm">
          <text:p/>
        </draw:line>
        <draw:line draw:style-name="gr32" draw:text-style-name="P21" draw:layer="layout" svg:x1="21.06cm" svg:y1="5.558cm" svg:x2="27.241cm" svg:y2="5.558cm">
          <text:p/>
        </draw:line>
        <draw:line draw:style-name="gr32" draw:text-style-name="P21" draw:layer="layout" svg:x1="21.06cm" svg:y1="5.957cm" svg:x2="27.241cm" svg:y2="5.957cm">
          <text:p/>
        </draw:line>
        <draw:line draw:style-name="gr32" draw:text-style-name="P21" draw:layer="layout" svg:x1="21.06cm" svg:y1="6.357cm" svg:x2="27.241cm" svg:y2="6.357cm">
          <text:p/>
        </draw:line>
        <draw:line draw:style-name="gr32" draw:text-style-name="P21" draw:layer="layout" svg:x1="14.66cm" svg:y1="2.365cm" svg:x2="20.84cm" svg:y2="2.365cm">
          <text:p/>
        </draw:line>
        <draw:line draw:style-name="gr32" draw:text-style-name="P21" draw:layer="layout" svg:x1="14.66cm" svg:y1="2.764cm" svg:x2="20.841cm" svg:y2="2.764cm">
          <text:p/>
        </draw:line>
        <draw:line draw:style-name="gr32" draw:text-style-name="P21" draw:layer="layout" svg:x1="14.66cm" svg:y1="3.164cm" svg:x2="20.841cm" svg:y2="3.164cm">
          <text:p/>
        </draw:line>
        <draw:line draw:style-name="gr32" draw:text-style-name="P21" draw:layer="layout" svg:x1="14.66cm" svg:y1="3.562cm" svg:x2="20.841cm" svg:y2="3.562cm">
          <text:p/>
        </draw:line>
        <draw:line draw:style-name="gr32" draw:text-style-name="P21" draw:layer="layout" svg:x1="14.66cm" svg:y1="3.962cm" svg:x2="20.841cm" svg:y2="3.962cm">
          <text:p/>
        </draw:line>
        <draw:line draw:style-name="gr32" draw:text-style-name="P21" draw:layer="layout" svg:x1="14.66cm" svg:y1="4.362cm" svg:x2="20.841cm" svg:y2="4.362cm">
          <text:p/>
        </draw:line>
        <draw:line draw:style-name="gr32" draw:text-style-name="P21" draw:layer="layout" svg:x1="14.66cm" svg:y1="4.761cm" svg:x2="20.841cm" svg:y2="4.761cm">
          <text:p/>
        </draw:line>
        <draw:line draw:style-name="gr32" draw:text-style-name="P21" draw:layer="layout" svg:x1="14.66cm" svg:y1="5.16cm" svg:x2="20.841cm" svg:y2="5.16cm">
          <text:p/>
        </draw:line>
        <draw:line draw:style-name="gr32" draw:text-style-name="P21" draw:layer="layout" svg:x1="14.66cm" svg:y1="5.559cm" svg:x2="20.841cm" svg:y2="5.559cm">
          <text:p/>
        </draw:line>
        <draw:line draw:style-name="gr32" draw:text-style-name="P21" draw:layer="layout" svg:x1="14.66cm" svg:y1="5.958cm" svg:x2="20.841cm" svg:y2="5.958cm">
          <text:p/>
        </draw:line>
        <draw:line draw:style-name="gr32" draw:text-style-name="P21" draw:layer="layout" svg:x1="14.66cm" svg:y1="6.358cm" svg:x2="20.841cm" svg:y2="6.358cm">
          <text:p/>
        </draw:line>
        <draw:frame draw:style-name="gr102" draw:text-style-name="P27" draw:layer="layout" svg:width="2.782cm" svg:height="0.398cm" svg:x="15.046cm" svg:y="6.4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5cm" svg:x2="27.256cm" svg:y2="7.065cm">
          <text:p/>
        </draw:line>
        <draw:frame draw:style-name="gr102" draw:text-style-name="P27" draw:layer="layout" svg:width="2.782cm" svg:height="0.398cm" svg:x="15.047cm" svg:y="6.4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1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4cm">
          <draw:text-box>
            <text:p text:style-name="P2"><text:span text:style-name="T41">19</text:span></text:p>
          </draw:text-box>
        </draw:frame>
        <draw:frame draw:style-name="gr102" draw:text-style-name="P27" draw:layer="layout" svg:width="2.782cm" svg:height="0.398cm" svg:x="15.046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4cm" svg:x2="27.24cm" svg:y2="7.464cm">
          <text:p/>
        </draw:line>
        <draw:line draw:style-name="gr32" draw:text-style-name="P21" draw:layer="layout" svg:x1="21.06cm" svg:y1="7.863cm" svg:x2="27.241cm" svg:y2="7.863cm">
          <text:p/>
        </draw:line>
        <draw:line draw:style-name="gr32" draw:text-style-name="P21" draw:layer="layout" svg:x1="21.06cm" svg:y1="8.263cm" svg:x2="27.241cm" svg:y2="8.263cm">
          <text:p/>
        </draw:line>
        <draw:line draw:style-name="gr32" draw:text-style-name="P21" draw:layer="layout" svg:x1="21.06cm" svg:y1="8.661cm" svg:x2="27.241cm" svg:y2="8.661cm">
          <text:p/>
        </draw:line>
        <draw:line draw:style-name="gr32" draw:text-style-name="P21" draw:layer="layout" svg:x1="21.06cm" svg:y1="9.061cm" svg:x2="27.241cm" svg:y2="9.061cm">
          <text:p/>
        </draw:line>
        <draw:line draw:style-name="gr32" draw:text-style-name="P21" draw:layer="layout" svg:x1="21.06cm" svg:y1="9.461cm" svg:x2="27.241cm" svg:y2="9.461cm">
          <text:p/>
        </draw:line>
        <draw:line draw:style-name="gr32" draw:text-style-name="P21" draw:layer="layout" svg:x1="21.06cm" svg:y1="9.86cm" svg:x2="27.241cm" svg:y2="9.86cm">
          <text:p/>
        </draw:line>
        <draw:line draw:style-name="gr32" draw:text-style-name="P21" draw:layer="layout" svg:x1="21.06cm" svg:y1="10.259cm" svg:x2="27.241cm" svg:y2="10.259cm">
          <text:p/>
        </draw:line>
        <draw:line draw:style-name="gr32" draw:text-style-name="P21" draw:layer="layout" svg:x1="21.06cm" svg:y1="10.658cm" svg:x2="27.241cm" svg:y2="10.658cm">
          <text:p/>
        </draw:line>
        <draw:line draw:style-name="gr32" draw:text-style-name="P21" draw:layer="layout" svg:x1="21.06cm" svg:y1="11.057cm" svg:x2="27.241cm" svg:y2="11.057cm">
          <text:p/>
        </draw:line>
        <draw:line draw:style-name="gr32" draw:text-style-name="P21" draw:layer="layout" svg:x1="21.06cm" svg:y1="11.457cm" svg:x2="27.241cm" svg:y2="11.457cm">
          <text:p/>
        </draw:line>
        <draw:line draw:style-name="gr32" draw:text-style-name="P38" draw:layer="layout" svg:x1="14.66cm" svg:y1="7.465cm" svg:x2="20.84cm" svg:y2="7.465cm">
          <text:p/>
        </draw:line>
        <draw:line draw:style-name="gr32" draw:text-style-name="P38" draw:layer="layout" svg:x1="14.66cm" svg:y1="7.864cm" svg:x2="20.841cm" svg:y2="7.864cm">
          <text:p/>
        </draw:line>
        <draw:line draw:style-name="gr32" draw:text-style-name="P38" draw:layer="layout" svg:x1="14.66cm" svg:y1="8.264cm" svg:x2="20.841cm" svg:y2="8.264cm">
          <text:p/>
        </draw:line>
        <draw:line draw:style-name="gr32" draw:text-style-name="P38" draw:layer="layout" svg:x1="14.66cm" svg:y1="8.662cm" svg:x2="20.841cm" svg:y2="8.662cm">
          <text:p/>
        </draw:line>
        <draw:line draw:style-name="gr32" draw:text-style-name="P38" draw:layer="layout" svg:x1="14.66cm" svg:y1="9.062cm" svg:x2="20.841cm" svg:y2="9.062cm">
          <text:p/>
        </draw:line>
        <draw:line draw:style-name="gr32" draw:text-style-name="P38" draw:layer="layout" svg:x1="14.66cm" svg:y1="9.462cm" svg:x2="20.841cm" svg:y2="9.462cm">
          <text:p/>
        </draw:line>
        <draw:line draw:style-name="gr32" draw:text-style-name="P38" draw:layer="layout" svg:x1="14.66cm" svg:y1="9.861cm" svg:x2="20.841cm" svg:y2="9.861cm">
          <text:p/>
        </draw:line>
        <draw:line draw:style-name="gr32" draw:text-style-name="P38" draw:layer="layout" svg:x1="14.66cm" svg:y1="10.26cm" svg:x2="20.841cm" svg:y2="10.26cm">
          <text:p/>
        </draw:line>
        <draw:line draw:style-name="gr32" draw:text-style-name="P38" draw:layer="layout" svg:x1="14.66cm" svg:y1="10.659cm" svg:x2="20.841cm" svg:y2="10.659cm">
          <text:p/>
        </draw:line>
        <draw:line draw:style-name="gr32" draw:text-style-name="P38" draw:layer="layout" svg:x1="14.66cm" svg:y1="11.058cm" svg:x2="20.841cm" svg:y2="11.058cm">
          <text:p/>
        </draw:line>
        <draw:line draw:style-name="gr32" draw:text-style-name="P38" draw:layer="layout" svg:x1="14.66cm" svg:y1="11.458cm" svg:x2="20.841cm" svg:y2="11.458cm">
          <text:p/>
        </draw:line>
        <draw:frame draw:style-name="gr102" draw:text-style-name="P27" draw:layer="layout" svg:width="2.782cm" svg:height="0.398cm" svg:x="15.04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5cm" svg:x2="27.256cm" svg:y2="12.165cm">
          <text:p/>
        </draw:line>
        <draw:frame draw:style-name="gr102" draw:text-style-name="P27" draw:layer="layout" svg:width="2.782cm" svg:height="0.398cm" svg:x="15.047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1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04" draw:text-style-name="P34" draw:layer="layout" svg:width="0.557cm" svg:height="0.687cm" svg:x="14.615cm" svg:y="11.614cm">
          <draw:text-box>
            <text:p text:style-name="P2"><text:span text:style-name="T41">20</text:span></text:p>
          </draw:text-box>
        </draw:frame>
        <draw:line draw:style-name="gr32" draw:text-style-name="P21" draw:layer="layout" svg:x1="21.06cm" svg:y1="12.564cm" svg:x2="27.24cm" svg:y2="12.564cm">
          <text:p/>
        </draw:line>
        <draw:line draw:style-name="gr32" draw:text-style-name="P21" draw:layer="layout" svg:x1="21.06cm" svg:y1="12.963cm" svg:x2="27.241cm" svg:y2="12.963cm">
          <text:p/>
        </draw:line>
        <draw:line draw:style-name="gr32" draw:text-style-name="P21" draw:layer="layout" svg:x1="21.06cm" svg:y1="13.363cm" svg:x2="27.241cm" svg:y2="13.363cm">
          <text:p/>
        </draw:line>
        <draw:line draw:style-name="gr32" draw:text-style-name="P21" draw:layer="layout" svg:x1="21.06cm" svg:y1="13.761cm" svg:x2="27.241cm" svg:y2="13.761cm">
          <text:p/>
        </draw:line>
        <draw:line draw:style-name="gr32" draw:text-style-name="P21" draw:layer="layout" svg:x1="21.06cm" svg:y1="14.161cm" svg:x2="27.241cm" svg:y2="14.161cm">
          <text:p/>
        </draw:line>
        <draw:line draw:style-name="gr32" draw:text-style-name="P21" draw:layer="layout" svg:x1="21.06cm" svg:y1="14.561cm" svg:x2="27.241cm" svg:y2="14.561cm">
          <text:p/>
        </draw:line>
        <draw:line draw:style-name="gr32" draw:text-style-name="P21" draw:layer="layout" svg:x1="21.06cm" svg:y1="14.96cm" svg:x2="27.241cm" svg:y2="14.96cm">
          <text:p/>
        </draw:line>
        <draw:line draw:style-name="gr32" draw:text-style-name="P21" draw:layer="layout" svg:x1="21.06cm" svg:y1="15.359cm" svg:x2="27.241cm" svg:y2="15.359cm">
          <text:p/>
        </draw:line>
        <draw:line draw:style-name="gr32" draw:text-style-name="P21" draw:layer="layout" svg:x1="21.06cm" svg:y1="15.758cm" svg:x2="27.241cm" svg:y2="15.758cm">
          <text:p/>
        </draw:line>
        <draw:line draw:style-name="gr32" draw:text-style-name="P21" draw:layer="layout" svg:x1="21.06cm" svg:y1="16.157cm" svg:x2="27.241cm" svg:y2="16.157cm">
          <text:p/>
        </draw:line>
        <draw:line draw:style-name="gr32" draw:text-style-name="P39" draw:layer="layout" svg:x1="14.66cm" svg:y1="12.565cm" svg:x2="20.84cm" svg:y2="12.565cm">
          <text:p/>
        </draw:line>
        <draw:line draw:style-name="gr32" draw:text-style-name="P39" draw:layer="layout" svg:x1="14.66cm" svg:y1="12.964cm" svg:x2="20.841cm" svg:y2="12.964cm">
          <text:p/>
        </draw:line>
        <draw:line draw:style-name="gr32" draw:text-style-name="P39" draw:layer="layout" svg:x1="14.66cm" svg:y1="13.364cm" svg:x2="20.841cm" svg:y2="13.364cm">
          <text:p/>
        </draw:line>
        <draw:line draw:style-name="gr32" draw:text-style-name="P39" draw:layer="layout" svg:x1="14.66cm" svg:y1="13.762cm" svg:x2="20.841cm" svg:y2="13.762cm">
          <text:p/>
        </draw:line>
        <draw:line draw:style-name="gr32" draw:text-style-name="P39" draw:layer="layout" svg:x1="14.66cm" svg:y1="14.162cm" svg:x2="20.841cm" svg:y2="14.162cm">
          <text:p/>
        </draw:line>
        <draw:line draw:style-name="gr32" draw:text-style-name="P39" draw:layer="layout" svg:x1="14.66cm" svg:y1="14.562cm" svg:x2="20.841cm" svg:y2="14.562cm">
          <text:p/>
        </draw:line>
        <draw:line draw:style-name="gr32" draw:text-style-name="P39" draw:layer="layout" svg:x1="14.66cm" svg:y1="14.961cm" svg:x2="20.841cm" svg:y2="14.961cm">
          <text:p/>
        </draw:line>
        <draw:line draw:style-name="gr32" draw:text-style-name="P39" draw:layer="layout" svg:x1="14.66cm" svg:y1="15.36cm" svg:x2="20.841cm" svg:y2="15.36cm">
          <text:p/>
        </draw:line>
        <draw:line draw:style-name="gr32" draw:text-style-name="P39" draw:layer="layout" svg:x1="14.66cm" svg:y1="15.759cm" svg:x2="20.841cm" svg:y2="15.759cm">
          <text:p/>
        </draw:line>
        <draw:line draw:style-name="gr32" draw:text-style-name="P39" draw:layer="layout" svg:x1="14.66cm" svg:y1="16.158cm" svg:x2="20.841cm" svg:y2="16.158cm">
          <text:p/>
        </draw:line>
        <draw:frame draw:style-name="gr107" draw:text-style-name="P22" draw:layer="layout" svg:width="1.836cm" svg:height="0.533cm" svg:x="22.043cm" svg:y="11.612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5cm">
          <draw:text-box>
            <text:p text:style-name="P2"><text:span text:style-name="T41">21</text:span></text:p>
          </draw:text-box>
        </draw:frame>
        <draw:frame draw:style-name="gr109" draw:text-style-name="P40" draw:layer="layout" svg:width="1.211cm" svg:height="0.517cm" svg:x="14.667cm" svg:y="17.008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4cm" svg:x2="20.842cm" svg:y2="16.554cm">
          <text:p/>
        </draw:line>
        <draw:line draw:style-name="gr32" draw:text-style-name="P21" draw:layer="layout" svg:x1="21.061cm" svg:y1="16.554cm" svg:x2="27.242cm" svg:y2="16.554cm">
          <text:p/>
        </draw:line>
        <draw:frame draw:style-name="gr110" draw:text-style-name="P41" draw:layer="layout" svg:width="0.855cm" svg:height="0.408cm" svg:x="14.71cm" svg:y="2.135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5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4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4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2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2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1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3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29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29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8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3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3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1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1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3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29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8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8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7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4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3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3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1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1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4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39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8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8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7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1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1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3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29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8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8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7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1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1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3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29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8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8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7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5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5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4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4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2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2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1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4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39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39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8cm">
          <draw:text-box>
            <text:p text:style-name="P2"><text:span text:style-name="T43">18:00</text:span></text:p>
          </draw:text-box>
        </draw:frame>
        <draw:custom-shape draw:style-name="gr120" draw:text-style-name="P42" draw:layer="layout" svg:width="3.461cm" svg:height="0.348cm" svg:x="23.667cm" svg:y="19.3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43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72cm" svg:y="17.007cm">
          <draw:text-box>
            <text:p text:style-name="P2"><text:span text:style-name="T42">Fe</text:span><text:span text:style-name="T42">br</text:span><text:span text:style-name="T42">er</text:span><text:span text:style-name="T42">o</text:span></text:p>
          </draw:text-box>
        </draw:frame>
        <draw:line draw:style-name="gr32" draw:text-style-name="P21" draw:layer="layout" svg:x1="23.747cm" svg:y1="18.082cm" svg:x2="27.029cm" svg:y2="18.082cm">
          <text:p/>
        </draw:line>
        <draw:frame draw:style-name="gr124" draw:text-style-name="P43" draw:layer="layout" svg:width="0.198cm" svg:height="0.298cm" svg:x="25.849cm" svg:y="18.378cm">
          <draw:text-box>
            <text:p text:style-name="P2"><text:span text:style-name="T44">5</text:span></text:p>
          </draw:text-box>
        </draw:frame>
        <draw:frame draw:style-name="gr124" draw:text-style-name="P43" draw:layer="layout" svg:width="0.198cm" svg:height="0.298cm" svg:x="26.362cm" svg:y="18.378cm">
          <draw:text-box>
            <text:p text:style-name="P2"><text:span text:style-name="T44">6</text:span></text:p>
          </draw:text-box>
        </draw:frame>
        <draw:frame draw:style-name="gr124" draw:text-style-name="P43" draw:layer="layout" svg:width="0.198cm" svg:height="0.298cm" svg:x="26.883cm" svg:y="18.378cm">
          <draw:text-box>
            <text:p text:style-name="P2"><text:span text:style-name="T44">7</text:span></text:p>
          </draw:text-box>
        </draw:frame>
        <draw:frame draw:style-name="gr124" draw:text-style-name="P43" draw:layer="layout" svg:width="0.198cm" svg:height="0.298cm" svg:x="23.796cm" svg:y="18.894cm">
          <draw:text-box>
            <text:p text:style-name="P2"><text:span text:style-name="T44">8</text:span></text:p>
          </draw:text-box>
        </draw:frame>
        <draw:frame draw:style-name="gr124" draw:text-style-name="P43" draw:layer="layout" svg:width="0.198cm" svg:height="0.298cm" svg:x="24.309cm" svg:y="18.894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4.786cm" svg:y="18.894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5.327cm" svg:y="18.894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5.816cm" svg:y="18.894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6.332cm" svg:y="18.894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6.845cm" svg:y="18.894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3.761cm" svg:y="19.411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4.275cm" svg:y="19.411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4.796cm" svg:y="19.411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5.302cm" svg:y="19.41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5.815cm" svg:y="19.411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6.302cm" svg:y="19.411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6.842cm" svg:y="19.411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3.737cm" svg:y="19.93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4.253cm" svg:y="19.93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4.767cm" svg:y="19.93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5.277cm" svg:y="19.93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5.79cm" svg:y="19.93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6.311cm" svg:y="19.93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6.819cm" svg:y="19.93cm">
          <draw:text-box>
            <text:p text:style-name="P2"><text:span text:style-name="T44">28</text:span></text:p>
          </draw:text-box>
        </draw:frame>
        <draw:frame draw:style-name="gr124" draw:text-style-name="P43" draw:layer="layout" svg:width="0.198cm" svg:height="0.298cm" svg:x="23.796cm" svg:y="18.383cm">
          <draw:text-box>
            <text:p text:style-name="P2"><text:span text:style-name="T44">1</text:span></text:p>
          </draw:text-box>
        </draw:frame>
        <draw:frame draw:style-name="gr124" draw:text-style-name="P43" draw:layer="layout" svg:width="0.198cm" svg:height="0.298cm" svg:x="24.309cm" svg:y="18.383cm">
          <draw:text-box>
            <text:p text:style-name="P2"><text:span text:style-name="T44">2</text:span></text:p>
          </draw:text-box>
        </draw:frame>
        <draw:frame draw:style-name="gr125" draw:text-style-name="P43" draw:layer="layout" svg:width="0.257cm" svg:height="0.298cm" svg:x="24.786cm" svg:y="18.383cm">
          <draw:text-box>
            <text:p text:style-name="P2"><text:span text:style-name="T44">3</text:span></text:p>
          </draw:text-box>
        </draw:frame>
        <draw:frame draw:style-name="gr125" draw:text-style-name="P43" draw:layer="layout" svg:width="0.257cm" svg:height="0.298cm" svg:x="25.327cm" svg:y="18.383cm">
          <draw:text-box>
            <text:p text:style-name="P2"><text:span text:style-name="T44">4</text:span></text:p>
          </draw:text-box>
        </draw:frame>
      </draw:page>
      <draw:page draw:name="page23" draw:style-name="dp1" draw:master-page-name="master-page34">
        <draw:frame draw:style-name="gr126" draw:text-style-name="P27" draw:layer="layout" svg:width="2.869cm" svg:height="0.398cm" svg:x="1.365cm" svg:y="1.3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45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46"><text:span text:style-name="T41">15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47"><text:span text:style-name="T30">F</text:span><text:span text:style-name="T30">E</text:span><text:span text:style-name="T30">B</text:span><text:span text:style-name="T30">R</text:span><text:span text:style-name="T30">E</text:span><text:span text:style-name="T30">R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48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45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46"><text:span text:style-name="T41">16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45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46"><text:span text:style-name="T41">17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48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45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49"><text:span text:style-name="T40">Se</text:span><text:span text:style-name="T40">m</text:span><text:span text:style-name="T40">an</text:span><text:span text:style-name="T40">a </text:span><text:span text:style-name="T40">7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48"><text:span text:style-name="T43">13:00</text:span></text:p>
          </draw:text-box>
        </draw:frame>
        <draw:custom-shape draw:style-name="gr101" draw:text-style-name="P28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2cm" svg:x2="23.46cm" svg:y2="17.262cm">
          <text:p/>
        </draw:line>
        <draw:line draw:style-name="gr32" draw:text-style-name="P21" draw:layer="layout" svg:x1="14cm" svg:y1="17.662cm" svg:x2="23.46cm" svg:y2="17.662cm">
          <text:p/>
        </draw:line>
        <draw:line draw:style-name="gr32" draw:text-style-name="P21" draw:layer="layout" svg:x1="14cm" svg:y1="18.06cm" svg:x2="23.46cm" svg:y2="18.06cm">
          <text:p/>
        </draw:line>
        <draw:line draw:style-name="gr32" draw:text-style-name="P21" draw:layer="layout" svg:x1="14cm" svg:y1="18.46cm" svg:x2="23.46cm" svg:y2="18.46cm">
          <text:p/>
        </draw:line>
        <draw:line draw:style-name="gr32" draw:text-style-name="P21" draw:layer="layout" svg:x1="14cm" svg:y1="18.86cm" svg:x2="23.46cm" svg:y2="18.86cm">
          <text:p/>
        </draw:line>
        <draw:line draw:style-name="gr32" draw:text-style-name="P21" draw:layer="layout" svg:x1="14cm" svg:y1="19.259cm" svg:x2="23.46cm" svg:y2="19.259cm">
          <text:p/>
        </draw:line>
        <draw:line draw:style-name="gr32" draw:text-style-name="P21" draw:layer="layout" svg:x1="14cm" svg:y1="19.658cm" svg:x2="23.46cm" svg:y2="19.658cm">
          <text:p/>
        </draw:line>
        <draw:line draw:style-name="gr32" draw:text-style-name="P21" draw:layer="layout" svg:x1="14cm" svg:y1="20.057cm" svg:x2="23.46cm" svg:y2="20.057cm">
          <text:p/>
        </draw:line>
        <draw:line draw:style-name="gr32" draw:text-style-name="P21" draw:layer="layout" svg:x1="14cm" svg:y1="20.456cm" svg:x2="23.46cm" svg:y2="20.456cm">
          <text:p/>
        </draw:line>
        <draw:frame draw:style-name="gr102" draw:text-style-name="P27" draw:layer="layout" svg:width="2.782cm" svg:height="0.398cm" svg:x="15.046cm" svg:y="1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4cm" svg:x2="27.256cm" svg:y2="1.964cm">
          <text:p/>
        </draw:line>
        <draw:frame draw:style-name="gr102" draw:text-style-name="P27" draw:layer="layout" svg:width="2.782cm" svg:height="0.398cm" svg:x="15.047cm" svg:y="1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3cm">
          <draw:text-box>
            <text:p text:style-name="P2"><text:span text:style-name="T41">4</text:span></text:p>
          </draw:text-box>
        </draw:frame>
        <draw:frame draw:style-name="gr105" draw:text-style-name="P36" draw:layer="layout" svg:width="1.543cm" svg:height="1.729cm" svg:x="25.56cm" svg:y="0.7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3cm" svg:x2="27.24cm" svg:y2="2.363cm">
          <text:p/>
        </draw:line>
        <draw:line draw:style-name="gr32" draw:text-style-name="P21" draw:layer="layout" svg:x1="21.06cm" svg:y1="2.762cm" svg:x2="27.241cm" svg:y2="2.762cm">
          <text:p/>
        </draw:line>
        <draw:line draw:style-name="gr32" draw:text-style-name="P21" draw:layer="layout" svg:x1="21.06cm" svg:y1="3.162cm" svg:x2="27.241cm" svg:y2="3.162cm">
          <text:p/>
        </draw:line>
        <draw:line draw:style-name="gr32" draw:text-style-name="P21" draw:layer="layout" svg:x1="21.06cm" svg:y1="3.56cm" svg:x2="27.241cm" svg:y2="3.56cm">
          <text:p/>
        </draw:line>
        <draw:line draw:style-name="gr32" draw:text-style-name="P21" draw:layer="layout" svg:x1="21.06cm" svg:y1="3.96cm" svg:x2="27.241cm" svg:y2="3.96cm">
          <text:p/>
        </draw:line>
        <draw:line draw:style-name="gr32" draw:text-style-name="P21" draw:layer="layout" svg:x1="21.06cm" svg:y1="4.36cm" svg:x2="27.241cm" svg:y2="4.36cm">
          <text:p/>
        </draw:line>
        <draw:line draw:style-name="gr32" draw:text-style-name="P21" draw:layer="layout" svg:x1="21.06cm" svg:y1="4.759cm" svg:x2="27.241cm" svg:y2="4.759cm">
          <text:p/>
        </draw:line>
        <draw:line draw:style-name="gr32" draw:text-style-name="P21" draw:layer="layout" svg:x1="21.06cm" svg:y1="5.158cm" svg:x2="27.241cm" svg:y2="5.158cm">
          <text:p/>
        </draw:line>
        <draw:line draw:style-name="gr32" draw:text-style-name="P21" draw:layer="layout" svg:x1="21.06cm" svg:y1="5.557cm" svg:x2="27.241cm" svg:y2="5.557cm">
          <text:p/>
        </draw:line>
        <draw:line draw:style-name="gr32" draw:text-style-name="P21" draw:layer="layout" svg:x1="21.06cm" svg:y1="5.956cm" svg:x2="27.241cm" svg:y2="5.956cm">
          <text:p/>
        </draw:line>
        <draw:line draw:style-name="gr32" draw:text-style-name="P21" draw:layer="layout" svg:x1="21.06cm" svg:y1="6.356cm" svg:x2="27.241cm" svg:y2="6.356cm">
          <text:p/>
        </draw:line>
        <draw:line draw:style-name="gr32" draw:text-style-name="P21" draw:layer="layout" svg:x1="14.66cm" svg:y1="2.364cm" svg:x2="20.84cm" svg:y2="2.364cm">
          <text:p/>
        </draw:line>
        <draw:line draw:style-name="gr32" draw:text-style-name="P21" draw:layer="layout" svg:x1="14.66cm" svg:y1="2.763cm" svg:x2="20.841cm" svg:y2="2.763cm">
          <text:p/>
        </draw:line>
        <draw:line draw:style-name="gr32" draw:text-style-name="P21" draw:layer="layout" svg:x1="14.66cm" svg:y1="3.163cm" svg:x2="20.841cm" svg:y2="3.163cm">
          <text:p/>
        </draw:line>
        <draw:line draw:style-name="gr32" draw:text-style-name="P21" draw:layer="layout" svg:x1="14.66cm" svg:y1="3.561cm" svg:x2="20.841cm" svg:y2="3.561cm">
          <text:p/>
        </draw:line>
        <draw:line draw:style-name="gr32" draw:text-style-name="P21" draw:layer="layout" svg:x1="14.66cm" svg:y1="3.961cm" svg:x2="20.841cm" svg:y2="3.961cm">
          <text:p/>
        </draw:line>
        <draw:line draw:style-name="gr32" draw:text-style-name="P21" draw:layer="layout" svg:x1="14.66cm" svg:y1="4.361cm" svg:x2="20.841cm" svg:y2="4.361cm">
          <text:p/>
        </draw:line>
        <draw:line draw:style-name="gr32" draw:text-style-name="P21" draw:layer="layout" svg:x1="14.66cm" svg:y1="4.76cm" svg:x2="20.841cm" svg:y2="4.76cm">
          <text:p/>
        </draw:line>
        <draw:line draw:style-name="gr32" draw:text-style-name="P21" draw:layer="layout" svg:x1="14.66cm" svg:y1="5.159cm" svg:x2="20.841cm" svg:y2="5.159cm">
          <text:p/>
        </draw:line>
        <draw:line draw:style-name="gr32" draw:text-style-name="P21" draw:layer="layout" svg:x1="14.66cm" svg:y1="5.558cm" svg:x2="20.841cm" svg:y2="5.558cm">
          <text:p/>
        </draw:line>
        <draw:line draw:style-name="gr32" draw:text-style-name="P21" draw:layer="layout" svg:x1="14.66cm" svg:y1="5.957cm" svg:x2="20.841cm" svg:y2="5.957cm">
          <text:p/>
        </draw:line>
        <draw:line draw:style-name="gr32" draw:text-style-name="P21" draw:layer="layout" svg:x1="14.66cm" svg:y1="6.357cm" svg:x2="20.841cm" svg:y2="6.357cm">
          <text:p/>
        </draw:line>
        <draw:frame draw:style-name="gr102" draw:text-style-name="P27" draw:layer="layout" svg:width="2.782cm" svg:height="0.398cm" svg:x="15.046cm" svg:y="6.4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4cm" svg:x2="27.256cm" svg:y2="7.064cm">
          <text:p/>
        </draw:line>
        <draw:frame draw:style-name="gr102" draw:text-style-name="P27" draw:layer="layout" svg:width="2.782cm" svg:height="0.398cm" svg:x="15.047cm" svg:y="6.4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3cm">
          <draw:text-box>
            <text:p text:style-name="P2"><text:span text:style-name="T41">5</text:span></text:p>
          </draw:text-box>
        </draw:frame>
        <draw:frame draw:style-name="gr102" draw:text-style-name="P27" draw:layer="layout" svg:width="2.782cm" svg:height="0.398cm" svg:x="15.04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3cm" svg:x2="27.24cm" svg:y2="7.463cm">
          <text:p/>
        </draw:line>
        <draw:line draw:style-name="gr32" draw:text-style-name="P21" draw:layer="layout" svg:x1="21.06cm" svg:y1="7.862cm" svg:x2="27.241cm" svg:y2="7.862cm">
          <text:p/>
        </draw:line>
        <draw:line draw:style-name="gr32" draw:text-style-name="P21" draw:layer="layout" svg:x1="21.06cm" svg:y1="8.262cm" svg:x2="27.241cm" svg:y2="8.262cm">
          <text:p/>
        </draw:line>
        <draw:line draw:style-name="gr32" draw:text-style-name="P21" draw:layer="layout" svg:x1="21.06cm" svg:y1="8.66cm" svg:x2="27.241cm" svg:y2="8.66cm">
          <text:p/>
        </draw:line>
        <draw:line draw:style-name="gr32" draw:text-style-name="P21" draw:layer="layout" svg:x1="21.06cm" svg:y1="9.06cm" svg:x2="27.241cm" svg:y2="9.06cm">
          <text:p/>
        </draw:line>
        <draw:line draw:style-name="gr32" draw:text-style-name="P21" draw:layer="layout" svg:x1="21.06cm" svg:y1="9.46cm" svg:x2="27.241cm" svg:y2="9.46cm">
          <text:p/>
        </draw:line>
        <draw:line draw:style-name="gr32" draw:text-style-name="P21" draw:layer="layout" svg:x1="21.06cm" svg:y1="9.859cm" svg:x2="27.241cm" svg:y2="9.859cm">
          <text:p/>
        </draw:line>
        <draw:line draw:style-name="gr32" draw:text-style-name="P21" draw:layer="layout" svg:x1="21.06cm" svg:y1="10.258cm" svg:x2="27.241cm" svg:y2="10.258cm">
          <text:p/>
        </draw:line>
        <draw:line draw:style-name="gr32" draw:text-style-name="P21" draw:layer="layout" svg:x1="21.06cm" svg:y1="10.657cm" svg:x2="27.241cm" svg:y2="10.657cm">
          <text:p/>
        </draw:line>
        <draw:line draw:style-name="gr32" draw:text-style-name="P21" draw:layer="layout" svg:x1="21.06cm" svg:y1="11.056cm" svg:x2="27.241cm" svg:y2="11.056cm">
          <text:p/>
        </draw:line>
        <draw:line draw:style-name="gr32" draw:text-style-name="P21" draw:layer="layout" svg:x1="21.06cm" svg:y1="11.456cm" svg:x2="27.241cm" svg:y2="11.456cm">
          <text:p/>
        </draw:line>
        <draw:line draw:style-name="gr32" draw:text-style-name="P38" draw:layer="layout" svg:x1="14.66cm" svg:y1="7.464cm" svg:x2="20.84cm" svg:y2="7.464cm">
          <text:p/>
        </draw:line>
        <draw:line draw:style-name="gr32" draw:text-style-name="P38" draw:layer="layout" svg:x1="14.66cm" svg:y1="7.863cm" svg:x2="20.841cm" svg:y2="7.863cm">
          <text:p/>
        </draw:line>
        <draw:line draw:style-name="gr32" draw:text-style-name="P38" draw:layer="layout" svg:x1="14.66cm" svg:y1="8.263cm" svg:x2="20.841cm" svg:y2="8.263cm">
          <text:p/>
        </draw:line>
        <draw:line draw:style-name="gr32" draw:text-style-name="P38" draw:layer="layout" svg:x1="14.66cm" svg:y1="8.661cm" svg:x2="20.841cm" svg:y2="8.661cm">
          <text:p/>
        </draw:line>
        <draw:line draw:style-name="gr32" draw:text-style-name="P38" draw:layer="layout" svg:x1="14.66cm" svg:y1="9.061cm" svg:x2="20.841cm" svg:y2="9.061cm">
          <text:p/>
        </draw:line>
        <draw:line draw:style-name="gr32" draw:text-style-name="P38" draw:layer="layout" svg:x1="14.66cm" svg:y1="9.461cm" svg:x2="20.841cm" svg:y2="9.461cm">
          <text:p/>
        </draw:line>
        <draw:line draw:style-name="gr32" draw:text-style-name="P38" draw:layer="layout" svg:x1="14.66cm" svg:y1="9.86cm" svg:x2="20.841cm" svg:y2="9.86cm">
          <text:p/>
        </draw:line>
        <draw:line draw:style-name="gr32" draw:text-style-name="P38" draw:layer="layout" svg:x1="14.66cm" svg:y1="10.259cm" svg:x2="20.841cm" svg:y2="10.259cm">
          <text:p/>
        </draw:line>
        <draw:line draw:style-name="gr32" draw:text-style-name="P38" draw:layer="layout" svg:x1="14.66cm" svg:y1="10.658cm" svg:x2="20.841cm" svg:y2="10.658cm">
          <text:p/>
        </draw:line>
        <draw:line draw:style-name="gr32" draw:text-style-name="P38" draw:layer="layout" svg:x1="14.66cm" svg:y1="11.057cm" svg:x2="20.841cm" svg:y2="11.057cm">
          <text:p/>
        </draw:line>
        <draw:line draw:style-name="gr32" draw:text-style-name="P38" draw:layer="layout" svg:x1="14.66cm" svg:y1="11.457cm" svg:x2="20.841cm" svg:y2="11.457cm">
          <text:p/>
        </draw:line>
        <draw:frame draw:style-name="gr102" draw:text-style-name="P27" draw:layer="layout" svg:width="2.782cm" svg:height="0.398cm" svg:x="15.046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4cm" svg:x2="27.256cm" svg:y2="12.164cm">
          <text:p/>
        </draw:line>
        <draw:frame draw:style-name="gr102" draw:text-style-name="P27" draw:layer="layout" svg:width="2.782cm" svg:height="0.398cm" svg:x="15.047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5cm" svg:y="11.613cm">
          <draw:text-box>
            <text:p text:style-name="P2"><text:span text:style-name="T41">6</text:span></text:p>
          </draw:text-box>
        </draw:frame>
        <draw:line draw:style-name="gr32" draw:text-style-name="P21" draw:layer="layout" svg:x1="21.06cm" svg:y1="12.563cm" svg:x2="27.24cm" svg:y2="12.563cm">
          <text:p/>
        </draw:line>
        <draw:line draw:style-name="gr32" draw:text-style-name="P21" draw:layer="layout" svg:x1="21.06cm" svg:y1="12.962cm" svg:x2="27.241cm" svg:y2="12.962cm">
          <text:p/>
        </draw:line>
        <draw:line draw:style-name="gr32" draw:text-style-name="P21" draw:layer="layout" svg:x1="21.06cm" svg:y1="13.362cm" svg:x2="27.241cm" svg:y2="13.362cm">
          <text:p/>
        </draw:line>
        <draw:line draw:style-name="gr32" draw:text-style-name="P21" draw:layer="layout" svg:x1="21.06cm" svg:y1="13.76cm" svg:x2="27.241cm" svg:y2="13.76cm">
          <text:p/>
        </draw:line>
        <draw:line draw:style-name="gr32" draw:text-style-name="P21" draw:layer="layout" svg:x1="21.06cm" svg:y1="14.16cm" svg:x2="27.241cm" svg:y2="14.16cm">
          <text:p/>
        </draw:line>
        <draw:line draw:style-name="gr32" draw:text-style-name="P21" draw:layer="layout" svg:x1="21.06cm" svg:y1="14.56cm" svg:x2="27.241cm" svg:y2="14.56cm">
          <text:p/>
        </draw:line>
        <draw:line draw:style-name="gr32" draw:text-style-name="P21" draw:layer="layout" svg:x1="21.06cm" svg:y1="14.959cm" svg:x2="27.241cm" svg:y2="14.959cm">
          <text:p/>
        </draw:line>
        <draw:line draw:style-name="gr32" draw:text-style-name="P21" draw:layer="layout" svg:x1="21.06cm" svg:y1="15.358cm" svg:x2="27.241cm" svg:y2="15.358cm">
          <text:p/>
        </draw:line>
        <draw:line draw:style-name="gr32" draw:text-style-name="P21" draw:layer="layout" svg:x1="21.06cm" svg:y1="15.757cm" svg:x2="27.241cm" svg:y2="15.757cm">
          <text:p/>
        </draw:line>
        <draw:line draw:style-name="gr32" draw:text-style-name="P21" draw:layer="layout" svg:x1="21.06cm" svg:y1="16.156cm" svg:x2="27.241cm" svg:y2="16.156cm">
          <text:p/>
        </draw:line>
        <draw:line draw:style-name="gr32" draw:text-style-name="P39" draw:layer="layout" svg:x1="14.66cm" svg:y1="12.564cm" svg:x2="20.84cm" svg:y2="12.564cm">
          <text:p/>
        </draw:line>
        <draw:line draw:style-name="gr32" draw:text-style-name="P39" draw:layer="layout" svg:x1="14.66cm" svg:y1="12.963cm" svg:x2="20.841cm" svg:y2="12.963cm">
          <text:p/>
        </draw:line>
        <draw:line draw:style-name="gr32" draw:text-style-name="P39" draw:layer="layout" svg:x1="14.66cm" svg:y1="13.363cm" svg:x2="20.841cm" svg:y2="13.363cm">
          <text:p/>
        </draw:line>
        <draw:line draw:style-name="gr32" draw:text-style-name="P39" draw:layer="layout" svg:x1="14.66cm" svg:y1="13.761cm" svg:x2="20.841cm" svg:y2="13.761cm">
          <text:p/>
        </draw:line>
        <draw:line draw:style-name="gr32" draw:text-style-name="P39" draw:layer="layout" svg:x1="14.66cm" svg:y1="14.161cm" svg:x2="20.841cm" svg:y2="14.161cm">
          <text:p/>
        </draw:line>
        <draw:line draw:style-name="gr32" draw:text-style-name="P39" draw:layer="layout" svg:x1="14.66cm" svg:y1="14.561cm" svg:x2="20.841cm" svg:y2="14.561cm">
          <text:p/>
        </draw:line>
        <draw:line draw:style-name="gr32" draw:text-style-name="P39" draw:layer="layout" svg:x1="14.66cm" svg:y1="14.96cm" svg:x2="20.841cm" svg:y2="14.96cm">
          <text:p/>
        </draw:line>
        <draw:line draw:style-name="gr32" draw:text-style-name="P39" draw:layer="layout" svg:x1="14.66cm" svg:y1="15.359cm" svg:x2="20.841cm" svg:y2="15.359cm">
          <text:p/>
        </draw:line>
        <draw:line draw:style-name="gr32" draw:text-style-name="P39" draw:layer="layout" svg:x1="14.66cm" svg:y1="15.758cm" svg:x2="20.841cm" svg:y2="15.758cm">
          <text:p/>
        </draw:line>
        <draw:line draw:style-name="gr32" draw:text-style-name="P39" draw:layer="layout" svg:x1="14.66cm" svg:y1="16.157cm" svg:x2="20.841cm" svg:y2="16.157cm">
          <text:p/>
        </draw:line>
        <draw:frame draw:style-name="gr107" draw:text-style-name="P22" draw:layer="layout" svg:width="1.836cm" svg:height="0.533cm" svg:x="22.043cm" svg:y="11.611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4cm">
          <draw:text-box>
            <text:p text:style-name="P2"><text:span text:style-name="T41">7</text:span></text:p>
          </draw:text-box>
        </draw:frame>
        <draw:frame draw:style-name="gr109" draw:text-style-name="P40" draw:layer="layout" svg:width="1.211cm" svg:height="0.517cm" svg:x="14.667cm" svg:y="17.007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3cm" svg:x2="20.842cm" svg:y2="16.553cm">
          <text:p/>
        </draw:line>
        <draw:line draw:style-name="gr32" draw:text-style-name="P21" draw:layer="layout" svg:x1="21.061cm" svg:y1="16.553cm" svg:x2="27.242cm" svg:y2="16.553cm">
          <text:p/>
        </draw:line>
        <draw:frame draw:style-name="gr110" draw:text-style-name="P41" draw:layer="layout" svg:width="0.855cm" svg:height="0.408cm" svg:x="14.71cm" svg:y="2.1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3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3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1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1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29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28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28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7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2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2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29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28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7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7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6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3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2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2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39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38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7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7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6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4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3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3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1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1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39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38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38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7cm">
          <draw:text-box>
            <text:p text:style-name="P2"><text:span text:style-name="T43">18:00</text:span></text:p>
          </draw:text-box>
        </draw:frame>
        <draw:frame draw:style-name="gr121" draw:text-style-name="P43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line draw:style-name="gr32" draw:text-style-name="P21" draw:layer="layout" svg:x1="23.747cm" svg:y1="18.082cm" svg:x2="27.029cm" svg:y2="18.082cm">
          <text:p/>
        </draw:line>
        <draw:custom-shape draw:style-name="gr120" draw:text-style-name="P42" draw:layer="layout" svg:width="3.461cm" svg:height="0.348cm" svg:x="23.667cm" svg:y="18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43" draw:layer="layout" svg:width="0.198cm" svg:height="0.298cm" svg:x="25.849cm" svg:y="18.378cm">
          <draw:text-box>
            <text:p text:style-name="P2"><text:span text:style-name="T44">5</text:span></text:p>
          </draw:text-box>
        </draw:frame>
        <draw:frame draw:style-name="gr124" draw:text-style-name="P43" draw:layer="layout" svg:width="0.198cm" svg:height="0.298cm" svg:x="26.362cm" svg:y="18.378cm">
          <draw:text-box>
            <text:p text:style-name="P2"><text:span text:style-name="T44">6</text:span></text:p>
          </draw:text-box>
        </draw:frame>
        <draw:frame draw:style-name="gr124" draw:text-style-name="P43" draw:layer="layout" svg:width="0.198cm" svg:height="0.298cm" svg:x="26.883cm" svg:y="18.378cm">
          <draw:text-box>
            <text:p text:style-name="P2"><text:span text:style-name="T44">7</text:span></text:p>
          </draw:text-box>
        </draw:frame>
        <draw:frame draw:style-name="gr124" draw:text-style-name="P43" draw:layer="layout" svg:width="0.198cm" svg:height="0.298cm" svg:x="23.796cm" svg:y="18.894cm">
          <draw:text-box>
            <text:p text:style-name="P2"><text:span text:style-name="T44">8</text:span></text:p>
          </draw:text-box>
        </draw:frame>
        <draw:frame draw:style-name="gr124" draw:text-style-name="P43" draw:layer="layout" svg:width="0.198cm" svg:height="0.298cm" svg:x="24.309cm" svg:y="18.894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4.786cm" svg:y="18.894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5.327cm" svg:y="18.894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5.816cm" svg:y="18.894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6.332cm" svg:y="18.894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6.845cm" svg:y="18.894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3.761cm" svg:y="19.411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4.275cm" svg:y="19.411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4.796cm" svg:y="19.411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5.302cm" svg:y="19.41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5.815cm" svg:y="19.411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6.302cm" svg:y="19.411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6.842cm" svg:y="19.411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3.737cm" svg:y="19.93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4.253cm" svg:y="19.93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4.767cm" svg:y="19.93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5.277cm" svg:y="19.93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5.79cm" svg:y="19.93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6.311cm" svg:y="19.93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6.819cm" svg:y="19.93cm">
          <draw:text-box>
            <text:p text:style-name="P2"><text:span text:style-name="T44">28</text:span></text:p>
          </draw:text-box>
        </draw:frame>
        <draw:frame draw:style-name="gr124" draw:text-style-name="P43" draw:layer="layout" svg:width="0.198cm" svg:height="0.298cm" svg:x="23.796cm" svg:y="18.383cm">
          <draw:text-box>
            <text:p text:style-name="P2"><text:span text:style-name="T44">1</text:span></text:p>
          </draw:text-box>
        </draw:frame>
        <draw:frame draw:style-name="gr124" draw:text-style-name="P43" draw:layer="layout" svg:width="0.198cm" svg:height="0.298cm" svg:x="24.309cm" svg:y="18.383cm">
          <draw:text-box>
            <text:p text:style-name="P2"><text:span text:style-name="T44">2</text:span></text:p>
          </draw:text-box>
        </draw:frame>
        <draw:frame draw:style-name="gr125" draw:text-style-name="P43" draw:layer="layout" svg:width="0.257cm" svg:height="0.298cm" svg:x="24.786cm" svg:y="18.383cm">
          <draw:text-box>
            <text:p text:style-name="P2"><text:span text:style-name="T44">3</text:span></text:p>
          </draw:text-box>
        </draw:frame>
        <draw:frame draw:style-name="gr125" draw:text-style-name="P43" draw:layer="layout" svg:width="0.257cm" svg:height="0.298cm" svg:x="25.327cm" svg:y="18.383cm">
          <draw:text-box>
            <text:p text:style-name="P2"><text:span text:style-name="T44">4</text:span></text:p>
          </draw:text-box>
        </draw:frame>
        <draw:custom-shape draw:style-name="gr122" draw:text-style-name="P28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72cm" svg:y="17.007cm">
          <draw:text-box>
            <text:p text:style-name="P2"><text:span text:style-name="T42">Fe</text:span><text:span text:style-name="T42">br</text:span><text:span text:style-name="T42">er</text:span><text:span text:style-name="T42">o</text:span></text:p>
          </draw:text-box>
        </draw:frame>
      </draw:page>
      <draw:page draw:name="page24" draw:style-name="dp1" draw:master-page-name="master-page79">
        <draw:custom-shape draw:style-name="gr101" draw:text-style-name="P28" draw:layer="layout" svg:width="1.482cm" svg:height="0.604cm" svg:x="14.489cm" svg:y="16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3cm" svg:x2="23.46cm" svg:y2="17.263cm">
          <text:p/>
        </draw:line>
        <draw:line draw:style-name="gr32" draw:text-style-name="P21" draw:layer="layout" svg:x1="14cm" svg:y1="17.663cm" svg:x2="23.46cm" svg:y2="17.663cm">
          <text:p/>
        </draw:line>
        <draw:line draw:style-name="gr32" draw:text-style-name="P21" draw:layer="layout" svg:x1="14cm" svg:y1="18.061cm" svg:x2="23.46cm" svg:y2="18.061cm">
          <text:p/>
        </draw:line>
        <draw:line draw:style-name="gr32" draw:text-style-name="P21" draw:layer="layout" svg:x1="14cm" svg:y1="18.461cm" svg:x2="23.46cm" svg:y2="18.461cm">
          <text:p/>
        </draw:line>
        <draw:line draw:style-name="gr32" draw:text-style-name="P21" draw:layer="layout" svg:x1="14cm" svg:y1="18.861cm" svg:x2="23.46cm" svg:y2="18.861cm">
          <text:p/>
        </draw:line>
        <draw:line draw:style-name="gr32" draw:text-style-name="P21" draw:layer="layout" svg:x1="14cm" svg:y1="19.26cm" svg:x2="23.46cm" svg:y2="19.26cm">
          <text:p/>
        </draw:line>
        <draw:line draw:style-name="gr32" draw:text-style-name="P21" draw:layer="layout" svg:x1="14cm" svg:y1="19.659cm" svg:x2="23.46cm" svg:y2="19.659cm">
          <text:p/>
        </draw:line>
        <draw:line draw:style-name="gr32" draw:text-style-name="P21" draw:layer="layout" svg:x1="14cm" svg:y1="20.058cm" svg:x2="23.46cm" svg:y2="20.058cm">
          <text:p/>
        </draw:line>
        <draw:line draw:style-name="gr32" draw:text-style-name="P21" draw:layer="layout" svg:x1="14cm" svg:y1="20.457cm" svg:x2="23.46cm" svg:y2="20.457cm">
          <text:p/>
        </draw:line>
        <draw:frame draw:style-name="gr102" draw:text-style-name="P27" draw:layer="layout" svg:width="2.782cm" svg:height="0.398cm" svg:x="15.046cm" svg:y="1.3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5cm" svg:x2="27.256cm" svg:y2="1.965cm">
          <text:p/>
        </draw:line>
        <draw:frame draw:style-name="gr102" draw:text-style-name="P27" draw:layer="layout" svg:width="2.782cm" svg:height="0.398cm" svg:x="15.047cm" svg:y="1.3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1cm">
          <draw:text-box>
            <text:p text:style-name="P45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4cm">
          <draw:text-box>
            <text:p text:style-name="P46"><text:span text:style-name="T41">11</text:span></text:p>
          </draw:text-box>
        </draw:frame>
        <draw:frame draw:style-name="gr105" draw:text-style-name="P36" draw:layer="layout" svg:width="1.543cm" svg:height="1.729cm" svg:x="25.56cm" svg:y="0.701cm">
          <draw:text-box>
            <text:p text:style-name="P50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4cm" svg:x2="27.24cm" svg:y2="2.364cm">
          <text:p/>
        </draw:line>
        <draw:line draw:style-name="gr32" draw:text-style-name="P21" draw:layer="layout" svg:x1="21.06cm" svg:y1="2.763cm" svg:x2="27.241cm" svg:y2="2.763cm">
          <text:p/>
        </draw:line>
        <draw:line draw:style-name="gr32" draw:text-style-name="P21" draw:layer="layout" svg:x1="21.06cm" svg:y1="3.163cm" svg:x2="27.241cm" svg:y2="3.163cm">
          <text:p/>
        </draw:line>
        <draw:line draw:style-name="gr32" draw:text-style-name="P21" draw:layer="layout" svg:x1="21.06cm" svg:y1="3.561cm" svg:x2="27.241cm" svg:y2="3.561cm">
          <text:p/>
        </draw:line>
        <draw:line draw:style-name="gr32" draw:text-style-name="P21" draw:layer="layout" svg:x1="21.06cm" svg:y1="3.961cm" svg:x2="27.241cm" svg:y2="3.961cm">
          <text:p/>
        </draw:line>
        <draw:line draw:style-name="gr32" draw:text-style-name="P21" draw:layer="layout" svg:x1="21.06cm" svg:y1="4.361cm" svg:x2="27.241cm" svg:y2="4.361cm">
          <text:p/>
        </draw:line>
        <draw:line draw:style-name="gr32" draw:text-style-name="P21" draw:layer="layout" svg:x1="21.06cm" svg:y1="4.76cm" svg:x2="27.241cm" svg:y2="4.76cm">
          <text:p/>
        </draw:line>
        <draw:line draw:style-name="gr32" draw:text-style-name="P21" draw:layer="layout" svg:x1="21.06cm" svg:y1="5.159cm" svg:x2="27.241cm" svg:y2="5.159cm">
          <text:p/>
        </draw:line>
        <draw:line draw:style-name="gr32" draw:text-style-name="P21" draw:layer="layout" svg:x1="21.06cm" svg:y1="5.558cm" svg:x2="27.241cm" svg:y2="5.558cm">
          <text:p/>
        </draw:line>
        <draw:line draw:style-name="gr32" draw:text-style-name="P21" draw:layer="layout" svg:x1="21.06cm" svg:y1="5.957cm" svg:x2="27.241cm" svg:y2="5.957cm">
          <text:p/>
        </draw:line>
        <draw:line draw:style-name="gr32" draw:text-style-name="P21" draw:layer="layout" svg:x1="21.06cm" svg:y1="6.357cm" svg:x2="27.241cm" svg:y2="6.357cm">
          <text:p/>
        </draw:line>
        <draw:line draw:style-name="gr32" draw:text-style-name="P21" draw:layer="layout" svg:x1="14.66cm" svg:y1="2.365cm" svg:x2="20.84cm" svg:y2="2.365cm">
          <text:p/>
        </draw:line>
        <draw:line draw:style-name="gr32" draw:text-style-name="P21" draw:layer="layout" svg:x1="14.66cm" svg:y1="2.764cm" svg:x2="20.841cm" svg:y2="2.764cm">
          <text:p/>
        </draw:line>
        <draw:line draw:style-name="gr32" draw:text-style-name="P21" draw:layer="layout" svg:x1="14.66cm" svg:y1="3.164cm" svg:x2="20.841cm" svg:y2="3.164cm">
          <text:p/>
        </draw:line>
        <draw:line draw:style-name="gr32" draw:text-style-name="P21" draw:layer="layout" svg:x1="14.66cm" svg:y1="3.562cm" svg:x2="20.841cm" svg:y2="3.562cm">
          <text:p/>
        </draw:line>
        <draw:line draw:style-name="gr32" draw:text-style-name="P21" draw:layer="layout" svg:x1="14.66cm" svg:y1="3.962cm" svg:x2="20.841cm" svg:y2="3.962cm">
          <text:p/>
        </draw:line>
        <draw:line draw:style-name="gr32" draw:text-style-name="P21" draw:layer="layout" svg:x1="14.66cm" svg:y1="4.362cm" svg:x2="20.841cm" svg:y2="4.362cm">
          <text:p/>
        </draw:line>
        <draw:line draw:style-name="gr32" draw:text-style-name="P21" draw:layer="layout" svg:x1="14.66cm" svg:y1="4.761cm" svg:x2="20.841cm" svg:y2="4.761cm">
          <text:p/>
        </draw:line>
        <draw:line draw:style-name="gr32" draw:text-style-name="P21" draw:layer="layout" svg:x1="14.66cm" svg:y1="5.16cm" svg:x2="20.841cm" svg:y2="5.16cm">
          <text:p/>
        </draw:line>
        <draw:line draw:style-name="gr32" draw:text-style-name="P21" draw:layer="layout" svg:x1="14.66cm" svg:y1="5.559cm" svg:x2="20.841cm" svg:y2="5.559cm">
          <text:p/>
        </draw:line>
        <draw:line draw:style-name="gr32" draw:text-style-name="P21" draw:layer="layout" svg:x1="14.66cm" svg:y1="5.958cm" svg:x2="20.841cm" svg:y2="5.958cm">
          <text:p/>
        </draw:line>
        <draw:line draw:style-name="gr32" draw:text-style-name="P21" draw:layer="layout" svg:x1="14.66cm" svg:y1="6.358cm" svg:x2="20.841cm" svg:y2="6.358cm">
          <text:p/>
        </draw:line>
        <draw:frame draw:style-name="gr102" draw:text-style-name="P27" draw:layer="layout" svg:width="2.782cm" svg:height="0.398cm" svg:x="15.046cm" svg:y="6.4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5cm" svg:x2="27.256cm" svg:y2="7.065cm">
          <text:p/>
        </draw:line>
        <draw:frame draw:style-name="gr102" draw:text-style-name="P27" draw:layer="layout" svg:width="2.782cm" svg:height="0.398cm" svg:x="15.047cm" svg:y="6.4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1cm">
          <draw:text-box>
            <text:p text:style-name="P45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4cm">
          <draw:text-box>
            <text:p text:style-name="P46"><text:span text:style-name="T41">12</text:span></text:p>
          </draw:text-box>
        </draw:frame>
        <draw:frame draw:style-name="gr102" draw:text-style-name="P27" draw:layer="layout" svg:width="2.782cm" svg:height="0.398cm" svg:x="15.046cm" svg:y="11.5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4cm" svg:x2="27.24cm" svg:y2="7.464cm">
          <text:p/>
        </draw:line>
        <draw:line draw:style-name="gr32" draw:text-style-name="P21" draw:layer="layout" svg:x1="21.06cm" svg:y1="7.863cm" svg:x2="27.241cm" svg:y2="7.863cm">
          <text:p/>
        </draw:line>
        <draw:line draw:style-name="gr32" draw:text-style-name="P21" draw:layer="layout" svg:x1="21.06cm" svg:y1="8.263cm" svg:x2="27.241cm" svg:y2="8.263cm">
          <text:p/>
        </draw:line>
        <draw:line draw:style-name="gr32" draw:text-style-name="P21" draw:layer="layout" svg:x1="21.06cm" svg:y1="8.661cm" svg:x2="27.241cm" svg:y2="8.661cm">
          <text:p/>
        </draw:line>
        <draw:line draw:style-name="gr32" draw:text-style-name="P21" draw:layer="layout" svg:x1="21.06cm" svg:y1="9.061cm" svg:x2="27.241cm" svg:y2="9.061cm">
          <text:p/>
        </draw:line>
        <draw:line draw:style-name="gr32" draw:text-style-name="P21" draw:layer="layout" svg:x1="21.06cm" svg:y1="9.461cm" svg:x2="27.241cm" svg:y2="9.461cm">
          <text:p/>
        </draw:line>
        <draw:line draw:style-name="gr32" draw:text-style-name="P21" draw:layer="layout" svg:x1="21.06cm" svg:y1="9.86cm" svg:x2="27.241cm" svg:y2="9.86cm">
          <text:p/>
        </draw:line>
        <draw:line draw:style-name="gr32" draw:text-style-name="P21" draw:layer="layout" svg:x1="21.06cm" svg:y1="10.259cm" svg:x2="27.241cm" svg:y2="10.259cm">
          <text:p/>
        </draw:line>
        <draw:line draw:style-name="gr32" draw:text-style-name="P21" draw:layer="layout" svg:x1="21.06cm" svg:y1="10.658cm" svg:x2="27.241cm" svg:y2="10.658cm">
          <text:p/>
        </draw:line>
        <draw:line draw:style-name="gr32" draw:text-style-name="P21" draw:layer="layout" svg:x1="21.06cm" svg:y1="11.057cm" svg:x2="27.241cm" svg:y2="11.057cm">
          <text:p/>
        </draw:line>
        <draw:line draw:style-name="gr32" draw:text-style-name="P21" draw:layer="layout" svg:x1="21.06cm" svg:y1="11.457cm" svg:x2="27.241cm" svg:y2="11.457cm">
          <text:p/>
        </draw:line>
        <draw:line draw:style-name="gr32" draw:text-style-name="P38" draw:layer="layout" svg:x1="14.66cm" svg:y1="7.465cm" svg:x2="20.84cm" svg:y2="7.465cm">
          <text:p/>
        </draw:line>
        <draw:line draw:style-name="gr32" draw:text-style-name="P38" draw:layer="layout" svg:x1="14.66cm" svg:y1="7.864cm" svg:x2="20.841cm" svg:y2="7.864cm">
          <text:p/>
        </draw:line>
        <draw:line draw:style-name="gr32" draw:text-style-name="P38" draw:layer="layout" svg:x1="14.66cm" svg:y1="8.264cm" svg:x2="20.841cm" svg:y2="8.264cm">
          <text:p/>
        </draw:line>
        <draw:line draw:style-name="gr32" draw:text-style-name="P38" draw:layer="layout" svg:x1="14.66cm" svg:y1="8.662cm" svg:x2="20.841cm" svg:y2="8.662cm">
          <text:p/>
        </draw:line>
        <draw:line draw:style-name="gr32" draw:text-style-name="P38" draw:layer="layout" svg:x1="14.66cm" svg:y1="9.062cm" svg:x2="20.841cm" svg:y2="9.062cm">
          <text:p/>
        </draw:line>
        <draw:line draw:style-name="gr32" draw:text-style-name="P38" draw:layer="layout" svg:x1="14.66cm" svg:y1="9.462cm" svg:x2="20.841cm" svg:y2="9.462cm">
          <text:p/>
        </draw:line>
        <draw:line draw:style-name="gr32" draw:text-style-name="P38" draw:layer="layout" svg:x1="14.66cm" svg:y1="9.861cm" svg:x2="20.841cm" svg:y2="9.861cm">
          <text:p/>
        </draw:line>
        <draw:line draw:style-name="gr32" draw:text-style-name="P38" draw:layer="layout" svg:x1="14.66cm" svg:y1="10.26cm" svg:x2="20.841cm" svg:y2="10.26cm">
          <text:p/>
        </draw:line>
        <draw:line draw:style-name="gr32" draw:text-style-name="P38" draw:layer="layout" svg:x1="14.66cm" svg:y1="10.659cm" svg:x2="20.841cm" svg:y2="10.659cm">
          <text:p/>
        </draw:line>
        <draw:line draw:style-name="gr32" draw:text-style-name="P38" draw:layer="layout" svg:x1="14.66cm" svg:y1="11.058cm" svg:x2="20.841cm" svg:y2="11.058cm">
          <text:p/>
        </draw:line>
        <draw:line draw:style-name="gr32" draw:text-style-name="P38" draw:layer="layout" svg:x1="14.66cm" svg:y1="11.458cm" svg:x2="20.841cm" svg:y2="11.458cm">
          <text:p/>
        </draw:line>
        <draw:frame draw:style-name="gr102" draw:text-style-name="P27" draw:layer="layout" svg:width="2.782cm" svg:height="0.398cm" svg:x="15.046cm" svg:y="11.575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5cm" svg:x2="27.256cm" svg:y2="12.165cm">
          <text:p/>
        </draw:line>
        <draw:frame draw:style-name="gr102" draw:text-style-name="P27" draw:layer="layout" svg:width="2.782cm" svg:height="0.398cm" svg:x="15.047cm" svg:y="11.5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1cm">
          <draw:text-box>
            <text:p text:style-name="P45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5cm" svg:y="11.614cm">
          <draw:text-box>
            <text:p text:style-name="P46"><text:span text:style-name="T41">13</text:span></text:p>
          </draw:text-box>
        </draw:frame>
        <draw:line draw:style-name="gr32" draw:text-style-name="P21" draw:layer="layout" svg:x1="21.06cm" svg:y1="12.564cm" svg:x2="27.24cm" svg:y2="12.564cm">
          <text:p/>
        </draw:line>
        <draw:line draw:style-name="gr32" draw:text-style-name="P21" draw:layer="layout" svg:x1="21.06cm" svg:y1="12.963cm" svg:x2="27.241cm" svg:y2="12.963cm">
          <text:p/>
        </draw:line>
        <draw:line draw:style-name="gr32" draw:text-style-name="P21" draw:layer="layout" svg:x1="21.06cm" svg:y1="13.363cm" svg:x2="27.241cm" svg:y2="13.363cm">
          <text:p/>
        </draw:line>
        <draw:line draw:style-name="gr32" draw:text-style-name="P21" draw:layer="layout" svg:x1="21.06cm" svg:y1="13.761cm" svg:x2="27.241cm" svg:y2="13.761cm">
          <text:p/>
        </draw:line>
        <draw:line draw:style-name="gr32" draw:text-style-name="P21" draw:layer="layout" svg:x1="21.06cm" svg:y1="14.161cm" svg:x2="27.241cm" svg:y2="14.161cm">
          <text:p/>
        </draw:line>
        <draw:line draw:style-name="gr32" draw:text-style-name="P21" draw:layer="layout" svg:x1="21.06cm" svg:y1="14.561cm" svg:x2="27.241cm" svg:y2="14.561cm">
          <text:p/>
        </draw:line>
        <draw:line draw:style-name="gr32" draw:text-style-name="P21" draw:layer="layout" svg:x1="21.06cm" svg:y1="14.96cm" svg:x2="27.241cm" svg:y2="14.96cm">
          <text:p/>
        </draw:line>
        <draw:line draw:style-name="gr32" draw:text-style-name="P21" draw:layer="layout" svg:x1="21.06cm" svg:y1="15.359cm" svg:x2="27.241cm" svg:y2="15.359cm">
          <text:p/>
        </draw:line>
        <draw:line draw:style-name="gr32" draw:text-style-name="P21" draw:layer="layout" svg:x1="21.06cm" svg:y1="15.758cm" svg:x2="27.241cm" svg:y2="15.758cm">
          <text:p/>
        </draw:line>
        <draw:line draw:style-name="gr32" draw:text-style-name="P21" draw:layer="layout" svg:x1="21.06cm" svg:y1="16.157cm" svg:x2="27.241cm" svg:y2="16.157cm">
          <text:p/>
        </draw:line>
        <draw:line draw:style-name="gr32" draw:text-style-name="P39" draw:layer="layout" svg:x1="14.66cm" svg:y1="12.565cm" svg:x2="20.84cm" svg:y2="12.565cm">
          <text:p/>
        </draw:line>
        <draw:line draw:style-name="gr32" draw:text-style-name="P39" draw:layer="layout" svg:x1="14.66cm" svg:y1="12.964cm" svg:x2="20.841cm" svg:y2="12.964cm">
          <text:p/>
        </draw:line>
        <draw:line draw:style-name="gr32" draw:text-style-name="P39" draw:layer="layout" svg:x1="14.66cm" svg:y1="13.364cm" svg:x2="20.841cm" svg:y2="13.364cm">
          <text:p/>
        </draw:line>
        <draw:line draw:style-name="gr32" draw:text-style-name="P39" draw:layer="layout" svg:x1="14.66cm" svg:y1="13.762cm" svg:x2="20.841cm" svg:y2="13.762cm">
          <text:p/>
        </draw:line>
        <draw:line draw:style-name="gr32" draw:text-style-name="P39" draw:layer="layout" svg:x1="14.66cm" svg:y1="14.162cm" svg:x2="20.841cm" svg:y2="14.162cm">
          <text:p/>
        </draw:line>
        <draw:line draw:style-name="gr32" draw:text-style-name="P39" draw:layer="layout" svg:x1="14.66cm" svg:y1="14.562cm" svg:x2="20.841cm" svg:y2="14.562cm">
          <text:p/>
        </draw:line>
        <draw:line draw:style-name="gr32" draw:text-style-name="P39" draw:layer="layout" svg:x1="14.66cm" svg:y1="14.961cm" svg:x2="20.841cm" svg:y2="14.961cm">
          <text:p/>
        </draw:line>
        <draw:line draw:style-name="gr32" draw:text-style-name="P39" draw:layer="layout" svg:x1="14.66cm" svg:y1="15.36cm" svg:x2="20.841cm" svg:y2="15.36cm">
          <text:p/>
        </draw:line>
        <draw:line draw:style-name="gr32" draw:text-style-name="P39" draw:layer="layout" svg:x1="14.66cm" svg:y1="15.759cm" svg:x2="20.841cm" svg:y2="15.759cm">
          <text:p/>
        </draw:line>
        <draw:line draw:style-name="gr32" draw:text-style-name="P39" draw:layer="layout" svg:x1="14.66cm" svg:y1="16.158cm" svg:x2="20.841cm" svg:y2="16.158cm">
          <text:p/>
        </draw:line>
        <draw:frame draw:style-name="gr107" draw:text-style-name="P22" draw:layer="layout" svg:width="1.836cm" svg:height="0.533cm" svg:x="22.043cm" svg:y="11.612cm">
          <draw:text-box>
            <text:p text:style-name="P45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5cm">
          <draw:text-box>
            <text:p text:style-name="P46"><text:span text:style-name="T41">14</text:span></text:p>
          </draw:text-box>
        </draw:frame>
        <draw:frame draw:style-name="gr109" draw:text-style-name="P40" draw:layer="layout" svg:width="1.211cm" svg:height="0.517cm" svg:x="14.667cm" svg:y="17.008cm">
          <draw:text-box>
            <text:p text:style-name="P45"><text:span text:style-name="T42">No</text:span><text:span text:style-name="T42">tas</text:span></text:p>
          </draw:text-box>
        </draw:frame>
        <draw:line draw:style-name="gr32" draw:text-style-name="P39" draw:layer="layout" svg:x1="14.661cm" svg:y1="16.554cm" svg:x2="20.842cm" svg:y2="16.554cm">
          <text:p/>
        </draw:line>
        <draw:line draw:style-name="gr32" draw:text-style-name="P21" draw:layer="layout" svg:x1="21.061cm" svg:y1="16.554cm" svg:x2="27.242cm" svg:y2="16.554cm">
          <text:p/>
        </draw:line>
        <draw:frame draw:style-name="gr110" draw:text-style-name="P41" draw:layer="layout" svg:width="0.855cm" svg:height="0.408cm" svg:x="14.71cm" svg:y="2.135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5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4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4.71cm" svg:y="3.334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4.71cm" svg:y="3.732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4.71cm" svg:y="4.132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4.71cm" svg:y="4.531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4.71cm" svg:y="4.93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4.71cm" svg:y="5.329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4.71cm" svg:y="5.729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4.71cm" svg:y="6.128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4.711cm" svg:y="7.234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4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3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4.711cm" svg:y="8.433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4.711cm" svg:y="8.831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4.711cm" svg:y="9.231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4.711cm" svg:y="9.63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4.711cm" svg:y="10.029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4.711cm" svg:y="10.428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4.711cm" svg:y="10.828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4.711cm" svg:y="11.227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4.711cm" svg:y="12.344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4cm">
          <draw:text-box>
            <text:p text:style-name="P48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3cm">
          <draw:text-box>
            <text:p text:style-name="P48"><text:span text:style-name="T43">10:00</text:span></text:p>
          </draw:text-box>
        </draw:frame>
        <draw:frame draw:style-name="gr113" draw:text-style-name="P41" draw:layer="layout" svg:width="0.733cm" svg:height="0.408cm" svg:x="14.711cm" svg:y="13.543cm">
          <draw:text-box>
            <text:p text:style-name="P48"><text:span text:style-name="T43">11:00</text:span></text:p>
          </draw:text-box>
        </draw:frame>
        <draw:frame draw:style-name="gr114" draw:text-style-name="P41" draw:layer="layout" svg:width="0.717cm" svg:height="0.408cm" svg:x="14.711cm" svg:y="13.941cm">
          <draw:text-box>
            <text:p text:style-name="P48"><text:span text:style-name="T43">12:00</text:span></text:p>
          </draw:text-box>
        </draw:frame>
        <draw:frame draw:style-name="gr115" draw:text-style-name="P41" draw:layer="layout" svg:width="0.648cm" svg:height="0.409cm" svg:x="14.711cm" svg:y="14.341cm">
          <draw:text-box>
            <text:p text:style-name="P48"><text:span text:style-name="T43">13:00</text:span></text:p>
          </draw:text-box>
        </draw:frame>
        <draw:frame draw:style-name="gr116" draw:text-style-name="P41" draw:layer="layout" svg:width="0.632cm" svg:height="0.408cm" svg:x="14.711cm" svg:y="14.74cm">
          <draw:text-box>
            <text:p text:style-name="P48"><text:span text:style-name="T43">14:00</text:span></text:p>
          </draw:text-box>
        </draw:frame>
        <draw:frame draw:style-name="gr117" draw:text-style-name="P41" draw:layer="layout" svg:width="0.726cm" svg:height="0.408cm" svg:x="14.711cm" svg:y="15.139cm">
          <draw:text-box>
            <text:p text:style-name="P48"><text:span text:style-name="T43">15:00</text:span></text:p>
          </draw:text-box>
        </draw:frame>
        <draw:frame draw:style-name="gr118" draw:text-style-name="P41" draw:layer="layout" svg:width="0.709cm" svg:height="0.409cm" svg:x="14.711cm" svg:y="15.538cm">
          <draw:text-box>
            <text:p text:style-name="P48"><text:span text:style-name="T43">16:00</text:span></text:p>
          </draw:text-box>
        </draw:frame>
        <draw:frame draw:style-name="gr114" draw:text-style-name="P41" draw:layer="layout" svg:width="0.717cm" svg:height="0.408cm" svg:x="14.711cm" svg:y="15.938cm">
          <draw:text-box>
            <text:p text:style-name="P48"><text:span text:style-name="T43">17:00</text:span></text:p>
          </draw:text-box>
        </draw:frame>
        <draw:frame draw:style-name="gr119" draw:text-style-name="P41" draw:layer="layout" svg:width="0.701cm" svg:height="0.408cm" svg:x="14.711cm" svg:y="16.337cm">
          <draw:text-box>
            <text:p text:style-name="P48"><text:span text:style-name="T43">18:00</text:span></text:p>
          </draw:text-box>
        </draw:frame>
        <draw:frame draw:style-name="gr110" draw:text-style-name="P41" draw:layer="layout" svg:width="0.855cm" svg:height="0.408cm" svg:x="21.11cm" svg:y="7.234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4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3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21.11cm" svg:y="8.433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21.11cm" svg:y="8.831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21.11cm" svg:y="9.231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21.11cm" svg:y="9.63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21.11cm" svg:y="10.029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21.11cm" svg:y="10.428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21.11cm" svg:y="10.828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21.11cm" svg:y="11.227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21.11cm" svg:y="2.134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4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3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21.11cm" svg:y="3.333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21.11cm" svg:y="3.731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21.11cm" svg:y="4.131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21.11cm" svg:y="4.53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21.11cm" svg:y="4.929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21.11cm" svg:y="5.328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21.11cm" svg:y="5.728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21.11cm" svg:y="6.127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21.11cm" svg:y="12.345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5cm">
          <draw:text-box>
            <text:p text:style-name="P48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4cm">
          <draw:text-box>
            <text:p text:style-name="P48"><text:span text:style-name="T43">10:00</text:span></text:p>
          </draw:text-box>
        </draw:frame>
        <draw:frame draw:style-name="gr113" draw:text-style-name="P41" draw:layer="layout" svg:width="0.733cm" svg:height="0.408cm" svg:x="21.11cm" svg:y="13.544cm">
          <draw:text-box>
            <text:p text:style-name="P48"><text:span text:style-name="T43">11:00</text:span></text:p>
          </draw:text-box>
        </draw:frame>
        <draw:frame draw:style-name="gr114" draw:text-style-name="P41" draw:layer="layout" svg:width="0.717cm" svg:height="0.408cm" svg:x="21.11cm" svg:y="13.942cm">
          <draw:text-box>
            <text:p text:style-name="P48"><text:span text:style-name="T43">12:00</text:span></text:p>
          </draw:text-box>
        </draw:frame>
        <draw:frame draw:style-name="gr115" draw:text-style-name="P41" draw:layer="layout" svg:width="0.648cm" svg:height="0.409cm" svg:x="21.11cm" svg:y="14.342cm">
          <draw:text-box>
            <text:p text:style-name="P48"><text:span text:style-name="T43">13:00</text:span></text:p>
          </draw:text-box>
        </draw:frame>
        <draw:frame draw:style-name="gr116" draw:text-style-name="P41" draw:layer="layout" svg:width="0.632cm" svg:height="0.408cm" svg:x="21.11cm" svg:y="14.741cm">
          <draw:text-box>
            <text:p text:style-name="P48"><text:span text:style-name="T43">14:00</text:span></text:p>
          </draw:text-box>
        </draw:frame>
        <draw:frame draw:style-name="gr117" draw:text-style-name="P41" draw:layer="layout" svg:width="0.726cm" svg:height="0.408cm" svg:x="21.11cm" svg:y="15.14cm">
          <draw:text-box>
            <text:p text:style-name="P48"><text:span text:style-name="T43">15:00</text:span></text:p>
          </draw:text-box>
        </draw:frame>
        <draw:frame draw:style-name="gr118" draw:text-style-name="P41" draw:layer="layout" svg:width="0.709cm" svg:height="0.409cm" svg:x="21.11cm" svg:y="15.539cm">
          <draw:text-box>
            <text:p text:style-name="P48"><text:span text:style-name="T43">16:00</text:span></text:p>
          </draw:text-box>
        </draw:frame>
        <draw:frame draw:style-name="gr114" draw:text-style-name="P41" draw:layer="layout" svg:width="0.717cm" svg:height="0.408cm" svg:x="21.11cm" svg:y="15.939cm">
          <draw:text-box>
            <text:p text:style-name="P48"><text:span text:style-name="T43">17:00</text:span></text:p>
          </draw:text-box>
        </draw:frame>
        <draw:frame draw:style-name="gr119" draw:text-style-name="P41" draw:layer="layout" svg:width="0.701cm" svg:height="0.408cm" svg:x="21.11cm" svg:y="16.338cm">
          <draw:text-box>
            <text:p text:style-name="P48"><text:span text:style-name="T43">18:00</text:span></text:p>
          </draw:text-box>
        </draw:frame>
        <draw:frame draw:style-name="gr121" draw:text-style-name="P43" draw:layer="layout" svg:width="0.198cm" svg:height="0.371cm" svg:x="23.787cm" svg:y="17.732cm">
          <draw:text-box>
            <text:p text:style-name="P51"><text:span text:style-name="T44">L</text:span></text:p>
          </draw:text-box>
        </draw:frame>
        <draw:frame draw:style-name="gr121" draw:text-style-name="P43" draw:layer="layout" svg:width="0.198cm" svg:height="0.371cm" svg:x="24.27cm" svg:y="17.732cm">
          <draw:text-box>
            <text:p text:style-name="P51"><text:span text:style-name="T44">M</text:span></text:p>
          </draw:text-box>
        </draw:frame>
        <draw:frame draw:style-name="gr121" draw:text-style-name="P43" draw:layer="layout" svg:width="0.198cm" svg:height="0.371cm" svg:x="24.782cm" svg:y="17.732cm">
          <draw:text-box>
            <text:p text:style-name="P51"><text:span text:style-name="T44">M</text:span></text:p>
          </draw:text-box>
        </draw:frame>
        <draw:frame draw:style-name="gr121" draw:text-style-name="P43" draw:layer="layout" svg:width="0.198cm" svg:height="0.371cm" svg:x="25.33cm" svg:y="17.732cm">
          <draw:text-box>
            <text:p text:style-name="P51"><text:span text:style-name="T44">J</text:span></text:p>
          </draw:text-box>
        </draw:frame>
        <draw:frame draw:style-name="gr121" draw:text-style-name="P43" draw:layer="layout" svg:width="0.198cm" svg:height="0.371cm" svg:x="25.825cm" svg:y="17.732cm">
          <draw:text-box>
            <text:p text:style-name="P51"><text:span text:style-name="T44">V</text:span></text:p>
          </draw:text-box>
        </draw:frame>
        <draw:frame draw:style-name="gr121" draw:text-style-name="P43" draw:layer="layout" svg:width="0.198cm" svg:height="0.371cm" svg:x="26.346cm" svg:y="17.732cm">
          <draw:text-box>
            <text:p text:style-name="P51"><text:span text:style-name="T44">S</text:span></text:p>
          </draw:text-box>
        </draw:frame>
        <draw:frame draw:style-name="gr121" draw:text-style-name="P43" draw:layer="layout" svg:width="0.198cm" svg:height="0.371cm" svg:x="26.847cm" svg:y="17.732cm">
          <draw:text-box>
            <text:p text:style-name="P51"><text:span text:style-name="T44">D</text:span></text:p>
          </draw:text-box>
        </draw:frame>
        <draw:line draw:style-name="gr32" draw:text-style-name="P21" draw:layer="layout" svg:x1="23.747cm" svg:y1="18.083cm" svg:x2="27.029cm" svg:y2="18.083cm">
          <text:p/>
        </draw:line>
        <draw:custom-shape draw:style-name="gr120" draw:text-style-name="P42" draw:layer="layout" svg:width="3.461cm" svg:height="0.348cm" svg:x="23.667cm" svg:y="18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43" draw:layer="layout" svg:width="0.198cm" svg:height="0.298cm" svg:x="25.849cm" svg:y="18.379cm">
          <draw:text-box>
            <text:p text:style-name="P51"><text:span text:style-name="T44">5</text:span></text:p>
          </draw:text-box>
        </draw:frame>
        <draw:frame draw:style-name="gr124" draw:text-style-name="P43" draw:layer="layout" svg:width="0.198cm" svg:height="0.298cm" svg:x="26.362cm" svg:y="18.379cm">
          <draw:text-box>
            <text:p text:style-name="P51"><text:span text:style-name="T44">6</text:span></text:p>
          </draw:text-box>
        </draw:frame>
        <draw:frame draw:style-name="gr124" draw:text-style-name="P43" draw:layer="layout" svg:width="0.198cm" svg:height="0.298cm" svg:x="26.883cm" svg:y="18.379cm">
          <draw:text-box>
            <text:p text:style-name="P51"><text:span text:style-name="T44">7</text:span></text:p>
          </draw:text-box>
        </draw:frame>
        <draw:frame draw:style-name="gr124" draw:text-style-name="P43" draw:layer="layout" svg:width="0.198cm" svg:height="0.298cm" svg:x="23.796cm" svg:y="18.895cm">
          <draw:text-box>
            <text:p text:style-name="P51"><text:span text:style-name="T44">8</text:span></text:p>
          </draw:text-box>
        </draw:frame>
        <draw:frame draw:style-name="gr124" draw:text-style-name="P43" draw:layer="layout" svg:width="0.198cm" svg:height="0.298cm" svg:x="24.309cm" svg:y="18.895cm">
          <draw:text-box>
            <text:p text:style-name="P51"><text:span text:style-name="T44">9</text:span></text:p>
          </draw:text-box>
        </draw:frame>
        <draw:frame draw:style-name="gr125" draw:text-style-name="P43" draw:layer="layout" svg:width="0.257cm" svg:height="0.298cm" svg:x="24.786cm" svg:y="18.895cm">
          <draw:text-box>
            <text:p text:style-name="P51"><text:span text:style-name="T44">10</text:span></text:p>
          </draw:text-box>
        </draw:frame>
        <draw:frame draw:style-name="gr125" draw:text-style-name="P43" draw:layer="layout" svg:width="0.257cm" svg:height="0.298cm" svg:x="25.327cm" svg:y="18.895cm">
          <draw:text-box>
            <text:p text:style-name="P51"><text:span text:style-name="T44">11</text:span></text:p>
          </draw:text-box>
        </draw:frame>
        <draw:frame draw:style-name="gr125" draw:text-style-name="P43" draw:layer="layout" svg:width="0.257cm" svg:height="0.298cm" svg:x="25.816cm" svg:y="18.895cm">
          <draw:text-box>
            <text:p text:style-name="P51"><text:span text:style-name="T44">12</text:span></text:p>
          </draw:text-box>
        </draw:frame>
        <draw:frame draw:style-name="gr125" draw:text-style-name="P43" draw:layer="layout" svg:width="0.257cm" svg:height="0.298cm" svg:x="26.332cm" svg:y="18.895cm">
          <draw:text-box>
            <text:p text:style-name="P51"><text:span text:style-name="T44">13</text:span></text:p>
          </draw:text-box>
        </draw:frame>
        <draw:frame draw:style-name="gr125" draw:text-style-name="P43" draw:layer="layout" svg:width="0.257cm" svg:height="0.298cm" svg:x="26.845cm" svg:y="18.895cm">
          <draw:text-box>
            <text:p text:style-name="P51"><text:span text:style-name="T44">14</text:span></text:p>
          </draw:text-box>
        </draw:frame>
        <draw:frame draw:style-name="gr125" draw:text-style-name="P43" draw:layer="layout" svg:width="0.257cm" svg:height="0.298cm" svg:x="23.761cm" svg:y="19.412cm">
          <draw:text-box>
            <text:p text:style-name="P51"><text:span text:style-name="T44">15</text:span></text:p>
          </draw:text-box>
        </draw:frame>
        <draw:frame draw:style-name="gr125" draw:text-style-name="P43" draw:layer="layout" svg:width="0.257cm" svg:height="0.298cm" svg:x="24.275cm" svg:y="19.412cm">
          <draw:text-box>
            <text:p text:style-name="P51"><text:span text:style-name="T44">16</text:span></text:p>
          </draw:text-box>
        </draw:frame>
        <draw:frame draw:style-name="gr125" draw:text-style-name="P43" draw:layer="layout" svg:width="0.257cm" svg:height="0.298cm" svg:x="24.796cm" svg:y="19.412cm">
          <draw:text-box>
            <text:p text:style-name="P51"><text:span text:style-name="T44">17</text:span></text:p>
          </draw:text-box>
        </draw:frame>
        <draw:frame draw:style-name="gr125" draw:text-style-name="P43" draw:layer="layout" svg:width="0.257cm" svg:height="0.298cm" svg:x="25.302cm" svg:y="19.412cm">
          <draw:text-box>
            <text:p text:style-name="P51"><text:span text:style-name="T44">18</text:span></text:p>
          </draw:text-box>
        </draw:frame>
        <draw:frame draw:style-name="gr125" draw:text-style-name="P43" draw:layer="layout" svg:width="0.257cm" svg:height="0.298cm" svg:x="25.815cm" svg:y="19.412cm">
          <draw:text-box>
            <text:p text:style-name="P51"><text:span text:style-name="T44">19</text:span></text:p>
          </draw:text-box>
        </draw:frame>
        <draw:frame draw:style-name="gr125" draw:text-style-name="P43" draw:layer="layout" svg:width="0.257cm" svg:height="0.298cm" svg:x="26.302cm" svg:y="19.412cm">
          <draw:text-box>
            <text:p text:style-name="P51"><text:span text:style-name="T44">20</text:span></text:p>
          </draw:text-box>
        </draw:frame>
        <draw:frame draw:style-name="gr125" draw:text-style-name="P43" draw:layer="layout" svg:width="0.257cm" svg:height="0.298cm" svg:x="26.842cm" svg:y="19.412cm">
          <draw:text-box>
            <text:p text:style-name="P51"><text:span text:style-name="T44">21</text:span></text:p>
          </draw:text-box>
        </draw:frame>
        <draw:frame draw:style-name="gr125" draw:text-style-name="P43" draw:layer="layout" svg:width="0.257cm" svg:height="0.298cm" svg:x="23.737cm" svg:y="19.931cm">
          <draw:text-box>
            <text:p text:style-name="P51"><text:span text:style-name="T44">22</text:span></text:p>
          </draw:text-box>
        </draw:frame>
        <draw:frame draw:style-name="gr125" draw:text-style-name="P43" draw:layer="layout" svg:width="0.257cm" svg:height="0.298cm" svg:x="24.253cm" svg:y="19.931cm">
          <draw:text-box>
            <text:p text:style-name="P51"><text:span text:style-name="T44">23</text:span></text:p>
          </draw:text-box>
        </draw:frame>
        <draw:frame draw:style-name="gr125" draw:text-style-name="P43" draw:layer="layout" svg:width="0.257cm" svg:height="0.298cm" svg:x="24.767cm" svg:y="19.931cm">
          <draw:text-box>
            <text:p text:style-name="P51"><text:span text:style-name="T44">24</text:span></text:p>
          </draw:text-box>
        </draw:frame>
        <draw:frame draw:style-name="gr125" draw:text-style-name="P43" draw:layer="layout" svg:width="0.257cm" svg:height="0.298cm" svg:x="25.277cm" svg:y="19.931cm">
          <draw:text-box>
            <text:p text:style-name="P51"><text:span text:style-name="T44">25</text:span></text:p>
          </draw:text-box>
        </draw:frame>
        <draw:frame draw:style-name="gr125" draw:text-style-name="P43" draw:layer="layout" svg:width="0.257cm" svg:height="0.298cm" svg:x="25.79cm" svg:y="19.931cm">
          <draw:text-box>
            <text:p text:style-name="P51"><text:span text:style-name="T44">26</text:span></text:p>
          </draw:text-box>
        </draw:frame>
        <draw:frame draw:style-name="gr125" draw:text-style-name="P43" draw:layer="layout" svg:width="0.257cm" svg:height="0.298cm" svg:x="26.311cm" svg:y="19.931cm">
          <draw:text-box>
            <text:p text:style-name="P51"><text:span text:style-name="T44">27</text:span></text:p>
          </draw:text-box>
        </draw:frame>
        <draw:frame draw:style-name="gr125" draw:text-style-name="P43" draw:layer="layout" svg:width="0.257cm" svg:height="0.298cm" svg:x="26.819cm" svg:y="19.931cm">
          <draw:text-box>
            <text:p text:style-name="P51"><text:span text:style-name="T44">28</text:span></text:p>
          </draw:text-box>
        </draw:frame>
        <draw:frame draw:style-name="gr124" draw:text-style-name="P43" draw:layer="layout" svg:width="0.198cm" svg:height="0.298cm" svg:x="23.796cm" svg:y="18.384cm">
          <draw:text-box>
            <text:p text:style-name="P51"><text:span text:style-name="T44">1</text:span></text:p>
          </draw:text-box>
        </draw:frame>
        <draw:frame draw:style-name="gr124" draw:text-style-name="P43" draw:layer="layout" svg:width="0.198cm" svg:height="0.298cm" svg:x="24.309cm" svg:y="18.384cm">
          <draw:text-box>
            <text:p text:style-name="P51"><text:span text:style-name="T44">2</text:span></text:p>
          </draw:text-box>
        </draw:frame>
        <draw:frame draw:style-name="gr125" draw:text-style-name="P43" draw:layer="layout" svg:width="0.257cm" svg:height="0.298cm" svg:x="24.786cm" svg:y="18.384cm">
          <draw:text-box>
            <text:p text:style-name="P51"><text:span text:style-name="T44">3</text:span></text:p>
          </draw:text-box>
        </draw:frame>
        <draw:frame draw:style-name="gr125" draw:text-style-name="P43" draw:layer="layout" svg:width="0.257cm" svg:height="0.298cm" svg:x="25.327cm" svg:y="18.384cm">
          <draw:text-box>
            <text:p text:style-name="P51"><text:span text:style-name="T44">4</text:span></text:p>
          </draw:text-box>
        </draw:frame>
        <draw:custom-shape draw:style-name="gr122" draw:text-style-name="P28" draw:layer="layout" svg:width="3.293cm" svg:height="0.663cm" svg:x="23.747cm" svg:y="16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72cm" svg:y="17.008cm">
          <draw:text-box>
            <text:p text:style-name="P45"><text:span text:style-name="T42">Fe</text:span><text:span text:style-name="T42">br</text:span><text:span text:style-name="T42">er</text:span><text:span text:style-name="T42">o</text:span></text:p>
          </draw:text-box>
        </draw:frame>
        <draw:frame draw:style-name="gr126" draw:text-style-name="P27" draw:layer="layout" svg:width="2.869cm" svg:height="0.398cm" svg:x="1.365cm" svg:y="1.3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2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2"><text:span text:style-name="T41">8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2"><text:span text:style-name="T30">F</text:span><text:span text:style-name="T30">E</text:span><text:span text:style-name="T30">B</text:span><text:span text:style-name="T30">R</text:span><text:span text:style-name="T30">E</text:span><text:span text:style-name="T30">R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2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2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2"><text:span text:style-name="T41">9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2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2"><text:span text:style-name="T41">10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2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2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2"><text:span text:style-name="T40">Se</text:span><text:span text:style-name="T40">m</text:span><text:span text:style-name="T40">an</text:span><text:span text:style-name="T40">a </text:span><text:span text:style-name="T40">6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2"><text:span text:style-name="T43">13:00</text:span></text:p>
          </draw:text-box>
        </draw:frame>
      </draw:page>
      <draw:page draw:name="page25" draw:style-name="dp1" draw:master-page-name="master-page34">
        <draw:line draw:style-name="gr32" draw:text-style-name="P21" draw:layer="layout" svg:x1="0.7cm" svg:y1="2.669cm" svg:x2="13.954cm" svg:y2="2.669cm">
          <text:p/>
        </draw:line>
        <draw:line draw:style-name="gr32" draw:text-style-name="P21" draw:layer="layout" svg:x1="0.7cm" svg:y1="3.534cm" svg:x2="13.954cm" svg:y2="3.534cm">
          <text:p/>
        </draw:line>
        <draw:line draw:style-name="gr32" draw:text-style-name="P21" draw:layer="layout" svg:x1="0.7cm" svg:y1="4.401cm" svg:x2="13.954cm" svg:y2="4.401cm">
          <text:p/>
        </draw:line>
        <draw:line draw:style-name="gr32" draw:text-style-name="P21" draw:layer="layout" svg:x1="0.7cm" svg:y1="5.266cm" svg:x2="13.954cm" svg:y2="5.266cm">
          <text:p/>
        </draw:line>
        <draw:line draw:style-name="gr32" draw:text-style-name="P21" draw:layer="layout" svg:x1="0.7cm" svg:y1="6.133cm" svg:x2="13.954cm" svg:y2="6.133cm">
          <text:p/>
        </draw:line>
        <draw:line draw:style-name="gr32" draw:text-style-name="P21" draw:layer="layout" svg:x1="0.7cm" svg:y1="7cm" svg:x2="13.954cm" svg:y2="7cm">
          <text:p/>
        </draw:line>
        <draw:line draw:style-name="gr32" draw:text-style-name="P21" draw:layer="layout" svg:x1="0.7cm" svg:y1="7.865cm" svg:x2="13.954cm" svg:y2="7.865cm">
          <text:p/>
        </draw:line>
        <draw:line draw:style-name="gr32" draw:text-style-name="P21" draw:layer="layout" svg:x1="0.7cm" svg:y1="8.731cm" svg:x2="13.954cm" svg:y2="8.731cm">
          <text:p/>
        </draw:line>
        <draw:line draw:style-name="gr32" draw:text-style-name="P21" draw:layer="layout" svg:x1="0.7cm" svg:y1="9.597cm" svg:x2="13.954cm" svg:y2="9.597cm">
          <text:p/>
        </draw:line>
        <draw:line draw:style-name="gr32" draw:text-style-name="P21" draw:layer="layout" svg:x1="0.7cm" svg:y1="10.463cm" svg:x2="13.954cm" svg:y2="10.463cm">
          <text:p/>
        </draw:line>
        <draw:line draw:style-name="gr32" draw:text-style-name="P21" draw:layer="layout" svg:x1="0.7cm" svg:y1="11.33cm" svg:x2="13.954cm" svg:y2="11.33cm">
          <text:p/>
        </draw:line>
        <draw:line draw:style-name="gr32" draw:text-style-name="P21" draw:layer="layout" svg:x1="0.7cm" svg:y1="12.195cm" svg:x2="13.954cm" svg:y2="12.195cm">
          <text:p/>
        </draw:line>
        <draw:line draw:style-name="gr32" draw:text-style-name="P21" draw:layer="layout" svg:x1="0.7cm" svg:y1="13.061cm" svg:x2="13.954cm" svg:y2="13.061cm">
          <text:p/>
        </draw:line>
        <draw:line draw:style-name="gr32" draw:text-style-name="P21" draw:layer="layout" svg:x1="0.7cm" svg:y1="13.928cm" svg:x2="13.954cm" svg:y2="13.928cm">
          <text:p/>
        </draw:line>
        <draw:line draw:style-name="gr32" draw:text-style-name="P21" draw:layer="layout" svg:x1="0.7cm" svg:y1="14.79cm" svg:x2="13.954cm" svg:y2="14.79cm">
          <text:p/>
        </draw:line>
        <draw:line draw:style-name="gr32" draw:text-style-name="P21" draw:layer="layout" svg:x1="0.7cm" svg:y1="15.65cm" svg:x2="13.954cm" svg:y2="15.65cm">
          <text:p/>
        </draw:line>
        <draw:line draw:style-name="gr32" draw:text-style-name="P21" draw:layer="layout" svg:x1="0.7cm" svg:y1="16.51cm" svg:x2="13.954cm" svg:y2="16.51cm">
          <text:p/>
        </draw:line>
        <draw:line draw:style-name="gr32" draw:text-style-name="P21" draw:layer="layout" svg:x1="0.7cm" svg:y1="17.37cm" svg:x2="13.954cm" svg:y2="17.37cm">
          <text:p/>
        </draw:line>
        <draw:line draw:style-name="gr32" draw:text-style-name="P21" draw:layer="layout" svg:x1="0.7cm" svg:y1="18.23cm" svg:x2="13.954cm" svg:y2="18.23cm">
          <text:p/>
        </draw:line>
        <draw:line draw:style-name="gr32" draw:text-style-name="P21" draw:layer="layout" svg:x1="0.7cm" svg:y1="19.09cm" svg:x2="13.954cm" svg:y2="19.09cm">
          <text:p/>
        </draw:line>
        <draw:line draw:style-name="gr32" draw:text-style-name="P21" draw:layer="layout" svg:x1="0.7cm" svg:y1="19.95cm" svg:x2="13.954cm" svg:y2="19.95cm">
          <text:p/>
        </draw:line>
        <draw:line draw:style-name="gr32" draw:text-style-name="P21" draw:layer="layout" svg:x1="0.7cm" svg:y1="20.81cm" svg:x2="13.954cm" svg:y2="20.81cm">
          <text:p/>
        </draw:line>
        <draw:line draw:style-name="gr21" draw:text-style-name="P19" draw:layer="layout" svg:x1="0.706cm" svg:y1="1.972cm" svg:x2="13.956cm" svg:y2="1.972cm">
          <text:p/>
        </draw:line>
        <draw:frame draw:style-name="gr99" draw:text-style-name="P18" draw:layer="layout" svg:width="2.917cm" svg:height="0.776cm" svg:x="0.92cm" svg:y="0.708cm">
          <draw:text-box>
            <text:p text:style-name="P2"><text:span text:style-name="T30">A</text:span><text:span text:style-name="T30">B</text:span><text:span text:style-name="T30">R</text:span><text:span text:style-name="T30">IL</text:span></text:p>
          </draw:text-box>
        </draw:frame>
        <draw:frame draw:style-name="gr100" draw:text-style-name="P33" draw:layer="layout" svg:width="2.186cm" svg:height="0.556cm" svg:x="6.9cm" svg:y="1.219cm">
          <draw:text-box>
            <text:p text:style-name="P2"><text:span text:style-name="T40">N</text:span><text:span text:style-name="T40">ot</text:span><text:span text:style-name="T40">as</text:span></text:p>
          </draw:text-box>
        </draw:frame>
        <draw:line draw:style-name="gr32" draw:text-style-name="P21" draw:layer="layout" svg:x1="14.491cm" svg:y1="2.669cm" svg:x2="27.242cm" svg:y2="2.669cm">
          <text:p/>
        </draw:line>
        <draw:line draw:style-name="gr32" draw:text-style-name="P21" draw:layer="layout" svg:x1="14.491cm" svg:y1="3.534cm" svg:x2="27.242cm" svg:y2="3.534cm">
          <text:p/>
        </draw:line>
        <draw:line draw:style-name="gr32" draw:text-style-name="P21" draw:layer="layout" svg:x1="14.491cm" svg:y1="4.401cm" svg:x2="27.242cm" svg:y2="4.401cm">
          <text:p/>
        </draw:line>
        <draw:line draw:style-name="gr32" draw:text-style-name="P21" draw:layer="layout" svg:x1="14.491cm" svg:y1="5.267cm" svg:x2="27.242cm" svg:y2="5.267cm">
          <text:p/>
        </draw:line>
        <draw:line draw:style-name="gr32" draw:text-style-name="P21" draw:layer="layout" svg:x1="14.491cm" svg:y1="6.133cm" svg:x2="27.242cm" svg:y2="6.133cm">
          <text:p/>
        </draw:line>
        <draw:line draw:style-name="gr32" draw:text-style-name="P21" draw:layer="layout" svg:x1="14.491cm" svg:y1="7cm" svg:x2="27.242cm" svg:y2="7cm">
          <text:p/>
        </draw:line>
        <draw:line draw:style-name="gr32" draw:text-style-name="P21" draw:layer="layout" svg:x1="14.491cm" svg:y1="7.866cm" svg:x2="27.242cm" svg:y2="7.866cm">
          <text:p/>
        </draw:line>
        <draw:line draw:style-name="gr32" draw:text-style-name="P21" draw:layer="layout" svg:x1="14.491cm" svg:y1="8.731cm" svg:x2="27.242cm" svg:y2="8.731cm">
          <text:p/>
        </draw:line>
        <draw:line draw:style-name="gr32" draw:text-style-name="P21" draw:layer="layout" svg:x1="14.491cm" svg:y1="9.598cm" svg:x2="27.242cm" svg:y2="9.598cm">
          <text:p/>
        </draw:line>
        <draw:line draw:style-name="gr32" draw:text-style-name="P21" draw:layer="layout" svg:x1="14.491cm" svg:y1="10.463cm" svg:x2="27.242cm" svg:y2="10.463cm">
          <text:p/>
        </draw:line>
        <draw:line draw:style-name="gr32" draw:text-style-name="P21" draw:layer="layout" svg:x1="14.491cm" svg:y1="11.33cm" svg:x2="27.242cm" svg:y2="11.33cm">
          <text:p/>
        </draw:line>
        <draw:line draw:style-name="gr32" draw:text-style-name="P21" draw:layer="layout" svg:x1="14.491cm" svg:y1="12.196cm" svg:x2="27.242cm" svg:y2="12.196cm">
          <text:p/>
        </draw:line>
        <draw:line draw:style-name="gr32" draw:text-style-name="P21" draw:layer="layout" svg:x1="14.491cm" svg:y1="13.061cm" svg:x2="27.242cm" svg:y2="13.061cm">
          <text:p/>
        </draw:line>
        <draw:line draw:style-name="gr32" draw:text-style-name="P21" draw:layer="layout" svg:x1="14.491cm" svg:y1="13.928cm" svg:x2="27.242cm" svg:y2="13.928cm">
          <text:p/>
        </draw:line>
        <draw:line draw:style-name="gr32" draw:text-style-name="P21" draw:layer="layout" svg:x1="14.491cm" svg:y1="14.79cm" svg:x2="27.242cm" svg:y2="14.79cm">
          <text:p/>
        </draw:line>
        <draw:line draw:style-name="gr32" draw:text-style-name="P21" draw:layer="layout" svg:x1="14.491cm" svg:y1="15.65cm" svg:x2="27.242cm" svg:y2="15.65cm">
          <text:p/>
        </draw:line>
        <draw:line draw:style-name="gr32" draw:text-style-name="P21" draw:layer="layout" svg:x1="14.491cm" svg:y1="16.51cm" svg:x2="27.242cm" svg:y2="16.51cm">
          <text:p/>
        </draw:line>
        <draw:line draw:style-name="gr32" draw:text-style-name="P21" draw:layer="layout" svg:x1="14.491cm" svg:y1="17.37cm" svg:x2="27.242cm" svg:y2="17.37cm">
          <text:p/>
        </draw:line>
        <draw:line draw:style-name="gr32" draw:text-style-name="P21" draw:layer="layout" svg:x1="14.491cm" svg:y1="18.23cm" svg:x2="27.242cm" svg:y2="18.23cm">
          <text:p/>
        </draw:line>
        <draw:line draw:style-name="gr32" draw:text-style-name="P21" draw:layer="layout" svg:x1="14.491cm" svg:y1="19.09cm" svg:x2="27.242cm" svg:y2="19.09cm">
          <text:p/>
        </draw:line>
        <draw:line draw:style-name="gr32" draw:text-style-name="P21" draw:layer="layout" svg:x1="14.491cm" svg:y1="19.95cm" svg:x2="27.242cm" svg:y2="19.95cm">
          <text:p/>
        </draw:line>
        <draw:line draw:style-name="gr32" draw:text-style-name="P21" draw:layer="layout" svg:x1="14.491cm" svg:y1="20.81cm" svg:x2="27.242cm" svg:y2="20.81cm">
          <text:p/>
        </draw:line>
        <draw:line draw:style-name="gr21" draw:text-style-name="P19" draw:layer="layout" svg:x1="14.409cm" svg:y1="1.969cm" svg:x2="27.258cm" svg:y2="1.969cm">
          <text:p/>
        </draw:line>
        <draw:frame draw:style-name="gr105" draw:text-style-name="P36" draw:layer="layout" svg:width="1.543cm" svg:height="1.729cm" svg:x="25.563cm" svg:y="0.705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0" draw:text-style-name="P33" draw:layer="layout" svg:width="2.186cm" svg:height="0.556cm" svg:x="20.302cm" svg:y="1.215cm">
          <draw:text-box>
            <text:p text:style-name="P2"><text:span text:style-name="T40">N</text:span><text:span text:style-name="T40">ot</text:span><text:span text:style-name="T40">as</text:span></text:p>
          </draw:text-box>
        </draw:frame>
      </draw:page>
      <draw:page draw:name="page26" draw:style-name="dp1" draw:master-page-name="master-page34">
        <draw:path draw:style-name="gr1" draw:text-style-name="P5" draw:layer="layout" svg:width="11.46cm" svg:height="18.995cm" svg:x="15.154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5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4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32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52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0" draw:text-style-name="P10" draw:layer="layout" svg:width="0.364cm" svg:height="0.49cm" svg:x="15.296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18.157cm" svg:y="6.255cm">
          <draw:text-box>
            <text:p text:style-name="P2"><text:span text:style-name="T7">9</text:span></text:p>
          </draw:text-box>
        </draw:frame>
        <draw:frame draw:style-name="gr98" draw:text-style-name="P10" draw:layer="layout" svg:width="0.37cm" svg:height="0.49cm" svg:x="21.018cm" svg:y="6.255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23.879cm" svg:y="6.255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15.296cm" svg:y="9.774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18.157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21.018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23.879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15.296cm" svg:y="13.293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18.157cm" svg:y="13.293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21.018cm" svg:y="13.293cm">
          <draw:text-box>
            <text:p text:style-name="P2"><text:span text:style-name="T7">24</text:span></text:p>
          </draw:text-box>
        </draw:frame>
        <draw:frame draw:style-name="gr10" draw:text-style-name="P10" draw:layer="layout" svg:width="0.364cm" svg:height="0.49cm" svg:x="15.296cm" svg:y="2.74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18.157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1.018cm" svg:y="2.74cm">
          <draw:text-box>
            <text:p text:style-name="P2"><text:span text:style-name="T7">3</text:span></text:p>
          </draw:text-box>
        </draw:frame>
        <draw:frame draw:style-name="gr11" draw:text-style-name="P10" draw:layer="layout" svg:width="0.472cm" svg:height="0.49cm" svg:x="23.879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83cm" svg:y="13.29cm">
          <draw:text-box>
            <text:p text:style-name="P2"><text:span text:style-name="T7">25</text:span></text:p>
          </draw:text-box>
        </draw:frame>
        <draw:frame draw:style-name="gr11" draw:text-style-name="P10" draw:layer="layout" svg:width="0.472cm" svg:height="0.49cm" svg:x="15.293cm" svg:y="16.81cm">
          <draw:text-box>
            <text:p text:style-name="P2"><text:span text:style-name="T7">29</text:span></text:p>
          </draw:text-box>
        </draw:frame>
        <draw:frame draw:style-name="gr11" draw:text-style-name="P10" draw:layer="layout" svg:width="0.472cm" svg:height="0.49cm" svg:x="18.154cm" svg:y="16.81cm">
          <draw:text-box>
            <text:p text:style-name="P2"><text:span text:style-name="T7">30</text:span></text:p>
          </draw:text-box>
        </draw:frame>
        <draw:line draw:style-name="gr32" draw:text-style-name="P21" draw:layer="layout" svg:x1="1.22cm" svg:y1="2.422cm" svg:x2="4.02cm" svg:y2="2.422cm">
          <text:p/>
        </draw:line>
        <draw:line draw:style-name="gr32" draw:text-style-name="P21" draw:layer="layout" svg:x1="1.22cm" svg:y1="2.992cm" svg:x2="4.02cm" svg:y2="2.992cm">
          <text:p/>
        </draw:line>
        <draw:line draw:style-name="gr32" draw:text-style-name="P21" draw:layer="layout" svg:x1="1.22cm" svg:y1="3.562cm" svg:x2="4.02cm" svg:y2="3.562cm">
          <text:p/>
        </draw:line>
        <draw:line draw:style-name="gr32" draw:text-style-name="P21" draw:layer="layout" svg:x1="1.22cm" svg:y1="4.131cm" svg:x2="4.02cm" svg:y2="4.131cm">
          <text:p/>
        </draw:line>
        <draw:line draw:style-name="gr32" draw:text-style-name="P21" draw:layer="layout" svg:x1="1.22cm" svg:y1="4.702cm" svg:x2="4.02cm" svg:y2="4.702cm">
          <text:p/>
        </draw:line>
        <draw:line draw:style-name="gr32" draw:text-style-name="P21" draw:layer="layout" svg:x1="1.22cm" svg:y1="5.274cm" svg:x2="4.02cm" svg:y2="5.274cm">
          <text:p/>
        </draw:line>
        <draw:line draw:style-name="gr32" draw:text-style-name="P21" draw:layer="layout" svg:x1="1.22cm" svg:y1="5.843cm" svg:x2="4.02cm" svg:y2="5.843cm">
          <text:p/>
        </draw:line>
        <draw:line draw:style-name="gr32" draw:text-style-name="P21" draw:layer="layout" svg:x1="1.22cm" svg:y1="6.413cm" svg:x2="4.02cm" svg:y2="6.413cm">
          <text:p/>
        </draw:line>
        <draw:line draw:style-name="gr32" draw:text-style-name="P21" draw:layer="layout" svg:x1="1.22cm" svg:y1="6.982cm" svg:x2="4.02cm" svg:y2="6.982cm">
          <text:p/>
        </draw:line>
        <draw:line draw:style-name="gr32" draw:text-style-name="P21" draw:layer="layout" svg:x1="4.191cm" svg:y1="2.422cm" svg:x2="5.682cm" svg:y2="2.422cm">
          <text:p/>
        </draw:line>
        <draw:line draw:style-name="gr32" draw:text-style-name="P21" draw:layer="layout" svg:x1="4.191cm" svg:y1="2.992cm" svg:x2="5.683cm" svg:y2="2.992cm">
          <text:p/>
        </draw:line>
        <draw:line draw:style-name="gr32" draw:text-style-name="P21" draw:layer="layout" svg:x1="4.191cm" svg:y1="3.562cm" svg:x2="5.683cm" svg:y2="3.562cm">
          <text:p/>
        </draw:line>
        <draw:line draw:style-name="gr32" draw:text-style-name="P21" draw:layer="layout" svg:x1="4.191cm" svg:y1="4.131cm" svg:x2="5.683cm" svg:y2="4.131cm">
          <text:p/>
        </draw:line>
        <draw:line draw:style-name="gr32" draw:text-style-name="P21" draw:layer="layout" svg:x1="4.191cm" svg:y1="4.702cm" svg:x2="5.683cm" svg:y2="4.702cm">
          <text:p/>
        </draw:line>
        <draw:line draw:style-name="gr32" draw:text-style-name="P21" draw:layer="layout" svg:x1="4.191cm" svg:y1="5.274cm" svg:x2="5.683cm" svg:y2="5.274cm">
          <text:p/>
        </draw:line>
        <draw:line draw:style-name="gr32" draw:text-style-name="P21" draw:layer="layout" svg:x1="4.191cm" svg:y1="5.843cm" svg:x2="5.683cm" svg:y2="5.843cm">
          <text:p/>
        </draw:line>
        <draw:line draw:style-name="gr32" draw:text-style-name="P21" draw:layer="layout" svg:x1="4.191cm" svg:y1="6.413cm" svg:x2="5.683cm" svg:y2="6.413cm">
          <text:p/>
        </draw:line>
        <draw:line draw:style-name="gr32" draw:text-style-name="P21" draw:layer="layout" svg:x1="4.191cm" svg:y1="6.982cm" svg:x2="5.683cm" svg:y2="6.982cm">
          <text:p/>
        </draw:line>
        <draw:line draw:style-name="gr32" draw:text-style-name="P21" draw:layer="layout" svg:x1="5.86cm" svg:y1="2.422cm" svg:x2="7.351cm" svg:y2="2.422cm">
          <text:p/>
        </draw:line>
        <draw:line draw:style-name="gr32" draw:text-style-name="P21" draw:layer="layout" svg:x1="5.86cm" svg:y1="2.992cm" svg:x2="7.352cm" svg:y2="2.992cm">
          <text:p/>
        </draw:line>
        <draw:line draw:style-name="gr32" draw:text-style-name="P21" draw:layer="layout" svg:x1="5.86cm" svg:y1="3.562cm" svg:x2="7.352cm" svg:y2="3.562cm">
          <text:p/>
        </draw:line>
        <draw:line draw:style-name="gr32" draw:text-style-name="P21" draw:layer="layout" svg:x1="5.86cm" svg:y1="4.131cm" svg:x2="7.352cm" svg:y2="4.131cm">
          <text:p/>
        </draw:line>
        <draw:line draw:style-name="gr32" draw:text-style-name="P21" draw:layer="layout" svg:x1="5.86cm" svg:y1="4.702cm" svg:x2="7.352cm" svg:y2="4.702cm">
          <text:p/>
        </draw:line>
        <draw:line draw:style-name="gr32" draw:text-style-name="P21" draw:layer="layout" svg:x1="5.86cm" svg:y1="5.274cm" svg:x2="7.352cm" svg:y2="5.274cm">
          <text:p/>
        </draw:line>
        <draw:line draw:style-name="gr32" draw:text-style-name="P21" draw:layer="layout" svg:x1="5.86cm" svg:y1="5.843cm" svg:x2="7.352cm" svg:y2="5.843cm">
          <text:p/>
        </draw:line>
        <draw:line draw:style-name="gr32" draw:text-style-name="P21" draw:layer="layout" svg:x1="5.86cm" svg:y1="6.413cm" svg:x2="7.352cm" svg:y2="6.413cm">
          <text:p/>
        </draw:line>
        <draw:line draw:style-name="gr32" draw:text-style-name="P21" draw:layer="layout" svg:x1="5.86cm" svg:y1="6.982cm" svg:x2="7.352cm" svg:y2="6.982cm">
          <text:p/>
        </draw:line>
        <draw:line draw:style-name="gr32" draw:text-style-name="P21" draw:layer="layout" svg:x1="2.457cm" svg:y1="7.561cm" svg:x2="7.351cm" svg:y2="7.561cm">
          <text:p/>
        </draw:line>
        <draw:frame draw:style-name="gr134" draw:text-style-name="P20" draw:layer="layout" svg:width="2.445cm" svg:height="0.582cm" svg:x="1.273cm" svg:y="2.659cm">
          <draw:text-box>
            <text:p text:style-name="P52"><text:span text:style-name="T31">Alq</text:span><text:span text:style-name="T31">uiler </text:span><text:span text:style-name="T31">/ </text:span><text:span text:style-name="T31">Hip</text:span><text:span text:style-name="T31">otéc</text:span><text:span text:style-name="T31">a <text:s/></text:span></text:p>
          </draw:text-box>
        </draw:frame>
        <draw:frame draw:style-name="gr135" draw:text-style-name="P20" draw:layer="layout" svg:width="0.667cm" svg:height="0.583cm" svg:x="1.245cm" svg:y="3.229cm">
          <draw:text-box>
            <text:p text:style-name="P52"><text:span text:style-name="T31">Luz <text:s/></text:span><text:span text:style-name="T31"><text:s/></text:span></text:p>
          </draw:text-box>
        </draw:frame>
        <draw:frame draw:style-name="gr135" draw:text-style-name="P20" draw:layer="layout" svg:width="0.667cm" svg:height="0.583cm" svg:x="1.245cm" svg:y="3.799cm">
          <draw:text-box>
            <text:p text:style-name="P52"><text:span text:style-name="T31">Agu</text:span><text:span text:style-name="T31">a</text:span></text:p>
          </draw:text-box>
        </draw:frame>
        <draw:frame draw:style-name="gr136" draw:text-style-name="P20" draw:layer="layout" svg:width="0.495cm" svg:height="0.583cm" svg:x="1.245cm" svg:y="4.37cm">
          <draw:text-box>
            <text:p text:style-name="P52"><text:span text:style-name="T31">Gas</text:span></text:p>
          </draw:text-box>
        </draw:frame>
        <draw:frame draw:style-name="gr137" draw:text-style-name="P20" draw:layer="layout" svg:width="1.13cm" svg:height="0.583cm" svg:x="1.245cm" svg:y="4.939cm">
          <draw:text-box>
            <text:p text:style-name="P52"><text:span text:style-name="T31">Telé</text:span><text:span text:style-name="T31">fon</text:span><text:span text:style-name="T31">o</text:span></text:p>
          </draw:text-box>
        </draw:frame>
        <draw:frame draw:style-name="gr138" draw:text-style-name="P20" draw:layer="layout" svg:width="1.575cm" svg:height="0.584cm" svg:x="1.245cm" svg:y="5.51cm">
          <draw:text-box>
            <text:p text:style-name="P52"><text:span text:style-name="T31">TV / </text:span><text:span text:style-name="T31">Inte</text:span><text:span text:style-name="T31">rnet</text:span></text:p>
          </draw:text-box>
        </draw:frame>
        <draw:frame draw:style-name="gr139" draw:text-style-name="P20" draw:layer="layout" svg:width="1.873cm" svg:height="0.583cm" svg:x="1.245cm" svg:y="6.08cm">
          <draw:text-box>
            <text:p text:style-name="P52"><text:span text:style-name="T31">+</text:span></text:p>
          </draw:text-box>
        </draw:frame>
        <draw:frame draw:style-name="gr140" draw:text-style-name="P20" draw:layer="layout" svg:width="1.211cm" svg:height="0.583cm" svg:x="1.245cm" svg:y="6.65cm">
          <draw:text-box>
            <text:p text:style-name="P52"><text:span text:style-name="T31">+</text:span></text:p>
          </draw:text-box>
        </draw:frame>
        <draw:frame draw:style-name="gr141" draw:text-style-name="P20" draw:layer="layout" svg:width="1.779cm" svg:height="0.348cm" svg:x="1.245cm" svg:y="7.228cm">
          <draw:text-box>
            <text:p text:style-name="P52"><text:span text:style-name="T31">Sub</text:span><text:span text:style-name="T31">total</text:span></text:p>
          </draw:text-box>
        </draw:frame>
        <draw:frame draw:style-name="gr142" draw:text-style-name="P20" draw:layer="layout" svg:width="0.73cm" svg:height="0.583cm" svg:x="1.274cm" svg:y="2.093cm">
          <draw:text-box>
            <text:p text:style-name="P52"><text:span text:style-name="T31">Gas</text:span><text:span text:style-name="T31">to</text:span></text:p>
          </draw:text-box>
        </draw:frame>
        <draw:frame draw:style-name="gr143" draw:text-style-name="P20" draw:layer="layout" svg:width="1.877cm" svg:height="0.583cm" svg:x="4.174cm" svg:y="2.094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6.275cm" svg:y="2.095cm">
          <draw:text-box>
            <text:p text:style-name="P52"><text:span text:style-name="T31">Rea</text:span><text:span text:style-name="T31">l</text:span></text:p>
          </draw:text-box>
        </draw:frame>
        <draw:line draw:style-name="gr32" draw:text-style-name="P21" draw:layer="layout" svg:x1="7.61cm" svg:y1="2.423cm" svg:x2="10.41cm" svg:y2="2.423cm">
          <text:p/>
        </draw:line>
        <draw:line draw:style-name="gr32" draw:text-style-name="P21" draw:layer="layout" svg:x1="7.61cm" svg:y1="2.994cm" svg:x2="10.41cm" svg:y2="2.994cm">
          <text:p/>
        </draw:line>
        <draw:line draw:style-name="gr32" draw:text-style-name="P21" draw:layer="layout" svg:x1="7.61cm" svg:y1="3.564cm" svg:x2="10.41cm" svg:y2="3.564cm">
          <text:p/>
        </draw:line>
        <draw:line draw:style-name="gr32" draw:text-style-name="P21" draw:layer="layout" svg:x1="7.61cm" svg:y1="4.133cm" svg:x2="10.41cm" svg:y2="4.133cm">
          <text:p/>
        </draw:line>
        <draw:line draw:style-name="gr32" draw:text-style-name="P21" draw:layer="layout" svg:x1="7.61cm" svg:y1="4.704cm" svg:x2="10.41cm" svg:y2="4.704cm">
          <text:p/>
        </draw:line>
        <draw:line draw:style-name="gr32" draw:text-style-name="P21" draw:layer="layout" svg:x1="7.61cm" svg:y1="5.276cm" svg:x2="10.41cm" svg:y2="5.276cm">
          <text:p/>
        </draw:line>
        <draw:line draw:style-name="gr32" draw:text-style-name="P21" draw:layer="layout" svg:x1="7.61cm" svg:y1="5.845cm" svg:x2="10.41cm" svg:y2="5.845cm">
          <text:p/>
        </draw:line>
        <draw:line draw:style-name="gr32" draw:text-style-name="P21" draw:layer="layout" svg:x1="7.61cm" svg:y1="6.415cm" svg:x2="10.41cm" svg:y2="6.415cm">
          <text:p/>
        </draw:line>
        <draw:line draw:style-name="gr32" draw:text-style-name="P21" draw:layer="layout" svg:x1="7.61cm" svg:y1="6.984cm" svg:x2="10.41cm" svg:y2="6.984cm">
          <text:p/>
        </draw:line>
        <draw:line draw:style-name="gr32" draw:text-style-name="P21" draw:layer="layout" svg:x1="10.581cm" svg:y1="2.423cm" svg:x2="12.072cm" svg:y2="2.423cm">
          <text:p/>
        </draw:line>
        <draw:line draw:style-name="gr32" draw:text-style-name="P21" draw:layer="layout" svg:x1="10.581cm" svg:y1="2.994cm" svg:x2="12.073cm" svg:y2="2.994cm">
          <text:p/>
        </draw:line>
        <draw:line draw:style-name="gr32" draw:text-style-name="P21" draw:layer="layout" svg:x1="10.581cm" svg:y1="3.564cm" svg:x2="12.073cm" svg:y2="3.564cm">
          <text:p/>
        </draw:line>
        <draw:line draw:style-name="gr32" draw:text-style-name="P21" draw:layer="layout" svg:x1="10.581cm" svg:y1="4.133cm" svg:x2="12.073cm" svg:y2="4.133cm">
          <text:p/>
        </draw:line>
        <draw:line draw:style-name="gr32" draw:text-style-name="P21" draw:layer="layout" svg:x1="10.581cm" svg:y1="4.704cm" svg:x2="12.073cm" svg:y2="4.704cm">
          <text:p/>
        </draw:line>
        <draw:line draw:style-name="gr32" draw:text-style-name="P21" draw:layer="layout" svg:x1="10.581cm" svg:y1="5.276cm" svg:x2="12.073cm" svg:y2="5.276cm">
          <text:p/>
        </draw:line>
        <draw:line draw:style-name="gr32" draw:text-style-name="P21" draw:layer="layout" svg:x1="10.581cm" svg:y1="5.845cm" svg:x2="12.073cm" svg:y2="5.845cm">
          <text:p/>
        </draw:line>
        <draw:line draw:style-name="gr32" draw:text-style-name="P21" draw:layer="layout" svg:x1="10.581cm" svg:y1="6.415cm" svg:x2="12.073cm" svg:y2="6.415cm">
          <text:p/>
        </draw:line>
        <draw:line draw:style-name="gr32" draw:text-style-name="P21" draw:layer="layout" svg:x1="10.581cm" svg:y1="6.984cm" svg:x2="12.073cm" svg:y2="6.984cm">
          <text:p/>
        </draw:line>
        <draw:line draw:style-name="gr32" draw:text-style-name="P21" draw:layer="layout" svg:x1="12.25cm" svg:y1="2.423cm" svg:x2="13.741cm" svg:y2="2.423cm">
          <text:p/>
        </draw:line>
        <draw:line draw:style-name="gr32" draw:text-style-name="P21" draw:layer="layout" svg:x1="12.25cm" svg:y1="2.994cm" svg:x2="13.742cm" svg:y2="2.994cm">
          <text:p/>
        </draw:line>
        <draw:line draw:style-name="gr32" draw:text-style-name="P21" draw:layer="layout" svg:x1="12.25cm" svg:y1="3.564cm" svg:x2="13.742cm" svg:y2="3.564cm">
          <text:p/>
        </draw:line>
        <draw:line draw:style-name="gr32" draw:text-style-name="P21" draw:layer="layout" svg:x1="12.25cm" svg:y1="4.133cm" svg:x2="13.742cm" svg:y2="4.133cm">
          <text:p/>
        </draw:line>
        <draw:line draw:style-name="gr32" draw:text-style-name="P21" draw:layer="layout" svg:x1="12.25cm" svg:y1="4.704cm" svg:x2="13.742cm" svg:y2="4.704cm">
          <text:p/>
        </draw:line>
        <draw:line draw:style-name="gr32" draw:text-style-name="P21" draw:layer="layout" svg:x1="12.25cm" svg:y1="5.276cm" svg:x2="13.742cm" svg:y2="5.276cm">
          <text:p/>
        </draw:line>
        <draw:line draw:style-name="gr32" draw:text-style-name="P21" draw:layer="layout" svg:x1="12.25cm" svg:y1="5.845cm" svg:x2="13.742cm" svg:y2="5.845cm">
          <text:p/>
        </draw:line>
        <draw:line draw:style-name="gr32" draw:text-style-name="P21" draw:layer="layout" svg:x1="12.25cm" svg:y1="6.415cm" svg:x2="13.742cm" svg:y2="6.415cm">
          <text:p/>
        </draw:line>
        <draw:line draw:style-name="gr32" draw:text-style-name="P21" draw:layer="layout" svg:x1="12.25cm" svg:y1="6.984cm" svg:x2="13.742cm" svg:y2="6.984cm">
          <text:p/>
        </draw:line>
        <draw:frame draw:style-name="gr145" draw:text-style-name="P20" draw:layer="layout" svg:width="0.645cm" svg:height="0.583cm" svg:x="7.663cm" svg:y="2.66cm">
          <draw:text-box>
            <text:p text:style-name="P52"><text:span text:style-name="T31">Rop</text:span><text:span text:style-name="T31">a</text:span></text:p>
          </draw:text-box>
        </draw:frame>
        <draw:frame draw:style-name="gr146" draw:text-style-name="P20" draw:layer="layout" svg:width="2.415cm" svg:height="0.583cm" svg:x="7.635cm" svg:y="3.231cm">
          <draw:text-box>
            <text:p text:style-name="P52"><text:span text:style-name="T31">Cui</text:span><text:span text:style-name="T31">dad</text:span><text:span text:style-name="T31">o </text:span><text:span text:style-name="T31">per</text:span><text:span text:style-name="T31">son</text:span><text:span text:style-name="T31">al <text:s text:c="2"/></text:span></text:p>
          </draw:text-box>
        </draw:frame>
        <draw:frame draw:style-name="gr147" draw:text-style-name="P20" draw:layer="layout" svg:width="1.175cm" svg:height="0.583cm" svg:x="7.635cm" svg:y="3.801cm">
          <draw:text-box>
            <text:p text:style-name="P52"><text:span text:style-name="T31">Mas</text:span><text:span text:style-name="T31">cota</text:span><text:span text:style-name="T31">s</text:span></text:p>
          </draw:text-box>
        </draw:frame>
        <draw:frame draw:style-name="gr148" draw:text-style-name="P20" draw:layer="layout" svg:width="2.241cm" svg:height="0.583cm" svg:x="7.635cm" svg:y="4.372cm">
          <draw:text-box>
            <text:p text:style-name="P52"><text:span text:style-name="T31">Esté</text:span><text:span text:style-name="T31">tica </text:span><text:span text:style-name="T31">/ </text:span><text:span text:style-name="T31">bar</text:span><text:span text:style-name="T31">berí</text:span><text:span text:style-name="T31">a</text:span></text:p>
          </draw:text-box>
        </draw:frame>
        <draw:frame draw:style-name="gr137" draw:text-style-name="P20" draw:layer="layout" svg:width="1.13cm" svg:height="0.583cm" svg:x="7.635cm" svg:y="4.941cm">
          <draw:text-box>
            <text:p text:style-name="P52"><text:span text:style-name="T31">+</text:span></text:p>
          </draw:text-box>
        </draw:frame>
        <draw:frame draw:style-name="gr138" draw:text-style-name="P20" draw:layer="layout" svg:width="1.575cm" svg:height="0.584cm" svg:x="7.635cm" svg:y="5.512cm">
          <draw:text-box>
            <text:p text:style-name="P52"><text:span text:style-name="T31">+</text:span></text:p>
          </draw:text-box>
        </draw:frame>
        <draw:frame draw:style-name="gr139" draw:text-style-name="P20" draw:layer="layout" svg:width="1.873cm" svg:height="0.583cm" svg:x="7.635cm" svg:y="6.082cm">
          <draw:text-box>
            <text:p text:style-name="P52"><text:span text:style-name="T31">+</text:span></text:p>
          </draw:text-box>
        </draw:frame>
        <draw:frame draw:style-name="gr149" draw:text-style-name="P20" draw:layer="layout" svg:width="1.211cm" svg:height="0.582cm" svg:x="7.635cm" svg:y="6.652cm">
          <draw:text-box>
            <text:p text:style-name="P52"><text:span text:style-name="T31">+</text:span></text:p>
          </draw:text-box>
        </draw:frame>
        <draw:frame draw:style-name="gr150" draw:text-style-name="P20" draw:layer="layout" svg:width="1.909cm" svg:height="0.348cm" svg:x="7.635cm" svg:y="7.23cm">
          <draw:text-box>
            <text:p text:style-name="P52"><text:span text:style-name="T31">Sub</text:span><text:span text:style-name="T31">total</text:span></text:p>
          </draw:text-box>
        </draw:frame>
        <draw:frame draw:style-name="gr151" draw:text-style-name="P20" draw:layer="layout" svg:width="0.73cm" svg:height="0.582cm" svg:x="7.664cm" svg:y="2.095cm">
          <draw:text-box>
            <text:p text:style-name="P52"><text:span text:style-name="T31">Gas</text:span><text:span text:style-name="T31">to</text:span></text:p>
          </draw:text-box>
        </draw:frame>
        <draw:frame draw:style-name="gr152" draw:text-style-name="P20" draw:layer="layout" svg:width="1.877cm" svg:height="0.582cm" svg:x="10.564cm" svg:y="2.096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12.665cm" svg:y="2.097cm">
          <draw:text-box>
            <text:p text:style-name="P52"><text:span text:style-name="T31">Rea</text:span><text:span text:style-name="T31">l</text:span></text:p>
          </draw:text-box>
        </draw:frame>
        <draw:line draw:style-name="gr21" draw:text-style-name="P19" draw:layer="layout" svg:x1="0.7cm" svg:y1="8.252cm" svg:x2="13.95cm" svg:y2="8.252cm">
          <text:p/>
        </draw:line>
        <draw:line draw:style-name="gr32" draw:text-style-name="P21" draw:layer="layout" svg:x1="1.22cm" svg:y1="8.741cm" svg:x2="4.02cm" svg:y2="8.741cm">
          <text:p/>
        </draw:line>
        <draw:line draw:style-name="gr32" draw:text-style-name="P21" draw:layer="layout" svg:x1="1.22cm" svg:y1="9.311cm" svg:x2="4.02cm" svg:y2="9.311cm">
          <text:p/>
        </draw:line>
        <draw:line draw:style-name="gr32" draw:text-style-name="P21" draw:layer="layout" svg:x1="1.22cm" svg:y1="9.882cm" svg:x2="4.02cm" svg:y2="9.882cm">
          <text:p/>
        </draw:line>
        <draw:line draw:style-name="gr32" draw:text-style-name="P21" draw:layer="layout" svg:x1="1.22cm" svg:y1="10.45cm" svg:x2="4.02cm" svg:y2="10.45cm">
          <text:p/>
        </draw:line>
        <draw:line draw:style-name="gr32" draw:text-style-name="P21" draw:layer="layout" svg:x1="1.22cm" svg:y1="11.022cm" svg:x2="4.02cm" svg:y2="11.022cm">
          <text:p/>
        </draw:line>
        <draw:line draw:style-name="gr32" draw:text-style-name="P21" draw:layer="layout" svg:x1="1.22cm" svg:y1="11.593cm" svg:x2="4.02cm" svg:y2="11.593cm">
          <text:p/>
        </draw:line>
        <draw:line draw:style-name="gr32" draw:text-style-name="P21" draw:layer="layout" svg:x1="4.191cm" svg:y1="8.741cm" svg:x2="5.682cm" svg:y2="8.741cm">
          <text:p/>
        </draw:line>
        <draw:line draw:style-name="gr32" draw:text-style-name="P21" draw:layer="layout" svg:x1="4.191cm" svg:y1="9.311cm" svg:x2="5.683cm" svg:y2="9.311cm">
          <text:p/>
        </draw:line>
        <draw:line draw:style-name="gr32" draw:text-style-name="P21" draw:layer="layout" svg:x1="4.191cm" svg:y1="9.882cm" svg:x2="5.683cm" svg:y2="9.882cm">
          <text:p/>
        </draw:line>
        <draw:line draw:style-name="gr32" draw:text-style-name="P21" draw:layer="layout" svg:x1="4.191cm" svg:y1="10.45cm" svg:x2="5.683cm" svg:y2="10.45cm">
          <text:p/>
        </draw:line>
        <draw:line draw:style-name="gr32" draw:text-style-name="P21" draw:layer="layout" svg:x1="4.191cm" svg:y1="11.022cm" svg:x2="5.683cm" svg:y2="11.022cm">
          <text:p/>
        </draw:line>
        <draw:line draw:style-name="gr32" draw:text-style-name="P21" draw:layer="layout" svg:x1="4.191cm" svg:y1="11.593cm" svg:x2="5.683cm" svg:y2="11.593cm">
          <text:p/>
        </draw:line>
        <draw:line draw:style-name="gr32" draw:text-style-name="P21" draw:layer="layout" svg:x1="5.86cm" svg:y1="8.741cm" svg:x2="7.351cm" svg:y2="8.741cm">
          <text:p/>
        </draw:line>
        <draw:line draw:style-name="gr32" draw:text-style-name="P21" draw:layer="layout" svg:x1="5.86cm" svg:y1="9.311cm" svg:x2="7.352cm" svg:y2="9.311cm">
          <text:p/>
        </draw:line>
        <draw:line draw:style-name="gr32" draw:text-style-name="P21" draw:layer="layout" svg:x1="5.86cm" svg:y1="9.882cm" svg:x2="7.352cm" svg:y2="9.882cm">
          <text:p/>
        </draw:line>
        <draw:line draw:style-name="gr32" draw:text-style-name="P21" draw:layer="layout" svg:x1="5.86cm" svg:y1="10.45cm" svg:x2="7.352cm" svg:y2="10.45cm">
          <text:p/>
        </draw:line>
        <draw:line draw:style-name="gr32" draw:text-style-name="P21" draw:layer="layout" svg:x1="5.86cm" svg:y1="11.022cm" svg:x2="7.352cm" svg:y2="11.022cm">
          <text:p/>
        </draw:line>
        <draw:line draw:style-name="gr32" draw:text-style-name="P21" draw:layer="layout" svg:x1="5.86cm" svg:y1="11.593cm" svg:x2="7.352cm" svg:y2="11.593cm">
          <text:p/>
        </draw:line>
        <draw:frame draw:style-name="gr153" draw:text-style-name="P20" draw:layer="layout" svg:width="1.979cm" svg:height="0.583cm" svg:x="1.273cm" svg:y="8.978cm">
          <draw:text-box>
            <text:p text:style-name="P52"><text:span text:style-name="T31">Sup</text:span><text:span text:style-name="T31">erm</text:span><text:span text:style-name="T31">erc</text:span><text:span text:style-name="T31">ado </text:span><text:span text:style-name="T31"><text:s/></text:span></text:p>
          </draw:text-box>
        </draw:frame>
        <draw:frame draw:style-name="gr154" draw:text-style-name="P20" draw:layer="layout" svg:width="1.031cm" svg:height="0.583cm" svg:x="1.245cm" svg:y="9.548cm">
          <draw:text-box>
            <text:p text:style-name="P52"><text:span text:style-name="T31">Sna</text:span><text:span text:style-name="T31">cks <text:s/></text:span></text:p>
          </draw:text-box>
        </draw:frame>
        <draw:frame draw:style-name="gr155" draw:text-style-name="P20" draw:layer="layout" svg:width="2.36cm" svg:height="0.582cm" svg:x="1.245cm" svg:y="10.119cm">
          <draw:text-box>
            <text:p text:style-name="P52"><text:span text:style-name="T31">Co</text:span><text:span text:style-name="T31">mid</text:span><text:span text:style-name="T31">a a </text:span><text:span text:style-name="T31">do</text:span><text:span text:style-name="T31">micil</text:span><text:span text:style-name="T31">io</text:span></text:p>
          </draw:text-box>
        </draw:frame>
        <draw:frame draw:style-name="gr156" draw:text-style-name="P20" draw:layer="layout" svg:width="2.707cm" svg:height="0.583cm" svg:x="1.245cm" svg:y="10.689cm">
          <draw:text-box>
            <text:p text:style-name="P52"><text:span text:style-name="T31">Co</text:span><text:span text:style-name="T31">mid</text:span><text:span text:style-name="T31">a </text:span><text:span text:style-name="T31">fuer</text:span><text:span text:style-name="T31">a </text:span><text:span text:style-name="T31">de </text:span><text:span text:style-name="T31">cas</text:span><text:span text:style-name="T31">a</text:span></text:p>
          </draw:text-box>
        </draw:frame>
        <draw:frame draw:style-name="gr157" draw:text-style-name="P20" draw:layer="layout" svg:width="1.13cm" svg:height="0.582cm" svg:x="1.245cm" svg:y="11.259cm">
          <draw:text-box>
            <text:p text:style-name="P52"><text:span text:style-name="T31">+</text:span></text:p>
          </draw:text-box>
        </draw:frame>
        <draw:frame draw:style-name="gr142" draw:text-style-name="P20" draw:layer="layout" svg:width="0.73cm" svg:height="0.583cm" svg:x="1.274cm" svg:y="8.412cm">
          <draw:text-box>
            <text:p text:style-name="P52"><text:span text:style-name="T31">Gas</text:span><text:span text:style-name="T31">to</text:span></text:p>
          </draw:text-box>
        </draw:frame>
        <draw:frame draw:style-name="gr143" draw:text-style-name="P20" draw:layer="layout" svg:width="1.877cm" svg:height="0.583cm" svg:x="4.174cm" svg:y="8.413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58" draw:text-style-name="P20" draw:layer="layout" svg:width="0.562cm" svg:height="0.583cm" svg:x="6.275cm" svg:y="8.414cm">
          <draw:text-box>
            <text:p text:style-name="P52"><text:span text:style-name="T31">Rea</text:span><text:span text:style-name="T31">l</text:span></text:p>
          </draw:text-box>
        </draw:frame>
        <draw:line draw:style-name="gr32" draw:text-style-name="P21" draw:layer="layout" svg:x1="7.61cm" svg:y1="8.743cm" svg:x2="10.41cm" svg:y2="8.743cm">
          <text:p/>
        </draw:line>
        <draw:line draw:style-name="gr32" draw:text-style-name="P21" draw:layer="layout" svg:x1="7.61cm" svg:y1="9.313cm" svg:x2="10.41cm" svg:y2="9.313cm">
          <text:p/>
        </draw:line>
        <draw:line draw:style-name="gr32" draw:text-style-name="P21" draw:layer="layout" svg:x1="7.61cm" svg:y1="9.884cm" svg:x2="10.41cm" svg:y2="9.884cm">
          <text:p/>
        </draw:line>
        <draw:line draw:style-name="gr32" draw:text-style-name="P21" draw:layer="layout" svg:x1="7.61cm" svg:y1="10.452cm" svg:x2="10.41cm" svg:y2="10.452cm">
          <text:p/>
        </draw:line>
        <draw:line draw:style-name="gr32" draw:text-style-name="P21" draw:layer="layout" svg:x1="7.61cm" svg:y1="11.023cm" svg:x2="10.41cm" svg:y2="11.023cm">
          <text:p/>
        </draw:line>
        <draw:line draw:style-name="gr32" draw:text-style-name="P21" draw:layer="layout" svg:x1="7.61cm" svg:y1="11.595cm" svg:x2="10.41cm" svg:y2="11.595cm">
          <text:p/>
        </draw:line>
        <draw:line draw:style-name="gr32" draw:text-style-name="P21" draw:layer="layout" svg:x1="10.581cm" svg:y1="8.743cm" svg:x2="12.072cm" svg:y2="8.743cm">
          <text:p/>
        </draw:line>
        <draw:line draw:style-name="gr32" draw:text-style-name="P21" draw:layer="layout" svg:x1="10.581cm" svg:y1="9.313cm" svg:x2="12.073cm" svg:y2="9.313cm">
          <text:p/>
        </draw:line>
        <draw:line draw:style-name="gr32" draw:text-style-name="P21" draw:layer="layout" svg:x1="10.581cm" svg:y1="9.884cm" svg:x2="12.073cm" svg:y2="9.884cm">
          <text:p/>
        </draw:line>
        <draw:line draw:style-name="gr32" draw:text-style-name="P21" draw:layer="layout" svg:x1="10.581cm" svg:y1="10.452cm" svg:x2="12.073cm" svg:y2="10.452cm">
          <text:p/>
        </draw:line>
        <draw:line draw:style-name="gr32" draw:text-style-name="P21" draw:layer="layout" svg:x1="10.581cm" svg:y1="11.023cm" svg:x2="12.073cm" svg:y2="11.023cm">
          <text:p/>
        </draw:line>
        <draw:line draw:style-name="gr32" draw:text-style-name="P21" draw:layer="layout" svg:x1="10.581cm" svg:y1="11.595cm" svg:x2="12.073cm" svg:y2="11.595cm">
          <text:p/>
        </draw:line>
        <draw:line draw:style-name="gr32" draw:text-style-name="P21" draw:layer="layout" svg:x1="12.25cm" svg:y1="8.743cm" svg:x2="13.741cm" svg:y2="8.743cm">
          <text:p/>
        </draw:line>
        <draw:line draw:style-name="gr32" draw:text-style-name="P21" draw:layer="layout" svg:x1="12.25cm" svg:y1="9.313cm" svg:x2="13.742cm" svg:y2="9.313cm">
          <text:p/>
        </draw:line>
        <draw:line draw:style-name="gr32" draw:text-style-name="P21" draw:layer="layout" svg:x1="12.25cm" svg:y1="9.884cm" svg:x2="13.742cm" svg:y2="9.884cm">
          <text:p/>
        </draw:line>
        <draw:line draw:style-name="gr32" draw:text-style-name="P21" draw:layer="layout" svg:x1="12.25cm" svg:y1="10.452cm" svg:x2="13.742cm" svg:y2="10.452cm">
          <text:p/>
        </draw:line>
        <draw:line draw:style-name="gr32" draw:text-style-name="P21" draw:layer="layout" svg:x1="12.25cm" svg:y1="11.023cm" svg:x2="13.742cm" svg:y2="11.023cm">
          <text:p/>
        </draw:line>
        <draw:line draw:style-name="gr32" draw:text-style-name="P21" draw:layer="layout" svg:x1="12.25cm" svg:y1="11.595cm" svg:x2="13.742cm" svg:y2="11.595cm">
          <text:p/>
        </draw:line>
        <draw:frame draw:style-name="gr159" draw:text-style-name="P20" draw:layer="layout" svg:width="2.322cm" svg:height="0.582cm" svg:x="7.663cm" svg:y="8.98cm">
          <draw:text-box>
            <text:p text:style-name="P52"><text:span text:style-name="T31">Pré</text:span><text:span text:style-name="T31">sta</text:span><text:span text:style-name="T31">mo </text:span><text:span text:style-name="T31">ban</text:span><text:span text:style-name="T31">cari</text:span><text:span text:style-name="T31">o</text:span></text:p>
          </draw:text-box>
        </draw:frame>
        <draw:frame draw:style-name="gr160" draw:text-style-name="P20" draw:layer="layout" svg:width="2.474cm" svg:height="0.695cm" svg:x="7.635cm" svg:y="9.55cm">
          <draw:text-box>
            <text:p text:style-name="P52"><text:span text:style-name="T31">Tarj</text:span><text:span text:style-name="T31">etas </text:span><text:span text:style-name="T31">de </text:span><text:span text:style-name="T31">cré</text:span><text:span text:style-name="T31">dito <text:s/></text:span></text:p>
          </draw:text-box>
        </draw:frame>
        <draw:frame draw:style-name="gr161" draw:text-style-name="P20" draw:layer="layout" svg:width="2.131cm" svg:height="0.582cm" svg:x="7.635cm" svg:y="10.121cm">
          <draw:text-box>
            <text:p text:style-name="P52"><text:span text:style-name="T31">Dep</text:span><text:span text:style-name="T31">arta</text:span><text:span text:style-name="T31">me</text:span><text:span text:style-name="T31">ntal</text:span><text:span text:style-name="T31">es</text:span></text:p>
          </draw:text-box>
        </draw:frame>
        <draw:frame draw:style-name="gr136" draw:text-style-name="P20" draw:layer="layout" svg:width="0.495cm" svg:height="0.583cm" svg:x="7.635cm" svg:y="10.691cm">
          <draw:text-box>
            <text:p text:style-name="P52"><text:span text:style-name="T31">+</text:span></text:p>
          </draw:text-box>
        </draw:frame>
        <draw:frame draw:style-name="gr157" draw:text-style-name="P20" draw:layer="layout" svg:width="1.13cm" svg:height="0.582cm" svg:x="7.635cm" svg:y="11.261cm">
          <draw:text-box>
            <text:p text:style-name="P52"><text:span text:style-name="T31">+</text:span></text:p>
          </draw:text-box>
        </draw:frame>
        <draw:frame draw:style-name="gr142" draw:text-style-name="P20" draw:layer="layout" svg:width="0.73cm" svg:height="0.583cm" svg:x="7.664cm" svg:y="8.414cm">
          <draw:text-box>
            <text:p text:style-name="P52"><text:span text:style-name="T31">Gas</text:span><text:span text:style-name="T31">to</text:span></text:p>
          </draw:text-box>
        </draw:frame>
        <draw:frame draw:style-name="gr143" draw:text-style-name="P20" draw:layer="layout" svg:width="1.877cm" svg:height="0.583cm" svg:x="10.564cm" svg:y="8.415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58" draw:text-style-name="P20" draw:layer="layout" svg:width="0.562cm" svg:height="0.583cm" svg:x="12.665cm" svg:y="8.416cm">
          <draw:text-box>
            <text:p text:style-name="P52"><text:span text:style-name="T31">Rea</text:span><text:span text:style-name="T31">l</text:span></text:p>
          </draw:text-box>
        </draw:frame>
        <draw:frame draw:style-name="gr162" draw:text-style-name="P22" draw:layer="layout" svg:width="1.518cm" svg:height="0.517cm" svg:x="3.92cm" svg:y="7.73cm">
          <draw:text-box>
            <text:p text:style-name="P45"><text:span text:style-name="T32">Co</text:span><text:span text:style-name="T32">mi</text:span><text:span text:style-name="T32">da</text:span></text:p>
          </draw:text-box>
        </draw:frame>
        <draw:frame draw:style-name="gr163" draw:text-style-name="P22" draw:layer="layout" svg:width="2.195cm" svg:height="0.517cm" svg:x="9.947cm" svg:y="7.731cm">
          <draw:text-box>
            <text:p text:style-name="P45"><text:span text:style-name="T32">Cr</text:span><text:span text:style-name="T32">éd</text:span><text:span text:style-name="T32">ito</text:span><text:span text:style-name="T32">s</text:span></text:p>
          </draw:text-box>
        </draw:frame>
        <draw:frame draw:style-name="gr141" draw:text-style-name="P20" draw:layer="layout" svg:width="1.779cm" svg:height="0.348cm" svg:x="2.946cm" svg:y="7.228cm">
          <draw:text-box>
            <text:p text:style-name="P52"><text:span text:style-name="T31">$</text:span></text:p>
          </draw:text-box>
        </draw:frame>
        <draw:line draw:style-name="gr32" draw:text-style-name="P21" draw:layer="layout" svg:x1="8.857cm" svg:y1="7.564cm" svg:x2="13.751cm" svg:y2="7.564cm">
          <text:p/>
        </draw:line>
        <draw:frame draw:style-name="gr141" draw:text-style-name="P20" draw:layer="layout" svg:width="1.779cm" svg:height="0.348cm" svg:x="9.346cm" svg:y="7.231cm">
          <draw:text-box>
            <text:p text:style-name="P52"><text:span text:style-name="T31">$</text:span></text:p>
          </draw:text-box>
        </draw:frame>
        <draw:line draw:style-name="gr32" draw:text-style-name="P21" draw:layer="layout" svg:x1="2.458cm" svg:y1="12.162cm" svg:x2="7.352cm" svg:y2="12.162cm">
          <text:p/>
        </draw:line>
        <draw:frame draw:style-name="gr141" draw:text-style-name="P20" draw:layer="layout" svg:width="1.779cm" svg:height="0.348cm" svg:x="1.246cm" svg:y="11.829cm">
          <draw:text-box>
            <text:p text:style-name="P52"><text:span text:style-name="T31">Sub</text:span><text:span text:style-name="T31">total</text:span></text:p>
          </draw:text-box>
        </draw:frame>
        <draw:frame draw:style-name="gr150" draw:text-style-name="P20" draw:layer="layout" svg:width="1.909cm" svg:height="0.348cm" svg:x="7.636cm" svg:y="11.831cm">
          <draw:text-box>
            <text:p text:style-name="P52"><text:span text:style-name="T31">Sub</text:span><text:span text:style-name="T31">total</text:span></text:p>
          </draw:text-box>
        </draw:frame>
        <draw:frame draw:style-name="gr141" draw:text-style-name="P20" draw:layer="layout" svg:width="1.779cm" svg:height="0.348cm" svg:x="2.947cm" svg:y="11.829cm">
          <draw:text-box>
            <text:p text:style-name="P52"><text:span text:style-name="T31">$</text:span></text:p>
          </draw:text-box>
        </draw:frame>
        <draw:line draw:style-name="gr32" draw:text-style-name="P21" draw:layer="layout" svg:x1="8.858cm" svg:y1="12.165cm" svg:x2="13.752cm" svg:y2="12.165cm">
          <text:p/>
        </draw:line>
        <draw:frame draw:style-name="gr141" draw:text-style-name="P20" draw:layer="layout" svg:width="1.779cm" svg:height="0.348cm" svg:x="9.347cm" svg:y="11.832cm">
          <draw:text-box>
            <text:p text:style-name="P52"><text:span text:style-name="T31">$</text:span></text:p>
          </draw:text-box>
        </draw:frame>
        <draw:line draw:style-name="gr21" draw:text-style-name="P19" draw:layer="layout" svg:x1="0.7cm" svg:y1="12.879cm" svg:x2="13.95cm" svg:y2="12.879cm">
          <text:p/>
        </draw:line>
        <draw:line draw:style-name="gr32" draw:text-style-name="P21" draw:layer="layout" svg:x1="1.22cm" svg:y1="13.369cm" svg:x2="4.02cm" svg:y2="13.369cm">
          <text:p/>
        </draw:line>
        <draw:line draw:style-name="gr32" draw:text-style-name="P21" draw:layer="layout" svg:x1="1.22cm" svg:y1="13.939cm" svg:x2="4.02cm" svg:y2="13.939cm">
          <text:p/>
        </draw:line>
        <draw:line draw:style-name="gr32" draw:text-style-name="P21" draw:layer="layout" svg:x1="1.22cm" svg:y1="14.509cm" svg:x2="4.02cm" svg:y2="14.509cm">
          <text:p/>
        </draw:line>
        <draw:line draw:style-name="gr32" draw:text-style-name="P21" draw:layer="layout" svg:x1="1.22cm" svg:y1="15.078cm" svg:x2="4.02cm" svg:y2="15.078cm">
          <text:p/>
        </draw:line>
        <draw:line draw:style-name="gr32" draw:text-style-name="P21" draw:layer="layout" svg:x1="1.22cm" svg:y1="15.649cm" svg:x2="4.02cm" svg:y2="15.649cm">
          <text:p/>
        </draw:line>
        <draw:line draw:style-name="gr32" draw:text-style-name="P21" draw:layer="layout" svg:x1="4.191cm" svg:y1="13.369cm" svg:x2="5.682cm" svg:y2="13.369cm">
          <text:p/>
        </draw:line>
        <draw:line draw:style-name="gr32" draw:text-style-name="P21" draw:layer="layout" svg:x1="4.191cm" svg:y1="13.939cm" svg:x2="5.683cm" svg:y2="13.939cm">
          <text:p/>
        </draw:line>
        <draw:line draw:style-name="gr32" draw:text-style-name="P21" draw:layer="layout" svg:x1="4.191cm" svg:y1="14.509cm" svg:x2="5.683cm" svg:y2="14.509cm">
          <text:p/>
        </draw:line>
        <draw:line draw:style-name="gr32" draw:text-style-name="P21" draw:layer="layout" svg:x1="4.191cm" svg:y1="15.078cm" svg:x2="5.683cm" svg:y2="15.078cm">
          <text:p/>
        </draw:line>
        <draw:line draw:style-name="gr32" draw:text-style-name="P21" draw:layer="layout" svg:x1="4.191cm" svg:y1="15.649cm" svg:x2="5.683cm" svg:y2="15.649cm">
          <text:p/>
        </draw:line>
        <draw:line draw:style-name="gr32" draw:text-style-name="P21" draw:layer="layout" svg:x1="5.86cm" svg:y1="13.369cm" svg:x2="7.351cm" svg:y2="13.369cm">
          <text:p/>
        </draw:line>
        <draw:line draw:style-name="gr32" draw:text-style-name="P21" draw:layer="layout" svg:x1="5.86cm" svg:y1="13.939cm" svg:x2="7.352cm" svg:y2="13.939cm">
          <text:p/>
        </draw:line>
        <draw:line draw:style-name="gr32" draw:text-style-name="P21" draw:layer="layout" svg:x1="5.86cm" svg:y1="14.509cm" svg:x2="7.352cm" svg:y2="14.509cm">
          <text:p/>
        </draw:line>
        <draw:line draw:style-name="gr32" draw:text-style-name="P21" draw:layer="layout" svg:x1="5.86cm" svg:y1="15.078cm" svg:x2="7.352cm" svg:y2="15.078cm">
          <text:p/>
        </draw:line>
        <draw:line draw:style-name="gr32" draw:text-style-name="P21" draw:layer="layout" svg:x1="5.86cm" svg:y1="15.649cm" svg:x2="7.352cm" svg:y2="15.649cm">
          <text:p/>
        </draw:line>
        <draw:frame draw:style-name="gr164" draw:text-style-name="P20" draw:layer="layout" svg:width="0.899cm" svg:height="0.582cm" svg:x="1.273cm" svg:y="13.606cm">
          <draw:text-box>
            <text:p text:style-name="P52"><text:span text:style-name="T31">Seg</text:span><text:span text:style-name="T31">uro</text:span></text:p>
          </draw:text-box>
        </draw:frame>
        <draw:frame draw:style-name="gr165" draw:text-style-name="P20" draw:layer="layout" svg:width="1.128cm" svg:height="0.583cm" svg:x="1.245cm" svg:y="14.176cm">
          <draw:text-box>
            <text:p text:style-name="P52"><text:span text:style-name="T31">Far</text:span><text:span text:style-name="T31">mac</text:span><text:span text:style-name="T31">ia</text:span></text:p>
          </draw:text-box>
        </draw:frame>
        <draw:frame draw:style-name="gr135" draw:text-style-name="P20" draw:layer="layout" svg:width="0.667cm" svg:height="0.583cm" svg:x="1.245cm" svg:y="14.746cm">
          <draw:text-box>
            <text:p text:style-name="P52"><text:span text:style-name="T31">+</text:span></text:p>
          </draw:text-box>
        </draw:frame>
        <draw:frame draw:style-name="gr136" draw:text-style-name="P20" draw:layer="layout" svg:width="0.495cm" svg:height="0.583cm" svg:x="1.245cm" svg:y="15.317cm">
          <draw:text-box>
            <text:p text:style-name="P52"><text:span text:style-name="T31">+</text:span></text:p>
          </draw:text-box>
        </draw:frame>
        <draw:frame draw:style-name="gr142" draw:text-style-name="P20" draw:layer="layout" svg:width="0.73cm" svg:height="0.583cm" svg:x="1.274cm" svg:y="13.04cm">
          <draw:text-box>
            <text:p text:style-name="P52"><text:span text:style-name="T31">Gas</text:span><text:span text:style-name="T31">to</text:span></text:p>
          </draw:text-box>
        </draw:frame>
        <draw:frame draw:style-name="gr143" draw:text-style-name="P20" draw:layer="layout" svg:width="1.877cm" svg:height="0.583cm" svg:x="4.174cm" svg:y="13.041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6.275cm" svg:y="13.042cm">
          <draw:text-box>
            <text:p text:style-name="P52"><text:span text:style-name="T31">Rea</text:span><text:span text:style-name="T31">l</text:span></text:p>
          </draw:text-box>
        </draw:frame>
        <draw:line draw:style-name="gr32" draw:text-style-name="P21" draw:layer="layout" svg:x1="7.61cm" svg:y1="13.37cm" svg:x2="10.41cm" svg:y2="13.37cm">
          <text:p/>
        </draw:line>
        <draw:line draw:style-name="gr32" draw:text-style-name="P21" draw:layer="layout" svg:x1="7.61cm" svg:y1="13.941cm" svg:x2="10.41cm" svg:y2="13.941cm">
          <text:p/>
        </draw:line>
        <draw:line draw:style-name="gr32" draw:text-style-name="P21" draw:layer="layout" svg:x1="7.61cm" svg:y1="14.511cm" svg:x2="10.41cm" svg:y2="14.511cm">
          <text:p/>
        </draw:line>
        <draw:line draw:style-name="gr32" draw:text-style-name="P21" draw:layer="layout" svg:x1="7.61cm" svg:y1="15.08cm" svg:x2="10.41cm" svg:y2="15.08cm">
          <text:p/>
        </draw:line>
        <draw:line draw:style-name="gr32" draw:text-style-name="P21" draw:layer="layout" svg:x1="7.61cm" svg:y1="15.651cm" svg:x2="10.41cm" svg:y2="15.651cm">
          <text:p/>
        </draw:line>
        <draw:line draw:style-name="gr32" draw:text-style-name="P21" draw:layer="layout" svg:x1="10.581cm" svg:y1="13.37cm" svg:x2="12.072cm" svg:y2="13.37cm">
          <text:p/>
        </draw:line>
        <draw:line draw:style-name="gr32" draw:text-style-name="P21" draw:layer="layout" svg:x1="10.581cm" svg:y1="13.941cm" svg:x2="12.073cm" svg:y2="13.941cm">
          <text:p/>
        </draw:line>
        <draw:line draw:style-name="gr32" draw:text-style-name="P21" draw:layer="layout" svg:x1="10.581cm" svg:y1="14.511cm" svg:x2="12.073cm" svg:y2="14.511cm">
          <text:p/>
        </draw:line>
        <draw:line draw:style-name="gr32" draw:text-style-name="P21" draw:layer="layout" svg:x1="10.581cm" svg:y1="15.08cm" svg:x2="12.073cm" svg:y2="15.08cm">
          <text:p/>
        </draw:line>
        <draw:line draw:style-name="gr32" draw:text-style-name="P21" draw:layer="layout" svg:x1="10.581cm" svg:y1="15.651cm" svg:x2="12.073cm" svg:y2="15.651cm">
          <text:p/>
        </draw:line>
        <draw:line draw:style-name="gr32" draw:text-style-name="P21" draw:layer="layout" svg:x1="12.25cm" svg:y1="13.37cm" svg:x2="13.741cm" svg:y2="13.37cm">
          <text:p/>
        </draw:line>
        <draw:line draw:style-name="gr32" draw:text-style-name="P21" draw:layer="layout" svg:x1="12.25cm" svg:y1="13.941cm" svg:x2="13.742cm" svg:y2="13.941cm">
          <text:p/>
        </draw:line>
        <draw:line draw:style-name="gr32" draw:text-style-name="P21" draw:layer="layout" svg:x1="12.25cm" svg:y1="14.511cm" svg:x2="13.742cm" svg:y2="14.511cm">
          <text:p/>
        </draw:line>
        <draw:line draw:style-name="gr32" draw:text-style-name="P21" draw:layer="layout" svg:x1="12.25cm" svg:y1="15.08cm" svg:x2="13.742cm" svg:y2="15.08cm">
          <text:p/>
        </draw:line>
        <draw:line draw:style-name="gr32" draw:text-style-name="P21" draw:layer="layout" svg:x1="12.25cm" svg:y1="15.651cm" svg:x2="13.742cm" svg:y2="15.651cm">
          <text:p/>
        </draw:line>
        <draw:frame draw:style-name="gr166" draw:text-style-name="P20" draw:layer="layout" svg:width="2.068cm" svg:height="0.583cm" svg:x="7.663cm" svg:y="13.607cm">
          <draw:text-box>
            <text:p text:style-name="P52"><text:span text:style-name="T31">Eve</text:span><text:span text:style-name="T31">ntos </text:span><text:span text:style-name="T31">soci</text:span><text:span text:style-name="T31">ales</text:span></text:p>
          </draw:text-box>
        </draw:frame>
        <draw:frame draw:style-name="gr167" draw:text-style-name="P20" draw:layer="layout" svg:width="1.196cm" svg:height="0.583cm" svg:x="7.635cm" svg:y="14.178cm">
          <draw:text-box>
            <text:p text:style-name="P52"><text:span text:style-name="T31">Hob</text:span><text:span text:style-name="T31">bies </text:span><text:span text:style-name="T31"><text:s/></text:span></text:p>
          </draw:text-box>
        </draw:frame>
        <draw:frame draw:style-name="gr135" draw:text-style-name="P20" draw:layer="layout" svg:width="0.667cm" svg:height="0.583cm" svg:x="7.635cm" svg:y="14.748cm">
          <draw:text-box>
            <text:p text:style-name="P52"><text:span text:style-name="T31">+</text:span></text:p>
          </draw:text-box>
        </draw:frame>
        <draw:frame draw:style-name="gr168" draw:text-style-name="P20" draw:layer="layout" svg:width="0.495cm" svg:height="0.582cm" svg:x="7.635cm" svg:y="15.319cm">
          <draw:text-box>
            <text:p text:style-name="P52"><text:span text:style-name="T31">+</text:span></text:p>
          </draw:text-box>
        </draw:frame>
        <draw:frame draw:style-name="gr151" draw:text-style-name="P20" draw:layer="layout" svg:width="0.73cm" svg:height="0.582cm" svg:x="7.664cm" svg:y="13.042cm">
          <draw:text-box>
            <text:p text:style-name="P52"><text:span text:style-name="T31">Gas</text:span><text:span text:style-name="T31">to</text:span></text:p>
          </draw:text-box>
        </draw:frame>
        <draw:frame draw:style-name="gr152" draw:text-style-name="P20" draw:layer="layout" svg:width="1.877cm" svg:height="0.582cm" svg:x="10.564cm" svg:y="13.043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12.665cm" svg:y="13.044cm">
          <draw:text-box>
            <text:p text:style-name="P52"><text:span text:style-name="T31">Rea</text:span><text:span text:style-name="T31">l</text:span></text:p>
          </draw:text-box>
        </draw:frame>
        <draw:frame draw:style-name="gr162" draw:text-style-name="P22" draw:layer="layout" svg:width="1.518cm" svg:height="0.517cm" svg:x="3.92cm" svg:y="12.358cm">
          <draw:text-box>
            <text:p text:style-name="P45"><text:span text:style-name="T32">Sa</text:span><text:span text:style-name="T32">lu</text:span><text:span text:style-name="T32">d</text:span></text:p>
          </draw:text-box>
        </draw:frame>
        <draw:frame draw:style-name="gr169" draw:text-style-name="P22" draw:layer="layout" svg:width="2.94cm" svg:height="0.517cm" svg:x="9.947cm" svg:y="12.359cm">
          <draw:text-box>
            <text:p text:style-name="P45"><text:span text:style-name="T32">En</text:span><text:span text:style-name="T32">tre</text:span><text:span text:style-name="T32">te</text:span><text:span text:style-name="T32">ni</text:span><text:span text:style-name="T32">mi</text:span><text:span text:style-name="T32">en</text:span><text:span text:style-name="T32">to</text:span></text:p>
          </draw:text-box>
        </draw:frame>
        <draw:line draw:style-name="gr32" draw:text-style-name="P21" draw:layer="layout" svg:x1="2.458cm" svg:y1="16.157cm" svg:x2="7.352cm" svg:y2="16.157cm">
          <text:p/>
        </draw:line>
        <draw:frame draw:style-name="gr141" draw:text-style-name="P20" draw:layer="layout" svg:width="1.779cm" svg:height="0.348cm" svg:x="1.246cm" svg:y="15.824cm">
          <draw:text-box>
            <text:p text:style-name="P52"><text:span text:style-name="T31">Sub</text:span><text:span text:style-name="T31">total</text:span></text:p>
          </draw:text-box>
        </draw:frame>
        <draw:frame draw:style-name="gr150" draw:text-style-name="P20" draw:layer="layout" svg:width="1.909cm" svg:height="0.348cm" svg:x="7.636cm" svg:y="15.826cm">
          <draw:text-box>
            <text:p text:style-name="P52"><text:span text:style-name="T31">Sub</text:span><text:span text:style-name="T31">total</text:span></text:p>
          </draw:text-box>
        </draw:frame>
        <draw:frame draw:style-name="gr141" draw:text-style-name="P20" draw:layer="layout" svg:width="1.779cm" svg:height="0.348cm" svg:x="2.947cm" svg:y="15.824cm">
          <draw:text-box>
            <text:p text:style-name="P52"><text:span text:style-name="T31">$</text:span></text:p>
          </draw:text-box>
        </draw:frame>
        <draw:line draw:style-name="gr32" draw:text-style-name="P21" draw:layer="layout" svg:x1="8.858cm" svg:y1="16.16cm" svg:x2="13.752cm" svg:y2="16.16cm">
          <text:p/>
        </draw:line>
        <draw:frame draw:style-name="gr141" draw:text-style-name="P20" draw:layer="layout" svg:width="1.779cm" svg:height="0.348cm" svg:x="9.347cm" svg:y="15.827cm">
          <draw:text-box>
            <text:p text:style-name="P52"><text:span text:style-name="T31">$</text:span></text:p>
          </draw:text-box>
        </draw:frame>
        <draw:line draw:style-name="gr32" draw:text-style-name="P21" draw:layer="layout" svg:x1="1.22cm" svg:y1="17.363cm" svg:x2="4.02cm" svg:y2="17.363cm">
          <text:p/>
        </draw:line>
        <draw:line draw:style-name="gr32" draw:text-style-name="P21" draw:layer="layout" svg:x1="1.22cm" svg:y1="17.934cm" svg:x2="4.02cm" svg:y2="17.934cm">
          <text:p/>
        </draw:line>
        <draw:line draw:style-name="gr32" draw:text-style-name="P21" draw:layer="layout" svg:x1="1.22cm" svg:y1="18.504cm" svg:x2="4.02cm" svg:y2="18.504cm">
          <text:p/>
        </draw:line>
        <draw:line draw:style-name="gr32" draw:text-style-name="P21" draw:layer="layout" svg:x1="1.22cm" svg:y1="19.073cm" svg:x2="4.02cm" svg:y2="19.073cm">
          <text:p/>
        </draw:line>
        <draw:line draw:style-name="gr32" draw:text-style-name="P21" draw:layer="layout" svg:x1="1.22cm" svg:y1="19.644cm" svg:x2="4.02cm" svg:y2="19.644cm">
          <text:p/>
        </draw:line>
        <draw:line draw:style-name="gr32" draw:text-style-name="P21" draw:layer="layout" svg:x1="1.22cm" svg:y1="20.216cm" svg:x2="4.02cm" svg:y2="20.216cm">
          <text:p/>
        </draw:line>
        <draw:line draw:style-name="gr32" draw:text-style-name="P21" draw:layer="layout" svg:x1="4.191cm" svg:y1="17.363cm" svg:x2="5.682cm" svg:y2="17.363cm">
          <text:p/>
        </draw:line>
        <draw:line draw:style-name="gr32" draw:text-style-name="P21" draw:layer="layout" svg:x1="4.191cm" svg:y1="17.934cm" svg:x2="5.683cm" svg:y2="17.934cm">
          <text:p/>
        </draw:line>
        <draw:line draw:style-name="gr32" draw:text-style-name="P21" draw:layer="layout" svg:x1="4.191cm" svg:y1="18.504cm" svg:x2="5.683cm" svg:y2="18.504cm">
          <text:p/>
        </draw:line>
        <draw:line draw:style-name="gr32" draw:text-style-name="P21" draw:layer="layout" svg:x1="4.191cm" svg:y1="19.073cm" svg:x2="5.683cm" svg:y2="19.073cm">
          <text:p/>
        </draw:line>
        <draw:line draw:style-name="gr32" draw:text-style-name="P21" draw:layer="layout" svg:x1="4.191cm" svg:y1="19.644cm" svg:x2="5.683cm" svg:y2="19.644cm">
          <text:p/>
        </draw:line>
        <draw:line draw:style-name="gr32" draw:text-style-name="P21" draw:layer="layout" svg:x1="4.191cm" svg:y1="20.216cm" svg:x2="5.683cm" svg:y2="20.216cm">
          <text:p/>
        </draw:line>
        <draw:line draw:style-name="gr32" draw:text-style-name="P21" draw:layer="layout" svg:x1="5.86cm" svg:y1="17.363cm" svg:x2="7.351cm" svg:y2="17.363cm">
          <text:p/>
        </draw:line>
        <draw:line draw:style-name="gr32" draw:text-style-name="P21" draw:layer="layout" svg:x1="5.86cm" svg:y1="17.934cm" svg:x2="7.352cm" svg:y2="17.934cm">
          <text:p/>
        </draw:line>
        <draw:line draw:style-name="gr32" draw:text-style-name="P21" draw:layer="layout" svg:x1="5.86cm" svg:y1="18.504cm" svg:x2="7.352cm" svg:y2="18.504cm">
          <text:p/>
        </draw:line>
        <draw:line draw:style-name="gr32" draw:text-style-name="P21" draw:layer="layout" svg:x1="5.86cm" svg:y1="19.073cm" svg:x2="7.352cm" svg:y2="19.073cm">
          <text:p/>
        </draw:line>
        <draw:line draw:style-name="gr32" draw:text-style-name="P21" draw:layer="layout" svg:x1="5.86cm" svg:y1="19.644cm" svg:x2="7.352cm" svg:y2="19.644cm">
          <text:p/>
        </draw:line>
        <draw:line draw:style-name="gr32" draw:text-style-name="P21" draw:layer="layout" svg:x1="5.86cm" svg:y1="20.216cm" svg:x2="7.352cm" svg:y2="20.216cm">
          <text:p/>
        </draw:line>
        <draw:frame draw:style-name="gr170" draw:text-style-name="P20" draw:layer="layout" svg:width="2.758cm" svg:height="0.582cm" svg:x="1.273cm" svg:y="17.601cm">
          <draw:text-box>
            <text:p text:style-name="P52"><text:span text:style-name="T31">Me</text:span><text:span text:style-name="T31">nsu</text:span><text:span text:style-name="T31">alid</text:span><text:span text:style-name="T31">ad </text:span><text:span text:style-name="T31">del </text:span><text:span text:style-name="T31">aut</text:span><text:span text:style-name="T31">o</text:span></text:p>
          </draw:text-box>
        </draw:frame>
        <draw:frame draw:style-name="gr171" draw:text-style-name="P20" draw:layer="layout" svg:width="0.971cm" svg:height="0.583cm" svg:x="1.245cm" svg:y="18.171cm">
          <draw:text-box>
            <text:p text:style-name="P52"><text:span text:style-name="T31">Seg</text:span><text:span text:style-name="T31">uro </text:span></text:p>
          </draw:text-box>
        </draw:frame>
        <draw:frame draw:style-name="gr172" draw:text-style-name="P20" draw:layer="layout" svg:width="1.077cm" svg:height="0.583cm" svg:x="1.245cm" svg:y="18.741cm">
          <draw:text-box>
            <text:p text:style-name="P52"><text:span text:style-name="T31">Gas</text:span><text:span text:style-name="T31">olin</text:span><text:span text:style-name="T31">a</text:span></text:p>
          </draw:text-box>
        </draw:frame>
        <draw:frame draw:style-name="gr173" draw:text-style-name="P20" draw:layer="layout" svg:width="1.856cm" svg:height="0.583cm" svg:x="1.245cm" svg:y="19.312cm">
          <draw:text-box>
            <text:p text:style-name="P52"><text:span text:style-name="T31">Ma</text:span><text:span text:style-name="T31">nte</text:span><text:span text:style-name="T31">nimi</text:span><text:span text:style-name="T31">ent</text:span><text:span text:style-name="T31">o</text:span></text:p>
          </draw:text-box>
        </draw:frame>
        <draw:frame draw:style-name="gr174" draw:text-style-name="P20" draw:layer="layout" svg:width="2.271cm" svg:height="0.583cm" svg:x="1.245cm" svg:y="19.881cm">
          <draw:text-box>
            <text:p text:style-name="P52"><text:span text:style-name="T31">Met</text:span><text:span text:style-name="T31">ro / </text:span><text:span text:style-name="T31">Ube</text:span><text:span text:style-name="T31">r / </text:span><text:span text:style-name="T31">Bus</text:span></text:p>
          </draw:text-box>
        </draw:frame>
        <draw:frame draw:style-name="gr142" draw:text-style-name="P20" draw:layer="layout" svg:width="0.73cm" svg:height="0.583cm" svg:x="1.274cm" svg:y="17.035cm">
          <draw:text-box>
            <text:p text:style-name="P52"><text:span text:style-name="T31">Gas</text:span><text:span text:style-name="T31">to</text:span></text:p>
          </draw:text-box>
        </draw:frame>
        <draw:frame draw:style-name="gr152" draw:text-style-name="P20" draw:layer="layout" svg:width="1.877cm" svg:height="0.582cm" svg:x="4.174cm" svg:y="17.036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6.275cm" svg:y="17.037cm">
          <draw:text-box>
            <text:p text:style-name="P52"><text:span text:style-name="T31">Rea</text:span><text:span text:style-name="T31">l</text:span></text:p>
          </draw:text-box>
        </draw:frame>
        <draw:line draw:style-name="gr32" draw:text-style-name="P21" draw:layer="layout" svg:x1="7.61cm" svg:y1="17.365cm" svg:x2="10.41cm" svg:y2="17.365cm">
          <text:p/>
        </draw:line>
        <draw:line draw:style-name="gr32" draw:text-style-name="P21" draw:layer="layout" svg:x1="7.61cm" svg:y1="17.936cm" svg:x2="10.41cm" svg:y2="17.936cm">
          <text:p/>
        </draw:line>
        <draw:line draw:style-name="gr32" draw:text-style-name="P21" draw:layer="layout" svg:x1="7.61cm" svg:y1="18.506cm" svg:x2="10.41cm" svg:y2="18.506cm">
          <text:p/>
        </draw:line>
        <draw:line draw:style-name="gr32" draw:text-style-name="P21" draw:layer="layout" svg:x1="7.61cm" svg:y1="19.075cm" svg:x2="10.41cm" svg:y2="19.075cm">
          <text:p/>
        </draw:line>
        <draw:line draw:style-name="gr32" draw:text-style-name="P21" draw:layer="layout" svg:x1="7.61cm" svg:y1="19.646cm" svg:x2="10.41cm" svg:y2="19.646cm">
          <text:p/>
        </draw:line>
        <draw:line draw:style-name="gr32" draw:text-style-name="P21" draw:layer="layout" svg:x1="7.61cm" svg:y1="20.218cm" svg:x2="10.41cm" svg:y2="20.218cm">
          <text:p/>
        </draw:line>
        <draw:line draw:style-name="gr32" draw:text-style-name="P21" draw:layer="layout" svg:x1="10.581cm" svg:y1="17.365cm" svg:x2="12.072cm" svg:y2="17.365cm">
          <text:p/>
        </draw:line>
        <draw:line draw:style-name="gr32" draw:text-style-name="P21" draw:layer="layout" svg:x1="10.581cm" svg:y1="17.936cm" svg:x2="12.073cm" svg:y2="17.936cm">
          <text:p/>
        </draw:line>
        <draw:line draw:style-name="gr32" draw:text-style-name="P21" draw:layer="layout" svg:x1="10.581cm" svg:y1="18.506cm" svg:x2="12.073cm" svg:y2="18.506cm">
          <text:p/>
        </draw:line>
        <draw:line draw:style-name="gr32" draw:text-style-name="P21" draw:layer="layout" svg:x1="10.581cm" svg:y1="19.075cm" svg:x2="12.073cm" svg:y2="19.075cm">
          <text:p/>
        </draw:line>
        <draw:line draw:style-name="gr32" draw:text-style-name="P21" draw:layer="layout" svg:x1="10.581cm" svg:y1="19.646cm" svg:x2="12.073cm" svg:y2="19.646cm">
          <text:p/>
        </draw:line>
        <draw:line draw:style-name="gr32" draw:text-style-name="P21" draw:layer="layout" svg:x1="10.581cm" svg:y1="20.218cm" svg:x2="12.073cm" svg:y2="20.218cm">
          <text:p/>
        </draw:line>
        <draw:line draw:style-name="gr32" draw:text-style-name="P21" draw:layer="layout" svg:x1="12.25cm" svg:y1="17.365cm" svg:x2="13.741cm" svg:y2="17.365cm">
          <text:p/>
        </draw:line>
        <draw:line draw:style-name="gr32" draw:text-style-name="P21" draw:layer="layout" svg:x1="12.25cm" svg:y1="17.936cm" svg:x2="13.742cm" svg:y2="17.936cm">
          <text:p/>
        </draw:line>
        <draw:line draw:style-name="gr32" draw:text-style-name="P21" draw:layer="layout" svg:x1="12.25cm" svg:y1="18.506cm" svg:x2="13.742cm" svg:y2="18.506cm">
          <text:p/>
        </draw:line>
        <draw:line draw:style-name="gr32" draw:text-style-name="P21" draw:layer="layout" svg:x1="12.25cm" svg:y1="19.075cm" svg:x2="13.742cm" svg:y2="19.075cm">
          <text:p/>
        </draw:line>
        <draw:line draw:style-name="gr32" draw:text-style-name="P21" draw:layer="layout" svg:x1="12.25cm" svg:y1="19.646cm" svg:x2="13.742cm" svg:y2="19.646cm">
          <text:p/>
        </draw:line>
        <draw:line draw:style-name="gr32" draw:text-style-name="P21" draw:layer="layout" svg:x1="12.25cm" svg:y1="20.218cm" svg:x2="13.742cm" svg:y2="20.218cm">
          <text:p/>
        </draw:line>
        <draw:frame draw:style-name="gr175" draw:text-style-name="P20" draw:layer="layout" svg:width="2.322cm" svg:height="0.583cm" svg:x="7.663cm" svg:y="17.602cm">
          <draw:text-box>
            <text:p text:style-name="P52"><text:span text:style-name="T31">+</text:span></text:p>
          </draw:text-box>
        </draw:frame>
        <draw:frame draw:style-name="gr176" draw:text-style-name="P20" draw:layer="layout" svg:width="2.343cm" svg:height="0.583cm" svg:x="7.635cm" svg:y="18.173cm">
          <draw:text-box>
            <text:p text:style-name="P52"><text:span text:style-name="T31">+</text:span></text:p>
          </draw:text-box>
        </draw:frame>
        <draw:frame draw:style-name="gr177" draw:text-style-name="P20" draw:layer="layout" svg:width="2.131cm" svg:height="0.583cm" svg:x="7.635cm" svg:y="18.743cm">
          <draw:text-box>
            <text:p text:style-name="P52"><text:span text:style-name="T31">+</text:span></text:p>
          </draw:text-box>
        </draw:frame>
        <draw:frame draw:style-name="gr168" draw:text-style-name="P20" draw:layer="layout" svg:width="0.495cm" svg:height="0.582cm" svg:x="7.635cm" svg:y="19.314cm">
          <draw:text-box>
            <text:p text:style-name="P52"><text:span text:style-name="T31">+</text:span></text:p>
          </draw:text-box>
        </draw:frame>
        <draw:frame draw:style-name="gr137" draw:text-style-name="P20" draw:layer="layout" svg:width="1.13cm" svg:height="0.583cm" svg:x="7.635cm" svg:y="19.883cm">
          <draw:text-box>
            <text:p text:style-name="P52"><text:span text:style-name="T31">+</text:span></text:p>
          </draw:text-box>
        </draw:frame>
        <draw:frame draw:style-name="gr151" draw:text-style-name="P20" draw:layer="layout" svg:width="0.73cm" svg:height="0.582cm" svg:x="7.664cm" svg:y="17.037cm">
          <draw:text-box>
            <text:p text:style-name="P52"><text:span text:style-name="T31">Gas</text:span><text:span text:style-name="T31">to</text:span></text:p>
          </draw:text-box>
        </draw:frame>
        <draw:frame draw:style-name="gr152" draw:text-style-name="P20" draw:layer="layout" svg:width="1.877cm" svg:height="0.582cm" svg:x="10.564cm" svg:y="17.038cm">
          <draw:text-box>
            <text:p text:style-name="P52"><text:span text:style-name="T31">Pre</text:span><text:span text:style-name="T31">sup</text:span><text:span text:style-name="T31">uest</text:span><text:span text:style-name="T31">ado</text:span></text:p>
          </draw:text-box>
        </draw:frame>
        <draw:frame draw:style-name="gr144" draw:text-style-name="P20" draw:layer="layout" svg:width="0.562cm" svg:height="0.582cm" svg:x="12.665cm" svg:y="17.039cm">
          <draw:text-box>
            <text:p text:style-name="P52"><text:span text:style-name="T31">Rea</text:span><text:span text:style-name="T31">l</text:span></text:p>
          </draw:text-box>
        </draw:frame>
        <draw:frame draw:style-name="gr178" draw:text-style-name="P22" draw:layer="layout" svg:width="2.021cm" svg:height="0.517cm" svg:x="3.92cm" svg:y="16.353cm">
          <draw:text-box>
            <text:p text:style-name="P45"><text:span text:style-name="T32">Tr</text:span><text:span text:style-name="T32">an</text:span><text:span text:style-name="T32">sp</text:span><text:span text:style-name="T32">ort</text:span><text:span text:style-name="T32">e</text:span></text:p>
          </draw:text-box>
        </draw:frame>
        <draw:frame draw:style-name="gr163" draw:text-style-name="P22" draw:layer="layout" svg:width="2.195cm" svg:height="0.517cm" svg:x="9.947cm" svg:y="16.354cm">
          <draw:text-box>
            <text:p text:style-name="P45"><text:span text:style-name="T32">Ot</text:span><text:span text:style-name="T32">ro</text:span><text:span text:style-name="T32">s</text:span></text:p>
          </draw:text-box>
        </draw:frame>
        <draw:line draw:style-name="gr32" draw:text-style-name="P21" draw:layer="layout" svg:x1="2.458cm" svg:y1="20.785cm" svg:x2="7.352cm" svg:y2="20.785cm">
          <text:p/>
        </draw:line>
        <draw:frame draw:style-name="gr141" draw:text-style-name="P20" draw:layer="layout" svg:width="1.779cm" svg:height="0.348cm" svg:x="1.246cm" svg:y="20.452cm">
          <draw:text-box>
            <text:p text:style-name="P52"><text:span text:style-name="T31">Sub</text:span><text:span text:style-name="T31">total</text:span></text:p>
          </draw:text-box>
        </draw:frame>
        <draw:frame draw:style-name="gr150" draw:text-style-name="P20" draw:layer="layout" svg:width="1.909cm" svg:height="0.348cm" svg:x="7.636cm" svg:y="20.454cm">
          <draw:text-box>
            <text:p text:style-name="P52"><text:span text:style-name="T31">Sub</text:span><text:span text:style-name="T31">total</text:span></text:p>
          </draw:text-box>
        </draw:frame>
        <draw:frame draw:style-name="gr141" draw:text-style-name="P20" draw:layer="layout" svg:width="1.779cm" svg:height="0.348cm" svg:x="2.947cm" svg:y="20.452cm">
          <draw:text-box>
            <text:p text:style-name="P52"><text:span text:style-name="T31">$</text:span></text:p>
          </draw:text-box>
        </draw:frame>
        <draw:line draw:style-name="gr32" draw:text-style-name="P21" draw:layer="layout" svg:x1="8.858cm" svg:y1="20.788cm" svg:x2="13.752cm" svg:y2="20.788cm">
          <text:p/>
        </draw:line>
        <draw:frame draw:style-name="gr141" draw:text-style-name="P20" draw:layer="layout" svg:width="1.779cm" svg:height="0.348cm" svg:x="9.347cm" svg:y="20.455cm">
          <draw:text-box>
            <text:p text:style-name="P52"><text:span text:style-name="T31">$</text:span></text:p>
          </draw:text-box>
        </draw:frame>
        <draw:line draw:style-name="gr21" draw:text-style-name="P19" draw:layer="layout" svg:x1="0.7cm" svg:y1="16.851cm" svg:x2="13.95cm" svg:y2="16.851cm">
          <text:p/>
        </draw:line>
        <draw:line draw:style-name="gr21" draw:text-style-name="P19" draw:layer="layout" svg:x1="0.706cm" svg:y1="1.968cm" svg:x2="13.956cm" svg:y2="1.968cm">
          <text:p/>
        </draw:line>
        <draw:frame draw:style-name="gr179" draw:text-style-name="P18" draw:layer="layout" svg:width="6.136cm" svg:height="0.776cm" svg:x="0.92cm" svg:y="0.704cm">
          <draw:text-box>
            <text:p text:style-name="P47"><text:span text:style-name="T30">P</text:span><text:span text:style-name="T30">r</text:span><text:span text:style-name="T30">e</text:span><text:span text:style-name="T30">s</text:span><text:span text:style-name="T30">u</text:span><text:span text:style-name="T30">p</text:span><text:span text:style-name="T30">u</text:span><text:span text:style-name="T30">e</text:span><text:span text:style-name="T30">st</text:span><text:span text:style-name="T30">o </text:span><text:span text:style-name="T30">m</text:span><text:span text:style-name="T30">e</text:span><text:span text:style-name="T30">n</text:span><text:span text:style-name="T30">s</text:span><text:span text:style-name="T30">u</text:span><text:span text:style-name="T30">al</text:span></text:p>
          </draw:text-box>
        </draw:frame>
        <draw:frame draw:style-name="gr162" draw:text-style-name="P22" draw:layer="layout" svg:width="1.518cm" svg:height="0.517cm" svg:x="3.921cm" svg:y="1.428cm">
          <draw:text-box>
            <text:p text:style-name="P45"><text:span text:style-name="T32">Ca</text:span><text:span text:style-name="T32">sa</text:span></text:p>
          </draw:text-box>
        </draw:frame>
        <draw:frame draw:style-name="gr163" draw:text-style-name="P22" draw:layer="layout" svg:width="2.195cm" svg:height="0.517cm" svg:x="9.948cm" svg:y="1.429cm">
          <draw:text-box>
            <text:p text:style-name="P45"><text:span text:style-name="T32">Pe</text:span><text:span text:style-name="T32">rs</text:span><text:span text:style-name="T32">on</text:span><text:span text:style-name="T32">al</text:span></text:p>
          </draw:text-box>
        </draw:frame>
      </draw:page>
      <draw:page draw:name="page27" draw:style-name="dp1" draw:master-page-name="master-page3">
        <draw:frame draw:style-name="gr97" draw:text-style-name="P4" draw:layer="layout" svg:width="2.479cm" svg:height="0.709cm" svg:x="1.583cm" svg:y="1.624cm">
          <draw:text-box>
            <text:p text:style-name="P2"><text:span text:style-name="T2">A</text:span><text:span text:style-name="T2">B</text:span><text:span text:style-name="T2">RI</text:span><text:span text:style-name="T2">L</text:span></text:p>
          </draw:text-box>
        </draw:frame>
        <draw:path draw:style-name="gr1" draw:text-style-name="P5" draw:layer="layout" svg:width="8.599cm" svg:height="18.994cm" svg:x="4.081cm" svg:y="1.285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5cm" svg:y="1.751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8cm" svg:y="1.751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9cm" svg:y="1.751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path draw:style-name="gr1" draw:text-style-name="P1" draw:layer="layout" svg:width="3.385cm" svg:height="14.078cm" svg:x="0.703cm" svg:y="2.681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3cm" svg:y="3.271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3cm" svg:y="2.8cm">
          <draw:text-box>
            <text:p text:style-name="P2"><text:span text:style-name="T4">Se</text:span><text:span text:style-name="T4">ma</text:span><text:span text:style-name="T4">na </text:span><text:span text:style-name="T4">13</text:span></text:p>
          </draw:text-box>
        </draw:frame>
        <draw:frame draw:style-name="gr6" draw:text-style-name="P7" draw:layer="layout" svg:width="2.26cm" svg:height="0.533cm" svg:x="1.503cm" svg:y="6.32cm">
          <draw:text-box>
            <text:p text:style-name="P2"><text:span text:style-name="T4">Se</text:span><text:span text:style-name="T4">ma</text:span><text:span text:style-name="T4">na </text:span><text:span text:style-name="T4">14</text:span></text:p>
          </draw:text-box>
        </draw:frame>
        <draw:frame draw:style-name="gr6" draw:text-style-name="P7" draw:layer="layout" svg:width="2.26cm" svg:height="0.533cm" svg:x="1.503cm" svg:y="9.839cm">
          <draw:text-box>
            <text:p text:style-name="P2"><text:span text:style-name="T4">Se</text:span><text:span text:style-name="T4">ma</text:span><text:span text:style-name="T4">na </text:span><text:span text:style-name="T4">15</text:span></text:p>
          </draw:text-box>
        </draw:frame>
        <draw:frame draw:style-name="gr6" draw:text-style-name="P7" draw:layer="layout" svg:width="2.26cm" svg:height="0.533cm" svg:x="1.503cm" svg:y="13.359cm">
          <draw:text-box>
            <text:p text:style-name="P2"><text:span text:style-name="T4">Se</text:span><text:span text:style-name="T4">ma</text:span><text:span text:style-name="T4">na </text:span><text:span text:style-name="T4">16</text:span></text:p>
          </draw:text-box>
        </draw:frame>
        <draw:frame draw:style-name="gr10" draw:text-style-name="P10" draw:layer="layout" svg:width="0.364cm" svg:height="0.49cm" svg:x="4.223cm" svg:y="6.292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7.084cm" svg:y="6.292cm">
          <draw:text-box>
            <text:p text:style-name="P2"><text:span text:style-name="T7">6</text:span></text:p>
          </draw:text-box>
        </draw:frame>
        <draw:frame draw:style-name="gr98" draw:text-style-name="P10" draw:layer="layout" svg:width="0.37cm" svg:height="0.49cm" svg:x="9.944cm" svg:y="6.292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4.223cm" svg:y="9.811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7.084cm" svg:y="9.811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9.944cm" svg:y="9.811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4.223cm" svg:y="13.33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7.084cm" svg:y="13.33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9.944cm" svg:y="13.33cm">
          <draw:text-box>
            <text:p text:style-name="P2"><text:span text:style-name="T7">21</text:span></text:p>
          </draw:text-box>
        </draw:frame>
        <draw:frame draw:style-name="gr6" draw:text-style-name="P7" draw:layer="layout" svg:width="2.26cm" svg:height="0.533cm" svg:x="1.503cm" svg:y="16.909cm">
          <draw:text-box>
            <text:p text:style-name="P2"><text:span text:style-name="T4">Se</text:span><text:span text:style-name="T4">ma</text:span><text:span text:style-name="T4">na </text:span><text:span text:style-name="T4">17</text:span></text:p>
          </draw:text-box>
        </draw:frame>
        <draw:frame draw:style-name="gr11" draw:text-style-name="P10" draw:layer="layout" svg:width="0.472cm" svg:height="0.49cm" svg:x="4.223cm" svg:y="16.813cm">
          <draw:text-box>
            <text:p text:style-name="P2"><text:span text:style-name="T7">26</text:span></text:p>
          </draw:text-box>
        </draw:frame>
        <draw:frame draw:style-name="gr11" draw:text-style-name="P10" draw:layer="layout" svg:width="0.472cm" svg:height="0.49cm" svg:x="7.233cm" svg:y="16.813cm">
          <draw:text-box>
            <text:p text:style-name="P2"><text:span text:style-name="T7">27</text:span></text:p>
          </draw:text-box>
        </draw:frame>
        <draw:frame draw:style-name="gr11" draw:text-style-name="P10" draw:layer="layout" svg:width="0.472cm" svg:height="0.49cm" svg:x="9.943cm" svg:y="16.813cm">
          <draw:text-box>
            <text:p text:style-name="P2"><text:span text:style-name="T7">28</text:span></text:p>
          </draw:text-box>
        </draw:frame>
        <draw:custom-shape draw:style-name="gr180" draw:text-style-name="P28" draw:layer="layout" svg:width="3.358cm" svg:height="0.578cm" svg:x="14.82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3" draw:layer="layout" svg:width="0.481cm" svg:height="0.507cm" svg:x="17.939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3" draw:layer="layout" svg:width="0.481cm" svg:height="0.499cm" svg:x="14.576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28" draw:layer="layout" svg:width="3.853cm" svg:height="0.337cm" svg:x="14.576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21" draw:layer="layout" svg:x1="14.516cm" svg:y1="2.42cm" svg:x2="18.934cm" svg:y2="2.42cm">
          <text:p/>
        </draw:line>
        <draw:line draw:style-name="gr32" draw:text-style-name="P21" draw:layer="layout" svg:x1="14.516cm" svg:y1="2.99cm" svg:x2="18.935cm" svg:y2="2.99cm">
          <text:p/>
        </draw:line>
        <draw:line draw:style-name="gr32" draw:text-style-name="P21" draw:layer="layout" svg:x1="14.516cm" svg:y1="3.56cm" svg:x2="18.935cm" svg:y2="3.56cm">
          <text:p/>
        </draw:line>
        <draw:line draw:style-name="gr32" draw:text-style-name="P21" draw:layer="layout" svg:x1="14.516cm" svg:y1="4.129cm" svg:x2="18.935cm" svg:y2="4.129cm">
          <text:p/>
        </draw:line>
        <draw:line draw:style-name="gr32" draw:text-style-name="P21" draw:layer="layout" svg:x1="14.516cm" svg:y1="4.7cm" svg:x2="18.935cm" svg:y2="4.7cm">
          <text:p/>
        </draw:line>
        <draw:line draw:style-name="gr32" draw:text-style-name="P21" draw:layer="layout" svg:x1="14.516cm" svg:y1="5.272cm" svg:x2="18.935cm" svg:y2="5.272cm">
          <text:p/>
        </draw:line>
        <draw:line draw:style-name="gr32" draw:text-style-name="P21" draw:layer="layout" svg:x1="19.156cm" svg:y1="2.42cm" svg:x2="20.647cm" svg:y2="2.42cm">
          <text:p/>
        </draw:line>
        <draw:line draw:style-name="gr32" draw:text-style-name="P21" draw:layer="layout" svg:x1="19.156cm" svg:y1="2.99cm" svg:x2="20.648cm" svg:y2="2.99cm">
          <text:p/>
        </draw:line>
        <draw:line draw:style-name="gr32" draw:text-style-name="P21" draw:layer="layout" svg:x1="19.156cm" svg:y1="3.56cm" svg:x2="20.648cm" svg:y2="3.56cm">
          <text:p/>
        </draw:line>
        <draw:line draw:style-name="gr32" draw:text-style-name="P21" draw:layer="layout" svg:x1="19.156cm" svg:y1="4.129cm" svg:x2="20.648cm" svg:y2="4.129cm">
          <text:p/>
        </draw:line>
        <draw:line draw:style-name="gr32" draw:text-style-name="P21" draw:layer="layout" svg:x1="19.156cm" svg:y1="4.7cm" svg:x2="20.648cm" svg:y2="4.7cm">
          <text:p/>
        </draw:line>
        <draw:line draw:style-name="gr32" draw:text-style-name="P21" draw:layer="layout" svg:x1="19.152cm" svg:y1="5.272cm" svg:x2="20.644cm" svg:y2="5.272cm">
          <text:p/>
        </draw:line>
        <draw:line draw:style-name="gr32" draw:text-style-name="P21" draw:layer="layout" svg:x1="20.906cm" svg:y1="2.421cm" svg:x2="25.348cm" svg:y2="2.421cm">
          <text:p/>
        </draw:line>
        <draw:line draw:style-name="gr32" draw:text-style-name="P21" draw:layer="layout" svg:x1="20.906cm" svg:y1="2.992cm" svg:x2="25.349cm" svg:y2="2.992cm">
          <text:p/>
        </draw:line>
        <draw:line draw:style-name="gr32" draw:text-style-name="P21" draw:layer="layout" svg:x1="20.906cm" svg:y1="3.562cm" svg:x2="25.349cm" svg:y2="3.562cm">
          <text:p/>
        </draw:line>
        <draw:line draw:style-name="gr32" draw:text-style-name="P21" draw:layer="layout" svg:x1="20.906cm" svg:y1="4.131cm" svg:x2="25.349cm" svg:y2="4.131cm">
          <text:p/>
        </draw:line>
        <draw:line draw:style-name="gr32" draw:text-style-name="P21" draw:layer="layout" svg:x1="20.906cm" svg:y1="4.702cm" svg:x2="25.349cm" svg:y2="4.702cm">
          <text:p/>
        </draw:line>
        <draw:line draw:style-name="gr32" draw:text-style-name="P21" draw:layer="layout" svg:x1="20.906cm" svg:y1="5.27cm" svg:x2="25.349cm" svg:y2="5.27cm">
          <text:p/>
        </draw:line>
        <draw:line draw:style-name="gr32" draw:text-style-name="P21" draw:layer="layout" svg:x1="25.546cm" svg:y1="2.421cm" svg:x2="27.037cm" svg:y2="2.421cm">
          <text:p/>
        </draw:line>
        <draw:line draw:style-name="gr32" draw:text-style-name="P21" draw:layer="layout" svg:x1="25.546cm" svg:y1="2.992cm" svg:x2="27.038cm" svg:y2="2.992cm">
          <text:p/>
        </draw:line>
        <draw:line draw:style-name="gr32" draw:text-style-name="P21" draw:layer="layout" svg:x1="25.546cm" svg:y1="3.562cm" svg:x2="27.038cm" svg:y2="3.562cm">
          <text:p/>
        </draw:line>
        <draw:line draw:style-name="gr32" draw:text-style-name="P21" draw:layer="layout" svg:x1="25.546cm" svg:y1="4.131cm" svg:x2="27.038cm" svg:y2="4.131cm">
          <text:p/>
        </draw:line>
        <draw:line draw:style-name="gr32" draw:text-style-name="P21" draw:layer="layout" svg:x1="25.546cm" svg:y1="4.702cm" svg:x2="27.038cm" svg:y2="4.702cm">
          <text:p/>
        </draw:line>
        <draw:line draw:style-name="gr32" draw:text-style-name="P21" draw:layer="layout" svg:x1="25.546cm" svg:y1="5.274cm" svg:x2="27.038cm" svg:y2="5.274cm">
          <text:p/>
        </draw:line>
        <draw:frame draw:style-name="gr184" draw:text-style-name="P22" draw:layer="layout" svg:width="1.594cm" svg:height="0.517cm" svg:x="15.817cm" svg:y="1.426cm">
          <draw:text-box>
            <text:p text:style-name="P45"><text:span text:style-name="T32">In</text:span><text:span text:style-name="T32">gr</text:span><text:span text:style-name="T32">es</text:span><text:span text:style-name="T32">os</text:span></text:p>
          </draw:text-box>
        </draw:frame>
        <draw:frame draw:style-name="gr163" draw:text-style-name="P22" draw:layer="layout" svg:width="2.195cm" svg:height="0.517cm" svg:x="22.544cm" svg:y="1.427cm">
          <draw:text-box>
            <text:p text:style-name="P45"><text:span text:style-name="T32">Ah</text:span><text:span text:style-name="T32">orr</text:span><text:span text:style-name="T32">os</text:span></text:p>
          </draw:text-box>
        </draw:frame>
        <draw:line draw:style-name="gr21" draw:text-style-name="P19" draw:layer="layout" svg:x1="20.902cm" svg:y1="1.964cm" svg:x2="27.238cm" svg:y2="1.964cm">
          <text:p/>
        </draw:line>
        <draw:frame draw:style-name="gr162" draw:text-style-name="P22" draw:layer="layout" svg:width="1.518cm" svg:height="0.517cm" svg:x="19.317cm" svg:y="1.426cm">
          <draw:text-box>
            <text:p text:style-name="P45"><text:span text:style-name="T32">M</text:span><text:span text:style-name="T32">on</text:span><text:span text:style-name="T32">to</text:span></text:p>
          </draw:text-box>
        </draw:frame>
        <draw:frame draw:style-name="gr163" draw:text-style-name="P22" draw:layer="layout" svg:width="2.195cm" svg:height="0.517cm" svg:x="25.744cm" svg:y="1.427cm">
          <draw:text-box>
            <text:p text:style-name="P45"><text:span text:style-name="T32">M</text:span><text:span text:style-name="T32">on</text:span><text:span text:style-name="T32">to</text:span></text:p>
          </draw:text-box>
        </draw:frame>
        <draw:line draw:style-name="gr21" draw:text-style-name="P19" draw:layer="layout" svg:x1="14.412cm" svg:y1="1.964cm" svg:x2="20.64cm" svg:y2="1.964cm">
          <text:p/>
        </draw:line>
        <draw:line draw:style-name="gr21" draw:text-style-name="P19" draw:layer="layout" svg:x1="14.412cm" svg:y1="6.055cm" svg:x2="27.242cm" svg:y2="6.055cm">
          <text:p/>
        </draw:line>
        <draw:frame draw:style-name="gr185" draw:text-style-name="P22" draw:layer="layout" svg:width="3.058cm" svg:height="0.517cm" svg:x="19.522cm" svg:y="5.533cm">
          <draw:text-box>
            <text:p text:style-name="P45"><text:span text:style-name="T32">M</text:span><text:span text:style-name="T32">et</text:span><text:span text:style-name="T32">as </text:span><text:span text:style-name="T32">de </text:span><text:span text:style-name="T32">ga</text:span><text:span text:style-name="T32">st</text:span><text:span text:style-name="T32">os</text:span></text:p>
          </draw:text-box>
        </draw:frame>
        <draw:line draw:style-name="gr32" draw:text-style-name="P21" draw:layer="layout" svg:x1="15.165cm" svg:y1="6.52cm" svg:x2="20.648cm" svg:y2="6.52cm">
          <text:p/>
        </draw:line>
        <draw:line draw:style-name="gr32" draw:text-style-name="P21" draw:layer="layout" svg:x1="15.165cm" svg:y1="7.09cm" svg:x2="20.649cm" svg:y2="7.09cm">
          <text:p/>
        </draw:line>
        <draw:line draw:style-name="gr32" draw:text-style-name="P21" draw:layer="layout" svg:x1="15.165cm" svg:y1="7.66cm" svg:x2="20.649cm" svg:y2="7.66cm">
          <text:p/>
        </draw:line>
        <draw:line draw:style-name="gr32" draw:text-style-name="P21" draw:layer="layout" svg:x1="15.165cm" svg:y1="8.229cm" svg:x2="20.649cm" svg:y2="8.229cm">
          <text:p/>
        </draw:line>
        <draw:line draw:style-name="gr32" draw:text-style-name="P21" draw:layer="layout" svg:x1="15.165cm" svg:y1="8.8cm" svg:x2="20.649cm" svg:y2="8.8cm">
          <text:p/>
        </draw:line>
        <draw:line draw:style-name="gr32" draw:text-style-name="P21" draw:layer="layout" svg:x1="15.15cm" svg:y1="9.372cm" svg:x2="20.634cm" svg:y2="9.372cm">
          <text:p/>
        </draw:line>
        <draw:custom-shape draw:style-name="gr186" draw:text-style-name="P54" draw:layer="layout" svg:width="0.313cm" svg:height="0.31cm" svg:x="14.752cm" svg:y="6.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2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2cm" svg:y="7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2cm" svg:y="7.8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2cm" svg:y="8.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2cm" svg:y="8.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1" draw:layer="layout" svg:x1="21.615cm" svg:y1="6.519cm" svg:x2="27.098cm" svg:y2="6.519cm">
          <text:p/>
        </draw:line>
        <draw:line draw:style-name="gr32" draw:text-style-name="P21" draw:layer="layout" svg:x1="21.615cm" svg:y1="7.089cm" svg:x2="27.099cm" svg:y2="7.089cm">
          <text:p/>
        </draw:line>
        <draw:line draw:style-name="gr32" draw:text-style-name="P21" draw:layer="layout" svg:x1="21.615cm" svg:y1="7.659cm" svg:x2="27.099cm" svg:y2="7.659cm">
          <text:p/>
        </draw:line>
        <draw:line draw:style-name="gr32" draw:text-style-name="P21" draw:layer="layout" svg:x1="21.615cm" svg:y1="8.228cm" svg:x2="27.099cm" svg:y2="8.228cm">
          <text:p/>
        </draw:line>
        <draw:line draw:style-name="gr32" draw:text-style-name="P21" draw:layer="layout" svg:x1="21.615cm" svg:y1="8.799cm" svg:x2="27.099cm" svg:y2="8.799cm">
          <text:p/>
        </draw:line>
        <draw:line draw:style-name="gr32" draw:text-style-name="P21" draw:layer="layout" svg:x1="21.6cm" svg:y1="9.371cm" svg:x2="27.084cm" svg:y2="9.371cm">
          <text:p/>
        </draw:line>
        <draw:custom-shape draw:style-name="gr186" draw:text-style-name="P54" draw:layer="layout" svg:width="0.313cm" svg:height="0.31cm" svg:x="21.202cm" svg:y="6.1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2cm" svg:y="6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2cm" svg:y="7.26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2cm" svg:y="7.83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2cm" svg:y="8.4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2cm" svg:y="8.97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9" draw:layer="layout" svg:x1="14.412cm" svg:y1="10.158cm" svg:x2="27.242cm" svg:y2="10.158cm">
          <text:p/>
        </draw:line>
        <draw:frame draw:style-name="gr187" draw:text-style-name="P22" draw:layer="layout" svg:width="3.537cm" svg:height="0.517cm" svg:x="19.322cm" svg:y="9.636cm">
          <draw:text-box>
            <text:p text:style-name="P45"><text:span text:style-name="T32">Co</text:span><text:span text:style-name="T32">sa</text:span><text:span text:style-name="T32">s </text:span><text:span text:style-name="T32">po</text:span><text:span text:style-name="T32">r </text:span><text:span text:style-name="T32">co</text:span><text:span text:style-name="T32">m</text:span><text:span text:style-name="T32">pr</text:span><text:span text:style-name="T32">ar</text:span></text:p>
          </draw:text-box>
        </draw:frame>
        <draw:line draw:style-name="gr32" draw:text-style-name="P21" draw:layer="layout" svg:x1="15.16cm" svg:y1="10.623cm" svg:x2="18.934cm" svg:y2="10.623cm">
          <text:p/>
        </draw:line>
        <draw:line draw:style-name="gr32" draw:text-style-name="P21" draw:layer="layout" svg:x1="15.16cm" svg:y1="11.193cm" svg:x2="18.935cm" svg:y2="11.193cm">
          <text:p/>
        </draw:line>
        <draw:line draw:style-name="gr32" draw:text-style-name="P21" draw:layer="layout" svg:x1="15.16cm" svg:y1="11.763cm" svg:x2="18.935cm" svg:y2="11.763cm">
          <text:p/>
        </draw:line>
        <draw:line draw:style-name="gr32" draw:text-style-name="P21" draw:layer="layout" svg:x1="15.16cm" svg:y1="12.332cm" svg:x2="18.935cm" svg:y2="12.332cm">
          <text:p/>
        </draw:line>
        <draw:line draw:style-name="gr32" draw:text-style-name="P21" draw:layer="layout" svg:x1="15.16cm" svg:y1="12.903cm" svg:x2="18.935cm" svg:y2="12.903cm">
          <text:p/>
        </draw:line>
        <draw:line draw:style-name="gr32" draw:text-style-name="P21" draw:layer="layout" svg:x1="15.15cm" svg:y1="13.475cm" svg:x2="18.925cm" svg:y2="13.475cm">
          <text:p/>
        </draw:line>
        <draw:custom-shape draw:style-name="gr186" draw:text-style-name="P54" draw:layer="layout" svg:width="0.313cm" svg:height="0.31cm" svg:x="14.752cm" svg:y="10.2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2cm" svg:y="10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2cm" svg:y="11.3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2cm" svg:y="11.9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2cm" svg:y="12.5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14.752cm" svg:y="13.0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1" draw:layer="layout" svg:x1="21.61cm" svg:y1="10.622cm" svg:x2="25.348cm" svg:y2="10.622cm">
          <text:p/>
        </draw:line>
        <draw:line draw:style-name="gr32" draw:text-style-name="P21" draw:layer="layout" svg:x1="21.61cm" svg:y1="11.192cm" svg:x2="25.349cm" svg:y2="11.192cm">
          <text:p/>
        </draw:line>
        <draw:line draw:style-name="gr32" draw:text-style-name="P21" draw:layer="layout" svg:x1="21.61cm" svg:y1="11.762cm" svg:x2="25.349cm" svg:y2="11.762cm">
          <text:p/>
        </draw:line>
        <draw:line draw:style-name="gr32" draw:text-style-name="P21" draw:layer="layout" svg:x1="21.61cm" svg:y1="12.331cm" svg:x2="25.349cm" svg:y2="12.331cm">
          <text:p/>
        </draw:line>
        <draw:line draw:style-name="gr32" draw:text-style-name="P21" draw:layer="layout" svg:x1="21.61cm" svg:y1="12.902cm" svg:x2="25.349cm" svg:y2="12.902cm">
          <text:p/>
        </draw:line>
        <draw:line draw:style-name="gr32" draw:text-style-name="P21" draw:layer="layout" svg:x1="21.6cm" svg:y1="13.474cm" svg:x2="25.339cm" svg:y2="13.474cm">
          <text:p/>
        </draw:line>
        <draw:custom-shape draw:style-name="gr186" draw:text-style-name="P54" draw:layer="layout" svg:width="0.313cm" svg:height="0.31cm" svg:x="21.202cm" svg:y="10.2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2cm" svg:y="10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2cm" svg:y="11.37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2cm" svg:y="11.9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2cm" svg:y="12.5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4" draw:layer="layout" svg:width="0.313cm" svg:height="0.31cm" svg:x="21.202cm" svg:y="13.08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1" draw:layer="layout" svg:x1="19.156cm" svg:y1="10.623cm" svg:x2="20.642cm" svg:y2="10.623cm">
          <text:p/>
        </draw:line>
        <draw:line draw:style-name="gr32" draw:text-style-name="P21" draw:layer="layout" svg:x1="19.156cm" svg:y1="11.193cm" svg:x2="20.642cm" svg:y2="11.193cm">
          <text:p/>
        </draw:line>
        <draw:line draw:style-name="gr32" draw:text-style-name="P21" draw:layer="layout" svg:x1="19.156cm" svg:y1="11.763cm" svg:x2="20.642cm" svg:y2="11.763cm">
          <text:p/>
        </draw:line>
        <draw:line draw:style-name="gr32" draw:text-style-name="P21" draw:layer="layout" svg:x1="19.156cm" svg:y1="12.332cm" svg:x2="20.642cm" svg:y2="12.332cm">
          <text:p/>
        </draw:line>
        <draw:line draw:style-name="gr32" draw:text-style-name="P21" draw:layer="layout" svg:x1="19.156cm" svg:y1="12.903cm" svg:x2="20.642cm" svg:y2="12.903cm">
          <text:p/>
        </draw:line>
        <draw:line draw:style-name="gr32" draw:text-style-name="P21" draw:layer="layout" svg:x1="19.152cm" svg:y1="13.475cm" svg:x2="20.638cm" svg:y2="13.475cm">
          <text:p/>
        </draw:line>
        <draw:line draw:style-name="gr32" draw:text-style-name="P21" draw:layer="layout" svg:x1="25.546cm" svg:y1="10.623cm" svg:x2="27.032cm" svg:y2="10.623cm">
          <text:p/>
        </draw:line>
        <draw:line draw:style-name="gr32" draw:text-style-name="P21" draw:layer="layout" svg:x1="25.546cm" svg:y1="11.193cm" svg:x2="27.032cm" svg:y2="11.193cm">
          <text:p/>
        </draw:line>
        <draw:line draw:style-name="gr32" draw:text-style-name="P21" draw:layer="layout" svg:x1="25.546cm" svg:y1="11.763cm" svg:x2="27.032cm" svg:y2="11.763cm">
          <text:p/>
        </draw:line>
        <draw:line draw:style-name="gr32" draw:text-style-name="P21" draw:layer="layout" svg:x1="25.546cm" svg:y1="12.332cm" svg:x2="27.032cm" svg:y2="12.332cm">
          <text:p/>
        </draw:line>
        <draw:line draw:style-name="gr32" draw:text-style-name="P21" draw:layer="layout" svg:x1="25.546cm" svg:y1="12.903cm" svg:x2="27.032cm" svg:y2="12.903cm">
          <text:p/>
        </draw:line>
        <draw:line draw:style-name="gr32" draw:text-style-name="P21" draw:layer="layout" svg:x1="25.542cm" svg:y1="13.475cm" svg:x2="27.028cm" svg:y2="13.475cm">
          <text:p/>
        </draw:line>
        <draw:frame draw:style-name="gr188" draw:text-style-name="P20" draw:layer="layout" svg:width="0.457cm" svg:height="0.348cm" svg:x="19.249cm" svg:y="2.07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5cm" svg:y="2.64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5cm" svg:y="3.21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5cm" svg:y="3.78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5cm" svg:y="4.35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5cm" svg:y="4.92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2cm" svg:y="2.07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3cm" svg:y="2.64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3cm" svg:y="3.21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3cm" svg:y="3.78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3cm" svg:y="4.35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3cm" svg:y="4.92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49cm" svg:y="10.27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5cm" svg:y="10.84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5cm" svg:y="11.41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5cm" svg:y="11.98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5cm" svg:y="12.55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19.25cm" svg:y="13.12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2cm" svg:y="10.27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3cm" svg:y="10.84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3cm" svg:y="11.41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3cm" svg:y="11.98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3cm" svg:y="12.55cm">
          <draw:text-box>
            <text:p text:style-name="P52"><text:span text:style-name="T31">$</text:span></text:p>
          </draw:text-box>
        </draw:frame>
        <draw:frame draw:style-name="gr188" draw:text-style-name="P20" draw:layer="layout" svg:width="0.457cm" svg:height="0.348cm" svg:x="25.603cm" svg:y="13.12cm">
          <draw:text-box>
            <text:p text:style-name="P52"><text:span text:style-name="T31">$</text:span></text:p>
          </draw:text-box>
        </draw:frame>
        <draw:custom-shape draw:style-name="gr189" draw:text-style-name="P54" draw:layer="layout" svg:width="3.852cm" svg:height="1.549cm" svg:x="14.573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9" draw:layer="layout" svg:x1="14.412cm" svg:y1="14.363cm" svg:x2="27.242cm" svg:y2="14.363cm">
          <text:p/>
        </draw:line>
        <draw:frame draw:style-name="gr162" draw:text-style-name="P22" draw:layer="layout" svg:width="1.518cm" svg:height="0.517cm" svg:x="20.322cm" svg:y="13.841cm">
          <draw:text-box>
            <text:p text:style-name="P45"><text:span text:style-name="T32">To</text:span><text:span text:style-name="T32">tal</text:span><text:span text:style-name="T32">es</text:span></text:p>
          </draw:text-box>
        </draw:frame>
        <draw:frame draw:style-name="gr190" draw:text-style-name="P56" draw:layer="layout" svg:width="2.38cm" svg:height="0.607cm" svg:x="15.258cm" svg:y="14.852cm">
          <draw:text-box>
            <text:p text:style-name="P55"><text:span text:style-name="T15">Pre</text:span><text:span text:style-name="T15">sup</text:span><text:span text:style-name="T15">ues</text:span><text:span text:style-name="T15">tad</text:span><text:span text:style-name="T15">o</text:span></text:p>
          </draw:text-box>
        </draw:frame>
        <draw:line draw:style-name="gr32" draw:text-style-name="P21" draw:layer="layout" svg:x1="14.572cm" svg:y1="15.374cm" svg:x2="18.429cm" svg:y2="15.374cm">
          <text:p/>
        </draw:line>
        <draw:frame draw:style-name="gr191" draw:text-style-name="P58" draw:layer="layout" svg:width="0.467cm" svg:height="0.623cm" svg:x="14.776cm" svg:y="15.609cm">
          <draw:text-box>
            <text:p text:style-name="P57"><text:span text:style-name="T46">$</text:span></text:p>
          </draw:text-box>
        </draw:frame>
        <draw:custom-shape draw:style-name="gr101" draw:text-style-name="P28" draw:layer="layout" svg:width="1.482cm" svg:height="0.604cm" svg:x="14.491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2" draw:text-style-name="P27" draw:layer="layout" svg:width="3.38cm" svg:height="0.398cm" svg:x="14.399cm" svg:y="20.7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92" draw:text-style-name="P27" draw:layer="layout" svg:width="3.38cm" svg:height="0.398cm" svg:x="14.401cm" svg:y="20.774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6cm" svg:y1="17.261cm" svg:x2="27.242cm" svg:y2="17.261cm">
          <text:p/>
        </draw:line>
        <draw:line draw:style-name="gr32" draw:text-style-name="P21" draw:layer="layout" svg:x1="14.002cm" svg:y1="17.661cm" svg:x2="27.242cm" svg:y2="17.661cm">
          <text:p/>
        </draw:line>
        <draw:line draw:style-name="gr32" draw:text-style-name="P21" draw:layer="layout" svg:x1="14.002cm" svg:y1="18.059cm" svg:x2="27.242cm" svg:y2="18.059cm">
          <text:p/>
        </draw:line>
        <draw:line draw:style-name="gr32" draw:text-style-name="P21" draw:layer="layout" svg:x1="14.002cm" svg:y1="18.459cm" svg:x2="27.242cm" svg:y2="18.459cm">
          <text:p/>
        </draw:line>
        <draw:line draw:style-name="gr32" draw:text-style-name="P21" draw:layer="layout" svg:x1="14.002cm" svg:y1="18.859cm" svg:x2="27.242cm" svg:y2="18.859cm">
          <text:p/>
        </draw:line>
        <draw:line draw:style-name="gr32" draw:text-style-name="P21" draw:layer="layout" svg:x1="14.002cm" svg:y1="19.258cm" svg:x2="27.242cm" svg:y2="19.258cm">
          <text:p/>
        </draw:line>
        <draw:line draw:style-name="gr32" draw:text-style-name="P21" draw:layer="layout" svg:x1="14.002cm" svg:y1="19.657cm" svg:x2="27.242cm" svg:y2="19.657cm">
          <text:p/>
        </draw:line>
        <draw:line draw:style-name="gr32" draw:text-style-name="P21" draw:layer="layout" svg:x1="14.002cm" svg:y1="20.056cm" svg:x2="27.242cm" svg:y2="20.056cm">
          <text:p/>
        </draw:line>
        <draw:line draw:style-name="gr32" draw:text-style-name="P21" draw:layer="layout" svg:x1="14.002cm" svg:y1="20.455cm" svg:x2="27.242cm" svg:y2="20.455cm">
          <text:p/>
        </draw:line>
        <draw:frame draw:style-name="gr109" draw:text-style-name="P40" draw:layer="layout" svg:width="1.211cm" svg:height="0.517cm" svg:x="14.669cm" svg:y="17.006cm">
          <draw:text-box>
            <text:p text:style-name="P45"><text:span text:style-name="T42">No</text:span><text:span text:style-name="T42">tas</text:span></text:p>
          </draw:text-box>
        </draw:frame>
        <draw:custom-shape draw:style-name="gr180" draw:text-style-name="P28" draw:layer="layout" svg:width="3.358cm" svg:height="0.578cm" svg:x="19.12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3" draw:layer="layout" svg:width="0.481cm" svg:height="0.507cm" svg:x="22.239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3" draw:layer="layout" svg:width="0.481cm" svg:height="0.499cm" svg:x="18.876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28" draw:layer="layout" svg:width="3.853cm" svg:height="0.337cm" svg:x="18.876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4" draw:layer="layout" svg:width="3.852cm" svg:height="1.549cm" svg:x="18.873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56" draw:layer="layout" svg:width="2.38cm" svg:height="0.607cm" svg:x="20.058cm" svg:y="14.852cm">
          <draw:text-box>
            <text:p text:style-name="P55"><text:span text:style-name="T15">Ga</text:span><text:span text:style-name="T15">sto </text:span><text:span text:style-name="T15">rea</text:span><text:span text:style-name="T15">l</text:span></text:p>
          </draw:text-box>
        </draw:frame>
        <draw:line draw:style-name="gr32" draw:text-style-name="P21" draw:layer="layout" svg:x1="18.872cm" svg:y1="15.374cm" svg:x2="22.729cm" svg:y2="15.374cm">
          <text:p/>
        </draw:line>
        <draw:frame draw:style-name="gr191" draw:text-style-name="P58" draw:layer="layout" svg:width="0.467cm" svg:height="0.623cm" svg:x="19.076cm" svg:y="15.609cm">
          <draw:text-box>
            <text:p text:style-name="P57"><text:span text:style-name="T46">$</text:span></text:p>
          </draw:text-box>
        </draw:frame>
        <draw:custom-shape draw:style-name="gr180" draw:text-style-name="P28" draw:layer="layout" svg:width="3.358cm" svg:height="0.578cm" svg:x="23.42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53" draw:layer="layout" svg:width="0.481cm" svg:height="0.507cm" svg:x="26.539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2" draw:text-style-name="P53" draw:layer="layout" svg:width="0.481cm" svg:height="0.499cm" svg:x="23.176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28" draw:layer="layout" svg:width="3.853cm" svg:height="0.337cm" svg:x="23.176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4" draw:layer="layout" svg:width="3.852cm" svg:height="1.549cm" svg:x="23.173cm" svg:y="14.7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56" draw:layer="layout" svg:width="2.38cm" svg:height="0.607cm" svg:x="24.312cm" svg:y="14.852cm">
          <draw:text-box>
            <text:p text:style-name="P55"><text:span text:style-name="T15">Dif</text:span><text:span text:style-name="T15">ere</text:span><text:span text:style-name="T15">nci</text:span><text:span text:style-name="T15">a </text:span></text:p>
          </draw:text-box>
        </draw:frame>
        <draw:line draw:style-name="gr32" draw:text-style-name="P21" draw:layer="layout" svg:x1="23.172cm" svg:y1="15.374cm" svg:x2="27.029cm" svg:y2="15.374cm">
          <text:p/>
        </draw:line>
        <draw:frame draw:style-name="gr191" draw:text-style-name="P58" draw:layer="layout" svg:width="0.467cm" svg:height="0.623cm" svg:x="23.376cm" svg:y="15.609cm">
          <draw:text-box>
            <text:p text:style-name="P57"><text:span text:style-name="T46">$</text:span></text:p>
          </draw:text-box>
        </draw:frame>
        <draw:frame draw:style-name="gr105" draw:text-style-name="P36" draw:layer="layout" svg:width="1.543cm" svg:height="1.729cm" svg:x="25.563cm" svg:y="0.7cm">
          <draw:text-box>
            <text:p text:style-name="P50"><text:span text:style-name="T30">2</text:span><text:span text:style-name="T30">0</text:span><text:span text:style-name="T30">2</text:span><text:span text:style-name="T30">1</text:span></text:p>
          </draw:text-box>
        </draw:frame>
      </draw:page>
      <draw:page draw:name="page28" draw:style-name="dp1" draw:master-page-name="master-page3">
        <draw:frame draw:style-name="gr126" draw:text-style-name="P27" draw:layer="layout" svg:width="2.869cm" svg:height="0.398cm" svg:x="1.365cm" svg:y="1.3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2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2"><text:span text:style-name="T41">1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2"><text:span text:style-name="T30">M</text:span><text:span text:style-name="T30">A</text:span><text:span text:style-name="T30">R</text:span><text:span text:style-name="T30">Z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2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2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2"><text:span text:style-name="T41">2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2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2"><text:span text:style-name="T41">3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2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2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2"><text:span text:style-name="T40">Se</text:span><text:span text:style-name="T40">m</text:span><text:span text:style-name="T40">an</text:span><text:span text:style-name="T40">a </text:span><text:span text:style-name="T40">9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2"><text:span text:style-name="T43">13:00</text:span></text:p>
          </draw:text-box>
        </draw:frame>
        <draw:custom-shape draw:style-name="gr101" draw:text-style-name="P28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2cm" svg:x2="23.46cm" svg:y2="17.262cm">
          <text:p/>
        </draw:line>
        <draw:line draw:style-name="gr32" draw:text-style-name="P21" draw:layer="layout" svg:x1="14cm" svg:y1="17.662cm" svg:x2="23.46cm" svg:y2="17.662cm">
          <text:p/>
        </draw:line>
        <draw:line draw:style-name="gr32" draw:text-style-name="P21" draw:layer="layout" svg:x1="14cm" svg:y1="18.06cm" svg:x2="23.46cm" svg:y2="18.06cm">
          <text:p/>
        </draw:line>
        <draw:line draw:style-name="gr32" draw:text-style-name="P21" draw:layer="layout" svg:x1="14cm" svg:y1="18.46cm" svg:x2="23.46cm" svg:y2="18.46cm">
          <text:p/>
        </draw:line>
        <draw:line draw:style-name="gr32" draw:text-style-name="P21" draw:layer="layout" svg:x1="14cm" svg:y1="18.86cm" svg:x2="23.46cm" svg:y2="18.86cm">
          <text:p/>
        </draw:line>
        <draw:line draw:style-name="gr32" draw:text-style-name="P21" draw:layer="layout" svg:x1="14cm" svg:y1="19.259cm" svg:x2="23.46cm" svg:y2="19.259cm">
          <text:p/>
        </draw:line>
        <draw:line draw:style-name="gr32" draw:text-style-name="P21" draw:layer="layout" svg:x1="14cm" svg:y1="19.658cm" svg:x2="23.46cm" svg:y2="19.658cm">
          <text:p/>
        </draw:line>
        <draw:line draw:style-name="gr32" draw:text-style-name="P21" draw:layer="layout" svg:x1="14cm" svg:y1="20.057cm" svg:x2="23.46cm" svg:y2="20.057cm">
          <text:p/>
        </draw:line>
        <draw:line draw:style-name="gr32" draw:text-style-name="P21" draw:layer="layout" svg:x1="14cm" svg:y1="20.456cm" svg:x2="23.46cm" svg:y2="20.456cm">
          <text:p/>
        </draw:line>
        <draw:frame draw:style-name="gr102" draw:text-style-name="P27" draw:layer="layout" svg:width="2.782cm" svg:height="0.398cm" svg:x="15.046cm" svg:y="1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4cm" svg:x2="27.256cm" svg:y2="1.964cm">
          <text:p/>
        </draw:line>
        <draw:frame draw:style-name="gr102" draw:text-style-name="P27" draw:layer="layout" svg:width="2.782cm" svg:height="0.398cm" svg:x="15.047cm" svg:y="1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3cm">
          <draw:text-box>
            <text:p text:style-name="P2"><text:span text:style-name="T41">1</text:span></text:p>
          </draw:text-box>
        </draw:frame>
        <draw:frame draw:style-name="gr105" draw:text-style-name="P36" draw:layer="layout" svg:width="1.543cm" svg:height="1.729cm" svg:x="25.56cm" svg:y="0.7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3cm" svg:x2="27.24cm" svg:y2="2.363cm">
          <text:p/>
        </draw:line>
        <draw:line draw:style-name="gr32" draw:text-style-name="P21" draw:layer="layout" svg:x1="21.06cm" svg:y1="2.762cm" svg:x2="27.241cm" svg:y2="2.762cm">
          <text:p/>
        </draw:line>
        <draw:line draw:style-name="gr32" draw:text-style-name="P21" draw:layer="layout" svg:x1="21.06cm" svg:y1="3.162cm" svg:x2="27.241cm" svg:y2="3.162cm">
          <text:p/>
        </draw:line>
        <draw:line draw:style-name="gr32" draw:text-style-name="P21" draw:layer="layout" svg:x1="21.06cm" svg:y1="3.56cm" svg:x2="27.241cm" svg:y2="3.56cm">
          <text:p/>
        </draw:line>
        <draw:line draw:style-name="gr32" draw:text-style-name="P21" draw:layer="layout" svg:x1="21.06cm" svg:y1="3.96cm" svg:x2="27.241cm" svg:y2="3.96cm">
          <text:p/>
        </draw:line>
        <draw:line draw:style-name="gr32" draw:text-style-name="P21" draw:layer="layout" svg:x1="21.06cm" svg:y1="4.36cm" svg:x2="27.241cm" svg:y2="4.36cm">
          <text:p/>
        </draw:line>
        <draw:line draw:style-name="gr32" draw:text-style-name="P21" draw:layer="layout" svg:x1="21.06cm" svg:y1="4.759cm" svg:x2="27.241cm" svg:y2="4.759cm">
          <text:p/>
        </draw:line>
        <draw:line draw:style-name="gr32" draw:text-style-name="P21" draw:layer="layout" svg:x1="21.06cm" svg:y1="5.158cm" svg:x2="27.241cm" svg:y2="5.158cm">
          <text:p/>
        </draw:line>
        <draw:line draw:style-name="gr32" draw:text-style-name="P21" draw:layer="layout" svg:x1="21.06cm" svg:y1="5.557cm" svg:x2="27.241cm" svg:y2="5.557cm">
          <text:p/>
        </draw:line>
        <draw:line draw:style-name="gr32" draw:text-style-name="P21" draw:layer="layout" svg:x1="21.06cm" svg:y1="5.956cm" svg:x2="27.241cm" svg:y2="5.956cm">
          <text:p/>
        </draw:line>
        <draw:line draw:style-name="gr32" draw:text-style-name="P21" draw:layer="layout" svg:x1="21.06cm" svg:y1="6.356cm" svg:x2="27.241cm" svg:y2="6.356cm">
          <text:p/>
        </draw:line>
        <draw:line draw:style-name="gr32" draw:text-style-name="P21" draw:layer="layout" svg:x1="14.66cm" svg:y1="2.364cm" svg:x2="20.84cm" svg:y2="2.364cm">
          <text:p/>
        </draw:line>
        <draw:line draw:style-name="gr32" draw:text-style-name="P21" draw:layer="layout" svg:x1="14.66cm" svg:y1="2.763cm" svg:x2="20.841cm" svg:y2="2.763cm">
          <text:p/>
        </draw:line>
        <draw:line draw:style-name="gr32" draw:text-style-name="P21" draw:layer="layout" svg:x1="14.66cm" svg:y1="3.163cm" svg:x2="20.841cm" svg:y2="3.163cm">
          <text:p/>
        </draw:line>
        <draw:line draw:style-name="gr32" draw:text-style-name="P21" draw:layer="layout" svg:x1="14.66cm" svg:y1="3.561cm" svg:x2="20.841cm" svg:y2="3.561cm">
          <text:p/>
        </draw:line>
        <draw:line draw:style-name="gr32" draw:text-style-name="P21" draw:layer="layout" svg:x1="14.66cm" svg:y1="3.961cm" svg:x2="20.841cm" svg:y2="3.961cm">
          <text:p/>
        </draw:line>
        <draw:line draw:style-name="gr32" draw:text-style-name="P21" draw:layer="layout" svg:x1="14.66cm" svg:y1="4.361cm" svg:x2="20.841cm" svg:y2="4.361cm">
          <text:p/>
        </draw:line>
        <draw:line draw:style-name="gr32" draw:text-style-name="P21" draw:layer="layout" svg:x1="14.66cm" svg:y1="4.76cm" svg:x2="20.841cm" svg:y2="4.76cm">
          <text:p/>
        </draw:line>
        <draw:line draw:style-name="gr32" draw:text-style-name="P21" draw:layer="layout" svg:x1="14.66cm" svg:y1="5.159cm" svg:x2="20.841cm" svg:y2="5.159cm">
          <text:p/>
        </draw:line>
        <draw:line draw:style-name="gr32" draw:text-style-name="P21" draw:layer="layout" svg:x1="14.66cm" svg:y1="5.558cm" svg:x2="20.841cm" svg:y2="5.558cm">
          <text:p/>
        </draw:line>
        <draw:line draw:style-name="gr32" draw:text-style-name="P21" draw:layer="layout" svg:x1="14.66cm" svg:y1="5.957cm" svg:x2="20.841cm" svg:y2="5.957cm">
          <text:p/>
        </draw:line>
        <draw:line draw:style-name="gr32" draw:text-style-name="P21" draw:layer="layout" svg:x1="14.66cm" svg:y1="6.357cm" svg:x2="20.841cm" svg:y2="6.357cm">
          <text:p/>
        </draw:line>
        <draw:frame draw:style-name="gr102" draw:text-style-name="P27" draw:layer="layout" svg:width="2.782cm" svg:height="0.398cm" svg:x="15.046cm" svg:y="6.4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4cm" svg:x2="27.256cm" svg:y2="7.064cm">
          <text:p/>
        </draw:line>
        <draw:frame draw:style-name="gr102" draw:text-style-name="P27" draw:layer="layout" svg:width="2.782cm" svg:height="0.398cm" svg:x="15.047cm" svg:y="6.4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3cm">
          <draw:text-box>
            <text:p text:style-name="P2"><text:span text:style-name="T41">2</text:span></text:p>
          </draw:text-box>
        </draw:frame>
        <draw:frame draw:style-name="gr102" draw:text-style-name="P27" draw:layer="layout" svg:width="2.782cm" svg:height="0.398cm" svg:x="15.04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3cm" svg:x2="27.24cm" svg:y2="7.463cm">
          <text:p/>
        </draw:line>
        <draw:line draw:style-name="gr32" draw:text-style-name="P21" draw:layer="layout" svg:x1="21.06cm" svg:y1="7.862cm" svg:x2="27.241cm" svg:y2="7.862cm">
          <text:p/>
        </draw:line>
        <draw:line draw:style-name="gr32" draw:text-style-name="P21" draw:layer="layout" svg:x1="21.06cm" svg:y1="8.262cm" svg:x2="27.241cm" svg:y2="8.262cm">
          <text:p/>
        </draw:line>
        <draw:line draw:style-name="gr32" draw:text-style-name="P21" draw:layer="layout" svg:x1="21.06cm" svg:y1="8.66cm" svg:x2="27.241cm" svg:y2="8.66cm">
          <text:p/>
        </draw:line>
        <draw:line draw:style-name="gr32" draw:text-style-name="P21" draw:layer="layout" svg:x1="21.06cm" svg:y1="9.06cm" svg:x2="27.241cm" svg:y2="9.06cm">
          <text:p/>
        </draw:line>
        <draw:line draw:style-name="gr32" draw:text-style-name="P21" draw:layer="layout" svg:x1="21.06cm" svg:y1="9.46cm" svg:x2="27.241cm" svg:y2="9.46cm">
          <text:p/>
        </draw:line>
        <draw:line draw:style-name="gr32" draw:text-style-name="P21" draw:layer="layout" svg:x1="21.06cm" svg:y1="9.859cm" svg:x2="27.241cm" svg:y2="9.859cm">
          <text:p/>
        </draw:line>
        <draw:line draw:style-name="gr32" draw:text-style-name="P21" draw:layer="layout" svg:x1="21.06cm" svg:y1="10.258cm" svg:x2="27.241cm" svg:y2="10.258cm">
          <text:p/>
        </draw:line>
        <draw:line draw:style-name="gr32" draw:text-style-name="P21" draw:layer="layout" svg:x1="21.06cm" svg:y1="10.657cm" svg:x2="27.241cm" svg:y2="10.657cm">
          <text:p/>
        </draw:line>
        <draw:line draw:style-name="gr32" draw:text-style-name="P21" draw:layer="layout" svg:x1="21.06cm" svg:y1="11.056cm" svg:x2="27.241cm" svg:y2="11.056cm">
          <text:p/>
        </draw:line>
        <draw:line draw:style-name="gr32" draw:text-style-name="P21" draw:layer="layout" svg:x1="21.06cm" svg:y1="11.456cm" svg:x2="27.241cm" svg:y2="11.456cm">
          <text:p/>
        </draw:line>
        <draw:line draw:style-name="gr32" draw:text-style-name="P38" draw:layer="layout" svg:x1="14.66cm" svg:y1="7.464cm" svg:x2="20.84cm" svg:y2="7.464cm">
          <text:p/>
        </draw:line>
        <draw:line draw:style-name="gr32" draw:text-style-name="P38" draw:layer="layout" svg:x1="14.66cm" svg:y1="7.863cm" svg:x2="20.841cm" svg:y2="7.863cm">
          <text:p/>
        </draw:line>
        <draw:line draw:style-name="gr32" draw:text-style-name="P38" draw:layer="layout" svg:x1="14.66cm" svg:y1="8.263cm" svg:x2="20.841cm" svg:y2="8.263cm">
          <text:p/>
        </draw:line>
        <draw:line draw:style-name="gr32" draw:text-style-name="P38" draw:layer="layout" svg:x1="14.66cm" svg:y1="8.661cm" svg:x2="20.841cm" svg:y2="8.661cm">
          <text:p/>
        </draw:line>
        <draw:line draw:style-name="gr32" draw:text-style-name="P38" draw:layer="layout" svg:x1="14.66cm" svg:y1="9.061cm" svg:x2="20.841cm" svg:y2="9.061cm">
          <text:p/>
        </draw:line>
        <draw:line draw:style-name="gr32" draw:text-style-name="P38" draw:layer="layout" svg:x1="14.66cm" svg:y1="9.461cm" svg:x2="20.841cm" svg:y2="9.461cm">
          <text:p/>
        </draw:line>
        <draw:line draw:style-name="gr32" draw:text-style-name="P38" draw:layer="layout" svg:x1="14.66cm" svg:y1="9.86cm" svg:x2="20.841cm" svg:y2="9.86cm">
          <text:p/>
        </draw:line>
        <draw:line draw:style-name="gr32" draw:text-style-name="P38" draw:layer="layout" svg:x1="14.66cm" svg:y1="10.259cm" svg:x2="20.841cm" svg:y2="10.259cm">
          <text:p/>
        </draw:line>
        <draw:line draw:style-name="gr32" draw:text-style-name="P38" draw:layer="layout" svg:x1="14.66cm" svg:y1="10.658cm" svg:x2="20.841cm" svg:y2="10.658cm">
          <text:p/>
        </draw:line>
        <draw:line draw:style-name="gr32" draw:text-style-name="P38" draw:layer="layout" svg:x1="14.66cm" svg:y1="11.057cm" svg:x2="20.841cm" svg:y2="11.057cm">
          <text:p/>
        </draw:line>
        <draw:line draw:style-name="gr32" draw:text-style-name="P38" draw:layer="layout" svg:x1="14.66cm" svg:y1="11.457cm" svg:x2="20.841cm" svg:y2="11.457cm">
          <text:p/>
        </draw:line>
        <draw:frame draw:style-name="gr102" draw:text-style-name="P27" draw:layer="layout" svg:width="2.782cm" svg:height="0.398cm" svg:x="15.046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4cm" svg:x2="27.256cm" svg:y2="12.164cm">
          <text:p/>
        </draw:line>
        <draw:frame draw:style-name="gr102" draw:text-style-name="P27" draw:layer="layout" svg:width="2.782cm" svg:height="0.398cm" svg:x="15.047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5cm" svg:y="11.613cm">
          <draw:text-box>
            <text:p text:style-name="P2"><text:span text:style-name="T41">3</text:span></text:p>
          </draw:text-box>
        </draw:frame>
        <draw:line draw:style-name="gr32" draw:text-style-name="P21" draw:layer="layout" svg:x1="21.06cm" svg:y1="12.563cm" svg:x2="27.24cm" svg:y2="12.563cm">
          <text:p/>
        </draw:line>
        <draw:line draw:style-name="gr32" draw:text-style-name="P21" draw:layer="layout" svg:x1="21.06cm" svg:y1="12.962cm" svg:x2="27.241cm" svg:y2="12.962cm">
          <text:p/>
        </draw:line>
        <draw:line draw:style-name="gr32" draw:text-style-name="P21" draw:layer="layout" svg:x1="21.06cm" svg:y1="13.362cm" svg:x2="27.241cm" svg:y2="13.362cm">
          <text:p/>
        </draw:line>
        <draw:line draw:style-name="gr32" draw:text-style-name="P21" draw:layer="layout" svg:x1="21.06cm" svg:y1="13.76cm" svg:x2="27.241cm" svg:y2="13.76cm">
          <text:p/>
        </draw:line>
        <draw:line draw:style-name="gr32" draw:text-style-name="P21" draw:layer="layout" svg:x1="21.06cm" svg:y1="14.16cm" svg:x2="27.241cm" svg:y2="14.16cm">
          <text:p/>
        </draw:line>
        <draw:line draw:style-name="gr32" draw:text-style-name="P21" draw:layer="layout" svg:x1="21.06cm" svg:y1="14.56cm" svg:x2="27.241cm" svg:y2="14.56cm">
          <text:p/>
        </draw:line>
        <draw:line draw:style-name="gr32" draw:text-style-name="P21" draw:layer="layout" svg:x1="21.06cm" svg:y1="14.959cm" svg:x2="27.241cm" svg:y2="14.959cm">
          <text:p/>
        </draw:line>
        <draw:line draw:style-name="gr32" draw:text-style-name="P21" draw:layer="layout" svg:x1="21.06cm" svg:y1="15.358cm" svg:x2="27.241cm" svg:y2="15.358cm">
          <text:p/>
        </draw:line>
        <draw:line draw:style-name="gr32" draw:text-style-name="P21" draw:layer="layout" svg:x1="21.06cm" svg:y1="15.757cm" svg:x2="27.241cm" svg:y2="15.757cm">
          <text:p/>
        </draw:line>
        <draw:line draw:style-name="gr32" draw:text-style-name="P21" draw:layer="layout" svg:x1="21.06cm" svg:y1="16.156cm" svg:x2="27.241cm" svg:y2="16.156cm">
          <text:p/>
        </draw:line>
        <draw:line draw:style-name="gr32" draw:text-style-name="P39" draw:layer="layout" svg:x1="14.66cm" svg:y1="12.564cm" svg:x2="20.84cm" svg:y2="12.564cm">
          <text:p/>
        </draw:line>
        <draw:line draw:style-name="gr32" draw:text-style-name="P39" draw:layer="layout" svg:x1="14.66cm" svg:y1="12.963cm" svg:x2="20.841cm" svg:y2="12.963cm">
          <text:p/>
        </draw:line>
        <draw:line draw:style-name="gr32" draw:text-style-name="P39" draw:layer="layout" svg:x1="14.66cm" svg:y1="13.363cm" svg:x2="20.841cm" svg:y2="13.363cm">
          <text:p/>
        </draw:line>
        <draw:line draw:style-name="gr32" draw:text-style-name="P39" draw:layer="layout" svg:x1="14.66cm" svg:y1="13.761cm" svg:x2="20.841cm" svg:y2="13.761cm">
          <text:p/>
        </draw:line>
        <draw:line draw:style-name="gr32" draw:text-style-name="P39" draw:layer="layout" svg:x1="14.66cm" svg:y1="14.161cm" svg:x2="20.841cm" svg:y2="14.161cm">
          <text:p/>
        </draw:line>
        <draw:line draw:style-name="gr32" draw:text-style-name="P39" draw:layer="layout" svg:x1="14.66cm" svg:y1="14.561cm" svg:x2="20.841cm" svg:y2="14.561cm">
          <text:p/>
        </draw:line>
        <draw:line draw:style-name="gr32" draw:text-style-name="P39" draw:layer="layout" svg:x1="14.66cm" svg:y1="14.96cm" svg:x2="20.841cm" svg:y2="14.96cm">
          <text:p/>
        </draw:line>
        <draw:line draw:style-name="gr32" draw:text-style-name="P39" draw:layer="layout" svg:x1="14.66cm" svg:y1="15.359cm" svg:x2="20.841cm" svg:y2="15.359cm">
          <text:p/>
        </draw:line>
        <draw:line draw:style-name="gr32" draw:text-style-name="P39" draw:layer="layout" svg:x1="14.66cm" svg:y1="15.758cm" svg:x2="20.841cm" svg:y2="15.758cm">
          <text:p/>
        </draw:line>
        <draw:line draw:style-name="gr32" draw:text-style-name="P39" draw:layer="layout" svg:x1="14.66cm" svg:y1="16.157cm" svg:x2="20.841cm" svg:y2="16.157cm">
          <text:p/>
        </draw:line>
        <draw:frame draw:style-name="gr107" draw:text-style-name="P22" draw:layer="layout" svg:width="1.836cm" svg:height="0.533cm" svg:x="22.043cm" svg:y="11.611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4cm">
          <draw:text-box>
            <text:p text:style-name="P2"><text:span text:style-name="T41">4</text:span></text:p>
          </draw:text-box>
        </draw:frame>
        <draw:frame draw:style-name="gr109" draw:text-style-name="P40" draw:layer="layout" svg:width="1.211cm" svg:height="0.517cm" svg:x="14.667cm" svg:y="17.007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3cm" svg:x2="20.842cm" svg:y2="16.553cm">
          <text:p/>
        </draw:line>
        <draw:line draw:style-name="gr32" draw:text-style-name="P21" draw:layer="layout" svg:x1="21.061cm" svg:y1="16.553cm" svg:x2="27.242cm" svg:y2="16.553cm">
          <text:p/>
        </draw:line>
        <draw:frame draw:style-name="gr110" draw:text-style-name="P41" draw:layer="layout" svg:width="0.855cm" svg:height="0.408cm" svg:x="14.71cm" svg:y="2.1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3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3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1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1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29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28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28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7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2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2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29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28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7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7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6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3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2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2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39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38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7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7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6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4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3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3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1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1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39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38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38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7cm">
          <draw:text-box>
            <text:p text:style-name="P2"><text:span text:style-name="T43">18:00</text:span></text:p>
          </draw:text-box>
        </draw:frame>
        <draw:custom-shape draw:style-name="gr120" draw:text-style-name="P42" draw:layer="layout" svg:width="3.461cm" svg:height="0.348cm" svg:x="23.667cm" svg:y="18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43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5.02cm" svg:y="17.007cm">
          <draw:text-box>
            <text:p text:style-name="P2"><text:span text:style-name="T42">Ab</text:span><text:span text:style-name="T42">ril</text:span></text:p>
          </draw:text-box>
        </draw:frame>
        <draw:line draw:style-name="gr32" draw:text-style-name="P21" draw:layer="layout" svg:x1="23.747cm" svg:y1="18.082cm" svg:x2="27.029cm" svg:y2="18.082cm">
          <text:p/>
        </draw:line>
        <draw:frame draw:style-name="gr124" draw:text-style-name="P43" draw:layer="layout" svg:width="0.198cm" svg:height="0.298cm" svg:x="25.849cm" svg:y="18.378cm">
          <draw:text-box>
            <text:p text:style-name="P2"><text:span text:style-name="T44">2</text:span></text:p>
          </draw:text-box>
        </draw:frame>
        <draw:frame draw:style-name="gr124" draw:text-style-name="P43" draw:layer="layout" svg:width="0.198cm" svg:height="0.298cm" svg:x="26.362cm" svg:y="18.378cm">
          <draw:text-box>
            <text:p text:style-name="P2"><text:span text:style-name="T44">3</text:span></text:p>
          </draw:text-box>
        </draw:frame>
        <draw:frame draw:style-name="gr124" draw:text-style-name="P43" draw:layer="layout" svg:width="0.198cm" svg:height="0.298cm" svg:x="26.883cm" svg:y="18.378cm">
          <draw:text-box>
            <text:p text:style-name="P2"><text:span text:style-name="T44">4</text:span></text:p>
          </draw:text-box>
        </draw:frame>
        <draw:frame draw:style-name="gr124" draw:text-style-name="P43" draw:layer="layout" svg:width="0.198cm" svg:height="0.298cm" svg:x="23.796cm" svg:y="18.894cm">
          <draw:text-box>
            <text:p text:style-name="P2"><text:span text:style-name="T44">5</text:span></text:p>
          </draw:text-box>
        </draw:frame>
        <draw:frame draw:style-name="gr124" draw:text-style-name="P43" draw:layer="layout" svg:width="0.198cm" svg:height="0.298cm" svg:x="24.309cm" svg:y="18.894cm">
          <draw:text-box>
            <text:p text:style-name="P2"><text:span text:style-name="T44">6</text:span></text:p>
          </draw:text-box>
        </draw:frame>
        <draw:frame draw:style-name="gr125" draw:text-style-name="P43" draw:layer="layout" svg:width="0.257cm" svg:height="0.298cm" svg:x="24.786cm" svg:y="18.894cm">
          <draw:text-box>
            <text:p text:style-name="P2"><text:span text:style-name="T44">7</text:span></text:p>
          </draw:text-box>
        </draw:frame>
        <draw:frame draw:style-name="gr125" draw:text-style-name="P43" draw:layer="layout" svg:width="0.257cm" svg:height="0.298cm" svg:x="25.327cm" svg:y="18.894cm">
          <draw:text-box>
            <text:p text:style-name="P2"><text:span text:style-name="T44">8</text:span></text:p>
          </draw:text-box>
        </draw:frame>
        <draw:frame draw:style-name="gr125" draw:text-style-name="P43" draw:layer="layout" svg:width="0.257cm" svg:height="0.298cm" svg:x="25.816cm" svg:y="18.894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6.332cm" svg:y="18.894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6.845cm" svg:y="18.894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3.761cm" svg:y="19.411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4.275cm" svg:y="19.411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4.796cm" svg:y="19.411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5.302cm" svg:y="19.411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5.815cm" svg:y="19.411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6.302cm" svg:y="19.411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6.842cm" svg:y="19.41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3.737cm" svg:y="19.93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4.253cm" svg:y="19.93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4.767cm" svg:y="19.93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5.277cm" svg:y="19.93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5.79cm" svg:y="19.93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6.311cm" svg:y="19.93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6.819cm" svg:y="19.93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5.327cm" svg:y="18.383cm">
          <draw:text-box>
            <text:p text:style-name="P2"><text:span text:style-name="T44">1</text:span></text:p>
          </draw:text-box>
        </draw:frame>
        <draw:frame draw:style-name="gr125" draw:text-style-name="P43" draw:layer="layout" svg:width="0.257cm" svg:height="0.298cm" svg:x="23.739cm" svg:y="20.453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4.255cm" svg:y="20.453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4.769cm" svg:y="20.453cm">
          <draw:text-box>
            <text:p text:style-name="P2"><text:span text:style-name="T44">28</text:span></text:p>
          </draw:text-box>
        </draw:frame>
        <draw:frame draw:style-name="gr125" draw:text-style-name="P43" draw:layer="layout" svg:width="0.257cm" svg:height="0.298cm" svg:x="25.279cm" svg:y="20.453cm">
          <draw:text-box>
            <text:p text:style-name="P2"><text:span text:style-name="T44">29</text:span></text:p>
          </draw:text-box>
        </draw:frame>
        <draw:frame draw:style-name="gr125" draw:text-style-name="P43" draw:layer="layout" svg:width="0.257cm" svg:height="0.298cm" svg:x="25.792cm" svg:y="20.453cm">
          <draw:text-box>
            <text:p text:style-name="P2"><text:span text:style-name="T44">30</text:span></text:p>
          </draw:text-box>
        </draw:frame>
      </draw:page>
      <draw:page draw:name="page29" draw:style-name="dp1" draw:master-page-name="master-page34">
        <draw:frame draw:style-name="gr126" draw:text-style-name="P27" draw:layer="layout" svg:width="2.869cm" svg:height="0.398cm" svg:x="1.365cm" svg:y="1.3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2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2"><text:span text:style-name="T41">29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2"><text:span text:style-name="T30">M</text:span><text:span text:style-name="T30">A</text:span><text:span text:style-name="T30">R</text:span><text:span text:style-name="T30">Z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2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2"><text:span text:style-name="T32">M</text:span><text:span text:style-name="T32">art</text:span><text:span text:style-name="T32">es</text:span></text:p>
          </draw:text-box>
        </draw:frame>
        <draw:frame draw:style-name="gr106" draw:text-style-name="P34" draw:layer="layout" svg:width="0.548cm" svg:height="0.687cm" svg:x="0.92cm" svg:y="6.51cm">
          <draw:text-box>
            <text:p text:style-name="P2"><text:span text:style-name="T41">30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2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2"><text:span text:style-name="T41">31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2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2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2"><text:span text:style-name="T40">Se</text:span><text:span text:style-name="T40">m</text:span><text:span text:style-name="T40">an</text:span><text:span text:style-name="T40">a </text:span><text:span text:style-name="T40">13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2"><text:span text:style-name="T43">13:00</text:span></text:p>
          </draw:text-box>
        </draw:frame>
        <draw:custom-shape draw:style-name="gr101" draw:text-style-name="P28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2cm" svg:x2="23.46cm" svg:y2="17.262cm">
          <text:p/>
        </draw:line>
        <draw:line draw:style-name="gr32" draw:text-style-name="P21" draw:layer="layout" svg:x1="14cm" svg:y1="17.662cm" svg:x2="23.46cm" svg:y2="17.662cm">
          <text:p/>
        </draw:line>
        <draw:line draw:style-name="gr32" draw:text-style-name="P21" draw:layer="layout" svg:x1="14cm" svg:y1="18.06cm" svg:x2="23.46cm" svg:y2="18.06cm">
          <text:p/>
        </draw:line>
        <draw:line draw:style-name="gr32" draw:text-style-name="P21" draw:layer="layout" svg:x1="14cm" svg:y1="18.46cm" svg:x2="23.46cm" svg:y2="18.46cm">
          <text:p/>
        </draw:line>
        <draw:line draw:style-name="gr32" draw:text-style-name="P21" draw:layer="layout" svg:x1="14cm" svg:y1="18.86cm" svg:x2="23.46cm" svg:y2="18.86cm">
          <text:p/>
        </draw:line>
        <draw:line draw:style-name="gr32" draw:text-style-name="P21" draw:layer="layout" svg:x1="14cm" svg:y1="19.259cm" svg:x2="23.46cm" svg:y2="19.259cm">
          <text:p/>
        </draw:line>
        <draw:line draw:style-name="gr32" draw:text-style-name="P21" draw:layer="layout" svg:x1="14cm" svg:y1="19.658cm" svg:x2="23.46cm" svg:y2="19.658cm">
          <text:p/>
        </draw:line>
        <draw:line draw:style-name="gr32" draw:text-style-name="P21" draw:layer="layout" svg:x1="14cm" svg:y1="20.057cm" svg:x2="23.46cm" svg:y2="20.057cm">
          <text:p/>
        </draw:line>
        <draw:line draw:style-name="gr32" draw:text-style-name="P21" draw:layer="layout" svg:x1="14cm" svg:y1="20.456cm" svg:x2="23.46cm" svg:y2="20.456cm">
          <text:p/>
        </draw:line>
        <draw:frame draw:style-name="gr102" draw:text-style-name="P27" draw:layer="layout" svg:width="2.782cm" svg:height="0.398cm" svg:x="15.046cm" svg:y="1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4cm" svg:x2="27.256cm" svg:y2="1.964cm">
          <text:p/>
        </draw:line>
        <draw:frame draw:style-name="gr102" draw:text-style-name="P27" draw:layer="layout" svg:width="2.782cm" svg:height="0.398cm" svg:x="15.047cm" svg:y="1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3cm">
          <draw:text-box>
            <text:p text:style-name="P2"><text:span text:style-name="T41">4</text:span></text:p>
          </draw:text-box>
        </draw:frame>
        <draw:frame draw:style-name="gr105" draw:text-style-name="P36" draw:layer="layout" svg:width="1.543cm" svg:height="1.729cm" svg:x="25.56cm" svg:y="0.7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3cm" svg:x2="27.24cm" svg:y2="2.363cm">
          <text:p/>
        </draw:line>
        <draw:line draw:style-name="gr32" draw:text-style-name="P21" draw:layer="layout" svg:x1="21.06cm" svg:y1="2.762cm" svg:x2="27.241cm" svg:y2="2.762cm">
          <text:p/>
        </draw:line>
        <draw:line draw:style-name="gr32" draw:text-style-name="P21" draw:layer="layout" svg:x1="21.06cm" svg:y1="3.162cm" svg:x2="27.241cm" svg:y2="3.162cm">
          <text:p/>
        </draw:line>
        <draw:line draw:style-name="gr32" draw:text-style-name="P21" draw:layer="layout" svg:x1="21.06cm" svg:y1="3.56cm" svg:x2="27.241cm" svg:y2="3.56cm">
          <text:p/>
        </draw:line>
        <draw:line draw:style-name="gr32" draw:text-style-name="P21" draw:layer="layout" svg:x1="21.06cm" svg:y1="3.96cm" svg:x2="27.241cm" svg:y2="3.96cm">
          <text:p/>
        </draw:line>
        <draw:line draw:style-name="gr32" draw:text-style-name="P21" draw:layer="layout" svg:x1="21.06cm" svg:y1="4.36cm" svg:x2="27.241cm" svg:y2="4.36cm">
          <text:p/>
        </draw:line>
        <draw:line draw:style-name="gr32" draw:text-style-name="P21" draw:layer="layout" svg:x1="21.06cm" svg:y1="4.759cm" svg:x2="27.241cm" svg:y2="4.759cm">
          <text:p/>
        </draw:line>
        <draw:line draw:style-name="gr32" draw:text-style-name="P21" draw:layer="layout" svg:x1="21.06cm" svg:y1="5.158cm" svg:x2="27.241cm" svg:y2="5.158cm">
          <text:p/>
        </draw:line>
        <draw:line draw:style-name="gr32" draw:text-style-name="P21" draw:layer="layout" svg:x1="21.06cm" svg:y1="5.557cm" svg:x2="27.241cm" svg:y2="5.557cm">
          <text:p/>
        </draw:line>
        <draw:line draw:style-name="gr32" draw:text-style-name="P21" draw:layer="layout" svg:x1="21.06cm" svg:y1="5.956cm" svg:x2="27.241cm" svg:y2="5.956cm">
          <text:p/>
        </draw:line>
        <draw:line draw:style-name="gr32" draw:text-style-name="P21" draw:layer="layout" svg:x1="21.06cm" svg:y1="6.356cm" svg:x2="27.241cm" svg:y2="6.356cm">
          <text:p/>
        </draw:line>
        <draw:line draw:style-name="gr32" draw:text-style-name="P21" draw:layer="layout" svg:x1="14.66cm" svg:y1="2.364cm" svg:x2="20.84cm" svg:y2="2.364cm">
          <text:p/>
        </draw:line>
        <draw:line draw:style-name="gr32" draw:text-style-name="P21" draw:layer="layout" svg:x1="14.66cm" svg:y1="2.763cm" svg:x2="20.841cm" svg:y2="2.763cm">
          <text:p/>
        </draw:line>
        <draw:line draw:style-name="gr32" draw:text-style-name="P21" draw:layer="layout" svg:x1="14.66cm" svg:y1="3.163cm" svg:x2="20.841cm" svg:y2="3.163cm">
          <text:p/>
        </draw:line>
        <draw:line draw:style-name="gr32" draw:text-style-name="P21" draw:layer="layout" svg:x1="14.66cm" svg:y1="3.561cm" svg:x2="20.841cm" svg:y2="3.561cm">
          <text:p/>
        </draw:line>
        <draw:line draw:style-name="gr32" draw:text-style-name="P21" draw:layer="layout" svg:x1="14.66cm" svg:y1="3.961cm" svg:x2="20.841cm" svg:y2="3.961cm">
          <text:p/>
        </draw:line>
        <draw:line draw:style-name="gr32" draw:text-style-name="P21" draw:layer="layout" svg:x1="14.66cm" svg:y1="4.361cm" svg:x2="20.841cm" svg:y2="4.361cm">
          <text:p/>
        </draw:line>
        <draw:line draw:style-name="gr32" draw:text-style-name="P21" draw:layer="layout" svg:x1="14.66cm" svg:y1="4.76cm" svg:x2="20.841cm" svg:y2="4.76cm">
          <text:p/>
        </draw:line>
        <draw:line draw:style-name="gr32" draw:text-style-name="P21" draw:layer="layout" svg:x1="14.66cm" svg:y1="5.159cm" svg:x2="20.841cm" svg:y2="5.159cm">
          <text:p/>
        </draw:line>
        <draw:line draw:style-name="gr32" draw:text-style-name="P21" draw:layer="layout" svg:x1="14.66cm" svg:y1="5.558cm" svg:x2="20.841cm" svg:y2="5.558cm">
          <text:p/>
        </draw:line>
        <draw:line draw:style-name="gr32" draw:text-style-name="P21" draw:layer="layout" svg:x1="14.66cm" svg:y1="5.957cm" svg:x2="20.841cm" svg:y2="5.957cm">
          <text:p/>
        </draw:line>
        <draw:line draw:style-name="gr32" draw:text-style-name="P21" draw:layer="layout" svg:x1="14.66cm" svg:y1="6.357cm" svg:x2="20.841cm" svg:y2="6.357cm">
          <text:p/>
        </draw:line>
        <draw:frame draw:style-name="gr102" draw:text-style-name="P27" draw:layer="layout" svg:width="2.782cm" svg:height="0.398cm" svg:x="15.046cm" svg:y="6.4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4cm" svg:x2="27.256cm" svg:y2="7.064cm">
          <text:p/>
        </draw:line>
        <draw:frame draw:style-name="gr102" draw:text-style-name="P27" draw:layer="layout" svg:width="2.782cm" svg:height="0.398cm" svg:x="15.047cm" svg:y="6.4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3cm">
          <draw:text-box>
            <text:p text:style-name="P2"><text:span text:style-name="T41">5</text:span></text:p>
          </draw:text-box>
        </draw:frame>
        <draw:frame draw:style-name="gr102" draw:text-style-name="P27" draw:layer="layout" svg:width="2.782cm" svg:height="0.398cm" svg:x="15.04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3cm" svg:x2="27.24cm" svg:y2="7.463cm">
          <text:p/>
        </draw:line>
        <draw:line draw:style-name="gr32" draw:text-style-name="P21" draw:layer="layout" svg:x1="21.06cm" svg:y1="7.862cm" svg:x2="27.241cm" svg:y2="7.862cm">
          <text:p/>
        </draw:line>
        <draw:line draw:style-name="gr32" draw:text-style-name="P21" draw:layer="layout" svg:x1="21.06cm" svg:y1="8.262cm" svg:x2="27.241cm" svg:y2="8.262cm">
          <text:p/>
        </draw:line>
        <draw:line draw:style-name="gr32" draw:text-style-name="P21" draw:layer="layout" svg:x1="21.06cm" svg:y1="8.66cm" svg:x2="27.241cm" svg:y2="8.66cm">
          <text:p/>
        </draw:line>
        <draw:line draw:style-name="gr32" draw:text-style-name="P21" draw:layer="layout" svg:x1="21.06cm" svg:y1="9.06cm" svg:x2="27.241cm" svg:y2="9.06cm">
          <text:p/>
        </draw:line>
        <draw:line draw:style-name="gr32" draw:text-style-name="P21" draw:layer="layout" svg:x1="21.06cm" svg:y1="9.46cm" svg:x2="27.241cm" svg:y2="9.46cm">
          <text:p/>
        </draw:line>
        <draw:line draw:style-name="gr32" draw:text-style-name="P21" draw:layer="layout" svg:x1="21.06cm" svg:y1="9.859cm" svg:x2="27.241cm" svg:y2="9.859cm">
          <text:p/>
        </draw:line>
        <draw:line draw:style-name="gr32" draw:text-style-name="P21" draw:layer="layout" svg:x1="21.06cm" svg:y1="10.258cm" svg:x2="27.241cm" svg:y2="10.258cm">
          <text:p/>
        </draw:line>
        <draw:line draw:style-name="gr32" draw:text-style-name="P21" draw:layer="layout" svg:x1="21.06cm" svg:y1="10.657cm" svg:x2="27.241cm" svg:y2="10.657cm">
          <text:p/>
        </draw:line>
        <draw:line draw:style-name="gr32" draw:text-style-name="P21" draw:layer="layout" svg:x1="21.06cm" svg:y1="11.056cm" svg:x2="27.241cm" svg:y2="11.056cm">
          <text:p/>
        </draw:line>
        <draw:line draw:style-name="gr32" draw:text-style-name="P21" draw:layer="layout" svg:x1="21.06cm" svg:y1="11.456cm" svg:x2="27.241cm" svg:y2="11.456cm">
          <text:p/>
        </draw:line>
        <draw:line draw:style-name="gr32" draw:text-style-name="P38" draw:layer="layout" svg:x1="14.66cm" svg:y1="7.464cm" svg:x2="20.84cm" svg:y2="7.464cm">
          <text:p/>
        </draw:line>
        <draw:line draw:style-name="gr32" draw:text-style-name="P38" draw:layer="layout" svg:x1="14.66cm" svg:y1="7.863cm" svg:x2="20.841cm" svg:y2="7.863cm">
          <text:p/>
        </draw:line>
        <draw:line draw:style-name="gr32" draw:text-style-name="P38" draw:layer="layout" svg:x1="14.66cm" svg:y1="8.263cm" svg:x2="20.841cm" svg:y2="8.263cm">
          <text:p/>
        </draw:line>
        <draw:line draw:style-name="gr32" draw:text-style-name="P38" draw:layer="layout" svg:x1="14.66cm" svg:y1="8.661cm" svg:x2="20.841cm" svg:y2="8.661cm">
          <text:p/>
        </draw:line>
        <draw:line draw:style-name="gr32" draw:text-style-name="P38" draw:layer="layout" svg:x1="14.66cm" svg:y1="9.061cm" svg:x2="20.841cm" svg:y2="9.061cm">
          <text:p/>
        </draw:line>
        <draw:line draw:style-name="gr32" draw:text-style-name="P38" draw:layer="layout" svg:x1="14.66cm" svg:y1="9.461cm" svg:x2="20.841cm" svg:y2="9.461cm">
          <text:p/>
        </draw:line>
        <draw:line draw:style-name="gr32" draw:text-style-name="P38" draw:layer="layout" svg:x1="14.66cm" svg:y1="9.86cm" svg:x2="20.841cm" svg:y2="9.86cm">
          <text:p/>
        </draw:line>
        <draw:line draw:style-name="gr32" draw:text-style-name="P38" draw:layer="layout" svg:x1="14.66cm" svg:y1="10.259cm" svg:x2="20.841cm" svg:y2="10.259cm">
          <text:p/>
        </draw:line>
        <draw:line draw:style-name="gr32" draw:text-style-name="P38" draw:layer="layout" svg:x1="14.66cm" svg:y1="10.658cm" svg:x2="20.841cm" svg:y2="10.658cm">
          <text:p/>
        </draw:line>
        <draw:line draw:style-name="gr32" draw:text-style-name="P38" draw:layer="layout" svg:x1="14.66cm" svg:y1="11.057cm" svg:x2="20.841cm" svg:y2="11.057cm">
          <text:p/>
        </draw:line>
        <draw:line draw:style-name="gr32" draw:text-style-name="P38" draw:layer="layout" svg:x1="14.66cm" svg:y1="11.457cm" svg:x2="20.841cm" svg:y2="11.457cm">
          <text:p/>
        </draw:line>
        <draw:frame draw:style-name="gr102" draw:text-style-name="P27" draw:layer="layout" svg:width="2.782cm" svg:height="0.398cm" svg:x="15.046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4cm" svg:x2="27.256cm" svg:y2="12.164cm">
          <text:p/>
        </draw:line>
        <draw:frame draw:style-name="gr102" draw:text-style-name="P27" draw:layer="layout" svg:width="2.782cm" svg:height="0.398cm" svg:x="15.047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5cm" svg:y="11.613cm">
          <draw:text-box>
            <text:p text:style-name="P2"><text:span text:style-name="T41">6</text:span></text:p>
          </draw:text-box>
        </draw:frame>
        <draw:line draw:style-name="gr32" draw:text-style-name="P21" draw:layer="layout" svg:x1="21.06cm" svg:y1="12.563cm" svg:x2="27.24cm" svg:y2="12.563cm">
          <text:p/>
        </draw:line>
        <draw:line draw:style-name="gr32" draw:text-style-name="P21" draw:layer="layout" svg:x1="21.06cm" svg:y1="12.962cm" svg:x2="27.241cm" svg:y2="12.962cm">
          <text:p/>
        </draw:line>
        <draw:line draw:style-name="gr32" draw:text-style-name="P21" draw:layer="layout" svg:x1="21.06cm" svg:y1="13.362cm" svg:x2="27.241cm" svg:y2="13.362cm">
          <text:p/>
        </draw:line>
        <draw:line draw:style-name="gr32" draw:text-style-name="P21" draw:layer="layout" svg:x1="21.06cm" svg:y1="13.76cm" svg:x2="27.241cm" svg:y2="13.76cm">
          <text:p/>
        </draw:line>
        <draw:line draw:style-name="gr32" draw:text-style-name="P21" draw:layer="layout" svg:x1="21.06cm" svg:y1="14.16cm" svg:x2="27.241cm" svg:y2="14.16cm">
          <text:p/>
        </draw:line>
        <draw:line draw:style-name="gr32" draw:text-style-name="P21" draw:layer="layout" svg:x1="21.06cm" svg:y1="14.56cm" svg:x2="27.241cm" svg:y2="14.56cm">
          <text:p/>
        </draw:line>
        <draw:line draw:style-name="gr32" draw:text-style-name="P21" draw:layer="layout" svg:x1="21.06cm" svg:y1="14.959cm" svg:x2="27.241cm" svg:y2="14.959cm">
          <text:p/>
        </draw:line>
        <draw:line draw:style-name="gr32" draw:text-style-name="P21" draw:layer="layout" svg:x1="21.06cm" svg:y1="15.358cm" svg:x2="27.241cm" svg:y2="15.358cm">
          <text:p/>
        </draw:line>
        <draw:line draw:style-name="gr32" draw:text-style-name="P21" draw:layer="layout" svg:x1="21.06cm" svg:y1="15.757cm" svg:x2="27.241cm" svg:y2="15.757cm">
          <text:p/>
        </draw:line>
        <draw:line draw:style-name="gr32" draw:text-style-name="P21" draw:layer="layout" svg:x1="21.06cm" svg:y1="16.156cm" svg:x2="27.241cm" svg:y2="16.156cm">
          <text:p/>
        </draw:line>
        <draw:line draw:style-name="gr32" draw:text-style-name="P39" draw:layer="layout" svg:x1="14.66cm" svg:y1="12.564cm" svg:x2="20.84cm" svg:y2="12.564cm">
          <text:p/>
        </draw:line>
        <draw:line draw:style-name="gr32" draw:text-style-name="P39" draw:layer="layout" svg:x1="14.66cm" svg:y1="12.963cm" svg:x2="20.841cm" svg:y2="12.963cm">
          <text:p/>
        </draw:line>
        <draw:line draw:style-name="gr32" draw:text-style-name="P39" draw:layer="layout" svg:x1="14.66cm" svg:y1="13.363cm" svg:x2="20.841cm" svg:y2="13.363cm">
          <text:p/>
        </draw:line>
        <draw:line draw:style-name="gr32" draw:text-style-name="P39" draw:layer="layout" svg:x1="14.66cm" svg:y1="13.761cm" svg:x2="20.841cm" svg:y2="13.761cm">
          <text:p/>
        </draw:line>
        <draw:line draw:style-name="gr32" draw:text-style-name="P39" draw:layer="layout" svg:x1="14.66cm" svg:y1="14.161cm" svg:x2="20.841cm" svg:y2="14.161cm">
          <text:p/>
        </draw:line>
        <draw:line draw:style-name="gr32" draw:text-style-name="P39" draw:layer="layout" svg:x1="14.66cm" svg:y1="14.561cm" svg:x2="20.841cm" svg:y2="14.561cm">
          <text:p/>
        </draw:line>
        <draw:line draw:style-name="gr32" draw:text-style-name="P39" draw:layer="layout" svg:x1="14.66cm" svg:y1="14.96cm" svg:x2="20.841cm" svg:y2="14.96cm">
          <text:p/>
        </draw:line>
        <draw:line draw:style-name="gr32" draw:text-style-name="P39" draw:layer="layout" svg:x1="14.66cm" svg:y1="15.359cm" svg:x2="20.841cm" svg:y2="15.359cm">
          <text:p/>
        </draw:line>
        <draw:line draw:style-name="gr32" draw:text-style-name="P39" draw:layer="layout" svg:x1="14.66cm" svg:y1="15.758cm" svg:x2="20.841cm" svg:y2="15.758cm">
          <text:p/>
        </draw:line>
        <draw:line draw:style-name="gr32" draw:text-style-name="P39" draw:layer="layout" svg:x1="14.66cm" svg:y1="16.157cm" svg:x2="20.841cm" svg:y2="16.157cm">
          <text:p/>
        </draw:line>
        <draw:frame draw:style-name="gr107" draw:text-style-name="P22" draw:layer="layout" svg:width="1.836cm" svg:height="0.533cm" svg:x="22.043cm" svg:y="11.611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4cm">
          <draw:text-box>
            <text:p text:style-name="P2"><text:span text:style-name="T41">7</text:span></text:p>
          </draw:text-box>
        </draw:frame>
        <draw:frame draw:style-name="gr109" draw:text-style-name="P40" draw:layer="layout" svg:width="1.211cm" svg:height="0.517cm" svg:x="14.667cm" svg:y="17.007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3cm" svg:x2="20.842cm" svg:y2="16.553cm">
          <text:p/>
        </draw:line>
        <draw:line draw:style-name="gr32" draw:text-style-name="P21" draw:layer="layout" svg:x1="21.061cm" svg:y1="16.553cm" svg:x2="27.242cm" svg:y2="16.553cm">
          <text:p/>
        </draw:line>
        <draw:frame draw:style-name="gr110" draw:text-style-name="P41" draw:layer="layout" svg:width="0.855cm" svg:height="0.408cm" svg:x="14.71cm" svg:y="2.1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3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3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1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1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29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28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28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7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2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2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29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28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7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7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6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3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2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2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39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38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7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7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6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4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3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3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1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1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39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38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38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7cm">
          <draw:text-box>
            <text:p text:style-name="P2"><text:span text:style-name="T43">18:00</text:span></text:p>
          </draw:text-box>
        </draw:frame>
        <draw:frame draw:style-name="gr121" draw:text-style-name="P43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86cm" svg:y="17.007cm">
          <draw:text-box>
            <text:p text:style-name="P2"><text:span text:style-name="T42">M</text:span><text:span text:style-name="T42">ar</text:span><text:span text:style-name="T42">zo</text:span></text:p>
          </draw:text-box>
        </draw:frame>
        <draw:line draw:style-name="gr32" draw:text-style-name="P21" draw:layer="layout" svg:x1="23.747cm" svg:y1="18.082cm" svg:x2="27.029cm" svg:y2="18.082cm">
          <text:p/>
        </draw:line>
        <draw:custom-shape draw:style-name="gr120" draw:text-style-name="P42" draw:layer="layout" svg:width="3.461cm" svg:height="0.348cm" svg:x="23.667cm" svg:y="18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43" draw:layer="layout" svg:width="0.198cm" svg:height="0.298cm" svg:x="25.849cm" svg:y="18.378cm">
          <draw:text-box>
            <text:p text:style-name="P2"><text:span text:style-name="T44">5</text:span></text:p>
          </draw:text-box>
        </draw:frame>
        <draw:frame draw:style-name="gr124" draw:text-style-name="P43" draw:layer="layout" svg:width="0.198cm" svg:height="0.298cm" svg:x="26.362cm" svg:y="18.378cm">
          <draw:text-box>
            <text:p text:style-name="P2"><text:span text:style-name="T44">6</text:span></text:p>
          </draw:text-box>
        </draw:frame>
        <draw:frame draw:style-name="gr124" draw:text-style-name="P43" draw:layer="layout" svg:width="0.198cm" svg:height="0.298cm" svg:x="26.883cm" svg:y="18.378cm">
          <draw:text-box>
            <text:p text:style-name="P2"><text:span text:style-name="T44">7</text:span></text:p>
          </draw:text-box>
        </draw:frame>
        <draw:frame draw:style-name="gr124" draw:text-style-name="P43" draw:layer="layout" svg:width="0.198cm" svg:height="0.298cm" svg:x="23.796cm" svg:y="18.894cm">
          <draw:text-box>
            <text:p text:style-name="P2"><text:span text:style-name="T44">8</text:span></text:p>
          </draw:text-box>
        </draw:frame>
        <draw:frame draw:style-name="gr124" draw:text-style-name="P43" draw:layer="layout" svg:width="0.198cm" svg:height="0.298cm" svg:x="24.309cm" svg:y="18.894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4.786cm" svg:y="18.894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5.327cm" svg:y="18.894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5.816cm" svg:y="18.894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6.332cm" svg:y="18.894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6.845cm" svg:y="18.894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3.761cm" svg:y="19.411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4.275cm" svg:y="19.411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4.796cm" svg:y="19.411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5.302cm" svg:y="19.41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5.815cm" svg:y="19.411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6.302cm" svg:y="19.411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6.842cm" svg:y="19.411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3.737cm" svg:y="19.93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4.253cm" svg:y="19.93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4.767cm" svg:y="19.93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5.277cm" svg:y="19.93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5.79cm" svg:y="19.93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6.311cm" svg:y="19.93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6.819cm" svg:y="19.93cm">
          <draw:text-box>
            <text:p text:style-name="P2"><text:span text:style-name="T44">28</text:span></text:p>
          </draw:text-box>
        </draw:frame>
        <draw:frame draw:style-name="gr124" draw:text-style-name="P43" draw:layer="layout" svg:width="0.198cm" svg:height="0.298cm" svg:x="23.796cm" svg:y="18.383cm">
          <draw:text-box>
            <text:p text:style-name="P2"><text:span text:style-name="T44">1</text:span></text:p>
          </draw:text-box>
        </draw:frame>
        <draw:frame draw:style-name="gr124" draw:text-style-name="P43" draw:layer="layout" svg:width="0.198cm" svg:height="0.298cm" svg:x="24.309cm" svg:y="18.383cm">
          <draw:text-box>
            <text:p text:style-name="P2"><text:span text:style-name="T44">2</text:span></text:p>
          </draw:text-box>
        </draw:frame>
        <draw:frame draw:style-name="gr125" draw:text-style-name="P43" draw:layer="layout" svg:width="0.257cm" svg:height="0.298cm" svg:x="24.786cm" svg:y="18.383cm">
          <draw:text-box>
            <text:p text:style-name="P2"><text:span text:style-name="T44">3</text:span></text:p>
          </draw:text-box>
        </draw:frame>
        <draw:frame draw:style-name="gr125" draw:text-style-name="P43" draw:layer="layout" svg:width="0.257cm" svg:height="0.298cm" svg:x="25.327cm" svg:y="18.383cm">
          <draw:text-box>
            <text:p text:style-name="P2"><text:span text:style-name="T44">4</text:span></text:p>
          </draw:text-box>
        </draw:frame>
        <draw:frame draw:style-name="gr125" draw:text-style-name="P43" draw:layer="layout" svg:width="0.257cm" svg:height="0.298cm" svg:x="23.739cm" svg:y="20.453cm">
          <draw:text-box>
            <text:p text:style-name="P2"><text:span text:style-name="T44">29</text:span></text:p>
          </draw:text-box>
        </draw:frame>
        <draw:frame draw:style-name="gr125" draw:text-style-name="P43" draw:layer="layout" svg:width="0.257cm" svg:height="0.298cm" svg:x="24.255cm" svg:y="20.453cm">
          <draw:text-box>
            <text:p text:style-name="P2"><text:span text:style-name="T44">30</text:span></text:p>
          </draw:text-box>
        </draw:frame>
        <draw:frame draw:style-name="gr125" draw:text-style-name="P43" draw:layer="layout" svg:width="0.257cm" svg:height="0.298cm" svg:x="24.769cm" svg:y="20.453cm">
          <draw:text-box>
            <text:p text:style-name="P2"><text:span text:style-name="T44">31</text:span></text:p>
          </draw:text-box>
        </draw:frame>
      </draw:page>
      <draw:page draw:name="page30" draw:style-name="dp1" draw:master-page-name="master-page34">
        <draw:frame draw:style-name="gr126" draw:text-style-name="P27" draw:layer="layout" svg:width="2.869cm" svg:height="0.398cm" svg:x="1.365cm" svg:y="1.3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45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46"><text:span text:style-name="T41">8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47"><text:span text:style-name="T30">M</text:span><text:span text:style-name="T30">A</text:span><text:span text:style-name="T30">R</text:span><text:span text:style-name="T30">Z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48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45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46"><text:span text:style-name="T41">9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45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46"><text:span text:style-name="T41">10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48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45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49"><text:span text:style-name="T40">Se</text:span><text:span text:style-name="T40">m</text:span><text:span text:style-name="T40">an</text:span><text:span text:style-name="T40">a </text:span><text:span text:style-name="T40">10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48"><text:span text:style-name="T43">13:00</text:span></text:p>
          </draw:text-box>
        </draw:frame>
        <draw:custom-shape draw:style-name="gr101" draw:text-style-name="P28" draw:layer="layout" svg:width="1.482cm" svg:height="0.604cm" svg:x="14.489cm" svg:y="16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3cm" svg:x2="23.46cm" svg:y2="17.263cm">
          <text:p/>
        </draw:line>
        <draw:line draw:style-name="gr32" draw:text-style-name="P21" draw:layer="layout" svg:x1="14cm" svg:y1="17.663cm" svg:x2="23.46cm" svg:y2="17.663cm">
          <text:p/>
        </draw:line>
        <draw:line draw:style-name="gr32" draw:text-style-name="P21" draw:layer="layout" svg:x1="14cm" svg:y1="18.061cm" svg:x2="23.46cm" svg:y2="18.061cm">
          <text:p/>
        </draw:line>
        <draw:line draw:style-name="gr32" draw:text-style-name="P21" draw:layer="layout" svg:x1="14cm" svg:y1="18.461cm" svg:x2="23.46cm" svg:y2="18.461cm">
          <text:p/>
        </draw:line>
        <draw:line draw:style-name="gr32" draw:text-style-name="P21" draw:layer="layout" svg:x1="14cm" svg:y1="18.861cm" svg:x2="23.46cm" svg:y2="18.861cm">
          <text:p/>
        </draw:line>
        <draw:line draw:style-name="gr32" draw:text-style-name="P21" draw:layer="layout" svg:x1="14cm" svg:y1="19.26cm" svg:x2="23.46cm" svg:y2="19.26cm">
          <text:p/>
        </draw:line>
        <draw:line draw:style-name="gr32" draw:text-style-name="P21" draw:layer="layout" svg:x1="14cm" svg:y1="19.659cm" svg:x2="23.46cm" svg:y2="19.659cm">
          <text:p/>
        </draw:line>
        <draw:line draw:style-name="gr32" draw:text-style-name="P21" draw:layer="layout" svg:x1="14cm" svg:y1="20.058cm" svg:x2="23.46cm" svg:y2="20.058cm">
          <text:p/>
        </draw:line>
        <draw:line draw:style-name="gr32" draw:text-style-name="P21" draw:layer="layout" svg:x1="14cm" svg:y1="20.457cm" svg:x2="23.46cm" svg:y2="20.457cm">
          <text:p/>
        </draw:line>
        <draw:frame draw:style-name="gr102" draw:text-style-name="P27" draw:layer="layout" svg:width="2.782cm" svg:height="0.398cm" svg:x="15.046cm" svg:y="1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5cm" svg:x2="27.256cm" svg:y2="1.965cm">
          <text:p/>
        </draw:line>
        <draw:frame draw:style-name="gr102" draw:text-style-name="P27" draw:layer="layout" svg:width="2.782cm" svg:height="0.398cm" svg:x="15.047cm" svg:y="1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1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4cm">
          <draw:text-box>
            <text:p text:style-name="P2"><text:span text:style-name="T41">25</text:span></text:p>
          </draw:text-box>
        </draw:frame>
        <draw:frame draw:style-name="gr105" draw:text-style-name="P36" draw:layer="layout" svg:width="1.543cm" svg:height="1.729cm" svg:x="25.56cm" svg:y="0.701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4cm" svg:x2="27.24cm" svg:y2="2.364cm">
          <text:p/>
        </draw:line>
        <draw:line draw:style-name="gr32" draw:text-style-name="P21" draw:layer="layout" svg:x1="21.06cm" svg:y1="2.763cm" svg:x2="27.241cm" svg:y2="2.763cm">
          <text:p/>
        </draw:line>
        <draw:line draw:style-name="gr32" draw:text-style-name="P21" draw:layer="layout" svg:x1="21.06cm" svg:y1="3.163cm" svg:x2="27.241cm" svg:y2="3.163cm">
          <text:p/>
        </draw:line>
        <draw:line draw:style-name="gr32" draw:text-style-name="P21" draw:layer="layout" svg:x1="21.06cm" svg:y1="3.561cm" svg:x2="27.241cm" svg:y2="3.561cm">
          <text:p/>
        </draw:line>
        <draw:line draw:style-name="gr32" draw:text-style-name="P21" draw:layer="layout" svg:x1="21.06cm" svg:y1="3.961cm" svg:x2="27.241cm" svg:y2="3.961cm">
          <text:p/>
        </draw:line>
        <draw:line draw:style-name="gr32" draw:text-style-name="P21" draw:layer="layout" svg:x1="21.06cm" svg:y1="4.361cm" svg:x2="27.241cm" svg:y2="4.361cm">
          <text:p/>
        </draw:line>
        <draw:line draw:style-name="gr32" draw:text-style-name="P21" draw:layer="layout" svg:x1="21.06cm" svg:y1="4.76cm" svg:x2="27.241cm" svg:y2="4.76cm">
          <text:p/>
        </draw:line>
        <draw:line draw:style-name="gr32" draw:text-style-name="P21" draw:layer="layout" svg:x1="21.06cm" svg:y1="5.159cm" svg:x2="27.241cm" svg:y2="5.159cm">
          <text:p/>
        </draw:line>
        <draw:line draw:style-name="gr32" draw:text-style-name="P21" draw:layer="layout" svg:x1="21.06cm" svg:y1="5.558cm" svg:x2="27.241cm" svg:y2="5.558cm">
          <text:p/>
        </draw:line>
        <draw:line draw:style-name="gr32" draw:text-style-name="P21" draw:layer="layout" svg:x1="21.06cm" svg:y1="5.957cm" svg:x2="27.241cm" svg:y2="5.957cm">
          <text:p/>
        </draw:line>
        <draw:line draw:style-name="gr32" draw:text-style-name="P21" draw:layer="layout" svg:x1="21.06cm" svg:y1="6.357cm" svg:x2="27.241cm" svg:y2="6.357cm">
          <text:p/>
        </draw:line>
        <draw:line draw:style-name="gr32" draw:text-style-name="P21" draw:layer="layout" svg:x1="14.66cm" svg:y1="2.365cm" svg:x2="20.84cm" svg:y2="2.365cm">
          <text:p/>
        </draw:line>
        <draw:line draw:style-name="gr32" draw:text-style-name="P21" draw:layer="layout" svg:x1="14.66cm" svg:y1="2.764cm" svg:x2="20.841cm" svg:y2="2.764cm">
          <text:p/>
        </draw:line>
        <draw:line draw:style-name="gr32" draw:text-style-name="P21" draw:layer="layout" svg:x1="14.66cm" svg:y1="3.164cm" svg:x2="20.841cm" svg:y2="3.164cm">
          <text:p/>
        </draw:line>
        <draw:line draw:style-name="gr32" draw:text-style-name="P21" draw:layer="layout" svg:x1="14.66cm" svg:y1="3.562cm" svg:x2="20.841cm" svg:y2="3.562cm">
          <text:p/>
        </draw:line>
        <draw:line draw:style-name="gr32" draw:text-style-name="P21" draw:layer="layout" svg:x1="14.66cm" svg:y1="3.962cm" svg:x2="20.841cm" svg:y2="3.962cm">
          <text:p/>
        </draw:line>
        <draw:line draw:style-name="gr32" draw:text-style-name="P21" draw:layer="layout" svg:x1="14.66cm" svg:y1="4.362cm" svg:x2="20.841cm" svg:y2="4.362cm">
          <text:p/>
        </draw:line>
        <draw:line draw:style-name="gr32" draw:text-style-name="P21" draw:layer="layout" svg:x1="14.66cm" svg:y1="4.761cm" svg:x2="20.841cm" svg:y2="4.761cm">
          <text:p/>
        </draw:line>
        <draw:line draw:style-name="gr32" draw:text-style-name="P21" draw:layer="layout" svg:x1="14.66cm" svg:y1="5.16cm" svg:x2="20.841cm" svg:y2="5.16cm">
          <text:p/>
        </draw:line>
        <draw:line draw:style-name="gr32" draw:text-style-name="P21" draw:layer="layout" svg:x1="14.66cm" svg:y1="5.559cm" svg:x2="20.841cm" svg:y2="5.559cm">
          <text:p/>
        </draw:line>
        <draw:line draw:style-name="gr32" draw:text-style-name="P21" draw:layer="layout" svg:x1="14.66cm" svg:y1="5.958cm" svg:x2="20.841cm" svg:y2="5.958cm">
          <text:p/>
        </draw:line>
        <draw:line draw:style-name="gr32" draw:text-style-name="P21" draw:layer="layout" svg:x1="14.66cm" svg:y1="6.358cm" svg:x2="20.841cm" svg:y2="6.358cm">
          <text:p/>
        </draw:line>
        <draw:frame draw:style-name="gr102" draw:text-style-name="P27" draw:layer="layout" svg:width="2.782cm" svg:height="0.398cm" svg:x="15.046cm" svg:y="6.4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5cm" svg:x2="27.256cm" svg:y2="7.065cm">
          <text:p/>
        </draw:line>
        <draw:frame draw:style-name="gr102" draw:text-style-name="P27" draw:layer="layout" svg:width="2.782cm" svg:height="0.398cm" svg:x="15.047cm" svg:y="6.4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1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4cm">
          <draw:text-box>
            <text:p text:style-name="P2"><text:span text:style-name="T41">26</text:span></text:p>
          </draw:text-box>
        </draw:frame>
        <draw:frame draw:style-name="gr102" draw:text-style-name="P27" draw:layer="layout" svg:width="2.782cm" svg:height="0.398cm" svg:x="15.046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4cm" svg:x2="27.24cm" svg:y2="7.464cm">
          <text:p/>
        </draw:line>
        <draw:line draw:style-name="gr32" draw:text-style-name="P21" draw:layer="layout" svg:x1="21.06cm" svg:y1="7.863cm" svg:x2="27.241cm" svg:y2="7.863cm">
          <text:p/>
        </draw:line>
        <draw:line draw:style-name="gr32" draw:text-style-name="P21" draw:layer="layout" svg:x1="21.06cm" svg:y1="8.263cm" svg:x2="27.241cm" svg:y2="8.263cm">
          <text:p/>
        </draw:line>
        <draw:line draw:style-name="gr32" draw:text-style-name="P21" draw:layer="layout" svg:x1="21.06cm" svg:y1="8.661cm" svg:x2="27.241cm" svg:y2="8.661cm">
          <text:p/>
        </draw:line>
        <draw:line draw:style-name="gr32" draw:text-style-name="P21" draw:layer="layout" svg:x1="21.06cm" svg:y1="9.061cm" svg:x2="27.241cm" svg:y2="9.061cm">
          <text:p/>
        </draw:line>
        <draw:line draw:style-name="gr32" draw:text-style-name="P21" draw:layer="layout" svg:x1="21.06cm" svg:y1="9.461cm" svg:x2="27.241cm" svg:y2="9.461cm">
          <text:p/>
        </draw:line>
        <draw:line draw:style-name="gr32" draw:text-style-name="P21" draw:layer="layout" svg:x1="21.06cm" svg:y1="9.86cm" svg:x2="27.241cm" svg:y2="9.86cm">
          <text:p/>
        </draw:line>
        <draw:line draw:style-name="gr32" draw:text-style-name="P21" draw:layer="layout" svg:x1="21.06cm" svg:y1="10.259cm" svg:x2="27.241cm" svg:y2="10.259cm">
          <text:p/>
        </draw:line>
        <draw:line draw:style-name="gr32" draw:text-style-name="P21" draw:layer="layout" svg:x1="21.06cm" svg:y1="10.658cm" svg:x2="27.241cm" svg:y2="10.658cm">
          <text:p/>
        </draw:line>
        <draw:line draw:style-name="gr32" draw:text-style-name="P21" draw:layer="layout" svg:x1="21.06cm" svg:y1="11.057cm" svg:x2="27.241cm" svg:y2="11.057cm">
          <text:p/>
        </draw:line>
        <draw:line draw:style-name="gr32" draw:text-style-name="P21" draw:layer="layout" svg:x1="21.06cm" svg:y1="11.457cm" svg:x2="27.241cm" svg:y2="11.457cm">
          <text:p/>
        </draw:line>
        <draw:line draw:style-name="gr32" draw:text-style-name="P38" draw:layer="layout" svg:x1="14.66cm" svg:y1="7.465cm" svg:x2="20.84cm" svg:y2="7.465cm">
          <text:p/>
        </draw:line>
        <draw:line draw:style-name="gr32" draw:text-style-name="P38" draw:layer="layout" svg:x1="14.66cm" svg:y1="7.864cm" svg:x2="20.841cm" svg:y2="7.864cm">
          <text:p/>
        </draw:line>
        <draw:line draw:style-name="gr32" draw:text-style-name="P38" draw:layer="layout" svg:x1="14.66cm" svg:y1="8.264cm" svg:x2="20.841cm" svg:y2="8.264cm">
          <text:p/>
        </draw:line>
        <draw:line draw:style-name="gr32" draw:text-style-name="P38" draw:layer="layout" svg:x1="14.66cm" svg:y1="8.662cm" svg:x2="20.841cm" svg:y2="8.662cm">
          <text:p/>
        </draw:line>
        <draw:line draw:style-name="gr32" draw:text-style-name="P38" draw:layer="layout" svg:x1="14.66cm" svg:y1="9.062cm" svg:x2="20.841cm" svg:y2="9.062cm">
          <text:p/>
        </draw:line>
        <draw:line draw:style-name="gr32" draw:text-style-name="P38" draw:layer="layout" svg:x1="14.66cm" svg:y1="9.462cm" svg:x2="20.841cm" svg:y2="9.462cm">
          <text:p/>
        </draw:line>
        <draw:line draw:style-name="gr32" draw:text-style-name="P38" draw:layer="layout" svg:x1="14.66cm" svg:y1="9.861cm" svg:x2="20.841cm" svg:y2="9.861cm">
          <text:p/>
        </draw:line>
        <draw:line draw:style-name="gr32" draw:text-style-name="P38" draw:layer="layout" svg:x1="14.66cm" svg:y1="10.26cm" svg:x2="20.841cm" svg:y2="10.26cm">
          <text:p/>
        </draw:line>
        <draw:line draw:style-name="gr32" draw:text-style-name="P38" draw:layer="layout" svg:x1="14.66cm" svg:y1="10.659cm" svg:x2="20.841cm" svg:y2="10.659cm">
          <text:p/>
        </draw:line>
        <draw:line draw:style-name="gr32" draw:text-style-name="P38" draw:layer="layout" svg:x1="14.66cm" svg:y1="11.058cm" svg:x2="20.841cm" svg:y2="11.058cm">
          <text:p/>
        </draw:line>
        <draw:line draw:style-name="gr32" draw:text-style-name="P38" draw:layer="layout" svg:x1="14.66cm" svg:y1="11.458cm" svg:x2="20.841cm" svg:y2="11.458cm">
          <text:p/>
        </draw:line>
        <draw:frame draw:style-name="gr102" draw:text-style-name="P27" draw:layer="layout" svg:width="2.782cm" svg:height="0.398cm" svg:x="15.04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5cm" svg:x2="27.256cm" svg:y2="12.165cm">
          <text:p/>
        </draw:line>
        <draw:frame draw:style-name="gr102" draw:text-style-name="P27" draw:layer="layout" svg:width="2.782cm" svg:height="0.398cm" svg:x="15.047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1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5cm" svg:y="11.614cm">
          <draw:text-box>
            <text:p text:style-name="P2"><text:span text:style-name="T41">27</text:span></text:p>
          </draw:text-box>
        </draw:frame>
        <draw:line draw:style-name="gr32" draw:text-style-name="P21" draw:layer="layout" svg:x1="21.06cm" svg:y1="12.564cm" svg:x2="27.24cm" svg:y2="12.564cm">
          <text:p/>
        </draw:line>
        <draw:line draw:style-name="gr32" draw:text-style-name="P21" draw:layer="layout" svg:x1="21.06cm" svg:y1="12.963cm" svg:x2="27.241cm" svg:y2="12.963cm">
          <text:p/>
        </draw:line>
        <draw:line draw:style-name="gr32" draw:text-style-name="P21" draw:layer="layout" svg:x1="21.06cm" svg:y1="13.363cm" svg:x2="27.241cm" svg:y2="13.363cm">
          <text:p/>
        </draw:line>
        <draw:line draw:style-name="gr32" draw:text-style-name="P21" draw:layer="layout" svg:x1="21.06cm" svg:y1="13.761cm" svg:x2="27.241cm" svg:y2="13.761cm">
          <text:p/>
        </draw:line>
        <draw:line draw:style-name="gr32" draw:text-style-name="P21" draw:layer="layout" svg:x1="21.06cm" svg:y1="14.161cm" svg:x2="27.241cm" svg:y2="14.161cm">
          <text:p/>
        </draw:line>
        <draw:line draw:style-name="gr32" draw:text-style-name="P21" draw:layer="layout" svg:x1="21.06cm" svg:y1="14.561cm" svg:x2="27.241cm" svg:y2="14.561cm">
          <text:p/>
        </draw:line>
        <draw:line draw:style-name="gr32" draw:text-style-name="P21" draw:layer="layout" svg:x1="21.06cm" svg:y1="14.96cm" svg:x2="27.241cm" svg:y2="14.96cm">
          <text:p/>
        </draw:line>
        <draw:line draw:style-name="gr32" draw:text-style-name="P21" draw:layer="layout" svg:x1="21.06cm" svg:y1="15.359cm" svg:x2="27.241cm" svg:y2="15.359cm">
          <text:p/>
        </draw:line>
        <draw:line draw:style-name="gr32" draw:text-style-name="P21" draw:layer="layout" svg:x1="21.06cm" svg:y1="15.758cm" svg:x2="27.241cm" svg:y2="15.758cm">
          <text:p/>
        </draw:line>
        <draw:line draw:style-name="gr32" draw:text-style-name="P21" draw:layer="layout" svg:x1="21.06cm" svg:y1="16.157cm" svg:x2="27.241cm" svg:y2="16.157cm">
          <text:p/>
        </draw:line>
        <draw:line draw:style-name="gr32" draw:text-style-name="P39" draw:layer="layout" svg:x1="14.66cm" svg:y1="12.565cm" svg:x2="20.84cm" svg:y2="12.565cm">
          <text:p/>
        </draw:line>
        <draw:line draw:style-name="gr32" draw:text-style-name="P39" draw:layer="layout" svg:x1="14.66cm" svg:y1="12.964cm" svg:x2="20.841cm" svg:y2="12.964cm">
          <text:p/>
        </draw:line>
        <draw:line draw:style-name="gr32" draw:text-style-name="P39" draw:layer="layout" svg:x1="14.66cm" svg:y1="13.364cm" svg:x2="20.841cm" svg:y2="13.364cm">
          <text:p/>
        </draw:line>
        <draw:line draw:style-name="gr32" draw:text-style-name="P39" draw:layer="layout" svg:x1="14.66cm" svg:y1="13.762cm" svg:x2="20.841cm" svg:y2="13.762cm">
          <text:p/>
        </draw:line>
        <draw:line draw:style-name="gr32" draw:text-style-name="P39" draw:layer="layout" svg:x1="14.66cm" svg:y1="14.162cm" svg:x2="20.841cm" svg:y2="14.162cm">
          <text:p/>
        </draw:line>
        <draw:line draw:style-name="gr32" draw:text-style-name="P39" draw:layer="layout" svg:x1="14.66cm" svg:y1="14.562cm" svg:x2="20.841cm" svg:y2="14.562cm">
          <text:p/>
        </draw:line>
        <draw:line draw:style-name="gr32" draw:text-style-name="P39" draw:layer="layout" svg:x1="14.66cm" svg:y1="14.961cm" svg:x2="20.841cm" svg:y2="14.961cm">
          <text:p/>
        </draw:line>
        <draw:line draw:style-name="gr32" draw:text-style-name="P39" draw:layer="layout" svg:x1="14.66cm" svg:y1="15.36cm" svg:x2="20.841cm" svg:y2="15.36cm">
          <text:p/>
        </draw:line>
        <draw:line draw:style-name="gr32" draw:text-style-name="P39" draw:layer="layout" svg:x1="14.66cm" svg:y1="15.759cm" svg:x2="20.841cm" svg:y2="15.759cm">
          <text:p/>
        </draw:line>
        <draw:line draw:style-name="gr32" draw:text-style-name="P39" draw:layer="layout" svg:x1="14.66cm" svg:y1="16.158cm" svg:x2="20.841cm" svg:y2="16.158cm">
          <text:p/>
        </draw:line>
        <draw:frame draw:style-name="gr107" draw:text-style-name="P22" draw:layer="layout" svg:width="1.836cm" svg:height="0.533cm" svg:x="22.043cm" svg:y="11.612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5cm">
          <draw:text-box>
            <text:p text:style-name="P2"><text:span text:style-name="T41">28</text:span></text:p>
          </draw:text-box>
        </draw:frame>
        <draw:frame draw:style-name="gr109" draw:text-style-name="P40" draw:layer="layout" svg:width="1.211cm" svg:height="0.517cm" svg:x="14.667cm" svg:y="17.008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4cm" svg:x2="20.842cm" svg:y2="16.554cm">
          <text:p/>
        </draw:line>
        <draw:line draw:style-name="gr32" draw:text-style-name="P21" draw:layer="layout" svg:x1="21.061cm" svg:y1="16.554cm" svg:x2="27.242cm" svg:y2="16.554cm">
          <text:p/>
        </draw:line>
        <draw:frame draw:style-name="gr110" draw:text-style-name="P41" draw:layer="layout" svg:width="0.855cm" svg:height="0.408cm" svg:x="14.71cm" svg:y="2.135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5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4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4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2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2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1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3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29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29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8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3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3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1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1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3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29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8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8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7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4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3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3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1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1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4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39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8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8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7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1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1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3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29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8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8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7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1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1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3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29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8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8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7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5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5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4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4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2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2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1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4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39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39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8cm">
          <draw:text-box>
            <text:p text:style-name="P2"><text:span text:style-name="T43">18:00</text:span></text:p>
          </draw:text-box>
        </draw:frame>
        <draw:frame draw:style-name="gr121" draw:text-style-name="P43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86cm" svg:y="17.007cm">
          <draw:text-box>
            <text:p text:style-name="P2"><text:span text:style-name="T42">M</text:span><text:span text:style-name="T42">ar</text:span><text:span text:style-name="T42">zo</text:span></text:p>
          </draw:text-box>
        </draw:frame>
        <draw:line draw:style-name="gr32" draw:text-style-name="P21" draw:layer="layout" svg:x1="23.747cm" svg:y1="18.082cm" svg:x2="27.029cm" svg:y2="18.082cm">
          <text:p/>
        </draw:line>
        <draw:custom-shape draw:style-name="gr120" draw:text-style-name="P42" draw:layer="layout" svg:width="3.461cm" svg:height="0.348cm" svg:x="23.667cm" svg:y="19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43" draw:layer="layout" svg:width="0.198cm" svg:height="0.298cm" svg:x="25.849cm" svg:y="18.378cm">
          <draw:text-box>
            <text:p text:style-name="P2"><text:span text:style-name="T44">5</text:span></text:p>
          </draw:text-box>
        </draw:frame>
        <draw:frame draw:style-name="gr124" draw:text-style-name="P43" draw:layer="layout" svg:width="0.198cm" svg:height="0.298cm" svg:x="26.362cm" svg:y="18.378cm">
          <draw:text-box>
            <text:p text:style-name="P2"><text:span text:style-name="T44">6</text:span></text:p>
          </draw:text-box>
        </draw:frame>
        <draw:frame draw:style-name="gr124" draw:text-style-name="P43" draw:layer="layout" svg:width="0.198cm" svg:height="0.298cm" svg:x="26.883cm" svg:y="18.378cm">
          <draw:text-box>
            <text:p text:style-name="P2"><text:span text:style-name="T44">7</text:span></text:p>
          </draw:text-box>
        </draw:frame>
        <draw:frame draw:style-name="gr124" draw:text-style-name="P43" draw:layer="layout" svg:width="0.198cm" svg:height="0.298cm" svg:x="23.796cm" svg:y="18.894cm">
          <draw:text-box>
            <text:p text:style-name="P2"><text:span text:style-name="T44">8</text:span></text:p>
          </draw:text-box>
        </draw:frame>
        <draw:frame draw:style-name="gr124" draw:text-style-name="P43" draw:layer="layout" svg:width="0.198cm" svg:height="0.298cm" svg:x="24.309cm" svg:y="18.894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4.786cm" svg:y="18.894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5.327cm" svg:y="18.894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5.816cm" svg:y="18.894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6.332cm" svg:y="18.894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6.845cm" svg:y="18.894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3.761cm" svg:y="19.411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4.275cm" svg:y="19.411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4.796cm" svg:y="19.411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5.302cm" svg:y="19.41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5.815cm" svg:y="19.411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6.302cm" svg:y="19.411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6.842cm" svg:y="19.411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3.737cm" svg:y="19.93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4.253cm" svg:y="19.93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4.767cm" svg:y="19.93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5.277cm" svg:y="19.93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5.79cm" svg:y="19.93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6.311cm" svg:y="19.93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6.819cm" svg:y="19.93cm">
          <draw:text-box>
            <text:p text:style-name="P2"><text:span text:style-name="T44">28</text:span></text:p>
          </draw:text-box>
        </draw:frame>
        <draw:frame draw:style-name="gr124" draw:text-style-name="P43" draw:layer="layout" svg:width="0.198cm" svg:height="0.298cm" svg:x="23.796cm" svg:y="18.383cm">
          <draw:text-box>
            <text:p text:style-name="P2"><text:span text:style-name="T44">1</text:span></text:p>
          </draw:text-box>
        </draw:frame>
        <draw:frame draw:style-name="gr124" draw:text-style-name="P43" draw:layer="layout" svg:width="0.198cm" svg:height="0.298cm" svg:x="24.309cm" svg:y="18.383cm">
          <draw:text-box>
            <text:p text:style-name="P2"><text:span text:style-name="T44">2</text:span></text:p>
          </draw:text-box>
        </draw:frame>
        <draw:frame draw:style-name="gr125" draw:text-style-name="P43" draw:layer="layout" svg:width="0.257cm" svg:height="0.298cm" svg:x="24.786cm" svg:y="18.383cm">
          <draw:text-box>
            <text:p text:style-name="P2"><text:span text:style-name="T44">3</text:span></text:p>
          </draw:text-box>
        </draw:frame>
        <draw:frame draw:style-name="gr125" draw:text-style-name="P43" draw:layer="layout" svg:width="0.257cm" svg:height="0.298cm" svg:x="25.327cm" svg:y="18.383cm">
          <draw:text-box>
            <text:p text:style-name="P2"><text:span text:style-name="T44">4</text:span></text:p>
          </draw:text-box>
        </draw:frame>
        <draw:frame draw:style-name="gr125" draw:text-style-name="P43" draw:layer="layout" svg:width="0.257cm" svg:height="0.298cm" svg:x="23.739cm" svg:y="20.453cm">
          <draw:text-box>
            <text:p text:style-name="P2"><text:span text:style-name="T44">29</text:span></text:p>
          </draw:text-box>
        </draw:frame>
        <draw:frame draw:style-name="gr125" draw:text-style-name="P43" draw:layer="layout" svg:width="0.257cm" svg:height="0.298cm" svg:x="24.255cm" svg:y="20.453cm">
          <draw:text-box>
            <text:p text:style-name="P2"><text:span text:style-name="T44">30</text:span></text:p>
          </draw:text-box>
        </draw:frame>
        <draw:frame draw:style-name="gr125" draw:text-style-name="P43" draw:layer="layout" svg:width="0.257cm" svg:height="0.298cm" svg:x="24.769cm" svg:y="20.453cm">
          <draw:text-box>
            <text:p text:style-name="P2"><text:span text:style-name="T44">31</text:span></text:p>
          </draw:text-box>
        </draw:frame>
      </draw:page>
      <draw:page draw:name="page31" draw:style-name="dp1" draw:master-page-name="master-page34">
        <draw:frame draw:style-name="gr126" draw:text-style-name="P27" draw:layer="layout" svg:width="2.869cm" svg:height="0.398cm" svg:x="1.365cm" svg:y="1.3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2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2"><text:span text:style-name="T41">22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2"><text:span text:style-name="T30">M</text:span><text:span text:style-name="T30">A</text:span><text:span text:style-name="T30">R</text:span><text:span text:style-name="T30">Z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2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2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2"><text:span text:style-name="T41">23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2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2"><text:span text:style-name="T41">24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2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2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2"><text:span text:style-name="T40">Se</text:span><text:span text:style-name="T40">m</text:span><text:span text:style-name="T40">an</text:span><text:span text:style-name="T40">a </text:span><text:span text:style-name="T40">12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2"><text:span text:style-name="T43">13:00</text:span></text:p>
          </draw:text-box>
        </draw:frame>
        <draw:custom-shape draw:style-name="gr101" draw:text-style-name="P28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2cm" svg:x2="23.46cm" svg:y2="17.262cm">
          <text:p/>
        </draw:line>
        <draw:line draw:style-name="gr32" draw:text-style-name="P21" draw:layer="layout" svg:x1="14cm" svg:y1="17.662cm" svg:x2="23.46cm" svg:y2="17.662cm">
          <text:p/>
        </draw:line>
        <draw:line draw:style-name="gr32" draw:text-style-name="P21" draw:layer="layout" svg:x1="14cm" svg:y1="18.06cm" svg:x2="23.46cm" svg:y2="18.06cm">
          <text:p/>
        </draw:line>
        <draw:line draw:style-name="gr32" draw:text-style-name="P21" draw:layer="layout" svg:x1="14cm" svg:y1="18.46cm" svg:x2="23.46cm" svg:y2="18.46cm">
          <text:p/>
        </draw:line>
        <draw:line draw:style-name="gr32" draw:text-style-name="P21" draw:layer="layout" svg:x1="14cm" svg:y1="18.86cm" svg:x2="23.46cm" svg:y2="18.86cm">
          <text:p/>
        </draw:line>
        <draw:line draw:style-name="gr32" draw:text-style-name="P21" draw:layer="layout" svg:x1="14cm" svg:y1="19.259cm" svg:x2="23.46cm" svg:y2="19.259cm">
          <text:p/>
        </draw:line>
        <draw:line draw:style-name="gr32" draw:text-style-name="P21" draw:layer="layout" svg:x1="14cm" svg:y1="19.658cm" svg:x2="23.46cm" svg:y2="19.658cm">
          <text:p/>
        </draw:line>
        <draw:line draw:style-name="gr32" draw:text-style-name="P21" draw:layer="layout" svg:x1="14cm" svg:y1="20.057cm" svg:x2="23.46cm" svg:y2="20.057cm">
          <text:p/>
        </draw:line>
        <draw:line draw:style-name="gr32" draw:text-style-name="P21" draw:layer="layout" svg:x1="14cm" svg:y1="20.456cm" svg:x2="23.46cm" svg:y2="20.456cm">
          <text:p/>
        </draw:line>
        <draw:frame draw:style-name="gr102" draw:text-style-name="P27" draw:layer="layout" svg:width="2.782cm" svg:height="0.398cm" svg:x="15.046cm" svg:y="1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4cm" svg:x2="27.256cm" svg:y2="1.964cm">
          <text:p/>
        </draw:line>
        <draw:frame draw:style-name="gr102" draw:text-style-name="P27" draw:layer="layout" svg:width="2.782cm" svg:height="0.398cm" svg:x="15.047cm" svg:y="1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3cm">
          <draw:text-box>
            <text:p text:style-name="P2"><text:span text:style-name="T41">11</text:span></text:p>
          </draw:text-box>
        </draw:frame>
        <draw:frame draw:style-name="gr105" draw:text-style-name="P36" draw:layer="layout" svg:width="1.543cm" svg:height="1.729cm" svg:x="25.56cm" svg:y="0.7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3cm" svg:x2="27.24cm" svg:y2="2.363cm">
          <text:p/>
        </draw:line>
        <draw:line draw:style-name="gr32" draw:text-style-name="P21" draw:layer="layout" svg:x1="21.06cm" svg:y1="2.762cm" svg:x2="27.241cm" svg:y2="2.762cm">
          <text:p/>
        </draw:line>
        <draw:line draw:style-name="gr32" draw:text-style-name="P21" draw:layer="layout" svg:x1="21.06cm" svg:y1="3.162cm" svg:x2="27.241cm" svg:y2="3.162cm">
          <text:p/>
        </draw:line>
        <draw:line draw:style-name="gr32" draw:text-style-name="P21" draw:layer="layout" svg:x1="21.06cm" svg:y1="3.56cm" svg:x2="27.241cm" svg:y2="3.56cm">
          <text:p/>
        </draw:line>
        <draw:line draw:style-name="gr32" draw:text-style-name="P21" draw:layer="layout" svg:x1="21.06cm" svg:y1="3.96cm" svg:x2="27.241cm" svg:y2="3.96cm">
          <text:p/>
        </draw:line>
        <draw:line draw:style-name="gr32" draw:text-style-name="P21" draw:layer="layout" svg:x1="21.06cm" svg:y1="4.36cm" svg:x2="27.241cm" svg:y2="4.36cm">
          <text:p/>
        </draw:line>
        <draw:line draw:style-name="gr32" draw:text-style-name="P21" draw:layer="layout" svg:x1="21.06cm" svg:y1="4.759cm" svg:x2="27.241cm" svg:y2="4.759cm">
          <text:p/>
        </draw:line>
        <draw:line draw:style-name="gr32" draw:text-style-name="P21" draw:layer="layout" svg:x1="21.06cm" svg:y1="5.158cm" svg:x2="27.241cm" svg:y2="5.158cm">
          <text:p/>
        </draw:line>
        <draw:line draw:style-name="gr32" draw:text-style-name="P21" draw:layer="layout" svg:x1="21.06cm" svg:y1="5.557cm" svg:x2="27.241cm" svg:y2="5.557cm">
          <text:p/>
        </draw:line>
        <draw:line draw:style-name="gr32" draw:text-style-name="P21" draw:layer="layout" svg:x1="21.06cm" svg:y1="5.956cm" svg:x2="27.241cm" svg:y2="5.956cm">
          <text:p/>
        </draw:line>
        <draw:line draw:style-name="gr32" draw:text-style-name="P21" draw:layer="layout" svg:x1="21.06cm" svg:y1="6.356cm" svg:x2="27.241cm" svg:y2="6.356cm">
          <text:p/>
        </draw:line>
        <draw:line draw:style-name="gr32" draw:text-style-name="P21" draw:layer="layout" svg:x1="14.66cm" svg:y1="2.364cm" svg:x2="20.84cm" svg:y2="2.364cm">
          <text:p/>
        </draw:line>
        <draw:line draw:style-name="gr32" draw:text-style-name="P21" draw:layer="layout" svg:x1="14.66cm" svg:y1="2.763cm" svg:x2="20.841cm" svg:y2="2.763cm">
          <text:p/>
        </draw:line>
        <draw:line draw:style-name="gr32" draw:text-style-name="P21" draw:layer="layout" svg:x1="14.66cm" svg:y1="3.163cm" svg:x2="20.841cm" svg:y2="3.163cm">
          <text:p/>
        </draw:line>
        <draw:line draw:style-name="gr32" draw:text-style-name="P21" draw:layer="layout" svg:x1="14.66cm" svg:y1="3.561cm" svg:x2="20.841cm" svg:y2="3.561cm">
          <text:p/>
        </draw:line>
        <draw:line draw:style-name="gr32" draw:text-style-name="P21" draw:layer="layout" svg:x1="14.66cm" svg:y1="3.961cm" svg:x2="20.841cm" svg:y2="3.961cm">
          <text:p/>
        </draw:line>
        <draw:line draw:style-name="gr32" draw:text-style-name="P21" draw:layer="layout" svg:x1="14.66cm" svg:y1="4.361cm" svg:x2="20.841cm" svg:y2="4.361cm">
          <text:p/>
        </draw:line>
        <draw:line draw:style-name="gr32" draw:text-style-name="P21" draw:layer="layout" svg:x1="14.66cm" svg:y1="4.76cm" svg:x2="20.841cm" svg:y2="4.76cm">
          <text:p/>
        </draw:line>
        <draw:line draw:style-name="gr32" draw:text-style-name="P21" draw:layer="layout" svg:x1="14.66cm" svg:y1="5.159cm" svg:x2="20.841cm" svg:y2="5.159cm">
          <text:p/>
        </draw:line>
        <draw:line draw:style-name="gr32" draw:text-style-name="P21" draw:layer="layout" svg:x1="14.66cm" svg:y1="5.558cm" svg:x2="20.841cm" svg:y2="5.558cm">
          <text:p/>
        </draw:line>
        <draw:line draw:style-name="gr32" draw:text-style-name="P21" draw:layer="layout" svg:x1="14.66cm" svg:y1="5.957cm" svg:x2="20.841cm" svg:y2="5.957cm">
          <text:p/>
        </draw:line>
        <draw:line draw:style-name="gr32" draw:text-style-name="P21" draw:layer="layout" svg:x1="14.66cm" svg:y1="6.357cm" svg:x2="20.841cm" svg:y2="6.357cm">
          <text:p/>
        </draw:line>
        <draw:frame draw:style-name="gr102" draw:text-style-name="P27" draw:layer="layout" svg:width="2.782cm" svg:height="0.398cm" svg:x="15.046cm" svg:y="6.4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4cm" svg:x2="27.256cm" svg:y2="7.064cm">
          <text:p/>
        </draw:line>
        <draw:frame draw:style-name="gr102" draw:text-style-name="P27" draw:layer="layout" svg:width="2.782cm" svg:height="0.398cm" svg:x="15.047cm" svg:y="6.4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3cm">
          <draw:text-box>
            <text:p text:style-name="P2"><text:span text:style-name="T41">12</text:span></text:p>
          </draw:text-box>
        </draw:frame>
        <draw:frame draw:style-name="gr102" draw:text-style-name="P27" draw:layer="layout" svg:width="2.782cm" svg:height="0.398cm" svg:x="15.04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3cm" svg:x2="27.24cm" svg:y2="7.463cm">
          <text:p/>
        </draw:line>
        <draw:line draw:style-name="gr32" draw:text-style-name="P21" draw:layer="layout" svg:x1="21.06cm" svg:y1="7.862cm" svg:x2="27.241cm" svg:y2="7.862cm">
          <text:p/>
        </draw:line>
        <draw:line draw:style-name="gr32" draw:text-style-name="P21" draw:layer="layout" svg:x1="21.06cm" svg:y1="8.262cm" svg:x2="27.241cm" svg:y2="8.262cm">
          <text:p/>
        </draw:line>
        <draw:line draw:style-name="gr32" draw:text-style-name="P21" draw:layer="layout" svg:x1="21.06cm" svg:y1="8.66cm" svg:x2="27.241cm" svg:y2="8.66cm">
          <text:p/>
        </draw:line>
        <draw:line draw:style-name="gr32" draw:text-style-name="P21" draw:layer="layout" svg:x1="21.06cm" svg:y1="9.06cm" svg:x2="27.241cm" svg:y2="9.06cm">
          <text:p/>
        </draw:line>
        <draw:line draw:style-name="gr32" draw:text-style-name="P21" draw:layer="layout" svg:x1="21.06cm" svg:y1="9.46cm" svg:x2="27.241cm" svg:y2="9.46cm">
          <text:p/>
        </draw:line>
        <draw:line draw:style-name="gr32" draw:text-style-name="P21" draw:layer="layout" svg:x1="21.06cm" svg:y1="9.859cm" svg:x2="27.241cm" svg:y2="9.859cm">
          <text:p/>
        </draw:line>
        <draw:line draw:style-name="gr32" draw:text-style-name="P21" draw:layer="layout" svg:x1="21.06cm" svg:y1="10.258cm" svg:x2="27.241cm" svg:y2="10.258cm">
          <text:p/>
        </draw:line>
        <draw:line draw:style-name="gr32" draw:text-style-name="P21" draw:layer="layout" svg:x1="21.06cm" svg:y1="10.657cm" svg:x2="27.241cm" svg:y2="10.657cm">
          <text:p/>
        </draw:line>
        <draw:line draw:style-name="gr32" draw:text-style-name="P21" draw:layer="layout" svg:x1="21.06cm" svg:y1="11.056cm" svg:x2="27.241cm" svg:y2="11.056cm">
          <text:p/>
        </draw:line>
        <draw:line draw:style-name="gr32" draw:text-style-name="P21" draw:layer="layout" svg:x1="21.06cm" svg:y1="11.456cm" svg:x2="27.241cm" svg:y2="11.456cm">
          <text:p/>
        </draw:line>
        <draw:line draw:style-name="gr32" draw:text-style-name="P38" draw:layer="layout" svg:x1="14.66cm" svg:y1="7.464cm" svg:x2="20.84cm" svg:y2="7.464cm">
          <text:p/>
        </draw:line>
        <draw:line draw:style-name="gr32" draw:text-style-name="P38" draw:layer="layout" svg:x1="14.66cm" svg:y1="7.863cm" svg:x2="20.841cm" svg:y2="7.863cm">
          <text:p/>
        </draw:line>
        <draw:line draw:style-name="gr32" draw:text-style-name="P38" draw:layer="layout" svg:x1="14.66cm" svg:y1="8.263cm" svg:x2="20.841cm" svg:y2="8.263cm">
          <text:p/>
        </draw:line>
        <draw:line draw:style-name="gr32" draw:text-style-name="P38" draw:layer="layout" svg:x1="14.66cm" svg:y1="8.661cm" svg:x2="20.841cm" svg:y2="8.661cm">
          <text:p/>
        </draw:line>
        <draw:line draw:style-name="gr32" draw:text-style-name="P38" draw:layer="layout" svg:x1="14.66cm" svg:y1="9.061cm" svg:x2="20.841cm" svg:y2="9.061cm">
          <text:p/>
        </draw:line>
        <draw:line draw:style-name="gr32" draw:text-style-name="P38" draw:layer="layout" svg:x1="14.66cm" svg:y1="9.461cm" svg:x2="20.841cm" svg:y2="9.461cm">
          <text:p/>
        </draw:line>
        <draw:line draw:style-name="gr32" draw:text-style-name="P38" draw:layer="layout" svg:x1="14.66cm" svg:y1="9.86cm" svg:x2="20.841cm" svg:y2="9.86cm">
          <text:p/>
        </draw:line>
        <draw:line draw:style-name="gr32" draw:text-style-name="P38" draw:layer="layout" svg:x1="14.66cm" svg:y1="10.259cm" svg:x2="20.841cm" svg:y2="10.259cm">
          <text:p/>
        </draw:line>
        <draw:line draw:style-name="gr32" draw:text-style-name="P38" draw:layer="layout" svg:x1="14.66cm" svg:y1="10.658cm" svg:x2="20.841cm" svg:y2="10.658cm">
          <text:p/>
        </draw:line>
        <draw:line draw:style-name="gr32" draw:text-style-name="P38" draw:layer="layout" svg:x1="14.66cm" svg:y1="11.057cm" svg:x2="20.841cm" svg:y2="11.057cm">
          <text:p/>
        </draw:line>
        <draw:line draw:style-name="gr32" draw:text-style-name="P38" draw:layer="layout" svg:x1="14.66cm" svg:y1="11.457cm" svg:x2="20.841cm" svg:y2="11.457cm">
          <text:p/>
        </draw:line>
        <draw:frame draw:style-name="gr102" draw:text-style-name="P27" draw:layer="layout" svg:width="2.782cm" svg:height="0.398cm" svg:x="15.046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4cm" svg:x2="27.256cm" svg:y2="12.164cm">
          <text:p/>
        </draw:line>
        <draw:frame draw:style-name="gr102" draw:text-style-name="P27" draw:layer="layout" svg:width="2.782cm" svg:height="0.398cm" svg:x="15.047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5cm" svg:y="11.613cm">
          <draw:text-box>
            <text:p text:style-name="P2"><text:span text:style-name="T41">13</text:span></text:p>
          </draw:text-box>
        </draw:frame>
        <draw:line draw:style-name="gr32" draw:text-style-name="P21" draw:layer="layout" svg:x1="21.06cm" svg:y1="12.563cm" svg:x2="27.24cm" svg:y2="12.563cm">
          <text:p/>
        </draw:line>
        <draw:line draw:style-name="gr32" draw:text-style-name="P21" draw:layer="layout" svg:x1="21.06cm" svg:y1="12.962cm" svg:x2="27.241cm" svg:y2="12.962cm">
          <text:p/>
        </draw:line>
        <draw:line draw:style-name="gr32" draw:text-style-name="P21" draw:layer="layout" svg:x1="21.06cm" svg:y1="13.362cm" svg:x2="27.241cm" svg:y2="13.362cm">
          <text:p/>
        </draw:line>
        <draw:line draw:style-name="gr32" draw:text-style-name="P21" draw:layer="layout" svg:x1="21.06cm" svg:y1="13.76cm" svg:x2="27.241cm" svg:y2="13.76cm">
          <text:p/>
        </draw:line>
        <draw:line draw:style-name="gr32" draw:text-style-name="P21" draw:layer="layout" svg:x1="21.06cm" svg:y1="14.16cm" svg:x2="27.241cm" svg:y2="14.16cm">
          <text:p/>
        </draw:line>
        <draw:line draw:style-name="gr32" draw:text-style-name="P21" draw:layer="layout" svg:x1="21.06cm" svg:y1="14.56cm" svg:x2="27.241cm" svg:y2="14.56cm">
          <text:p/>
        </draw:line>
        <draw:line draw:style-name="gr32" draw:text-style-name="P21" draw:layer="layout" svg:x1="21.06cm" svg:y1="14.959cm" svg:x2="27.241cm" svg:y2="14.959cm">
          <text:p/>
        </draw:line>
        <draw:line draw:style-name="gr32" draw:text-style-name="P21" draw:layer="layout" svg:x1="21.06cm" svg:y1="15.358cm" svg:x2="27.241cm" svg:y2="15.358cm">
          <text:p/>
        </draw:line>
        <draw:line draw:style-name="gr32" draw:text-style-name="P21" draw:layer="layout" svg:x1="21.06cm" svg:y1="15.757cm" svg:x2="27.241cm" svg:y2="15.757cm">
          <text:p/>
        </draw:line>
        <draw:line draw:style-name="gr32" draw:text-style-name="P21" draw:layer="layout" svg:x1="21.06cm" svg:y1="16.156cm" svg:x2="27.241cm" svg:y2="16.156cm">
          <text:p/>
        </draw:line>
        <draw:line draw:style-name="gr32" draw:text-style-name="P39" draw:layer="layout" svg:x1="14.66cm" svg:y1="12.564cm" svg:x2="20.84cm" svg:y2="12.564cm">
          <text:p/>
        </draw:line>
        <draw:line draw:style-name="gr32" draw:text-style-name="P39" draw:layer="layout" svg:x1="14.66cm" svg:y1="12.963cm" svg:x2="20.841cm" svg:y2="12.963cm">
          <text:p/>
        </draw:line>
        <draw:line draw:style-name="gr32" draw:text-style-name="P39" draw:layer="layout" svg:x1="14.66cm" svg:y1="13.363cm" svg:x2="20.841cm" svg:y2="13.363cm">
          <text:p/>
        </draw:line>
        <draw:line draw:style-name="gr32" draw:text-style-name="P39" draw:layer="layout" svg:x1="14.66cm" svg:y1="13.761cm" svg:x2="20.841cm" svg:y2="13.761cm">
          <text:p/>
        </draw:line>
        <draw:line draw:style-name="gr32" draw:text-style-name="P39" draw:layer="layout" svg:x1="14.66cm" svg:y1="14.161cm" svg:x2="20.841cm" svg:y2="14.161cm">
          <text:p/>
        </draw:line>
        <draw:line draw:style-name="gr32" draw:text-style-name="P39" draw:layer="layout" svg:x1="14.66cm" svg:y1="14.561cm" svg:x2="20.841cm" svg:y2="14.561cm">
          <text:p/>
        </draw:line>
        <draw:line draw:style-name="gr32" draw:text-style-name="P39" draw:layer="layout" svg:x1="14.66cm" svg:y1="14.96cm" svg:x2="20.841cm" svg:y2="14.96cm">
          <text:p/>
        </draw:line>
        <draw:line draw:style-name="gr32" draw:text-style-name="P39" draw:layer="layout" svg:x1="14.66cm" svg:y1="15.359cm" svg:x2="20.841cm" svg:y2="15.359cm">
          <text:p/>
        </draw:line>
        <draw:line draw:style-name="gr32" draw:text-style-name="P39" draw:layer="layout" svg:x1="14.66cm" svg:y1="15.758cm" svg:x2="20.841cm" svg:y2="15.758cm">
          <text:p/>
        </draw:line>
        <draw:line draw:style-name="gr32" draw:text-style-name="P39" draw:layer="layout" svg:x1="14.66cm" svg:y1="16.157cm" svg:x2="20.841cm" svg:y2="16.157cm">
          <text:p/>
        </draw:line>
        <draw:frame draw:style-name="gr107" draw:text-style-name="P22" draw:layer="layout" svg:width="1.836cm" svg:height="0.533cm" svg:x="22.043cm" svg:y="11.611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4cm">
          <draw:text-box>
            <text:p text:style-name="P2"><text:span text:style-name="T41">14</text:span></text:p>
          </draw:text-box>
        </draw:frame>
        <draw:frame draw:style-name="gr109" draw:text-style-name="P40" draw:layer="layout" svg:width="1.211cm" svg:height="0.517cm" svg:x="14.667cm" svg:y="17.007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3cm" svg:x2="20.842cm" svg:y2="16.553cm">
          <text:p/>
        </draw:line>
        <draw:line draw:style-name="gr32" draw:text-style-name="P21" draw:layer="layout" svg:x1="21.061cm" svg:y1="16.553cm" svg:x2="27.242cm" svg:y2="16.553cm">
          <text:p/>
        </draw:line>
        <draw:frame draw:style-name="gr110" draw:text-style-name="P41" draw:layer="layout" svg:width="0.855cm" svg:height="0.408cm" svg:x="14.71cm" svg:y="2.1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3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3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1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1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29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28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28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7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2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2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29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28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7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7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6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3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2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2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39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38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7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7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6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4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3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3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1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1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39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38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38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7cm">
          <draw:text-box>
            <text:p text:style-name="P2"><text:span text:style-name="T43">18:00</text:span></text:p>
          </draw:text-box>
        </draw:frame>
        <draw:frame draw:style-name="gr121" draw:text-style-name="P43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86cm" svg:y="17.007cm">
          <draw:text-box>
            <text:p text:style-name="P2"><text:span text:style-name="T42">M</text:span><text:span text:style-name="T42">ar</text:span><text:span text:style-name="T42">zo</text:span></text:p>
          </draw:text-box>
        </draw:frame>
        <draw:line draw:style-name="gr32" draw:text-style-name="P21" draw:layer="layout" svg:x1="23.747cm" svg:y1="18.082cm" svg:x2="27.029cm" svg:y2="18.082cm">
          <text:p/>
        </draw:line>
        <draw:custom-shape draw:style-name="gr120" draw:text-style-name="P42" draw:layer="layout" svg:width="3.461cm" svg:height="0.348cm" svg:x="23.667cm" svg:y="18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43" draw:layer="layout" svg:width="0.198cm" svg:height="0.298cm" svg:x="25.849cm" svg:y="18.378cm">
          <draw:text-box>
            <text:p text:style-name="P2"><text:span text:style-name="T44">5</text:span></text:p>
          </draw:text-box>
        </draw:frame>
        <draw:frame draw:style-name="gr124" draw:text-style-name="P43" draw:layer="layout" svg:width="0.198cm" svg:height="0.298cm" svg:x="26.362cm" svg:y="18.378cm">
          <draw:text-box>
            <text:p text:style-name="P2"><text:span text:style-name="T44">6</text:span></text:p>
          </draw:text-box>
        </draw:frame>
        <draw:frame draw:style-name="gr124" draw:text-style-name="P43" draw:layer="layout" svg:width="0.198cm" svg:height="0.298cm" svg:x="26.883cm" svg:y="18.378cm">
          <draw:text-box>
            <text:p text:style-name="P2"><text:span text:style-name="T44">7</text:span></text:p>
          </draw:text-box>
        </draw:frame>
        <draw:frame draw:style-name="gr124" draw:text-style-name="P43" draw:layer="layout" svg:width="0.198cm" svg:height="0.298cm" svg:x="23.796cm" svg:y="18.894cm">
          <draw:text-box>
            <text:p text:style-name="P2"><text:span text:style-name="T44">8</text:span></text:p>
          </draw:text-box>
        </draw:frame>
        <draw:frame draw:style-name="gr124" draw:text-style-name="P43" draw:layer="layout" svg:width="0.198cm" svg:height="0.298cm" svg:x="24.309cm" svg:y="18.894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4.786cm" svg:y="18.894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5.327cm" svg:y="18.894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5.816cm" svg:y="18.894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6.332cm" svg:y="18.894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6.845cm" svg:y="18.894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3.761cm" svg:y="19.411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4.275cm" svg:y="19.411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4.796cm" svg:y="19.411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5.302cm" svg:y="19.41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5.815cm" svg:y="19.411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6.302cm" svg:y="19.411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6.842cm" svg:y="19.411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3.737cm" svg:y="19.93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4.253cm" svg:y="19.93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4.767cm" svg:y="19.93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5.277cm" svg:y="19.93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5.79cm" svg:y="19.93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6.311cm" svg:y="19.93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6.819cm" svg:y="19.93cm">
          <draw:text-box>
            <text:p text:style-name="P2"><text:span text:style-name="T44">28</text:span></text:p>
          </draw:text-box>
        </draw:frame>
        <draw:frame draw:style-name="gr124" draw:text-style-name="P43" draw:layer="layout" svg:width="0.198cm" svg:height="0.298cm" svg:x="23.796cm" svg:y="18.383cm">
          <draw:text-box>
            <text:p text:style-name="P2"><text:span text:style-name="T44">1</text:span></text:p>
          </draw:text-box>
        </draw:frame>
        <draw:frame draw:style-name="gr124" draw:text-style-name="P43" draw:layer="layout" svg:width="0.198cm" svg:height="0.298cm" svg:x="24.309cm" svg:y="18.383cm">
          <draw:text-box>
            <text:p text:style-name="P2"><text:span text:style-name="T44">2</text:span></text:p>
          </draw:text-box>
        </draw:frame>
        <draw:frame draw:style-name="gr125" draw:text-style-name="P43" draw:layer="layout" svg:width="0.257cm" svg:height="0.298cm" svg:x="24.786cm" svg:y="18.383cm">
          <draw:text-box>
            <text:p text:style-name="P2"><text:span text:style-name="T44">3</text:span></text:p>
          </draw:text-box>
        </draw:frame>
        <draw:frame draw:style-name="gr125" draw:text-style-name="P43" draw:layer="layout" svg:width="0.257cm" svg:height="0.298cm" svg:x="25.327cm" svg:y="18.383cm">
          <draw:text-box>
            <text:p text:style-name="P2"><text:span text:style-name="T44">4</text:span></text:p>
          </draw:text-box>
        </draw:frame>
        <draw:frame draw:style-name="gr125" draw:text-style-name="P43" draw:layer="layout" svg:width="0.257cm" svg:height="0.298cm" svg:x="23.739cm" svg:y="20.453cm">
          <draw:text-box>
            <text:p text:style-name="P2"><text:span text:style-name="T44">29</text:span></text:p>
          </draw:text-box>
        </draw:frame>
        <draw:frame draw:style-name="gr125" draw:text-style-name="P43" draw:layer="layout" svg:width="0.257cm" svg:height="0.298cm" svg:x="24.255cm" svg:y="20.453cm">
          <draw:text-box>
            <text:p text:style-name="P2"><text:span text:style-name="T44">30</text:span></text:p>
          </draw:text-box>
        </draw:frame>
        <draw:frame draw:style-name="gr125" draw:text-style-name="P43" draw:layer="layout" svg:width="0.257cm" svg:height="0.298cm" svg:x="24.769cm" svg:y="20.453cm">
          <draw:text-box>
            <text:p text:style-name="P2"><text:span text:style-name="T44">31</text:span></text:p>
          </draw:text-box>
        </draw:frame>
      </draw:page>
      <draw:page draw:name="page32" draw:style-name="dp1" draw:master-page-name="master-page34">
        <draw:custom-shape draw:style-name="gr101" draw:text-style-name="P28" draw:layer="layout" svg:width="1.482cm" svg:height="0.604cm" svg:x="14.489cm" svg:y="16.9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4cm" svg:x2="23.46cm" svg:y2="17.264cm">
          <text:p/>
        </draw:line>
        <draw:line draw:style-name="gr32" draw:text-style-name="P21" draw:layer="layout" svg:x1="14cm" svg:y1="17.664cm" svg:x2="23.46cm" svg:y2="17.664cm">
          <text:p/>
        </draw:line>
        <draw:line draw:style-name="gr32" draw:text-style-name="P21" draw:layer="layout" svg:x1="14cm" svg:y1="18.062cm" svg:x2="23.46cm" svg:y2="18.062cm">
          <text:p/>
        </draw:line>
        <draw:line draw:style-name="gr32" draw:text-style-name="P21" draw:layer="layout" svg:x1="14cm" svg:y1="18.462cm" svg:x2="23.46cm" svg:y2="18.462cm">
          <text:p/>
        </draw:line>
        <draw:line draw:style-name="gr32" draw:text-style-name="P21" draw:layer="layout" svg:x1="14cm" svg:y1="18.862cm" svg:x2="23.46cm" svg:y2="18.862cm">
          <text:p/>
        </draw:line>
        <draw:line draw:style-name="gr32" draw:text-style-name="P21" draw:layer="layout" svg:x1="14cm" svg:y1="19.261cm" svg:x2="23.46cm" svg:y2="19.261cm">
          <text:p/>
        </draw:line>
        <draw:line draw:style-name="gr32" draw:text-style-name="P21" draw:layer="layout" svg:x1="14cm" svg:y1="19.66cm" svg:x2="23.46cm" svg:y2="19.66cm">
          <text:p/>
        </draw:line>
        <draw:line draw:style-name="gr32" draw:text-style-name="P21" draw:layer="layout" svg:x1="14cm" svg:y1="20.059cm" svg:x2="23.46cm" svg:y2="20.059cm">
          <text:p/>
        </draw:line>
        <draw:line draw:style-name="gr32" draw:text-style-name="P21" draw:layer="layout" svg:x1="14cm" svg:y1="20.458cm" svg:x2="23.46cm" svg:y2="20.458cm">
          <text:p/>
        </draw:line>
        <draw:frame draw:style-name="gr102" draw:text-style-name="P27" draw:layer="layout" svg:width="2.782cm" svg:height="0.398cm" svg:x="15.046cm" svg:y="1.3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6cm" svg:x2="27.256cm" svg:y2="1.966cm">
          <text:p/>
        </draw:line>
        <draw:frame draw:style-name="gr102" draw:text-style-name="P27" draw:layer="layout" svg:width="2.782cm" svg:height="0.398cm" svg:x="15.047cm" svg:y="1.3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2cm">
          <draw:text-box>
            <text:p text:style-name="P45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5cm">
          <draw:text-box>
            <text:p text:style-name="P46"><text:span text:style-name="T41">18</text:span></text:p>
          </draw:text-box>
        </draw:frame>
        <draw:frame draw:style-name="gr105" draw:text-style-name="P36" draw:layer="layout" svg:width="1.543cm" svg:height="1.729cm" svg:x="25.56cm" svg:y="0.702cm">
          <draw:text-box>
            <text:p text:style-name="P50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8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5cm" svg:x2="27.24cm" svg:y2="2.365cm">
          <text:p/>
        </draw:line>
        <draw:line draw:style-name="gr32" draw:text-style-name="P21" draw:layer="layout" svg:x1="21.06cm" svg:y1="2.764cm" svg:x2="27.241cm" svg:y2="2.764cm">
          <text:p/>
        </draw:line>
        <draw:line draw:style-name="gr32" draw:text-style-name="P21" draw:layer="layout" svg:x1="21.06cm" svg:y1="3.164cm" svg:x2="27.241cm" svg:y2="3.164cm">
          <text:p/>
        </draw:line>
        <draw:line draw:style-name="gr32" draw:text-style-name="P21" draw:layer="layout" svg:x1="21.06cm" svg:y1="3.562cm" svg:x2="27.241cm" svg:y2="3.562cm">
          <text:p/>
        </draw:line>
        <draw:line draw:style-name="gr32" draw:text-style-name="P21" draw:layer="layout" svg:x1="21.06cm" svg:y1="3.962cm" svg:x2="27.241cm" svg:y2="3.962cm">
          <text:p/>
        </draw:line>
        <draw:line draw:style-name="gr32" draw:text-style-name="P21" draw:layer="layout" svg:x1="21.06cm" svg:y1="4.362cm" svg:x2="27.241cm" svg:y2="4.362cm">
          <text:p/>
        </draw:line>
        <draw:line draw:style-name="gr32" draw:text-style-name="P21" draw:layer="layout" svg:x1="21.06cm" svg:y1="4.761cm" svg:x2="27.241cm" svg:y2="4.761cm">
          <text:p/>
        </draw:line>
        <draw:line draw:style-name="gr32" draw:text-style-name="P21" draw:layer="layout" svg:x1="21.06cm" svg:y1="5.16cm" svg:x2="27.241cm" svg:y2="5.16cm">
          <text:p/>
        </draw:line>
        <draw:line draw:style-name="gr32" draw:text-style-name="P21" draw:layer="layout" svg:x1="21.06cm" svg:y1="5.559cm" svg:x2="27.241cm" svg:y2="5.559cm">
          <text:p/>
        </draw:line>
        <draw:line draw:style-name="gr32" draw:text-style-name="P21" draw:layer="layout" svg:x1="21.06cm" svg:y1="5.958cm" svg:x2="27.241cm" svg:y2="5.958cm">
          <text:p/>
        </draw:line>
        <draw:line draw:style-name="gr32" draw:text-style-name="P21" draw:layer="layout" svg:x1="21.06cm" svg:y1="6.358cm" svg:x2="27.241cm" svg:y2="6.358cm">
          <text:p/>
        </draw:line>
        <draw:line draw:style-name="gr32" draw:text-style-name="P21" draw:layer="layout" svg:x1="14.66cm" svg:y1="2.366cm" svg:x2="20.84cm" svg:y2="2.366cm">
          <text:p/>
        </draw:line>
        <draw:line draw:style-name="gr32" draw:text-style-name="P21" draw:layer="layout" svg:x1="14.66cm" svg:y1="2.765cm" svg:x2="20.841cm" svg:y2="2.765cm">
          <text:p/>
        </draw:line>
        <draw:line draw:style-name="gr32" draw:text-style-name="P21" draw:layer="layout" svg:x1="14.66cm" svg:y1="3.165cm" svg:x2="20.841cm" svg:y2="3.165cm">
          <text:p/>
        </draw:line>
        <draw:line draw:style-name="gr32" draw:text-style-name="P21" draw:layer="layout" svg:x1="14.66cm" svg:y1="3.563cm" svg:x2="20.841cm" svg:y2="3.563cm">
          <text:p/>
        </draw:line>
        <draw:line draw:style-name="gr32" draw:text-style-name="P21" draw:layer="layout" svg:x1="14.66cm" svg:y1="3.963cm" svg:x2="20.841cm" svg:y2="3.963cm">
          <text:p/>
        </draw:line>
        <draw:line draw:style-name="gr32" draw:text-style-name="P21" draw:layer="layout" svg:x1="14.66cm" svg:y1="4.363cm" svg:x2="20.841cm" svg:y2="4.363cm">
          <text:p/>
        </draw:line>
        <draw:line draw:style-name="gr32" draw:text-style-name="P21" draw:layer="layout" svg:x1="14.66cm" svg:y1="4.762cm" svg:x2="20.841cm" svg:y2="4.762cm">
          <text:p/>
        </draw:line>
        <draw:line draw:style-name="gr32" draw:text-style-name="P21" draw:layer="layout" svg:x1="14.66cm" svg:y1="5.161cm" svg:x2="20.841cm" svg:y2="5.161cm">
          <text:p/>
        </draw:line>
        <draw:line draw:style-name="gr32" draw:text-style-name="P21" draw:layer="layout" svg:x1="14.66cm" svg:y1="5.56cm" svg:x2="20.841cm" svg:y2="5.56cm">
          <text:p/>
        </draw:line>
        <draw:line draw:style-name="gr32" draw:text-style-name="P21" draw:layer="layout" svg:x1="14.66cm" svg:y1="5.959cm" svg:x2="20.841cm" svg:y2="5.959cm">
          <text:p/>
        </draw:line>
        <draw:line draw:style-name="gr32" draw:text-style-name="P21" draw:layer="layout" svg:x1="14.66cm" svg:y1="6.359cm" svg:x2="20.841cm" svg:y2="6.359cm">
          <text:p/>
        </draw:line>
        <draw:frame draw:style-name="gr102" draw:text-style-name="P27" draw:layer="layout" svg:width="2.782cm" svg:height="0.398cm" svg:x="15.046cm" svg:y="6.4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6cm" svg:x2="27.256cm" svg:y2="7.066cm">
          <text:p/>
        </draw:line>
        <draw:frame draw:style-name="gr102" draw:text-style-name="P27" draw:layer="layout" svg:width="2.782cm" svg:height="0.398cm" svg:x="15.047cm" svg:y="6.4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2cm">
          <draw:text-box>
            <text:p text:style-name="P45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5cm">
          <draw:text-box>
            <text:p text:style-name="P46"><text:span text:style-name="T41">19</text:span></text:p>
          </draw:text-box>
        </draw:frame>
        <draw:frame draw:style-name="gr102" draw:text-style-name="P27" draw:layer="layout" svg:width="2.782cm" svg:height="0.398cm" svg:x="15.046cm" svg:y="11.5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8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5cm" svg:x2="27.24cm" svg:y2="7.465cm">
          <text:p/>
        </draw:line>
        <draw:line draw:style-name="gr32" draw:text-style-name="P21" draw:layer="layout" svg:x1="21.06cm" svg:y1="7.864cm" svg:x2="27.241cm" svg:y2="7.864cm">
          <text:p/>
        </draw:line>
        <draw:line draw:style-name="gr32" draw:text-style-name="P21" draw:layer="layout" svg:x1="21.06cm" svg:y1="8.264cm" svg:x2="27.241cm" svg:y2="8.264cm">
          <text:p/>
        </draw:line>
        <draw:line draw:style-name="gr32" draw:text-style-name="P21" draw:layer="layout" svg:x1="21.06cm" svg:y1="8.662cm" svg:x2="27.241cm" svg:y2="8.662cm">
          <text:p/>
        </draw:line>
        <draw:line draw:style-name="gr32" draw:text-style-name="P21" draw:layer="layout" svg:x1="21.06cm" svg:y1="9.062cm" svg:x2="27.241cm" svg:y2="9.062cm">
          <text:p/>
        </draw:line>
        <draw:line draw:style-name="gr32" draw:text-style-name="P21" draw:layer="layout" svg:x1="21.06cm" svg:y1="9.462cm" svg:x2="27.241cm" svg:y2="9.462cm">
          <text:p/>
        </draw:line>
        <draw:line draw:style-name="gr32" draw:text-style-name="P21" draw:layer="layout" svg:x1="21.06cm" svg:y1="9.861cm" svg:x2="27.241cm" svg:y2="9.861cm">
          <text:p/>
        </draw:line>
        <draw:line draw:style-name="gr32" draw:text-style-name="P21" draw:layer="layout" svg:x1="21.06cm" svg:y1="10.26cm" svg:x2="27.241cm" svg:y2="10.26cm">
          <text:p/>
        </draw:line>
        <draw:line draw:style-name="gr32" draw:text-style-name="P21" draw:layer="layout" svg:x1="21.06cm" svg:y1="10.659cm" svg:x2="27.241cm" svg:y2="10.659cm">
          <text:p/>
        </draw:line>
        <draw:line draw:style-name="gr32" draw:text-style-name="P21" draw:layer="layout" svg:x1="21.06cm" svg:y1="11.058cm" svg:x2="27.241cm" svg:y2="11.058cm">
          <text:p/>
        </draw:line>
        <draw:line draw:style-name="gr32" draw:text-style-name="P21" draw:layer="layout" svg:x1="21.06cm" svg:y1="11.458cm" svg:x2="27.241cm" svg:y2="11.458cm">
          <text:p/>
        </draw:line>
        <draw:line draw:style-name="gr32" draw:text-style-name="P38" draw:layer="layout" svg:x1="14.66cm" svg:y1="7.466cm" svg:x2="20.84cm" svg:y2="7.466cm">
          <text:p/>
        </draw:line>
        <draw:line draw:style-name="gr32" draw:text-style-name="P38" draw:layer="layout" svg:x1="14.66cm" svg:y1="7.865cm" svg:x2="20.841cm" svg:y2="7.865cm">
          <text:p/>
        </draw:line>
        <draw:line draw:style-name="gr32" draw:text-style-name="P38" draw:layer="layout" svg:x1="14.66cm" svg:y1="8.265cm" svg:x2="20.841cm" svg:y2="8.265cm">
          <text:p/>
        </draw:line>
        <draw:line draw:style-name="gr32" draw:text-style-name="P38" draw:layer="layout" svg:x1="14.66cm" svg:y1="8.663cm" svg:x2="20.841cm" svg:y2="8.663cm">
          <text:p/>
        </draw:line>
        <draw:line draw:style-name="gr32" draw:text-style-name="P38" draw:layer="layout" svg:x1="14.66cm" svg:y1="9.063cm" svg:x2="20.841cm" svg:y2="9.063cm">
          <text:p/>
        </draw:line>
        <draw:line draw:style-name="gr32" draw:text-style-name="P38" draw:layer="layout" svg:x1="14.66cm" svg:y1="9.463cm" svg:x2="20.841cm" svg:y2="9.463cm">
          <text:p/>
        </draw:line>
        <draw:line draw:style-name="gr32" draw:text-style-name="P38" draw:layer="layout" svg:x1="14.66cm" svg:y1="9.862cm" svg:x2="20.841cm" svg:y2="9.862cm">
          <text:p/>
        </draw:line>
        <draw:line draw:style-name="gr32" draw:text-style-name="P38" draw:layer="layout" svg:x1="14.66cm" svg:y1="10.261cm" svg:x2="20.841cm" svg:y2="10.261cm">
          <text:p/>
        </draw:line>
        <draw:line draw:style-name="gr32" draw:text-style-name="P38" draw:layer="layout" svg:x1="14.66cm" svg:y1="10.66cm" svg:x2="20.841cm" svg:y2="10.66cm">
          <text:p/>
        </draw:line>
        <draw:line draw:style-name="gr32" draw:text-style-name="P38" draw:layer="layout" svg:x1="14.66cm" svg:y1="11.059cm" svg:x2="20.841cm" svg:y2="11.059cm">
          <text:p/>
        </draw:line>
        <draw:line draw:style-name="gr32" draw:text-style-name="P38" draw:layer="layout" svg:x1="14.66cm" svg:y1="11.459cm" svg:x2="20.841cm" svg:y2="11.459cm">
          <text:p/>
        </draw:line>
        <draw:frame draw:style-name="gr102" draw:text-style-name="P27" draw:layer="layout" svg:width="2.782cm" svg:height="0.398cm" svg:x="15.046cm" svg:y="11.576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6cm" svg:x2="27.256cm" svg:y2="12.166cm">
          <text:p/>
        </draw:line>
        <draw:frame draw:style-name="gr102" draw:text-style-name="P27" draw:layer="layout" svg:width="2.782cm" svg:height="0.398cm" svg:x="15.047cm" svg:y="11.5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2cm">
          <draw:text-box>
            <text:p text:style-name="P45"><text:span text:style-name="T32">Sá</text:span><text:span text:style-name="T32">ba</text:span><text:span text:style-name="T32">do</text:span></text:p>
          </draw:text-box>
        </draw:frame>
        <draw:frame draw:style-name="gr104" draw:text-style-name="P34" draw:layer="layout" svg:width="0.557cm" svg:height="0.687cm" svg:x="14.615cm" svg:y="11.615cm">
          <draw:text-box>
            <text:p text:style-name="P46"><text:span text:style-name="T41">20</text:span></text:p>
          </draw:text-box>
        </draw:frame>
        <draw:line draw:style-name="gr32" draw:text-style-name="P21" draw:layer="layout" svg:x1="21.06cm" svg:y1="12.565cm" svg:x2="27.24cm" svg:y2="12.565cm">
          <text:p/>
        </draw:line>
        <draw:line draw:style-name="gr32" draw:text-style-name="P21" draw:layer="layout" svg:x1="21.06cm" svg:y1="12.964cm" svg:x2="27.241cm" svg:y2="12.964cm">
          <text:p/>
        </draw:line>
        <draw:line draw:style-name="gr32" draw:text-style-name="P21" draw:layer="layout" svg:x1="21.06cm" svg:y1="13.364cm" svg:x2="27.241cm" svg:y2="13.364cm">
          <text:p/>
        </draw:line>
        <draw:line draw:style-name="gr32" draw:text-style-name="P21" draw:layer="layout" svg:x1="21.06cm" svg:y1="13.762cm" svg:x2="27.241cm" svg:y2="13.762cm">
          <text:p/>
        </draw:line>
        <draw:line draw:style-name="gr32" draw:text-style-name="P21" draw:layer="layout" svg:x1="21.06cm" svg:y1="14.162cm" svg:x2="27.241cm" svg:y2="14.162cm">
          <text:p/>
        </draw:line>
        <draw:line draw:style-name="gr32" draw:text-style-name="P21" draw:layer="layout" svg:x1="21.06cm" svg:y1="14.562cm" svg:x2="27.241cm" svg:y2="14.562cm">
          <text:p/>
        </draw:line>
        <draw:line draw:style-name="gr32" draw:text-style-name="P21" draw:layer="layout" svg:x1="21.06cm" svg:y1="14.961cm" svg:x2="27.241cm" svg:y2="14.961cm">
          <text:p/>
        </draw:line>
        <draw:line draw:style-name="gr32" draw:text-style-name="P21" draw:layer="layout" svg:x1="21.06cm" svg:y1="15.36cm" svg:x2="27.241cm" svg:y2="15.36cm">
          <text:p/>
        </draw:line>
        <draw:line draw:style-name="gr32" draw:text-style-name="P21" draw:layer="layout" svg:x1="21.06cm" svg:y1="15.759cm" svg:x2="27.241cm" svg:y2="15.759cm">
          <text:p/>
        </draw:line>
        <draw:line draw:style-name="gr32" draw:text-style-name="P21" draw:layer="layout" svg:x1="21.06cm" svg:y1="16.158cm" svg:x2="27.241cm" svg:y2="16.158cm">
          <text:p/>
        </draw:line>
        <draw:line draw:style-name="gr32" draw:text-style-name="P39" draw:layer="layout" svg:x1="14.66cm" svg:y1="12.566cm" svg:x2="20.84cm" svg:y2="12.566cm">
          <text:p/>
        </draw:line>
        <draw:line draw:style-name="gr32" draw:text-style-name="P39" draw:layer="layout" svg:x1="14.66cm" svg:y1="12.965cm" svg:x2="20.841cm" svg:y2="12.965cm">
          <text:p/>
        </draw:line>
        <draw:line draw:style-name="gr32" draw:text-style-name="P39" draw:layer="layout" svg:x1="14.66cm" svg:y1="13.365cm" svg:x2="20.841cm" svg:y2="13.365cm">
          <text:p/>
        </draw:line>
        <draw:line draw:style-name="gr32" draw:text-style-name="P39" draw:layer="layout" svg:x1="14.66cm" svg:y1="13.763cm" svg:x2="20.841cm" svg:y2="13.763cm">
          <text:p/>
        </draw:line>
        <draw:line draw:style-name="gr32" draw:text-style-name="P39" draw:layer="layout" svg:x1="14.66cm" svg:y1="14.163cm" svg:x2="20.841cm" svg:y2="14.163cm">
          <text:p/>
        </draw:line>
        <draw:line draw:style-name="gr32" draw:text-style-name="P39" draw:layer="layout" svg:x1="14.66cm" svg:y1="14.563cm" svg:x2="20.841cm" svg:y2="14.563cm">
          <text:p/>
        </draw:line>
        <draw:line draw:style-name="gr32" draw:text-style-name="P39" draw:layer="layout" svg:x1="14.66cm" svg:y1="14.962cm" svg:x2="20.841cm" svg:y2="14.962cm">
          <text:p/>
        </draw:line>
        <draw:line draw:style-name="gr32" draw:text-style-name="P39" draw:layer="layout" svg:x1="14.66cm" svg:y1="15.361cm" svg:x2="20.841cm" svg:y2="15.361cm">
          <text:p/>
        </draw:line>
        <draw:line draw:style-name="gr32" draw:text-style-name="P39" draw:layer="layout" svg:x1="14.66cm" svg:y1="15.76cm" svg:x2="20.841cm" svg:y2="15.76cm">
          <text:p/>
        </draw:line>
        <draw:line draw:style-name="gr32" draw:text-style-name="P39" draw:layer="layout" svg:x1="14.66cm" svg:y1="16.159cm" svg:x2="20.841cm" svg:y2="16.159cm">
          <text:p/>
        </draw:line>
        <draw:frame draw:style-name="gr107" draw:text-style-name="P22" draw:layer="layout" svg:width="1.836cm" svg:height="0.533cm" svg:x="22.043cm" svg:y="11.613cm">
          <draw:text-box>
            <text:p text:style-name="P45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6cm">
          <draw:text-box>
            <text:p text:style-name="P46"><text:span text:style-name="T41">21</text:span></text:p>
          </draw:text-box>
        </draw:frame>
        <draw:frame draw:style-name="gr109" draw:text-style-name="P40" draw:layer="layout" svg:width="1.211cm" svg:height="0.517cm" svg:x="14.667cm" svg:y="17.009cm">
          <draw:text-box>
            <text:p text:style-name="P45"><text:span text:style-name="T42">No</text:span><text:span text:style-name="T42">tas</text:span></text:p>
          </draw:text-box>
        </draw:frame>
        <draw:line draw:style-name="gr32" draw:text-style-name="P39" draw:layer="layout" svg:x1="14.661cm" svg:y1="16.555cm" svg:x2="20.842cm" svg:y2="16.555cm">
          <text:p/>
        </draw:line>
        <draw:line draw:style-name="gr32" draw:text-style-name="P21" draw:layer="layout" svg:x1="21.061cm" svg:y1="16.555cm" svg:x2="27.242cm" svg:y2="16.555cm">
          <text:p/>
        </draw:line>
        <draw:frame draw:style-name="gr110" draw:text-style-name="P41" draw:layer="layout" svg:width="0.855cm" svg:height="0.408cm" svg:x="14.71cm" svg:y="2.136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6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5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4.71cm" svg:y="3.335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4.71cm" svg:y="3.733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4.71cm" svg:y="4.133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4.71cm" svg:y="4.532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4.71cm" svg:y="4.931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4.71cm" svg:y="5.33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4.71cm" svg:y="5.73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4.71cm" svg:y="6.129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4.711cm" svg:y="7.235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5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4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4.711cm" svg:y="8.434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4.711cm" svg:y="8.832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4.711cm" svg:y="9.232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4.711cm" svg:y="9.631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4.711cm" svg:y="10.03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4.711cm" svg:y="10.429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4.711cm" svg:y="10.829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4.711cm" svg:y="11.228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4.711cm" svg:y="12.345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5cm">
          <draw:text-box>
            <text:p text:style-name="P48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4cm">
          <draw:text-box>
            <text:p text:style-name="P48"><text:span text:style-name="T43">10:00</text:span></text:p>
          </draw:text-box>
        </draw:frame>
        <draw:frame draw:style-name="gr113" draw:text-style-name="P41" draw:layer="layout" svg:width="0.733cm" svg:height="0.408cm" svg:x="14.711cm" svg:y="13.544cm">
          <draw:text-box>
            <text:p text:style-name="P48"><text:span text:style-name="T43">11:00</text:span></text:p>
          </draw:text-box>
        </draw:frame>
        <draw:frame draw:style-name="gr114" draw:text-style-name="P41" draw:layer="layout" svg:width="0.717cm" svg:height="0.408cm" svg:x="14.711cm" svg:y="13.942cm">
          <draw:text-box>
            <text:p text:style-name="P48"><text:span text:style-name="T43">12:00</text:span></text:p>
          </draw:text-box>
        </draw:frame>
        <draw:frame draw:style-name="gr115" draw:text-style-name="P41" draw:layer="layout" svg:width="0.648cm" svg:height="0.409cm" svg:x="14.711cm" svg:y="14.342cm">
          <draw:text-box>
            <text:p text:style-name="P48"><text:span text:style-name="T43">13:00</text:span></text:p>
          </draw:text-box>
        </draw:frame>
        <draw:frame draw:style-name="gr116" draw:text-style-name="P41" draw:layer="layout" svg:width="0.632cm" svg:height="0.408cm" svg:x="14.711cm" svg:y="14.741cm">
          <draw:text-box>
            <text:p text:style-name="P48"><text:span text:style-name="T43">14:00</text:span></text:p>
          </draw:text-box>
        </draw:frame>
        <draw:frame draw:style-name="gr117" draw:text-style-name="P41" draw:layer="layout" svg:width="0.726cm" svg:height="0.408cm" svg:x="14.711cm" svg:y="15.14cm">
          <draw:text-box>
            <text:p text:style-name="P48"><text:span text:style-name="T43">15:00</text:span></text:p>
          </draw:text-box>
        </draw:frame>
        <draw:frame draw:style-name="gr118" draw:text-style-name="P41" draw:layer="layout" svg:width="0.709cm" svg:height="0.409cm" svg:x="14.711cm" svg:y="15.539cm">
          <draw:text-box>
            <text:p text:style-name="P48"><text:span text:style-name="T43">16:00</text:span></text:p>
          </draw:text-box>
        </draw:frame>
        <draw:frame draw:style-name="gr114" draw:text-style-name="P41" draw:layer="layout" svg:width="0.717cm" svg:height="0.408cm" svg:x="14.711cm" svg:y="15.939cm">
          <draw:text-box>
            <text:p text:style-name="P48"><text:span text:style-name="T43">17:00</text:span></text:p>
          </draw:text-box>
        </draw:frame>
        <draw:frame draw:style-name="gr119" draw:text-style-name="P41" draw:layer="layout" svg:width="0.701cm" svg:height="0.408cm" svg:x="14.711cm" svg:y="16.338cm">
          <draw:text-box>
            <text:p text:style-name="P48"><text:span text:style-name="T43">18:00</text:span></text:p>
          </draw:text-box>
        </draw:frame>
        <draw:frame draw:style-name="gr110" draw:text-style-name="P41" draw:layer="layout" svg:width="0.855cm" svg:height="0.408cm" svg:x="21.11cm" svg:y="7.235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5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4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21.11cm" svg:y="8.434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21.11cm" svg:y="8.832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21.11cm" svg:y="9.232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21.11cm" svg:y="9.631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21.11cm" svg:y="10.03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21.11cm" svg:y="10.429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21.11cm" svg:y="10.829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21.11cm" svg:y="11.228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21.11cm" svg:y="2.135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5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4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21.11cm" svg:y="3.334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21.11cm" svg:y="3.732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21.11cm" svg:y="4.132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21.11cm" svg:y="4.531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21.11cm" svg:y="4.93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21.11cm" svg:y="5.329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21.11cm" svg:y="5.729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21.11cm" svg:y="6.128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21.11cm" svg:y="12.346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6cm">
          <draw:text-box>
            <text:p text:style-name="P48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5cm">
          <draw:text-box>
            <text:p text:style-name="P48"><text:span text:style-name="T43">10:00</text:span></text:p>
          </draw:text-box>
        </draw:frame>
        <draw:frame draw:style-name="gr113" draw:text-style-name="P41" draw:layer="layout" svg:width="0.733cm" svg:height="0.408cm" svg:x="21.11cm" svg:y="13.545cm">
          <draw:text-box>
            <text:p text:style-name="P48"><text:span text:style-name="T43">11:00</text:span></text:p>
          </draw:text-box>
        </draw:frame>
        <draw:frame draw:style-name="gr114" draw:text-style-name="P41" draw:layer="layout" svg:width="0.717cm" svg:height="0.408cm" svg:x="21.11cm" svg:y="13.943cm">
          <draw:text-box>
            <text:p text:style-name="P48"><text:span text:style-name="T43">12:00</text:span></text:p>
          </draw:text-box>
        </draw:frame>
        <draw:frame draw:style-name="gr115" draw:text-style-name="P41" draw:layer="layout" svg:width="0.648cm" svg:height="0.409cm" svg:x="21.11cm" svg:y="14.343cm">
          <draw:text-box>
            <text:p text:style-name="P48"><text:span text:style-name="T43">13:00</text:span></text:p>
          </draw:text-box>
        </draw:frame>
        <draw:frame draw:style-name="gr116" draw:text-style-name="P41" draw:layer="layout" svg:width="0.632cm" svg:height="0.408cm" svg:x="21.11cm" svg:y="14.742cm">
          <draw:text-box>
            <text:p text:style-name="P48"><text:span text:style-name="T43">14:00</text:span></text:p>
          </draw:text-box>
        </draw:frame>
        <draw:frame draw:style-name="gr117" draw:text-style-name="P41" draw:layer="layout" svg:width="0.726cm" svg:height="0.408cm" svg:x="21.11cm" svg:y="15.141cm">
          <draw:text-box>
            <text:p text:style-name="P48"><text:span text:style-name="T43">15:00</text:span></text:p>
          </draw:text-box>
        </draw:frame>
        <draw:frame draw:style-name="gr118" draw:text-style-name="P41" draw:layer="layout" svg:width="0.709cm" svg:height="0.409cm" svg:x="21.11cm" svg:y="15.54cm">
          <draw:text-box>
            <text:p text:style-name="P48"><text:span text:style-name="T43">16:00</text:span></text:p>
          </draw:text-box>
        </draw:frame>
        <draw:frame draw:style-name="gr114" draw:text-style-name="P41" draw:layer="layout" svg:width="0.717cm" svg:height="0.408cm" svg:x="21.11cm" svg:y="15.94cm">
          <draw:text-box>
            <text:p text:style-name="P48"><text:span text:style-name="T43">17:00</text:span></text:p>
          </draw:text-box>
        </draw:frame>
        <draw:frame draw:style-name="gr119" draw:text-style-name="P41" draw:layer="layout" svg:width="0.701cm" svg:height="0.408cm" svg:x="21.11cm" svg:y="16.339cm">
          <draw:text-box>
            <text:p text:style-name="P48"><text:span text:style-name="T43">18:00</text:span></text:p>
          </draw:text-box>
        </draw:frame>
        <draw:frame draw:style-name="gr121" draw:text-style-name="P43" draw:layer="layout" svg:width="0.198cm" svg:height="0.371cm" svg:x="23.787cm" svg:y="17.732cm">
          <draw:text-box>
            <text:p text:style-name="P51"><text:span text:style-name="T44">L</text:span></text:p>
          </draw:text-box>
        </draw:frame>
        <draw:frame draw:style-name="gr121" draw:text-style-name="P43" draw:layer="layout" svg:width="0.198cm" svg:height="0.371cm" svg:x="24.27cm" svg:y="17.732cm">
          <draw:text-box>
            <text:p text:style-name="P51"><text:span text:style-name="T44">M</text:span></text:p>
          </draw:text-box>
        </draw:frame>
        <draw:frame draw:style-name="gr121" draw:text-style-name="P43" draw:layer="layout" svg:width="0.198cm" svg:height="0.371cm" svg:x="24.782cm" svg:y="17.732cm">
          <draw:text-box>
            <text:p text:style-name="P51"><text:span text:style-name="T44">M</text:span></text:p>
          </draw:text-box>
        </draw:frame>
        <draw:frame draw:style-name="gr121" draw:text-style-name="P43" draw:layer="layout" svg:width="0.198cm" svg:height="0.371cm" svg:x="25.33cm" svg:y="17.732cm">
          <draw:text-box>
            <text:p text:style-name="P51"><text:span text:style-name="T44">J</text:span></text:p>
          </draw:text-box>
        </draw:frame>
        <draw:frame draw:style-name="gr121" draw:text-style-name="P43" draw:layer="layout" svg:width="0.198cm" svg:height="0.371cm" svg:x="25.825cm" svg:y="17.732cm">
          <draw:text-box>
            <text:p text:style-name="P51"><text:span text:style-name="T44">V</text:span></text:p>
          </draw:text-box>
        </draw:frame>
        <draw:frame draw:style-name="gr121" draw:text-style-name="P43" draw:layer="layout" svg:width="0.198cm" svg:height="0.371cm" svg:x="26.346cm" svg:y="17.732cm">
          <draw:text-box>
            <text:p text:style-name="P51"><text:span text:style-name="T44">S</text:span></text:p>
          </draw:text-box>
        </draw:frame>
        <draw:frame draw:style-name="gr121" draw:text-style-name="P43" draw:layer="layout" svg:width="0.198cm" svg:height="0.371cm" svg:x="26.847cm" svg:y="17.732cm">
          <draw:text-box>
            <text:p text:style-name="P51"><text:span text:style-name="T44">D</text:span></text:p>
          </draw:text-box>
        </draw:frame>
        <draw:custom-shape draw:style-name="gr122" draw:text-style-name="P28" draw:layer="layout" svg:width="3.293cm" svg:height="0.663cm" svg:x="23.747cm" svg:y="16.8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4.86cm" svg:y="17.008cm">
          <draw:text-box>
            <text:p text:style-name="P45"><text:span text:style-name="T42">M</text:span><text:span text:style-name="T42">ar</text:span><text:span text:style-name="T42">zo</text:span></text:p>
          </draw:text-box>
        </draw:frame>
        <draw:line draw:style-name="gr32" draw:text-style-name="P21" draw:layer="layout" svg:x1="23.747cm" svg:y1="18.083cm" svg:x2="27.029cm" svg:y2="18.083cm">
          <text:p/>
        </draw:line>
        <draw:custom-shape draw:style-name="gr120" draw:text-style-name="P42" draw:layer="layout" svg:width="3.461cm" svg:height="0.348cm" svg:x="23.667cm" svg:y="19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4" draw:text-style-name="P43" draw:layer="layout" svg:width="0.198cm" svg:height="0.298cm" svg:x="25.849cm" svg:y="18.379cm">
          <draw:text-box>
            <text:p text:style-name="P51"><text:span text:style-name="T44">5</text:span></text:p>
          </draw:text-box>
        </draw:frame>
        <draw:frame draw:style-name="gr124" draw:text-style-name="P43" draw:layer="layout" svg:width="0.198cm" svg:height="0.298cm" svg:x="26.362cm" svg:y="18.379cm">
          <draw:text-box>
            <text:p text:style-name="P51"><text:span text:style-name="T44">6</text:span></text:p>
          </draw:text-box>
        </draw:frame>
        <draw:frame draw:style-name="gr124" draw:text-style-name="P43" draw:layer="layout" svg:width="0.198cm" svg:height="0.298cm" svg:x="26.883cm" svg:y="18.379cm">
          <draw:text-box>
            <text:p text:style-name="P51"><text:span text:style-name="T44">7</text:span></text:p>
          </draw:text-box>
        </draw:frame>
        <draw:frame draw:style-name="gr124" draw:text-style-name="P43" draw:layer="layout" svg:width="0.198cm" svg:height="0.298cm" svg:x="23.796cm" svg:y="18.895cm">
          <draw:text-box>
            <text:p text:style-name="P51"><text:span text:style-name="T44">8</text:span></text:p>
          </draw:text-box>
        </draw:frame>
        <draw:frame draw:style-name="gr124" draw:text-style-name="P43" draw:layer="layout" svg:width="0.198cm" svg:height="0.298cm" svg:x="24.309cm" svg:y="18.895cm">
          <draw:text-box>
            <text:p text:style-name="P51"><text:span text:style-name="T44">9</text:span></text:p>
          </draw:text-box>
        </draw:frame>
        <draw:frame draw:style-name="gr125" draw:text-style-name="P43" draw:layer="layout" svg:width="0.257cm" svg:height="0.298cm" svg:x="24.786cm" svg:y="18.895cm">
          <draw:text-box>
            <text:p text:style-name="P51"><text:span text:style-name="T44">10</text:span></text:p>
          </draw:text-box>
        </draw:frame>
        <draw:frame draw:style-name="gr125" draw:text-style-name="P43" draw:layer="layout" svg:width="0.257cm" svg:height="0.298cm" svg:x="25.327cm" svg:y="18.895cm">
          <draw:text-box>
            <text:p text:style-name="P51"><text:span text:style-name="T44">11</text:span></text:p>
          </draw:text-box>
        </draw:frame>
        <draw:frame draw:style-name="gr125" draw:text-style-name="P43" draw:layer="layout" svg:width="0.257cm" svg:height="0.298cm" svg:x="25.816cm" svg:y="18.895cm">
          <draw:text-box>
            <text:p text:style-name="P51"><text:span text:style-name="T44">12</text:span></text:p>
          </draw:text-box>
        </draw:frame>
        <draw:frame draw:style-name="gr125" draw:text-style-name="P43" draw:layer="layout" svg:width="0.257cm" svg:height="0.298cm" svg:x="26.332cm" svg:y="18.895cm">
          <draw:text-box>
            <text:p text:style-name="P51"><text:span text:style-name="T44">13</text:span></text:p>
          </draw:text-box>
        </draw:frame>
        <draw:frame draw:style-name="gr125" draw:text-style-name="P43" draw:layer="layout" svg:width="0.257cm" svg:height="0.298cm" svg:x="26.845cm" svg:y="18.895cm">
          <draw:text-box>
            <text:p text:style-name="P51"><text:span text:style-name="T44">14</text:span></text:p>
          </draw:text-box>
        </draw:frame>
        <draw:frame draw:style-name="gr125" draw:text-style-name="P43" draw:layer="layout" svg:width="0.257cm" svg:height="0.298cm" svg:x="23.761cm" svg:y="19.412cm">
          <draw:text-box>
            <text:p text:style-name="P51"><text:span text:style-name="T44">15</text:span></text:p>
          </draw:text-box>
        </draw:frame>
        <draw:frame draw:style-name="gr125" draw:text-style-name="P43" draw:layer="layout" svg:width="0.257cm" svg:height="0.298cm" svg:x="24.275cm" svg:y="19.412cm">
          <draw:text-box>
            <text:p text:style-name="P51"><text:span text:style-name="T44">16</text:span></text:p>
          </draw:text-box>
        </draw:frame>
        <draw:frame draw:style-name="gr125" draw:text-style-name="P43" draw:layer="layout" svg:width="0.257cm" svg:height="0.298cm" svg:x="24.796cm" svg:y="19.412cm">
          <draw:text-box>
            <text:p text:style-name="P51"><text:span text:style-name="T44">17</text:span></text:p>
          </draw:text-box>
        </draw:frame>
        <draw:frame draw:style-name="gr125" draw:text-style-name="P43" draw:layer="layout" svg:width="0.257cm" svg:height="0.298cm" svg:x="25.302cm" svg:y="19.412cm">
          <draw:text-box>
            <text:p text:style-name="P51"><text:span text:style-name="T44">18</text:span></text:p>
          </draw:text-box>
        </draw:frame>
        <draw:frame draw:style-name="gr125" draw:text-style-name="P43" draw:layer="layout" svg:width="0.257cm" svg:height="0.298cm" svg:x="25.815cm" svg:y="19.412cm">
          <draw:text-box>
            <text:p text:style-name="P51"><text:span text:style-name="T44">19</text:span></text:p>
          </draw:text-box>
        </draw:frame>
        <draw:frame draw:style-name="gr125" draw:text-style-name="P43" draw:layer="layout" svg:width="0.257cm" svg:height="0.298cm" svg:x="26.302cm" svg:y="19.412cm">
          <draw:text-box>
            <text:p text:style-name="P51"><text:span text:style-name="T44">20</text:span></text:p>
          </draw:text-box>
        </draw:frame>
        <draw:frame draw:style-name="gr125" draw:text-style-name="P43" draw:layer="layout" svg:width="0.257cm" svg:height="0.298cm" svg:x="26.842cm" svg:y="19.412cm">
          <draw:text-box>
            <text:p text:style-name="P51"><text:span text:style-name="T44">21</text:span></text:p>
          </draw:text-box>
        </draw:frame>
        <draw:frame draw:style-name="gr125" draw:text-style-name="P43" draw:layer="layout" svg:width="0.257cm" svg:height="0.298cm" svg:x="23.737cm" svg:y="19.931cm">
          <draw:text-box>
            <text:p text:style-name="P51"><text:span text:style-name="T44">22</text:span></text:p>
          </draw:text-box>
        </draw:frame>
        <draw:frame draw:style-name="gr125" draw:text-style-name="P43" draw:layer="layout" svg:width="0.257cm" svg:height="0.298cm" svg:x="24.253cm" svg:y="19.931cm">
          <draw:text-box>
            <text:p text:style-name="P51"><text:span text:style-name="T44">23</text:span></text:p>
          </draw:text-box>
        </draw:frame>
        <draw:frame draw:style-name="gr125" draw:text-style-name="P43" draw:layer="layout" svg:width="0.257cm" svg:height="0.298cm" svg:x="24.767cm" svg:y="19.931cm">
          <draw:text-box>
            <text:p text:style-name="P51"><text:span text:style-name="T44">24</text:span></text:p>
          </draw:text-box>
        </draw:frame>
        <draw:frame draw:style-name="gr125" draw:text-style-name="P43" draw:layer="layout" svg:width="0.257cm" svg:height="0.298cm" svg:x="25.277cm" svg:y="19.931cm">
          <draw:text-box>
            <text:p text:style-name="P51"><text:span text:style-name="T44">25</text:span></text:p>
          </draw:text-box>
        </draw:frame>
        <draw:frame draw:style-name="gr125" draw:text-style-name="P43" draw:layer="layout" svg:width="0.257cm" svg:height="0.298cm" svg:x="25.79cm" svg:y="19.931cm">
          <draw:text-box>
            <text:p text:style-name="P51"><text:span text:style-name="T44">26</text:span></text:p>
          </draw:text-box>
        </draw:frame>
        <draw:frame draw:style-name="gr125" draw:text-style-name="P43" draw:layer="layout" svg:width="0.257cm" svg:height="0.298cm" svg:x="26.311cm" svg:y="19.931cm">
          <draw:text-box>
            <text:p text:style-name="P51"><text:span text:style-name="T44">27</text:span></text:p>
          </draw:text-box>
        </draw:frame>
        <draw:frame draw:style-name="gr125" draw:text-style-name="P43" draw:layer="layout" svg:width="0.257cm" svg:height="0.298cm" svg:x="26.819cm" svg:y="19.931cm">
          <draw:text-box>
            <text:p text:style-name="P51"><text:span text:style-name="T44">28</text:span></text:p>
          </draw:text-box>
        </draw:frame>
        <draw:frame draw:style-name="gr124" draw:text-style-name="P43" draw:layer="layout" svg:width="0.198cm" svg:height="0.298cm" svg:x="23.796cm" svg:y="18.384cm">
          <draw:text-box>
            <text:p text:style-name="P51"><text:span text:style-name="T44">1</text:span></text:p>
          </draw:text-box>
        </draw:frame>
        <draw:frame draw:style-name="gr124" draw:text-style-name="P43" draw:layer="layout" svg:width="0.198cm" svg:height="0.298cm" svg:x="24.309cm" svg:y="18.384cm">
          <draw:text-box>
            <text:p text:style-name="P51"><text:span text:style-name="T44">2</text:span></text:p>
          </draw:text-box>
        </draw:frame>
        <draw:frame draw:style-name="gr125" draw:text-style-name="P43" draw:layer="layout" svg:width="0.257cm" svg:height="0.298cm" svg:x="24.786cm" svg:y="18.384cm">
          <draw:text-box>
            <text:p text:style-name="P51"><text:span text:style-name="T44">3</text:span></text:p>
          </draw:text-box>
        </draw:frame>
        <draw:frame draw:style-name="gr125" draw:text-style-name="P43" draw:layer="layout" svg:width="0.257cm" svg:height="0.298cm" svg:x="25.327cm" svg:y="18.384cm">
          <draw:text-box>
            <text:p text:style-name="P51"><text:span text:style-name="T44">4</text:span></text:p>
          </draw:text-box>
        </draw:frame>
        <draw:frame draw:style-name="gr125" draw:text-style-name="P43" draw:layer="layout" svg:width="0.257cm" svg:height="0.298cm" svg:x="23.739cm" svg:y="20.454cm">
          <draw:text-box>
            <text:p text:style-name="P51"><text:span text:style-name="T44">29</text:span></text:p>
          </draw:text-box>
        </draw:frame>
        <draw:frame draw:style-name="gr125" draw:text-style-name="P43" draw:layer="layout" svg:width="0.257cm" svg:height="0.298cm" svg:x="24.255cm" svg:y="20.454cm">
          <draw:text-box>
            <text:p text:style-name="P51"><text:span text:style-name="T44">30</text:span></text:p>
          </draw:text-box>
        </draw:frame>
        <draw:frame draw:style-name="gr125" draw:text-style-name="P43" draw:layer="layout" svg:width="0.257cm" svg:height="0.298cm" svg:x="24.769cm" svg:y="20.454cm">
          <draw:text-box>
            <text:p text:style-name="P51"><text:span text:style-name="T44">31</text:span></text:p>
          </draw:text-box>
        </draw:frame>
        <draw:frame draw:style-name="gr126" draw:text-style-name="P27" draw:layer="layout" svg:width="2.869cm" svg:height="0.398cm" svg:x="1.365cm" svg:y="1.3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45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46"><text:span text:style-name="T41">15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47"><text:span text:style-name="T30">M</text:span><text:span text:style-name="T30">A</text:span><text:span text:style-name="T30">R</text:span><text:span text:style-name="T30">Z</text:span><text:span text:style-name="T30">O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48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45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46"><text:span text:style-name="T41">16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45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46"><text:span text:style-name="T41">17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44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48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45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49"><text:span text:style-name="T40">Se</text:span><text:span text:style-name="T40">m</text:span><text:span text:style-name="T40">an</text:span><text:span text:style-name="T40">a </text:span><text:span text:style-name="T40">11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48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48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48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48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48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48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48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48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48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48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48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48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48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48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48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48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48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48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48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48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48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48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48"><text:span text:style-name="T43">13:00</text:span></text:p>
          </draw:text-box>
        </draw:frame>
      </draw:page>
      <draw:page draw:name="page33" draw:style-name="dp1" draw:master-page-name="master-page3">
        <draw:path draw:style-name="gr1" draw:text-style-name="P5" draw:layer="layout" svg:width="11.46cm" svg:height="18.995cm" svg:x="15.15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1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28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48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0" draw:text-style-name="P10" draw:layer="layout" svg:width="0.364cm" svg:height="0.49cm" svg:x="18.153cm" svg:y="2.73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21.014cm" svg:y="2.73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3.875cm" svg:y="2.735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15.292cm" svg:y="6.255cm">
          <draw:text-box>
            <text:p text:style-name="P2"><text:span text:style-name="T7">7</text:span></text:p>
          </draw:text-box>
        </draw:frame>
        <draw:frame draw:style-name="gr10" draw:text-style-name="P10" draw:layer="layout" svg:width="0.364cm" svg:height="0.49cm" svg:x="18.153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21.014cm" svg:y="6.255cm">
          <draw:text-box>
            <text:p text:style-name="P2"><text:span text:style-name="T7">9</text:span></text:p>
          </draw:text-box>
        </draw:frame>
        <draw:frame draw:style-name="gr11" draw:text-style-name="P10" draw:layer="layout" svg:width="0.472cm" svg:height="0.49cm" svg:x="23.875cm" svg:y="6.255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15.292cm" svg:y="9.774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18.153cm" svg:y="9.774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21.014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23.875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15.292cm" svg:y="13.293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18.153cm" svg:y="13.293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21.014cm" svg:y="13.293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23.875cm" svg:y="13.293cm">
          <draw:text-box>
            <text:p text:style-name="P2"><text:span text:style-name="T7">24</text:span></text:p>
          </draw:text-box>
        </draw:frame>
        <draw:frame draw:style-name="gr11" draw:text-style-name="P10" draw:layer="layout" svg:width="0.472cm" svg:height="0.49cm" svg:x="15.292cm" svg:y="16.813cm">
          <draw:text-box>
            <text:p text:style-name="P2"><text:span text:style-name="T7">28</text:span></text:p>
          </draw:text-box>
        </draw:frame>
        <draw:frame draw:style-name="gr11" draw:text-style-name="P10" draw:layer="layout" svg:width="0.472cm" svg:height="0.49cm" svg:x="18.153cm" svg:y="16.813cm">
          <draw:text-box>
            <text:p text:style-name="P2"><text:span text:style-name="T7">29</text:span></text:p>
          </draw:text-box>
        </draw:frame>
        <draw:frame draw:style-name="gr11" draw:text-style-name="P10" draw:layer="layout" svg:width="0.472cm" svg:height="0.49cm" svg:x="21.014cm" svg:y="16.813cm">
          <draw:text-box>
            <text:p text:style-name="P2"><text:span text:style-name="T7">30</text:span></text:p>
          </draw:text-box>
        </draw:frame>
        <draw:frame draw:style-name="gr11" draw:text-style-name="P10" draw:layer="layout" svg:width="0.472cm" svg:height="0.49cm" svg:x="23.875cm" svg:y="16.813cm">
          <draw:text-box>
            <text:p text:style-name="P2"><text:span text:style-name="T7">31</text:span></text:p>
          </draw:text-box>
        </draw:frame>
      </draw:page>
      <draw:page draw:name="page34" draw:style-name="dp1" draw:master-page-name="master-page79"/>
      <draw:page draw:name="page35" draw:style-name="dp1" draw:master-page-name="master-page34"/>
      <draw:page draw:name="page36" draw:style-name="dp1" draw:master-page-name="master-page34">
        <draw:line draw:style-name="gr32" draw:text-style-name="P21" draw:layer="layout" svg:x1="0.7cm" svg:y1="2.665cm" svg:x2="13.954cm" svg:y2="2.665cm">
          <text:p/>
        </draw:line>
        <draw:line draw:style-name="gr32" draw:text-style-name="P21" draw:layer="layout" svg:x1="0.7cm" svg:y1="3.53cm" svg:x2="13.954cm" svg:y2="3.53cm">
          <text:p/>
        </draw:line>
        <draw:line draw:style-name="gr32" draw:text-style-name="P21" draw:layer="layout" svg:x1="0.7cm" svg:y1="4.397cm" svg:x2="13.954cm" svg:y2="4.397cm">
          <text:p/>
        </draw:line>
        <draw:line draw:style-name="gr32" draw:text-style-name="P21" draw:layer="layout" svg:x1="0.7cm" svg:y1="5.262cm" svg:x2="13.954cm" svg:y2="5.262cm">
          <text:p/>
        </draw:line>
        <draw:line draw:style-name="gr32" draw:text-style-name="P21" draw:layer="layout" svg:x1="0.7cm" svg:y1="6.129cm" svg:x2="13.954cm" svg:y2="6.129cm">
          <text:p/>
        </draw:line>
        <draw:line draw:style-name="gr32" draw:text-style-name="P21" draw:layer="layout" svg:x1="0.7cm" svg:y1="6.996cm" svg:x2="13.954cm" svg:y2="6.996cm">
          <text:p/>
        </draw:line>
        <draw:line draw:style-name="gr32" draw:text-style-name="P21" draw:layer="layout" svg:x1="0.7cm" svg:y1="7.861cm" svg:x2="13.954cm" svg:y2="7.861cm">
          <text:p/>
        </draw:line>
        <draw:line draw:style-name="gr32" draw:text-style-name="P21" draw:layer="layout" svg:x1="0.7cm" svg:y1="8.727cm" svg:x2="13.954cm" svg:y2="8.727cm">
          <text:p/>
        </draw:line>
        <draw:line draw:style-name="gr32" draw:text-style-name="P21" draw:layer="layout" svg:x1="0.7cm" svg:y1="9.593cm" svg:x2="13.954cm" svg:y2="9.593cm">
          <text:p/>
        </draw:line>
        <draw:line draw:style-name="gr32" draw:text-style-name="P21" draw:layer="layout" svg:x1="0.7cm" svg:y1="10.459cm" svg:x2="13.954cm" svg:y2="10.459cm">
          <text:p/>
        </draw:line>
        <draw:line draw:style-name="gr32" draw:text-style-name="P21" draw:layer="layout" svg:x1="0.7cm" svg:y1="11.326cm" svg:x2="13.954cm" svg:y2="11.326cm">
          <text:p/>
        </draw:line>
        <draw:line draw:style-name="gr32" draw:text-style-name="P21" draw:layer="layout" svg:x1="0.7cm" svg:y1="12.191cm" svg:x2="13.954cm" svg:y2="12.191cm">
          <text:p/>
        </draw:line>
        <draw:line draw:style-name="gr32" draw:text-style-name="P21" draw:layer="layout" svg:x1="0.7cm" svg:y1="13.057cm" svg:x2="13.954cm" svg:y2="13.057cm">
          <text:p/>
        </draw:line>
        <draw:line draw:style-name="gr32" draw:text-style-name="P21" draw:layer="layout" svg:x1="0.7cm" svg:y1="13.924cm" svg:x2="13.954cm" svg:y2="13.924cm">
          <text:p/>
        </draw:line>
        <draw:line draw:style-name="gr32" draw:text-style-name="P21" draw:layer="layout" svg:x1="0.7cm" svg:y1="14.786cm" svg:x2="13.954cm" svg:y2="14.786cm">
          <text:p/>
        </draw:line>
        <draw:line draw:style-name="gr32" draw:text-style-name="P21" draw:layer="layout" svg:x1="0.7cm" svg:y1="15.646cm" svg:x2="13.954cm" svg:y2="15.646cm">
          <text:p/>
        </draw:line>
        <draw:line draw:style-name="gr32" draw:text-style-name="P21" draw:layer="layout" svg:x1="0.7cm" svg:y1="16.506cm" svg:x2="13.954cm" svg:y2="16.506cm">
          <text:p/>
        </draw:line>
        <draw:line draw:style-name="gr32" draw:text-style-name="P21" draw:layer="layout" svg:x1="0.7cm" svg:y1="17.366cm" svg:x2="13.954cm" svg:y2="17.366cm">
          <text:p/>
        </draw:line>
        <draw:line draw:style-name="gr32" draw:text-style-name="P21" draw:layer="layout" svg:x1="0.7cm" svg:y1="18.226cm" svg:x2="13.954cm" svg:y2="18.226cm">
          <text:p/>
        </draw:line>
        <draw:line draw:style-name="gr32" draw:text-style-name="P21" draw:layer="layout" svg:x1="0.7cm" svg:y1="19.086cm" svg:x2="13.954cm" svg:y2="19.086cm">
          <text:p/>
        </draw:line>
        <draw:line draw:style-name="gr32" draw:text-style-name="P21" draw:layer="layout" svg:x1="0.7cm" svg:y1="19.946cm" svg:x2="13.954cm" svg:y2="19.946cm">
          <text:p/>
        </draw:line>
        <draw:line draw:style-name="gr32" draw:text-style-name="P21" draw:layer="layout" svg:x1="0.7cm" svg:y1="20.806cm" svg:x2="13.954cm" svg:y2="20.806cm">
          <text:p/>
        </draw:line>
        <draw:line draw:style-name="gr21" draw:text-style-name="P19" draw:layer="layout" svg:x1="0.706cm" svg:y1="1.968cm" svg:x2="13.956cm" svg:y2="1.968cm">
          <text:p/>
        </draw:line>
        <draw:frame draw:style-name="gr99" draw:text-style-name="P18" draw:layer="layout" svg:width="2.917cm" svg:height="0.776cm" svg:x="0.92cm" svg:y="0.704cm">
          <draw:text-box>
            <text:p text:style-name="P2"><text:span text:style-name="T30">M</text:span><text:span text:style-name="T30">A</text:span><text:span text:style-name="T30">Y</text:span><text:span text:style-name="T30">O</text:span></text:p>
          </draw:text-box>
        </draw:frame>
        <draw:frame draw:style-name="gr100" draw:text-style-name="P33" draw:layer="layout" svg:width="2.186cm" svg:height="0.556cm" svg:x="6.9cm" svg:y="1.215cm">
          <draw:text-box>
            <text:p text:style-name="P2"><text:span text:style-name="T40">N</text:span><text:span text:style-name="T40">ot</text:span><text:span text:style-name="T40">as</text:span></text:p>
          </draw:text-box>
        </draw:frame>
      </draw:page>
      <draw:page draw:name="page37" draw:style-name="dp1" draw:master-page-name="master-page34">
        <draw:line draw:style-name="gr21" draw:text-style-name="P54" draw:layer="layout" svg:x1="15.153cm" svg:y1="1.247cm" svg:x2="18.023cm" svg:y2="1.247cm">
          <text:p/>
        </draw:line>
        <draw:line draw:style-name="gr21" draw:text-style-name="P54" draw:layer="layout" svg:x1="15.161cm" svg:y1="2.635cm" svg:x2="15.161cm" svg:y2="1.256cm">
          <text:p/>
        </draw:line>
        <draw:line draw:style-name="gr21" draw:text-style-name="P54" draw:layer="layout" svg:x1="18.023cm" svg:y1="1.247cm" svg:x2="20.884cm" svg:y2="1.247cm">
          <text:p/>
        </draw:line>
        <draw:line draw:style-name="gr21" draw:text-style-name="P54" draw:layer="layout" svg:x1="18.023cm" svg:y1="2.635cm" svg:x2="18.023cm" svg:y2="1.256cm">
          <text:p/>
        </draw:line>
        <draw:line draw:style-name="gr21" draw:text-style-name="P54" draw:layer="layout" svg:x1="20.884cm" svg:y1="1.247cm" svg:x2="23.745cm" svg:y2="1.247cm">
          <text:p/>
        </draw:line>
        <draw:line draw:style-name="gr21" draw:text-style-name="P54" draw:layer="layout" svg:x1="20.884cm" svg:y1="2.635cm" svg:x2="20.884cm" svg:y2="1.256cm">
          <text:p/>
        </draw:line>
        <draw:line draw:style-name="gr21" draw:text-style-name="P54" draw:layer="layout" svg:x1="23.745cm" svg:y1="1.247cm" svg:x2="26.614cm" svg:y2="1.247cm">
          <text:p/>
        </draw:line>
        <draw:line draw:style-name="gr21" draw:text-style-name="P54" draw:layer="layout" svg:x1="23.745cm" svg:y1="2.635cm" svg:x2="23.745cm" svg:y2="1.256cm">
          <text:p/>
        </draw:line>
        <draw:line draw:style-name="gr21" draw:text-style-name="P54" draw:layer="layout" svg:x1="26.606cm" svg:y1="2.635cm" svg:x2="26.606cm" svg:y2="1.256cm">
          <text:p/>
        </draw:line>
        <draw:line draw:style-name="gr21" draw:text-style-name="P54" draw:layer="layout" svg:x1="15.153cm" svg:y1="2.645cm" svg:x2="18.023cm" svg:y2="2.645cm">
          <text:p/>
        </draw:line>
        <draw:line draw:style-name="gr21" draw:text-style-name="P54" draw:layer="layout" svg:x1="15.161cm" svg:y1="5.453cm" svg:x2="15.161cm" svg:y2="2.652cm">
          <text:p/>
        </draw:line>
        <draw:line draw:style-name="gr21" draw:text-style-name="P54" draw:layer="layout" svg:x1="18.023cm" svg:y1="2.645cm" svg:x2="20.884cm" svg:y2="2.645cm">
          <text:p/>
        </draw:line>
        <draw:line draw:style-name="gr21" draw:text-style-name="P54" draw:layer="layout" svg:x1="18.023cm" svg:y1="5.453cm" svg:x2="18.023cm" svg:y2="2.652cm">
          <text:p/>
        </draw:line>
        <draw:line draw:style-name="gr21" draw:text-style-name="P54" draw:layer="layout" svg:x1="20.884cm" svg:y1="2.645cm" svg:x2="23.745cm" svg:y2="2.645cm">
          <text:p/>
        </draw:line>
        <draw:line draw:style-name="gr21" draw:text-style-name="P54" draw:layer="layout" svg:x1="20.884cm" svg:y1="5.453cm" svg:x2="20.884cm" svg:y2="2.652cm">
          <text:p/>
        </draw:line>
        <draw:line draw:style-name="gr21" draw:text-style-name="P54" draw:layer="layout" svg:x1="23.745cm" svg:y1="2.645cm" svg:x2="26.614cm" svg:y2="2.645cm">
          <text:p/>
        </draw:line>
        <draw:line draw:style-name="gr21" draw:text-style-name="P54" draw:layer="layout" svg:x1="23.745cm" svg:y1="5.453cm" svg:x2="23.745cm" svg:y2="2.652cm">
          <text:p/>
        </draw:line>
        <draw:line draw:style-name="gr21" draw:text-style-name="P54" draw:layer="layout" svg:x1="26.606cm" svg:y1="5.453cm" svg:x2="26.606cm" svg:y2="2.652cm">
          <text:p/>
        </draw:line>
        <draw:line draw:style-name="gr21" draw:text-style-name="P54" draw:layer="layout" svg:x1="15.153cm" svg:y1="5.462cm" svg:x2="18.023cm" svg:y2="5.462cm">
          <text:p/>
        </draw:line>
        <draw:line draw:style-name="gr21" draw:text-style-name="P54" draw:layer="layout" svg:x1="15.161cm" svg:y1="8.27cm" svg:x2="15.161cm" svg:y2="5.468cm">
          <text:p/>
        </draw:line>
        <draw:line draw:style-name="gr21" draw:text-style-name="P54" draw:layer="layout" svg:x1="18.023cm" svg:y1="5.462cm" svg:x2="20.884cm" svg:y2="5.462cm">
          <text:p/>
        </draw:line>
        <draw:line draw:style-name="gr21" draw:text-style-name="P54" draw:layer="layout" svg:x1="18.023cm" svg:y1="8.27cm" svg:x2="18.023cm" svg:y2="5.468cm">
          <text:p/>
        </draw:line>
        <draw:line draw:style-name="gr21" draw:text-style-name="P54" draw:layer="layout" svg:x1="20.884cm" svg:y1="5.462cm" svg:x2="23.745cm" svg:y2="5.462cm">
          <text:p/>
        </draw:line>
        <draw:line draw:style-name="gr21" draw:text-style-name="P54" draw:layer="layout" svg:x1="20.884cm" svg:y1="8.27cm" svg:x2="20.884cm" svg:y2="5.468cm">
          <text:p/>
        </draw:line>
        <draw:line draw:style-name="gr21" draw:text-style-name="P54" draw:layer="layout" svg:x1="23.745cm" svg:y1="5.462cm" svg:x2="26.614cm" svg:y2="5.462cm">
          <text:p/>
        </draw:line>
        <draw:line draw:style-name="gr21" draw:text-style-name="P54" draw:layer="layout" svg:x1="23.745cm" svg:y1="8.27cm" svg:x2="23.745cm" svg:y2="5.468cm">
          <text:p/>
        </draw:line>
        <draw:line draw:style-name="gr21" draw:text-style-name="P54" draw:layer="layout" svg:x1="26.606cm" svg:y1="8.27cm" svg:x2="26.606cm" svg:y2="5.468cm">
          <text:p/>
        </draw:line>
        <draw:line draw:style-name="gr21" draw:text-style-name="P54" draw:layer="layout" svg:x1="15.153cm" svg:y1="8.278cm" svg:x2="18.023cm" svg:y2="8.278cm">
          <text:p/>
        </draw:line>
        <draw:line draw:style-name="gr21" draw:text-style-name="P54" draw:layer="layout" svg:x1="15.161cm" svg:y1="11.086cm" svg:x2="15.161cm" svg:y2="8.285cm">
          <text:p/>
        </draw:line>
        <draw:line draw:style-name="gr21" draw:text-style-name="P54" draw:layer="layout" svg:x1="18.023cm" svg:y1="8.278cm" svg:x2="20.884cm" svg:y2="8.278cm">
          <text:p/>
        </draw:line>
        <draw:line draw:style-name="gr21" draw:text-style-name="P54" draw:layer="layout" svg:x1="18.023cm" svg:y1="11.086cm" svg:x2="18.023cm" svg:y2="8.285cm">
          <text:p/>
        </draw:line>
        <draw:line draw:style-name="gr21" draw:text-style-name="P54" draw:layer="layout" svg:x1="20.884cm" svg:y1="8.278cm" svg:x2="23.745cm" svg:y2="8.278cm">
          <text:p/>
        </draw:line>
        <draw:line draw:style-name="gr21" draw:text-style-name="P54" draw:layer="layout" svg:x1="20.884cm" svg:y1="11.086cm" svg:x2="20.884cm" svg:y2="8.285cm">
          <text:p/>
        </draw:line>
        <draw:line draw:style-name="gr21" draw:text-style-name="P54" draw:layer="layout" svg:x1="23.745cm" svg:y1="8.278cm" svg:x2="26.614cm" svg:y2="8.278cm">
          <text:p/>
        </draw:line>
        <draw:line draw:style-name="gr21" draw:text-style-name="P54" draw:layer="layout" svg:x1="23.745cm" svg:y1="11.086cm" svg:x2="23.745cm" svg:y2="8.285cm">
          <text:p/>
        </draw:line>
        <draw:line draw:style-name="gr21" draw:text-style-name="P54" draw:layer="layout" svg:x1="26.606cm" svg:y1="11.086cm" svg:x2="26.606cm" svg:y2="8.285cm">
          <text:p/>
        </draw:line>
        <draw:line draw:style-name="gr21" draw:text-style-name="P54" draw:layer="layout" svg:x1="15.153cm" svg:y1="11.094cm" svg:x2="18.023cm" svg:y2="11.094cm">
          <text:p/>
        </draw:line>
        <draw:line draw:style-name="gr21" draw:text-style-name="P54" draw:layer="layout" svg:x1="15.161cm" svg:y1="13.903cm" svg:x2="15.161cm" svg:y2="11.101cm">
          <text:p/>
        </draw:line>
        <draw:line draw:style-name="gr21" draw:text-style-name="P54" draw:layer="layout" svg:x1="18.023cm" svg:y1="11.094cm" svg:x2="20.884cm" svg:y2="11.094cm">
          <text:p/>
        </draw:line>
        <draw:line draw:style-name="gr21" draw:text-style-name="P54" draw:layer="layout" svg:x1="18.023cm" svg:y1="13.903cm" svg:x2="18.023cm" svg:y2="11.101cm">
          <text:p/>
        </draw:line>
        <draw:line draw:style-name="gr21" draw:text-style-name="P54" draw:layer="layout" svg:x1="20.884cm" svg:y1="11.094cm" svg:x2="23.745cm" svg:y2="11.094cm">
          <text:p/>
        </draw:line>
        <draw:line draw:style-name="gr21" draw:text-style-name="P54" draw:layer="layout" svg:x1="20.884cm" svg:y1="13.903cm" svg:x2="20.884cm" svg:y2="11.101cm">
          <text:p/>
        </draw:line>
        <draw:line draw:style-name="gr21" draw:text-style-name="P54" draw:layer="layout" svg:x1="23.745cm" svg:y1="11.094cm" svg:x2="26.614cm" svg:y2="11.094cm">
          <text:p/>
        </draw:line>
        <draw:line draw:style-name="gr21" draw:text-style-name="P54" draw:layer="layout" svg:x1="23.745cm" svg:y1="13.903cm" svg:x2="23.745cm" svg:y2="11.101cm">
          <text:p/>
        </draw:line>
        <draw:line draw:style-name="gr21" draw:text-style-name="P54" draw:layer="layout" svg:x1="26.606cm" svg:y1="13.903cm" svg:x2="26.606cm" svg:y2="11.101cm">
          <text:p/>
        </draw:line>
        <draw:line draw:style-name="gr21" draw:text-style-name="P54" draw:layer="layout" svg:x1="15.153cm" svg:y1="13.909cm" svg:x2="18.023cm" svg:y2="13.909cm">
          <text:p/>
        </draw:line>
        <draw:line draw:style-name="gr21" draw:text-style-name="P54" draw:layer="layout" svg:x1="15.161cm" svg:y1="16.719cm" svg:x2="15.161cm" svg:y2="13.917cm">
          <text:p/>
        </draw:line>
        <draw:line draw:style-name="gr21" draw:text-style-name="P54" draw:layer="layout" svg:x1="18.023cm" svg:y1="13.909cm" svg:x2="20.884cm" svg:y2="13.909cm">
          <text:p/>
        </draw:line>
        <draw:line draw:style-name="gr21" draw:text-style-name="P54" draw:layer="layout" svg:x1="18.023cm" svg:y1="16.719cm" svg:x2="18.023cm" svg:y2="13.917cm">
          <text:p/>
        </draw:line>
        <draw:line draw:style-name="gr21" draw:text-style-name="P54" draw:layer="layout" svg:x1="20.884cm" svg:y1="13.909cm" svg:x2="23.745cm" svg:y2="13.909cm">
          <text:p/>
        </draw:line>
        <draw:line draw:style-name="gr21" draw:text-style-name="P54" draw:layer="layout" svg:x1="20.884cm" svg:y1="16.719cm" svg:x2="20.884cm" svg:y2="13.917cm">
          <text:p/>
        </draw:line>
        <draw:line draw:style-name="gr21" draw:text-style-name="P54" draw:layer="layout" svg:x1="23.745cm" svg:y1="13.909cm" svg:x2="26.614cm" svg:y2="13.909cm">
          <text:p/>
        </draw:line>
        <draw:line draw:style-name="gr21" draw:text-style-name="P54" draw:layer="layout" svg:x1="23.745cm" svg:y1="16.719cm" svg:x2="23.745cm" svg:y2="13.917cm">
          <text:p/>
        </draw:line>
        <draw:line draw:style-name="gr21" draw:text-style-name="P54" draw:layer="layout" svg:x1="26.606cm" svg:y1="16.719cm" svg:x2="26.606cm" svg:y2="13.917cm">
          <text:p/>
        </draw:line>
        <draw:line draw:style-name="gr21" draw:text-style-name="P54" draw:layer="layout" svg:x1="15.153cm" svg:y1="16.726cm" svg:x2="26.614cm" svg:y2="16.726cm">
          <text:p/>
        </draw:line>
        <draw:frame draw:style-name="gr93" draw:text-style-name="P8" draw:layer="layout" svg:width="1.432cm" svg:height="0.533cm" svg:x="15.894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3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31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51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93" draw:text-style-name="P10" draw:layer="layout" svg:width="0.364cm" svg:height="0.475cm" svg:x="15.295cm" svg:y="5.534cm">
          <draw:text-box>
            <text:p text:style-name="P2"><text:span text:style-name="T7">6</text:span></text:p>
          </draw:text-box>
        </draw:frame>
        <draw:frame draw:style-name="gr193" draw:text-style-name="P10" draw:layer="layout" svg:width="0.364cm" svg:height="0.475cm" svg:x="18.156cm" svg:y="5.534cm">
          <draw:text-box>
            <text:p text:style-name="P2"><text:span text:style-name="T7">7</text:span></text:p>
          </draw:text-box>
        </draw:frame>
        <draw:frame draw:style-name="gr194" draw:text-style-name="P10" draw:layer="layout" svg:width="0.37cm" svg:height="0.475cm" svg:x="21.017cm" svg:y="5.534cm">
          <draw:text-box>
            <text:p text:style-name="P2"><text:span text:style-name="T7">8</text:span></text:p>
          </draw:text-box>
        </draw:frame>
        <draw:frame draw:style-name="gr195" draw:text-style-name="P10" draw:layer="layout" svg:width="0.472cm" svg:height="0.475cm" svg:x="23.878cm" svg:y="5.534cm">
          <draw:text-box>
            <text:p text:style-name="P2"><text:span text:style-name="T7">9</text:span></text:p>
          </draw:text-box>
        </draw:frame>
        <draw:frame draw:style-name="gr195" draw:text-style-name="P10" draw:layer="layout" svg:width="0.472cm" svg:height="0.475cm" svg:x="15.295cm" svg:y="8.349cm">
          <draw:text-box>
            <text:p text:style-name="P2"><text:span text:style-name="T7">13</text:span></text:p>
          </draw:text-box>
        </draw:frame>
        <draw:frame draw:style-name="gr195" draw:text-style-name="P10" draw:layer="layout" svg:width="0.472cm" svg:height="0.475cm" svg:x="18.156cm" svg:y="8.349cm">
          <draw:text-box>
            <text:p text:style-name="P2"><text:span text:style-name="T7">14</text:span></text:p>
          </draw:text-box>
        </draw:frame>
        <draw:frame draw:style-name="gr195" draw:text-style-name="P10" draw:layer="layout" svg:width="0.472cm" svg:height="0.475cm" svg:x="21.017cm" svg:y="8.349cm">
          <draw:text-box>
            <text:p text:style-name="P2"><text:span text:style-name="T7">15</text:span></text:p>
          </draw:text-box>
        </draw:frame>
        <draw:frame draw:style-name="gr195" draw:text-style-name="P10" draw:layer="layout" svg:width="0.472cm" svg:height="0.475cm" svg:x="23.878cm" svg:y="8.349cm">
          <draw:text-box>
            <text:p text:style-name="P2"><text:span text:style-name="T7">16</text:span></text:p>
          </draw:text-box>
        </draw:frame>
        <draw:frame draw:style-name="gr195" draw:text-style-name="P10" draw:layer="layout" svg:width="0.472cm" svg:height="0.475cm" svg:x="15.295cm" svg:y="11.165cm">
          <draw:text-box>
            <text:p text:style-name="P2"><text:span text:style-name="T7">20</text:span></text:p>
          </draw:text-box>
        </draw:frame>
        <draw:frame draw:style-name="gr195" draw:text-style-name="P10" draw:layer="layout" svg:width="0.472cm" svg:height="0.475cm" svg:x="18.156cm" svg:y="11.165cm">
          <draw:text-box>
            <text:p text:style-name="P2"><text:span text:style-name="T7">21</text:span></text:p>
          </draw:text-box>
        </draw:frame>
        <draw:frame draw:style-name="gr195" draw:text-style-name="P10" draw:layer="layout" svg:width="0.472cm" svg:height="0.475cm" svg:x="21.017cm" svg:y="11.165cm">
          <draw:text-box>
            <text:p text:style-name="P2"><text:span text:style-name="T7">22</text:span></text:p>
          </draw:text-box>
        </draw:frame>
        <draw:frame draw:style-name="gr193" draw:text-style-name="P10" draw:layer="layout" svg:width="0.364cm" svg:height="0.475cm" svg:x="21.017cm" svg:y="2.721cm">
          <draw:text-box>
            <text:p text:style-name="P2"><text:span text:style-name="T7">1</text:span></text:p>
          </draw:text-box>
        </draw:frame>
        <draw:frame draw:style-name="gr195" draw:text-style-name="P10" draw:layer="layout" svg:width="0.472cm" svg:height="0.475cm" svg:x="23.878cm" svg:y="2.721cm">
          <draw:text-box>
            <text:p text:style-name="P2"><text:span text:style-name="T7">2</text:span></text:p>
          </draw:text-box>
        </draw:frame>
        <draw:frame draw:style-name="gr195" draw:text-style-name="P10" draw:layer="layout" svg:width="0.472cm" svg:height="0.475cm" svg:x="23.882cm" svg:y="11.163cm">
          <draw:text-box>
            <text:p text:style-name="P2"><text:span text:style-name="T7">23</text:span></text:p>
          </draw:text-box>
        </draw:frame>
        <draw:frame draw:style-name="gr195" draw:text-style-name="P10" draw:layer="layout" svg:width="0.472cm" svg:height="0.475cm" svg:x="15.292cm" svg:y="13.979cm">
          <draw:text-box>
            <text:p text:style-name="P2"><text:span text:style-name="T7">27</text:span></text:p>
          </draw:text-box>
        </draw:frame>
        <draw:frame draw:style-name="gr195" draw:text-style-name="P10" draw:layer="layout" svg:width="0.472cm" svg:height="0.475cm" svg:x="18.153cm" svg:y="13.979cm">
          <draw:text-box>
            <text:p text:style-name="P2"><text:span text:style-name="T7">28</text:span></text:p>
          </draw:text-box>
        </draw:frame>
        <draw:line draw:style-name="gr21" draw:text-style-name="P54" draw:layer="layout" svg:x1="15.161cm" svg:y1="19.536cm" svg:x2="15.161cm" svg:y2="16.734cm">
          <text:p/>
        </draw:line>
        <draw:line draw:style-name="gr21" draw:text-style-name="P54" draw:layer="layout" svg:x1="18.023cm" svg:y1="19.536cm" svg:x2="18.023cm" svg:y2="16.734cm">
          <text:p/>
        </draw:line>
        <draw:line draw:style-name="gr21" draw:text-style-name="P54" draw:layer="layout" svg:x1="20.884cm" svg:y1="19.536cm" svg:x2="20.884cm" svg:y2="16.734cm">
          <text:p/>
        </draw:line>
        <draw:line draw:style-name="gr21" draw:text-style-name="P54" draw:layer="layout" svg:x1="23.745cm" svg:y1="19.536cm" svg:x2="23.745cm" svg:y2="16.734cm">
          <text:p/>
        </draw:line>
        <draw:line draw:style-name="gr21" draw:text-style-name="P54" draw:layer="layout" svg:x1="26.606cm" svg:y1="19.536cm" svg:x2="26.606cm" svg:y2="16.734cm">
          <text:p/>
        </draw:line>
        <draw:line draw:style-name="gr21" draw:text-style-name="P54" draw:layer="layout" svg:x1="15.153cm" svg:y1="19.543cm" svg:x2="26.614cm" svg:y2="19.543cm">
          <text:p/>
        </draw:line>
        <draw:frame draw:style-name="gr195" draw:text-style-name="P10" draw:layer="layout" svg:width="0.472cm" svg:height="0.475cm" svg:x="21.018cm" svg:y="13.982cm">
          <draw:text-box>
            <text:p text:style-name="P2"><text:span text:style-name="T7">29</text:span></text:p>
          </draw:text-box>
        </draw:frame>
        <draw:frame draw:style-name="gr195" draw:text-style-name="P10" draw:layer="layout" svg:width="0.472cm" svg:height="0.475cm" svg:x="23.883cm" svg:y="13.98cm">
          <draw:text-box>
            <text:p text:style-name="P2"><text:span text:style-name="T7">30</text:span></text:p>
          </draw:text-box>
        </draw:frame>
      </draw:page>
      <draw:page draw:name="page38" draw:style-name="dp1" draw:master-page-name="master-page34">
        <draw:frame draw:style-name="gr97" draw:text-style-name="P4" draw:layer="layout" svg:width="2.479cm" svg:height="0.709cm" svg:x="1.511cm" svg:y="1.621cm">
          <draw:text-box>
            <text:p text:style-name="P2"><text:span text:style-name="T2">M</text:span><text:span text:style-name="T2">A</text:span><text:span text:style-name="T2">Y</text:span><text:span text:style-name="T2">O</text:span></text:p>
          </draw:text-box>
        </draw:frame>
        <draw:line draw:style-name="gr21" draw:text-style-name="P54" draw:layer="layout" svg:x1="4.079cm" svg:y1="1.282cm" svg:x2="6.949cm" svg:y2="1.282cm">
          <text:p/>
        </draw:line>
        <draw:line draw:style-name="gr21" draw:text-style-name="P54" draw:layer="layout" svg:x1="4.087cm" svg:y1="2.67cm" svg:x2="4.087cm" svg:y2="1.291cm">
          <text:p/>
        </draw:line>
        <draw:line draw:style-name="gr21" draw:text-style-name="P54" draw:layer="layout" svg:x1="6.949cm" svg:y1="1.282cm" svg:x2="9.81cm" svg:y2="1.282cm">
          <text:p/>
        </draw:line>
        <draw:line draw:style-name="gr21" draw:text-style-name="P54" draw:layer="layout" svg:x1="6.949cm" svg:y1="2.67cm" svg:x2="6.949cm" svg:y2="1.291cm">
          <text:p/>
        </draw:line>
        <draw:line draw:style-name="gr21" draw:text-style-name="P54" draw:layer="layout" svg:x1="9.81cm" svg:y1="1.282cm" svg:x2="12.679cm" svg:y2="1.282cm">
          <text:p/>
        </draw:line>
        <draw:line draw:style-name="gr21" draw:text-style-name="P54" draw:layer="layout" svg:x1="9.81cm" svg:y1="2.67cm" svg:x2="9.81cm" svg:y2="1.291cm">
          <text:p/>
        </draw:line>
        <draw:line draw:style-name="gr21" draw:text-style-name="P54" draw:layer="layout" svg:x1="12.671cm" svg:y1="2.67cm" svg:x2="12.671cm" svg:y2="1.291cm">
          <text:p/>
        </draw:line>
        <draw:line draw:style-name="gr21" draw:text-style-name="P54" draw:layer="layout" svg:x1="4.079cm" svg:y1="2.68cm" svg:x2="6.949cm" svg:y2="2.68cm">
          <text:p/>
        </draw:line>
        <draw:line draw:style-name="gr21" draw:text-style-name="P54" draw:layer="layout" svg:x1="4.087cm" svg:y1="5.489cm" svg:x2="4.087cm" svg:y2="2.686cm">
          <text:p/>
        </draw:line>
        <draw:line draw:style-name="gr21" draw:text-style-name="P54" draw:layer="layout" svg:x1="6.949cm" svg:y1="2.68cm" svg:x2="9.81cm" svg:y2="2.68cm">
          <text:p/>
        </draw:line>
        <draw:line draw:style-name="gr21" draw:text-style-name="P54" draw:layer="layout" svg:x1="6.949cm" svg:y1="5.489cm" svg:x2="6.949cm" svg:y2="2.686cm">
          <text:p/>
        </draw:line>
        <draw:line draw:style-name="gr21" draw:text-style-name="P54" draw:layer="layout" svg:x1="9.81cm" svg:y1="2.68cm" svg:x2="12.679cm" svg:y2="2.68cm">
          <text:p/>
        </draw:line>
        <draw:line draw:style-name="gr21" draw:text-style-name="P54" draw:layer="layout" svg:x1="9.81cm" svg:y1="5.489cm" svg:x2="9.81cm" svg:y2="2.686cm">
          <text:p/>
        </draw:line>
        <draw:line draw:style-name="gr21" draw:text-style-name="P54" draw:layer="layout" svg:x1="12.671cm" svg:y1="5.489cm" svg:x2="12.671cm" svg:y2="2.686cm">
          <text:p/>
        </draw:line>
        <draw:line draw:style-name="gr21" draw:text-style-name="P54" draw:layer="layout" svg:x1="4.079cm" svg:y1="5.497cm" svg:x2="6.949cm" svg:y2="5.497cm">
          <text:p/>
        </draw:line>
        <draw:line draw:style-name="gr21" draw:text-style-name="P54" draw:layer="layout" svg:x1="4.087cm" svg:y1="8.307cm" svg:x2="4.087cm" svg:y2="5.504cm">
          <text:p/>
        </draw:line>
        <draw:line draw:style-name="gr21" draw:text-style-name="P54" draw:layer="layout" svg:x1="6.949cm" svg:y1="5.497cm" svg:x2="9.81cm" svg:y2="5.497cm">
          <text:p/>
        </draw:line>
        <draw:line draw:style-name="gr21" draw:text-style-name="P54" draw:layer="layout" svg:x1="6.949cm" svg:y1="8.307cm" svg:x2="6.949cm" svg:y2="5.504cm">
          <text:p/>
        </draw:line>
        <draw:line draw:style-name="gr21" draw:text-style-name="P54" draw:layer="layout" svg:x1="9.81cm" svg:y1="5.497cm" svg:x2="12.679cm" svg:y2="5.497cm">
          <text:p/>
        </draw:line>
        <draw:line draw:style-name="gr21" draw:text-style-name="P54" draw:layer="layout" svg:x1="9.81cm" svg:y1="8.307cm" svg:x2="9.81cm" svg:y2="5.504cm">
          <text:p/>
        </draw:line>
        <draw:line draw:style-name="gr21" draw:text-style-name="P54" draw:layer="layout" svg:x1="12.671cm" svg:y1="8.307cm" svg:x2="12.671cm" svg:y2="5.504cm">
          <text:p/>
        </draw:line>
        <draw:line draw:style-name="gr21" draw:text-style-name="P54" draw:layer="layout" svg:x1="4.079cm" svg:y1="8.314cm" svg:x2="6.949cm" svg:y2="8.314cm">
          <text:p/>
        </draw:line>
        <draw:line draw:style-name="gr21" draw:text-style-name="P54" draw:layer="layout" svg:x1="4.087cm" svg:y1="11.125cm" svg:x2="4.087cm" svg:y2="8.322cm">
          <text:p/>
        </draw:line>
        <draw:line draw:style-name="gr21" draw:text-style-name="P54" draw:layer="layout" svg:x1="6.949cm" svg:y1="8.314cm" svg:x2="9.81cm" svg:y2="8.314cm">
          <text:p/>
        </draw:line>
        <draw:line draw:style-name="gr21" draw:text-style-name="P54" draw:layer="layout" svg:x1="6.949cm" svg:y1="11.125cm" svg:x2="6.949cm" svg:y2="8.322cm">
          <text:p/>
        </draw:line>
        <draw:line draw:style-name="gr21" draw:text-style-name="P54" draw:layer="layout" svg:x1="9.81cm" svg:y1="8.314cm" svg:x2="12.679cm" svg:y2="8.314cm">
          <text:p/>
        </draw:line>
        <draw:line draw:style-name="gr21" draw:text-style-name="P54" draw:layer="layout" svg:x1="9.81cm" svg:y1="11.125cm" svg:x2="9.81cm" svg:y2="8.322cm">
          <text:p/>
        </draw:line>
        <draw:line draw:style-name="gr21" draw:text-style-name="P54" draw:layer="layout" svg:x1="12.671cm" svg:y1="11.125cm" svg:x2="12.671cm" svg:y2="8.322cm">
          <text:p/>
        </draw:line>
        <draw:line draw:style-name="gr21" draw:text-style-name="P54" draw:layer="layout" svg:x1="4.079cm" svg:y1="11.131cm" svg:x2="6.949cm" svg:y2="11.131cm">
          <text:p/>
        </draw:line>
        <draw:line draw:style-name="gr21" draw:text-style-name="P54" draw:layer="layout" svg:x1="4.087cm" svg:y1="13.941cm" svg:x2="4.087cm" svg:y2="11.138cm">
          <text:p/>
        </draw:line>
        <draw:line draw:style-name="gr21" draw:text-style-name="P54" draw:layer="layout" svg:x1="6.949cm" svg:y1="11.131cm" svg:x2="9.81cm" svg:y2="11.131cm">
          <text:p/>
        </draw:line>
        <draw:line draw:style-name="gr21" draw:text-style-name="P54" draw:layer="layout" svg:x1="6.949cm" svg:y1="13.941cm" svg:x2="6.949cm" svg:y2="11.138cm">
          <text:p/>
        </draw:line>
        <draw:line draw:style-name="gr21" draw:text-style-name="P54" draw:layer="layout" svg:x1="9.81cm" svg:y1="11.131cm" svg:x2="12.679cm" svg:y2="11.131cm">
          <text:p/>
        </draw:line>
        <draw:line draw:style-name="gr21" draw:text-style-name="P54" draw:layer="layout" svg:x1="9.81cm" svg:y1="13.941cm" svg:x2="9.81cm" svg:y2="11.138cm">
          <text:p/>
        </draw:line>
        <draw:line draw:style-name="gr21" draw:text-style-name="P54" draw:layer="layout" svg:x1="12.671cm" svg:y1="13.941cm" svg:x2="12.671cm" svg:y2="11.138cm">
          <text:p/>
        </draw:line>
        <draw:line draw:style-name="gr21" draw:text-style-name="P54" draw:layer="layout" svg:x1="4.079cm" svg:y1="13.949cm" svg:x2="6.949cm" svg:y2="13.949cm">
          <text:p/>
        </draw:line>
        <draw:line draw:style-name="gr21" draw:text-style-name="P54" draw:layer="layout" svg:x1="4.087cm" svg:y1="16.758cm" svg:x2="4.087cm" svg:y2="13.955cm">
          <text:p/>
        </draw:line>
        <draw:line draw:style-name="gr21" draw:text-style-name="P54" draw:layer="layout" svg:x1="6.949cm" svg:y1="13.949cm" svg:x2="9.81cm" svg:y2="13.949cm">
          <text:p/>
        </draw:line>
        <draw:line draw:style-name="gr21" draw:text-style-name="P54" draw:layer="layout" svg:x1="6.949cm" svg:y1="16.758cm" svg:x2="6.949cm" svg:y2="13.955cm">
          <text:p/>
        </draw:line>
        <draw:line draw:style-name="gr21" draw:text-style-name="P54" draw:layer="layout" svg:x1="9.81cm" svg:y1="13.949cm" svg:x2="12.679cm" svg:y2="13.949cm">
          <text:p/>
        </draw:line>
        <draw:line draw:style-name="gr21" draw:text-style-name="P54" draw:layer="layout" svg:x1="9.81cm" svg:y1="16.758cm" svg:x2="9.81cm" svg:y2="13.955cm">
          <text:p/>
        </draw:line>
        <draw:line draw:style-name="gr21" draw:text-style-name="P54" draw:layer="layout" svg:x1="12.671cm" svg:y1="16.758cm" svg:x2="12.671cm" svg:y2="13.955cm">
          <text:p/>
        </draw:line>
        <draw:line draw:style-name="gr21" draw:text-style-name="P54" draw:layer="layout" svg:x1="4.079cm" svg:y1="16.766cm" svg:x2="12.679cm" svg:y2="16.766cm">
          <text:p/>
        </draw:line>
        <draw:frame draw:style-name="gr7" draw:text-style-name="P8" draw:layer="layout" svg:width="1.316cm" svg:height="0.533cm" svg:x="4.923cm" svg:y="1.748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6cm" svg:y="1.748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7cm" svg:y="1.748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line draw:style-name="gr21" draw:text-style-name="P59" draw:layer="layout" svg:x1="0.701cm" svg:y1="2.678cm" svg:x2="4.087cm" svg:y2="2.678cm">
          <text:p/>
        </draw:line>
        <draw:line draw:style-name="gr21" draw:text-style-name="P59" draw:layer="layout" svg:x1="0.701cm" svg:y1="5.496cm" svg:x2="4.087cm" svg:y2="5.496cm">
          <text:p/>
        </draw:line>
        <draw:line draw:style-name="gr21" draw:text-style-name="P59" draw:layer="layout" svg:x1="0.701cm" svg:y1="8.314cm" svg:x2="4.087cm" svg:y2="8.314cm">
          <text:p/>
        </draw:line>
        <draw:line draw:style-name="gr21" draw:text-style-name="P59" draw:layer="layout" svg:x1="0.701cm" svg:y1="11.131cm" svg:x2="4.087cm" svg:y2="11.131cm">
          <text:p/>
        </draw:line>
        <draw:line draw:style-name="gr21" draw:text-style-name="P59" draw:layer="layout" svg:x1="0.701cm" svg:y1="13.948cm" svg:x2="4.087cm" svg:y2="13.948cm">
          <text:p/>
        </draw:line>
        <draw:line draw:style-name="gr32" draw:text-style-name="P54" draw:layer="layout" svg:x1="0.701cm" svg:y1="3.15cm" svg:x2="4.08cm" svg:y2="3.15cm">
          <text:p/>
        </draw:line>
        <draw:line draw:style-name="gr32" draw:text-style-name="P54" draw:layer="layout" svg:x1="0.701cm" svg:y1="3.551cm" svg:x2="4.08cm" svg:y2="3.551cm">
          <text:p/>
        </draw:line>
        <draw:line draw:style-name="gr32" draw:text-style-name="P54" draw:layer="layout" svg:x1="0.701cm" svg:y1="3.953cm" svg:x2="4.08cm" svg:y2="3.953cm">
          <text:p/>
        </draw:line>
        <draw:line draw:style-name="gr32" draw:text-style-name="P54" draw:layer="layout" svg:x1="0.701cm" svg:y1="4.353cm" svg:x2="4.08cm" svg:y2="4.353cm">
          <text:p/>
        </draw:line>
        <draw:line draw:style-name="gr32" draw:text-style-name="P54" draw:layer="layout" svg:x1="0.701cm" svg:y1="4.754cm" svg:x2="4.08cm" svg:y2="4.754cm">
          <text:p/>
        </draw:line>
        <draw:line draw:style-name="gr32" draw:text-style-name="P54" draw:layer="layout" svg:x1="0.701cm" svg:y1="5.155cm" svg:x2="4.08cm" svg:y2="5.155cm">
          <text:p/>
        </draw:line>
        <draw:line draw:style-name="gr32" draw:text-style-name="P54" draw:layer="layout" svg:x1="0.701cm" svg:y1="5.957cm" svg:x2="4.08cm" svg:y2="5.957cm">
          <text:p/>
        </draw:line>
        <draw:line draw:style-name="gr32" draw:text-style-name="P54" draw:layer="layout" svg:x1="0.701cm" svg:y1="6.358cm" svg:x2="4.08cm" svg:y2="6.358cm">
          <text:p/>
        </draw:line>
        <draw:line draw:style-name="gr32" draw:text-style-name="P54" draw:layer="layout" svg:x1="0.701cm" svg:y1="6.758cm" svg:x2="4.08cm" svg:y2="6.758cm">
          <text:p/>
        </draw:line>
        <draw:line draw:style-name="gr32" draw:text-style-name="P54" draw:layer="layout" svg:x1="0.701cm" svg:y1="7.16cm" svg:x2="4.08cm" svg:y2="7.16cm">
          <text:p/>
        </draw:line>
        <draw:line draw:style-name="gr32" draw:text-style-name="P54" draw:layer="layout" svg:x1="0.701cm" svg:y1="7.561cm" svg:x2="4.08cm" svg:y2="7.561cm">
          <text:p/>
        </draw:line>
        <draw:line draw:style-name="gr32" draw:text-style-name="P54" draw:layer="layout" svg:x1="0.701cm" svg:y1="7.962cm" svg:x2="4.08cm" svg:y2="7.962cm">
          <text:p/>
        </draw:line>
        <draw:line draw:style-name="gr32" draw:text-style-name="P54" draw:layer="layout" svg:x1="0.701cm" svg:y1="8.763cm" svg:x2="4.08cm" svg:y2="8.763cm">
          <text:p/>
        </draw:line>
        <draw:line draw:style-name="gr32" draw:text-style-name="P54" draw:layer="layout" svg:x1="0.701cm" svg:y1="9.165cm" svg:x2="4.08cm" svg:y2="9.165cm">
          <text:p/>
        </draw:line>
        <draw:line draw:style-name="gr32" draw:text-style-name="P54" draw:layer="layout" svg:x1="0.701cm" svg:y1="9.566cm" svg:x2="4.08cm" svg:y2="9.566cm">
          <text:p/>
        </draw:line>
        <draw:line draw:style-name="gr32" draw:text-style-name="P54" draw:layer="layout" svg:x1="0.701cm" svg:y1="9.967cm" svg:x2="4.08cm" svg:y2="9.967cm">
          <text:p/>
        </draw:line>
        <draw:line draw:style-name="gr32" draw:text-style-name="P54" draw:layer="layout" svg:x1="0.701cm" svg:y1="10.367cm" svg:x2="4.08cm" svg:y2="10.367cm">
          <text:p/>
        </draw:line>
        <draw:line draw:style-name="gr32" draw:text-style-name="P54" draw:layer="layout" svg:x1="0.701cm" svg:y1="10.769cm" svg:x2="4.08cm" svg:y2="10.769cm">
          <text:p/>
        </draw:line>
        <draw:line draw:style-name="gr32" draw:text-style-name="P54" draw:layer="layout" svg:x1="0.701cm" svg:y1="11.57cm" svg:x2="4.08cm" svg:y2="11.57cm">
          <text:p/>
        </draw:line>
        <draw:line draw:style-name="gr32" draw:text-style-name="P54" draw:layer="layout" svg:x1="0.701cm" svg:y1="11.97cm" svg:x2="4.08cm" svg:y2="11.97cm">
          <text:p/>
        </draw:line>
        <draw:line draw:style-name="gr32" draw:text-style-name="P54" draw:layer="layout" svg:x1="0.701cm" svg:y1="12.372cm" svg:x2="4.08cm" svg:y2="12.372cm">
          <text:p/>
        </draw:line>
        <draw:line draw:style-name="gr32" draw:text-style-name="P54" draw:layer="layout" svg:x1="0.701cm" svg:y1="12.772cm" svg:x2="4.08cm" svg:y2="12.772cm">
          <text:p/>
        </draw:line>
        <draw:line draw:style-name="gr32" draw:text-style-name="P54" draw:layer="layout" svg:x1="0.701cm" svg:y1="13.173cm" svg:x2="4.08cm" svg:y2="13.173cm">
          <text:p/>
        </draw:line>
        <draw:line draw:style-name="gr32" draw:text-style-name="P54" draw:layer="layout" svg:x1="0.701cm" svg:y1="13.574cm" svg:x2="4.08cm" svg:y2="13.574cm">
          <text:p/>
        </draw:line>
        <draw:frame draw:style-name="gr196" draw:text-style-name="P7" draw:layer="layout" svg:width="2.26cm" svg:height="0.475cm" svg:x="1.501cm" svg:y="2.67cm">
          <draw:text-box>
            <text:p text:style-name="P2"><text:span text:style-name="T4">Se</text:span><text:span text:style-name="T4">ma</text:span><text:span text:style-name="T4">na </text:span><text:span text:style-name="T4">17</text:span></text:p>
          </draw:text-box>
        </draw:frame>
        <draw:frame draw:style-name="gr196" draw:text-style-name="P7" draw:layer="layout" svg:width="2.26cm" svg:height="0.475cm" svg:x="1.501cm" svg:y="5.488cm">
          <draw:text-box>
            <text:p text:style-name="P2"><text:span text:style-name="T4">Se</text:span><text:span text:style-name="T4">ma</text:span><text:span text:style-name="T4">na </text:span><text:span text:style-name="T4">18</text:span></text:p>
          </draw:text-box>
        </draw:frame>
        <draw:frame draw:style-name="gr196" draw:text-style-name="P7" draw:layer="layout" svg:width="2.26cm" svg:height="0.475cm" svg:x="1.501cm" svg:y="8.305cm">
          <draw:text-box>
            <text:p text:style-name="P2"><text:span text:style-name="T4">Se</text:span><text:span text:style-name="T4">ma</text:span><text:span text:style-name="T4">na </text:span><text:span text:style-name="T4">19</text:span></text:p>
          </draw:text-box>
        </draw:frame>
        <draw:frame draw:style-name="gr196" draw:text-style-name="P7" draw:layer="layout" svg:width="2.26cm" svg:height="0.475cm" svg:x="1.501cm" svg:y="11.123cm">
          <draw:text-box>
            <text:p text:style-name="P2"><text:span text:style-name="T4">Se</text:span><text:span text:style-name="T4">ma</text:span><text:span text:style-name="T4">na </text:span><text:span text:style-name="T4">20</text:span></text:p>
          </draw:text-box>
        </draw:frame>
        <draw:frame draw:style-name="gr193" draw:text-style-name="P10" draw:layer="layout" svg:width="0.364cm" svg:height="0.475cm" svg:x="4.221cm" svg:y="5.569cm">
          <draw:text-box>
            <text:p text:style-name="P2"><text:span text:style-name="T7">3</text:span></text:p>
          </draw:text-box>
        </draw:frame>
        <draw:frame draw:style-name="gr193" draw:text-style-name="P10" draw:layer="layout" svg:width="0.364cm" svg:height="0.475cm" svg:x="7.082cm" svg:y="5.569cm">
          <draw:text-box>
            <text:p text:style-name="P2"><text:span text:style-name="T7">4</text:span></text:p>
          </draw:text-box>
        </draw:frame>
        <draw:frame draw:style-name="gr194" draw:text-style-name="P10" draw:layer="layout" svg:width="0.37cm" svg:height="0.475cm" svg:x="9.942cm" svg:y="5.569cm">
          <draw:text-box>
            <text:p text:style-name="P2"><text:span text:style-name="T7">5</text:span></text:p>
          </draw:text-box>
        </draw:frame>
        <draw:frame draw:style-name="gr195" draw:text-style-name="P10" draw:layer="layout" svg:width="0.472cm" svg:height="0.475cm" svg:x="4.221cm" svg:y="8.386cm">
          <draw:text-box>
            <text:p text:style-name="P2"><text:span text:style-name="T7">10</text:span></text:p>
          </draw:text-box>
        </draw:frame>
        <draw:frame draw:style-name="gr195" draw:text-style-name="P10" draw:layer="layout" svg:width="0.472cm" svg:height="0.475cm" svg:x="7.082cm" svg:y="8.386cm">
          <draw:text-box>
            <text:p text:style-name="P2"><text:span text:style-name="T7">11</text:span></text:p>
          </draw:text-box>
        </draw:frame>
        <draw:frame draw:style-name="gr195" draw:text-style-name="P10" draw:layer="layout" svg:width="0.472cm" svg:height="0.475cm" svg:x="9.942cm" svg:y="8.386cm">
          <draw:text-box>
            <text:p text:style-name="P2"><text:span text:style-name="T7">12</text:span></text:p>
          </draw:text-box>
        </draw:frame>
        <draw:frame draw:style-name="gr195" draw:text-style-name="P10" draw:layer="layout" svg:width="0.472cm" svg:height="0.475cm" svg:x="4.221cm" svg:y="11.203cm">
          <draw:text-box>
            <text:p text:style-name="P2"><text:span text:style-name="T7">17</text:span></text:p>
          </draw:text-box>
        </draw:frame>
        <draw:frame draw:style-name="gr195" draw:text-style-name="P10" draw:layer="layout" svg:width="0.472cm" svg:height="0.475cm" svg:x="7.082cm" svg:y="11.203cm">
          <draw:text-box>
            <text:p text:style-name="P2"><text:span text:style-name="T7">18</text:span></text:p>
          </draw:text-box>
        </draw:frame>
        <draw:frame draw:style-name="gr195" draw:text-style-name="P10" draw:layer="layout" svg:width="0.472cm" svg:height="0.475cm" svg:x="9.942cm" svg:y="11.203cm">
          <draw:text-box>
            <text:p text:style-name="P2"><text:span text:style-name="T7">19</text:span></text:p>
          </draw:text-box>
        </draw:frame>
        <draw:frame draw:style-name="gr195" draw:text-style-name="P10" draw:layer="layout" svg:width="0.472cm" svg:height="0.475cm" svg:x="4.221cm" svg:y="13.991cm">
          <draw:text-box>
            <text:p text:style-name="P2"><text:span text:style-name="T7">24</text:span></text:p>
          </draw:text-box>
        </draw:frame>
        <draw:frame draw:style-name="gr195" draw:text-style-name="P10" draw:layer="layout" svg:width="0.472cm" svg:height="0.475cm" svg:x="7.231cm" svg:y="13.991cm">
          <draw:text-box>
            <text:p text:style-name="P2"><text:span text:style-name="T7">25</text:span></text:p>
          </draw:text-box>
        </draw:frame>
        <draw:frame draw:style-name="gr195" draw:text-style-name="P10" draw:layer="layout" svg:width="0.472cm" svg:height="0.475cm" svg:x="9.941cm" svg:y="13.991cm">
          <draw:text-box>
            <text:p text:style-name="P2"><text:span text:style-name="T7">26</text:span></text:p>
          </draw:text-box>
        </draw:frame>
        <draw:line draw:style-name="gr21" draw:text-style-name="P54" draw:layer="layout" svg:x1="4.087cm" svg:y1="19.576cm" svg:x2="4.087cm" svg:y2="16.773cm">
          <text:p/>
        </draw:line>
        <draw:line draw:style-name="gr21" draw:text-style-name="P54" draw:layer="layout" svg:x1="6.949cm" svg:y1="19.576cm" svg:x2="6.949cm" svg:y2="16.773cm">
          <text:p/>
        </draw:line>
        <draw:line draw:style-name="gr21" draw:text-style-name="P54" draw:layer="layout" svg:x1="9.81cm" svg:y1="19.576cm" svg:x2="9.81cm" svg:y2="16.773cm">
          <text:p/>
        </draw:line>
        <draw:line draw:style-name="gr21" draw:text-style-name="P54" draw:layer="layout" svg:x1="12.671cm" svg:y1="19.576cm" svg:x2="12.671cm" svg:y2="16.773cm">
          <text:p/>
        </draw:line>
        <draw:line draw:style-name="gr21" draw:text-style-name="P54" draw:layer="layout" svg:x1="4.079cm" svg:y1="19.584cm" svg:x2="12.679cm" svg:y2="19.584cm">
          <text:p/>
        </draw:line>
        <draw:frame draw:style-name="gr195" draw:text-style-name="P10" draw:layer="layout" svg:width="0.472cm" svg:height="0.475cm" svg:x="4.221cm" svg:y="16.809cm">
          <draw:text-box>
            <text:p text:style-name="P2"><text:span text:style-name="T7">31</text:span></text:p>
          </draw:text-box>
        </draw:frame>
        <draw:line draw:style-name="gr21" draw:text-style-name="P59" draw:layer="layout" svg:x1="0.704cm" svg:y1="16.766cm" svg:x2="4.09cm" svg:y2="16.766cm">
          <text:p/>
        </draw:line>
        <draw:line draw:style-name="gr32" draw:text-style-name="P54" draw:layer="layout" svg:x1="0.701cm" svg:y1="14.395cm" svg:x2="4.08cm" svg:y2="14.395cm">
          <text:p/>
        </draw:line>
        <draw:line draw:style-name="gr32" draw:text-style-name="P54" draw:layer="layout" svg:x1="0.701cm" svg:y1="14.795cm" svg:x2="4.08cm" svg:y2="14.795cm">
          <text:p/>
        </draw:line>
        <draw:line draw:style-name="gr32" draw:text-style-name="P54" draw:layer="layout" svg:x1="0.701cm" svg:y1="15.197cm" svg:x2="4.08cm" svg:y2="15.197cm">
          <text:p/>
        </draw:line>
        <draw:line draw:style-name="gr32" draw:text-style-name="P54" draw:layer="layout" svg:x1="0.701cm" svg:y1="15.597cm" svg:x2="4.08cm" svg:y2="15.597cm">
          <text:p/>
        </draw:line>
        <draw:line draw:style-name="gr32" draw:text-style-name="P54" draw:layer="layout" svg:x1="0.701cm" svg:y1="15.998cm" svg:x2="4.08cm" svg:y2="15.998cm">
          <text:p/>
        </draw:line>
        <draw:line draw:style-name="gr32" draw:text-style-name="P54" draw:layer="layout" svg:x1="0.701cm" svg:y1="16.399cm" svg:x2="4.08cm" svg:y2="16.399cm">
          <text:p/>
        </draw:line>
        <draw:frame draw:style-name="gr196" draw:text-style-name="P7" draw:layer="layout" svg:width="2.26cm" svg:height="0.475cm" svg:x="1.501cm" svg:y="13.948cm">
          <draw:text-box>
            <text:p text:style-name="P2"><text:span text:style-name="T4">Se</text:span><text:span text:style-name="T4">ma</text:span><text:span text:style-name="T4">na </text:span><text:span text:style-name="T4">21</text:span></text:p>
          </draw:text-box>
        </draw:frame>
        <draw:line draw:style-name="gr32" draw:text-style-name="P54" draw:layer="layout" svg:x1="0.701cm" svg:y1="17.206cm" svg:x2="4.08cm" svg:y2="17.206cm">
          <text:p/>
        </draw:line>
        <draw:line draw:style-name="gr32" draw:text-style-name="P54" draw:layer="layout" svg:x1="0.701cm" svg:y1="17.606cm" svg:x2="4.08cm" svg:y2="17.606cm">
          <text:p/>
        </draw:line>
        <draw:line draw:style-name="gr32" draw:text-style-name="P54" draw:layer="layout" svg:x1="0.701cm" svg:y1="18.008cm" svg:x2="4.08cm" svg:y2="18.008cm">
          <text:p/>
        </draw:line>
        <draw:line draw:style-name="gr32" draw:text-style-name="P54" draw:layer="layout" svg:x1="0.701cm" svg:y1="18.408cm" svg:x2="4.08cm" svg:y2="18.408cm">
          <text:p/>
        </draw:line>
        <draw:line draw:style-name="gr32" draw:text-style-name="P54" draw:layer="layout" svg:x1="0.701cm" svg:y1="18.809cm" svg:x2="4.08cm" svg:y2="18.809cm">
          <text:p/>
        </draw:line>
        <draw:line draw:style-name="gr32" draw:text-style-name="P54" draw:layer="layout" svg:x1="0.701cm" svg:y1="19.21cm" svg:x2="4.08cm" svg:y2="19.21cm">
          <text:p/>
        </draw:line>
        <draw:frame draw:style-name="gr196" draw:text-style-name="P7" draw:layer="layout" svg:width="2.26cm" svg:height="0.475cm" svg:x="1.501cm" svg:y="16.759cm">
          <draw:text-box>
            <text:p text:style-name="P2"><text:span text:style-name="T4">Se</text:span><text:span text:style-name="T4">ma</text:span><text:span text:style-name="T4">na </text:span><text:span text:style-name="T4">22</text:span></text:p>
          </draw:text-box>
        </draw:frame>
      </draw:page>
      <draw:page draw:name="page39" draw:style-name="dp1" draw:master-page-name="master-page34">
        <draw:custom-shape draw:style-name="gr101" draw:text-style-name="P28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1cm" svg:x2="23.46cm" svg:y2="17.261cm">
          <text:p/>
        </draw:line>
        <draw:line draw:style-name="gr32" draw:text-style-name="P21" draw:layer="layout" svg:x1="14cm" svg:y1="17.661cm" svg:x2="23.46cm" svg:y2="17.661cm">
          <text:p/>
        </draw:line>
        <draw:line draw:style-name="gr32" draw:text-style-name="P21" draw:layer="layout" svg:x1="14cm" svg:y1="18.059cm" svg:x2="23.46cm" svg:y2="18.059cm">
          <text:p/>
        </draw:line>
        <draw:line draw:style-name="gr32" draw:text-style-name="P21" draw:layer="layout" svg:x1="14cm" svg:y1="18.459cm" svg:x2="23.46cm" svg:y2="18.459cm">
          <text:p/>
        </draw:line>
        <draw:line draw:style-name="gr32" draw:text-style-name="P21" draw:layer="layout" svg:x1="14cm" svg:y1="18.859cm" svg:x2="23.46cm" svg:y2="18.859cm">
          <text:p/>
        </draw:line>
        <draw:line draw:style-name="gr32" draw:text-style-name="P21" draw:layer="layout" svg:x1="14cm" svg:y1="19.258cm" svg:x2="23.46cm" svg:y2="19.258cm">
          <text:p/>
        </draw:line>
        <draw:line draw:style-name="gr32" draw:text-style-name="P21" draw:layer="layout" svg:x1="14cm" svg:y1="19.657cm" svg:x2="23.46cm" svg:y2="19.657cm">
          <text:p/>
        </draw:line>
        <draw:line draw:style-name="gr32" draw:text-style-name="P21" draw:layer="layout" svg:x1="14cm" svg:y1="20.056cm" svg:x2="23.46cm" svg:y2="20.056cm">
          <text:p/>
        </draw:line>
        <draw:line draw:style-name="gr32" draw:text-style-name="P21" draw:layer="layout" svg:x1="14cm" svg:y1="20.455cm" svg:x2="23.46cm" svg:y2="20.455cm">
          <text:p/>
        </draw:line>
        <draw:frame draw:style-name="gr102" draw:text-style-name="P27" draw:layer="layout" svg:width="2.782cm" svg:height="0.398cm" svg:x="15.046cm" svg:y="1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3cm" svg:x2="27.256cm" svg:y2="1.963cm">
          <text:p/>
        </draw:line>
        <draw:frame draw:style-name="gr102" draw:text-style-name="P27" draw:layer="layout" svg:width="2.782cm" svg:height="0.398cm" svg:x="15.047cm" svg:y="1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09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2cm">
          <draw:text-box>
            <text:p text:style-name="P2"><text:span text:style-name="T41">29</text:span></text:p>
          </draw:text-box>
        </draw:frame>
        <draw:frame draw:style-name="gr105" draw:text-style-name="P36" draw:layer="layout" svg:width="1.543cm" svg:height="1.729cm" svg:x="25.56cm" svg:y="0.699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2cm" svg:x2="27.24cm" svg:y2="2.362cm">
          <text:p/>
        </draw:line>
        <draw:line draw:style-name="gr32" draw:text-style-name="P21" draw:layer="layout" svg:x1="21.06cm" svg:y1="2.761cm" svg:x2="27.241cm" svg:y2="2.761cm">
          <text:p/>
        </draw:line>
        <draw:line draw:style-name="gr32" draw:text-style-name="P21" draw:layer="layout" svg:x1="21.06cm" svg:y1="3.161cm" svg:x2="27.241cm" svg:y2="3.161cm">
          <text:p/>
        </draw:line>
        <draw:line draw:style-name="gr32" draw:text-style-name="P21" draw:layer="layout" svg:x1="21.06cm" svg:y1="3.559cm" svg:x2="27.241cm" svg:y2="3.559cm">
          <text:p/>
        </draw:line>
        <draw:line draw:style-name="gr32" draw:text-style-name="P21" draw:layer="layout" svg:x1="21.06cm" svg:y1="3.959cm" svg:x2="27.241cm" svg:y2="3.959cm">
          <text:p/>
        </draw:line>
        <draw:line draw:style-name="gr32" draw:text-style-name="P21" draw:layer="layout" svg:x1="21.06cm" svg:y1="4.359cm" svg:x2="27.241cm" svg:y2="4.359cm">
          <text:p/>
        </draw:line>
        <draw:line draw:style-name="gr32" draw:text-style-name="P21" draw:layer="layout" svg:x1="21.06cm" svg:y1="4.758cm" svg:x2="27.241cm" svg:y2="4.758cm">
          <text:p/>
        </draw:line>
        <draw:line draw:style-name="gr32" draw:text-style-name="P21" draw:layer="layout" svg:x1="21.06cm" svg:y1="5.157cm" svg:x2="27.241cm" svg:y2="5.157cm">
          <text:p/>
        </draw:line>
        <draw:line draw:style-name="gr32" draw:text-style-name="P21" draw:layer="layout" svg:x1="21.06cm" svg:y1="5.556cm" svg:x2="27.241cm" svg:y2="5.556cm">
          <text:p/>
        </draw:line>
        <draw:line draw:style-name="gr32" draw:text-style-name="P21" draw:layer="layout" svg:x1="21.06cm" svg:y1="5.955cm" svg:x2="27.241cm" svg:y2="5.955cm">
          <text:p/>
        </draw:line>
        <draw:line draw:style-name="gr32" draw:text-style-name="P21" draw:layer="layout" svg:x1="21.06cm" svg:y1="6.355cm" svg:x2="27.241cm" svg:y2="6.355cm">
          <text:p/>
        </draw:line>
        <draw:line draw:style-name="gr32" draw:text-style-name="P21" draw:layer="layout" svg:x1="14.66cm" svg:y1="2.363cm" svg:x2="20.84cm" svg:y2="2.363cm">
          <text:p/>
        </draw:line>
        <draw:line draw:style-name="gr32" draw:text-style-name="P21" draw:layer="layout" svg:x1="14.66cm" svg:y1="2.762cm" svg:x2="20.841cm" svg:y2="2.762cm">
          <text:p/>
        </draw:line>
        <draw:line draw:style-name="gr32" draw:text-style-name="P21" draw:layer="layout" svg:x1="14.66cm" svg:y1="3.162cm" svg:x2="20.841cm" svg:y2="3.162cm">
          <text:p/>
        </draw:line>
        <draw:line draw:style-name="gr32" draw:text-style-name="P21" draw:layer="layout" svg:x1="14.66cm" svg:y1="3.56cm" svg:x2="20.841cm" svg:y2="3.56cm">
          <text:p/>
        </draw:line>
        <draw:line draw:style-name="gr32" draw:text-style-name="P21" draw:layer="layout" svg:x1="14.66cm" svg:y1="3.96cm" svg:x2="20.841cm" svg:y2="3.96cm">
          <text:p/>
        </draw:line>
        <draw:line draw:style-name="gr32" draw:text-style-name="P21" draw:layer="layout" svg:x1="14.66cm" svg:y1="4.36cm" svg:x2="20.841cm" svg:y2="4.36cm">
          <text:p/>
        </draw:line>
        <draw:line draw:style-name="gr32" draw:text-style-name="P21" draw:layer="layout" svg:x1="14.66cm" svg:y1="4.759cm" svg:x2="20.841cm" svg:y2="4.759cm">
          <text:p/>
        </draw:line>
        <draw:line draw:style-name="gr32" draw:text-style-name="P21" draw:layer="layout" svg:x1="14.66cm" svg:y1="5.158cm" svg:x2="20.841cm" svg:y2="5.158cm">
          <text:p/>
        </draw:line>
        <draw:line draw:style-name="gr32" draw:text-style-name="P21" draw:layer="layout" svg:x1="14.66cm" svg:y1="5.557cm" svg:x2="20.841cm" svg:y2="5.557cm">
          <text:p/>
        </draw:line>
        <draw:line draw:style-name="gr32" draw:text-style-name="P21" draw:layer="layout" svg:x1="14.66cm" svg:y1="5.956cm" svg:x2="20.841cm" svg:y2="5.956cm">
          <text:p/>
        </draw:line>
        <draw:line draw:style-name="gr32" draw:text-style-name="P21" draw:layer="layout" svg:x1="14.66cm" svg:y1="6.356cm" svg:x2="20.841cm" svg:y2="6.356cm">
          <text:p/>
        </draw:line>
        <draw:frame draw:style-name="gr102" draw:text-style-name="P27" draw:layer="layout" svg:width="2.782cm" svg:height="0.398cm" svg:x="15.046cm" svg:y="6.4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3cm" svg:x2="27.256cm" svg:y2="7.063cm">
          <text:p/>
        </draw:line>
        <draw:frame draw:style-name="gr102" draw:text-style-name="P27" draw:layer="layout" svg:width="2.782cm" svg:height="0.398cm" svg:x="15.047cm" svg:y="6.4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09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2cm">
          <draw:text-box>
            <text:p text:style-name="P2"><text:span text:style-name="T41">30</text:span></text:p>
          </draw:text-box>
        </draw:frame>
        <draw:frame draw:style-name="gr102" draw:text-style-name="P27" draw:layer="layout" svg:width="2.782cm" svg:height="0.398cm" svg:x="15.046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2cm" svg:x2="27.24cm" svg:y2="7.462cm">
          <text:p/>
        </draw:line>
        <draw:line draw:style-name="gr32" draw:text-style-name="P21" draw:layer="layout" svg:x1="21.06cm" svg:y1="7.861cm" svg:x2="27.241cm" svg:y2="7.861cm">
          <text:p/>
        </draw:line>
        <draw:line draw:style-name="gr32" draw:text-style-name="P21" draw:layer="layout" svg:x1="21.06cm" svg:y1="8.261cm" svg:x2="27.241cm" svg:y2="8.261cm">
          <text:p/>
        </draw:line>
        <draw:line draw:style-name="gr32" draw:text-style-name="P21" draw:layer="layout" svg:x1="21.06cm" svg:y1="8.659cm" svg:x2="27.241cm" svg:y2="8.659cm">
          <text:p/>
        </draw:line>
        <draw:line draw:style-name="gr32" draw:text-style-name="P21" draw:layer="layout" svg:x1="21.06cm" svg:y1="9.059cm" svg:x2="27.241cm" svg:y2="9.059cm">
          <text:p/>
        </draw:line>
        <draw:line draw:style-name="gr32" draw:text-style-name="P21" draw:layer="layout" svg:x1="21.06cm" svg:y1="9.459cm" svg:x2="27.241cm" svg:y2="9.459cm">
          <text:p/>
        </draw:line>
        <draw:line draw:style-name="gr32" draw:text-style-name="P21" draw:layer="layout" svg:x1="21.06cm" svg:y1="9.858cm" svg:x2="27.241cm" svg:y2="9.858cm">
          <text:p/>
        </draw:line>
        <draw:line draw:style-name="gr32" draw:text-style-name="P21" draw:layer="layout" svg:x1="21.06cm" svg:y1="10.257cm" svg:x2="27.241cm" svg:y2="10.257cm">
          <text:p/>
        </draw:line>
        <draw:line draw:style-name="gr32" draw:text-style-name="P21" draw:layer="layout" svg:x1="21.06cm" svg:y1="10.656cm" svg:x2="27.241cm" svg:y2="10.656cm">
          <text:p/>
        </draw:line>
        <draw:line draw:style-name="gr32" draw:text-style-name="P21" draw:layer="layout" svg:x1="21.06cm" svg:y1="11.055cm" svg:x2="27.241cm" svg:y2="11.055cm">
          <text:p/>
        </draw:line>
        <draw:line draw:style-name="gr32" draw:text-style-name="P21" draw:layer="layout" svg:x1="21.06cm" svg:y1="11.455cm" svg:x2="27.241cm" svg:y2="11.455cm">
          <text:p/>
        </draw:line>
        <draw:line draw:style-name="gr32" draw:text-style-name="P38" draw:layer="layout" svg:x1="14.66cm" svg:y1="7.463cm" svg:x2="20.84cm" svg:y2="7.463cm">
          <text:p/>
        </draw:line>
        <draw:line draw:style-name="gr32" draw:text-style-name="P38" draw:layer="layout" svg:x1="14.66cm" svg:y1="7.862cm" svg:x2="20.841cm" svg:y2="7.862cm">
          <text:p/>
        </draw:line>
        <draw:line draw:style-name="gr32" draw:text-style-name="P38" draw:layer="layout" svg:x1="14.66cm" svg:y1="8.262cm" svg:x2="20.841cm" svg:y2="8.262cm">
          <text:p/>
        </draw:line>
        <draw:line draw:style-name="gr32" draw:text-style-name="P38" draw:layer="layout" svg:x1="14.66cm" svg:y1="8.66cm" svg:x2="20.841cm" svg:y2="8.66cm">
          <text:p/>
        </draw:line>
        <draw:line draw:style-name="gr32" draw:text-style-name="P38" draw:layer="layout" svg:x1="14.66cm" svg:y1="9.06cm" svg:x2="20.841cm" svg:y2="9.06cm">
          <text:p/>
        </draw:line>
        <draw:line draw:style-name="gr32" draw:text-style-name="P38" draw:layer="layout" svg:x1="14.66cm" svg:y1="9.46cm" svg:x2="20.841cm" svg:y2="9.46cm">
          <text:p/>
        </draw:line>
        <draw:line draw:style-name="gr32" draw:text-style-name="P38" draw:layer="layout" svg:x1="14.66cm" svg:y1="9.859cm" svg:x2="20.841cm" svg:y2="9.859cm">
          <text:p/>
        </draw:line>
        <draw:line draw:style-name="gr32" draw:text-style-name="P38" draw:layer="layout" svg:x1="14.66cm" svg:y1="10.258cm" svg:x2="20.841cm" svg:y2="10.258cm">
          <text:p/>
        </draw:line>
        <draw:line draw:style-name="gr32" draw:text-style-name="P38" draw:layer="layout" svg:x1="14.66cm" svg:y1="10.657cm" svg:x2="20.841cm" svg:y2="10.657cm">
          <text:p/>
        </draw:line>
        <draw:line draw:style-name="gr32" draw:text-style-name="P38" draw:layer="layout" svg:x1="14.66cm" svg:y1="11.056cm" svg:x2="20.841cm" svg:y2="11.056cm">
          <text:p/>
        </draw:line>
        <draw:line draw:style-name="gr32" draw:text-style-name="P38" draw:layer="layout" svg:x1="14.66cm" svg:y1="11.456cm" svg:x2="20.841cm" svg:y2="11.456cm">
          <text:p/>
        </draw:line>
        <draw:frame draw:style-name="gr102" draw:text-style-name="P27" draw:layer="layout" svg:width="2.782cm" svg:height="0.398cm" svg:x="15.046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3cm" svg:x2="27.256cm" svg:y2="12.163cm">
          <text:p/>
        </draw:line>
        <draw:frame draw:style-name="gr102" draw:text-style-name="P27" draw:layer="layout" svg:width="2.782cm" svg:height="0.398cm" svg:x="15.047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09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5cm" svg:y="11.612cm">
          <draw:text-box>
            <text:p text:style-name="P2"><text:span text:style-name="T41">1</text:span></text:p>
          </draw:text-box>
        </draw:frame>
        <draw:line draw:style-name="gr32" draw:text-style-name="P21" draw:layer="layout" svg:x1="21.06cm" svg:y1="12.562cm" svg:x2="27.24cm" svg:y2="12.562cm">
          <text:p/>
        </draw:line>
        <draw:line draw:style-name="gr32" draw:text-style-name="P21" draw:layer="layout" svg:x1="21.06cm" svg:y1="12.961cm" svg:x2="27.241cm" svg:y2="12.961cm">
          <text:p/>
        </draw:line>
        <draw:line draw:style-name="gr32" draw:text-style-name="P21" draw:layer="layout" svg:x1="21.06cm" svg:y1="13.361cm" svg:x2="27.241cm" svg:y2="13.361cm">
          <text:p/>
        </draw:line>
        <draw:line draw:style-name="gr32" draw:text-style-name="P21" draw:layer="layout" svg:x1="21.06cm" svg:y1="13.759cm" svg:x2="27.241cm" svg:y2="13.759cm">
          <text:p/>
        </draw:line>
        <draw:line draw:style-name="gr32" draw:text-style-name="P21" draw:layer="layout" svg:x1="21.06cm" svg:y1="14.159cm" svg:x2="27.241cm" svg:y2="14.159cm">
          <text:p/>
        </draw:line>
        <draw:line draw:style-name="gr32" draw:text-style-name="P21" draw:layer="layout" svg:x1="21.06cm" svg:y1="14.559cm" svg:x2="27.241cm" svg:y2="14.559cm">
          <text:p/>
        </draw:line>
        <draw:line draw:style-name="gr32" draw:text-style-name="P21" draw:layer="layout" svg:x1="21.06cm" svg:y1="14.958cm" svg:x2="27.241cm" svg:y2="14.958cm">
          <text:p/>
        </draw:line>
        <draw:line draw:style-name="gr32" draw:text-style-name="P21" draw:layer="layout" svg:x1="21.06cm" svg:y1="15.357cm" svg:x2="27.241cm" svg:y2="15.357cm">
          <text:p/>
        </draw:line>
        <draw:line draw:style-name="gr32" draw:text-style-name="P21" draw:layer="layout" svg:x1="21.06cm" svg:y1="15.756cm" svg:x2="27.241cm" svg:y2="15.756cm">
          <text:p/>
        </draw:line>
        <draw:line draw:style-name="gr32" draw:text-style-name="P21" draw:layer="layout" svg:x1="21.06cm" svg:y1="16.155cm" svg:x2="27.241cm" svg:y2="16.155cm">
          <text:p/>
        </draw:line>
        <draw:line draw:style-name="gr32" draw:text-style-name="P39" draw:layer="layout" svg:x1="14.66cm" svg:y1="12.563cm" svg:x2="20.84cm" svg:y2="12.563cm">
          <text:p/>
        </draw:line>
        <draw:line draw:style-name="gr32" draw:text-style-name="P39" draw:layer="layout" svg:x1="14.66cm" svg:y1="12.962cm" svg:x2="20.841cm" svg:y2="12.962cm">
          <text:p/>
        </draw:line>
        <draw:line draw:style-name="gr32" draw:text-style-name="P39" draw:layer="layout" svg:x1="14.66cm" svg:y1="13.362cm" svg:x2="20.841cm" svg:y2="13.362cm">
          <text:p/>
        </draw:line>
        <draw:line draw:style-name="gr32" draw:text-style-name="P39" draw:layer="layout" svg:x1="14.66cm" svg:y1="13.76cm" svg:x2="20.841cm" svg:y2="13.76cm">
          <text:p/>
        </draw:line>
        <draw:line draw:style-name="gr32" draw:text-style-name="P39" draw:layer="layout" svg:x1="14.66cm" svg:y1="14.16cm" svg:x2="20.841cm" svg:y2="14.16cm">
          <text:p/>
        </draw:line>
        <draw:line draw:style-name="gr32" draw:text-style-name="P39" draw:layer="layout" svg:x1="14.66cm" svg:y1="14.56cm" svg:x2="20.841cm" svg:y2="14.56cm">
          <text:p/>
        </draw:line>
        <draw:line draw:style-name="gr32" draw:text-style-name="P39" draw:layer="layout" svg:x1="14.66cm" svg:y1="14.959cm" svg:x2="20.841cm" svg:y2="14.959cm">
          <text:p/>
        </draw:line>
        <draw:line draw:style-name="gr32" draw:text-style-name="P39" draw:layer="layout" svg:x1="14.66cm" svg:y1="15.358cm" svg:x2="20.841cm" svg:y2="15.358cm">
          <text:p/>
        </draw:line>
        <draw:line draw:style-name="gr32" draw:text-style-name="P39" draw:layer="layout" svg:x1="14.66cm" svg:y1="15.757cm" svg:x2="20.841cm" svg:y2="15.757cm">
          <text:p/>
        </draw:line>
        <draw:line draw:style-name="gr32" draw:text-style-name="P39" draw:layer="layout" svg:x1="14.66cm" svg:y1="16.156cm" svg:x2="20.841cm" svg:y2="16.156cm">
          <text:p/>
        </draw:line>
        <draw:frame draw:style-name="gr107" draw:text-style-name="P22" draw:layer="layout" svg:width="1.836cm" svg:height="0.533cm" svg:x="22.043cm" svg:y="11.61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3cm">
          <draw:text-box>
            <text:p text:style-name="P2"><text:span text:style-name="T41">2</text:span></text:p>
          </draw:text-box>
        </draw:frame>
        <draw:frame draw:style-name="gr109" draw:text-style-name="P40" draw:layer="layout" svg:width="1.211cm" svg:height="0.517cm" svg:x="14.667cm" svg:y="17.006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2cm" svg:x2="20.842cm" svg:y2="16.552cm">
          <text:p/>
        </draw:line>
        <draw:line draw:style-name="gr32" draw:text-style-name="P21" draw:layer="layout" svg:x1="21.061cm" svg:y1="16.552cm" svg:x2="27.242cm" svg:y2="16.552cm">
          <text:p/>
        </draw:line>
        <draw:frame draw:style-name="gr110" draw:text-style-name="P41" draw:layer="layout" svg:width="0.855cm" svg:height="0.408cm" svg:x="14.71cm" svg:y="2.13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2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2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29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28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27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27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6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2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2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1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1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29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29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28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27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6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6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5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2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2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1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1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39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39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38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37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6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6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5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2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2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1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1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29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29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28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27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6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6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5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2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2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1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1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29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29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28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27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6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6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5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3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2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2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39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38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37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37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6cm">
          <draw:text-box>
            <text:p text:style-name="P2"><text:span text:style-name="T43">18:00</text:span></text:p>
          </draw:text-box>
        </draw:frame>
        <draw:custom-shape draw:style-name="gr120" draw:text-style-name="P42" draw:layer="layout" svg:width="3.461cm" svg:height="0.348cm" svg:x="23.667cm" svg:y="20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43" draw:layer="layout" svg:width="0.198cm" svg:height="0.371cm" svg:x="23.787cm" svg:y="17.73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5.02cm" svg:y="17.006cm">
          <draw:text-box>
            <text:p text:style-name="P2"><text:span text:style-name="T42">Ab</text:span><text:span text:style-name="T42">ril</text:span></text:p>
          </draw:text-box>
        </draw:frame>
        <draw:line draw:style-name="gr32" draw:text-style-name="P21" draw:layer="layout" svg:x1="23.747cm" svg:y1="18.081cm" svg:x2="27.029cm" svg:y2="18.081cm">
          <text:p/>
        </draw:line>
        <draw:frame draw:style-name="gr124" draw:text-style-name="P43" draw:layer="layout" svg:width="0.198cm" svg:height="0.298cm" svg:x="25.849cm" svg:y="18.377cm">
          <draw:text-box>
            <text:p text:style-name="P2"><text:span text:style-name="T44">2</text:span></text:p>
          </draw:text-box>
        </draw:frame>
        <draw:frame draw:style-name="gr124" draw:text-style-name="P43" draw:layer="layout" svg:width="0.198cm" svg:height="0.298cm" svg:x="26.362cm" svg:y="18.377cm">
          <draw:text-box>
            <text:p text:style-name="P2"><text:span text:style-name="T44">3</text:span></text:p>
          </draw:text-box>
        </draw:frame>
        <draw:frame draw:style-name="gr124" draw:text-style-name="P43" draw:layer="layout" svg:width="0.198cm" svg:height="0.298cm" svg:x="26.883cm" svg:y="18.377cm">
          <draw:text-box>
            <text:p text:style-name="P2"><text:span text:style-name="T44">4</text:span></text:p>
          </draw:text-box>
        </draw:frame>
        <draw:frame draw:style-name="gr124" draw:text-style-name="P43" draw:layer="layout" svg:width="0.198cm" svg:height="0.298cm" svg:x="23.796cm" svg:y="18.893cm">
          <draw:text-box>
            <text:p text:style-name="P2"><text:span text:style-name="T44">5</text:span></text:p>
          </draw:text-box>
        </draw:frame>
        <draw:frame draw:style-name="gr124" draw:text-style-name="P43" draw:layer="layout" svg:width="0.198cm" svg:height="0.298cm" svg:x="24.309cm" svg:y="18.893cm">
          <draw:text-box>
            <text:p text:style-name="P2"><text:span text:style-name="T44">6</text:span></text:p>
          </draw:text-box>
        </draw:frame>
        <draw:frame draw:style-name="gr125" draw:text-style-name="P43" draw:layer="layout" svg:width="0.257cm" svg:height="0.298cm" svg:x="24.786cm" svg:y="18.893cm">
          <draw:text-box>
            <text:p text:style-name="P2"><text:span text:style-name="T44">7</text:span></text:p>
          </draw:text-box>
        </draw:frame>
        <draw:frame draw:style-name="gr125" draw:text-style-name="P43" draw:layer="layout" svg:width="0.257cm" svg:height="0.298cm" svg:x="25.327cm" svg:y="18.893cm">
          <draw:text-box>
            <text:p text:style-name="P2"><text:span text:style-name="T44">8</text:span></text:p>
          </draw:text-box>
        </draw:frame>
        <draw:frame draw:style-name="gr125" draw:text-style-name="P43" draw:layer="layout" svg:width="0.257cm" svg:height="0.298cm" svg:x="25.816cm" svg:y="18.893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6.332cm" svg:y="18.893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6.845cm" svg:y="18.893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3.761cm" svg:y="19.41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4.275cm" svg:y="19.41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4.796cm" svg:y="19.41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5.302cm" svg:y="19.41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5.815cm" svg:y="19.41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6.302cm" svg:y="19.41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6.842cm" svg:y="19.4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3.737cm" svg:y="19.929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4.253cm" svg:y="19.929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4.767cm" svg:y="19.929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5.277cm" svg:y="19.929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5.79cm" svg:y="19.929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6.311cm" svg:y="19.929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6.819cm" svg:y="19.929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5.327cm" svg:y="18.382cm">
          <draw:text-box>
            <text:p text:style-name="P2"><text:span text:style-name="T44">1</text:span></text:p>
          </draw:text-box>
        </draw:frame>
        <draw:frame draw:style-name="gr125" draw:text-style-name="P43" draw:layer="layout" svg:width="0.257cm" svg:height="0.298cm" svg:x="23.739cm" svg:y="20.452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4.255cm" svg:y="20.452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4.769cm" svg:y="20.452cm">
          <draw:text-box>
            <text:p text:style-name="P2"><text:span text:style-name="T44">28</text:span></text:p>
          </draw:text-box>
        </draw:frame>
        <draw:frame draw:style-name="gr125" draw:text-style-name="P43" draw:layer="layout" svg:width="0.257cm" svg:height="0.298cm" svg:x="25.279cm" svg:y="20.452cm">
          <draw:text-box>
            <text:p text:style-name="P2"><text:span text:style-name="T44">29</text:span></text:p>
          </draw:text-box>
        </draw:frame>
        <draw:frame draw:style-name="gr125" draw:text-style-name="P43" draw:layer="layout" svg:width="0.257cm" svg:height="0.298cm" svg:x="25.792cm" svg:y="20.452cm">
          <draw:text-box>
            <text:p text:style-name="P2"><text:span text:style-name="T44">30</text:span></text:p>
          </draw:text-box>
        </draw:frame>
      </draw:page>
      <draw:page draw:name="page40" draw:style-name="dp1" draw:master-page-name="master-page34">
        <draw:line draw:style-name="gr32" draw:text-style-name="P21" draw:layer="layout" svg:x1="14.489cm" svg:y1="2.663cm" svg:x2="27.24cm" svg:y2="2.663cm">
          <text:p/>
        </draw:line>
        <draw:line draw:style-name="gr32" draw:text-style-name="P21" draw:layer="layout" svg:x1="14.489cm" svg:y1="3.528cm" svg:x2="27.24cm" svg:y2="3.528cm">
          <text:p/>
        </draw:line>
        <draw:line draw:style-name="gr32" draw:text-style-name="P21" draw:layer="layout" svg:x1="14.489cm" svg:y1="4.395cm" svg:x2="27.24cm" svg:y2="4.395cm">
          <text:p/>
        </draw:line>
        <draw:line draw:style-name="gr32" draw:text-style-name="P21" draw:layer="layout" svg:x1="14.489cm" svg:y1="5.261cm" svg:x2="27.24cm" svg:y2="5.261cm">
          <text:p/>
        </draw:line>
        <draw:line draw:style-name="gr32" draw:text-style-name="P21" draw:layer="layout" svg:x1="14.489cm" svg:y1="6.127cm" svg:x2="27.24cm" svg:y2="6.127cm">
          <text:p/>
        </draw:line>
        <draw:line draw:style-name="gr32" draw:text-style-name="P21" draw:layer="layout" svg:x1="14.489cm" svg:y1="6.994cm" svg:x2="27.24cm" svg:y2="6.994cm">
          <text:p/>
        </draw:line>
        <draw:line draw:style-name="gr32" draw:text-style-name="P21" draw:layer="layout" svg:x1="14.489cm" svg:y1="7.86cm" svg:x2="27.24cm" svg:y2="7.86cm">
          <text:p/>
        </draw:line>
        <draw:line draw:style-name="gr32" draw:text-style-name="P21" draw:layer="layout" svg:x1="14.489cm" svg:y1="8.725cm" svg:x2="27.24cm" svg:y2="8.725cm">
          <text:p/>
        </draw:line>
        <draw:line draw:style-name="gr32" draw:text-style-name="P21" draw:layer="layout" svg:x1="14.489cm" svg:y1="9.592cm" svg:x2="27.24cm" svg:y2="9.592cm">
          <text:p/>
        </draw:line>
        <draw:line draw:style-name="gr32" draw:text-style-name="P21" draw:layer="layout" svg:x1="14.489cm" svg:y1="10.457cm" svg:x2="27.24cm" svg:y2="10.457cm">
          <text:p/>
        </draw:line>
        <draw:line draw:style-name="gr32" draw:text-style-name="P21" draw:layer="layout" svg:x1="14.489cm" svg:y1="11.324cm" svg:x2="27.24cm" svg:y2="11.324cm">
          <text:p/>
        </draw:line>
        <draw:line draw:style-name="gr32" draw:text-style-name="P21" draw:layer="layout" svg:x1="14.489cm" svg:y1="12.19cm" svg:x2="27.24cm" svg:y2="12.19cm">
          <text:p/>
        </draw:line>
        <draw:line draw:style-name="gr32" draw:text-style-name="P21" draw:layer="layout" svg:x1="14.489cm" svg:y1="13.055cm" svg:x2="27.24cm" svg:y2="13.055cm">
          <text:p/>
        </draw:line>
        <draw:line draw:style-name="gr32" draw:text-style-name="P21" draw:layer="layout" svg:x1="14.489cm" svg:y1="13.922cm" svg:x2="27.24cm" svg:y2="13.922cm">
          <text:p/>
        </draw:line>
        <draw:line draw:style-name="gr32" draw:text-style-name="P21" draw:layer="layout" svg:x1="14.489cm" svg:y1="14.784cm" svg:x2="27.24cm" svg:y2="14.784cm">
          <text:p/>
        </draw:line>
        <draw:line draw:style-name="gr32" draw:text-style-name="P21" draw:layer="layout" svg:x1="14.489cm" svg:y1="15.644cm" svg:x2="27.24cm" svg:y2="15.644cm">
          <text:p/>
        </draw:line>
        <draw:line draw:style-name="gr32" draw:text-style-name="P21" draw:layer="layout" svg:x1="14.489cm" svg:y1="16.504cm" svg:x2="27.24cm" svg:y2="16.504cm">
          <text:p/>
        </draw:line>
        <draw:line draw:style-name="gr32" draw:text-style-name="P21" draw:layer="layout" svg:x1="14.489cm" svg:y1="17.364cm" svg:x2="27.24cm" svg:y2="17.364cm">
          <text:p/>
        </draw:line>
        <draw:line draw:style-name="gr32" draw:text-style-name="P21" draw:layer="layout" svg:x1="14.489cm" svg:y1="18.224cm" svg:x2="27.24cm" svg:y2="18.224cm">
          <text:p/>
        </draw:line>
        <draw:line draw:style-name="gr32" draw:text-style-name="P21" draw:layer="layout" svg:x1="14.489cm" svg:y1="19.084cm" svg:x2="27.24cm" svg:y2="19.084cm">
          <text:p/>
        </draw:line>
        <draw:line draw:style-name="gr32" draw:text-style-name="P21" draw:layer="layout" svg:x1="14.489cm" svg:y1="19.944cm" svg:x2="27.24cm" svg:y2="19.944cm">
          <text:p/>
        </draw:line>
        <draw:line draw:style-name="gr32" draw:text-style-name="P21" draw:layer="layout" svg:x1="14.489cm" svg:y1="20.804cm" svg:x2="27.24cm" svg:y2="20.804cm">
          <text:p/>
        </draw:line>
        <draw:line draw:style-name="gr21" draw:text-style-name="P19" draw:layer="layout" svg:x1="14.407cm" svg:y1="1.963cm" svg:x2="27.256cm" svg:y2="1.963cm">
          <text:p/>
        </draw:line>
        <draw:frame draw:style-name="gr105" draw:text-style-name="P36" draw:layer="layout" svg:width="1.543cm" svg:height="1.729cm" svg:x="25.561cm" svg:y="0.699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0" draw:text-style-name="P33" draw:layer="layout" svg:width="2.186cm" svg:height="0.556cm" svg:x="20.3cm" svg:y="1.209cm">
          <draw:text-box>
            <text:p text:style-name="P2"><text:span text:style-name="T40">N</text:span><text:span text:style-name="T40">ot</text:span><text:span text:style-name="T40">as</text:span></text:p>
          </draw:text-box>
        </draw:frame>
        <draw:frame draw:style-name="gr126" draw:text-style-name="P27" draw:layer="layout" svg:width="2.869cm" svg:height="0.398cm" svg:x="1.365cm" svg:y="1.3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2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2"><text:span text:style-name="T41">26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2"><text:span text:style-name="T30">A</text:span><text:span text:style-name="T30">B</text:span><text:span text:style-name="T30">R</text:span><text:span text:style-name="T30">IL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2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2"><text:span text:style-name="T32">M</text:span><text:span text:style-name="T32">art</text:span><text:span text:style-name="T32">es</text:span></text:p>
          </draw:text-box>
        </draw:frame>
        <draw:frame draw:style-name="gr106" draw:text-style-name="P34" draw:layer="layout" svg:width="0.548cm" svg:height="0.687cm" svg:x="0.92cm" svg:y="6.51cm">
          <draw:text-box>
            <text:p text:style-name="P2"><text:span text:style-name="T41">27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2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2"><text:span text:style-name="T41">28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2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2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2"><text:span text:style-name="T40">Se</text:span><text:span text:style-name="T40">m</text:span><text:span text:style-name="T40">an</text:span><text:span text:style-name="T40">a </text:span><text:span text:style-name="T40">17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2"><text:span text:style-name="T43">13:00</text:span></text:p>
          </draw:text-box>
        </draw:frame>
      </draw:page>
      <draw:page draw:name="page41" draw:style-name="dp1" draw:master-page-name="master-page34">
        <draw:frame draw:style-name="gr126" draw:text-style-name="P27" draw:layer="layout" svg:width="2.869cm" svg:height="0.398cm" svg:x="1.365cm" svg:y="1.3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2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2"><text:span text:style-name="T41">5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2"><text:span text:style-name="T30">A</text:span><text:span text:style-name="T30">B</text:span><text:span text:style-name="T30">R</text:span><text:span text:style-name="T30">IL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2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2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2"><text:span text:style-name="T41">6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2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2"><text:span text:style-name="T41">7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2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2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2"><text:span text:style-name="T40">Se</text:span><text:span text:style-name="T40">m</text:span><text:span text:style-name="T40">an</text:span><text:span text:style-name="T40">a </text:span><text:span text:style-name="T40">14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2"><text:span text:style-name="T43">13:00</text:span></text:p>
          </draw:text-box>
        </draw:frame>
        <draw:custom-shape draw:style-name="gr101" draw:text-style-name="P28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2cm" svg:x2="23.46cm" svg:y2="17.262cm">
          <text:p/>
        </draw:line>
        <draw:line draw:style-name="gr32" draw:text-style-name="P21" draw:layer="layout" svg:x1="14cm" svg:y1="17.662cm" svg:x2="23.46cm" svg:y2="17.662cm">
          <text:p/>
        </draw:line>
        <draw:line draw:style-name="gr32" draw:text-style-name="P21" draw:layer="layout" svg:x1="14cm" svg:y1="18.06cm" svg:x2="23.46cm" svg:y2="18.06cm">
          <text:p/>
        </draw:line>
        <draw:line draw:style-name="gr32" draw:text-style-name="P21" draw:layer="layout" svg:x1="14cm" svg:y1="18.46cm" svg:x2="23.46cm" svg:y2="18.46cm">
          <text:p/>
        </draw:line>
        <draw:line draw:style-name="gr32" draw:text-style-name="P21" draw:layer="layout" svg:x1="14cm" svg:y1="18.86cm" svg:x2="23.46cm" svg:y2="18.86cm">
          <text:p/>
        </draw:line>
        <draw:line draw:style-name="gr32" draw:text-style-name="P21" draw:layer="layout" svg:x1="14cm" svg:y1="19.259cm" svg:x2="23.46cm" svg:y2="19.259cm">
          <text:p/>
        </draw:line>
        <draw:line draw:style-name="gr32" draw:text-style-name="P21" draw:layer="layout" svg:x1="14cm" svg:y1="19.658cm" svg:x2="23.46cm" svg:y2="19.658cm">
          <text:p/>
        </draw:line>
        <draw:line draw:style-name="gr32" draw:text-style-name="P21" draw:layer="layout" svg:x1="14cm" svg:y1="20.057cm" svg:x2="23.46cm" svg:y2="20.057cm">
          <text:p/>
        </draw:line>
        <draw:line draw:style-name="gr32" draw:text-style-name="P21" draw:layer="layout" svg:x1="14cm" svg:y1="20.456cm" svg:x2="23.46cm" svg:y2="20.456cm">
          <text:p/>
        </draw:line>
        <draw:frame draw:style-name="gr102" draw:text-style-name="P27" draw:layer="layout" svg:width="2.782cm" svg:height="0.398cm" svg:x="15.046cm" svg:y="1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4cm" svg:x2="27.256cm" svg:y2="1.964cm">
          <text:p/>
        </draw:line>
        <draw:frame draw:style-name="gr102" draw:text-style-name="P27" draw:layer="layout" svg:width="2.782cm" svg:height="0.398cm" svg:x="15.047cm" svg:y="1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3cm">
          <draw:text-box>
            <text:p text:style-name="P2"><text:span text:style-name="T41">22</text:span></text:p>
          </draw:text-box>
        </draw:frame>
        <draw:frame draw:style-name="gr105" draw:text-style-name="P36" draw:layer="layout" svg:width="1.543cm" svg:height="1.729cm" svg:x="25.56cm" svg:y="0.7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3cm" svg:x2="27.24cm" svg:y2="2.363cm">
          <text:p/>
        </draw:line>
        <draw:line draw:style-name="gr32" draw:text-style-name="P21" draw:layer="layout" svg:x1="21.06cm" svg:y1="2.762cm" svg:x2="27.241cm" svg:y2="2.762cm">
          <text:p/>
        </draw:line>
        <draw:line draw:style-name="gr32" draw:text-style-name="P21" draw:layer="layout" svg:x1="21.06cm" svg:y1="3.162cm" svg:x2="27.241cm" svg:y2="3.162cm">
          <text:p/>
        </draw:line>
        <draw:line draw:style-name="gr32" draw:text-style-name="P21" draw:layer="layout" svg:x1="21.06cm" svg:y1="3.56cm" svg:x2="27.241cm" svg:y2="3.56cm">
          <text:p/>
        </draw:line>
        <draw:line draw:style-name="gr32" draw:text-style-name="P21" draw:layer="layout" svg:x1="21.06cm" svg:y1="3.96cm" svg:x2="27.241cm" svg:y2="3.96cm">
          <text:p/>
        </draw:line>
        <draw:line draw:style-name="gr32" draw:text-style-name="P21" draw:layer="layout" svg:x1="21.06cm" svg:y1="4.36cm" svg:x2="27.241cm" svg:y2="4.36cm">
          <text:p/>
        </draw:line>
        <draw:line draw:style-name="gr32" draw:text-style-name="P21" draw:layer="layout" svg:x1="21.06cm" svg:y1="4.759cm" svg:x2="27.241cm" svg:y2="4.759cm">
          <text:p/>
        </draw:line>
        <draw:line draw:style-name="gr32" draw:text-style-name="P21" draw:layer="layout" svg:x1="21.06cm" svg:y1="5.158cm" svg:x2="27.241cm" svg:y2="5.158cm">
          <text:p/>
        </draw:line>
        <draw:line draw:style-name="gr32" draw:text-style-name="P21" draw:layer="layout" svg:x1="21.06cm" svg:y1="5.557cm" svg:x2="27.241cm" svg:y2="5.557cm">
          <text:p/>
        </draw:line>
        <draw:line draw:style-name="gr32" draw:text-style-name="P21" draw:layer="layout" svg:x1="21.06cm" svg:y1="5.956cm" svg:x2="27.241cm" svg:y2="5.956cm">
          <text:p/>
        </draw:line>
        <draw:line draw:style-name="gr32" draw:text-style-name="P21" draw:layer="layout" svg:x1="21.06cm" svg:y1="6.356cm" svg:x2="27.241cm" svg:y2="6.356cm">
          <text:p/>
        </draw:line>
        <draw:line draw:style-name="gr32" draw:text-style-name="P21" draw:layer="layout" svg:x1="14.66cm" svg:y1="2.364cm" svg:x2="20.84cm" svg:y2="2.364cm">
          <text:p/>
        </draw:line>
        <draw:line draw:style-name="gr32" draw:text-style-name="P21" draw:layer="layout" svg:x1="14.66cm" svg:y1="2.763cm" svg:x2="20.841cm" svg:y2="2.763cm">
          <text:p/>
        </draw:line>
        <draw:line draw:style-name="gr32" draw:text-style-name="P21" draw:layer="layout" svg:x1="14.66cm" svg:y1="3.163cm" svg:x2="20.841cm" svg:y2="3.163cm">
          <text:p/>
        </draw:line>
        <draw:line draw:style-name="gr32" draw:text-style-name="P21" draw:layer="layout" svg:x1="14.66cm" svg:y1="3.561cm" svg:x2="20.841cm" svg:y2="3.561cm">
          <text:p/>
        </draw:line>
        <draw:line draw:style-name="gr32" draw:text-style-name="P21" draw:layer="layout" svg:x1="14.66cm" svg:y1="3.961cm" svg:x2="20.841cm" svg:y2="3.961cm">
          <text:p/>
        </draw:line>
        <draw:line draw:style-name="gr32" draw:text-style-name="P21" draw:layer="layout" svg:x1="14.66cm" svg:y1="4.361cm" svg:x2="20.841cm" svg:y2="4.361cm">
          <text:p/>
        </draw:line>
        <draw:line draw:style-name="gr32" draw:text-style-name="P21" draw:layer="layout" svg:x1="14.66cm" svg:y1="4.76cm" svg:x2="20.841cm" svg:y2="4.76cm">
          <text:p/>
        </draw:line>
        <draw:line draw:style-name="gr32" draw:text-style-name="P21" draw:layer="layout" svg:x1="14.66cm" svg:y1="5.159cm" svg:x2="20.841cm" svg:y2="5.159cm">
          <text:p/>
        </draw:line>
        <draw:line draw:style-name="gr32" draw:text-style-name="P21" draw:layer="layout" svg:x1="14.66cm" svg:y1="5.558cm" svg:x2="20.841cm" svg:y2="5.558cm">
          <text:p/>
        </draw:line>
        <draw:line draw:style-name="gr32" draw:text-style-name="P21" draw:layer="layout" svg:x1="14.66cm" svg:y1="5.957cm" svg:x2="20.841cm" svg:y2="5.957cm">
          <text:p/>
        </draw:line>
        <draw:line draw:style-name="gr32" draw:text-style-name="P21" draw:layer="layout" svg:x1="14.66cm" svg:y1="6.357cm" svg:x2="20.841cm" svg:y2="6.357cm">
          <text:p/>
        </draw:line>
        <draw:frame draw:style-name="gr102" draw:text-style-name="P27" draw:layer="layout" svg:width="2.782cm" svg:height="0.398cm" svg:x="15.046cm" svg:y="6.4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4cm" svg:x2="27.256cm" svg:y2="7.064cm">
          <text:p/>
        </draw:line>
        <draw:frame draw:style-name="gr102" draw:text-style-name="P27" draw:layer="layout" svg:width="2.782cm" svg:height="0.398cm" svg:x="15.047cm" svg:y="6.4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3cm">
          <draw:text-box>
            <text:p text:style-name="P2"><text:span text:style-name="T41">23</text:span></text:p>
          </draw:text-box>
        </draw:frame>
        <draw:frame draw:style-name="gr102" draw:text-style-name="P27" draw:layer="layout" svg:width="2.782cm" svg:height="0.398cm" svg:x="15.04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3cm" svg:x2="27.24cm" svg:y2="7.463cm">
          <text:p/>
        </draw:line>
        <draw:line draw:style-name="gr32" draw:text-style-name="P21" draw:layer="layout" svg:x1="21.06cm" svg:y1="7.862cm" svg:x2="27.241cm" svg:y2="7.862cm">
          <text:p/>
        </draw:line>
        <draw:line draw:style-name="gr32" draw:text-style-name="P21" draw:layer="layout" svg:x1="21.06cm" svg:y1="8.262cm" svg:x2="27.241cm" svg:y2="8.262cm">
          <text:p/>
        </draw:line>
        <draw:line draw:style-name="gr32" draw:text-style-name="P21" draw:layer="layout" svg:x1="21.06cm" svg:y1="8.66cm" svg:x2="27.241cm" svg:y2="8.66cm">
          <text:p/>
        </draw:line>
        <draw:line draw:style-name="gr32" draw:text-style-name="P21" draw:layer="layout" svg:x1="21.06cm" svg:y1="9.06cm" svg:x2="27.241cm" svg:y2="9.06cm">
          <text:p/>
        </draw:line>
        <draw:line draw:style-name="gr32" draw:text-style-name="P21" draw:layer="layout" svg:x1="21.06cm" svg:y1="9.46cm" svg:x2="27.241cm" svg:y2="9.46cm">
          <text:p/>
        </draw:line>
        <draw:line draw:style-name="gr32" draw:text-style-name="P21" draw:layer="layout" svg:x1="21.06cm" svg:y1="9.859cm" svg:x2="27.241cm" svg:y2="9.859cm">
          <text:p/>
        </draw:line>
        <draw:line draw:style-name="gr32" draw:text-style-name="P21" draw:layer="layout" svg:x1="21.06cm" svg:y1="10.258cm" svg:x2="27.241cm" svg:y2="10.258cm">
          <text:p/>
        </draw:line>
        <draw:line draw:style-name="gr32" draw:text-style-name="P21" draw:layer="layout" svg:x1="21.06cm" svg:y1="10.657cm" svg:x2="27.241cm" svg:y2="10.657cm">
          <text:p/>
        </draw:line>
        <draw:line draw:style-name="gr32" draw:text-style-name="P21" draw:layer="layout" svg:x1="21.06cm" svg:y1="11.056cm" svg:x2="27.241cm" svg:y2="11.056cm">
          <text:p/>
        </draw:line>
        <draw:line draw:style-name="gr32" draw:text-style-name="P21" draw:layer="layout" svg:x1="21.06cm" svg:y1="11.456cm" svg:x2="27.241cm" svg:y2="11.456cm">
          <text:p/>
        </draw:line>
        <draw:line draw:style-name="gr32" draw:text-style-name="P38" draw:layer="layout" svg:x1="14.66cm" svg:y1="7.464cm" svg:x2="20.84cm" svg:y2="7.464cm">
          <text:p/>
        </draw:line>
        <draw:line draw:style-name="gr32" draw:text-style-name="P38" draw:layer="layout" svg:x1="14.66cm" svg:y1="7.863cm" svg:x2="20.841cm" svg:y2="7.863cm">
          <text:p/>
        </draw:line>
        <draw:line draw:style-name="gr32" draw:text-style-name="P38" draw:layer="layout" svg:x1="14.66cm" svg:y1="8.263cm" svg:x2="20.841cm" svg:y2="8.263cm">
          <text:p/>
        </draw:line>
        <draw:line draw:style-name="gr32" draw:text-style-name="P38" draw:layer="layout" svg:x1="14.66cm" svg:y1="8.661cm" svg:x2="20.841cm" svg:y2="8.661cm">
          <text:p/>
        </draw:line>
        <draw:line draw:style-name="gr32" draw:text-style-name="P38" draw:layer="layout" svg:x1="14.66cm" svg:y1="9.061cm" svg:x2="20.841cm" svg:y2="9.061cm">
          <text:p/>
        </draw:line>
        <draw:line draw:style-name="gr32" draw:text-style-name="P38" draw:layer="layout" svg:x1="14.66cm" svg:y1="9.461cm" svg:x2="20.841cm" svg:y2="9.461cm">
          <text:p/>
        </draw:line>
        <draw:line draw:style-name="gr32" draw:text-style-name="P38" draw:layer="layout" svg:x1="14.66cm" svg:y1="9.86cm" svg:x2="20.841cm" svg:y2="9.86cm">
          <text:p/>
        </draw:line>
        <draw:line draw:style-name="gr32" draw:text-style-name="P38" draw:layer="layout" svg:x1="14.66cm" svg:y1="10.259cm" svg:x2="20.841cm" svg:y2="10.259cm">
          <text:p/>
        </draw:line>
        <draw:line draw:style-name="gr32" draw:text-style-name="P38" draw:layer="layout" svg:x1="14.66cm" svg:y1="10.658cm" svg:x2="20.841cm" svg:y2="10.658cm">
          <text:p/>
        </draw:line>
        <draw:line draw:style-name="gr32" draw:text-style-name="P38" draw:layer="layout" svg:x1="14.66cm" svg:y1="11.057cm" svg:x2="20.841cm" svg:y2="11.057cm">
          <text:p/>
        </draw:line>
        <draw:line draw:style-name="gr32" draw:text-style-name="P38" draw:layer="layout" svg:x1="14.66cm" svg:y1="11.457cm" svg:x2="20.841cm" svg:y2="11.457cm">
          <text:p/>
        </draw:line>
        <draw:frame draw:style-name="gr102" draw:text-style-name="P27" draw:layer="layout" svg:width="2.782cm" svg:height="0.398cm" svg:x="15.046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4cm" svg:x2="27.256cm" svg:y2="12.164cm">
          <text:p/>
        </draw:line>
        <draw:frame draw:style-name="gr102" draw:text-style-name="P27" draw:layer="layout" svg:width="2.782cm" svg:height="0.398cm" svg:x="15.047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32" draw:text-style-name="P34" draw:layer="layout" svg:width="0.54cm" svg:height="0.687cm" svg:x="14.615cm" svg:y="11.613cm">
          <draw:text-box>
            <text:p text:style-name="P2"><text:span text:style-name="T41">24</text:span></text:p>
          </draw:text-box>
        </draw:frame>
        <draw:line draw:style-name="gr32" draw:text-style-name="P21" draw:layer="layout" svg:x1="21.06cm" svg:y1="12.563cm" svg:x2="27.24cm" svg:y2="12.563cm">
          <text:p/>
        </draw:line>
        <draw:line draw:style-name="gr32" draw:text-style-name="P21" draw:layer="layout" svg:x1="21.06cm" svg:y1="12.962cm" svg:x2="27.241cm" svg:y2="12.962cm">
          <text:p/>
        </draw:line>
        <draw:line draw:style-name="gr32" draw:text-style-name="P21" draw:layer="layout" svg:x1="21.06cm" svg:y1="13.362cm" svg:x2="27.241cm" svg:y2="13.362cm">
          <text:p/>
        </draw:line>
        <draw:line draw:style-name="gr32" draw:text-style-name="P21" draw:layer="layout" svg:x1="21.06cm" svg:y1="13.76cm" svg:x2="27.241cm" svg:y2="13.76cm">
          <text:p/>
        </draw:line>
        <draw:line draw:style-name="gr32" draw:text-style-name="P21" draw:layer="layout" svg:x1="21.06cm" svg:y1="14.16cm" svg:x2="27.241cm" svg:y2="14.16cm">
          <text:p/>
        </draw:line>
        <draw:line draw:style-name="gr32" draw:text-style-name="P21" draw:layer="layout" svg:x1="21.06cm" svg:y1="14.56cm" svg:x2="27.241cm" svg:y2="14.56cm">
          <text:p/>
        </draw:line>
        <draw:line draw:style-name="gr32" draw:text-style-name="P21" draw:layer="layout" svg:x1="21.06cm" svg:y1="14.959cm" svg:x2="27.241cm" svg:y2="14.959cm">
          <text:p/>
        </draw:line>
        <draw:line draw:style-name="gr32" draw:text-style-name="P21" draw:layer="layout" svg:x1="21.06cm" svg:y1="15.358cm" svg:x2="27.241cm" svg:y2="15.358cm">
          <text:p/>
        </draw:line>
        <draw:line draw:style-name="gr32" draw:text-style-name="P21" draw:layer="layout" svg:x1="21.06cm" svg:y1="15.757cm" svg:x2="27.241cm" svg:y2="15.757cm">
          <text:p/>
        </draw:line>
        <draw:line draw:style-name="gr32" draw:text-style-name="P21" draw:layer="layout" svg:x1="21.06cm" svg:y1="16.156cm" svg:x2="27.241cm" svg:y2="16.156cm">
          <text:p/>
        </draw:line>
        <draw:line draw:style-name="gr32" draw:text-style-name="P39" draw:layer="layout" svg:x1="14.66cm" svg:y1="12.564cm" svg:x2="20.84cm" svg:y2="12.564cm">
          <text:p/>
        </draw:line>
        <draw:line draw:style-name="gr32" draw:text-style-name="P39" draw:layer="layout" svg:x1="14.66cm" svg:y1="12.963cm" svg:x2="20.841cm" svg:y2="12.963cm">
          <text:p/>
        </draw:line>
        <draw:line draw:style-name="gr32" draw:text-style-name="P39" draw:layer="layout" svg:x1="14.66cm" svg:y1="13.363cm" svg:x2="20.841cm" svg:y2="13.363cm">
          <text:p/>
        </draw:line>
        <draw:line draw:style-name="gr32" draw:text-style-name="P39" draw:layer="layout" svg:x1="14.66cm" svg:y1="13.761cm" svg:x2="20.841cm" svg:y2="13.761cm">
          <text:p/>
        </draw:line>
        <draw:line draw:style-name="gr32" draw:text-style-name="P39" draw:layer="layout" svg:x1="14.66cm" svg:y1="14.161cm" svg:x2="20.841cm" svg:y2="14.161cm">
          <text:p/>
        </draw:line>
        <draw:line draw:style-name="gr32" draw:text-style-name="P39" draw:layer="layout" svg:x1="14.66cm" svg:y1="14.561cm" svg:x2="20.841cm" svg:y2="14.561cm">
          <text:p/>
        </draw:line>
        <draw:line draw:style-name="gr32" draw:text-style-name="P39" draw:layer="layout" svg:x1="14.66cm" svg:y1="14.96cm" svg:x2="20.841cm" svg:y2="14.96cm">
          <text:p/>
        </draw:line>
        <draw:line draw:style-name="gr32" draw:text-style-name="P39" draw:layer="layout" svg:x1="14.66cm" svg:y1="15.359cm" svg:x2="20.841cm" svg:y2="15.359cm">
          <text:p/>
        </draw:line>
        <draw:line draw:style-name="gr32" draw:text-style-name="P39" draw:layer="layout" svg:x1="14.66cm" svg:y1="15.758cm" svg:x2="20.841cm" svg:y2="15.758cm">
          <text:p/>
        </draw:line>
        <draw:line draw:style-name="gr32" draw:text-style-name="P39" draw:layer="layout" svg:x1="14.66cm" svg:y1="16.157cm" svg:x2="20.841cm" svg:y2="16.157cm">
          <text:p/>
        </draw:line>
        <draw:frame draw:style-name="gr107" draw:text-style-name="P22" draw:layer="layout" svg:width="1.836cm" svg:height="0.533cm" svg:x="22.043cm" svg:y="11.611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4cm">
          <draw:text-box>
            <text:p text:style-name="P2"><text:span text:style-name="T41">25</text:span></text:p>
          </draw:text-box>
        </draw:frame>
        <draw:frame draw:style-name="gr109" draw:text-style-name="P40" draw:layer="layout" svg:width="1.211cm" svg:height="0.517cm" svg:x="14.667cm" svg:y="17.007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3cm" svg:x2="20.842cm" svg:y2="16.553cm">
          <text:p/>
        </draw:line>
        <draw:line draw:style-name="gr32" draw:text-style-name="P21" draw:layer="layout" svg:x1="21.061cm" svg:y1="16.553cm" svg:x2="27.242cm" svg:y2="16.553cm">
          <text:p/>
        </draw:line>
        <draw:frame draw:style-name="gr110" draw:text-style-name="P41" draw:layer="layout" svg:width="0.855cm" svg:height="0.408cm" svg:x="14.71cm" svg:y="2.1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3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3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1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1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29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28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28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7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2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2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29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28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7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7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6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3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2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2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39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38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7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7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6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4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3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3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1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1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39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38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38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7cm">
          <draw:text-box>
            <text:p text:style-name="P2"><text:span text:style-name="T43">18:00</text:span></text:p>
          </draw:text-box>
        </draw:frame>
        <draw:custom-shape draw:style-name="gr120" draw:text-style-name="P42" draw:layer="layout" svg:width="3.461cm" svg:height="0.348cm" svg:x="23.667cm" svg:y="1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43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5.02cm" svg:y="17.007cm">
          <draw:text-box>
            <text:p text:style-name="P2"><text:span text:style-name="T42">Ab</text:span><text:span text:style-name="T42">ril</text:span></text:p>
          </draw:text-box>
        </draw:frame>
        <draw:line draw:style-name="gr32" draw:text-style-name="P21" draw:layer="layout" svg:x1="23.747cm" svg:y1="18.082cm" svg:x2="27.029cm" svg:y2="18.082cm">
          <text:p/>
        </draw:line>
        <draw:frame draw:style-name="gr124" draw:text-style-name="P43" draw:layer="layout" svg:width="0.198cm" svg:height="0.298cm" svg:x="25.849cm" svg:y="18.378cm">
          <draw:text-box>
            <text:p text:style-name="P2"><text:span text:style-name="T44">2</text:span></text:p>
          </draw:text-box>
        </draw:frame>
        <draw:frame draw:style-name="gr124" draw:text-style-name="P43" draw:layer="layout" svg:width="0.198cm" svg:height="0.298cm" svg:x="26.362cm" svg:y="18.378cm">
          <draw:text-box>
            <text:p text:style-name="P2"><text:span text:style-name="T44">3</text:span></text:p>
          </draw:text-box>
        </draw:frame>
        <draw:frame draw:style-name="gr124" draw:text-style-name="P43" draw:layer="layout" svg:width="0.198cm" svg:height="0.298cm" svg:x="26.883cm" svg:y="18.378cm">
          <draw:text-box>
            <text:p text:style-name="P2"><text:span text:style-name="T44">4</text:span></text:p>
          </draw:text-box>
        </draw:frame>
        <draw:frame draw:style-name="gr124" draw:text-style-name="P43" draw:layer="layout" svg:width="0.198cm" svg:height="0.298cm" svg:x="23.796cm" svg:y="18.894cm">
          <draw:text-box>
            <text:p text:style-name="P2"><text:span text:style-name="T44">5</text:span></text:p>
          </draw:text-box>
        </draw:frame>
        <draw:frame draw:style-name="gr124" draw:text-style-name="P43" draw:layer="layout" svg:width="0.198cm" svg:height="0.298cm" svg:x="24.309cm" svg:y="18.894cm">
          <draw:text-box>
            <text:p text:style-name="P2"><text:span text:style-name="T44">6</text:span></text:p>
          </draw:text-box>
        </draw:frame>
        <draw:frame draw:style-name="gr125" draw:text-style-name="P43" draw:layer="layout" svg:width="0.257cm" svg:height="0.298cm" svg:x="24.786cm" svg:y="18.894cm">
          <draw:text-box>
            <text:p text:style-name="P2"><text:span text:style-name="T44">7</text:span></text:p>
          </draw:text-box>
        </draw:frame>
        <draw:frame draw:style-name="gr125" draw:text-style-name="P43" draw:layer="layout" svg:width="0.257cm" svg:height="0.298cm" svg:x="25.327cm" svg:y="18.894cm">
          <draw:text-box>
            <text:p text:style-name="P2"><text:span text:style-name="T44">8</text:span></text:p>
          </draw:text-box>
        </draw:frame>
        <draw:frame draw:style-name="gr125" draw:text-style-name="P43" draw:layer="layout" svg:width="0.257cm" svg:height="0.298cm" svg:x="25.816cm" svg:y="18.894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6.332cm" svg:y="18.894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6.845cm" svg:y="18.894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3.761cm" svg:y="19.411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4.275cm" svg:y="19.411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4.796cm" svg:y="19.411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5.302cm" svg:y="19.411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5.815cm" svg:y="19.411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6.302cm" svg:y="19.411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6.842cm" svg:y="19.41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3.737cm" svg:y="19.93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4.253cm" svg:y="19.93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4.767cm" svg:y="19.93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5.277cm" svg:y="19.93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5.79cm" svg:y="19.93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6.311cm" svg:y="19.93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6.819cm" svg:y="19.93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5.327cm" svg:y="18.383cm">
          <draw:text-box>
            <text:p text:style-name="P2"><text:span text:style-name="T44">1</text:span></text:p>
          </draw:text-box>
        </draw:frame>
        <draw:frame draw:style-name="gr125" draw:text-style-name="P43" draw:layer="layout" svg:width="0.257cm" svg:height="0.298cm" svg:x="23.739cm" svg:y="20.453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4.255cm" svg:y="20.453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4.769cm" svg:y="20.453cm">
          <draw:text-box>
            <text:p text:style-name="P2"><text:span text:style-name="T44">28</text:span></text:p>
          </draw:text-box>
        </draw:frame>
        <draw:frame draw:style-name="gr125" draw:text-style-name="P43" draw:layer="layout" svg:width="0.257cm" svg:height="0.298cm" svg:x="25.279cm" svg:y="20.453cm">
          <draw:text-box>
            <text:p text:style-name="P2"><text:span text:style-name="T44">29</text:span></text:p>
          </draw:text-box>
        </draw:frame>
        <draw:frame draw:style-name="gr125" draw:text-style-name="P43" draw:layer="layout" svg:width="0.257cm" svg:height="0.298cm" svg:x="25.792cm" svg:y="20.453cm">
          <draw:text-box>
            <text:p text:style-name="P2"><text:span text:style-name="T44">30</text:span></text:p>
          </draw:text-box>
        </draw:frame>
      </draw:page>
      <draw:page draw:name="page42" draw:style-name="dp1" draw:master-page-name="master-page34">
        <draw:frame draw:style-name="gr126" draw:text-style-name="P27" draw:layer="layout" svg:width="2.869cm" svg:height="0.398cm" svg:x="1.365cm" svg:y="1.3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2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2"><text:span text:style-name="T41">19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2"><text:span text:style-name="T30">A</text:span><text:span text:style-name="T30">B</text:span><text:span text:style-name="T30">R</text:span><text:span text:style-name="T30">IL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2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2"><text:span text:style-name="T32">M</text:span><text:span text:style-name="T32">art</text:span><text:span text:style-name="T32">es</text:span></text:p>
          </draw:text-box>
        </draw:frame>
        <draw:frame draw:style-name="gr104" draw:text-style-name="P34" draw:layer="layout" svg:width="0.557cm" svg:height="0.687cm" svg:x="0.92cm" svg:y="6.51cm">
          <draw:text-box>
            <text:p text:style-name="P2"><text:span text:style-name="T41">20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2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2"><text:span text:style-name="T41">21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2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2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2"><text:span text:style-name="T40">Se</text:span><text:span text:style-name="T40">m</text:span><text:span text:style-name="T40">an</text:span><text:span text:style-name="T40">a </text:span><text:span text:style-name="T40">16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2"><text:span text:style-name="T43">13:00</text:span></text:p>
          </draw:text-box>
        </draw:frame>
        <draw:custom-shape draw:style-name="gr101" draw:text-style-name="P28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2cm" svg:x2="23.46cm" svg:y2="17.262cm">
          <text:p/>
        </draw:line>
        <draw:line draw:style-name="gr32" draw:text-style-name="P21" draw:layer="layout" svg:x1="14cm" svg:y1="17.662cm" svg:x2="23.46cm" svg:y2="17.662cm">
          <text:p/>
        </draw:line>
        <draw:line draw:style-name="gr32" draw:text-style-name="P21" draw:layer="layout" svg:x1="14cm" svg:y1="18.06cm" svg:x2="23.46cm" svg:y2="18.06cm">
          <text:p/>
        </draw:line>
        <draw:line draw:style-name="gr32" draw:text-style-name="P21" draw:layer="layout" svg:x1="14cm" svg:y1="18.46cm" svg:x2="23.46cm" svg:y2="18.46cm">
          <text:p/>
        </draw:line>
        <draw:line draw:style-name="gr32" draw:text-style-name="P21" draw:layer="layout" svg:x1="14cm" svg:y1="18.86cm" svg:x2="23.46cm" svg:y2="18.86cm">
          <text:p/>
        </draw:line>
        <draw:line draw:style-name="gr32" draw:text-style-name="P21" draw:layer="layout" svg:x1="14cm" svg:y1="19.259cm" svg:x2="23.46cm" svg:y2="19.259cm">
          <text:p/>
        </draw:line>
        <draw:line draw:style-name="gr32" draw:text-style-name="P21" draw:layer="layout" svg:x1="14cm" svg:y1="19.658cm" svg:x2="23.46cm" svg:y2="19.658cm">
          <text:p/>
        </draw:line>
        <draw:line draw:style-name="gr32" draw:text-style-name="P21" draw:layer="layout" svg:x1="14cm" svg:y1="20.057cm" svg:x2="23.46cm" svg:y2="20.057cm">
          <text:p/>
        </draw:line>
        <draw:line draw:style-name="gr32" draw:text-style-name="P21" draw:layer="layout" svg:x1="14cm" svg:y1="20.456cm" svg:x2="23.46cm" svg:y2="20.456cm">
          <text:p/>
        </draw:line>
        <draw:frame draw:style-name="gr102" draw:text-style-name="P27" draw:layer="layout" svg:width="2.782cm" svg:height="0.398cm" svg:x="15.046cm" svg:y="1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4cm" svg:x2="27.256cm" svg:y2="1.964cm">
          <text:p/>
        </draw:line>
        <draw:frame draw:style-name="gr102" draw:text-style-name="P27" draw:layer="layout" svg:width="2.782cm" svg:height="0.398cm" svg:x="15.047cm" svg:y="1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3cm">
          <draw:text-box>
            <text:p text:style-name="P2"><text:span text:style-name="T41">8</text:span></text:p>
          </draw:text-box>
        </draw:frame>
        <draw:frame draw:style-name="gr105" draw:text-style-name="P36" draw:layer="layout" svg:width="1.543cm" svg:height="1.729cm" svg:x="25.56cm" svg:y="0.7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3cm" svg:x2="27.24cm" svg:y2="2.363cm">
          <text:p/>
        </draw:line>
        <draw:line draw:style-name="gr32" draw:text-style-name="P21" draw:layer="layout" svg:x1="21.06cm" svg:y1="2.762cm" svg:x2="27.241cm" svg:y2="2.762cm">
          <text:p/>
        </draw:line>
        <draw:line draw:style-name="gr32" draw:text-style-name="P21" draw:layer="layout" svg:x1="21.06cm" svg:y1="3.162cm" svg:x2="27.241cm" svg:y2="3.162cm">
          <text:p/>
        </draw:line>
        <draw:line draw:style-name="gr32" draw:text-style-name="P21" draw:layer="layout" svg:x1="21.06cm" svg:y1="3.56cm" svg:x2="27.241cm" svg:y2="3.56cm">
          <text:p/>
        </draw:line>
        <draw:line draw:style-name="gr32" draw:text-style-name="P21" draw:layer="layout" svg:x1="21.06cm" svg:y1="3.96cm" svg:x2="27.241cm" svg:y2="3.96cm">
          <text:p/>
        </draw:line>
        <draw:line draw:style-name="gr32" draw:text-style-name="P21" draw:layer="layout" svg:x1="21.06cm" svg:y1="4.36cm" svg:x2="27.241cm" svg:y2="4.36cm">
          <text:p/>
        </draw:line>
        <draw:line draw:style-name="gr32" draw:text-style-name="P21" draw:layer="layout" svg:x1="21.06cm" svg:y1="4.759cm" svg:x2="27.241cm" svg:y2="4.759cm">
          <text:p/>
        </draw:line>
        <draw:line draw:style-name="gr32" draw:text-style-name="P21" draw:layer="layout" svg:x1="21.06cm" svg:y1="5.158cm" svg:x2="27.241cm" svg:y2="5.158cm">
          <text:p/>
        </draw:line>
        <draw:line draw:style-name="gr32" draw:text-style-name="P21" draw:layer="layout" svg:x1="21.06cm" svg:y1="5.557cm" svg:x2="27.241cm" svg:y2="5.557cm">
          <text:p/>
        </draw:line>
        <draw:line draw:style-name="gr32" draw:text-style-name="P21" draw:layer="layout" svg:x1="21.06cm" svg:y1="5.956cm" svg:x2="27.241cm" svg:y2="5.956cm">
          <text:p/>
        </draw:line>
        <draw:line draw:style-name="gr32" draw:text-style-name="P21" draw:layer="layout" svg:x1="21.06cm" svg:y1="6.356cm" svg:x2="27.241cm" svg:y2="6.356cm">
          <text:p/>
        </draw:line>
        <draw:line draw:style-name="gr32" draw:text-style-name="P21" draw:layer="layout" svg:x1="14.66cm" svg:y1="2.364cm" svg:x2="20.84cm" svg:y2="2.364cm">
          <text:p/>
        </draw:line>
        <draw:line draw:style-name="gr32" draw:text-style-name="P21" draw:layer="layout" svg:x1="14.66cm" svg:y1="2.763cm" svg:x2="20.841cm" svg:y2="2.763cm">
          <text:p/>
        </draw:line>
        <draw:line draw:style-name="gr32" draw:text-style-name="P21" draw:layer="layout" svg:x1="14.66cm" svg:y1="3.163cm" svg:x2="20.841cm" svg:y2="3.163cm">
          <text:p/>
        </draw:line>
        <draw:line draw:style-name="gr32" draw:text-style-name="P21" draw:layer="layout" svg:x1="14.66cm" svg:y1="3.561cm" svg:x2="20.841cm" svg:y2="3.561cm">
          <text:p/>
        </draw:line>
        <draw:line draw:style-name="gr32" draw:text-style-name="P21" draw:layer="layout" svg:x1="14.66cm" svg:y1="3.961cm" svg:x2="20.841cm" svg:y2="3.961cm">
          <text:p/>
        </draw:line>
        <draw:line draw:style-name="gr32" draw:text-style-name="P21" draw:layer="layout" svg:x1="14.66cm" svg:y1="4.361cm" svg:x2="20.841cm" svg:y2="4.361cm">
          <text:p/>
        </draw:line>
        <draw:line draw:style-name="gr32" draw:text-style-name="P21" draw:layer="layout" svg:x1="14.66cm" svg:y1="4.76cm" svg:x2="20.841cm" svg:y2="4.76cm">
          <text:p/>
        </draw:line>
        <draw:line draw:style-name="gr32" draw:text-style-name="P21" draw:layer="layout" svg:x1="14.66cm" svg:y1="5.159cm" svg:x2="20.841cm" svg:y2="5.159cm">
          <text:p/>
        </draw:line>
        <draw:line draw:style-name="gr32" draw:text-style-name="P21" draw:layer="layout" svg:x1="14.66cm" svg:y1="5.558cm" svg:x2="20.841cm" svg:y2="5.558cm">
          <text:p/>
        </draw:line>
        <draw:line draw:style-name="gr32" draw:text-style-name="P21" draw:layer="layout" svg:x1="14.66cm" svg:y1="5.957cm" svg:x2="20.841cm" svg:y2="5.957cm">
          <text:p/>
        </draw:line>
        <draw:line draw:style-name="gr32" draw:text-style-name="P21" draw:layer="layout" svg:x1="14.66cm" svg:y1="6.357cm" svg:x2="20.841cm" svg:y2="6.357cm">
          <text:p/>
        </draw:line>
        <draw:frame draw:style-name="gr102" draw:text-style-name="P27" draw:layer="layout" svg:width="2.782cm" svg:height="0.398cm" svg:x="15.046cm" svg:y="6.4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4cm" svg:x2="27.256cm" svg:y2="7.064cm">
          <text:p/>
        </draw:line>
        <draw:frame draw:style-name="gr102" draw:text-style-name="P27" draw:layer="layout" svg:width="2.782cm" svg:height="0.398cm" svg:x="15.047cm" svg:y="6.4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3cm">
          <draw:text-box>
            <text:p text:style-name="P2"><text:span text:style-name="T41">9</text:span></text:p>
          </draw:text-box>
        </draw:frame>
        <draw:frame draw:style-name="gr102" draw:text-style-name="P27" draw:layer="layout" svg:width="2.782cm" svg:height="0.398cm" svg:x="15.04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3cm" svg:x2="27.24cm" svg:y2="7.463cm">
          <text:p/>
        </draw:line>
        <draw:line draw:style-name="gr32" draw:text-style-name="P21" draw:layer="layout" svg:x1="21.06cm" svg:y1="7.862cm" svg:x2="27.241cm" svg:y2="7.862cm">
          <text:p/>
        </draw:line>
        <draw:line draw:style-name="gr32" draw:text-style-name="P21" draw:layer="layout" svg:x1="21.06cm" svg:y1="8.262cm" svg:x2="27.241cm" svg:y2="8.262cm">
          <text:p/>
        </draw:line>
        <draw:line draw:style-name="gr32" draw:text-style-name="P21" draw:layer="layout" svg:x1="21.06cm" svg:y1="8.66cm" svg:x2="27.241cm" svg:y2="8.66cm">
          <text:p/>
        </draw:line>
        <draw:line draw:style-name="gr32" draw:text-style-name="P21" draw:layer="layout" svg:x1="21.06cm" svg:y1="9.06cm" svg:x2="27.241cm" svg:y2="9.06cm">
          <text:p/>
        </draw:line>
        <draw:line draw:style-name="gr32" draw:text-style-name="P21" draw:layer="layout" svg:x1="21.06cm" svg:y1="9.46cm" svg:x2="27.241cm" svg:y2="9.46cm">
          <text:p/>
        </draw:line>
        <draw:line draw:style-name="gr32" draw:text-style-name="P21" draw:layer="layout" svg:x1="21.06cm" svg:y1="9.859cm" svg:x2="27.241cm" svg:y2="9.859cm">
          <text:p/>
        </draw:line>
        <draw:line draw:style-name="gr32" draw:text-style-name="P21" draw:layer="layout" svg:x1="21.06cm" svg:y1="10.258cm" svg:x2="27.241cm" svg:y2="10.258cm">
          <text:p/>
        </draw:line>
        <draw:line draw:style-name="gr32" draw:text-style-name="P21" draw:layer="layout" svg:x1="21.06cm" svg:y1="10.657cm" svg:x2="27.241cm" svg:y2="10.657cm">
          <text:p/>
        </draw:line>
        <draw:line draw:style-name="gr32" draw:text-style-name="P21" draw:layer="layout" svg:x1="21.06cm" svg:y1="11.056cm" svg:x2="27.241cm" svg:y2="11.056cm">
          <text:p/>
        </draw:line>
        <draw:line draw:style-name="gr32" draw:text-style-name="P21" draw:layer="layout" svg:x1="21.06cm" svg:y1="11.456cm" svg:x2="27.241cm" svg:y2="11.456cm">
          <text:p/>
        </draw:line>
        <draw:line draw:style-name="gr32" draw:text-style-name="P38" draw:layer="layout" svg:x1="14.66cm" svg:y1="7.464cm" svg:x2="20.84cm" svg:y2="7.464cm">
          <text:p/>
        </draw:line>
        <draw:line draw:style-name="gr32" draw:text-style-name="P38" draw:layer="layout" svg:x1="14.66cm" svg:y1="7.863cm" svg:x2="20.841cm" svg:y2="7.863cm">
          <text:p/>
        </draw:line>
        <draw:line draw:style-name="gr32" draw:text-style-name="P38" draw:layer="layout" svg:x1="14.66cm" svg:y1="8.263cm" svg:x2="20.841cm" svg:y2="8.263cm">
          <text:p/>
        </draw:line>
        <draw:line draw:style-name="gr32" draw:text-style-name="P38" draw:layer="layout" svg:x1="14.66cm" svg:y1="8.661cm" svg:x2="20.841cm" svg:y2="8.661cm">
          <text:p/>
        </draw:line>
        <draw:line draw:style-name="gr32" draw:text-style-name="P38" draw:layer="layout" svg:x1="14.66cm" svg:y1="9.061cm" svg:x2="20.841cm" svg:y2="9.061cm">
          <text:p/>
        </draw:line>
        <draw:line draw:style-name="gr32" draw:text-style-name="P38" draw:layer="layout" svg:x1="14.66cm" svg:y1="9.461cm" svg:x2="20.841cm" svg:y2="9.461cm">
          <text:p/>
        </draw:line>
        <draw:line draw:style-name="gr32" draw:text-style-name="P38" draw:layer="layout" svg:x1="14.66cm" svg:y1="9.86cm" svg:x2="20.841cm" svg:y2="9.86cm">
          <text:p/>
        </draw:line>
        <draw:line draw:style-name="gr32" draw:text-style-name="P38" draw:layer="layout" svg:x1="14.66cm" svg:y1="10.259cm" svg:x2="20.841cm" svg:y2="10.259cm">
          <text:p/>
        </draw:line>
        <draw:line draw:style-name="gr32" draw:text-style-name="P38" draw:layer="layout" svg:x1="14.66cm" svg:y1="10.658cm" svg:x2="20.841cm" svg:y2="10.658cm">
          <text:p/>
        </draw:line>
        <draw:line draw:style-name="gr32" draw:text-style-name="P38" draw:layer="layout" svg:x1="14.66cm" svg:y1="11.057cm" svg:x2="20.841cm" svg:y2="11.057cm">
          <text:p/>
        </draw:line>
        <draw:line draw:style-name="gr32" draw:text-style-name="P38" draw:layer="layout" svg:x1="14.66cm" svg:y1="11.457cm" svg:x2="20.841cm" svg:y2="11.457cm">
          <text:p/>
        </draw:line>
        <draw:frame draw:style-name="gr102" draw:text-style-name="P27" draw:layer="layout" svg:width="2.782cm" svg:height="0.398cm" svg:x="15.046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4cm" svg:x2="27.256cm" svg:y2="12.164cm">
          <text:p/>
        </draw:line>
        <draw:frame draw:style-name="gr102" draw:text-style-name="P27" draw:layer="layout" svg:width="2.782cm" svg:height="0.398cm" svg:x="15.047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5cm" svg:y="11.613cm">
          <draw:text-box>
            <text:p text:style-name="P2"><text:span text:style-name="T41">10</text:span></text:p>
          </draw:text-box>
        </draw:frame>
        <draw:line draw:style-name="gr32" draw:text-style-name="P21" draw:layer="layout" svg:x1="21.06cm" svg:y1="12.563cm" svg:x2="27.24cm" svg:y2="12.563cm">
          <text:p/>
        </draw:line>
        <draw:line draw:style-name="gr32" draw:text-style-name="P21" draw:layer="layout" svg:x1="21.06cm" svg:y1="12.962cm" svg:x2="27.241cm" svg:y2="12.962cm">
          <text:p/>
        </draw:line>
        <draw:line draw:style-name="gr32" draw:text-style-name="P21" draw:layer="layout" svg:x1="21.06cm" svg:y1="13.362cm" svg:x2="27.241cm" svg:y2="13.362cm">
          <text:p/>
        </draw:line>
        <draw:line draw:style-name="gr32" draw:text-style-name="P21" draw:layer="layout" svg:x1="21.06cm" svg:y1="13.76cm" svg:x2="27.241cm" svg:y2="13.76cm">
          <text:p/>
        </draw:line>
        <draw:line draw:style-name="gr32" draw:text-style-name="P21" draw:layer="layout" svg:x1="21.06cm" svg:y1="14.16cm" svg:x2="27.241cm" svg:y2="14.16cm">
          <text:p/>
        </draw:line>
        <draw:line draw:style-name="gr32" draw:text-style-name="P21" draw:layer="layout" svg:x1="21.06cm" svg:y1="14.56cm" svg:x2="27.241cm" svg:y2="14.56cm">
          <text:p/>
        </draw:line>
        <draw:line draw:style-name="gr32" draw:text-style-name="P21" draw:layer="layout" svg:x1="21.06cm" svg:y1="14.959cm" svg:x2="27.241cm" svg:y2="14.959cm">
          <text:p/>
        </draw:line>
        <draw:line draw:style-name="gr32" draw:text-style-name="P21" draw:layer="layout" svg:x1="21.06cm" svg:y1="15.358cm" svg:x2="27.241cm" svg:y2="15.358cm">
          <text:p/>
        </draw:line>
        <draw:line draw:style-name="gr32" draw:text-style-name="P21" draw:layer="layout" svg:x1="21.06cm" svg:y1="15.757cm" svg:x2="27.241cm" svg:y2="15.757cm">
          <text:p/>
        </draw:line>
        <draw:line draw:style-name="gr32" draw:text-style-name="P21" draw:layer="layout" svg:x1="21.06cm" svg:y1="16.156cm" svg:x2="27.241cm" svg:y2="16.156cm">
          <text:p/>
        </draw:line>
        <draw:line draw:style-name="gr32" draw:text-style-name="P39" draw:layer="layout" svg:x1="14.66cm" svg:y1="12.564cm" svg:x2="20.84cm" svg:y2="12.564cm">
          <text:p/>
        </draw:line>
        <draw:line draw:style-name="gr32" draw:text-style-name="P39" draw:layer="layout" svg:x1="14.66cm" svg:y1="12.963cm" svg:x2="20.841cm" svg:y2="12.963cm">
          <text:p/>
        </draw:line>
        <draw:line draw:style-name="gr32" draw:text-style-name="P39" draw:layer="layout" svg:x1="14.66cm" svg:y1="13.363cm" svg:x2="20.841cm" svg:y2="13.363cm">
          <text:p/>
        </draw:line>
        <draw:line draw:style-name="gr32" draw:text-style-name="P39" draw:layer="layout" svg:x1="14.66cm" svg:y1="13.761cm" svg:x2="20.841cm" svg:y2="13.761cm">
          <text:p/>
        </draw:line>
        <draw:line draw:style-name="gr32" draw:text-style-name="P39" draw:layer="layout" svg:x1="14.66cm" svg:y1="14.161cm" svg:x2="20.841cm" svg:y2="14.161cm">
          <text:p/>
        </draw:line>
        <draw:line draw:style-name="gr32" draw:text-style-name="P39" draw:layer="layout" svg:x1="14.66cm" svg:y1="14.561cm" svg:x2="20.841cm" svg:y2="14.561cm">
          <text:p/>
        </draw:line>
        <draw:line draw:style-name="gr32" draw:text-style-name="P39" draw:layer="layout" svg:x1="14.66cm" svg:y1="14.96cm" svg:x2="20.841cm" svg:y2="14.96cm">
          <text:p/>
        </draw:line>
        <draw:line draw:style-name="gr32" draw:text-style-name="P39" draw:layer="layout" svg:x1="14.66cm" svg:y1="15.359cm" svg:x2="20.841cm" svg:y2="15.359cm">
          <text:p/>
        </draw:line>
        <draw:line draw:style-name="gr32" draw:text-style-name="P39" draw:layer="layout" svg:x1="14.66cm" svg:y1="15.758cm" svg:x2="20.841cm" svg:y2="15.758cm">
          <text:p/>
        </draw:line>
        <draw:line draw:style-name="gr32" draw:text-style-name="P39" draw:layer="layout" svg:x1="14.66cm" svg:y1="16.157cm" svg:x2="20.841cm" svg:y2="16.157cm">
          <text:p/>
        </draw:line>
        <draw:frame draw:style-name="gr107" draw:text-style-name="P22" draw:layer="layout" svg:width="1.836cm" svg:height="0.533cm" svg:x="22.043cm" svg:y="11.611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4cm">
          <draw:text-box>
            <text:p text:style-name="P2"><text:span text:style-name="T41">11</text:span></text:p>
          </draw:text-box>
        </draw:frame>
        <draw:frame draw:style-name="gr109" draw:text-style-name="P40" draw:layer="layout" svg:width="1.211cm" svg:height="0.517cm" svg:x="14.667cm" svg:y="17.007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3cm" svg:x2="20.842cm" svg:y2="16.553cm">
          <text:p/>
        </draw:line>
        <draw:line draw:style-name="gr32" draw:text-style-name="P21" draw:layer="layout" svg:x1="21.061cm" svg:y1="16.553cm" svg:x2="27.242cm" svg:y2="16.553cm">
          <text:p/>
        </draw:line>
        <draw:frame draw:style-name="gr110" draw:text-style-name="P41" draw:layer="layout" svg:width="0.855cm" svg:height="0.408cm" svg:x="14.71cm" svg:y="2.1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3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3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1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1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29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28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28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7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2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2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29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28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7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7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6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3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2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2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39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38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7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7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6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4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3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3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1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1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39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38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38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7cm">
          <draw:text-box>
            <text:p text:style-name="P2"><text:span text:style-name="T43">18:00</text:span></text:p>
          </draw:text-box>
        </draw:frame>
        <draw:custom-shape draw:style-name="gr120" draw:text-style-name="P42" draw:layer="layout" svg:width="3.461cm" svg:height="0.348cm" svg:x="23.667cm" svg:y="18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43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5.02cm" svg:y="17.007cm">
          <draw:text-box>
            <text:p text:style-name="P2"><text:span text:style-name="T42">Ab</text:span><text:span text:style-name="T42">ril</text:span></text:p>
          </draw:text-box>
        </draw:frame>
        <draw:line draw:style-name="gr32" draw:text-style-name="P21" draw:layer="layout" svg:x1="23.747cm" svg:y1="18.082cm" svg:x2="27.029cm" svg:y2="18.082cm">
          <text:p/>
        </draw:line>
        <draw:frame draw:style-name="gr124" draw:text-style-name="P43" draw:layer="layout" svg:width="0.198cm" svg:height="0.298cm" svg:x="25.849cm" svg:y="18.378cm">
          <draw:text-box>
            <text:p text:style-name="P2"><text:span text:style-name="T44">2</text:span></text:p>
          </draw:text-box>
        </draw:frame>
        <draw:frame draw:style-name="gr124" draw:text-style-name="P43" draw:layer="layout" svg:width="0.198cm" svg:height="0.298cm" svg:x="26.362cm" svg:y="18.378cm">
          <draw:text-box>
            <text:p text:style-name="P2"><text:span text:style-name="T44">3</text:span></text:p>
          </draw:text-box>
        </draw:frame>
        <draw:frame draw:style-name="gr124" draw:text-style-name="P43" draw:layer="layout" svg:width="0.198cm" svg:height="0.298cm" svg:x="26.883cm" svg:y="18.378cm">
          <draw:text-box>
            <text:p text:style-name="P2"><text:span text:style-name="T44">4</text:span></text:p>
          </draw:text-box>
        </draw:frame>
        <draw:frame draw:style-name="gr124" draw:text-style-name="P43" draw:layer="layout" svg:width="0.198cm" svg:height="0.298cm" svg:x="23.796cm" svg:y="18.894cm">
          <draw:text-box>
            <text:p text:style-name="P2"><text:span text:style-name="T44">5</text:span></text:p>
          </draw:text-box>
        </draw:frame>
        <draw:frame draw:style-name="gr124" draw:text-style-name="P43" draw:layer="layout" svg:width="0.198cm" svg:height="0.298cm" svg:x="24.309cm" svg:y="18.894cm">
          <draw:text-box>
            <text:p text:style-name="P2"><text:span text:style-name="T44">6</text:span></text:p>
          </draw:text-box>
        </draw:frame>
        <draw:frame draw:style-name="gr125" draw:text-style-name="P43" draw:layer="layout" svg:width="0.257cm" svg:height="0.298cm" svg:x="24.786cm" svg:y="18.894cm">
          <draw:text-box>
            <text:p text:style-name="P2"><text:span text:style-name="T44">7</text:span></text:p>
          </draw:text-box>
        </draw:frame>
        <draw:frame draw:style-name="gr125" draw:text-style-name="P43" draw:layer="layout" svg:width="0.257cm" svg:height="0.298cm" svg:x="25.327cm" svg:y="18.894cm">
          <draw:text-box>
            <text:p text:style-name="P2"><text:span text:style-name="T44">8</text:span></text:p>
          </draw:text-box>
        </draw:frame>
        <draw:frame draw:style-name="gr125" draw:text-style-name="P43" draw:layer="layout" svg:width="0.257cm" svg:height="0.298cm" svg:x="25.816cm" svg:y="18.894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6.332cm" svg:y="18.894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6.845cm" svg:y="18.894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3.761cm" svg:y="19.411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4.275cm" svg:y="19.411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4.796cm" svg:y="19.411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5.302cm" svg:y="19.411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5.815cm" svg:y="19.411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6.302cm" svg:y="19.411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6.842cm" svg:y="19.41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3.737cm" svg:y="19.93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4.253cm" svg:y="19.93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4.767cm" svg:y="19.93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5.277cm" svg:y="19.93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5.79cm" svg:y="19.93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6.311cm" svg:y="19.93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6.819cm" svg:y="19.93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5.327cm" svg:y="18.383cm">
          <draw:text-box>
            <text:p text:style-name="P2"><text:span text:style-name="T44">1</text:span></text:p>
          </draw:text-box>
        </draw:frame>
        <draw:frame draw:style-name="gr125" draw:text-style-name="P43" draw:layer="layout" svg:width="0.257cm" svg:height="0.298cm" svg:x="23.739cm" svg:y="20.453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4.255cm" svg:y="20.453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4.769cm" svg:y="20.453cm">
          <draw:text-box>
            <text:p text:style-name="P2"><text:span text:style-name="T44">28</text:span></text:p>
          </draw:text-box>
        </draw:frame>
        <draw:frame draw:style-name="gr125" draw:text-style-name="P43" draw:layer="layout" svg:width="0.257cm" svg:height="0.298cm" svg:x="25.279cm" svg:y="20.453cm">
          <draw:text-box>
            <text:p text:style-name="P2"><text:span text:style-name="T44">29</text:span></text:p>
          </draw:text-box>
        </draw:frame>
        <draw:frame draw:style-name="gr125" draw:text-style-name="P43" draw:layer="layout" svg:width="0.257cm" svg:height="0.298cm" svg:x="25.792cm" svg:y="20.453cm">
          <draw:text-box>
            <text:p text:style-name="P2"><text:span text:style-name="T44">30</text:span></text:p>
          </draw:text-box>
        </draw:frame>
      </draw:page>
      <draw:page draw:name="page43" draw:style-name="dp1" draw:master-page-name="master-page34">
        <draw:frame draw:style-name="gr126" draw:text-style-name="P27" draw:layer="layout" svg:width="2.869cm" svg:height="0.398cm" svg:x="1.365cm" svg:y="1.3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.961cm" svg:x2="13.956cm" svg:y2="1.961cm">
          <text:p/>
        </draw:line>
        <draw:frame draw:style-name="gr126" draw:text-style-name="P27" draw:layer="layout" svg:width="2.869cm" svg:height="0.398cm" svg:x="1.366cm" svg:y="1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.407cm">
          <draw:text-box>
            <text:p text:style-name="P2"><text:span text:style-name="T32">Lu</text:span><text:span text:style-name="T32">ne</text:span><text:span text:style-name="T32">s</text:span></text:p>
          </draw:text-box>
        </draw:frame>
        <draw:frame draw:style-name="gr108" draw:text-style-name="P34" draw:layer="layout" svg:width="0.552cm" svg:height="0.687cm" svg:x="0.92cm" svg:y="1.41cm">
          <draw:text-box>
            <text:p text:style-name="P2"><text:span text:style-name="T41">12</text:span></text:p>
          </draw:text-box>
        </draw:frame>
        <draw:frame draw:style-name="gr99" draw:text-style-name="P18" draw:layer="layout" svg:width="2.917cm" svg:height="0.776cm" svg:x="0.92cm" svg:y="0.697cm">
          <draw:text-box>
            <text:p text:style-name="P2"><text:span text:style-name="T30">A</text:span><text:span text:style-name="T30">B</text:span><text:span text:style-name="T30">R</text:span><text:span text:style-name="T30">IL</text:span></text:p>
          </draw:text-box>
        </draw:frame>
        <draw:frame draw:style-name="gr126" draw:text-style-name="P27" draw:layer="layout" svg:width="2.869cm" svg:height="0.398cm" svg:x="1.365cm" svg:y="6.3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6.3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2.36cm" svg:x2="13.94cm" svg:y2="2.36cm">
          <text:p/>
        </draw:line>
        <draw:line draw:style-name="gr32" draw:text-style-name="P21" draw:layer="layout" svg:x1="7.567cm" svg:y1="2.759cm" svg:x2="13.941cm" svg:y2="2.759cm">
          <text:p/>
        </draw:line>
        <draw:line draw:style-name="gr32" draw:text-style-name="P21" draw:layer="layout" svg:x1="7.567cm" svg:y1="3.159cm" svg:x2="13.941cm" svg:y2="3.159cm">
          <text:p/>
        </draw:line>
        <draw:line draw:style-name="gr32" draw:text-style-name="P21" draw:layer="layout" svg:x1="7.567cm" svg:y1="3.557cm" svg:x2="13.941cm" svg:y2="3.557cm">
          <text:p/>
        </draw:line>
        <draw:line draw:style-name="gr32" draw:text-style-name="P21" draw:layer="layout" svg:x1="7.567cm" svg:y1="3.957cm" svg:x2="13.941cm" svg:y2="3.957cm">
          <text:p/>
        </draw:line>
        <draw:line draw:style-name="gr32" draw:text-style-name="P21" draw:layer="layout" svg:x1="7.567cm" svg:y1="4.357cm" svg:x2="13.941cm" svg:y2="4.357cm">
          <text:p/>
        </draw:line>
        <draw:line draw:style-name="gr32" draw:text-style-name="P21" draw:layer="layout" svg:x1="7.567cm" svg:y1="4.756cm" svg:x2="13.941cm" svg:y2="4.756cm">
          <text:p/>
        </draw:line>
        <draw:line draw:style-name="gr32" draw:text-style-name="P21" draw:layer="layout" svg:x1="7.567cm" svg:y1="5.155cm" svg:x2="13.941cm" svg:y2="5.155cm">
          <text:p/>
        </draw:line>
        <draw:line draw:style-name="gr32" draw:text-style-name="P21" draw:layer="layout" svg:x1="7.567cm" svg:y1="5.554cm" svg:x2="13.941cm" svg:y2="5.554cm">
          <text:p/>
        </draw:line>
        <draw:line draw:style-name="gr32" draw:text-style-name="P21" draw:layer="layout" svg:x1="7.567cm" svg:y1="5.953cm" svg:x2="13.941cm" svg:y2="5.953cm">
          <text:p/>
        </draw:line>
        <draw:line draw:style-name="gr32" draw:text-style-name="P21" draw:layer="layout" svg:x1="7.567cm" svg:y1="6.353cm" svg:x2="13.941cm" svg:y2="6.353cm">
          <text:p/>
        </draw:line>
        <draw:frame draw:style-name="gr110" draw:text-style-name="P41" draw:layer="layout" svg:width="0.855cm" svg:height="0.408cm" svg:x="1.017cm" svg:y="2.1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7cm" svg:y="2.5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7cm" svg:y="2.9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7cm" svg:y="3.3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7cm" svg:y="3.7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7cm" svg:y="4.1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7cm" svg:y="4.5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7cm" svg:y="4.9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7cm" svg:y="5.3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7cm" svg:y="5.7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7cm" svg:y="6.123cm">
          <draw:text-box>
            <text:p text:style-name="P2"><text:span text:style-name="T43">13:00</text:span></text:p>
          </draw:text-box>
        </draw:frame>
        <draw:line draw:style-name="gr32" draw:text-style-name="P21" draw:layer="layout" svg:x1="0.967cm" svg:y1="2.361cm" svg:x2="7.34cm" svg:y2="2.361cm">
          <text:p/>
        </draw:line>
        <draw:line draw:style-name="gr32" draw:text-style-name="P21" draw:layer="layout" svg:x1="0.967cm" svg:y1="2.76cm" svg:x2="7.341cm" svg:y2="2.76cm">
          <text:p/>
        </draw:line>
        <draw:line draw:style-name="gr32" draw:text-style-name="P21" draw:layer="layout" svg:x1="0.967cm" svg:y1="3.16cm" svg:x2="7.341cm" svg:y2="3.16cm">
          <text:p/>
        </draw:line>
        <draw:line draw:style-name="gr32" draw:text-style-name="P21" draw:layer="layout" svg:x1="0.967cm" svg:y1="3.558cm" svg:x2="7.341cm" svg:y2="3.558cm">
          <text:p/>
        </draw:line>
        <draw:line draw:style-name="gr32" draw:text-style-name="P21" draw:layer="layout" svg:x1="0.967cm" svg:y1="3.958cm" svg:x2="7.341cm" svg:y2="3.958cm">
          <text:p/>
        </draw:line>
        <draw:line draw:style-name="gr32" draw:text-style-name="P21" draw:layer="layout" svg:x1="0.967cm" svg:y1="4.358cm" svg:x2="7.341cm" svg:y2="4.358cm">
          <text:p/>
        </draw:line>
        <draw:line draw:style-name="gr32" draw:text-style-name="P21" draw:layer="layout" svg:x1="0.967cm" svg:y1="4.757cm" svg:x2="7.341cm" svg:y2="4.757cm">
          <text:p/>
        </draw:line>
        <draw:line draw:style-name="gr32" draw:text-style-name="P21" draw:layer="layout" svg:x1="0.967cm" svg:y1="5.156cm" svg:x2="7.341cm" svg:y2="5.156cm">
          <text:p/>
        </draw:line>
        <draw:line draw:style-name="gr32" draw:text-style-name="P21" draw:layer="layout" svg:x1="0.967cm" svg:y1="5.555cm" svg:x2="7.341cm" svg:y2="5.555cm">
          <text:p/>
        </draw:line>
        <draw:line draw:style-name="gr32" draw:text-style-name="P21" draw:layer="layout" svg:x1="0.967cm" svg:y1="5.954cm" svg:x2="7.341cm" svg:y2="5.954cm">
          <text:p/>
        </draw:line>
        <draw:line draw:style-name="gr32" draw:text-style-name="P21" draw:layer="layout" svg:x1="0.967cm" svg:y1="6.354cm" svg:x2="7.341cm" svg:y2="6.354cm">
          <text:p/>
        </draw:line>
        <draw:frame draw:style-name="gr126" draw:text-style-name="P27" draw:layer="layout" svg:width="2.869cm" svg:height="0.398cm" svg:x="1.365cm" svg:y="6.4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7.061cm" svg:x2="13.956cm" svg:y2="7.061cm">
          <text:p/>
        </draw:line>
        <draw:frame draw:style-name="gr126" draw:text-style-name="P27" draw:layer="layout" svg:width="2.869cm" svg:height="0.398cm" svg:x="1.366cm" svg:y="6.4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6.507cm">
          <draw:text-box>
            <text:p text:style-name="P2"><text:span text:style-name="T32">M</text:span><text:span text:style-name="T32">art</text:span><text:span text:style-name="T32">es</text:span></text:p>
          </draw:text-box>
        </draw:frame>
        <draw:frame draw:style-name="gr132" draw:text-style-name="P34" draw:layer="layout" svg:width="0.54cm" svg:height="0.687cm" svg:x="0.92cm" svg:y="6.51cm">
          <draw:text-box>
            <text:p text:style-name="P2"><text:span text:style-name="T41">13</text:span></text:p>
          </draw:text-box>
        </draw:frame>
        <draw:frame draw:style-name="gr126" draw:text-style-name="P27" draw:layer="layout" svg:width="2.869cm" svg:height="0.398cm" svg:x="1.365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366cm" svg:y="11.573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7.567cm" svg:y1="7.46cm" svg:x2="13.94cm" svg:y2="7.46cm">
          <text:p/>
        </draw:line>
        <draw:line draw:style-name="gr32" draw:text-style-name="P21" draw:layer="layout" svg:x1="7.567cm" svg:y1="7.859cm" svg:x2="13.941cm" svg:y2="7.859cm">
          <text:p/>
        </draw:line>
        <draw:line draw:style-name="gr32" draw:text-style-name="P21" draw:layer="layout" svg:x1="7.567cm" svg:y1="8.259cm" svg:x2="13.941cm" svg:y2="8.259cm">
          <text:p/>
        </draw:line>
        <draw:line draw:style-name="gr32" draw:text-style-name="P21" draw:layer="layout" svg:x1="7.567cm" svg:y1="8.657cm" svg:x2="13.941cm" svg:y2="8.657cm">
          <text:p/>
        </draw:line>
        <draw:line draw:style-name="gr32" draw:text-style-name="P21" draw:layer="layout" svg:x1="7.567cm" svg:y1="9.057cm" svg:x2="13.941cm" svg:y2="9.057cm">
          <text:p/>
        </draw:line>
        <draw:line draw:style-name="gr32" draw:text-style-name="P21" draw:layer="layout" svg:x1="7.567cm" svg:y1="9.457cm" svg:x2="13.941cm" svg:y2="9.457cm">
          <text:p/>
        </draw:line>
        <draw:line draw:style-name="gr32" draw:text-style-name="P21" draw:layer="layout" svg:x1="7.567cm" svg:y1="9.856cm" svg:x2="13.941cm" svg:y2="9.856cm">
          <text:p/>
        </draw:line>
        <draw:line draw:style-name="gr32" draw:text-style-name="P21" draw:layer="layout" svg:x1="7.567cm" svg:y1="10.255cm" svg:x2="13.941cm" svg:y2="10.255cm">
          <text:p/>
        </draw:line>
        <draw:line draw:style-name="gr32" draw:text-style-name="P21" draw:layer="layout" svg:x1="7.567cm" svg:y1="10.654cm" svg:x2="13.941cm" svg:y2="10.654cm">
          <text:p/>
        </draw:line>
        <draw:line draw:style-name="gr32" draw:text-style-name="P21" draw:layer="layout" svg:x1="7.567cm" svg:y1="11.053cm" svg:x2="13.941cm" svg:y2="11.053cm">
          <text:p/>
        </draw:line>
        <draw:line draw:style-name="gr32" draw:text-style-name="P21" draw:layer="layout" svg:x1="7.567cm" svg:y1="11.453cm" svg:x2="13.941cm" svg:y2="11.453cm">
          <text:p/>
        </draw:line>
        <draw:line draw:style-name="gr32" draw:text-style-name="P21" draw:layer="layout" svg:x1="0.967cm" svg:y1="7.461cm" svg:x2="7.34cm" svg:y2="7.461cm">
          <text:p/>
        </draw:line>
        <draw:line draw:style-name="gr32" draw:text-style-name="P21" draw:layer="layout" svg:x1="0.967cm" svg:y1="7.86cm" svg:x2="7.341cm" svg:y2="7.86cm">
          <text:p/>
        </draw:line>
        <draw:line draw:style-name="gr32" draw:text-style-name="P21" draw:layer="layout" svg:x1="0.967cm" svg:y1="8.26cm" svg:x2="7.341cm" svg:y2="8.26cm">
          <text:p/>
        </draw:line>
        <draw:line draw:style-name="gr32" draw:text-style-name="P21" draw:layer="layout" svg:x1="0.967cm" svg:y1="8.658cm" svg:x2="7.341cm" svg:y2="8.658cm">
          <text:p/>
        </draw:line>
        <draw:line draw:style-name="gr32" draw:text-style-name="P21" draw:layer="layout" svg:x1="0.967cm" svg:y1="9.058cm" svg:x2="7.341cm" svg:y2="9.058cm">
          <text:p/>
        </draw:line>
        <draw:line draw:style-name="gr32" draw:text-style-name="P21" draw:layer="layout" svg:x1="0.967cm" svg:y1="9.458cm" svg:x2="7.341cm" svg:y2="9.458cm">
          <text:p/>
        </draw:line>
        <draw:line draw:style-name="gr32" draw:text-style-name="P21" draw:layer="layout" svg:x1="0.967cm" svg:y1="9.857cm" svg:x2="7.341cm" svg:y2="9.857cm">
          <text:p/>
        </draw:line>
        <draw:line draw:style-name="gr32" draw:text-style-name="P21" draw:layer="layout" svg:x1="0.967cm" svg:y1="10.256cm" svg:x2="7.341cm" svg:y2="10.256cm">
          <text:p/>
        </draw:line>
        <draw:line draw:style-name="gr32" draw:text-style-name="P21" draw:layer="layout" svg:x1="0.967cm" svg:y1="10.655cm" svg:x2="7.341cm" svg:y2="10.655cm">
          <text:p/>
        </draw:line>
        <draw:line draw:style-name="gr32" draw:text-style-name="P21" draw:layer="layout" svg:x1="0.967cm" svg:y1="11.054cm" svg:x2="7.341cm" svg:y2="11.054cm">
          <text:p/>
        </draw:line>
        <draw:line draw:style-name="gr32" draw:text-style-name="P21" draw:layer="layout" svg:x1="0.967cm" svg:y1="11.454cm" svg:x2="7.341cm" svg:y2="11.454cm">
          <text:p/>
        </draw:line>
        <draw:frame draw:style-name="gr126" draw:text-style-name="P27" draw:layer="layout" svg:width="2.869cm" svg:height="0.398cm" svg:x="1.365cm" svg:y="11.5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0.706cm" svg:y1="12.161cm" svg:x2="13.956cm" svg:y2="12.161cm">
          <text:p/>
        </draw:line>
        <draw:frame draw:style-name="gr126" draw:text-style-name="P27" draw:layer="layout" svg:width="2.869cm" svg:height="0.398cm" svg:x="1.366cm" svg:y="11.572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7" draw:text-style-name="P22" draw:layer="layout" svg:width="1.894cm" svg:height="0.533cm" svg:x="1.9cm" svg:y="11.607cm">
          <draw:text-box>
            <text:p text:style-name="P2"><text:span text:style-name="T32">Mi</text:span><text:span text:style-name="T32">ér</text:span><text:span text:style-name="T32">co</text:span><text:span text:style-name="T32">les</text:span></text:p>
          </draw:text-box>
        </draw:frame>
        <draw:frame draw:style-name="gr128" draw:text-style-name="P34" draw:layer="layout" svg:width="0.544cm" svg:height="0.687cm" svg:x="0.92cm" svg:y="11.61cm">
          <draw:text-box>
            <text:p text:style-name="P2"><text:span text:style-name="T41">14</text:span></text:p>
          </draw:text-box>
        </draw:frame>
        <draw:line draw:style-name="gr32" draw:text-style-name="P21" draw:layer="layout" svg:x1="7.567cm" svg:y1="12.56cm" svg:x2="13.94cm" svg:y2="12.56cm">
          <text:p/>
        </draw:line>
        <draw:line draw:style-name="gr32" draw:text-style-name="P21" draw:layer="layout" svg:x1="7.567cm" svg:y1="12.959cm" svg:x2="13.941cm" svg:y2="12.959cm">
          <text:p/>
        </draw:line>
        <draw:line draw:style-name="gr32" draw:text-style-name="P21" draw:layer="layout" svg:x1="7.567cm" svg:y1="13.359cm" svg:x2="13.941cm" svg:y2="13.359cm">
          <text:p/>
        </draw:line>
        <draw:line draw:style-name="gr32" draw:text-style-name="P21" draw:layer="layout" svg:x1="7.567cm" svg:y1="13.757cm" svg:x2="13.941cm" svg:y2="13.757cm">
          <text:p/>
        </draw:line>
        <draw:line draw:style-name="gr32" draw:text-style-name="P21" draw:layer="layout" svg:x1="7.567cm" svg:y1="14.157cm" svg:x2="13.941cm" svg:y2="14.157cm">
          <text:p/>
        </draw:line>
        <draw:line draw:style-name="gr32" draw:text-style-name="P21" draw:layer="layout" svg:x1="7.567cm" svg:y1="14.557cm" svg:x2="13.941cm" svg:y2="14.557cm">
          <text:p/>
        </draw:line>
        <draw:line draw:style-name="gr32" draw:text-style-name="P21" draw:layer="layout" svg:x1="7.567cm" svg:y1="14.956cm" svg:x2="13.941cm" svg:y2="14.956cm">
          <text:p/>
        </draw:line>
        <draw:line draw:style-name="gr32" draw:text-style-name="P21" draw:layer="layout" svg:x1="7.567cm" svg:y1="15.355cm" svg:x2="13.941cm" svg:y2="15.355cm">
          <text:p/>
        </draw:line>
        <draw:line draw:style-name="gr32" draw:text-style-name="P21" draw:layer="layout" svg:x1="7.567cm" svg:y1="15.754cm" svg:x2="13.941cm" svg:y2="15.754cm">
          <text:p/>
        </draw:line>
        <draw:line draw:style-name="gr32" draw:text-style-name="P21" draw:layer="layout" svg:x1="7.567cm" svg:y1="16.153cm" svg:x2="13.941cm" svg:y2="16.153cm">
          <text:p/>
        </draw:line>
        <draw:line draw:style-name="gr32" draw:text-style-name="P21" draw:layer="layout" svg:x1="7.567cm" svg:y1="16.553cm" svg:x2="13.941cm" svg:y2="16.553cm">
          <text:p/>
        </draw:line>
        <draw:line draw:style-name="gr32" draw:text-style-name="P21" draw:layer="layout" svg:x1="0.967cm" svg:y1="12.561cm" svg:x2="7.34cm" svg:y2="12.561cm">
          <text:p/>
        </draw:line>
        <draw:line draw:style-name="gr32" draw:text-style-name="P21" draw:layer="layout" svg:x1="0.967cm" svg:y1="12.96cm" svg:x2="7.341cm" svg:y2="12.96cm">
          <text:p/>
        </draw:line>
        <draw:line draw:style-name="gr32" draw:text-style-name="P21" draw:layer="layout" svg:x1="0.967cm" svg:y1="13.36cm" svg:x2="7.341cm" svg:y2="13.36cm">
          <text:p/>
        </draw:line>
        <draw:line draw:style-name="gr32" draw:text-style-name="P21" draw:layer="layout" svg:x1="0.967cm" svg:y1="13.758cm" svg:x2="7.341cm" svg:y2="13.758cm">
          <text:p/>
        </draw:line>
        <draw:line draw:style-name="gr32" draw:text-style-name="P21" draw:layer="layout" svg:x1="0.967cm" svg:y1="14.158cm" svg:x2="7.341cm" svg:y2="14.158cm">
          <text:p/>
        </draw:line>
        <draw:line draw:style-name="gr32" draw:text-style-name="P21" draw:layer="layout" svg:x1="0.967cm" svg:y1="14.558cm" svg:x2="7.341cm" svg:y2="14.558cm">
          <text:p/>
        </draw:line>
        <draw:line draw:style-name="gr32" draw:text-style-name="P21" draw:layer="layout" svg:x1="0.967cm" svg:y1="14.957cm" svg:x2="7.341cm" svg:y2="14.957cm">
          <text:p/>
        </draw:line>
        <draw:line draw:style-name="gr32" draw:text-style-name="P21" draw:layer="layout" svg:x1="0.967cm" svg:y1="15.356cm" svg:x2="7.341cm" svg:y2="15.356cm">
          <text:p/>
        </draw:line>
        <draw:line draw:style-name="gr32" draw:text-style-name="P21" draw:layer="layout" svg:x1="0.967cm" svg:y1="15.755cm" svg:x2="7.341cm" svg:y2="15.755cm">
          <text:p/>
        </draw:line>
        <draw:line draw:style-name="gr32" draw:text-style-name="P21" draw:layer="layout" svg:x1="0.967cm" svg:y1="16.154cm" svg:x2="7.341cm" svg:y2="16.154cm">
          <text:p/>
        </draw:line>
        <draw:line draw:style-name="gr32" draw:text-style-name="P21" draw:layer="layout" svg:x1="0.967cm" svg:y1="16.554cm" svg:x2="7.341cm" svg:y2="16.554cm">
          <text:p/>
        </draw:line>
        <draw:frame draw:style-name="gr126" draw:text-style-name="P27" draw:layer="layout" svg:width="2.869cm" svg:height="0.398cm" svg:x="1.098cm" svg:y="20.77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26" draw:text-style-name="P27" draw:layer="layout" svg:width="2.869cm" svg:height="0.398cm" svg:x="1.099cm" svg:y="20.771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.222cm" svg:y1="17.258cm" svg:x2="13.972cm" svg:y2="17.258cm">
          <text:p/>
        </draw:line>
        <draw:line draw:style-name="gr32" draw:text-style-name="P21" draw:layer="layout" svg:x1="0.7cm" svg:y1="17.658cm" svg:x2="13.972cm" svg:y2="17.658cm">
          <text:p/>
        </draw:line>
        <draw:line draw:style-name="gr32" draw:text-style-name="P21" draw:layer="layout" svg:x1="0.7cm" svg:y1="18.056cm" svg:x2="13.972cm" svg:y2="18.056cm">
          <text:p/>
        </draw:line>
        <draw:line draw:style-name="gr32" draw:text-style-name="P21" draw:layer="layout" svg:x1="0.7cm" svg:y1="18.456cm" svg:x2="13.972cm" svg:y2="18.456cm">
          <text:p/>
        </draw:line>
        <draw:line draw:style-name="gr32" draw:text-style-name="P21" draw:layer="layout" svg:x1="0.7cm" svg:y1="18.856cm" svg:x2="13.972cm" svg:y2="18.856cm">
          <text:p/>
        </draw:line>
        <draw:line draw:style-name="gr32" draw:text-style-name="P21" draw:layer="layout" svg:x1="0.7cm" svg:y1="19.255cm" svg:x2="13.972cm" svg:y2="19.255cm">
          <text:p/>
        </draw:line>
        <draw:line draw:style-name="gr32" draw:text-style-name="P21" draw:layer="layout" svg:x1="0.7cm" svg:y1="19.654cm" svg:x2="13.972cm" svg:y2="19.654cm">
          <text:p/>
        </draw:line>
        <draw:line draw:style-name="gr32" draw:text-style-name="P21" draw:layer="layout" svg:x1="0.7cm" svg:y1="20.053cm" svg:x2="13.972cm" svg:y2="20.053cm">
          <text:p/>
        </draw:line>
        <draw:line draw:style-name="gr32" draw:text-style-name="P21" draw:layer="layout" svg:x1="0.7cm" svg:y1="20.452cm" svg:x2="13.972cm" svg:y2="20.452cm">
          <text:p/>
        </draw:line>
        <draw:frame draw:style-name="gr110" draw:text-style-name="P41" draw:layer="layout" svg:width="0.855cm" svg:height="0.408cm" svg:x="7.618cm" svg:y="2.131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8cm" svg:y="2.531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8cm" svg:y="2.93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8cm" svg:y="3.33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8cm" svg:y="3.728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8cm" svg:y="4.128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8cm" svg:y="4.527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8cm" svg:y="4.926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8cm" svg:y="5.325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8cm" svg:y="5.725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8cm" svg:y="6.124cm">
          <draw:text-box>
            <text:p text:style-name="P2"><text:span text:style-name="T43">18:30</text:span></text:p>
          </draw:text-box>
        </draw:frame>
        <draw:custom-shape draw:style-name="gr101" draw:text-style-name="P2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9" draw:text-style-name="P40" draw:layer="layout" svg:width="1.211cm" svg:height="0.517cm" svg:x="0.967cm" svg:y="17.004cm">
          <draw:text-box>
            <text:p text:style-name="P2"><text:span text:style-name="T42">No</text:span><text:span text:style-name="T42">tas</text:span></text:p>
          </draw:text-box>
        </draw:frame>
        <draw:frame draw:style-name="gr100" draw:text-style-name="P33" draw:layer="layout" svg:width="2.186cm" svg:height="0.556cm" svg:x="6.8cm" svg:y="1.208cm">
          <draw:text-box>
            <text:p text:style-name="P2"><text:span text:style-name="T40">Se</text:span><text:span text:style-name="T40">m</text:span><text:span text:style-name="T40">an</text:span><text:span text:style-name="T40">a </text:span><text:span text:style-name="T40">15</text:span></text:p>
          </draw:text-box>
        </draw:frame>
        <draw:frame draw:style-name="gr110" draw:text-style-name="P41" draw:layer="layout" svg:width="0.855cm" svg:height="0.408cm" svg:x="7.619cm" svg:y="7.2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7.6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8.02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8.42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8.82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9.22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9.62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0.02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0.42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0.82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1.22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7.619cm" svg:y="12.34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7.619cm" svg:y="12.74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7.619cm" svg:y="13.139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7.619cm" svg:y="13.539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7.619cm" svg:y="13.937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7.619cm" svg:y="14.337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7.619cm" svg:y="14.736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7.619cm" svg:y="15.135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7.619cm" svg:y="15.534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7.619cm" svg:y="15.934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7.619cm" svg:y="16.333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1.018cm" svg:y="7.2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7.6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8.02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8.42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8.82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9.22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9.62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0.02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0.42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0.82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1.223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.018cm" svg:y="12.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.018cm" svg:y="12.7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.018cm" svg:y="13.139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.018cm" svg:y="13.539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.018cm" svg:y="13.937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.018cm" svg:y="14.337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.018cm" svg:y="14.736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.018cm" svg:y="15.135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.018cm" svg:y="15.534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.018cm" svg:y="15.934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.018cm" svg:y="16.333cm">
          <draw:text-box>
            <text:p text:style-name="P2"><text:span text:style-name="T43">13:00</text:span></text:p>
          </draw:text-box>
        </draw:frame>
        <draw:custom-shape draw:style-name="gr101" draw:text-style-name="P28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27" draw:layer="layout" svg:width="2.415cm" svg:height="0.398cm" svg:x="14.284cm" svg:y="20.7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64" draw:text-style-name="P27" draw:layer="layout" svg:width="2.415cm" svg:height="0.398cm" svg:x="14.285cm" svg:y="20.7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15.964cm" svg:y1="17.262cm" svg:x2="23.46cm" svg:y2="17.262cm">
          <text:p/>
        </draw:line>
        <draw:line draw:style-name="gr32" draw:text-style-name="P21" draw:layer="layout" svg:x1="14cm" svg:y1="17.662cm" svg:x2="23.46cm" svg:y2="17.662cm">
          <text:p/>
        </draw:line>
        <draw:line draw:style-name="gr32" draw:text-style-name="P21" draw:layer="layout" svg:x1="14cm" svg:y1="18.06cm" svg:x2="23.46cm" svg:y2="18.06cm">
          <text:p/>
        </draw:line>
        <draw:line draw:style-name="gr32" draw:text-style-name="P21" draw:layer="layout" svg:x1="14cm" svg:y1="18.46cm" svg:x2="23.46cm" svg:y2="18.46cm">
          <text:p/>
        </draw:line>
        <draw:line draw:style-name="gr32" draw:text-style-name="P21" draw:layer="layout" svg:x1="14cm" svg:y1="18.86cm" svg:x2="23.46cm" svg:y2="18.86cm">
          <text:p/>
        </draw:line>
        <draw:line draw:style-name="gr32" draw:text-style-name="P21" draw:layer="layout" svg:x1="14cm" svg:y1="19.259cm" svg:x2="23.46cm" svg:y2="19.259cm">
          <text:p/>
        </draw:line>
        <draw:line draw:style-name="gr32" draw:text-style-name="P21" draw:layer="layout" svg:x1="14cm" svg:y1="19.658cm" svg:x2="23.46cm" svg:y2="19.658cm">
          <text:p/>
        </draw:line>
        <draw:line draw:style-name="gr32" draw:text-style-name="P21" draw:layer="layout" svg:x1="14cm" svg:y1="20.057cm" svg:x2="23.46cm" svg:y2="20.057cm">
          <text:p/>
        </draw:line>
        <draw:line draw:style-name="gr32" draw:text-style-name="P21" draw:layer="layout" svg:x1="14cm" svg:y1="20.456cm" svg:x2="23.46cm" svg:y2="20.456cm">
          <text:p/>
        </draw:line>
        <draw:frame draw:style-name="gr102" draw:text-style-name="P27" draw:layer="layout" svg:width="2.782cm" svg:height="0.398cm" svg:x="15.046cm" svg:y="1.3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.964cm" svg:x2="27.256cm" svg:y2="1.964cm">
          <text:p/>
        </draw:line>
        <draw:frame draw:style-name="gr102" draw:text-style-name="P27" draw:layer="layout" svg:width="2.782cm" svg:height="0.398cm" svg:x="15.047cm" svg:y="1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.41cm">
          <draw:text-box>
            <text:p text:style-name="P2"><text:span text:style-name="T32">Ju</text:span><text:span text:style-name="T32">ev</text:span><text:span text:style-name="T32">es</text:span></text:p>
          </draw:text-box>
        </draw:frame>
        <draw:frame draw:style-name="gr104" draw:text-style-name="P34" draw:layer="layout" svg:width="0.557cm" svg:height="0.687cm" svg:x="14.615cm" svg:y="1.413cm">
          <draw:text-box>
            <text:p text:style-name="P2"><text:span text:style-name="T41">15</text:span></text:p>
          </draw:text-box>
        </draw:frame>
        <draw:frame draw:style-name="gr105" draw:text-style-name="P36" draw:layer="layout" svg:width="1.543cm" svg:height="1.729cm" svg:x="25.56cm" svg:y="0.7cm">
          <draw:text-box>
            <text:p text:style-name="P35"><text:span text:style-name="T30">2</text:span><text:span text:style-name="T30">0</text:span><text:span text:style-name="T30">2</text:span><text:span text:style-name="T30">1</text:span></text:p>
          </draw:text-box>
        </draw:frame>
        <draw:frame draw:style-name="gr102" draw:text-style-name="P27" draw:layer="layout" svg:width="2.782cm" svg:height="0.398cm" svg:x="15.046cm" svg:y="6.3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6.3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2.363cm" svg:x2="27.24cm" svg:y2="2.363cm">
          <text:p/>
        </draw:line>
        <draw:line draw:style-name="gr32" draw:text-style-name="P21" draw:layer="layout" svg:x1="21.06cm" svg:y1="2.762cm" svg:x2="27.241cm" svg:y2="2.762cm">
          <text:p/>
        </draw:line>
        <draw:line draw:style-name="gr32" draw:text-style-name="P21" draw:layer="layout" svg:x1="21.06cm" svg:y1="3.162cm" svg:x2="27.241cm" svg:y2="3.162cm">
          <text:p/>
        </draw:line>
        <draw:line draw:style-name="gr32" draw:text-style-name="P21" draw:layer="layout" svg:x1="21.06cm" svg:y1="3.56cm" svg:x2="27.241cm" svg:y2="3.56cm">
          <text:p/>
        </draw:line>
        <draw:line draw:style-name="gr32" draw:text-style-name="P21" draw:layer="layout" svg:x1="21.06cm" svg:y1="3.96cm" svg:x2="27.241cm" svg:y2="3.96cm">
          <text:p/>
        </draw:line>
        <draw:line draw:style-name="gr32" draw:text-style-name="P21" draw:layer="layout" svg:x1="21.06cm" svg:y1="4.36cm" svg:x2="27.241cm" svg:y2="4.36cm">
          <text:p/>
        </draw:line>
        <draw:line draw:style-name="gr32" draw:text-style-name="P21" draw:layer="layout" svg:x1="21.06cm" svg:y1="4.759cm" svg:x2="27.241cm" svg:y2="4.759cm">
          <text:p/>
        </draw:line>
        <draw:line draw:style-name="gr32" draw:text-style-name="P21" draw:layer="layout" svg:x1="21.06cm" svg:y1="5.158cm" svg:x2="27.241cm" svg:y2="5.158cm">
          <text:p/>
        </draw:line>
        <draw:line draw:style-name="gr32" draw:text-style-name="P21" draw:layer="layout" svg:x1="21.06cm" svg:y1="5.557cm" svg:x2="27.241cm" svg:y2="5.557cm">
          <text:p/>
        </draw:line>
        <draw:line draw:style-name="gr32" draw:text-style-name="P21" draw:layer="layout" svg:x1="21.06cm" svg:y1="5.956cm" svg:x2="27.241cm" svg:y2="5.956cm">
          <text:p/>
        </draw:line>
        <draw:line draw:style-name="gr32" draw:text-style-name="P21" draw:layer="layout" svg:x1="21.06cm" svg:y1="6.356cm" svg:x2="27.241cm" svg:y2="6.356cm">
          <text:p/>
        </draw:line>
        <draw:line draw:style-name="gr32" draw:text-style-name="P21" draw:layer="layout" svg:x1="14.66cm" svg:y1="2.364cm" svg:x2="20.84cm" svg:y2="2.364cm">
          <text:p/>
        </draw:line>
        <draw:line draw:style-name="gr32" draw:text-style-name="P21" draw:layer="layout" svg:x1="14.66cm" svg:y1="2.763cm" svg:x2="20.841cm" svg:y2="2.763cm">
          <text:p/>
        </draw:line>
        <draw:line draw:style-name="gr32" draw:text-style-name="P21" draw:layer="layout" svg:x1="14.66cm" svg:y1="3.163cm" svg:x2="20.841cm" svg:y2="3.163cm">
          <text:p/>
        </draw:line>
        <draw:line draw:style-name="gr32" draw:text-style-name="P21" draw:layer="layout" svg:x1="14.66cm" svg:y1="3.561cm" svg:x2="20.841cm" svg:y2="3.561cm">
          <text:p/>
        </draw:line>
        <draw:line draw:style-name="gr32" draw:text-style-name="P21" draw:layer="layout" svg:x1="14.66cm" svg:y1="3.961cm" svg:x2="20.841cm" svg:y2="3.961cm">
          <text:p/>
        </draw:line>
        <draw:line draw:style-name="gr32" draw:text-style-name="P21" draw:layer="layout" svg:x1="14.66cm" svg:y1="4.361cm" svg:x2="20.841cm" svg:y2="4.361cm">
          <text:p/>
        </draw:line>
        <draw:line draw:style-name="gr32" draw:text-style-name="P21" draw:layer="layout" svg:x1="14.66cm" svg:y1="4.76cm" svg:x2="20.841cm" svg:y2="4.76cm">
          <text:p/>
        </draw:line>
        <draw:line draw:style-name="gr32" draw:text-style-name="P21" draw:layer="layout" svg:x1="14.66cm" svg:y1="5.159cm" svg:x2="20.841cm" svg:y2="5.159cm">
          <text:p/>
        </draw:line>
        <draw:line draw:style-name="gr32" draw:text-style-name="P21" draw:layer="layout" svg:x1="14.66cm" svg:y1="5.558cm" svg:x2="20.841cm" svg:y2="5.558cm">
          <text:p/>
        </draw:line>
        <draw:line draw:style-name="gr32" draw:text-style-name="P21" draw:layer="layout" svg:x1="14.66cm" svg:y1="5.957cm" svg:x2="20.841cm" svg:y2="5.957cm">
          <text:p/>
        </draw:line>
        <draw:line draw:style-name="gr32" draw:text-style-name="P21" draw:layer="layout" svg:x1="14.66cm" svg:y1="6.357cm" svg:x2="20.841cm" svg:y2="6.357cm">
          <text:p/>
        </draw:line>
        <draw:frame draw:style-name="gr102" draw:text-style-name="P27" draw:layer="layout" svg:width="2.782cm" svg:height="0.398cm" svg:x="15.046cm" svg:y="6.4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7.064cm" svg:x2="27.256cm" svg:y2="7.064cm">
          <text:p/>
        </draw:line>
        <draw:frame draw:style-name="gr102" draw:text-style-name="P27" draw:layer="layout" svg:width="2.782cm" svg:height="0.398cm" svg:x="15.047cm" svg:y="6.4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6.51cm">
          <draw:text-box>
            <text:p text:style-name="P2"><text:span text:style-name="T32">Vi</text:span><text:span text:style-name="T32">er</text:span><text:span text:style-name="T32">ne</text:span><text:span text:style-name="T32">s</text:span></text:p>
          </draw:text-box>
        </draw:frame>
        <draw:frame draw:style-name="gr104" draw:text-style-name="P37" draw:layer="layout" svg:width="0.557cm" svg:height="0.687cm" svg:x="14.615cm" svg:y="6.513cm">
          <draw:text-box>
            <text:p text:style-name="P2"><text:span text:style-name="T41">16</text:span></text:p>
          </draw:text-box>
        </draw:frame>
        <draw:frame draw:style-name="gr102" draw:text-style-name="P27" draw:layer="layout" svg:width="2.782cm" svg:height="0.398cm" svg:x="15.046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2" draw:text-style-name="P27" draw:layer="layout" svg:width="2.782cm" svg:height="0.398cm" svg:x="15.047cm" svg:y="11.576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32" draw:text-style-name="P21" draw:layer="layout" svg:x1="21.06cm" svg:y1="7.463cm" svg:x2="27.24cm" svg:y2="7.463cm">
          <text:p/>
        </draw:line>
        <draw:line draw:style-name="gr32" draw:text-style-name="P21" draw:layer="layout" svg:x1="21.06cm" svg:y1="7.862cm" svg:x2="27.241cm" svg:y2="7.862cm">
          <text:p/>
        </draw:line>
        <draw:line draw:style-name="gr32" draw:text-style-name="P21" draw:layer="layout" svg:x1="21.06cm" svg:y1="8.262cm" svg:x2="27.241cm" svg:y2="8.262cm">
          <text:p/>
        </draw:line>
        <draw:line draw:style-name="gr32" draw:text-style-name="P21" draw:layer="layout" svg:x1="21.06cm" svg:y1="8.66cm" svg:x2="27.241cm" svg:y2="8.66cm">
          <text:p/>
        </draw:line>
        <draw:line draw:style-name="gr32" draw:text-style-name="P21" draw:layer="layout" svg:x1="21.06cm" svg:y1="9.06cm" svg:x2="27.241cm" svg:y2="9.06cm">
          <text:p/>
        </draw:line>
        <draw:line draw:style-name="gr32" draw:text-style-name="P21" draw:layer="layout" svg:x1="21.06cm" svg:y1="9.46cm" svg:x2="27.241cm" svg:y2="9.46cm">
          <text:p/>
        </draw:line>
        <draw:line draw:style-name="gr32" draw:text-style-name="P21" draw:layer="layout" svg:x1="21.06cm" svg:y1="9.859cm" svg:x2="27.241cm" svg:y2="9.859cm">
          <text:p/>
        </draw:line>
        <draw:line draw:style-name="gr32" draw:text-style-name="P21" draw:layer="layout" svg:x1="21.06cm" svg:y1="10.258cm" svg:x2="27.241cm" svg:y2="10.258cm">
          <text:p/>
        </draw:line>
        <draw:line draw:style-name="gr32" draw:text-style-name="P21" draw:layer="layout" svg:x1="21.06cm" svg:y1="10.657cm" svg:x2="27.241cm" svg:y2="10.657cm">
          <text:p/>
        </draw:line>
        <draw:line draw:style-name="gr32" draw:text-style-name="P21" draw:layer="layout" svg:x1="21.06cm" svg:y1="11.056cm" svg:x2="27.241cm" svg:y2="11.056cm">
          <text:p/>
        </draw:line>
        <draw:line draw:style-name="gr32" draw:text-style-name="P21" draw:layer="layout" svg:x1="21.06cm" svg:y1="11.456cm" svg:x2="27.241cm" svg:y2="11.456cm">
          <text:p/>
        </draw:line>
        <draw:line draw:style-name="gr32" draw:text-style-name="P38" draw:layer="layout" svg:x1="14.66cm" svg:y1="7.464cm" svg:x2="20.84cm" svg:y2="7.464cm">
          <text:p/>
        </draw:line>
        <draw:line draw:style-name="gr32" draw:text-style-name="P38" draw:layer="layout" svg:x1="14.66cm" svg:y1="7.863cm" svg:x2="20.841cm" svg:y2="7.863cm">
          <text:p/>
        </draw:line>
        <draw:line draw:style-name="gr32" draw:text-style-name="P38" draw:layer="layout" svg:x1="14.66cm" svg:y1="8.263cm" svg:x2="20.841cm" svg:y2="8.263cm">
          <text:p/>
        </draw:line>
        <draw:line draw:style-name="gr32" draw:text-style-name="P38" draw:layer="layout" svg:x1="14.66cm" svg:y1="8.661cm" svg:x2="20.841cm" svg:y2="8.661cm">
          <text:p/>
        </draw:line>
        <draw:line draw:style-name="gr32" draw:text-style-name="P38" draw:layer="layout" svg:x1="14.66cm" svg:y1="9.061cm" svg:x2="20.841cm" svg:y2="9.061cm">
          <text:p/>
        </draw:line>
        <draw:line draw:style-name="gr32" draw:text-style-name="P38" draw:layer="layout" svg:x1="14.66cm" svg:y1="9.461cm" svg:x2="20.841cm" svg:y2="9.461cm">
          <text:p/>
        </draw:line>
        <draw:line draw:style-name="gr32" draw:text-style-name="P38" draw:layer="layout" svg:x1="14.66cm" svg:y1="9.86cm" svg:x2="20.841cm" svg:y2="9.86cm">
          <text:p/>
        </draw:line>
        <draw:line draw:style-name="gr32" draw:text-style-name="P38" draw:layer="layout" svg:x1="14.66cm" svg:y1="10.259cm" svg:x2="20.841cm" svg:y2="10.259cm">
          <text:p/>
        </draw:line>
        <draw:line draw:style-name="gr32" draw:text-style-name="P38" draw:layer="layout" svg:x1="14.66cm" svg:y1="10.658cm" svg:x2="20.841cm" svg:y2="10.658cm">
          <text:p/>
        </draw:line>
        <draw:line draw:style-name="gr32" draw:text-style-name="P38" draw:layer="layout" svg:x1="14.66cm" svg:y1="11.057cm" svg:x2="20.841cm" svg:y2="11.057cm">
          <text:p/>
        </draw:line>
        <draw:line draw:style-name="gr32" draw:text-style-name="P38" draw:layer="layout" svg:x1="14.66cm" svg:y1="11.457cm" svg:x2="20.841cm" svg:y2="11.457cm">
          <text:p/>
        </draw:line>
        <draw:frame draw:style-name="gr102" draw:text-style-name="P27" draw:layer="layout" svg:width="2.782cm" svg:height="0.398cm" svg:x="15.046cm" svg:y="11.574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line draw:style-name="gr21" draw:text-style-name="P19" draw:layer="layout" svg:x1="14.407cm" svg:y1="12.164cm" svg:x2="27.256cm" svg:y2="12.164cm">
          <text:p/>
        </draw:line>
        <draw:frame draw:style-name="gr102" draw:text-style-name="P27" draw:layer="layout" svg:width="2.782cm" svg:height="0.398cm" svg:x="15.047cm" svg:y="11.575cm">
          <draw:text-box>
            <text:p text:style-name="P2"><text:span text:style-name="T34"><text:s text:c="7"/></text:span><text:span text:style-name="T34"><text:s text:c="7"/></text:span><text:span text:style-name="T34"><text:s text:c="7"/></text:span><text:span text:style-name="T34"><text:s text:c="7"/></text:span><text:span text:style-name="T34"><text:s text:c="2"/></text:span></text:p>
          </draw:text-box>
        </draw:frame>
        <draw:frame draw:style-name="gr103" draw:text-style-name="P22" draw:layer="layout" svg:width="1.837cm" svg:height="0.533cm" svg:x="15.565cm" svg:y="11.61cm">
          <draw:text-box>
            <text:p text:style-name="P2"><text:span text:style-name="T32">Sá</text:span><text:span text:style-name="T32">ba</text:span><text:span text:style-name="T32">do</text:span></text:p>
          </draw:text-box>
        </draw:frame>
        <draw:frame draw:style-name="gr133" draw:text-style-name="P34" draw:layer="layout" svg:width="0.518cm" svg:height="0.687cm" svg:x="14.615cm" svg:y="11.613cm">
          <draw:text-box>
            <text:p text:style-name="P2"><text:span text:style-name="T41">17</text:span></text:p>
          </draw:text-box>
        </draw:frame>
        <draw:line draw:style-name="gr32" draw:text-style-name="P21" draw:layer="layout" svg:x1="21.06cm" svg:y1="12.563cm" svg:x2="27.24cm" svg:y2="12.563cm">
          <text:p/>
        </draw:line>
        <draw:line draw:style-name="gr32" draw:text-style-name="P21" draw:layer="layout" svg:x1="21.06cm" svg:y1="12.962cm" svg:x2="27.241cm" svg:y2="12.962cm">
          <text:p/>
        </draw:line>
        <draw:line draw:style-name="gr32" draw:text-style-name="P21" draw:layer="layout" svg:x1="21.06cm" svg:y1="13.362cm" svg:x2="27.241cm" svg:y2="13.362cm">
          <text:p/>
        </draw:line>
        <draw:line draw:style-name="gr32" draw:text-style-name="P21" draw:layer="layout" svg:x1="21.06cm" svg:y1="13.76cm" svg:x2="27.241cm" svg:y2="13.76cm">
          <text:p/>
        </draw:line>
        <draw:line draw:style-name="gr32" draw:text-style-name="P21" draw:layer="layout" svg:x1="21.06cm" svg:y1="14.16cm" svg:x2="27.241cm" svg:y2="14.16cm">
          <text:p/>
        </draw:line>
        <draw:line draw:style-name="gr32" draw:text-style-name="P21" draw:layer="layout" svg:x1="21.06cm" svg:y1="14.56cm" svg:x2="27.241cm" svg:y2="14.56cm">
          <text:p/>
        </draw:line>
        <draw:line draw:style-name="gr32" draw:text-style-name="P21" draw:layer="layout" svg:x1="21.06cm" svg:y1="14.959cm" svg:x2="27.241cm" svg:y2="14.959cm">
          <text:p/>
        </draw:line>
        <draw:line draw:style-name="gr32" draw:text-style-name="P21" draw:layer="layout" svg:x1="21.06cm" svg:y1="15.358cm" svg:x2="27.241cm" svg:y2="15.358cm">
          <text:p/>
        </draw:line>
        <draw:line draw:style-name="gr32" draw:text-style-name="P21" draw:layer="layout" svg:x1="21.06cm" svg:y1="15.757cm" svg:x2="27.241cm" svg:y2="15.757cm">
          <text:p/>
        </draw:line>
        <draw:line draw:style-name="gr32" draw:text-style-name="P21" draw:layer="layout" svg:x1="21.06cm" svg:y1="16.156cm" svg:x2="27.241cm" svg:y2="16.156cm">
          <text:p/>
        </draw:line>
        <draw:line draw:style-name="gr32" draw:text-style-name="P39" draw:layer="layout" svg:x1="14.66cm" svg:y1="12.564cm" svg:x2="20.84cm" svg:y2="12.564cm">
          <text:p/>
        </draw:line>
        <draw:line draw:style-name="gr32" draw:text-style-name="P39" draw:layer="layout" svg:x1="14.66cm" svg:y1="12.963cm" svg:x2="20.841cm" svg:y2="12.963cm">
          <text:p/>
        </draw:line>
        <draw:line draw:style-name="gr32" draw:text-style-name="P39" draw:layer="layout" svg:x1="14.66cm" svg:y1="13.363cm" svg:x2="20.841cm" svg:y2="13.363cm">
          <text:p/>
        </draw:line>
        <draw:line draw:style-name="gr32" draw:text-style-name="P39" draw:layer="layout" svg:x1="14.66cm" svg:y1="13.761cm" svg:x2="20.841cm" svg:y2="13.761cm">
          <text:p/>
        </draw:line>
        <draw:line draw:style-name="gr32" draw:text-style-name="P39" draw:layer="layout" svg:x1="14.66cm" svg:y1="14.161cm" svg:x2="20.841cm" svg:y2="14.161cm">
          <text:p/>
        </draw:line>
        <draw:line draw:style-name="gr32" draw:text-style-name="P39" draw:layer="layout" svg:x1="14.66cm" svg:y1="14.561cm" svg:x2="20.841cm" svg:y2="14.561cm">
          <text:p/>
        </draw:line>
        <draw:line draw:style-name="gr32" draw:text-style-name="P39" draw:layer="layout" svg:x1="14.66cm" svg:y1="14.96cm" svg:x2="20.841cm" svg:y2="14.96cm">
          <text:p/>
        </draw:line>
        <draw:line draw:style-name="gr32" draw:text-style-name="P39" draw:layer="layout" svg:x1="14.66cm" svg:y1="15.359cm" svg:x2="20.841cm" svg:y2="15.359cm">
          <text:p/>
        </draw:line>
        <draw:line draw:style-name="gr32" draw:text-style-name="P39" draw:layer="layout" svg:x1="14.66cm" svg:y1="15.758cm" svg:x2="20.841cm" svg:y2="15.758cm">
          <text:p/>
        </draw:line>
        <draw:line draw:style-name="gr32" draw:text-style-name="P39" draw:layer="layout" svg:x1="14.66cm" svg:y1="16.157cm" svg:x2="20.841cm" svg:y2="16.157cm">
          <text:p/>
        </draw:line>
        <draw:frame draw:style-name="gr107" draw:text-style-name="P22" draw:layer="layout" svg:width="1.836cm" svg:height="0.533cm" svg:x="22.043cm" svg:y="11.611cm">
          <draw:text-box>
            <text:p text:style-name="P2"><text:span text:style-name="T32">Do</text:span><text:span text:style-name="T32">mi</text:span><text:span text:style-name="T32">ng</text:span><text:span text:style-name="T32">o</text:span></text:p>
          </draw:text-box>
        </draw:frame>
        <draw:frame draw:style-name="gr108" draw:text-style-name="P34" draw:layer="layout" svg:width="0.552cm" svg:height="0.687cm" svg:x="21.092cm" svg:y="11.614cm">
          <draw:text-box>
            <text:p text:style-name="P2"><text:span text:style-name="T41">18</text:span></text:p>
          </draw:text-box>
        </draw:frame>
        <draw:frame draw:style-name="gr109" draw:text-style-name="P40" draw:layer="layout" svg:width="1.211cm" svg:height="0.517cm" svg:x="14.667cm" svg:y="17.007cm">
          <draw:text-box>
            <text:p text:style-name="P2"><text:span text:style-name="T42">No</text:span><text:span text:style-name="T42">tas</text:span></text:p>
          </draw:text-box>
        </draw:frame>
        <draw:line draw:style-name="gr32" draw:text-style-name="P39" draw:layer="layout" svg:x1="14.661cm" svg:y1="16.553cm" svg:x2="20.842cm" svg:y2="16.553cm">
          <text:p/>
        </draw:line>
        <draw:line draw:style-name="gr32" draw:text-style-name="P21" draw:layer="layout" svg:x1="21.061cm" svg:y1="16.553cm" svg:x2="27.242cm" svg:y2="16.553cm">
          <text:p/>
        </draw:line>
        <draw:frame draw:style-name="gr110" draw:text-style-name="P41" draw:layer="layout" svg:width="0.855cm" svg:height="0.408cm" svg:x="14.71cm" svg:y="2.13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cm" svg:y="2.534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cm" svg:y="2.933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cm" svg:y="3.333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cm" svg:y="3.731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cm" svg:y="4.131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cm" svg:y="4.53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cm" svg:y="4.929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cm" svg:y="5.328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cm" svg:y="5.728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cm" svg:y="6.127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7.23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7.633cm">
          <draw:text-box>
            <text:p text:style-name="P2"><text:span text:style-name="T43">8:30 <text:s text:c="2"/></text:span></text:p>
          </draw:text-box>
        </draw:frame>
        <draw:frame draw:style-name="gr112" draw:text-style-name="P41" draw:layer="layout" svg:width="0.624cm" svg:height="0.408cm" svg:x="14.711cm" svg:y="8.032cm">
          <draw:text-box>
            <text:p text:style-name="P2"><text:span text:style-name="T43">9:00</text:span></text:p>
          </draw:text-box>
        </draw:frame>
        <draw:frame draw:style-name="gr113" draw:text-style-name="P41" draw:layer="layout" svg:width="0.733cm" svg:height="0.408cm" svg:x="14.711cm" svg:y="8.432cm">
          <draw:text-box>
            <text:p text:style-name="P2"><text:span text:style-name="T43">9:30</text:span></text:p>
          </draw:text-box>
        </draw:frame>
        <draw:frame draw:style-name="gr114" draw:text-style-name="P41" draw:layer="layout" svg:width="0.717cm" svg:height="0.408cm" svg:x="14.711cm" svg:y="8.83cm">
          <draw:text-box>
            <text:p text:style-name="P2"><text:span text:style-name="T43">10:00</text:span></text:p>
          </draw:text-box>
        </draw:frame>
        <draw:frame draw:style-name="gr115" draw:text-style-name="P41" draw:layer="layout" svg:width="0.648cm" svg:height="0.409cm" svg:x="14.711cm" svg:y="9.23cm">
          <draw:text-box>
            <text:p text:style-name="P2"><text:span text:style-name="T43">10:30</text:span></text:p>
          </draw:text-box>
        </draw:frame>
        <draw:frame draw:style-name="gr116" draw:text-style-name="P41" draw:layer="layout" svg:width="0.632cm" svg:height="0.408cm" svg:x="14.711cm" svg:y="9.629cm">
          <draw:text-box>
            <text:p text:style-name="P2"><text:span text:style-name="T43">11:00</text:span></text:p>
          </draw:text-box>
        </draw:frame>
        <draw:frame draw:style-name="gr117" draw:text-style-name="P41" draw:layer="layout" svg:width="0.726cm" svg:height="0.408cm" svg:x="14.711cm" svg:y="10.028cm">
          <draw:text-box>
            <text:p text:style-name="P2"><text:span text:style-name="T43">11:30</text:span></text:p>
          </draw:text-box>
        </draw:frame>
        <draw:frame draw:style-name="gr118" draw:text-style-name="P41" draw:layer="layout" svg:width="0.709cm" svg:height="0.409cm" svg:x="14.711cm" svg:y="10.427cm">
          <draw:text-box>
            <text:p text:style-name="P2"><text:span text:style-name="T43">12:00</text:span></text:p>
          </draw:text-box>
        </draw:frame>
        <draw:frame draw:style-name="gr114" draw:text-style-name="P41" draw:layer="layout" svg:width="0.717cm" svg:height="0.408cm" svg:x="14.711cm" svg:y="10.827cm">
          <draw:text-box>
            <text:p text:style-name="P2"><text:span text:style-name="T43">12:30</text:span></text:p>
          </draw:text-box>
        </draw:frame>
        <draw:frame draw:style-name="gr119" draw:text-style-name="P41" draw:layer="layout" svg:width="0.701cm" svg:height="0.408cm" svg:x="14.711cm" svg:y="11.226cm">
          <draw:text-box>
            <text:p text:style-name="P2"><text:span text:style-name="T43">13:00</text:span></text:p>
          </draw:text-box>
        </draw:frame>
        <draw:frame draw:style-name="gr110" draw:text-style-name="P41" draw:layer="layout" svg:width="0.855cm" svg:height="0.408cm" svg:x="14.711cm" svg:y="12.343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14.711cm" svg:y="12.743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14.711cm" svg:y="13.142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14.711cm" svg:y="13.542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14.711cm" svg:y="13.94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14.711cm" svg:y="14.34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14.711cm" svg:y="14.739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14.711cm" svg:y="15.138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14.711cm" svg:y="15.537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14.711cm" svg:y="15.937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14.711cm" svg:y="16.336cm">
          <draw:text-box>
            <text:p text:style-name="P2"><text:span text:style-name="T43">18:00</text:span></text:p>
          </draw:text-box>
        </draw:frame>
        <draw:frame draw:style-name="gr110" draw:text-style-name="P41" draw:layer="layout" svg:width="0.855cm" svg:height="0.408cm" svg:x="21.11cm" svg:y="7.2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7.6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8.0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8.4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8.8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9.2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9.6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10.0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10.4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10.8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11.2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2.133cm">
          <draw:text-box>
            <text:p text:style-name="P2"><text:span text:style-name="T43">13:30 <text:s text:c="2"/></text:span></text:p>
          </draw:text-box>
        </draw:frame>
        <draw:frame draw:style-name="gr111" draw:text-style-name="P41" draw:layer="layout" svg:width="0.839cm" svg:height="0.408cm" svg:x="21.11cm" svg:y="2.533cm">
          <draw:text-box>
            <text:p text:style-name="P2"><text:span text:style-name="T43">14:00 <text:s text:c="2"/></text:span></text:p>
          </draw:text-box>
        </draw:frame>
        <draw:frame draw:style-name="gr112" draw:text-style-name="P41" draw:layer="layout" svg:width="0.624cm" svg:height="0.408cm" svg:x="21.11cm" svg:y="2.932cm">
          <draw:text-box>
            <text:p text:style-name="P2"><text:span text:style-name="T43">14:30</text:span></text:p>
          </draw:text-box>
        </draw:frame>
        <draw:frame draw:style-name="gr113" draw:text-style-name="P41" draw:layer="layout" svg:width="0.733cm" svg:height="0.408cm" svg:x="21.11cm" svg:y="3.332cm">
          <draw:text-box>
            <text:p text:style-name="P2"><text:span text:style-name="T43">15:00</text:span></text:p>
          </draw:text-box>
        </draw:frame>
        <draw:frame draw:style-name="gr114" draw:text-style-name="P41" draw:layer="layout" svg:width="0.717cm" svg:height="0.408cm" svg:x="21.11cm" svg:y="3.73cm">
          <draw:text-box>
            <text:p text:style-name="P2"><text:span text:style-name="T43">15:30</text:span></text:p>
          </draw:text-box>
        </draw:frame>
        <draw:frame draw:style-name="gr115" draw:text-style-name="P41" draw:layer="layout" svg:width="0.648cm" svg:height="0.409cm" svg:x="21.11cm" svg:y="4.13cm">
          <draw:text-box>
            <text:p text:style-name="P2"><text:span text:style-name="T43">16:00</text:span></text:p>
          </draw:text-box>
        </draw:frame>
        <draw:frame draw:style-name="gr116" draw:text-style-name="P41" draw:layer="layout" svg:width="0.632cm" svg:height="0.408cm" svg:x="21.11cm" svg:y="4.529cm">
          <draw:text-box>
            <text:p text:style-name="P2"><text:span text:style-name="T43">16:30</text:span></text:p>
          </draw:text-box>
        </draw:frame>
        <draw:frame draw:style-name="gr117" draw:text-style-name="P41" draw:layer="layout" svg:width="0.726cm" svg:height="0.408cm" svg:x="21.11cm" svg:y="4.928cm">
          <draw:text-box>
            <text:p text:style-name="P2"><text:span text:style-name="T43">17:00</text:span></text:p>
          </draw:text-box>
        </draw:frame>
        <draw:frame draw:style-name="gr118" draw:text-style-name="P41" draw:layer="layout" svg:width="0.709cm" svg:height="0.409cm" svg:x="21.11cm" svg:y="5.327cm">
          <draw:text-box>
            <text:p text:style-name="P2"><text:span text:style-name="T43">17:30</text:span></text:p>
          </draw:text-box>
        </draw:frame>
        <draw:frame draw:style-name="gr114" draw:text-style-name="P41" draw:layer="layout" svg:width="0.717cm" svg:height="0.408cm" svg:x="21.11cm" svg:y="5.727cm">
          <draw:text-box>
            <text:p text:style-name="P2"><text:span text:style-name="T43">18:00</text:span></text:p>
          </draw:text-box>
        </draw:frame>
        <draw:frame draw:style-name="gr119" draw:text-style-name="P41" draw:layer="layout" svg:width="0.701cm" svg:height="0.408cm" svg:x="21.11cm" svg:y="6.126cm">
          <draw:text-box>
            <text:p text:style-name="P2"><text:span text:style-name="T43">18:30</text:span></text:p>
          </draw:text-box>
        </draw:frame>
        <draw:frame draw:style-name="gr110" draw:text-style-name="P41" draw:layer="layout" svg:width="0.855cm" svg:height="0.408cm" svg:x="21.11cm" svg:y="12.344cm">
          <draw:text-box>
            <text:p text:style-name="P2"><text:span text:style-name="T43">8:00 <text:s text:c="2"/></text:span></text:p>
          </draw:text-box>
        </draw:frame>
        <draw:frame draw:style-name="gr111" draw:text-style-name="P41" draw:layer="layout" svg:width="0.839cm" svg:height="0.408cm" svg:x="21.11cm" svg:y="12.744cm">
          <draw:text-box>
            <text:p text:style-name="P2"><text:span text:style-name="T43">9:00 <text:s text:c="2"/></text:span></text:p>
          </draw:text-box>
        </draw:frame>
        <draw:frame draw:style-name="gr112" draw:text-style-name="P41" draw:layer="layout" svg:width="0.624cm" svg:height="0.408cm" svg:x="21.11cm" svg:y="13.143cm">
          <draw:text-box>
            <text:p text:style-name="P2"><text:span text:style-name="T43">10:00</text:span></text:p>
          </draw:text-box>
        </draw:frame>
        <draw:frame draw:style-name="gr113" draw:text-style-name="P41" draw:layer="layout" svg:width="0.733cm" svg:height="0.408cm" svg:x="21.11cm" svg:y="13.543cm">
          <draw:text-box>
            <text:p text:style-name="P2"><text:span text:style-name="T43">11:00</text:span></text:p>
          </draw:text-box>
        </draw:frame>
        <draw:frame draw:style-name="gr114" draw:text-style-name="P41" draw:layer="layout" svg:width="0.717cm" svg:height="0.408cm" svg:x="21.11cm" svg:y="13.941cm">
          <draw:text-box>
            <text:p text:style-name="P2"><text:span text:style-name="T43">12:00</text:span></text:p>
          </draw:text-box>
        </draw:frame>
        <draw:frame draw:style-name="gr115" draw:text-style-name="P41" draw:layer="layout" svg:width="0.648cm" svg:height="0.409cm" svg:x="21.11cm" svg:y="14.341cm">
          <draw:text-box>
            <text:p text:style-name="P2"><text:span text:style-name="T43">13:00</text:span></text:p>
          </draw:text-box>
        </draw:frame>
        <draw:frame draw:style-name="gr116" draw:text-style-name="P41" draw:layer="layout" svg:width="0.632cm" svg:height="0.408cm" svg:x="21.11cm" svg:y="14.74cm">
          <draw:text-box>
            <text:p text:style-name="P2"><text:span text:style-name="T43">14:00</text:span></text:p>
          </draw:text-box>
        </draw:frame>
        <draw:frame draw:style-name="gr117" draw:text-style-name="P41" draw:layer="layout" svg:width="0.726cm" svg:height="0.408cm" svg:x="21.11cm" svg:y="15.139cm">
          <draw:text-box>
            <text:p text:style-name="P2"><text:span text:style-name="T43">15:00</text:span></text:p>
          </draw:text-box>
        </draw:frame>
        <draw:frame draw:style-name="gr118" draw:text-style-name="P41" draw:layer="layout" svg:width="0.709cm" svg:height="0.409cm" svg:x="21.11cm" svg:y="15.538cm">
          <draw:text-box>
            <text:p text:style-name="P2"><text:span text:style-name="T43">16:00</text:span></text:p>
          </draw:text-box>
        </draw:frame>
        <draw:frame draw:style-name="gr114" draw:text-style-name="P41" draw:layer="layout" svg:width="0.717cm" svg:height="0.408cm" svg:x="21.11cm" svg:y="15.938cm">
          <draw:text-box>
            <text:p text:style-name="P2"><text:span text:style-name="T43">17:00</text:span></text:p>
          </draw:text-box>
        </draw:frame>
        <draw:frame draw:style-name="gr119" draw:text-style-name="P41" draw:layer="layout" svg:width="0.701cm" svg:height="0.408cm" svg:x="21.11cm" svg:y="16.337cm">
          <draw:text-box>
            <text:p text:style-name="P2"><text:span text:style-name="T43">18:00</text:span></text:p>
          </draw:text-box>
        </draw:frame>
        <draw:custom-shape draw:style-name="gr120" draw:text-style-name="P42" draw:layer="layout" svg:width="3.461cm" svg:height="0.348cm" svg:x="23.667cm" svg:y="19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1" draw:text-style-name="P43" draw:layer="layout" svg:width="0.198cm" svg:height="0.371cm" svg:x="23.787cm" svg:y="17.731cm">
          <draw:text-box>
            <text:p text:style-name="P2"><text:span text:style-name="T44">L</text:span></text:p>
          </draw:text-box>
        </draw:frame>
        <draw:frame draw:style-name="gr121" draw:text-style-name="P43" draw:layer="layout" svg:width="0.198cm" svg:height="0.371cm" svg:x="24.27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4.782cm" svg:y="17.731cm">
          <draw:text-box>
            <text:p text:style-name="P2"><text:span text:style-name="T44">M</text:span></text:p>
          </draw:text-box>
        </draw:frame>
        <draw:frame draw:style-name="gr121" draw:text-style-name="P43" draw:layer="layout" svg:width="0.198cm" svg:height="0.371cm" svg:x="25.33cm" svg:y="17.731cm">
          <draw:text-box>
            <text:p text:style-name="P2"><text:span text:style-name="T44">J</text:span></text:p>
          </draw:text-box>
        </draw:frame>
        <draw:frame draw:style-name="gr121" draw:text-style-name="P43" draw:layer="layout" svg:width="0.198cm" svg:height="0.371cm" svg:x="25.825cm" svg:y="17.731cm">
          <draw:text-box>
            <text:p text:style-name="P2"><text:span text:style-name="T44">V</text:span></text:p>
          </draw:text-box>
        </draw:frame>
        <draw:frame draw:style-name="gr121" draw:text-style-name="P43" draw:layer="layout" svg:width="0.198cm" svg:height="0.371cm" svg:x="26.346cm" svg:y="17.731cm">
          <draw:text-box>
            <text:p text:style-name="P2"><text:span text:style-name="T44">S</text:span></text:p>
          </draw:text-box>
        </draw:frame>
        <draw:frame draw:style-name="gr121" draw:text-style-name="P43" draw:layer="layout" svg:width="0.198cm" svg:height="0.371cm" svg:x="26.847cm" svg:y="17.731cm">
          <draw:text-box>
            <text:p text:style-name="P2"><text:span text:style-name="T44">D</text:span></text:p>
          </draw:text-box>
        </draw:frame>
        <draw:custom-shape draw:style-name="gr122" draw:text-style-name="P28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40" draw:layer="layout" svg:width="1.475cm" svg:height="0.671cm" svg:x="25.02cm" svg:y="17.007cm">
          <draw:text-box>
            <text:p text:style-name="P2"><text:span text:style-name="T42">Ab</text:span><text:span text:style-name="T42">ril</text:span></text:p>
          </draw:text-box>
        </draw:frame>
        <draw:line draw:style-name="gr32" draw:text-style-name="P21" draw:layer="layout" svg:x1="23.747cm" svg:y1="18.082cm" svg:x2="27.029cm" svg:y2="18.082cm">
          <text:p/>
        </draw:line>
        <draw:frame draw:style-name="gr124" draw:text-style-name="P43" draw:layer="layout" svg:width="0.198cm" svg:height="0.298cm" svg:x="25.849cm" svg:y="18.378cm">
          <draw:text-box>
            <text:p text:style-name="P2"><text:span text:style-name="T44">2</text:span></text:p>
          </draw:text-box>
        </draw:frame>
        <draw:frame draw:style-name="gr124" draw:text-style-name="P43" draw:layer="layout" svg:width="0.198cm" svg:height="0.298cm" svg:x="26.362cm" svg:y="18.378cm">
          <draw:text-box>
            <text:p text:style-name="P2"><text:span text:style-name="T44">3</text:span></text:p>
          </draw:text-box>
        </draw:frame>
        <draw:frame draw:style-name="gr124" draw:text-style-name="P43" draw:layer="layout" svg:width="0.198cm" svg:height="0.298cm" svg:x="26.883cm" svg:y="18.378cm">
          <draw:text-box>
            <text:p text:style-name="P2"><text:span text:style-name="T44">4</text:span></text:p>
          </draw:text-box>
        </draw:frame>
        <draw:frame draw:style-name="gr124" draw:text-style-name="P43" draw:layer="layout" svg:width="0.198cm" svg:height="0.298cm" svg:x="23.796cm" svg:y="18.894cm">
          <draw:text-box>
            <text:p text:style-name="P2"><text:span text:style-name="T44">5</text:span></text:p>
          </draw:text-box>
        </draw:frame>
        <draw:frame draw:style-name="gr124" draw:text-style-name="P43" draw:layer="layout" svg:width="0.198cm" svg:height="0.298cm" svg:x="24.309cm" svg:y="18.894cm">
          <draw:text-box>
            <text:p text:style-name="P2"><text:span text:style-name="T44">6</text:span></text:p>
          </draw:text-box>
        </draw:frame>
        <draw:frame draw:style-name="gr125" draw:text-style-name="P43" draw:layer="layout" svg:width="0.257cm" svg:height="0.298cm" svg:x="24.786cm" svg:y="18.894cm">
          <draw:text-box>
            <text:p text:style-name="P2"><text:span text:style-name="T44">7</text:span></text:p>
          </draw:text-box>
        </draw:frame>
        <draw:frame draw:style-name="gr125" draw:text-style-name="P43" draw:layer="layout" svg:width="0.257cm" svg:height="0.298cm" svg:x="25.327cm" svg:y="18.894cm">
          <draw:text-box>
            <text:p text:style-name="P2"><text:span text:style-name="T44">8</text:span></text:p>
          </draw:text-box>
        </draw:frame>
        <draw:frame draw:style-name="gr125" draw:text-style-name="P43" draw:layer="layout" svg:width="0.257cm" svg:height="0.298cm" svg:x="25.816cm" svg:y="18.894cm">
          <draw:text-box>
            <text:p text:style-name="P2"><text:span text:style-name="T44">9</text:span></text:p>
          </draw:text-box>
        </draw:frame>
        <draw:frame draw:style-name="gr125" draw:text-style-name="P43" draw:layer="layout" svg:width="0.257cm" svg:height="0.298cm" svg:x="26.332cm" svg:y="18.894cm">
          <draw:text-box>
            <text:p text:style-name="P2"><text:span text:style-name="T44">10</text:span></text:p>
          </draw:text-box>
        </draw:frame>
        <draw:frame draw:style-name="gr125" draw:text-style-name="P43" draw:layer="layout" svg:width="0.257cm" svg:height="0.298cm" svg:x="26.845cm" svg:y="18.894cm">
          <draw:text-box>
            <text:p text:style-name="P2"><text:span text:style-name="T44">11</text:span></text:p>
          </draw:text-box>
        </draw:frame>
        <draw:frame draw:style-name="gr125" draw:text-style-name="P43" draw:layer="layout" svg:width="0.257cm" svg:height="0.298cm" svg:x="23.761cm" svg:y="19.411cm">
          <draw:text-box>
            <text:p text:style-name="P2"><text:span text:style-name="T44">12</text:span></text:p>
          </draw:text-box>
        </draw:frame>
        <draw:frame draw:style-name="gr125" draw:text-style-name="P43" draw:layer="layout" svg:width="0.257cm" svg:height="0.298cm" svg:x="24.275cm" svg:y="19.411cm">
          <draw:text-box>
            <text:p text:style-name="P2"><text:span text:style-name="T44">13</text:span></text:p>
          </draw:text-box>
        </draw:frame>
        <draw:frame draw:style-name="gr125" draw:text-style-name="P43" draw:layer="layout" svg:width="0.257cm" svg:height="0.298cm" svg:x="24.796cm" svg:y="19.411cm">
          <draw:text-box>
            <text:p text:style-name="P2"><text:span text:style-name="T44">14</text:span></text:p>
          </draw:text-box>
        </draw:frame>
        <draw:frame draw:style-name="gr125" draw:text-style-name="P43" draw:layer="layout" svg:width="0.257cm" svg:height="0.298cm" svg:x="25.302cm" svg:y="19.411cm">
          <draw:text-box>
            <text:p text:style-name="P2"><text:span text:style-name="T44">15</text:span></text:p>
          </draw:text-box>
        </draw:frame>
        <draw:frame draw:style-name="gr125" draw:text-style-name="P43" draw:layer="layout" svg:width="0.257cm" svg:height="0.298cm" svg:x="25.815cm" svg:y="19.411cm">
          <draw:text-box>
            <text:p text:style-name="P2"><text:span text:style-name="T44">16</text:span></text:p>
          </draw:text-box>
        </draw:frame>
        <draw:frame draw:style-name="gr125" draw:text-style-name="P43" draw:layer="layout" svg:width="0.257cm" svg:height="0.298cm" svg:x="26.302cm" svg:y="19.411cm">
          <draw:text-box>
            <text:p text:style-name="P2"><text:span text:style-name="T44">17</text:span></text:p>
          </draw:text-box>
        </draw:frame>
        <draw:frame draw:style-name="gr125" draw:text-style-name="P43" draw:layer="layout" svg:width="0.257cm" svg:height="0.298cm" svg:x="26.842cm" svg:y="19.411cm">
          <draw:text-box>
            <text:p text:style-name="P2"><text:span text:style-name="T44">18</text:span></text:p>
          </draw:text-box>
        </draw:frame>
        <draw:frame draw:style-name="gr125" draw:text-style-name="P43" draw:layer="layout" svg:width="0.257cm" svg:height="0.298cm" svg:x="23.737cm" svg:y="19.93cm">
          <draw:text-box>
            <text:p text:style-name="P2"><text:span text:style-name="T44">19</text:span></text:p>
          </draw:text-box>
        </draw:frame>
        <draw:frame draw:style-name="gr125" draw:text-style-name="P43" draw:layer="layout" svg:width="0.257cm" svg:height="0.298cm" svg:x="24.253cm" svg:y="19.93cm">
          <draw:text-box>
            <text:p text:style-name="P2"><text:span text:style-name="T44">20</text:span></text:p>
          </draw:text-box>
        </draw:frame>
        <draw:frame draw:style-name="gr125" draw:text-style-name="P43" draw:layer="layout" svg:width="0.257cm" svg:height="0.298cm" svg:x="24.767cm" svg:y="19.93cm">
          <draw:text-box>
            <text:p text:style-name="P2"><text:span text:style-name="T44">21</text:span></text:p>
          </draw:text-box>
        </draw:frame>
        <draw:frame draw:style-name="gr125" draw:text-style-name="P43" draw:layer="layout" svg:width="0.257cm" svg:height="0.298cm" svg:x="25.277cm" svg:y="19.93cm">
          <draw:text-box>
            <text:p text:style-name="P2"><text:span text:style-name="T44">22</text:span></text:p>
          </draw:text-box>
        </draw:frame>
        <draw:frame draw:style-name="gr125" draw:text-style-name="P43" draw:layer="layout" svg:width="0.257cm" svg:height="0.298cm" svg:x="25.79cm" svg:y="19.93cm">
          <draw:text-box>
            <text:p text:style-name="P2"><text:span text:style-name="T44">23</text:span></text:p>
          </draw:text-box>
        </draw:frame>
        <draw:frame draw:style-name="gr125" draw:text-style-name="P43" draw:layer="layout" svg:width="0.257cm" svg:height="0.298cm" svg:x="26.311cm" svg:y="19.93cm">
          <draw:text-box>
            <text:p text:style-name="P2"><text:span text:style-name="T44">24</text:span></text:p>
          </draw:text-box>
        </draw:frame>
        <draw:frame draw:style-name="gr125" draw:text-style-name="P43" draw:layer="layout" svg:width="0.257cm" svg:height="0.298cm" svg:x="26.819cm" svg:y="19.93cm">
          <draw:text-box>
            <text:p text:style-name="P2"><text:span text:style-name="T44">25</text:span></text:p>
          </draw:text-box>
        </draw:frame>
        <draw:frame draw:style-name="gr125" draw:text-style-name="P43" draw:layer="layout" svg:width="0.257cm" svg:height="0.298cm" svg:x="25.327cm" svg:y="18.383cm">
          <draw:text-box>
            <text:p text:style-name="P2"><text:span text:style-name="T44">1</text:span></text:p>
          </draw:text-box>
        </draw:frame>
        <draw:frame draw:style-name="gr125" draw:text-style-name="P43" draw:layer="layout" svg:width="0.257cm" svg:height="0.298cm" svg:x="23.739cm" svg:y="20.453cm">
          <draw:text-box>
            <text:p text:style-name="P2"><text:span text:style-name="T44">26</text:span></text:p>
          </draw:text-box>
        </draw:frame>
        <draw:frame draw:style-name="gr125" draw:text-style-name="P43" draw:layer="layout" svg:width="0.257cm" svg:height="0.298cm" svg:x="24.255cm" svg:y="20.453cm">
          <draw:text-box>
            <text:p text:style-name="P2"><text:span text:style-name="T44">27</text:span></text:p>
          </draw:text-box>
        </draw:frame>
        <draw:frame draw:style-name="gr125" draw:text-style-name="P43" draw:layer="layout" svg:width="0.257cm" svg:height="0.298cm" svg:x="24.769cm" svg:y="20.453cm">
          <draw:text-box>
            <text:p text:style-name="P2"><text:span text:style-name="T44">28</text:span></text:p>
          </draw:text-box>
        </draw:frame>
        <draw:frame draw:style-name="gr125" draw:text-style-name="P43" draw:layer="layout" svg:width="0.257cm" svg:height="0.298cm" svg:x="25.279cm" svg:y="20.453cm">
          <draw:text-box>
            <text:p text:style-name="P2"><text:span text:style-name="T44">29</text:span></text:p>
          </draw:text-box>
        </draw:frame>
        <draw:frame draw:style-name="gr125" draw:text-style-name="P43" draw:layer="layout" svg:width="0.257cm" svg:height="0.298cm" svg:x="25.792cm" svg:y="20.453cm">
          <draw:text-box>
            <text:p text:style-name="P2"><text:span text:style-name="T44">30</text:span></text:p>
          </draw:text-box>
        </draw:frame>
      </draw:page>
      <draw:page draw:name="page44" draw:style-name="dp1" draw:master-page-name="master-page34">
        <draw:frame draw:style-name="gr97" draw:text-style-name="P4" draw:layer="layout" svg:width="2.479cm" svg:height="0.709cm" svg:x="1.581cm" svg:y="1.622cm">
          <draw:text-box>
            <text:p text:style-name="P2"><text:span text:style-name="T2">A</text:span><text:span text:style-name="T2">B</text:span><text:span text:style-name="T2">RI</text:span><text:span text:style-name="T2">L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e</text:span><text:span text:style-name="T4">ma</text:span><text:span text:style-name="T4">na </text:span><text:span text:style-name="T4">13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e</text:span><text:span text:style-name="T4">ma</text:span><text:span text:style-name="T4">na </text:span><text:span text:style-name="T4">14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e</text:span><text:span text:style-name="T4">ma</text:span><text:span text:style-name="T4">na </text:span><text:span text:style-name="T4">15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e</text:span><text:span text:style-name="T4">ma</text:span><text:span text:style-name="T4">na </text:span><text:span text:style-name="T4">16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6</text:span></text:p>
          </draw:text-box>
        </draw:frame>
        <draw:frame draw:style-name="gr98" draw:text-style-name="P10" draw:layer="layout" svg:width="0.37cm" svg:height="0.49cm" svg:x="9.942cm" svg:y="6.29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1</text:span></text:p>
          </draw:text-box>
        </draw:frame>
        <draw:frame draw:style-name="gr6" draw:text-style-name="P7" draw:layer="layout" svg:width="2.26cm" svg:height="0.533cm" svg:x="1.501cm" svg:y="16.907cm">
          <draw:text-box>
            <text:p text:style-name="P2"><text:span text:style-name="T4">Se</text:span><text:span text:style-name="T4">ma</text:span><text:span text:style-name="T4">na </text:span><text:span text:style-name="T4">17</text:span></text:p>
          </draw:text-box>
        </draw:frame>
        <draw:frame draw:style-name="gr11" draw:text-style-name="P10" draw:layer="layout" svg:width="0.472cm" svg:height="0.49cm" svg:x="4.221cm" svg:y="16.811cm">
          <draw:text-box>
            <text:p text:style-name="P2"><text:span text:style-name="T7">26</text:span></text:p>
          </draw:text-box>
        </draw:frame>
        <draw:frame draw:style-name="gr11" draw:text-style-name="P10" draw:layer="layout" svg:width="0.472cm" svg:height="0.49cm" svg:x="7.231cm" svg:y="16.811cm">
          <draw:text-box>
            <text:p text:style-name="P2"><text:span text:style-name="T7">27</text:span></text:p>
          </draw:text-box>
        </draw:frame>
        <draw:frame draw:style-name="gr11" draw:text-style-name="P10" draw:layer="layout" svg:width="0.472cm" svg:height="0.49cm" svg:x="9.941cm" svg:y="16.811cm">
          <draw:text-box>
            <text:p text:style-name="P2"><text:span text:style-name="T7">28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3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0" draw:text-style-name="P10" draw:layer="layout" svg:width="0.364cm" svg:height="0.49cm" svg:x="15.294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18.155cm" svg:y="6.255cm">
          <draw:text-box>
            <text:p text:style-name="P2"><text:span text:style-name="T7">9</text:span></text:p>
          </draw:text-box>
        </draw:frame>
        <draw:frame draw:style-name="gr98" draw:text-style-name="P10" draw:layer="layout" svg:width="0.37cm" svg:height="0.49cm" svg:x="21.016cm" svg:y="6.255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4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3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5</text:span></text:p>
          </draw:text-box>
        </draw:frame>
        <draw:frame draw:style-name="gr11" draw:text-style-name="P10" draw:layer="layout" svg:width="0.472cm" svg:height="0.49cm" svg:x="15.291cm" svg:y="16.81cm">
          <draw:text-box>
            <text:p text:style-name="P2"><text:span text:style-name="T7">29</text:span></text:p>
          </draw:text-box>
        </draw:frame>
        <draw:frame draw:style-name="gr11" draw:text-style-name="P10" draw:layer="layout" svg:width="0.472cm" svg:height="0.49cm" svg:x="18.152cm" svg:y="16.81cm">
          <draw:text-box>
            <text:p text:style-name="P2"><text:span text:style-name="T7">30</text:span></text:p>
          </draw:text-box>
        </draw:frame>
      </draw:page>
      <draw:page draw:name="page45" draw:style-name="dp1" draw:master-page-name="master-page34">
        <draw:frame draw:style-name="gr97" draw:text-style-name="P4" draw:layer="layout" svg:width="2.479cm" svg:height="0.709cm" svg:x="1.51cm" svg:y="1.621cm">
          <draw:text-box>
            <text:p text:style-name="P2"><text:span text:style-name="T2">M</text:span><text:span text:style-name="T2">A</text:span><text:span text:style-name="T2">Y</text:span><text:span text:style-name="T2">O</text:span></text:p>
          </draw:text-box>
        </draw:frame>
        <draw:line draw:style-name="gr21" draw:text-style-name="P54" draw:layer="layout" svg:x1="4.078cm" svg:y1="1.282cm" svg:x2="6.948cm" svg:y2="1.282cm">
          <text:p/>
        </draw:line>
        <draw:line draw:style-name="gr21" draw:text-style-name="P54" draw:layer="layout" svg:x1="4.086cm" svg:y1="2.67cm" svg:x2="4.086cm" svg:y2="1.291cm">
          <text:p/>
        </draw:line>
        <draw:line draw:style-name="gr21" draw:text-style-name="P54" draw:layer="layout" svg:x1="6.948cm" svg:y1="1.282cm" svg:x2="9.809cm" svg:y2="1.282cm">
          <text:p/>
        </draw:line>
        <draw:line draw:style-name="gr21" draw:text-style-name="P54" draw:layer="layout" svg:x1="6.948cm" svg:y1="2.67cm" svg:x2="6.948cm" svg:y2="1.291cm">
          <text:p/>
        </draw:line>
        <draw:line draw:style-name="gr21" draw:text-style-name="P54" draw:layer="layout" svg:x1="9.809cm" svg:y1="1.282cm" svg:x2="12.678cm" svg:y2="1.282cm">
          <text:p/>
        </draw:line>
        <draw:line draw:style-name="gr21" draw:text-style-name="P54" draw:layer="layout" svg:x1="9.809cm" svg:y1="2.67cm" svg:x2="9.809cm" svg:y2="1.291cm">
          <text:p/>
        </draw:line>
        <draw:line draw:style-name="gr21" draw:text-style-name="P54" draw:layer="layout" svg:x1="12.67cm" svg:y1="2.67cm" svg:x2="12.67cm" svg:y2="1.291cm">
          <text:p/>
        </draw:line>
        <draw:line draw:style-name="gr21" draw:text-style-name="P54" draw:layer="layout" svg:x1="4.078cm" svg:y1="2.68cm" svg:x2="6.948cm" svg:y2="2.68cm">
          <text:p/>
        </draw:line>
        <draw:line draw:style-name="gr21" draw:text-style-name="P54" draw:layer="layout" svg:x1="4.086cm" svg:y1="5.489cm" svg:x2="4.086cm" svg:y2="2.686cm">
          <text:p/>
        </draw:line>
        <draw:line draw:style-name="gr21" draw:text-style-name="P54" draw:layer="layout" svg:x1="6.948cm" svg:y1="2.68cm" svg:x2="9.809cm" svg:y2="2.68cm">
          <text:p/>
        </draw:line>
        <draw:line draw:style-name="gr21" draw:text-style-name="P54" draw:layer="layout" svg:x1="6.948cm" svg:y1="5.489cm" svg:x2="6.948cm" svg:y2="2.686cm">
          <text:p/>
        </draw:line>
        <draw:line draw:style-name="gr21" draw:text-style-name="P54" draw:layer="layout" svg:x1="9.809cm" svg:y1="2.68cm" svg:x2="12.678cm" svg:y2="2.68cm">
          <text:p/>
        </draw:line>
        <draw:line draw:style-name="gr21" draw:text-style-name="P54" draw:layer="layout" svg:x1="9.809cm" svg:y1="5.489cm" svg:x2="9.809cm" svg:y2="2.686cm">
          <text:p/>
        </draw:line>
        <draw:line draw:style-name="gr21" draw:text-style-name="P54" draw:layer="layout" svg:x1="12.67cm" svg:y1="5.489cm" svg:x2="12.67cm" svg:y2="2.686cm">
          <text:p/>
        </draw:line>
        <draw:line draw:style-name="gr21" draw:text-style-name="P54" draw:layer="layout" svg:x1="4.078cm" svg:y1="5.497cm" svg:x2="6.948cm" svg:y2="5.497cm">
          <text:p/>
        </draw:line>
        <draw:line draw:style-name="gr21" draw:text-style-name="P54" draw:layer="layout" svg:x1="4.086cm" svg:y1="8.307cm" svg:x2="4.086cm" svg:y2="5.504cm">
          <text:p/>
        </draw:line>
        <draw:line draw:style-name="gr21" draw:text-style-name="P54" draw:layer="layout" svg:x1="6.948cm" svg:y1="5.497cm" svg:x2="9.809cm" svg:y2="5.497cm">
          <text:p/>
        </draw:line>
        <draw:line draw:style-name="gr21" draw:text-style-name="P54" draw:layer="layout" svg:x1="6.948cm" svg:y1="8.307cm" svg:x2="6.948cm" svg:y2="5.504cm">
          <text:p/>
        </draw:line>
        <draw:line draw:style-name="gr21" draw:text-style-name="P54" draw:layer="layout" svg:x1="9.809cm" svg:y1="5.497cm" svg:x2="12.678cm" svg:y2="5.497cm">
          <text:p/>
        </draw:line>
        <draw:line draw:style-name="gr21" draw:text-style-name="P54" draw:layer="layout" svg:x1="9.809cm" svg:y1="8.307cm" svg:x2="9.809cm" svg:y2="5.504cm">
          <text:p/>
        </draw:line>
        <draw:line draw:style-name="gr21" draw:text-style-name="P54" draw:layer="layout" svg:x1="12.67cm" svg:y1="8.307cm" svg:x2="12.67cm" svg:y2="5.504cm">
          <text:p/>
        </draw:line>
        <draw:line draw:style-name="gr21" draw:text-style-name="P54" draw:layer="layout" svg:x1="4.078cm" svg:y1="8.314cm" svg:x2="6.948cm" svg:y2="8.314cm">
          <text:p/>
        </draw:line>
        <draw:line draw:style-name="gr21" draw:text-style-name="P54" draw:layer="layout" svg:x1="4.086cm" svg:y1="11.125cm" svg:x2="4.086cm" svg:y2="8.322cm">
          <text:p/>
        </draw:line>
        <draw:line draw:style-name="gr21" draw:text-style-name="P54" draw:layer="layout" svg:x1="6.948cm" svg:y1="8.314cm" svg:x2="9.809cm" svg:y2="8.314cm">
          <text:p/>
        </draw:line>
        <draw:line draw:style-name="gr21" draw:text-style-name="P54" draw:layer="layout" svg:x1="6.948cm" svg:y1="11.125cm" svg:x2="6.948cm" svg:y2="8.322cm">
          <text:p/>
        </draw:line>
        <draw:line draw:style-name="gr21" draw:text-style-name="P54" draw:layer="layout" svg:x1="9.809cm" svg:y1="8.314cm" svg:x2="12.678cm" svg:y2="8.314cm">
          <text:p/>
        </draw:line>
        <draw:line draw:style-name="gr21" draw:text-style-name="P54" draw:layer="layout" svg:x1="9.809cm" svg:y1="11.125cm" svg:x2="9.809cm" svg:y2="8.322cm">
          <text:p/>
        </draw:line>
        <draw:line draw:style-name="gr21" draw:text-style-name="P54" draw:layer="layout" svg:x1="12.67cm" svg:y1="11.125cm" svg:x2="12.67cm" svg:y2="8.322cm">
          <text:p/>
        </draw:line>
        <draw:line draw:style-name="gr21" draw:text-style-name="P54" draw:layer="layout" svg:x1="4.078cm" svg:y1="11.131cm" svg:x2="6.948cm" svg:y2="11.131cm">
          <text:p/>
        </draw:line>
        <draw:line draw:style-name="gr21" draw:text-style-name="P54" draw:layer="layout" svg:x1="4.086cm" svg:y1="13.941cm" svg:x2="4.086cm" svg:y2="11.138cm">
          <text:p/>
        </draw:line>
        <draw:line draw:style-name="gr21" draw:text-style-name="P54" draw:layer="layout" svg:x1="6.948cm" svg:y1="11.131cm" svg:x2="9.809cm" svg:y2="11.131cm">
          <text:p/>
        </draw:line>
        <draw:line draw:style-name="gr21" draw:text-style-name="P54" draw:layer="layout" svg:x1="6.948cm" svg:y1="13.941cm" svg:x2="6.948cm" svg:y2="11.138cm">
          <text:p/>
        </draw:line>
        <draw:line draw:style-name="gr21" draw:text-style-name="P54" draw:layer="layout" svg:x1="9.809cm" svg:y1="11.131cm" svg:x2="12.678cm" svg:y2="11.131cm">
          <text:p/>
        </draw:line>
        <draw:line draw:style-name="gr21" draw:text-style-name="P54" draw:layer="layout" svg:x1="9.809cm" svg:y1="13.941cm" svg:x2="9.809cm" svg:y2="11.138cm">
          <text:p/>
        </draw:line>
        <draw:line draw:style-name="gr21" draw:text-style-name="P54" draw:layer="layout" svg:x1="12.67cm" svg:y1="13.941cm" svg:x2="12.67cm" svg:y2="11.138cm">
          <text:p/>
        </draw:line>
        <draw:line draw:style-name="gr21" draw:text-style-name="P54" draw:layer="layout" svg:x1="4.078cm" svg:y1="13.949cm" svg:x2="6.948cm" svg:y2="13.949cm">
          <text:p/>
        </draw:line>
        <draw:line draw:style-name="gr21" draw:text-style-name="P54" draw:layer="layout" svg:x1="4.086cm" svg:y1="16.758cm" svg:x2="4.086cm" svg:y2="13.955cm">
          <text:p/>
        </draw:line>
        <draw:line draw:style-name="gr21" draw:text-style-name="P54" draw:layer="layout" svg:x1="6.948cm" svg:y1="13.949cm" svg:x2="9.809cm" svg:y2="13.949cm">
          <text:p/>
        </draw:line>
        <draw:line draw:style-name="gr21" draw:text-style-name="P54" draw:layer="layout" svg:x1="6.948cm" svg:y1="16.758cm" svg:x2="6.948cm" svg:y2="13.955cm">
          <text:p/>
        </draw:line>
        <draw:line draw:style-name="gr21" draw:text-style-name="P54" draw:layer="layout" svg:x1="9.809cm" svg:y1="13.949cm" svg:x2="12.678cm" svg:y2="13.949cm">
          <text:p/>
        </draw:line>
        <draw:line draw:style-name="gr21" draw:text-style-name="P54" draw:layer="layout" svg:x1="9.809cm" svg:y1="16.758cm" svg:x2="9.809cm" svg:y2="13.955cm">
          <text:p/>
        </draw:line>
        <draw:line draw:style-name="gr21" draw:text-style-name="P54" draw:layer="layout" svg:x1="12.67cm" svg:y1="16.758cm" svg:x2="12.67cm" svg:y2="13.955cm">
          <text:p/>
        </draw:line>
        <draw:line draw:style-name="gr21" draw:text-style-name="P54" draw:layer="layout" svg:x1="4.078cm" svg:y1="16.766cm" svg:x2="12.678cm" svg:y2="16.766cm">
          <text:p/>
        </draw:line>
        <draw:frame draw:style-name="gr7" draw:text-style-name="P8" draw:layer="layout" svg:width="1.316cm" svg:height="0.533cm" svg:x="4.922cm" svg:y="1.748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5cm" svg:y="1.748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6cm" svg:y="1.748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line draw:style-name="gr21" draw:text-style-name="P59" draw:layer="layout" svg:x1="0.7cm" svg:y1="2.678cm" svg:x2="4.086cm" svg:y2="2.678cm">
          <text:p/>
        </draw:line>
        <draw:line draw:style-name="gr21" draw:text-style-name="P59" draw:layer="layout" svg:x1="0.7cm" svg:y1="5.496cm" svg:x2="4.086cm" svg:y2="5.496cm">
          <text:p/>
        </draw:line>
        <draw:line draw:style-name="gr21" draw:text-style-name="P59" draw:layer="layout" svg:x1="0.7cm" svg:y1="8.314cm" svg:x2="4.086cm" svg:y2="8.314cm">
          <text:p/>
        </draw:line>
        <draw:line draw:style-name="gr21" draw:text-style-name="P59" draw:layer="layout" svg:x1="0.7cm" svg:y1="11.131cm" svg:x2="4.086cm" svg:y2="11.131cm">
          <text:p/>
        </draw:line>
        <draw:line draw:style-name="gr21" draw:text-style-name="P59" draw:layer="layout" svg:x1="0.7cm" svg:y1="13.948cm" svg:x2="4.086cm" svg:y2="13.948cm">
          <text:p/>
        </draw:line>
        <draw:line draw:style-name="gr32" draw:text-style-name="P54" draw:layer="layout" svg:x1="0.7cm" svg:y1="3.15cm" svg:x2="4.079cm" svg:y2="3.15cm">
          <text:p/>
        </draw:line>
        <draw:line draw:style-name="gr32" draw:text-style-name="P54" draw:layer="layout" svg:x1="0.7cm" svg:y1="3.551cm" svg:x2="4.079cm" svg:y2="3.551cm">
          <text:p/>
        </draw:line>
        <draw:line draw:style-name="gr32" draw:text-style-name="P54" draw:layer="layout" svg:x1="0.7cm" svg:y1="3.953cm" svg:x2="4.079cm" svg:y2="3.953cm">
          <text:p/>
        </draw:line>
        <draw:line draw:style-name="gr32" draw:text-style-name="P54" draw:layer="layout" svg:x1="0.7cm" svg:y1="4.353cm" svg:x2="4.079cm" svg:y2="4.353cm">
          <text:p/>
        </draw:line>
        <draw:line draw:style-name="gr32" draw:text-style-name="P54" draw:layer="layout" svg:x1="0.7cm" svg:y1="4.754cm" svg:x2="4.079cm" svg:y2="4.754cm">
          <text:p/>
        </draw:line>
        <draw:line draw:style-name="gr32" draw:text-style-name="P54" draw:layer="layout" svg:x1="0.7cm" svg:y1="5.155cm" svg:x2="4.079cm" svg:y2="5.155cm">
          <text:p/>
        </draw:line>
        <draw:line draw:style-name="gr32" draw:text-style-name="P54" draw:layer="layout" svg:x1="0.7cm" svg:y1="5.957cm" svg:x2="4.079cm" svg:y2="5.957cm">
          <text:p/>
        </draw:line>
        <draw:line draw:style-name="gr32" draw:text-style-name="P54" draw:layer="layout" svg:x1="0.7cm" svg:y1="6.358cm" svg:x2="4.079cm" svg:y2="6.358cm">
          <text:p/>
        </draw:line>
        <draw:line draw:style-name="gr32" draw:text-style-name="P54" draw:layer="layout" svg:x1="0.7cm" svg:y1="6.758cm" svg:x2="4.079cm" svg:y2="6.758cm">
          <text:p/>
        </draw:line>
        <draw:line draw:style-name="gr32" draw:text-style-name="P54" draw:layer="layout" svg:x1="0.7cm" svg:y1="7.16cm" svg:x2="4.079cm" svg:y2="7.16cm">
          <text:p/>
        </draw:line>
        <draw:line draw:style-name="gr32" draw:text-style-name="P54" draw:layer="layout" svg:x1="0.7cm" svg:y1="7.561cm" svg:x2="4.079cm" svg:y2="7.561cm">
          <text:p/>
        </draw:line>
        <draw:line draw:style-name="gr32" draw:text-style-name="P54" draw:layer="layout" svg:x1="0.7cm" svg:y1="7.962cm" svg:x2="4.079cm" svg:y2="7.962cm">
          <text:p/>
        </draw:line>
        <draw:line draw:style-name="gr32" draw:text-style-name="P54" draw:layer="layout" svg:x1="0.7cm" svg:y1="8.763cm" svg:x2="4.079cm" svg:y2="8.763cm">
          <text:p/>
        </draw:line>
        <draw:line draw:style-name="gr32" draw:text-style-name="P54" draw:layer="layout" svg:x1="0.7cm" svg:y1="9.165cm" svg:x2="4.079cm" svg:y2="9.165cm">
          <text:p/>
        </draw:line>
        <draw:line draw:style-name="gr32" draw:text-style-name="P54" draw:layer="layout" svg:x1="0.7cm" svg:y1="9.566cm" svg:x2="4.079cm" svg:y2="9.566cm">
          <text:p/>
        </draw:line>
        <draw:line draw:style-name="gr32" draw:text-style-name="P54" draw:layer="layout" svg:x1="0.7cm" svg:y1="9.967cm" svg:x2="4.079cm" svg:y2="9.967cm">
          <text:p/>
        </draw:line>
        <draw:line draw:style-name="gr32" draw:text-style-name="P54" draw:layer="layout" svg:x1="0.7cm" svg:y1="10.367cm" svg:x2="4.079cm" svg:y2="10.367cm">
          <text:p/>
        </draw:line>
        <draw:line draw:style-name="gr32" draw:text-style-name="P54" draw:layer="layout" svg:x1="0.7cm" svg:y1="10.769cm" svg:x2="4.079cm" svg:y2="10.769cm">
          <text:p/>
        </draw:line>
        <draw:line draw:style-name="gr32" draw:text-style-name="P54" draw:layer="layout" svg:x1="0.7cm" svg:y1="11.57cm" svg:x2="4.079cm" svg:y2="11.57cm">
          <text:p/>
        </draw:line>
        <draw:line draw:style-name="gr32" draw:text-style-name="P54" draw:layer="layout" svg:x1="0.7cm" svg:y1="11.97cm" svg:x2="4.079cm" svg:y2="11.97cm">
          <text:p/>
        </draw:line>
        <draw:line draw:style-name="gr32" draw:text-style-name="P54" draw:layer="layout" svg:x1="0.7cm" svg:y1="12.372cm" svg:x2="4.079cm" svg:y2="12.372cm">
          <text:p/>
        </draw:line>
        <draw:line draw:style-name="gr32" draw:text-style-name="P54" draw:layer="layout" svg:x1="0.7cm" svg:y1="12.772cm" svg:x2="4.079cm" svg:y2="12.772cm">
          <text:p/>
        </draw:line>
        <draw:line draw:style-name="gr32" draw:text-style-name="P54" draw:layer="layout" svg:x1="0.7cm" svg:y1="13.173cm" svg:x2="4.079cm" svg:y2="13.173cm">
          <text:p/>
        </draw:line>
        <draw:line draw:style-name="gr32" draw:text-style-name="P54" draw:layer="layout" svg:x1="0.7cm" svg:y1="13.574cm" svg:x2="4.079cm" svg:y2="13.574cm">
          <text:p/>
        </draw:line>
        <draw:frame draw:style-name="gr196" draw:text-style-name="P7" draw:layer="layout" svg:width="2.26cm" svg:height="0.475cm" svg:x="1.5cm" svg:y="2.67cm">
          <draw:text-box>
            <text:p text:style-name="P2"><text:span text:style-name="T4">Se</text:span><text:span text:style-name="T4">ma</text:span><text:span text:style-name="T4">na </text:span><text:span text:style-name="T4">17</text:span></text:p>
          </draw:text-box>
        </draw:frame>
        <draw:frame draw:style-name="gr196" draw:text-style-name="P7" draw:layer="layout" svg:width="2.26cm" svg:height="0.475cm" svg:x="1.5cm" svg:y="5.488cm">
          <draw:text-box>
            <text:p text:style-name="P2"><text:span text:style-name="T4">Se</text:span><text:span text:style-name="T4">ma</text:span><text:span text:style-name="T4">na </text:span><text:span text:style-name="T4">18</text:span></text:p>
          </draw:text-box>
        </draw:frame>
        <draw:frame draw:style-name="gr196" draw:text-style-name="P7" draw:layer="layout" svg:width="2.26cm" svg:height="0.475cm" svg:x="1.5cm" svg:y="8.305cm">
          <draw:text-box>
            <text:p text:style-name="P2"><text:span text:style-name="T4">Se</text:span><text:span text:style-name="T4">ma</text:span><text:span text:style-name="T4">na </text:span><text:span text:style-name="T4">19</text:span></text:p>
          </draw:text-box>
        </draw:frame>
        <draw:frame draw:style-name="gr196" draw:text-style-name="P7" draw:layer="layout" svg:width="2.26cm" svg:height="0.475cm" svg:x="1.5cm" svg:y="11.123cm">
          <draw:text-box>
            <text:p text:style-name="P2"><text:span text:style-name="T4">Se</text:span><text:span text:style-name="T4">ma</text:span><text:span text:style-name="T4">na </text:span><text:span text:style-name="T4">20</text:span></text:p>
          </draw:text-box>
        </draw:frame>
        <draw:frame draw:style-name="gr193" draw:text-style-name="P10" draw:layer="layout" svg:width="0.364cm" svg:height="0.475cm" svg:x="4.22cm" svg:y="5.569cm">
          <draw:text-box>
            <text:p text:style-name="P2"><text:span text:style-name="T7">3</text:span></text:p>
          </draw:text-box>
        </draw:frame>
        <draw:frame draw:style-name="gr193" draw:text-style-name="P10" draw:layer="layout" svg:width="0.364cm" svg:height="0.475cm" svg:x="7.081cm" svg:y="5.569cm">
          <draw:text-box>
            <text:p text:style-name="P2"><text:span text:style-name="T7">4</text:span></text:p>
          </draw:text-box>
        </draw:frame>
        <draw:frame draw:style-name="gr194" draw:text-style-name="P10" draw:layer="layout" svg:width="0.37cm" svg:height="0.475cm" svg:x="9.941cm" svg:y="5.569cm">
          <draw:text-box>
            <text:p text:style-name="P2"><text:span text:style-name="T7">5</text:span></text:p>
          </draw:text-box>
        </draw:frame>
        <draw:frame draw:style-name="gr195" draw:text-style-name="P10" draw:layer="layout" svg:width="0.472cm" svg:height="0.475cm" svg:x="4.22cm" svg:y="8.386cm">
          <draw:text-box>
            <text:p text:style-name="P2"><text:span text:style-name="T7">10</text:span></text:p>
          </draw:text-box>
        </draw:frame>
        <draw:frame draw:style-name="gr195" draw:text-style-name="P10" draw:layer="layout" svg:width="0.472cm" svg:height="0.475cm" svg:x="7.081cm" svg:y="8.386cm">
          <draw:text-box>
            <text:p text:style-name="P2"><text:span text:style-name="T7">11</text:span></text:p>
          </draw:text-box>
        </draw:frame>
        <draw:frame draw:style-name="gr195" draw:text-style-name="P10" draw:layer="layout" svg:width="0.472cm" svg:height="0.475cm" svg:x="9.941cm" svg:y="8.386cm">
          <draw:text-box>
            <text:p text:style-name="P2"><text:span text:style-name="T7">12</text:span></text:p>
          </draw:text-box>
        </draw:frame>
        <draw:frame draw:style-name="gr195" draw:text-style-name="P10" draw:layer="layout" svg:width="0.472cm" svg:height="0.475cm" svg:x="4.22cm" svg:y="11.203cm">
          <draw:text-box>
            <text:p text:style-name="P2"><text:span text:style-name="T7">17</text:span></text:p>
          </draw:text-box>
        </draw:frame>
        <draw:frame draw:style-name="gr195" draw:text-style-name="P10" draw:layer="layout" svg:width="0.472cm" svg:height="0.475cm" svg:x="7.081cm" svg:y="11.203cm">
          <draw:text-box>
            <text:p text:style-name="P2"><text:span text:style-name="T7">18</text:span></text:p>
          </draw:text-box>
        </draw:frame>
        <draw:frame draw:style-name="gr195" draw:text-style-name="P10" draw:layer="layout" svg:width="0.472cm" svg:height="0.475cm" svg:x="9.941cm" svg:y="11.203cm">
          <draw:text-box>
            <text:p text:style-name="P2"><text:span text:style-name="T7">19</text:span></text:p>
          </draw:text-box>
        </draw:frame>
        <draw:frame draw:style-name="gr195" draw:text-style-name="P10" draw:layer="layout" svg:width="0.472cm" svg:height="0.475cm" svg:x="4.22cm" svg:y="13.991cm">
          <draw:text-box>
            <text:p text:style-name="P2"><text:span text:style-name="T7">24</text:span></text:p>
          </draw:text-box>
        </draw:frame>
        <draw:frame draw:style-name="gr195" draw:text-style-name="P10" draw:layer="layout" svg:width="0.472cm" svg:height="0.475cm" svg:x="7.23cm" svg:y="13.991cm">
          <draw:text-box>
            <text:p text:style-name="P2"><text:span text:style-name="T7">25</text:span></text:p>
          </draw:text-box>
        </draw:frame>
        <draw:frame draw:style-name="gr195" draw:text-style-name="P10" draw:layer="layout" svg:width="0.472cm" svg:height="0.475cm" svg:x="9.94cm" svg:y="13.991cm">
          <draw:text-box>
            <text:p text:style-name="P2"><text:span text:style-name="T7">26</text:span></text:p>
          </draw:text-box>
        </draw:frame>
        <draw:line draw:style-name="gr21" draw:text-style-name="P54" draw:layer="layout" svg:x1="4.086cm" svg:y1="19.576cm" svg:x2="4.086cm" svg:y2="16.773cm">
          <text:p/>
        </draw:line>
        <draw:line draw:style-name="gr21" draw:text-style-name="P54" draw:layer="layout" svg:x1="6.948cm" svg:y1="19.576cm" svg:x2="6.948cm" svg:y2="16.773cm">
          <text:p/>
        </draw:line>
        <draw:line draw:style-name="gr21" draw:text-style-name="P54" draw:layer="layout" svg:x1="9.809cm" svg:y1="19.576cm" svg:x2="9.809cm" svg:y2="16.773cm">
          <text:p/>
        </draw:line>
        <draw:line draw:style-name="gr21" draw:text-style-name="P54" draw:layer="layout" svg:x1="12.67cm" svg:y1="19.576cm" svg:x2="12.67cm" svg:y2="16.773cm">
          <text:p/>
        </draw:line>
        <draw:line draw:style-name="gr21" draw:text-style-name="P54" draw:layer="layout" svg:x1="4.078cm" svg:y1="19.584cm" svg:x2="12.678cm" svg:y2="19.584cm">
          <text:p/>
        </draw:line>
        <draw:frame draw:style-name="gr195" draw:text-style-name="P10" draw:layer="layout" svg:width="0.472cm" svg:height="0.475cm" svg:x="4.22cm" svg:y="16.809cm">
          <draw:text-box>
            <text:p text:style-name="P2"><text:span text:style-name="T7">31</text:span></text:p>
          </draw:text-box>
        </draw:frame>
        <draw:line draw:style-name="gr21" draw:text-style-name="P59" draw:layer="layout" svg:x1="0.703cm" svg:y1="16.766cm" svg:x2="4.089cm" svg:y2="16.766cm">
          <text:p/>
        </draw:line>
        <draw:line draw:style-name="gr32" draw:text-style-name="P54" draw:layer="layout" svg:x1="0.7cm" svg:y1="14.395cm" svg:x2="4.079cm" svg:y2="14.395cm">
          <text:p/>
        </draw:line>
        <draw:line draw:style-name="gr32" draw:text-style-name="P54" draw:layer="layout" svg:x1="0.7cm" svg:y1="14.795cm" svg:x2="4.079cm" svg:y2="14.795cm">
          <text:p/>
        </draw:line>
        <draw:line draw:style-name="gr32" draw:text-style-name="P54" draw:layer="layout" svg:x1="0.7cm" svg:y1="15.197cm" svg:x2="4.079cm" svg:y2="15.197cm">
          <text:p/>
        </draw:line>
        <draw:line draw:style-name="gr32" draw:text-style-name="P54" draw:layer="layout" svg:x1="0.7cm" svg:y1="15.597cm" svg:x2="4.079cm" svg:y2="15.597cm">
          <text:p/>
        </draw:line>
        <draw:line draw:style-name="gr32" draw:text-style-name="P54" draw:layer="layout" svg:x1="0.7cm" svg:y1="15.998cm" svg:x2="4.079cm" svg:y2="15.998cm">
          <text:p/>
        </draw:line>
        <draw:line draw:style-name="gr32" draw:text-style-name="P54" draw:layer="layout" svg:x1="0.7cm" svg:y1="16.399cm" svg:x2="4.079cm" svg:y2="16.399cm">
          <text:p/>
        </draw:line>
        <draw:frame draw:style-name="gr196" draw:text-style-name="P7" draw:layer="layout" svg:width="2.26cm" svg:height="0.475cm" svg:x="1.5cm" svg:y="13.948cm">
          <draw:text-box>
            <text:p text:style-name="P2"><text:span text:style-name="T4">Se</text:span><text:span text:style-name="T4">ma</text:span><text:span text:style-name="T4">na </text:span><text:span text:style-name="T4">21</text:span></text:p>
          </draw:text-box>
        </draw:frame>
        <draw:line draw:style-name="gr32" draw:text-style-name="P54" draw:layer="layout" svg:x1="0.7cm" svg:y1="17.206cm" svg:x2="4.079cm" svg:y2="17.206cm">
          <text:p/>
        </draw:line>
        <draw:line draw:style-name="gr32" draw:text-style-name="P54" draw:layer="layout" svg:x1="0.7cm" svg:y1="17.606cm" svg:x2="4.079cm" svg:y2="17.606cm">
          <text:p/>
        </draw:line>
        <draw:line draw:style-name="gr32" draw:text-style-name="P54" draw:layer="layout" svg:x1="0.7cm" svg:y1="18.008cm" svg:x2="4.079cm" svg:y2="18.008cm">
          <text:p/>
        </draw:line>
        <draw:line draw:style-name="gr32" draw:text-style-name="P54" draw:layer="layout" svg:x1="0.7cm" svg:y1="18.408cm" svg:x2="4.079cm" svg:y2="18.408cm">
          <text:p/>
        </draw:line>
        <draw:line draw:style-name="gr32" draw:text-style-name="P54" draw:layer="layout" svg:x1="0.7cm" svg:y1="18.809cm" svg:x2="4.079cm" svg:y2="18.809cm">
          <text:p/>
        </draw:line>
        <draw:line draw:style-name="gr32" draw:text-style-name="P54" draw:layer="layout" svg:x1="0.7cm" svg:y1="19.21cm" svg:x2="4.079cm" svg:y2="19.21cm">
          <text:p/>
        </draw:line>
        <draw:frame draw:style-name="gr196" draw:text-style-name="P7" draw:layer="layout" svg:width="2.26cm" svg:height="0.475cm" svg:x="1.5cm" svg:y="16.759cm">
          <draw:text-box>
            <text:p text:style-name="P2"><text:span text:style-name="T4">Se</text:span><text:span text:style-name="T4">ma</text:span><text:span text:style-name="T4">na </text:span><text:span text:style-name="T4">22</text:span></text:p>
          </draw:text-box>
        </draw:frame>
        <draw:line draw:style-name="gr21" draw:text-style-name="P54" draw:layer="layout" svg:x1="15.152cm" svg:y1="1.247cm" svg:x2="18.022cm" svg:y2="1.247cm">
          <text:p/>
        </draw:line>
        <draw:line draw:style-name="gr21" draw:text-style-name="P54" draw:layer="layout" svg:x1="15.16cm" svg:y1="2.635cm" svg:x2="15.16cm" svg:y2="1.256cm">
          <text:p/>
        </draw:line>
        <draw:line draw:style-name="gr21" draw:text-style-name="P54" draw:layer="layout" svg:x1="18.022cm" svg:y1="1.247cm" svg:x2="20.883cm" svg:y2="1.247cm">
          <text:p/>
        </draw:line>
        <draw:line draw:style-name="gr21" draw:text-style-name="P54" draw:layer="layout" svg:x1="18.022cm" svg:y1="2.635cm" svg:x2="18.022cm" svg:y2="1.256cm">
          <text:p/>
        </draw:line>
        <draw:line draw:style-name="gr21" draw:text-style-name="P54" draw:layer="layout" svg:x1="20.883cm" svg:y1="1.247cm" svg:x2="23.744cm" svg:y2="1.247cm">
          <text:p/>
        </draw:line>
        <draw:line draw:style-name="gr21" draw:text-style-name="P54" draw:layer="layout" svg:x1="20.883cm" svg:y1="2.635cm" svg:x2="20.883cm" svg:y2="1.256cm">
          <text:p/>
        </draw:line>
        <draw:line draw:style-name="gr21" draw:text-style-name="P54" draw:layer="layout" svg:x1="23.744cm" svg:y1="1.247cm" svg:x2="26.613cm" svg:y2="1.247cm">
          <text:p/>
        </draw:line>
        <draw:line draw:style-name="gr21" draw:text-style-name="P54" draw:layer="layout" svg:x1="23.744cm" svg:y1="2.635cm" svg:x2="23.744cm" svg:y2="1.256cm">
          <text:p/>
        </draw:line>
        <draw:line draw:style-name="gr21" draw:text-style-name="P54" draw:layer="layout" svg:x1="26.605cm" svg:y1="2.635cm" svg:x2="26.605cm" svg:y2="1.256cm">
          <text:p/>
        </draw:line>
        <draw:line draw:style-name="gr21" draw:text-style-name="P54" draw:layer="layout" svg:x1="15.152cm" svg:y1="2.645cm" svg:x2="18.022cm" svg:y2="2.645cm">
          <text:p/>
        </draw:line>
        <draw:line draw:style-name="gr21" draw:text-style-name="P54" draw:layer="layout" svg:x1="15.16cm" svg:y1="5.453cm" svg:x2="15.16cm" svg:y2="2.652cm">
          <text:p/>
        </draw:line>
        <draw:line draw:style-name="gr21" draw:text-style-name="P54" draw:layer="layout" svg:x1="18.022cm" svg:y1="2.645cm" svg:x2="20.883cm" svg:y2="2.645cm">
          <text:p/>
        </draw:line>
        <draw:line draw:style-name="gr21" draw:text-style-name="P54" draw:layer="layout" svg:x1="18.022cm" svg:y1="5.453cm" svg:x2="18.022cm" svg:y2="2.652cm">
          <text:p/>
        </draw:line>
        <draw:line draw:style-name="gr21" draw:text-style-name="P54" draw:layer="layout" svg:x1="20.883cm" svg:y1="2.645cm" svg:x2="23.744cm" svg:y2="2.645cm">
          <text:p/>
        </draw:line>
        <draw:line draw:style-name="gr21" draw:text-style-name="P54" draw:layer="layout" svg:x1="20.883cm" svg:y1="5.453cm" svg:x2="20.883cm" svg:y2="2.652cm">
          <text:p/>
        </draw:line>
        <draw:line draw:style-name="gr21" draw:text-style-name="P54" draw:layer="layout" svg:x1="23.744cm" svg:y1="2.645cm" svg:x2="26.613cm" svg:y2="2.645cm">
          <text:p/>
        </draw:line>
        <draw:line draw:style-name="gr21" draw:text-style-name="P54" draw:layer="layout" svg:x1="23.744cm" svg:y1="5.453cm" svg:x2="23.744cm" svg:y2="2.652cm">
          <text:p/>
        </draw:line>
        <draw:line draw:style-name="gr21" draw:text-style-name="P54" draw:layer="layout" svg:x1="26.605cm" svg:y1="5.453cm" svg:x2="26.605cm" svg:y2="2.652cm">
          <text:p/>
        </draw:line>
        <draw:line draw:style-name="gr21" draw:text-style-name="P54" draw:layer="layout" svg:x1="15.152cm" svg:y1="5.462cm" svg:x2="18.022cm" svg:y2="5.462cm">
          <text:p/>
        </draw:line>
        <draw:line draw:style-name="gr21" draw:text-style-name="P54" draw:layer="layout" svg:x1="15.16cm" svg:y1="8.27cm" svg:x2="15.16cm" svg:y2="5.468cm">
          <text:p/>
        </draw:line>
        <draw:line draw:style-name="gr21" draw:text-style-name="P54" draw:layer="layout" svg:x1="18.022cm" svg:y1="5.462cm" svg:x2="20.883cm" svg:y2="5.462cm">
          <text:p/>
        </draw:line>
        <draw:line draw:style-name="gr21" draw:text-style-name="P54" draw:layer="layout" svg:x1="18.022cm" svg:y1="8.27cm" svg:x2="18.022cm" svg:y2="5.468cm">
          <text:p/>
        </draw:line>
        <draw:line draw:style-name="gr21" draw:text-style-name="P54" draw:layer="layout" svg:x1="20.883cm" svg:y1="5.462cm" svg:x2="23.744cm" svg:y2="5.462cm">
          <text:p/>
        </draw:line>
        <draw:line draw:style-name="gr21" draw:text-style-name="P54" draw:layer="layout" svg:x1="20.883cm" svg:y1="8.27cm" svg:x2="20.883cm" svg:y2="5.468cm">
          <text:p/>
        </draw:line>
        <draw:line draw:style-name="gr21" draw:text-style-name="P54" draw:layer="layout" svg:x1="23.744cm" svg:y1="5.462cm" svg:x2="26.613cm" svg:y2="5.462cm">
          <text:p/>
        </draw:line>
        <draw:line draw:style-name="gr21" draw:text-style-name="P54" draw:layer="layout" svg:x1="23.744cm" svg:y1="8.27cm" svg:x2="23.744cm" svg:y2="5.468cm">
          <text:p/>
        </draw:line>
        <draw:line draw:style-name="gr21" draw:text-style-name="P54" draw:layer="layout" svg:x1="26.605cm" svg:y1="8.27cm" svg:x2="26.605cm" svg:y2="5.468cm">
          <text:p/>
        </draw:line>
        <draw:line draw:style-name="gr21" draw:text-style-name="P54" draw:layer="layout" svg:x1="15.152cm" svg:y1="8.278cm" svg:x2="18.022cm" svg:y2="8.278cm">
          <text:p/>
        </draw:line>
        <draw:line draw:style-name="gr21" draw:text-style-name="P54" draw:layer="layout" svg:x1="15.16cm" svg:y1="11.086cm" svg:x2="15.16cm" svg:y2="8.285cm">
          <text:p/>
        </draw:line>
        <draw:line draw:style-name="gr21" draw:text-style-name="P54" draw:layer="layout" svg:x1="18.022cm" svg:y1="8.278cm" svg:x2="20.883cm" svg:y2="8.278cm">
          <text:p/>
        </draw:line>
        <draw:line draw:style-name="gr21" draw:text-style-name="P54" draw:layer="layout" svg:x1="18.022cm" svg:y1="11.086cm" svg:x2="18.022cm" svg:y2="8.285cm">
          <text:p/>
        </draw:line>
        <draw:line draw:style-name="gr21" draw:text-style-name="P54" draw:layer="layout" svg:x1="20.883cm" svg:y1="8.278cm" svg:x2="23.744cm" svg:y2="8.278cm">
          <text:p/>
        </draw:line>
        <draw:line draw:style-name="gr21" draw:text-style-name="P54" draw:layer="layout" svg:x1="20.883cm" svg:y1="11.086cm" svg:x2="20.883cm" svg:y2="8.285cm">
          <text:p/>
        </draw:line>
        <draw:line draw:style-name="gr21" draw:text-style-name="P54" draw:layer="layout" svg:x1="23.744cm" svg:y1="8.278cm" svg:x2="26.613cm" svg:y2="8.278cm">
          <text:p/>
        </draw:line>
        <draw:line draw:style-name="gr21" draw:text-style-name="P54" draw:layer="layout" svg:x1="23.744cm" svg:y1="11.086cm" svg:x2="23.744cm" svg:y2="8.285cm">
          <text:p/>
        </draw:line>
        <draw:line draw:style-name="gr21" draw:text-style-name="P54" draw:layer="layout" svg:x1="26.605cm" svg:y1="11.086cm" svg:x2="26.605cm" svg:y2="8.285cm">
          <text:p/>
        </draw:line>
        <draw:line draw:style-name="gr21" draw:text-style-name="P54" draw:layer="layout" svg:x1="15.152cm" svg:y1="11.094cm" svg:x2="18.022cm" svg:y2="11.094cm">
          <text:p/>
        </draw:line>
        <draw:line draw:style-name="gr21" draw:text-style-name="P54" draw:layer="layout" svg:x1="15.16cm" svg:y1="13.903cm" svg:x2="15.16cm" svg:y2="11.101cm">
          <text:p/>
        </draw:line>
        <draw:line draw:style-name="gr21" draw:text-style-name="P54" draw:layer="layout" svg:x1="18.022cm" svg:y1="11.094cm" svg:x2="20.883cm" svg:y2="11.094cm">
          <text:p/>
        </draw:line>
        <draw:line draw:style-name="gr21" draw:text-style-name="P54" draw:layer="layout" svg:x1="18.022cm" svg:y1="13.903cm" svg:x2="18.022cm" svg:y2="11.101cm">
          <text:p/>
        </draw:line>
        <draw:line draw:style-name="gr21" draw:text-style-name="P54" draw:layer="layout" svg:x1="20.883cm" svg:y1="11.094cm" svg:x2="23.744cm" svg:y2="11.094cm">
          <text:p/>
        </draw:line>
        <draw:line draw:style-name="gr21" draw:text-style-name="P54" draw:layer="layout" svg:x1="20.883cm" svg:y1="13.903cm" svg:x2="20.883cm" svg:y2="11.101cm">
          <text:p/>
        </draw:line>
        <draw:line draw:style-name="gr21" draw:text-style-name="P54" draw:layer="layout" svg:x1="23.744cm" svg:y1="11.094cm" svg:x2="26.613cm" svg:y2="11.094cm">
          <text:p/>
        </draw:line>
        <draw:line draw:style-name="gr21" draw:text-style-name="P54" draw:layer="layout" svg:x1="23.744cm" svg:y1="13.903cm" svg:x2="23.744cm" svg:y2="11.101cm">
          <text:p/>
        </draw:line>
        <draw:line draw:style-name="gr21" draw:text-style-name="P54" draw:layer="layout" svg:x1="26.605cm" svg:y1="13.903cm" svg:x2="26.605cm" svg:y2="11.101cm">
          <text:p/>
        </draw:line>
        <draw:line draw:style-name="gr21" draw:text-style-name="P54" draw:layer="layout" svg:x1="15.152cm" svg:y1="13.909cm" svg:x2="18.022cm" svg:y2="13.909cm">
          <text:p/>
        </draw:line>
        <draw:line draw:style-name="gr21" draw:text-style-name="P54" draw:layer="layout" svg:x1="15.16cm" svg:y1="16.719cm" svg:x2="15.16cm" svg:y2="13.917cm">
          <text:p/>
        </draw:line>
        <draw:line draw:style-name="gr21" draw:text-style-name="P54" draw:layer="layout" svg:x1="18.022cm" svg:y1="13.909cm" svg:x2="20.883cm" svg:y2="13.909cm">
          <text:p/>
        </draw:line>
        <draw:line draw:style-name="gr21" draw:text-style-name="P54" draw:layer="layout" svg:x1="18.022cm" svg:y1="16.719cm" svg:x2="18.022cm" svg:y2="13.917cm">
          <text:p/>
        </draw:line>
        <draw:line draw:style-name="gr21" draw:text-style-name="P54" draw:layer="layout" svg:x1="20.883cm" svg:y1="13.909cm" svg:x2="23.744cm" svg:y2="13.909cm">
          <text:p/>
        </draw:line>
        <draw:line draw:style-name="gr21" draw:text-style-name="P54" draw:layer="layout" svg:x1="20.883cm" svg:y1="16.719cm" svg:x2="20.883cm" svg:y2="13.917cm">
          <text:p/>
        </draw:line>
        <draw:line draw:style-name="gr21" draw:text-style-name="P54" draw:layer="layout" svg:x1="23.744cm" svg:y1="13.909cm" svg:x2="26.613cm" svg:y2="13.909cm">
          <text:p/>
        </draw:line>
        <draw:line draw:style-name="gr21" draw:text-style-name="P54" draw:layer="layout" svg:x1="23.744cm" svg:y1="16.719cm" svg:x2="23.744cm" svg:y2="13.917cm">
          <text:p/>
        </draw:line>
        <draw:line draw:style-name="gr21" draw:text-style-name="P54" draw:layer="layout" svg:x1="26.605cm" svg:y1="16.719cm" svg:x2="26.605cm" svg:y2="13.917cm">
          <text:p/>
        </draw:line>
        <draw:line draw:style-name="gr21" draw:text-style-name="P54" draw:layer="layout" svg:x1="15.152cm" svg:y1="16.726cm" svg:x2="26.613cm" svg:y2="16.726cm">
          <text:p/>
        </draw:line>
        <draw:frame draw:style-name="gr93" draw:text-style-name="P8" draw:layer="layout" svg:width="1.432cm" svg:height="0.533cm" svg:x="15.893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93" draw:text-style-name="P10" draw:layer="layout" svg:width="0.364cm" svg:height="0.475cm" svg:x="15.294cm" svg:y="5.534cm">
          <draw:text-box>
            <text:p text:style-name="P2"><text:span text:style-name="T7">6</text:span></text:p>
          </draw:text-box>
        </draw:frame>
        <draw:frame draw:style-name="gr193" draw:text-style-name="P10" draw:layer="layout" svg:width="0.364cm" svg:height="0.475cm" svg:x="18.155cm" svg:y="5.534cm">
          <draw:text-box>
            <text:p text:style-name="P2"><text:span text:style-name="T7">7</text:span></text:p>
          </draw:text-box>
        </draw:frame>
        <draw:frame draw:style-name="gr194" draw:text-style-name="P10" draw:layer="layout" svg:width="0.37cm" svg:height="0.475cm" svg:x="21.016cm" svg:y="5.534cm">
          <draw:text-box>
            <text:p text:style-name="P2"><text:span text:style-name="T7">8</text:span></text:p>
          </draw:text-box>
        </draw:frame>
        <draw:frame draw:style-name="gr195" draw:text-style-name="P10" draw:layer="layout" svg:width="0.472cm" svg:height="0.475cm" svg:x="23.877cm" svg:y="5.534cm">
          <draw:text-box>
            <text:p text:style-name="P2"><text:span text:style-name="T7">9</text:span></text:p>
          </draw:text-box>
        </draw:frame>
        <draw:frame draw:style-name="gr195" draw:text-style-name="P10" draw:layer="layout" svg:width="0.472cm" svg:height="0.475cm" svg:x="15.294cm" svg:y="8.349cm">
          <draw:text-box>
            <text:p text:style-name="P2"><text:span text:style-name="T7">13</text:span></text:p>
          </draw:text-box>
        </draw:frame>
        <draw:frame draw:style-name="gr195" draw:text-style-name="P10" draw:layer="layout" svg:width="0.472cm" svg:height="0.475cm" svg:x="18.155cm" svg:y="8.349cm">
          <draw:text-box>
            <text:p text:style-name="P2"><text:span text:style-name="T7">14</text:span></text:p>
          </draw:text-box>
        </draw:frame>
        <draw:frame draw:style-name="gr195" draw:text-style-name="P10" draw:layer="layout" svg:width="0.472cm" svg:height="0.475cm" svg:x="21.016cm" svg:y="8.349cm">
          <draw:text-box>
            <text:p text:style-name="P2"><text:span text:style-name="T7">15</text:span></text:p>
          </draw:text-box>
        </draw:frame>
        <draw:frame draw:style-name="gr195" draw:text-style-name="P10" draw:layer="layout" svg:width="0.472cm" svg:height="0.475cm" svg:x="23.877cm" svg:y="8.349cm">
          <draw:text-box>
            <text:p text:style-name="P2"><text:span text:style-name="T7">16</text:span></text:p>
          </draw:text-box>
        </draw:frame>
        <draw:frame draw:style-name="gr195" draw:text-style-name="P10" draw:layer="layout" svg:width="0.472cm" svg:height="0.475cm" svg:x="15.294cm" svg:y="11.165cm">
          <draw:text-box>
            <text:p text:style-name="P2"><text:span text:style-name="T7">20</text:span></text:p>
          </draw:text-box>
        </draw:frame>
        <draw:frame draw:style-name="gr195" draw:text-style-name="P10" draw:layer="layout" svg:width="0.472cm" svg:height="0.475cm" svg:x="18.155cm" svg:y="11.165cm">
          <draw:text-box>
            <text:p text:style-name="P2"><text:span text:style-name="T7">21</text:span></text:p>
          </draw:text-box>
        </draw:frame>
        <draw:frame draw:style-name="gr195" draw:text-style-name="P10" draw:layer="layout" svg:width="0.472cm" svg:height="0.475cm" svg:x="21.016cm" svg:y="11.165cm">
          <draw:text-box>
            <text:p text:style-name="P2"><text:span text:style-name="T7">22</text:span></text:p>
          </draw:text-box>
        </draw:frame>
        <draw:frame draw:style-name="gr193" draw:text-style-name="P10" draw:layer="layout" svg:width="0.364cm" svg:height="0.475cm" svg:x="21.016cm" svg:y="2.721cm">
          <draw:text-box>
            <text:p text:style-name="P2"><text:span text:style-name="T7">1</text:span></text:p>
          </draw:text-box>
        </draw:frame>
        <draw:frame draw:style-name="gr195" draw:text-style-name="P10" draw:layer="layout" svg:width="0.472cm" svg:height="0.475cm" svg:x="23.877cm" svg:y="2.721cm">
          <draw:text-box>
            <text:p text:style-name="P2"><text:span text:style-name="T7">2</text:span></text:p>
          </draw:text-box>
        </draw:frame>
        <draw:frame draw:style-name="gr195" draw:text-style-name="P10" draw:layer="layout" svg:width="0.472cm" svg:height="0.475cm" svg:x="23.881cm" svg:y="11.163cm">
          <draw:text-box>
            <text:p text:style-name="P2"><text:span text:style-name="T7">23</text:span></text:p>
          </draw:text-box>
        </draw:frame>
        <draw:frame draw:style-name="gr195" draw:text-style-name="P10" draw:layer="layout" svg:width="0.472cm" svg:height="0.475cm" svg:x="15.291cm" svg:y="13.979cm">
          <draw:text-box>
            <text:p text:style-name="P2"><text:span text:style-name="T7">27</text:span></text:p>
          </draw:text-box>
        </draw:frame>
        <draw:frame draw:style-name="gr195" draw:text-style-name="P10" draw:layer="layout" svg:width="0.472cm" svg:height="0.475cm" svg:x="18.152cm" svg:y="13.979cm">
          <draw:text-box>
            <text:p text:style-name="P2"><text:span text:style-name="T7">28</text:span></text:p>
          </draw:text-box>
        </draw:frame>
        <draw:line draw:style-name="gr21" draw:text-style-name="P54" draw:layer="layout" svg:x1="15.16cm" svg:y1="19.536cm" svg:x2="15.16cm" svg:y2="16.734cm">
          <text:p/>
        </draw:line>
        <draw:line draw:style-name="gr21" draw:text-style-name="P54" draw:layer="layout" svg:x1="18.022cm" svg:y1="19.536cm" svg:x2="18.022cm" svg:y2="16.734cm">
          <text:p/>
        </draw:line>
        <draw:line draw:style-name="gr21" draw:text-style-name="P54" draw:layer="layout" svg:x1="20.883cm" svg:y1="19.536cm" svg:x2="20.883cm" svg:y2="16.734cm">
          <text:p/>
        </draw:line>
        <draw:line draw:style-name="gr21" draw:text-style-name="P54" draw:layer="layout" svg:x1="23.744cm" svg:y1="19.536cm" svg:x2="23.744cm" svg:y2="16.734cm">
          <text:p/>
        </draw:line>
        <draw:line draw:style-name="gr21" draw:text-style-name="P54" draw:layer="layout" svg:x1="26.605cm" svg:y1="19.536cm" svg:x2="26.605cm" svg:y2="16.734cm">
          <text:p/>
        </draw:line>
        <draw:line draw:style-name="gr21" draw:text-style-name="P54" draw:layer="layout" svg:x1="15.152cm" svg:y1="19.543cm" svg:x2="26.613cm" svg:y2="19.543cm">
          <text:p/>
        </draw:line>
        <draw:frame draw:style-name="gr195" draw:text-style-name="P10" draw:layer="layout" svg:width="0.472cm" svg:height="0.475cm" svg:x="21.017cm" svg:y="13.982cm">
          <draw:text-box>
            <text:p text:style-name="P2"><text:span text:style-name="T7">29</text:span></text:p>
          </draw:text-box>
        </draw:frame>
        <draw:frame draw:style-name="gr195" draw:text-style-name="P10" draw:layer="layout" svg:width="0.472cm" svg:height="0.475cm" svg:x="23.882cm" svg:y="13.98cm">
          <draw:text-box>
            <text:p text:style-name="P2"><text:span text:style-name="T7">30</text:span></text:p>
          </draw:text-box>
        </draw:frame>
      </draw:page>
      <draw:page draw:name="page46" draw:style-name="dp1" draw:master-page-name="master-page34">
        <draw:frame draw:style-name="gr97" draw:text-style-name="P4" draw:layer="layout" svg:width="2.479cm" svg:height="0.709cm" svg:x="1.581cm" svg:y="1.622cm">
          <draw:text-box>
            <text:p text:style-name="P2"><text:span text:style-name="T2">J</text:span><text:span text:style-name="T2">U</text:span><text:span text:style-name="T2">NI</text:span><text:span text:style-name="T2">O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e</text:span><text:span text:style-name="T4">ma</text:span><text:span text:style-name="T4">na </text:span><text:span text:style-name="T4">22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e</text:span><text:span text:style-name="T4">ma</text:span><text:span text:style-name="T4">na </text:span><text:span text:style-name="T4">23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e</text:span><text:span text:style-name="T4">ma</text:span><text:span text:style-name="T4">na </text:span><text:span text:style-name="T4">24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e</text:span><text:span text:style-name="T4">ma</text:span><text:span text:style-name="T4">na </text:span><text:span text:style-name="T4">25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7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8</text:span></text:p>
          </draw:text-box>
        </draw:frame>
        <draw:frame draw:style-name="gr98" draw:text-style-name="P10" draw:layer="layout" svg:width="0.37cm" svg:height="0.49cm" svg:x="9.942cm" svg:y="6.29cm">
          <draw:text-box>
            <text:p text:style-name="P2"><text:span text:style-name="T7">9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3</text:span></text:p>
          </draw:text-box>
        </draw:frame>
        <draw:frame draw:style-name="gr10" draw:text-style-name="P10" draw:layer="layout" svg:width="0.364cm" svg:height="0.49cm" svg:x="7.082cm" svg:y="2.77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9.942cm" svg:y="2.775cm">
          <draw:text-box>
            <text:p text:style-name="P2"><text:span text:style-name="T7">2</text:span></text:p>
          </draw:text-box>
        </draw:frame>
        <draw:frame draw:style-name="gr6" draw:text-style-name="P7" draw:layer="layout" svg:width="2.26cm" svg:height="0.533cm" svg:x="1.501cm" svg:y="16.907cm">
          <draw:text-box>
            <text:p text:style-name="P2"><text:span text:style-name="T4">Se</text:span><text:span text:style-name="T4">ma</text:span><text:span text:style-name="T4">na </text:span><text:span text:style-name="T4">26</text:span></text:p>
          </draw:text-box>
        </draw:frame>
        <draw:frame draw:style-name="gr11" draw:text-style-name="P10" draw:layer="layout" svg:width="0.472cm" svg:height="0.49cm" svg:x="4.221cm" svg:y="16.811cm">
          <draw:text-box>
            <text:p text:style-name="P2"><text:span text:style-name="T7">28</text:span></text:p>
          </draw:text-box>
        </draw:frame>
        <draw:frame draw:style-name="gr11" draw:text-style-name="P10" draw:layer="layout" svg:width="0.472cm" svg:height="0.49cm" svg:x="7.231cm" svg:y="16.811cm">
          <draw:text-box>
            <text:p text:style-name="P2"><text:span text:style-name="T7">29</text:span></text:p>
          </draw:text-box>
        </draw:frame>
        <draw:frame draw:style-name="gr11" draw:text-style-name="P10" draw:layer="layout" svg:width="0.472cm" svg:height="0.49cm" svg:x="9.941cm" svg:y="16.811cm">
          <draw:text-box>
            <text:p text:style-name="P2"><text:span text:style-name="T7">30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3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98" draw:text-style-name="P10" draw:layer="layout" svg:width="0.37cm" svg:height="0.49cm" svg:x="15.294cm" svg:y="6.255cm">
          <draw:text-box>
            <text:p text:style-name="P2"><text:span text:style-name="T7">10</text:span></text:p>
          </draw:text-box>
        </draw:frame>
        <draw:frame draw:style-name="gr10" draw:text-style-name="P10" draw:layer="layout" svg:width="0.364cm" svg:height="0.49cm" svg:x="18.155cm" svg:y="6.255cm">
          <draw:text-box>
            <text:p text:style-name="P2"><text:span text:style-name="T7">11</text:span></text:p>
          </draw:text-box>
        </draw:frame>
        <draw:frame draw:style-name="gr98" draw:text-style-name="P10" draw:layer="layout" svg:width="0.37cm" svg:height="0.49cm" svg:x="21.016cm" svg:y="6.255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4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5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6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5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7</text:span></text:p>
          </draw:text-box>
        </draw:frame>
      </draw:page>
      <draw:page draw:name="page47" draw:style-name="dp1" draw:master-page-name="master-page34">
        <draw:path draw:style-name="gr1" draw:text-style-name="P5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2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1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29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49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0" draw:text-style-name="P10" draw:layer="layout" svg:width="0.364cm" svg:height="0.49cm" svg:x="15.293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18.154cm" svg:y="6.255cm">
          <draw:text-box>
            <text:p text:style-name="P2"><text:span text:style-name="T7">9</text:span></text:p>
          </draw:text-box>
        </draw:frame>
        <draw:frame draw:style-name="gr98" draw:text-style-name="P10" draw:layer="layout" svg:width="0.37cm" svg:height="0.49cm" svg:x="21.015cm" svg:y="6.255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23.876cm" svg:y="6.255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15.293cm" svg:y="9.774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18.154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21.015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23.876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15.293cm" svg:y="13.293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18.154cm" svg:y="13.293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21.015cm" svg:y="13.293cm">
          <draw:text-box>
            <text:p text:style-name="P2"><text:span text:style-name="T7">24</text:span></text:p>
          </draw:text-box>
        </draw:frame>
        <draw:frame draw:style-name="gr10" draw:text-style-name="P10" draw:layer="layout" svg:width="0.364cm" svg:height="0.49cm" svg:x="15.293cm" svg:y="2.74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18.154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1.015cm" svg:y="2.74cm">
          <draw:text-box>
            <text:p text:style-name="P2"><text:span text:style-name="T7">3</text:span></text:p>
          </draw:text-box>
        </draw:frame>
        <draw:frame draw:style-name="gr11" draw:text-style-name="P10" draw:layer="layout" svg:width="0.472cm" svg:height="0.49cm" svg:x="23.876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8cm" svg:y="13.29cm">
          <draw:text-box>
            <text:p text:style-name="P2"><text:span text:style-name="T7">25</text:span></text:p>
          </draw:text-box>
        </draw:frame>
        <draw:frame draw:style-name="gr11" draw:text-style-name="P10" draw:layer="layout" svg:width="0.472cm" svg:height="0.49cm" svg:x="15.29cm" svg:y="16.81cm">
          <draw:text-box>
            <text:p text:style-name="P2"><text:span text:style-name="T7">29</text:span></text:p>
          </draw:text-box>
        </draw:frame>
        <draw:frame draw:style-name="gr11" draw:text-style-name="P10" draw:layer="layout" svg:width="0.472cm" svg:height="0.49cm" svg:x="18.151cm" svg:y="16.81cm">
          <draw:text-box>
            <text:p text:style-name="P2"><text:span text:style-name="T7">30</text:span></text:p>
          </draw:text-box>
        </draw:frame>
        <draw:frame draw:style-name="gr11" draw:text-style-name="P10" draw:layer="layout" svg:width="0.472cm" svg:height="0.49cm" svg:x="21.012cm" svg:y="16.81cm">
          <draw:text-box>
            <text:p text:style-name="P2"><text:span text:style-name="T7">31</text:span></text:p>
          </draw:text-box>
        </draw:frame>
        <draw:frame draw:style-name="gr97" draw:text-style-name="P4" draw:layer="layout" svg:width="2.479cm" svg:height="0.709cm" svg:x="1.582cm" svg:y="1.623cm">
          <draw:text-box>
            <text:p text:style-name="P2"><text:span text:style-name="T2">J</text:span><text:span text:style-name="T2">U</text:span><text:span text:style-name="T2">LI</text:span><text:span text:style-name="T2">O</text:span></text:p>
          </draw:text-box>
        </draw:frame>
        <draw:path draw:style-name="gr1" draw:text-style-name="P5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4cm" svg:y="1.75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7cm" svg:y="1.75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8cm" svg:y="1.75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path draw:style-name="gr1" draw:text-style-name="P1" draw:layer="layout" svg:width="3.385cm" svg:height="14.078cm" svg:x="0.702cm" svg:y="2.6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2cm" svg:y="2.799cm">
          <draw:text-box>
            <text:p text:style-name="P2"><text:span text:style-name="T4">Se</text:span><text:span text:style-name="T4">ma</text:span><text:span text:style-name="T4">na </text:span><text:span text:style-name="T4">26</text:span></text:p>
          </draw:text-box>
        </draw:frame>
        <draw:frame draw:style-name="gr6" draw:text-style-name="P7" draw:layer="layout" svg:width="2.26cm" svg:height="0.533cm" svg:x="1.502cm" svg:y="6.319cm">
          <draw:text-box>
            <text:p text:style-name="P2"><text:span text:style-name="T4">Se</text:span><text:span text:style-name="T4">ma</text:span><text:span text:style-name="T4">na </text:span><text:span text:style-name="T4">27</text:span></text:p>
          </draw:text-box>
        </draw:frame>
        <draw:frame draw:style-name="gr6" draw:text-style-name="P7" draw:layer="layout" svg:width="2.26cm" svg:height="0.533cm" svg:x="1.502cm" svg:y="9.838cm">
          <draw:text-box>
            <text:p text:style-name="P2"><text:span text:style-name="T4">Se</text:span><text:span text:style-name="T4">ma</text:span><text:span text:style-name="T4">na </text:span><text:span text:style-name="T4">28</text:span></text:p>
          </draw:text-box>
        </draw:frame>
        <draw:frame draw:style-name="gr6" draw:text-style-name="P7" draw:layer="layout" svg:width="2.26cm" svg:height="0.533cm" svg:x="1.502cm" svg:y="13.358cm">
          <draw:text-box>
            <text:p text:style-name="P2"><text:span text:style-name="T4">Se</text:span><text:span text:style-name="T4">ma</text:span><text:span text:style-name="T4">na </text:span><text:span text:style-name="T4">29</text:span></text:p>
          </draw:text-box>
        </draw:frame>
        <draw:frame draw:style-name="gr10" draw:text-style-name="P10" draw:layer="layout" svg:width="0.364cm" svg:height="0.49cm" svg:x="4.222cm" svg:y="6.291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7.083cm" svg:y="6.291cm">
          <draw:text-box>
            <text:p text:style-name="P2"><text:span text:style-name="T7">6</text:span></text:p>
          </draw:text-box>
        </draw:frame>
        <draw:frame draw:style-name="gr98" draw:text-style-name="P10" draw:layer="layout" svg:width="0.37cm" svg:height="0.49cm" svg:x="9.943cm" svg:y="6.291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4.222cm" svg:y="9.81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7.083cm" svg:y="9.81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9.943cm" svg:y="9.81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4.222cm" svg:y="13.329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7.083cm" svg:y="13.329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9.943cm" svg:y="13.329cm">
          <draw:text-box>
            <text:p text:style-name="P2"><text:span text:style-name="T7">21</text:span></text:p>
          </draw:text-box>
        </draw:frame>
        <draw:frame draw:style-name="gr6" draw:text-style-name="P7" draw:layer="layout" svg:width="2.26cm" svg:height="0.533cm" svg:x="1.502cm" svg:y="16.908cm">
          <draw:text-box>
            <text:p text:style-name="P2"><text:span text:style-name="T4">Se</text:span><text:span text:style-name="T4">ma</text:span><text:span text:style-name="T4">na </text:span><text:span text:style-name="T4">30</text:span></text:p>
          </draw:text-box>
        </draw:frame>
        <draw:frame draw:style-name="gr11" draw:text-style-name="P10" draw:layer="layout" svg:width="0.472cm" svg:height="0.49cm" svg:x="4.222cm" svg:y="16.812cm">
          <draw:text-box>
            <text:p text:style-name="P2"><text:span text:style-name="T7">26</text:span></text:p>
          </draw:text-box>
        </draw:frame>
        <draw:frame draw:style-name="gr11" draw:text-style-name="P10" draw:layer="layout" svg:width="0.472cm" svg:height="0.49cm" svg:x="7.232cm" svg:y="16.812cm">
          <draw:text-box>
            <text:p text:style-name="P2"><text:span text:style-name="T7">27</text:span></text:p>
          </draw:text-box>
        </draw:frame>
        <draw:frame draw:style-name="gr11" draw:text-style-name="P10" draw:layer="layout" svg:width="0.472cm" svg:height="0.49cm" svg:x="9.942cm" svg:y="16.812cm">
          <draw:text-box>
            <text:p text:style-name="P2"><text:span text:style-name="T7">28</text:span></text:p>
          </draw:text-box>
        </draw:frame>
      </draw:page>
      <draw:page draw:name="page48" draw:style-name="dp1" draw:master-page-name="master-page34">
        <draw:frame draw:style-name="gr97" draw:text-style-name="P4" draw:layer="layout" svg:width="2.479cm" svg:height="0.709cm" svg:x="1.26cm" svg:y="1.621cm">
          <draw:text-box>
            <text:p text:style-name="P2"><text:span text:style-name="T2">A</text:span><text:span text:style-name="T2">G</text:span><text:span text:style-name="T2">O</text:span><text:span text:style-name="T2">S</text:span><text:span text:style-name="T2">T</text:span><text:span text:style-name="T2">O</text:span></text:p>
          </draw:text-box>
        </draw:frame>
        <draw:line draw:style-name="gr21" draw:text-style-name="P54" draw:layer="layout" svg:x1="4.078cm" svg:y1="1.282cm" svg:x2="6.948cm" svg:y2="1.282cm">
          <text:p/>
        </draw:line>
        <draw:line draw:style-name="gr21" draw:text-style-name="P54" draw:layer="layout" svg:x1="4.086cm" svg:y1="2.67cm" svg:x2="4.086cm" svg:y2="1.291cm">
          <text:p/>
        </draw:line>
        <draw:line draw:style-name="gr21" draw:text-style-name="P54" draw:layer="layout" svg:x1="6.948cm" svg:y1="1.282cm" svg:x2="9.809cm" svg:y2="1.282cm">
          <text:p/>
        </draw:line>
        <draw:line draw:style-name="gr21" draw:text-style-name="P54" draw:layer="layout" svg:x1="6.948cm" svg:y1="2.67cm" svg:x2="6.948cm" svg:y2="1.291cm">
          <text:p/>
        </draw:line>
        <draw:line draw:style-name="gr21" draw:text-style-name="P54" draw:layer="layout" svg:x1="9.809cm" svg:y1="1.282cm" svg:x2="12.678cm" svg:y2="1.282cm">
          <text:p/>
        </draw:line>
        <draw:line draw:style-name="gr21" draw:text-style-name="P54" draw:layer="layout" svg:x1="9.809cm" svg:y1="2.67cm" svg:x2="9.809cm" svg:y2="1.291cm">
          <text:p/>
        </draw:line>
        <draw:line draw:style-name="gr21" draw:text-style-name="P54" draw:layer="layout" svg:x1="12.67cm" svg:y1="2.67cm" svg:x2="12.67cm" svg:y2="1.291cm">
          <text:p/>
        </draw:line>
        <draw:line draw:style-name="gr21" draw:text-style-name="P54" draw:layer="layout" svg:x1="4.078cm" svg:y1="2.68cm" svg:x2="6.948cm" svg:y2="2.68cm">
          <text:p/>
        </draw:line>
        <draw:line draw:style-name="gr21" draw:text-style-name="P54" draw:layer="layout" svg:x1="4.086cm" svg:y1="5.489cm" svg:x2="4.086cm" svg:y2="2.686cm">
          <text:p/>
        </draw:line>
        <draw:line draw:style-name="gr21" draw:text-style-name="P54" draw:layer="layout" svg:x1="6.948cm" svg:y1="2.68cm" svg:x2="9.809cm" svg:y2="2.68cm">
          <text:p/>
        </draw:line>
        <draw:line draw:style-name="gr21" draw:text-style-name="P54" draw:layer="layout" svg:x1="6.948cm" svg:y1="5.489cm" svg:x2="6.948cm" svg:y2="2.686cm">
          <text:p/>
        </draw:line>
        <draw:line draw:style-name="gr21" draw:text-style-name="P54" draw:layer="layout" svg:x1="9.809cm" svg:y1="2.68cm" svg:x2="12.678cm" svg:y2="2.68cm">
          <text:p/>
        </draw:line>
        <draw:line draw:style-name="gr21" draw:text-style-name="P54" draw:layer="layout" svg:x1="9.809cm" svg:y1="5.489cm" svg:x2="9.809cm" svg:y2="2.686cm">
          <text:p/>
        </draw:line>
        <draw:line draw:style-name="gr21" draw:text-style-name="P54" draw:layer="layout" svg:x1="12.67cm" svg:y1="5.489cm" svg:x2="12.67cm" svg:y2="2.686cm">
          <text:p/>
        </draw:line>
        <draw:line draw:style-name="gr21" draw:text-style-name="P54" draw:layer="layout" svg:x1="4.078cm" svg:y1="5.497cm" svg:x2="6.948cm" svg:y2="5.497cm">
          <text:p/>
        </draw:line>
        <draw:line draw:style-name="gr21" draw:text-style-name="P54" draw:layer="layout" svg:x1="4.086cm" svg:y1="8.307cm" svg:x2="4.086cm" svg:y2="5.504cm">
          <text:p/>
        </draw:line>
        <draw:line draw:style-name="gr21" draw:text-style-name="P54" draw:layer="layout" svg:x1="6.948cm" svg:y1="5.497cm" svg:x2="9.809cm" svg:y2="5.497cm">
          <text:p/>
        </draw:line>
        <draw:line draw:style-name="gr21" draw:text-style-name="P54" draw:layer="layout" svg:x1="6.948cm" svg:y1="8.307cm" svg:x2="6.948cm" svg:y2="5.504cm">
          <text:p/>
        </draw:line>
        <draw:line draw:style-name="gr21" draw:text-style-name="P54" draw:layer="layout" svg:x1="9.809cm" svg:y1="5.497cm" svg:x2="12.678cm" svg:y2="5.497cm">
          <text:p/>
        </draw:line>
        <draw:line draw:style-name="gr21" draw:text-style-name="P54" draw:layer="layout" svg:x1="9.809cm" svg:y1="8.307cm" svg:x2="9.809cm" svg:y2="5.504cm">
          <text:p/>
        </draw:line>
        <draw:line draw:style-name="gr21" draw:text-style-name="P54" draw:layer="layout" svg:x1="12.67cm" svg:y1="8.307cm" svg:x2="12.67cm" svg:y2="5.504cm">
          <text:p/>
        </draw:line>
        <draw:line draw:style-name="gr21" draw:text-style-name="P54" draw:layer="layout" svg:x1="4.078cm" svg:y1="8.314cm" svg:x2="6.948cm" svg:y2="8.314cm">
          <text:p/>
        </draw:line>
        <draw:line draw:style-name="gr21" draw:text-style-name="P54" draw:layer="layout" svg:x1="4.086cm" svg:y1="11.125cm" svg:x2="4.086cm" svg:y2="8.322cm">
          <text:p/>
        </draw:line>
        <draw:line draw:style-name="gr21" draw:text-style-name="P54" draw:layer="layout" svg:x1="6.948cm" svg:y1="8.314cm" svg:x2="9.809cm" svg:y2="8.314cm">
          <text:p/>
        </draw:line>
        <draw:line draw:style-name="gr21" draw:text-style-name="P54" draw:layer="layout" svg:x1="6.948cm" svg:y1="11.125cm" svg:x2="6.948cm" svg:y2="8.322cm">
          <text:p/>
        </draw:line>
        <draw:line draw:style-name="gr21" draw:text-style-name="P54" draw:layer="layout" svg:x1="9.809cm" svg:y1="8.314cm" svg:x2="12.678cm" svg:y2="8.314cm">
          <text:p/>
        </draw:line>
        <draw:line draw:style-name="gr21" draw:text-style-name="P54" draw:layer="layout" svg:x1="9.809cm" svg:y1="11.125cm" svg:x2="9.809cm" svg:y2="8.322cm">
          <text:p/>
        </draw:line>
        <draw:line draw:style-name="gr21" draw:text-style-name="P54" draw:layer="layout" svg:x1="12.67cm" svg:y1="11.125cm" svg:x2="12.67cm" svg:y2="8.322cm">
          <text:p/>
        </draw:line>
        <draw:line draw:style-name="gr21" draw:text-style-name="P54" draw:layer="layout" svg:x1="4.078cm" svg:y1="11.131cm" svg:x2="6.948cm" svg:y2="11.131cm">
          <text:p/>
        </draw:line>
        <draw:line draw:style-name="gr21" draw:text-style-name="P54" draw:layer="layout" svg:x1="4.086cm" svg:y1="13.941cm" svg:x2="4.086cm" svg:y2="11.138cm">
          <text:p/>
        </draw:line>
        <draw:line draw:style-name="gr21" draw:text-style-name="P54" draw:layer="layout" svg:x1="6.948cm" svg:y1="11.131cm" svg:x2="9.809cm" svg:y2="11.131cm">
          <text:p/>
        </draw:line>
        <draw:line draw:style-name="gr21" draw:text-style-name="P54" draw:layer="layout" svg:x1="6.948cm" svg:y1="13.941cm" svg:x2="6.948cm" svg:y2="11.138cm">
          <text:p/>
        </draw:line>
        <draw:line draw:style-name="gr21" draw:text-style-name="P54" draw:layer="layout" svg:x1="9.809cm" svg:y1="11.131cm" svg:x2="12.678cm" svg:y2="11.131cm">
          <text:p/>
        </draw:line>
        <draw:line draw:style-name="gr21" draw:text-style-name="P54" draw:layer="layout" svg:x1="9.809cm" svg:y1="13.941cm" svg:x2="9.809cm" svg:y2="11.138cm">
          <text:p/>
        </draw:line>
        <draw:line draw:style-name="gr21" draw:text-style-name="P54" draw:layer="layout" svg:x1="12.67cm" svg:y1="13.941cm" svg:x2="12.67cm" svg:y2="11.138cm">
          <text:p/>
        </draw:line>
        <draw:line draw:style-name="gr21" draw:text-style-name="P54" draw:layer="layout" svg:x1="4.078cm" svg:y1="13.949cm" svg:x2="6.948cm" svg:y2="13.949cm">
          <text:p/>
        </draw:line>
        <draw:line draw:style-name="gr21" draw:text-style-name="P54" draw:layer="layout" svg:x1="4.086cm" svg:y1="16.758cm" svg:x2="4.086cm" svg:y2="13.955cm">
          <text:p/>
        </draw:line>
        <draw:line draw:style-name="gr21" draw:text-style-name="P54" draw:layer="layout" svg:x1="6.948cm" svg:y1="13.949cm" svg:x2="9.809cm" svg:y2="13.949cm">
          <text:p/>
        </draw:line>
        <draw:line draw:style-name="gr21" draw:text-style-name="P54" draw:layer="layout" svg:x1="6.948cm" svg:y1="16.758cm" svg:x2="6.948cm" svg:y2="13.955cm">
          <text:p/>
        </draw:line>
        <draw:line draw:style-name="gr21" draw:text-style-name="P54" draw:layer="layout" svg:x1="9.809cm" svg:y1="13.949cm" svg:x2="12.678cm" svg:y2="13.949cm">
          <text:p/>
        </draw:line>
        <draw:line draw:style-name="gr21" draw:text-style-name="P54" draw:layer="layout" svg:x1="9.809cm" svg:y1="16.758cm" svg:x2="9.809cm" svg:y2="13.955cm">
          <text:p/>
        </draw:line>
        <draw:line draw:style-name="gr21" draw:text-style-name="P54" draw:layer="layout" svg:x1="12.67cm" svg:y1="16.758cm" svg:x2="12.67cm" svg:y2="13.955cm">
          <text:p/>
        </draw:line>
        <draw:line draw:style-name="gr21" draw:text-style-name="P54" draw:layer="layout" svg:x1="4.078cm" svg:y1="16.766cm" svg:x2="12.678cm" svg:y2="16.766cm">
          <text:p/>
        </draw:line>
        <draw:frame draw:style-name="gr7" draw:text-style-name="P8" draw:layer="layout" svg:width="1.316cm" svg:height="0.533cm" svg:x="4.922cm" svg:y="1.748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5cm" svg:y="1.748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6cm" svg:y="1.748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line draw:style-name="gr21" draw:text-style-name="P59" draw:layer="layout" svg:x1="0.7cm" svg:y1="2.678cm" svg:x2="4.086cm" svg:y2="2.678cm">
          <text:p/>
        </draw:line>
        <draw:line draw:style-name="gr21" draw:text-style-name="P59" draw:layer="layout" svg:x1="0.7cm" svg:y1="5.496cm" svg:x2="4.086cm" svg:y2="5.496cm">
          <text:p/>
        </draw:line>
        <draw:line draw:style-name="gr21" draw:text-style-name="P59" draw:layer="layout" svg:x1="0.7cm" svg:y1="8.314cm" svg:x2="4.086cm" svg:y2="8.314cm">
          <text:p/>
        </draw:line>
        <draw:line draw:style-name="gr21" draw:text-style-name="P59" draw:layer="layout" svg:x1="0.7cm" svg:y1="11.131cm" svg:x2="4.086cm" svg:y2="11.131cm">
          <text:p/>
        </draw:line>
        <draw:line draw:style-name="gr21" draw:text-style-name="P59" draw:layer="layout" svg:x1="0.7cm" svg:y1="13.948cm" svg:x2="4.086cm" svg:y2="13.948cm">
          <text:p/>
        </draw:line>
        <draw:line draw:style-name="gr32" draw:text-style-name="P54" draw:layer="layout" svg:x1="0.7cm" svg:y1="3.15cm" svg:x2="4.079cm" svg:y2="3.15cm">
          <text:p/>
        </draw:line>
        <draw:line draw:style-name="gr32" draw:text-style-name="P54" draw:layer="layout" svg:x1="0.7cm" svg:y1="3.551cm" svg:x2="4.079cm" svg:y2="3.551cm">
          <text:p/>
        </draw:line>
        <draw:line draw:style-name="gr32" draw:text-style-name="P54" draw:layer="layout" svg:x1="0.7cm" svg:y1="3.953cm" svg:x2="4.079cm" svg:y2="3.953cm">
          <text:p/>
        </draw:line>
        <draw:line draw:style-name="gr32" draw:text-style-name="P54" draw:layer="layout" svg:x1="0.7cm" svg:y1="4.353cm" svg:x2="4.079cm" svg:y2="4.353cm">
          <text:p/>
        </draw:line>
        <draw:line draw:style-name="gr32" draw:text-style-name="P54" draw:layer="layout" svg:x1="0.7cm" svg:y1="4.754cm" svg:x2="4.079cm" svg:y2="4.754cm">
          <text:p/>
        </draw:line>
        <draw:line draw:style-name="gr32" draw:text-style-name="P54" draw:layer="layout" svg:x1="0.7cm" svg:y1="5.155cm" svg:x2="4.079cm" svg:y2="5.155cm">
          <text:p/>
        </draw:line>
        <draw:line draw:style-name="gr32" draw:text-style-name="P54" draw:layer="layout" svg:x1="0.7cm" svg:y1="5.957cm" svg:x2="4.079cm" svg:y2="5.957cm">
          <text:p/>
        </draw:line>
        <draw:line draw:style-name="gr32" draw:text-style-name="P54" draw:layer="layout" svg:x1="0.7cm" svg:y1="6.358cm" svg:x2="4.079cm" svg:y2="6.358cm">
          <text:p/>
        </draw:line>
        <draw:line draw:style-name="gr32" draw:text-style-name="P54" draw:layer="layout" svg:x1="0.7cm" svg:y1="6.758cm" svg:x2="4.079cm" svg:y2="6.758cm">
          <text:p/>
        </draw:line>
        <draw:line draw:style-name="gr32" draw:text-style-name="P54" draw:layer="layout" svg:x1="0.7cm" svg:y1="7.16cm" svg:x2="4.079cm" svg:y2="7.16cm">
          <text:p/>
        </draw:line>
        <draw:line draw:style-name="gr32" draw:text-style-name="P54" draw:layer="layout" svg:x1="0.7cm" svg:y1="7.561cm" svg:x2="4.079cm" svg:y2="7.561cm">
          <text:p/>
        </draw:line>
        <draw:line draw:style-name="gr32" draw:text-style-name="P54" draw:layer="layout" svg:x1="0.7cm" svg:y1="7.962cm" svg:x2="4.079cm" svg:y2="7.962cm">
          <text:p/>
        </draw:line>
        <draw:line draw:style-name="gr32" draw:text-style-name="P54" draw:layer="layout" svg:x1="0.7cm" svg:y1="8.763cm" svg:x2="4.079cm" svg:y2="8.763cm">
          <text:p/>
        </draw:line>
        <draw:line draw:style-name="gr32" draw:text-style-name="P54" draw:layer="layout" svg:x1="0.7cm" svg:y1="9.165cm" svg:x2="4.079cm" svg:y2="9.165cm">
          <text:p/>
        </draw:line>
        <draw:line draw:style-name="gr32" draw:text-style-name="P54" draw:layer="layout" svg:x1="0.7cm" svg:y1="9.566cm" svg:x2="4.079cm" svg:y2="9.566cm">
          <text:p/>
        </draw:line>
        <draw:line draw:style-name="gr32" draw:text-style-name="P54" draw:layer="layout" svg:x1="0.7cm" svg:y1="9.967cm" svg:x2="4.079cm" svg:y2="9.967cm">
          <text:p/>
        </draw:line>
        <draw:line draw:style-name="gr32" draw:text-style-name="P54" draw:layer="layout" svg:x1="0.7cm" svg:y1="10.367cm" svg:x2="4.079cm" svg:y2="10.367cm">
          <text:p/>
        </draw:line>
        <draw:line draw:style-name="gr32" draw:text-style-name="P54" draw:layer="layout" svg:x1="0.7cm" svg:y1="10.769cm" svg:x2="4.079cm" svg:y2="10.769cm">
          <text:p/>
        </draw:line>
        <draw:line draw:style-name="gr32" draw:text-style-name="P54" draw:layer="layout" svg:x1="0.7cm" svg:y1="11.57cm" svg:x2="4.079cm" svg:y2="11.57cm">
          <text:p/>
        </draw:line>
        <draw:line draw:style-name="gr32" draw:text-style-name="P54" draw:layer="layout" svg:x1="0.7cm" svg:y1="11.97cm" svg:x2="4.079cm" svg:y2="11.97cm">
          <text:p/>
        </draw:line>
        <draw:line draw:style-name="gr32" draw:text-style-name="P54" draw:layer="layout" svg:x1="0.7cm" svg:y1="12.372cm" svg:x2="4.079cm" svg:y2="12.372cm">
          <text:p/>
        </draw:line>
        <draw:line draw:style-name="gr32" draw:text-style-name="P54" draw:layer="layout" svg:x1="0.7cm" svg:y1="12.772cm" svg:x2="4.079cm" svg:y2="12.772cm">
          <text:p/>
        </draw:line>
        <draw:line draw:style-name="gr32" draw:text-style-name="P54" draw:layer="layout" svg:x1="0.7cm" svg:y1="13.173cm" svg:x2="4.079cm" svg:y2="13.173cm">
          <text:p/>
        </draw:line>
        <draw:line draw:style-name="gr32" draw:text-style-name="P54" draw:layer="layout" svg:x1="0.7cm" svg:y1="13.574cm" svg:x2="4.079cm" svg:y2="13.574cm">
          <text:p/>
        </draw:line>
        <draw:frame draw:style-name="gr196" draw:text-style-name="P7" draw:layer="layout" svg:width="2.26cm" svg:height="0.475cm" svg:x="1.5cm" svg:y="2.67cm">
          <draw:text-box>
            <text:p text:style-name="P2"><text:span text:style-name="T4">Se</text:span><text:span text:style-name="T4">ma</text:span><text:span text:style-name="T4">na </text:span><text:span text:style-name="T4">30</text:span></text:p>
          </draw:text-box>
        </draw:frame>
        <draw:frame draw:style-name="gr196" draw:text-style-name="P7" draw:layer="layout" svg:width="2.26cm" svg:height="0.475cm" svg:x="1.5cm" svg:y="5.488cm">
          <draw:text-box>
            <text:p text:style-name="P2"><text:span text:style-name="T4">Se</text:span><text:span text:style-name="T4">ma</text:span><text:span text:style-name="T4">na </text:span><text:span text:style-name="T4">31</text:span></text:p>
          </draw:text-box>
        </draw:frame>
        <draw:frame draw:style-name="gr196" draw:text-style-name="P7" draw:layer="layout" svg:width="2.26cm" svg:height="0.475cm" svg:x="1.5cm" svg:y="8.305cm">
          <draw:text-box>
            <text:p text:style-name="P2"><text:span text:style-name="T4">Se</text:span><text:span text:style-name="T4">ma</text:span><text:span text:style-name="T4">na </text:span><text:span text:style-name="T4">32</text:span></text:p>
          </draw:text-box>
        </draw:frame>
        <draw:frame draw:style-name="gr196" draw:text-style-name="P7" draw:layer="layout" svg:width="2.26cm" svg:height="0.475cm" svg:x="1.5cm" svg:y="11.123cm">
          <draw:text-box>
            <text:p text:style-name="P2"><text:span text:style-name="T4">Se</text:span><text:span text:style-name="T4">ma</text:span><text:span text:style-name="T4">na </text:span><text:span text:style-name="T4">33</text:span></text:p>
          </draw:text-box>
        </draw:frame>
        <draw:frame draw:style-name="gr193" draw:text-style-name="P10" draw:layer="layout" svg:width="0.364cm" svg:height="0.475cm" svg:x="4.22cm" svg:y="5.569cm">
          <draw:text-box>
            <text:p text:style-name="P2"><text:span text:style-name="T7">2</text:span></text:p>
          </draw:text-box>
        </draw:frame>
        <draw:frame draw:style-name="gr193" draw:text-style-name="P10" draw:layer="layout" svg:width="0.364cm" svg:height="0.475cm" svg:x="7.081cm" svg:y="5.569cm">
          <draw:text-box>
            <text:p text:style-name="P2"><text:span text:style-name="T7">3</text:span></text:p>
          </draw:text-box>
        </draw:frame>
        <draw:frame draw:style-name="gr194" draw:text-style-name="P10" draw:layer="layout" svg:width="0.37cm" svg:height="0.475cm" svg:x="9.941cm" svg:y="5.569cm">
          <draw:text-box>
            <text:p text:style-name="P2"><text:span text:style-name="T7">4</text:span></text:p>
          </draw:text-box>
        </draw:frame>
        <draw:frame draw:style-name="gr195" draw:text-style-name="P10" draw:layer="layout" svg:width="0.472cm" svg:height="0.475cm" svg:x="4.22cm" svg:y="8.386cm">
          <draw:text-box>
            <text:p text:style-name="P2"><text:span text:style-name="T7">9</text:span></text:p>
          </draw:text-box>
        </draw:frame>
        <draw:frame draw:style-name="gr195" draw:text-style-name="P10" draw:layer="layout" svg:width="0.472cm" svg:height="0.475cm" svg:x="7.081cm" svg:y="8.386cm">
          <draw:text-box>
            <text:p text:style-name="P2"><text:span text:style-name="T7">10</text:span></text:p>
          </draw:text-box>
        </draw:frame>
        <draw:frame draw:style-name="gr195" draw:text-style-name="P10" draw:layer="layout" svg:width="0.472cm" svg:height="0.475cm" svg:x="9.941cm" svg:y="8.386cm">
          <draw:text-box>
            <text:p text:style-name="P2"><text:span text:style-name="T7">11</text:span></text:p>
          </draw:text-box>
        </draw:frame>
        <draw:frame draw:style-name="gr195" draw:text-style-name="P10" draw:layer="layout" svg:width="0.472cm" svg:height="0.475cm" svg:x="4.22cm" svg:y="11.203cm">
          <draw:text-box>
            <text:p text:style-name="P2"><text:span text:style-name="T7">16</text:span></text:p>
          </draw:text-box>
        </draw:frame>
        <draw:frame draw:style-name="gr195" draw:text-style-name="P10" draw:layer="layout" svg:width="0.472cm" svg:height="0.475cm" svg:x="7.081cm" svg:y="11.203cm">
          <draw:text-box>
            <text:p text:style-name="P2"><text:span text:style-name="T7">17</text:span></text:p>
          </draw:text-box>
        </draw:frame>
        <draw:frame draw:style-name="gr195" draw:text-style-name="P10" draw:layer="layout" svg:width="0.472cm" svg:height="0.475cm" svg:x="9.941cm" svg:y="11.203cm">
          <draw:text-box>
            <text:p text:style-name="P2"><text:span text:style-name="T7">18</text:span></text:p>
          </draw:text-box>
        </draw:frame>
        <draw:frame draw:style-name="gr195" draw:text-style-name="P10" draw:layer="layout" svg:width="0.472cm" svg:height="0.475cm" svg:x="4.22cm" svg:y="13.991cm">
          <draw:text-box>
            <text:p text:style-name="P2"><text:span text:style-name="T7">23</text:span></text:p>
          </draw:text-box>
        </draw:frame>
        <draw:frame draw:style-name="gr195" draw:text-style-name="P10" draw:layer="layout" svg:width="0.472cm" svg:height="0.475cm" svg:x="7.23cm" svg:y="13.991cm">
          <draw:text-box>
            <text:p text:style-name="P2"><text:span text:style-name="T7">24</text:span></text:p>
          </draw:text-box>
        </draw:frame>
        <draw:frame draw:style-name="gr195" draw:text-style-name="P10" draw:layer="layout" svg:width="0.472cm" svg:height="0.475cm" svg:x="9.94cm" svg:y="13.991cm">
          <draw:text-box>
            <text:p text:style-name="P2"><text:span text:style-name="T7">25</text:span></text:p>
          </draw:text-box>
        </draw:frame>
        <draw:line draw:style-name="gr21" draw:text-style-name="P54" draw:layer="layout" svg:x1="4.086cm" svg:y1="19.576cm" svg:x2="4.086cm" svg:y2="16.773cm">
          <text:p/>
        </draw:line>
        <draw:line draw:style-name="gr21" draw:text-style-name="P54" draw:layer="layout" svg:x1="6.948cm" svg:y1="19.576cm" svg:x2="6.948cm" svg:y2="16.773cm">
          <text:p/>
        </draw:line>
        <draw:line draw:style-name="gr21" draw:text-style-name="P54" draw:layer="layout" svg:x1="9.809cm" svg:y1="19.576cm" svg:x2="9.809cm" svg:y2="16.773cm">
          <text:p/>
        </draw:line>
        <draw:line draw:style-name="gr21" draw:text-style-name="P54" draw:layer="layout" svg:x1="12.67cm" svg:y1="19.576cm" svg:x2="12.67cm" svg:y2="16.773cm">
          <text:p/>
        </draw:line>
        <draw:line draw:style-name="gr21" draw:text-style-name="P54" draw:layer="layout" svg:x1="4.078cm" svg:y1="19.584cm" svg:x2="12.678cm" svg:y2="19.584cm">
          <text:p/>
        </draw:line>
        <draw:frame draw:style-name="gr195" draw:text-style-name="P10" draw:layer="layout" svg:width="0.472cm" svg:height="0.475cm" svg:x="4.22cm" svg:y="16.809cm">
          <draw:text-box>
            <text:p text:style-name="P2"><text:span text:style-name="T7">30</text:span></text:p>
          </draw:text-box>
        </draw:frame>
        <draw:line draw:style-name="gr21" draw:text-style-name="P59" draw:layer="layout" svg:x1="0.703cm" svg:y1="16.766cm" svg:x2="4.089cm" svg:y2="16.766cm">
          <text:p/>
        </draw:line>
        <draw:line draw:style-name="gr32" draw:text-style-name="P54" draw:layer="layout" svg:x1="0.7cm" svg:y1="14.395cm" svg:x2="4.079cm" svg:y2="14.395cm">
          <text:p/>
        </draw:line>
        <draw:line draw:style-name="gr32" draw:text-style-name="P54" draw:layer="layout" svg:x1="0.7cm" svg:y1="14.795cm" svg:x2="4.079cm" svg:y2="14.795cm">
          <text:p/>
        </draw:line>
        <draw:line draw:style-name="gr32" draw:text-style-name="P54" draw:layer="layout" svg:x1="0.7cm" svg:y1="15.197cm" svg:x2="4.079cm" svg:y2="15.197cm">
          <text:p/>
        </draw:line>
        <draw:line draw:style-name="gr32" draw:text-style-name="P54" draw:layer="layout" svg:x1="0.7cm" svg:y1="15.597cm" svg:x2="4.079cm" svg:y2="15.597cm">
          <text:p/>
        </draw:line>
        <draw:line draw:style-name="gr32" draw:text-style-name="P54" draw:layer="layout" svg:x1="0.7cm" svg:y1="15.998cm" svg:x2="4.079cm" svg:y2="15.998cm">
          <text:p/>
        </draw:line>
        <draw:line draw:style-name="gr32" draw:text-style-name="P54" draw:layer="layout" svg:x1="0.7cm" svg:y1="16.399cm" svg:x2="4.079cm" svg:y2="16.399cm">
          <text:p/>
        </draw:line>
        <draw:frame draw:style-name="gr196" draw:text-style-name="P7" draw:layer="layout" svg:width="2.26cm" svg:height="0.475cm" svg:x="1.5cm" svg:y="13.948cm">
          <draw:text-box>
            <text:p text:style-name="P2"><text:span text:style-name="T4">Se</text:span><text:span text:style-name="T4">ma</text:span><text:span text:style-name="T4">na </text:span><text:span text:style-name="T4">34</text:span></text:p>
          </draw:text-box>
        </draw:frame>
        <draw:line draw:style-name="gr32" draw:text-style-name="P54" draw:layer="layout" svg:x1="0.7cm" svg:y1="17.206cm" svg:x2="4.079cm" svg:y2="17.206cm">
          <text:p/>
        </draw:line>
        <draw:line draw:style-name="gr32" draw:text-style-name="P54" draw:layer="layout" svg:x1="0.7cm" svg:y1="17.606cm" svg:x2="4.079cm" svg:y2="17.606cm">
          <text:p/>
        </draw:line>
        <draw:line draw:style-name="gr32" draw:text-style-name="P54" draw:layer="layout" svg:x1="0.7cm" svg:y1="18.008cm" svg:x2="4.079cm" svg:y2="18.008cm">
          <text:p/>
        </draw:line>
        <draw:line draw:style-name="gr32" draw:text-style-name="P54" draw:layer="layout" svg:x1="0.7cm" svg:y1="18.408cm" svg:x2="4.079cm" svg:y2="18.408cm">
          <text:p/>
        </draw:line>
        <draw:line draw:style-name="gr32" draw:text-style-name="P54" draw:layer="layout" svg:x1="0.7cm" svg:y1="18.809cm" svg:x2="4.079cm" svg:y2="18.809cm">
          <text:p/>
        </draw:line>
        <draw:line draw:style-name="gr32" draw:text-style-name="P54" draw:layer="layout" svg:x1="0.7cm" svg:y1="19.21cm" svg:x2="4.079cm" svg:y2="19.21cm">
          <text:p/>
        </draw:line>
        <draw:frame draw:style-name="gr196" draw:text-style-name="P7" draw:layer="layout" svg:width="2.26cm" svg:height="0.475cm" svg:x="1.5cm" svg:y="16.759cm">
          <draw:text-box>
            <text:p text:style-name="P2"><text:span text:style-name="T4">Se</text:span><text:span text:style-name="T4">ma</text:span><text:span text:style-name="T4">na </text:span><text:span text:style-name="T4">35</text:span></text:p>
          </draw:text-box>
        </draw:frame>
        <draw:frame draw:style-name="gr195" draw:text-style-name="P10" draw:layer="layout" svg:width="0.472cm" svg:height="0.475cm" svg:x="7.23cm" svg:y="16.81cm">
          <draw:text-box>
            <text:p text:style-name="P2"><text:span text:style-name="T7">31</text:span></text:p>
          </draw:text-box>
        </draw:frame>
        <draw:line draw:style-name="gr21" draw:text-style-name="P54" draw:layer="layout" svg:x1="15.152cm" svg:y1="1.247cm" svg:x2="18.022cm" svg:y2="1.247cm">
          <text:p/>
        </draw:line>
        <draw:line draw:style-name="gr21" draw:text-style-name="P54" draw:layer="layout" svg:x1="15.16cm" svg:y1="2.635cm" svg:x2="15.16cm" svg:y2="1.256cm">
          <text:p/>
        </draw:line>
        <draw:line draw:style-name="gr21" draw:text-style-name="P54" draw:layer="layout" svg:x1="18.022cm" svg:y1="1.247cm" svg:x2="20.883cm" svg:y2="1.247cm">
          <text:p/>
        </draw:line>
        <draw:line draw:style-name="gr21" draw:text-style-name="P54" draw:layer="layout" svg:x1="18.022cm" svg:y1="2.635cm" svg:x2="18.022cm" svg:y2="1.256cm">
          <text:p/>
        </draw:line>
        <draw:line draw:style-name="gr21" draw:text-style-name="P54" draw:layer="layout" svg:x1="20.883cm" svg:y1="1.247cm" svg:x2="23.744cm" svg:y2="1.247cm">
          <text:p/>
        </draw:line>
        <draw:line draw:style-name="gr21" draw:text-style-name="P54" draw:layer="layout" svg:x1="20.883cm" svg:y1="2.635cm" svg:x2="20.883cm" svg:y2="1.256cm">
          <text:p/>
        </draw:line>
        <draw:line draw:style-name="gr21" draw:text-style-name="P54" draw:layer="layout" svg:x1="23.744cm" svg:y1="1.247cm" svg:x2="26.613cm" svg:y2="1.247cm">
          <text:p/>
        </draw:line>
        <draw:line draw:style-name="gr21" draw:text-style-name="P54" draw:layer="layout" svg:x1="23.744cm" svg:y1="2.635cm" svg:x2="23.744cm" svg:y2="1.256cm">
          <text:p/>
        </draw:line>
        <draw:line draw:style-name="gr21" draw:text-style-name="P54" draw:layer="layout" svg:x1="26.605cm" svg:y1="2.635cm" svg:x2="26.605cm" svg:y2="1.256cm">
          <text:p/>
        </draw:line>
        <draw:line draw:style-name="gr21" draw:text-style-name="P54" draw:layer="layout" svg:x1="15.152cm" svg:y1="2.645cm" svg:x2="18.022cm" svg:y2="2.645cm">
          <text:p/>
        </draw:line>
        <draw:line draw:style-name="gr21" draw:text-style-name="P54" draw:layer="layout" svg:x1="15.16cm" svg:y1="5.453cm" svg:x2="15.16cm" svg:y2="2.652cm">
          <text:p/>
        </draw:line>
        <draw:line draw:style-name="gr21" draw:text-style-name="P54" draw:layer="layout" svg:x1="18.022cm" svg:y1="2.645cm" svg:x2="20.883cm" svg:y2="2.645cm">
          <text:p/>
        </draw:line>
        <draw:line draw:style-name="gr21" draw:text-style-name="P54" draw:layer="layout" svg:x1="18.022cm" svg:y1="5.453cm" svg:x2="18.022cm" svg:y2="2.652cm">
          <text:p/>
        </draw:line>
        <draw:line draw:style-name="gr21" draw:text-style-name="P54" draw:layer="layout" svg:x1="20.883cm" svg:y1="2.645cm" svg:x2="23.744cm" svg:y2="2.645cm">
          <text:p/>
        </draw:line>
        <draw:line draw:style-name="gr21" draw:text-style-name="P54" draw:layer="layout" svg:x1="20.883cm" svg:y1="5.453cm" svg:x2="20.883cm" svg:y2="2.652cm">
          <text:p/>
        </draw:line>
        <draw:line draw:style-name="gr21" draw:text-style-name="P54" draw:layer="layout" svg:x1="23.744cm" svg:y1="2.645cm" svg:x2="26.613cm" svg:y2="2.645cm">
          <text:p/>
        </draw:line>
        <draw:line draw:style-name="gr21" draw:text-style-name="P54" draw:layer="layout" svg:x1="23.744cm" svg:y1="5.453cm" svg:x2="23.744cm" svg:y2="2.652cm">
          <text:p/>
        </draw:line>
        <draw:line draw:style-name="gr21" draw:text-style-name="P54" draw:layer="layout" svg:x1="26.605cm" svg:y1="5.453cm" svg:x2="26.605cm" svg:y2="2.652cm">
          <text:p/>
        </draw:line>
        <draw:line draw:style-name="gr21" draw:text-style-name="P54" draw:layer="layout" svg:x1="15.152cm" svg:y1="5.462cm" svg:x2="18.022cm" svg:y2="5.462cm">
          <text:p/>
        </draw:line>
        <draw:line draw:style-name="gr21" draw:text-style-name="P54" draw:layer="layout" svg:x1="15.16cm" svg:y1="8.27cm" svg:x2="15.16cm" svg:y2="5.468cm">
          <text:p/>
        </draw:line>
        <draw:line draw:style-name="gr21" draw:text-style-name="P54" draw:layer="layout" svg:x1="18.022cm" svg:y1="5.462cm" svg:x2="20.883cm" svg:y2="5.462cm">
          <text:p/>
        </draw:line>
        <draw:line draw:style-name="gr21" draw:text-style-name="P54" draw:layer="layout" svg:x1="18.022cm" svg:y1="8.27cm" svg:x2="18.022cm" svg:y2="5.468cm">
          <text:p/>
        </draw:line>
        <draw:line draw:style-name="gr21" draw:text-style-name="P54" draw:layer="layout" svg:x1="20.883cm" svg:y1="5.462cm" svg:x2="23.744cm" svg:y2="5.462cm">
          <text:p/>
        </draw:line>
        <draw:line draw:style-name="gr21" draw:text-style-name="P54" draw:layer="layout" svg:x1="20.883cm" svg:y1="8.27cm" svg:x2="20.883cm" svg:y2="5.468cm">
          <text:p/>
        </draw:line>
        <draw:line draw:style-name="gr21" draw:text-style-name="P54" draw:layer="layout" svg:x1="23.744cm" svg:y1="5.462cm" svg:x2="26.613cm" svg:y2="5.462cm">
          <text:p/>
        </draw:line>
        <draw:line draw:style-name="gr21" draw:text-style-name="P54" draw:layer="layout" svg:x1="23.744cm" svg:y1="8.27cm" svg:x2="23.744cm" svg:y2="5.468cm">
          <text:p/>
        </draw:line>
        <draw:line draw:style-name="gr21" draw:text-style-name="P54" draw:layer="layout" svg:x1="26.605cm" svg:y1="8.27cm" svg:x2="26.605cm" svg:y2="5.468cm">
          <text:p/>
        </draw:line>
        <draw:line draw:style-name="gr21" draw:text-style-name="P54" draw:layer="layout" svg:x1="15.152cm" svg:y1="8.278cm" svg:x2="18.022cm" svg:y2="8.278cm">
          <text:p/>
        </draw:line>
        <draw:line draw:style-name="gr21" draw:text-style-name="P54" draw:layer="layout" svg:x1="15.16cm" svg:y1="11.086cm" svg:x2="15.16cm" svg:y2="8.285cm">
          <text:p/>
        </draw:line>
        <draw:line draw:style-name="gr21" draw:text-style-name="P54" draw:layer="layout" svg:x1="18.022cm" svg:y1="8.278cm" svg:x2="20.883cm" svg:y2="8.278cm">
          <text:p/>
        </draw:line>
        <draw:line draw:style-name="gr21" draw:text-style-name="P54" draw:layer="layout" svg:x1="18.022cm" svg:y1="11.086cm" svg:x2="18.022cm" svg:y2="8.285cm">
          <text:p/>
        </draw:line>
        <draw:line draw:style-name="gr21" draw:text-style-name="P54" draw:layer="layout" svg:x1="20.883cm" svg:y1="8.278cm" svg:x2="23.744cm" svg:y2="8.278cm">
          <text:p/>
        </draw:line>
        <draw:line draw:style-name="gr21" draw:text-style-name="P54" draw:layer="layout" svg:x1="20.883cm" svg:y1="11.086cm" svg:x2="20.883cm" svg:y2="8.285cm">
          <text:p/>
        </draw:line>
        <draw:line draw:style-name="gr21" draw:text-style-name="P54" draw:layer="layout" svg:x1="23.744cm" svg:y1="8.278cm" svg:x2="26.613cm" svg:y2="8.278cm">
          <text:p/>
        </draw:line>
        <draw:line draw:style-name="gr21" draw:text-style-name="P54" draw:layer="layout" svg:x1="23.744cm" svg:y1="11.086cm" svg:x2="23.744cm" svg:y2="8.285cm">
          <text:p/>
        </draw:line>
        <draw:line draw:style-name="gr21" draw:text-style-name="P54" draw:layer="layout" svg:x1="26.605cm" svg:y1="11.086cm" svg:x2="26.605cm" svg:y2="8.285cm">
          <text:p/>
        </draw:line>
        <draw:line draw:style-name="gr21" draw:text-style-name="P54" draw:layer="layout" svg:x1="15.152cm" svg:y1="11.094cm" svg:x2="18.022cm" svg:y2="11.094cm">
          <text:p/>
        </draw:line>
        <draw:line draw:style-name="gr21" draw:text-style-name="P54" draw:layer="layout" svg:x1="15.16cm" svg:y1="13.903cm" svg:x2="15.16cm" svg:y2="11.101cm">
          <text:p/>
        </draw:line>
        <draw:line draw:style-name="gr21" draw:text-style-name="P54" draw:layer="layout" svg:x1="18.022cm" svg:y1="11.094cm" svg:x2="20.883cm" svg:y2="11.094cm">
          <text:p/>
        </draw:line>
        <draw:line draw:style-name="gr21" draw:text-style-name="P54" draw:layer="layout" svg:x1="18.022cm" svg:y1="13.903cm" svg:x2="18.022cm" svg:y2="11.101cm">
          <text:p/>
        </draw:line>
        <draw:line draw:style-name="gr21" draw:text-style-name="P54" draw:layer="layout" svg:x1="20.883cm" svg:y1="11.094cm" svg:x2="23.744cm" svg:y2="11.094cm">
          <text:p/>
        </draw:line>
        <draw:line draw:style-name="gr21" draw:text-style-name="P54" draw:layer="layout" svg:x1="20.883cm" svg:y1="13.903cm" svg:x2="20.883cm" svg:y2="11.101cm">
          <text:p/>
        </draw:line>
        <draw:line draw:style-name="gr21" draw:text-style-name="P54" draw:layer="layout" svg:x1="23.744cm" svg:y1="11.094cm" svg:x2="26.613cm" svg:y2="11.094cm">
          <text:p/>
        </draw:line>
        <draw:line draw:style-name="gr21" draw:text-style-name="P54" draw:layer="layout" svg:x1="23.744cm" svg:y1="13.903cm" svg:x2="23.744cm" svg:y2="11.101cm">
          <text:p/>
        </draw:line>
        <draw:line draw:style-name="gr21" draw:text-style-name="P54" draw:layer="layout" svg:x1="26.605cm" svg:y1="13.903cm" svg:x2="26.605cm" svg:y2="11.101cm">
          <text:p/>
        </draw:line>
        <draw:line draw:style-name="gr21" draw:text-style-name="P54" draw:layer="layout" svg:x1="15.152cm" svg:y1="13.909cm" svg:x2="18.022cm" svg:y2="13.909cm">
          <text:p/>
        </draw:line>
        <draw:line draw:style-name="gr21" draw:text-style-name="P54" draw:layer="layout" svg:x1="15.16cm" svg:y1="16.719cm" svg:x2="15.16cm" svg:y2="13.917cm">
          <text:p/>
        </draw:line>
        <draw:line draw:style-name="gr21" draw:text-style-name="P54" draw:layer="layout" svg:x1="18.022cm" svg:y1="13.909cm" svg:x2="20.883cm" svg:y2="13.909cm">
          <text:p/>
        </draw:line>
        <draw:line draw:style-name="gr21" draw:text-style-name="P54" draw:layer="layout" svg:x1="18.022cm" svg:y1="16.719cm" svg:x2="18.022cm" svg:y2="13.917cm">
          <text:p/>
        </draw:line>
        <draw:line draw:style-name="gr21" draw:text-style-name="P54" draw:layer="layout" svg:x1="20.883cm" svg:y1="13.909cm" svg:x2="23.744cm" svg:y2="13.909cm">
          <text:p/>
        </draw:line>
        <draw:line draw:style-name="gr21" draw:text-style-name="P54" draw:layer="layout" svg:x1="20.883cm" svg:y1="16.719cm" svg:x2="20.883cm" svg:y2="13.917cm">
          <text:p/>
        </draw:line>
        <draw:line draw:style-name="gr21" draw:text-style-name="P54" draw:layer="layout" svg:x1="23.744cm" svg:y1="13.909cm" svg:x2="26.613cm" svg:y2="13.909cm">
          <text:p/>
        </draw:line>
        <draw:line draw:style-name="gr21" draw:text-style-name="P54" draw:layer="layout" svg:x1="23.744cm" svg:y1="16.719cm" svg:x2="23.744cm" svg:y2="13.917cm">
          <text:p/>
        </draw:line>
        <draw:line draw:style-name="gr21" draw:text-style-name="P54" draw:layer="layout" svg:x1="26.605cm" svg:y1="16.719cm" svg:x2="26.605cm" svg:y2="13.917cm">
          <text:p/>
        </draw:line>
        <draw:line draw:style-name="gr21" draw:text-style-name="P54" draw:layer="layout" svg:x1="15.152cm" svg:y1="16.726cm" svg:x2="26.613cm" svg:y2="16.726cm">
          <text:p/>
        </draw:line>
        <draw:frame draw:style-name="gr93" draw:text-style-name="P8" draw:layer="layout" svg:width="1.432cm" svg:height="0.533cm" svg:x="15.893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93" draw:text-style-name="P10" draw:layer="layout" svg:width="0.364cm" svg:height="0.475cm" svg:x="15.294cm" svg:y="5.534cm">
          <draw:text-box>
            <text:p text:style-name="P2"><text:span text:style-name="T7">5</text:span></text:p>
          </draw:text-box>
        </draw:frame>
        <draw:frame draw:style-name="gr193" draw:text-style-name="P10" draw:layer="layout" svg:width="0.364cm" svg:height="0.475cm" svg:x="18.155cm" svg:y="5.534cm">
          <draw:text-box>
            <text:p text:style-name="P2"><text:span text:style-name="T7">6</text:span></text:p>
          </draw:text-box>
        </draw:frame>
        <draw:frame draw:style-name="gr194" draw:text-style-name="P10" draw:layer="layout" svg:width="0.37cm" svg:height="0.475cm" svg:x="21.016cm" svg:y="5.534cm">
          <draw:text-box>
            <text:p text:style-name="P2"><text:span text:style-name="T7">7</text:span></text:p>
          </draw:text-box>
        </draw:frame>
        <draw:frame draw:style-name="gr195" draw:text-style-name="P10" draw:layer="layout" svg:width="0.472cm" svg:height="0.475cm" svg:x="23.877cm" svg:y="5.534cm">
          <draw:text-box>
            <text:p text:style-name="P2"><text:span text:style-name="T7">8</text:span></text:p>
          </draw:text-box>
        </draw:frame>
        <draw:frame draw:style-name="gr195" draw:text-style-name="P10" draw:layer="layout" svg:width="0.472cm" svg:height="0.475cm" svg:x="15.294cm" svg:y="8.349cm">
          <draw:text-box>
            <text:p text:style-name="P2"><text:span text:style-name="T7">12</text:span></text:p>
          </draw:text-box>
        </draw:frame>
        <draw:frame draw:style-name="gr195" draw:text-style-name="P10" draw:layer="layout" svg:width="0.472cm" svg:height="0.475cm" svg:x="18.155cm" svg:y="8.349cm">
          <draw:text-box>
            <text:p text:style-name="P2"><text:span text:style-name="T7">13</text:span></text:p>
          </draw:text-box>
        </draw:frame>
        <draw:frame draw:style-name="gr195" draw:text-style-name="P10" draw:layer="layout" svg:width="0.472cm" svg:height="0.475cm" svg:x="21.016cm" svg:y="8.349cm">
          <draw:text-box>
            <text:p text:style-name="P2"><text:span text:style-name="T7">14</text:span></text:p>
          </draw:text-box>
        </draw:frame>
        <draw:frame draw:style-name="gr195" draw:text-style-name="P10" draw:layer="layout" svg:width="0.472cm" svg:height="0.475cm" svg:x="23.877cm" svg:y="8.349cm">
          <draw:text-box>
            <text:p text:style-name="P2"><text:span text:style-name="T7">15</text:span></text:p>
          </draw:text-box>
        </draw:frame>
        <draw:frame draw:style-name="gr195" draw:text-style-name="P10" draw:layer="layout" svg:width="0.472cm" svg:height="0.475cm" svg:x="15.294cm" svg:y="11.165cm">
          <draw:text-box>
            <text:p text:style-name="P2"><text:span text:style-name="T7">19</text:span></text:p>
          </draw:text-box>
        </draw:frame>
        <draw:frame draw:style-name="gr195" draw:text-style-name="P10" draw:layer="layout" svg:width="0.472cm" svg:height="0.475cm" svg:x="18.155cm" svg:y="11.165cm">
          <draw:text-box>
            <text:p text:style-name="P2"><text:span text:style-name="T7">20</text:span></text:p>
          </draw:text-box>
        </draw:frame>
        <draw:frame draw:style-name="gr195" draw:text-style-name="P10" draw:layer="layout" svg:width="0.472cm" svg:height="0.475cm" svg:x="21.016cm" svg:y="11.165cm">
          <draw:text-box>
            <text:p text:style-name="P2"><text:span text:style-name="T7">21</text:span></text:p>
          </draw:text-box>
        </draw:frame>
        <draw:frame draw:style-name="gr195" draw:text-style-name="P10" draw:layer="layout" svg:width="0.472cm" svg:height="0.475cm" svg:x="23.877cm" svg:y="2.721cm">
          <draw:text-box>
            <text:p text:style-name="P2"><text:span text:style-name="T7">1</text:span></text:p>
          </draw:text-box>
        </draw:frame>
        <draw:frame draw:style-name="gr195" draw:text-style-name="P10" draw:layer="layout" svg:width="0.472cm" svg:height="0.475cm" svg:x="23.881cm" svg:y="11.163cm">
          <draw:text-box>
            <text:p text:style-name="P2"><text:span text:style-name="T7">22</text:span></text:p>
          </draw:text-box>
        </draw:frame>
        <draw:frame draw:style-name="gr195" draw:text-style-name="P10" draw:layer="layout" svg:width="0.472cm" svg:height="0.475cm" svg:x="15.291cm" svg:y="13.979cm">
          <draw:text-box>
            <text:p text:style-name="P2"><text:span text:style-name="T7">26</text:span></text:p>
          </draw:text-box>
        </draw:frame>
        <draw:frame draw:style-name="gr195" draw:text-style-name="P10" draw:layer="layout" svg:width="0.472cm" svg:height="0.475cm" svg:x="18.152cm" svg:y="13.979cm">
          <draw:text-box>
            <text:p text:style-name="P2"><text:span text:style-name="T7">27</text:span></text:p>
          </draw:text-box>
        </draw:frame>
        <draw:line draw:style-name="gr21" draw:text-style-name="P54" draw:layer="layout" svg:x1="15.16cm" svg:y1="19.536cm" svg:x2="15.16cm" svg:y2="16.734cm">
          <text:p/>
        </draw:line>
        <draw:line draw:style-name="gr21" draw:text-style-name="P54" draw:layer="layout" svg:x1="18.022cm" svg:y1="19.536cm" svg:x2="18.022cm" svg:y2="16.734cm">
          <text:p/>
        </draw:line>
        <draw:line draw:style-name="gr21" draw:text-style-name="P54" draw:layer="layout" svg:x1="20.883cm" svg:y1="19.536cm" svg:x2="20.883cm" svg:y2="16.734cm">
          <text:p/>
        </draw:line>
        <draw:line draw:style-name="gr21" draw:text-style-name="P54" draw:layer="layout" svg:x1="23.744cm" svg:y1="19.536cm" svg:x2="23.744cm" svg:y2="16.734cm">
          <text:p/>
        </draw:line>
        <draw:line draw:style-name="gr21" draw:text-style-name="P54" draw:layer="layout" svg:x1="26.605cm" svg:y1="19.536cm" svg:x2="26.605cm" svg:y2="16.734cm">
          <text:p/>
        </draw:line>
        <draw:line draw:style-name="gr21" draw:text-style-name="P54" draw:layer="layout" svg:x1="15.152cm" svg:y1="19.543cm" svg:x2="26.613cm" svg:y2="19.543cm">
          <text:p/>
        </draw:line>
        <draw:frame draw:style-name="gr195" draw:text-style-name="P10" draw:layer="layout" svg:width="0.472cm" svg:height="0.475cm" svg:x="21.017cm" svg:y="13.982cm">
          <draw:text-box>
            <text:p text:style-name="P2"><text:span text:style-name="T7">28</text:span></text:p>
          </draw:text-box>
        </draw:frame>
        <draw:frame draw:style-name="gr195" draw:text-style-name="P10" draw:layer="layout" svg:width="0.472cm" svg:height="0.475cm" svg:x="23.882cm" svg:y="13.98cm">
          <draw:text-box>
            <text:p text:style-name="P2"><text:span text:style-name="T7">29</text:span></text:p>
          </draw:text-box>
        </draw:frame>
      </draw:page>
      <draw:page draw:name="page49" draw:style-name="dp1" draw:master-page-name="master-page34">
        <draw:path draw:style-name="gr1" draw:text-style-name="P5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2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1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29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49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0" draw:text-style-name="P10" draw:layer="layout" svg:width="0.364cm" svg:height="0.49cm" svg:x="15.293cm" svg:y="6.255cm">
          <draw:text-box>
            <text:p text:style-name="P2"><text:span text:style-name="T7">9</text:span></text:p>
          </draw:text-box>
        </draw:frame>
        <draw:frame draw:style-name="gr98" draw:text-style-name="P10" draw:layer="layout" svg:width="0.37cm" svg:height="0.49cm" svg:x="18.154cm" svg:y="6.255cm">
          <draw:text-box>
            <text:p text:style-name="P2"><text:span text:style-name="T7">10</text:span></text:p>
          </draw:text-box>
        </draw:frame>
        <draw:frame draw:style-name="gr98" draw:text-style-name="P10" draw:layer="layout" svg:width="0.37cm" svg:height="0.49cm" svg:x="21.015cm" svg:y="6.255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23.876cm" svg:y="6.255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15.293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18.154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21.015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23.876cm" svg:y="9.774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15.293cm" svg:y="13.293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18.154cm" svg:y="13.293cm">
          <draw:text-box>
            <text:p text:style-name="P2"><text:span text:style-name="T7">24</text:span></text:p>
          </draw:text-box>
        </draw:frame>
        <draw:frame draw:style-name="gr11" draw:text-style-name="P10" draw:layer="layout" svg:width="0.472cm" svg:height="0.49cm" svg:x="21.015cm" svg:y="13.293cm">
          <draw:text-box>
            <text:p text:style-name="P2"><text:span text:style-name="T7">25</text:span></text:p>
          </draw:text-box>
        </draw:frame>
        <draw:frame draw:style-name="gr10" draw:text-style-name="P10" draw:layer="layout" svg:width="0.364cm" svg:height="0.49cm" svg:x="15.293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18.154cm" svg:y="2.74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21.015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76cm" svg:y="2.74cm">
          <draw:text-box>
            <text:p text:style-name="P2"><text:span text:style-name="T7">5</text:span></text:p>
          </draw:text-box>
        </draw:frame>
        <draw:frame draw:style-name="gr11" draw:text-style-name="P10" draw:layer="layout" svg:width="0.472cm" svg:height="0.49cm" svg:x="23.88cm" svg:y="13.29cm">
          <draw:text-box>
            <text:p text:style-name="P2"><text:span text:style-name="T7">26</text:span></text:p>
          </draw:text-box>
        </draw:frame>
        <draw:frame draw:style-name="gr11" draw:text-style-name="P10" draw:layer="layout" svg:width="0.472cm" svg:height="0.49cm" svg:x="15.29cm" svg:y="16.81cm">
          <draw:text-box>
            <text:p text:style-name="P2"><text:span text:style-name="T7">30</text:span></text:p>
          </draw:text-box>
        </draw:frame>
        <draw:frame draw:style-name="gr197" draw:text-style-name="P60" draw:layer="layout" svg:width="3.317cm" svg:height="0.709cm" svg:x="0.951cm" svg:y="1.623cm">
          <draw:text-box>
            <text:p text:style-name="P2"><text:span text:style-name="T47">S</text:span><text:span text:style-name="T47">E</text:span><text:span text:style-name="T47">P</text:span><text:span text:style-name="T47">TI</text:span><text:span text:style-name="T47">E</text:span><text:span text:style-name="T47">M</text:span><text:span text:style-name="T47">B</text:span><text:span text:style-name="T47">R</text:span><text:span text:style-name="T47">E</text:span></text:p>
          </draw:text-box>
        </draw:frame>
        <draw:path draw:style-name="gr1" draw:text-style-name="P5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4cm" svg:y="1.75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7cm" svg:y="1.75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8cm" svg:y="1.75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path draw:style-name="gr1" draw:text-style-name="P1" draw:layer="layout" svg:width="3.385cm" svg:height="14.078cm" svg:x="0.702cm" svg:y="2.6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2cm" svg:y="2.799cm">
          <draw:text-box>
            <text:p text:style-name="P2"><text:span text:style-name="T4">Se</text:span><text:span text:style-name="T4">ma</text:span><text:span text:style-name="T4">na </text:span><text:span text:style-name="T4">35</text:span></text:p>
          </draw:text-box>
        </draw:frame>
        <draw:frame draw:style-name="gr6" draw:text-style-name="P7" draw:layer="layout" svg:width="2.26cm" svg:height="0.533cm" svg:x="1.502cm" svg:y="6.319cm">
          <draw:text-box>
            <text:p text:style-name="P2"><text:span text:style-name="T4">Se</text:span><text:span text:style-name="T4">ma</text:span><text:span text:style-name="T4">na </text:span><text:span text:style-name="T4">36</text:span></text:p>
          </draw:text-box>
        </draw:frame>
        <draw:frame draw:style-name="gr6" draw:text-style-name="P7" draw:layer="layout" svg:width="2.26cm" svg:height="0.533cm" svg:x="1.502cm" svg:y="9.838cm">
          <draw:text-box>
            <text:p text:style-name="P2"><text:span text:style-name="T4">Se</text:span><text:span text:style-name="T4">ma</text:span><text:span text:style-name="T4">na </text:span><text:span text:style-name="T4">37</text:span></text:p>
          </draw:text-box>
        </draw:frame>
        <draw:frame draw:style-name="gr6" draw:text-style-name="P7" draw:layer="layout" svg:width="2.26cm" svg:height="0.533cm" svg:x="1.502cm" svg:y="13.358cm">
          <draw:text-box>
            <text:p text:style-name="P2"><text:span text:style-name="T4">Se</text:span><text:span text:style-name="T4">ma</text:span><text:span text:style-name="T4">na </text:span><text:span text:style-name="T4">38</text:span></text:p>
          </draw:text-box>
        </draw:frame>
        <draw:frame draw:style-name="gr10" draw:text-style-name="P10" draw:layer="layout" svg:width="0.364cm" svg:height="0.49cm" svg:x="4.222cm" svg:y="6.291cm">
          <draw:text-box>
            <text:p text:style-name="P2"><text:span text:style-name="T7">6</text:span></text:p>
          </draw:text-box>
        </draw:frame>
        <draw:frame draw:style-name="gr10" draw:text-style-name="P10" draw:layer="layout" svg:width="0.364cm" svg:height="0.49cm" svg:x="7.083cm" svg:y="6.291cm">
          <draw:text-box>
            <text:p text:style-name="P2"><text:span text:style-name="T7">7</text:span></text:p>
          </draw:text-box>
        </draw:frame>
        <draw:frame draw:style-name="gr98" draw:text-style-name="P10" draw:layer="layout" svg:width="0.37cm" svg:height="0.49cm" svg:x="9.943cm" svg:y="6.291cm">
          <draw:text-box>
            <text:p text:style-name="P2"><text:span text:style-name="T7">8</text:span></text:p>
          </draw:text-box>
        </draw:frame>
        <draw:frame draw:style-name="gr11" draw:text-style-name="P10" draw:layer="layout" svg:width="0.472cm" svg:height="0.49cm" svg:x="4.222cm" svg:y="9.81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7.083cm" svg:y="9.81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9.943cm" svg:y="9.81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4.222cm" svg:y="13.329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7.083cm" svg:y="13.329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9.943cm" svg:y="13.329cm">
          <draw:text-box>
            <text:p text:style-name="P2"><text:span text:style-name="T7">22</text:span></text:p>
          </draw:text-box>
        </draw:frame>
        <draw:frame draw:style-name="gr6" draw:text-style-name="P7" draw:layer="layout" svg:width="2.26cm" svg:height="0.533cm" svg:x="1.502cm" svg:y="16.908cm">
          <draw:text-box>
            <text:p text:style-name="P2"><text:span text:style-name="T4">Se</text:span><text:span text:style-name="T4">ma</text:span><text:span text:style-name="T4">na </text:span><text:span text:style-name="T4">39</text:span></text:p>
          </draw:text-box>
        </draw:frame>
        <draw:frame draw:style-name="gr11" draw:text-style-name="P10" draw:layer="layout" svg:width="0.472cm" svg:height="0.49cm" svg:x="4.222cm" svg:y="16.812cm">
          <draw:text-box>
            <text:p text:style-name="P2"><text:span text:style-name="T7">27</text:span></text:p>
          </draw:text-box>
        </draw:frame>
        <draw:frame draw:style-name="gr11" draw:text-style-name="P10" draw:layer="layout" svg:width="0.472cm" svg:height="0.49cm" svg:x="7.232cm" svg:y="16.812cm">
          <draw:text-box>
            <text:p text:style-name="P2"><text:span text:style-name="T7">28</text:span></text:p>
          </draw:text-box>
        </draw:frame>
        <draw:frame draw:style-name="gr11" draw:text-style-name="P10" draw:layer="layout" svg:width="0.472cm" svg:height="0.49cm" svg:x="9.942cm" svg:y="16.812cm">
          <draw:text-box>
            <text:p text:style-name="P2"><text:span text:style-name="T7">29</text:span></text:p>
          </draw:text-box>
        </draw:frame>
        <draw:frame draw:style-name="gr98" draw:text-style-name="P10" draw:layer="layout" svg:width="0.37cm" svg:height="0.49cm" svg:x="9.941cm" svg:y="2.741cm">
          <draw:text-box>
            <text:p text:style-name="P2"><text:span text:style-name="T7">1</text:span></text:p>
          </draw:text-box>
        </draw:frame>
      </draw:page>
      <draw:page draw:name="page50" draw:style-name="dp1" draw:master-page-name="master-page3">
        <draw:path draw:style-name="gr1" draw:text-style-name="P5" draw:layer="layout" svg:width="11.46cm" svg:height="18.995cm" svg:x="15.15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1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28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48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0" draw:text-style-name="P10" draw:layer="layout" svg:width="0.364cm" svg:height="0.49cm" svg:x="18.153cm" svg:y="2.735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21.014cm" svg:y="2.735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23.875cm" svg:y="2.735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15.292cm" svg:y="6.255cm">
          <draw:text-box>
            <text:p text:style-name="P2"><text:span text:style-name="T7">7</text:span></text:p>
          </draw:text-box>
        </draw:frame>
        <draw:frame draw:style-name="gr10" draw:text-style-name="P10" draw:layer="layout" svg:width="0.364cm" svg:height="0.49cm" svg:x="18.153cm" svg:y="6.255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21.014cm" svg:y="6.255cm">
          <draw:text-box>
            <text:p text:style-name="P2"><text:span text:style-name="T7">9</text:span></text:p>
          </draw:text-box>
        </draw:frame>
        <draw:frame draw:style-name="gr11" draw:text-style-name="P10" draw:layer="layout" svg:width="0.472cm" svg:height="0.49cm" svg:x="23.875cm" svg:y="6.255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15.292cm" svg:y="9.774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18.153cm" svg:y="9.774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21.014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23.875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15.292cm" svg:y="13.293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18.153cm" svg:y="13.293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21.014cm" svg:y="13.293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23.875cm" svg:y="13.293cm">
          <draw:text-box>
            <text:p text:style-name="P2"><text:span text:style-name="T7">24</text:span></text:p>
          </draw:text-box>
        </draw:frame>
        <draw:frame draw:style-name="gr11" draw:text-style-name="P10" draw:layer="layout" svg:width="0.472cm" svg:height="0.49cm" svg:x="15.292cm" svg:y="16.813cm">
          <draw:text-box>
            <text:p text:style-name="P2"><text:span text:style-name="T7">28</text:span></text:p>
          </draw:text-box>
        </draw:frame>
        <draw:frame draw:style-name="gr11" draw:text-style-name="P10" draw:layer="layout" svg:width="0.472cm" svg:height="0.49cm" svg:x="18.153cm" svg:y="16.813cm">
          <draw:text-box>
            <text:p text:style-name="P2"><text:span text:style-name="T7">29</text:span></text:p>
          </draw:text-box>
        </draw:frame>
        <draw:frame draw:style-name="gr11" draw:text-style-name="P10" draw:layer="layout" svg:width="0.472cm" svg:height="0.49cm" svg:x="21.014cm" svg:y="16.813cm">
          <draw:text-box>
            <text:p text:style-name="P2"><text:span text:style-name="T7">30</text:span></text:p>
          </draw:text-box>
        </draw:frame>
        <draw:frame draw:style-name="gr11" draw:text-style-name="P10" draw:layer="layout" svg:width="0.472cm" svg:height="0.49cm" svg:x="23.875cm" svg:y="16.813cm">
          <draw:text-box>
            <text:p text:style-name="P2"><text:span text:style-name="T7">31</text:span></text:p>
          </draw:text-box>
        </draw:frame>
        <draw:path draw:style-name="gr1" draw:text-style-name="P1" draw:layer="layout" svg:width="3.385cm" svg:height="14.078cm" svg:x="0.701cm" svg:y="2.681cm" svg:viewBox="0 0 3386 14079" svg:d="M0 0h3386M0 3520h3386M0 7040h3386M0 10560h3386M0 14079h3386">
          <text:p/>
        </draw:path>
        <draw:frame draw:style-name="gr2" draw:text-style-name="P3" draw:layer="layout" svg:width="0.662cm" svg:height="0.892cm" svg:x="1.973cm" svg:y="1.484cm">
          <draw:text-box>
            <text:p text:style-name="P2"><text:span text:style-name="T1"><text:s/></text:span></text:p>
          </draw:text-box>
        </draw:frame>
        <draw:frame draw:style-name="gr198" draw:text-style-name="P4" draw:layer="layout" svg:width="2.597cm" svg:height="0.709cm" svg:x="1.13cm" svg:y="1.648cm">
          <draw:text-box>
            <text:p text:style-name="P2"><text:span text:style-name="T2">O</text:span><text:span text:style-name="T2">C</text:span><text:span text:style-name="T2">T</text:span><text:span text:style-name="T2">U</text:span><text:span text:style-name="T2">B</text:span><text:span text:style-name="T2">R</text:span><text:span text:style-name="T2">E</text:span></text:p>
          </draw:text-box>
        </draw:frame>
        <draw:path draw:style-name="gr4" draw:text-style-name="P5" draw:layer="layout" svg:width="3.378cm" svg:height="16.526cm" svg:x="0.701cm" svg:y="3.271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path draw:style-name="gr1" draw:text-style-name="P5" draw:layer="layout" svg:width="8.599cm" svg:height="18.994cm" svg:x="4.079cm" svg:y="1.282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" draw:text-style-name="P7" draw:layer="layout" svg:width="2.26cm" svg:height="0.533cm" svg:x="1.501cm" svg:y="6.32cm">
          <draw:text-box>
            <text:p text:style-name="P2"><text:span text:style-name="T4">Se</text:span><text:span text:style-name="T4">ma</text:span><text:span text:style-name="T4">na </text:span><text:span text:style-name="T4">40</text:span></text:p>
          </draw:text-box>
        </draw:frame>
        <draw:frame draw:style-name="gr6" draw:text-style-name="P7" draw:layer="layout" svg:width="2.26cm" svg:height="0.533cm" svg:x="1.501cm" svg:y="9.839cm">
          <draw:text-box>
            <text:p text:style-name="P2"><text:span text:style-name="T4">Se</text:span><text:span text:style-name="T4">ma</text:span><text:span text:style-name="T4">na </text:span><text:span text:style-name="T4">41</text:span></text:p>
          </draw:text-box>
        </draw:frame>
        <draw:frame draw:style-name="gr6" draw:text-style-name="P7" draw:layer="layout" svg:width="2.26cm" svg:height="0.533cm" svg:x="1.501cm" svg:y="13.359cm">
          <draw:text-box>
            <text:p text:style-name="P2"><text:span text:style-name="T4">Se</text:span><text:span text:style-name="T4">ma</text:span><text:span text:style-name="T4">na </text:span><text:span text:style-name="T4">42</text:span></text:p>
          </draw:text-box>
        </draw:frame>
        <draw:frame draw:style-name="gr6" draw:text-style-name="P7" draw:layer="layout" svg:width="2.26cm" svg:height="0.533cm" svg:x="1.501cm" svg:y="16.878cm">
          <draw:text-box>
            <text:p text:style-name="P2"><text:span text:style-name="T4">Se</text:span><text:span text:style-name="T4">ma</text:span><text:span text:style-name="T4">na </text:span><text:span text:style-name="T4">43</text:span></text:p>
          </draw:text-box>
        </draw:frame>
        <draw:frame draw:style-name="gr7" draw:text-style-name="P8" draw:layer="layout" svg:width="1.316cm" svg:height="0.533cm" svg:x="4.923cm" svg:y="1.748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6cm" svg:y="1.748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7cm" svg:y="1.748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frame draw:style-name="gr10" draw:text-style-name="P10" draw:layer="layout" svg:width="0.364cm" svg:height="0.49cm" svg:x="4.22cm" svg:y="6.289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7.081cm" svg:y="6.289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9.941cm" svg:y="6.289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4.22cm" svg:y="9.808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7.081cm" svg:y="9.808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9.941cm" svg:y="9.808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4.22cm" svg:y="13.327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7.081cm" svg:y="13.327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9.941cm" svg:y="13.327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4.22cm" svg:y="16.848cm">
          <draw:text-box>
            <text:p text:style-name="P2"><text:span text:style-name="T7">25</text:span></text:p>
          </draw:text-box>
        </draw:frame>
        <draw:frame draw:style-name="gr11" draw:text-style-name="P10" draw:layer="layout" svg:width="0.472cm" svg:height="0.49cm" svg:x="7.081cm" svg:y="16.848cm">
          <draw:text-box>
            <text:p text:style-name="P2"><text:span text:style-name="T7">26</text:span></text:p>
          </draw:text-box>
        </draw:frame>
        <draw:frame draw:style-name="gr11" draw:text-style-name="P10" draw:layer="layout" svg:width="0.472cm" svg:height="0.49cm" svg:x="9.941cm" svg:y="16.848cm">
          <draw:text-box>
            <text:p text:style-name="P2"><text:span text:style-name="T7">27</text:span></text:p>
          </draw:text-box>
        </draw:frame>
        <draw:frame draw:style-name="gr6" draw:text-style-name="P7" draw:layer="layout" svg:width="2.26cm" svg:height="0.533cm" svg:x="1.501cm" svg:y="2.799cm">
          <draw:text-box>
            <text:p text:style-name="P2"><text:span text:style-name="T4">Se</text:span><text:span text:style-name="T4">ma</text:span><text:span text:style-name="T4">na </text:span><text:span text:style-name="T4">39</text:span></text:p>
          </draw:text-box>
        </draw:frame>
      </draw:page>
      <draw:page draw:name="page51" draw:style-name="dp1" draw:master-page-name="master-page34">
        <draw:frame draw:style-name="gr199" draw:text-style-name="P4" draw:layer="layout" svg:width="2.821cm" svg:height="0.709cm" svg:x="0.98cm" svg:y="1.621cm">
          <draw:text-box>
            <text:p text:style-name="P2"><text:span text:style-name="T47">N</text:span><text:span text:style-name="T47">O</text:span><text:span text:style-name="T47">VI</text:span><text:span text:style-name="T47">E</text:span><text:span text:style-name="T47">M</text:span><text:span text:style-name="T47">B</text:span><text:span text:style-name="T47">R</text:span><text:span text:style-name="T47">E</text:span></text:p>
          </draw:text-box>
        </draw:frame>
        <draw:path draw:style-name="gr1" draw:text-style-name="P5" draw:layer="layout" svg:width="8.599cm" svg:height="18.994cm" svg:x="4.078cm" svg:y="1.282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2cm" svg:y="1.748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5cm" svg:y="1.748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6cm" svg:y="1.748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path draw:style-name="gr1" draw:text-style-name="P1" draw:layer="layout" svg:width="3.385cm" svg:height="14.078cm" svg:x="0.7cm" svg:y="2.678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cm" svg:y="3.268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cm" svg:y="2.797cm">
          <draw:text-box>
            <text:p text:style-name="P2"><text:span text:style-name="T4">Se</text:span><text:span text:style-name="T4">ma</text:span><text:span text:style-name="T4">na </text:span><text:span text:style-name="T4">44</text:span></text:p>
          </draw:text-box>
        </draw:frame>
        <draw:frame draw:style-name="gr6" draw:text-style-name="P7" draw:layer="layout" svg:width="2.26cm" svg:height="0.533cm" svg:x="1.5cm" svg:y="6.317cm">
          <draw:text-box>
            <text:p text:style-name="P2"><text:span text:style-name="T4">Se</text:span><text:span text:style-name="T4">ma</text:span><text:span text:style-name="T4">na </text:span><text:span text:style-name="T4">45</text:span></text:p>
          </draw:text-box>
        </draw:frame>
        <draw:frame draw:style-name="gr6" draw:text-style-name="P7" draw:layer="layout" svg:width="2.26cm" svg:height="0.533cm" svg:x="1.5cm" svg:y="9.836cm">
          <draw:text-box>
            <text:p text:style-name="P2"><text:span text:style-name="T4">Se</text:span><text:span text:style-name="T4">ma</text:span><text:span text:style-name="T4">na </text:span><text:span text:style-name="T4">46</text:span></text:p>
          </draw:text-box>
        </draw:frame>
        <draw:frame draw:style-name="gr6" draw:text-style-name="P7" draw:layer="layout" svg:width="2.26cm" svg:height="0.533cm" svg:x="1.5cm" svg:y="13.356cm">
          <draw:text-box>
            <text:p text:style-name="P2"><text:span text:style-name="T4">Se</text:span><text:span text:style-name="T4">ma</text:span><text:span text:style-name="T4">na </text:span><text:span text:style-name="T4">47</text:span></text:p>
          </draw:text-box>
        </draw:frame>
        <draw:frame draw:style-name="gr10" draw:text-style-name="P10" draw:layer="layout" svg:width="0.364cm" svg:height="0.49cm" svg:x="4.22cm" svg:y="6.289cm">
          <draw:text-box>
            <text:p text:style-name="P2"><text:span text:style-name="T7">8</text:span></text:p>
          </draw:text-box>
        </draw:frame>
        <draw:frame draw:style-name="gr10" draw:text-style-name="P10" draw:layer="layout" svg:width="0.364cm" svg:height="0.49cm" svg:x="7.081cm" svg:y="6.289cm">
          <draw:text-box>
            <text:p text:style-name="P2"><text:span text:style-name="T7">9</text:span></text:p>
          </draw:text-box>
        </draw:frame>
        <draw:frame draw:style-name="gr98" draw:text-style-name="P10" draw:layer="layout" svg:width="0.37cm" svg:height="0.49cm" svg:x="9.941cm" svg:y="6.289cm">
          <draw:text-box>
            <text:p text:style-name="P2"><text:span text:style-name="T7">10</text:span></text:p>
          </draw:text-box>
        </draw:frame>
        <draw:frame draw:style-name="gr11" draw:text-style-name="P10" draw:layer="layout" svg:width="0.472cm" svg:height="0.49cm" svg:x="4.22cm" svg:y="9.808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7.081cm" svg:y="9.808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9.941cm" svg:y="9.808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4.22cm" svg:y="13.327cm">
          <draw:text-box>
            <text:p text:style-name="P2"><text:span text:style-name="T7">22</text:span></text:p>
          </draw:text-box>
        </draw:frame>
        <draw:frame draw:style-name="gr11" draw:text-style-name="P10" draw:layer="layout" svg:width="0.472cm" svg:height="0.49cm" svg:x="7.081cm" svg:y="13.327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9.941cm" svg:y="13.327cm">
          <draw:text-box>
            <text:p text:style-name="P2"><text:span text:style-name="T7">24</text:span></text:p>
          </draw:text-box>
        </draw:frame>
        <draw:frame draw:style-name="gr10" draw:text-style-name="P10" draw:layer="layout" svg:width="0.364cm" svg:height="0.49cm" svg:x="4.22cm" svg:y="2.774cm">
          <draw:text-box>
            <text:p text:style-name="P2"><text:span text:style-name="T7">1</text:span></text:p>
          </draw:text-box>
        </draw:frame>
        <draw:frame draw:style-name="gr10" draw:text-style-name="P10" draw:layer="layout" svg:width="0.364cm" svg:height="0.49cm" svg:x="7.081cm" svg:y="2.7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9.941cm" svg:y="2.774cm">
          <draw:text-box>
            <text:p text:style-name="P2"><text:span text:style-name="T7">3</text:span></text:p>
          </draw:text-box>
        </draw:frame>
        <draw:frame draw:style-name="gr6" draw:text-style-name="P7" draw:layer="layout" svg:width="2.26cm" svg:height="0.533cm" svg:x="1.5cm" svg:y="16.906cm">
          <draw:text-box>
            <text:p text:style-name="P2"><text:span text:style-name="T4">Se</text:span><text:span text:style-name="T4">ma</text:span><text:span text:style-name="T4">na </text:span><text:span text:style-name="T4">48</text:span></text:p>
          </draw:text-box>
        </draw:frame>
        <draw:frame draw:style-name="gr11" draw:text-style-name="P10" draw:layer="layout" svg:width="0.472cm" svg:height="0.49cm" svg:x="4.22cm" svg:y="16.81cm">
          <draw:text-box>
            <text:p text:style-name="P2"><text:span text:style-name="T7">29</text:span></text:p>
          </draw:text-box>
        </draw:frame>
        <draw:frame draw:style-name="gr11" draw:text-style-name="P10" draw:layer="layout" svg:width="0.472cm" svg:height="0.49cm" svg:x="7.23cm" svg:y="16.81cm">
          <draw:text-box>
            <text:p text:style-name="P2"><text:span text:style-name="T7">30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3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0" draw:text-style-name="P10" draw:layer="layout" svg:width="0.364cm" svg:height="0.49cm" svg:x="15.294cm" svg:y="6.255cm">
          <draw:text-box>
            <text:p text:style-name="P2"><text:span text:style-name="T7">11</text:span></text:p>
          </draw:text-box>
        </draw:frame>
        <draw:frame draw:style-name="gr10" draw:text-style-name="P10" draw:layer="layout" svg:width="0.364cm" svg:height="0.49cm" svg:x="18.155cm" svg:y="6.255cm">
          <draw:text-box>
            <text:p text:style-name="P2"><text:span text:style-name="T7">12</text:span></text:p>
          </draw:text-box>
        </draw:frame>
        <draw:frame draw:style-name="gr10" draw:text-style-name="P10" draw:layer="layout" svg:width="0.364cm" svg:height="0.49cm" svg:x="21.016cm" svg:y="6.255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5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6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7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4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5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6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7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8</text:span></text:p>
          </draw:text-box>
        </draw:frame>
      </draw:page>
      <draw:page draw:name="page52" draw:style-name="dp1" draw:master-page-name="master-page34">
        <draw:frame draw:style-name="gr197" draw:text-style-name="P60" draw:layer="layout" svg:width="3.317cm" svg:height="0.709cm" svg:x="0.95cm" svg:y="1.622cm">
          <draw:text-box>
            <text:p text:style-name="P2"><text:span text:style-name="T2">DI</text:span><text:span text:style-name="T2">CI</text:span><text:span text:style-name="T2">E</text:span><text:span text:style-name="T2">M</text:span><text:span text:style-name="T2">B</text:span><text:span text:style-name="T2">R</text:span><text:span text:style-name="T2">E</text:span></text:p>
          </draw:text-box>
        </draw:frame>
        <draw:path draw:style-name="gr1" draw:text-style-name="P5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7" draw:text-style-name="P8" draw:layer="layout" svg:width="1.316cm" svg:height="0.533cm" svg:x="4.923cm" svg:y="1.749cm">
          <draw:text-box>
            <text:p text:style-name="P2"><text:span text:style-name="T5">Lu</text:span><text:span text:style-name="T5">ne</text:span><text:span text:style-name="T5">s</text:span></text:p>
          </draw:text-box>
        </draw:frame>
        <draw:frame draw:style-name="gr8" draw:text-style-name="P8" draw:layer="layout" svg:width="1.635cm" svg:height="0.533cm" svg:x="7.636cm" svg:y="1.749cm">
          <draw:text-box>
            <text:p text:style-name="P2"><text:span text:style-name="T5">M</text:span><text:span text:style-name="T5">art</text:span><text:span text:style-name="T5">es</text:span></text:p>
          </draw:text-box>
        </draw:frame>
        <draw:frame draw:style-name="gr9" draw:text-style-name="P9" draw:layer="layout" svg:width="2.304cm" svg:height="0.533cm" svg:x="10.197cm" svg:y="1.749cm">
          <draw:text-box>
            <text:p text:style-name="P2"><text:span text:style-name="T6">Mi</text:span><text:span text:style-name="T6">ér</text:span><text:span text:style-name="T6">co</text:span><text:span text:style-name="T6">le</text:span><text:span text:style-name="T6">s</text:span></text:p>
          </draw:text-box>
        </draw:frame>
        <draw:path draw:style-name="gr1" draw:text-style-name="P1" draw:layer="layout" svg:width="3.385cm" svg:height="14.078cm" svg:x="0.701cm" svg:y="2.679cm" svg:viewBox="0 0 3386 14079" svg:d="M0 0h3386M0 3520h3386M0 7040h3386M0 10560h3386M0 14079h3386">
          <text:p/>
        </draw:path>
        <draw:path draw:style-name="gr4" draw:text-style-name="P5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" draw:text-style-name="P7" draw:layer="layout" svg:width="2.26cm" svg:height="0.533cm" svg:x="1.501cm" svg:y="2.798cm">
          <draw:text-box>
            <text:p text:style-name="P2"><text:span text:style-name="T4">Se</text:span><text:span text:style-name="T4">ma</text:span><text:span text:style-name="T4">na </text:span><text:span text:style-name="T4">48</text:span></text:p>
          </draw:text-box>
        </draw:frame>
        <draw:frame draw:style-name="gr6" draw:text-style-name="P7" draw:layer="layout" svg:width="2.26cm" svg:height="0.533cm" svg:x="1.501cm" svg:y="6.318cm">
          <draw:text-box>
            <text:p text:style-name="P2"><text:span text:style-name="T4">Se</text:span><text:span text:style-name="T4">ma</text:span><text:span text:style-name="T4">na </text:span><text:span text:style-name="T4">49</text:span></text:p>
          </draw:text-box>
        </draw:frame>
        <draw:frame draw:style-name="gr6" draw:text-style-name="P7" draw:layer="layout" svg:width="2.26cm" svg:height="0.533cm" svg:x="1.501cm" svg:y="9.837cm">
          <draw:text-box>
            <text:p text:style-name="P2"><text:span text:style-name="T4">Se</text:span><text:span text:style-name="T4">ma</text:span><text:span text:style-name="T4">na </text:span><text:span text:style-name="T4">50</text:span></text:p>
          </draw:text-box>
        </draw:frame>
        <draw:frame draw:style-name="gr6" draw:text-style-name="P7" draw:layer="layout" svg:width="2.26cm" svg:height="0.533cm" svg:x="1.501cm" svg:y="13.357cm">
          <draw:text-box>
            <text:p text:style-name="P2"><text:span text:style-name="T4">Se</text:span><text:span text:style-name="T4">ma</text:span><text:span text:style-name="T4">na </text:span><text:span text:style-name="T4">51</text:span></text:p>
          </draw:text-box>
        </draw:frame>
        <draw:frame draw:style-name="gr10" draw:text-style-name="P10" draw:layer="layout" svg:width="0.364cm" svg:height="0.49cm" svg:x="4.221cm" svg:y="6.29cm">
          <draw:text-box>
            <text:p text:style-name="P2"><text:span text:style-name="T7">6</text:span></text:p>
          </draw:text-box>
        </draw:frame>
        <draw:frame draw:style-name="gr10" draw:text-style-name="P10" draw:layer="layout" svg:width="0.364cm" svg:height="0.49cm" svg:x="7.082cm" svg:y="6.29cm">
          <draw:text-box>
            <text:p text:style-name="P2"><text:span text:style-name="T7">7</text:span></text:p>
          </draw:text-box>
        </draw:frame>
        <draw:frame draw:style-name="gr98" draw:text-style-name="P10" draw:layer="layout" svg:width="0.37cm" svg:height="0.49cm" svg:x="9.942cm" svg:y="6.29cm">
          <draw:text-box>
            <text:p text:style-name="P2"><text:span text:style-name="T7">8</text:span></text:p>
          </draw:text-box>
        </draw:frame>
        <draw:frame draw:style-name="gr11" draw:text-style-name="P10" draw:layer="layout" svg:width="0.472cm" svg:height="0.49cm" svg:x="4.221cm" svg:y="9.809cm">
          <draw:text-box>
            <text:p text:style-name="P2"><text:span text:style-name="T7">13</text:span></text:p>
          </draw:text-box>
        </draw:frame>
        <draw:frame draw:style-name="gr11" draw:text-style-name="P10" draw:layer="layout" svg:width="0.472cm" svg:height="0.49cm" svg:x="7.082cm" svg:y="9.809cm">
          <draw:text-box>
            <text:p text:style-name="P2"><text:span text:style-name="T7">14</text:span></text:p>
          </draw:text-box>
        </draw:frame>
        <draw:frame draw:style-name="gr11" draw:text-style-name="P10" draw:layer="layout" svg:width="0.472cm" svg:height="0.49cm" svg:x="9.942cm" svg:y="9.809cm">
          <draw:text-box>
            <text:p text:style-name="P2"><text:span text:style-name="T7">15</text:span></text:p>
          </draw:text-box>
        </draw:frame>
        <draw:frame draw:style-name="gr11" draw:text-style-name="P10" draw:layer="layout" svg:width="0.472cm" svg:height="0.49cm" svg:x="4.221cm" svg:y="13.328cm">
          <draw:text-box>
            <text:p text:style-name="P2"><text:span text:style-name="T7">20</text:span></text:p>
          </draw:text-box>
        </draw:frame>
        <draw:frame draw:style-name="gr11" draw:text-style-name="P10" draw:layer="layout" svg:width="0.472cm" svg:height="0.49cm" svg:x="7.082cm" svg:y="13.328cm">
          <draw:text-box>
            <text:p text:style-name="P2"><text:span text:style-name="T7">21</text:span></text:p>
          </draw:text-box>
        </draw:frame>
        <draw:frame draw:style-name="gr11" draw:text-style-name="P10" draw:layer="layout" svg:width="0.472cm" svg:height="0.49cm" svg:x="9.942cm" svg:y="13.328cm">
          <draw:text-box>
            <text:p text:style-name="P2"><text:span text:style-name="T7">22</text:span></text:p>
          </draw:text-box>
        </draw:frame>
        <draw:frame draw:style-name="gr6" draw:text-style-name="P7" draw:layer="layout" svg:width="2.26cm" svg:height="0.533cm" svg:x="1.501cm" svg:y="16.907cm">
          <draw:text-box>
            <text:p text:style-name="P2"><text:span text:style-name="T4">Se</text:span><text:span text:style-name="T4">ma</text:span><text:span text:style-name="T4">na </text:span><text:span text:style-name="T4">52</text:span></text:p>
          </draw:text-box>
        </draw:frame>
        <draw:frame draw:style-name="gr11" draw:text-style-name="P10" draw:layer="layout" svg:width="0.472cm" svg:height="0.49cm" svg:x="4.221cm" svg:y="16.811cm">
          <draw:text-box>
            <text:p text:style-name="P2"><text:span text:style-name="T7">27</text:span></text:p>
          </draw:text-box>
        </draw:frame>
        <draw:frame draw:style-name="gr11" draw:text-style-name="P10" draw:layer="layout" svg:width="0.472cm" svg:height="0.49cm" svg:x="7.231cm" svg:y="16.811cm">
          <draw:text-box>
            <text:p text:style-name="P2"><text:span text:style-name="T7">28</text:span></text:p>
          </draw:text-box>
        </draw:frame>
        <draw:frame draw:style-name="gr11" draw:text-style-name="P10" draw:layer="layout" svg:width="0.472cm" svg:height="0.49cm" svg:x="9.941cm" svg:y="16.811cm">
          <draw:text-box>
            <text:p text:style-name="P2"><text:span text:style-name="T7">29</text:span></text:p>
          </draw:text-box>
        </draw:frame>
        <draw:frame draw:style-name="gr98" draw:text-style-name="P10" draw:layer="layout" svg:width="0.37cm" svg:height="0.49cm" svg:x="9.94cm" svg:y="2.74cm">
          <draw:text-box>
            <text:p text:style-name="P2"><text:span text:style-name="T7">1</text:span></text:p>
          </draw:text-box>
        </draw:frame>
        <draw:path draw:style-name="gr1" draw:text-style-name="P5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93" draw:text-style-name="P8" draw:layer="layout" svg:width="1.432cm" svg:height="0.533cm" svg:x="15.893cm" svg:y="1.714cm">
          <draw:text-box>
            <text:p text:style-name="P2"><text:span text:style-name="T5">Ju</text:span><text:span text:style-name="T5">ev</text:span><text:span text:style-name="T5">es</text:span></text:p>
          </draw:text-box>
        </draw:frame>
        <draw:frame draw:style-name="gr94" draw:text-style-name="P8" draw:layer="layout" svg:width="1.714cm" svg:height="0.533cm" svg:x="18.682cm" svg:y="1.714cm">
          <draw:text-box>
            <text:p text:style-name="P2"><text:span text:style-name="T5">Vi</text:span><text:span text:style-name="T5">er</text:span><text:span text:style-name="T5">ne</text:span><text:span text:style-name="T5">s</text:span></text:p>
          </draw:text-box>
        </draw:frame>
        <draw:frame draw:style-name="gr95" draw:text-style-name="P8" draw:layer="layout" svg:width="1.691cm" svg:height="0.533cm" svg:x="21.53cm" svg:y="1.714cm">
          <draw:text-box>
            <text:p text:style-name="P2"><text:span text:style-name="T5">Sá</text:span><text:span text:style-name="T5">ba</text:span><text:span text:style-name="T5">do</text:span></text:p>
          </draw:text-box>
        </draw:frame>
        <draw:frame draw:style-name="gr96" draw:text-style-name="P8" draw:layer="layout" svg:width="2.001cm" svg:height="0.533cm" svg:x="24.25cm" svg:y="1.714cm">
          <draw:text-box>
            <text:p text:style-name="P2"><text:span text:style-name="T5">Do</text:span><text:span text:style-name="T5">mi</text:span><text:span text:style-name="T5">ng</text:span><text:span text:style-name="T5">o</text:span></text:p>
          </draw:text-box>
        </draw:frame>
        <draw:frame draw:style-name="gr10" draw:text-style-name="P10" draw:layer="layout" svg:width="0.364cm" svg:height="0.49cm" svg:x="15.294cm" svg:y="6.255cm">
          <draw:text-box>
            <text:p text:style-name="P2"><text:span text:style-name="T7">9</text:span></text:p>
          </draw:text-box>
        </draw:frame>
        <draw:frame draw:style-name="gr98" draw:text-style-name="P10" draw:layer="layout" svg:width="0.37cm" svg:height="0.49cm" svg:x="18.155cm" svg:y="6.255cm">
          <draw:text-box>
            <text:p text:style-name="P2"><text:span text:style-name="T7">10</text:span></text:p>
          </draw:text-box>
        </draw:frame>
        <draw:frame draw:style-name="gr98" draw:text-style-name="P10" draw:layer="layout" svg:width="0.37cm" svg:height="0.49cm" svg:x="21.016cm" svg:y="6.255cm">
          <draw:text-box>
            <text:p text:style-name="P2"><text:span text:style-name="T7">11</text:span></text:p>
          </draw:text-box>
        </draw:frame>
        <draw:frame draw:style-name="gr11" draw:text-style-name="P10" draw:layer="layout" svg:width="0.472cm" svg:height="0.49cm" svg:x="23.877cm" svg:y="6.255cm">
          <draw:text-box>
            <text:p text:style-name="P2"><text:span text:style-name="T7">12</text:span></text:p>
          </draw:text-box>
        </draw:frame>
        <draw:frame draw:style-name="gr11" draw:text-style-name="P10" draw:layer="layout" svg:width="0.472cm" svg:height="0.49cm" svg:x="15.294cm" svg:y="9.774cm">
          <draw:text-box>
            <text:p text:style-name="P2"><text:span text:style-name="T7">16</text:span></text:p>
          </draw:text-box>
        </draw:frame>
        <draw:frame draw:style-name="gr11" draw:text-style-name="P10" draw:layer="layout" svg:width="0.472cm" svg:height="0.49cm" svg:x="18.155cm" svg:y="9.774cm">
          <draw:text-box>
            <text:p text:style-name="P2"><text:span text:style-name="T7">17</text:span></text:p>
          </draw:text-box>
        </draw:frame>
        <draw:frame draw:style-name="gr11" draw:text-style-name="P10" draw:layer="layout" svg:width="0.472cm" svg:height="0.49cm" svg:x="21.016cm" svg:y="9.774cm">
          <draw:text-box>
            <text:p text:style-name="P2"><text:span text:style-name="T7">18</text:span></text:p>
          </draw:text-box>
        </draw:frame>
        <draw:frame draw:style-name="gr11" draw:text-style-name="P10" draw:layer="layout" svg:width="0.472cm" svg:height="0.49cm" svg:x="23.877cm" svg:y="9.774cm">
          <draw:text-box>
            <text:p text:style-name="P2"><text:span text:style-name="T7">19</text:span></text:p>
          </draw:text-box>
        </draw:frame>
        <draw:frame draw:style-name="gr11" draw:text-style-name="P10" draw:layer="layout" svg:width="0.472cm" svg:height="0.49cm" svg:x="15.294cm" svg:y="13.293cm">
          <draw:text-box>
            <text:p text:style-name="P2"><text:span text:style-name="T7">23</text:span></text:p>
          </draw:text-box>
        </draw:frame>
        <draw:frame draw:style-name="gr11" draw:text-style-name="P10" draw:layer="layout" svg:width="0.472cm" svg:height="0.49cm" svg:x="18.155cm" svg:y="13.293cm">
          <draw:text-box>
            <text:p text:style-name="P2"><text:span text:style-name="T7">24</text:span></text:p>
          </draw:text-box>
        </draw:frame>
        <draw:frame draw:style-name="gr11" draw:text-style-name="P10" draw:layer="layout" svg:width="0.472cm" svg:height="0.49cm" svg:x="21.016cm" svg:y="13.293cm">
          <draw:text-box>
            <text:p text:style-name="P2"><text:span text:style-name="T7">25</text:span></text:p>
          </draw:text-box>
        </draw:frame>
        <draw:frame draw:style-name="gr10" draw:text-style-name="P10" draw:layer="layout" svg:width="0.364cm" svg:height="0.49cm" svg:x="15.294cm" svg:y="2.74cm">
          <draw:text-box>
            <text:p text:style-name="P2"><text:span text:style-name="T7">2</text:span></text:p>
          </draw:text-box>
        </draw:frame>
        <draw:frame draw:style-name="gr10" draw:text-style-name="P10" draw:layer="layout" svg:width="0.364cm" svg:height="0.49cm" svg:x="18.155cm" svg:y="2.74cm">
          <draw:text-box>
            <text:p text:style-name="P2"><text:span text:style-name="T7">3</text:span></text:p>
          </draw:text-box>
        </draw:frame>
        <draw:frame draw:style-name="gr10" draw:text-style-name="P10" draw:layer="layout" svg:width="0.364cm" svg:height="0.49cm" svg:x="21.016cm" svg:y="2.74cm">
          <draw:text-box>
            <text:p text:style-name="P2"><text:span text:style-name="T7">4</text:span></text:p>
          </draw:text-box>
        </draw:frame>
        <draw:frame draw:style-name="gr11" draw:text-style-name="P10" draw:layer="layout" svg:width="0.472cm" svg:height="0.49cm" svg:x="23.877cm" svg:y="2.74cm">
          <draw:text-box>
            <text:p text:style-name="P2"><text:span text:style-name="T7">5</text:span></text:p>
          </draw:text-box>
        </draw:frame>
        <draw:frame draw:style-name="gr11" draw:text-style-name="P10" draw:layer="layout" svg:width="0.472cm" svg:height="0.49cm" svg:x="23.881cm" svg:y="13.29cm">
          <draw:text-box>
            <text:p text:style-name="P2"><text:span text:style-name="T7">26</text:span></text:p>
          </draw:text-box>
        </draw:frame>
        <draw:frame draw:style-name="gr11" draw:text-style-name="P10" draw:layer="layout" svg:width="0.472cm" svg:height="0.49cm" svg:x="15.291cm" svg:y="16.81cm">
          <draw:text-box>
            <text:p text:style-name="P2"><text:span text:style-name="T7">30</text:span></text:p>
          </draw:text-box>
        </draw:frame>
        <draw:frame draw:style-name="gr11" draw:text-style-name="P10" draw:layer="layout" svg:width="0.472cm" svg:height="0.49cm" svg:x="18.151cm" svg:y="16.81cm">
          <draw:text-box>
            <text:p text:style-name="P2"><text:span text:style-name="T7">31</text:span></text:p>
          </draw:text-box>
        </draw:frame>
      </draw:page>
      <draw:page draw:name="page53" draw:style-name="dp1" draw:master-page-name="master-page79">
        <draw:frame draw:style-name="gr200" draw:text-style-name="P61" draw:layer="layout" svg:width="7.622cm" svg:height="2.439cm" svg:x="3.446cm" svg:y="16.156cm">
          <draw:text-box>
            <text:p text:style-name="P11"><text:span text:style-name="T48">Ag</text:span><text:span text:style-name="T48">en</text:span><text:span text:style-name="T48">da </text:span><text:span text:style-name="T48">he</text:span><text:span text:style-name="T48">ch</text:span><text:span text:style-name="T48">a </text:span><text:span text:style-name="T48">a </text:span><text:span text:style-name="T48">ma</text:span><text:span text:style-name="T48">no</text:span><text:span text:style-name="T48">.</text:span></text:p>
            <text:p text:style-name="P11"><text:span text:style-name="T48">Qu</text:span><text:span text:style-name="T48">er</text:span><text:span text:style-name="T48">et</text:span><text:span text:style-name="T48">ar</text:span><text:span text:style-name="T48">o </text:span><text:span text:style-name="T48">Me</text:span><text:span text:style-name="T48">xi</text:span><text:span text:style-name="T48">co</text:span><text:span text:style-name="T48">.</text:span></text:p>
            <text:p text:style-name="P11"><text:span text:style-name="T48">Em</text:span><text:span text:style-name="T48">ai</text:span><text:span text:style-name="T48">l: </text:span><text:span text:style-name="T48"><text:a xlink:href="mailto:diariosdevico@gmail.com" xlink:type="simple">diariosdevico@gmail.com</text:a></text:span></text:p>
            <text:p text:style-name="P11"><text:span text:style-name="T48">Fa</text:span><text:span text:style-name="T48">ce</text:span><text:span text:style-name="T48">bo</text:span><text:span text:style-name="T48">ok</text:span><text:span text:style-name="T48">: </text:span><text:span text:style-name="T48">/d</text:span><text:span text:style-name="T48">ia</text:span><text:span text:style-name="T48">ri</text:span><text:span text:style-name="T48">os</text:span><text:span text:style-name="T48">de</text:span><text:span text:style-name="T48">vi</text:span><text:span text:style-name="T48">co</text:span></text:p>
            <text:p text:style-name="P11"><text:span text:style-name="T48">In</text:span><text:span text:style-name="T48">st</text:span><text:span text:style-name="T48">ag</text:span><text:span text:style-name="T48">ra</text:span><text:span text:style-name="T48">m: </text:span><text:span text:style-name="T48">/d</text:span><text:span text:style-name="T48">ia</text:span><text:span text:style-name="T48">ri</text:span><text:span text:style-name="T48">os</text:span><text:span text:style-name="T48">de</text:span><text:span text:style-name="T48">vi</text:span><text:span text:style-name="T48">co</text:span></text:p>
            <text:p text:style-name="P11"><text:span text:style-name="T48">ht</text:span><text:span text:style-name="T48">tp</text:span><text:span text:style-name="T48">s:</text:span><text:span text:style-name="T48">//</text:span><text:span text:style-name="T48">di</text:span><text:span text:style-name="T48">ar</text:span><text:span text:style-name="T48">io</text:span><text:span text:style-name="T48">sd</text:span><text:span text:style-name="T48">ev</text:span><text:span text:style-name="T48">ic</text:span><text:span text:style-name="T48">o.</text:span><text:span text:style-name="T48">wo</text:span><text:span text:style-name="T48">rd</text:span><text:span text:style-name="T48">pr</text:span><text:span text:style-name="T48">es</text:span><text:span text:style-name="T48">s.</text:span><text:span text:style-name="T48">co</text:span><text:span text:style-name="T48">m/</text:span></text:p>
          </draw:text-box>
        </draw:frame>
        <draw:frame draw:style-name="gr201" draw:text-style-name="P23" draw:layer="layout" svg:width="0.484cm" svg:height="0.533cm" svg:x="6.191cm" svg:y="16.566cm">
          <draw:text-box>
            <text:p text:style-name="P2"><text:span text:style-name="T9">´</text:span></text:p>
          </draw:text-box>
        </draw:frame>
        <draw:frame draw:style-name="gr201" draw:text-style-name="P23" draw:layer="layout" svg:width="0.484cm" svg:height="0.533cm" svg:x="7.563cm" svg:y="16.543cm">
          <draw:text-box>
            <text:p text:style-name="P2"><text:span text:style-name="T9">´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3" svg:font-family="OpenSymbol, 'Arial Unicode MS'" style:font-charset="x-symbol"/>
    <style:font-face style:name="DejaVuSans" svg:font-family="DejaVuSans"/>
    <style:font-face style:name="OpenSymbol2" svg:font-family="OpenSymbol, 'Arial Unicode MS'"/>
    <style:font-face style:name="ProximaNova1" svg:font-family="ProximaNova"/>
    <style:font-face style:name="ProximaNovaSemi1" svg:font-family="ProximaNovaSemi"/>
    <style:font-face style:name="ProximaNovaular1" svg:font-family="ProximaNovaular"/>
    <style:font-face style:name="Verdana" svg:font-family="Verdana"/>
    <style:font-face style:name="FreeSans3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1" svg:font-family="FreeSans" style:font-pitch="variable"/>
    <style:font-face style:name="Liberation Serif2" svg:font-family="'Liberation Serif'" style:font-pitch="variable"/>
    <style:font-face style:name="OpenSymbol1" svg:font-family="OpenSymbol, 'Arial Unicode MS'" style:font-pitch="variable"/>
    <style:font-face style:name="Proxima Nova" svg:font-family="'Proxima Nova'" style:font-pitch="variable"/>
    <style:font-face style:name="ProximaNova" svg:font-family="ProximaNova" style:font-pitch="variable"/>
    <style:font-face style:name="ProximaNovaSemi" svg:font-family="ProximaNovaSemi" style:font-pitch="variable"/>
    <style:font-face style:name="ProximaNovaular" svg:font-family="ProximaNovaular" style:font-pitch="variable"/>
    <style:font-face style:name="Verdana1" svg:font-family="Verdana" style:font-pitch="variable"/>
    <style:font-face style:name="Liberation Serif3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s" fo:country="MX" style:letter-kerning="true" style:font-name-asian="FreeSans1" style:font-family-asian="FreeSans" style:font-pitch-asian="variable" style:font-size-asian="12pt" style:language-asian="hi" style:country-asian="IN" style:font-size-complex="12pt"/>
    </style:style>
    <style:style style:name="Título_20_4" style:display-name="Título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FreeSans1" style:font-family-asian="FreeSans" style:font-pitch-asian="variable" style:font-size-asian="12pt" style:font-weight-asian="bold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Enlace_20_de_20_Internet" style:display-name="Enlace de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editing-duration>P1DT18H35M18S</meta:editing-duration>
    <meta:editing-cycles>35</meta:editing-cycles>
    <meta:creation-date>2020-10-29T10:35:31.310269950</meta:creation-date>
    <dc:date>2020-12-13T00:17:39.709857038</dc:date>
    <meta:document-statistic meta:object-count="10614"/>
  </office:meta>
</office:document-meta>
</file>